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11.047cm"/>
    </style:style>
    <style:style style:name="co5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2.09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variabl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36">
      <style:table-cell-properties fo:padding="0.071cm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2" table:default-cell-style-name="ce7"/>
        <table:table-column table:style-name="co1" table:number-columns-repeated="8" table:default-cell-style-name="ce5"/>
        <table:table-column table:style-name="co1" table:default-cell-style-name="Default"/>
        <table:table-column table:style-name="co1" table:number-columns-repeated="1637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growthRate</text:p>
          </table:table-cell>
          <table:table-cell table:style-name="ce4" office:value-type="string" calcext:value-type="string">
            <text:p>oilRentGDP</text:p>
          </table:table-cell>
          <table:table-cell table:style-name="ce6" office:value-type="string" calcext:value-type="string">
            <text:p>rle</text:p>
          </table:table-cell>
          <table:table-cell table:style-name="ce4" office:value-type="string" calcext:value-type="string">
            <text:p>initialGDP</text:p>
          </table:table-cell>
          <table:table-cell table:style-name="ce4" office:value-type="string" calcext:value-type="string">
            <text:p>eci</text:p>
          </table:table-cell>
          <table:table-cell table:style-name="ce4" office:value-type="string" calcext:value-type="string">
            <text:p>fdiGDP</text:p>
          </table:table-cell>
          <table:table-cell table:style-name="ce4" office:value-type="string" calcext:value-type="string">
            <text:p>capFormGDP</text:p>
          </table:table-cell>
          <table:table-cell table:style-name="ce4" office:value-type="string" calcext:value-type="string">
            <text:p>inflation</text:p>
          </table:table-cell>
          <table:table-cell table:style-name="ce4" office:value-type="string" calcext:value-type="string">
            <text:p>popGrowth</text:p>
          </table:table-cell>
          <table:table-cell table:style-name="ce4" office:value-type="string" calcext:value-type="string">
            <text:p>indVAGDP</text:p>
          </table:table-cell>
          <table:table-cell table:style-name="ce4" office:value-type="string" calcext:value-type="string">
            <text:p>tradeOpenness</text:p>
          </table:table-cell>
          <table:table-cell table:style-name="ce8"/>
          <table:table-cell table:style-name="ce1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73983542675329" calcext:value-type="float">
            <text:p>0,0474</text:p>
          </table:table-cell>
          <table:table-cell office:value-type="float" office:value="0.659424143586382" calcext:value-type="float">
            <text:p>0,6594</text:p>
          </table:table-cell>
          <table:table-cell office:value-type="float" office:value="0.275807696294606" calcext:value-type="float">
            <text:p>0,2758</text:p>
          </table:table-cell>
          <table:table-cell office:value-type="float" office:value="8.73843408968851" calcext:value-type="float">
            <text:p>8,7384</text:p>
          </table:table-cell>
          <table:table-cell office:value-type="float" office:value="0.471286439200173" calcext:value-type="float">
            <text:p>0,4713</text:p>
          </table:table-cell>
          <table:table-cell office:value-type="float" office:value="3.10482570131248" calcext:value-type="float">
            <text:p>3,1048</text:p>
          </table:table-cell>
          <table:table-cell office:value-type="float" office:value="36.0555550095496" calcext:value-type="float">
            <text:p>36,0556</text:p>
          </table:table-cell>
          <table:table-cell office:value-type="float" office:value="3.64403010666703" calcext:value-type="float">
            <text:p>3,6440</text:p>
          </table:table-cell>
          <table:table-cell office:value-type="float" office:value="-0.299876697084691" calcext:value-type="float">
            <text:p>-0,2999</text:p>
          </table:table-cell>
          <table:table-cell office:value-type="float" office:value="4.06654283252579" calcext:value-type="float">
            <text:p>4,0665</text:p>
          </table:table-cell>
          <table:table-cell office:value-type="float" office:value="51.7400930362125" calcext:value-type="float">
            <text:p>51,74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75665783878181" calcext:value-type="float">
            <text:p>0,0576</text:p>
          </table:table-cell>
          <table:table-cell office:value-type="float" office:value="0.65412305727293" calcext:value-type="float">
            <text:p>0,6541</text:p>
          </table:table-cell>
          <table:table-cell office:value-type="float" office:value="0.285676318645065" calcext:value-type="float">
            <text:p>0,2857</text:p>
          </table:table-cell>
          <table:table-cell office:value-type="float" office:value="8.73843408968851" calcext:value-type="float">
            <text:p>8,7384</text:p>
          </table:table-cell>
          <table:table-cell office:value-type="float" office:value="0.470851223692008" calcext:value-type="float">
            <text:p>0,4709</text:p>
          </table:table-cell>
          <table:table-cell office:value-type="float" office:value="3.17271042518021" calcext:value-type="float">
            <text:p>3,1727</text:p>
          </table:table-cell>
          <table:table-cell office:value-type="float" office:value="35.8939590225131" calcext:value-type="float">
            <text:p>35,8940</text:p>
          </table:table-cell>
          <table:table-cell office:value-type="float" office:value="5.19727704636128" calcext:value-type="float">
            <text:p>5,1973</text:p>
          </table:table-cell>
          <table:table-cell office:value-type="float" office:value="-0.374149169291299" calcext:value-type="float">
            <text:p>-0,3741</text:p>
          </table:table-cell>
          <table:table-cell office:value-type="float" office:value="4.12416007365678" calcext:value-type="float">
            <text:p>4,1242</text:p>
          </table:table-cell>
          <table:table-cell office:value-type="float" office:value="54.3887252376217" calcext:value-type="float">
            <text:p>54,38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78148629451691" calcext:value-type="float">
            <text:p>0,0578</text:p>
          </table:table-cell>
          <table:table-cell office:value-type="float" office:value="0.490416577011432" calcext:value-type="float">
            <text:p>0,4904</text:p>
          </table:table-cell>
          <table:table-cell office:value-type="float" office:value="0.294624308503963" calcext:value-type="float">
            <text:p>0,2946</text:p>
          </table:table-cell>
          <table:table-cell office:value-type="float" office:value="8.73843408968851" calcext:value-type="float">
            <text:p>8,7384</text:p>
          </table:table-cell>
          <table:table-cell office:value-type="float" office:value="0.463515236077984" calcext:value-type="float">
            <text:p>0,4635</text:p>
          </table:table-cell>
          <table:table-cell office:value-type="float" office:value="4.75017740669056" calcext:value-type="float">
            <text:p>4,7502</text:p>
          </table:table-cell>
          <table:table-cell office:value-type="float" office:value="37.7956662726257" calcext:value-type="float">
            <text:p>37,7957</text:p>
          </table:table-cell>
          <table:table-cell office:value-type="float" office:value="3.15693253143077" calcext:value-type="float">
            <text:p>3,1569</text:p>
          </table:table-cell>
          <table:table-cell office:value-type="float" office:value="-0.417931377925999" calcext:value-type="float">
            <text:p>-0,4179</text:p>
          </table:table-cell>
          <table:table-cell office:value-type="float" office:value="4.17755701844762" calcext:value-type="float">
            <text:p>4,1776</text:p>
          </table:table-cell>
          <table:table-cell office:value-type="float" office:value="58.1543012759176" calcext:value-type="float">
            <text:p>58,15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589429878591279" calcext:value-type="float">
            <text:p>0,0589</text:p>
          </table:table-cell>
          <table:table-cell office:value-type="float" office:value="0.841101643202605" calcext:value-type="float">
            <text:p>0,8411</text:p>
          </table:table-cell>
          <table:table-cell office:value-type="float" office:value="0.282337883555025" calcext:value-type="float">
            <text:p>0,2823</text:p>
          </table:table-cell>
          <table:table-cell office:value-type="float" office:value="8.73843408968851" calcext:value-type="float">
            <text:p>8,7384</text:p>
          </table:table-cell>
          <table:table-cell office:value-type="float" office:value="0.458437316660813" calcext:value-type="float">
            <text:p>0,4584</text:p>
          </table:table-cell>
          <table:table-cell office:value-type="float" office:value="3.2597683417782" calcext:value-type="float">
            <text:p>3,2598</text:p>
          </table:table-cell>
          <table:table-cell office:value-type="float" office:value="37.9197998415744" calcext:value-type="float">
            <text:p>37,9198</text:p>
          </table:table-cell>
          <table:table-cell office:value-type="float" office:value="3.30331772361134" calcext:value-type="float">
            <text:p>3,3033</text:p>
          </table:table-cell>
          <table:table-cell office:value-type="float" office:value="-0.511790116421897" calcext:value-type="float">
            <text:p>-0,5118</text:p>
          </table:table-cell>
          <table:table-cell office:value-type="float" office:value="4.42584401421105" calcext:value-type="float">
            <text:p>4,4258</text:p>
          </table:table-cell>
          <table:table-cell office:value-type="float" office:value="63.9687656876337" calcext:value-type="float">
            <text:p>63,96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36341790677832" calcext:value-type="float">
            <text:p>0,0636</text:p>
          </table:table-cell>
          <table:table-cell office:value-type="float" office:value="1.17179967075877" calcext:value-type="float">
            <text:p>1,1718</text:p>
          </table:table-cell>
          <table:table-cell office:value-type="float" office:value="0.295384278938767" calcext:value-type="float">
            <text:p>0,2954</text:p>
          </table:table-cell>
          <table:table-cell office:value-type="float" office:value="8.73843408968851" calcext:value-type="float">
            <text:p>8,7384</text:p>
          </table:table-cell>
          <table:table-cell office:value-type="float" office:value="0.423649438695132" calcext:value-type="float">
            <text:p>0,4236</text:p>
          </table:table-cell>
          <table:table-cell office:value-type="float" office:value="3.6548517813389" calcext:value-type="float">
            <text:p>3,6549</text:p>
          </table:table-cell>
          <table:table-cell office:value-type="float" office:value="38.0702045867302" calcext:value-type="float">
            <text:p>38,0702</text:p>
          </table:table-cell>
          <table:table-cell office:value-type="float" office:value="2.48076200478384" calcext:value-type="float">
            <text:p>2,4808</text:p>
          </table:table-cell>
          <table:table-cell office:value-type="float" office:value="-0.630911244851673" calcext:value-type="float">
            <text:p>-0,6309</text:p>
          </table:table-cell>
          <table:table-cell office:value-type="float" office:value="4.90492532097372" calcext:value-type="float">
            <text:p>4,9049</text:p>
          </table:table-cell>
          <table:table-cell office:value-type="float" office:value="65.2379614607149" calcext:value-type="float">
            <text:p>65,23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56373986307237" calcext:value-type="float">
            <text:p>0,0656</text:p>
          </table:table-cell>
          <table:table-cell office:value-type="float" office:value="0.887451059411127" calcext:value-type="float">
            <text:p>0,8875</text:p>
          </table:table-cell>
          <table:table-cell office:value-type="float" office:value="0.305118010910242" calcext:value-type="float">
            <text:p>0,3051</text:p>
          </table:table-cell>
          <table:table-cell office:value-type="float" office:value="9.04203038139524" calcext:value-type="float">
            <text:p>9,0420</text:p>
          </table:table-cell>
          <table:table-cell office:value-type="float" office:value="0.442741594932256" calcext:value-type="float">
            <text:p>0,4427</text:p>
          </table:table-cell>
          <table:table-cell office:value-type="float" office:value="6.10898158597587" calcext:value-type="float">
            <text:p>6,1090</text:p>
          </table:table-cell>
          <table:table-cell office:value-type="float" office:value="36.3847552841554" calcext:value-type="float">
            <text:p>36,3848</text:p>
          </table:table-cell>
          <table:table-cell office:value-type="float" office:value="4.38991989868822" calcext:value-type="float">
            <text:p>4,3899</text:p>
          </table:table-cell>
          <table:table-cell office:value-type="float" office:value="-0.75571875541991" calcext:value-type="float">
            <text:p>-0,7557</text:p>
          </table:table-cell>
          <table:table-cell office:value-type="float" office:value="5.29679097861481" calcext:value-type="float">
            <text:p>5,2968</text:p>
          </table:table-cell>
          <table:table-cell office:value-type="float" office:value="74.9898705571537" calcext:value-type="float">
            <text:p>74,98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799940911710522" calcext:value-type="float">
            <text:p>0,0800</text:p>
          </table:table-cell>
          <table:table-cell office:value-type="float" office:value="1.0730515504328" calcext:value-type="float">
            <text:p>1,0731</text:p>
          </table:table-cell>
          <table:table-cell office:value-type="float" office:value="0.319691087912546" calcext:value-type="float">
            <text:p>0,3197</text:p>
          </table:table-cell>
          <table:table-cell office:value-type="float" office:value="9.04203038139524" calcext:value-type="float">
            <text:p>9,0420</text:p>
          </table:table-cell>
          <table:table-cell office:value-type="float" office:value="0.554864925954135" calcext:value-type="float">
            <text:p>0,5549</text:p>
          </table:table-cell>
          <table:table-cell office:value-type="float" office:value="9.7276961996335" calcext:value-type="float">
            <text:p>9,7277</text:p>
          </table:table-cell>
          <table:table-cell office:value-type="float" office:value="33.9493058048851" calcext:value-type="float">
            <text:p>33,9493</text:p>
          </table:table-cell>
          <table:table-cell office:value-type="float" office:value="4.11712555202941" calcext:value-type="float">
            <text:p>4,1171</text:p>
          </table:table-cell>
          <table:table-cell office:value-type="float" office:value="-0.767342959142321" calcext:value-type="float">
            <text:p>-0,7673</text:p>
          </table:table-cell>
          <table:table-cell office:value-type="float" office:value="4.99779767478874" calcext:value-type="float">
            <text:p>4,9978</text:p>
          </table:table-cell>
          <table:table-cell office:value-type="float" office:value="73.1399231135513" calcext:value-type="float">
            <text:p>73,13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96900406042047" calcext:value-type="float">
            <text:p>0,0397</text:p>
          </table:table-cell>
          <table:table-cell office:value-type="float" office:value="0.750259558481728" calcext:value-type="float">
            <text:p>0,7503</text:p>
          </table:table-cell>
          <table:table-cell office:value-type="float" office:value="0.342022073283673" calcext:value-type="float">
            <text:p>0,3420</text:p>
          </table:table-cell>
          <table:table-cell office:value-type="float" office:value="9.04203038139524" calcext:value-type="float">
            <text:p>9,0420</text:p>
          </table:table-cell>
          <table:table-cell office:value-type="float" office:value="0.604106523505743" calcext:value-type="float">
            <text:p>0,6041</text:p>
          </table:table-cell>
          <table:table-cell office:value-type="float" office:value="11.1601865833762" calcext:value-type="float">
            <text:p>11,1602</text:p>
          </table:table-cell>
          <table:table-cell office:value-type="float" office:value="32.7089102886875" calcext:value-type="float">
            <text:p>32,7089</text:p>
          </table:table-cell>
          <table:table-cell office:value-type="float" office:value="2.4225867418008" calcext:value-type="float">
            <text:p>2,4226</text:p>
          </table:table-cell>
          <table:table-cell office:value-type="float" office:value="-0.673894046451936" calcext:value-type="float">
            <text:p>-0,6739</text:p>
          </table:table-cell>
          <table:table-cell office:value-type="float" office:value="5.19758098355153" calcext:value-type="float">
            <text:p>5,1976</text:p>
          </table:table-cell>
          <table:table-cell office:value-type="float" office:value="73.627967632866" calcext:value-type="float">
            <text:p>73,62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13929762474261" calcext:value-type="float">
            <text:p>0,0414</text:p>
          </table:table-cell>
          <table:table-cell office:value-type="float" office:value="1.53530323602783" calcext:value-type="float">
            <text:p>1,5353</text:p>
          </table:table-cell>
          <table:table-cell office:value-type="float" office:value="0.365564712049531" calcext:value-type="float">
            <text:p>0,3656</text:p>
          </table:table-cell>
          <table:table-cell office:value-type="float" office:value="9.04203038139524" calcext:value-type="float">
            <text:p>9,0420</text:p>
          </table:table-cell>
          <table:table-cell office:value-type="float" office:value="0.375151100772743" calcext:value-type="float">
            <text:p>0,3752</text:p>
          </table:table-cell>
          <table:table-cell office:value-type="float" office:value="9.13990132556798" calcext:value-type="float">
            <text:p>9,1399</text:p>
          </table:table-cell>
          <table:table-cell office:value-type="float" office:value="28.4284613740224" calcext:value-type="float">
            <text:p>28,4285</text:p>
          </table:table-cell>
          <table:table-cell office:value-type="float" office:value="4.49005823200621" calcext:value-type="float">
            <text:p>4,4901</text:p>
          </table:table-cell>
          <table:table-cell office:value-type="float" office:value="-0.49646196338738" calcext:value-type="float">
            <text:p>-0,4965</text:p>
          </table:table-cell>
          <table:table-cell office:value-type="float" office:value="5.45212540687052" calcext:value-type="float">
            <text:p>5,4521</text:p>
          </table:table-cell>
          <table:table-cell office:value-type="float" office:value="76.5434459058843" calcext:value-type="float">
            <text:p>76,54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78704718479439" calcext:value-type="float">
            <text:p>0,0279</text:p>
          </table:table-cell>
          <table:table-cell office:value-type="float" office:value="2.76197762855326" calcext:value-type="float">
            <text:p>2,7620</text:p>
          </table:table-cell>
          <table:table-cell office:value-type="float" office:value="0.353421931405234" calcext:value-type="float">
            <text:p>0,3534</text:p>
          </table:table-cell>
          <table:table-cell office:value-type="float" office:value="9.04203038139524" calcext:value-type="float">
            <text:p>9,0420</text:p>
          </table:table-cell>
          <table:table-cell office:value-type="float" office:value="0.407238414594277" calcext:value-type="float">
            <text:p>0,4072</text:p>
          </table:table-cell>
          <table:table-cell office:value-type="float" office:value="8.13046205714976" calcext:value-type="float">
            <text:p>8,1305</text:p>
          </table:table-cell>
          <table:table-cell office:value-type="float" office:value="29.3662119105906" calcext:value-type="float">
            <text:p>29,3662</text:p>
          </table:table-cell>
          <table:table-cell office:value-type="float" office:value="2.31016048009481" calcext:value-type="float">
            <text:p>2,3102</text:p>
          </table:table-cell>
          <table:table-cell office:value-type="float" office:value="-0.269017331764615" calcext:value-type="float">
            <text:p>-0,2690</text:p>
          </table:table-cell>
          <table:table-cell office:value-type="float" office:value="5.66189767373199" calcext:value-type="float">
            <text:p>5,6619</text:p>
          </table:table-cell>
          <table:table-cell office:value-type="float" office:value="82.7208655354484" calcext:value-type="float">
            <text:p>82,72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57516347799973" calcext:value-type="float">
            <text:p>0,0158</text:p>
          </table:table-cell>
          <table:table-cell office:value-type="float" office:value="3.09884633669278" calcext:value-type="float">
            <text:p>3,0988</text:p>
          </table:table-cell>
          <table:table-cell office:value-type="float" office:value="0.336990760167379" calcext:value-type="float">
            <text:p>0,3370</text:p>
          </table:table-cell>
          <table:table-cell office:value-type="float" office:value="9.24662996980467" calcext:value-type="float">
            <text:p>9,2466</text:p>
          </table:table-cell>
          <table:table-cell office:value-type="float" office:value="0.414606021306797" calcext:value-type="float">
            <text:p>0,4146</text:p>
          </table:table-cell>
          <table:table-cell office:value-type="float" office:value="7.45397244519001" calcext:value-type="float">
            <text:p>7,4540</text:p>
          </table:table-cell>
          <table:table-cell office:value-type="float" office:value="26.4886769391909" calcext:value-type="float">
            <text:p>26,4887</text:p>
          </table:table-cell>
          <table:table-cell office:value-type="float" office:value="1.03996766320762" calcext:value-type="float">
            <text:p>1,0400</text:p>
          </table:table-cell>
          <table:table-cell office:value-type="float" office:value="-0.165151040121679" calcext:value-type="float">
            <text:p>-0,1652</text:p>
          </table:table-cell>
          <table:table-cell office:value-type="float" office:value="4.61445771380939" calcext:value-type="float">
            <text:p>4,6145</text:p>
          </table:table-cell>
          <table:table-cell office:value-type="float" office:value="81.758089057403" calcext:value-type="float">
            <text:p>81,75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17824446992341" calcext:value-type="float">
            <text:p>0,0118</text:p>
          </table:table-cell>
          <table:table-cell office:value-type="float" office:value="3.26416774578498" calcext:value-type="float">
            <text:p>3,2642</text:p>
          </table:table-cell>
          <table:table-cell office:value-type="float" office:value="0.337572379734407" calcext:value-type="float">
            <text:p>0,3376</text:p>
          </table:table-cell>
          <table:table-cell office:value-type="float" office:value="9.24662996980467" calcext:value-type="float">
            <text:p>9,2466</text:p>
          </table:table-cell>
          <table:table-cell office:value-type="float" office:value="0.381440893608203" calcext:value-type="float">
            <text:p>0,3814</text:p>
          </table:table-cell>
          <table:table-cell office:value-type="float" office:value="9.81721109491013" calcext:value-type="float">
            <text:p>9,8172</text:p>
          </table:table-cell>
          <table:table-cell office:value-type="float" office:value="26.0795687280425" calcext:value-type="float">
            <text:p>26,0796</text:p>
          </table:table-cell>
          <table:table-cell office:value-type="float" office:value="0.290749297076687" calcext:value-type="float">
            <text:p>0,2907</text:p>
          </table:table-cell>
          <table:table-cell office:value-type="float" office:value="-0.183211384606402" calcext:value-type="float">
            <text:p>-0,1832</text:p>
          </table:table-cell>
          <table:table-cell office:value-type="float" office:value="5.05980135594677" calcext:value-type="float">
            <text:p>5,0598</text:p>
          </table:table-cell>
          <table:table-cell office:value-type="float" office:value="81.6861028453097" calcext:value-type="float">
            <text:p>81,68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9615649213355" calcext:value-type="float">
            <text:p>0,0196</text:p>
          </table:table-cell>
          <table:table-cell office:value-type="float" office:value="3.13886995447688" calcext:value-type="float">
            <text:p>3,1389</text:p>
          </table:table-cell>
          <table:table-cell office:value-type="float" office:value="0.383151733233548" calcext:value-type="float">
            <text:p>0,3832</text:p>
          </table:table-cell>
          <table:table-cell office:value-type="float" office:value="9.24662996980467" calcext:value-type="float">
            <text:p>9,2466</text:p>
          </table:table-cell>
          <table:table-cell office:value-type="float" office:value="0.38125370879222" calcext:value-type="float">
            <text:p>0,3813</text:p>
          </table:table-cell>
          <table:table-cell office:value-type="float" office:value="8.69297279070944" calcext:value-type="float">
            <text:p>8,6930</text:p>
          </table:table-cell>
          <table:table-cell office:value-type="float" office:value="24.1586606512555" calcext:value-type="float">
            <text:p>24,1587</text:p>
          </table:table-cell>
          <table:table-cell office:value-type="float" office:value="1.55435630159096" calcext:value-type="float">
            <text:p>1,5544</text:p>
          </table:table-cell>
          <table:table-cell office:value-type="float" office:value="-0.207046999760594" calcext:value-type="float">
            <text:p>-0,2070</text:p>
          </table:table-cell>
          <table:table-cell office:value-type="float" office:value="5.32578898520395" calcext:value-type="float">
            <text:p>5,3258</text:p>
          </table:table-cell>
          <table:table-cell office:value-type="float" office:value="82.9808450498671" calcext:value-type="float">
            <text:p>82,980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48692252204457" calcext:value-type="float">
            <text:p>0,0249</text:p>
          </table:table-cell>
          <table:table-cell office:value-type="float" office:value="1.39259938997089" calcext:value-type="float">
            <text:p>1,3926</text:p>
          </table:table-cell>
          <table:table-cell office:value-type="float" office:value="0.3855888382004" calcext:value-type="float">
            <text:p>0,3856</text:p>
          </table:table-cell>
          <table:table-cell office:value-type="float" office:value="9.24662996980467" calcext:value-type="float">
            <text:p>9,2466</text:p>
          </table:table-cell>
          <table:table-cell office:value-type="float" office:value="0.382305051153224" calcext:value-type="float">
            <text:p>0,3823</text:p>
          </table:table-cell>
          <table:table-cell office:value-type="float" office:value="8.69047412567041" calcext:value-type="float">
            <text:p>8,6905</text:p>
          </table:table-cell>
          <table:table-cell office:value-type="float" office:value="24.413462389851" calcext:value-type="float">
            <text:p>24,4135</text:p>
          </table:table-cell>
          <table:table-cell office:value-type="float" office:value="0.562738358617423" calcext:value-type="float">
            <text:p>0,5627</text:p>
          </table:table-cell>
          <table:table-cell office:value-type="float" office:value="-0.291205786840436" calcext:value-type="float">
            <text:p>-0,2912</text:p>
          </table:table-cell>
          <table:table-cell office:value-type="float" office:value="5.67151941669392" calcext:value-type="float">
            <text:p>5,6715</text:p>
          </table:table-cell>
          <table:table-cell office:value-type="float" office:value="79.6962931258015" calcext:value-type="float">
            <text:p>79,69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45499042609632" calcext:value-type="float">
            <text:p>0,0345</text:p>
          </table:table-cell>
          <table:table-cell office:value-type="float" office:value="1.65916261582441" calcext:value-type="float">
            <text:p>1,6592</text:p>
          </table:table-cell>
          <table:table-cell office:value-type="float" office:value="0.38542741460489" calcext:value-type="float">
            <text:p>0,3854</text:p>
          </table:table-cell>
          <table:table-cell office:value-type="float" office:value="9.24662996980467" calcext:value-type="float">
            <text:p>9,2466</text:p>
          </table:table-cell>
          <table:table-cell office:value-type="float" office:value="0.381714628235141" calcext:value-type="float">
            <text:p>0,3817</text:p>
          </table:table-cell>
          <table:table-cell office:value-type="float" office:value="8.80497849481489" calcext:value-type="float">
            <text:p>8,8050</text:p>
          </table:table-cell>
          <table:table-cell office:value-type="float" office:value="24.5374515929832" calcext:value-type="float">
            <text:p>24,5375</text:p>
          </table:table-cell>
          <table:table-cell office:value-type="float" office:value="-0.47932366694134" calcext:value-type="float">
            <text:p>-0,4793</text:p>
          </table:table-cell>
          <table:table-cell office:value-type="float" office:value="-0.159880412127734" calcext:value-type="float">
            <text:p>-0,1599</text:p>
          </table:table-cell>
          <table:table-cell office:value-type="float" office:value="5.66195176278477" calcext:value-type="float">
            <text:p>5,6620</text:p>
          </table:table-cell>
          <table:table-cell office:value-type="float" office:value="83.1497351481418" calcext:value-type="float">
            <text:p>83,14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19041578252557" calcext:value-type="float">
            <text:p>0,0419</text:p>
          </table:table-cell>
          <table:table-cell office:value-type="float" office:value="11.7899786632517" calcext:value-type="float">
            <text:p>11,7900</text:p>
          </table:table-cell>
          <table:table-cell office:value-type="float" office:value="0.309200703100832" calcext:value-type="float">
            <text:p>0,3092</text:p>
          </table:table-cell>
          <table:table-cell office:value-type="float" office:value="9.29398588133775" calcext:value-type="float">
            <text:p>9,2940</text:p>
          </table:table-cell>
          <table:table-cell office:value-type="float" office:value="0.305586823039009" calcext:value-type="float">
            <text:p>0,3056</text:p>
          </table:table-cell>
          <table:table-cell office:value-type="float" office:value="1.87631180048084" calcext:value-type="float">
            <text:p>1,8763</text:p>
          </table:table-cell>
          <table:table-cell office:value-type="float" office:value="24.571412708153" calcext:value-type="float">
            <text:p>24,5714</text:p>
          </table:table-cell>
          <table:table-cell office:value-type="float" office:value="1.31148810720909" calcext:value-type="float">
            <text:p>1,3115</text:p>
          </table:table-cell>
          <table:table-cell office:value-type="float" office:value="1.2672311344186" calcext:value-type="float">
            <text:p>1,2672</text:p>
          </table:table-cell>
          <table:table-cell office:value-type="float" office:value="39.6548724155323" calcext:value-type="float">
            <text:p>39,6549</text:p>
          </table:table-cell>
          <table:table-cell office:value-type="float" office:value="73.9939366618649" calcext:value-type="float">
            <text:p>73,99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68577320665717" calcext:value-type="float">
            <text:p>0,0569</text:p>
          </table:table-cell>
          <table:table-cell office:value-type="float" office:value="14.2029118585412" calcext:value-type="float">
            <text:p>14,2029</text:p>
          </table:table-cell>
          <table:table-cell office:value-type="float" office:value="0.319956887557039" calcext:value-type="float">
            <text:p>0,3200</text:p>
          </table:table-cell>
          <table:table-cell office:value-type="float" office:value="9.29398588133775" calcext:value-type="float">
            <text:p>9,2940</text:p>
          </table:table-cell>
          <table:table-cell office:value-type="float" office:value="0.253399856963619" calcext:value-type="float">
            <text:p>0,2534</text:p>
          </table:table-cell>
          <table:table-cell office:value-type="float" office:value="0.939942882863212" calcext:value-type="float">
            <text:p>0,9399</text:p>
          </table:table-cell>
          <table:table-cell office:value-type="float" office:value="24.0877223200248" calcext:value-type="float">
            <text:p>24,0877</text:p>
          </table:table-cell>
          <table:table-cell office:value-type="float" office:value="8.32883573358028" calcext:value-type="float">
            <text:p>8,3288</text:p>
          </table:table-cell>
          <table:table-cell office:value-type="float" office:value="1.26857953923602" calcext:value-type="float">
            <text:p>1,2686</text:p>
          </table:table-cell>
          <table:table-cell office:value-type="float" office:value="41.9071864113682" calcext:value-type="float">
            <text:p>41,9072</text:p>
          </table:table-cell>
          <table:table-cell office:value-type="float" office:value="73.6992206160179" calcext:value-type="float">
            <text:p>73,69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90075075530538" calcext:value-type="float">
            <text:p>0,0290</text:p>
          </table:table-cell>
          <table:table-cell office:value-type="float" office:value="16.2498665071266" calcext:value-type="float">
            <text:p>16,2499</text:p>
          </table:table-cell>
          <table:table-cell office:value-type="float" office:value="0.311540798586632" calcext:value-type="float">
            <text:p>0,3115</text:p>
          </table:table-cell>
          <table:table-cell office:value-type="float" office:value="9.29398588133775" calcext:value-type="float">
            <text:p>9,2940</text:p>
          </table:table-cell>
          <table:table-cell office:value-type="float" office:value="0.369481204741739" calcext:value-type="float">
            <text:p>0,3695</text:p>
          </table:table-cell>
          <table:table-cell office:value-type="float" office:value="1.03352053590583" calcext:value-type="float">
            <text:p>1,0335</text:p>
          </table:table-cell>
          <table:table-cell office:value-type="float" office:value="24.0181267176455" calcext:value-type="float">
            <text:p>24,0181</text:p>
          </table:table-cell>
          <table:table-cell office:value-type="float" office:value="12.2458758388474" calcext:value-type="float">
            <text:p>12,2459</text:p>
          </table:table-cell>
          <table:table-cell office:value-type="float" office:value="1.31092413487785" calcext:value-type="float">
            <text:p>1,3109</text:p>
          </table:table-cell>
          <table:table-cell office:value-type="float" office:value="43.6469193141663" calcext:value-type="float">
            <text:p>43,6469</text:p>
          </table:table-cell>
          <table:table-cell office:value-type="float" office:value="74.8750706900258" calcext:value-type="float">
            <text:p>74,87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35646514573627" calcext:value-type="float">
            <text:p>0,0436</text:p>
          </table:table-cell>
          <table:table-cell office:value-type="float" office:value="21.3591726749262" calcext:value-type="float">
            <text:p>21,3592</text:p>
          </table:table-cell>
          <table:table-cell office:value-type="float" office:value="0.27867029784429" calcext:value-type="float">
            <text:p>0,2787</text:p>
          </table:table-cell>
          <table:table-cell office:value-type="float" office:value="9.29398588133775" calcext:value-type="float">
            <text:p>9,2940</text:p>
          </table:table-cell>
          <table:table-cell office:value-type="float" office:value="0.419537426905874" calcext:value-type="float">
            <text:p>0,4195</text:p>
          </table:table-cell>
          <table:table-cell office:value-type="float" office:value="1.12017426778197" calcext:value-type="float">
            <text:p>1,1202</text:p>
          </table:table-cell>
          <table:table-cell office:value-type="float" office:value="22.3703228286555" calcext:value-type="float">
            <text:p>22,3703</text:p>
          </table:table-cell>
          <table:table-cell office:value-type="float" office:value="16.1168186861175" calcext:value-type="float">
            <text:p>16,1168</text:p>
          </table:table-cell>
          <table:table-cell office:value-type="float" office:value="1.38339843921785" calcext:value-type="float">
            <text:p>1,3834</text:p>
          </table:table-cell>
          <table:table-cell office:value-type="float" office:value="49.5782565457381" calcext:value-type="float">
            <text:p>49,5783</text:p>
          </table:table-cell>
          <table:table-cell office:value-type="float" office:value="74.9811697412378" calcext:value-type="float">
            <text:p>74,98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0210749441339786" calcext:value-type="float">
            <text:p>0,0021</text:p>
          </table:table-cell>
          <table:table-cell office:value-type="float" office:value="22.9765800059315" calcext:value-type="float">
            <text:p>22,9766</text:p>
          </table:table-cell>
          <table:table-cell office:value-type="float" office:value="0.289357235053958" calcext:value-type="float">
            <text:p>0,2894</text:p>
          </table:table-cell>
          <table:table-cell office:value-type="float" office:value="9.29398588133775" calcext:value-type="float">
            <text:p>9,2940</text:p>
          </table:table-cell>
          <table:table-cell office:value-type="float" office:value="0.338580574698652" calcext:value-type="float">
            <text:p>0,3386</text:p>
          </table:table-cell>
          <table:table-cell office:value-type="float" office:value="1.5731371443505" calcext:value-type="float">
            <text:p>1,5731</text:p>
          </table:table-cell>
          <table:table-cell office:value-type="float" office:value="23.165634596991" calcext:value-type="float">
            <text:p>23,1656</text:p>
          </table:table-cell>
          <table:table-cell office:value-type="float" office:value="10.563560142918" calcext:value-type="float">
            <text:p>10,5636</text:p>
          </table:table-cell>
          <table:table-cell office:value-type="float" office:value="1.45970871133985" calcext:value-type="float">
            <text:p>1,4597</text:p>
          </table:table-cell>
          <table:table-cell office:value-type="float" office:value="50.6373138392863" calcext:value-type="float">
            <text:p>50,6373</text:p>
          </table:table-cell>
          <table:table-cell office:value-type="float" office:value="72.3306638575211" calcext:value-type="float">
            <text:p>72,33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78320290593739" calcext:value-type="float">
            <text:p>0,0178</text:p>
          </table:table-cell>
          <table:table-cell office:value-type="float" office:value="21.6132553881529" calcext:value-type="float">
            <text:p>21,6133</text:p>
          </table:table-cell>
          <table:table-cell office:value-type="float" office:value="0.273126175088225" calcext:value-type="float">
            <text:p>0,2731</text:p>
          </table:table-cell>
          <table:table-cell office:value-type="float" office:value="9.44316841063856" calcext:value-type="float">
            <text:p>9,4432</text:p>
          </table:table-cell>
          <table:table-cell office:value-type="float" office:value="0.301694317879503" calcext:value-type="float">
            <text:p>0,3017</text:p>
          </table:table-cell>
          <table:table-cell office:value-type="float" office:value="1.24964656448049" calcext:value-type="float">
            <text:p>1,2496</text:p>
          </table:table-cell>
          <table:table-cell office:value-type="float" office:value="26.3247548348611" calcext:value-type="float">
            <text:p>26,3248</text:p>
          </table:table-cell>
          <table:table-cell office:value-type="float" office:value="6.42326175468698" calcext:value-type="float">
            <text:p>6,4233</text:p>
          </table:table-cell>
          <table:table-cell office:value-type="float" office:value="1.53403833511292" calcext:value-type="float">
            <text:p>1,5340</text:p>
          </table:table-cell>
          <table:table-cell office:value-type="float" office:value="48.7902859848136" calcext:value-type="float">
            <text:p>48,7903</text:p>
          </table:table-cell>
          <table:table-cell office:value-type="float" office:value="72.1419077239288" calcext:value-type="float">
            <text:p>72,14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0711416223721706" calcext:value-type="float">
            <text:p>0,0071</text:p>
          </table:table-cell>
          <table:table-cell office:value-type="float" office:value="23.1377499427689" calcext:value-type="float">
            <text:p>23,1377</text:p>
          </table:table-cell>
          <table:table-cell office:value-type="float" office:value="0.281039211162873" calcext:value-type="float">
            <text:p>0,2810</text:p>
          </table:table-cell>
          <table:table-cell office:value-type="float" office:value="9.44316841063856" calcext:value-type="float">
            <text:p>9,4432</text:p>
          </table:table-cell>
          <table:table-cell office:value-type="float" office:value="0.407009888498144" calcext:value-type="float">
            <text:p>0,4070</text:p>
          </table:table-cell>
          <table:table-cell office:value-type="float" office:value="1.54303880573697" calcext:value-type="float">
            <text:p>1,5430</text:p>
          </table:table-cell>
          <table:table-cell office:value-type="float" office:value="29.2324330597302" calcext:value-type="float">
            <text:p>29,2324</text:p>
          </table:table-cell>
          <table:table-cell office:value-type="float" office:value="15.3554800580776" calcext:value-type="float">
            <text:p>15,3555</text:p>
          </table:table-cell>
          <table:table-cell office:value-type="float" office:value="1.62129805825395" calcext:value-type="float">
            <text:p>1,6213</text:p>
          </table:table-cell>
          <table:table-cell office:value-type="float" office:value="49.7396548925529" calcext:value-type="float">
            <text:p>49,7397</text:p>
          </table:table-cell>
          <table:table-cell office:value-type="float" office:value="73.1177399924443" calcext:value-type="float">
            <text:p>73,11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101651409387848" calcext:value-type="float">
            <text:p>-0,0010</text:p>
          </table:table-cell>
          <table:table-cell office:value-type="float" office:value="15.1288664800612" calcext:value-type="float">
            <text:p>15,1289</text:p>
          </table:table-cell>
          <table:table-cell office:value-type="float" office:value="0.267866174146631" calcext:value-type="float">
            <text:p>0,2679</text:p>
          </table:table-cell>
          <table:table-cell office:value-type="float" office:value="9.44316841063856" calcext:value-type="float">
            <text:p>9,4432</text:p>
          </table:table-cell>
          <table:table-cell office:value-type="float" office:value="0.321888137069004" calcext:value-type="float">
            <text:p>0,3219</text:p>
          </table:table-cell>
          <table:table-cell office:value-type="float" office:value="2.00197501323763" calcext:value-type="float">
            <text:p>2,0020</text:p>
          </table:table-cell>
          <table:table-cell office:value-type="float" office:value="38.2364513625205" calcext:value-type="float">
            <text:p>38,2365</text:p>
          </table:table-cell>
          <table:table-cell office:value-type="float" office:value="-11.1897934800673" calcext:value-type="float">
            <text:p>-11,1898</text:p>
          </table:table-cell>
          <table:table-cell office:value-type="float" office:value="1.72071735074783" calcext:value-type="float">
            <text:p>1,7207</text:p>
          </table:table-cell>
          <table:table-cell office:value-type="float" office:value="36.8217363978482" calcext:value-type="float">
            <text:p>36,8217</text:p>
          </table:table-cell>
          <table:table-cell office:value-type="float" office:value="71.0034385974101" calcext:value-type="float">
            <text:p>71,00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74830963013459" calcext:value-type="float">
            <text:p>0,0175</text:p>
          </table:table-cell>
          <table:table-cell office:value-type="float" office:value="17.6131754153339" calcext:value-type="float">
            <text:p>17,6132</text:p>
          </table:table-cell>
          <table:table-cell office:value-type="float" office:value="0.270039108106322" calcext:value-type="float">
            <text:p>0,2700</text:p>
          </table:table-cell>
          <table:table-cell office:value-type="float" office:value="9.44316841063856" calcext:value-type="float">
            <text:p>9,4432</text:p>
          </table:table-cell>
          <table:table-cell office:value-type="float" office:value="0.227415713333781" calcext:value-type="float">
            <text:p>0,2274</text:p>
          </table:table-cell>
          <table:table-cell office:value-type="float" office:value="1.42696364955833" calcext:value-type="float">
            <text:p>1,4270</text:p>
          </table:table-cell>
          <table:table-cell office:value-type="float" office:value="36.2831936658994" calcext:value-type="float">
            <text:p>36,2832</text:p>
          </table:table-cell>
          <table:table-cell office:value-type="float" office:value="16.081717120092" calcext:value-type="float">
            <text:p>16,0817</text:p>
          </table:table-cell>
          <table:table-cell office:value-type="float" office:value="1.82135815863613" calcext:value-type="float">
            <text:p>1,8214</text:p>
          </table:table-cell>
          <table:table-cell office:value-type="float" office:value="39.5628130327494" calcext:value-type="float">
            <text:p>39,5628</text:p>
          </table:table-cell>
          <table:table-cell office:value-type="float" office:value="69.8666617557832" calcext:value-type="float">
            <text:p>69,86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92605402582695" calcext:value-type="float">
            <text:p>0,0093</text:p>
          </table:table-cell>
          <table:table-cell office:value-type="float" office:value="20.3335400916211" calcext:value-type="float">
            <text:p>20,3335</text:p>
          </table:table-cell>
          <table:table-cell office:value-type="float" office:value="0.264291390603842" calcext:value-type="float">
            <text:p>0,2643</text:p>
          </table:table-cell>
          <table:table-cell office:value-type="float" office:value="9.44316841063856" calcext:value-type="float">
            <text:p>9,4432</text:p>
          </table:table-cell>
          <table:table-cell office:value-type="float" office:value="0.205592706696393" calcext:value-type="float">
            <text:p>0,2056</text:p>
          </table:table-cell>
          <table:table-cell office:value-type="float" office:value="1.28549602187669" calcext:value-type="float">
            <text:p>1,2855</text:p>
          </table:table-cell>
          <table:table-cell office:value-type="float" office:value="31.6698628971065" calcext:value-type="float">
            <text:p>31,6699</text:p>
          </table:table-cell>
          <table:table-cell office:value-type="float" office:value="18.2409096708755" calcext:value-type="float">
            <text:p>18,2409</text:p>
          </table:table-cell>
          <table:table-cell office:value-type="float" office:value="1.92478657981558" calcext:value-type="float">
            <text:p>1,9248</text:p>
          </table:table-cell>
          <table:table-cell office:value-type="float" office:value="40.078908929143" calcext:value-type="float">
            <text:p>40,0789</text:p>
          </table:table-cell>
          <table:table-cell office:value-type="float" office:value="65.489376708936" calcext:value-type="float">
            <text:p>65,48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31245876276491" calcext:value-type="float">
            <text:p>0,0131</text:p>
          </table:table-cell>
          <table:table-cell office:value-type="float" office:value="18.7780833833231" calcext:value-type="float">
            <text:p>18,7781</text:p>
          </table:table-cell>
          <table:table-cell office:value-type="float" office:value="0.273243708415649" calcext:value-type="float">
            <text:p>0,2732</text:p>
          </table:table-cell>
          <table:table-cell office:value-type="float" office:value="9.49016732693333" calcext:value-type="float">
            <text:p>9,4902</text:p>
          </table:table-cell>
          <table:table-cell office:value-type="float" office:value="0.251541154984926" calcext:value-type="float">
            <text:p>0,2515</text:p>
          </table:table-cell>
          <table:table-cell office:value-type="float" office:value="0.717693335672016" calcext:value-type="float">
            <text:p>0,7177</text:p>
          </table:table-cell>
          <table:table-cell office:value-type="float" office:value="30.7991104036016" calcext:value-type="float">
            <text:p>30,7991</text:p>
          </table:table-cell>
          <table:table-cell office:value-type="float" office:value="7.48133760113853" calcext:value-type="float">
            <text:p>7,4813</text:p>
          </table:table-cell>
          <table:table-cell office:value-type="float" office:value="2.00661417637038" calcext:value-type="float">
            <text:p>2,0066</text:p>
          </table:table-cell>
          <table:table-cell office:value-type="float" office:value="46.4903879787765" calcext:value-type="float">
            <text:p>46,4904</text:p>
          </table:table-cell>
          <table:table-cell office:value-type="float" office:value="65.9042783327195" calcext:value-type="float">
            <text:p>65,90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693940321575859" calcext:value-type="float">
            <text:p>0,0069</text:p>
          </table:table-cell>
          <table:table-cell office:value-type="float" office:value="17.3638436632198" calcext:value-type="float">
            <text:p>17,3638</text:p>
          </table:table-cell>
          <table:table-cell office:value-type="float" office:value="0.294219305607552" calcext:value-type="float">
            <text:p>0,2942</text:p>
          </table:table-cell>
          <table:table-cell office:value-type="float" office:value="9.49016732693333" calcext:value-type="float">
            <text:p>9,4902</text:p>
          </table:table-cell>
          <table:table-cell office:value-type="float" office:value="0.204870136240399" calcext:value-type="float">
            <text:p>0,2049</text:p>
          </table:table-cell>
          <table:table-cell office:value-type="float" office:value="0.806601359342118" calcext:value-type="float">
            <text:p>0,8066</text:p>
          </table:table-cell>
          <table:table-cell office:value-type="float" office:value="34.1838185325145" calcext:value-type="float">
            <text:p>34,1838</text:p>
          </table:table-cell>
          <table:table-cell office:value-type="float" office:value="-0.0618441447753639" calcext:value-type="float">
            <text:p>-0,0618</text:p>
          </table:table-cell>
          <table:table-cell office:value-type="float" office:value="2.03609172423878" calcext:value-type="float">
            <text:p>2,0361</text:p>
          </table:table-cell>
          <table:table-cell office:value-type="float" office:value="42.8419552017282" calcext:value-type="float">
            <text:p>42,8420</text:p>
          </table:table-cell>
          <table:table-cell office:value-type="float" office:value="65.3113621675044" calcext:value-type="float">
            <text:p>65,31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71843093895241" calcext:value-type="float">
            <text:p>0,0172</text:p>
          </table:table-cell>
          <table:table-cell office:value-type="float" office:value="15.7154902326091" calcext:value-type="float">
            <text:p>15,7155</text:p>
          </table:table-cell>
          <table:table-cell office:value-type="float" office:value="0.273019348543258" calcext:value-type="float">
            <text:p>0,2730</text:p>
          </table:table-cell>
          <table:table-cell office:value-type="float" office:value="9.49016732693333" calcext:value-type="float">
            <text:p>9,4902</text:p>
          </table:table-cell>
          <table:table-cell office:value-type="float" office:value="0.221244100218775" calcext:value-type="float">
            <text:p>0,2212</text:p>
          </table:table-cell>
          <table:table-cell office:value-type="float" office:value="0.702589220681811" calcext:value-type="float">
            <text:p>0,7026</text:p>
          </table:table-cell>
          <table:table-cell office:value-type="float" office:value="37.4185541669561" calcext:value-type="float">
            <text:p>37,4186</text:p>
          </table:table-cell>
          <table:table-cell office:value-type="float" office:value="-0.290131471031188" calcext:value-type="float">
            <text:p>-0,2901</text:p>
          </table:table-cell>
          <table:table-cell office:value-type="float" office:value="2.00066645791365" calcext:value-type="float">
            <text:p>2,0007</text:p>
          </table:table-cell>
          <table:table-cell office:value-type="float" office:value="40.8378968600683" calcext:value-type="float">
            <text:p>40,8379</text:p>
          </table:table-cell>
          <table:table-cell office:value-type="float" office:value="65.7601491899968" calcext:value-type="float">
            <text:p>65,76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77441764612993" calcext:value-type="float">
            <text:p>0,0177</text:p>
          </table:table-cell>
          <table:table-cell office:value-type="float" office:value="9.06964770419471" calcext:value-type="float">
            <text:p>9,0696</text:p>
          </table:table-cell>
          <table:table-cell office:value-type="float" office:value="0.250052832693435" calcext:value-type="float">
            <text:p>0,2501</text:p>
          </table:table-cell>
          <table:table-cell office:value-type="float" office:value="9.49016732693333" calcext:value-type="float">
            <text:p>9,4902</text:p>
          </table:table-cell>
          <table:table-cell office:value-type="float" office:value="0.157173072884751" calcext:value-type="float">
            <text:p>0,1572</text:p>
          </table:table-cell>
          <table:table-cell office:value-type="float" office:value="-0.324012087379223" calcext:value-type="float">
            <text:p>-0,3240</text:p>
          </table:table-cell>
          <table:table-cell office:value-type="float" office:value="42.2571218325663" calcext:value-type="float">
            <text:p>42,2571</text:p>
          </table:table-cell>
          <table:table-cell office:value-type="float" office:value="-6.51286687744135" calcext:value-type="float">
            <text:p>-6,5129</text:p>
          </table:table-cell>
          <table:table-cell office:value-type="float" office:value="1.91995902410572" calcext:value-type="float">
            <text:p>1,9200</text:p>
          </table:table-cell>
          <table:table-cell office:value-type="float" office:value="33.9913576308603" calcext:value-type="float">
            <text:p>33,9914</text:p>
          </table:table-cell>
          <table:table-cell office:value-type="float" office:value="65.7557949578675" calcext:value-type="float">
            <text:p>65,75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42125558106851" calcext:value-type="float">
            <text:p>0,0142</text:p>
          </table:table-cell>
          <table:table-cell office:value-type="float" office:value="10.9238534886384" calcext:value-type="float">
            <text:p>10,9239</text:p>
          </table:table-cell>
          <table:table-cell office:value-type="float" office:value="0.251708387780841" calcext:value-type="float">
            <text:p>0,2517</text:p>
          </table:table-cell>
          <table:table-cell office:value-type="float" office:value="9.49016732693333" calcext:value-type="float">
            <text:p>9,4902</text:p>
          </table:table-cell>
          <table:table-cell office:value-type="float" office:value="0.317719475617615" calcext:value-type="float">
            <text:p>0,3177</text:p>
          </table:table-cell>
          <table:table-cell office:value-type="float" office:value="1.02308456808829" calcext:value-type="float">
            <text:p>1,0231</text:p>
          </table:table-cell>
          <table:table-cell office:value-type="float" office:value="43.0485196982227" calcext:value-type="float">
            <text:p>43,0485</text:p>
          </table:table-cell>
          <table:table-cell office:value-type="float" office:value="1.51124582472433" calcext:value-type="float">
            <text:p>1,5112</text:p>
          </table:table-cell>
          <table:table-cell office:value-type="float" office:value="1.82546343244561" calcext:value-type="float">
            <text:p>1,8255</text:p>
          </table:table-cell>
          <table:table-cell office:value-type="float" office:value="32.8443246772388" calcext:value-type="float">
            <text:p>32,8443</text:p>
          </table:table-cell>
          <table:table-cell office:value-type="float" office:value="65.0365905278991" calcext:value-type="float">
            <text:p>65,03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939762266516437" calcext:value-type="float">
            <text:p>0,0940</text:p>
          </table:table-cell>
          <table:table-cell office:value-type="float" office:value="37.2186049436568" calcext:value-type="float">
            <text:p>37,2186</text:p>
          </table:table-cell>
          <table:table-cell office:value-type="float" office:value="0.0594464991581001" calcext:value-type="float">
            <text:p>0,0594</text:p>
          </table:table-cell>
          <table:table-cell office:value-type="float" office:value="8.36974621040644" calcext:value-type="float">
            <text:p>8,3697</text:p>
          </table:table-cell>
          <table:table-cell office:value-type="float" office:value="0.0983997341506107" calcext:value-type="float">
            <text:p>0,0984</text:p>
          </table:table-cell>
          <table:table-cell office:value-type="float" office:value="11.4061900735364" calcext:value-type="float">
            <text:p>11,4062</text:p>
          </table:table-cell>
          <table:table-cell office:value-type="float" office:value="30.326652990374" calcext:value-type="float">
            <text:p>30,3267</text:p>
          </table:table-cell>
          <table:table-cell office:value-type="float" office:value="196.984105278288" calcext:value-type="float">
            <text:p>196,9841</text:p>
          </table:table-cell>
          <table:table-cell office:value-type="float" office:value="3.41151528682319" calcext:value-type="float">
            <text:p>3,4115</text:p>
          </table:table-cell>
          <table:table-cell office:value-type="float" office:value="3.66182565928526" calcext:value-type="float">
            <text:p>3,6618</text:p>
          </table:table-cell>
          <table:table-cell office:value-type="float" office:value="116.495633105443" calcext:value-type="float">
            <text:p>116,49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580277379709404" calcext:value-type="float">
            <text:p>-0,0058</text:p>
          </table:table-cell>
          <table:table-cell office:value-type="float" office:value="35.1927306229028" calcext:value-type="float">
            <text:p>35,1927</text:p>
          </table:table-cell>
          <table:table-cell office:value-type="float" office:value="0.08371403987622" calcext:value-type="float">
            <text:p>0,0837</text:p>
          </table:table-cell>
          <table:table-cell office:value-type="float" office:value="8.36974621040644" calcext:value-type="float">
            <text:p>8,3697</text:p>
          </table:table-cell>
          <table:table-cell office:value-type="float" office:value="0.0856147764657461" calcext:value-type="float">
            <text:p>0,0856</text:p>
          </table:table-cell>
          <table:table-cell office:value-type="float" office:value="20.0810136410868" calcext:value-type="float">
            <text:p>20,0810</text:p>
          </table:table-cell>
          <table:table-cell office:value-type="float" office:value="29.6747776131196" calcext:value-type="float">
            <text:p>29,6748</text:p>
          </table:table-cell>
          <table:table-cell office:value-type="float" office:value="93.9268544295053" calcext:value-type="float">
            <text:p>93,9269</text:p>
          </table:table-cell>
          <table:table-cell office:value-type="float" office:value="3.52630276523875" calcext:value-type="float">
            <text:p>3,5263</text:p>
          </table:table-cell>
          <table:table-cell office:value-type="float" office:value="3.99981442660062" calcext:value-type="float">
            <text:p>3,9998</text:p>
          </table:table-cell>
          <table:table-cell office:value-type="float" office:value="117.357798123232" calcext:value-type="float">
            <text:p>117,35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681956366193299" calcext:value-type="float">
            <text:p>0,0682</text:p>
          </table:table-cell>
          <table:table-cell office:value-type="float" office:value="44.3637705694623" calcext:value-type="float">
            <text:p>44,3638</text:p>
          </table:table-cell>
          <table:table-cell office:value-type="float" office:value="0.0900723606582385" calcext:value-type="float">
            <text:p>0,0901</text:p>
          </table:table-cell>
          <table:table-cell office:value-type="float" office:value="8.36974621040644" calcext:value-type="float">
            <text:p>8,3697</text:p>
          </table:table-cell>
          <table:table-cell office:value-type="float" office:value="0.291444744549685" calcext:value-type="float">
            <text:p>0,2914</text:p>
          </table:table-cell>
          <table:table-cell office:value-type="float" office:value="9.32924138405769" calcext:value-type="float">
            <text:p>9,3292</text:p>
          </table:table-cell>
          <table:table-cell office:value-type="float" office:value="30.607732482369" calcext:value-type="float">
            <text:p>30,6077</text:p>
          </table:table-cell>
          <table:table-cell office:value-type="float" office:value="33.4401786507532" calcext:value-type="float">
            <text:p>33,4402</text:p>
          </table:table-cell>
          <table:table-cell office:value-type="float" office:value="3.57396197367573" calcext:value-type="float">
            <text:p>3,5740</text:p>
          </table:table-cell>
          <table:table-cell office:value-type="float" office:value="4.68193728492023" calcext:value-type="float">
            <text:p>4,6819</text:p>
          </table:table-cell>
          <table:table-cell office:value-type="float" office:value="116.554502748047" calcext:value-type="float">
            <text:p>116,55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104254351354505" calcext:value-type="float">
            <text:p>0,1043</text:p>
          </table:table-cell>
          <table:table-cell office:value-type="float" office:value="59.2377748061427" calcext:value-type="float">
            <text:p>59,2378</text:p>
          </table:table-cell>
          <table:table-cell office:value-type="float" office:value="0.107432609173819" calcext:value-type="float">
            <text:p>0,1074</text:p>
          </table:table-cell>
          <table:table-cell office:value-type="float" office:value="8.36974621040644" calcext:value-type="float">
            <text:p>8,3697</text:p>
          </table:table-cell>
          <table:table-cell office:value-type="float" office:value="0.15207784041653" calcext:value-type="float">
            <text:p>0,1521</text:p>
          </table:table-cell>
          <table:table-cell office:value-type="float" office:value="-3.52665547915197" calcext:value-type="float">
            <text:p>-3,5267</text:p>
          </table:table-cell>
          <table:table-cell office:value-type="float" office:value="27.7922461605684" calcext:value-type="float">
            <text:p>27,7922</text:p>
          </table:table-cell>
          <table:table-cell office:value-type="float" office:value="42.3755605995336" calcext:value-type="float">
            <text:p>42,3756</text:p>
          </table:table-cell>
          <table:table-cell office:value-type="float" office:value="3.57589969753347" calcext:value-type="float">
            <text:p>3,5759</text:p>
          </table:table-cell>
          <table:table-cell office:value-type="float" office:value="3.91288354787245" calcext:value-type="float">
            <text:p>3,9129</text:p>
          </table:table-cell>
          <table:table-cell office:value-type="float" office:value="119.303581485285" calcext:value-type="float">
            <text:p>119,30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736203664425412" calcext:value-type="float">
            <text:p>0,0736</text:p>
          </table:table-cell>
          <table:table-cell office:value-type="float" office:value="53.6191122418716" calcext:value-type="float">
            <text:p>53,6191</text:p>
          </table:table-cell>
          <table:table-cell office:value-type="float" office:value="0.139651308144125" calcext:value-type="float">
            <text:p>0,1397</text:p>
          </table:table-cell>
          <table:table-cell office:value-type="float" office:value="8.36974621040644" calcext:value-type="float">
            <text:p>8,3697</text:p>
          </table:table-cell>
          <table:table-cell office:value-type="float" office:value="0.0608831772520854" calcext:value-type="float">
            <text:p>0,0609</text:p>
          </table:table-cell>
          <table:table-cell office:value-type="float" office:value="-0.0720010214346084" calcext:value-type="float">
            <text:p>-0,0720</text:p>
          </table:table-cell>
          <table:table-cell office:value-type="float" office:value="21.947654047901" calcext:value-type="float">
            <text:p>21,9477</text:p>
          </table:table-cell>
          <table:table-cell office:value-type="float" office:value="17.1180976052307" calcext:value-type="float">
            <text:p>17,1181</text:p>
          </table:table-cell>
          <table:table-cell office:value-type="float" office:value="3.56615989177201" calcext:value-type="float">
            <text:p>3,5662</text:p>
          </table:table-cell>
          <table:table-cell office:value-type="float" office:value="3.61281577354658" calcext:value-type="float">
            <text:p>3,6128</text:p>
          </table:table-cell>
          <table:table-cell office:value-type="float" office:value="118.421499069756" calcext:value-type="float">
            <text:p>118,42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954707514755349" calcext:value-type="float">
            <text:p>0,0955</text:p>
          </table:table-cell>
          <table:table-cell office:value-type="float" office:value="50.8202338641496" calcext:value-type="float">
            <text:p>50,8202</text:p>
          </table:table-cell>
          <table:table-cell office:value-type="float" office:value="0.123057212853218" calcext:value-type="float">
            <text:p>0,1231</text:p>
          </table:table-cell>
          <table:table-cell office:value-type="float" office:value="8.70685725185216" calcext:value-type="float">
            <text:p>8,7069</text:p>
          </table:table-cell>
          <table:table-cell office:value-type="float" office:value="0.143616048877699" calcext:value-type="float">
            <text:p>0,1436</text:p>
          </table:table-cell>
          <table:table-cell office:value-type="float" office:value="-1.36876162792796" calcext:value-type="float">
            <text:p>-1,3688</text:p>
          </table:table-cell>
          <table:table-cell office:value-type="float" office:value="25.1558475411653" calcext:value-type="float">
            <text:p>25,1558</text:p>
          </table:table-cell>
          <table:table-cell office:value-type="float" office:value="4.30841553621369" calcext:value-type="float">
            <text:p>4,3084</text:p>
          </table:table-cell>
          <table:table-cell office:value-type="float" office:value="3.56453863281601" calcext:value-type="float">
            <text:p>3,5645</text:p>
          </table:table-cell>
          <table:table-cell office:value-type="float" office:value="3.39949163980227" calcext:value-type="float">
            <text:p>3,3995</text:p>
          </table:table-cell>
          <table:table-cell office:value-type="float" office:value="117.05423211505" calcext:value-type="float">
            <text:p>117,05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702211596484457" calcext:value-type="float">
            <text:p>0,0702</text:p>
          </table:table-cell>
          <table:table-cell office:value-type="float" office:value="57.5729055377428" calcext:value-type="float">
            <text:p>57,5729</text:p>
          </table:table-cell>
          <table:table-cell office:value-type="float" office:value="0.122784325620338" calcext:value-type="float">
            <text:p>0,1228</text:p>
          </table:table-cell>
          <table:table-cell office:value-type="float" office:value="8.70685725185216" calcext:value-type="float">
            <text:p>8,7069</text:p>
          </table:table-cell>
          <table:table-cell office:value-type="float" office:value="0.0387993721265277" calcext:value-type="float">
            <text:p>0,0388</text:p>
          </table:table-cell>
          <table:table-cell office:value-type="float" office:value="1.89631505074079" calcext:value-type="float">
            <text:p>1,8963</text:p>
          </table:table-cell>
          <table:table-cell office:value-type="float" office:value="29.2199735771079" calcext:value-type="float">
            <text:p>29,2200</text:p>
          </table:table-cell>
          <table:table-cell office:value-type="float" office:value="19.3699205920479" calcext:value-type="float">
            <text:p>19,3699</text:p>
          </table:table-cell>
          <table:table-cell office:value-type="float" office:value="3.56344784206319" calcext:value-type="float">
            <text:p>3,5634</text:p>
          </table:table-cell>
          <table:table-cell office:value-type="float" office:value="3.46173679110577" calcext:value-type="float">
            <text:p>3,4617</text:p>
          </table:table-cell>
          <table:table-cell office:value-type="float" office:value="119.754559891845" calcext:value-type="float">
            <text:p>119,75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271177433560101" calcext:value-type="float">
            <text:p>-0,0271</text:p>
          </table:table-cell>
          <table:table-cell office:value-type="float" office:value="27.7071325499968" calcext:value-type="float">
            <text:p>27,7071</text:p>
          </table:table-cell>
          <table:table-cell office:value-type="float" office:value="0.157229522622572" calcext:value-type="float">
            <text:p>0,1572</text:p>
          </table:table-cell>
          <table:table-cell office:value-type="float" office:value="8.70685725185216" calcext:value-type="float">
            <text:p>8,7069</text:p>
          </table:table-cell>
          <table:table-cell office:value-type="float" office:value="0.315397074223487" calcext:value-type="float">
            <text:p>0,3154</text:p>
          </table:table-cell>
          <table:table-cell office:value-type="float" office:value="3.13666213316837" calcext:value-type="float">
            <text:p>3,1367</text:p>
          </table:table-cell>
          <table:table-cell office:value-type="float" office:value="42.7924987006913" calcext:value-type="float">
            <text:p>42,7925</text:p>
          </table:table-cell>
          <table:table-cell office:value-type="float" office:value="-16.7610820493411" calcext:value-type="float">
            <text:p>-16,7611</text:p>
          </table:table-cell>
          <table:table-cell office:value-type="float" office:value="3.56682098343689" calcext:value-type="float">
            <text:p>3,5668</text:p>
          </table:table-cell>
          <table:table-cell office:value-type="float" office:value="5.10942178600774" calcext:value-type="float">
            <text:p>5,1094</text:p>
          </table:table-cell>
          <table:table-cell office:value-type="float" office:value="116.693953669362" calcext:value-type="float">
            <text:p>116,69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17475122918584" calcext:value-type="float">
            <text:p>0,0117</text:p>
          </table:table-cell>
          <table:table-cell office:value-type="float" office:value="38.6247663305004" calcext:value-type="float">
            <text:p>38,6248</text:p>
          </table:table-cell>
          <table:table-cell office:value-type="float" office:value="0.148513236584032" calcext:value-type="float">
            <text:p>0,1485</text:p>
          </table:table-cell>
          <table:table-cell office:value-type="float" office:value="8.70685725185216" calcext:value-type="float">
            <text:p>8,7069</text:p>
          </table:table-cell>
          <table:table-cell office:value-type="float" office:value="0.233293662507778" calcext:value-type="float">
            <text:p>0,2333</text:p>
          </table:table-cell>
          <table:table-cell office:value-type="float" office:value="-3.85111046361424" calcext:value-type="float">
            <text:p>-3,8511</text:p>
          </table:table-cell>
          <table:table-cell office:value-type="float" office:value="28.2364961643877" calcext:value-type="float">
            <text:p>28,2365</text:p>
          </table:table-cell>
          <table:table-cell office:value-type="float" office:value="31.6891692005257" calcext:value-type="float">
            <text:p>31,6892</text:p>
          </table:table-cell>
          <table:table-cell office:value-type="float" office:value="3.57009863798221" calcext:value-type="float">
            <text:p>3,5701</text:p>
          </table:table-cell>
          <table:table-cell office:value-type="float" office:value="4.54177380179975" calcext:value-type="float">
            <text:p>4,5418</text:p>
          </table:table-cell>
          <table:table-cell office:value-type="float" office:value="104.123629958616" calcext:value-type="float">
            <text:p>104,12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0157284563503524" calcext:value-type="float">
            <text:p>-0,0016</text:p>
          </table:table-cell>
          <table:table-cell office:value-type="float" office:value="44.1262317821153" calcext:value-type="float">
            <text:p>44,1262</text:p>
          </table:table-cell>
          <table:table-cell office:value-type="float" office:value="0.148489380063121" calcext:value-type="float">
            <text:p>0,1485</text:p>
          </table:table-cell>
          <table:table-cell office:value-type="float" office:value="8.70685725185216" calcext:value-type="float">
            <text:p>8,7069</text:p>
          </table:table-cell>
          <table:table-cell office:value-type="float" office:value="0.253426297591091" calcext:value-type="float">
            <text:p>0,2534</text:p>
          </table:table-cell>
          <table:table-cell office:value-type="float" office:value="-2.70487471739953" calcext:value-type="float">
            <text:p>-2,7049</text:p>
          </table:table-cell>
          <table:table-cell office:value-type="float" office:value="26.3924079838389" calcext:value-type="float">
            <text:p>26,3924</text:p>
          </table:table-cell>
          <table:table-cell office:value-type="float" office:value="31.7715427772877" calcext:value-type="float">
            <text:p>31,7715</text:p>
          </table:table-cell>
          <table:table-cell office:value-type="float" office:value="3.5703524379835" calcext:value-type="float">
            <text:p>3,5704</text:p>
          </table:table-cell>
          <table:table-cell office:value-type="float" office:value="4.16780479623091" calcext:value-type="float">
            <text:p>4,1678</text:p>
          </table:table-cell>
          <table:table-cell office:value-type="float" office:value="102.088199658668" calcext:value-type="float">
            <text:p>102,08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63734061535401" calcext:value-type="float">
            <text:p>0,0464</text:p>
          </table:table-cell>
          <table:table-cell office:value-type="float" office:value="41.1683080719225" calcext:value-type="float">
            <text:p>41,1683</text:p>
          </table:table-cell>
          <table:table-cell office:value-type="float" office:value="0.147435108830523" calcext:value-type="float">
            <text:p>0,1474</text:p>
          </table:table-cell>
          <table:table-cell office:value-type="float" office:value="8.80163285664047" calcext:value-type="float">
            <text:p>8,8016</text:p>
          </table:table-cell>
          <table:table-cell office:value-type="float" office:value="0.216668141905414" calcext:value-type="float">
            <text:p>0,2167</text:p>
          </table:table-cell>
          <table:table-cell office:value-type="float" office:value="-1.14376833410123" calcext:value-type="float">
            <text:p>-1,1438</text:p>
          </table:table-cell>
          <table:table-cell office:value-type="float" office:value="26.6808378065534" calcext:value-type="float">
            <text:p>26,6808</text:p>
          </table:table-cell>
          <table:table-cell office:value-type="float" office:value="7.25571028431409" calcext:value-type="float">
            <text:p>7,2557</text:p>
          </table:table-cell>
          <table:table-cell office:value-type="float" office:value="3.55949601038819" calcext:value-type="float">
            <text:p>3,5595</text:p>
          </table:table-cell>
          <table:table-cell office:value-type="float" office:value="4.40328959423099" calcext:value-type="float">
            <text:p>4,4033</text:p>
          </table:table-cell>
          <table:table-cell office:value-type="float" office:value="96.7197151581257" calcext:value-type="float">
            <text:p>96,71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30393570571243" calcext:value-type="float">
            <text:p>0,0130</text:p>
          </table:table-cell>
          <table:table-cell office:value-type="float" office:value="34.5235476475155" calcext:value-type="float">
            <text:p>34,5235</text:p>
          </table:table-cell>
          <table:table-cell office:value-type="float" office:value="0.147851195508773" calcext:value-type="float">
            <text:p>0,1479</text:p>
          </table:table-cell>
          <table:table-cell office:value-type="float" office:value="8.80163285664047" calcext:value-type="float">
            <text:p>8,8016</text:p>
          </table:table-cell>
          <table:table-cell office:value-type="float" office:value="0.272530935904805" calcext:value-type="float">
            <text:p>0,2725</text:p>
          </table:table-cell>
          <table:table-cell office:value-type="float" office:value="-5.20812271844135" calcext:value-type="float">
            <text:p>-5,2081</text:p>
          </table:table-cell>
          <table:table-cell office:value-type="float" office:value="26.1584979508348" calcext:value-type="float">
            <text:p>26,1585</text:p>
          </table:table-cell>
          <table:table-cell office:value-type="float" office:value="2.83974416522585" calcext:value-type="float">
            <text:p>2,8397</text:p>
          </table:table-cell>
          <table:table-cell office:value-type="float" office:value="3.53182419107337" calcext:value-type="float">
            <text:p>3,5318</text:p>
          </table:table-cell>
          <table:table-cell office:value-type="float" office:value="4.82734281484104" calcext:value-type="float">
            <text:p>4,8273</text:p>
          </table:table-cell>
          <table:table-cell office:value-type="float" office:value="93.2954836968088" calcext:value-type="float">
            <text:p>93,29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22453299164" calcext:value-type="float">
            <text:p>0,0122</text:p>
          </table:table-cell>
          <table:table-cell office:value-type="float" office:value="27.1413751558676" calcext:value-type="float">
            <text:p>27,1414</text:p>
          </table:table-cell>
          <table:table-cell office:value-type="float" office:value="0.185742317664927" calcext:value-type="float">
            <text:p>0,1857</text:p>
          </table:table-cell>
          <table:table-cell office:value-type="float" office:value="8.80163285664047" calcext:value-type="float">
            <text:p>8,8016</text:p>
          </table:table-cell>
          <table:table-cell office:value-type="float" office:value="0.14042372612887" calcext:value-type="float">
            <text:p>0,1404</text:p>
          </table:table-cell>
          <table:table-cell office:value-type="float" office:value="2.51009500896225" calcext:value-type="float">
            <text:p>2,5101</text:p>
          </table:table-cell>
          <table:table-cell office:value-type="float" office:value="27.4788126783628" calcext:value-type="float">
            <text:p>27,4788</text:p>
          </table:table-cell>
          <table:table-cell office:value-type="float" office:value="3.56082279079246" calcext:value-type="float">
            <text:p>3,5608</text:p>
          </table:table-cell>
          <table:table-cell office:value-type="float" office:value="3.48541253470949" calcext:value-type="float">
            <text:p>3,4854</text:p>
          </table:table-cell>
          <table:table-cell office:value-type="float" office:value="4.76307157221622" calcext:value-type="float">
            <text:p>4,7631</text:p>
          </table:table-cell>
          <table:table-cell office:value-type="float" office:value="87.2925125487048" calcext:value-type="float">
            <text:p>87,29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248886892550431" calcext:value-type="float">
            <text:p>-0,0249</text:p>
          </table:table-cell>
          <table:table-cell office:value-type="float" office:value="10.7711971187853" calcext:value-type="float">
            <text:p>10,7712</text:p>
          </table:table-cell>
          <table:table-cell office:value-type="float" office:value="0.194902075616847" calcext:value-type="float">
            <text:p>0,1949</text:p>
          </table:table-cell>
          <table:table-cell office:value-type="float" office:value="8.80163285664047" calcext:value-type="float">
            <text:p>8,8016</text:p>
          </table:table-cell>
          <table:table-cell office:value-type="float" office:value="0.145744173437074" calcext:value-type="float">
            <text:p>0,1457</text:p>
          </table:table-cell>
          <table:table-cell office:value-type="float" office:value="8.63060523378897" calcext:value-type="float">
            <text:p>8,6306</text:p>
          </table:table-cell>
          <table:table-cell office:value-type="float" office:value="28.2096043410738" calcext:value-type="float">
            <text:p>28,2096</text:p>
          </table:table-cell>
          <table:table-cell office:value-type="float" office:value="-3.51839025991922" calcext:value-type="float">
            <text:p>-3,5184</text:p>
          </table:table-cell>
          <table:table-cell office:value-type="float" office:value="3.42802067046523" calcext:value-type="float">
            <text:p>3,4280</text:p>
          </table:table-cell>
          <table:table-cell office:value-type="float" office:value="5.68514486418651" calcext:value-type="float">
            <text:p>5,6851</text:p>
          </table:table-cell>
          <table:table-cell office:value-type="float" office:value="70.3192521586459" calcext:value-type="float">
            <text:p>70,31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598153771035772" calcext:value-type="float">
            <text:p>-0,0598</text:p>
          </table:table-cell>
          <table:table-cell office:value-type="float" office:value="12.6277715108628" calcext:value-type="float">
            <text:p>12,6278</text:p>
          </table:table-cell>
          <table:table-cell office:value-type="float" office:value="0.19353875537062" calcext:value-type="float">
            <text:p>0,1935</text:p>
          </table:table-cell>
          <table:table-cell office:value-type="float" office:value="8.80163285664047" calcext:value-type="float">
            <text:p>8,8016</text:p>
          </table:table-cell>
          <table:table-cell office:value-type="float" office:value="0.221687339036503" calcext:value-type="float">
            <text:p>0,2217</text:p>
          </table:table-cell>
          <table:table-cell office:value-type="float" office:value="-0.177522530030449" calcext:value-type="float">
            <text:p>-0,1775</text:p>
          </table:table-cell>
          <table:table-cell office:value-type="float" office:value="26.213212947785" calcext:value-type="float">
            <text:p>26,2132</text:p>
          </table:table-cell>
          <table:table-cell office:value-type="float" office:value="21.7742995159181" calcext:value-type="float">
            <text:p>21,7743</text:p>
          </table:table-cell>
          <table:table-cell office:value-type="float" office:value="3.36757213106932" calcext:value-type="float">
            <text:p>3,3676</text:p>
          </table:table-cell>
          <table:table-cell office:value-type="float" office:value="6.7526805695908" calcext:value-type="float">
            <text:p>6,7527</text:p>
          </table:table-cell>
          <table:table-cell office:value-type="float" office:value="57.0473192682203" calcext:value-type="float">
            <text:p>57,04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126438668359377" calcext:value-type="float">
            <text:p>-0,1264</text:p>
          </table:table-cell>
          <table:table-cell office:value-type="float" office:value="3.88978055062546" calcext:value-type="float">
            <text:p>3,8898</text:p>
          </table:table-cell>
          <table:table-cell office:value-type="float" office:value="0.276858076893578" calcext:value-type="float">
            <text:p>0,2769</text:p>
          </table:table-cell>
          <table:table-cell office:value-type="float" office:value="9.43196257917133" calcext:value-type="float">
            <text:p>9,4320</text:p>
          </table:table-cell>
          <table:table-cell office:value-type="float" office:value="0.538429203341917" calcext:value-type="float">
            <text:p>0,5384</text:p>
          </table:table-cell>
          <table:table-cell office:value-type="float" office:value="2.19895819502207" calcext:value-type="float">
            <text:p>2,1990</text:p>
          </table:table-cell>
          <table:table-cell office:value-type="float" office:value="11.9606480900889" calcext:value-type="float">
            <text:p>11,9606</text:p>
          </table:table-cell>
          <table:table-cell office:value-type="float" office:value="30.555204053903" calcext:value-type="float">
            <text:p>30,5552</text:p>
          </table:table-cell>
          <table:table-cell office:value-type="float" office:value="1.10897136014271" calcext:value-type="float">
            <text:p>1,1090</text:p>
          </table:table-cell>
          <table:table-cell office:value-type="float" office:value="20.347773913878" calcext:value-type="float">
            <text:p>20,3478</text:p>
          </table:table-cell>
          <table:table-cell office:value-type="float" office:value="27.2944443344892" calcext:value-type="float">
            <text:p>27,29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736573880844311" calcext:value-type="float">
            <text:p>0,0737</text:p>
          </table:table-cell>
          <table:table-cell office:value-type="float" office:value="3.44860899056122" calcext:value-type="float">
            <text:p>3,4486</text:p>
          </table:table-cell>
          <table:table-cell office:value-type="float" office:value="0.272931748966788" calcext:value-type="float">
            <text:p>0,2729</text:p>
          </table:table-cell>
          <table:table-cell office:value-type="float" office:value="9.43196257917133" calcext:value-type="float">
            <text:p>9,4320</text:p>
          </table:table-cell>
          <table:table-cell office:value-type="float" office:value="0.547031815932905" calcext:value-type="float">
            <text:p>0,5470</text:p>
          </table:table-cell>
          <table:table-cell office:value-type="float" office:value="1.29481086883944" calcext:value-type="float">
            <text:p>1,2948</text:p>
          </table:table-cell>
          <table:table-cell office:value-type="float" office:value="15.1375075649857" calcext:value-type="float">
            <text:p>15,1375</text:p>
          </table:table-cell>
          <table:table-cell office:value-type="float" office:value="10.4957030215496" calcext:value-type="float">
            <text:p>10,4957</text:p>
          </table:table-cell>
          <table:table-cell office:value-type="float" office:value="1.10241509004075" calcext:value-type="float">
            <text:p>1,1024</text:p>
          </table:table-cell>
          <table:table-cell office:value-type="float" office:value="22.4867505875749" calcext:value-type="float">
            <text:p>22,4868</text:p>
          </table:table-cell>
          <table:table-cell office:value-type="float" office:value="28.6358776125302" calcext:value-type="float">
            <text:p>28,63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755628988719312" calcext:value-type="float">
            <text:p>0,0756</text:p>
          </table:table-cell>
          <table:table-cell office:value-type="float" office:value="3.47006405351586" calcext:value-type="float">
            <text:p>3,4701</text:p>
          </table:table-cell>
          <table:table-cell office:value-type="float" office:value="0.264365584082278" calcext:value-type="float">
            <text:p>0,2644</text:p>
          </table:table-cell>
          <table:table-cell office:value-type="float" office:value="9.43196257917133" calcext:value-type="float">
            <text:p>9,4320</text:p>
          </table:table-cell>
          <table:table-cell office:value-type="float" office:value="0.545923088761483" calcext:value-type="float">
            <text:p>0,5459</text:p>
          </table:table-cell>
          <table:table-cell office:value-type="float" office:value="2.5050175164097" calcext:value-type="float">
            <text:p>2,5050</text:p>
          </table:table-cell>
          <table:table-cell office:value-type="float" office:value="15.8937872782322" calcext:value-type="float">
            <text:p>15,8938</text:p>
          </table:table-cell>
          <table:table-cell office:value-type="float" office:value="18.3633542492033" calcext:value-type="float">
            <text:p>18,3634</text:p>
          </table:table-cell>
          <table:table-cell office:value-type="float" office:value="1.08860752551001" calcext:value-type="float">
            <text:p>1,0886</text:p>
          </table:table-cell>
          <table:table-cell office:value-type="float" office:value="18.9370136214371" calcext:value-type="float">
            <text:p>18,9370</text:p>
          </table:table-cell>
          <table:table-cell office:value-type="float" office:value="31.0230545427626" calcext:value-type="float">
            <text:p>31,02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41115084033943" calcext:value-type="float">
            <text:p>0,0741</text:p>
          </table:table-cell>
          <table:table-cell office:value-type="float" office:value="4.22382606891973" calcext:value-type="float">
            <text:p>4,2238</text:p>
          </table:table-cell>
          <table:table-cell office:value-type="float" office:value="0.32830317132182" calcext:value-type="float">
            <text:p>0,3283</text:p>
          </table:table-cell>
          <table:table-cell office:value-type="float" office:value="9.43196257917133" calcext:value-type="float">
            <text:p>9,4320</text:p>
          </table:table-cell>
          <table:table-cell office:value-type="float" office:value="0.566980182082516" calcext:value-type="float">
            <text:p>0,5670</text:p>
          </table:table-cell>
          <table:table-cell office:value-type="float" office:value="2.64935441452167" calcext:value-type="float">
            <text:p>2,6494</text:p>
          </table:table-cell>
          <table:table-cell office:value-type="float" office:value="17.3511468951153" calcext:value-type="float">
            <text:p>17,3511</text:p>
          </table:table-cell>
          <table:table-cell office:value-type="float" office:value="10.3175111982406" calcext:value-type="float">
            <text:p>10,3175</text:p>
          </table:table-cell>
          <table:table-cell office:value-type="float" office:value="1.07043427835843" calcext:value-type="float">
            <text:p>1,0704</text:p>
          </table:table-cell>
          <table:table-cell office:value-type="float" office:value="18.340415936715" calcext:value-type="float">
            <text:p>18,3404</text:p>
          </table:table-cell>
          <table:table-cell office:value-type="float" office:value="32.4860400743411" calcext:value-type="float">
            <text:p>32,48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68922528635001" calcext:value-type="float">
            <text:p>0,0669</text:p>
          </table:table-cell>
          <table:table-cell office:value-type="float" office:value="4.22688243221871" calcext:value-type="float">
            <text:p>4,2269</text:p>
          </table:table-cell>
          <table:table-cell office:value-type="float" office:value="0.324687988525225" calcext:value-type="float">
            <text:p>0,3247</text:p>
          </table:table-cell>
          <table:table-cell office:value-type="float" office:value="9.43196257917133" calcext:value-type="float">
            <text:p>9,4320</text:p>
          </table:table-cell>
          <table:table-cell office:value-type="float" office:value="0.554393708257477" calcext:value-type="float">
            <text:p>0,5544</text:p>
          </table:table-cell>
          <table:table-cell office:value-type="float" office:value="2.3810651968205" calcext:value-type="float">
            <text:p>2,3811</text:p>
          </table:table-cell>
          <table:table-cell office:value-type="float" office:value="18.3311867225446" calcext:value-type="float">
            <text:p>18,3312</text:p>
          </table:table-cell>
          <table:table-cell office:value-type="float" office:value="13.7410524859152" calcext:value-type="float">
            <text:p>13,7411</text:p>
          </table:table-cell>
          <table:table-cell office:value-type="float" office:value="1.05052809627787" calcext:value-type="float">
            <text:p>1,0505</text:p>
          </table:table-cell>
          <table:table-cell office:value-type="float" office:value="17.8777938558849" calcext:value-type="float">
            <text:p>17,8778</text:p>
          </table:table-cell>
          <table:table-cell office:value-type="float" office:value="32.3539282854658" calcext:value-type="float">
            <text:p>32,35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759035560970247" calcext:value-type="float">
            <text:p>0,0759</text:p>
          </table:table-cell>
          <table:table-cell office:value-type="float" office:value="3.38239165186942" calcext:value-type="float">
            <text:p>3,3824</text:p>
          </table:table-cell>
          <table:table-cell office:value-type="float" office:value="0.31895498907863" calcext:value-type="float">
            <text:p>0,3190</text:p>
          </table:table-cell>
          <table:table-cell office:value-type="float" office:value="9.79977471093031" calcext:value-type="float">
            <text:p>9,7998</text:p>
          </table:table-cell>
          <table:table-cell office:value-type="float" office:value="0.521694815927024" calcext:value-type="float">
            <text:p>0,5217</text:p>
          </table:table-cell>
          <table:table-cell office:value-type="float" office:value="2.25129153609907" calcext:value-type="float">
            <text:p>2,2513</text:p>
          </table:table-cell>
          <table:table-cell office:value-type="float" office:value="19.5160791570053" calcext:value-type="float">
            <text:p>19,5161</text:p>
          </table:table-cell>
          <table:table-cell office:value-type="float" office:value="14.9399250245835" calcext:value-type="float">
            <text:p>14,9399</text:p>
          </table:table-cell>
          <table:table-cell office:value-type="float" office:value="1.03443291949168" calcext:value-type="float">
            <text:p>1,0344</text:p>
          </table:table-cell>
          <table:table-cell office:value-type="float" office:value="17.0474154518997" calcext:value-type="float">
            <text:p>17,0474</text:p>
          </table:table-cell>
          <table:table-cell office:value-type="float" office:value="33.4276134332294" calcext:value-type="float">
            <text:p>33,42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95118829103274" calcext:value-type="float">
            <text:p>0,0295</text:p>
          </table:table-cell>
          <table:table-cell office:value-type="float" office:value="3.65195556086841" calcext:value-type="float">
            <text:p>3,6520</text:p>
          </table:table-cell>
          <table:table-cell office:value-type="float" office:value="0.297448983915789" calcext:value-type="float">
            <text:p>0,2974</text:p>
          </table:table-cell>
          <table:table-cell office:value-type="float" office:value="9.79977471093031" calcext:value-type="float">
            <text:p>9,7998</text:p>
          </table:table-cell>
          <table:table-cell office:value-type="float" office:value="0.535530492023505" calcext:value-type="float">
            <text:p>0,5355</text:p>
          </table:table-cell>
          <table:table-cell office:value-type="float" office:value="2.68990286531228" calcext:value-type="float">
            <text:p>2,6899</text:p>
          </table:table-cell>
          <table:table-cell office:value-type="float" office:value="19.0101609779701" calcext:value-type="float">
            <text:p>19,0102</text:p>
          </table:table-cell>
          <table:table-cell office:value-type="float" office:value="23.1711649813124" calcext:value-type="float">
            <text:p>23,1712</text:p>
          </table:table-cell>
          <table:table-cell office:value-type="float" office:value="1.02589971759083" calcext:value-type="float">
            <text:p>1,0259</text:p>
          </table:table-cell>
          <table:table-cell office:value-type="float" office:value="16.5383660984547" calcext:value-type="float">
            <text:p>16,5384</text:p>
          </table:table-cell>
          <table:table-cell office:value-type="float" office:value="34.0627589513621" calcext:value-type="float">
            <text:p>34,06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712827975301202" calcext:value-type="float">
            <text:p>-0,0713</text:p>
          </table:table-cell>
          <table:table-cell office:value-type="float" office:value="1.84518866813426" calcext:value-type="float">
            <text:p>1,8452</text:p>
          </table:table-cell>
          <table:table-cell office:value-type="float" office:value="0.297734945487247" calcext:value-type="float">
            <text:p>0,2977</text:p>
          </table:table-cell>
          <table:table-cell office:value-type="float" office:value="9.79977471093031" calcext:value-type="float">
            <text:p>9,7998</text:p>
          </table:table-cell>
          <table:table-cell office:value-type="float" office:value="0.532104778226643" calcext:value-type="float">
            <text:p>0,5321</text:p>
          </table:table-cell>
          <table:table-cell office:value-type="float" office:value="1.20643922647566" calcext:value-type="float">
            <text:p>1,2064</text:p>
          </table:table-cell>
          <table:table-cell office:value-type="float" office:value="15.581752639827" calcext:value-type="float">
            <text:p>15,5818</text:p>
          </table:table-cell>
          <table:table-cell office:value-type="float" office:value="15.3776493708921" calcext:value-type="float">
            <text:p>15,3776</text:p>
          </table:table-cell>
          <table:table-cell office:value-type="float" office:value="1.02737729041769" calcext:value-type="float">
            <text:p>1,0274</text:p>
          </table:table-cell>
          <table:table-cell office:value-type="float" office:value="15.5837772738051" calcext:value-type="float">
            <text:p>15,5838</text:p>
          </table:table-cell>
          <table:table-cell office:value-type="float" office:value="31.36931713057" calcext:value-type="float">
            <text:p>31,36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860991423288269" calcext:value-type="float">
            <text:p>0,0861</text:p>
          </table:table-cell>
          <table:table-cell office:value-type="float" office:value="2.13110160147511" calcext:value-type="float">
            <text:p>2,1311</text:p>
          </table:table-cell>
          <table:table-cell office:value-type="float" office:value="0.319232053464665" calcext:value-type="float">
            <text:p>0,3192</text:p>
          </table:table-cell>
          <table:table-cell office:value-type="float" office:value="9.79977471093031" calcext:value-type="float">
            <text:p>9,7998</text:p>
          </table:table-cell>
          <table:table-cell office:value-type="float" office:value="0.544343594866723" calcext:value-type="float">
            <text:p>0,5443</text:p>
          </table:table-cell>
          <table:table-cell office:value-type="float" office:value="2.67516171886537" calcext:value-type="float">
            <text:p>2,6752</text:p>
          </table:table-cell>
          <table:table-cell office:value-type="float" office:value="16.6414661565525" calcext:value-type="float">
            <text:p>16,6415</text:p>
          </table:table-cell>
          <table:table-cell office:value-type="float" office:value="20.915124272047" calcext:value-type="float">
            <text:p>20,9151</text:p>
          </table:table-cell>
          <table:table-cell office:value-type="float" office:value="1.0350371425283" calcext:value-type="float">
            <text:p>1,0350</text:p>
          </table:table-cell>
          <table:table-cell office:value-type="float" office:value="15.8448608064195" calcext:value-type="float">
            <text:p>15,8449</text:p>
          </table:table-cell>
          <table:table-cell office:value-type="float" office:value="34.9710132635695" calcext:value-type="float">
            <text:p>34,97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78575889260267" calcext:value-type="float">
            <text:p>0,0479</text:p>
          </table:table-cell>
          <table:table-cell office:value-type="float" office:value="2.58754264032158" calcext:value-type="float">
            <text:p>2,5875</text:p>
          </table:table-cell>
          <table:table-cell office:value-type="float" office:value="0.326724795547957" calcext:value-type="float">
            <text:p>0,3267</text:p>
          </table:table-cell>
          <table:table-cell office:value-type="float" office:value="9.79977471093031" calcext:value-type="float">
            <text:p>9,7998</text:p>
          </table:table-cell>
          <table:table-cell office:value-type="float" office:value="0.539161065083827" calcext:value-type="float">
            <text:p>0,5392</text:p>
          </table:table-cell>
          <table:table-cell office:value-type="float" office:value="2.04464008003071" calcext:value-type="float">
            <text:p>2,0446</text:p>
          </table:table-cell>
          <table:table-cell office:value-type="float" office:value="17.2482847013515" calcext:value-type="float">
            <text:p>17,2483</text:p>
          </table:table-cell>
          <table:table-cell office:value-type="float" office:value="23.7034721839593" calcext:value-type="float">
            <text:p>23,7035</text:p>
          </table:table-cell>
          <table:table-cell office:value-type="float" office:value="1.04485986238761" calcext:value-type="float">
            <text:p>1,0449</text:p>
          </table:table-cell>
          <table:table-cell office:value-type="float" office:value="15.8506983942663" calcext:value-type="float">
            <text:p>15,8507</text:p>
          </table:table-cell>
          <table:table-cell office:value-type="float" office:value="37.064008431441" calcext:value-type="float">
            <text:p>37,06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208210069636507" calcext:value-type="float">
            <text:p>-0,0208</text:p>
          </table:table-cell>
          <table:table-cell office:value-type="float" office:value="2.27710113919795" calcext:value-type="float">
            <text:p>2,2771</text:p>
          </table:table-cell>
          <table:table-cell office:value-type="float" office:value="0.296671430229795" calcext:value-type="float">
            <text:p>0,2967</text:p>
          </table:table-cell>
          <table:table-cell office:value-type="float" office:value="9.87263186404693" calcext:value-type="float">
            <text:p>9,8726</text:p>
          </table:table-cell>
          <table:table-cell office:value-type="float" office:value="0.524549195950403" calcext:value-type="float">
            <text:p>0,5245</text:p>
          </table:table-cell>
          <table:table-cell office:value-type="float" office:value="2.80667189982932" calcext:value-type="float">
            <text:p>2,8067</text:p>
          </table:table-cell>
          <table:table-cell office:value-type="float" office:value="15.8575254186347" calcext:value-type="float">
            <text:p>15,8575</text:p>
          </table:table-cell>
          <table:table-cell office:value-type="float" office:value="22.3148806733049" calcext:value-type="float">
            <text:p>22,3149</text:p>
          </table:table-cell>
          <table:table-cell office:value-type="float" office:value="1.05037622160469" calcext:value-type="float">
            <text:p>1,0504</text:p>
          </table:table-cell>
          <table:table-cell office:value-type="float" office:value="15.2168009115954" calcext:value-type="float">
            <text:p>15,2168</text:p>
          </table:table-cell>
          <table:table-cell office:value-type="float" office:value="35.794250422768" calcext:value-type="float">
            <text:p>35,79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32957478446833" calcext:value-type="float">
            <text:p>0,0133</text:p>
          </table:table-cell>
          <table:table-cell office:value-type="float" office:value="2.02368926674527" calcext:value-type="float">
            <text:p>2,0237</text:p>
          </table:table-cell>
          <table:table-cell office:value-type="float" office:value="0.289588772994587" calcext:value-type="float">
            <text:p>0,2896</text:p>
          </table:table-cell>
          <table:table-cell office:value-type="float" office:value="9.87263186404693" calcext:value-type="float">
            <text:p>9,8726</text:p>
          </table:table-cell>
          <table:table-cell office:value-type="float" office:value="0.531709673088576" calcext:value-type="float">
            <text:p>0,5317</text:p>
          </table:table-cell>
          <table:table-cell office:value-type="float" office:value="1.77920553648531" calcext:value-type="float">
            <text:p>1,7792</text:p>
          </table:table-cell>
          <table:table-cell office:value-type="float" office:value="16.2895111851898" calcext:value-type="float">
            <text:p>16,2895</text:p>
          </table:table-cell>
          <table:table-cell office:value-type="float" office:value="23.9487984162746" calcext:value-type="float">
            <text:p>23,9488</text:p>
          </table:table-cell>
          <table:table-cell office:value-type="float" office:value="1.04727674680202" calcext:value-type="float">
            <text:p>1,0473</text:p>
          </table:table-cell>
          <table:table-cell office:value-type="float" office:value="15.0110542553443" calcext:value-type="float">
            <text:p>15,0111</text:p>
          </table:table-cell>
          <table:table-cell office:value-type="float" office:value="35.0077678510877" calcext:value-type="float">
            <text:p>35,00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357742970835613" calcext:value-type="float">
            <text:p>-0,0358</text:p>
          </table:table-cell>
          <table:table-cell office:value-type="float" office:value="1.93162088430441" calcext:value-type="float">
            <text:p>1,9316</text:p>
          </table:table-cell>
          <table:table-cell office:value-type="float" office:value="0.244464088290481" calcext:value-type="float">
            <text:p>0,2445</text:p>
          </table:table-cell>
          <table:table-cell office:value-type="float" office:value="9.87263186404693" calcext:value-type="float">
            <text:p>9,8726</text:p>
          </table:table-cell>
          <table:table-cell office:value-type="float" office:value="0.520767241031228" calcext:value-type="float">
            <text:p>0,5208</text:p>
          </table:table-cell>
          <table:table-cell office:value-type="float" office:value="0.962406650325519" calcext:value-type="float">
            <text:p>0,9624</text:p>
          </table:table-cell>
          <table:table-cell office:value-type="float" office:value="15.9799540764527" calcext:value-type="float">
            <text:p>15,9800</text:p>
          </table:table-cell>
          <table:table-cell office:value-type="float" office:value="40.2829716315506" calcext:value-type="float">
            <text:p>40,2830</text:p>
          </table:table-cell>
          <table:table-cell office:value-type="float" office:value="1.03270928221435" calcext:value-type="float">
            <text:p>1,0327</text:p>
          </table:table-cell>
          <table:table-cell office:value-type="float" office:value="14.7727785491821" calcext:value-type="float">
            <text:p>14,7728</text:p>
          </table:table-cell>
          <table:table-cell office:value-type="float" office:value="32.5715302170987" calcext:value-type="float">
            <text:p>32,57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68467416364475" calcext:value-type="float">
            <text:p>0,0168</text:p>
          </table:table-cell>
          <table:table-cell office:value-type="float" office:value="0.580732193376657" calcext:value-type="float">
            <text:p>0,5807</text:p>
          </table:table-cell>
          <table:table-cell office:value-type="float" office:value="0.273615384566665" calcext:value-type="float">
            <text:p>0,2736</text:p>
          </table:table-cell>
          <table:table-cell office:value-type="float" office:value="9.87263186404693" calcext:value-type="float">
            <text:p>9,8726</text:p>
          </table:table-cell>
          <table:table-cell office:value-type="float" office:value="0.512790205655201" calcext:value-type="float">
            <text:p>0,5128</text:p>
          </table:table-cell>
          <table:table-cell office:value-type="float" office:value="1.97713461784426" calcext:value-type="float">
            <text:p>1,9771</text:p>
          </table:table-cell>
          <table:table-cell office:value-type="float" office:value="15.5647450770354" calcext:value-type="float">
            <text:p>15,5647</text:p>
          </table:table-cell>
          <table:table-cell office:value-type="float" office:value="26.5799916024707" calcext:value-type="float">
            <text:p>26,5800</text:p>
          </table:table-cell>
          <table:table-cell office:value-type="float" office:value="1.00985496040526" calcext:value-type="float">
            <text:p>1,0099</text:p>
          </table:table-cell>
          <table:table-cell office:value-type="float" office:value="14.1815854549835" calcext:value-type="float">
            <text:p>14,1816</text:p>
          </table:table-cell>
          <table:table-cell office:value-type="float" office:value="32.0182654681349" calcext:value-type="float">
            <text:p>32,01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282409697045605" calcext:value-type="float">
            <text:p>-0,0282</text:p>
          </table:table-cell>
          <table:table-cell office:value-type="float" office:value="0.656560325131069" calcext:value-type="float">
            <text:p>0,6566</text:p>
          </table:table-cell>
          <table:table-cell office:value-type="float" office:value="0.369048525641372" calcext:value-type="float">
            <text:p>0,3690</text:p>
          </table:table-cell>
          <table:table-cell office:value-type="float" office:value="9.87263186404693" calcext:value-type="float">
            <text:p>9,8726</text:p>
          </table:table-cell>
          <table:table-cell office:value-type="float" office:value="0.473632870367831" calcext:value-type="float">
            <text:p>0,4736</text:p>
          </table:table-cell>
          <table:table-cell office:value-type="float" office:value="0.584749931723909" calcext:value-type="float">
            <text:p>0,5847</text:p>
          </table:table-cell>
          <table:table-cell office:value-type="float" office:value="14.6391484458567" calcext:value-type="float">
            <text:p>14,6391</text:p>
          </table:table-cell>
          <table:table-cell office:value-type="float" office:value="40.074690644294" calcext:value-type="float">
            <text:p>40,0747</text:p>
          </table:table-cell>
          <table:table-cell office:value-type="float" office:value="0.984741905647839" calcext:value-type="float">
            <text:p>0,9847</text:p>
          </table:table-cell>
          <table:table-cell office:value-type="float" office:value="13.6009428617082" calcext:value-type="float">
            <text:p>13,6009</text:p>
          </table:table-cell>
          <table:table-cell office:value-type="float" office:value="34.4125688674581" calcext:value-type="float">
            <text:p>34,41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70441352978263" calcext:value-type="float">
            <text:p>0,0270</text:p>
          </table:table-cell>
          <table:table-cell office:value-type="float" office:value="0.868936734890172" calcext:value-type="float">
            <text:p>0,8689</text:p>
          </table:table-cell>
          <table:table-cell office:value-type="float" office:value="0.924028230558225" calcext:value-type="float">
            <text:p>0,9240</text:p>
          </table:table-cell>
          <table:table-cell office:value-type="float" office:value="10.506926673292" calcext:value-type="float">
            <text:p>10,5069</text:p>
          </table:table-cell>
          <table:table-cell office:value-type="float" office:value="0.523207998210736" calcext:value-type="float">
            <text:p>0,5232</text:p>
          </table:table-cell>
          <table:table-cell office:value-type="float" office:value="3.71376212294673" calcext:value-type="float">
            <text:p>3,7138</text:p>
          </table:table-cell>
          <table:table-cell office:value-type="float" office:value="24.3758480415628" calcext:value-type="float">
            <text:p>24,3758</text:p>
          </table:table-cell>
          <table:table-cell office:value-type="float" office:value="2.86025797327989" calcext:value-type="float">
            <text:p>2,8603</text:p>
          </table:table-cell>
          <table:table-cell office:value-type="float" office:value="1.22056378534358" calcext:value-type="float">
            <text:p>1,2206</text:p>
          </table:table-cell>
          <table:table-cell office:value-type="float" office:value="10.5639285728497" calcext:value-type="float">
            <text:p>10,5639</text:p>
          </table:table-cell>
          <table:table-cell office:value-type="float" office:value="33.0096507498278" calcext:value-type="float">
            <text:p>33,00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70804270451281" calcext:value-type="float">
            <text:p>0,0171</text:p>
          </table:table-cell>
          <table:table-cell office:value-type="float" office:value="0.700978129854919" calcext:value-type="float">
            <text:p>0,7010</text:p>
          </table:table-cell>
          <table:table-cell office:value-type="float" office:value="0.944789254781702" calcext:value-type="float">
            <text:p>0,9448</text:p>
          </table:table-cell>
          <table:table-cell office:value-type="float" office:value="10.506926673292" calcext:value-type="float">
            <text:p>10,5069</text:p>
          </table:table-cell>
          <table:table-cell office:value-type="float" office:value="0.544173213440161" calcext:value-type="float">
            <text:p>0,5442</text:p>
          </table:table-cell>
          <table:table-cell office:value-type="float" office:value="1.92614705261838" calcext:value-type="float">
            <text:p>1,9261</text:p>
          </table:table-cell>
          <table:table-cell office:value-type="float" office:value="26.1309871750676" calcext:value-type="float">
            <text:p>26,1310</text:p>
          </table:table-cell>
          <table:table-cell office:value-type="float" office:value="3.1134093021093" calcext:value-type="float">
            <text:p>3,1134</text:p>
          </table:table-cell>
          <table:table-cell office:value-type="float" office:value="1.23399666342628" calcext:value-type="float">
            <text:p>1,2340</text:p>
          </table:table-cell>
          <table:table-cell office:value-type="float" office:value="10.8748382519722" calcext:value-type="float">
            <text:p>10,8748</text:p>
          </table:table-cell>
          <table:table-cell office:value-type="float" office:value="33.8120118505247" calcext:value-type="float">
            <text:p>33,81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76378214763557" calcext:value-type="float">
            <text:p>0,0276</text:p>
          </table:table-cell>
          <table:table-cell office:value-type="float" office:value="0.627510702228509" calcext:value-type="float">
            <text:p>0,6275</text:p>
          </table:table-cell>
          <table:table-cell office:value-type="float" office:value="0.927970437698997" calcext:value-type="float">
            <text:p>0,9280</text:p>
          </table:table-cell>
          <table:table-cell office:value-type="float" office:value="10.506926673292" calcext:value-type="float">
            <text:p>10,5069</text:p>
          </table:table-cell>
          <table:table-cell office:value-type="float" office:value="0.51102883669196" calcext:value-type="float">
            <text:p>0,5110</text:p>
          </table:table-cell>
          <table:table-cell office:value-type="float" office:value="7.00544417278242" calcext:value-type="float">
            <text:p>7,0054</text:p>
          </table:table-cell>
          <table:table-cell office:value-type="float" office:value="26.697744168609" calcext:value-type="float">
            <text:p>26,6977</text:p>
          </table:table-cell>
          <table:table-cell office:value-type="float" office:value="3.30902933631822" calcext:value-type="float">
            <text:p>3,3090</text:p>
          </table:table-cell>
          <table:table-cell office:value-type="float" office:value="1.15935216218033" calcext:value-type="float">
            <text:p>1,1594</text:p>
          </table:table-cell>
          <table:table-cell office:value-type="float" office:value="10.900879431305" calcext:value-type="float">
            <text:p>10,9009</text:p>
          </table:table-cell>
          <table:table-cell office:value-type="float" office:value="34.6044909137665" calcext:value-type="float">
            <text:p>34,60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82069332023787" calcext:value-type="float">
            <text:p>0,0182</text:p>
          </table:table-cell>
          <table:table-cell office:value-type="float" office:value="0.894592936320483" calcext:value-type="float">
            <text:p>0,8946</text:p>
          </table:table-cell>
          <table:table-cell office:value-type="float" office:value="0.904916985791617" calcext:value-type="float">
            <text:p>0,9049</text:p>
          </table:table-cell>
          <table:table-cell office:value-type="float" office:value="10.506926673292" calcext:value-type="float">
            <text:p>10,5069</text:p>
          </table:table-cell>
          <table:table-cell office:value-type="float" office:value="0.511797681334889" calcext:value-type="float">
            <text:p>0,5118</text:p>
          </table:table-cell>
          <table:table-cell office:value-type="float" office:value="-3.61881463501012" calcext:value-type="float">
            <text:p>-3,6188</text:p>
          </table:table-cell>
          <table:table-cell office:value-type="float" office:value="27.0675051446136" calcext:value-type="float">
            <text:p>27,0675</text:p>
          </table:table-cell>
          <table:table-cell office:value-type="float" office:value="3.79576349088889" calcext:value-type="float">
            <text:p>3,7958</text:p>
          </table:table-cell>
          <table:table-cell office:value-type="float" office:value="1.31978955436191" calcext:value-type="float">
            <text:p>1,3198</text:p>
          </table:table-cell>
          <table:table-cell office:value-type="float" office:value="10.3475110489802" calcext:value-type="float">
            <text:p>10,3475</text:p>
          </table:table-cell>
          <table:table-cell office:value-type="float" office:value="36.0578575264421" calcext:value-type="float">
            <text:p>36,05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31958332386208" calcext:value-type="float">
            <text:p>0,0132</text:p>
          </table:table-cell>
          <table:table-cell office:value-type="float" office:value="0.920577602617866" calcext:value-type="float">
            <text:p>0,9206</text:p>
          </table:table-cell>
          <table:table-cell office:value-type="float" office:value="0.916450904893521" calcext:value-type="float">
            <text:p>0,9165</text:p>
          </table:table-cell>
          <table:table-cell office:value-type="float" office:value="10.506926673292" calcext:value-type="float">
            <text:p>10,5069</text:p>
          </table:table-cell>
          <table:table-cell office:value-type="float" office:value="0.483125376871607" calcext:value-type="float">
            <text:p>0,4831</text:p>
          </table:table-cell>
          <table:table-cell office:value-type="float" office:value="4.0950242402329" calcext:value-type="float">
            <text:p>4,0950</text:p>
          </table:table-cell>
          <table:table-cell office:value-type="float" office:value="27.8703128091359" calcext:value-type="float">
            <text:p>27,8703</text:p>
          </table:table-cell>
          <table:table-cell office:value-type="float" office:value="5.09292996867063" calcext:value-type="float">
            <text:p>5,0929</text:p>
          </table:table-cell>
          <table:table-cell office:value-type="float" office:value="1.47522794532757" calcext:value-type="float">
            <text:p>1,4752</text:p>
          </table:table-cell>
          <table:table-cell office:value-type="float" office:value="9.89385559580564" calcext:value-type="float">
            <text:p>9,8939</text:p>
          </table:table-cell>
          <table:table-cell office:value-type="float" office:value="36.957713336702" calcext:value-type="float">
            <text:p>36,95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08305664190414" calcext:value-type="float">
            <text:p>0,0308</text:p>
          </table:table-cell>
          <table:table-cell office:value-type="float" office:value="0.840464110878499" calcext:value-type="float">
            <text:p>0,8405</text:p>
          </table:table-cell>
          <table:table-cell office:value-type="float" office:value="0.91422368302278" calcext:value-type="float">
            <text:p>0,9142</text:p>
          </table:table-cell>
          <table:table-cell office:value-type="float" office:value="10.6147972612879" calcext:value-type="float">
            <text:p>10,6148</text:p>
          </table:table-cell>
          <table:table-cell office:value-type="float" office:value="0.489560779647987" calcext:value-type="float">
            <text:p>0,4896</text:p>
          </table:table-cell>
          <table:table-cell office:value-type="float" office:value="5.20924970813456" calcext:value-type="float">
            <text:p>5,2092</text:p>
          </table:table-cell>
          <table:table-cell office:value-type="float" office:value="27.4001170350506" calcext:value-type="float">
            <text:p>27,4001</text:p>
          </table:table-cell>
          <table:table-cell office:value-type="float" office:value="5.01431178175665" calcext:value-type="float">
            <text:p>5,0143</text:p>
          </table:table-cell>
          <table:table-cell office:value-type="float" office:value="0.624678435014185" calcext:value-type="float">
            <text:p>0,6247</text:p>
          </table:table-cell>
          <table:table-cell office:value-type="float" office:value="9.29322809394136" calcext:value-type="float">
            <text:p>9,2932</text:p>
          </table:table-cell>
          <table:table-cell office:value-type="float" office:value="38.1916035251763" calcext:value-type="float">
            <text:p>38,19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58843652420497" calcext:value-type="float">
            <text:p>0,0159</text:p>
          </table:table-cell>
          <table:table-cell office:value-type="float" office:value="0.986414534935865" calcext:value-type="float">
            <text:p>0,9864</text:p>
          </table:table-cell>
          <table:table-cell office:value-type="float" office:value="0.916656083037341" calcext:value-type="float">
            <text:p>0,9167</text:p>
          </table:table-cell>
          <table:table-cell office:value-type="float" office:value="10.6147972612879" calcext:value-type="float">
            <text:p>10,6148</text:p>
          </table:table-cell>
          <table:table-cell office:value-type="float" office:value="0.441589256169797" calcext:value-type="float">
            <text:p>0,4416</text:p>
          </table:table-cell>
          <table:table-cell office:value-type="float" office:value="4.28465048042784" calcext:value-type="float">
            <text:p>4,2847</text:p>
          </table:table-cell>
          <table:table-cell office:value-type="float" office:value="28.2085194222858" calcext:value-type="float">
            <text:p>28,2085</text:p>
          </table:table-cell>
          <table:table-cell office:value-type="float" office:value="4.52509328793127" calcext:value-type="float">
            <text:p>4,5251</text:p>
          </table:table-cell>
          <table:table-cell office:value-type="float" office:value="2.00402174031569" calcext:value-type="float">
            <text:p>2,0040</text:p>
          </table:table-cell>
          <table:table-cell office:value-type="float" office:value="9.20792660263307" calcext:value-type="float">
            <text:p>9,2079</text:p>
          </table:table-cell>
          <table:table-cell office:value-type="float" office:value="40.2339507711752" calcext:value-type="float">
            <text:p>40,23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156568666600343" calcext:value-type="float">
            <text:p>-0,0016</text:p>
          </table:table-cell>
          <table:table-cell office:value-type="float" office:value="0.533065707689341" calcext:value-type="float">
            <text:p>0,5331</text:p>
          </table:table-cell>
          <table:table-cell office:value-type="float" office:value="0.908951572861027" calcext:value-type="float">
            <text:p>0,9090</text:p>
          </table:table-cell>
          <table:table-cell office:value-type="float" office:value="10.6147972612879" calcext:value-type="float">
            <text:p>10,6148</text:p>
          </table:table-cell>
          <table:table-cell office:value-type="float" office:value="0.434999504300012" calcext:value-type="float">
            <text:p>0,4350</text:p>
          </table:table-cell>
          <table:table-cell office:value-type="float" office:value="3.09151820481379" calcext:value-type="float">
            <text:p>3,0915</text:p>
          </table:table-cell>
          <table:table-cell office:value-type="float" office:value="27.5596001595801" calcext:value-type="float">
            <text:p>27,5596</text:p>
          </table:table-cell>
          <table:table-cell office:value-type="float" office:value="5.00347337877274" calcext:value-type="float">
            <text:p>5,0035</text:p>
          </table:table-cell>
          <table:table-cell office:value-type="float" office:value="2.0610451296841" calcext:value-type="float">
            <text:p>2,0610</text:p>
          </table:table-cell>
          <table:table-cell office:value-type="float" office:value="8.45242239144498" calcext:value-type="float">
            <text:p>8,4524</text:p>
          </table:table-cell>
          <table:table-cell office:value-type="float" office:value="39.2241765989046" calcext:value-type="float">
            <text:p>39,22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476663600564109" calcext:value-type="float">
            <text:p>0,0048</text:p>
          </table:table-cell>
          <table:table-cell office:value-type="float" office:value="0.731634568781126" calcext:value-type="float">
            <text:p>0,7316</text:p>
          </table:table-cell>
          <table:table-cell office:value-type="float" office:value="0.915167206916835" calcext:value-type="float">
            <text:p>0,9152</text:p>
          </table:table-cell>
          <table:table-cell office:value-type="float" office:value="10.6147972612879" calcext:value-type="float">
            <text:p>10,6148</text:p>
          </table:table-cell>
          <table:table-cell office:value-type="float" office:value="0.426919489475469" calcext:value-type="float">
            <text:p>0,4269</text:p>
          </table:table-cell>
          <table:table-cell office:value-type="float" office:value="3.07211866626719" calcext:value-type="float">
            <text:p>3,0721</text:p>
          </table:table-cell>
          <table:table-cell office:value-type="float" office:value="27.0104435527016" calcext:value-type="float">
            <text:p>27,0104</text:p>
          </table:table-cell>
          <table:table-cell office:value-type="float" office:value="1.16380278522344" calcext:value-type="float">
            <text:p>1,1638</text:p>
          </table:table-cell>
          <table:table-cell office:value-type="float" office:value="1.55548958906995" calcext:value-type="float">
            <text:p>1,5555</text:p>
          </table:table-cell>
          <table:table-cell office:value-type="float" office:value="8.0029774940554" calcext:value-type="float">
            <text:p>8,0030</text:p>
          </table:table-cell>
          <table:table-cell office:value-type="float" office:value="40.7163844539092" calcext:value-type="float">
            <text:p>40,71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03202020386757" calcext:value-type="float">
            <text:p>0,0103</text:p>
          </table:table-cell>
          <table:table-cell office:value-type="float" office:value="0.78934977636872" calcext:value-type="float">
            <text:p>0,7893</text:p>
          </table:table-cell>
          <table:table-cell office:value-type="float" office:value="0.909503560276607" calcext:value-type="float">
            <text:p>0,9095</text:p>
          </table:table-cell>
          <table:table-cell office:value-type="float" office:value="10.6147972612879" calcext:value-type="float">
            <text:p>10,6148</text:p>
          </table:table-cell>
          <table:table-cell office:value-type="float" office:value="0.458632955682098" calcext:value-type="float">
            <text:p>0,4586</text:p>
          </table:table-cell>
          <table:table-cell office:value-type="float" office:value="4.69372391405916" calcext:value-type="float">
            <text:p>4,6937</text:p>
          </table:table-cell>
          <table:table-cell office:value-type="float" office:value="25.9621034648806" calcext:value-type="float">
            <text:p>25,9621</text:p>
          </table:table-cell>
          <table:table-cell office:value-type="float" office:value="6.25869015957592" calcext:value-type="float">
            <text:p>6,2587</text:p>
          </table:table-cell>
          <table:table-cell office:value-type="float" office:value="1.38952731561803" calcext:value-type="float">
            <text:p>1,3895</text:p>
          </table:table-cell>
          <table:table-cell office:value-type="float" office:value="7.36406454728723" calcext:value-type="float">
            <text:p>7,3641</text:p>
          </table:table-cell>
          <table:table-cell office:value-type="float" office:value="42.0006922239611" calcext:value-type="float">
            <text:p>42,00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03266812686156" calcext:value-type="float">
            <text:p>0,0203</text:p>
          </table:table-cell>
          <table:table-cell office:value-type="float" office:value="0.657412017403276" calcext:value-type="float">
            <text:p>0,6574</text:p>
          </table:table-cell>
          <table:table-cell office:value-type="float" office:value="0.915668224015928" calcext:value-type="float">
            <text:p>0,9157</text:p>
          </table:table-cell>
          <table:table-cell office:value-type="float" office:value="10.6655750547204" calcext:value-type="float">
            <text:p>10,6656</text:p>
          </table:table-cell>
          <table:table-cell office:value-type="float" office:value="0.428891126293138" calcext:value-type="float">
            <text:p>0,4289</text:p>
          </table:table-cell>
          <table:table-cell office:value-type="float" office:value="3.72217187360839" calcext:value-type="float">
            <text:p>3,7222</text:p>
          </table:table-cell>
          <table:table-cell office:value-type="float" office:value="27.3362506680919" calcext:value-type="float">
            <text:p>27,3363</text:p>
          </table:table-cell>
          <table:table-cell office:value-type="float" office:value="1.87444380246858" calcext:value-type="float">
            <text:p>1,8744</text:p>
          </table:table-cell>
          <table:table-cell office:value-type="float" office:value="1.78544535033273" calcext:value-type="float">
            <text:p>1,7854</text:p>
          </table:table-cell>
          <table:table-cell office:value-type="float" office:value="7.04262426509888" calcext:value-type="float">
            <text:p>7,0426</text:p>
          </table:table-cell>
          <table:table-cell office:value-type="float" office:value="43.7495957270738" calcext:value-type="float">
            <text:p>43,74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846911025007202" calcext:value-type="float">
            <text:p>0,0085</text:p>
          </table:table-cell>
          <table:table-cell office:value-type="float" office:value="0.475588326919497" calcext:value-type="float">
            <text:p>0,4756</text:p>
          </table:table-cell>
          <table:table-cell office:value-type="float" office:value="0.918626583408716" calcext:value-type="float">
            <text:p>0,9186</text:p>
          </table:table-cell>
          <table:table-cell office:value-type="float" office:value="10.6655750547204" calcext:value-type="float">
            <text:p>10,6656</text:p>
          </table:table-cell>
          <table:table-cell office:value-type="float" office:value="0.407802279508272" calcext:value-type="float">
            <text:p>0,4078</text:p>
          </table:table-cell>
          <table:table-cell office:value-type="float" office:value="3.42582358029025" calcext:value-type="float">
            <text:p>3,4258</text:p>
          </table:table-cell>
          <table:table-cell office:value-type="float" office:value="27.7724101332436" calcext:value-type="float">
            <text:p>27,7724</text:p>
          </table:table-cell>
          <table:table-cell office:value-type="float" office:value="-0.157896221366386" calcext:value-type="float">
            <text:p>-0,1579</text:p>
          </table:table-cell>
          <table:table-cell office:value-type="float" office:value="1.75833807698328" calcext:value-type="float">
            <text:p>1,7583</text:p>
          </table:table-cell>
          <table:table-cell office:value-type="float" office:value="6.60839621300726" calcext:value-type="float">
            <text:p>6,6084</text:p>
          </table:table-cell>
          <table:table-cell office:value-type="float" office:value="43.7051093499279" calcext:value-type="float">
            <text:p>43,70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990280871695148" calcext:value-type="float">
            <text:p>0,0099</text:p>
          </table:table-cell>
          <table:table-cell office:value-type="float" office:value="0.472488691866976" calcext:value-type="float">
            <text:p>0,4725</text:p>
          </table:table-cell>
          <table:table-cell office:value-type="float" office:value="0.955176281442766" calcext:value-type="float">
            <text:p>0,9552</text:p>
          </table:table-cell>
          <table:table-cell office:value-type="float" office:value="10.6655750547204" calcext:value-type="float">
            <text:p>10,6656</text:p>
          </table:table-cell>
          <table:table-cell office:value-type="float" office:value="0.409957524243955" calcext:value-type="float">
            <text:p>0,4100</text:p>
          </table:table-cell>
          <table:table-cell office:value-type="float" office:value="4.3063839544263" calcext:value-type="float">
            <text:p>4,3064</text:p>
          </table:table-cell>
          <table:table-cell office:value-type="float" office:value="26.7895368773562" calcext:value-type="float">
            <text:p>26,7895</text:p>
          </table:table-cell>
          <table:table-cell office:value-type="float" office:value="1.43994516536645" calcext:value-type="float">
            <text:p>1,4399</text:p>
          </table:table-cell>
          <table:table-cell office:value-type="float" office:value="1.53587885355185" calcext:value-type="float">
            <text:p>1,5359</text:p>
          </table:table-cell>
          <table:table-cell office:value-type="float" office:value="6.36918966070426" calcext:value-type="float">
            <text:p>6,3692</text:p>
          </table:table-cell>
          <table:table-cell office:value-type="float" office:value="43.2509441446215" calcext:value-type="float">
            <text:p>43,25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859863137718264" calcext:value-type="float">
            <text:p>0,0086</text:p>
          </table:table-cell>
          <table:table-cell office:value-type="float" office:value="0.155414338155981" calcext:value-type="float">
            <text:p>0,1554</text:p>
          </table:table-cell>
          <table:table-cell office:value-type="float" office:value="0.930409442742736" calcext:value-type="float">
            <text:p>0,9304</text:p>
          </table:table-cell>
          <table:table-cell office:value-type="float" office:value="10.6655750547204" calcext:value-type="float">
            <text:p>10,6656</text:p>
          </table:table-cell>
          <table:table-cell office:value-type="float" office:value="0.413888528933929" calcext:value-type="float">
            <text:p>0,4139</text:p>
          </table:table-cell>
          <table:table-cell office:value-type="float" office:value="3.33338871116425" calcext:value-type="float">
            <text:p>3,3334</text:p>
          </table:table-cell>
          <table:table-cell office:value-type="float" office:value="26.0606240024078" calcext:value-type="float">
            <text:p>26,0606</text:p>
          </table:table-cell>
          <table:table-cell office:value-type="float" office:value="-0.728029657070636" calcext:value-type="float">
            <text:p>-0,7280</text:p>
          </table:table-cell>
          <table:table-cell office:value-type="float" office:value="1.46405981561408" calcext:value-type="float">
            <text:p>1,4641</text:p>
          </table:table-cell>
          <table:table-cell office:value-type="float" office:value="6.30706474142163" calcext:value-type="float">
            <text:p>6,3071</text:p>
          </table:table-cell>
          <table:table-cell office:value-type="float" office:value="43.8325845573323" calcext:value-type="float">
            <text:p>43,83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28987007749295" calcext:value-type="float">
            <text:p>0,0129</text:p>
          </table:table-cell>
          <table:table-cell office:value-type="float" office:value="0.174130490306666" calcext:value-type="float">
            <text:p>0,1741</text:p>
          </table:table-cell>
          <table:table-cell office:value-type="float" office:value="0.912777634032102" calcext:value-type="float">
            <text:p>0,9128</text:p>
          </table:table-cell>
          <table:table-cell office:value-type="float" office:value="10.6655750547204" calcext:value-type="float">
            <text:p>10,6656</text:p>
          </table:table-cell>
          <table:table-cell office:value-type="float" office:value="0.435851698696645" calcext:value-type="float">
            <text:p>0,4359</text:p>
          </table:table-cell>
          <table:table-cell office:value-type="float" office:value="3.24171849539953" calcext:value-type="float">
            <text:p>3,2417</text:p>
          </table:table-cell>
          <table:table-cell office:value-type="float" office:value="25.2290305398155" calcext:value-type="float">
            <text:p>25,2290</text:p>
          </table:table-cell>
          <table:table-cell office:value-type="float" office:value="-0.458368179676398" calcext:value-type="float">
            <text:p>-0,4584</text:p>
          </table:table-cell>
          <table:table-cell office:value-type="float" office:value="1.49820974240174" calcext:value-type="float">
            <text:p>1,4982</text:p>
          </table:table-cell>
          <table:table-cell office:value-type="float" office:value="6.06747151730172" calcext:value-type="float">
            <text:p>6,0675</text:p>
          </table:table-cell>
          <table:table-cell office:value-type="float" office:value="44.0505556068055" calcext:value-type="float">
            <text:p>44,05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14607918985126" calcext:value-type="float">
            <text:p>0,0115</text:p>
          </table:table-cell>
          <table:table-cell office:value-type="float" office:value="0.0407226641282025" calcext:value-type="float">
            <text:p>0,0407</text:p>
          </table:table-cell>
          <table:table-cell office:value-type="float" office:value="0.947219784879327" calcext:value-type="float">
            <text:p>0,9472</text:p>
          </table:table-cell>
          <table:table-cell office:value-type="float" office:value="10.5875442271485" calcext:value-type="float">
            <text:p>10,5875</text:p>
          </table:table-cell>
          <table:table-cell office:value-type="float" office:value="0.868229179253764" calcext:value-type="float">
            <text:p>0,8682</text:p>
          </table:table-cell>
          <table:table-cell office:value-type="float" office:value="0.149093502610969" calcext:value-type="float">
            <text:p>0,1491</text:p>
          </table:table-cell>
          <table:table-cell office:value-type="float" office:value="23.5305701513863" calcext:value-type="float">
            <text:p>23,5306</text:p>
          </table:table-cell>
          <table:table-cell office:value-type="float" office:value="1.14560015872065" calcext:value-type="float">
            <text:p>1,1456</text:p>
          </table:table-cell>
          <table:table-cell office:value-type="float" office:value="0.49198046425522" calcext:value-type="float">
            <text:p>0,4920</text:p>
          </table:table-cell>
          <table:table-cell office:value-type="float" office:value="17.7267828085994" calcext:value-type="float">
            <text:p>17,7268</text:p>
          </table:table-cell>
          <table:table-cell office:value-type="float" office:value="84.6239790439592" calcext:value-type="float">
            <text:p>84,62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449935178759908" calcext:value-type="float">
            <text:p>0,0045</text:p>
          </table:table-cell>
          <table:table-cell office:value-type="float" office:value="0.0378324558568906" calcext:value-type="float">
            <text:p>0,0378</text:p>
          </table:table-cell>
          <table:table-cell office:value-type="float" office:value="0.946104349266946" calcext:value-type="float">
            <text:p>0,9461</text:p>
          </table:table-cell>
          <table:table-cell office:value-type="float" office:value="10.5875442271485" calcext:value-type="float">
            <text:p>10,5875</text:p>
          </table:table-cell>
          <table:table-cell office:value-type="float" office:value="0.869524275782565" calcext:value-type="float">
            <text:p>0,8695</text:p>
          </table:table-cell>
          <table:table-cell office:value-type="float" office:value="2.71240603227672" calcext:value-type="float">
            <text:p>2,7124</text:p>
          </table:table-cell>
          <table:table-cell office:value-type="float" office:value="24.1081156475266" calcext:value-type="float">
            <text:p>24,1081</text:p>
          </table:table-cell>
          <table:table-cell office:value-type="float" office:value="1.30755017865387" calcext:value-type="float">
            <text:p>1,3076</text:p>
          </table:table-cell>
          <table:table-cell office:value-type="float" office:value="0.487133894826838" calcext:value-type="float">
            <text:p>0,4871</text:p>
          </table:table-cell>
          <table:table-cell office:value-type="float" office:value="17.4531746104997" calcext:value-type="float">
            <text:p>17,4532</text:p>
          </table:table-cell>
          <table:table-cell office:value-type="float" office:value="85.4939839831976" calcext:value-type="float">
            <text:p>85,49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07796936884659" calcext:value-type="float">
            <text:p>0,0208</text:p>
          </table:table-cell>
          <table:table-cell office:value-type="float" office:value="0.0450646603058179" calcext:value-type="float">
            <text:p>0,0451</text:p>
          </table:table-cell>
          <table:table-cell office:value-type="float" office:value="0.93338831090192" calcext:value-type="float">
            <text:p>0,9334</text:p>
          </table:table-cell>
          <table:table-cell office:value-type="float" office:value="10.5875442271485" calcext:value-type="float">
            <text:p>10,5875</text:p>
          </table:table-cell>
          <table:table-cell office:value-type="float" office:value="0.861588924549965" calcext:value-type="float">
            <text:p>0,8616</text:p>
          </table:table-cell>
          <table:table-cell office:value-type="float" office:value="1.29345298243174" calcext:value-type="float">
            <text:p>1,2935</text:p>
          </table:table-cell>
          <table:table-cell office:value-type="float" office:value="23.5915083524841" calcext:value-type="float">
            <text:p>23,5915</text:p>
          </table:table-cell>
          <table:table-cell office:value-type="float" office:value="1.73972053706007" calcext:value-type="float">
            <text:p>1,7397</text:p>
          </table:table-cell>
          <table:table-cell office:value-type="float" office:value="0.620413127334181" calcext:value-type="float">
            <text:p>0,6204</text:p>
          </table:table-cell>
          <table:table-cell office:value-type="float" office:value="17.3364603484259" calcext:value-type="float">
            <text:p>17,3365</text:p>
          </table:table-cell>
          <table:table-cell office:value-type="float" office:value="90.1435796006635" calcext:value-type="float">
            <text:p>90,14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53799084820268" calcext:value-type="float">
            <text:p>0,0154</text:p>
          </table:table-cell>
          <table:table-cell office:value-type="float" office:value="0.0607166792042946" calcext:value-type="float">
            <text:p>0,0607</text:p>
          </table:table-cell>
          <table:table-cell office:value-type="float" office:value="0.939006174737163" calcext:value-type="float">
            <text:p>0,9390</text:p>
          </table:table-cell>
          <table:table-cell office:value-type="float" office:value="10.5875442271485" calcext:value-type="float">
            <text:p>10,5875</text:p>
          </table:table-cell>
          <table:table-cell office:value-type="float" office:value="0.859887952034033" calcext:value-type="float">
            <text:p>0,8599</text:p>
          </table:table-cell>
          <table:table-cell office:value-type="float" office:value="25.72610677193" calcext:value-type="float">
            <text:p>25,7261</text:p>
          </table:table-cell>
          <table:table-cell office:value-type="float" office:value="23.0521157470689" calcext:value-type="float">
            <text:p>23,0521</text:p>
          </table:table-cell>
          <table:table-cell office:value-type="float" office:value="2.53779266567406" calcext:value-type="float">
            <text:p>2,5378</text:p>
          </table:table-cell>
          <table:table-cell office:value-type="float" office:value="0.681267248299787" calcext:value-type="float">
            <text:p>0,6813</text:p>
          </table:table-cell>
          <table:table-cell office:value-type="float" office:value="17.4078184700008" calcext:value-type="float">
            <text:p>17,4078</text:p>
          </table:table-cell>
          <table:table-cell office:value-type="float" office:value="93.5162954203597" calcext:value-type="float">
            <text:p>93,51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90093023507811" calcext:value-type="float">
            <text:p>0,0290</text:p>
          </table:table-cell>
          <table:table-cell office:value-type="float" office:value="0.0697934212488199" calcext:value-type="float">
            <text:p>0,0698</text:p>
          </table:table-cell>
          <table:table-cell office:value-type="float" office:value="0.95276068052068" calcext:value-type="float">
            <text:p>0,9528</text:p>
          </table:table-cell>
          <table:table-cell office:value-type="float" office:value="10.5875442271485" calcext:value-type="float">
            <text:p>10,5875</text:p>
          </table:table-cell>
          <table:table-cell office:value-type="float" office:value="0.845340071690178" calcext:value-type="float">
            <text:p>0,8453</text:p>
          </table:table-cell>
          <table:table-cell office:value-type="float" office:value="3.12425365181615" calcext:value-type="float">
            <text:p>3,1243</text:p>
          </table:table-cell>
          <table:table-cell office:value-type="float" office:value="22.6007558309184" calcext:value-type="float">
            <text:p>22,6008</text:p>
          </table:table-cell>
          <table:table-cell office:value-type="float" office:value="1.89216186052805" calcext:value-type="float">
            <text:p>1,8922</text:p>
          </table:table-cell>
          <table:table-cell office:value-type="float" office:value="0.494797775098466" calcext:value-type="float">
            <text:p>0,4948</text:p>
          </table:table-cell>
          <table:table-cell office:value-type="float" office:value="17.8234362098009" calcext:value-type="float">
            <text:p>17,8234</text:p>
          </table:table-cell>
          <table:table-cell office:value-type="float" office:value="96.4809221736311" calcext:value-type="float">
            <text:p>96,48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33547990178964" calcext:value-type="float">
            <text:p>0,0334</text:p>
          </table:table-cell>
          <table:table-cell office:value-type="float" office:value="0.0637775570517689" calcext:value-type="float">
            <text:p>0,0638</text:p>
          </table:table-cell>
          <table:table-cell office:value-type="float" office:value="0.964543268415146" calcext:value-type="float">
            <text:p>0,9645</text:p>
          </table:table-cell>
          <table:table-cell office:value-type="float" office:value="10.6905672698011" calcext:value-type="float">
            <text:p>10,6906</text:p>
          </table:table-cell>
          <table:table-cell office:value-type="float" office:value="0.850745277271493" calcext:value-type="float">
            <text:p>0,8507</text:p>
          </table:table-cell>
          <table:table-cell office:value-type="float" office:value="17.7223760527323" calcext:value-type="float">
            <text:p>17,7224</text:p>
          </table:table-cell>
          <table:table-cell office:value-type="float" office:value="22.9170276835207" calcext:value-type="float">
            <text:p>22,9170</text:p>
          </table:table-cell>
          <table:table-cell office:value-type="float" office:value="2.22117599066097" calcext:value-type="float">
            <text:p>2,2212</text:p>
          </table:table-cell>
          <table:table-cell office:value-type="float" office:value="0.324146535285463" calcext:value-type="float">
            <text:p>0,3241</text:p>
          </table:table-cell>
          <table:table-cell office:value-type="float" office:value="18.1536476227364" calcext:value-type="float">
            <text:p>18,1536</text:p>
          </table:table-cell>
          <table:table-cell office:value-type="float" office:value="99.1824492776021" calcext:value-type="float">
            <text:p>99,18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13682225119636" calcext:value-type="float">
            <text:p>0,0114</text:p>
          </table:table-cell>
          <table:table-cell office:value-type="float" office:value="0.0783256794764351" calcext:value-type="float">
            <text:p>0,0783</text:p>
          </table:table-cell>
          <table:table-cell office:value-type="float" office:value="0.95514853428823" calcext:value-type="float">
            <text:p>0,9551</text:p>
          </table:table-cell>
          <table:table-cell office:value-type="float" office:value="10.6905672698011" calcext:value-type="float">
            <text:p>10,6906</text:p>
          </table:table-cell>
          <table:table-cell office:value-type="float" office:value="0.828025883941065" calcext:value-type="float">
            <text:p>0,8280</text:p>
          </table:table-cell>
          <table:table-cell office:value-type="float" office:value="1.4666235588623" calcext:value-type="float">
            <text:p>1,4666</text:p>
          </table:table-cell>
          <table:table-cell office:value-type="float" office:value="23.276465624832" calcext:value-type="float">
            <text:p>23,2765</text:p>
          </table:table-cell>
          <table:table-cell office:value-type="float" office:value="1.95632075607269" calcext:value-type="float">
            <text:p>1,9563</text:p>
          </table:table-cell>
          <table:table-cell office:value-type="float" office:value="0.313041437661508" calcext:value-type="float">
            <text:p>0,3130</text:p>
          </table:table-cell>
          <table:table-cell office:value-type="float" office:value="17.4174657293044" calcext:value-type="float">
            <text:p>17,4175</text:p>
          </table:table-cell>
          <table:table-cell office:value-type="float" office:value="99.3050559143809" calcext:value-type="float">
            <text:p>99,30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09922417328552" calcext:value-type="float">
            <text:p>-0,0410</text:p>
          </table:table-cell>
          <table:table-cell office:value-type="float" office:value="0.0424777607482156" calcext:value-type="float">
            <text:p>0,0425</text:p>
          </table:table-cell>
          <table:table-cell office:value-type="float" office:value="0.920208050577513" calcext:value-type="float">
            <text:p>0,9202</text:p>
          </table:table-cell>
          <table:table-cell office:value-type="float" office:value="10.6905672698011" calcext:value-type="float">
            <text:p>10,6906</text:p>
          </table:table-cell>
          <table:table-cell office:value-type="float" office:value="0.831458964665091" calcext:value-type="float">
            <text:p>0,8315</text:p>
          </table:table-cell>
          <table:table-cell office:value-type="float" office:value="3.57176483919622" calcext:value-type="float">
            <text:p>3,5718</text:p>
          </table:table-cell>
          <table:table-cell office:value-type="float" office:value="22.4130082617233" calcext:value-type="float">
            <text:p>22,4130</text:p>
          </table:table-cell>
          <table:table-cell office:value-type="float" office:value="1.88926661845157" calcext:value-type="float">
            <text:p>1,8893</text:p>
          </table:table-cell>
          <table:table-cell office:value-type="float" office:value="0.261953189906348" calcext:value-type="float">
            <text:p>0,2620</text:p>
          </table:table-cell>
          <table:table-cell office:value-type="float" office:value="16.3619956421939" calcext:value-type="float">
            <text:p>16,3620</text:p>
          </table:table-cell>
          <table:table-cell office:value-type="float" office:value="89.5805289669424" calcext:value-type="float">
            <text:p>89,58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58002957106689" calcext:value-type="float">
            <text:p>0,0158</text:p>
          </table:table-cell>
          <table:table-cell office:value-type="float" office:value="0.0634105723801619" calcext:value-type="float">
            <text:p>0,0634</text:p>
          </table:table-cell>
          <table:table-cell office:value-type="float" office:value="0.924106736909594" calcext:value-type="float">
            <text:p>0,9241</text:p>
          </table:table-cell>
          <table:table-cell office:value-type="float" office:value="10.6905672698011" calcext:value-type="float">
            <text:p>10,6906</text:p>
          </table:table-cell>
          <table:table-cell office:value-type="float" office:value="0.840468546699066" calcext:value-type="float">
            <text:p>0,8405</text:p>
          </table:table-cell>
          <table:table-cell office:value-type="float" office:value="-5.61520909859131" calcext:value-type="float">
            <text:p>-5,6152</text:p>
          </table:table-cell>
          <table:table-cell office:value-type="float" office:value="21.5967237748965" calcext:value-type="float">
            <text:p>21,5967</text:p>
          </table:table-cell>
          <table:table-cell office:value-type="float" office:value="0.873054056112693" calcext:value-type="float">
            <text:p>0,8731</text:p>
          </table:table-cell>
          <table:table-cell office:value-type="float" office:value="0.240394299500766" calcext:value-type="float">
            <text:p>0,2404</text:p>
          </table:table-cell>
          <table:table-cell office:value-type="float" office:value="16.4785007359327" calcext:value-type="float">
            <text:p>16,4785</text:p>
          </table:table-cell>
          <table:table-cell office:value-type="float" office:value="99.0197962369561" calcext:value-type="float">
            <text:p>99,01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5438175268512" calcext:value-type="float">
            <text:p>0,0254</text:p>
          </table:table-cell>
          <table:table-cell office:value-type="float" office:value="0.0846315045127075" calcext:value-type="float">
            <text:p>0,0846</text:p>
          </table:table-cell>
          <table:table-cell office:value-type="float" office:value="0.924424140229535" calcext:value-type="float">
            <text:p>0,9244</text:p>
          </table:table-cell>
          <table:table-cell office:value-type="float" office:value="10.6905672698011" calcext:value-type="float">
            <text:p>10,6906</text:p>
          </table:table-cell>
          <table:table-cell office:value-type="float" office:value="0.834832986417474" calcext:value-type="float">
            <text:p>0,8348</text:p>
          </table:table-cell>
          <table:table-cell office:value-type="float" office:value="5.32899744107078" calcext:value-type="float">
            <text:p>5,3290</text:p>
          </table:table-cell>
          <table:table-cell office:value-type="float" office:value="22.4717154486786" calcext:value-type="float">
            <text:p>22,4717</text:p>
          </table:table-cell>
          <table:table-cell office:value-type="float" office:value="1.83340989561151" calcext:value-type="float">
            <text:p>1,8334</text:p>
          </table:table-cell>
          <table:table-cell office:value-type="float" office:value="0.337080841831645" calcext:value-type="float">
            <text:p>0,3371</text:p>
          </table:table-cell>
          <table:table-cell office:value-type="float" office:value="16.595609061091" calcext:value-type="float">
            <text:p>16,5956</text:p>
          </table:table-cell>
          <table:table-cell office:value-type="float" office:value="101.926893586533" calcext:value-type="float">
            <text:p>101,92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222202327522503" calcext:value-type="float">
            <text:p>0,0022</text:p>
          </table:table-cell>
          <table:table-cell office:value-type="float" office:value="0.0843388144515066" calcext:value-type="float">
            <text:p>0,0843</text:p>
          </table:table-cell>
          <table:table-cell office:value-type="float" office:value="0.938750056436808" calcext:value-type="float">
            <text:p>0,9388</text:p>
          </table:table-cell>
          <table:table-cell office:value-type="float" office:value="10.7044037533675" calcext:value-type="float">
            <text:p>10,7044</text:p>
          </table:table-cell>
          <table:table-cell office:value-type="float" office:value="0.815903004510277" calcext:value-type="float">
            <text:p>0,8159</text:p>
          </table:table-cell>
          <table:table-cell office:value-type="float" office:value="1.27486772723933" calcext:value-type="float">
            <text:p>1,2749</text:p>
          </table:table-cell>
          <table:table-cell office:value-type="float" office:value="22.649292785658" calcext:value-type="float">
            <text:p>22,6493</text:p>
          </table:table-cell>
          <table:table-cell office:value-type="float" office:value="2.05423690406209" calcext:value-type="float">
            <text:p>2,0542</text:p>
          </table:table-cell>
          <table:table-cell office:value-type="float" office:value="0.45593747231891" calcext:value-type="float">
            <text:p>0,4559</text:p>
          </table:table-cell>
          <table:table-cell office:value-type="float" office:value="16.7061233748154" calcext:value-type="float">
            <text:p>16,7061</text:p>
          </table:table-cell>
          <table:table-cell office:value-type="float" office:value="102.442490536087" calcext:value-type="float">
            <text:p>102,44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563886405820213" calcext:value-type="float">
            <text:p>-0,0056</text:p>
          </table:table-cell>
          <table:table-cell office:value-type="float" office:value="0.0827325499289776" calcext:value-type="float">
            <text:p>0,0827</text:p>
          </table:table-cell>
          <table:table-cell office:value-type="float" office:value="0.937030517014239" calcext:value-type="float">
            <text:p>0,9370</text:p>
          </table:table-cell>
          <table:table-cell office:value-type="float" office:value="10.7044037533675" calcext:value-type="float">
            <text:p>10,7044</text:p>
          </table:table-cell>
          <table:table-cell office:value-type="float" office:value="0.831126554084946" calcext:value-type="float">
            <text:p>0,8311</text:p>
          </table:table-cell>
          <table:table-cell office:value-type="float" office:value="0.104941937585045" calcext:value-type="float">
            <text:p>0,1049</text:p>
          </table:table-cell>
          <table:table-cell office:value-type="float" office:value="23.0401975609289" calcext:value-type="float">
            <text:p>23,0402</text:p>
          </table:table-cell>
          <table:table-cell office:value-type="float" office:value="1.62388869108239" calcext:value-type="float">
            <text:p>1,6239</text:p>
          </table:table-cell>
          <table:table-cell office:value-type="float" office:value="0.589387254692989" calcext:value-type="float">
            <text:p>0,5894</text:p>
          </table:table-cell>
          <table:table-cell office:value-type="float" office:value="16.4957293719062" calcext:value-type="float">
            <text:p>16,4957</text:p>
          </table:table-cell>
          <table:table-cell office:value-type="float" office:value="103.098812385807" calcext:value-type="float">
            <text:p>103,09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0437770990004083" calcext:value-type="float">
            <text:p>0,0004</text:p>
          </table:table-cell>
          <table:table-cell office:value-type="float" office:value="0.0705240025186057" calcext:value-type="float">
            <text:p>0,0705</text:p>
          </table:table-cell>
          <table:table-cell office:value-type="float" office:value="0.96260425503218" calcext:value-type="float">
            <text:p>0,9626</text:p>
          </table:table-cell>
          <table:table-cell office:value-type="float" office:value="10.7044037533675" calcext:value-type="float">
            <text:p>10,7044</text:p>
          </table:table-cell>
          <table:table-cell office:value-type="float" office:value="0.830148868640146" calcext:value-type="float">
            <text:p>0,8301</text:p>
          </table:table-cell>
          <table:table-cell office:value-type="float" office:value="0.387418401667625" calcext:value-type="float">
            <text:p>0,3874</text:p>
          </table:table-cell>
          <table:table-cell office:value-type="float" office:value="22.6472187122049" calcext:value-type="float">
            <text:p>22,6472</text:p>
          </table:table-cell>
          <table:table-cell office:value-type="float" office:value="1.98045753562816" calcext:value-type="float">
            <text:p>1,9805</text:p>
          </table:table-cell>
          <table:table-cell office:value-type="float" office:value="0.781541632525841" calcext:value-type="float">
            <text:p>0,7815</text:p>
          </table:table-cell>
          <table:table-cell office:value-type="float" office:value="16.5643475692349" calcext:value-type="float">
            <text:p>16,5643</text:p>
          </table:table-cell>
          <table:table-cell office:value-type="float" office:value="105.253700839727" calcext:value-type="float">
            <text:p>105,25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0350559629412217" calcext:value-type="float">
            <text:p>-0,0004</text:p>
          </table:table-cell>
          <table:table-cell office:value-type="float" office:value="0.0338394469813153" calcext:value-type="float">
            <text:p>0,0338</text:p>
          </table:table-cell>
          <table:table-cell office:value-type="float" office:value="0.938008242292255" calcext:value-type="float">
            <text:p>0,9380</text:p>
          </table:table-cell>
          <table:table-cell office:value-type="float" office:value="10.7044037533675" calcext:value-type="float">
            <text:p>10,7044</text:p>
          </table:table-cell>
          <table:table-cell office:value-type="float" office:value="0.840206067871954" calcext:value-type="float">
            <text:p>0,8402</text:p>
          </table:table-cell>
          <table:table-cell office:value-type="float" office:value="-2.08817008219972" calcext:value-type="float">
            <text:p>-2,0882</text:p>
          </table:table-cell>
          <table:table-cell office:value-type="float" office:value="22.5202316783233" calcext:value-type="float">
            <text:p>22,5202</text:p>
          </table:table-cell>
          <table:table-cell office:value-type="float" office:value="2.31482349572502" calcext:value-type="float">
            <text:p>2,3148</text:p>
          </table:table-cell>
          <table:table-cell office:value-type="float" office:value="1.12099250236958" calcext:value-type="float">
            <text:p>1,1210</text:p>
          </table:table-cell>
          <table:table-cell office:value-type="float" office:value="16.5586504951608" calcext:value-type="float">
            <text:p>16,5587</text:p>
          </table:table-cell>
          <table:table-cell office:value-type="float" office:value="107.35602509001" calcext:value-type="float">
            <text:p>107,35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359094079654554" calcext:value-type="float">
            <text:p>0,0036</text:p>
          </table:table-cell>
          <table:table-cell office:value-type="float" office:value="0.0354007297217111" calcext:value-type="float">
            <text:p>0,0354</text:p>
          </table:table-cell>
          <table:table-cell office:value-type="float" office:value="0.927817375949786" calcext:value-type="float">
            <text:p>0,9278</text:p>
          </table:table-cell>
          <table:table-cell office:value-type="float" office:value="10.7044037533675" calcext:value-type="float">
            <text:p>10,7044</text:p>
          </table:table-cell>
          <table:table-cell office:value-type="float" office:value="0.83864364918615" calcext:value-type="float">
            <text:p>0,8386</text:p>
          </table:table-cell>
          <table:table-cell office:value-type="float" office:value="-7.32709078346627" calcext:value-type="float">
            <text:p>-7,3271</text:p>
          </table:table-cell>
          <table:table-cell office:value-type="float" office:value="23.0777839784168" calcext:value-type="float">
            <text:p>23,0778</text:p>
          </table:table-cell>
          <table:table-cell office:value-type="float" office:value="1.08885214363812" calcext:value-type="float">
            <text:p>1,0889</text:p>
          </table:table-cell>
          <table:table-cell office:value-type="float" office:value="1.08139629872802" calcext:value-type="float">
            <text:p>1,0814</text:p>
          </table:table-cell>
          <table:table-cell office:value-type="float" office:value="16.2069768397641" calcext:value-type="float">
            <text:p>16,2070</text:p>
          </table:table-cell>
          <table:table-cell office:value-type="float" office:value="108.471631180293" calcext:value-type="float">
            <text:p>108,47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91921987987227" calcext:value-type="float">
            <text:p>0,0192</text:p>
          </table:table-cell>
          <table:table-cell office:value-type="float" office:value="0.0808919779631614" calcext:value-type="float">
            <text:p>0,0809</text:p>
          </table:table-cell>
          <table:table-cell office:value-type="float" office:value="0.240164938134552" calcext:value-type="float">
            <text:p>0,2402</text:p>
          </table:table-cell>
          <table:table-cell office:value-type="float" office:value="7.48399322878634" calcext:value-type="float">
            <text:p>7,4840</text:p>
          </table:table-cell>
          <table:table-cell office:value-type="float" office:value="0.236482698711323" calcext:value-type="float">
            <text:p>0,2365</text:p>
          </table:table-cell>
          <table:table-cell office:value-type="float" office:value="0.0955793676464671" calcext:value-type="float">
            <text:p>0,0956</text:p>
          </table:table-cell>
          <table:table-cell office:value-type="float" office:value="24.3414161366729" calcext:value-type="float">
            <text:p>24,3414</text:p>
          </table:table-cell>
          <table:table-cell office:value-type="float" office:value="3.89286743491381" calcext:value-type="float">
            <text:p>3,8929</text:p>
          </table:table-cell>
          <table:table-cell office:value-type="float" office:value="1.84226481418774" calcext:value-type="float">
            <text:p>1,8423</text:p>
          </table:table-cell>
          <table:table-cell office:value-type="float" office:value="14.3174375493986" calcext:value-type="float">
            <text:p>14,3174</text:p>
          </table:table-cell>
          <table:table-cell office:value-type="float" office:value="15.7213813027784" calcext:value-type="float">
            <text:p>15,72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7579809838565" calcext:value-type="float">
            <text:p>0,0288</text:p>
          </table:table-cell>
          <table:table-cell office:value-type="float" office:value="0.083674839434766" calcext:value-type="float">
            <text:p>0,0837</text:p>
          </table:table-cell>
          <table:table-cell office:value-type="float" office:value="0.203574720206892" calcext:value-type="float">
            <text:p>0,2036</text:p>
          </table:table-cell>
          <table:table-cell office:value-type="float" office:value="7.48399322878634" calcext:value-type="float">
            <text:p>7,4840</text:p>
          </table:table-cell>
          <table:table-cell office:value-type="float" office:value="0.234248268002991" calcext:value-type="float">
            <text:p>0,2342</text:p>
          </table:table-cell>
          <table:table-cell office:value-type="float" office:value="0.445960783298092" calcext:value-type="float">
            <text:p>0,4460</text:p>
          </table:table-cell>
          <table:table-cell office:value-type="float" office:value="24.6791888612834" calcext:value-type="float">
            <text:p>24,6792</text:p>
          </table:table-cell>
          <table:table-cell office:value-type="float" office:value="5.81581664836699" calcext:value-type="float">
            <text:p>5,8158</text:p>
          </table:table-cell>
          <table:table-cell office:value-type="float" office:value="1.75487916356588" calcext:value-type="float">
            <text:p>1,7549</text:p>
          </table:table-cell>
          <table:table-cell office:value-type="float" office:value="14.1454615609431" calcext:value-type="float">
            <text:p>14,1455</text:p>
          </table:table-cell>
          <table:table-cell office:value-type="float" office:value="15.6752576566939" calcext:value-type="float">
            <text:p>15,67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47411644834308" calcext:value-type="float">
            <text:p>0,0347</text:p>
          </table:table-cell>
          <table:table-cell office:value-type="float" office:value="0.102315582083816" calcext:value-type="float">
            <text:p>0,1023</text:p>
          </table:table-cell>
          <table:table-cell office:value-type="float" office:value="0.210578313131646" calcext:value-type="float">
            <text:p>0,2106</text:p>
          </table:table-cell>
          <table:table-cell office:value-type="float" office:value="7.48399322878634" calcext:value-type="float">
            <text:p>7,4840</text:p>
          </table:table-cell>
          <table:table-cell office:value-type="float" office:value="0.23594316164569" calcext:value-type="float">
            <text:p>0,2359</text:p>
          </table:table-cell>
          <table:table-cell office:value-type="float" office:value="0.689472335587341" calcext:value-type="float">
            <text:p>0,6895</text:p>
          </table:table-cell>
          <table:table-cell office:value-type="float" office:value="24.9918339447004" calcext:value-type="float">
            <text:p>24,9918</text:p>
          </table:table-cell>
          <table:table-cell office:value-type="float" office:value="4.56213637954043" calcext:value-type="float">
            <text:p>4,5621</text:p>
          </table:table-cell>
          <table:table-cell office:value-type="float" office:value="1.63276673635881" calcext:value-type="float">
            <text:p>1,6328</text:p>
          </table:table-cell>
          <table:table-cell office:value-type="float" office:value="14.44207318664" calcext:value-type="float">
            <text:p>14,4421</text:p>
          </table:table-cell>
          <table:table-cell office:value-type="float" office:value="27.5668054844048" calcext:value-type="float">
            <text:p>27,56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8395754894611" calcext:value-type="float">
            <text:p>0,0484</text:p>
          </table:table-cell>
          <table:table-cell office:value-type="float" office:value="0.136775892651137" calcext:value-type="float">
            <text:p>0,1368</text:p>
          </table:table-cell>
          <table:table-cell office:value-type="float" office:value="0.220967466069226" calcext:value-type="float">
            <text:p>0,2210</text:p>
          </table:table-cell>
          <table:table-cell office:value-type="float" office:value="7.48399322878634" calcext:value-type="float">
            <text:p>7,4840</text:p>
          </table:table-cell>
          <table:table-cell office:value-type="float" office:value="0.260179110293149" calcext:value-type="float">
            <text:p>0,2602</text:p>
          </table:table-cell>
          <table:table-cell office:value-type="float" office:value="1.09514981929301" calcext:value-type="float">
            <text:p>1,0951</text:p>
          </table:table-cell>
          <table:table-cell office:value-type="float" office:value="25.8304355145863" calcext:value-type="float">
            <text:p>25,8304</text:p>
          </table:table-cell>
          <table:table-cell office:value-type="float" office:value="4.58636070468232" calcext:value-type="float">
            <text:p>4,5864</text:p>
          </table:table-cell>
          <table:table-cell office:value-type="float" office:value="1.4916498501316" calcext:value-type="float">
            <text:p>1,4916</text:p>
          </table:table-cell>
          <table:table-cell office:value-type="float" office:value="14.743998758061" calcext:value-type="float">
            <text:p>14,7440</text:p>
          </table:table-cell>
          <table:table-cell office:value-type="float" office:value="36.2093305886679" calcext:value-type="float">
            <text:p>36,20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11739307650396" calcext:value-type="float">
            <text:p>0,0512</text:p>
          </table:table-cell>
          <table:table-cell office:value-type="float" office:value="0.161611334229996" calcext:value-type="float">
            <text:p>0,1616</text:p>
          </table:table-cell>
          <table:table-cell office:value-type="float" office:value="0.239927564243485" calcext:value-type="float">
            <text:p>0,2399</text:p>
          </table:table-cell>
          <table:table-cell office:value-type="float" office:value="7.48399322878634" calcext:value-type="float">
            <text:p>7,4840</text:p>
          </table:table-cell>
          <table:table-cell office:value-type="float" office:value="0.298669275343453" calcext:value-type="float">
            <text:p>0,2987</text:p>
          </table:table-cell>
          <table:table-cell office:value-type="float" office:value="0.635657187878018" calcext:value-type="float">
            <text:p>0,6357</text:p>
          </table:table-cell>
          <table:table-cell office:value-type="float" office:value="26.1441457474299" calcext:value-type="float">
            <text:p>26,1441</text:p>
          </table:table-cell>
          <table:table-cell office:value-type="float" office:value="5.87593581535381" calcext:value-type="float">
            <text:p>5,8759</text:p>
          </table:table-cell>
          <table:table-cell office:value-type="float" office:value="1.34136983681035" calcext:value-type="float">
            <text:p>1,3414</text:p>
          </table:table-cell>
          <table:table-cell office:value-type="float" office:value="15.3075621798679" calcext:value-type="float">
            <text:p>15,3076</text:p>
          </table:table-cell>
          <table:table-cell office:value-type="float" office:value="41.0780159424975" calcext:value-type="float">
            <text:p>41,07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60956256413556" calcext:value-type="float">
            <text:p>0,0561</text:p>
          </table:table-cell>
          <table:table-cell office:value-type="float" office:value="0.158678368934002" calcext:value-type="float">
            <text:p>0,1587</text:p>
          </table:table-cell>
          <table:table-cell office:value-type="float" office:value="0.259454051209726" calcext:value-type="float">
            <text:p>0,2595</text:p>
          </table:table-cell>
          <table:table-cell office:value-type="float" office:value="7.70342530246939" calcext:value-type="float">
            <text:p>7,7034</text:p>
          </table:table-cell>
          <table:table-cell office:value-type="float" office:value="0.286558491881961" calcext:value-type="float">
            <text:p>0,2866</text:p>
          </table:table-cell>
          <table:table-cell office:value-type="float" office:value="0.817754424203324" calcext:value-type="float">
            <text:p>0,8178</text:p>
          </table:table-cell>
          <table:table-cell office:value-type="float" office:value="26.1784970672047" calcext:value-type="float">
            <text:p>26,1785</text:p>
          </table:table-cell>
          <table:table-cell office:value-type="float" office:value="6.4712601029623" calcext:value-type="float">
            <text:p>6,4713</text:p>
          </table:table-cell>
          <table:table-cell office:value-type="float" office:value="1.2110530460863" calcext:value-type="float">
            <text:p>1,2111</text:p>
          </table:table-cell>
          <table:table-cell office:value-type="float" office:value="15.9340729924007" calcext:value-type="float">
            <text:p>15,9341</text:p>
          </table:table-cell>
          <table:table-cell office:value-type="float" office:value="44.039141067414" calcext:value-type="float">
            <text:p>44,03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713581383864" calcext:value-type="float">
            <text:p>0,0471</text:p>
          </table:table-cell>
          <table:table-cell office:value-type="float" office:value="0.172239147865874" calcext:value-type="float">
            <text:p>0,1722</text:p>
          </table:table-cell>
          <table:table-cell office:value-type="float" office:value="0.278845512077205" calcext:value-type="float">
            <text:p>0,2788</text:p>
          </table:table-cell>
          <table:table-cell office:value-type="float" office:value="7.70342530246939" calcext:value-type="float">
            <text:p>7,7034</text:p>
          </table:table-cell>
          <table:table-cell office:value-type="float" office:value="0.305792355673588" calcext:value-type="float">
            <text:p>0,3058</text:p>
          </table:table-cell>
          <table:table-cell office:value-type="float" office:value="1.4497483960094" calcext:value-type="float">
            <text:p>1,4497</text:p>
          </table:table-cell>
          <table:table-cell office:value-type="float" office:value="26.2022714003991" calcext:value-type="float">
            <text:p>26,2023</text:p>
          </table:table-cell>
          <table:table-cell office:value-type="float" office:value="7.86096609206271" calcext:value-type="float">
            <text:p>7,8610</text:p>
          </table:table-cell>
          <table:table-cell office:value-type="float" office:value="1.12631778923329" calcext:value-type="float">
            <text:p>1,1263</text:p>
          </table:table-cell>
          <table:table-cell office:value-type="float" office:value="16.124366972693" calcext:value-type="float">
            <text:p>16,1244</text:p>
          </table:table-cell>
          <table:table-cell office:value-type="float" office:value="42.2274111743803" calcext:value-type="float">
            <text:p>42,22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81999306351997" calcext:value-type="float">
            <text:p>0,0382</text:p>
          </table:table-cell>
          <table:table-cell office:value-type="float" office:value="0.0705109959736919" calcext:value-type="float">
            <text:p>0,0705</text:p>
          </table:table-cell>
          <table:table-cell office:value-type="float" office:value="0.26988601619716" calcext:value-type="float">
            <text:p>0,2699</text:p>
          </table:table-cell>
          <table:table-cell office:value-type="float" office:value="7.70342530246939" calcext:value-type="float">
            <text:p>7,7034</text:p>
          </table:table-cell>
          <table:table-cell office:value-type="float" office:value="0.270561998749334" calcext:value-type="float">
            <text:p>0,2706</text:p>
          </table:table-cell>
          <table:table-cell office:value-type="float" office:value="0.879494542360121" calcext:value-type="float">
            <text:p>0,8795</text:p>
          </table:table-cell>
          <table:table-cell office:value-type="float" office:value="26.2060570157536" calcext:value-type="float">
            <text:p>26,2061</text:p>
          </table:table-cell>
          <table:table-cell office:value-type="float" office:value="6.76435468601684" calcext:value-type="float">
            <text:p>6,7644</text:p>
          </table:table-cell>
          <table:table-cell office:value-type="float" office:value="1.10199011584237" calcext:value-type="float">
            <text:p>1,1020</text:p>
          </table:table-cell>
          <table:table-cell office:value-type="float" office:value="16.4801860604835" calcext:value-type="float">
            <text:p>16,4802</text:p>
          </table:table-cell>
          <table:table-cell office:value-type="float" office:value="39.5945944771741" calcext:value-type="float">
            <text:p>39,59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30222468255925" calcext:value-type="float">
            <text:p>0,0430</text:p>
          </table:table-cell>
          <table:table-cell office:value-type="float" office:value="0.0849493655597501" calcext:value-type="float">
            <text:p>0,0849</text:p>
          </table:table-cell>
          <table:table-cell office:value-type="float" office:value="0.265488393802577" calcext:value-type="float">
            <text:p>0,2655</text:p>
          </table:table-cell>
          <table:table-cell office:value-type="float" office:value="7.70342530246939" calcext:value-type="float">
            <text:p>7,7034</text:p>
          </table:table-cell>
          <table:table-cell office:value-type="float" office:value="0.276931422353045" calcext:value-type="float">
            <text:p>0,2769</text:p>
          </table:table-cell>
          <table:table-cell office:value-type="float" office:value="1.06893486111064" calcext:value-type="float">
            <text:p>1,0689</text:p>
          </table:table-cell>
          <table:table-cell office:value-type="float" office:value="26.2466561760577" calcext:value-type="float">
            <text:p>26,2467</text:p>
          </table:table-cell>
          <table:table-cell office:value-type="float" office:value="7.14464872957153" calcext:value-type="float">
            <text:p>7,1446</text:p>
          </table:table-cell>
          <table:table-cell office:value-type="float" office:value="1.11988788804906" calcext:value-type="float">
            <text:p>1,1199</text:p>
          </table:table-cell>
          <table:table-cell office:value-type="float" office:value="16.1212283592006" calcext:value-type="float">
            <text:p>16,1212</text:p>
          </table:table-cell>
          <table:table-cell office:value-type="float" office:value="37.8028426708322" calcext:value-type="float">
            <text:p>37,80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11208290789433" calcext:value-type="float">
            <text:p>0,0511</text:p>
          </table:table-cell>
          <table:table-cell office:value-type="float" office:value="0.116331125304227" calcext:value-type="float">
            <text:p>0,1163</text:p>
          </table:table-cell>
          <table:table-cell office:value-type="float" office:value="0.283325938616116" calcext:value-type="float">
            <text:p>0,2833</text:p>
          </table:table-cell>
          <table:table-cell office:value-type="float" office:value="7.70342530246939" calcext:value-type="float">
            <text:p>7,7034</text:p>
          </table:table-cell>
          <table:table-cell office:value-type="float" office:value="0.260609252351474" calcext:value-type="float">
            <text:p>0,2606</text:p>
          </table:table-cell>
          <table:table-cell office:value-type="float" office:value="0.983166533919391" calcext:value-type="float">
            <text:p>0,9832</text:p>
          </table:table-cell>
          <table:table-cell office:value-type="float" office:value="27.4209733686034" calcext:value-type="float">
            <text:p>27,4210</text:p>
          </table:table-cell>
          <table:table-cell office:value-type="float" office:value="7.85944603491285" calcext:value-type="float">
            <text:p>7,8594</text:p>
          </table:table-cell>
          <table:table-cell office:value-type="float" office:value="1.15194904928732" calcext:value-type="float">
            <text:p>1,1519</text:p>
          </table:table-cell>
          <table:table-cell office:value-type="float" office:value="15.9967342498947" calcext:value-type="float">
            <text:p>15,9967</text:p>
          </table:table-cell>
          <table:table-cell office:value-type="float" office:value="45.8870100653925" calcext:value-type="float">
            <text:p>45,88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51451697449421" calcext:value-type="float">
            <text:p>0,0515</text:p>
          </table:table-cell>
          <table:table-cell office:value-type="float" office:value="0.10664079054011" calcext:value-type="float">
            <text:p>0,1066</text:p>
          </table:table-cell>
          <table:table-cell office:value-type="float" office:value="0.233516870707278" calcext:value-type="float">
            <text:p>0,2335</text:p>
          </table:table-cell>
          <table:table-cell office:value-type="float" office:value="7.93421689354146" calcext:value-type="float">
            <text:p>7,9342</text:p>
          </table:table-cell>
          <table:table-cell office:value-type="float" office:value="0.284455362364352" calcext:value-type="float">
            <text:p>0,2845</text:p>
          </table:table-cell>
          <table:table-cell office:value-type="float" office:value="1.1881028498084" calcext:value-type="float">
            <text:p>1,1881</text:p>
          </table:table-cell>
          <table:table-cell office:value-type="float" office:value="28.2623350089151" calcext:value-type="float">
            <text:p>28,2623</text:p>
          </table:table-cell>
          <table:table-cell office:value-type="float" office:value="8.16459774560592" calcext:value-type="float">
            <text:p>8,1646</text:p>
          </table:table-cell>
          <table:table-cell office:value-type="float" office:value="1.17243498017455" calcext:value-type="float">
            <text:p>1,1724</text:p>
          </table:table-cell>
          <table:table-cell office:value-type="float" office:value="15.9142206705617" calcext:value-type="float">
            <text:p>15,9142</text:p>
          </table:table-cell>
          <table:table-cell office:value-type="float" office:value="47.9768881251578" calcext:value-type="float">
            <text:p>47,97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6624110633803" calcext:value-type="float">
            <text:p>0,0466</text:p>
          </table:table-cell>
          <table:table-cell office:value-type="float" office:value="0.0724964459147719" calcext:value-type="float">
            <text:p>0,0725</text:p>
          </table:table-cell>
          <table:table-cell office:value-type="float" office:value="0.249326158844075" calcext:value-type="float">
            <text:p>0,2493</text:p>
          </table:table-cell>
          <table:table-cell office:value-type="float" office:value="7.93421689354146" calcext:value-type="float">
            <text:p>7,9342</text:p>
          </table:table-cell>
          <table:table-cell office:value-type="float" office:value="0.26046882049547" calcext:value-type="float">
            <text:p>0,2605</text:p>
          </table:table-cell>
          <table:table-cell office:value-type="float" office:value="1.73541854006515" calcext:value-type="float">
            <text:p>1,7354</text:p>
          </table:table-cell>
          <table:table-cell office:value-type="float" office:value="28.3896207543569" calcext:value-type="float">
            <text:p>28,3896</text:p>
          </table:table-cell>
          <table:table-cell office:value-type="float" office:value="7.17494866801481" calcext:value-type="float">
            <text:p>7,1749</text:p>
          </table:table-cell>
          <table:table-cell office:value-type="float" office:value="1.17731889208496" calcext:value-type="float">
            <text:p>1,1773</text:p>
          </table:table-cell>
          <table:table-cell office:value-type="float" office:value="16.4420194734025" calcext:value-type="float">
            <text:p>16,4420</text:p>
          </table:table-cell>
          <table:table-cell office:value-type="float" office:value="46.0460149070469" calcext:value-type="float">
            <text:p>46,04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72728936911535" calcext:value-type="float">
            <text:p>0,0473</text:p>
          </table:table-cell>
          <table:table-cell office:value-type="float" office:value="0.0548461792016687" calcext:value-type="float">
            <text:p>0,0548</text:p>
          </table:table-cell>
          <table:table-cell office:value-type="float" office:value="0.271881519167569" calcext:value-type="float">
            <text:p>0,2719</text:p>
          </table:table-cell>
          <table:table-cell office:value-type="float" office:value="7.93421689354146" calcext:value-type="float">
            <text:p>7,9342</text:p>
          </table:table-cell>
          <table:table-cell office:value-type="float" office:value="0.262659784789107" calcext:value-type="float">
            <text:p>0,2627</text:p>
          </table:table-cell>
          <table:table-cell office:value-type="float" office:value="1.46871287737332" calcext:value-type="float">
            <text:p>1,4687</text:p>
          </table:table-cell>
          <table:table-cell office:value-type="float" office:value="28.5778757115563" calcext:value-type="float">
            <text:p>28,5779</text:p>
          </table:table-cell>
          <table:table-cell office:value-type="float" office:value="5.66878852759376" calcext:value-type="float">
            <text:p>5,6688</text:p>
          </table:table-cell>
          <table:table-cell office:value-type="float" office:value="1.15718802793056" calcext:value-type="float">
            <text:p>1,1572</text:p>
          </table:table-cell>
          <table:table-cell office:value-type="float" office:value="16.6127076619157" calcext:value-type="float">
            <text:p>16,6127</text:p>
          </table:table-cell>
          <table:table-cell office:value-type="float" office:value="44.3027792135381" calcext:value-type="float">
            <text:p>44,30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522676268580824" calcext:value-type="float">
            <text:p>0,0523</text:p>
          </table:table-cell>
          <table:table-cell office:value-type="float" office:value="0.0211873689927242" calcext:value-type="float">
            <text:p>0,0212</text:p>
          </table:table-cell>
          <table:table-cell office:value-type="float" office:value="0.278557001989923" calcext:value-type="float">
            <text:p>0,2786</text:p>
          </table:table-cell>
          <table:table-cell office:value-type="float" office:value="7.93421689354146" calcext:value-type="float">
            <text:p>7,9342</text:p>
          </table:table-cell>
          <table:table-cell office:value-type="float" office:value="0.303155199613641" calcext:value-type="float">
            <text:p>0,3032</text:p>
          </table:table-cell>
          <table:table-cell office:value-type="float" office:value="1.45128764663678" calcext:value-type="float">
            <text:p>1,4513</text:p>
          </table:table-cell>
          <table:table-cell office:value-type="float" office:value="28.886689247008" calcext:value-type="float">
            <text:p>28,8867</text:p>
          </table:table-cell>
          <table:table-cell office:value-type="float" office:value="5.87276420529186" calcext:value-type="float">
            <text:p>5,8728</text:p>
          </table:table-cell>
          <table:table-cell office:value-type="float" office:value="1.12014425853279" calcext:value-type="float">
            <text:p>1,1201</text:p>
          </table:table-cell>
          <table:table-cell office:value-type="float" office:value="16.7886735625088" calcext:value-type="float">
            <text:p>16,7887</text:p>
          </table:table-cell>
          <table:table-cell office:value-type="float" office:value="41.8150301375198" calcext:value-type="float">
            <text:p>41,81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79170832824358" calcext:value-type="float">
            <text:p>0,0579</text:p>
          </table:table-cell>
          <table:table-cell office:value-type="float" office:value="0.0209621479735974" calcext:value-type="float">
            <text:p>0,0210</text:p>
          </table:table-cell>
          <table:table-cell office:value-type="float" office:value="0.300767377718667" calcext:value-type="float">
            <text:p>0,3008</text:p>
          </table:table-cell>
          <table:table-cell office:value-type="float" office:value="7.93421689354146" calcext:value-type="float">
            <text:p>7,9342</text:p>
          </table:table-cell>
          <table:table-cell office:value-type="float" office:value="0.270324897982422" calcext:value-type="float">
            <text:p>0,2703</text:p>
          </table:table-cell>
          <table:table-cell office:value-type="float" office:value="1.0535522887012" calcext:value-type="float">
            <text:p>1,0536</text:p>
          </table:table-cell>
          <table:table-cell office:value-type="float" office:value="29.6525653284138" calcext:value-type="float">
            <text:p>29,6526</text:p>
          </table:table-cell>
          <table:table-cell office:value-type="float" office:value="6.72784118978132" calcext:value-type="float">
            <text:p>6,7278</text:p>
          </table:table-cell>
          <table:table-cell office:value-type="float" office:value="1.08016523912062" calcext:value-type="float">
            <text:p>1,0802</text:p>
          </table:table-cell>
          <table:table-cell office:value-type="float" office:value="17.0302468647422" calcext:value-type="float">
            <text:p>17,0302</text:p>
          </table:table-cell>
          <table:table-cell office:value-type="float" office:value="37.7988607972704" calcext:value-type="float">
            <text:p>37,79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555868452401338" calcext:value-type="float">
            <text:p>0,0556</text:p>
          </table:table-cell>
          <table:table-cell office:value-type="float" office:value="1.1763017608951" calcext:value-type="float">
            <text:p>1,1763</text:p>
          </table:table-cell>
          <table:table-cell office:value-type="float" office:value="0.130636106835352" calcext:value-type="float">
            <text:p>0,1306</text:p>
          </table:table-cell>
          <table:table-cell office:value-type="float" office:value="9.03941719555357" calcext:value-type="float">
            <text:p>9,0394</text:p>
          </table:table-cell>
          <table:table-cell office:value-type="float" office:value="0.67273821312658" calcext:value-type="float">
            <text:p>0,6727</text:p>
          </table:table-cell>
          <table:table-cell office:value-type="float" office:value="1.69313268269168" calcext:value-type="float">
            <text:p>1,6931</text:p>
          </table:table-cell>
          <table:table-cell office:value-type="float" office:value="21.9847426955846" calcext:value-type="float">
            <text:p>21,9847</text:p>
          </table:table-cell>
          <table:table-cell office:value-type="float" office:value="44.8937390952702" calcext:value-type="float">
            <text:p>44,8937</text:p>
          </table:table-cell>
          <table:table-cell office:value-type="float" office:value="-0.636565666436346" calcext:value-type="float">
            <text:p>-0,6366</text:p>
          </table:table-cell>
          <table:table-cell office:value-type="float" office:value="25.9684065145782" calcext:value-type="float">
            <text:p>25,9684</text:p>
          </table:table-cell>
          <table:table-cell office:value-type="float" office:value="123.295996203729" calcext:value-type="float">
            <text:p>123,29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750603287915457" calcext:value-type="float">
            <text:p>0,0751</text:p>
          </table:table-cell>
          <table:table-cell office:value-type="float" office:value="1.14546426426251" calcext:value-type="float">
            <text:p>1,1455</text:p>
          </table:table-cell>
          <table:table-cell office:value-type="float" office:value="0.166493332404005" calcext:value-type="float">
            <text:p>0,1665</text:p>
          </table:table-cell>
          <table:table-cell office:value-type="float" office:value="9.03941719555357" calcext:value-type="float">
            <text:p>9,0394</text:p>
          </table:table-cell>
          <table:table-cell office:value-type="float" office:value="0.672373937883701" calcext:value-type="float">
            <text:p>0,6724</text:p>
          </table:table-cell>
          <table:table-cell office:value-type="float" office:value="0.963663960967926" calcext:value-type="float">
            <text:p>0,9637</text:p>
          </table:table-cell>
          <table:table-cell office:value-type="float" office:value="23.748249682755" calcext:value-type="float">
            <text:p>23,7482</text:p>
          </table:table-cell>
          <table:table-cell office:value-type="float" office:value="30.6853213611021" calcext:value-type="float">
            <text:p>30,6853</text:p>
          </table:table-cell>
          <table:table-cell office:value-type="float" office:value="-0.699809190918934" calcext:value-type="float">
            <text:p>-0,6998</text:p>
          </table:table-cell>
          <table:table-cell office:value-type="float" office:value="26.6535028223866" calcext:value-type="float">
            <text:p>26,6535</text:p>
          </table:table-cell>
          <table:table-cell office:value-type="float" office:value="127.60932858943" calcext:value-type="float">
            <text:p>127,60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115225261941818" calcext:value-type="float">
            <text:p>0,1152</text:p>
          </table:table-cell>
          <table:table-cell office:value-type="float" office:value="1.19816979473915" calcext:value-type="float">
            <text:p>1,1982</text:p>
          </table:table-cell>
          <table:table-cell office:value-type="float" office:value="0.149354216646103" calcext:value-type="float">
            <text:p>0,1494</text:p>
          </table:table-cell>
          <table:table-cell office:value-type="float" office:value="9.03941719555357" calcext:value-type="float">
            <text:p>9,0394</text:p>
          </table:table-cell>
          <table:table-cell office:value-type="float" office:value="0.670338516141114" calcext:value-type="float">
            <text:p>0,6703</text:p>
          </table:table-cell>
          <table:table-cell office:value-type="float" office:value="0.707732068059162" calcext:value-type="float">
            <text:p>0,7077</text:p>
          </table:table-cell>
          <table:table-cell office:value-type="float" office:value="25.3173520457355" calcext:value-type="float">
            <text:p>25,3174</text:p>
          </table:table-cell>
          <table:table-cell office:value-type="float" office:value="22.675122647452" calcext:value-type="float">
            <text:p>22,6751</text:p>
          </table:table-cell>
          <table:table-cell office:value-type="float" office:value="-0.682169472243919" calcext:value-type="float">
            <text:p>-0,6822</text:p>
          </table:table-cell>
          <table:table-cell office:value-type="float" office:value="28.5502822462884" calcext:value-type="float">
            <text:p>28,5503</text:p>
          </table:table-cell>
          <table:table-cell office:value-type="float" office:value="133.088041153572" calcext:value-type="float">
            <text:p>133,08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966707748507769" calcext:value-type="float">
            <text:p>0,0967</text:p>
          </table:table-cell>
          <table:table-cell office:value-type="float" office:value="1.33483545531824" calcext:value-type="float">
            <text:p>1,3348</text:p>
          </table:table-cell>
          <table:table-cell office:value-type="float" office:value="0.158050657437159" calcext:value-type="float">
            <text:p>0,1581</text:p>
          </table:table-cell>
          <table:table-cell office:value-type="float" office:value="9.03941719555357" calcext:value-type="float">
            <text:p>9,0394</text:p>
          </table:table-cell>
          <table:table-cell office:value-type="float" office:value="0.678627652853638" calcext:value-type="float">
            <text:p>0,6786</text:p>
          </table:table-cell>
          <table:table-cell office:value-type="float" office:value="1.01497746172797" calcext:value-type="float">
            <text:p>1,0150</text:p>
          </table:table-cell>
          <table:table-cell office:value-type="float" office:value="26.5166266823018" calcext:value-type="float">
            <text:p>26,5166</text:p>
          </table:table-cell>
          <table:table-cell office:value-type="float" office:value="18.9721604428491" calcext:value-type="float">
            <text:p>18,9722</text:p>
          </table:table-cell>
          <table:table-cell office:value-type="float" office:value="-0.683005560010688" calcext:value-type="float">
            <text:p>-0,6830</text:p>
          </table:table-cell>
          <table:table-cell office:value-type="float" office:value="25.3421467992273" calcext:value-type="float">
            <text:p>25,3421</text:p>
          </table:table-cell>
          <table:table-cell office:value-type="float" office:value="119.302037023684" calcext:value-type="float">
            <text:p>119,30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101433093259105" calcext:value-type="float">
            <text:p>0,1014</text:p>
          </table:table-cell>
          <table:table-cell office:value-type="float" office:value="1.3280877711082" calcext:value-type="float">
            <text:p>1,3281</text:p>
          </table:table-cell>
          <table:table-cell office:value-type="float" office:value="0.131037264338063" calcext:value-type="float">
            <text:p>0,1310</text:p>
          </table:table-cell>
          <table:table-cell office:value-type="float" office:value="9.03941719555357" calcext:value-type="float">
            <text:p>9,0394</text:p>
          </table:table-cell>
          <table:table-cell office:value-type="float" office:value="0.681778189526714" calcext:value-type="float">
            <text:p>0,6818</text:p>
          </table:table-cell>
          <table:table-cell office:value-type="float" office:value="0.96632835858554" calcext:value-type="float">
            <text:p>0,9663</text:p>
          </table:table-cell>
          <table:table-cell office:value-type="float" office:value="29.6607667755813" calcext:value-type="float">
            <text:p>29,6608</text:p>
          </table:table-cell>
          <table:table-cell office:value-type="float" office:value="10.7486157946228" calcext:value-type="float">
            <text:p>10,7486</text:p>
          </table:table-cell>
          <table:table-cell office:value-type="float" office:value="-0.612296198031047" calcext:value-type="float">
            <text:p>-0,6123</text:p>
          </table:table-cell>
          <table:table-cell office:value-type="float" office:value="24.9998107661448" calcext:value-type="float">
            <text:p>24,9998</text:p>
          </table:table-cell>
          <table:table-cell office:value-type="float" office:value="124.361827933428" calcext:value-type="float">
            <text:p>124,36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870897571259288" calcext:value-type="float">
            <text:p>0,0871</text:p>
          </table:table-cell>
          <table:table-cell office:value-type="float" office:value="1.13684177199485" calcext:value-type="float">
            <text:p>1,1368</text:p>
          </table:table-cell>
          <table:table-cell office:value-type="float" office:value="0.16269625494544" calcext:value-type="float">
            <text:p>0,1627</text:p>
          </table:table-cell>
          <table:table-cell office:value-type="float" office:value="9.51489641200632" calcext:value-type="float">
            <text:p>9,5149</text:p>
          </table:table-cell>
          <table:table-cell office:value-type="float" office:value="0.698561501369007" calcext:value-type="float">
            <text:p>0,6986</text:p>
          </table:table-cell>
          <table:table-cell office:value-type="float" office:value="3.99161614279995" calcext:value-type="float">
            <text:p>3,9916</text:p>
          </table:table-cell>
          <table:table-cell office:value-type="float" office:value="31.3763246755786" calcext:value-type="float">
            <text:p>31,3763</text:p>
          </table:table-cell>
          <table:table-cell office:value-type="float" office:value="12.8727022868876" calcext:value-type="float">
            <text:p>12,8727</text:p>
          </table:table-cell>
          <table:table-cell office:value-type="float" office:value="-0.458847535622636" calcext:value-type="float">
            <text:p>-0,4588</text:p>
          </table:table-cell>
          <table:table-cell office:value-type="float" office:value="24.9069369414801" calcext:value-type="float">
            <text:p>24,9069</text:p>
          </table:table-cell>
          <table:table-cell office:value-type="float" office:value="121.940939843825" calcext:value-type="float">
            <text:p>121,94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100580857682401" calcext:value-type="float">
            <text:p>0,1006</text:p>
          </table:table-cell>
          <table:table-cell office:value-type="float" office:value="1.15974763370861" calcext:value-type="float">
            <text:p>1,1597</text:p>
          </table:table-cell>
          <table:table-cell office:value-type="float" office:value="0.199768142363894" calcext:value-type="float">
            <text:p>0,1998</text:p>
          </table:table-cell>
          <table:table-cell office:value-type="float" office:value="9.51489641200632" calcext:value-type="float">
            <text:p>9,5149</text:p>
          </table:table-cell>
          <table:table-cell office:value-type="float" office:value="0.697315875995533" calcext:value-type="float">
            <text:p>0,6973</text:p>
          </table:table-cell>
          <table:table-cell office:value-type="float" office:value="3.60068232879372" calcext:value-type="float">
            <text:p>3,6007</text:p>
          </table:table-cell>
          <table:table-cell office:value-type="float" office:value="33.3037472609769" calcext:value-type="float">
            <text:p>33,3037</text:p>
          </table:table-cell>
          <table:table-cell office:value-type="float" office:value="21.2135359904926" calcext:value-type="float">
            <text:p>21,2135</text:p>
          </table:table-cell>
          <table:table-cell office:value-type="float" office:value="-0.345415054298517" calcext:value-type="float">
            <text:p>-0,3454</text:p>
          </table:table-cell>
          <table:table-cell office:value-type="float" office:value="26.1843674590187" calcext:value-type="float">
            <text:p>26,1844</text:p>
          </table:table-cell>
          <table:table-cell office:value-type="float" office:value="121.219859903173" calcext:value-type="float">
            <text:p>121,21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0422756244538469" calcext:value-type="float">
            <text:p>0,0042</text:p>
          </table:table-cell>
          <table:table-cell office:value-type="float" office:value="0.705111211835285" calcext:value-type="float">
            <text:p>0,7051</text:p>
          </table:table-cell>
          <table:table-cell office:value-type="float" office:value="0.20802889250882" calcext:value-type="float">
            <text:p>0,2080</text:p>
          </table:table-cell>
          <table:table-cell office:value-type="float" office:value="9.51489641200632" calcext:value-type="float">
            <text:p>9,5149</text:p>
          </table:table-cell>
          <table:table-cell office:value-type="float" office:value="0.69467193680265" calcext:value-type="float">
            <text:p>0,6947</text:p>
          </table:table-cell>
          <table:table-cell office:value-type="float" office:value="3.68851893113794" calcext:value-type="float">
            <text:p>3,6885</text:p>
          </table:table-cell>
          <table:table-cell office:value-type="float" office:value="35.5374326225462" calcext:value-type="float">
            <text:p>35,5374</text:p>
          </table:table-cell>
          <table:table-cell office:value-type="float" office:value="9.25866191537548" calcext:value-type="float">
            <text:p>9,2587</text:p>
          </table:table-cell>
          <table:table-cell office:value-type="float" office:value="-0.222960730145107" calcext:value-type="float">
            <text:p>-0,2230</text:p>
          </table:table-cell>
          <table:table-cell office:value-type="float" office:value="22.4571103227291" calcext:value-type="float">
            <text:p>22,4571</text:p>
          </table:table-cell>
          <table:table-cell office:value-type="float" office:value="110.643975932065" calcext:value-type="float">
            <text:p>110,64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767950012666709" calcext:value-type="float">
            <text:p>0,0768</text:p>
          </table:table-cell>
          <table:table-cell office:value-type="float" office:value="0.923970043473001" calcext:value-type="float">
            <text:p>0,9240</text:p>
          </table:table-cell>
          <table:table-cell office:value-type="float" office:value="0.19800649965031" calcext:value-type="float">
            <text:p>0,1980</text:p>
          </table:table-cell>
          <table:table-cell office:value-type="float" office:value="9.51489641200632" calcext:value-type="float">
            <text:p>9,5149</text:p>
          </table:table-cell>
          <table:table-cell office:value-type="float" office:value="0.686285822293383" calcext:value-type="float">
            <text:p>0,6863</text:p>
          </table:table-cell>
          <table:table-cell office:value-type="float" office:value="2.37517751152559" calcext:value-type="float">
            <text:p>2,3752</text:p>
          </table:table-cell>
          <table:table-cell office:value-type="float" office:value="37.8723107196992" calcext:value-type="float">
            <text:p>37,8723</text:p>
          </table:table-cell>
          <table:table-cell office:value-type="float" office:value="14.096144931871" calcext:value-type="float">
            <text:p>14,0961</text:p>
          </table:table-cell>
          <table:table-cell office:value-type="float" office:value="-0.170360662064171" calcext:value-type="float">
            <text:p>-0,1704</text:p>
          </table:table-cell>
          <table:table-cell office:value-type="float" office:value="21.9569554935161" calcext:value-type="float">
            <text:p>21,9570</text:p>
          </table:table-cell>
          <table:table-cell office:value-type="float" office:value="113.067503303039" calcext:value-type="float">
            <text:p>113,06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42266533327638" calcext:value-type="float">
            <text:p>0,0542</text:p>
          </table:table-cell>
          <table:table-cell office:value-type="float" office:value="1.30075515236227" calcext:value-type="float">
            <text:p>1,3008</text:p>
          </table:table-cell>
          <table:table-cell office:value-type="float" office:value="0.188482801574699" calcext:value-type="float">
            <text:p>0,1885</text:p>
          </table:table-cell>
          <table:table-cell office:value-type="float" office:value="9.51489641200632" calcext:value-type="float">
            <text:p>9,5149</text:p>
          </table:table-cell>
          <table:table-cell office:value-type="float" office:value="0.667169001522338" calcext:value-type="float">
            <text:p>0,6672</text:p>
          </table:table-cell>
          <table:table-cell office:value-type="float" office:value="6.48080196585787" calcext:value-type="float">
            <text:p>6,4808</text:p>
          </table:table-cell>
          <table:table-cell office:value-type="float" office:value="37.685885856564" calcext:value-type="float">
            <text:p>37,6859</text:p>
          </table:table-cell>
          <table:table-cell office:value-type="float" office:value="66.8329080375463" calcext:value-type="float">
            <text:p>66,8329</text:p>
          </table:table-cell>
          <table:table-cell office:value-type="float" office:value="-0.18362402269138" calcext:value-type="float">
            <text:p>-0,1836</text:p>
          </table:table-cell>
          <table:table-cell office:value-type="float" office:value="26.4223990626373" calcext:value-type="float">
            <text:p>26,4224</text:p>
          </table:table-cell>
          <table:table-cell office:value-type="float" office:value="132.804902751459" calcext:value-type="float">
            <text:p>132,80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76469896529881" calcext:value-type="float">
            <text:p>0,0176</text:p>
          </table:table-cell>
          <table:table-cell office:value-type="float" office:value="0.978655276271347" calcext:value-type="float">
            <text:p>0,9787</text:p>
          </table:table-cell>
          <table:table-cell office:value-type="float" office:value="0.231568854579063" calcext:value-type="float">
            <text:p>0,2316</text:p>
          </table:table-cell>
          <table:table-cell office:value-type="float" office:value="9.76837347560452" calcext:value-type="float">
            <text:p>9,7684</text:p>
          </table:table-cell>
          <table:table-cell office:value-type="float" office:value="0.713100980018151" calcext:value-type="float">
            <text:p>0,7131</text:p>
          </table:table-cell>
          <table:table-cell office:value-type="float" office:value="2.22820691918271" calcext:value-type="float">
            <text:p>2,2282</text:p>
          </table:table-cell>
          <table:table-cell office:value-type="float" office:value="33.4161102099333" calcext:value-type="float">
            <text:p>33,4161</text:p>
          </table:table-cell>
          <table:table-cell office:value-type="float" office:value="75.2773691739957" calcext:value-type="float">
            <text:p>75,2774</text:p>
          </table:table-cell>
          <table:table-cell office:value-type="float" office:value="-0.0916374821376228" calcext:value-type="float">
            <text:p>-0,0916</text:p>
          </table:table-cell>
          <table:table-cell office:value-type="float" office:value="24.7829184172068" calcext:value-type="float">
            <text:p>24,7829</text:p>
          </table:table-cell>
          <table:table-cell office:value-type="float" office:value="145.019997857057" calcext:value-type="float">
            <text:p>145,02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982600923746091" calcext:value-type="float">
            <text:p>0,0098</text:p>
          </table:table-cell>
          <table:table-cell office:value-type="float" office:value="0.671031901642152" calcext:value-type="float">
            <text:p>0,6710</text:p>
          </table:table-cell>
          <table:table-cell office:value-type="float" office:value="0.240698196220819" calcext:value-type="float">
            <text:p>0,2407</text:p>
          </table:table-cell>
          <table:table-cell office:value-type="float" office:value="9.76837347560452" calcext:value-type="float">
            <text:p>9,7684</text:p>
          </table:table-cell>
          <table:table-cell office:value-type="float" office:value="0.699256346232455" calcext:value-type="float">
            <text:p>0,6993</text:p>
          </table:table-cell>
          <table:table-cell office:value-type="float" office:value="2.97386461822441" calcext:value-type="float">
            <text:p>2,9739</text:p>
          </table:table-cell>
          <table:table-cell office:value-type="float" office:value="37.1868460544649" calcext:value-type="float">
            <text:p>37,1868</text:p>
          </table:table-cell>
          <table:table-cell office:value-type="float" office:value="21.2572956110887" calcext:value-type="float">
            <text:p>21,2573</text:p>
          </table:table-cell>
          <table:table-cell office:value-type="float" office:value="0.0158685786206804" calcext:value-type="float">
            <text:p>0,0159</text:p>
          </table:table-cell>
          <table:table-cell office:value-type="float" office:value="21.9956507380103" calcext:value-type="float">
            <text:p>21,9957</text:p>
          </table:table-cell>
          <table:table-cell office:value-type="float" office:value="130.566865588329" calcext:value-type="float">
            <text:p>130,56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62174959345673" calcext:value-type="float">
            <text:p>0,0162</text:p>
          </table:table-cell>
          <table:table-cell office:value-type="float" office:value="0.492564087115856" calcext:value-type="float">
            <text:p>0,4926</text:p>
          </table:table-cell>
          <table:table-cell office:value-type="float" office:value="0.256033656453975" calcext:value-type="float">
            <text:p>0,2560</text:p>
          </table:table-cell>
          <table:table-cell office:value-type="float" office:value="9.76837347560452" calcext:value-type="float">
            <text:p>9,7684</text:p>
          </table:table-cell>
          <table:table-cell office:value-type="float" office:value="0.652861051339643" calcext:value-type="float">
            <text:p>0,6529</text:p>
          </table:table-cell>
          <table:table-cell office:value-type="float" office:value="2.36252922122526" calcext:value-type="float">
            <text:p>2,3625</text:p>
          </table:table-cell>
          <table:table-cell office:value-type="float" office:value="33.224364033082" calcext:value-type="float">
            <text:p>33,2244</text:p>
          </table:table-cell>
          <table:table-cell office:value-type="float" office:value="18.1051561194206" calcext:value-type="float">
            <text:p>18,1052</text:p>
          </table:table-cell>
          <table:table-cell office:value-type="float" office:value="0.0899025577714443" calcext:value-type="float">
            <text:p>0,0899</text:p>
          </table:table-cell>
          <table:table-cell office:value-type="float" office:value="21.0875452209979" calcext:value-type="float">
            <text:p>21,0875</text:p>
          </table:table-cell>
          <table:table-cell office:value-type="float" office:value="132.3834588055" calcext:value-type="float">
            <text:p>132,38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406412698492424" calcext:value-type="float">
            <text:p>-0,0406</text:p>
          </table:table-cell>
          <table:table-cell office:value-type="float" office:value="0.247055803636785" calcext:value-type="float">
            <text:p>0,2471</text:p>
          </table:table-cell>
          <table:table-cell office:value-type="float" office:value="0.262957702509064" calcext:value-type="float">
            <text:p>0,2630</text:p>
          </table:table-cell>
          <table:table-cell office:value-type="float" office:value="9.76837347560452" calcext:value-type="float">
            <text:p>9,7684</text:p>
          </table:table-cell>
          <table:table-cell office:value-type="float" office:value="0.630558740374438" calcext:value-type="float">
            <text:p>0,6306</text:p>
          </table:table-cell>
          <table:table-cell office:value-type="float" office:value="2.92676959277302" calcext:value-type="float">
            <text:p>2,9268</text:p>
          </table:table-cell>
          <table:table-cell office:value-type="float" office:value="28.6543148072496" calcext:value-type="float">
            <text:p>28,6543</text:p>
          </table:table-cell>
          <table:table-cell office:value-type="float" office:value="16.0224937778597" calcext:value-type="float">
            <text:p>16,0225</text:p>
          </table:table-cell>
          <table:table-cell office:value-type="float" office:value="0.159300801922472" calcext:value-type="float">
            <text:p>0,1593</text:p>
          </table:table-cell>
          <table:table-cell office:value-type="float" office:value="20.6442989925126" calcext:value-type="float">
            <text:p>20,6443</text:p>
          </table:table-cell>
          <table:table-cell office:value-type="float" office:value="130.844383413325" calcext:value-type="float">
            <text:p>130,84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268442013685668" calcext:value-type="float">
            <text:p>-0,0268</text:p>
          </table:table-cell>
          <table:table-cell office:value-type="float" office:value="0.596238779791178" calcext:value-type="float">
            <text:p>0,5962</text:p>
          </table:table-cell>
          <table:table-cell office:value-type="float" office:value="0.287472886581425" calcext:value-type="float">
            <text:p>0,2875</text:p>
          </table:table-cell>
          <table:table-cell office:value-type="float" office:value="9.76837347560452" calcext:value-type="float">
            <text:p>9,7684</text:p>
          </table:table-cell>
          <table:table-cell office:value-type="float" office:value="0.643120423022363" calcext:value-type="float">
            <text:p>0,6431</text:p>
          </table:table-cell>
          <table:table-cell office:value-type="float" office:value="2.6128050216432" calcext:value-type="float">
            <text:p>2,6128</text:p>
          </table:table-cell>
          <table:table-cell office:value-type="float" office:value="25.4400783578553" calcext:value-type="float">
            <text:p>25,4401</text:p>
          </table:table-cell>
          <table:table-cell office:value-type="float" office:value="8.34191705022135" calcext:value-type="float">
            <text:p>8,3419</text:p>
          </table:table-cell>
          <table:table-cell office:value-type="float" office:value="0.125511109801562" calcext:value-type="float">
            <text:p>0,1255</text:p>
          </table:table-cell>
          <table:table-cell office:value-type="float" office:value="20.1521869635278" calcext:value-type="float">
            <text:p>20,1522</text:p>
          </table:table-cell>
          <table:table-cell office:value-type="float" office:value="134.925642583495" calcext:value-type="float">
            <text:p>134,92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31657206726512" calcext:value-type="float">
            <text:p>0,0132</text:p>
          </table:table-cell>
          <table:table-cell office:value-type="float" office:value="0" calcext:value-type="float">
            <text:p>0,0000</text:p>
          </table:table-cell>
          <table:table-cell office:value-type="float" office:value="0.816293840918868" calcext:value-type="float">
            <text:p>0,8163</text:p>
          </table:table-cell>
          <table:table-cell office:value-type="float" office:value="10.5271988282492" calcext:value-type="float">
            <text:p>10,5272</text:p>
          </table:table-cell>
          <table:table-cell office:value-type="float" office:value="0.785032880032251" calcext:value-type="float">
            <text:p>0,7850</text:p>
          </table:table-cell>
          <table:table-cell office:value-type="float" office:value="6.98468140936185" calcext:value-type="float">
            <text:p>6,9847</text:p>
          </table:table-cell>
          <table:table-cell office:value-type="float" office:value="20.6616179224482" calcext:value-type="float">
            <text:p>20,6616</text:p>
          </table:table-cell>
          <table:table-cell office:value-type="float" office:value="1.67984167612704" calcext:value-type="float">
            <text:p>1,6798</text:p>
          </table:table-cell>
          <table:table-cell office:value-type="float" office:value="0.448268894821562" calcext:value-type="float">
            <text:p>0,4483</text:p>
          </table:table-cell>
          <table:table-cell office:value-type="float" office:value="16.7743926801328" calcext:value-type="float">
            <text:p>16,7744</text:p>
          </table:table-cell>
          <table:table-cell office:value-type="float" office:value="133.561648926613" calcext:value-type="float">
            <text:p>133,56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352941354169012" calcext:value-type="float">
            <text:p>0,0035</text:p>
          </table:table-cell>
          <table:table-cell office:value-type="float" office:value="0" calcext:value-type="float">
            <text:p>0,0000</text:p>
          </table:table-cell>
          <table:table-cell office:value-type="float" office:value="0.814010280260436" calcext:value-type="float">
            <text:p>0,8140</text:p>
          </table:table-cell>
          <table:table-cell office:value-type="float" office:value="10.5271988282492" calcext:value-type="float">
            <text:p>10,5272</text:p>
          </table:table-cell>
          <table:table-cell office:value-type="float" office:value="0.763622668424697" calcext:value-type="float">
            <text:p>0,7636</text:p>
          </table:table-cell>
          <table:table-cell office:value-type="float" office:value="10.8287261769184" calcext:value-type="float">
            <text:p>10,8287</text:p>
          </table:table-cell>
          <table:table-cell office:value-type="float" office:value="20.4395044518312" calcext:value-type="float">
            <text:p>20,4395</text:p>
          </table:table-cell>
          <table:table-cell office:value-type="float" office:value="1.96281420258819" calcext:value-type="float">
            <text:p>1,9628</text:p>
          </table:table-cell>
          <table:table-cell office:value-type="float" office:value="0.418641508069053" calcext:value-type="float">
            <text:p>0,4186</text:p>
          </table:table-cell>
          <table:table-cell office:value-type="float" office:value="16.1077567830057" calcext:value-type="float">
            <text:p>16,1078</text:p>
          </table:table-cell>
          <table:table-cell office:value-type="float" office:value="134.549405741634" calcext:value-type="float">
            <text:p>134,54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13739608614281" calcext:value-type="float">
            <text:p>0,0314</text:p>
          </table:table-cell>
          <table:table-cell office:value-type="float" office:value="0" calcext:value-type="float">
            <text:p>0,0000</text:p>
          </table:table-cell>
          <table:table-cell office:value-type="float" office:value="0.804655960467302" calcext:value-type="float">
            <text:p>0,8047</text:p>
          </table:table-cell>
          <table:table-cell office:value-type="float" office:value="10.5271988282492" calcext:value-type="float">
            <text:p>10,5272</text:p>
          </table:table-cell>
          <table:table-cell office:value-type="float" office:value="0.769919120838758" calcext:value-type="float">
            <text:p>0,7699</text:p>
          </table:table-cell>
          <table:table-cell office:value-type="float" office:value="11.9754593655047" calcext:value-type="float">
            <text:p>11,9755</text:p>
          </table:table-cell>
          <table:table-cell office:value-type="float" office:value="21.3519229970928" calcext:value-type="float">
            <text:p>21,3519</text:p>
          </table:table-cell>
          <table:table-cell office:value-type="float" office:value="1.9806005145897" calcext:value-type="float">
            <text:p>1,9806</text:p>
          </table:table-cell>
          <table:table-cell office:value-type="float" office:value="0.432788248129175" calcext:value-type="float">
            <text:p>0,4328</text:p>
          </table:table-cell>
          <table:table-cell office:value-type="float" office:value="15.9971450647248" calcext:value-type="float">
            <text:p>15,9971</text:p>
          </table:table-cell>
          <table:table-cell office:value-type="float" office:value="137.932813076451" calcext:value-type="float">
            <text:p>137,93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52258856063394" calcext:value-type="float">
            <text:p>0,0152</text:p>
          </table:table-cell>
          <table:table-cell office:value-type="float" office:value="0" calcext:value-type="float">
            <text:p>0,0000</text:p>
          </table:table-cell>
          <table:table-cell office:value-type="float" office:value="0.78951032696312" calcext:value-type="float">
            <text:p>0,7895</text:p>
          </table:table-cell>
          <table:table-cell office:value-type="float" office:value="10.5271988282492" calcext:value-type="float">
            <text:p>10,5272</text:p>
          </table:table-cell>
          <table:table-cell office:value-type="float" office:value="0.742942811196177" calcext:value-type="float">
            <text:p>0,7429</text:p>
          </table:table-cell>
          <table:table-cell office:value-type="float" office:value="8.69561392873802" calcext:value-type="float">
            <text:p>8,6956</text:p>
          </table:table-cell>
          <table:table-cell office:value-type="float" office:value="22.1574812957974" calcext:value-type="float">
            <text:p>22,1575</text:p>
          </table:table-cell>
          <table:table-cell office:value-type="float" office:value="2.13603090882322" calcext:value-type="float">
            <text:p>2,1360</text:p>
          </table:table-cell>
          <table:table-cell office:value-type="float" office:value="0.550055708089009" calcext:value-type="float">
            <text:p>0,5501</text:p>
          </table:table-cell>
          <table:table-cell office:value-type="float" office:value="15.7727538904485" calcext:value-type="float">
            <text:p>15,7728</text:p>
          </table:table-cell>
          <table:table-cell office:value-type="float" office:value="142.687707574017" calcext:value-type="float">
            <text:p>142,68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81569322118911" calcext:value-type="float">
            <text:p>0,0182</text:p>
          </table:table-cell>
          <table:table-cell office:value-type="float" office:value="0" calcext:value-type="float">
            <text:p>0,0000</text:p>
          </table:table-cell>
          <table:table-cell office:value-type="float" office:value="0.781361711514463" calcext:value-type="float">
            <text:p>0,7814</text:p>
          </table:table-cell>
          <table:table-cell office:value-type="float" office:value="10.5271988282492" calcext:value-type="float">
            <text:p>10,5272</text:p>
          </table:table-cell>
          <table:table-cell office:value-type="float" office:value="0.736301049129503" calcext:value-type="float">
            <text:p>0,7363</text:p>
          </table:table-cell>
          <table:table-cell office:value-type="float" office:value="14.354758861497" calcext:value-type="float">
            <text:p>14,3548</text:p>
          </table:table-cell>
          <table:table-cell office:value-type="float" office:value="22.345077681188" calcext:value-type="float">
            <text:p>22,3451</text:p>
          </table:table-cell>
          <table:table-cell office:value-type="float" office:value="2.30988295270105" calcext:value-type="float">
            <text:p>2,3099</text:p>
          </table:table-cell>
          <table:table-cell office:value-type="float" office:value="0.659558214980699" calcext:value-type="float">
            <text:p>0,6596</text:p>
          </table:table-cell>
          <table:table-cell office:value-type="float" office:value="15.1894266276988" calcext:value-type="float">
            <text:p>15,1894</text:p>
          </table:table-cell>
          <table:table-cell office:value-type="float" office:value="146.080615183343" calcext:value-type="float">
            <text:p>146,08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65649899982723" calcext:value-type="float">
            <text:p>0,0266</text:p>
          </table:table-cell>
          <table:table-cell office:value-type="float" office:value="0" calcext:value-type="float">
            <text:p>0,0000</text:p>
          </table:table-cell>
          <table:table-cell office:value-type="float" office:value="0.805290887746986" calcext:value-type="float">
            <text:p>0,8053</text:p>
          </table:table-cell>
          <table:table-cell office:value-type="float" office:value="10.6289246845727" calcext:value-type="float">
            <text:p>10,6289</text:p>
          </table:table-cell>
          <table:table-cell office:value-type="float" office:value="0.76293513797782" calcext:value-type="float">
            <text:p>0,7629</text:p>
          </table:table-cell>
          <table:table-cell office:value-type="float" office:value="20.47130149783" calcext:value-type="float">
            <text:p>20,4713</text:p>
          </table:table-cell>
          <table:table-cell office:value-type="float" office:value="23.2350727055155" calcext:value-type="float">
            <text:p>23,2351</text:p>
          </table:table-cell>
          <table:table-cell office:value-type="float" office:value="2.00749802769596" calcext:value-type="float">
            <text:p>2,0075</text:p>
          </table:table-cell>
          <table:table-cell office:value-type="float" office:value="0.734330830765919" calcext:value-type="float">
            <text:p>0,7343</text:p>
          </table:table-cell>
          <table:table-cell office:value-type="float" office:value="15.0964354353265" calcext:value-type="float">
            <text:p>15,0964</text:p>
          </table:table-cell>
          <table:table-cell office:value-type="float" office:value="149.363694142167" calcext:value-type="float">
            <text:p>149,36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0098546889939044" calcext:value-type="float">
            <text:p>-0,0001</text:p>
          </table:table-cell>
          <table:table-cell office:value-type="float" office:value="0" calcext:value-type="float">
            <text:p>0,0000</text:p>
          </table:table-cell>
          <table:table-cell office:value-type="float" office:value="0.809041036322443" calcext:value-type="float">
            <text:p>0,8090</text:p>
          </table:table-cell>
          <table:table-cell office:value-type="float" office:value="10.6289246845727" calcext:value-type="float">
            <text:p>10,6289</text:p>
          </table:table-cell>
          <table:table-cell office:value-type="float" office:value="0.757211681143034" calcext:value-type="float">
            <text:p>0,7572</text:p>
          </table:table-cell>
          <table:table-cell office:value-type="float" office:value="36.7399152646791" calcext:value-type="float">
            <text:p>36,7399</text:p>
          </table:table-cell>
          <table:table-cell office:value-type="float" office:value="23.9745764842082" calcext:value-type="float">
            <text:p>23,9746</text:p>
          </table:table-cell>
          <table:table-cell office:value-type="float" office:value="1.91521907726285" calcext:value-type="float">
            <text:p>1,9152</text:p>
          </table:table-cell>
          <table:table-cell office:value-type="float" office:value="0.789976845480149" calcext:value-type="float">
            <text:p>0,7900</text:p>
          </table:table-cell>
          <table:table-cell office:value-type="float" office:value="14.2064796412193" calcext:value-type="float">
            <text:p>14,2065</text:p>
          </table:table-cell>
          <table:table-cell office:value-type="float" office:value="152.079213414839" calcext:value-type="float">
            <text:p>152,07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08354604600538" calcext:value-type="float">
            <text:p>-0,0308</text:p>
          </table:table-cell>
          <table:table-cell office:value-type="float" office:value="0" calcext:value-type="float">
            <text:p>0,0000</text:p>
          </table:table-cell>
          <table:table-cell office:value-type="float" office:value="0.818801218570579" calcext:value-type="float">
            <text:p>0,8188</text:p>
          </table:table-cell>
          <table:table-cell office:value-type="float" office:value="10.6289246845727" calcext:value-type="float">
            <text:p>10,6289</text:p>
          </table:table-cell>
          <table:table-cell office:value-type="float" office:value="0.749235384004152" calcext:value-type="float">
            <text:p>0,7492</text:p>
          </table:table-cell>
          <table:table-cell office:value-type="float" office:value="17.8572856225879" calcext:value-type="float">
            <text:p>17,8573</text:p>
          </table:table-cell>
          <table:table-cell office:value-type="float" office:value="22.5873190949854" calcext:value-type="float">
            <text:p>22,5873</text:p>
          </table:table-cell>
          <table:table-cell office:value-type="float" office:value="0.778103162472533" calcext:value-type="float">
            <text:p>0,7781</text:p>
          </table:table-cell>
          <table:table-cell office:value-type="float" office:value="0.804599572619861" calcext:value-type="float">
            <text:p>0,8046</text:p>
          </table:table-cell>
          <table:table-cell office:value-type="float" office:value="12.8020124943697" calcext:value-type="float">
            <text:p>12,8020</text:p>
          </table:table-cell>
          <table:table-cell office:value-type="float" office:value="141.156497608668" calcext:value-type="float">
            <text:p>141,15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79359533636418" calcext:value-type="float">
            <text:p>0,0179</text:p>
          </table:table-cell>
          <table:table-cell office:value-type="float" office:value="0" calcext:value-type="float">
            <text:p>0,0000</text:p>
          </table:table-cell>
          <table:table-cell office:value-type="float" office:value="0.821092198576854" calcext:value-type="float">
            <text:p>0,8211</text:p>
          </table:table-cell>
          <table:table-cell office:value-type="float" office:value="10.6289246845727" calcext:value-type="float">
            <text:p>10,6289</text:p>
          </table:table-cell>
          <table:table-cell office:value-type="float" office:value="0.733406640590772" calcext:value-type="float">
            <text:p>0,7334</text:p>
          </table:table-cell>
          <table:table-cell office:value-type="float" office:value="23.0567040166151" calcext:value-type="float">
            <text:p>23,0567</text:p>
          </table:table-cell>
          <table:table-cell office:value-type="float" office:value="21.818896440843" calcext:value-type="float">
            <text:p>21,8189</text:p>
          </table:table-cell>
          <table:table-cell office:value-type="float" office:value="1.88309128562298" calcext:value-type="float">
            <text:p>1,8831</text:p>
          </table:table-cell>
          <table:table-cell office:value-type="float" office:value="0.913639391631709" calcext:value-type="float">
            <text:p>0,9136</text:p>
          </table:table-cell>
          <table:table-cell office:value-type="float" office:value="13.16604606129" calcext:value-type="float">
            <text:p>13,1660</text:p>
          </table:table-cell>
          <table:table-cell office:value-type="float" office:value="151.100176526737" calcext:value-type="float">
            <text:p>151,10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39547535666884" calcext:value-type="float">
            <text:p>0,0040</text:p>
          </table:table-cell>
          <table:table-cell office:value-type="float" office:value="0" calcext:value-type="float">
            <text:p>0,0000</text:p>
          </table:table-cell>
          <table:table-cell office:value-type="float" office:value="0.827492592489937" calcext:value-type="float">
            <text:p>0,8275</text:p>
          </table:table-cell>
          <table:table-cell office:value-type="float" office:value="10.6289246845727" calcext:value-type="float">
            <text:p>10,6289</text:p>
          </table:table-cell>
          <table:table-cell office:value-type="float" office:value="0.747047829810132" calcext:value-type="float">
            <text:p>0,7470</text:p>
          </table:table-cell>
          <table:table-cell office:value-type="float" office:value="29.9859641055937" calcext:value-type="float">
            <text:p>29,9860</text:p>
          </table:table-cell>
          <table:table-cell office:value-type="float" office:value="22.581898533472" calcext:value-type="float">
            <text:p>22,5819</text:p>
          </table:table-cell>
          <table:table-cell office:value-type="float" office:value="2.00184729244295" calcext:value-type="float">
            <text:p>2,0018</text:p>
          </table:table-cell>
          <table:table-cell office:value-type="float" office:value="1.38684911331611" calcext:value-type="float">
            <text:p>1,3868</text:p>
          </table:table-cell>
          <table:table-cell office:value-type="float" office:value="12.7672106741566" calcext:value-type="float">
            <text:p>12,7672</text:p>
          </table:table-cell>
          <table:table-cell office:value-type="float" office:value="158.837212686208" calcext:value-type="float">
            <text:p>158,83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491509947997137" calcext:value-type="float">
            <text:p>-0,0049</text:p>
          </table:table-cell>
          <table:table-cell office:value-type="float" office:value="0" calcext:value-type="float">
            <text:p>0,0000</text:p>
          </table:table-cell>
          <table:table-cell office:value-type="float" office:value="0.829694510162139" calcext:value-type="float">
            <text:p>0,8297</text:p>
          </table:table-cell>
          <table:table-cell office:value-type="float" office:value="10.621084287462" calcext:value-type="float">
            <text:p>10,6211</text:p>
          </table:table-cell>
          <table:table-cell office:value-type="float" office:value="0.724169866847471" calcext:value-type="float">
            <text:p>0,7242</text:p>
          </table:table-cell>
          <table:table-cell office:value-type="float" office:value="1.34234394184714" calcext:value-type="float">
            <text:p>1,3423</text:p>
          </table:table-cell>
          <table:table-cell office:value-type="float" office:value="22.6249748064581" calcext:value-type="float">
            <text:p>22,6250</text:p>
          </table:table-cell>
          <table:table-cell office:value-type="float" office:value="1.97466856958044" calcext:value-type="float">
            <text:p>1,9747</text:p>
          </table:table-cell>
          <table:table-cell office:value-type="float" office:value="0.726031655132031" calcext:value-type="float">
            <text:p>0,7260</text:p>
          </table:table-cell>
          <table:table-cell office:value-type="float" office:value="12.5960483623101" calcext:value-type="float">
            <text:p>12,5960</text:p>
          </table:table-cell>
          <table:table-cell office:value-type="float" office:value="158.810296837275" calcext:value-type="float">
            <text:p>158,81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288734891774389" calcext:value-type="float">
            <text:p>-0,0029</text:p>
          </table:table-cell>
          <table:table-cell office:value-type="float" office:value="0" calcext:value-type="float">
            <text:p>0,0000</text:p>
          </table:table-cell>
          <table:table-cell office:value-type="float" office:value="0.832554819555579" calcext:value-type="float">
            <text:p>0,8326</text:p>
          </table:table-cell>
          <table:table-cell office:value-type="float" office:value="10.621084287462" calcext:value-type="float">
            <text:p>10,6211</text:p>
          </table:table-cell>
          <table:table-cell office:value-type="float" office:value="0.755486442555908" calcext:value-type="float">
            <text:p>0,7555</text:p>
          </table:table-cell>
          <table:table-cell office:value-type="float" office:value="-5.44707652064734" calcext:value-type="float">
            <text:p>-5,4471</text:p>
          </table:table-cell>
          <table:table-cell office:value-type="float" office:value="22.1603059388826" calcext:value-type="float">
            <text:p>22,1603</text:p>
          </table:table-cell>
          <table:table-cell office:value-type="float" office:value="1.04620485805698" calcext:value-type="float">
            <text:p>1,0462</text:p>
          </table:table-cell>
          <table:table-cell office:value-type="float" office:value="0.489184301296706" calcext:value-type="float">
            <text:p>0,4892</text:p>
          </table:table-cell>
          <table:table-cell office:value-type="float" office:value="12.5058176611193" calcext:value-type="float">
            <text:p>12,5058</text:p>
          </table:table-cell>
          <table:table-cell office:value-type="float" office:value="159.47243466453" calcext:value-type="float">
            <text:p>159,47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05060312538239" calcext:value-type="float">
            <text:p>0,0105</text:p>
          </table:table-cell>
          <table:table-cell office:value-type="float" office:value="0" calcext:value-type="float">
            <text:p>0,0000</text:p>
          </table:table-cell>
          <table:table-cell office:value-type="float" office:value="0.854060915198272" calcext:value-type="float">
            <text:p>0,8541</text:p>
          </table:table-cell>
          <table:table-cell office:value-type="float" office:value="10.621084287462" calcext:value-type="float">
            <text:p>10,6211</text:p>
          </table:table-cell>
          <table:table-cell office:value-type="float" office:value="0.749518323428971" calcext:value-type="float">
            <text:p>0,7495</text:p>
          </table:table-cell>
          <table:table-cell office:value-type="float" office:value="-4.5084273415762" calcext:value-type="float">
            <text:p>-4,5084</text:p>
          </table:table-cell>
          <table:table-cell office:value-type="float" office:value="23.0246384027932" calcext:value-type="float">
            <text:p>23,0246</text:p>
          </table:table-cell>
          <table:table-cell office:value-type="float" office:value="0.665453942837146" calcext:value-type="float">
            <text:p>0,6655</text:p>
          </table:table-cell>
          <table:table-cell office:value-type="float" office:value="0.234370843738166" calcext:value-type="float">
            <text:p>0,2344</text:p>
          </table:table-cell>
          <table:table-cell office:value-type="float" office:value="12.5778636319097" calcext:value-type="float">
            <text:p>12,5779</text:p>
          </table:table-cell>
          <table:table-cell office:value-type="float" office:value="166.391766196029" calcext:value-type="float">
            <text:p>166,39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837425366848166" calcext:value-type="float">
            <text:p>0,0084</text:p>
          </table:table-cell>
          <table:table-cell office:value-type="float" office:value="0" calcext:value-type="float">
            <text:p>0,0000</text:p>
          </table:table-cell>
          <table:table-cell office:value-type="float" office:value="0.838894893567495" calcext:value-type="float">
            <text:p>0,8389</text:p>
          </table:table-cell>
          <table:table-cell office:value-type="float" office:value="10.621084287462" calcext:value-type="float">
            <text:p>10,6211</text:p>
          </table:table-cell>
          <table:table-cell office:value-type="float" office:value="0.742128291604834" calcext:value-type="float">
            <text:p>0,7421</text:p>
          </table:table-cell>
          <table:table-cell office:value-type="float" office:value="-5.32221397896259" calcext:value-type="float">
            <text:p>-5,3222</text:p>
          </table:table-cell>
          <table:table-cell office:value-type="float" office:value="23.1521080795193" calcext:value-type="float">
            <text:p>23,1521</text:p>
          </table:table-cell>
          <table:table-cell office:value-type="float" office:value="1.1147872409649" calcext:value-type="float">
            <text:p>1,1148</text:p>
          </table:table-cell>
          <table:table-cell office:value-type="float" office:value="0.579446241677791" calcext:value-type="float">
            <text:p>0,5794</text:p>
          </table:table-cell>
          <table:table-cell office:value-type="float" office:value="12.8348085076306" calcext:value-type="float">
            <text:p>12,8348</text:p>
          </table:table-cell>
          <table:table-cell office:value-type="float" office:value="169.431377524315" calcext:value-type="float">
            <text:p>169,43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896112082964429" calcext:value-type="float">
            <text:p>0,0090</text:p>
          </table:table-cell>
          <table:table-cell office:value-type="float" office:value="0" calcext:value-type="float">
            <text:p>0,0000</text:p>
          </table:table-cell>
          <table:table-cell office:value-type="float" office:value="0.820544916113566" calcext:value-type="float">
            <text:p>0,8205</text:p>
          </table:table-cell>
          <table:table-cell office:value-type="float" office:value="10.621084287462" calcext:value-type="float">
            <text:p>10,6211</text:p>
          </table:table-cell>
          <table:table-cell office:value-type="float" office:value="0.736832159789558" calcext:value-type="float">
            <text:p>0,7368</text:p>
          </table:table-cell>
          <table:table-cell office:value-type="float" office:value="9.46520878823435" calcext:value-type="float">
            <text:p>9,4652</text:p>
          </table:table-cell>
          <table:table-cell office:value-type="float" office:value="23.4491016320713" calcext:value-type="float">
            <text:p>23,4491</text:p>
          </table:table-cell>
          <table:table-cell office:value-type="float" office:value="1.58443587939607" calcext:value-type="float">
            <text:p>1,5844</text:p>
          </table:table-cell>
          <table:table-cell office:value-type="float" office:value="0.506300002451376" calcext:value-type="float">
            <text:p>0,5063</text:p>
          </table:table-cell>
          <table:table-cell office:value-type="float" office:value="12.7422650265829" calcext:value-type="float">
            <text:p>12,7423</text:p>
          </table:table-cell>
          <table:table-cell office:value-type="float" office:value="180.332710615682" calcext:value-type="float">
            <text:p>180,33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624542246160509" calcext:value-type="float">
            <text:p>0,0062</text:p>
          </table:table-cell>
          <table:table-cell office:value-type="float" office:value="2.04635732679338" calcext:value-type="float">
            <text:p>2,0464</text:p>
          </table:table-cell>
          <table:table-cell office:value-type="float" office:value="0.367343545934947" calcext:value-type="float">
            <text:p>0,3673</text:p>
          </table:table-cell>
          <table:table-cell office:value-type="float" office:value="8.38616349914928" calcext:value-type="float">
            <text:p>8,3862</text:p>
          </table:table-cell>
          <table:table-cell office:value-type="float" office:value="0.279307940545457" calcext:value-type="float">
            <text:p>0,2793</text:p>
          </table:table-cell>
          <table:table-cell office:value-type="float" office:value="8.55789343094918" calcext:value-type="float">
            <text:p>8,5579</text:p>
          </table:table-cell>
          <table:table-cell office:value-type="float" office:value="15.6496462945268" calcext:value-type="float">
            <text:p>15,6496</text:p>
          </table:table-cell>
          <table:table-cell office:value-type="float" office:value="2.82075843337037" calcext:value-type="float">
            <text:p>2,8208</text:p>
          </table:table-cell>
          <table:table-cell office:value-type="float" office:value="1.83063494513231" calcext:value-type="float">
            <text:p>1,8306</text:p>
          </table:table-cell>
          <table:table-cell office:value-type="float" office:value="13.0354223800508" calcext:value-type="float">
            <text:p>13,0354</text:p>
          </table:table-cell>
          <table:table-cell office:value-type="float" office:value="68.1715668294053" calcext:value-type="float">
            <text:p>68,17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876318991466896" calcext:value-type="float">
            <text:p>0,0088</text:p>
          </table:table-cell>
          <table:table-cell office:value-type="float" office:value="2.20765478098759" calcext:value-type="float">
            <text:p>2,2077</text:p>
          </table:table-cell>
          <table:table-cell office:value-type="float" office:value="0.354252249924774" calcext:value-type="float">
            <text:p>0,3543</text:p>
          </table:table-cell>
          <table:table-cell office:value-type="float" office:value="8.38616349914928" calcext:value-type="float">
            <text:p>8,3862</text:p>
          </table:table-cell>
          <table:table-cell office:value-type="float" office:value="0.317375648617009" calcext:value-type="float">
            <text:p>0,3174</text:p>
          </table:table-cell>
          <table:table-cell office:value-type="float" office:value="2.44235447439327" calcext:value-type="float">
            <text:p>2,4424</text:p>
          </table:table-cell>
          <table:table-cell office:value-type="float" office:value="12.6639233958774" calcext:value-type="float">
            <text:p>12,6639</text:p>
          </table:table-cell>
          <table:table-cell office:value-type="float" office:value="6.32999114089242" calcext:value-type="float">
            <text:p>6,3300</text:p>
          </table:table-cell>
          <table:table-cell office:value-type="float" office:value="1.79891605155997" calcext:value-type="float">
            <text:p>1,7989</text:p>
          </table:table-cell>
          <table:table-cell office:value-type="float" office:value="12.784447851236" calcext:value-type="float">
            <text:p>12,7844</text:p>
          </table:table-cell>
          <table:table-cell office:value-type="float" office:value="70.8514572335269" calcext:value-type="float">
            <text:p>70,85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31869249709593" calcext:value-type="float">
            <text:p>0,0232</text:p>
          </table:table-cell>
          <table:table-cell office:value-type="float" office:value="4.4856563455246" calcext:value-type="float">
            <text:p>4,4857</text:p>
          </table:table-cell>
          <table:table-cell office:value-type="float" office:value="0.295383736059656" calcext:value-type="float">
            <text:p>0,2954</text:p>
          </table:table-cell>
          <table:table-cell office:value-type="float" office:value="8.38616349914928" calcext:value-type="float">
            <text:p>8,3862</text:p>
          </table:table-cell>
          <table:table-cell office:value-type="float" office:value="0.278594735507979" calcext:value-type="float">
            <text:p>0,2786</text:p>
          </table:table-cell>
          <table:table-cell office:value-type="float" office:value="0.745772609767832" calcext:value-type="float">
            <text:p>0,7458</text:p>
          </table:table-cell>
          <table:table-cell office:value-type="float" office:value="11.687120893852" calcext:value-type="float">
            <text:p>11,6871</text:p>
          </table:table-cell>
          <table:table-cell office:value-type="float" office:value="7.96770997396045" calcext:value-type="float">
            <text:p>7,9677</text:p>
          </table:table-cell>
          <table:table-cell office:value-type="float" office:value="1.76986929784252" calcext:value-type="float">
            <text:p>1,7699</text:p>
          </table:table-cell>
          <table:table-cell office:value-type="float" office:value="12.5074553565844" calcext:value-type="float">
            <text:p>12,5075</text:p>
          </table:table-cell>
          <table:table-cell office:value-type="float" office:value="75.8649753372763" calcext:value-type="float">
            <text:p>75,86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58358667533569" calcext:value-type="float">
            <text:p>0,0258</text:p>
          </table:table-cell>
          <table:table-cell office:value-type="float" office:value="6.73754052227123" calcext:value-type="float">
            <text:p>6,7375</text:p>
          </table:table-cell>
          <table:table-cell office:value-type="float" office:value="0.277279637602859" calcext:value-type="float">
            <text:p>0,2773</text:p>
          </table:table-cell>
          <table:table-cell office:value-type="float" office:value="8.38616349914928" calcext:value-type="float">
            <text:p>8,3862</text:p>
          </table:table-cell>
          <table:table-cell office:value-type="float" office:value="0.304481691298706" calcext:value-type="float">
            <text:p>0,3045</text:p>
          </table:table-cell>
          <table:table-cell office:value-type="float" office:value="-2.49888003083514" calcext:value-type="float">
            <text:p>-2,4989</text:p>
          </table:table-cell>
          <table:table-cell office:value-type="float" office:value="12.9908467143351" calcext:value-type="float">
            <text:p>12,9908</text:p>
          </table:table-cell>
          <table:table-cell office:value-type="float" office:value="5.94079556824971" calcext:value-type="float">
            <text:p>5,9408</text:p>
          </table:table-cell>
          <table:table-cell office:value-type="float" office:value="1.74289154929526" calcext:value-type="float">
            <text:p>1,7429</text:p>
          </table:table-cell>
          <table:table-cell office:value-type="float" office:value="11.6269452083892" calcext:value-type="float">
            <text:p>11,6269</text:p>
          </table:table-cell>
          <table:table-cell office:value-type="float" office:value="80.725412104113" calcext:value-type="float">
            <text:p>80,72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96970179091725" calcext:value-type="float">
            <text:p>0,0297</text:p>
          </table:table-cell>
          <table:table-cell office:value-type="float" office:value="6.35624196236491" calcext:value-type="float">
            <text:p>6,3562</text:p>
          </table:table-cell>
          <table:table-cell office:value-type="float" office:value="0.253553905316997" calcext:value-type="float">
            <text:p>0,2536</text:p>
          </table:table-cell>
          <table:table-cell office:value-type="float" office:value="8.38616349914928" calcext:value-type="float">
            <text:p>8,3862</text:p>
          </table:table-cell>
          <table:table-cell office:value-type="float" office:value="0.290533259517032" calcext:value-type="float">
            <text:p>0,2905</text:p>
          </table:table-cell>
          <table:table-cell office:value-type="float" office:value="2.45168236697263" calcext:value-type="float">
            <text:p>2,4517</text:p>
          </table:table-cell>
          <table:table-cell office:value-type="float" office:value="14.296679282592" calcext:value-type="float">
            <text:p>14,2967</text:p>
          </table:table-cell>
          <table:table-cell office:value-type="float" office:value="13.6636793822744" calcext:value-type="float">
            <text:p>13,6637</text:p>
          </table:table-cell>
          <table:table-cell office:value-type="float" office:value="1.7158029136575" calcext:value-type="float">
            <text:p>1,7158</text:p>
          </table:table-cell>
          <table:table-cell office:value-type="float" office:value="11.3316031191812" calcext:value-type="float">
            <text:p>11,3316</text:p>
          </table:table-cell>
          <table:table-cell office:value-type="float" office:value="83.6484486278231" calcext:value-type="float">
            <text:p>83,64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77446135540691" calcext:value-type="float">
            <text:p>0,0277</text:p>
          </table:table-cell>
          <table:table-cell office:value-type="float" office:value="5.67274893845561" calcext:value-type="float">
            <text:p>5,6727</text:p>
          </table:table-cell>
          <table:table-cell office:value-type="float" office:value="0.258612362388816" calcext:value-type="float">
            <text:p>0,2586</text:p>
          </table:table-cell>
          <table:table-cell office:value-type="float" office:value="8.49936177201572" calcext:value-type="float">
            <text:p>8,4994</text:p>
          </table:table-cell>
          <table:table-cell office:value-type="float" office:value="0.270721705081439" calcext:value-type="float">
            <text:p>0,2707</text:p>
          </table:table-cell>
          <table:table-cell office:value-type="float" office:value="2.79183786661419" calcext:value-type="float">
            <text:p>2,7918</text:p>
          </table:table-cell>
          <table:table-cell office:value-type="float" office:value="16.1395942353954" calcext:value-type="float">
            <text:p>16,1396</text:p>
          </table:table-cell>
          <table:table-cell office:value-type="float" office:value="7.37335535253499" calcext:value-type="float">
            <text:p>7,3734</text:p>
          </table:table-cell>
          <table:table-cell office:value-type="float" office:value="1.68881850425168" calcext:value-type="float">
            <text:p>1,6888</text:p>
          </table:table-cell>
          <table:table-cell office:value-type="float" office:value="11.4149163906573" calcext:value-type="float">
            <text:p>11,4149</text:p>
          </table:table-cell>
          <table:table-cell office:value-type="float" office:value="82.9101565281006" calcext:value-type="float">
            <text:p>82,91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302978505737" calcext:value-type="float">
            <text:p>0,0430</text:p>
          </table:table-cell>
          <table:table-cell office:value-type="float" office:value="4.89590091304479" calcext:value-type="float">
            <text:p>4,8959</text:p>
          </table:table-cell>
          <table:table-cell office:value-type="float" office:value="0.222075286294085" calcext:value-type="float">
            <text:p>0,2221</text:p>
          </table:table-cell>
          <table:table-cell office:value-type="float" office:value="8.49936177201572" calcext:value-type="float">
            <text:p>8,4994</text:p>
          </table:table-cell>
          <table:table-cell office:value-type="float" office:value="0.298182360068663" calcext:value-type="float">
            <text:p>0,2982</text:p>
          </table:table-cell>
          <table:table-cell office:value-type="float" office:value="3.07260183830872" calcext:value-type="float">
            <text:p>3,0726</text:p>
          </table:table-cell>
          <table:table-cell office:value-type="float" office:value="17.2487171748161" calcext:value-type="float">
            <text:p>17,2487</text:p>
          </table:table-cell>
          <table:table-cell office:value-type="float" office:value="10.3811827150976" calcext:value-type="float">
            <text:p>10,3812</text:p>
          </table:table-cell>
          <table:table-cell office:value-type="float" office:value="1.66390596320717" calcext:value-type="float">
            <text:p>1,6639</text:p>
          </table:table-cell>
          <table:table-cell office:value-type="float" office:value="11.1684734598218" calcext:value-type="float">
            <text:p>11,1685</text:p>
          </table:table-cell>
          <table:table-cell office:value-type="float" office:value="82.2641423046195" calcext:value-type="float">
            <text:p>82,26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166027217226779" calcext:value-type="float">
            <text:p>0,0166</text:p>
          </table:table-cell>
          <table:table-cell office:value-type="float" office:value="1.91735097173234" calcext:value-type="float">
            <text:p>1,9174</text:p>
          </table:table-cell>
          <table:table-cell office:value-type="float" office:value="0.188324461834136" calcext:value-type="float">
            <text:p>0,1883</text:p>
          </table:table-cell>
          <table:table-cell office:value-type="float" office:value="8.49936177201572" calcext:value-type="float">
            <text:p>8,4994</text:p>
          </table:table-cell>
          <table:table-cell office:value-type="float" office:value="0.267107691390729" calcext:value-type="float">
            <text:p>0,2671</text:p>
          </table:table-cell>
          <table:table-cell office:value-type="float" office:value="2.43967814961289" calcext:value-type="float">
            <text:p>2,4397</text:p>
          </table:table-cell>
          <table:table-cell office:value-type="float" office:value="16.4792609873861" calcext:value-type="float">
            <text:p>16,4793</text:p>
          </table:table-cell>
          <table:table-cell office:value-type="float" office:value="-2.41989591737956" calcext:value-type="float">
            <text:p>-2,4199</text:p>
          </table:table-cell>
          <table:table-cell office:value-type="float" office:value="1.64161193150071" calcext:value-type="float">
            <text:p>1,6416</text:p>
          </table:table-cell>
          <table:table-cell office:value-type="float" office:value="11.6167256423393" calcext:value-type="float">
            <text:p>11,6167</text:p>
          </table:table-cell>
          <table:table-cell office:value-type="float" office:value="71.2274849660335" calcext:value-type="float">
            <text:p>71,22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42268832584625" calcext:value-type="float">
            <text:p>0,0242</text:p>
          </table:table-cell>
          <table:table-cell office:value-type="float" office:value="2.60139419552907" calcext:value-type="float">
            <text:p>2,6014</text:p>
          </table:table-cell>
          <table:table-cell office:value-type="float" office:value="0.209624263414837" calcext:value-type="float">
            <text:p>0,2096</text:p>
          </table:table-cell>
          <table:table-cell office:value-type="float" office:value="8.49936177201572" calcext:value-type="float">
            <text:p>8,4994</text:p>
          </table:table-cell>
          <table:table-cell office:value-type="float" office:value="0.313250601845516" calcext:value-type="float">
            <text:p>0,3133</text:p>
          </table:table-cell>
          <table:table-cell office:value-type="float" office:value="3.16544354080881" calcext:value-type="float">
            <text:p>3,1654</text:p>
          </table:table-cell>
          <table:table-cell office:value-type="float" office:value="16.5722450550485" calcext:value-type="float">
            <text:p>16,5722</text:p>
          </table:table-cell>
          <table:table-cell office:value-type="float" office:value="8.77750832182096" calcext:value-type="float">
            <text:p>8,7775</text:p>
          </table:table-cell>
          <table:table-cell office:value-type="float" office:value="1.62115743418645" calcext:value-type="float">
            <text:p>1,6212</text:p>
          </table:table-cell>
          <table:table-cell office:value-type="float" office:value="11.2700221115318" calcext:value-type="float">
            <text:p>11,2700</text:p>
          </table:table-cell>
          <table:table-cell office:value-type="float" office:value="75.5116265414043" calcext:value-type="float">
            <text:p>75,51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47188413625599" calcext:value-type="float">
            <text:p>0,0347</text:p>
          </table:table-cell>
          <table:table-cell office:value-type="float" office:value="3.49040897246358" calcext:value-type="float">
            <text:p>3,4904</text:p>
          </table:table-cell>
          <table:table-cell office:value-type="float" office:value="0.220929193091936" calcext:value-type="float">
            <text:p>0,2209</text:p>
          </table:table-cell>
          <table:table-cell office:value-type="float" office:value="8.49936177201572" calcext:value-type="float">
            <text:p>8,4994</text:p>
          </table:table-cell>
          <table:table-cell office:value-type="float" office:value="0.290564284010295" calcext:value-type="float">
            <text:p>0,2906</text:p>
          </table:table-cell>
          <table:table-cell office:value-type="float" office:value="3.58444212518589" calcext:value-type="float">
            <text:p>3,5844</text:p>
          </table:table-cell>
          <table:table-cell office:value-type="float" office:value="18.965625679643" calcext:value-type="float">
            <text:p>18,9656</text:p>
          </table:table-cell>
          <table:table-cell office:value-type="float" office:value="14.602354009504" calcext:value-type="float">
            <text:p>14,6024</text:p>
          </table:table-cell>
          <table:table-cell office:value-type="float" office:value="1.60131763599792" calcext:value-type="float">
            <text:p>1,6013</text:p>
          </table:table-cell>
          <table:table-cell office:value-type="float" office:value="10.3384638210976" calcext:value-type="float">
            <text:p>10,3385</text:p>
          </table:table-cell>
          <table:table-cell office:value-type="float" office:value="79.1243439617622" calcext:value-type="float">
            <text:p>79,12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41385221762378" calcext:value-type="float">
            <text:p>0,0341</text:p>
          </table:table-cell>
          <table:table-cell office:value-type="float" office:value="3.4640509093696" calcext:value-type="float">
            <text:p>3,4641</text:p>
          </table:table-cell>
          <table:table-cell office:value-type="float" office:value="0.211564000636616" calcext:value-type="float">
            <text:p>0,2116</text:p>
          </table:table-cell>
          <table:table-cell office:value-type="float" office:value="8.65094140892994" calcext:value-type="float">
            <text:p>8,6509</text:p>
          </table:table-cell>
          <table:table-cell office:value-type="float" office:value="0.34513028878651" calcext:value-type="float">
            <text:p>0,3451</text:p>
          </table:table-cell>
          <table:table-cell office:value-type="float" office:value="3.91355013777649" calcext:value-type="float">
            <text:p>3,9136</text:p>
          </table:table-cell>
          <table:table-cell office:value-type="float" office:value="18.3628773110435" calcext:value-type="float">
            <text:p>18,3629</text:p>
          </table:table-cell>
          <table:table-cell office:value-type="float" office:value="7.10027660286885" calcext:value-type="float">
            <text:p>7,1003</text:p>
          </table:table-cell>
          <table:table-cell office:value-type="float" office:value="1.58154850458483" calcext:value-type="float">
            <text:p>1,5815</text:p>
          </table:table-cell>
          <table:table-cell office:value-type="float" office:value="10.2142088661396" calcext:value-type="float">
            <text:p>10,2142</text:p>
          </table:table-cell>
          <table:table-cell office:value-type="float" office:value="82.0025415108569" calcext:value-type="float">
            <text:p>82,00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501235550753902" calcext:value-type="float">
            <text:p>0,0501</text:p>
          </table:table-cell>
          <table:table-cell office:value-type="float" office:value="3.28825601136759" calcext:value-type="float">
            <text:p>3,2883</text:p>
          </table:table-cell>
          <table:table-cell office:value-type="float" office:value="0.203884342259583" calcext:value-type="float">
            <text:p>0,2039</text:p>
          </table:table-cell>
          <table:table-cell office:value-type="float" office:value="8.65094140892994" calcext:value-type="float">
            <text:p>8,6509</text:p>
          </table:table-cell>
          <table:table-cell office:value-type="float" office:value="0.266599932499796" calcext:value-type="float">
            <text:p>0,2666</text:p>
          </table:table-cell>
          <table:table-cell office:value-type="float" office:value="5.70662213788455" calcext:value-type="float">
            <text:p>5,7066</text:p>
          </table:table-cell>
          <table:table-cell office:value-type="float" office:value="19.0600818012111" calcext:value-type="float">
            <text:p>19,0601</text:p>
          </table:table-cell>
          <table:table-cell office:value-type="float" office:value="5.99538801669416" calcext:value-type="float">
            <text:p>5,9954</text:p>
          </table:table-cell>
          <table:table-cell office:value-type="float" office:value="1.56268411847736" calcext:value-type="float">
            <text:p>1,5627</text:p>
          </table:table-cell>
          <table:table-cell office:value-type="float" office:value="9.92781126005419" calcext:value-type="float">
            <text:p>9,9278</text:p>
          </table:table-cell>
          <table:table-cell office:value-type="float" office:value="81.376890461778" calcext:value-type="float">
            <text:p>81,37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77204329428755" calcext:value-type="float">
            <text:p>0,0377</text:p>
          </table:table-cell>
          <table:table-cell office:value-type="float" office:value="2.93665219509268" calcext:value-type="float">
            <text:p>2,9367</text:p>
          </table:table-cell>
          <table:table-cell office:value-type="float" office:value="0.201667043012583" calcext:value-type="float">
            <text:p>0,2017</text:p>
          </table:table-cell>
          <table:table-cell office:value-type="float" office:value="8.65094140892994" calcext:value-type="float">
            <text:p>8,6509</text:p>
          </table:table-cell>
          <table:table-cell office:value-type="float" office:value="0.229788178944038" calcext:value-type="float">
            <text:p>0,2298</text:p>
          </table:table-cell>
          <table:table-cell office:value-type="float" office:value="1.98982484931523" calcext:value-type="float">
            <text:p>1,9898</text:p>
          </table:table-cell>
          <table:table-cell office:value-type="float" office:value="20.982049678422" calcext:value-type="float">
            <text:p>20,9820</text:p>
          </table:table-cell>
          <table:table-cell office:value-type="float" office:value="2.04949725388374" calcext:value-type="float">
            <text:p>2,0495</text:p>
          </table:table-cell>
          <table:table-cell office:value-type="float" office:value="1.54465176979555" calcext:value-type="float">
            <text:p>1,5447</text:p>
          </table:table-cell>
          <table:table-cell office:value-type="float" office:value="9.73832792744787" calcext:value-type="float">
            <text:p>9,7383</text:p>
          </table:table-cell>
          <table:table-cell office:value-type="float" office:value="87.0815310565944" calcext:value-type="float">
            <text:p>87,08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21568726167278" calcext:value-type="float">
            <text:p>0,0322</text:p>
          </table:table-cell>
          <table:table-cell office:value-type="float" office:value="1.0667404830142" calcext:value-type="float">
            <text:p>1,0667</text:p>
          </table:table-cell>
          <table:table-cell office:value-type="float" office:value="0.179941654369198" calcext:value-type="float">
            <text:p>0,1799</text:p>
          </table:table-cell>
          <table:table-cell office:value-type="float" office:value="8.65094140892994" calcext:value-type="float">
            <text:p>8,6509</text:p>
          </table:table-cell>
          <table:table-cell office:value-type="float" office:value="0.277499376915494" calcext:value-type="float">
            <text:p>0,2775</text:p>
          </table:table-cell>
          <table:table-cell office:value-type="float" office:value="1.68072787887629" calcext:value-type="float">
            <text:p>1,6807</text:p>
          </table:table-cell>
          <table:table-cell office:value-type="float" office:value="21.37105960465" calcext:value-type="float">
            <text:p>21,3711</text:p>
          </table:table-cell>
          <table:table-cell office:value-type="float" office:value="-4.62060278351706" calcext:value-type="float">
            <text:p>-4,6206</text:p>
          </table:table-cell>
          <table:table-cell office:value-type="float" office:value="1.52722504697993" calcext:value-type="float">
            <text:p>1,5272</text:p>
          </table:table-cell>
          <table:table-cell office:value-type="float" office:value="10.1911907997571" calcext:value-type="float">
            <text:p>10,1912</text:p>
          </table:table-cell>
          <table:table-cell office:value-type="float" office:value="78.3372499034628" calcext:value-type="float">
            <text:p>78,33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66547161773865" calcext:value-type="float">
            <text:p>0,0267</text:p>
          </table:table-cell>
          <table:table-cell office:value-type="float" office:value="1.22328150356306" calcext:value-type="float">
            <text:p>1,2233</text:p>
          </table:table-cell>
          <table:table-cell office:value-type="float" office:value="0.164889848471281" calcext:value-type="float">
            <text:p>0,1649</text:p>
          </table:table-cell>
          <table:table-cell office:value-type="float" office:value="8.65094140892994" calcext:value-type="float">
            <text:p>8,6509</text:p>
          </table:table-cell>
          <table:table-cell office:value-type="float" office:value="0.273145198631631" calcext:value-type="float">
            <text:p>0,2731</text:p>
          </table:table-cell>
          <table:table-cell office:value-type="float" office:value="0.988080149462259" calcext:value-type="float">
            <text:p>0,9881</text:p>
          </table:table-cell>
          <table:table-cell office:value-type="float" office:value="20.6704840596927" calcext:value-type="float">
            <text:p>20,6705</text:p>
          </table:table-cell>
          <table:table-cell office:value-type="float" office:value="-1.35486924264147" calcext:value-type="float">
            <text:p>-1,3549</text:p>
          </table:table-cell>
          <table:table-cell office:value-type="float" office:value="1.51004690627574" calcext:value-type="float">
            <text:p>1,5100</text:p>
          </table:table-cell>
          <table:table-cell office:value-type="float" office:value="10.9842214139234" calcext:value-type="float">
            <text:p>10,9842</text:p>
          </table:table-cell>
          <table:table-cell office:value-type="float" office:value="71.3913660132709" calcext:value-type="float">
            <text:p>71,39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47695043972711" calcext:value-type="float">
            <text:p>0,0448</text:p>
          </table:table-cell>
          <table:table-cell office:value-type="float" office:value="0" calcext:value-type="float">
            <text:p>0,0000</text:p>
          </table:table-cell>
          <table:table-cell office:value-type="float" office:value="0.612909279200404" calcext:value-type="float">
            <text:p>0,6129</text:p>
          </table:table-cell>
          <table:table-cell office:value-type="float" office:value="9.30449448894408" calcext:value-type="float">
            <text:p>9,3045</text:p>
          </table:table-cell>
          <table:table-cell office:value-type="float" office:value="0.481033711265655" calcext:value-type="float">
            <text:p>0,4810</text:p>
          </table:table-cell>
          <table:table-cell office:value-type="float" office:value="7.50153608792891" calcext:value-type="float">
            <text:p>7,5015</text:p>
          </table:table-cell>
          <table:table-cell office:value-type="float" office:value="27.4723965597397" calcext:value-type="float">
            <text:p>27,4724</text:p>
          </table:table-cell>
          <table:table-cell office:value-type="float" office:value="1.18737070455768" calcext:value-type="float">
            <text:p>1,1874</text:p>
          </table:table-cell>
          <table:table-cell office:value-type="float" office:value="1.41551402661028" calcext:value-type="float">
            <text:p>1,4155</text:p>
          </table:table-cell>
          <table:table-cell office:value-type="float" office:value="6.05706648070665" calcext:value-type="float">
            <text:p>6,0571</text:p>
          </table:table-cell>
          <table:table-cell office:value-type="float" office:value="115.596620159029" calcext:value-type="float">
            <text:p>115,59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16135348886633" calcext:value-type="float">
            <text:p>0,0316</text:p>
          </table:table-cell>
          <table:table-cell office:value-type="float" office:value="0" calcext:value-type="float">
            <text:p>0,0000</text:p>
          </table:table-cell>
          <table:table-cell office:value-type="float" office:value="0.653452969010379" calcext:value-type="float">
            <text:p>0,6535</text:p>
          </table:table-cell>
          <table:table-cell office:value-type="float" office:value="9.30449448894408" calcext:value-type="float">
            <text:p>9,3045</text:p>
          </table:table-cell>
          <table:table-cell office:value-type="float" office:value="0.417453676885549" calcext:value-type="float">
            <text:p>0,4175</text:p>
          </table:table-cell>
          <table:table-cell office:value-type="float" office:value="5.56528441298635" calcext:value-type="float">
            <text:p>5,5653</text:p>
          </table:table-cell>
          <table:table-cell office:value-type="float" office:value="28.0158528279457" calcext:value-type="float">
            <text:p>28,0159</text:p>
          </table:table-cell>
          <table:table-cell office:value-type="float" office:value="3.25908433023696" calcext:value-type="float">
            <text:p>3,2591</text:p>
          </table:table-cell>
          <table:table-cell office:value-type="float" office:value="1.36073602682671" calcext:value-type="float">
            <text:p>1,3607</text:p>
          </table:table-cell>
          <table:table-cell office:value-type="float" office:value="5.70554308280267" calcext:value-type="float">
            <text:p>5,7055</text:p>
          </table:table-cell>
          <table:table-cell office:value-type="float" office:value="102.609078894682" calcext:value-type="float">
            <text:p>102,60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29431562948366" calcext:value-type="float">
            <text:p>0,0129</text:p>
          </table:table-cell>
          <table:table-cell office:value-type="float" office:value="0" calcext:value-type="float">
            <text:p>0,0000</text:p>
          </table:table-cell>
          <table:table-cell office:value-type="float" office:value="0.633785333475407" calcext:value-type="float">
            <text:p>0,6338</text:p>
          </table:table-cell>
          <table:table-cell office:value-type="float" office:value="9.30449448894408" calcext:value-type="float">
            <text:p>9,3045</text:p>
          </table:table-cell>
          <table:table-cell office:value-type="float" office:value="0.298588656140529" calcext:value-type="float">
            <text:p>0,2986</text:p>
          </table:table-cell>
          <table:table-cell office:value-type="float" office:value="4.36383783971726" calcext:value-type="float">
            <text:p>4,3638</text:p>
          </table:table-cell>
          <table:table-cell office:value-type="float" office:value="27.8417735642036" calcext:value-type="float">
            <text:p>27,8418</text:p>
          </table:table-cell>
          <table:table-cell office:value-type="float" office:value="10.0787886208579" calcext:value-type="float">
            <text:p>10,0788</text:p>
          </table:table-cell>
          <table:table-cell office:value-type="float" office:value="1.37554598671058" calcext:value-type="float">
            <text:p>1,3755</text:p>
          </table:table-cell>
          <table:table-cell office:value-type="float" office:value="5.55412817168828" calcext:value-type="float">
            <text:p>5,5541</text:p>
          </table:table-cell>
          <table:table-cell office:value-type="float" office:value="111.682867721666" calcext:value-type="float">
            <text:p>111,68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01646920509988" calcext:value-type="float">
            <text:p>0,0302</text:p>
          </table:table-cell>
          <table:table-cell office:value-type="float" office:value="0" calcext:value-type="float">
            <text:p>0,0000</text:p>
          </table:table-cell>
          <table:table-cell office:value-type="float" office:value="0.630550573215497" calcext:value-type="float">
            <text:p>0,6306</text:p>
          </table:table-cell>
          <table:table-cell office:value-type="float" office:value="9.30449448894408" calcext:value-type="float">
            <text:p>9,3045</text:p>
          </table:table-cell>
          <table:table-cell office:value-type="float" office:value="0.318918718694112" calcext:value-type="float">
            <text:p>0,3189</text:p>
          </table:table-cell>
          <table:table-cell office:value-type="float" office:value="4.23771954003915" calcext:value-type="float">
            <text:p>4,2377</text:p>
          </table:table-cell>
          <table:table-cell office:value-type="float" office:value="25.3398125302155" calcext:value-type="float">
            <text:p>25,3398</text:p>
          </table:table-cell>
          <table:table-cell office:value-type="float" office:value="15.4717065647862" calcext:value-type="float">
            <text:p>15,4717</text:p>
          </table:table-cell>
          <table:table-cell office:value-type="float" office:value="1.43941102088059" calcext:value-type="float">
            <text:p>1,4394</text:p>
          </table:table-cell>
          <table:table-cell office:value-type="float" office:value="4.94950472169885" calcext:value-type="float">
            <text:p>4,9495</text:p>
          </table:table-cell>
          <table:table-cell office:value-type="float" office:value="115.068000137366" calcext:value-type="float">
            <text:p>115,06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51449494069833" calcext:value-type="float">
            <text:p>0,0651</text:p>
          </table:table-cell>
          <table:table-cell office:value-type="float" office:value="0" calcext:value-type="float">
            <text:p>0,0000</text:p>
          </table:table-cell>
          <table:table-cell office:value-type="float" office:value="0.626134281811502" calcext:value-type="float">
            <text:p>0,6261</text:p>
          </table:table-cell>
          <table:table-cell office:value-type="float" office:value="9.30449448894408" calcext:value-type="float">
            <text:p>9,3045</text:p>
          </table:table-cell>
          <table:table-cell office:value-type="float" office:value="0.300271367325898" calcext:value-type="float">
            <text:p>0,3003</text:p>
          </table:table-cell>
          <table:table-cell office:value-type="float" office:value="4.80808632655582" calcext:value-type="float">
            <text:p>4,8081</text:p>
          </table:table-cell>
          <table:table-cell office:value-type="float" office:value="26.2010461350359" calcext:value-type="float">
            <text:p>26,2010</text:p>
          </table:table-cell>
          <table:table-cell office:value-type="float" office:value="7.47313102325575" calcext:value-type="float">
            <text:p>7,4731</text:p>
          </table:table-cell>
          <table:table-cell office:value-type="float" office:value="1.51796053343133" calcext:value-type="float">
            <text:p>1,5180</text:p>
          </table:table-cell>
          <table:table-cell office:value-type="float" office:value="5.28379317332167" calcext:value-type="float">
            <text:p>5,2838</text:p>
          </table:table-cell>
          <table:table-cell office:value-type="float" office:value="108.20365123569" calcext:value-type="float">
            <text:p>108,20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36323154798877" calcext:value-type="float">
            <text:p>0,0636</text:p>
          </table:table-cell>
          <table:table-cell office:value-type="float" office:value="0" calcext:value-type="float">
            <text:p>0,0000</text:p>
          </table:table-cell>
          <table:table-cell office:value-type="float" office:value="0.633049340201317" calcext:value-type="float">
            <text:p>0,6330</text:p>
          </table:table-cell>
          <table:table-cell office:value-type="float" office:value="9.48531943673629" calcext:value-type="float">
            <text:p>9,4853</text:p>
          </table:table-cell>
          <table:table-cell office:value-type="float" office:value="0.32598654552609" calcext:value-type="float">
            <text:p>0,3260</text:p>
          </table:table-cell>
          <table:table-cell office:value-type="float" office:value="4.52173963471803" calcext:value-type="float">
            <text:p>4,5217</text:p>
          </table:table-cell>
          <table:table-cell office:value-type="float" office:value="28.3852616901816" calcext:value-type="float">
            <text:p>28,3853</text:p>
          </table:table-cell>
          <table:table-cell office:value-type="float" office:value="4.92760710038228" calcext:value-type="float">
            <text:p>4,9276</text:p>
          </table:table-cell>
          <table:table-cell office:value-type="float" office:value="1.58880754420267" calcext:value-type="float">
            <text:p>1,5888</text:p>
          </table:table-cell>
          <table:table-cell office:value-type="float" office:value="6.26423056046649" calcext:value-type="float">
            <text:p>6,2642</text:p>
          </table:table-cell>
          <table:table-cell office:value-type="float" office:value="114.862475195414" calcext:value-type="float">
            <text:p>114,86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40369115203403" calcext:value-type="float">
            <text:p>0,0440</text:p>
          </table:table-cell>
          <table:table-cell office:value-type="float" office:value="0" calcext:value-type="float">
            <text:p>0,0000</text:p>
          </table:table-cell>
          <table:table-cell office:value-type="float" office:value="0.644712645491225" calcext:value-type="float">
            <text:p>0,6447</text:p>
          </table:table-cell>
          <table:table-cell office:value-type="float" office:value="9.48531943673629" calcext:value-type="float">
            <text:p>9,4853</text:p>
          </table:table-cell>
          <table:table-cell office:value-type="float" office:value="0.464243233658098" calcext:value-type="float">
            <text:p>0,4642</text:p>
          </table:table-cell>
          <table:table-cell office:value-type="float" office:value="4.759384717173" calcext:value-type="float">
            <text:p>4,7594</text:p>
          </table:table-cell>
          <table:table-cell office:value-type="float" office:value="30.5826356104425" calcext:value-type="float">
            <text:p>30,5826</text:p>
          </table:table-cell>
          <table:table-cell office:value-type="float" office:value="4.72939344986926" calcext:value-type="float">
            <text:p>4,7294</text:p>
          </table:table-cell>
          <table:table-cell office:value-type="float" office:value="1.65447669072993" calcext:value-type="float">
            <text:p>1,6545</text:p>
          </table:table-cell>
          <table:table-cell office:value-type="float" office:value="5.72650840638815" calcext:value-type="float">
            <text:p>5,7265</text:p>
          </table:table-cell>
          <table:table-cell office:value-type="float" office:value="114.656022991496" calcext:value-type="float">
            <text:p>114,65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966904048664379" calcext:value-type="float">
            <text:p>-0,0967</text:p>
          </table:table-cell>
          <table:table-cell office:value-type="float" office:value="0" calcext:value-type="float">
            <text:p>0,0000</text:p>
          </table:table-cell>
          <table:table-cell office:value-type="float" office:value="0.637185656784045" calcext:value-type="float">
            <text:p>0,6372</text:p>
          </table:table-cell>
          <table:table-cell office:value-type="float" office:value="9.48531943673629" calcext:value-type="float">
            <text:p>9,4853</text:p>
          </table:table-cell>
          <table:table-cell office:value-type="float" office:value="0.51432452190774" calcext:value-type="float">
            <text:p>0,5143</text:p>
          </table:table-cell>
          <table:table-cell office:value-type="float" office:value="2.03269415577487" calcext:value-type="float">
            <text:p>2,0327</text:p>
          </table:table-cell>
          <table:table-cell office:value-type="float" office:value="34.9096560390325" calcext:value-type="float">
            <text:p>34,9097</text:p>
          </table:table-cell>
          <table:table-cell office:value-type="float" office:value="6.46252578231767" calcext:value-type="float">
            <text:p>6,4625</text:p>
          </table:table-cell>
          <table:table-cell office:value-type="float" office:value="1.70809094821131" calcext:value-type="float">
            <text:p>1,7081</text:p>
          </table:table-cell>
          <table:table-cell office:value-type="float" office:value="6.3465259053205" calcext:value-type="float">
            <text:p>6,3465</text:p>
          </table:table-cell>
          <table:table-cell office:value-type="float" office:value="93.0969304547042" calcext:value-type="float">
            <text:p>93,09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4650837832767" calcext:value-type="float">
            <text:p>0,0647</text:p>
          </table:table-cell>
          <table:table-cell office:value-type="float" office:value="0" calcext:value-type="float">
            <text:p>0,0000</text:p>
          </table:table-cell>
          <table:table-cell office:value-type="float" office:value="0.639318794688941" calcext:value-type="float">
            <text:p>0,6393</text:p>
          </table:table-cell>
          <table:table-cell office:value-type="float" office:value="9.48531943673629" calcext:value-type="float">
            <text:p>9,4853</text:p>
          </table:table-cell>
          <table:table-cell office:value-type="float" office:value="0.455557231158248" calcext:value-type="float">
            <text:p>0,4556</text:p>
          </table:table-cell>
          <table:table-cell office:value-type="float" office:value="1.70787743190625" calcext:value-type="float">
            <text:p>1,7079</text:p>
          </table:table-cell>
          <table:table-cell office:value-type="float" office:value="33.6161820475305" calcext:value-type="float">
            <text:p>33,6162</text:p>
          </table:table-cell>
          <table:table-cell office:value-type="float" office:value="8.91999982857715" calcext:value-type="float">
            <text:p>8,9200</text:p>
          </table:table-cell>
          <table:table-cell office:value-type="float" office:value="1.75154449757078" calcext:value-type="float">
            <text:p>1,7515</text:p>
          </table:table-cell>
          <table:table-cell office:value-type="float" office:value="6.38707839252834" calcext:value-type="float">
            <text:p>6,3871</text:p>
          </table:table-cell>
          <table:table-cell office:value-type="float" office:value="94.8997963219004" calcext:value-type="float">
            <text:p>94,89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07845603434165" calcext:value-type="float">
            <text:p>0,0408</text:p>
          </table:table-cell>
          <table:table-cell office:value-type="float" office:value="0" calcext:value-type="float">
            <text:p>0,0000</text:p>
          </table:table-cell>
          <table:table-cell office:value-type="float" office:value="0.637555070938767" calcext:value-type="float">
            <text:p>0,6376</text:p>
          </table:table-cell>
          <table:table-cell office:value-type="float" office:value="9.48531943673629" calcext:value-type="float">
            <text:p>9,4853</text:p>
          </table:table-cell>
          <table:table-cell office:value-type="float" office:value="0.430023347321167" calcext:value-type="float">
            <text:p>0,4300</text:p>
          </table:table-cell>
          <table:table-cell office:value-type="float" office:value="8.93102008976615" calcext:value-type="float">
            <text:p>8,9310</text:p>
          </table:table-cell>
          <table:table-cell office:value-type="float" office:value="32.0448526300312" calcext:value-type="float">
            <text:p>32,0449</text:p>
          </table:table-cell>
          <table:table-cell office:value-type="float" office:value="13.9581258440116" calcext:value-type="float">
            <text:p>13,9581</text:p>
          </table:table-cell>
          <table:table-cell office:value-type="float" office:value="1.79400587122183" calcext:value-type="float">
            <text:p>1,7940</text:p>
          </table:table-cell>
          <table:table-cell office:value-type="float" office:value="5.78608201964871" calcext:value-type="float">
            <text:p>5,7861</text:p>
          </table:table-cell>
          <table:table-cell office:value-type="float" office:value="110.115010412928" calcext:value-type="float">
            <text:p>110,11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5253834516203" calcext:value-type="float">
            <text:p>0,0253</text:p>
          </table:table-cell>
          <table:table-cell office:value-type="float" office:value="0" calcext:value-type="float">
            <text:p>0,0000</text:p>
          </table:table-cell>
          <table:table-cell office:value-type="float" office:value="0.636242117810015" calcext:value-type="float">
            <text:p>0,6362</text:p>
          </table:table-cell>
          <table:table-cell office:value-type="float" office:value="9.5669036104314" calcext:value-type="float">
            <text:p>9,5669</text:p>
          </table:table-cell>
          <table:table-cell office:value-type="float" office:value="0.430211440261504" calcext:value-type="float">
            <text:p>0,4302</text:p>
          </table:table-cell>
          <table:table-cell office:value-type="float" office:value="3.37835076742648" calcext:value-type="float">
            <text:p>3,3784</text:p>
          </table:table-cell>
          <table:table-cell office:value-type="float" office:value="36.2276778117008" calcext:value-type="float">
            <text:p>36,2277</text:p>
          </table:table-cell>
          <table:table-cell office:value-type="float" office:value="0.193771857511862" calcext:value-type="float">
            <text:p>0,1938</text:p>
          </table:table-cell>
          <table:table-cell office:value-type="float" office:value="1.83435103995214" calcext:value-type="float">
            <text:p>1,8344</text:p>
          </table:table-cell>
          <table:table-cell office:value-type="float" office:value="5.93713964320218" calcext:value-type="float">
            <text:p>5,9371</text:p>
          </table:table-cell>
          <table:table-cell office:value-type="float" office:value="132.079947472224" calcext:value-type="float">
            <text:p>132,07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8886461729095" calcext:value-type="float">
            <text:p>0,0889</text:p>
          </table:table-cell>
          <table:table-cell office:value-type="float" office:value="0" calcext:value-type="float">
            <text:p>0,0000</text:p>
          </table:table-cell>
          <table:table-cell office:value-type="float" office:value="0.619443673773929" calcext:value-type="float">
            <text:p>0,6194</text:p>
          </table:table-cell>
          <table:table-cell office:value-type="float" office:value="9.5669036104314" calcext:value-type="float">
            <text:p>9,5669</text:p>
          </table:table-cell>
          <table:table-cell office:value-type="float" office:value="0.333213683316305" calcext:value-type="float">
            <text:p>0,3332</text:p>
          </table:table-cell>
          <table:table-cell office:value-type="float" office:value="2.67389084597395" calcext:value-type="float">
            <text:p>2,6739</text:p>
          </table:table-cell>
          <table:table-cell office:value-type="float" office:value="33.4976871232953" calcext:value-type="float">
            <text:p>33,4977</text:p>
          </table:table-cell>
          <table:table-cell office:value-type="float" office:value="2.30911907334901" calcext:value-type="float">
            <text:p>2,3091</text:p>
          </table:table-cell>
          <table:table-cell office:value-type="float" office:value="1.85845339232399" calcext:value-type="float">
            <text:p>1,8585</text:p>
          </table:table-cell>
          <table:table-cell office:value-type="float" office:value="5.82071932584231" calcext:value-type="float">
            <text:p>5,8207</text:p>
          </table:table-cell>
          <table:table-cell office:value-type="float" office:value="144.957537736635" calcext:value-type="float">
            <text:p>144,95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20062547223847" calcext:value-type="float">
            <text:p>0,0220</text:p>
          </table:table-cell>
          <table:table-cell office:value-type="float" office:value="0" calcext:value-type="float">
            <text:p>0,0000</text:p>
          </table:table-cell>
          <table:table-cell office:value-type="float" office:value="0.628935658661502" calcext:value-type="float">
            <text:p>0,6289</text:p>
          </table:table-cell>
          <table:table-cell office:value-type="float" office:value="9.5669036104314" calcext:value-type="float">
            <text:p>9,5669</text:p>
          </table:table-cell>
          <table:table-cell office:value-type="float" office:value="0.392751298271875" calcext:value-type="float">
            <text:p>0,3928</text:p>
          </table:table-cell>
          <table:table-cell office:value-type="float" office:value="3.17021840415117" calcext:value-type="float">
            <text:p>3,1702</text:p>
          </table:table-cell>
          <table:table-cell office:value-type="float" office:value="30.4607933363786" calcext:value-type="float">
            <text:p>30,4608</text:p>
          </table:table-cell>
          <table:table-cell office:value-type="float" office:value="11.9039029684683" calcext:value-type="float">
            <text:p>11,9039</text:p>
          </table:table-cell>
          <table:table-cell office:value-type="float" office:value="1.86485525679638" calcext:value-type="float">
            <text:p>1,8649</text:p>
          </table:table-cell>
          <table:table-cell office:value-type="float" office:value="5.30635733378928" calcext:value-type="float">
            <text:p>5,3064</text:p>
          </table:table-cell>
          <table:table-cell office:value-type="float" office:value="144.243054810377" calcext:value-type="float">
            <text:p>144,24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356849105818764" calcext:value-type="float">
            <text:p>-0,0357</text:p>
          </table:table-cell>
          <table:table-cell office:value-type="float" office:value="0" calcext:value-type="float">
            <text:p>0,0000</text:p>
          </table:table-cell>
          <table:table-cell office:value-type="float" office:value="0.619459266468381" calcext:value-type="float">
            <text:p>0,6195</text:p>
          </table:table-cell>
          <table:table-cell office:value-type="float" office:value="9.5669036104314" calcext:value-type="float">
            <text:p>9,5669</text:p>
          </table:table-cell>
          <table:table-cell office:value-type="float" office:value="0.423648110486042" calcext:value-type="float">
            <text:p>0,4236</text:p>
          </table:table-cell>
          <table:table-cell office:value-type="float" office:value="2.62508959773089" calcext:value-type="float">
            <text:p>2,6251</text:p>
          </table:table-cell>
          <table:table-cell office:value-type="float" office:value="34.0201851028051" calcext:value-type="float">
            <text:p>34,0202</text:p>
          </table:table-cell>
          <table:table-cell office:value-type="float" office:value="1.76565000080218" calcext:value-type="float">
            <text:p>1,7657</text:p>
          </table:table-cell>
          <table:table-cell office:value-type="float" office:value="1.85597535367525" calcext:value-type="float">
            <text:p>1,8560</text:p>
          </table:table-cell>
          <table:table-cell office:value-type="float" office:value="5.78501059115249" calcext:value-type="float">
            <text:p>5,7850</text:p>
          </table:table-cell>
          <table:table-cell office:value-type="float" office:value="133.938396741914" calcext:value-type="float">
            <text:p>133,93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38329813735572" calcext:value-type="float">
            <text:p>0,0238</text:p>
          </table:table-cell>
          <table:table-cell office:value-type="float" office:value="0" calcext:value-type="float">
            <text:p>0,0000</text:p>
          </table:table-cell>
          <table:table-cell office:value-type="float" office:value="0.603663414589569" calcext:value-type="float">
            <text:p>0,6037</text:p>
          </table:table-cell>
          <table:table-cell office:value-type="float" office:value="9.5669036104314" calcext:value-type="float">
            <text:p>9,5669</text:p>
          </table:table-cell>
          <table:table-cell office:value-type="float" office:value="0.32946908505001" calcext:value-type="float">
            <text:p>0,3295</text:p>
          </table:table-cell>
          <table:table-cell office:value-type="float" office:value="0.780775982209827" calcext:value-type="float">
            <text:p>0,7808</text:p>
          </table:table-cell>
          <table:table-cell office:value-type="float" office:value="31.0605206883276" calcext:value-type="float">
            <text:p>31,0605</text:p>
          </table:table-cell>
          <table:table-cell office:value-type="float" office:value="12.0667969431153" calcext:value-type="float">
            <text:p>12,0668</text:p>
          </table:table-cell>
          <table:table-cell office:value-type="float" office:value="1.84166640095137" calcext:value-type="float">
            <text:p>1,8417</text:p>
          </table:table-cell>
          <table:table-cell office:value-type="float" office:value="5.1939155484569" calcext:value-type="float">
            <text:p>5,1939</text:p>
          </table:table-cell>
          <table:table-cell office:value-type="float" office:value="132.649491111792" calcext:value-type="float">
            <text:p>132,64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66694300886103" calcext:value-type="float">
            <text:p>0,0167</text:p>
          </table:table-cell>
          <table:table-cell office:value-type="float" office:value="1.4407487950705" calcext:value-type="float">
            <text:p>1,4407</text:p>
          </table:table-cell>
          <table:table-cell office:value-type="float" office:value="0.409976818911182" calcext:value-type="float">
            <text:p>0,4100</text:p>
          </table:table-cell>
          <table:table-cell office:value-type="float" office:value="9.35872134868203" calcext:value-type="float">
            <text:p>9,3587</text:p>
          </table:table-cell>
          <table:table-cell office:value-type="float" office:value="0.60395562659765" calcext:value-type="float">
            <text:p>0,6040</text:p>
          </table:table-cell>
          <table:table-cell office:value-type="float" office:value="3.26531989954919" calcext:value-type="float">
            <text:p>3,2653</text:p>
          </table:table-cell>
          <table:table-cell office:value-type="float" office:value="17.9262508238054" calcext:value-type="float">
            <text:p>17,9263</text:p>
          </table:table-cell>
          <table:table-cell office:value-type="float" office:value="9.79752130659497" calcext:value-type="float">
            <text:p>9,7975</text:p>
          </table:table-cell>
          <table:table-cell office:value-type="float" office:value="1.34136666621426" calcext:value-type="float">
            <text:p>1,3414</text:p>
          </table:table-cell>
          <table:table-cell office:value-type="float" office:value="12.3569626659174" calcext:value-type="float">
            <text:p>12,3570</text:p>
          </table:table-cell>
          <table:table-cell office:value-type="float" office:value="16.0818687032462" calcext:value-type="float">
            <text:p>16,08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152245876131119" calcext:value-type="float">
            <text:p>-0,0015</text:p>
          </table:table-cell>
          <table:table-cell office:value-type="float" office:value="1.63403480894476" calcext:value-type="float">
            <text:p>1,6340</text:p>
          </table:table-cell>
          <table:table-cell office:value-type="float" office:value="0.386938495989013" calcext:value-type="float">
            <text:p>0,3869</text:p>
          </table:table-cell>
          <table:table-cell office:value-type="float" office:value="9.35872134868203" calcext:value-type="float">
            <text:p>9,3587</text:p>
          </table:table-cell>
          <table:table-cell office:value-type="float" office:value="0.603168919086886" calcext:value-type="float">
            <text:p>0,6032</text:p>
          </table:table-cell>
          <table:table-cell office:value-type="float" office:value="1.813120630893" calcext:value-type="float">
            <text:p>1,8131</text:p>
          </table:table-cell>
          <table:table-cell office:value-type="float" office:value="16.6047591535688" calcext:value-type="float">
            <text:p>16,6048</text:p>
          </table:table-cell>
          <table:table-cell office:value-type="float" office:value="14.0920842939415" calcext:value-type="float">
            <text:p>14,0921</text:p>
          </table:table-cell>
          <table:table-cell office:value-type="float" office:value="1.28568498624961" calcext:value-type="float">
            <text:p>1,2857</text:p>
          </table:table-cell>
          <table:table-cell office:value-type="float" office:value="14.4507645634139" calcext:value-type="float">
            <text:p>14,4508</text:p>
          </table:table-cell>
          <table:table-cell office:value-type="float" office:value="16.8859838424608" calcext:value-type="float">
            <text:p>16,88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37551729024168" calcext:value-type="float">
            <text:p>0,0438</text:p>
          </table:table-cell>
          <table:table-cell office:value-type="float" office:value="1.82883379169474" calcext:value-type="float">
            <text:p>1,8288</text:p>
          </table:table-cell>
          <table:table-cell office:value-type="float" office:value="0.376317028492075" calcext:value-type="float">
            <text:p>0,3763</text:p>
          </table:table-cell>
          <table:table-cell office:value-type="float" office:value="9.35872134868203" calcext:value-type="float">
            <text:p>9,3587</text:p>
          </table:table-cell>
          <table:table-cell office:value-type="float" office:value="0.571117670775441" calcext:value-type="float">
            <text:p>0,5711</text:p>
          </table:table-cell>
          <table:table-cell office:value-type="float" office:value="2.71638106510044" calcext:value-type="float">
            <text:p>2,7164</text:p>
          </table:table-cell>
          <table:table-cell office:value-type="float" office:value="17.3202333242533" calcext:value-type="float">
            <text:p>17,3202</text:p>
          </table:table-cell>
          <table:table-cell office:value-type="float" office:value="7.74753022004768" calcext:value-type="float">
            <text:p>7,7475</text:p>
          </table:table-cell>
          <table:table-cell office:value-type="float" office:value="1.2288729723919" calcext:value-type="float">
            <text:p>1,2289</text:p>
          </table:table-cell>
          <table:table-cell office:value-type="float" office:value="15.0995301566951" calcext:value-type="float">
            <text:p>15,0995</text:p>
          </table:table-cell>
          <table:table-cell office:value-type="float" office:value="18.0188260003698" calcext:value-type="float">
            <text:p>18,01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97388888616956" calcext:value-type="float">
            <text:p>0,0197</text:p>
          </table:table-cell>
          <table:table-cell office:value-type="float" office:value="2.3283615855303" calcext:value-type="float">
            <text:p>2,3284</text:p>
          </table:table-cell>
          <table:table-cell office:value-type="float" office:value="0.35996996581641" calcext:value-type="float">
            <text:p>0,3600</text:p>
          </table:table-cell>
          <table:table-cell office:value-type="float" office:value="9.35872134868203" calcext:value-type="float">
            <text:p>9,3587</text:p>
          </table:table-cell>
          <table:table-cell office:value-type="float" office:value="0.593073109125708" calcext:value-type="float">
            <text:p>0,5931</text:p>
          </table:table-cell>
          <table:table-cell office:value-type="float" office:value="1.73390066852418" calcext:value-type="float">
            <text:p>1,7339</text:p>
          </table:table-cell>
          <table:table-cell office:value-type="float" office:value="17.0561832538655" calcext:value-type="float">
            <text:p>17,0562</text:p>
          </table:table-cell>
          <table:table-cell office:value-type="float" office:value="7.43712512306469" calcext:value-type="float">
            <text:p>7,4371</text:p>
          </table:table-cell>
          <table:table-cell office:value-type="float" office:value="1.1725515129401" calcext:value-type="float">
            <text:p>1,1726</text:p>
          </table:table-cell>
          <table:table-cell office:value-type="float" office:value="14.7382813246847" calcext:value-type="float">
            <text:p>14,7383</text:p>
          </table:table-cell>
          <table:table-cell office:value-type="float" office:value="18.9982819337281" calcext:value-type="float">
            <text:p>18,99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76639359516579" calcext:value-type="float">
            <text:p>0,0277</text:p>
          </table:table-cell>
          <table:table-cell office:value-type="float" office:value="2.32175757386018" calcext:value-type="float">
            <text:p>2,3218</text:p>
          </table:table-cell>
          <table:table-cell office:value-type="float" office:value="0.375930445785483" calcext:value-type="float">
            <text:p>0,3759</text:p>
          </table:table-cell>
          <table:table-cell office:value-type="float" office:value="9.35872134868203" calcext:value-type="float">
            <text:p>9,3587</text:p>
          </table:table-cell>
          <table:table-cell office:value-type="float" office:value="0.600038855366951" calcext:value-type="float">
            <text:p>0,6000</text:p>
          </table:table-cell>
          <table:table-cell office:value-type="float" office:value="1.74949333731882" calcext:value-type="float">
            <text:p>1,7495</text:p>
          </table:table-cell>
          <table:table-cell office:value-type="float" office:value="17.2102994594692" calcext:value-type="float">
            <text:p>17,2103</text:p>
          </table:table-cell>
          <table:table-cell office:value-type="float" office:value="6.77909409970394" calcext:value-type="float">
            <text:p>6,7791</text:p>
          </table:table-cell>
          <table:table-cell office:value-type="float" office:value="1.11460854678415" calcext:value-type="float">
            <text:p>1,1146</text:p>
          </table:table-cell>
          <table:table-cell office:value-type="float" office:value="14.1089459613342" calcext:value-type="float">
            <text:p>14,1089</text:p>
          </table:table-cell>
          <table:table-cell office:value-type="float" office:value="20.0549838132101" calcext:value-type="float">
            <text:p>20,05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82379253372667" calcext:value-type="float">
            <text:p>0,0482</text:p>
          </table:table-cell>
          <table:table-cell office:value-type="float" office:value="1.89929094060978" calcext:value-type="float">
            <text:p>1,8993</text:p>
          </table:table-cell>
          <table:table-cell office:value-type="float" office:value="0.3747671010916" calcext:value-type="float">
            <text:p>0,3748</text:p>
          </table:table-cell>
          <table:table-cell office:value-type="float" office:value="9.4980430637552" calcext:value-type="float">
            <text:p>9,4980</text:p>
          </table:table-cell>
          <table:table-cell office:value-type="float" office:value="0.599646310892456" calcext:value-type="float">
            <text:p>0,5996</text:p>
          </table:table-cell>
          <table:table-cell office:value-type="float" office:value="3.19089484217804" calcext:value-type="float">
            <text:p>3,1909</text:p>
          </table:table-cell>
          <table:table-cell office:value-type="float" office:value="17.9957615347131" calcext:value-type="float">
            <text:p>17,9958</text:p>
          </table:table-cell>
          <table:table-cell office:value-type="float" office:value="6.44858799332827" calcext:value-type="float">
            <text:p>6,4486</text:p>
          </table:table-cell>
          <table:table-cell office:value-type="float" office:value="1.06001941948644" calcext:value-type="float">
            <text:p>1,0600</text:p>
          </table:table-cell>
          <table:table-cell office:value-type="float" office:value="14.1542648599781" calcext:value-type="float">
            <text:p>14,1543</text:p>
          </table:table-cell>
          <table:table-cell office:value-type="float" office:value="21.1066924078245" calcext:value-type="float">
            <text:p>21,10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394864575268628" calcext:value-type="float">
            <text:p>0,0395</text:p>
          </table:table-cell>
          <table:table-cell office:value-type="float" office:value="2.24743575780295" calcext:value-type="float">
            <text:p>2,2474</text:p>
          </table:table-cell>
          <table:table-cell office:value-type="float" office:value="0.388866267250398" calcext:value-type="float">
            <text:p>0,3889</text:p>
          </table:table-cell>
          <table:table-cell office:value-type="float" office:value="9.4980430637552" calcext:value-type="float">
            <text:p>9,4980</text:p>
          </table:table-cell>
          <table:table-cell office:value-type="float" office:value="0.558992938029643" calcext:value-type="float">
            <text:p>0,5590</text:p>
          </table:table-cell>
          <table:table-cell office:value-type="float" office:value="2.99066328727668" calcext:value-type="float">
            <text:p>2,9907</text:p>
          </table:table-cell>
          <table:table-cell office:value-type="float" office:value="19.3853295727951" calcext:value-type="float">
            <text:p>19,3853</text:p>
          </table:table-cell>
          <table:table-cell office:value-type="float" office:value="8.78200807173599" calcext:value-type="float">
            <text:p>8,7820</text:p>
          </table:table-cell>
          <table:table-cell office:value-type="float" office:value="1.01686459142158" calcext:value-type="float">
            <text:p>1,0169</text:p>
          </table:table-cell>
          <table:table-cell office:value-type="float" office:value="13.9551767763046" calcext:value-type="float">
            <text:p>13,9552</text:p>
          </table:table-cell>
          <table:table-cell office:value-type="float" office:value="21.6212431238124" calcext:value-type="float">
            <text:p>21,62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11430806333495" calcext:value-type="float">
            <text:p>-0,0111</text:p>
          </table:table-cell>
          <table:table-cell office:value-type="float" office:value="1.15503030679497" calcext:value-type="float">
            <text:p>1,1550</text:p>
          </table:table-cell>
          <table:table-cell office:value-type="float" office:value="0.429033508097178" calcext:value-type="float">
            <text:p>0,4290</text:p>
          </table:table-cell>
          <table:table-cell office:value-type="float" office:value="9.4980430637552" calcext:value-type="float">
            <text:p>9,4980</text:p>
          </table:table-cell>
          <table:table-cell office:value-type="float" office:value="0.531773399325186" calcext:value-type="float">
            <text:p>0,5318</text:p>
          </table:table-cell>
          <table:table-cell office:value-type="float" office:value="1.8884558245792" calcext:value-type="float">
            <text:p>1,8885</text:p>
          </table:table-cell>
          <table:table-cell office:value-type="float" office:value="19.1019580971944" calcext:value-type="float">
            <text:p>19,1020</text:p>
          </table:table-cell>
          <table:table-cell office:value-type="float" office:value="7.31344259923326" calcext:value-type="float">
            <text:p>7,3134</text:p>
          </table:table-cell>
          <table:table-cell office:value-type="float" office:value="0.988453746375053" calcext:value-type="float">
            <text:p>0,9885</text:p>
          </table:table-cell>
          <table:table-cell office:value-type="float" office:value="13.0594620792581" calcext:value-type="float">
            <text:p>13,0595</text:p>
          </table:table-cell>
          <table:table-cell office:value-type="float" office:value="19.8153905929837" calcext:value-type="float">
            <text:p>19,81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30064468538478" calcext:value-type="float">
            <text:p>0,0630</text:p>
          </table:table-cell>
          <table:table-cell office:value-type="float" office:value="1.38079764985466" calcext:value-type="float">
            <text:p>1,3808</text:p>
          </table:table-cell>
          <table:table-cell office:value-type="float" office:value="0.47978320737231" calcext:value-type="float">
            <text:p>0,4798</text:p>
          </table:table-cell>
          <table:table-cell office:value-type="float" office:value="9.4980430637552" calcext:value-type="float">
            <text:p>9,4980</text:p>
          </table:table-cell>
          <table:table-cell office:value-type="float" office:value="0.556813810241201" calcext:value-type="float">
            <text:p>0,5568</text:p>
          </table:table-cell>
          <table:table-cell office:value-type="float" office:value="3.72995568872158" calcext:value-type="float">
            <text:p>3,7300</text:p>
          </table:table-cell>
          <table:table-cell office:value-type="float" office:value="20.5346736503007" calcext:value-type="float">
            <text:p>20,5347</text:p>
          </table:table-cell>
          <table:table-cell office:value-type="float" office:value="8.40965443591357" calcext:value-type="float">
            <text:p>8,4097</text:p>
          </table:table-cell>
          <table:table-cell office:value-type="float" office:value="0.970296367127195" calcext:value-type="float">
            <text:p>0,9703</text:p>
          </table:table-cell>
          <table:table-cell office:value-type="float" office:value="12.7218596100155" calcext:value-type="float">
            <text:p>12,7219</text:p>
          </table:table-cell>
          <table:table-cell office:value-type="float" office:value="22.517407401784" calcext:value-type="float">
            <text:p>22,51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95190159970051" calcext:value-type="float">
            <text:p>0,0295</text:p>
          </table:table-cell>
          <table:table-cell office:value-type="float" office:value="1.8995289763725" calcext:value-type="float">
            <text:p>1,8995</text:p>
          </table:table-cell>
          <table:table-cell office:value-type="float" office:value="0.478159017691013" calcext:value-type="float">
            <text:p>0,4782</text:p>
          </table:table-cell>
          <table:table-cell office:value-type="float" office:value="9.4980430637552" calcext:value-type="float">
            <text:p>9,4980</text:p>
          </table:table-cell>
          <table:table-cell office:value-type="float" office:value="0.554587509408045" calcext:value-type="float">
            <text:p>0,5546</text:p>
          </table:table-cell>
          <table:table-cell office:value-type="float" office:value="3.91511230014567" calcext:value-type="float">
            <text:p>3,9151</text:p>
          </table:table-cell>
          <table:table-cell office:value-type="float" office:value="20.6089642083346" calcext:value-type="float">
            <text:p>20,6090</text:p>
          </table:table-cell>
          <table:table-cell office:value-type="float" office:value="8.30728534925098" calcext:value-type="float">
            <text:p>8,3073</text:p>
          </table:table-cell>
          <table:table-cell office:value-type="float" office:value="0.956012573780753" calcext:value-type="float">
            <text:p>0,9560</text:p>
          </table:table-cell>
          <table:table-cell office:value-type="float" office:value="11.7837976666571" calcext:value-type="float">
            <text:p>11,7838</text:p>
          </table:table-cell>
          <table:table-cell office:value-type="float" office:value="23.2162981454786" calcext:value-type="float">
            <text:p>23,21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975740388360968" calcext:value-type="float">
            <text:p>0,0098</text:p>
          </table:table-cell>
          <table:table-cell office:value-type="float" office:value="1.89149454753027" calcext:value-type="float">
            <text:p>1,8915</text:p>
          </table:table-cell>
          <table:table-cell office:value-type="float" office:value="0.451060145636973" calcext:value-type="float">
            <text:p>0,4511</text:p>
          </table:table-cell>
          <table:table-cell office:value-type="float" office:value="9.63002116837373" calcext:value-type="float">
            <text:p>9,6300</text:p>
          </table:table-cell>
          <table:table-cell office:value-type="float" office:value="0.554611281261903" calcext:value-type="float">
            <text:p>0,5546</text:p>
          </table:table-cell>
          <table:table-cell office:value-type="float" office:value="3.75502209852013" calcext:value-type="float">
            <text:p>3,7550</text:p>
          </table:table-cell>
          <table:table-cell office:value-type="float" office:value="20.7167127748839" calcext:value-type="float">
            <text:p>20,7167</text:p>
          </table:table-cell>
          <table:table-cell office:value-type="float" office:value="7.93049152775257" calcext:value-type="float">
            <text:p>7,9305</text:p>
          </table:table-cell>
          <table:table-cell office:value-type="float" office:value="0.938920327153704" calcext:value-type="float">
            <text:p>0,9389</text:p>
          </table:table-cell>
          <table:table-cell office:value-type="float" office:value="10.6759423107278" calcext:value-type="float">
            <text:p>10,6759</text:p>
          </table:table-cell>
          <table:table-cell office:value-type="float" office:value="22.8930319151104" calcext:value-type="float">
            <text:p>22,89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04886218068463" calcext:value-type="float">
            <text:p>0,0205</text:p>
          </table:table-cell>
          <table:table-cell office:value-type="float" office:value="1.74140713387524" calcext:value-type="float">
            <text:p>1,7414</text:p>
          </table:table-cell>
          <table:table-cell office:value-type="float" office:value="0.448345269410243" calcext:value-type="float">
            <text:p>0,4483</text:p>
          </table:table-cell>
          <table:table-cell office:value-type="float" office:value="9.63002116837373" calcext:value-type="float">
            <text:p>9,6300</text:p>
          </table:table-cell>
          <table:table-cell office:value-type="float" office:value="0.516582403228663" calcext:value-type="float">
            <text:p>0,5166</text:p>
          </table:table-cell>
          <table:table-cell office:value-type="float" office:value="3.04152506161037" calcext:value-type="float">
            <text:p>3,0415</text:p>
          </table:table-cell>
          <table:table-cell office:value-type="float" office:value="20.911921875888" calcext:value-type="float">
            <text:p>20,9119</text:p>
          </table:table-cell>
          <table:table-cell office:value-type="float" office:value="7.49884240659031" calcext:value-type="float">
            <text:p>7,4988</text:p>
          </table:table-cell>
          <table:table-cell office:value-type="float" office:value="0.917022961079203" calcext:value-type="float">
            <text:p>0,9170</text:p>
          </table:table-cell>
          <table:table-cell office:value-type="float" office:value="10.4796122903756" calcext:value-type="float">
            <text:p>10,4796</text:p>
          </table:table-cell>
          <table:table-cell office:value-type="float" office:value="23.3322477662678" calcext:value-type="float">
            <text:p>23,33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0380640108848773" calcext:value-type="float">
            <text:p>-0,0038</text:p>
          </table:table-cell>
          <table:table-cell office:value-type="float" office:value="1.74480896921319" calcext:value-type="float">
            <text:p>1,7448</text:p>
          </table:table-cell>
          <table:table-cell office:value-type="float" office:value="0.456016778945628" calcext:value-type="float">
            <text:p>0,4560</text:p>
          </table:table-cell>
          <table:table-cell office:value-type="float" office:value="9.63002116837373" calcext:value-type="float">
            <text:p>9,6300</text:p>
          </table:table-cell>
          <table:table-cell office:value-type="float" office:value="0.534377232781258" calcext:value-type="float">
            <text:p>0,5344</text:p>
          </table:table-cell>
          <table:table-cell office:value-type="float" office:value="3.57142509329929" calcext:value-type="float">
            <text:p>3,5714</text:p>
          </table:table-cell>
          <table:table-cell office:value-type="float" office:value="19.8730289033325" calcext:value-type="float">
            <text:p>19,8730</text:p>
          </table:table-cell>
          <table:table-cell office:value-type="float" office:value="7.84214459073019" calcext:value-type="float">
            <text:p>7,8421</text:p>
          </table:table-cell>
          <table:table-cell office:value-type="float" office:value="0.887563333488748" calcext:value-type="float">
            <text:p>0,8876</text:p>
          </table:table-cell>
          <table:table-cell office:value-type="float" office:value="10.3370973946319" calcext:value-type="float">
            <text:p>10,3371</text:p>
          </table:table-cell>
          <table:table-cell office:value-type="float" office:value="22.852108327279" calcext:value-type="float">
            <text:p>22,85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446710254991061" calcext:value-type="float">
            <text:p>-0,0447</text:p>
          </table:table-cell>
          <table:table-cell office:value-type="float" office:value="0.857231193041979" calcext:value-type="float">
            <text:p>0,8572</text:p>
          </table:table-cell>
          <table:table-cell office:value-type="float" office:value="0.43142079259566" calcext:value-type="float">
            <text:p>0,4314</text:p>
          </table:table-cell>
          <table:table-cell office:value-type="float" office:value="9.63002116837373" calcext:value-type="float">
            <text:p>9,6300</text:p>
          </table:table-cell>
          <table:table-cell office:value-type="float" office:value="0.536731508104695" calcext:value-type="float">
            <text:p>0,5367</text:p>
          </table:table-cell>
          <table:table-cell office:value-type="float" office:value="3.34777324755873" calcext:value-type="float">
            <text:p>3,3478</text:p>
          </table:table-cell>
          <table:table-cell office:value-type="float" office:value="17.8358070425117" calcext:value-type="float">
            <text:p>17,8358</text:p>
          </table:table-cell>
          <table:table-cell office:value-type="float" office:value="7.57064031233826" calcext:value-type="float">
            <text:p>7,5706</text:p>
          </table:table-cell>
          <table:table-cell office:value-type="float" office:value="0.85279920625178" calcext:value-type="float">
            <text:p>0,8528</text:p>
          </table:table-cell>
          <table:table-cell office:value-type="float" office:value="10.5209374515806" calcext:value-type="float">
            <text:p>10,5209</text:p>
          </table:table-cell>
          <table:table-cell office:value-type="float" office:value="22.5982247900261" calcext:value-type="float">
            <text:p>22,59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434728705736944" calcext:value-type="float">
            <text:p>-0,0435</text:p>
          </table:table-cell>
          <table:table-cell office:value-type="float" office:value="0.975905298740209" calcext:value-type="float">
            <text:p>0,9759</text:p>
          </table:table-cell>
          <table:table-cell office:value-type="float" office:value="0.428853460732182" calcext:value-type="float">
            <text:p>0,4289</text:p>
          </table:table-cell>
          <table:table-cell office:value-type="float" office:value="9.63002116837373" calcext:value-type="float">
            <text:p>9,6300</text:p>
          </table:table-cell>
          <table:table-cell office:value-type="float" office:value="0.538107603765995" calcext:value-type="float">
            <text:p>0,5381</text:p>
          </table:table-cell>
          <table:table-cell office:value-type="float" office:value="4.08500319645776" calcext:value-type="float">
            <text:p>4,0850</text:p>
          </table:table-cell>
          <table:table-cell office:value-type="float" office:value="16.123006282475" calcext:value-type="float">
            <text:p>16,1230</text:p>
          </table:table-cell>
          <table:table-cell office:value-type="float" office:value="8.14438849936046" calcext:value-type="float">
            <text:p>8,1444</text:p>
          </table:table-cell>
          <table:table-cell office:value-type="float" office:value="0.817555711392756" calcext:value-type="float">
            <text:p>0,8176</text:p>
          </table:table-cell>
          <table:table-cell office:value-type="float" office:value="10.3085269326859" calcext:value-type="float">
            <text:p>10,3085</text:p>
          </table:table-cell>
          <table:table-cell office:value-type="float" office:value="22.4735237361727" calcext:value-type="float">
            <text:p>22,47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793862541981856" calcext:value-type="float">
            <text:p>0,0794</text:p>
          </table:table-cell>
          <table:table-cell office:value-type="float" office:value="0.0179623536412036" calcext:value-type="float">
            <text:p>0,0180</text:p>
          </table:table-cell>
          <table:table-cell office:value-type="float" office:value="0.460164087887845" calcext:value-type="float">
            <text:p>0,4602</text:p>
          </table:table-cell>
          <table:table-cell office:value-type="float" office:value="9.22260084555032" calcext:value-type="float">
            <text:p>9,2226</text:p>
          </table:table-cell>
          <table:table-cell office:value-type="float" office:value="0.56646675822537" calcext:value-type="float">
            <text:p>0,5665</text:p>
          </table:table-cell>
          <table:table-cell office:value-type="float" office:value="5.55808812019452" calcext:value-type="float">
            <text:p>5,5581</text:p>
          </table:table-cell>
          <table:table-cell office:value-type="float" office:value="19.1245984464388" calcext:value-type="float">
            <text:p>19,1246</text:p>
          </table:table-cell>
          <table:table-cell office:value-type="float" office:value="3.77370585338359" calcext:value-type="float">
            <text:p>3,7737</text:p>
          </table:table-cell>
          <table:table-cell office:value-type="float" office:value="-2.17069878030004" calcext:value-type="float">
            <text:p>-2,1707</text:p>
          </table:table-cell>
          <table:table-cell office:value-type="float" office:value="13.4558157971023" calcext:value-type="float">
            <text:p>13,4558</text:p>
          </table:table-cell>
          <table:table-cell office:value-type="float" office:value="77.4227291260993" calcext:value-type="float">
            <text:p>77,42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81979895699298" calcext:value-type="float">
            <text:p>0,0582</text:p>
          </table:table-cell>
          <table:table-cell office:value-type="float" office:value="0.0144474357467792" calcext:value-type="float">
            <text:p>0,0144</text:p>
          </table:table-cell>
          <table:table-cell office:value-type="float" office:value="0.433116309617589" calcext:value-type="float">
            <text:p>0,4331</text:p>
          </table:table-cell>
          <table:table-cell office:value-type="float" office:value="9.22260084555032" calcext:value-type="float">
            <text:p>9,2226</text:p>
          </table:table-cell>
          <table:table-cell office:value-type="float" office:value="0.570948129518351" calcext:value-type="float">
            <text:p>0,5709</text:p>
          </table:table-cell>
          <table:table-cell office:value-type="float" office:value="9.99294705126427" calcext:value-type="float">
            <text:p>9,9929</text:p>
          </table:table-cell>
          <table:table-cell office:value-type="float" office:value="19.9583570566086" calcext:value-type="float">
            <text:p>19,9584</text:p>
          </table:table-cell>
          <table:table-cell office:value-type="float" office:value="2.27115018306294" calcext:value-type="float">
            <text:p>2,2712</text:p>
          </table:table-cell>
          <table:table-cell office:value-type="float" office:value="-0.79211363763553" calcext:value-type="float">
            <text:p>-0,7921</text:p>
          </table:table-cell>
          <table:table-cell office:value-type="float" office:value="13.7506979456331" calcext:value-type="float">
            <text:p>13,7507</text:p>
          </table:table-cell>
          <table:table-cell office:value-type="float" office:value="81.6245216559401" calcext:value-type="float">
            <text:p>81,62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699156202953102" calcext:value-type="float">
            <text:p>0,0699</text:p>
          </table:table-cell>
          <table:table-cell office:value-type="float" office:value="0.0284730725029671" calcext:value-type="float">
            <text:p>0,0285</text:p>
          </table:table-cell>
          <table:table-cell office:value-type="float" office:value="0.440157721235377" calcext:value-type="float">
            <text:p>0,4402</text:p>
          </table:table-cell>
          <table:table-cell office:value-type="float" office:value="9.22260084555032" calcext:value-type="float">
            <text:p>9,2226</text:p>
          </table:table-cell>
          <table:table-cell office:value-type="float" office:value="0.55922016680527" calcext:value-type="float">
            <text:p>0,5592</text:p>
          </table:table-cell>
          <table:table-cell office:value-type="float" office:value="11.8366376593582" calcext:value-type="float">
            <text:p>11,8366</text:p>
          </table:table-cell>
          <table:table-cell office:value-type="float" office:value="21.1121546528919" calcext:value-type="float">
            <text:p>21,1122</text:p>
          </table:table-cell>
          <table:table-cell office:value-type="float" office:value="5.65948509574096" calcext:value-type="float">
            <text:p>5,6595</text:p>
          </table:table-cell>
          <table:table-cell office:value-type="float" office:value="-0.754796951273604" calcext:value-type="float">
            <text:p>-0,7548</text:p>
          </table:table-cell>
          <table:table-cell office:value-type="float" office:value="12.6418564608281" calcext:value-type="float">
            <text:p>12,6419</text:p>
          </table:table-cell>
          <table:table-cell office:value-type="float" office:value="96.1843379790645" calcext:value-type="float">
            <text:p>96,18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63420663512822" calcext:value-type="float">
            <text:p>0,0763</text:p>
          </table:table-cell>
          <table:table-cell office:value-type="float" office:value="0.03809541023359" calcext:value-type="float">
            <text:p>0,0381</text:p>
          </table:table-cell>
          <table:table-cell office:value-type="float" office:value="0.444447286182011" calcext:value-type="float">
            <text:p>0,4444</text:p>
          </table:table-cell>
          <table:table-cell office:value-type="float" office:value="9.22260084555032" calcext:value-type="float">
            <text:p>9,2226</text:p>
          </table:table-cell>
          <table:table-cell office:value-type="float" office:value="0.563819896972489" calcext:value-type="float">
            <text:p>0,5638</text:p>
          </table:table-cell>
          <table:table-cell office:value-type="float" office:value="13.827903593363" calcext:value-type="float">
            <text:p>13,8279</text:p>
          </table:table-cell>
          <table:table-cell office:value-type="float" office:value="25.8667552678399" calcext:value-type="float">
            <text:p>25,8668</text:p>
          </table:table-cell>
          <table:table-cell office:value-type="float" office:value="6.51169251194735" calcext:value-type="float">
            <text:p>6,5117</text:p>
          </table:table-cell>
          <table:table-cell office:value-type="float" office:value="-0.752977445493645" calcext:value-type="float">
            <text:p>-0,7530</text:p>
          </table:table-cell>
          <table:table-cell office:value-type="float" office:value="13.5572656534694" calcext:value-type="float">
            <text:p>13,5573</text:p>
          </table:table-cell>
          <table:table-cell office:value-type="float" office:value="100.448458998262" calcext:value-type="float">
            <text:p>100,44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740787969389452" calcext:value-type="float">
            <text:p>0,0741</text:p>
          </table:table-cell>
          <table:table-cell office:value-type="float" office:value="0.039503474315797" calcext:value-type="float">
            <text:p>0,0395</text:p>
          </table:table-cell>
          <table:table-cell office:value-type="float" office:value="0.444966435066396" calcext:value-type="float">
            <text:p>0,4450</text:p>
          </table:table-cell>
          <table:table-cell office:value-type="float" office:value="9.22260084555032" calcext:value-type="float">
            <text:p>9,2226</text:p>
          </table:table-cell>
          <table:table-cell office:value-type="float" office:value="0.581491984560848" calcext:value-type="float">
            <text:p>0,5815</text:p>
          </table:table-cell>
          <table:table-cell office:value-type="float" office:value="23.0719249763639" calcext:value-type="float">
            <text:p>23,0719</text:p>
          </table:table-cell>
          <table:table-cell office:value-type="float" office:value="27.6383854668719" calcext:value-type="float">
            <text:p>27,6384</text:p>
          </table:table-cell>
          <table:table-cell office:value-type="float" office:value="6.74143763509233" calcext:value-type="float">
            <text:p>6,7414</text:p>
          </table:table-cell>
          <table:table-cell office:value-type="float" office:value="-0.759505915531059" calcext:value-type="float">
            <text:p>-0,7595</text:p>
          </table:table-cell>
          <table:table-cell office:value-type="float" office:value="13.38278926175" calcext:value-type="float">
            <text:p>13,3828</text:p>
          </table:table-cell>
          <table:table-cell office:value-type="float" office:value="105.387614419708" calcext:value-type="float">
            <text:p>105,38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782251981042119" calcext:value-type="float">
            <text:p>0,0782</text:p>
          </table:table-cell>
          <table:table-cell office:value-type="float" office:value="0.03219619442023" calcext:value-type="float">
            <text:p>0,0322</text:p>
          </table:table-cell>
          <table:table-cell office:value-type="float" office:value="0.457004170487807" calcext:value-type="float">
            <text:p>0,4570</text:p>
          </table:table-cell>
          <table:table-cell office:value-type="float" office:value="9.57936051681" calcext:value-type="float">
            <text:p>9,5794</text:p>
          </table:table-cell>
          <table:table-cell office:value-type="float" office:value="0.575261695492634" calcext:value-type="float">
            <text:p>0,5753</text:p>
          </table:table-cell>
          <table:table-cell office:value-type="float" office:value="31.2425335354324" calcext:value-type="float">
            <text:p>31,2425</text:p>
          </table:table-cell>
          <table:table-cell office:value-type="float" office:value="28.3023446363293" calcext:value-type="float">
            <text:p>28,3023</text:p>
          </table:table-cell>
          <table:table-cell office:value-type="float" office:value="11.0913984829363" calcext:value-type="float">
            <text:p>11,0914</text:p>
          </table:table-cell>
          <table:table-cell office:value-type="float" office:value="-0.735282283991309" calcext:value-type="float">
            <text:p>-0,7353</text:p>
          </table:table-cell>
          <table:table-cell office:value-type="float" office:value="13.9512164376654" calcext:value-type="float">
            <text:p>13,9512</text:p>
          </table:table-cell>
          <table:table-cell office:value-type="float" office:value="119.086543189868" calcext:value-type="float">
            <text:p>119,08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654945614518514" calcext:value-type="float">
            <text:p>0,0655</text:p>
          </table:table-cell>
          <table:table-cell office:value-type="float" office:value="0.0367918082994661" calcext:value-type="float">
            <text:p>0,0368</text:p>
          </table:table-cell>
          <table:table-cell office:value-type="float" office:value="0.441493177457259" calcext:value-type="float">
            <text:p>0,4415</text:p>
          </table:table-cell>
          <table:table-cell office:value-type="float" office:value="9.57936051681" calcext:value-type="float">
            <text:p>9,5794</text:p>
          </table:table-cell>
          <table:table-cell office:value-type="float" office:value="0.580712177559637" calcext:value-type="float">
            <text:p>0,5807</text:p>
          </table:table-cell>
          <table:table-cell office:value-type="float" office:value="18.9246161911489" calcext:value-type="float">
            <text:p>18,9246</text:p>
          </table:table-cell>
          <table:table-cell office:value-type="float" office:value="33.0209646228003" calcext:value-type="float">
            <text:p>33,0210</text:p>
          </table:table-cell>
          <table:table-cell office:value-type="float" office:value="8.12976551430624" calcext:value-type="float">
            <text:p>8,1298</text:p>
          </table:table-cell>
          <table:table-cell office:value-type="float" office:value="-0.70192274454598" calcext:value-type="float">
            <text:p>-0,7019</text:p>
          </table:table-cell>
          <table:table-cell office:value-type="float" office:value="12.2889002816266" calcext:value-type="float">
            <text:p>12,2889</text:p>
          </table:table-cell>
          <table:table-cell office:value-type="float" office:value="116.621722259241" calcext:value-type="float">
            <text:p>116,62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00774634906169" calcext:value-type="float">
            <text:p>-0,0301</text:p>
          </table:table-cell>
          <table:table-cell office:value-type="float" office:value="0.0201692491472609" calcext:value-type="float">
            <text:p>0,0202</text:p>
          </table:table-cell>
          <table:table-cell office:value-type="float" office:value="0.458930708018714" calcext:value-type="float">
            <text:p>0,4589</text:p>
          </table:table-cell>
          <table:table-cell office:value-type="float" office:value="9.57936051681" calcext:value-type="float">
            <text:p>9,5794</text:p>
          </table:table-cell>
          <table:table-cell office:value-type="float" office:value="0.571458081498712" calcext:value-type="float">
            <text:p>0,5715</text:p>
          </table:table-cell>
          <table:table-cell office:value-type="float" office:value="7.51026984032086" calcext:value-type="float">
            <text:p>7,5103</text:p>
          </table:table-cell>
          <table:table-cell office:value-type="float" office:value="27.8555172985467" calcext:value-type="float">
            <text:p>27,8555</text:p>
          </table:table-cell>
          <table:table-cell office:value-type="float" office:value="4.04741747488599" calcext:value-type="float">
            <text:p>4,0474</text:p>
          </table:table-cell>
          <table:table-cell office:value-type="float" office:value="-0.644281362547054" calcext:value-type="float">
            <text:p>-0,6443</text:p>
          </table:table-cell>
          <table:table-cell office:value-type="float" office:value="12.7510930193366" calcext:value-type="float">
            <text:p>12,7511</text:p>
          </table:table-cell>
          <table:table-cell office:value-type="float" office:value="100.021817432806" calcext:value-type="float">
            <text:p>100,02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9736738247337" calcext:value-type="float">
            <text:p>0,0197</text:p>
          </table:table-cell>
          <table:table-cell office:value-type="float" office:value="0.030166329628135" calcext:value-type="float">
            <text:p>0,0302</text:p>
          </table:table-cell>
          <table:table-cell office:value-type="float" office:value="0.451112972675417" calcext:value-type="float">
            <text:p>0,4511</text:p>
          </table:table-cell>
          <table:table-cell office:value-type="float" office:value="9.57936051681" calcext:value-type="float">
            <text:p>9,5794</text:p>
          </table:table-cell>
          <table:table-cell office:value-type="float" office:value="0.596657791017531" calcext:value-type="float">
            <text:p>0,5967</text:p>
          </table:table-cell>
          <table:table-cell office:value-type="float" office:value="3.64137103407323" calcext:value-type="float">
            <text:p>3,6414</text:p>
          </table:table-cell>
          <table:table-cell office:value-type="float" office:value="22.2094573720131" calcext:value-type="float">
            <text:p>22,2095</text:p>
          </table:table-cell>
          <table:table-cell office:value-type="float" office:value="1.10747418336967" calcext:value-type="float">
            <text:p>1,1075</text:p>
          </table:table-cell>
          <table:table-cell office:value-type="float" office:value="-0.658275446635908" calcext:value-type="float">
            <text:p>-0,6583</text:p>
          </table:table-cell>
          <table:table-cell office:value-type="float" office:value="11.7135852927527" calcext:value-type="float">
            <text:p>11,7136</text:p>
          </table:table-cell>
          <table:table-cell office:value-type="float" office:value="103.207246630726" calcext:value-type="float">
            <text:p>103,20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53803119718619" calcext:value-type="float">
            <text:p>0,0254</text:p>
          </table:table-cell>
          <table:table-cell office:value-type="float" office:value="0.0407141370650311" calcext:value-type="float">
            <text:p>0,0407</text:p>
          </table:table-cell>
          <table:table-cell office:value-type="float" office:value="0.440360296198462" calcext:value-type="float">
            <text:p>0,4404</text:p>
          </table:table-cell>
          <table:table-cell office:value-type="float" office:value="9.57936051681" calcext:value-type="float">
            <text:p>9,5794</text:p>
          </table:table-cell>
          <table:table-cell office:value-type="float" office:value="0.588691069339532" calcext:value-type="float">
            <text:p>0,5887</text:p>
          </table:table-cell>
          <table:table-cell office:value-type="float" office:value="3.66399876793918" calcext:value-type="float">
            <text:p>3,6640</text:p>
          </table:table-cell>
          <table:table-cell office:value-type="float" office:value="20.9212595500192" calcext:value-type="float">
            <text:p>20,9213</text:p>
          </table:table-cell>
          <table:table-cell office:value-type="float" office:value="5.97862816604571" calcext:value-type="float">
            <text:p>5,9786</text:p>
          </table:table-cell>
          <table:table-cell office:value-type="float" office:value="-0.641228920515067" calcext:value-type="float">
            <text:p>-0,6412</text:p>
          </table:table-cell>
          <table:table-cell office:value-type="float" office:value="13.7164898029941" calcext:value-type="float">
            <text:p>13,7165</text:p>
          </table:table-cell>
          <table:table-cell office:value-type="float" office:value="112.629669921565" calcext:value-type="float">
            <text:p>112,62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610185670370456" calcext:value-type="float">
            <text:p>0,0061</text:p>
          </table:table-cell>
          <table:table-cell office:value-type="float" office:value="0.0368877044379421" calcext:value-type="float">
            <text:p>0,0369</text:p>
          </table:table-cell>
          <table:table-cell office:value-type="float" office:value="0.447073974713234" calcext:value-type="float">
            <text:p>0,4471</text:p>
          </table:table-cell>
          <table:table-cell office:value-type="float" office:value="9.66599652169414" calcext:value-type="float">
            <text:p>9,6660</text:p>
          </table:table-cell>
          <table:table-cell office:value-type="float" office:value="0.60098966774411" calcext:value-type="float">
            <text:p>0,6010</text:p>
          </table:table-cell>
          <table:table-cell office:value-type="float" office:value="3.31727224635667" calcext:value-type="float">
            <text:p>3,3173</text:p>
          </table:table-cell>
          <table:table-cell office:value-type="float" office:value="21.2619636179248" calcext:value-type="float">
            <text:p>21,2620</text:p>
          </table:table-cell>
          <table:table-cell office:value-type="float" office:value="1.55524469369723" calcext:value-type="float">
            <text:p>1,5552</text:p>
          </table:table-cell>
          <table:table-cell office:value-type="float" office:value="-0.579220596364389" calcext:value-type="float">
            <text:p>-0,5792</text:p>
          </table:table-cell>
          <table:table-cell office:value-type="float" office:value="13.6661937289433" calcext:value-type="float">
            <text:p>13,6662</text:p>
          </table:table-cell>
          <table:table-cell office:value-type="float" office:value="116.896179422696" calcext:value-type="float">
            <text:p>116,89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05235284851517" calcext:value-type="float">
            <text:p>0,0105</text:p>
          </table:table-cell>
          <table:table-cell office:value-type="float" office:value="0.0297666288191462" calcext:value-type="float">
            <text:p>0,0298</text:p>
          </table:table-cell>
          <table:table-cell office:value-type="float" office:value="0.442722276498404" calcext:value-type="float">
            <text:p>0,4427</text:p>
          </table:table-cell>
          <table:table-cell office:value-type="float" office:value="9.66599652169414" calcext:value-type="float">
            <text:p>9,6660</text:p>
          </table:table-cell>
          <table:table-cell office:value-type="float" office:value="0.599602634435394" calcext:value-type="float">
            <text:p>0,5996</text:p>
          </table:table-cell>
          <table:table-cell office:value-type="float" office:value="3.58029678218457" calcext:value-type="float">
            <text:p>3,5803</text:p>
          </table:table-cell>
          <table:table-cell office:value-type="float" office:value="21.2113438895953" calcext:value-type="float">
            <text:p>21,2113</text:p>
          </table:table-cell>
          <table:table-cell office:value-type="float" office:value="-0.70290592033966" calcext:value-type="float">
            <text:p>-0,7029</text:p>
          </table:table-cell>
          <table:table-cell office:value-type="float" office:value="-0.559647217410859" calcext:value-type="float">
            <text:p>-0,5596</text:p>
          </table:table-cell>
          <table:table-cell office:value-type="float" office:value="12.6917002275667" calcext:value-type="float">
            <text:p>12,6917</text:p>
          </table:table-cell>
          <table:table-cell office:value-type="float" office:value="124.338669925016" calcext:value-type="float">
            <text:p>124,33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38923199527736" calcext:value-type="float">
            <text:p>0,0239</text:p>
          </table:table-cell>
          <table:table-cell office:value-type="float" office:value="0.0236087013340961" calcext:value-type="float">
            <text:p>0,0236</text:p>
          </table:table-cell>
          <table:table-cell office:value-type="float" office:value="0.45698847129103" calcext:value-type="float">
            <text:p>0,4570</text:p>
          </table:table-cell>
          <table:table-cell office:value-type="float" office:value="9.66599652169414" calcext:value-type="float">
            <text:p>9,6660</text:p>
          </table:table-cell>
          <table:table-cell office:value-type="float" office:value="0.604193814642701" calcext:value-type="float">
            <text:p>0,6042</text:p>
          </table:table-cell>
          <table:table-cell office:value-type="float" office:value="1.92485925784421" calcext:value-type="float">
            <text:p>1,9249</text:p>
          </table:table-cell>
          <table:table-cell office:value-type="float" office:value="21.0766989827594" calcext:value-type="float">
            <text:p>21,0767</text:p>
          </table:table-cell>
          <table:table-cell office:value-type="float" office:value="0.462505958457399" calcext:value-type="float">
            <text:p>0,4625</text:p>
          </table:table-cell>
          <table:table-cell office:value-type="float" office:value="-0.568389264052903" calcext:value-type="float">
            <text:p>-0,5684</text:p>
          </table:table-cell>
          <table:table-cell office:value-type="float" office:value="13.318807010841" calcext:value-type="float">
            <text:p>13,3188</text:p>
          </table:table-cell>
          <table:table-cell office:value-type="float" office:value="127.162777461582" calcext:value-type="float">
            <text:p>127,16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405036868996245" calcext:value-type="float">
            <text:p>0,0405</text:p>
          </table:table-cell>
          <table:table-cell office:value-type="float" office:value="0.010044701644016" calcext:value-type="float">
            <text:p>0,0100</text:p>
          </table:table-cell>
          <table:table-cell office:value-type="float" office:value="0.444088714529523" calcext:value-type="float">
            <text:p>0,4441</text:p>
          </table:table-cell>
          <table:table-cell office:value-type="float" office:value="9.66599652169414" calcext:value-type="float">
            <text:p>9,6660</text:p>
          </table:table-cell>
          <table:table-cell office:value-type="float" office:value="0.592711922741179" calcext:value-type="float">
            <text:p>0,5927</text:p>
          </table:table-cell>
          <table:table-cell office:value-type="float" office:value="5.19781206026066" calcext:value-type="float">
            <text:p>5,1978</text:p>
          </table:table-cell>
          <table:table-cell office:value-type="float" office:value="21.0129923500032" calcext:value-type="float">
            <text:p>21,0130</text:p>
          </table:table-cell>
          <table:table-cell office:value-type="float" office:value="2.20609281343893" calcext:value-type="float">
            <text:p>2,2061</text:p>
          </table:table-cell>
          <table:table-cell office:value-type="float" office:value="-0.638069468160719" calcext:value-type="float">
            <text:p>-0,6381</text:p>
          </table:table-cell>
          <table:table-cell office:value-type="float" office:value="13.6210812958932" calcext:value-type="float">
            <text:p>13,6211</text:p>
          </table:table-cell>
          <table:table-cell office:value-type="float" office:value="129.763735045287" calcext:value-type="float">
            <text:p>129,76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456262544457555" calcext:value-type="float">
            <text:p>0,0456</text:p>
          </table:table-cell>
          <table:table-cell office:value-type="float" office:value="0.00748668941073917" calcext:value-type="float">
            <text:p>0,0075</text:p>
          </table:table-cell>
          <table:table-cell office:value-type="float" office:value="0.453078515504914" calcext:value-type="float">
            <text:p>0,4531</text:p>
          </table:table-cell>
          <table:table-cell office:value-type="float" office:value="9.66599652169414" calcext:value-type="float">
            <text:p>9,6660</text:p>
          </table:table-cell>
          <table:table-cell office:value-type="float" office:value="0.602980177486295" calcext:value-type="float">
            <text:p>0,6030</text:p>
          </table:table-cell>
          <table:table-cell office:value-type="float" office:value="2.93533453734197" calcext:value-type="float">
            <text:p>2,9353</text:p>
          </table:table-cell>
          <table:table-cell office:value-type="float" office:value="18.5744183575906" calcext:value-type="float">
            <text:p>18,5744</text:p>
          </table:table-cell>
          <table:table-cell office:value-type="float" office:value="2.2460996903189" calcext:value-type="float">
            <text:p>2,2461</text:p>
          </table:table-cell>
          <table:table-cell office:value-type="float" office:value="-0.701382097841331" calcext:value-type="float">
            <text:p>-0,7014</text:p>
          </table:table-cell>
          <table:table-cell office:value-type="float" office:value="14.4916604695634" calcext:value-type="float">
            <text:p>14,4917</text:p>
          </table:table-cell>
          <table:table-cell office:value-type="float" office:value="132.657301147606" calcext:value-type="float">
            <text:p>132,65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51623365430347" calcext:value-type="float">
            <text:p>0,0452</text:p>
          </table:table-cell>
          <table:table-cell office:value-type="float" office:value="0" calcext:value-type="float">
            <text:p>0,0000</text:p>
          </table:table-cell>
          <table:table-cell office:value-type="float" office:value="0.179438797513119" calcext:value-type="float">
            <text:p>0,1794</text:p>
          </table:table-cell>
          <table:table-cell office:value-type="float" office:value="7.32979961493312" calcext:value-type="float">
            <text:p>7,3298</text:p>
          </table:table-cell>
          <table:table-cell office:value-type="float" office:value="0.211409521185936" calcext:value-type="float">
            <text:p>0,2114</text:p>
          </table:table-cell>
          <table:table-cell office:value-type="float" office:value="3.05685091512561" calcext:value-type="float">
            <text:p>3,0569</text:p>
          </table:table-cell>
          <table:table-cell office:value-type="float" office:value="19.02879833525" calcext:value-type="float">
            <text:p>19,0288</text:p>
          </table:table-cell>
          <table:table-cell office:value-type="float" office:value="0.713141231594918" calcext:value-type="float">
            <text:p>0,7131</text:p>
          </table:table-cell>
          <table:table-cell office:value-type="float" office:value="1.85534040421519" calcext:value-type="float">
            <text:p>1,8553</text:p>
          </table:table-cell>
          <table:table-cell office:value-type="float" office:value="17.6081540004182" calcext:value-type="float">
            <text:p>17,6082</text:p>
          </table:table-cell>
          <table:table-cell office:value-type="float" office:value="79.0700062493306" calcext:value-type="float">
            <text:p>79,07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644967200656481" calcext:value-type="float">
            <text:p>0,0645</text:p>
          </table:table-cell>
          <table:table-cell office:value-type="float" office:value="0" calcext:value-type="float">
            <text:p>0,0000</text:p>
          </table:table-cell>
          <table:table-cell office:value-type="float" office:value="0.151577246283714" calcext:value-type="float">
            <text:p>0,1516</text:p>
          </table:table-cell>
          <table:table-cell office:value-type="float" office:value="7.32979961493312" calcext:value-type="float">
            <text:p>7,3298</text:p>
          </table:table-cell>
          <table:table-cell office:value-type="float" office:value="0.243989069296338" calcext:value-type="float">
            <text:p>0,2440</text:p>
          </table:table-cell>
          <table:table-cell office:value-type="float" office:value="1.75131657873445" calcext:value-type="float">
            <text:p>1,7513</text:p>
          </table:table-cell>
          <table:table-cell office:value-type="float" office:value="18.6714263845779" calcext:value-type="float">
            <text:p>18,6714</text:p>
          </table:table-cell>
          <table:table-cell office:value-type="float" office:value="1.79751759635865" calcext:value-type="float">
            <text:p>1,7975</text:p>
          </table:table-cell>
          <table:table-cell office:value-type="float" office:value="1.71376023821562" calcext:value-type="float">
            <text:p>1,7138</text:p>
          </table:table-cell>
          <table:table-cell office:value-type="float" office:value="18.2042690898207" calcext:value-type="float">
            <text:p>18,2043</text:p>
          </table:table-cell>
          <table:table-cell office:value-type="float" office:value="81.6695842267081" calcext:value-type="float">
            <text:p>81,66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821753425017997" calcext:value-type="float">
            <text:p>0,0822</text:p>
          </table:table-cell>
          <table:table-cell office:value-type="float" office:value="0" calcext:value-type="float">
            <text:p>0,0000</text:p>
          </table:table-cell>
          <table:table-cell office:value-type="float" office:value="0.144859268090986" calcext:value-type="float">
            <text:p>0,1449</text:p>
          </table:table-cell>
          <table:table-cell office:value-type="float" office:value="7.32979961493312" calcext:value-type="float">
            <text:p>7,3298</text:p>
          </table:table-cell>
          <table:table-cell office:value-type="float" office:value="0.179687959081572" calcext:value-type="float">
            <text:p>0,1797</text:p>
          </table:table-cell>
          <table:table-cell office:value-type="float" office:value="2.46197704527502" calcext:value-type="float">
            <text:p>2,4620</text:p>
          </table:table-cell>
          <table:table-cell office:value-type="float" office:value="18.3400211530843" calcext:value-type="float">
            <text:p>18,3400</text:p>
          </table:table-cell>
          <table:table-cell office:value-type="float" office:value="4.82373796288856" calcext:value-type="float">
            <text:p>4,8237</text:p>
          </table:table-cell>
          <table:table-cell office:value-type="float" office:value="1.62257715927474" calcext:value-type="float">
            <text:p>1,6226</text:p>
          </table:table-cell>
          <table:table-cell office:value-type="float" office:value="18.782792698563" calcext:value-type="float">
            <text:p>18,7828</text:p>
          </table:table-cell>
          <table:table-cell office:value-type="float" office:value="91.5302651416173" calcext:value-type="float">
            <text:p>91,53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108720016874049" calcext:value-type="float">
            <text:p>0,1087</text:p>
          </table:table-cell>
          <table:table-cell office:value-type="float" office:value="0" calcext:value-type="float">
            <text:p>0,0000</text:p>
          </table:table-cell>
          <table:table-cell office:value-type="float" office:value="0.156445182947697" calcext:value-type="float">
            <text:p>0,1564</text:p>
          </table:table-cell>
          <table:table-cell office:value-type="float" office:value="7.32979961493312" calcext:value-type="float">
            <text:p>7,3298</text:p>
          </table:table-cell>
          <table:table-cell office:value-type="float" office:value="0.200785726489352" calcext:value-type="float">
            <text:p>0,2008</text:p>
          </table:table-cell>
          <table:table-cell office:value-type="float" office:value="6.02538390549261" calcext:value-type="float">
            <text:p>6,0254</text:p>
          </table:table-cell>
          <table:table-cell office:value-type="float" office:value="18.8870996552929" calcext:value-type="float">
            <text:p>18,8871</text:p>
          </table:table-cell>
          <table:table-cell office:value-type="float" office:value="6.07667882538105" calcext:value-type="float">
            <text:p>6,0767</text:p>
          </table:table-cell>
          <table:table-cell office:value-type="float" office:value="1.57083289501" calcext:value-type="float">
            <text:p>1,5708</text:p>
          </table:table-cell>
          <table:table-cell office:value-type="float" office:value="17.8046665035397" calcext:value-type="float">
            <text:p>17,8047</text:p>
          </table:table-cell>
          <table:table-cell office:value-type="float" office:value="94.458349578937" calcext:value-type="float">
            <text:p>94,45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870183777378291" calcext:value-type="float">
            <text:p>0,0870</text:p>
          </table:table-cell>
          <table:table-cell office:value-type="float" office:value="0" calcext:value-type="float">
            <text:p>0,0000</text:p>
          </table:table-cell>
          <table:table-cell office:value-type="float" office:value="0.156292845037299" calcext:value-type="float">
            <text:p>0,1563</text:p>
          </table:table-cell>
          <table:table-cell office:value-type="float" office:value="7.32979961493312" calcext:value-type="float">
            <text:p>7,3298</text:p>
          </table:table-cell>
          <table:table-cell office:value-type="float" office:value="0.22620616582583" calcext:value-type="float">
            <text:p>0,2262</text:p>
          </table:table-cell>
          <table:table-cell office:value-type="float" office:value="6.64242250974353" calcext:value-type="float">
            <text:p>6,6424</text:p>
          </table:table-cell>
          <table:table-cell office:value-type="float" office:value="19.3459009019093" calcext:value-type="float">
            <text:p>19,3459</text:p>
          </table:table-cell>
          <table:table-cell office:value-type="float" office:value="4.63110939852638" calcext:value-type="float">
            <text:p>4,6311</text:p>
          </table:table-cell>
          <table:table-cell office:value-type="float" office:value="1.52771988206733" calcext:value-type="float">
            <text:p>1,5277</text:p>
          </table:table-cell>
          <table:table-cell office:value-type="float" office:value="18.5645934937524" calcext:value-type="float">
            <text:p>18,5646</text:p>
          </table:table-cell>
          <table:table-cell office:value-type="float" office:value="100.198021645572" calcext:value-type="float">
            <text:p>100,19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823458558558103" calcext:value-type="float">
            <text:p>0,0823</text:p>
          </table:table-cell>
          <table:table-cell office:value-type="float" office:value="0" calcext:value-type="float">
            <text:p>0,0000</text:p>
          </table:table-cell>
          <table:table-cell office:value-type="float" office:value="0.179643161338273" calcext:value-type="float">
            <text:p>0,1796</text:p>
          </table:table-cell>
          <table:table-cell office:value-type="float" office:value="7.75455419110635" calcext:value-type="float">
            <text:p>7,7546</text:p>
          </table:table-cell>
          <table:table-cell office:value-type="float" office:value="0.203830772472075" calcext:value-type="float">
            <text:p>0,2038</text:p>
          </table:table-cell>
          <table:table-cell office:value-type="float" office:value="10.0389496766489" calcext:value-type="float">
            <text:p>10,0389</text:p>
          </table:table-cell>
          <table:table-cell office:value-type="float" office:value="19.7711914672123" calcext:value-type="float">
            <text:p>19,7712</text:p>
          </table:table-cell>
          <table:table-cell office:value-type="float" office:value="6.51803350612749" calcext:value-type="float">
            <text:p>6,5180</text:p>
          </table:table-cell>
          <table:table-cell office:value-type="float" office:value="1.48949492064768" calcext:value-type="float">
            <text:p>1,4895</text:p>
          </table:table-cell>
          <table:table-cell office:value-type="float" office:value="17.3327464842208" calcext:value-type="float">
            <text:p>17,3327</text:p>
          </table:table-cell>
          <table:table-cell office:value-type="float" office:value="101.032252015793" calcext:value-type="float">
            <text:p>101,03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99795500255758" calcext:value-type="float">
            <text:p>0,0500</text:p>
          </table:table-cell>
          <table:table-cell office:value-type="float" office:value="0" calcext:value-type="float">
            <text:p>0,0000</text:p>
          </table:table-cell>
          <table:table-cell office:value-type="float" office:value="0.178109799290656" calcext:value-type="float">
            <text:p>0,1781</text:p>
          </table:table-cell>
          <table:table-cell office:value-type="float" office:value="7.75455419110635" calcext:value-type="float">
            <text:p>7,7546</text:p>
          </table:table-cell>
          <table:table-cell office:value-type="float" office:value="0.25232859146626" calcext:value-type="float">
            <text:p>0,2523</text:p>
          </table:table-cell>
          <table:table-cell office:value-type="float" office:value="7.87468105532321" calcext:value-type="float">
            <text:p>7,8747</text:p>
          </table:table-cell>
          <table:table-cell office:value-type="float" office:value="17.2670236458033" calcext:value-type="float">
            <text:p>17,2670</text:p>
          </table:table-cell>
          <table:table-cell office:value-type="float" office:value="12.2537866069761" calcext:value-type="float">
            <text:p>12,2538</text:p>
          </table:table-cell>
          <table:table-cell office:value-type="float" office:value="1.47924826714618" calcext:value-type="float">
            <text:p>1,4792</text:p>
          </table:table-cell>
          <table:table-cell office:value-type="float" office:value="15.3474017683741" calcext:value-type="float">
            <text:p>15,3474</text:p>
          </table:table-cell>
          <table:table-cell office:value-type="float" office:value="112.929236707441" calcext:value-type="float">
            <text:p>112,92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41278681766934" calcext:value-type="float">
            <text:p>-0,0141</text:p>
          </table:table-cell>
          <table:table-cell office:value-type="float" office:value="0" calcext:value-type="float">
            <text:p>0,0000</text:p>
          </table:table-cell>
          <table:table-cell office:value-type="float" office:value="0.185760805714635" calcext:value-type="float">
            <text:p>0,1858</text:p>
          </table:table-cell>
          <table:table-cell office:value-type="float" office:value="7.75455419110635" calcext:value-type="float">
            <text:p>7,7546</text:p>
          </table:table-cell>
          <table:table-cell office:value-type="float" office:value="0.183185708144005" calcext:value-type="float">
            <text:p>0,1832</text:p>
          </table:table-cell>
          <table:table-cell office:value-type="float" office:value="8.9252724484283" calcext:value-type="float">
            <text:p>8,9253</text:p>
          </table:table-cell>
          <table:table-cell office:value-type="float" office:value="20.1256107819282" calcext:value-type="float">
            <text:p>20,1256</text:p>
          </table:table-cell>
          <table:table-cell office:value-type="float" office:value="2.5043846622159" calcext:value-type="float">
            <text:p>2,5044</text:p>
          </table:table-cell>
          <table:table-cell office:value-type="float" office:value="1.49944621683363" calcext:value-type="float">
            <text:p>1,4994</text:p>
          </table:table-cell>
          <table:table-cell office:value-type="float" office:value="14.4171778501208" calcext:value-type="float">
            <text:p>14,4172</text:p>
          </table:table-cell>
          <table:table-cell office:value-type="float" office:value="101.52292420215" calcext:value-type="float">
            <text:p>101,52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25300807886808" calcext:value-type="float">
            <text:p>0,0425</text:p>
          </table:table-cell>
          <table:table-cell office:value-type="float" office:value="0" calcext:value-type="float">
            <text:p>0,0000</text:p>
          </table:table-cell>
          <table:table-cell office:value-type="float" office:value="0.185648188459156" calcext:value-type="float">
            <text:p>0,1856</text:p>
          </table:table-cell>
          <table:table-cell office:value-type="float" office:value="7.75455419110635" calcext:value-type="float">
            <text:p>7,7546</text:p>
          </table:table-cell>
          <table:table-cell office:value-type="float" office:value="0.240860895957712" calcext:value-type="float">
            <text:p>0,2409</text:p>
          </table:table-cell>
          <table:table-cell office:value-type="float" office:value="12.4913811842369" calcext:value-type="float">
            <text:p>12,4914</text:p>
          </table:table-cell>
          <table:table-cell office:value-type="float" office:value="16.1940701406639" calcext:value-type="float">
            <text:p>16,1941</text:p>
          </table:table-cell>
          <table:table-cell office:value-type="float" office:value="3.12059286963972" calcext:value-type="float">
            <text:p>3,1206</text:p>
          </table:table-cell>
          <table:table-cell office:value-type="float" office:value="1.53904513328844" calcext:value-type="float">
            <text:p>1,5390</text:p>
          </table:table-cell>
          <table:table-cell office:value-type="float" office:value="14.6938798572616" calcext:value-type="float">
            <text:p>14,6939</text:p>
          </table:table-cell>
          <table:table-cell office:value-type="float" office:value="113.603718236027" calcext:value-type="float">
            <text:p>113,60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24210934687277" calcext:value-type="float">
            <text:p>0,0524</text:p>
          </table:table-cell>
          <table:table-cell office:value-type="float" office:value="0" calcext:value-type="float">
            <text:p>0,0000</text:p>
          </table:table-cell>
          <table:table-cell office:value-type="float" office:value="0.204235766003782" calcext:value-type="float">
            <text:p>0,2042</text:p>
          </table:table-cell>
          <table:table-cell office:value-type="float" office:value="7.75455419110635" calcext:value-type="float">
            <text:p>7,7546</text:p>
          </table:table-cell>
          <table:table-cell office:value-type="float" office:value="0.231365844234656" calcext:value-type="float">
            <text:p>0,2314</text:p>
          </table:table-cell>
          <table:table-cell office:value-type="float" office:value="11.99484383725" calcext:value-type="float">
            <text:p>11,9948</text:p>
          </table:table-cell>
          <table:table-cell office:value-type="float" office:value="15.9717731207372" calcext:value-type="float">
            <text:p>15,9718</text:p>
          </table:table-cell>
          <table:table-cell office:value-type="float" office:value="3.36406624988356" calcext:value-type="float">
            <text:p>3,3641</text:p>
          </table:table-cell>
          <table:table-cell office:value-type="float" office:value="1.58875301356829" calcext:value-type="float">
            <text:p>1,5888</text:p>
          </table:table-cell>
          <table:table-cell office:value-type="float" office:value="15.1725935818321" calcext:value-type="float">
            <text:p>15,1726</text:p>
          </table:table-cell>
          <table:table-cell office:value-type="float" office:value="124.730540985256" calcext:value-type="float">
            <text:p>124,73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542780513254098" calcext:value-type="float">
            <text:p>0,0543</text:p>
          </table:table-cell>
          <table:table-cell office:value-type="float" office:value="0" calcext:value-type="float">
            <text:p>0,0000</text:p>
          </table:table-cell>
          <table:table-cell office:value-type="float" office:value="0.220773220907493" calcext:value-type="float">
            <text:p>0,2208</text:p>
          </table:table-cell>
          <table:table-cell office:value-type="float" office:value="7.93963130724653" calcext:value-type="float">
            <text:p>7,9396</text:p>
          </table:table-cell>
          <table:table-cell office:value-type="float" office:value="0.254436329560528" calcext:value-type="float">
            <text:p>0,2544</text:p>
          </table:table-cell>
          <table:table-cell office:value-type="float" office:value="14.2577629811191" calcext:value-type="float">
            <text:p>14,2578</text:p>
          </table:table-cell>
          <table:table-cell office:value-type="float" office:value="17.3612711655587" calcext:value-type="float">
            <text:p>17,3613</text:p>
          </table:table-cell>
          <table:table-cell office:value-type="float" office:value="1.44051812730616" calcext:value-type="float">
            <text:p>1,4405</text:p>
          </table:table-cell>
          <table:table-cell office:value-type="float" office:value="1.63047802210168" calcext:value-type="float">
            <text:p>1,6305</text:p>
          </table:table-cell>
          <table:table-cell office:value-type="float" office:value="15.0878643570952" calcext:value-type="float">
            <text:p>15,0879</text:p>
          </table:table-cell>
          <table:table-cell office:value-type="float" office:value="134.466155068479" calcext:value-type="float">
            <text:p>134,46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544874161896001" calcext:value-type="float">
            <text:p>0,0545</text:p>
          </table:table-cell>
          <table:table-cell office:value-type="float" office:value="0" calcext:value-type="float">
            <text:p>0,0000</text:p>
          </table:table-cell>
          <table:table-cell office:value-type="float" office:value="0.214589134159995" calcext:value-type="float">
            <text:p>0,2146</text:p>
          </table:table-cell>
          <table:table-cell office:value-type="float" office:value="7.93963130724653" calcext:value-type="float">
            <text:p>7,9396</text:p>
          </table:table-cell>
          <table:table-cell office:value-type="float" office:value="0.272944200441109" calcext:value-type="float">
            <text:p>0,2729</text:p>
          </table:table-cell>
          <table:table-cell office:value-type="float" office:value="13.5833460915532" calcext:value-type="float">
            <text:p>13,5833</text:p>
          </table:table-cell>
          <table:table-cell office:value-type="float" office:value="18.9459607640402" calcext:value-type="float">
            <text:p>18,9460</text:p>
          </table:table-cell>
          <table:table-cell office:value-type="float" office:value="0.781387551821666" calcext:value-type="float">
            <text:p>0,7814</text:p>
          </table:table-cell>
          <table:table-cell office:value-type="float" office:value="1.64990082390915" calcext:value-type="float">
            <text:p>1,6499</text:p>
          </table:table-cell>
          <table:table-cell office:value-type="float" office:value="15.4905790170032" calcext:value-type="float">
            <text:p>15,4906</text:p>
          </table:table-cell>
          <table:table-cell office:value-type="float" office:value="143.528357328464" calcext:value-type="float">
            <text:p>143,52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526102064087617" calcext:value-type="float">
            <text:p>0,0526</text:p>
          </table:table-cell>
          <table:table-cell office:value-type="float" office:value="0" calcext:value-type="float">
            <text:p>0,0000</text:p>
          </table:table-cell>
          <table:table-cell office:value-type="float" office:value="0.226962661046219" calcext:value-type="float">
            <text:p>0,2270</text:p>
          </table:table-cell>
          <table:table-cell office:value-type="float" office:value="7.93963130724653" calcext:value-type="float">
            <text:p>7,9396</text:p>
          </table:table-cell>
          <table:table-cell office:value-type="float" office:value="0.294897285081313" calcext:value-type="float">
            <text:p>0,2949</text:p>
          </table:table-cell>
          <table:table-cell office:value-type="float" office:value="11.096894824334" calcext:value-type="float">
            <text:p>11,0969</text:p>
          </table:table-cell>
          <table:table-cell office:value-type="float" office:value="21.0397595088535" calcext:value-type="float">
            <text:p>21,0398</text:p>
          </table:table-cell>
          <table:table-cell office:value-type="float" office:value="2.63219587864212" calcext:value-type="float">
            <text:p>2,6322</text:p>
          </table:table-cell>
          <table:table-cell office:value-type="float" office:value="1.63799953482268" calcext:value-type="float">
            <text:p>1,6380</text:p>
          </table:table-cell>
          <table:table-cell office:value-type="float" office:value="15.397566828724" calcext:value-type="float">
            <text:p>15,3976</text:p>
          </table:table-cell>
          <table:table-cell office:value-type="float" office:value="148.263746666783" calcext:value-type="float">
            <text:p>148,26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519605891696511" calcext:value-type="float">
            <text:p>0,0520</text:p>
          </table:table-cell>
          <table:table-cell office:value-type="float" office:value="0" calcext:value-type="float">
            <text:p>0,0000</text:p>
          </table:table-cell>
          <table:table-cell office:value-type="float" office:value="0.221077399089103" calcext:value-type="float">
            <text:p>0,2211</text:p>
          </table:table-cell>
          <table:table-cell office:value-type="float" office:value="7.93963130724653" calcext:value-type="float">
            <text:p>7,9396</text:p>
          </table:table-cell>
          <table:table-cell office:value-type="float" office:value="0.356752278947335" calcext:value-type="float">
            <text:p>0,3568</text:p>
          </table:table-cell>
          <table:table-cell office:value-type="float" office:value="10.0986635313823" calcext:value-type="float">
            <text:p>10,0987</text:p>
          </table:table-cell>
          <table:table-cell office:value-type="float" office:value="21.4349625006205" calcext:value-type="float">
            <text:p>21,4350</text:p>
          </table:table-cell>
          <table:table-cell office:value-type="float" office:value="1.71927069193936" calcext:value-type="float">
            <text:p>1,7193</text:p>
          </table:table-cell>
          <table:table-cell office:value-type="float" office:value="1.60352658015741" calcext:value-type="float">
            <text:p>1,6035</text:p>
          </table:table-cell>
          <table:table-cell office:value-type="float" office:value="16.013771971961" calcext:value-type="float">
            <text:p>16,0138</text:p>
          </table:table-cell>
          <table:table-cell office:value-type="float" office:value="147.992048666151" calcext:value-type="float">
            <text:p>147,99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07299813857296" calcext:value-type="float">
            <text:p>0,0507</text:p>
          </table:table-cell>
          <table:table-cell office:value-type="float" office:value="0" calcext:value-type="float">
            <text:p>0,0000</text:p>
          </table:table-cell>
          <table:table-cell office:value-type="float" office:value="0.199524269003476" calcext:value-type="float">
            <text:p>0,1995</text:p>
          </table:table-cell>
          <table:table-cell office:value-type="float" office:value="7.93963130724653" calcext:value-type="float">
            <text:p>7,9396</text:p>
          </table:table-cell>
          <table:table-cell office:value-type="float" office:value="0.311110566648346" calcext:value-type="float">
            <text:p>0,3111</text:p>
          </table:table-cell>
          <table:table-cell office:value-type="float" office:value="12.3692214343885" calcext:value-type="float">
            <text:p>12,3692</text:p>
          </table:table-cell>
          <table:table-cell office:value-type="float" office:value="21.6851955308648" calcext:value-type="float">
            <text:p>21,6852</text:p>
          </table:table-cell>
          <table:table-cell office:value-type="float" office:value="3.54325024478135" calcext:value-type="float">
            <text:p>3,5433</text:p>
          </table:table-cell>
          <table:table-cell office:value-type="float" office:value="1.56483347115177" calcext:value-type="float">
            <text:p>1,5648</text:p>
          </table:table-cell>
          <table:table-cell office:value-type="float" office:value="15.9951855887861" calcext:value-type="float">
            <text:p>15,9952</text:p>
          </table:table-cell>
          <table:table-cell office:value-type="float" office:value="150.418988779515" calcext:value-type="float">
            <text:p>150,41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54898699802377" calcext:value-type="float">
            <text:p>0,0155</text:p>
          </table:table-cell>
          <table:table-cell office:value-type="float" office:value="4.84692303876477" calcext:value-type="float">
            <text:p>4,8469</text:p>
          </table:table-cell>
          <table:table-cell office:value-type="float" office:value="0.157433253088764" calcext:value-type="float">
            <text:p>0,1574</text:p>
          </table:table-cell>
          <table:table-cell office:value-type="float" office:value="7.88044355535415" calcext:value-type="float">
            <text:p>7,8804</text:p>
          </table:table-cell>
          <table:table-cell office:value-type="float" office:value="0.247482914041817" calcext:value-type="float">
            <text:p>0,2475</text:p>
          </table:table-cell>
          <table:table-cell office:value-type="float" office:value="4.34292312509778" calcext:value-type="float">
            <text:p>4,3429</text:p>
          </table:table-cell>
          <table:table-cell office:value-type="float" office:value="22.8266836801428" calcext:value-type="float">
            <text:p>22,8267</text:p>
          </table:table-cell>
          <table:table-cell office:value-type="float" office:value="1.84165570191664" calcext:value-type="float">
            <text:p>1,8417</text:p>
          </table:table-cell>
          <table:table-cell office:value-type="float" office:value="2.60090506747916" calcext:value-type="float">
            <text:p>2,6009</text:p>
          </table:table-cell>
          <table:table-cell office:value-type="float" office:value="17.913599484215" calcext:value-type="float">
            <text:p>17,9136</text:p>
          </table:table-cell>
          <table:table-cell office:value-type="float" office:value="54.9395335566832" calcext:value-type="float">
            <text:p>54,93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83420416909215" calcext:value-type="float">
            <text:p>0,0183</text:p>
          </table:table-cell>
          <table:table-cell office:value-type="float" office:value="4.01752883282584" calcext:value-type="float">
            <text:p>4,0175</text:p>
          </table:table-cell>
          <table:table-cell office:value-type="float" office:value="0.196292660458402" calcext:value-type="float">
            <text:p>0,1963</text:p>
          </table:table-cell>
          <table:table-cell office:value-type="float" office:value="7.88044355535415" calcext:value-type="float">
            <text:p>7,8804</text:p>
          </table:table-cell>
          <table:table-cell office:value-type="float" office:value="0.244148306121974" calcext:value-type="float">
            <text:p>0,2441</text:p>
          </table:table-cell>
          <table:table-cell office:value-type="float" office:value="2.29666198493643" calcext:value-type="float">
            <text:p>2,2967</text:p>
          </table:table-cell>
          <table:table-cell office:value-type="float" office:value="22.7485048596308" calcext:value-type="float">
            <text:p>22,7485</text:p>
          </table:table-cell>
          <table:table-cell office:value-type="float" office:value="0.195810513742472" calcext:value-type="float">
            <text:p>0,1958</text:p>
          </table:table-cell>
          <table:table-cell office:value-type="float" office:value="2.63176538865369" calcext:value-type="float">
            <text:p>2,6318</text:p>
          </table:table-cell>
          <table:table-cell office:value-type="float" office:value="17.5525540892515" calcext:value-type="float">
            <text:p>17,5526</text:p>
          </table:table-cell>
          <table:table-cell office:value-type="float" office:value="53.6302834210456" calcext:value-type="float">
            <text:p>53,63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90036939465404" calcext:value-type="float">
            <text:p>0,0390</text:p>
          </table:table-cell>
          <table:table-cell office:value-type="float" office:value="4.93190464958846" calcext:value-type="float">
            <text:p>4,9319</text:p>
          </table:table-cell>
          <table:table-cell office:value-type="float" office:value="0.168583929698603" calcext:value-type="float">
            <text:p>0,1686</text:p>
          </table:table-cell>
          <table:table-cell office:value-type="float" office:value="7.88044355535415" calcext:value-type="float">
            <text:p>7,8804</text:p>
          </table:table-cell>
          <table:table-cell office:value-type="float" office:value="0.164811325365858" calcext:value-type="float">
            <text:p>0,1648</text:p>
          </table:table-cell>
          <table:table-cell office:value-type="float" office:value="0.389325190471001" calcext:value-type="float">
            <text:p>0,3893</text:p>
          </table:table-cell>
          <table:table-cell office:value-type="float" office:value="22.2953812950092" calcext:value-type="float">
            <text:p>22,2954</text:p>
          </table:table-cell>
          <table:table-cell office:value-type="float" office:value="1.98600679913315" calcext:value-type="float">
            <text:p>1,9860</text:p>
          </table:table-cell>
          <table:table-cell office:value-type="float" office:value="2.66057153709207" calcext:value-type="float">
            <text:p>2,6606</text:p>
          </table:table-cell>
          <table:table-cell office:value-type="float" office:value="16.1725355906436" calcext:value-type="float">
            <text:p>16,1725</text:p>
          </table:table-cell>
          <table:table-cell office:value-type="float" office:value="50.7858603713419" calcext:value-type="float">
            <text:p>50,78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-0.00685598658675701" calcext:value-type="float">
            <text:p>-0,0069</text:p>
          </table:table-cell>
          <table:table-cell office:value-type="float" office:value="6.69370036630272" calcext:value-type="float">
            <text:p>6,6937</text:p>
          </table:table-cell>
          <table:table-cell office:value-type="float" office:value="0.163035373429801" calcext:value-type="float">
            <text:p>0,1630</text:p>
          </table:table-cell>
          <table:table-cell office:value-type="float" office:value="7.88044355535415" calcext:value-type="float">
            <text:p>7,8804</text:p>
          </table:table-cell>
          <table:table-cell office:value-type="float" office:value="0.176547800972551" calcext:value-type="float">
            <text:p>0,1765</text:p>
          </table:table-cell>
          <table:table-cell office:value-type="float" office:value="1.35701967608701" calcext:value-type="float">
            <text:p>1,3570</text:p>
          </table:table-cell>
          <table:table-cell office:value-type="float" office:value="21.6995536787797" calcext:value-type="float">
            <text:p>21,6996</text:p>
          </table:table-cell>
          <table:table-cell office:value-type="float" office:value="0.74896606796797" calcext:value-type="float">
            <text:p>0,7490</text:p>
          </table:table-cell>
          <table:table-cell office:value-type="float" office:value="2.68611650067631" calcext:value-type="float">
            <text:p>2,6861</text:p>
          </table:table-cell>
          <table:table-cell office:value-type="float" office:value="15.9489854021138" calcext:value-type="float">
            <text:p>15,9490</text:p>
          </table:table-cell>
          <table:table-cell office:value-type="float" office:value="50.4258552681972" calcext:value-type="float">
            <text:p>50,42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0688071018978675" calcext:value-type="float">
            <text:p>0,0069</text:p>
          </table:table-cell>
          <table:table-cell office:value-type="float" office:value="7.49003933536463" calcext:value-type="float">
            <text:p>7,4900</text:p>
          </table:table-cell>
          <table:table-cell office:value-type="float" office:value="0.176532916434347" calcext:value-type="float">
            <text:p>0,1765</text:p>
          </table:table-cell>
          <table:table-cell office:value-type="float" office:value="7.88044355535415" calcext:value-type="float">
            <text:p>7,8804</text:p>
          </table:table-cell>
          <table:table-cell office:value-type="float" office:value="0.183264560519952" calcext:value-type="float">
            <text:p>0,1833</text:p>
          </table:table-cell>
          <table:table-cell office:value-type="float" office:value="0.305174785433481" calcext:value-type="float">
            <text:p>0,3052</text:p>
          </table:table-cell>
          <table:table-cell office:value-type="float" office:value="20.8880866033632" calcext:value-type="float">
            <text:p>20,8881</text:p>
          </table:table-cell>
          <table:table-cell office:value-type="float" office:value="3.35866370349129" calcext:value-type="float">
            <text:p>3,3587</text:p>
          </table:table-cell>
          <table:table-cell office:value-type="float" office:value="2.7111635691955" calcext:value-type="float">
            <text:p>2,7112</text:p>
          </table:table-cell>
          <table:table-cell office:value-type="float" office:value="15.1754016560477" calcext:value-type="float">
            <text:p>15,1754</text:p>
          </table:table-cell>
          <table:table-cell office:value-type="float" office:value="49.9721649832318" calcext:value-type="float">
            <text:p>49,97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05345259532939" calcext:value-type="float">
            <text:p>0,0205</text:p>
          </table:table-cell>
          <table:table-cell office:value-type="float" office:value="6.9918527312372" calcext:value-type="float">
            <text:p>6,9919</text:p>
          </table:table-cell>
          <table:table-cell office:value-type="float" office:value="0.168903504534986" calcext:value-type="float">
            <text:p>0,1689</text:p>
          </table:table-cell>
          <table:table-cell office:value-type="float" office:value="7.95711967362607" calcext:value-type="float">
            <text:p>7,9571</text:p>
          </table:table-cell>
          <table:table-cell office:value-type="float" office:value="0.318624251649932" calcext:value-type="float">
            <text:p>0,3186</text:p>
          </table:table-cell>
          <table:table-cell office:value-type="float" office:value="0.846539829648317" calcext:value-type="float">
            <text:p>0,8465</text:p>
          </table:table-cell>
          <table:table-cell office:value-type="float" office:value="20.7785684558597" calcext:value-type="float">
            <text:p>20,7786</text:p>
          </table:table-cell>
          <table:table-cell office:value-type="float" office:value="0.957762904203534" calcext:value-type="float">
            <text:p>0,9578</text:p>
          </table:table-cell>
          <table:table-cell office:value-type="float" office:value="2.73237921103823" calcext:value-type="float">
            <text:p>2,7324</text:p>
          </table:table-cell>
          <table:table-cell office:value-type="float" office:value="12.498160963656" calcext:value-type="float">
            <text:p>12,4982</text:p>
          </table:table-cell>
          <table:table-cell office:value-type="float" office:value="54.2667389160972" calcext:value-type="float">
            <text:p>54,26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0686060557665158" calcext:value-type="float">
            <text:p>0,0069</text:p>
          </table:table-cell>
          <table:table-cell office:value-type="float" office:value="8.18149956936368" calcext:value-type="float">
            <text:p>8,1815</text:p>
          </table:table-cell>
          <table:table-cell office:value-type="float" office:value="0.190366652408047" calcext:value-type="float">
            <text:p>0,1904</text:p>
          </table:table-cell>
          <table:table-cell office:value-type="float" office:value="7.95711967362607" calcext:value-type="float">
            <text:p>7,9571</text:p>
          </table:table-cell>
          <table:table-cell office:value-type="float" office:value="0.265593360051711" calcext:value-type="float">
            <text:p>0,2656</text:p>
          </table:table-cell>
          <table:table-cell office:value-type="float" office:value="0.0791785264987869" calcext:value-type="float">
            <text:p>0,0792</text:p>
          </table:table-cell>
          <table:table-cell office:value-type="float" office:value="24.236228315537" calcext:value-type="float">
            <text:p>24,2362</text:p>
          </table:table-cell>
          <table:table-cell office:value-type="float" office:value="6.61278381223242" calcext:value-type="float">
            <text:p>6,6128</text:p>
          </table:table-cell>
          <table:table-cell office:value-type="float" office:value="2.74326116054422" calcext:value-type="float">
            <text:p>2,7433</text:p>
          </table:table-cell>
          <table:table-cell office:value-type="float" office:value="12.2391269054762" calcext:value-type="float">
            <text:p>12,2391</text:p>
          </table:table-cell>
          <table:table-cell office:value-type="float" office:value="54.8510937032322" calcext:value-type="float">
            <text:p>54,85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56679647116562" calcext:value-type="float">
            <text:p>-0,0057</text:p>
          </table:table-cell>
          <table:table-cell office:value-type="float" office:value="3.29819775837789" calcext:value-type="float">
            <text:p>3,2982</text:p>
          </table:table-cell>
          <table:table-cell office:value-type="float" office:value="0.184475810860073" calcext:value-type="float">
            <text:p>0,1845</text:p>
          </table:table-cell>
          <table:table-cell office:value-type="float" office:value="7.95711967362607" calcext:value-type="float">
            <text:p>7,9571</text:p>
          </table:table-cell>
          <table:table-cell office:value-type="float" office:value="0.255171848510723" calcext:value-type="float">
            <text:p>0,2552</text:p>
          </table:table-cell>
          <table:table-cell office:value-type="float" office:value="2.85681894887576" calcext:value-type="float">
            <text:p>2,8568</text:p>
          </table:table-cell>
          <table:table-cell office:value-type="float" office:value="23.5989362252863" calcext:value-type="float">
            <text:p>23,5989</text:p>
          </table:table-cell>
          <table:table-cell office:value-type="float" office:value="1.64518186849207" calcext:value-type="float">
            <text:p>1,6452</text:p>
          </table:table-cell>
          <table:table-cell office:value-type="float" office:value="2.74163849980887" calcext:value-type="float">
            <text:p>2,7416</text:p>
          </table:table-cell>
          <table:table-cell office:value-type="float" office:value="13.4545426130139" calcext:value-type="float">
            <text:p>13,4545</text:p>
          </table:table-cell>
          <table:table-cell office:value-type="float" office:value="48.7546490153044" calcext:value-type="float">
            <text:p>48,75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634552553094459" calcext:value-type="float">
            <text:p>0,0063</text:p>
          </table:table-cell>
          <table:table-cell office:value-type="float" office:value="4.52439009764016" calcext:value-type="float">
            <text:p>4,5244</text:p>
          </table:table-cell>
          <table:table-cell office:value-type="float" office:value="0.197607031104832" calcext:value-type="float">
            <text:p>0,1976</text:p>
          </table:table-cell>
          <table:table-cell office:value-type="float" office:value="7.95711967362607" calcext:value-type="float">
            <text:p>7,9571</text:p>
          </table:table-cell>
          <table:table-cell office:value-type="float" office:value="0.263433926824106" calcext:value-type="float">
            <text:p>0,2634</text:p>
          </table:table-cell>
          <table:table-cell office:value-type="float" office:value="2.0492132826797" calcext:value-type="float">
            <text:p>2,0492</text:p>
          </table:table-cell>
          <table:table-cell office:value-type="float" office:value="23.4680075548916" calcext:value-type="float">
            <text:p>23,4680</text:p>
          </table:table-cell>
          <table:table-cell office:value-type="float" office:value="1.90982778777365" calcext:value-type="float">
            <text:p>1,9098</text:p>
          </table:table-cell>
          <table:table-cell office:value-type="float" office:value="2.7306902313796" calcext:value-type="float">
            <text:p>2,7307</text:p>
          </table:table-cell>
          <table:table-cell office:value-type="float" office:value="14.466531546059" calcext:value-type="float">
            <text:p>14,4665</text:p>
          </table:table-cell>
          <table:table-cell office:value-type="float" office:value="49.1238553054146" calcext:value-type="float">
            <text:p>49,12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32971214378736" calcext:value-type="float">
            <text:p>0,0133</text:p>
          </table:table-cell>
          <table:table-cell office:value-type="float" office:value="5.7299276795878" calcext:value-type="float">
            <text:p>5,7299</text:p>
          </table:table-cell>
          <table:table-cell office:value-type="float" office:value="0.196787253488021" calcext:value-type="float">
            <text:p>0,1968</text:p>
          </table:table-cell>
          <table:table-cell office:value-type="float" office:value="7.95711967362607" calcext:value-type="float">
            <text:p>7,9571</text:p>
          </table:table-cell>
          <table:table-cell office:value-type="float" office:value="0.326652874049256" calcext:value-type="float">
            <text:p>0,3267</text:p>
          </table:table-cell>
          <table:table-cell office:value-type="float" office:value="2.22385248610456" calcext:value-type="float">
            <text:p>2,2239</text:p>
          </table:table-cell>
          <table:table-cell office:value-type="float" office:value="24.187888310592" calcext:value-type="float">
            <text:p>24,1879</text:p>
          </table:table-cell>
          <table:table-cell office:value-type="float" office:value="2.6702325424006" calcext:value-type="float">
            <text:p>2,6702</text:p>
          </table:table-cell>
          <table:table-cell office:value-type="float" office:value="2.71658693897421" calcext:value-type="float">
            <text:p>2,7166</text:p>
          </table:table-cell>
          <table:table-cell office:value-type="float" office:value="14.6868712363576" calcext:value-type="float">
            <text:p>14,6869</text:p>
          </table:table-cell>
          <table:table-cell office:value-type="float" office:value="52.1048617236856" calcext:value-type="float">
            <text:p>52,10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74148598893646" calcext:value-type="float">
            <text:p>0,0174</text:p>
          </table:table-cell>
          <table:table-cell office:value-type="float" office:value="5.85558940135686" calcext:value-type="float">
            <text:p>5,8556</text:p>
          </table:table-cell>
          <table:table-cell office:value-type="float" office:value="0.205126690944019" calcext:value-type="float">
            <text:p>0,2051</text:p>
          </table:table-cell>
          <table:table-cell office:value-type="float" office:value="7.99448172331145" calcext:value-type="float">
            <text:p>7,9945</text:p>
          </table:table-cell>
          <table:table-cell office:value-type="float" office:value="0.27839240293065" calcext:value-type="float">
            <text:p>0,2784</text:p>
          </table:table-cell>
          <table:table-cell office:value-type="float" office:value="1.81207454660958" calcext:value-type="float">
            <text:p>1,8121</text:p>
          </table:table-cell>
          <table:table-cell office:value-type="float" office:value="22.763376694069" calcext:value-type="float">
            <text:p>22,7634</text:p>
          </table:table-cell>
          <table:table-cell office:value-type="float" office:value="2.67090003248194" calcext:value-type="float">
            <text:p>2,6709</text:p>
          </table:table-cell>
          <table:table-cell office:value-type="float" office:value="2.7015959133753" calcext:value-type="float">
            <text:p>2,7016</text:p>
          </table:table-cell>
          <table:table-cell office:value-type="float" office:value="15.077997906129" calcext:value-type="float">
            <text:p>15,0780</text:p>
          </table:table-cell>
          <table:table-cell office:value-type="float" office:value="50.9984598566924" calcext:value-type="float">
            <text:p>50,99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58012918538881" calcext:value-type="float">
            <text:p>0,0258</text:p>
          </table:table-cell>
          <table:table-cell office:value-type="float" office:value="5.16832406404039" calcext:value-type="float">
            <text:p>5,1683</text:p>
          </table:table-cell>
          <table:table-cell office:value-type="float" office:value="0.202739621335185" calcext:value-type="float">
            <text:p>0,2027</text:p>
          </table:table-cell>
          <table:table-cell office:value-type="float" office:value="7.99448172331145" calcext:value-type="float">
            <text:p>7,9945</text:p>
          </table:table-cell>
          <table:table-cell office:value-type="float" office:value="0.275247574467803" calcext:value-type="float">
            <text:p>0,2752</text:p>
          </table:table-cell>
          <table:table-cell office:value-type="float" office:value="1.69174796704122" calcext:value-type="float">
            <text:p>1,6917</text:p>
          </table:table-cell>
          <table:table-cell office:value-type="float" office:value="22.6167115525164" calcext:value-type="float">
            <text:p>22,6167</text:p>
          </table:table-cell>
          <table:table-cell office:value-type="float" office:value="2.04115485814003" calcext:value-type="float">
            <text:p>2,0412</text:p>
          </table:table-cell>
          <table:table-cell office:value-type="float" office:value="2.68316290755262" calcext:value-type="float">
            <text:p>2,6832</text:p>
          </table:table-cell>
          <table:table-cell office:value-type="float" office:value="14.99418694873" calcext:value-type="float">
            <text:p>14,9942</text:p>
          </table:table-cell>
          <table:table-cell office:value-type="float" office:value="51.2903144428655" calcext:value-type="float">
            <text:p>51,29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05557686471953" calcext:value-type="float">
            <text:p>0,0306</text:p>
          </table:table-cell>
          <table:table-cell office:value-type="float" office:value="4.43795311623308" calcext:value-type="float">
            <text:p>4,4380</text:p>
          </table:table-cell>
          <table:table-cell office:value-type="float" office:value="0.241829420567331" calcext:value-type="float">
            <text:p>0,2418</text:p>
          </table:table-cell>
          <table:table-cell office:value-type="float" office:value="7.99448172331145" calcext:value-type="float">
            <text:p>7,9945</text:p>
          </table:table-cell>
          <table:table-cell office:value-type="float" office:value="0.347436726960687" calcext:value-type="float">
            <text:p>0,3474</text:p>
          </table:table-cell>
          <table:table-cell office:value-type="float" office:value="2.07449315396772" calcext:value-type="float">
            <text:p>2,0745</text:p>
          </table:table-cell>
          <table:table-cell office:value-type="float" office:value="23.7395780744485" calcext:value-type="float">
            <text:p>23,7396</text:p>
          </table:table-cell>
          <table:table-cell office:value-type="float" office:value="2.09607493861301" calcext:value-type="float">
            <text:p>2,0961</text:p>
          </table:table-cell>
          <table:table-cell office:value-type="float" office:value="2.66187609259836" calcext:value-type="float">
            <text:p>2,6619</text:p>
          </table:table-cell>
          <table:table-cell office:value-type="float" office:value="14.4231137676442" calcext:value-type="float">
            <text:p>14,4231</text:p>
          </table:table-cell>
          <table:table-cell office:value-type="float" office:value="51.9139470710187" calcext:value-type="float">
            <text:p>51,91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85900518136994" calcext:value-type="float">
            <text:p>0,0286</text:p>
          </table:table-cell>
          <table:table-cell office:value-type="float" office:value="1.93163638195693" calcext:value-type="float">
            <text:p>1,9316</text:p>
          </table:table-cell>
          <table:table-cell office:value-type="float" office:value="0.221710923931085" calcext:value-type="float">
            <text:p>0,2217</text:p>
          </table:table-cell>
          <table:table-cell office:value-type="float" office:value="7.99448172331145" calcext:value-type="float">
            <text:p>7,9945</text:p>
          </table:table-cell>
          <table:table-cell office:value-type="float" office:value="0.297811388180881" calcext:value-type="float">
            <text:p>0,2978</text:p>
          </table:table-cell>
          <table:table-cell office:value-type="float" office:value="2.24496264170826" calcext:value-type="float">
            <text:p>2,2450</text:p>
          </table:table-cell>
          <table:table-cell office:value-type="float" office:value="23.0473664701126" calcext:value-type="float">
            <text:p>23,0474</text:p>
          </table:table-cell>
          <table:table-cell office:value-type="float" office:value="0.179147100009175" calcext:value-type="float">
            <text:p>0,1791</text:p>
          </table:table-cell>
          <table:table-cell office:value-type="float" office:value="2.63853608129366" calcext:value-type="float">
            <text:p>2,6385</text:p>
          </table:table-cell>
          <table:table-cell office:value-type="float" office:value="14.6633195850106" calcext:value-type="float">
            <text:p>14,6633</text:p>
          </table:table-cell>
          <table:table-cell office:value-type="float" office:value="50.3845228204205" calcext:value-type="float">
            <text:p>50,38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93009015184105" calcext:value-type="float">
            <text:p>0,0193</text:p>
          </table:table-cell>
          <table:table-cell office:value-type="float" office:value="2.1007601254043" calcext:value-type="float">
            <text:p>2,1008</text:p>
          </table:table-cell>
          <table:table-cell office:value-type="float" office:value="0.206522463297074" calcext:value-type="float">
            <text:p>0,2065</text:p>
          </table:table-cell>
          <table:table-cell office:value-type="float" office:value="7.99448172331145" calcext:value-type="float">
            <text:p>7,9945</text:p>
          </table:table-cell>
          <table:table-cell office:value-type="float" office:value="0.258164037949368" calcext:value-type="float">
            <text:p>0,2582</text:p>
          </table:table-cell>
          <table:table-cell office:value-type="float" office:value="2.03481973528667" calcext:value-type="float">
            <text:p>2,0348</text:p>
          </table:table-cell>
          <table:table-cell office:value-type="float" office:value="22.5925696560498" calcext:value-type="float">
            <text:p>22,5926</text:p>
          </table:table-cell>
          <table:table-cell office:value-type="float" office:value="1.09463961635907" calcext:value-type="float">
            <text:p>1,0946</text:p>
          </table:table-cell>
          <table:table-cell office:value-type="float" office:value="2.61358514949048" calcext:value-type="float">
            <text:p>2,6136</text:p>
          </table:table-cell>
          <table:table-cell office:value-type="float" office:value="14.8610911086461" calcext:value-type="float">
            <text:p>14,8611</text:p>
          </table:table-cell>
          <table:table-cell office:value-type="float" office:value="47.6000022734278" calcext:value-type="float">
            <text:p>47,60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90952996199005" calcext:value-type="float">
            <text:p>0,0191</text:p>
          </table:table-cell>
          <table:table-cell office:value-type="float" office:value="0.039347562196723" calcext:value-type="float">
            <text:p>0,0393</text:p>
          </table:table-cell>
          <table:table-cell office:value-type="float" office:value="0.811629544241224" calcext:value-type="float">
            <text:p>0,8116</text:p>
          </table:table-cell>
          <table:table-cell office:value-type="float" office:value="9.60493480136301" calcext:value-type="float">
            <text:p>9,6049</text:p>
          </table:table-cell>
          <table:table-cell office:value-type="float" office:value="0.472519324577384" calcext:value-type="float">
            <text:p>0,4725</text:p>
          </table:table-cell>
          <table:table-cell office:value-type="float" office:value="3.65649517082385" calcext:value-type="float">
            <text:p>3,6565</text:p>
          </table:table-cell>
          <table:table-cell office:value-type="float" office:value="21.3457524504077" calcext:value-type="float">
            <text:p>21,3458</text:p>
          </table:table-cell>
          <table:table-cell office:value-type="float" office:value="3.39207298855916" calcext:value-type="float">
            <text:p>3,3921</text:p>
          </table:table-cell>
          <table:table-cell office:value-type="float" office:value="1.15015125598733" calcext:value-type="float">
            <text:p>1,1502</text:p>
          </table:table-cell>
          <table:table-cell office:value-type="float" office:value="17.5828833432457" calcext:value-type="float">
            <text:p>17,5829</text:p>
          </table:table-cell>
          <table:table-cell office:value-type="float" office:value="59.031998104676" calcext:value-type="float">
            <text:p>59,03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8996682051188" calcext:value-type="float">
            <text:p>0,0289</text:p>
          </table:table-cell>
          <table:table-cell office:value-type="float" office:value="0.0399489772304935" calcext:value-type="float">
            <text:p>0,0399</text:p>
          </table:table-cell>
          <table:table-cell office:value-type="float" office:value="0.794879099766493" calcext:value-type="float">
            <text:p>0,7949</text:p>
          </table:table-cell>
          <table:table-cell office:value-type="float" office:value="9.60493480136301" calcext:value-type="float">
            <text:p>9,6049</text:p>
          </table:table-cell>
          <table:table-cell office:value-type="float" office:value="0.471552915009988" calcext:value-type="float">
            <text:p>0,4716</text:p>
          </table:table-cell>
          <table:table-cell office:value-type="float" office:value="5.32299532741499" calcext:value-type="float">
            <text:p>5,3230</text:p>
          </table:table-cell>
          <table:table-cell office:value-type="float" office:value="21.2041508803561" calcext:value-type="float">
            <text:p>21,2042</text:p>
          </table:table-cell>
          <table:table-cell office:value-type="float" office:value="4.57885754443078" calcext:value-type="float">
            <text:p>4,5789</text:p>
          </table:table-cell>
          <table:table-cell office:value-type="float" office:value="1.11961204646496" calcext:value-type="float">
            <text:p>1,1196</text:p>
          </table:table-cell>
          <table:table-cell office:value-type="float" office:value="17.0316298217138" calcext:value-type="float">
            <text:p>17,0316</text:p>
          </table:table-cell>
          <table:table-cell office:value-type="float" office:value="60.2633274814894" calcext:value-type="float">
            <text:p>60,26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86474979721636" calcext:value-type="float">
            <text:p>0,0586</text:p>
          </table:table-cell>
          <table:table-cell office:value-type="float" office:value="0.041633274010301" calcext:value-type="float">
            <text:p>0,0416</text:p>
          </table:table-cell>
          <table:table-cell office:value-type="float" office:value="0.803012454280154" calcext:value-type="float">
            <text:p>0,8030</text:p>
          </table:table-cell>
          <table:table-cell office:value-type="float" office:value="9.60493480136301" calcext:value-type="float">
            <text:p>9,6049</text:p>
          </table:table-cell>
          <table:table-cell office:value-type="float" office:value="0.465327007487343" calcext:value-type="float">
            <text:p>0,4653</text:p>
          </table:table-cell>
          <table:table-cell office:value-type="float" office:value="6.85135140239301" calcext:value-type="float">
            <text:p>6,8514</text:p>
          </table:table-cell>
          <table:table-cell office:value-type="float" office:value="20.2689701216649" calcext:value-type="float">
            <text:p>20,2690</text:p>
          </table:table-cell>
          <table:table-cell office:value-type="float" office:value="7.84948204386792" calcext:value-type="float">
            <text:p>7,8495</text:p>
          </table:table-cell>
          <table:table-cell office:value-type="float" office:value="1.09675505440437" calcext:value-type="float">
            <text:p>1,0968</text:p>
          </table:table-cell>
          <table:table-cell office:value-type="float" office:value="15.952256902446" calcext:value-type="float">
            <text:p>15,9523</text:p>
          </table:table-cell>
          <table:table-cell office:value-type="float" office:value="65.2369268349647" calcext:value-type="float">
            <text:p>65,23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50500981887885" calcext:value-type="float">
            <text:p>0,0451</text:p>
          </table:table-cell>
          <table:table-cell office:value-type="float" office:value="0.0369623315236553" calcext:value-type="float">
            <text:p>0,0370</text:p>
          </table:table-cell>
          <table:table-cell office:value-type="float" office:value="0.798743554554661" calcext:value-type="float">
            <text:p>0,7987</text:p>
          </table:table-cell>
          <table:table-cell office:value-type="float" office:value="9.60493480136301" calcext:value-type="float">
            <text:p>9,6049</text:p>
          </table:table-cell>
          <table:table-cell office:value-type="float" office:value="0.445160526238666" calcext:value-type="float">
            <text:p>0,4452</text:p>
          </table:table-cell>
          <table:table-cell office:value-type="float" office:value="6.06857120800826" calcext:value-type="float">
            <text:p>6,0686</text:p>
          </table:table-cell>
          <table:table-cell office:value-type="float" office:value="22.152680688366" calcext:value-type="float">
            <text:p>22,1527</text:p>
          </table:table-cell>
          <table:table-cell office:value-type="float" office:value="7.64288864946813" calcext:value-type="float">
            <text:p>7,6429</text:p>
          </table:table-cell>
          <table:table-cell office:value-type="float" office:value="1.07897346611442" calcext:value-type="float">
            <text:p>1,0790</text:p>
          </table:table-cell>
          <table:table-cell office:value-type="float" office:value="14.2911916111574" calcext:value-type="float">
            <text:p>14,2912</text:p>
          </table:table-cell>
          <table:table-cell office:value-type="float" office:value="66.7656950911284" calcext:value-type="float">
            <text:p>66,76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06163030869118" calcext:value-type="float">
            <text:p>0,0506</text:p>
          </table:table-cell>
          <table:table-cell office:value-type="float" office:value="0.0213340093424309" calcext:value-type="float">
            <text:p>0,0213</text:p>
          </table:table-cell>
          <table:table-cell office:value-type="float" office:value="0.79043605648633" calcext:value-type="float">
            <text:p>0,7904</text:p>
          </table:table-cell>
          <table:table-cell office:value-type="float" office:value="9.60493480136301" calcext:value-type="float">
            <text:p>9,6049</text:p>
          </table:table-cell>
          <table:table-cell office:value-type="float" office:value="0.451118974150111" calcext:value-type="float">
            <text:p>0,4511</text:p>
          </table:table-cell>
          <table:table-cell office:value-type="float" office:value="4.9010189252585" calcext:value-type="float">
            <text:p>4,9010</text:p>
          </table:table-cell>
          <table:table-cell office:value-type="float" office:value="19.8570770457379" calcext:value-type="float">
            <text:p>19,8571</text:p>
          </table:table-cell>
          <table:table-cell office:value-type="float" office:value="12.1622072411065" calcext:value-type="float">
            <text:p>12,1622</text:p>
          </table:table-cell>
          <table:table-cell office:value-type="float" office:value="1.06403668805065" calcext:value-type="float">
            <text:p>1,0640</text:p>
          </table:table-cell>
          <table:table-cell office:value-type="float" office:value="12.8876533425822" calcext:value-type="float">
            <text:p>12,8877</text:p>
          </table:table-cell>
          <table:table-cell office:value-type="float" office:value="67.5954933073343" calcext:value-type="float">
            <text:p>67,59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7410254615617" calcext:value-type="float">
            <text:p>0,0374</text:p>
          </table:table-cell>
          <table:table-cell office:value-type="float" office:value="0.0148263843309929" calcext:value-type="float">
            <text:p>0,0148</text:p>
          </table:table-cell>
          <table:table-cell office:value-type="float" office:value="0.794601085342014" calcext:value-type="float">
            <text:p>0,7946</text:p>
          </table:table-cell>
          <table:table-cell office:value-type="float" office:value="9.82710868051569" calcext:value-type="float">
            <text:p>9,8271</text:p>
          </table:table-cell>
          <table:table-cell office:value-type="float" office:value="0.426404026971812" calcext:value-type="float">
            <text:p>0,4264</text:p>
          </table:table-cell>
          <table:table-cell office:value-type="float" office:value="7.76169195899375" calcext:value-type="float">
            <text:p>7,7617</text:p>
          </table:table-cell>
          <table:table-cell office:value-type="float" office:value="20.7240862547393" calcext:value-type="float">
            <text:p>20,7241</text:p>
          </table:table-cell>
          <table:table-cell office:value-type="float" office:value="5.33801881220055" calcext:value-type="float">
            <text:p>5,3380</text:p>
          </table:table-cell>
          <table:table-cell office:value-type="float" office:value="1.04778314089898" calcext:value-type="float">
            <text:p>1,0478</text:p>
          </table:table-cell>
          <table:table-cell office:value-type="float" office:value="11.9556940155753" calcext:value-type="float">
            <text:p>11,9557</text:p>
          </table:table-cell>
          <table:table-cell office:value-type="float" office:value="70.7461751895773" calcext:value-type="float">
            <text:p>70,74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44159445704302" calcext:value-type="float">
            <text:p>0,0244</text:p>
          </table:table-cell>
          <table:table-cell office:value-type="float" office:value="0.0213706469559535" calcext:value-type="float">
            <text:p>0,0214</text:p>
          </table:table-cell>
          <table:table-cell office:value-type="float" office:value="0.800897849664891" calcext:value-type="float">
            <text:p>0,8009</text:p>
          </table:table-cell>
          <table:table-cell office:value-type="float" office:value="9.82710868051569" calcext:value-type="float">
            <text:p>9,8271</text:p>
          </table:table-cell>
          <table:table-cell office:value-type="float" office:value="0.422229039538524" calcext:value-type="float">
            <text:p>0,4222</text:p>
          </table:table-cell>
          <table:table-cell office:value-type="float" office:value="10.283487668176" calcext:value-type="float">
            <text:p>10,2835</text:p>
          </table:table-cell>
          <table:table-cell office:value-type="float" office:value="25.5445029109958" calcext:value-type="float">
            <text:p>25,5445</text:p>
          </table:table-cell>
          <table:table-cell office:value-type="float" office:value="-0.0534390492547203" calcext:value-type="float">
            <text:p>-0,0534</text:p>
          </table:table-cell>
          <table:table-cell office:value-type="float" office:value="1.02707608062939" calcext:value-type="float">
            <text:p>1,0271</text:p>
          </table:table-cell>
          <table:table-cell office:value-type="float" office:value="11.1448762445778" calcext:value-type="float">
            <text:p>11,1449</text:p>
          </table:table-cell>
          <table:table-cell office:value-type="float" office:value="71.3006975742674" calcext:value-type="float">
            <text:p>71,30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257686836571125" calcext:value-type="float">
            <text:p>-0,0258</text:p>
          </table:table-cell>
          <table:table-cell office:value-type="float" office:value="0.0138959192017221" calcext:value-type="float">
            <text:p>0,0139</text:p>
          </table:table-cell>
          <table:table-cell office:value-type="float" office:value="0.796649066626437" calcext:value-type="float">
            <text:p>0,7966</text:p>
          </table:table-cell>
          <table:table-cell office:value-type="float" office:value="9.82710868051569" calcext:value-type="float">
            <text:p>9,8271</text:p>
          </table:table-cell>
          <table:table-cell office:value-type="float" office:value="0.421412333035469" calcext:value-type="float">
            <text:p>0,4214</text:p>
          </table:table-cell>
          <table:table-cell office:value-type="float" office:value="8.03710561832576" calcext:value-type="float">
            <text:p>8,0371</text:p>
          </table:table-cell>
          <table:table-cell office:value-type="float" office:value="22.4612049238112" calcext:value-type="float">
            <text:p>22,4612</text:p>
          </table:table-cell>
          <table:table-cell office:value-type="float" office:value="4.65476499108041" calcext:value-type="float">
            <text:p>4,6548</text:p>
          </table:table-cell>
          <table:table-cell office:value-type="float" office:value="1.00026560008729" calcext:value-type="float">
            <text:p>1,0003</text:p>
          </table:table-cell>
          <table:table-cell office:value-type="float" office:value="11.2356503176306" calcext:value-type="float">
            <text:p>11,2357</text:p>
          </table:table-cell>
          <table:table-cell office:value-type="float" office:value="65.4482217131526" calcext:value-type="float">
            <text:p>65,44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71053271955331" calcext:value-type="float">
            <text:p>0,0471</text:p>
          </table:table-cell>
          <table:table-cell office:value-type="float" office:value="0.0343031916669853" calcext:value-type="float">
            <text:p>0,0343</text:p>
          </table:table-cell>
          <table:table-cell office:value-type="float" office:value="0.806522559808916" calcext:value-type="float">
            <text:p>0,8065</text:p>
          </table:table-cell>
          <table:table-cell office:value-type="float" office:value="9.82710868051569" calcext:value-type="float">
            <text:p>9,8271</text:p>
          </table:table-cell>
          <table:table-cell office:value-type="float" office:value="0.412375037764382" calcext:value-type="float">
            <text:p>0,4124</text:p>
          </table:table-cell>
          <table:table-cell office:value-type="float" office:value="7.33040295464986" calcext:value-type="float">
            <text:p>7,3304</text:p>
          </table:table-cell>
          <table:table-cell office:value-type="float" office:value="21.5548162654231" calcext:value-type="float">
            <text:p>21,5548</text:p>
          </table:table-cell>
          <table:table-cell office:value-type="float" office:value="8.96229374743301" calcext:value-type="float">
            <text:p>8,9623</text:p>
          </table:table-cell>
          <table:table-cell office:value-type="float" office:value="0.969247386946243" calcext:value-type="float">
            <text:p>0,9692</text:p>
          </table:table-cell>
          <table:table-cell office:value-type="float" office:value="10.7725217139258" calcext:value-type="float">
            <text:p>10,7725</text:p>
          </table:table-cell>
          <table:table-cell office:value-type="float" office:value="69.0637159959814" calcext:value-type="float">
            <text:p>69,06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99431936187325" calcext:value-type="float">
            <text:p>0,0499</text:p>
          </table:table-cell>
          <table:table-cell office:value-type="float" office:value="0.0501915188213281" calcext:value-type="float">
            <text:p>0,0502</text:p>
          </table:table-cell>
          <table:table-cell office:value-type="float" office:value="0.814203665863578" calcext:value-type="float">
            <text:p>0,8142</text:p>
          </table:table-cell>
          <table:table-cell office:value-type="float" office:value="9.82710868051569" calcext:value-type="float">
            <text:p>9,8271</text:p>
          </table:table-cell>
          <table:table-cell office:value-type="float" office:value="0.446797133124309" calcext:value-type="float">
            <text:p>0,4468</text:p>
          </table:table-cell>
          <table:table-cell office:value-type="float" office:value="9.57360086065511" calcext:value-type="float">
            <text:p>9,5736</text:p>
          </table:table-cell>
          <table:table-cell office:value-type="float" office:value="23.1196996590483" calcext:value-type="float">
            <text:p>23,1197</text:p>
          </table:table-cell>
          <table:table-cell office:value-type="float" office:value="3.11290692489503" calcext:value-type="float">
            <text:p>3,1129</text:p>
          </table:table-cell>
          <table:table-cell office:value-type="float" office:value="0.937157145461321" calcext:value-type="float">
            <text:p>0,9372</text:p>
          </table:table-cell>
          <table:table-cell office:value-type="float" office:value="11.0115307337692" calcext:value-type="float">
            <text:p>11,0115</text:p>
          </table:table-cell>
          <table:table-cell office:value-type="float" office:value="71.5078491227354" calcext:value-type="float">
            <text:p>71,50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2744324009206" calcext:value-type="float">
            <text:p>0,0427</text:p>
          </table:table-cell>
          <table:table-cell office:value-type="float" office:value="0.060453232815869" calcext:value-type="float">
            <text:p>0,0605</text:p>
          </table:table-cell>
          <table:table-cell office:value-type="float" office:value="0.820778384291033" calcext:value-type="float">
            <text:p>0,8208</text:p>
          </table:table-cell>
          <table:table-cell office:value-type="float" office:value="9.96266060591437" calcext:value-type="float">
            <text:p>9,9627</text:p>
          </table:table-cell>
          <table:table-cell office:value-type="float" office:value="0.421289569449224" calcext:value-type="float">
            <text:p>0,4213</text:p>
          </table:table-cell>
          <table:table-cell office:value-type="float" office:value="11.3403308233878" calcext:value-type="float">
            <text:p>11,3403</text:p>
          </table:table-cell>
          <table:table-cell office:value-type="float" office:value="24.8757369499863" calcext:value-type="float">
            <text:p>24,8757</text:p>
          </table:table-cell>
          <table:table-cell office:value-type="float" office:value="1.13016091761556" calcext:value-type="float">
            <text:p>1,1302</text:p>
          </table:table-cell>
          <table:table-cell office:value-type="float" office:value="0.90757975844492" calcext:value-type="float">
            <text:p>0,9076</text:p>
          </table:table-cell>
          <table:table-cell office:value-type="float" office:value="10.8054644162" calcext:value-type="float">
            <text:p>10,8055</text:p>
          </table:table-cell>
          <table:table-cell office:value-type="float" office:value="69.6957824463814" calcext:value-type="float">
            <text:p>69,69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08397224615611" calcext:value-type="float">
            <text:p>0,0308</text:p>
          </table:table-cell>
          <table:table-cell office:value-type="float" office:value="0.065883646741015" calcext:value-type="float">
            <text:p>0,0659</text:p>
          </table:table-cell>
          <table:table-cell office:value-type="float" office:value="0.814691593544118" calcext:value-type="float">
            <text:p>0,8147</text:p>
          </table:table-cell>
          <table:table-cell office:value-type="float" office:value="9.96266060591437" calcext:value-type="float">
            <text:p>9,9627</text:p>
          </table:table-cell>
          <table:table-cell office:value-type="float" office:value="0.435390976940659" calcext:value-type="float">
            <text:p>0,4354</text:p>
          </table:table-cell>
          <table:table-cell office:value-type="float" office:value="7.48061690171678" calcext:value-type="float">
            <text:p>7,4806</text:p>
          </table:table-cell>
          <table:table-cell office:value-type="float" office:value="24.8043237580013" calcext:value-type="float">
            <text:p>24,8043</text:p>
          </table:table-cell>
          <table:table-cell office:value-type="float" office:value="1.97664526676158" calcext:value-type="float">
            <text:p>1,9766</text:p>
          </table:table-cell>
          <table:table-cell office:value-type="float" office:value="0.881363072506295" calcext:value-type="float">
            <text:p>0,8814</text:p>
          </table:table-cell>
          <table:table-cell office:value-type="float" office:value="11.1155364846805" calcext:value-type="float">
            <text:p>11,1155</text:p>
          </table:table-cell>
          <table:table-cell office:value-type="float" office:value="68.7530265976485" calcext:value-type="float">
            <text:p>68,75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891389760136185" calcext:value-type="float">
            <text:p>0,0089</text:p>
          </table:table-cell>
          <table:table-cell office:value-type="float" office:value="0.0569954989916737" calcext:value-type="float">
            <text:p>0,0570</text:p>
          </table:table-cell>
          <table:table-cell office:value-type="float" office:value="0.831215235190462" calcext:value-type="float">
            <text:p>0,8312</text:p>
          </table:table-cell>
          <table:table-cell office:value-type="float" office:value="9.96266060591437" calcext:value-type="float">
            <text:p>9,9627</text:p>
          </table:table-cell>
          <table:table-cell office:value-type="float" office:value="0.425948673651638" calcext:value-type="float">
            <text:p>0,4259</text:p>
          </table:table-cell>
          <table:table-cell office:value-type="float" office:value="9.11034903451315" calcext:value-type="float">
            <text:p>9,1103</text:p>
          </table:table-cell>
          <table:table-cell office:value-type="float" office:value="23.8486185034829" calcext:value-type="float">
            <text:p>23,8486</text:p>
          </table:table-cell>
          <table:table-cell office:value-type="float" office:value="5.92360567666077" calcext:value-type="float">
            <text:p>5,9236</text:p>
          </table:table-cell>
          <table:table-cell office:value-type="float" office:value="0.859924596072624" calcext:value-type="float">
            <text:p>0,8599</text:p>
          </table:table-cell>
          <table:table-cell office:value-type="float" office:value="11.1336959418813" calcext:value-type="float">
            <text:p>11,1337</text:p>
          </table:table-cell>
          <table:table-cell office:value-type="float" office:value="65.5411500658058" calcext:value-type="float">
            <text:p>65,54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4373763865029" calcext:value-type="float">
            <text:p>0,0144</text:p>
          </table:table-cell>
          <table:table-cell office:value-type="float" office:value="0.0169447346737171" calcext:value-type="float">
            <text:p>0,0169</text:p>
          </table:table-cell>
          <table:table-cell office:value-type="float" office:value="0.80868376154783" calcext:value-type="float">
            <text:p>0,8087</text:p>
          </table:table-cell>
          <table:table-cell office:value-type="float" office:value="9.96266060591437" calcext:value-type="float">
            <text:p>9,9627</text:p>
          </table:table-cell>
          <table:table-cell office:value-type="float" office:value="0.419454046263586" calcext:value-type="float">
            <text:p>0,4195</text:p>
          </table:table-cell>
          <table:table-cell office:value-type="float" office:value="8.63221457391795" calcext:value-type="float">
            <text:p>8,6322</text:p>
          </table:table-cell>
          <table:table-cell office:value-type="float" office:value="23.7674622748134" calcext:value-type="float">
            <text:p>23,7675</text:p>
          </table:table-cell>
          <table:table-cell office:value-type="float" office:value="4.96949871002911" calcext:value-type="float">
            <text:p>4,9695</text:p>
          </table:table-cell>
          <table:table-cell office:value-type="float" office:value="0.841711121116545" calcext:value-type="float">
            <text:p>0,8417</text:p>
          </table:table-cell>
          <table:table-cell office:value-type="float" office:value="11.5627741407691" calcext:value-type="float">
            <text:p>11,5628</text:p>
          </table:table-cell>
          <table:table-cell office:value-type="float" office:value="63.1518216545376" calcext:value-type="float">
            <text:p>63,15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433342752983812" calcext:value-type="float">
            <text:p>0,0043</text:p>
          </table:table-cell>
          <table:table-cell office:value-type="float" office:value="0.0124820555293762" calcext:value-type="float">
            <text:p>0,0125</text:p>
          </table:table-cell>
          <table:table-cell office:value-type="float" office:value="0.754335862355776" calcext:value-type="float">
            <text:p>0,7543</text:p>
          </table:table-cell>
          <table:table-cell office:value-type="float" office:value="9.96266060591437" calcext:value-type="float">
            <text:p>9,9627</text:p>
          </table:table-cell>
          <table:table-cell office:value-type="float" office:value="0.426684946283271" calcext:value-type="float">
            <text:p>0,4267</text:p>
          </table:table-cell>
          <table:table-cell office:value-type="float" office:value="4.8476935577101" calcext:value-type="float">
            <text:p>4,8477</text:p>
          </table:table-cell>
          <table:table-cell office:value-type="float" office:value="22.9305606769391" calcext:value-type="float">
            <text:p>22,9306</text:p>
          </table:table-cell>
          <table:table-cell office:value-type="float" office:value="4.72545463183509" calcext:value-type="float">
            <text:p>4,7255</text:p>
          </table:table-cell>
          <table:table-cell office:value-type="float" office:value="0.824579725656753" calcext:value-type="float">
            <text:p>0,8246</text:p>
          </table:table-cell>
          <table:table-cell office:value-type="float" office:value="10.8209902207126" calcext:value-type="float">
            <text:p>10,8210</text:p>
          </table:table-cell>
          <table:table-cell office:value-type="float" office:value="62.3752899343727" calcext:value-type="float">
            <text:p>62,37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05942890696209" calcext:value-type="float">
            <text:p>0,0106</text:p>
          </table:table-cell>
          <table:table-cell office:value-type="float" office:value="2.96925887159997" calcext:value-type="float">
            <text:p>2,9693</text:p>
          </table:table-cell>
          <table:table-cell office:value-type="float" office:value="0.287280149417221" calcext:value-type="float">
            <text:p>0,2873</text:p>
          </table:table-cell>
          <table:table-cell office:value-type="float" office:value="9.04798915622358" calcext:value-type="float">
            <text:p>9,0480</text:p>
          </table:table-cell>
          <table:table-cell office:value-type="float" office:value="0.542256552123397" calcext:value-type="float">
            <text:p>0,5423</text:p>
          </table:table-cell>
          <table:table-cell office:value-type="float" office:value="2.17806523001415" calcext:value-type="float">
            <text:p>2,1781</text:p>
          </table:table-cell>
          <table:table-cell office:value-type="float" office:value="16.725296853536" calcext:value-type="float">
            <text:p>16,7253</text:p>
          </table:table-cell>
          <table:table-cell office:value-type="float" office:value="5.96819057297367" calcext:value-type="float">
            <text:p>5,9682</text:p>
          </table:table-cell>
          <table:table-cell office:value-type="float" office:value="1.41371565764809" calcext:value-type="float">
            <text:p>1,4137</text:p>
          </table:table-cell>
          <table:table-cell office:value-type="float" office:value="14.0329280173486" calcext:value-type="float">
            <text:p>14,0329</text:p>
          </table:table-cell>
          <table:table-cell office:value-type="float" office:value="28.3857873423917" calcext:value-type="float">
            <text:p>28,38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45875164493103" calcext:value-type="float">
            <text:p>0,0246</text:p>
          </table:table-cell>
          <table:table-cell office:value-type="float" office:value="3.4779639101585" calcext:value-type="float">
            <text:p>3,4780</text:p>
          </table:table-cell>
          <table:table-cell office:value-type="float" office:value="0.290703816527611" calcext:value-type="float">
            <text:p>0,2907</text:p>
          </table:table-cell>
          <table:table-cell office:value-type="float" office:value="9.04798915622358" calcext:value-type="float">
            <text:p>9,0480</text:p>
          </table:table-cell>
          <table:table-cell office:value-type="float" office:value="0.514364145782648" calcext:value-type="float">
            <text:p>0,5144</text:p>
          </table:table-cell>
          <table:table-cell office:value-type="float" office:value="1.81790827569731" calcext:value-type="float">
            <text:p>1,8179</text:p>
          </table:table-cell>
          <table:table-cell office:value-type="float" office:value="18.1097505002846" calcext:value-type="float">
            <text:p>18,1098</text:p>
          </table:table-cell>
          <table:table-cell office:value-type="float" office:value="6.82901484183567" calcext:value-type="float">
            <text:p>6,8290</text:p>
          </table:table-cell>
          <table:table-cell office:value-type="float" office:value="1.38470406836014" calcext:value-type="float">
            <text:p>1,3847</text:p>
          </table:table-cell>
          <table:table-cell office:value-type="float" office:value="14.2374561677284" calcext:value-type="float">
            <text:p>14,2375</text:p>
          </table:table-cell>
          <table:table-cell office:value-type="float" office:value="29.4236494021496" calcext:value-type="float">
            <text:p>29,42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84778606387552" calcext:value-type="float">
            <text:p>0,0385</text:p>
          </table:table-cell>
          <table:table-cell office:value-type="float" office:value="3.72802918735773" calcext:value-type="float">
            <text:p>3,7280</text:p>
          </table:table-cell>
          <table:table-cell office:value-type="float" office:value="0.295194738729325" calcext:value-type="float">
            <text:p>0,2952</text:p>
          </table:table-cell>
          <table:table-cell office:value-type="float" office:value="9.04798915622358" calcext:value-type="float">
            <text:p>9,0480</text:p>
          </table:table-cell>
          <table:table-cell office:value-type="float" office:value="0.487362501709992" calcext:value-type="float">
            <text:p>0,4874</text:p>
          </table:table-cell>
          <table:table-cell office:value-type="float" office:value="2.66108247569192" calcext:value-type="float">
            <text:p>2,6611</text:p>
          </table:table-cell>
          <table:table-cell office:value-type="float" office:value="18.8317596064491" calcext:value-type="float">
            <text:p>18,8318</text:p>
          </table:table-cell>
          <table:table-cell office:value-type="float" office:value="7.28303340696266" calcext:value-type="float">
            <text:p>7,2830</text:p>
          </table:table-cell>
          <table:table-cell office:value-type="float" office:value="1.34789232317707" calcext:value-type="float">
            <text:p>1,3479</text:p>
          </table:table-cell>
          <table:table-cell office:value-type="float" office:value="14.4134103625529" calcext:value-type="float">
            <text:p>14,4134</text:p>
          </table:table-cell>
          <table:table-cell office:value-type="float" office:value="30.7312602400679" calcext:value-type="float">
            <text:p>30,73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29353830362056" calcext:value-type="float">
            <text:p>0,0329</text:p>
          </table:table-cell>
          <table:table-cell office:value-type="float" office:value="4.5520544995494" calcext:value-type="float">
            <text:p>4,5521</text:p>
          </table:table-cell>
          <table:table-cell office:value-type="float" office:value="0.310947688078432" calcext:value-type="float">
            <text:p>0,3109</text:p>
          </table:table-cell>
          <table:table-cell office:value-type="float" office:value="9.04798915622358" calcext:value-type="float">
            <text:p>9,0480</text:p>
          </table:table-cell>
          <table:table-cell office:value-type="float" office:value="0.494412544053916" calcext:value-type="float">
            <text:p>0,4944</text:p>
          </table:table-cell>
          <table:table-cell office:value-type="float" office:value="7.05011109383971" calcext:value-type="float">
            <text:p>7,0501</text:p>
          </table:table-cell>
          <table:table-cell office:value-type="float" office:value="19.7340219022189" calcext:value-type="float">
            <text:p>19,7340</text:p>
          </table:table-cell>
          <table:table-cell office:value-type="float" office:value="4.5598399456364" calcext:value-type="float">
            <text:p>4,5598</text:p>
          </table:table-cell>
          <table:table-cell office:value-type="float" office:value="1.30561632608419" calcext:value-type="float">
            <text:p>1,3056</text:p>
          </table:table-cell>
          <table:table-cell office:value-type="float" office:value="16.0397466561467" calcext:value-type="float">
            <text:p>16,0397</text:p>
          </table:table-cell>
          <table:table-cell office:value-type="float" office:value="31.8340435325234" calcext:value-type="float">
            <text:p>31,83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29666346912236" calcext:value-type="float">
            <text:p>0,0530</text:p>
          </table:table-cell>
          <table:table-cell office:value-type="float" office:value="4.85655456403258" calcext:value-type="float">
            <text:p>4,8566</text:p>
          </table:table-cell>
          <table:table-cell office:value-type="float" office:value="0.340819324614353" calcext:value-type="float">
            <text:p>0,3408</text:p>
          </table:table-cell>
          <table:table-cell office:value-type="float" office:value="9.04798915622358" calcext:value-type="float">
            <text:p>9,0480</text:p>
          </table:table-cell>
          <table:table-cell office:value-type="float" office:value="0.516879804688274" calcext:value-type="float">
            <text:p>0,5169</text:p>
          </table:table-cell>
          <table:table-cell office:value-type="float" office:value="4.1879926412783" calcext:value-type="float">
            <text:p>4,1880</text:p>
          </table:table-cell>
          <table:table-cell office:value-type="float" office:value="21.5104285449764" calcext:value-type="float">
            <text:p>21,5104</text:p>
          </table:table-cell>
          <table:table-cell office:value-type="float" office:value="5.78351050536456" calcext:value-type="float">
            <text:p>5,7835</text:p>
          </table:table-cell>
          <table:table-cell office:value-type="float" office:value="1.26282540946701" calcext:value-type="float">
            <text:p>1,2628</text:p>
          </table:table-cell>
          <table:table-cell office:value-type="float" office:value="16.0218611883369" calcext:value-type="float">
            <text:p>16,0219</text:p>
          </table:table-cell>
          <table:table-cell office:value-type="float" office:value="33.8963761104996" calcext:value-type="float">
            <text:p>33,89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40256590246777" calcext:value-type="float">
            <text:p>0,0540</text:p>
          </table:table-cell>
          <table:table-cell office:value-type="float" office:value="3.86997352284498" calcext:value-type="float">
            <text:p>3,8700</text:p>
          </table:table-cell>
          <table:table-cell office:value-type="float" office:value="0.358357848597832" calcext:value-type="float">
            <text:p>0,3584</text:p>
          </table:table-cell>
          <table:table-cell office:value-type="float" office:value="9.24853135125727" calcext:value-type="float">
            <text:p>9,2485</text:p>
          </table:table-cell>
          <table:table-cell office:value-type="float" office:value="0.509851053458847" calcext:value-type="float">
            <text:p>0,5099</text:p>
          </table:table-cell>
          <table:table-cell office:value-type="float" office:value="4.31962624360983" calcext:value-type="float">
            <text:p>4,3196</text:p>
          </table:table-cell>
          <table:table-cell office:value-type="float" office:value="23.1563429377249" calcext:value-type="float">
            <text:p>23,1563</text:p>
          </table:table-cell>
          <table:table-cell office:value-type="float" office:value="5.13007834165353" calcext:value-type="float">
            <text:p>5,1301</text:p>
          </table:table-cell>
          <table:table-cell office:value-type="float" office:value="1.2217546917116" calcext:value-type="float">
            <text:p>1,2218</text:p>
          </table:table-cell>
          <table:table-cell office:value-type="float" office:value="16.1911398499998" calcext:value-type="float">
            <text:p>16,1911</text:p>
          </table:table-cell>
          <table:table-cell office:value-type="float" office:value="34.8767499469951" calcext:value-type="float">
            <text:p>34,87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02457305255148" calcext:value-type="float">
            <text:p>0,0202</text:p>
          </table:table-cell>
          <table:table-cell office:value-type="float" office:value="5.05462616968325" calcext:value-type="float">
            <text:p>5,0546</text:p>
          </table:table-cell>
          <table:table-cell office:value-type="float" office:value="0.368248887331563" calcext:value-type="float">
            <text:p>0,3682</text:p>
          </table:table-cell>
          <table:table-cell office:value-type="float" office:value="9.24853135125727" calcext:value-type="float">
            <text:p>9,2485</text:p>
          </table:table-cell>
          <table:table-cell office:value-type="float" office:value="0.528529943615238" calcext:value-type="float">
            <text:p>0,5285</text:p>
          </table:table-cell>
          <table:table-cell office:value-type="float" office:value="4.37057176891023" calcext:value-type="float">
            <text:p>4,3706</text:p>
          </table:table-cell>
          <table:table-cell office:value-type="float" office:value="20.8062684982433" calcext:value-type="float">
            <text:p>20,8063</text:p>
          </table:table-cell>
          <table:table-cell office:value-type="float" office:value="7.74142929278139" calcext:value-type="float">
            <text:p>7,7414</text:p>
          </table:table-cell>
          <table:table-cell office:value-type="float" office:value="1.18055790061674" calcext:value-type="float">
            <text:p>1,1806</text:p>
          </table:table-cell>
          <table:table-cell office:value-type="float" office:value="15.4044634404696" calcext:value-type="float">
            <text:p>15,4045</text:p>
          </table:table-cell>
          <table:table-cell office:value-type="float" office:value="36.4186383141265" calcext:value-type="float">
            <text:p>36,41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00585877893454878" calcext:value-type="float">
            <text:p>0,0006</text:p>
          </table:table-cell>
          <table:table-cell office:value-type="float" office:value="2.82191123604274" calcext:value-type="float">
            <text:p>2,8219</text:p>
          </table:table-cell>
          <table:table-cell office:value-type="float" office:value="0.370347054773758" calcext:value-type="float">
            <text:p>0,3703</text:p>
          </table:table-cell>
          <table:table-cell office:value-type="float" office:value="9.24853135125727" calcext:value-type="float">
            <text:p>9,2485</text:p>
          </table:table-cell>
          <table:table-cell office:value-type="float" office:value="0.531389781651321" calcext:value-type="float">
            <text:p>0,5314</text:p>
          </table:table-cell>
          <table:table-cell office:value-type="float" office:value="3.45581441877721" calcext:value-type="float">
            <text:p>3,4558</text:p>
          </table:table-cell>
          <table:table-cell office:value-type="float" office:value="21.7893108820318" calcext:value-type="float">
            <text:p>21,7893</text:p>
          </table:table-cell>
          <table:table-cell office:value-type="float" office:value="4.24456377761825" calcext:value-type="float">
            <text:p>4,2446</text:p>
          </table:table-cell>
          <table:table-cell office:value-type="float" office:value="1.13962695552746" calcext:value-type="float">
            <text:p>1,1396</text:p>
          </table:table-cell>
          <table:table-cell office:value-type="float" office:value="14.7748422190295" calcext:value-type="float">
            <text:p>14,7748</text:p>
          </table:table-cell>
          <table:table-cell office:value-type="float" office:value="33.6366649613064" calcext:value-type="float">
            <text:p>33,63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15661416301367" calcext:value-type="float">
            <text:p>0,0316</text:p>
          </table:table-cell>
          <table:table-cell office:value-type="float" office:value="4.05185233644237" calcext:value-type="float">
            <text:p>4,0519</text:p>
          </table:table-cell>
          <table:table-cell office:value-type="float" office:value="0.390557607119172" calcext:value-type="float">
            <text:p>0,3906</text:p>
          </table:table-cell>
          <table:table-cell office:value-type="float" office:value="9.24853135125727" calcext:value-type="float">
            <text:p>9,2485</text:p>
          </table:table-cell>
          <table:table-cell office:value-type="float" office:value="0.509806907495315" calcext:value-type="float">
            <text:p>0,5098</text:p>
          </table:table-cell>
          <table:table-cell office:value-type="float" office:value="2.24735765097219" calcext:value-type="float">
            <text:p>2,2474</text:p>
          </table:table-cell>
          <table:table-cell office:value-type="float" office:value="21.0283221444682" calcext:value-type="float">
            <text:p>21,0283</text:p>
          </table:table-cell>
          <table:table-cell office:value-type="float" office:value="3.7415450949007" calcext:value-type="float">
            <text:p>3,7415</text:p>
          </table:table-cell>
          <table:table-cell office:value-type="float" office:value="1.09908582748666" calcext:value-type="float">
            <text:p>1,0991</text:p>
          </table:table-cell>
          <table:table-cell office:value-type="float" office:value="13.9893257100015" calcext:value-type="float">
            <text:p>13,9893</text:p>
          </table:table-cell>
          <table:table-cell office:value-type="float" office:value="34.3201054763273" calcext:value-type="float">
            <text:p>34,32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604576888299473" calcext:value-type="float">
            <text:p>0,0605</text:p>
          </table:table-cell>
          <table:table-cell office:value-type="float" office:value="6.42639366255054" calcext:value-type="float">
            <text:p>6,4264</text:p>
          </table:table-cell>
          <table:table-cell office:value-type="float" office:value="0.403906190127786" calcext:value-type="float">
            <text:p>0,4039</text:p>
          </table:table-cell>
          <table:table-cell office:value-type="float" office:value="9.24853135125727" calcext:value-type="float">
            <text:p>9,2485</text:p>
          </table:table-cell>
          <table:table-cell office:value-type="float" office:value="0.521237411604905" calcext:value-type="float">
            <text:p>0,5212</text:p>
          </table:table-cell>
          <table:table-cell office:value-type="float" office:value="4.37931023920216" calcext:value-type="float">
            <text:p>4,3793</text:p>
          </table:table-cell>
          <table:table-cell office:value-type="float" office:value="21.3697157120053" calcext:value-type="float">
            <text:p>21,3697</text:p>
          </table:table-cell>
          <table:table-cell office:value-type="float" office:value="5.99088894292821" calcext:value-type="float">
            <text:p>5,9909</text:p>
          </table:table-cell>
          <table:table-cell office:value-type="float" office:value="1.05833722190461" calcext:value-type="float">
            <text:p>1,0583</text:p>
          </table:table-cell>
          <table:table-cell office:value-type="float" office:value="13.2366820815098" calcext:value-type="float">
            <text:p>13,2367</text:p>
          </table:table-cell>
          <table:table-cell office:value-type="float" office:value="37.5130402167189" calcext:value-type="float">
            <text:p>37,51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81081810928523" calcext:value-type="float">
            <text:p>0,0281</text:p>
          </table:table-cell>
          <table:table-cell office:value-type="float" office:value="5.76275399378535" calcext:value-type="float">
            <text:p>5,7628</text:p>
          </table:table-cell>
          <table:table-cell office:value-type="float" office:value="0.379101214170243" calcext:value-type="float">
            <text:p>0,3791</text:p>
          </table:table-cell>
          <table:table-cell office:value-type="float" office:value="9.39234658887718" calcext:value-type="float">
            <text:p>9,3923</text:p>
          </table:table-cell>
          <table:table-cell office:value-type="float" office:value="0.520830167253525" calcext:value-type="float">
            <text:p>0,5208</text:p>
          </table:table-cell>
          <table:table-cell office:value-type="float" office:value="4.05838362425873" calcext:value-type="float">
            <text:p>4,0584</text:p>
          </table:table-cell>
          <table:table-cell office:value-type="float" office:value="21.251911615891" calcext:value-type="float">
            <text:p>21,2519</text:p>
          </table:table-cell>
          <table:table-cell office:value-type="float" office:value="3.68092165107214" calcext:value-type="float">
            <text:p>3,6809</text:p>
          </table:table-cell>
          <table:table-cell office:value-type="float" office:value="1.01799263503797" calcext:value-type="float">
            <text:p>1,0180</text:p>
          </table:table-cell>
          <table:table-cell office:value-type="float" office:value="13.1016827807294" calcext:value-type="float">
            <text:p>13,1017</text:p>
          </table:table-cell>
          <table:table-cell office:value-type="float" office:value="38.7498823474973" calcext:value-type="float">
            <text:p>38,74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48606188755731" calcext:value-type="float">
            <text:p>0,0349</text:p>
          </table:table-cell>
          <table:table-cell office:value-type="float" office:value="5.44171715672672" calcext:value-type="float">
            <text:p>5,4417</text:p>
          </table:table-cell>
          <table:table-cell office:value-type="float" office:value="0.365941274112541" calcext:value-type="float">
            <text:p>0,3659</text:p>
          </table:table-cell>
          <table:table-cell office:value-type="float" office:value="9.39234658887718" calcext:value-type="float">
            <text:p>9,3923</text:p>
          </table:table-cell>
          <table:table-cell office:value-type="float" office:value="0.519971186635098" calcext:value-type="float">
            <text:p>0,5200</text:p>
          </table:table-cell>
          <table:table-cell office:value-type="float" office:value="4.24477806990275" calcext:value-type="float">
            <text:p>4,2448</text:p>
          </table:table-cell>
          <table:table-cell office:value-type="float" office:value="21.5027522786235" calcext:value-type="float">
            <text:p>21,5028</text:p>
          </table:table-cell>
          <table:table-cell office:value-type="float" office:value="2.48932406638704" calcext:value-type="float">
            <text:p>2,4893</text:p>
          </table:table-cell>
          <table:table-cell office:value-type="float" office:value="0.979596402315745" calcext:value-type="float">
            <text:p>0,9796</text:p>
          </table:table-cell>
          <table:table-cell office:value-type="float" office:value="12.6701074353544" calcext:value-type="float">
            <text:p>12,6701</text:p>
          </table:table-cell>
          <table:table-cell office:value-type="float" office:value="39.3496609830151" calcext:value-type="float">
            <text:p>39,34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67614812518262" calcext:value-type="float">
            <text:p>0,0368</text:p>
          </table:table-cell>
          <table:table-cell office:value-type="float" office:value="4.96641480685964" calcext:value-type="float">
            <text:p>4,9664</text:p>
          </table:table-cell>
          <table:table-cell office:value-type="float" office:value="0.394779645821446" calcext:value-type="float">
            <text:p>0,3948</text:p>
          </table:table-cell>
          <table:table-cell office:value-type="float" office:value="9.39234658887718" calcext:value-type="float">
            <text:p>9,3923</text:p>
          </table:table-cell>
          <table:table-cell office:value-type="float" office:value="0.52292769049323" calcext:value-type="float">
            <text:p>0,5229</text:p>
          </table:table-cell>
          <table:table-cell office:value-type="float" office:value="4.24206473459086" calcext:value-type="float">
            <text:p>4,2421</text:p>
          </table:table-cell>
          <table:table-cell office:value-type="float" office:value="22.6705098813348" calcext:value-type="float">
            <text:p>22,6705</text:p>
          </table:table-cell>
          <table:table-cell office:value-type="float" office:value="2.07846347781746" calcext:value-type="float">
            <text:p>2,0785</text:p>
          </table:table-cell>
          <table:table-cell office:value-type="float" office:value="0.943782712812734" calcext:value-type="float">
            <text:p>0,9438</text:p>
          </table:table-cell>
          <table:table-cell office:value-type="float" office:value="12.2693186420816" calcext:value-type="float">
            <text:p>12,2693</text:p>
          </table:table-cell>
          <table:table-cell office:value-type="float" office:value="39.1600918823125" calcext:value-type="float">
            <text:p>39,16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00331830028695" calcext:value-type="float">
            <text:p>0,0200</text:p>
          </table:table-cell>
          <table:table-cell office:value-type="float" office:value="2.1840599969389" calcext:value-type="float">
            <text:p>2,1841</text:p>
          </table:table-cell>
          <table:table-cell office:value-type="float" office:value="0.400721435065943" calcext:value-type="float">
            <text:p>0,4007</text:p>
          </table:table-cell>
          <table:table-cell office:value-type="float" office:value="9.39234658887718" calcext:value-type="float">
            <text:p>9,3923</text:p>
          </table:table-cell>
          <table:table-cell office:value-type="float" office:value="0.515098738075339" calcext:value-type="float">
            <text:p>0,5151</text:p>
          </table:table-cell>
          <table:table-cell office:value-type="float" office:value="3.99453009551371" calcext:value-type="float">
            <text:p>3,9945</text:p>
          </table:table-cell>
          <table:table-cell office:value-type="float" office:value="23.3747819041323" calcext:value-type="float">
            <text:p>23,3748</text:p>
          </table:table-cell>
          <table:table-cell office:value-type="float" office:value="2.44928410829424" calcext:value-type="float">
            <text:p>2,4493</text:p>
          </table:table-cell>
          <table:table-cell office:value-type="float" office:value="0.909781810042258" calcext:value-type="float">
            <text:p>0,9098</text:p>
          </table:table-cell>
          <table:table-cell office:value-type="float" office:value="12.4008937581087" calcext:value-type="float">
            <text:p>12,4009</text:p>
          </table:table-cell>
          <table:table-cell office:value-type="float" office:value="38.0625466430298" calcext:value-type="float">
            <text:p>38,06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06681669989843" calcext:value-type="float">
            <text:p>0,0107</text:p>
          </table:table-cell>
          <table:table-cell office:value-type="float" office:value="2.17977698990363" calcext:value-type="float">
            <text:p>2,1798</text:p>
          </table:table-cell>
          <table:table-cell office:value-type="float" office:value="0.398095053789216" calcext:value-type="float">
            <text:p>0,3981</text:p>
          </table:table-cell>
          <table:table-cell office:value-type="float" office:value="9.39234658887718" calcext:value-type="float">
            <text:p>9,3923</text:p>
          </table:table-cell>
          <table:table-cell office:value-type="float" office:value="0.531530979544196" calcext:value-type="float">
            <text:p>0,5315</text:p>
          </table:table-cell>
          <table:table-cell office:value-type="float" office:value="4.89704287086953" calcext:value-type="float">
            <text:p>4,8970</text:p>
          </table:table-cell>
          <table:table-cell office:value-type="float" office:value="22.1599834235661" calcext:value-type="float">
            <text:p>22,1600</text:p>
          </table:table-cell>
          <table:table-cell office:value-type="float" office:value="5.28857931589243" calcext:value-type="float">
            <text:p>5,2886</text:p>
          </table:table-cell>
          <table:table-cell office:value-type="float" office:value="0.876786631887371" calcext:value-type="float">
            <text:p>0,8768</text:p>
          </table:table-cell>
          <table:table-cell office:value-type="float" office:value="12.2922591989369" calcext:value-type="float">
            <text:p>12,2923</text:p>
          </table:table-cell>
          <table:table-cell office:value-type="float" office:value="36.2424560220726" calcext:value-type="float">
            <text:p>36,24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029835549143975" calcext:value-type="float">
            <text:p>-0,0003</text:p>
          </table:table-cell>
          <table:table-cell office:value-type="float" office:value="1.3508572408931" calcext:value-type="float">
            <text:p>1,3509</text:p>
          </table:table-cell>
          <table:table-cell office:value-type="float" office:value="0.0490400796488103" calcext:value-type="float">
            <text:p>0,0490</text:p>
          </table:table-cell>
          <table:table-cell office:value-type="float" office:value="6.30132848788537" calcext:value-type="float">
            <text:p>6,3013</text:p>
          </table:table-cell>
          <table:table-cell office:value-type="float" office:value="0.228656841329498" calcext:value-type="float">
            <text:p>0,2287</text:p>
          </table:table-cell>
          <table:table-cell office:value-type="float" office:value="2.14937976216916" calcext:value-type="float">
            <text:p>2,1494</text:p>
          </table:table-cell>
          <table:table-cell office:value-type="float" office:value="7.42893344939399" calcext:value-type="float">
            <text:p>7,4289</text:p>
          </table:table-cell>
          <table:table-cell office:value-type="float" office:value="31.7194612289404" calcext:value-type="float">
            <text:p>31,7195</text:p>
          </table:table-cell>
          <table:table-cell office:value-type="float" office:value="2.93498949571457" calcext:value-type="float">
            <text:p>2,9350</text:p>
          </table:table-cell>
          <table:table-cell office:value-type="float" office:value="21.2167905566391" calcext:value-type="float">
            <text:p>21,2168</text:p>
          </table:table-cell>
          <table:table-cell office:value-type="float" office:value="59.5883341578524" calcext:value-type="float">
            <text:p>59,58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35666224508595" calcext:value-type="float">
            <text:p>0,0236</text:p>
          </table:table-cell>
          <table:table-cell office:value-type="float" office:value="1.4052943508985" calcext:value-type="float">
            <text:p>1,4053</text:p>
          </table:table-cell>
          <table:table-cell office:value-type="float" office:value="0.0425423897351453" calcext:value-type="float">
            <text:p>0,0425</text:p>
          </table:table-cell>
          <table:table-cell office:value-type="float" office:value="6.30132848788537" calcext:value-type="float">
            <text:p>6,3013</text:p>
          </table:table-cell>
          <table:table-cell office:value-type="float" office:value="0.182362070242813" calcext:value-type="float">
            <text:p>0,1824</text:p>
          </table:table-cell>
          <table:table-cell office:value-type="float" office:value="4.37764238219243" calcext:value-type="float">
            <text:p>4,3776</text:p>
          </table:table-cell>
          <table:table-cell office:value-type="float" office:value="9.42478361067805" calcext:value-type="float">
            <text:p>9,4248</text:p>
          </table:table-cell>
          <table:table-cell office:value-type="float" office:value="13.4154535204973" calcext:value-type="float">
            <text:p>13,4155</text:p>
          </table:table-cell>
          <table:table-cell office:value-type="float" office:value="3.07115247866526" calcext:value-type="float">
            <text:p>3,0712</text:p>
          </table:table-cell>
          <table:table-cell office:value-type="float" office:value="18.2984058567587" calcext:value-type="float">
            <text:p>18,2984</text:p>
          </table:table-cell>
          <table:table-cell office:value-type="float" office:value="82.1322117904105" calcext:value-type="float">
            <text:p>82,13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37174850380952" calcext:value-type="float">
            <text:p>0,0337</text:p>
          </table:table-cell>
          <table:table-cell office:value-type="float" office:value="1.80916602524652" calcext:value-type="float">
            <text:p>1,8092</text:p>
          </table:table-cell>
          <table:table-cell office:value-type="float" office:value="0.0346453685942565" calcext:value-type="float">
            <text:p>0,0346</text:p>
          </table:table-cell>
          <table:table-cell office:value-type="float" office:value="6.30132848788537" calcext:value-type="float">
            <text:p>6,3013</text:p>
          </table:table-cell>
          <table:table-cell office:value-type="float" office:value="0.194190989202191" calcext:value-type="float">
            <text:p>0,1942</text:p>
          </table:table-cell>
          <table:table-cell office:value-type="float" office:value="3.97216286152177" calcext:value-type="float">
            <text:p>3,9722</text:p>
          </table:table-cell>
          <table:table-cell office:value-type="float" office:value="12.1421129521393" calcext:value-type="float">
            <text:p>12,1421</text:p>
          </table:table-cell>
          <table:table-cell office:value-type="float" office:value="6.36545826266112" calcext:value-type="float">
            <text:p>6,3655</text:p>
          </table:table-cell>
          <table:table-cell office:value-type="float" office:value="3.1493065861034" calcext:value-type="float">
            <text:p>3,1493</text:p>
          </table:table-cell>
          <table:table-cell office:value-type="float" office:value="17.6415058357846" calcext:value-type="float">
            <text:p>17,6415</text:p>
          </table:table-cell>
          <table:table-cell office:value-type="float" office:value="77.327776582232" calcext:value-type="float">
            <text:p>77,32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7676088664581" calcext:value-type="float">
            <text:p>0,0277</text:p>
          </table:table-cell>
          <table:table-cell office:value-type="float" office:value="2.21502697769284" calcext:value-type="float">
            <text:p>2,2150</text:p>
          </table:table-cell>
          <table:table-cell office:value-type="float" office:value="0.0755464538186463" calcext:value-type="float">
            <text:p>0,0755</text:p>
          </table:table-cell>
          <table:table-cell office:value-type="float" office:value="6.30132848788537" calcext:value-type="float">
            <text:p>6,3013</text:p>
          </table:table-cell>
          <table:table-cell office:value-type="float" office:value="0.167610127560954" calcext:value-type="float">
            <text:p>0,1676</text:p>
          </table:table-cell>
          <table:table-cell office:value-type="float" office:value="1.50445259445879" calcext:value-type="float">
            <text:p>1,5045</text:p>
          </table:table-cell>
          <table:table-cell office:value-type="float" office:value="11.6761095331359" calcext:value-type="float">
            <text:p>11,6761</text:p>
          </table:table-cell>
          <table:table-cell office:value-type="float" office:value="29.8695466222574" calcext:value-type="float">
            <text:p>29,8695</text:p>
          </table:table-cell>
          <table:table-cell office:value-type="float" office:value="3.18670182240912" calcext:value-type="float">
            <text:p>3,1867</text:p>
          </table:table-cell>
          <table:table-cell office:value-type="float" office:value="16.4035332928282" calcext:value-type="float">
            <text:p>16,4035</text:p>
          </table:table-cell>
          <table:table-cell office:value-type="float" office:value="85.8077428617139" calcext:value-type="float">
            <text:p>85,80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96451715030985" calcext:value-type="float">
            <text:p>0,0196</text:p>
          </table:table-cell>
          <table:table-cell office:value-type="float" office:value="2.22333279503731" calcext:value-type="float">
            <text:p>2,2233</text:p>
          </table:table-cell>
          <table:table-cell office:value-type="float" office:value="0.0594900501267427" calcext:value-type="float">
            <text:p>0,0595</text:p>
          </table:table-cell>
          <table:table-cell office:value-type="float" office:value="6.30132848788537" calcext:value-type="float">
            <text:p>6,3013</text:p>
          </table:table-cell>
          <table:table-cell office:value-type="float" office:value="0.144038654121652" calcext:value-type="float">
            <text:p>0,1440</text:p>
          </table:table-cell>
          <table:table-cell office:value-type="float" office:value="1.77208502872394" calcext:value-type="float">
            <text:p>1,7721</text:p>
          </table:table-cell>
          <table:table-cell office:value-type="float" office:value="14.58487106507" calcext:value-type="float">
            <text:p>14,5849</text:p>
          </table:table-cell>
          <table:table-cell office:value-type="float" office:value="13.3252253838394" calcext:value-type="float">
            <text:p>13,3252</text:p>
          </table:table-cell>
          <table:table-cell office:value-type="float" office:value="3.2197277943363" calcext:value-type="float">
            <text:p>3,2197</text:p>
          </table:table-cell>
          <table:table-cell office:value-type="float" office:value="15.4725966135072" calcext:value-type="float">
            <text:p>15,4726</text:p>
          </table:table-cell>
          <table:table-cell office:value-type="float" office:value="72.9188612652022" calcext:value-type="float">
            <text:p>72,91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80988617017384" calcext:value-type="float">
            <text:p>0,0281</text:p>
          </table:table-cell>
          <table:table-cell office:value-type="float" office:value="2.44935050109862" calcext:value-type="float">
            <text:p>2,4494</text:p>
          </table:table-cell>
          <table:table-cell office:value-type="float" office:value="0.0612048544370701" calcext:value-type="float">
            <text:p>0,0612</text:p>
          </table:table-cell>
          <table:table-cell office:value-type="float" office:value="6.43413489148779" calcext:value-type="float">
            <text:p>6,4341</text:p>
          </table:table-cell>
          <table:table-cell office:value-type="float" office:value="0.176905663745496" calcext:value-type="float">
            <text:p>0,1769</text:p>
          </table:table-cell>
          <table:table-cell office:value-type="float" office:value="10.8023674620689" calcext:value-type="float">
            <text:p>10,8024</text:p>
          </table:table-cell>
          <table:table-cell office:value-type="float" office:value="13.6124361619266" calcext:value-type="float">
            <text:p>13,6124</text:p>
          </table:table-cell>
          <table:table-cell office:value-type="float" office:value="20.2714649760467" calcext:value-type="float">
            <text:p>20,2715</text:p>
          </table:table-cell>
          <table:table-cell office:value-type="float" office:value="3.26149586246163" calcext:value-type="float">
            <text:p>3,2615</text:p>
          </table:table-cell>
          <table:table-cell office:value-type="float" office:value="17.0060306925363" calcext:value-type="float">
            <text:p>17,0060</text:p>
          </table:table-cell>
          <table:table-cell office:value-type="float" office:value="88.0393742372596" calcext:value-type="float">
            <text:p>88,03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74622266037046" calcext:value-type="float">
            <text:p>0,0275</text:p>
          </table:table-cell>
          <table:table-cell office:value-type="float" office:value="2.64937998141923" calcext:value-type="float">
            <text:p>2,6494</text:p>
          </table:table-cell>
          <table:table-cell office:value-type="float" office:value="0.0741226628714993" calcext:value-type="float">
            <text:p>0,0741</text:p>
          </table:table-cell>
          <table:table-cell office:value-type="float" office:value="6.43413489148779" calcext:value-type="float">
            <text:p>6,4341</text:p>
          </table:table-cell>
          <table:table-cell office:value-type="float" office:value="0.185219980831286" calcext:value-type="float">
            <text:p>0,1852</text:p>
          </table:table-cell>
          <table:table-cell office:value-type="float" office:value="8.72627341533688" calcext:value-type="float">
            <text:p>8,7263</text:p>
          </table:table-cell>
          <table:table-cell office:value-type="float" office:value="10.7462070548969" calcext:value-type="float">
            <text:p>10,7462</text:p>
          </table:table-cell>
          <table:table-cell office:value-type="float" office:value="20.4653166223106" calcext:value-type="float">
            <text:p>20,4653</text:p>
          </table:table-cell>
          <table:table-cell office:value-type="float" office:value="3.29354920010098" calcext:value-type="float">
            <text:p>3,2935</text:p>
          </table:table-cell>
          <table:table-cell office:value-type="float" office:value="14.9170319519771" calcext:value-type="float">
            <text:p>14,9170</text:p>
          </table:table-cell>
          <table:table-cell office:value-type="float" office:value="82.193154108791" calcext:value-type="float">
            <text:p>82,19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501374431259816" calcext:value-type="float">
            <text:p>-0,0050</text:p>
          </table:table-cell>
          <table:table-cell office:value-type="float" office:value="1.39290566215934" calcext:value-type="float">
            <text:p>1,3929</text:p>
          </table:table-cell>
          <table:table-cell office:value-type="float" office:value="0.0554357987695524" calcext:value-type="float">
            <text:p>0,0554</text:p>
          </table:table-cell>
          <table:table-cell office:value-type="float" office:value="6.43413489148779" calcext:value-type="float">
            <text:p>6,4341</text:p>
          </table:table-cell>
          <table:table-cell office:value-type="float" office:value="0.164858696097507" calcext:value-type="float">
            <text:p>0,1649</text:p>
          </table:table-cell>
          <table:table-cell office:value-type="float" office:value="-1.30413519681332" calcext:value-type="float">
            <text:p>-1,3041</text:p>
          </table:table-cell>
          <table:table-cell office:value-type="float" office:value="14.4930658731993" calcext:value-type="float">
            <text:p>14,4931</text:p>
          </table:table-cell>
          <table:table-cell office:value-type="float" office:value="32.6579291460805" calcext:value-type="float">
            <text:p>32,6579</text:p>
          </table:table-cell>
          <table:table-cell office:value-type="float" office:value="3.3164410062276" calcext:value-type="float">
            <text:p>3,3164</text:p>
          </table:table-cell>
          <table:table-cell office:value-type="float" office:value="18.8756819780838" calcext:value-type="float">
            <text:p>18,8757</text:p>
          </table:table-cell>
          <table:table-cell office:value-type="float" office:value="67.397703182162" calcext:value-type="float">
            <text:p>67,39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53579069491321" calcext:value-type="float">
            <text:p>0,0354</text:p>
          </table:table-cell>
          <table:table-cell office:value-type="float" office:value="1.85446668183394" calcext:value-type="float">
            <text:p>1,8545</text:p>
          </table:table-cell>
          <table:table-cell office:value-type="float" office:value="0.0585836832918066" calcext:value-type="float">
            <text:p>0,0586</text:p>
          </table:table-cell>
          <table:table-cell office:value-type="float" office:value="6.43413489148779" calcext:value-type="float">
            <text:p>6,4341</text:p>
          </table:table-cell>
          <table:table-cell office:value-type="float" office:value="0.176276228546458" calcext:value-type="float">
            <text:p>0,1763</text:p>
          </table:table-cell>
          <table:table-cell office:value-type="float" office:value="12.716014092492" calcext:value-type="float">
            <text:p>12,7160</text:p>
          </table:table-cell>
          <table:table-cell office:value-type="float" office:value="28.7219113506244" calcext:value-type="float">
            <text:p>28,7219</text:p>
          </table:table-cell>
          <table:table-cell office:value-type="float" office:value="20.7863251497773" calcext:value-type="float">
            <text:p>20,7863</text:p>
          </table:table-cell>
          <table:table-cell office:value-type="float" office:value="3.33093595752052" calcext:value-type="float">
            <text:p>3,3309</text:p>
          </table:table-cell>
          <table:table-cell office:value-type="float" office:value="16.2216485489581" calcext:value-type="float">
            <text:p>16,2216</text:p>
          </table:table-cell>
          <table:table-cell office:value-type="float" office:value="90.747610295277" calcext:value-type="float">
            <text:p>90,74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310370209641" calcext:value-type="float">
            <text:p>0,0331</text:p>
          </table:table-cell>
          <table:table-cell office:value-type="float" office:value="2.40044294003575" calcext:value-type="float">
            <text:p>2,4004</text:p>
          </table:table-cell>
          <table:table-cell office:value-type="float" office:value="0.0592399638165041" calcext:value-type="float">
            <text:p>0,0592</text:p>
          </table:table-cell>
          <table:table-cell office:value-type="float" office:value="6.43413489148779" calcext:value-type="float">
            <text:p>6,4341</text:p>
          </table:table-cell>
          <table:table-cell office:value-type="float" office:value="0.334352397124584" calcext:value-type="float">
            <text:p>0,3344</text:p>
          </table:table-cell>
          <table:table-cell office:value-type="float" office:value="6.17662459329309" calcext:value-type="float">
            <text:p>6,1766</text:p>
          </table:table-cell>
          <table:table-cell office:value-type="float" office:value="24.8153516131139" calcext:value-type="float">
            <text:p>24,8154</text:p>
          </table:table-cell>
          <table:table-cell office:value-type="float" office:value="13.7916601072725" calcext:value-type="float">
            <text:p>13,7917</text:p>
          </table:table-cell>
          <table:table-cell office:value-type="float" office:value="3.33829597760212" calcext:value-type="float">
            <text:p>3,3383</text:p>
          </table:table-cell>
          <table:table-cell office:value-type="float" office:value="15.3588924972863" calcext:value-type="float">
            <text:p>15,3589</text:p>
          </table:table-cell>
          <table:table-cell office:value-type="float" office:value="108.264273665917" calcext:value-type="float">
            <text:p>108,26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50817434369972" calcext:value-type="float">
            <text:p>0,0351</text:p>
          </table:table-cell>
          <table:table-cell office:value-type="float" office:value="2.03035697983282" calcext:value-type="float">
            <text:p>2,0304</text:p>
          </table:table-cell>
          <table:table-cell office:value-type="float" office:value="0.0494097501631126" calcext:value-type="float">
            <text:p>0,0494</text:p>
          </table:table-cell>
          <table:table-cell office:value-type="float" office:value="6.56013521928715" calcext:value-type="float">
            <text:p>6,5601</text:p>
          </table:table-cell>
          <table:table-cell office:value-type="float" office:value="0.172814433795214" calcext:value-type="float">
            <text:p>0,1728</text:p>
          </table:table-cell>
          <table:table-cell office:value-type="float" office:value="9.86686869725156" calcext:value-type="float">
            <text:p>9,8669</text:p>
          </table:table-cell>
          <table:table-cell office:value-type="float" office:value="14.2479666106825" calcext:value-type="float">
            <text:p>14,2480</text:p>
          </table:table-cell>
          <table:table-cell office:value-type="float" office:value="5.93999221220365" calcext:value-type="float">
            <text:p>5,9400</text:p>
          </table:table-cell>
          <table:table-cell office:value-type="float" office:value="3.33887151187946" calcext:value-type="float">
            <text:p>3,3389</text:p>
          </table:table-cell>
          <table:table-cell office:value-type="float" office:value="15.3613486809259" calcext:value-type="float">
            <text:p>15,3613</text:p>
          </table:table-cell>
          <table:table-cell office:value-type="float" office:value="121.435898931642" calcext:value-type="float">
            <text:p>121,43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80900063153662" calcext:value-type="float">
            <text:p>0,0481</text:p>
          </table:table-cell>
          <table:table-cell office:value-type="float" office:value="1.53876446358396" calcext:value-type="float">
            <text:p>1,5388</text:p>
          </table:table-cell>
          <table:table-cell office:value-type="float" office:value="0.0705514231229042" calcext:value-type="float">
            <text:p>0,0706</text:p>
          </table:table-cell>
          <table:table-cell office:value-type="float" office:value="6.56013521928715" calcext:value-type="float">
            <text:p>6,5601</text:p>
          </table:table-cell>
          <table:table-cell office:value-type="float" office:value="0.222479964799864" calcext:value-type="float">
            <text:p>0,2225</text:p>
          </table:table-cell>
          <table:table-cell office:value-type="float" office:value="5.19461157161563" calcext:value-type="float">
            <text:p>5,1946</text:p>
          </table:table-cell>
          <table:table-cell office:value-type="float" office:value="21.7392029581462" calcext:value-type="float">
            <text:p>21,7392</text:p>
          </table:table-cell>
          <table:table-cell office:value-type="float" office:value="2.77129141782859" calcext:value-type="float">
            <text:p>2,7713</text:p>
          </table:table-cell>
          <table:table-cell office:value-type="float" office:value="3.33236685630567" calcext:value-type="float">
            <text:p>3,3324</text:p>
          </table:table-cell>
          <table:table-cell office:value-type="float" office:value="15.3852331883982" calcext:value-type="float">
            <text:p>15,3852</text:p>
          </table:table-cell>
          <table:table-cell office:value-type="float" office:value="122.073003930487" calcext:value-type="float">
            <text:p>122,07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572912262804204" calcext:value-type="float">
            <text:p>0,0573</text:p>
          </table:table-cell>
          <table:table-cell office:value-type="float" office:value="1.14614943834859" calcext:value-type="float">
            <text:p>1,1461</text:p>
          </table:table-cell>
          <table:table-cell office:value-type="float" office:value="0.10151567926859" calcext:value-type="float">
            <text:p>0,1015</text:p>
          </table:table-cell>
          <table:table-cell office:value-type="float" office:value="6.56013521928715" calcext:value-type="float">
            <text:p>6,5601</text:p>
          </table:table-cell>
          <table:table-cell office:value-type="float" office:value="0.188296236638773" calcext:value-type="float">
            <text:p>0,1883</text:p>
          </table:table-cell>
          <table:table-cell office:value-type="float" office:value="4.17602960533527" calcext:value-type="float">
            <text:p>4,1760</text:p>
          </table:table-cell>
          <table:table-cell office:value-type="float" office:value="23.1110271722145" calcext:value-type="float">
            <text:p>23,1110</text:p>
          </table:table-cell>
          <table:table-cell office:value-type="float" office:value="0.993630667020781" calcext:value-type="float">
            <text:p>0,9936</text:p>
          </table:table-cell>
          <table:table-cell office:value-type="float" office:value="3.31917585896345" calcext:value-type="float">
            <text:p>3,3192</text:p>
          </table:table-cell>
          <table:table-cell office:value-type="float" office:value="15.5544134736917" calcext:value-type="float">
            <text:p>15,5544</text:p>
          </table:table-cell>
          <table:table-cell office:value-type="float" office:value="127.09632568918" calcext:value-type="float">
            <text:p>127,09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3870885909753" calcext:value-type="float">
            <text:p>0,0339</text:p>
          </table:table-cell>
          <table:table-cell office:value-type="float" office:value="0.328719920908704" calcext:value-type="float">
            <text:p>0,3287</text:p>
          </table:table-cell>
          <table:table-cell office:value-type="float" office:value="0.0707763861943068" calcext:value-type="float">
            <text:p>0,0708</text:p>
          </table:table-cell>
          <table:table-cell office:value-type="float" office:value="6.56013521928715" calcext:value-type="float">
            <text:p>6,5601</text:p>
          </table:table-cell>
          <table:table-cell office:value-type="float" office:value="0.145632084945285" calcext:value-type="float">
            <text:p>0,1456</text:p>
          </table:table-cell>
          <table:table-cell office:value-type="float" office:value="3.07434221923069" calcext:value-type="float">
            <text:p>3,0743</text:p>
          </table:table-cell>
          <table:table-cell office:value-type="float" office:value="19.3797323925565" calcext:value-type="float">
            <text:p>19,3797</text:p>
          </table:table-cell>
          <table:table-cell office:value-type="float" office:value="-1.15589772144564" calcext:value-type="float">
            <text:p>-1,1559</text:p>
          </table:table-cell>
          <table:table-cell office:value-type="float" office:value="3.30041641381667" calcext:value-type="float">
            <text:p>3,3004</text:p>
          </table:table-cell>
          <table:table-cell office:value-type="float" office:value="17.1286572961399" calcext:value-type="float">
            <text:p>17,1287</text:p>
          </table:table-cell>
          <table:table-cell office:value-type="float" office:value="116.770857574414" calcext:value-type="float">
            <text:p>116,77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Dem. Rep.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907487258918494" calcext:value-type="float">
            <text:p>-0,0091</text:p>
          </table:table-cell>
          <table:table-cell office:value-type="float" office:value="0.395130747761252" calcext:value-type="float">
            <text:p>0,3951</text:p>
          </table:table-cell>
          <table:table-cell office:value-type="float" office:value="0.0591483077266808" calcext:value-type="float">
            <text:p>0,0591</text:p>
          </table:table-cell>
          <table:table-cell office:value-type="float" office:value="6.56013521928715" calcext:value-type="float">
            <text:p>6,5601</text:p>
          </table:table-cell>
          <table:table-cell office:value-type="float" office:value="0.161924082978498" calcext:value-type="float">
            <text:p>0,1619</text:p>
          </table:table-cell>
          <table:table-cell office:value-type="float" office:value="2.51078414323444" calcext:value-type="float">
            <text:p>2,5108</text:p>
          </table:table-cell>
          <table:table-cell office:value-type="float" office:value="17.1649142721995" calcext:value-type="float">
            <text:p>17,1649</text:p>
          </table:table-cell>
          <table:table-cell office:value-type="float" office:value="4.34924913453844" calcext:value-type="float">
            <text:p>4,3492</text:p>
          </table:table-cell>
          <table:table-cell office:value-type="float" office:value="3.27853356948562" calcext:value-type="float">
            <text:p>3,2785</text:p>
          </table:table-cell>
          <table:table-cell office:value-type="float" office:value="18.2643923625032" calcext:value-type="float">
            <text:p>18,2644</text:p>
          </table:table-cell>
          <table:table-cell office:value-type="float" office:value="111.326950777766" calcext:value-type="float">
            <text:p>111,32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76157859002144" calcext:value-type="float">
            <text:p>0,0176</text:p>
          </table:table-cell>
          <table:table-cell office:value-type="float" office:value="39.114256592895" calcext:value-type="float">
            <text:p>39,1143</text:p>
          </table:table-cell>
          <table:table-cell office:value-type="float" office:value="0.152820379126865" calcext:value-type="float">
            <text:p>0,1528</text:p>
          </table:table-cell>
          <table:table-cell office:value-type="float" office:value="8.4636254139531" calcext:value-type="float">
            <text:p>8,4636</text:p>
          </table:table-cell>
          <table:table-cell office:value-type="float" office:value="0.162808509612008" calcext:value-type="float">
            <text:p>0,1628</text:p>
          </table:table-cell>
          <table:table-cell office:value-type="float" office:value="6.59456502830144" calcext:value-type="float">
            <text:p>6,5946</text:p>
          </table:table-cell>
          <table:table-cell office:value-type="float" office:value="22.542947408428" calcext:value-type="float">
            <text:p>22,5429</text:p>
          </table:table-cell>
          <table:table-cell office:value-type="float" office:value="-1.73892756062094" calcext:value-type="float">
            <text:p>-1,7389</text:p>
          </table:table-cell>
          <table:table-cell office:value-type="float" office:value="2.7184238347466" calcext:value-type="float">
            <text:p>2,7184</text:p>
          </table:table-cell>
          <table:table-cell office:value-type="float" office:value="5.32091785833056" calcext:value-type="float">
            <text:p>5,3209</text:p>
          </table:table-cell>
          <table:table-cell office:value-type="float" office:value="131.211296231051" calcext:value-type="float">
            <text:p>131,21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194977051887948" calcext:value-type="float">
            <text:p>-0,0195</text:p>
          </table:table-cell>
          <table:table-cell office:value-type="float" office:value="34.0064237919537" calcext:value-type="float">
            <text:p>34,0064</text:p>
          </table:table-cell>
          <table:table-cell office:value-type="float" office:value="0.171749668911602" calcext:value-type="float">
            <text:p>0,1717</text:p>
          </table:table-cell>
          <table:table-cell office:value-type="float" office:value="8.4636254139531" calcext:value-type="float">
            <text:p>8,4636</text:p>
          </table:table-cell>
          <table:table-cell office:value-type="float" office:value="0.135010118852844" calcext:value-type="float">
            <text:p>0,1350</text:p>
          </table:table-cell>
          <table:table-cell office:value-type="float" office:value="6.28014553382137" calcext:value-type="float">
            <text:p>6,2801</text:p>
          </table:table-cell>
          <table:table-cell office:value-type="float" office:value="25.4800278816813" calcext:value-type="float">
            <text:p>25,4800</text:p>
          </table:table-cell>
          <table:table-cell office:value-type="float" office:value="-4.25153691879547" calcext:value-type="float">
            <text:p>-4,2515</text:p>
          </table:table-cell>
          <table:table-cell office:value-type="float" office:value="2.7597454223835" calcext:value-type="float">
            <text:p>2,7597</text:p>
          </table:table-cell>
          <table:table-cell office:value-type="float" office:value="6.02421498178955" calcext:value-type="float">
            <text:p>6,0242</text:p>
          </table:table-cell>
          <table:table-cell office:value-type="float" office:value="129.350428856813" calcext:value-type="float">
            <text:p>129,35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0521450507839827" calcext:value-type="float">
            <text:p>0,0052</text:p>
          </table:table-cell>
          <table:table-cell office:value-type="float" office:value="41.3296155314431" calcext:value-type="float">
            <text:p>41,3296</text:p>
          </table:table-cell>
          <table:table-cell office:value-type="float" office:value="0.168128816044298" calcext:value-type="float">
            <text:p>0,1681</text:p>
          </table:table-cell>
          <table:table-cell office:value-type="float" office:value="8.4636254139531" calcext:value-type="float">
            <text:p>8,4636</text:p>
          </table:table-cell>
          <table:table-cell office:value-type="float" office:value="0.106330983379323" calcext:value-type="float">
            <text:p>0,1063</text:p>
          </table:table-cell>
          <table:table-cell office:value-type="float" office:value="1.90162061965326" calcext:value-type="float">
            <text:p>1,9016</text:p>
          </table:table-cell>
          <table:table-cell office:value-type="float" office:value="21.9054699242609" calcext:value-type="float">
            <text:p>21,9055</text:p>
          </table:table-cell>
          <table:table-cell office:value-type="float" office:value="16.8072383039854" calcext:value-type="float">
            <text:p>16,8072</text:p>
          </table:table-cell>
          <table:table-cell office:value-type="float" office:value="2.89611147240109" calcext:value-type="float">
            <text:p>2,8961</text:p>
          </table:table-cell>
          <table:table-cell office:value-type="float" office:value="4.98004723511687" calcext:value-type="float">
            <text:p>4,9800</text:p>
          </table:table-cell>
          <table:table-cell office:value-type="float" office:value="122.282402656279" calcext:value-type="float">
            <text:p>122,28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38892829110937" calcext:value-type="float">
            <text:p>0,0439</text:p>
          </table:table-cell>
          <table:table-cell office:value-type="float" office:value="52.6122441899806" calcext:value-type="float">
            <text:p>52,6122</text:p>
          </table:table-cell>
          <table:table-cell office:value-type="float" office:value="0.0960732860258423" calcext:value-type="float">
            <text:p>0,0961</text:p>
          </table:table-cell>
          <table:table-cell office:value-type="float" office:value="8.4636254139531" calcext:value-type="float">
            <text:p>8,4636</text:p>
          </table:table-cell>
          <table:table-cell office:value-type="float" office:value="0.154086092561075" calcext:value-type="float">
            <text:p>0,1541</text:p>
          </table:table-cell>
          <table:table-cell office:value-type="float" office:value="13.159123109768" calcext:value-type="float">
            <text:p>13,1591</text:p>
          </table:table-cell>
          <table:table-cell office:value-type="float" office:value="19.7230409723736" calcext:value-type="float">
            <text:p>19,7230</text:p>
          </table:table-cell>
          <table:table-cell office:value-type="float" office:value="21.329453885852" calcext:value-type="float">
            <text:p>21,3295</text:p>
          </table:table-cell>
          <table:table-cell office:value-type="float" office:value="3.0807706247766" calcext:value-type="float">
            <text:p>3,0808</text:p>
          </table:table-cell>
          <table:table-cell office:value-type="float" office:value="3.99912791603077" calcext:value-type="float">
            <text:p>3,9991</text:p>
          </table:table-cell>
          <table:table-cell office:value-type="float" office:value="127.34825575582" calcext:value-type="float">
            <text:p>127,34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76560027553341" calcext:value-type="float">
            <text:p>0,0277</text:p>
          </table:table-cell>
          <table:table-cell office:value-type="float" office:value="55.5780249473355" calcext:value-type="float">
            <text:p>55,5780</text:p>
          </table:table-cell>
          <table:table-cell office:value-type="float" office:value="0.148057549890666" calcext:value-type="float">
            <text:p>0,1481</text:p>
          </table:table-cell>
          <table:table-cell office:value-type="float" office:value="8.4636254139531" calcext:value-type="float">
            <text:p>8,4636</text:p>
          </table:table-cell>
          <table:table-cell office:value-type="float" office:value="0.0634417898219202" calcext:value-type="float">
            <text:p>0,0634</text:p>
          </table:table-cell>
          <table:table-cell office:value-type="float" office:value="19.2425663113351" calcext:value-type="float">
            <text:p>19,2426</text:p>
          </table:table-cell>
          <table:table-cell office:value-type="float" office:value="21.2614083287983" calcext:value-type="float">
            <text:p>21,2614</text:p>
          </table:table-cell>
          <table:table-cell office:value-type="float" office:value="18.5193730782555" calcext:value-type="float">
            <text:p>18,5194</text:p>
          </table:table-cell>
          <table:table-cell office:value-type="float" office:value="3.2836817553981" calcext:value-type="float">
            <text:p>3,2837</text:p>
          </table:table-cell>
          <table:table-cell office:value-type="float" office:value="3.5744322960471" calcext:value-type="float">
            <text:p>3,5744</text:p>
          </table:table-cell>
          <table:table-cell office:value-type="float" office:value="133.128180229628" calcext:value-type="float">
            <text:p>133,12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-0.0501988308132368" calcext:value-type="float">
            <text:p>-0,0502</text:p>
          </table:table-cell>
          <table:table-cell office:value-type="float" office:value="47.678297739054" calcext:value-type="float">
            <text:p>47,6783</text:p>
          </table:table-cell>
          <table:table-cell office:value-type="float" office:value="0.156110618615874" calcext:value-type="float">
            <text:p>0,1561</text:p>
          </table:table-cell>
          <table:table-cell office:value-type="float" office:value="8.46737256278845" calcext:value-type="float">
            <text:p>8,4674</text:p>
          </table:table-cell>
          <table:table-cell office:value-type="float" office:value="0.165262125708825" calcext:value-type="float">
            <text:p>0,1653</text:p>
          </table:table-cell>
          <table:table-cell office:value-type="float" office:value="16.943698101534" calcext:value-type="float">
            <text:p>16,9437</text:p>
          </table:table-cell>
          <table:table-cell office:value-type="float" office:value="21.4397261272691" calcext:value-type="float">
            <text:p>21,4397</text:p>
          </table:table-cell>
          <table:table-cell office:value-type="float" office:value="1.12245291794899" calcext:value-type="float">
            <text:p>1,1225</text:p>
          </table:table-cell>
          <table:table-cell office:value-type="float" office:value="3.42500956710318" calcext:value-type="float">
            <text:p>3,4250</text:p>
          </table:table-cell>
          <table:table-cell office:value-type="float" office:value="4.03152103538976" calcext:value-type="float">
            <text:p>4,0315</text:p>
          </table:table-cell>
          <table:table-cell office:value-type="float" office:value="125.585744729576" calcext:value-type="float">
            <text:p>125,58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98188266107096" calcext:value-type="float">
            <text:p>0,0198</text:p>
          </table:table-cell>
          <table:table-cell office:value-type="float" office:value="50.4271076436141" calcext:value-type="float">
            <text:p>50,4271</text:p>
          </table:table-cell>
          <table:table-cell office:value-type="float" office:value="0.166196226730806" calcext:value-type="float">
            <text:p>0,1662</text:p>
          </table:table-cell>
          <table:table-cell office:value-type="float" office:value="8.46737256278845" calcext:value-type="float">
            <text:p>8,4674</text:p>
          </table:table-cell>
          <table:table-cell office:value-type="float" office:value="0" calcext:value-type="float">
            <text:p>0,0000</text:p>
          </table:table-cell>
          <table:table-cell office:value-type="float" office:value="16.3598783890916" calcext:value-type="float">
            <text:p>16,3599</text:p>
          </table:table-cell>
          <table:table-cell office:value-type="float" office:value="18.0205211194591" calcext:value-type="float">
            <text:p>18,0205</text:p>
          </table:table-cell>
          <table:table-cell office:value-type="float" office:value="25.0276753970442" calcext:value-type="float">
            <text:p>25,0277</text:p>
          </table:table-cell>
          <table:table-cell office:value-type="float" office:value="3.44063812483873" calcext:value-type="float">
            <text:p>3,4406</text:p>
          </table:table-cell>
          <table:table-cell office:value-type="float" office:value="3.46487139040197" calcext:value-type="float">
            <text:p>3,4649</text:p>
          </table:table-cell>
          <table:table-cell office:value-type="float" office:value="127.180889908197" calcext:value-type="float">
            <text:p>127,18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8984238570265" calcext:value-type="float">
            <text:p>0,0390</text:p>
          </table:table-cell>
          <table:table-cell office:value-type="float" office:value="32.4222570469925" calcext:value-type="float">
            <text:p>32,4223</text:p>
          </table:table-cell>
          <table:table-cell office:value-type="float" office:value="0.160354153822926" calcext:value-type="float">
            <text:p>0,1604</text:p>
          </table:table-cell>
          <table:table-cell office:value-type="float" office:value="8.46737256278845" calcext:value-type="float">
            <text:p>8,4674</text:p>
          </table:table-cell>
          <table:table-cell office:value-type="float" office:value="0.195479487929557" calcext:value-type="float">
            <text:p>0,1955</text:p>
          </table:table-cell>
          <table:table-cell office:value-type="float" office:value="12.3446090077818" calcext:value-type="float">
            <text:p>12,3446</text:p>
          </table:table-cell>
          <table:table-cell office:value-type="float" office:value="22.203951180778" calcext:value-type="float">
            <text:p>22,2040</text:p>
          </table:table-cell>
          <table:table-cell office:value-type="float" office:value="-20.6272546520232" calcext:value-type="float">
            <text:p>-20,6273</text:p>
          </table:table-cell>
          <table:table-cell office:value-type="float" office:value="3.30474741427904" calcext:value-type="float">
            <text:p>3,3047</text:p>
          </table:table-cell>
          <table:table-cell office:value-type="float" office:value="4.47127631134826" calcext:value-type="float">
            <text:p>4,4713</text:p>
          </table:table-cell>
          <table:table-cell office:value-type="float" office:value="126.902301598596" calcext:value-type="float">
            <text:p>126,90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31125831834913" calcext:value-type="float">
            <text:p>0,0531</text:p>
          </table:table-cell>
          <table:table-cell office:value-type="float" office:value="46.3524689035938" calcext:value-type="float">
            <text:p>46,3525</text:p>
          </table:table-cell>
          <table:table-cell office:value-type="float" office:value="0.160078160115136" calcext:value-type="float">
            <text:p>0,1601</text:p>
          </table:table-cell>
          <table:table-cell office:value-type="float" office:value="8.46737256278845" calcext:value-type="float">
            <text:p>8,4674</text:p>
          </table:table-cell>
          <table:table-cell office:value-type="float" office:value="0.116529775877875" calcext:value-type="float">
            <text:p>0,1165</text:p>
          </table:table-cell>
          <table:table-cell office:value-type="float" office:value="12.6645572330414" calcext:value-type="float">
            <text:p>12,6646</text:p>
          </table:table-cell>
          <table:table-cell office:value-type="float" office:value="20.270959894418" calcext:value-type="float">
            <text:p>20,2710</text:p>
          </table:table-cell>
          <table:table-cell office:value-type="float" office:value="20.7220751924665" calcext:value-type="float">
            <text:p>20,7221</text:p>
          </table:table-cell>
          <table:table-cell office:value-type="float" office:value="3.07836267516329" calcext:value-type="float">
            <text:p>3,0784</text:p>
          </table:table-cell>
          <table:table-cell office:value-type="float" office:value="3.78282180922302" calcext:value-type="float">
            <text:p>3,7828</text:p>
          </table:table-cell>
          <table:table-cell office:value-type="float" office:value="139.817599025563" calcext:value-type="float">
            <text:p>139,81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53079659924844" calcext:value-type="float">
            <text:p>0,0053</text:p>
          </table:table-cell>
          <table:table-cell office:value-type="float" office:value="57.4134509570345" calcext:value-type="float">
            <text:p>57,4135</text:p>
          </table:table-cell>
          <table:table-cell office:value-type="float" office:value="0.164236764901345" calcext:value-type="float">
            <text:p>0,1642</text:p>
          </table:table-cell>
          <table:table-cell office:value-type="float" office:value="8.46737256278845" calcext:value-type="float">
            <text:p>8,4674</text:p>
          </table:table-cell>
          <table:table-cell office:value-type="float" office:value="0.213700292670564" calcext:value-type="float">
            <text:p>0,2137</text:p>
          </table:table-cell>
          <table:table-cell office:value-type="float" office:value="2.06776739080271" calcext:value-type="float">
            <text:p>2,0678</text:p>
          </table:table-cell>
          <table:table-cell office:value-type="float" office:value="25.0521415228983" calcext:value-type="float">
            <text:p>25,0521</text:p>
          </table:table-cell>
          <table:table-cell office:value-type="float" office:value="10.6702867663009" calcext:value-type="float">
            <text:p>10,6703</text:p>
          </table:table-cell>
          <table:table-cell office:value-type="float" office:value="2.8326651638626" calcext:value-type="float">
            <text:p>2,8327</text:p>
          </table:table-cell>
          <table:table-cell office:value-type="float" office:value="3.63243182891616" calcext:value-type="float">
            <text:p>3,6324</text:p>
          </table:table-cell>
          <table:table-cell office:value-type="float" office:value="149.126078348645" calcext:value-type="float">
            <text:p>149,12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09148459344857" calcext:value-type="float">
            <text:p>0,0109</text:p>
          </table:table-cell>
          <table:table-cell office:value-type="float" office:value="54.5392909971429" calcext:value-type="float">
            <text:p>54,5393</text:p>
          </table:table-cell>
          <table:table-cell office:value-type="float" office:value="0.179448509017207" calcext:value-type="float">
            <text:p>0,1794</text:p>
          </table:table-cell>
          <table:table-cell office:value-type="float" office:value="8.59694915961957" calcext:value-type="float">
            <text:p>8,5969</text:p>
          </table:table-cell>
          <table:table-cell office:value-type="float" office:value="0.251936380588468" calcext:value-type="float">
            <text:p>0,2519</text:p>
          </table:table-cell>
          <table:table-cell office:value-type="float" office:value="-0.50631863697868" calcext:value-type="float">
            <text:p>-0,5063</text:p>
          </table:table-cell>
          <table:table-cell office:value-type="float" office:value="25.8210350519279" calcext:value-type="float">
            <text:p>25,8210</text:p>
          </table:table-cell>
          <table:table-cell office:value-type="float" office:value="-1.16993793055299" calcext:value-type="float">
            <text:p>-1,1699</text:p>
          </table:table-cell>
          <table:table-cell office:value-type="float" office:value="2.63806624365531" calcext:value-type="float">
            <text:p>2,6381</text:p>
          </table:table-cell>
          <table:table-cell office:value-type="float" office:value="3.83830396133212" calcext:value-type="float">
            <text:p>3,8383</text:p>
          </table:table-cell>
          <table:table-cell office:value-type="float" office:value="139.232519542153" calcext:value-type="float">
            <text:p>139,23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8673482521103" calcext:value-type="float">
            <text:p>0,0087</text:p>
          </table:table-cell>
          <table:table-cell office:value-type="float" office:value="42.1870880323834" calcext:value-type="float">
            <text:p>42,1871</text:p>
          </table:table-cell>
          <table:table-cell office:value-type="float" office:value="0.187084857705202" calcext:value-type="float">
            <text:p>0,1871</text:p>
          </table:table-cell>
          <table:table-cell office:value-type="float" office:value="8.59694915961957" calcext:value-type="float">
            <text:p>8,5969</text:p>
          </table:table-cell>
          <table:table-cell office:value-type="float" office:value="0.242325509032736" calcext:value-type="float">
            <text:p>0,2423</text:p>
          </table:table-cell>
          <table:table-cell office:value-type="float" office:value="13.3348382917132" calcext:value-type="float">
            <text:p>13,3348</text:p>
          </table:table-cell>
          <table:table-cell office:value-type="float" office:value="30.7338696767656" calcext:value-type="float">
            <text:p>30,7339</text:p>
          </table:table-cell>
          <table:table-cell office:value-type="float" office:value="-3.65824354677082" calcext:value-type="float">
            <text:p>-3,6582</text:p>
          </table:table-cell>
          <table:table-cell office:value-type="float" office:value="2.51548838854741" calcext:value-type="float">
            <text:p>2,5155</text:p>
          </table:table-cell>
          <table:table-cell office:value-type="float" office:value="4.29632299244113" calcext:value-type="float">
            <text:p>4,2963</text:p>
          </table:table-cell>
          <table:table-cell office:value-type="float" office:value="130.511902291892" calcext:value-type="float">
            <text:p>130,51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0717520535785" calcext:value-type="float">
            <text:p>0,0407</text:p>
          </table:table-cell>
          <table:table-cell office:value-type="float" office:value="36.1744657404943" calcext:value-type="float">
            <text:p>36,1745</text:p>
          </table:table-cell>
          <table:table-cell office:value-type="float" office:value="0.188153997793438" calcext:value-type="float">
            <text:p>0,1882</text:p>
          </table:table-cell>
          <table:table-cell office:value-type="float" office:value="8.59694915961957" calcext:value-type="float">
            <text:p>8,5969</text:p>
          </table:table-cell>
          <table:table-cell office:value-type="float" office:value="0.264220325449035" calcext:value-type="float">
            <text:p>0,2642</text:p>
          </table:table-cell>
          <table:table-cell office:value-type="float" office:value="20.3651529685842" calcext:value-type="float">
            <text:p>20,3652</text:p>
          </table:table-cell>
          <table:table-cell office:value-type="float" office:value="41.0085657571155" calcext:value-type="float">
            <text:p>41,0086</text:p>
          </table:table-cell>
          <table:table-cell office:value-type="float" office:value="-5.66896380101346" calcext:value-type="float">
            <text:p>-5,6690</text:p>
          </table:table-cell>
          <table:table-cell office:value-type="float" office:value="2.48821513602493" calcext:value-type="float">
            <text:p>2,4882</text:p>
          </table:table-cell>
          <table:table-cell office:value-type="float" office:value="4.73939937268334" calcext:value-type="float">
            <text:p>4,7394</text:p>
          </table:table-cell>
          <table:table-cell office:value-type="float" office:value="128.873522171272" calcext:value-type="float">
            <text:p>128,87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0873579016670512" calcext:value-type="float">
            <text:p>0,0009</text:p>
          </table:table-cell>
          <table:table-cell office:value-type="float" office:value="17.2689973925965" calcext:value-type="float">
            <text:p>17,2690</text:p>
          </table:table-cell>
          <table:table-cell office:value-type="float" office:value="0.195761061169417" calcext:value-type="float">
            <text:p>0,1958</text:p>
          </table:table-cell>
          <table:table-cell office:value-type="float" office:value="8.59694915961957" calcext:value-type="float">
            <text:p>8,5969</text:p>
          </table:table-cell>
          <table:table-cell office:value-type="float" office:value="0.0615008500785287" calcext:value-type="float">
            <text:p>0,0615</text:p>
          </table:table-cell>
          <table:table-cell office:value-type="float" office:value="50.018017618717" calcext:value-type="float">
            <text:p>50,0180</text:p>
          </table:table-cell>
          <table:table-cell office:value-type="float" office:value="40.8729097393254" calcext:value-type="float">
            <text:p>40,8729</text:p>
          </table:table-cell>
          <table:table-cell office:value-type="float" office:value="-29.691066581118" calcext:value-type="float">
            <text:p>-29,6911</text:p>
          </table:table-cell>
          <table:table-cell office:value-type="float" office:value="2.52471438446134" calcext:value-type="float">
            <text:p>2,5247</text:p>
          </table:table-cell>
          <table:table-cell office:value-type="float" office:value="7.32638182605655" calcext:value-type="float">
            <text:p>7,3264</text:p>
          </table:table-cell>
          <table:table-cell office:value-type="float" office:value="119.102635987933" calcext:value-type="float">
            <text:p>119,10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ngo, Rep.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541232417111193" calcext:value-type="float">
            <text:p>-0,0541</text:p>
          </table:table-cell>
          <table:table-cell office:value-type="float" office:value="19.4207339325829" calcext:value-type="float">
            <text:p>19,4207</text:p>
          </table:table-cell>
          <table:table-cell office:value-type="float" office:value="0.191445504000371" calcext:value-type="float">
            <text:p>0,1914</text:p>
          </table:table-cell>
          <table:table-cell office:value-type="float" office:value="8.59694915961957" calcext:value-type="float">
            <text:p>8,5969</text:p>
          </table:table-cell>
          <table:table-cell office:value-type="float" office:value="0.162949855770084" calcext:value-type="float">
            <text:p>0,1629</text:p>
          </table:table-cell>
          <table:table-cell office:value-type="float" office:value="0.559707787717141" calcext:value-type="float">
            <text:p>0,5597</text:p>
          </table:table-cell>
          <table:table-cell office:value-type="float" office:value="27.452703565214" calcext:value-type="float">
            <text:p>27,4527</text:p>
          </table:table-cell>
          <table:table-cell office:value-type="float" office:value="8.97313567101988" calcext:value-type="float">
            <text:p>8,9731</text:p>
          </table:table-cell>
          <table:table-cell office:value-type="float" office:value="2.57235739004817" calcext:value-type="float">
            <text:p>2,5724</text:p>
          </table:table-cell>
          <table:table-cell office:value-type="float" office:value="7.12930815037217" calcext:value-type="float">
            <text:p>7,1293</text:p>
          </table:table-cell>
          <table:table-cell office:value-type="float" office:value="116.466226362581" calcext:value-type="float">
            <text:p>116,46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59090686880994" calcext:value-type="float">
            <text:p>0,0159</text:p>
          </table:table-cell>
          <table:table-cell office:value-type="float" office:value="0" calcext:value-type="float">
            <text:p>0,0000</text:p>
          </table:table-cell>
          <table:table-cell office:value-type="float" office:value="0.647156822966489" calcext:value-type="float">
            <text:p>0,6472</text:p>
          </table:table-cell>
          <table:table-cell office:value-type="float" office:value="9.22105790969891" calcext:value-type="float">
            <text:p>9,2211</text:p>
          </table:table-cell>
          <table:table-cell office:value-type="float" office:value="0.493253180455355" calcext:value-type="float">
            <text:p>0,4933</text:p>
          </table:table-cell>
          <table:table-cell office:value-type="float" office:value="4.38159091821007" calcext:value-type="float">
            <text:p>4,3816</text:p>
          </table:table-cell>
          <table:table-cell office:value-type="float" office:value="19.8727291370583" calcext:value-type="float">
            <text:p>19,8727</text:p>
          </table:table-cell>
          <table:table-cell office:value-type="float" office:value="9.86100324381076" calcext:value-type="float">
            <text:p>9,8610</text:p>
          </table:table-cell>
          <table:table-cell office:value-type="float" office:value="1.64782844014947" calcext:value-type="float">
            <text:p>1,6478</text:p>
          </table:table-cell>
          <table:table-cell office:value-type="float" office:value="17.4712461324641" calcext:value-type="float">
            <text:p>17,4712</text:p>
          </table:table-cell>
          <table:table-cell office:value-type="float" office:value="67.0977316854576" calcext:value-type="float">
            <text:p>67,09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63446478657414" calcext:value-type="float">
            <text:p>0,0263</text:p>
          </table:table-cell>
          <table:table-cell office:value-type="float" office:value="0" calcext:value-type="float">
            <text:p>0,0000</text:p>
          </table:table-cell>
          <table:table-cell office:value-type="float" office:value="0.64649814472572" calcext:value-type="float">
            <text:p>0,6465</text:p>
          </table:table-cell>
          <table:table-cell office:value-type="float" office:value="9.22105790969891" calcext:value-type="float">
            <text:p>9,2211</text:p>
          </table:table-cell>
          <table:table-cell office:value-type="float" office:value="0.440693410026968" calcext:value-type="float">
            <text:p>0,4407</text:p>
          </table:table-cell>
          <table:table-cell office:value-type="float" office:value="4.50329028808462" calcext:value-type="float">
            <text:p>4,5033</text:p>
          </table:table-cell>
          <table:table-cell office:value-type="float" office:value="19.8773538560867" calcext:value-type="float">
            <text:p>19,8774</text:p>
          </table:table-cell>
          <table:table-cell office:value-type="float" office:value="10.7225344732717" calcext:value-type="float">
            <text:p>10,7225</text:p>
          </table:table-cell>
          <table:table-cell office:value-type="float" office:value="1.53295610750611" calcext:value-type="float">
            <text:p>1,5330</text:p>
          </table:table-cell>
          <table:table-cell office:value-type="float" office:value="17.1775457500814" calcext:value-type="float">
            <text:p>17,1775</text:p>
          </table:table-cell>
          <table:table-cell office:value-type="float" office:value="67.6313212585285" calcext:value-type="float">
            <text:p>67,63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77596071901041" calcext:value-type="float">
            <text:p>0,0278</text:p>
          </table:table-cell>
          <table:table-cell office:value-type="float" office:value="0" calcext:value-type="float">
            <text:p>0,0000</text:p>
          </table:table-cell>
          <table:table-cell office:value-type="float" office:value="0.610233925703917" calcext:value-type="float">
            <text:p>0,6102</text:p>
          </table:table-cell>
          <table:table-cell office:value-type="float" office:value="9.22105790969891" calcext:value-type="float">
            <text:p>9,2211</text:p>
          </table:table-cell>
          <table:table-cell office:value-type="float" office:value="0.463377463729019" calcext:value-type="float">
            <text:p>0,4634</text:p>
          </table:table-cell>
          <table:table-cell office:value-type="float" office:value="5.8487834625318" calcext:value-type="float">
            <text:p>5,8488</text:p>
          </table:table-cell>
          <table:table-cell office:value-type="float" office:value="19.9657403997131" calcext:value-type="float">
            <text:p>19,9657</text:p>
          </table:table-cell>
          <table:table-cell office:value-type="float" office:value="13.4458762407479" calcext:value-type="float">
            <text:p>13,4459</text:p>
          </table:table-cell>
          <table:table-cell office:value-type="float" office:value="1.4692176681123" calcext:value-type="float">
            <text:p>1,4692</text:p>
          </table:table-cell>
          <table:table-cell office:value-type="float" office:value="16.9629305848452" calcext:value-type="float">
            <text:p>16,9629</text:p>
          </table:table-cell>
          <table:table-cell office:value-type="float" office:value="69.6817880411466" calcext:value-type="float">
            <text:p>69,68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35610479335815" calcext:value-type="float">
            <text:p>0,0236</text:p>
          </table:table-cell>
          <table:table-cell office:value-type="float" office:value="0" calcext:value-type="float">
            <text:p>0,0000</text:p>
          </table:table-cell>
          <table:table-cell office:value-type="float" office:value="0.609982979835087" calcext:value-type="float">
            <text:p>0,6100</text:p>
          </table:table-cell>
          <table:table-cell office:value-type="float" office:value="9.22105790969891" calcext:value-type="float">
            <text:p>9,2211</text:p>
          </table:table-cell>
          <table:table-cell office:value-type="float" office:value="0.467515041998836" calcext:value-type="float">
            <text:p>0,4675</text:p>
          </table:table-cell>
          <table:table-cell office:value-type="float" office:value="7.6637630601043" calcext:value-type="float">
            <text:p>7,6638</text:p>
          </table:table-cell>
          <table:table-cell office:value-type="float" office:value="20.044200224067" calcext:value-type="float">
            <text:p>20,0442</text:p>
          </table:table-cell>
          <table:table-cell office:value-type="float" office:value="13.1030924608466" calcext:value-type="float">
            <text:p>13,1031</text:p>
          </table:table-cell>
          <table:table-cell office:value-type="float" office:value="1.44172911542553" calcext:value-type="float">
            <text:p>1,4417</text:p>
          </table:table-cell>
          <table:table-cell office:value-type="float" office:value="16.9455695742398" calcext:value-type="float">
            <text:p>16,9456</text:p>
          </table:table-cell>
          <table:table-cell office:value-type="float" office:value="71.4341226431876" calcext:value-type="float">
            <text:p>71,43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5630788568747" calcext:value-type="float">
            <text:p>0,0556</text:p>
          </table:table-cell>
          <table:table-cell office:value-type="float" office:value="0" calcext:value-type="float">
            <text:p>0,0000</text:p>
          </table:table-cell>
          <table:table-cell office:value-type="float" office:value="0.586592121020542" calcext:value-type="float">
            <text:p>0,5866</text:p>
          </table:table-cell>
          <table:table-cell office:value-type="float" office:value="9.22105790969891" calcext:value-type="float">
            <text:p>9,2211</text:p>
          </table:table-cell>
          <table:table-cell office:value-type="float" office:value="0.495406066075474" calcext:value-type="float">
            <text:p>0,4954</text:p>
          </table:table-cell>
          <table:table-cell office:value-type="float" office:value="7.96807843370318" calcext:value-type="float">
            <text:p>7,9681</text:p>
          </table:table-cell>
          <table:table-cell office:value-type="float" office:value="20.3944520495818" calcext:value-type="float">
            <text:p>20,3945</text:p>
          </table:table-cell>
          <table:table-cell office:value-type="float" office:value="13.0374984541008" calcext:value-type="float">
            <text:p>13,0375</text:p>
          </table:table-cell>
          <table:table-cell office:value-type="float" office:value="1.42471967145462" calcext:value-type="float">
            <text:p>1,4247</text:p>
          </table:table-cell>
          <table:table-cell office:value-type="float" office:value="16.5682388379676" calcext:value-type="float">
            <text:p>16,5682</text:p>
          </table:table-cell>
          <table:table-cell office:value-type="float" office:value="71.8934837524138" calcext:value-type="float">
            <text:p>71,89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45309871387259" calcext:value-type="float">
            <text:p>0,0645</text:p>
          </table:table-cell>
          <table:table-cell office:value-type="float" office:value="0" calcext:value-type="float">
            <text:p>0,0000</text:p>
          </table:table-cell>
          <table:table-cell office:value-type="float" office:value="0.56524139436328" calcext:value-type="float">
            <text:p>0,5652</text:p>
          </table:table-cell>
          <table:table-cell office:value-type="float" office:value="9.42011140656267" calcext:value-type="float">
            <text:p>9,4201</text:p>
          </table:table-cell>
          <table:table-cell office:value-type="float" office:value="0.482194918140435" calcext:value-type="float">
            <text:p>0,4822</text:p>
          </table:table-cell>
          <table:table-cell office:value-type="float" office:value="8.38129782953222" calcext:value-type="float">
            <text:p>8,3813</text:p>
          </table:table-cell>
          <table:table-cell office:value-type="float" office:value="22.4828178313664" calcext:value-type="float">
            <text:p>22,4828</text:p>
          </table:table-cell>
          <table:table-cell office:value-type="float" office:value="10.5352778806346" calcext:value-type="float">
            <text:p>10,5353</text:p>
          </table:table-cell>
          <table:table-cell office:value-type="float" office:value="1.39834408518854" calcext:value-type="float">
            <text:p>1,3983</text:p>
          </table:table-cell>
          <table:table-cell office:value-type="float" office:value="16.2159810103917" calcext:value-type="float">
            <text:p>16,2160</text:p>
          </table:table-cell>
          <table:table-cell office:value-type="float" office:value="72.3280302321556" calcext:value-type="float">
            <text:p>72,32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318003982308959" calcext:value-type="float">
            <text:p>0,0318</text:p>
          </table:table-cell>
          <table:table-cell office:value-type="float" office:value="0" calcext:value-type="float">
            <text:p>0,0000</text:p>
          </table:table-cell>
          <table:table-cell office:value-type="float" office:value="0.5850955767326" calcext:value-type="float">
            <text:p>0,5851</text:p>
          </table:table-cell>
          <table:table-cell office:value-type="float" office:value="9.42011140656267" calcext:value-type="float">
            <text:p>9,4201</text:p>
          </table:table-cell>
          <table:table-cell office:value-type="float" office:value="0.493737717309216" calcext:value-type="float">
            <text:p>0,4937</text:p>
          </table:table-cell>
          <table:table-cell office:value-type="float" office:value="7.95778904034056" calcext:value-type="float">
            <text:p>7,9578</text:p>
          </table:table-cell>
          <table:table-cell office:value-type="float" office:value="23.8913719099274" calcext:value-type="float">
            <text:p>23,8914</text:p>
          </table:table-cell>
          <table:table-cell office:value-type="float" office:value="11.417694096094" calcext:value-type="float">
            <text:p>11,4177</text:p>
          </table:table-cell>
          <table:table-cell office:value-type="float" office:value="1.36470255141975" calcext:value-type="float">
            <text:p>1,3647</text:p>
          </table:table-cell>
          <table:table-cell office:value-type="float" office:value="15.2275878987747" calcext:value-type="float">
            <text:p>15,2276</text:p>
          </table:table-cell>
          <table:table-cell office:value-type="float" office:value="72.2037651776544" calcext:value-type="float">
            <text:p>72,20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229301385792553" calcext:value-type="float">
            <text:p>-0,0229</text:p>
          </table:table-cell>
          <table:table-cell office:value-type="float" office:value="0" calcext:value-type="float">
            <text:p>0,0000</text:p>
          </table:table-cell>
          <table:table-cell office:value-type="float" office:value="0.611201064839279" calcext:value-type="float">
            <text:p>0,6112</text:p>
          </table:table-cell>
          <table:table-cell office:value-type="float" office:value="9.42011140656267" calcext:value-type="float">
            <text:p>9,4201</text:p>
          </table:table-cell>
          <table:table-cell office:value-type="float" office:value="0.459302876547524" calcext:value-type="float">
            <text:p>0,4593</text:p>
          </table:table-cell>
          <table:table-cell office:value-type="float" office:value="5.28301573326615" calcext:value-type="float">
            <text:p>5,2830</text:p>
          </table:table-cell>
          <table:table-cell office:value-type="float" office:value="21.1294670352502" calcext:value-type="float">
            <text:p>21,1295</text:p>
          </table:table-cell>
          <table:table-cell office:value-type="float" office:value="9.82729778352727" calcext:value-type="float">
            <text:p>9,8273</text:p>
          </table:table-cell>
          <table:table-cell office:value-type="float" office:value="1.31772502752137" calcext:value-type="float">
            <text:p>1,3177</text:p>
          </table:table-cell>
          <table:table-cell office:value-type="float" office:value="14.2378963308861" calcext:value-type="float">
            <text:p>14,2379</text:p>
          </table:table-cell>
          <table:table-cell office:value-type="float" office:value="62.8249274830576" calcext:value-type="float">
            <text:p>62,82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57080547982189" calcext:value-type="float">
            <text:p>0,0357</text:p>
          </table:table-cell>
          <table:table-cell office:value-type="float" office:value="0" calcext:value-type="float">
            <text:p>0,0000</text:p>
          </table:table-cell>
          <table:table-cell office:value-type="float" office:value="0.601118533039306" calcext:value-type="float">
            <text:p>0,6011</text:p>
          </table:table-cell>
          <table:table-cell office:value-type="float" office:value="9.42011140656267" calcext:value-type="float">
            <text:p>9,4201</text:p>
          </table:table-cell>
          <table:table-cell office:value-type="float" office:value="0.469051999225265" calcext:value-type="float">
            <text:p>0,4691</text:p>
          </table:table-cell>
          <table:table-cell office:value-type="float" office:value="5.11670136620455" calcext:value-type="float">
            <text:p>5,1167</text:p>
          </table:table-cell>
          <table:table-cell office:value-type="float" office:value="19.6598769502431" calcext:value-type="float">
            <text:p>19,6599</text:p>
          </table:table-cell>
          <table:table-cell office:value-type="float" office:value="6.57081312310966" calcext:value-type="float">
            <text:p>6,5708</text:p>
          </table:table-cell>
          <table:table-cell office:value-type="float" office:value="1.26235646760236" calcext:value-type="float">
            <text:p>1,2624</text:p>
          </table:table-cell>
          <table:table-cell office:value-type="float" office:value="14.4622648611393" calcext:value-type="float">
            <text:p>14,4623</text:p>
          </table:table-cell>
          <table:table-cell office:value-type="float" office:value="68.2185760464038" calcext:value-type="float">
            <text:p>68,21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0099252709558" calcext:value-type="float">
            <text:p>0,0301</text:p>
          </table:table-cell>
          <table:table-cell office:value-type="float" office:value="0" calcext:value-type="float">
            <text:p>0,0000</text:p>
          </table:table-cell>
          <table:table-cell office:value-type="float" office:value="0.582824524913672" calcext:value-type="float">
            <text:p>0,5828</text:p>
          </table:table-cell>
          <table:table-cell office:value-type="float" office:value="9.42011140656267" calcext:value-type="float">
            <text:p>9,4201</text:p>
          </table:table-cell>
          <table:table-cell office:value-type="float" office:value="0.496794028358339" calcext:value-type="float">
            <text:p>0,4968</text:p>
          </table:table-cell>
          <table:table-cell office:value-type="float" office:value="6.46733217572098" calcext:value-type="float">
            <text:p>6,4673</text:p>
          </table:table-cell>
          <table:table-cell office:value-type="float" office:value="19.6621176250542" calcext:value-type="float">
            <text:p>19,6621</text:p>
          </table:table-cell>
          <table:table-cell office:value-type="float" office:value="4.54839186934512" calcext:value-type="float">
            <text:p>4,5484</text:p>
          </table:table-cell>
          <table:table-cell office:value-type="float" office:value="1.2070009772219" calcext:value-type="float">
            <text:p>1,2070</text:p>
          </table:table-cell>
          <table:table-cell office:value-type="float" office:value="13.9824616782" calcext:value-type="float">
            <text:p>13,9825</text:p>
          </table:table-cell>
          <table:table-cell office:value-type="float" office:value="71.2284529438035" calcext:value-type="float">
            <text:p>71,22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52602584921371" calcext:value-type="float">
            <text:p>0,0353</text:p>
          </table:table-cell>
          <table:table-cell office:value-type="float" office:value="0" calcext:value-type="float">
            <text:p>0,0000</text:p>
          </table:table-cell>
          <table:table-cell office:value-type="float" office:value="0.600111733568927" calcext:value-type="float">
            <text:p>0,6001</text:p>
          </table:table-cell>
          <table:table-cell office:value-type="float" office:value="9.53081077339331" calcext:value-type="float">
            <text:p>9,5308</text:p>
          </table:table-cell>
          <table:table-cell office:value-type="float" office:value="0.523144364639877" calcext:value-type="float">
            <text:p>0,5231</text:p>
          </table:table-cell>
          <table:table-cell office:value-type="float" office:value="5.80183668780256" calcext:value-type="float">
            <text:p>5,8018</text:p>
          </table:table-cell>
          <table:table-cell office:value-type="float" office:value="20.5981372410425" calcext:value-type="float">
            <text:p>20,5981</text:p>
          </table:table-cell>
          <table:table-cell office:value-type="float" office:value="4.35587301587094" calcext:value-type="float">
            <text:p>4,3559</text:p>
          </table:table-cell>
          <table:table-cell office:value-type="float" office:value="1.15939368812774" calcext:value-type="float">
            <text:p>1,1594</text:p>
          </table:table-cell>
          <table:table-cell office:value-type="float" office:value="13.5006703778881" calcext:value-type="float">
            <text:p>13,5007</text:p>
          </table:table-cell>
          <table:table-cell office:value-type="float" office:value="72.5538429826344" calcext:value-type="float">
            <text:p>72,55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12664601732035" calcext:value-type="float">
            <text:p>0,0113</text:p>
          </table:table-cell>
          <table:table-cell office:value-type="float" office:value="0" calcext:value-type="float">
            <text:p>0,0000</text:p>
          </table:table-cell>
          <table:table-cell office:value-type="float" office:value="0.608203346710981" calcext:value-type="float">
            <text:p>0,6082</text:p>
          </table:table-cell>
          <table:table-cell office:value-type="float" office:value="9.53081077339331" calcext:value-type="float">
            <text:p>9,5308</text:p>
          </table:table-cell>
          <table:table-cell office:value-type="float" office:value="0.498939906903292" calcext:value-type="float">
            <text:p>0,4989</text:p>
          </table:table-cell>
          <table:table-cell office:value-type="float" office:value="6.44362148581719" calcext:value-type="float">
            <text:p>6,4436</text:p>
          </table:table-cell>
          <table:table-cell office:value-type="float" office:value="19.5261251322963" calcext:value-type="float">
            <text:p>19,5261</text:p>
          </table:table-cell>
          <table:table-cell office:value-type="float" office:value="4.01324420448628" calcext:value-type="float">
            <text:p>4,0132</text:p>
          </table:table-cell>
          <table:table-cell office:value-type="float" office:value="1.11702184987411" calcext:value-type="float">
            <text:p>1,1170</text:p>
          </table:table-cell>
          <table:table-cell office:value-type="float" office:value="12.5812301930299" calcext:value-type="float">
            <text:p>12,5812</text:p>
          </table:table-cell>
          <table:table-cell office:value-type="float" office:value="72.6821909665325" calcext:value-type="float">
            <text:p>72,68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37350268201215" calcext:value-type="float">
            <text:p>0,0237</text:p>
          </table:table-cell>
          <table:table-cell office:value-type="float" office:value="0" calcext:value-type="float">
            <text:p>0,0000</text:p>
          </table:table-cell>
          <table:table-cell office:value-type="float" office:value="0.610437626010159" calcext:value-type="float">
            <text:p>0,6104</text:p>
          </table:table-cell>
          <table:table-cell office:value-type="float" office:value="9.53081077339331" calcext:value-type="float">
            <text:p>9,5308</text:p>
          </table:table-cell>
          <table:table-cell office:value-type="float" office:value="0.50715788095273" calcext:value-type="float">
            <text:p>0,5072</text:p>
          </table:table-cell>
          <table:table-cell office:value-type="float" office:value="6.41022688574351" calcext:value-type="float">
            <text:p>6,4102</text:p>
          </table:table-cell>
          <table:table-cell office:value-type="float" office:value="19.5225091466594" calcext:value-type="float">
            <text:p>19,5225</text:p>
          </table:table-cell>
          <table:table-cell office:value-type="float" office:value="5.79755194332144" calcext:value-type="float">
            <text:p>5,7976</text:p>
          </table:table-cell>
          <table:table-cell office:value-type="float" office:value="1.08145876014323" calcext:value-type="float">
            <text:p>1,0815</text:p>
          </table:table-cell>
          <table:table-cell office:value-type="float" office:value="12.1548550576359" calcext:value-type="float">
            <text:p>12,1549</text:p>
          </table:table-cell>
          <table:table-cell office:value-type="float" office:value="73.7290413989965" calcext:value-type="float">
            <text:p>73,72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51610549029024" calcext:value-type="float">
            <text:p>0,0252</text:p>
          </table:table-cell>
          <table:table-cell office:value-type="float" office:value="0" calcext:value-type="float">
            <text:p>0,0000</text:p>
          </table:table-cell>
          <table:table-cell office:value-type="float" office:value="0.596331364722986" calcext:value-type="float">
            <text:p>0,5963</text:p>
          </table:table-cell>
          <table:table-cell office:value-type="float" office:value="9.53081077339331" calcext:value-type="float">
            <text:p>9,5308</text:p>
          </table:table-cell>
          <table:table-cell office:value-type="float" office:value="0.538264820478271" calcext:value-type="float">
            <text:p>0,5383</text:p>
          </table:table-cell>
          <table:table-cell office:value-type="float" office:value="5.39565103828315" calcext:value-type="float">
            <text:p>5,3957</text:p>
          </table:table-cell>
          <table:table-cell office:value-type="float" office:value="18.6175169803997" calcext:value-type="float">
            <text:p>18,6175</text:p>
          </table:table-cell>
          <table:table-cell office:value-type="float" office:value="3.77691473773427" calcext:value-type="float">
            <text:p>3,7769</text:p>
          </table:table-cell>
          <table:table-cell office:value-type="float" office:value="1.05123300830337" calcext:value-type="float">
            <text:p>1,0512</text:p>
          </table:table-cell>
          <table:table-cell office:value-type="float" office:value="11.3789358402221" calcext:value-type="float">
            <text:p>11,3789</text:p>
          </table:table-cell>
          <table:table-cell office:value-type="float" office:value="73.7070577450733" calcext:value-type="float">
            <text:p>73,70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13562470881443" calcext:value-type="float">
            <text:p>0,0314</text:p>
          </table:table-cell>
          <table:table-cell office:value-type="float" office:value="0" calcext:value-type="float">
            <text:p>0,0000</text:p>
          </table:table-cell>
          <table:table-cell office:value-type="float" office:value="0.586539627626551" calcext:value-type="float">
            <text:p>0,5865</text:p>
          </table:table-cell>
          <table:table-cell office:value-type="float" office:value="9.53081077339331" calcext:value-type="float">
            <text:p>9,5308</text:p>
          </table:table-cell>
          <table:table-cell office:value-type="float" office:value="0.546332646667767" calcext:value-type="float">
            <text:p>0,5463</text:p>
          </table:table-cell>
          <table:table-cell office:value-type="float" office:value="4.58454753461299" calcext:value-type="float">
            <text:p>4,5845</text:p>
          </table:table-cell>
          <table:table-cell office:value-type="float" office:value="18.2390219316567" calcext:value-type="float">
            <text:p>18,2390</text:p>
          </table:table-cell>
          <table:table-cell office:value-type="float" office:value="2.00347227019411" calcext:value-type="float">
            <text:p>2,0035</text:p>
          </table:table-cell>
          <table:table-cell office:value-type="float" office:value="1.02269604671747" calcext:value-type="float">
            <text:p>1,0227</text:p>
          </table:table-cell>
          <table:table-cell office:value-type="float" office:value="11.4042275388319" calcext:value-type="float">
            <text:p>11,4042</text:p>
          </table:table-cell>
          <table:table-cell office:value-type="float" office:value="77.1830451906622" calcext:value-type="float">
            <text:p>77,18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19660271472577" calcext:value-type="float">
            <text:p>0,0220</text:p>
          </table:table-cell>
          <table:table-cell office:value-type="float" office:value="0" calcext:value-type="float">
            <text:p>0,0000</text:p>
          </table:table-cell>
          <table:table-cell office:value-type="float" office:value="0.725600728157719" calcext:value-type="float">
            <text:p>0,7256</text:p>
          </table:table-cell>
          <table:table-cell office:value-type="float" office:value="10.3377245758345" calcext:value-type="float">
            <text:p>10,3377</text:p>
          </table:table-cell>
          <table:table-cell office:value-type="float" office:value="0.570310515022403" calcext:value-type="float">
            <text:p>0,5703</text:p>
          </table:table-cell>
          <table:table-cell office:value-type="float" office:value="9.66223667830755" calcext:value-type="float">
            <text:p>9,6622</text:p>
          </table:table-cell>
          <table:table-cell office:value-type="float" office:value="20.9478961087948" calcext:value-type="float">
            <text:p>20,9479</text:p>
          </table:table-cell>
          <table:table-cell office:value-type="float" office:value="0.296460638452274" calcext:value-type="float">
            <text:p>0,2965</text:p>
          </table:table-cell>
          <table:table-cell office:value-type="float" office:value="1.722485970202" calcext:value-type="float">
            <text:p>1,7225</text:p>
          </table:table-cell>
          <table:table-cell office:value-type="float" office:value="7.73366091214646" calcext:value-type="float">
            <text:p>7,7337</text:p>
          </table:table-cell>
          <table:table-cell office:value-type="float" office:value="115.313911813939" calcext:value-type="float">
            <text:p>115,31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23038186419908" calcext:value-type="float">
            <text:p>0,0123</text:p>
          </table:table-cell>
          <table:table-cell office:value-type="float" office:value="0" calcext:value-type="float">
            <text:p>0,0000</text:p>
          </table:table-cell>
          <table:table-cell office:value-type="float" office:value="0.713738729113367" calcext:value-type="float">
            <text:p>0,7137</text:p>
          </table:table-cell>
          <table:table-cell office:value-type="float" office:value="10.3377245758345" calcext:value-type="float">
            <text:p>10,3377</text:p>
          </table:table-cell>
          <table:table-cell office:value-type="float" office:value="0.559859764348278" calcext:value-type="float">
            <text:p>0,5599</text:p>
          </table:table-cell>
          <table:table-cell office:value-type="float" office:value="6.24271042838337" calcext:value-type="float">
            <text:p>6,2427</text:p>
          </table:table-cell>
          <table:table-cell office:value-type="float" office:value="20.2860348034182" calcext:value-type="float">
            <text:p>20,2860</text:p>
          </table:table-cell>
          <table:table-cell office:value-type="float" office:value="5.38767895993676" calcext:value-type="float">
            <text:p>5,3877</text:p>
          </table:table-cell>
          <table:table-cell office:value-type="float" office:value="1.6845621132751" calcext:value-type="float">
            <text:p>1,6846</text:p>
          </table:table-cell>
          <table:table-cell office:value-type="float" office:value="7.34043373096287" calcext:value-type="float">
            <text:p>7,3404</text:p>
          </table:table-cell>
          <table:table-cell office:value-type="float" office:value="110.442842869754" calcext:value-type="float">
            <text:p>110,44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13128988089186" calcext:value-type="float">
            <text:p>0,0313</text:p>
          </table:table-cell>
          <table:table-cell office:value-type="float" office:value="0" calcext:value-type="float">
            <text:p>0,0000</text:p>
          </table:table-cell>
          <table:table-cell office:value-type="float" office:value="0.702126469539822" calcext:value-type="float">
            <text:p>0,7021</text:p>
          </table:table-cell>
          <table:table-cell office:value-type="float" office:value="10.3377245758345" calcext:value-type="float">
            <text:p>10,3377</text:p>
          </table:table-cell>
          <table:table-cell office:value-type="float" office:value="0.618285038168158" calcext:value-type="float">
            <text:p>0,6183</text:p>
          </table:table-cell>
          <table:table-cell office:value-type="float" office:value="6.4596205579298" calcext:value-type="float">
            <text:p>6,4596</text:p>
          </table:table-cell>
          <table:table-cell office:value-type="float" office:value="20.6454904723002" calcext:value-type="float">
            <text:p>20,6455</text:p>
          </table:table-cell>
          <table:table-cell office:value-type="float" office:value="2.70923338664409" calcext:value-type="float">
            <text:p>2,7092</text:p>
          </table:table-cell>
          <table:table-cell office:value-type="float" office:value="1.6813995897204" calcext:value-type="float">
            <text:p>1,6814</text:p>
          </table:table-cell>
          <table:table-cell office:value-type="float" office:value="7.20913885529039" calcext:value-type="float">
            <text:p>7,2091</text:p>
          </table:table-cell>
          <table:table-cell office:value-type="float" office:value="110.731493001842" calcext:value-type="float">
            <text:p>110,73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21647134277951" calcext:value-type="float">
            <text:p>0,0222</text:p>
          </table:table-cell>
          <table:table-cell office:value-type="float" office:value="0" calcext:value-type="float">
            <text:p>0,0000</text:p>
          </table:table-cell>
          <table:table-cell office:value-type="float" office:value="0.693063932188608" calcext:value-type="float">
            <text:p>0,6931</text:p>
          </table:table-cell>
          <table:table-cell office:value-type="float" office:value="10.3377245758345" calcext:value-type="float">
            <text:p>10,3377</text:p>
          </table:table-cell>
          <table:table-cell office:value-type="float" office:value="0.613793665151841" calcext:value-type="float">
            <text:p>0,6138</text:p>
          </table:table-cell>
          <table:table-cell office:value-type="float" office:value="6.30362541483621" calcext:value-type="float">
            <text:p>6,3036</text:p>
          </table:table-cell>
          <table:table-cell office:value-type="float" office:value="21.526806550396" calcext:value-type="float">
            <text:p>21,5268</text:p>
          </table:table-cell>
          <table:table-cell office:value-type="float" office:value="2.01954956153835" calcext:value-type="float">
            <text:p>2,0195</text:p>
          </table:table-cell>
          <table:table-cell office:value-type="float" office:value="1.69262377805615" calcext:value-type="float">
            <text:p>1,6926</text:p>
          </table:table-cell>
          <table:table-cell office:value-type="float" office:value="6.80258340299184" calcext:value-type="float">
            <text:p>6,8026</text:p>
          </table:table-cell>
          <table:table-cell office:value-type="float" office:value="107.744144693986" calcext:value-type="float">
            <text:p>107,74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74305469039007" calcext:value-type="float">
            <text:p>0,0274</text:p>
          </table:table-cell>
          <table:table-cell office:value-type="float" office:value="0" calcext:value-type="float">
            <text:p>0,0000</text:p>
          </table:table-cell>
          <table:table-cell office:value-type="float" office:value="0.748201117287433" calcext:value-type="float">
            <text:p>0,7482</text:p>
          </table:table-cell>
          <table:table-cell office:value-type="float" office:value="10.3377245758345" calcext:value-type="float">
            <text:p>10,3377</text:p>
          </table:table-cell>
          <table:table-cell office:value-type="float" office:value="0.621739259038729" calcext:value-type="float">
            <text:p>0,6217</text:p>
          </table:table-cell>
          <table:table-cell office:value-type="float" office:value="9.32801589247908" calcext:value-type="float">
            <text:p>9,3280</text:p>
          </table:table-cell>
          <table:table-cell office:value-type="float" office:value="25.0772811533986" calcext:value-type="float">
            <text:p>25,0773</text:p>
          </table:table-cell>
          <table:table-cell office:value-type="float" office:value="3.08622156520761" calcext:value-type="float">
            <text:p>3,0862</text:p>
          </table:table-cell>
          <table:table-cell office:value-type="float" office:value="1.72214213146797" calcext:value-type="float">
            <text:p>1,7221</text:p>
          </table:table-cell>
          <table:table-cell office:value-type="float" office:value="6.13117983602521" calcext:value-type="float">
            <text:p>6,1312</text:p>
          </table:table-cell>
          <table:table-cell office:value-type="float" office:value="107.032764045296" calcext:value-type="float">
            <text:p>107,03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57904714827131" calcext:value-type="float">
            <text:p>0,0258</text:p>
          </table:table-cell>
          <table:table-cell office:value-type="float" office:value="0" calcext:value-type="float">
            <text:p>0,0000</text:p>
          </table:table-cell>
          <table:table-cell office:value-type="float" office:value="0.75195645337439" calcext:value-type="float">
            <text:p>0,7520</text:p>
          </table:table-cell>
          <table:table-cell office:value-type="float" office:value="10.477928166571" calcext:value-type="float">
            <text:p>10,4779</text:p>
          </table:table-cell>
          <table:table-cell office:value-type="float" office:value="0.681456589950792" calcext:value-type="float">
            <text:p>0,6815</text:p>
          </table:table-cell>
          <table:table-cell office:value-type="float" office:value="9.57685930681186" calcext:value-type="float">
            <text:p>9,5769</text:p>
          </table:table-cell>
          <table:table-cell office:value-type="float" office:value="25.5481230134574" calcext:value-type="float">
            <text:p>25,5481</text:p>
          </table:table-cell>
          <table:table-cell office:value-type="float" office:value="4.13823298150409" calcext:value-type="float">
            <text:p>4,1382</text:p>
          </table:table-cell>
          <table:table-cell office:value-type="float" office:value="1.72608294172987" calcext:value-type="float">
            <text:p>1,7261</text:p>
          </table:table-cell>
          <table:table-cell office:value-type="float" office:value="5.74282845979632" calcext:value-type="float">
            <text:p>5,7428</text:p>
          </table:table-cell>
          <table:table-cell office:value-type="float" office:value="109.524716045432" calcext:value-type="float">
            <text:p>109,52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28010584051221" calcext:value-type="float">
            <text:p>0,0128</text:p>
          </table:table-cell>
          <table:table-cell office:value-type="float" office:value="0" calcext:value-type="float">
            <text:p>0,0000</text:p>
          </table:table-cell>
          <table:table-cell office:value-type="float" office:value="0.776400098043967" calcext:value-type="float">
            <text:p>0,7764</text:p>
          </table:table-cell>
          <table:table-cell office:value-type="float" office:value="10.477928166571" calcext:value-type="float">
            <text:p>10,4779</text:p>
          </table:table-cell>
          <table:table-cell office:value-type="float" office:value="0.692829346309108" calcext:value-type="float">
            <text:p>0,6928</text:p>
          </table:table-cell>
          <table:table-cell office:value-type="float" office:value="8.39790286331411" calcext:value-type="float">
            <text:p>8,3979</text:p>
          </table:table-cell>
          <table:table-cell office:value-type="float" office:value="27.1879462364347" calcext:value-type="float">
            <text:p>27,1879</text:p>
          </table:table-cell>
          <table:table-cell office:value-type="float" office:value="4.7161594370468" calcext:value-type="float">
            <text:p>4,7162</text:p>
          </table:table-cell>
          <table:table-cell office:value-type="float" office:value="1.66425395533783" calcext:value-type="float">
            <text:p>1,6643</text:p>
          </table:table-cell>
          <table:table-cell office:value-type="float" office:value="5.47637663117996" calcext:value-type="float">
            <text:p>5,4764</text:p>
          </table:table-cell>
          <table:table-cell office:value-type="float" office:value="112.555049987446" calcext:value-type="float">
            <text:p>112,55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47283015488971" calcext:value-type="float">
            <text:p>-0,0447</text:p>
          </table:table-cell>
          <table:table-cell office:value-type="float" office:value="0" calcext:value-type="float">
            <text:p>0,0000</text:p>
          </table:table-cell>
          <table:table-cell office:value-type="float" office:value="0.775478108354629" calcext:value-type="float">
            <text:p>0,7755</text:p>
          </table:table-cell>
          <table:table-cell office:value-type="float" office:value="10.477928166571" calcext:value-type="float">
            <text:p>10,4779</text:p>
          </table:table-cell>
          <table:table-cell office:value-type="float" office:value="0.680495361943278" calcext:value-type="float">
            <text:p>0,6805</text:p>
          </table:table-cell>
          <table:table-cell office:value-type="float" office:value="10.9109179175428" calcext:value-type="float">
            <text:p>10,9109</text:p>
          </table:table-cell>
          <table:table-cell office:value-type="float" office:value="23.4415774628579" calcext:value-type="float">
            <text:p>23,4416</text:p>
          </table:table-cell>
          <table:table-cell office:value-type="float" office:value="0.270471592471424" calcext:value-type="float">
            <text:p>0,2705</text:p>
          </table:table-cell>
          <table:table-cell office:value-type="float" office:value="1.51523403081569" calcext:value-type="float">
            <text:p>1,5152</text:p>
          </table:table-cell>
          <table:table-cell office:value-type="float" office:value="5.37884374298807" calcext:value-type="float">
            <text:p>5,3788</text:p>
          </table:table-cell>
          <table:table-cell office:value-type="float" office:value="102.688134215586" calcext:value-type="float">
            <text:p>102,68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130609271839131" calcext:value-type="float">
            <text:p>-0,0131</text:p>
          </table:table-cell>
          <table:table-cell office:value-type="float" office:value="0" calcext:value-type="float">
            <text:p>0,0000</text:p>
          </table:table-cell>
          <table:table-cell office:value-type="float" office:value="0.776341768699539" calcext:value-type="float">
            <text:p>0,7763</text:p>
          </table:table-cell>
          <table:table-cell office:value-type="float" office:value="10.477928166571" calcext:value-type="float">
            <text:p>10,4779</text:p>
          </table:table-cell>
          <table:table-cell office:value-type="float" office:value="0.660895975009999" calcext:value-type="float">
            <text:p>0,6609</text:p>
          </table:table-cell>
          <table:table-cell office:value-type="float" office:value="53.1909254794059" calcext:value-type="float">
            <text:p>53,1909</text:p>
          </table:table-cell>
          <table:table-cell office:value-type="float" office:value="22.2591661653586" calcext:value-type="float">
            <text:p>22,2592</text:p>
          </table:table-cell>
          <table:table-cell office:value-type="float" office:value="1.99025037044416" calcext:value-type="float">
            <text:p>1,9903</text:p>
          </table:table-cell>
          <table:table-cell office:value-type="float" office:value="1.31463527588501" calcext:value-type="float">
            <text:p>1,3146</text:p>
          </table:table-cell>
          <table:table-cell office:value-type="float" office:value="5.1136531445617" calcext:value-type="float">
            <text:p>5,1137</text:p>
          </table:table-cell>
          <table:table-cell office:value-type="float" office:value="107.690298872873" calcext:value-type="float">
            <text:p>107,69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223074625781141" calcext:value-type="float">
            <text:p>-0,0223</text:p>
          </table:table-cell>
          <table:table-cell office:value-type="float" office:value="0" calcext:value-type="float">
            <text:p>0,0000</text:p>
          </table:table-cell>
          <table:table-cell office:value-type="float" office:value="0.74010226575724" calcext:value-type="float">
            <text:p>0,7401</text:p>
          </table:table-cell>
          <table:table-cell office:value-type="float" office:value="10.477928166571" calcext:value-type="float">
            <text:p>10,4779</text:p>
          </table:table-cell>
          <table:table-cell office:value-type="float" office:value="0.654233789411918" calcext:value-type="float">
            <text:p>0,6542</text:p>
          </table:table-cell>
          <table:table-cell office:value-type="float" office:value="-43.4628185558188" calcext:value-type="float">
            <text:p>-43,4628</text:p>
          </table:table-cell>
          <table:table-cell office:value-type="float" office:value="18.8515218200008" calcext:value-type="float">
            <text:p>18,8515</text:p>
          </table:table-cell>
          <table:table-cell office:value-type="float" office:value="1.8248606493038" calcext:value-type="float">
            <text:p>1,8249</text:p>
          </table:table-cell>
          <table:table-cell office:value-type="float" office:value="1.09304480245484" calcext:value-type="float">
            <text:p>1,0930</text:p>
          </table:table-cell>
          <table:table-cell office:value-type="float" office:value="4.62734238238547" calcext:value-type="float">
            <text:p>4,6273</text:p>
          </table:table-cell>
          <table:table-cell office:value-type="float" office:value="108.292353399868" calcext:value-type="float">
            <text:p>108,29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462969771845092" calcext:value-type="float">
            <text:p>-0,0463</text:p>
          </table:table-cell>
          <table:table-cell office:value-type="float" office:value="0" calcext:value-type="float">
            <text:p>0,0000</text:p>
          </table:table-cell>
          <table:table-cell office:value-type="float" office:value="0.746837224002145" calcext:value-type="float">
            <text:p>0,7468</text:p>
          </table:table-cell>
          <table:table-cell office:value-type="float" office:value="10.363406027889" calcext:value-type="float">
            <text:p>10,3634</text:p>
          </table:table-cell>
          <table:table-cell office:value-type="float" office:value="0.641642589633604" calcext:value-type="float">
            <text:p>0,6416</text:p>
          </table:table-cell>
          <table:table-cell office:value-type="float" office:value="198.07427461008" calcext:value-type="float">
            <text:p>198,0743</text:p>
          </table:table-cell>
          <table:table-cell office:value-type="float" office:value="15.0615811822848" calcext:value-type="float">
            <text:p>15,0616</text:p>
          </table:table-cell>
          <table:table-cell office:value-type="float" office:value="1.70440691189413" calcext:value-type="float">
            <text:p>1,7044</text:p>
          </table:table-cell>
          <table:table-cell office:value-type="float" office:value="0.905091675899622" calcext:value-type="float">
            <text:p>0,9051</text:p>
          </table:table-cell>
          <table:table-cell office:value-type="float" office:value="4.14546745668999" calcext:value-type="float">
            <text:p>4,1455</text:p>
          </table:table-cell>
          <table:table-cell office:value-type="float" office:value="107.38291372803" calcext:value-type="float">
            <text:p>107,38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588484738283945" calcext:value-type="float">
            <text:p>-0,0588</text:p>
          </table:table-cell>
          <table:table-cell office:value-type="float" office:value="0" calcext:value-type="float">
            <text:p>0,0000</text:p>
          </table:table-cell>
          <table:table-cell office:value-type="float" office:value="0.730885927738025" calcext:value-type="float">
            <text:p>0,7309</text:p>
          </table:table-cell>
          <table:table-cell office:value-type="float" office:value="10.363406027889" calcext:value-type="float">
            <text:p>10,3634</text:p>
          </table:table-cell>
          <table:table-cell office:value-type="float" office:value="0.589439437940462" calcext:value-type="float">
            <text:p>0,5894</text:p>
          </table:table-cell>
          <table:table-cell office:value-type="float" office:value="-25.016718724055" calcext:value-type="float">
            <text:p>-25,0167</text:p>
          </table:table-cell>
          <table:table-cell office:value-type="float" office:value="14.1255831567946" calcext:value-type="float">
            <text:p>14,1256</text:p>
          </table:table-cell>
          <table:table-cell office:value-type="float" office:value="-1.19263778665089" calcext:value-type="float">
            <text:p>-1,1926</text:p>
          </table:table-cell>
          <table:table-cell office:value-type="float" office:value="0.775270474210955" calcext:value-type="float">
            <text:p>0,7753</text:p>
          </table:table-cell>
          <table:table-cell office:value-type="float" office:value="3.84388734813668" calcext:value-type="float">
            <text:p>3,8439</text:p>
          </table:table-cell>
          <table:table-cell office:value-type="float" office:value="112.833182726336" calcext:value-type="float">
            <text:p>112,83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03130536535215" calcext:value-type="float">
            <text:p>-0,0031</text:p>
          </table:table-cell>
          <table:table-cell office:value-type="float" office:value="0" calcext:value-type="float">
            <text:p>0,0000</text:p>
          </table:table-cell>
          <table:table-cell office:value-type="float" office:value="0.741116514735413" calcext:value-type="float">
            <text:p>0,7411</text:p>
          </table:table-cell>
          <table:table-cell office:value-type="float" office:value="10.363406027889" calcext:value-type="float">
            <text:p>10,3634</text:p>
          </table:table-cell>
          <table:table-cell office:value-type="float" office:value="0.631170840900419" calcext:value-type="float">
            <text:p>0,6312</text:p>
          </table:table-cell>
          <table:table-cell office:value-type="float" office:value="-3.22860667859957" calcext:value-type="float">
            <text:p>-3,2286</text:p>
          </table:table-cell>
          <table:table-cell office:value-type="float" office:value="11.6548116465777" calcext:value-type="float">
            <text:p>11,6548</text:p>
          </table:table-cell>
          <table:table-cell office:value-type="float" office:value="-1.63442188142659" calcext:value-type="float">
            <text:p>-1,6344</text:p>
          </table:table-cell>
          <table:table-cell office:value-type="float" office:value="0.732777573913945" calcext:value-type="float">
            <text:p>0,7328</text:p>
          </table:table-cell>
          <table:table-cell office:value-type="float" office:value="4.07757419372424" calcext:value-type="float">
            <text:p>4,0776</text:p>
          </table:table-cell>
          <table:table-cell office:value-type="float" office:value="118.856797304032" calcext:value-type="float">
            <text:p>118,85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52909176808078" calcext:value-type="float">
            <text:p>0,0253</text:p>
          </table:table-cell>
          <table:table-cell office:value-type="float" office:value="0" calcext:value-type="float">
            <text:p>0,0000</text:p>
          </table:table-cell>
          <table:table-cell office:value-type="float" office:value="0.731728204677971" calcext:value-type="float">
            <text:p>0,7317</text:p>
          </table:table-cell>
          <table:table-cell office:value-type="float" office:value="10.363406027889" calcext:value-type="float">
            <text:p>10,3634</text:p>
          </table:table-cell>
          <table:table-cell office:value-type="float" office:value="0.631471794547132" calcext:value-type="float">
            <text:p>0,6315</text:p>
          </table:table-cell>
          <table:table-cell office:value-type="float" office:value="41.1913241872771" calcext:value-type="float">
            <text:p>41,1913</text:p>
          </table:table-cell>
          <table:table-cell office:value-type="float" office:value="12.9760363168756" calcext:value-type="float">
            <text:p>12,9760</text:p>
          </table:table-cell>
          <table:table-cell office:value-type="float" office:value="-1.16688959486062" calcext:value-type="float">
            <text:p>-1,1669</text:p>
          </table:table-cell>
          <table:table-cell office:value-type="float" office:value="0.750102726229635" calcext:value-type="float">
            <text:p>0,7501</text:p>
          </table:table-cell>
          <table:table-cell office:value-type="float" office:value="4.25424968528155" calcext:value-type="float">
            <text:p>4,2542</text:p>
          </table:table-cell>
          <table:table-cell office:value-type="float" office:value="124.46538722849" calcext:value-type="float">
            <text:p>124,46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8816903931542" calcext:value-type="float">
            <text:p>0,0288</text:p>
          </table:table-cell>
          <table:table-cell office:value-type="float" office:value="0" calcext:value-type="float">
            <text:p>0,0000</text:p>
          </table:table-cell>
          <table:table-cell office:value-type="float" office:value="0.651130863935102" calcext:value-type="float">
            <text:p>0,6511</text:p>
          </table:table-cell>
          <table:table-cell office:value-type="float" office:value="10.363406027889" calcext:value-type="float">
            <text:p>10,3634</text:p>
          </table:table-cell>
          <table:table-cell office:value-type="float" office:value="0.60081132941844" calcext:value-type="float">
            <text:p>0,6008</text:p>
          </table:table-cell>
          <table:table-cell office:value-type="float" office:value="40.2420809959232" calcext:value-type="float">
            <text:p>40,2421</text:p>
          </table:table-cell>
          <table:table-cell office:value-type="float" office:value="17.6525943472759" calcext:value-type="float">
            <text:p>17,6526</text:p>
          </table:table-cell>
          <table:table-cell office:value-type="float" office:value="-0.590278638325955" calcext:value-type="float">
            <text:p>-0,5903</text:p>
          </table:table-cell>
          <table:table-cell office:value-type="float" office:value="0.784179797412071" calcext:value-type="float">
            <text:p>0,7842</text:p>
          </table:table-cell>
          <table:table-cell office:value-type="float" office:value="4.5654995619301" calcext:value-type="float">
            <text:p>4,5655</text:p>
          </table:table-cell>
          <table:table-cell office:value-type="float" office:value="125.369233262362" calcext:value-type="float">
            <text:p>125,36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83189056684743" calcext:value-type="float">
            <text:p>0,0183</text:p>
          </table:table-cell>
          <table:table-cell office:value-type="float" office:value="0.0302149238801342" calcext:value-type="float">
            <text:p>0,0302</text:p>
          </table:table-cell>
          <table:table-cell office:value-type="float" office:value="0.687241056089274" calcext:value-type="float">
            <text:p>0,6872</text:p>
          </table:table-cell>
          <table:table-cell office:value-type="float" office:value="10.0122174988519" calcext:value-type="float">
            <text:p>10,0122</text:p>
          </table:table-cell>
          <table:table-cell office:value-type="float" office:value="0.813928779229311" calcext:value-type="float">
            <text:p>0,8139</text:p>
          </table:table-cell>
          <table:table-cell office:value-type="float" office:value="10.3730056852681" calcext:value-type="float">
            <text:p>10,3730</text:p>
          </table:table-cell>
          <table:table-cell office:value-type="float" office:value="29.2479538671054" calcext:value-type="float">
            <text:p>29,2480</text:p>
          </table:table-cell>
          <table:table-cell office:value-type="float" office:value="2.71545886432192" calcext:value-type="float">
            <text:p>2,7155</text:p>
          </table:table-cell>
          <table:table-cell office:value-type="float" office:value="-0.192901617564167" calcext:value-type="float">
            <text:p>-0,1929</text:p>
          </table:table-cell>
          <table:table-cell office:value-type="float" office:value="22.4594688929627" calcext:value-type="float">
            <text:p>22,4595</text:p>
          </table:table-cell>
          <table:table-cell office:value-type="float" office:value="77.9293985479918" calcext:value-type="float">
            <text:p>77,92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5682205113492" calcext:value-type="float">
            <text:p>0,0357</text:p>
          </table:table-cell>
          <table:table-cell office:value-type="float" office:value="0.0357175347633664" calcext:value-type="float">
            <text:p>0,0357</text:p>
          </table:table-cell>
          <table:table-cell office:value-type="float" office:value="0.689004915559226" calcext:value-type="float">
            <text:p>0,6890</text:p>
          </table:table-cell>
          <table:table-cell office:value-type="float" office:value="10.0122174988519" calcext:value-type="float">
            <text:p>10,0122</text:p>
          </table:table-cell>
          <table:table-cell office:value-type="float" office:value="0.80515088628242" calcext:value-type="float">
            <text:p>0,8052</text:p>
          </table:table-cell>
          <table:table-cell office:value-type="float" office:value="2.02884047498329" calcext:value-type="float">
            <text:p>2,0288</text:p>
          </table:table-cell>
          <table:table-cell office:value-type="float" office:value="28.7431032507325" calcext:value-type="float">
            <text:p>28,7431</text:p>
          </table:table-cell>
          <table:table-cell office:value-type="float" office:value="1.1560692882058" calcext:value-type="float">
            <text:p>1,1561</text:p>
          </table:table-cell>
          <table:table-cell office:value-type="float" office:value="-0.028620590719166" calcext:value-type="float">
            <text:p>-0,0286</text:p>
          </table:table-cell>
          <table:table-cell office:value-type="float" office:value="21.970536389715" calcext:value-type="float">
            <text:p>21,9705</text:p>
          </table:table-cell>
          <table:table-cell office:value-type="float" office:value="81.7762430271229" calcext:value-type="float">
            <text:p>81,77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75955505995955" calcext:value-type="float">
            <text:p>0,0476</text:p>
          </table:table-cell>
          <table:table-cell office:value-type="float" office:value="0.0394364184446838" calcext:value-type="float">
            <text:p>0,0394</text:p>
          </table:table-cell>
          <table:table-cell office:value-type="float" office:value="0.666780379733683" calcext:value-type="float">
            <text:p>0,6668</text:p>
          </table:table-cell>
          <table:table-cell office:value-type="float" office:value="10.0122174988519" calcext:value-type="float">
            <text:p>10,0122</text:p>
          </table:table-cell>
          <table:table-cell office:value-type="float" office:value="0.805074307306218" calcext:value-type="float">
            <text:p>0,8051</text:p>
          </table:table-cell>
          <table:table-cell office:value-type="float" office:value="5.39052370203125" calcext:value-type="float">
            <text:p>5,3905</text:p>
          </table:table-cell>
          <table:table-cell office:value-type="float" office:value="28.1138855110493" calcext:value-type="float">
            <text:p>28,1139</text:p>
          </table:table-cell>
          <table:table-cell office:value-type="float" office:value="3.87239345084484" calcext:value-type="float">
            <text:p>3,8724</text:p>
          </table:table-cell>
          <table:table-cell office:value-type="float" office:value="0.0304348483027166" calcext:value-type="float">
            <text:p>0,0304</text:p>
          </table:table-cell>
          <table:table-cell office:value-type="float" office:value="22.9896775255319" calcext:value-type="float">
            <text:p>22,9897</text:p>
          </table:table-cell>
          <table:table-cell office:value-type="float" office:value="99.6646750174398" calcext:value-type="float">
            <text:p>99,66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619057510796992" calcext:value-type="float">
            <text:p>0,0619</text:p>
          </table:table-cell>
          <table:table-cell office:value-type="float" office:value="0.0534312561135837" calcext:value-type="float">
            <text:p>0,0534</text:p>
          </table:table-cell>
          <table:table-cell office:value-type="float" office:value="0.68811536289674" calcext:value-type="float">
            <text:p>0,6881</text:p>
          </table:table-cell>
          <table:table-cell office:value-type="float" office:value="10.0122174988519" calcext:value-type="float">
            <text:p>10,0122</text:p>
          </table:table-cell>
          <table:table-cell office:value-type="float" office:value="0.81108211208523" calcext:value-type="float">
            <text:p>0,8111</text:p>
          </table:table-cell>
          <table:table-cell office:value-type="float" office:value="10.0749157451568" calcext:value-type="float">
            <text:p>10,0749</text:p>
          </table:table-cell>
          <table:table-cell office:value-type="float" office:value="28.234501739853" calcext:value-type="float">
            <text:p>28,2345</text:p>
          </table:table-cell>
          <table:table-cell office:value-type="float" office:value="0.0736599560609221" calcext:value-type="float">
            <text:p>0,0737</text:p>
          </table:table-cell>
          <table:table-cell office:value-type="float" office:value="0.138325980046718" calcext:value-type="float">
            <text:p>0,1383</text:p>
          </table:table-cell>
          <table:table-cell office:value-type="float" office:value="23.03705652585" calcext:value-type="float">
            <text:p>23,0371</text:p>
          </table:table-cell>
          <table:table-cell office:value-type="float" office:value="108.033588468662" calcext:value-type="float">
            <text:p>108,03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35808041609867" calcext:value-type="float">
            <text:p>0,0636</text:p>
          </table:table-cell>
          <table:table-cell office:value-type="float" office:value="0.0473721105546661" calcext:value-type="float">
            <text:p>0,0474</text:p>
          </table:table-cell>
          <table:table-cell office:value-type="float" office:value="0.689409647016082" calcext:value-type="float">
            <text:p>0,6894</text:p>
          </table:table-cell>
          <table:table-cell office:value-type="float" office:value="10.0122174988519" calcext:value-type="float">
            <text:p>10,0122</text:p>
          </table:table-cell>
          <table:table-cell office:value-type="float" office:value="0.803402271215305" calcext:value-type="float">
            <text:p>0,8034</text:p>
          </table:table-cell>
          <table:table-cell office:value-type="float" office:value="4.58756448858037" calcext:value-type="float">
            <text:p>4,5876</text:p>
          </table:table-cell>
          <table:table-cell office:value-type="float" office:value="27.9846720477522" calcext:value-type="float">
            <text:p>27,9847</text:p>
          </table:table-cell>
          <table:table-cell office:value-type="float" office:value="0.690924061767674" calcext:value-type="float">
            <text:p>0,6909</text:p>
          </table:table-cell>
          <table:table-cell office:value-type="float" office:value="0.270795629232185" calcext:value-type="float">
            <text:p>0,2708</text:p>
          </table:table-cell>
          <table:table-cell office:value-type="float" office:value="23.5515107899743" calcext:value-type="float">
            <text:p>23,5515</text:p>
          </table:table-cell>
          <table:table-cell office:value-type="float" office:value="114.143490727759" calcext:value-type="float">
            <text:p>114,14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8677797812303" calcext:value-type="float">
            <text:p>0,0487</text:p>
          </table:table-cell>
          <table:table-cell office:value-type="float" office:value="0.0382276577646523" calcext:value-type="float">
            <text:p>0,0382</text:p>
          </table:table-cell>
          <table:table-cell office:value-type="float" office:value="0.697824378788712" calcext:value-type="float">
            <text:p>0,6978</text:p>
          </table:table-cell>
          <table:table-cell office:value-type="float" office:value="10.2696596076102" calcext:value-type="float">
            <text:p>10,2697</text:p>
          </table:table-cell>
          <table:table-cell office:value-type="float" office:value="0.823586700275422" calcext:value-type="float">
            <text:p>0,8236</text:p>
          </table:table-cell>
          <table:table-cell office:value-type="float" office:value="7.30109989467388" calcext:value-type="float">
            <text:p>7,3011</text:p>
          </table:table-cell>
          <table:table-cell office:value-type="float" office:value="29.4860807626434" calcext:value-type="float">
            <text:p>29,4861</text:p>
          </table:table-cell>
          <table:table-cell office:value-type="float" office:value="3.51814693984849" calcext:value-type="float">
            <text:p>3,5181</text:p>
          </table:table-cell>
          <table:table-cell office:value-type="float" office:value="0.583542205385113" calcext:value-type="float">
            <text:p>0,5835</text:p>
          </table:table-cell>
          <table:table-cell office:value-type="float" office:value="23.4817064167576" calcext:value-type="float">
            <text:p>23,4817</text:p>
          </table:table-cell>
          <table:table-cell office:value-type="float" office:value="120.979925202982" calcext:value-type="float">
            <text:p>120,97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81752751796829" calcext:value-type="float">
            <text:p>0,0182</text:p>
          </table:table-cell>
          <table:table-cell office:value-type="float" office:value="0.0415798293664639" calcext:value-type="float">
            <text:p>0,0416</text:p>
          </table:table-cell>
          <table:table-cell office:value-type="float" office:value="0.699997810387588" calcext:value-type="float">
            <text:p>0,7000</text:p>
          </table:table-cell>
          <table:table-cell office:value-type="float" office:value="10.2696596076102" calcext:value-type="float">
            <text:p>10,2697</text:p>
          </table:table-cell>
          <table:table-cell office:value-type="float" office:value="0.816714731773672" calcext:value-type="float">
            <text:p>0,8167</text:p>
          </table:table-cell>
          <table:table-cell office:value-type="float" office:value="3.73979546458325" calcext:value-type="float">
            <text:p>3,7398</text:p>
          </table:table-cell>
          <table:table-cell office:value-type="float" office:value="28.9554205307649" calcext:value-type="float">
            <text:p>28,9554</text:p>
          </table:table-cell>
          <table:table-cell office:value-type="float" office:value="2.05414010538605" calcext:value-type="float">
            <text:p>2,0541</text:p>
          </table:table-cell>
          <table:table-cell office:value-type="float" office:value="0.829412602993033" calcext:value-type="float">
            <text:p>0,8294</text:p>
          </table:table-cell>
          <table:table-cell office:value-type="float" office:value="22.2308894100246" calcext:value-type="float">
            <text:p>22,2309</text:p>
          </table:table-cell>
          <table:table-cell office:value-type="float" office:value="122.212224559197" calcext:value-type="float">
            <text:p>122,21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49145568355485" calcext:value-type="float">
            <text:p>-0,0549</text:p>
          </table:table-cell>
          <table:table-cell office:value-type="float" office:value="0.0228598778544212" calcext:value-type="float">
            <text:p>0,0229</text:p>
          </table:table-cell>
          <table:table-cell office:value-type="float" office:value="0.712166747249028" calcext:value-type="float">
            <text:p>0,7122</text:p>
          </table:table-cell>
          <table:table-cell office:value-type="float" office:value="10.2696596076102" calcext:value-type="float">
            <text:p>10,2697</text:p>
          </table:table-cell>
          <table:table-cell office:value-type="float" office:value="0.825939372481376" calcext:value-type="float">
            <text:p>0,8259</text:p>
          </table:table-cell>
          <table:table-cell office:value-type="float" office:value="2.5568019001909" calcext:value-type="float">
            <text:p>2,5568</text:p>
          </table:table-cell>
          <table:table-cell office:value-type="float" office:value="27.0530115313699" calcext:value-type="float">
            <text:p>27,0530</text:p>
          </table:table-cell>
          <table:table-cell office:value-type="float" office:value="2.59871744279066" calcext:value-type="float">
            <text:p>2,5987</text:p>
          </table:table-cell>
          <table:table-cell office:value-type="float" office:value="0.569729451418061" calcext:value-type="float">
            <text:p>0,5697</text:p>
          </table:table-cell>
          <table:table-cell office:value-type="float" office:value="20.6707240900374" calcext:value-type="float">
            <text:p>20,6707</text:p>
          </table:table-cell>
          <table:table-cell office:value-type="float" office:value="115.009202755639" calcext:value-type="float">
            <text:p>115,00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95660129257398" calcext:value-type="float">
            <text:p>0,0196</text:p>
          </table:table-cell>
          <table:table-cell office:value-type="float" office:value="0.0262752807565605" calcext:value-type="float">
            <text:p>0,0263</text:p>
          </table:table-cell>
          <table:table-cell office:value-type="float" office:value="0.708849062204989" calcext:value-type="float">
            <text:p>0,7088</text:p>
          </table:table-cell>
          <table:table-cell office:value-type="float" office:value="10.2696596076102" calcext:value-type="float">
            <text:p>10,2697</text:p>
          </table:table-cell>
          <table:table-cell office:value-type="float" office:value="0.842373112046533" calcext:value-type="float">
            <text:p>0,8424</text:p>
          </table:table-cell>
          <table:table-cell office:value-type="float" office:value="4.90068409072939" calcext:value-type="float">
            <text:p>4,9007</text:p>
          </table:table-cell>
          <table:table-cell office:value-type="float" office:value="26.9071214274754" calcext:value-type="float">
            <text:p>26,9071</text:p>
          </table:table-cell>
          <table:table-cell office:value-type="float" office:value="-1.42544961605775" calcext:value-type="float">
            <text:p>-1,4254</text:p>
          </table:table-cell>
          <table:table-cell office:value-type="float" office:value="0.29136167418042" calcext:value-type="float">
            <text:p>0,2914</text:p>
          </table:table-cell>
          <table:table-cell office:value-type="float" office:value="21.1999150023824" calcext:value-type="float">
            <text:p>21,1999</text:p>
          </table:table-cell>
          <table:table-cell office:value-type="float" office:value="128.967077051047" calcext:value-type="float">
            <text:p>128,96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55546690863684" calcext:value-type="float">
            <text:p>0,0156</text:p>
          </table:table-cell>
          <table:table-cell office:value-type="float" office:value="0.0343305827578586" calcext:value-type="float">
            <text:p>0,0343</text:p>
          </table:table-cell>
          <table:table-cell office:value-type="float" office:value="0.730971159758374" calcext:value-type="float">
            <text:p>0,7310</text:p>
          </table:table-cell>
          <table:table-cell office:value-type="float" office:value="10.2696596076102" calcext:value-type="float">
            <text:p>10,2697</text:p>
          </table:table-cell>
          <table:table-cell office:value-type="float" office:value="0.841864142323127" calcext:value-type="float">
            <text:p>0,8419</text:p>
          </table:table-cell>
          <table:table-cell office:value-type="float" office:value="1.83758140711468" calcext:value-type="float">
            <text:p>1,8376</text:p>
          </table:table-cell>
          <table:table-cell office:value-type="float" office:value="26.4522014847208" calcext:value-type="float">
            <text:p>26,4522</text:p>
          </table:table-cell>
          <table:table-cell office:value-type="float" office:value="0.0209526123816204" calcext:value-type="float">
            <text:p>0,0210</text:p>
          </table:table-cell>
          <table:table-cell office:value-type="float" office:value="0.206747667335417" calcext:value-type="float">
            <text:p>0,2067</text:p>
          </table:table-cell>
          <table:table-cell office:value-type="float" office:value="22.0591979433555" calcext:value-type="float">
            <text:p>22,0592</text:p>
          </table:table-cell>
          <table:table-cell office:value-type="float" office:value="136.804763805788" calcext:value-type="float">
            <text:p>136,80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942985850970146" calcext:value-type="float">
            <text:p>-0,0094</text:p>
          </table:table-cell>
          <table:table-cell office:value-type="float" office:value="0.0340040195072592" calcext:value-type="float">
            <text:p>0,0340</text:p>
          </table:table-cell>
          <table:table-cell office:value-type="float" office:value="0.732219540432927" calcext:value-type="float">
            <text:p>0,7322</text:p>
          </table:table-cell>
          <table:table-cell office:value-type="float" office:value="10.2586111494711" calcext:value-type="float">
            <text:p>10,2586</text:p>
          </table:table-cell>
          <table:table-cell office:value-type="float" office:value="0.837108733695091" calcext:value-type="float">
            <text:p>0,8371</text:p>
          </table:table-cell>
          <table:table-cell office:value-type="float" office:value="4.54882936324756" calcext:value-type="float">
            <text:p>4,5488</text:p>
          </table:table-cell>
          <table:table-cell office:value-type="float" office:value="25.9104877150047" calcext:value-type="float">
            <text:p>25,9105</text:p>
          </table:table-cell>
          <table:table-cell office:value-type="float" office:value="1.45997467346612" calcext:value-type="float">
            <text:p>1,4600</text:p>
          </table:table-cell>
          <table:table-cell office:value-type="float" office:value="0.139925655740972" calcext:value-type="float">
            <text:p>0,1399</text:p>
          </table:table-cell>
          <table:table-cell office:value-type="float" office:value="22.2234127242167" calcext:value-type="float">
            <text:p>22,2234</text:p>
          </table:table-cell>
          <table:table-cell office:value-type="float" office:value="142.733123817537" calcext:value-type="float">
            <text:p>142,73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518014460495309" calcext:value-type="float">
            <text:p>-0,0052</text:p>
          </table:table-cell>
          <table:table-cell office:value-type="float" office:value="0.0307673778493259" calcext:value-type="float">
            <text:p>0,0308</text:p>
          </table:table-cell>
          <table:table-cell office:value-type="float" office:value="0.73169297785569" calcext:value-type="float">
            <text:p>0,7317</text:p>
          </table:table-cell>
          <table:table-cell office:value-type="float" office:value="10.2586111494711" calcext:value-type="float">
            <text:p>10,2586</text:p>
          </table:table-cell>
          <table:table-cell office:value-type="float" office:value="0.852702501476104" calcext:value-type="float">
            <text:p>0,8527</text:p>
          </table:table-cell>
          <table:table-cell office:value-type="float" office:value="3.51360685053457" calcext:value-type="float">
            <text:p>3,5136</text:p>
          </table:table-cell>
          <table:table-cell office:value-type="float" office:value="25.062394342002" calcext:value-type="float">
            <text:p>25,0624</text:p>
          </table:table-cell>
          <table:table-cell office:value-type="float" office:value="1.43189790697579" calcext:value-type="float">
            <text:p>1,4319</text:p>
          </table:table-cell>
          <table:table-cell office:value-type="float" office:value="0.0331699460503076" calcext:value-type="float">
            <text:p>0,0332</text:p>
          </table:table-cell>
          <table:table-cell office:value-type="float" office:value="22.2300523556121" calcext:value-type="float">
            <text:p>22,2301</text:p>
          </table:table-cell>
          <table:table-cell office:value-type="float" office:value="143.611275002179" calcext:value-type="float">
            <text:p>143,61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57363315599335" calcext:value-type="float">
            <text:p>0,0257</text:p>
          </table:table-cell>
          <table:table-cell office:value-type="float" office:value="0.0266065954406152" calcext:value-type="float">
            <text:p>0,0266</text:p>
          </table:table-cell>
          <table:table-cell office:value-type="float" office:value="0.76013260485793" calcext:value-type="float">
            <text:p>0,7601</text:p>
          </table:table-cell>
          <table:table-cell office:value-type="float" office:value="10.2586111494711" calcext:value-type="float">
            <text:p>10,2586</text:p>
          </table:table-cell>
          <table:table-cell office:value-type="float" office:value="0.851560167525839" calcext:value-type="float">
            <text:p>0,8516</text:p>
          </table:table-cell>
          <table:table-cell office:value-type="float" office:value="3.89217924218107" calcext:value-type="float">
            <text:p>3,8922</text:p>
          </table:table-cell>
          <table:table-cell office:value-type="float" office:value="25.1304595565523" calcext:value-type="float">
            <text:p>25,1305</text:p>
          </table:table-cell>
          <table:table-cell office:value-type="float" office:value="2.47997675689975" calcext:value-type="float">
            <text:p>2,4800</text:p>
          </table:table-cell>
          <table:table-cell office:value-type="float" office:value="0.105277581527518" calcext:value-type="float">
            <text:p>0,1053</text:p>
          </table:table-cell>
          <table:table-cell office:value-type="float" office:value="24.1852348364744" calcext:value-type="float">
            <text:p>24,1852</text:p>
          </table:table-cell>
          <table:table-cell office:value-type="float" office:value="152.848217342397" calcext:value-type="float">
            <text:p>152,84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497650770427072" calcext:value-type="float">
            <text:p>0,0498</text:p>
          </table:table-cell>
          <table:table-cell office:value-type="float" office:value="0.0102813933862305" calcext:value-type="float">
            <text:p>0,0103</text:p>
          </table:table-cell>
          <table:table-cell office:value-type="float" office:value="0.759097213754397" calcext:value-type="float">
            <text:p>0,7591</text:p>
          </table:table-cell>
          <table:table-cell office:value-type="float" office:value="10.2586111494711" calcext:value-type="float">
            <text:p>10,2586</text:p>
          </table:table-cell>
          <table:table-cell office:value-type="float" office:value="0.840965358676008" calcext:value-type="float">
            <text:p>0,8410</text:p>
          </table:table-cell>
          <table:table-cell office:value-type="float" office:value="0.909872695798491" calcext:value-type="float">
            <text:p>0,9099</text:p>
          </table:table-cell>
          <table:table-cell office:value-type="float" office:value="26.4656969225919" calcext:value-type="float">
            <text:p>26,4657</text:p>
          </table:table-cell>
          <table:table-cell office:value-type="float" office:value="1.16589853987416" calcext:value-type="float">
            <text:p>1,1659</text:p>
          </table:table-cell>
          <table:table-cell office:value-type="float" office:value="0.196588748472653" calcext:value-type="float">
            <text:p>0,1966</text:p>
          </table:table-cell>
          <table:table-cell office:value-type="float" office:value="24.1277275276052" calcext:value-type="float">
            <text:p>24,1277</text:p>
          </table:table-cell>
          <table:table-cell office:value-type="float" office:value="154.410386493397" calcext:value-type="float">
            <text:p>154,41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36822119401321" calcext:value-type="float">
            <text:p>0,0237</text:p>
          </table:table-cell>
          <table:table-cell office:value-type="float" office:value="0.0104380354353952" calcext:value-type="float">
            <text:p>0,0104</text:p>
          </table:table-cell>
          <table:table-cell office:value-type="float" office:value="0.73061276906559" calcext:value-type="float">
            <text:p>0,7306</text:p>
          </table:table-cell>
          <table:table-cell office:value-type="float" office:value="10.2586111494711" calcext:value-type="float">
            <text:p>10,2586</text:p>
          </table:table-cell>
          <table:table-cell office:value-type="float" office:value="0.845672531692057" calcext:value-type="float">
            <text:p>0,8457</text:p>
          </table:table-cell>
          <table:table-cell office:value-type="float" office:value="5.56184179486256" calcext:value-type="float">
            <text:p>5,5618</text:p>
          </table:table-cell>
          <table:table-cell office:value-type="float" office:value="24.9628973192213" calcext:value-type="float">
            <text:p>24,9629</text:p>
          </table:table-cell>
          <table:table-cell office:value-type="float" office:value="1.23592313826771" calcext:value-type="float">
            <text:p>1,2359</text:p>
          </table:table-cell>
          <table:table-cell office:value-type="float" office:value="0.192048415842684" calcext:value-type="float">
            <text:p>0,1920</text:p>
          </table:table-cell>
          <table:table-cell office:value-type="float" office:value="24.3522638710813" calcext:value-type="float">
            <text:p>24,3523</text:p>
          </table:table-cell>
          <table:table-cell office:value-type="float" office:value="156.473046250983" calcext:value-type="float">
            <text:p>156,47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14577378405356" calcext:value-type="float">
            <text:p>0,0015</text:p>
          </table:table-cell>
          <table:table-cell office:value-type="float" office:value="0.948547744940858" calcext:value-type="float">
            <text:p>0,9485</text:p>
          </table:table-cell>
          <table:table-cell office:value-type="float" office:value="0.953454480023904" calcext:value-type="float">
            <text:p>0,9535</text:p>
          </table:table-cell>
          <table:table-cell office:value-type="float" office:value="10.6595058623673" calcext:value-type="float">
            <text:p>10,6595</text:p>
          </table:table-cell>
          <table:table-cell office:value-type="float" office:value="0.750233950131395" calcext:value-type="float">
            <text:p>0,7502</text:p>
          </table:table-cell>
          <table:table-cell office:value-type="float" office:value="2.48030851638993" calcext:value-type="float">
            <text:p>2,4803</text:p>
          </table:table-cell>
          <table:table-cell office:value-type="float" office:value="20.6389410262283" calcext:value-type="float">
            <text:p>20,6389</text:p>
          </table:table-cell>
          <table:table-cell office:value-type="float" office:value="2.34766242729698" calcext:value-type="float">
            <text:p>2,3477</text:p>
          </table:table-cell>
          <table:table-cell office:value-type="float" office:value="0.319487125340996" calcext:value-type="float">
            <text:p>0,3195</text:p>
          </table:table-cell>
          <table:table-cell office:value-type="float" office:value="13.933279490254" calcext:value-type="float">
            <text:p>13,9333</text:p>
          </table:table-cell>
          <table:table-cell office:value-type="float" office:value="79.3509834841067" calcext:value-type="float">
            <text:p>79,35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117304605572244" calcext:value-type="float">
            <text:p>0,0012</text:p>
          </table:table-cell>
          <table:table-cell office:value-type="float" office:value="0.933815930159639" calcext:value-type="float">
            <text:p>0,9338</text:p>
          </table:table-cell>
          <table:table-cell office:value-type="float" office:value="0.964658539746276" calcext:value-type="float">
            <text:p>0,9647</text:p>
          </table:table-cell>
          <table:table-cell office:value-type="float" office:value="10.6595058623673" calcext:value-type="float">
            <text:p>10,6595</text:p>
          </table:table-cell>
          <table:table-cell office:value-type="float" office:value="0.760942206570689" calcext:value-type="float">
            <text:p>0,7609</text:p>
          </table:table-cell>
          <table:table-cell office:value-type="float" office:value="0.543258463167203" calcext:value-type="float">
            <text:p>0,5433</text:p>
          </table:table-cell>
          <table:table-cell office:value-type="float" office:value="20.69941138026" calcext:value-type="float">
            <text:p>20,6994</text:p>
          </table:table-cell>
          <table:table-cell office:value-type="float" office:value="1.48179932514489" calcext:value-type="float">
            <text:p>1,4818</text:p>
          </table:table-cell>
          <table:table-cell office:value-type="float" office:value="0.272010444031566" calcext:value-type="float">
            <text:p>0,2720</text:p>
          </table:table-cell>
          <table:table-cell office:value-type="float" office:value="13.2375060118281" calcext:value-type="float">
            <text:p>13,2375</text:p>
          </table:table-cell>
          <table:table-cell office:value-type="float" office:value="78.148980730984" calcext:value-type="float">
            <text:p>78,14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37478567442242" calcext:value-type="float">
            <text:p>0,0237</text:p>
          </table:table-cell>
          <table:table-cell office:value-type="float" office:value="1.17678350879994" calcext:value-type="float">
            <text:p>1,1768</text:p>
          </table:table-cell>
          <table:table-cell office:value-type="float" office:value="0.962387947866595" calcext:value-type="float">
            <text:p>0,9624</text:p>
          </table:table-cell>
          <table:table-cell office:value-type="float" office:value="10.6595058623673" calcext:value-type="float">
            <text:p>10,6595</text:p>
          </table:table-cell>
          <table:table-cell office:value-type="float" office:value="0.753227671643781" calcext:value-type="float">
            <text:p>0,7532</text:p>
          </table:table-cell>
          <table:table-cell office:value-type="float" office:value="-3.50243080506856" calcext:value-type="float">
            <text:p>-3,5024</text:p>
          </table:table-cell>
          <table:table-cell office:value-type="float" office:value="20.66266888269" calcext:value-type="float">
            <text:p>20,6627</text:p>
          </table:table-cell>
          <table:table-cell office:value-type="float" office:value="2.09578950528669" calcext:value-type="float">
            <text:p>2,0958</text:p>
          </table:table-cell>
          <table:table-cell office:value-type="float" office:value="0.258432282052875" calcext:value-type="float">
            <text:p>0,2584</text:p>
          </table:table-cell>
          <table:table-cell office:value-type="float" office:value="12.7491283206319" calcext:value-type="float">
            <text:p>12,7491</text:p>
          </table:table-cell>
          <table:table-cell office:value-type="float" office:value="79.8138024023397" calcext:value-type="float">
            <text:p>79,81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03430070946595" calcext:value-type="float">
            <text:p>0,0203</text:p>
          </table:table-cell>
          <table:table-cell office:value-type="float" office:value="1.62886651689765" calcext:value-type="float">
            <text:p>1,6289</text:p>
          </table:table-cell>
          <table:table-cell office:value-type="float" office:value="0.961536592781524" calcext:value-type="float">
            <text:p>0,9615</text:p>
          </table:table-cell>
          <table:table-cell office:value-type="float" office:value="10.6595058623673" calcext:value-type="float">
            <text:p>10,6595</text:p>
          </table:table-cell>
          <table:table-cell office:value-type="float" office:value="0.744062089907721" calcext:value-type="float">
            <text:p>0,7441</text:p>
          </table:table-cell>
          <table:table-cell office:value-type="float" office:value="4.857700582033" calcext:value-type="float">
            <text:p>4,8577</text:p>
          </table:table-cell>
          <table:table-cell office:value-type="float" office:value="21.1733535773375" calcext:value-type="float">
            <text:p>21,1734</text:p>
          </table:table-cell>
          <table:table-cell office:value-type="float" office:value="2.90637590422543" calcext:value-type="float">
            <text:p>2,9064</text:p>
          </table:table-cell>
          <table:table-cell office:value-type="float" office:value="0.275481733409308" calcext:value-type="float">
            <text:p>0,2755</text:p>
          </table:table-cell>
          <table:table-cell office:value-type="float" office:value="12.0351781606876" calcext:value-type="float">
            <text:p>12,0352</text:p>
          </table:table-cell>
          <table:table-cell office:value-type="float" office:value="85.355859146331" calcext:value-type="float">
            <text:p>85,35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50971820019694" calcext:value-type="float">
            <text:p>0,0351</text:p>
          </table:table-cell>
          <table:table-cell office:value-type="float" office:value="1.65429544994198" calcext:value-type="float">
            <text:p>1,6543</text:p>
          </table:table-cell>
          <table:table-cell office:value-type="float" office:value="0.974016508893431" calcext:value-type="float">
            <text:p>0,9740</text:p>
          </table:table-cell>
          <table:table-cell office:value-type="float" office:value="10.6595058623673" calcext:value-type="float">
            <text:p>10,6595</text:p>
          </table:table-cell>
          <table:table-cell office:value-type="float" office:value="0.744949976062583" calcext:value-type="float">
            <text:p>0,7449</text:p>
          </table:table-cell>
          <table:table-cell office:value-type="float" office:value="0.84318706518409" calcext:value-type="float">
            <text:p>0,8432</text:p>
          </table:table-cell>
          <table:table-cell office:value-type="float" office:value="23.2727402422931" calcext:value-type="float">
            <text:p>23,2727</text:p>
          </table:table-cell>
          <table:table-cell office:value-type="float" office:value="2.07620528730017" calcext:value-type="float">
            <text:p>2,0762</text:p>
          </table:table-cell>
          <table:table-cell office:value-type="float" office:value="0.328645158919929" calcext:value-type="float">
            <text:p>0,3286</text:p>
          </table:table-cell>
          <table:table-cell office:value-type="float" office:value="12.0660896650934" calcext:value-type="float">
            <text:p>12,0661</text:p>
          </table:table-cell>
          <table:table-cell office:value-type="float" office:value="92.0072628536508" calcext:value-type="float">
            <text:p>92,00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0461678124056064" calcext:value-type="float">
            <text:p>0,0046</text:p>
          </table:table-cell>
          <table:table-cell office:value-type="float" office:value="1.39642126408588" calcext:value-type="float">
            <text:p>1,3964</text:p>
          </table:table-cell>
          <table:table-cell office:value-type="float" office:value="0.978104539395274" calcext:value-type="float">
            <text:p>0,9781</text:p>
          </table:table-cell>
          <table:table-cell office:value-type="float" office:value="10.7444837362928" calcext:value-type="float">
            <text:p>10,7445</text:p>
          </table:table-cell>
          <table:table-cell office:value-type="float" office:value="0.737025744720042" calcext:value-type="float">
            <text:p>0,7370</text:p>
          </table:table-cell>
          <table:table-cell office:value-type="float" office:value="3.69711411627472" calcext:value-type="float">
            <text:p>3,6971</text:p>
          </table:table-cell>
          <table:table-cell office:value-type="float" office:value="23.5134241407371" calcext:value-type="float">
            <text:p>23,5134</text:p>
          </table:table-cell>
          <table:table-cell office:value-type="float" office:value="2.43226147269952" calcext:value-type="float">
            <text:p>2,4323</text:p>
          </table:table-cell>
          <table:table-cell office:value-type="float" office:value="0.443466054321374" calcext:value-type="float">
            <text:p>0,4435</text:p>
          </table:table-cell>
          <table:table-cell office:value-type="float" office:value="11.9515540488083" calcext:value-type="float">
            <text:p>11,9516</text:p>
          </table:table-cell>
          <table:table-cell office:value-type="float" office:value="95.4439813752884" calcext:value-type="float">
            <text:p>95,44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110088815304312" calcext:value-type="float">
            <text:p>-0,0110</text:p>
          </table:table-cell>
          <table:table-cell office:value-type="float" office:value="1.60862838758479" calcext:value-type="float">
            <text:p>1,6086</text:p>
          </table:table-cell>
          <table:table-cell office:value-type="float" office:value="0.966156192412402" calcext:value-type="float">
            <text:p>0,9662</text:p>
          </table:table-cell>
          <table:table-cell office:value-type="float" office:value="10.7444837362928" calcext:value-type="float">
            <text:p>10,7445</text:p>
          </table:table-cell>
          <table:table-cell office:value-type="float" office:value="0.732559230835722" calcext:value-type="float">
            <text:p>0,7326</text:p>
          </table:table-cell>
          <table:table-cell office:value-type="float" office:value="0.620106753447922" calcext:value-type="float">
            <text:p>0,6201</text:p>
          </table:table-cell>
          <table:table-cell office:value-type="float" office:value="22.9439291245483" calcext:value-type="float">
            <text:p>22,9439</text:p>
          </table:table-cell>
          <table:table-cell office:value-type="float" office:value="4.13472465577715" calcext:value-type="float">
            <text:p>4,1347</text:p>
          </table:table-cell>
          <table:table-cell office:value-type="float" office:value="0.587547590258978" calcext:value-type="float">
            <text:p>0,5875</text:p>
          </table:table-cell>
          <table:table-cell office:value-type="float" office:value="11.7228152564295" calcext:value-type="float">
            <text:p>11,7228</text:p>
          </table:table-cell>
          <table:table-cell office:value-type="float" office:value="100.058575319837" calcext:value-type="float">
            <text:p>100,05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56606272677627" calcext:value-type="float">
            <text:p>-0,0557</text:p>
          </table:table-cell>
          <table:table-cell office:value-type="float" office:value="0.852760733501743" calcext:value-type="float">
            <text:p>0,8528</text:p>
          </table:table-cell>
          <table:table-cell office:value-type="float" office:value="0.955594358677755" calcext:value-type="float">
            <text:p>0,9556</text:p>
          </table:table-cell>
          <table:table-cell office:value-type="float" office:value="10.7444837362928" calcext:value-type="float">
            <text:p>10,7445</text:p>
          </table:table-cell>
          <table:table-cell office:value-type="float" office:value="0.746749124852297" calcext:value-type="float">
            <text:p>0,7467</text:p>
          </table:table-cell>
          <table:table-cell office:value-type="float" office:value="1.17390242059711" calcext:value-type="float">
            <text:p>1,1739</text:p>
          </table:table-cell>
          <table:table-cell office:value-type="float" office:value="20.1688826073096" calcext:value-type="float">
            <text:p>20,1689</text:p>
          </table:table-cell>
          <table:table-cell office:value-type="float" office:value="0.529022799936158" calcext:value-type="float">
            <text:p>0,5290</text:p>
          </table:table-cell>
          <table:table-cell office:value-type="float" office:value="0.535079062079429" calcext:value-type="float">
            <text:p>0,5351</text:p>
          </table:table-cell>
          <table:table-cell office:value-type="float" office:value="11.1050592198209" calcext:value-type="float">
            <text:p>11,1051</text:p>
          </table:table-cell>
          <table:table-cell office:value-type="float" office:value="94.1518260460626" calcext:value-type="float">
            <text:p>94,15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40950771919446" calcext:value-type="float">
            <text:p>0,0141</text:p>
          </table:table-cell>
          <table:table-cell office:value-type="float" office:value="1.1694564111975" calcext:value-type="float">
            <text:p>1,1695</text:p>
          </table:table-cell>
          <table:table-cell office:value-type="float" office:value="0.948706459323441" calcext:value-type="float">
            <text:p>0,9487</text:p>
          </table:table-cell>
          <table:table-cell office:value-type="float" office:value="10.7444837362928" calcext:value-type="float">
            <text:p>10,7445</text:p>
          </table:table-cell>
          <table:table-cell office:value-type="float" office:value="0.719460741672945" calcext:value-type="float">
            <text:p>0,7195</text:p>
          </table:table-cell>
          <table:table-cell office:value-type="float" office:value="-3.65466908301772" calcext:value-type="float">
            <text:p>-3,6547</text:p>
          </table:table-cell>
          <table:table-cell office:value-type="float" office:value="18.1136611877018" calcext:value-type="float">
            <text:p>18,1137</text:p>
          </table:table-cell>
          <table:table-cell office:value-type="float" office:value="3.22406443599633" calcext:value-type="float">
            <text:p>3,2241</text:p>
          </table:table-cell>
          <table:table-cell office:value-type="float" office:value="0.444197154509531" calcext:value-type="float">
            <text:p>0,4442</text:p>
          </table:table-cell>
          <table:table-cell office:value-type="float" office:value="10.9339089504486" calcext:value-type="float">
            <text:p>10,9339</text:p>
          </table:table-cell>
          <table:table-cell office:value-type="float" office:value="94.0999797893453" calcext:value-type="float">
            <text:p>94,10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916180814769696" calcext:value-type="float">
            <text:p>0,0092</text:p>
          </table:table-cell>
          <table:table-cell office:value-type="float" office:value="1.50843918451277" calcext:value-type="float">
            <text:p>1,5084</text:p>
          </table:table-cell>
          <table:table-cell office:value-type="float" office:value="0.955075939287175" calcext:value-type="float">
            <text:p>0,9551</text:p>
          </table:table-cell>
          <table:table-cell office:value-type="float" office:value="10.7444837362928" calcext:value-type="float">
            <text:p>10,7445</text:p>
          </table:table-cell>
          <table:table-cell office:value-type="float" office:value="0.728927128790517" calcext:value-type="float">
            <text:p>0,7289</text:p>
          </table:table-cell>
          <table:table-cell office:value-type="float" office:value="3.94150318758658" calcext:value-type="float">
            <text:p>3,9415</text:p>
          </table:table-cell>
          <table:table-cell office:value-type="float" office:value="18.1582301578793" calcext:value-type="float">
            <text:p>18,1582</text:p>
          </table:table-cell>
          <table:table-cell office:value-type="float" office:value="0.638645461312365" calcext:value-type="float">
            <text:p>0,6386</text:p>
          </table:table-cell>
          <table:table-cell office:value-type="float" office:value="0.411737855195019" calcext:value-type="float">
            <text:p>0,4117</text:p>
          </table:table-cell>
          <table:table-cell office:value-type="float" office:value="11.0433201541649" calcext:value-type="float">
            <text:p>11,0433</text:p>
          </table:table-cell>
          <table:table-cell office:value-type="float" office:value="99.6466743028027" calcext:value-type="float">
            <text:p>99,64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150059820087378" calcext:value-type="float">
            <text:p>-0,0015</text:p>
          </table:table-cell>
          <table:table-cell office:value-type="float" office:value="1.37895183066798" calcext:value-type="float">
            <text:p>1,3790</text:p>
          </table:table-cell>
          <table:table-cell office:value-type="float" office:value="0.942727490399862" calcext:value-type="float">
            <text:p>0,9427</text:p>
          </table:table-cell>
          <table:table-cell office:value-type="float" office:value="10.6995706949839" calcext:value-type="float">
            <text:p>10,6996</text:p>
          </table:table-cell>
          <table:table-cell office:value-type="float" office:value="0.72034544012599" calcext:value-type="float">
            <text:p>0,7203</text:p>
          </table:table-cell>
          <table:table-cell office:value-type="float" office:value="-4.99767032555428" calcext:value-type="float">
            <text:p>-4,9977</text:p>
          </table:table-cell>
          <table:table-cell office:value-type="float" office:value="18.7777110525477" calcext:value-type="float">
            <text:p>18,7777</text:p>
          </table:table-cell>
          <table:table-cell office:value-type="float" office:value="2.37518044050179" calcext:value-type="float">
            <text:p>2,3752</text:p>
          </table:table-cell>
          <table:table-cell office:value-type="float" office:value="0.376272242619955" calcext:value-type="float">
            <text:p>0,3763</text:p>
          </table:table-cell>
          <table:table-cell office:value-type="float" office:value="11.4340248717416" calcext:value-type="float">
            <text:p>11,4340</text:p>
          </table:table-cell>
          <table:table-cell office:value-type="float" office:value="101.29000864464" calcext:value-type="float">
            <text:p>101,29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512119130665489" calcext:value-type="float">
            <text:p>0,0051</text:p>
          </table:table-cell>
          <table:table-cell office:value-type="float" office:value="1.05727377302846" calcext:value-type="float">
            <text:p>1,0573</text:p>
          </table:table-cell>
          <table:table-cell office:value-type="float" office:value="0.949452857780482" calcext:value-type="float">
            <text:p>0,9495</text:p>
          </table:table-cell>
          <table:table-cell office:value-type="float" office:value="10.6995706949839" calcext:value-type="float">
            <text:p>10,6996</text:p>
          </table:table-cell>
          <table:table-cell office:value-type="float" office:value="0.72144630924177" calcext:value-type="float">
            <text:p>0,7214</text:p>
          </table:table-cell>
          <table:table-cell office:value-type="float" office:value="0.198012180552081" calcext:value-type="float">
            <text:p>0,1980</text:p>
          </table:table-cell>
          <table:table-cell office:value-type="float" office:value="19.0524113621088" calcext:value-type="float">
            <text:p>19,0524</text:p>
          </table:table-cell>
          <table:table-cell office:value-type="float" office:value="0.888174322058859" calcext:value-type="float">
            <text:p>0,8882</text:p>
          </table:table-cell>
          <table:table-cell office:value-type="float" office:value="0.416901360752097" calcext:value-type="float">
            <text:p>0,4169</text:p>
          </table:table-cell>
          <table:table-cell office:value-type="float" office:value="11.779691627148" calcext:value-type="float">
            <text:p>11,7797</text:p>
          </table:table-cell>
          <table:table-cell office:value-type="float" office:value="101.90443409139" calcext:value-type="float">
            <text:p>101,90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09934966761482" calcext:value-type="float">
            <text:p>0,0110</text:p>
          </table:table-cell>
          <table:table-cell office:value-type="float" office:value="0.849098053948783" calcext:value-type="float">
            <text:p>0,8491</text:p>
          </table:table-cell>
          <table:table-cell office:value-type="float" office:value="0.999008763064122" calcext:value-type="float">
            <text:p>0,9990</text:p>
          </table:table-cell>
          <table:table-cell office:value-type="float" office:value="10.6995706949839" calcext:value-type="float">
            <text:p>10,6996</text:p>
          </table:table-cell>
          <table:table-cell office:value-type="float" office:value="0.718928098939148" calcext:value-type="float">
            <text:p>0,7189</text:p>
          </table:table-cell>
          <table:table-cell office:value-type="float" office:value="1.86330528301876" calcext:value-type="float">
            <text:p>1,8633</text:p>
          </table:table-cell>
          <table:table-cell office:value-type="float" office:value="19.1636738989433" calcext:value-type="float">
            <text:p>19,1637</text:p>
          </table:table-cell>
          <table:table-cell office:value-type="float" office:value="1.03212954885893" calcext:value-type="float">
            <text:p>1,0321</text:p>
          </table:table-cell>
          <table:table-cell office:value-type="float" office:value="0.507053283010163" calcext:value-type="float">
            <text:p>0,5071</text:p>
          </table:table-cell>
          <table:table-cell office:value-type="float" office:value="11.8601933710721" calcext:value-type="float">
            <text:p>11,8602</text:p>
          </table:table-cell>
          <table:table-cell office:value-type="float" office:value="103.777802514683" calcext:value-type="float">
            <text:p>103,77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887415770069389" calcext:value-type="float">
            <text:p>0,0089</text:p>
          </table:table-cell>
          <table:table-cell office:value-type="float" office:value="0.383017583132687" calcext:value-type="float">
            <text:p>0,3830</text:p>
          </table:table-cell>
          <table:table-cell office:value-type="float" office:value="0.985350708802571" calcext:value-type="float">
            <text:p>0,9854</text:p>
          </table:table-cell>
          <table:table-cell office:value-type="float" office:value="10.6995706949839" calcext:value-type="float">
            <text:p>10,6996</text:p>
          </table:table-cell>
          <table:table-cell office:value-type="float" office:value="0.717780526285122" calcext:value-type="float">
            <text:p>0,7178</text:p>
          </table:table-cell>
          <table:table-cell office:value-type="float" office:value="0.611475187537009" calcext:value-type="float">
            <text:p>0,6115</text:p>
          </table:table-cell>
          <table:table-cell office:value-type="float" office:value="19.4781432464378" calcext:value-type="float">
            <text:p>19,4781</text:p>
          </table:table-cell>
          <table:table-cell office:value-type="float" office:value="0.701115894300301" calcext:value-type="float">
            <text:p>0,7011</text:p>
          </table:table-cell>
          <table:table-cell office:value-type="float" office:value="0.706423849687002" calcext:value-type="float">
            <text:p>0,7064</text:p>
          </table:table-cell>
          <table:table-cell office:value-type="float" office:value="12.4090083014817" calcext:value-type="float">
            <text:p>12,4090</text:p>
          </table:table-cell>
          <table:table-cell office:value-type="float" office:value="104.297879466557" calcext:value-type="float">
            <text:p>104,29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16464538179031" calcext:value-type="float">
            <text:p>0,0116</text:p>
          </table:table-cell>
          <table:table-cell office:value-type="float" office:value="0.393103071970187" calcext:value-type="float">
            <text:p>0,3931</text:p>
          </table:table-cell>
          <table:table-cell office:value-type="float" office:value="0.952464328846246" calcext:value-type="float">
            <text:p>0,9525</text:p>
          </table:table-cell>
          <table:table-cell office:value-type="float" office:value="10.6995706949839" calcext:value-type="float">
            <text:p>10,6996</text:p>
          </table:table-cell>
          <table:table-cell office:value-type="float" office:value="0.72367513058334" calcext:value-type="float">
            <text:p>0,7237</text:p>
          </table:table-cell>
          <table:table-cell office:value-type="float" office:value="2.444453756145" calcext:value-type="float">
            <text:p>2,4445</text:p>
          </table:table-cell>
          <table:table-cell office:value-type="float" office:value="20.4113628421045" calcext:value-type="float">
            <text:p>20,4114</text:p>
          </table:table-cell>
          <table:table-cell office:value-type="float" office:value="-0.046444163545516" calcext:value-type="float">
            <text:p>-0,0464</text:p>
          </table:table-cell>
          <table:table-cell office:value-type="float" office:value="0.780392644135167" calcext:value-type="float">
            <text:p>0,7804</text:p>
          </table:table-cell>
          <table:table-cell office:value-type="float" office:value="13.2697019596682" calcext:value-type="float">
            <text:p>13,2697</text:p>
          </table:table-cell>
          <table:table-cell office:value-type="float" office:value="105.670212542793" calcext:value-type="float">
            <text:p>105,67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8548895151852" calcext:value-type="float">
            <text:p>0,0285</text:p>
          </table:table-cell>
          <table:table-cell office:value-type="float" office:value="0" calcext:value-type="float">
            <text:p>0,0000</text:p>
          </table:table-cell>
          <table:table-cell office:value-type="float" office:value="0.298419953364875" calcext:value-type="float">
            <text:p>0,2984</text:p>
          </table:table-cell>
          <table:table-cell office:value-type="float" office:value="9.0614200299286" calcext:value-type="float">
            <text:p>9,0614</text:p>
          </table:table-cell>
          <table:table-cell office:value-type="float" office:value="0.415743802279854" calcext:value-type="float">
            <text:p>0,4157</text:p>
          </table:table-cell>
          <table:table-cell office:value-type="float" office:value="3.38414724187599" calcext:value-type="float">
            <text:p>3,3841</text:p>
          </table:table-cell>
          <table:table-cell office:value-type="float" office:value="24.7522470352167" calcext:value-type="float">
            <text:p>24,7522</text:p>
          </table:table-cell>
          <table:table-cell office:value-type="float" office:value="6.92066884933826" calcext:value-type="float">
            <text:p>6,9207</text:p>
          </table:table-cell>
          <table:table-cell office:value-type="float" office:value="1.54211317787653" calcext:value-type="float">
            <text:p>1,5421</text:p>
          </table:table-cell>
          <table:table-cell office:value-type="float" office:value="20.3672057910574" calcext:value-type="float">
            <text:p>20,3672</text:p>
          </table:table-cell>
          <table:table-cell office:value-type="float" office:value="66.5894068205433" calcext:value-type="float">
            <text:p>66,58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287705942758514" calcext:value-type="float">
            <text:p>-0,0288</text:p>
          </table:table-cell>
          <table:table-cell office:value-type="float" office:value="0" calcext:value-type="float">
            <text:p>0,0000</text:p>
          </table:table-cell>
          <table:table-cell office:value-type="float" office:value="0.31466196139267" calcext:value-type="float">
            <text:p>0,3147</text:p>
          </table:table-cell>
          <table:table-cell office:value-type="float" office:value="9.0614200299286" calcext:value-type="float">
            <text:p>9,0614</text:p>
          </table:table-cell>
          <table:table-cell office:value-type="float" office:value="0.412118921985471" calcext:value-type="float">
            <text:p>0,4121</text:p>
          </table:table-cell>
          <table:table-cell office:value-type="float" office:value="2.8486500809063" calcext:value-type="float">
            <text:p>2,8487</text:p>
          </table:table-cell>
          <table:table-cell office:value-type="float" office:value="20.0537203514849" calcext:value-type="float">
            <text:p>20,0537</text:p>
          </table:table-cell>
          <table:table-cell office:value-type="float" office:value="33.4615406633308" calcext:value-type="float">
            <text:p>33,4615</text:p>
          </table:table-cell>
          <table:table-cell office:value-type="float" office:value="1.52221655561063" calcext:value-type="float">
            <text:p>1,5222</text:p>
          </table:table-cell>
          <table:table-cell office:value-type="float" office:value="21.7552108363845" calcext:value-type="float">
            <text:p>21,7552</text:p>
          </table:table-cell>
          <table:table-cell office:value-type="float" office:value="67.7621602653993" calcext:value-type="float">
            <text:p>67,76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04087292549018" calcext:value-type="float">
            <text:p>0,0104</text:p>
          </table:table-cell>
          <table:table-cell office:value-type="float" office:value="0" calcext:value-type="float">
            <text:p>0,0000</text:p>
          </table:table-cell>
          <table:table-cell office:value-type="float" office:value="0.298588080009403" calcext:value-type="float">
            <text:p>0,2986</text:p>
          </table:table-cell>
          <table:table-cell office:value-type="float" office:value="9.0614200299286" calcext:value-type="float">
            <text:p>9,0614</text:p>
          </table:table-cell>
          <table:table-cell office:value-type="float" office:value="0.392708672026651" calcext:value-type="float">
            <text:p>0,3927</text:p>
          </table:table-cell>
          <table:table-cell office:value-type="float" office:value="4.11799904456668" calcext:value-type="float">
            <text:p>4,1180</text:p>
          </table:table-cell>
          <table:table-cell office:value-type="float" office:value="20.4393611293454" calcext:value-type="float">
            <text:p>20,4394</text:p>
          </table:table-cell>
          <table:table-cell office:value-type="float" office:value="45.166310045594" calcext:value-type="float">
            <text:p>45,1663</text:p>
          </table:table-cell>
          <table:table-cell office:value-type="float" office:value="1.49678862233879" calcext:value-type="float">
            <text:p>1,4968</text:p>
          </table:table-cell>
          <table:table-cell office:value-type="float" office:value="21.5766031093115" calcext:value-type="float">
            <text:p>21,5766</text:p>
          </table:table-cell>
          <table:table-cell office:value-type="float" office:value="69.4233304111175" calcext:value-type="float">
            <text:p>69,42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54241568468395" calcext:value-type="float">
            <text:p>0,0754</text:p>
          </table:table-cell>
          <table:table-cell office:value-type="float" office:value="0" calcext:value-type="float">
            <text:p>0,0000</text:p>
          </table:table-cell>
          <table:table-cell office:value-type="float" office:value="0.299017798985317" calcext:value-type="float">
            <text:p>0,2990</text:p>
          </table:table-cell>
          <table:table-cell office:value-type="float" office:value="9.0614200299286" calcext:value-type="float">
            <text:p>9,0614</text:p>
          </table:table-cell>
          <table:table-cell office:value-type="float" office:value="0.409909789027021" calcext:value-type="float">
            <text:p>0,4099</text:p>
          </table:table-cell>
          <table:table-cell office:value-type="float" office:value="3.0964271903172" calcext:value-type="float">
            <text:p>3,0964</text:p>
          </table:table-cell>
          <table:table-cell office:value-type="float" office:value="22.6126199111617" calcext:value-type="float">
            <text:p>22,6126</text:p>
          </table:table-cell>
          <table:table-cell office:value-type="float" office:value="5.78125184255491" calcext:value-type="float">
            <text:p>5,7813</text:p>
          </table:table-cell>
          <table:table-cell office:value-type="float" office:value="1.46746212237145" calcext:value-type="float">
            <text:p>1,4675</text:p>
          </table:table-cell>
          <table:table-cell office:value-type="float" office:value="18.3816788175146" calcext:value-type="float">
            <text:p>18,3817</text:p>
          </table:table-cell>
          <table:table-cell office:value-type="float" office:value="65.2165530140964" calcext:value-type="float">
            <text:p>65,21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733985579626602" calcext:value-type="float">
            <text:p>0,0734</text:p>
          </table:table-cell>
          <table:table-cell office:value-type="float" office:value="0" calcext:value-type="float">
            <text:p>0,0000</text:p>
          </table:table-cell>
          <table:table-cell office:value-type="float" office:value="0.322951122211045" calcext:value-type="float">
            <text:p>0,3230</text:p>
          </table:table-cell>
          <table:table-cell office:value-type="float" office:value="9.0614200299286" calcext:value-type="float">
            <text:p>9,0614</text:p>
          </table:table-cell>
          <table:table-cell office:value-type="float" office:value="0.441269460487151" calcext:value-type="float">
            <text:p>0,4413</text:p>
          </table:table-cell>
          <table:table-cell office:value-type="float" office:value="4.01061470677686" calcext:value-type="float">
            <text:p>4,0106</text:p>
          </table:table-cell>
          <table:table-cell office:value-type="float" office:value="25.8801400051994" calcext:value-type="float">
            <text:p>25,8801</text:p>
          </table:table-cell>
          <table:table-cell office:value-type="float" office:value="6.64124477285613" calcext:value-type="float">
            <text:p>6,6412</text:p>
          </table:table-cell>
          <table:table-cell office:value-type="float" office:value="1.43774511748274" calcext:value-type="float">
            <text:p>1,4377</text:p>
          </table:table-cell>
          <table:table-cell office:value-type="float" office:value="17.5437475209806" calcext:value-type="float">
            <text:p>17,5437</text:p>
          </table:table-cell>
          <table:table-cell office:value-type="float" office:value="61.3401875664253" calcext:value-type="float">
            <text:p>61,34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74444892939052" calcext:value-type="float">
            <text:p>0,0574</text:p>
          </table:table-cell>
          <table:table-cell office:value-type="float" office:value="0" calcext:value-type="float">
            <text:p>0,0000</text:p>
          </table:table-cell>
          <table:table-cell office:value-type="float" office:value="0.313381068291387" calcext:value-type="float">
            <text:p>0,3134</text:p>
          </table:table-cell>
          <table:table-cell office:value-type="float" office:value="9.25466682169022" calcext:value-type="float">
            <text:p>9,2547</text:p>
          </table:table-cell>
          <table:table-cell office:value-type="float" office:value="0.44943222273802" calcext:value-type="float">
            <text:p>0,4494</text:p>
          </table:table-cell>
          <table:table-cell office:value-type="float" office:value="5.10055788087964" calcext:value-type="float">
            <text:p>5,1006</text:p>
          </table:table-cell>
          <table:table-cell office:value-type="float" office:value="27.0374299938478" calcext:value-type="float">
            <text:p>27,0374</text:p>
          </table:table-cell>
          <table:table-cell office:value-type="float" office:value="7.63662743651099" calcext:value-type="float">
            <text:p>7,6366</text:p>
          </table:table-cell>
          <table:table-cell office:value-type="float" office:value="1.4094021972544" calcext:value-type="float">
            <text:p>1,4094</text:p>
          </table:table-cell>
          <table:table-cell office:value-type="float" office:value="16.2292679704202" calcext:value-type="float">
            <text:p>16,2293</text:p>
          </table:table-cell>
          <table:table-cell office:value-type="float" office:value="58.8359594374945" calcext:value-type="float">
            <text:p>58,83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77806149660569" calcext:value-type="float">
            <text:p>0,0178</text:p>
          </table:table-cell>
          <table:table-cell office:value-type="float" office:value="0" calcext:value-type="float">
            <text:p>0,0000</text:p>
          </table:table-cell>
          <table:table-cell office:value-type="float" office:value="0.301577639871069" calcext:value-type="float">
            <text:p>0,3016</text:p>
          </table:table-cell>
          <table:table-cell office:value-type="float" office:value="9.25466682169022" calcext:value-type="float">
            <text:p>9,2547</text:p>
          </table:table-cell>
          <table:table-cell office:value-type="float" office:value="0.461135891580182" calcext:value-type="float">
            <text:p>0,4611</text:p>
          </table:table-cell>
          <table:table-cell office:value-type="float" office:value="5.6501518925687" calcext:value-type="float">
            <text:p>5,6502</text:p>
          </table:table-cell>
          <table:table-cell office:value-type="float" office:value="28.1115348252515" calcext:value-type="float">
            <text:p>28,1115</text:p>
          </table:table-cell>
          <table:table-cell office:value-type="float" office:value="10.3916875139185" calcext:value-type="float">
            <text:p>10,3917</text:p>
          </table:table-cell>
          <table:table-cell office:value-type="float" office:value="1.38101434107191" calcext:value-type="float">
            <text:p>1,3810</text:p>
          </table:table-cell>
          <table:table-cell office:value-type="float" office:value="16.2036927829068" calcext:value-type="float">
            <text:p>16,2037</text:p>
          </table:table-cell>
          <table:table-cell office:value-type="float" office:value="57.6593628426402" calcext:value-type="float">
            <text:p>57,65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410984258448011" calcext:value-type="float">
            <text:p>-0,0041</text:p>
          </table:table-cell>
          <table:table-cell office:value-type="float" office:value="0" calcext:value-type="float">
            <text:p>0,0000</text:p>
          </table:table-cell>
          <table:table-cell office:value-type="float" office:value="0.273157435877005" calcext:value-type="float">
            <text:p>0,2732</text:p>
          </table:table-cell>
          <table:table-cell office:value-type="float" office:value="9.25466682169022" calcext:value-type="float">
            <text:p>9,2547</text:p>
          </table:table-cell>
          <table:table-cell office:value-type="float" office:value="0.419542276413483" calcext:value-type="float">
            <text:p>0,4195</text:p>
          </table:table-cell>
          <table:table-cell office:value-type="float" office:value="3.50438345452139" calcext:value-type="float">
            <text:p>3,5044</text:p>
          </table:table-cell>
          <table:table-cell office:value-type="float" office:value="23.1617170991921" calcext:value-type="float">
            <text:p>23,1617</text:p>
          </table:table-cell>
          <table:table-cell office:value-type="float" office:value="3.49814656597557" calcext:value-type="float">
            <text:p>3,4981</text:p>
          </table:table-cell>
          <table:table-cell office:value-type="float" office:value="1.35269141295849" calcext:value-type="float">
            <text:p>1,3527</text:p>
          </table:table-cell>
          <table:table-cell office:value-type="float" office:value="15.3729012703931" calcext:value-type="float">
            <text:p>15,3729</text:p>
          </table:table-cell>
          <table:table-cell office:value-type="float" office:value="51.581287174191" calcext:value-type="float">
            <text:p>51,58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68567841024252" calcext:value-type="float">
            <text:p>0,0669</text:p>
          </table:table-cell>
          <table:table-cell office:value-type="float" office:value="0" calcext:value-type="float">
            <text:p>0,0000</text:p>
          </table:table-cell>
          <table:table-cell office:value-type="float" office:value="0.264122464720624" calcext:value-type="float">
            <text:p>0,2641</text:p>
          </table:table-cell>
          <table:table-cell office:value-type="float" office:value="9.25466682169022" calcext:value-type="float">
            <text:p>9,2547</text:p>
          </table:table-cell>
          <table:table-cell office:value-type="float" office:value="0.436555207807764" calcext:value-type="float">
            <text:p>0,4366</text:p>
          </table:table-cell>
          <table:table-cell office:value-type="float" office:value="3.37180933841384" calcext:value-type="float">
            <text:p>3,3718</text:p>
          </table:table-cell>
          <table:table-cell office:value-type="float" office:value="25.1968994875835" calcext:value-type="float">
            <text:p>25,1969</text:p>
          </table:table-cell>
          <table:table-cell office:value-type="float" office:value="5.44341331542486" calcext:value-type="float">
            <text:p>5,4434</text:p>
          </table:table-cell>
          <table:table-cell office:value-type="float" office:value="1.32442393441488" calcext:value-type="float">
            <text:p>1,3244</text:p>
          </table:table-cell>
          <table:table-cell office:value-type="float" office:value="15.2691172472516" calcext:value-type="float">
            <text:p>15,2691</text:p>
          </table:table-cell>
          <table:table-cell office:value-type="float" office:value="55.999936071454" calcext:value-type="float">
            <text:p>55,99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78936050936649" calcext:value-type="float">
            <text:p>0,0179</text:p>
          </table:table-cell>
          <table:table-cell office:value-type="float" office:value="0" calcext:value-type="float">
            <text:p>0,0000</text:p>
          </table:table-cell>
          <table:table-cell office:value-type="float" office:value="0.272959013562115" calcext:value-type="float">
            <text:p>0,2730</text:p>
          </table:table-cell>
          <table:table-cell office:value-type="float" office:value="9.25466682169022" calcext:value-type="float">
            <text:p>9,2547</text:p>
          </table:table-cell>
          <table:table-cell office:value-type="float" office:value="0.430630635405839" calcext:value-type="float">
            <text:p>0,4306</text:p>
          </table:table-cell>
          <table:table-cell office:value-type="float" office:value="3.80116782762958" calcext:value-type="float">
            <text:p>3,8012</text:p>
          </table:table-cell>
          <table:table-cell office:value-type="float" office:value="24.7410705798353" calcext:value-type="float">
            <text:p>24,7411</text:p>
          </table:table-cell>
          <table:table-cell office:value-type="float" office:value="8.06075517514766" calcext:value-type="float">
            <text:p>8,0608</text:p>
          </table:table-cell>
          <table:table-cell office:value-type="float" office:value="1.2959727845097" calcext:value-type="float">
            <text:p>1,2960</text:p>
          </table:table-cell>
          <table:table-cell office:value-type="float" office:value="15.0723772011478" calcext:value-type="float">
            <text:p>15,0724</text:p>
          </table:table-cell>
          <table:table-cell office:value-type="float" office:value="55.9393936682587" calcext:value-type="float">
            <text:p>55,93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41406871453711" calcext:value-type="float">
            <text:p>0,0141</text:p>
          </table:table-cell>
          <table:table-cell office:value-type="float" office:value="0" calcext:value-type="float">
            <text:p>0,0000</text:p>
          </table:table-cell>
          <table:table-cell office:value-type="float" office:value="0.294624836303098" calcext:value-type="float">
            <text:p>0,2946</text:p>
          </table:table-cell>
          <table:table-cell office:value-type="float" office:value="9.37197211776175" calcext:value-type="float">
            <text:p>9,3720</text:p>
          </table:table-cell>
          <table:table-cell office:value-type="float" office:value="0.446945438480246" calcext:value-type="float">
            <text:p>0,4469</text:p>
          </table:table-cell>
          <table:table-cell office:value-type="float" office:value="5.63142928297085" calcext:value-type="float">
            <text:p>5,6314</text:p>
          </table:table-cell>
          <table:table-cell office:value-type="float" office:value="24.080045126365" calcext:value-type="float">
            <text:p>24,0800</text:p>
          </table:table-cell>
          <table:table-cell office:value-type="float" office:value="5.09818154500647" calcext:value-type="float">
            <text:p>5,0982</text:p>
          </table:table-cell>
          <table:table-cell office:value-type="float" office:value="1.2670342421337" calcext:value-type="float">
            <text:p>1,2670</text:p>
          </table:table-cell>
          <table:table-cell office:value-type="float" office:value="14.9930449198855" calcext:value-type="float">
            <text:p>14,9930</text:p>
          </table:table-cell>
          <table:table-cell office:value-type="float" office:value="56.2131448660979" calcext:value-type="float">
            <text:p>56,21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52358836127404" calcext:value-type="float">
            <text:p>0,0352</text:p>
          </table:table-cell>
          <table:table-cell office:value-type="float" office:value="0" calcext:value-type="float">
            <text:p>0,0000</text:p>
          </table:table-cell>
          <table:table-cell office:value-type="float" office:value="0.333936009572527" calcext:value-type="float">
            <text:p>0,3339</text:p>
          </table:table-cell>
          <table:table-cell office:value-type="float" office:value="9.37197211776175" calcext:value-type="float">
            <text:p>9,3720</text:p>
          </table:table-cell>
          <table:table-cell office:value-type="float" office:value="0.42291774992929" calcext:value-type="float">
            <text:p>0,4229</text:p>
          </table:table-cell>
          <table:table-cell office:value-type="float" office:value="2.55323127370177" calcext:value-type="float">
            <text:p>2,5532</text:p>
          </table:table-cell>
          <table:table-cell office:value-type="float" office:value="22.3136764113647" calcext:value-type="float">
            <text:p>22,3137</text:p>
          </table:table-cell>
          <table:table-cell office:value-type="float" office:value="4.69281914231266" calcext:value-type="float">
            <text:p>4,6928</text:p>
          </table:table-cell>
          <table:table-cell office:value-type="float" office:value="1.23650507824583" calcext:value-type="float">
            <text:p>1,2365</text:p>
          </table:table-cell>
          <table:table-cell office:value-type="float" office:value="14.5916649121945" calcext:value-type="float">
            <text:p>14,5917</text:p>
          </table:table-cell>
          <table:table-cell office:value-type="float" office:value="55.0251365570487" calcext:value-type="float">
            <text:p>55,02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615440246538945" calcext:value-type="float">
            <text:p>0,0615</text:p>
          </table:table-cell>
          <table:table-cell office:value-type="float" office:value="0" calcext:value-type="float">
            <text:p>0,0000</text:p>
          </table:table-cell>
          <table:table-cell office:value-type="float" office:value="0.365996466822109" calcext:value-type="float">
            <text:p>0,3660</text:p>
          </table:table-cell>
          <table:table-cell office:value-type="float" office:value="9.37197211776175" calcext:value-type="float">
            <text:p>9,3720</text:p>
          </table:table-cell>
          <table:table-cell office:value-type="float" office:value="0.452658047244509" calcext:value-type="float">
            <text:p>0,4527</text:p>
          </table:table-cell>
          <table:table-cell office:value-type="float" office:value="3.61053423691059" calcext:value-type="float">
            <text:p>3,6105</text:p>
          </table:table-cell>
          <table:table-cell office:value-type="float" office:value="23.1306179217233" calcext:value-type="float">
            <text:p>23,1306</text:p>
          </table:table-cell>
          <table:table-cell office:value-type="float" office:value="2.04664644790074" calcext:value-type="float">
            <text:p>2,0466</text:p>
          </table:table-cell>
          <table:table-cell office:value-type="float" office:value="1.20412492848268" calcext:value-type="float">
            <text:p>1,2041</text:p>
          </table:table-cell>
          <table:table-cell office:value-type="float" office:value="14.3543083663287" calcext:value-type="float">
            <text:p>14,3543</text:p>
          </table:table-cell>
          <table:table-cell office:value-type="float" office:value="53.9728415191101" calcext:value-type="float">
            <text:p>53,97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562622525105851" calcext:value-type="float">
            <text:p>0,0563</text:p>
          </table:table-cell>
          <table:table-cell office:value-type="float" office:value="0" calcext:value-type="float">
            <text:p>0,0000</text:p>
          </table:table-cell>
          <table:table-cell office:value-type="float" office:value="0.338920785885071" calcext:value-type="float">
            <text:p>0,3389</text:p>
          </table:table-cell>
          <table:table-cell office:value-type="float" office:value="9.37197211776175" calcext:value-type="float">
            <text:p>9,3720</text:p>
          </table:table-cell>
          <table:table-cell office:value-type="float" office:value="0.451910716499984" calcext:value-type="float">
            <text:p>0,4519</text:p>
          </table:table-cell>
          <table:table-cell office:value-type="float" office:value="3.23725621500283" calcext:value-type="float">
            <text:p>3,2373</text:p>
          </table:table-cell>
          <table:table-cell office:value-type="float" office:value="22.8056321022406" calcext:value-type="float">
            <text:p>22,8056</text:p>
          </table:table-cell>
          <table:table-cell office:value-type="float" office:value="0.640803047897862" calcext:value-type="float">
            <text:p>0,6408</text:p>
          </table:table-cell>
          <table:table-cell office:value-type="float" office:value="1.17082264902617" calcext:value-type="float">
            <text:p>1,1708</text:p>
          </table:table-cell>
          <table:table-cell office:value-type="float" office:value="13.8971988171508" calcext:value-type="float">
            <text:p>13,8972</text:p>
          </table:table-cell>
          <table:table-cell office:value-type="float" office:value="53.9532000054741" calcext:value-type="float">
            <text:p>53,95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26572761637709" calcext:value-type="float">
            <text:p>0,0527</text:p>
          </table:table-cell>
          <table:table-cell office:value-type="float" office:value="0" calcext:value-type="float">
            <text:p>0,0000</text:p>
          </table:table-cell>
          <table:table-cell office:value-type="float" office:value="0.368658007061229" calcext:value-type="float">
            <text:p>0,3687</text:p>
          </table:table-cell>
          <table:table-cell office:value-type="float" office:value="9.37197211776175" calcext:value-type="float">
            <text:p>9,3720</text:p>
          </table:table-cell>
          <table:table-cell office:value-type="float" office:value="0.43982569102827" calcext:value-type="float">
            <text:p>0,4398</text:p>
          </table:table-cell>
          <table:table-cell office:value-type="float" office:value="3.47801601425995" calcext:value-type="float">
            <text:p>3,4780</text:p>
          </table:table-cell>
          <table:table-cell office:value-type="float" office:value="21.4222832261749" calcext:value-type="float">
            <text:p>21,4223</text:p>
          </table:table-cell>
          <table:table-cell office:value-type="float" office:value="0.871893860498375" calcext:value-type="float">
            <text:p>0,8719</text:p>
          </table:table-cell>
          <table:table-cell office:value-type="float" office:value="1.13705666898043" calcext:value-type="float">
            <text:p>1,1371</text:p>
          </table:table-cell>
          <table:table-cell office:value-type="float" office:value="13.3153157192653" calcext:value-type="float">
            <text:p>13,3153</text:p>
          </table:table-cell>
          <table:table-cell office:value-type="float" office:value="53.3712809483311" calcext:value-type="float">
            <text:p>53,37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32318824398092" calcext:value-type="float">
            <text:p>0,0232</text:p>
          </table:table-cell>
          <table:table-cell office:value-type="float" office:value="6.92627581363592" calcext:value-type="float">
            <text:p>6,9263</text:p>
          </table:table-cell>
          <table:table-cell office:value-type="float" office:value="0.286264498001345" calcext:value-type="float">
            <text:p>0,2863</text:p>
          </table:table-cell>
          <table:table-cell office:value-type="float" office:value="8.94712125141989" calcext:value-type="float">
            <text:p>8,9471</text:p>
          </table:table-cell>
          <table:table-cell office:value-type="float" office:value="0.281448136363261" calcext:value-type="float">
            <text:p>0,2814</text:p>
          </table:table-cell>
          <table:table-cell office:value-type="float" office:value="2.74357251922969" calcext:value-type="float">
            <text:p>2,7436</text:p>
          </table:table-cell>
          <table:table-cell office:value-type="float" office:value="20.6893985049185" calcext:value-type="float">
            <text:p>20,6894</text:p>
          </table:table-cell>
          <table:table-cell office:value-type="float" office:value="12.0852744211313" calcext:value-type="float">
            <text:p>12,0853</text:p>
          </table:table-cell>
          <table:table-cell office:value-type="float" office:value="1.69189428217333" calcext:value-type="float">
            <text:p>1,6919</text:p>
          </table:table-cell>
          <table:table-cell office:value-type="float" office:value="17.5705196812001" calcext:value-type="float">
            <text:p>17,5705</text:p>
          </table:table-cell>
          <table:table-cell office:value-type="float" office:value="53.4369354247935" calcext:value-type="float">
            <text:p>53,43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03599433884298" calcext:value-type="float">
            <text:p>0,0104</text:p>
          </table:table-cell>
          <table:table-cell office:value-type="float" office:value="7.88233964358481" calcext:value-type="float">
            <text:p>7,8823</text:p>
          </table:table-cell>
          <table:table-cell office:value-type="float" office:value="0.281892300445104" calcext:value-type="float">
            <text:p>0,2819</text:p>
          </table:table-cell>
          <table:table-cell office:value-type="float" office:value="8.94712125141989" calcext:value-type="float">
            <text:p>8,9471</text:p>
          </table:table-cell>
          <table:table-cell office:value-type="float" office:value="0.301674561541499" calcext:value-type="float">
            <text:p>0,3017</text:p>
          </table:table-cell>
          <table:table-cell office:value-type="float" office:value="2.68713110026757" calcext:value-type="float">
            <text:p>2,6871</text:p>
          </table:table-cell>
          <table:table-cell office:value-type="float" office:value="19.2418534314799" calcext:value-type="float">
            <text:p>19,2419</text:p>
          </table:table-cell>
          <table:table-cell office:value-type="float" office:value="10.5930870401158" calcext:value-type="float">
            <text:p>10,5931</text:p>
          </table:table-cell>
          <table:table-cell office:value-type="float" office:value="1.65047216307104" calcext:value-type="float">
            <text:p>1,6505</text:p>
          </table:table-cell>
          <table:table-cell office:value-type="float" office:value="16.2204699937329" calcext:value-type="float">
            <text:p>16,2205</text:p>
          </table:table-cell>
          <table:table-cell office:value-type="float" office:value="52.8669985894851" calcext:value-type="float">
            <text:p>52,86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624908590081006" calcext:value-type="float">
            <text:p>0,0625</text:p>
          </table:table-cell>
          <table:table-cell office:value-type="float" office:value="11.8681059939572" calcext:value-type="float">
            <text:p>11,8681</text:p>
          </table:table-cell>
          <table:table-cell office:value-type="float" office:value="0.279722231680718" calcext:value-type="float">
            <text:p>0,2797</text:p>
          </table:table-cell>
          <table:table-cell office:value-type="float" office:value="8.94712125141989" calcext:value-type="float">
            <text:p>8,9471</text:p>
          </table:table-cell>
          <table:table-cell office:value-type="float" office:value="0.240151249285053" calcext:value-type="float">
            <text:p>0,2402</text:p>
          </table:table-cell>
          <table:table-cell office:value-type="float" office:value="2.28724133046501" calcext:value-type="float">
            <text:p>2,2872</text:p>
          </table:table-cell>
          <table:table-cell office:value-type="float" office:value="19.7015516732077" calcext:value-type="float">
            <text:p>19,7016</text:p>
          </table:table-cell>
          <table:table-cell office:value-type="float" office:value="4.26184570076399" calcext:value-type="float">
            <text:p>4,2618</text:p>
          </table:table-cell>
          <table:table-cell office:value-type="float" office:value="1.64221731361543" calcext:value-type="float">
            <text:p>1,6422</text:p>
          </table:table-cell>
          <table:table-cell office:value-type="float" office:value="15.098869111189" calcext:value-type="float">
            <text:p>15,0989</text:p>
          </table:table-cell>
          <table:table-cell office:value-type="float" office:value="55.8082901890686" calcext:value-type="float">
            <text:p>55,80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50004266445794" calcext:value-type="float">
            <text:p>0,0350</text:p>
          </table:table-cell>
          <table:table-cell office:value-type="float" office:value="16.2737106388379" calcext:value-type="float">
            <text:p>16,2737</text:p>
          </table:table-cell>
          <table:table-cell office:value-type="float" office:value="0.267821115180459" calcext:value-type="float">
            <text:p>0,2678</text:p>
          </table:table-cell>
          <table:table-cell office:value-type="float" office:value="8.94712125141989" calcext:value-type="float">
            <text:p>8,9471</text:p>
          </table:table-cell>
          <table:table-cell office:value-type="float" office:value="0.279490232609814" calcext:value-type="float">
            <text:p>0,2795</text:p>
          </table:table-cell>
          <table:table-cell office:value-type="float" office:value="1.18874605515093" calcext:value-type="float">
            <text:p>1,1887</text:p>
          </table:table-cell>
          <table:table-cell office:value-type="float" office:value="20.4224242680497" calcext:value-type="float">
            <text:p>20,4224</text:p>
          </table:table-cell>
          <table:table-cell office:value-type="float" office:value="7.73271101107305" calcext:value-type="float">
            <text:p>7,7327</text:p>
          </table:table-cell>
          <table:table-cell office:value-type="float" office:value="1.65602605267768" calcext:value-type="float">
            <text:p>1,6560</text:p>
          </table:table-cell>
          <table:table-cell office:value-type="float" office:value="14.1282120871654" calcext:value-type="float">
            <text:p>14,1282</text:p>
          </table:table-cell>
          <table:table-cell office:value-type="float" office:value="58.9659344798413" calcext:value-type="float">
            <text:p>58,96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63257799011836" calcext:value-type="float">
            <text:p>0,0263</text:p>
          </table:table-cell>
          <table:table-cell office:value-type="float" office:value="17.0642798460333" calcext:value-type="float">
            <text:p>17,0643</text:p>
          </table:table-cell>
          <table:table-cell office:value-type="float" office:value="0.207264820320737" calcext:value-type="float">
            <text:p>0,2073</text:p>
          </table:table-cell>
          <table:table-cell office:value-type="float" office:value="8.94712125141989" calcext:value-type="float">
            <text:p>8,9471</text:p>
          </table:table-cell>
          <table:table-cell office:value-type="float" office:value="0.301224836121238" calcext:value-type="float">
            <text:p>0,3012</text:p>
          </table:table-cell>
          <table:table-cell office:value-type="float" office:value="0.579950851142313" calcext:value-type="float">
            <text:p>0,5800</text:p>
          </table:table-cell>
          <table:table-cell office:value-type="float" office:value="20.8531747032245" calcext:value-type="float">
            <text:p>20,8532</text:p>
          </table:table-cell>
          <table:table-cell office:value-type="float" office:value="8.00091082171883" calcext:value-type="float">
            <text:p>8,0009</text:p>
          </table:table-cell>
          <table:table-cell office:value-type="float" office:value="1.67674870906347" calcext:value-type="float">
            <text:p>1,6767</text:p>
          </table:table-cell>
          <table:table-cell office:value-type="float" office:value="13.6465001400366" calcext:value-type="float">
            <text:p>13,6465</text:p>
          </table:table-cell>
          <table:table-cell office:value-type="float" office:value="61.2015080811423" calcext:value-type="float">
            <text:p>61,20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0477013112609015" calcext:value-type="float">
            <text:p>0,0048</text:p>
          </table:table-cell>
          <table:table-cell office:value-type="float" office:value="15.1846507313752" calcext:value-type="float">
            <text:p>15,1847</text:p>
          </table:table-cell>
          <table:table-cell office:value-type="float" office:value="0.206766849376653" calcext:value-type="float">
            <text:p>0,2068</text:p>
          </table:table-cell>
          <table:table-cell office:value-type="float" office:value="9.08512310627376" calcext:value-type="float">
            <text:p>9,0851</text:p>
          </table:table-cell>
          <table:table-cell office:value-type="float" office:value="0.287520263528545" calcext:value-type="float">
            <text:p>0,2875</text:p>
          </table:table-cell>
          <table:table-cell office:value-type="float" office:value="0.380084250544775" calcext:value-type="float">
            <text:p>0,3801</text:p>
          </table:table-cell>
          <table:table-cell office:value-type="float" office:value="20.7692779867666" calcext:value-type="float">
            <text:p>20,7693</text:p>
          </table:table-cell>
          <table:table-cell office:value-type="float" office:value="6.65050227293493" calcext:value-type="float">
            <text:p>6,6505</text:p>
          </table:table-cell>
          <table:table-cell office:value-type="float" office:value="1.68941345225147" calcext:value-type="float">
            <text:p>1,6894</text:p>
          </table:table-cell>
          <table:table-cell office:value-type="float" office:value="13.731115943359" calcext:value-type="float">
            <text:p>13,7311</text:p>
          </table:table-cell>
          <table:table-cell office:value-type="float" office:value="61.8932003629034" calcext:value-type="float">
            <text:p>61,89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47326262113581" calcext:value-type="float">
            <text:p>0,0447</text:p>
          </table:table-cell>
          <table:table-cell office:value-type="float" office:value="17.1348696884361" calcext:value-type="float">
            <text:p>17,1349</text:p>
          </table:table-cell>
          <table:table-cell office:value-type="float" office:value="0.173258209319889" calcext:value-type="float">
            <text:p>0,1733</text:p>
          </table:table-cell>
          <table:table-cell office:value-type="float" office:value="9.08512310627376" calcext:value-type="float">
            <text:p>9,0851</text:p>
          </table:table-cell>
          <table:table-cell office:value-type="float" office:value="0.305604726062003" calcext:value-type="float">
            <text:p>0,3056</text:p>
          </table:table-cell>
          <table:table-cell office:value-type="float" office:value="1.71144903412042" calcext:value-type="float">
            <text:p>1,7114</text:p>
          </table:table-cell>
          <table:table-cell office:value-type="float" office:value="22.3735823447299" calcext:value-type="float">
            <text:p>22,3736</text:p>
          </table:table-cell>
          <table:table-cell office:value-type="float" office:value="13.8473188994265" calcext:value-type="float">
            <text:p>13,8473</text:p>
          </table:table-cell>
          <table:table-cell office:value-type="float" office:value="1.68997756232997" calcext:value-type="float">
            <text:p>1,6900</text:p>
          </table:table-cell>
          <table:table-cell office:value-type="float" office:value="13.7050629397531" calcext:value-type="float">
            <text:p>13,7051</text:p>
          </table:table-cell>
          <table:table-cell office:value-type="float" office:value="63.1955044688811" calcext:value-type="float">
            <text:p>63,19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10791689295553" calcext:value-type="float">
            <text:p>-0,0111</text:p>
          </table:table-cell>
          <table:table-cell office:value-type="float" office:value="7.67499367273366" calcext:value-type="float">
            <text:p>7,6750</text:p>
          </table:table-cell>
          <table:table-cell office:value-type="float" office:value="0.152001657108325" calcext:value-type="float">
            <text:p>0,1520</text:p>
          </table:table-cell>
          <table:table-cell office:value-type="float" office:value="9.08512310627376" calcext:value-type="float">
            <text:p>9,0851</text:p>
          </table:table-cell>
          <table:table-cell office:value-type="float" office:value="0.272010055543604" calcext:value-type="float">
            <text:p>0,2720</text:p>
          </table:table-cell>
          <table:table-cell office:value-type="float" office:value="0.493522776344398" calcext:value-type="float">
            <text:p>0,4935</text:p>
          </table:table-cell>
          <table:table-cell office:value-type="float" office:value="22.8051193347324" calcext:value-type="float">
            <text:p>22,8051</text:p>
          </table:table-cell>
          <table:table-cell office:value-type="float" office:value="0.655537559193846" calcext:value-type="float">
            <text:p>0,6555</text:p>
          </table:table-cell>
          <table:table-cell office:value-type="float" office:value="1.67280995561794" calcext:value-type="float">
            <text:p>1,6728</text:p>
          </table:table-cell>
          <table:table-cell office:value-type="float" office:value="13.8792171796896" calcext:value-type="float">
            <text:p>13,8792</text:p>
          </table:table-cell>
          <table:table-cell office:value-type="float" office:value="58.1662373889961" calcext:value-type="float">
            <text:p>58,16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82129137487621" calcext:value-type="float">
            <text:p>0,0182</text:p>
          </table:table-cell>
          <table:table-cell office:value-type="float" office:value="10.2505369459571" calcext:value-type="float">
            <text:p>10,2505</text:p>
          </table:table-cell>
          <table:table-cell office:value-type="float" office:value="0.163999707689759" calcext:value-type="float">
            <text:p>0,1640</text:p>
          </table:table-cell>
          <table:table-cell office:value-type="float" office:value="9.08512310627376" calcext:value-type="float">
            <text:p>9,0851</text:p>
          </table:table-cell>
          <table:table-cell office:value-type="float" office:value="0.36085868136983" calcext:value-type="float">
            <text:p>0,3609</text:p>
          </table:table-cell>
          <table:table-cell office:value-type="float" office:value="0.238423471137228" calcext:value-type="float">
            <text:p>0,2384</text:p>
          </table:table-cell>
          <table:table-cell office:value-type="float" office:value="24.6248272976548" calcext:value-type="float">
            <text:p>24,6248</text:p>
          </table:table-cell>
          <table:table-cell office:value-type="float" office:value="7.46507996966288" calcext:value-type="float">
            <text:p>7,4651</text:p>
          </table:table-cell>
          <table:table-cell office:value-type="float" office:value="1.64329146840027" calcext:value-type="float">
            <text:p>1,6433</text:p>
          </table:table-cell>
          <table:table-cell office:value-type="float" office:value="13.4018903242937" calcext:value-type="float">
            <text:p>13,4019</text:p>
          </table:table-cell>
          <table:table-cell office:value-type="float" office:value="60.3032387134123" calcext:value-type="float">
            <text:p>60,30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96215582730064" calcext:value-type="float">
            <text:p>0,0596</text:p>
          </table:table-cell>
          <table:table-cell office:value-type="float" office:value="14.870584138368" calcext:value-type="float">
            <text:p>14,8706</text:p>
          </table:table-cell>
          <table:table-cell office:value-type="float" office:value="0.163690447556476" calcext:value-type="float">
            <text:p>0,1637</text:p>
          </table:table-cell>
          <table:table-cell office:value-type="float" office:value="9.08512310627376" calcext:value-type="float">
            <text:p>9,0851</text:p>
          </table:table-cell>
          <table:table-cell office:value-type="float" office:value="0.329703541754174" calcext:value-type="float">
            <text:p>0,3297</text:p>
          </table:table-cell>
          <table:table-cell office:value-type="float" office:value="0.812436253230716" calcext:value-type="float">
            <text:p>0,8124</text:p>
          </table:table-cell>
          <table:table-cell office:value-type="float" office:value="25.8219568875905" calcext:value-type="float">
            <text:p>25,8220</text:p>
          </table:table-cell>
          <table:table-cell office:value-type="float" office:value="5.66265674725217" calcext:value-type="float">
            <text:p>5,6627</text:p>
          </table:table-cell>
          <table:table-cell office:value-type="float" office:value="1.61178195206002" calcext:value-type="float">
            <text:p>1,6118</text:p>
          </table:table-cell>
          <table:table-cell office:value-type="float" office:value="13.0410154493887" calcext:value-type="float">
            <text:p>13,0410</text:p>
          </table:table-cell>
          <table:table-cell office:value-type="float" office:value="58.4658260398893" calcext:value-type="float">
            <text:p>58,46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90462810525278" calcext:value-type="float">
            <text:p>0,0390</text:p>
          </table:table-cell>
          <table:table-cell office:value-type="float" office:value="12.9666363259184" calcext:value-type="float">
            <text:p>12,9666</text:p>
          </table:table-cell>
          <table:table-cell office:value-type="float" office:value="0.181554789486109" calcext:value-type="float">
            <text:p>0,1816</text:p>
          </table:table-cell>
          <table:table-cell office:value-type="float" office:value="9.23852607060947" calcext:value-type="float">
            <text:p>9,2385</text:p>
          </table:table-cell>
          <table:table-cell office:value-type="float" office:value="0.35596662164841" calcext:value-type="float">
            <text:p>0,3560</text:p>
          </table:table-cell>
          <table:table-cell office:value-type="float" office:value="0.645431042390598" calcext:value-type="float">
            <text:p>0,6454</text:p>
          </table:table-cell>
          <table:table-cell office:value-type="float" office:value="26.9638452716911" calcext:value-type="float">
            <text:p>26,9638</text:p>
          </table:table-cell>
          <table:table-cell office:value-type="float" office:value="4.98525306124122" calcext:value-type="float">
            <text:p>4,9853</text:p>
          </table:table-cell>
          <table:table-cell office:value-type="float" office:value="1.58391933577492" calcext:value-type="float">
            <text:p>1,5839</text:p>
          </table:table-cell>
          <table:table-cell office:value-type="float" office:value="12.9547547042155" calcext:value-type="float">
            <text:p>12,9548</text:p>
          </table:table-cell>
          <table:table-cell office:value-type="float" office:value="57.0034801877448" calcext:value-type="float">
            <text:p>57,00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27158531847989" calcext:value-type="float">
            <text:p>0,0327</text:p>
          </table:table-cell>
          <table:table-cell office:value-type="float" office:value="11.6970786418456" calcext:value-type="float">
            <text:p>11,6971</text:p>
          </table:table-cell>
          <table:table-cell office:value-type="float" office:value="0.223658140820609" calcext:value-type="float">
            <text:p>0,2237</text:p>
          </table:table-cell>
          <table:table-cell office:value-type="float" office:value="9.23852607060947" calcext:value-type="float">
            <text:p>9,2385</text:p>
          </table:table-cell>
          <table:table-cell office:value-type="float" office:value="0.320703572247384" calcext:value-type="float">
            <text:p>0,3207</text:p>
          </table:table-cell>
          <table:table-cell office:value-type="float" office:value="0.764266595619162" calcext:value-type="float">
            <text:p>0,7643</text:p>
          </table:table-cell>
          <table:table-cell office:value-type="float" office:value="27.5536150087535" calcext:value-type="float">
            <text:p>27,5536</text:p>
          </table:table-cell>
          <table:table-cell office:value-type="float" office:value="3.0950490128629" calcext:value-type="float">
            <text:p>3,0950</text:p>
          </table:table-cell>
          <table:table-cell office:value-type="float" office:value="1.55647646823069" calcext:value-type="float">
            <text:p>1,5565</text:p>
          </table:table-cell>
          <table:table-cell office:value-type="float" office:value="13.0428597457708" calcext:value-type="float">
            <text:p>13,0429</text:p>
          </table:table-cell>
          <table:table-cell office:value-type="float" office:value="56.9546348926421" calcext:value-type="float">
            <text:p>56,95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18821986388154" calcext:value-type="float">
            <text:p>0,0219</text:p>
          </table:table-cell>
          <table:table-cell office:value-type="float" office:value="10.2647349889388" calcext:value-type="float">
            <text:p>10,2647</text:p>
          </table:table-cell>
          <table:table-cell office:value-type="float" office:value="0.200851156029398" calcext:value-type="float">
            <text:p>0,2009</text:p>
          </table:table-cell>
          <table:table-cell office:value-type="float" office:value="9.23852607060947" calcext:value-type="float">
            <text:p>9,2385</text:p>
          </table:table-cell>
          <table:table-cell office:value-type="float" office:value="0.285311210880412" calcext:value-type="float">
            <text:p>0,2853</text:p>
          </table:table-cell>
          <table:table-cell office:value-type="float" office:value="0.759296967164891" calcext:value-type="float">
            <text:p>0,7593</text:p>
          </table:table-cell>
          <table:table-cell office:value-type="float" office:value="27.2144200305425" calcext:value-type="float">
            <text:p>27,2144</text:p>
          </table:table-cell>
          <table:table-cell office:value-type="float" office:value="3.03070306911401" calcext:value-type="float">
            <text:p>3,0307</text:p>
          </table:table-cell>
          <table:table-cell office:value-type="float" office:value="1.53063409440029" calcext:value-type="float">
            <text:p>1,5306</text:p>
          </table:table-cell>
          <table:table-cell office:value-type="float" office:value="13.7648167021771" calcext:value-type="float">
            <text:p>13,7648</text:p>
          </table:table-cell>
          <table:table-cell office:value-type="float" office:value="57.8596940268213" calcext:value-type="float">
            <text:p>57,85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140682072367362" calcext:value-type="float">
            <text:p>-0,0141</text:p>
          </table:table-cell>
          <table:table-cell office:value-type="float" office:value="3.31006479416181" calcext:value-type="float">
            <text:p>3,3101</text:p>
          </table:table-cell>
          <table:table-cell office:value-type="float" office:value="0.208318247074719" calcext:value-type="float">
            <text:p>0,2083</text:p>
          </table:table-cell>
          <table:table-cell office:value-type="float" office:value="9.23852607060947" calcext:value-type="float">
            <text:p>9,2385</text:p>
          </table:table-cell>
          <table:table-cell office:value-type="float" office:value="0.295944445128112" calcext:value-type="float">
            <text:p>0,2959</text:p>
          </table:table-cell>
          <table:table-cell office:value-type="float" office:value="1.33216966637229" calcext:value-type="float">
            <text:p>1,3322</text:p>
          </table:table-cell>
          <table:table-cell office:value-type="float" office:value="26.5790661030901" calcext:value-type="float">
            <text:p>26,5791</text:p>
          </table:table-cell>
          <table:table-cell office:value-type="float" office:value="-2.49102075763339" calcext:value-type="float">
            <text:p>-2,4910</text:p>
          </table:table-cell>
          <table:table-cell office:value-type="float" office:value="1.50564448525114" calcext:value-type="float">
            <text:p>1,5056</text:p>
          </table:table-cell>
          <table:table-cell office:value-type="float" office:value="14.4235079529003" calcext:value-type="float">
            <text:p>14,4235</text:p>
          </table:table-cell>
          <table:table-cell office:value-type="float" office:value="55.1372212032818" calcext:value-type="float">
            <text:p>55,13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271388353575528" calcext:value-type="float">
            <text:p>-0,0271</text:p>
          </table:table-cell>
          <table:table-cell office:value-type="float" office:value="3.76236091627406" calcext:value-type="float">
            <text:p>3,7624</text:p>
          </table:table-cell>
          <table:table-cell office:value-type="float" office:value="0.276033730044254" calcext:value-type="float">
            <text:p>0,2760</text:p>
          </table:table-cell>
          <table:table-cell office:value-type="float" office:value="9.23852607060947" calcext:value-type="float">
            <text:p>9,2385</text:p>
          </table:table-cell>
          <table:table-cell office:value-type="float" office:value="0.301827101722234" calcext:value-type="float">
            <text:p>0,3018</text:p>
          </table:table-cell>
          <table:table-cell office:value-type="float" office:value="0.769510303821933" calcext:value-type="float">
            <text:p>0,7695</text:p>
          </table:table-cell>
          <table:table-cell office:value-type="float" office:value="25.0964240760563" calcext:value-type="float">
            <text:p>25,0964</text:p>
          </table:table-cell>
          <table:table-cell office:value-type="float" office:value="1.90164677546636" calcext:value-type="float">
            <text:p>1,9016</text:p>
          </table:table-cell>
          <table:table-cell office:value-type="float" office:value="1.47991740816496" calcext:value-type="float">
            <text:p>1,4799</text:p>
          </table:table-cell>
          <table:table-cell office:value-type="float" office:value="14.5504885363777" calcext:value-type="float">
            <text:p>14,5505</text:p>
          </table:table-cell>
          <table:table-cell office:value-type="float" office:value="53.4789610366995" calcext:value-type="float">
            <text:p>53,47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466317903762725" calcext:value-type="float">
            <text:p>0,0047</text:p>
          </table:table-cell>
          <table:table-cell office:value-type="float" office:value="5.35993981263941" calcext:value-type="float">
            <text:p>5,3599</text:p>
          </table:table-cell>
          <table:table-cell office:value-type="float" office:value="0.471754188380197" calcext:value-type="float">
            <text:p>0,4718</text:p>
          </table:table-cell>
          <table:table-cell office:value-type="float" office:value="8.94379008865498" calcext:value-type="float">
            <text:p>8,9438</text:p>
          </table:table-cell>
          <table:table-cell office:value-type="float" office:value="0.415467176481502" calcext:value-type="float">
            <text:p>0,4155</text:p>
          </table:table-cell>
          <table:table-cell office:value-type="float" office:value="0.736363077329111" calcext:value-type="float">
            <text:p>0,7364</text:p>
          </table:table-cell>
          <table:table-cell office:value-type="float" office:value="17.817761942465" calcext:value-type="float">
            <text:p>17,8178</text:p>
          </table:table-cell>
          <table:table-cell office:value-type="float" office:value="3.16557906431166" calcext:value-type="float">
            <text:p>3,1656</text:p>
          </table:table-cell>
          <table:table-cell office:value-type="float" office:value="1.89576792234158" calcext:value-type="float">
            <text:p>1,8958</text:p>
          </table:table-cell>
          <table:table-cell office:value-type="float" office:value="18.4967537608868" calcext:value-type="float">
            <text:p>18,4968</text:p>
          </table:table-cell>
          <table:table-cell office:value-type="float" office:value="29.1939259057787" calcext:value-type="float">
            <text:p>29,19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24430023735336" calcext:value-type="float">
            <text:p>0,0124</text:p>
          </table:table-cell>
          <table:table-cell office:value-type="float" office:value="6.97479742713511" calcext:value-type="float">
            <text:p>6,9748</text:p>
          </table:table-cell>
          <table:table-cell office:value-type="float" office:value="0.474036319268472" calcext:value-type="float">
            <text:p>0,4740</text:p>
          </table:table-cell>
          <table:table-cell office:value-type="float" office:value="8.94379008865498" calcext:value-type="float">
            <text:p>8,9438</text:p>
          </table:table-cell>
          <table:table-cell office:value-type="float" office:value="0.436677106513671" calcext:value-type="float">
            <text:p>0,4367</text:p>
          </table:table-cell>
          <table:table-cell office:value-type="float" office:value="0.286284498203593" calcext:value-type="float">
            <text:p>0,2863</text:p>
          </table:table-cell>
          <table:table-cell office:value-type="float" office:value="16.312119760479" calcext:value-type="float">
            <text:p>16,3121</text:p>
          </table:table-cell>
          <table:table-cell office:value-type="float" office:value="6.77749361182552" calcext:value-type="float">
            <text:p>6,7775</text:p>
          </table:table-cell>
          <table:table-cell office:value-type="float" office:value="1.89922395340148" calcext:value-type="float">
            <text:p>1,8992</text:p>
          </table:table-cell>
          <table:table-cell office:value-type="float" office:value="17.3038323353293" calcext:value-type="float">
            <text:p>17,3038</text:p>
          </table:table-cell>
          <table:table-cell office:value-type="float" office:value="30.0892844152901" calcext:value-type="float">
            <text:p>30,08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13594819864182" calcext:value-type="float">
            <text:p>0,0214</text:p>
          </table:table-cell>
          <table:table-cell office:value-type="float" office:value="9.20828470715585" calcext:value-type="float">
            <text:p>9,2083</text:p>
          </table:table-cell>
          <table:table-cell office:value-type="float" office:value="0.473573907848623" calcext:value-type="float">
            <text:p>0,4736</text:p>
          </table:table-cell>
          <table:table-cell office:value-type="float" office:value="8.94379008865498" calcext:value-type="float">
            <text:p>8,9438</text:p>
          </table:table-cell>
          <table:table-cell office:value-type="float" office:value="0.441403087588211" calcext:value-type="float">
            <text:p>0,4414</text:p>
          </table:table-cell>
          <table:table-cell office:value-type="float" office:value="1.58957074593035" calcext:value-type="float">
            <text:p>1,5896</text:p>
          </table:table-cell>
          <table:table-cell office:value-type="float" office:value="16.3931588708016" calcext:value-type="float">
            <text:p>16,3932</text:p>
          </table:table-cell>
          <table:table-cell office:value-type="float" office:value="11.6699083392415" calcext:value-type="float">
            <text:p>11,6699</text:p>
          </table:table-cell>
          <table:table-cell office:value-type="float" office:value="1.874614348268" calcext:value-type="float">
            <text:p>1,8746</text:p>
          </table:table-cell>
          <table:table-cell office:value-type="float" office:value="17.2369668246446" calcext:value-type="float">
            <text:p>17,2370</text:p>
          </table:table-cell>
          <table:table-cell office:value-type="float" office:value="34.9008955366067" calcext:value-type="float">
            <text:p>34,90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53935594587169" calcext:value-type="float">
            <text:p>0,0254</text:p>
          </table:table-cell>
          <table:table-cell office:value-type="float" office:value="11.7367379835749" calcext:value-type="float">
            <text:p>11,7367</text:p>
          </table:table-cell>
          <table:table-cell office:value-type="float" office:value="0.462512609781089" calcext:value-type="float">
            <text:p>0,4625</text:p>
          </table:table-cell>
          <table:table-cell office:value-type="float" office:value="8.94379008865498" calcext:value-type="float">
            <text:p>8,9438</text:p>
          </table:table-cell>
          <table:table-cell office:value-type="float" office:value="0.440995735126789" calcext:value-type="float">
            <text:p>0,4410</text:p>
          </table:table-cell>
          <table:table-cell office:value-type="float" office:value="5.99381895636026" calcext:value-type="float">
            <text:p>5,9938</text:p>
          </table:table-cell>
          <table:table-cell office:value-type="float" office:value="17.912051996286" calcext:value-type="float">
            <text:p>17,9121</text:p>
          </table:table-cell>
          <table:table-cell office:value-type="float" office:value="6.21272950675672" calcext:value-type="float">
            <text:p>6,2127</text:p>
          </table:table-cell>
          <table:table-cell office:value-type="float" office:value="1.83529015610864" calcext:value-type="float">
            <text:p>1,8353</text:p>
          </table:table-cell>
          <table:table-cell office:value-type="float" office:value="16.7095450324977" calcext:value-type="float">
            <text:p>16,7095</text:p>
          </table:table-cell>
          <table:table-cell office:value-type="float" office:value="40.822075220302" calcext:value-type="float">
            <text:p>40,82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83723802521867" calcext:value-type="float">
            <text:p>0,0484</text:p>
          </table:table-cell>
          <table:table-cell office:value-type="float" office:value="11.6384695289622" calcext:value-type="float">
            <text:p>11,6385</text:p>
          </table:table-cell>
          <table:table-cell office:value-type="float" office:value="0.403404848809223" calcext:value-type="float">
            <text:p>0,4034</text:p>
          </table:table-cell>
          <table:table-cell office:value-type="float" office:value="8.94379008865498" calcext:value-type="float">
            <text:p>8,9438</text:p>
          </table:table-cell>
          <table:table-cell office:value-type="float" office:value="0.466180170241069" calcext:value-type="float">
            <text:p>0,4662</text:p>
          </table:table-cell>
          <table:table-cell office:value-type="float" office:value="9.34352716852841" calcext:value-type="float">
            <text:p>9,3435</text:p>
          </table:table-cell>
          <table:table-cell office:value-type="float" office:value="18.7373967945605" calcext:value-type="float">
            <text:p>18,7374</text:p>
          </table:table-cell>
          <table:table-cell office:value-type="float" office:value="7.35997772735016" calcext:value-type="float">
            <text:p>7,3600</text:p>
          </table:table-cell>
          <table:table-cell office:value-type="float" office:value="1.78257460755836" calcext:value-type="float">
            <text:p>1,7826</text:p>
          </table:table-cell>
          <table:table-cell office:value-type="float" office:value="15.9775619232637" calcext:value-type="float">
            <text:p>15,9776</text:p>
          </table:table-cell>
          <table:table-cell office:value-type="float" office:value="46.4396563107444" calcext:value-type="float">
            <text:p>46,43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09994533065292" calcext:value-type="float">
            <text:p>0,0510</text:p>
          </table:table-cell>
          <table:table-cell office:value-type="float" office:value="10.5513528435522" calcext:value-type="float">
            <text:p>10,5514</text:p>
          </table:table-cell>
          <table:table-cell office:value-type="float" office:value="0.410447020080767" calcext:value-type="float">
            <text:p>0,4104</text:p>
          </table:table-cell>
          <table:table-cell office:value-type="float" office:value="9.10356252968769" calcext:value-type="float">
            <text:p>9,1036</text:p>
          </table:table-cell>
          <table:table-cell office:value-type="float" office:value="0.472144358795756" calcext:value-type="float">
            <text:p>0,4721</text:p>
          </table:table-cell>
          <table:table-cell office:value-type="float" office:value="8.8735379189044" calcext:value-type="float">
            <text:p>8,8735</text:p>
          </table:table-cell>
          <table:table-cell office:value-type="float" office:value="20.8568609022556" calcext:value-type="float">
            <text:p>20,8569</text:p>
          </table:table-cell>
          <table:table-cell office:value-type="float" office:value="12.5957398205593" calcext:value-type="float">
            <text:p>12,5957</text:p>
          </table:table-cell>
          <table:table-cell office:value-type="float" office:value="1.74796755836332" calcext:value-type="float">
            <text:p>1,7480</text:p>
          </table:table-cell>
          <table:table-cell office:value-type="float" office:value="15.3699248120301" calcext:value-type="float">
            <text:p>15,3699</text:p>
          </table:table-cell>
          <table:table-cell office:value-type="float" office:value="54.8014768509957" calcext:value-type="float">
            <text:p>54,80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514640578350178" calcext:value-type="float">
            <text:p>0,0515</text:p>
          </table:table-cell>
          <table:table-cell office:value-type="float" office:value="12.1152874388374" calcext:value-type="float">
            <text:p>12,1153</text:p>
          </table:table-cell>
          <table:table-cell office:value-type="float" office:value="0.435930519526562" calcext:value-type="float">
            <text:p>0,4359</text:p>
          </table:table-cell>
          <table:table-cell office:value-type="float" office:value="9.10356252968769" calcext:value-type="float">
            <text:p>9,1036</text:p>
          </table:table-cell>
          <table:table-cell office:value-type="float" office:value="0.473849607063858" calcext:value-type="float">
            <text:p>0,4738</text:p>
          </table:table-cell>
          <table:table-cell office:value-type="float" office:value="5.8314126186488" calcext:value-type="float">
            <text:p>5,8314</text:p>
          </table:table-cell>
          <table:table-cell office:value-type="float" office:value="22.2819318816304" calcext:value-type="float">
            <text:p>22,2819</text:p>
          </table:table-cell>
          <table:table-cell office:value-type="float" office:value="12.203984467091" calcext:value-type="float">
            <text:p>12,2040</text:p>
          </table:table-cell>
          <table:table-cell office:value-type="float" office:value="1.765411904852" calcext:value-type="float">
            <text:p>1,7654</text:p>
          </table:table-cell>
          <table:table-cell office:value-type="float" office:value="15.5223673925181" calcext:value-type="float">
            <text:p>15,5224</text:p>
          </table:table-cell>
          <table:table-cell office:value-type="float" office:value="65.1310315727871" calcext:value-type="float">
            <text:p>65,13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71821436525821" calcext:value-type="float">
            <text:p>0,0272</text:p>
          </table:table-cell>
          <table:table-cell office:value-type="float" office:value="5.87210828080928" calcext:value-type="float">
            <text:p>5,8721</text:p>
          </table:table-cell>
          <table:table-cell office:value-type="float" office:value="0.442021138702205" calcext:value-type="float">
            <text:p>0,4420</text:p>
          </table:table-cell>
          <table:table-cell office:value-type="float" office:value="9.10356252968769" calcext:value-type="float">
            <text:p>9,1036</text:p>
          </table:table-cell>
          <table:table-cell office:value-type="float" office:value="0.447397001771226" calcext:value-type="float">
            <text:p>0,4474</text:p>
          </table:table-cell>
          <table:table-cell office:value-type="float" office:value="3.55144230282096" calcext:value-type="float">
            <text:p>3,5514</text:p>
          </table:table-cell>
          <table:table-cell office:value-type="float" office:value="18.9154864709269" calcext:value-type="float">
            <text:p>18,9155</text:p>
          </table:table-cell>
          <table:table-cell office:value-type="float" office:value="11.1855422669937" calcext:value-type="float">
            <text:p>11,1855</text:p>
          </table:table-cell>
          <table:table-cell office:value-type="float" office:value="1.84946055307198" calcext:value-type="float">
            <text:p>1,8495</text:p>
          </table:table-cell>
          <table:table-cell office:value-type="float" office:value="15.786154289004" calcext:value-type="float">
            <text:p>15,7862</text:p>
          </table:table-cell>
          <table:table-cell office:value-type="float" office:value="52.0063506120909" calcext:value-type="float">
            <text:p>52,00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04686435405177" calcext:value-type="float">
            <text:p>0,0305</text:p>
          </table:table-cell>
          <table:table-cell office:value-type="float" office:value="7.24003775120313" calcext:value-type="float">
            <text:p>7,2400</text:p>
          </table:table-cell>
          <table:table-cell office:value-type="float" office:value="0.423237602533653" calcext:value-type="float">
            <text:p>0,4232</text:p>
          </table:table-cell>
          <table:table-cell office:value-type="float" office:value="9.10356252968769" calcext:value-type="float">
            <text:p>9,1036</text:p>
          </table:table-cell>
          <table:table-cell office:value-type="float" office:value="0.436800055431416" calcext:value-type="float">
            <text:p>0,4368</text:p>
          </table:table-cell>
          <table:table-cell office:value-type="float" office:value="2.91728670976297" calcext:value-type="float">
            <text:p>2,9173</text:p>
          </table:table-cell>
          <table:table-cell office:value-type="float" office:value="19.2132604011271" calcext:value-type="float">
            <text:p>19,2133</text:p>
          </table:table-cell>
          <table:table-cell office:value-type="float" office:value="10.1068646284388" calcext:value-type="float">
            <text:p>10,1069</text:p>
          </table:table-cell>
          <table:table-cell office:value-type="float" office:value="1.97227751619681" calcext:value-type="float">
            <text:p>1,9723</text:p>
          </table:table-cell>
          <table:table-cell office:value-type="float" office:value="16.102270843693" calcext:value-type="float">
            <text:p>16,1023</text:p>
          </table:table-cell>
          <table:table-cell office:value-type="float" office:value="47.9363500745898" calcext:value-type="float">
            <text:p>47,93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0356659091673617" calcext:value-type="float">
            <text:p>-0,0036</text:p>
          </table:table-cell>
          <table:table-cell office:value-type="float" office:value="9.60746768476723" calcext:value-type="float">
            <text:p>9,6075</text:p>
          </table:table-cell>
          <table:table-cell office:value-type="float" office:value="0.354262949167243" calcext:value-type="float">
            <text:p>0,3543</text:p>
          </table:table-cell>
          <table:table-cell office:value-type="float" office:value="9.10356252968769" calcext:value-type="float">
            <text:p>9,1036</text:p>
          </table:table-cell>
          <table:table-cell office:value-type="float" office:value="0.438969966066544" calcext:value-type="float">
            <text:p>0,4390</text:p>
          </table:table-cell>
          <table:table-cell office:value-type="float" office:value="-0.204532287214645" calcext:value-type="float">
            <text:p>-0,2045</text:p>
          </table:table-cell>
          <table:table-cell office:value-type="float" office:value="16.7067609948217" calcext:value-type="float">
            <text:p>16,7068</text:p>
          </table:table-cell>
          <table:table-cell office:value-type="float" office:value="11.6629763497121" calcext:value-type="float">
            <text:p>11,6630</text:p>
          </table:table-cell>
          <table:table-cell office:value-type="float" office:value="2.10584322644217" calcext:value-type="float">
            <text:p>2,1058</text:p>
          </table:table-cell>
          <table:table-cell office:value-type="float" office:value="15.7671942236161" calcext:value-type="float">
            <text:p>15,7672</text:p>
          </table:table-cell>
          <table:table-cell office:value-type="float" office:value="49.5631269877789" calcext:value-type="float">
            <text:p>49,56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00392280000847123" calcext:value-type="float">
            <text:p>0,0000</text:p>
          </table:table-cell>
          <table:table-cell office:value-type="float" office:value="8.1841532828529" calcext:value-type="float">
            <text:p>8,1842</text:p>
          </table:table-cell>
          <table:table-cell office:value-type="float" office:value="0.349117804857459" calcext:value-type="float">
            <text:p>0,3491</text:p>
          </table:table-cell>
          <table:table-cell office:value-type="float" office:value="9.20849386434177" calcext:value-type="float">
            <text:p>9,2085</text:p>
          </table:table-cell>
          <table:table-cell office:value-type="float" office:value="0.450205397960355" calcext:value-type="float">
            <text:p>0,4502</text:p>
          </table:table-cell>
          <table:table-cell office:value-type="float" office:value="1.0014219054159" calcext:value-type="float">
            <text:p>1,0014</text:p>
          </table:table-cell>
          <table:table-cell office:value-type="float" office:value="14.6932704364961" calcext:value-type="float">
            <text:p>14,6933</text:p>
          </table:table-cell>
          <table:table-cell office:value-type="float" office:value="19.482877470644" calcext:value-type="float">
            <text:p>19,4829</text:p>
          </table:table-cell>
          <table:table-cell office:value-type="float" office:value="2.20570450251612" calcext:value-type="float">
            <text:p>2,2057</text:p>
          </table:table-cell>
          <table:table-cell office:value-type="float" office:value="16.165468442109" calcext:value-type="float">
            <text:p>16,1655</text:p>
          </table:table-cell>
          <table:table-cell office:value-type="float" office:value="50.9984186054712" calcext:value-type="float">
            <text:p>50,99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0835993736731489" calcext:value-type="float">
            <text:p>-0,0008</text:p>
          </table:table-cell>
          <table:table-cell office:value-type="float" office:value="7.60903508234293" calcext:value-type="float">
            <text:p>7,6090</text:p>
          </table:table-cell>
          <table:table-cell office:value-type="float" office:value="0.308410482235593" calcext:value-type="float">
            <text:p>0,3084</text:p>
          </table:table-cell>
          <table:table-cell office:value-type="float" office:value="9.20849386434177" calcext:value-type="float">
            <text:p>9,2085</text:p>
          </table:table-cell>
          <table:table-cell office:value-type="float" office:value="0.460060221370818" calcext:value-type="float">
            <text:p>0,4601</text:p>
          </table:table-cell>
          <table:table-cell office:value-type="float" office:value="1.45266805633197" calcext:value-type="float">
            <text:p>1,4527</text:p>
          </table:table-cell>
          <table:table-cell office:value-type="float" office:value="12.9871102988605" calcext:value-type="float">
            <text:p>12,9871</text:p>
          </table:table-cell>
          <table:table-cell office:value-type="float" office:value="8.71267457488459" calcext:value-type="float">
            <text:p>8,7127</text:p>
          </table:table-cell>
          <table:table-cell office:value-type="float" office:value="2.24552645797034" calcext:value-type="float">
            <text:p>2,2455</text:p>
          </table:table-cell>
          <table:table-cell office:value-type="float" office:value="16.608374543109" calcext:value-type="float">
            <text:p>16,6084</text:p>
          </table:table-cell>
          <table:table-cell office:value-type="float" office:value="50.981856479736" calcext:value-type="float">
            <text:p>50,98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666065121917292" calcext:value-type="float">
            <text:p>0,0067</text:p>
          </table:table-cell>
          <table:table-cell office:value-type="float" office:value="6.64116208214894" calcext:value-type="float">
            <text:p>6,6412</text:p>
          </table:table-cell>
          <table:table-cell office:value-type="float" office:value="0.301014206754243" calcext:value-type="float">
            <text:p>0,3010</text:p>
          </table:table-cell>
          <table:table-cell office:value-type="float" office:value="9.20849386434177" calcext:value-type="float">
            <text:p>9,2085</text:p>
          </table:table-cell>
          <table:table-cell office:value-type="float" office:value="0.468692999752447" calcext:value-type="float">
            <text:p>0,4687</text:p>
          </table:table-cell>
          <table:table-cell office:value-type="float" office:value="1.50957522535211" calcext:value-type="float">
            <text:p>1,5096</text:p>
          </table:table-cell>
          <table:table-cell office:value-type="float" office:value="12.4456009389671" calcext:value-type="float">
            <text:p>12,4456</text:p>
          </table:table-cell>
          <table:table-cell office:value-type="float" office:value="11.247624503787" calcext:value-type="float">
            <text:p>11,2476</text:p>
          </table:table-cell>
          <table:table-cell office:value-type="float" office:value="2.20814280790223" calcext:value-type="float">
            <text:p>2,2081</text:p>
          </table:table-cell>
          <table:table-cell office:value-type="float" office:value="16.7744460093897" calcext:value-type="float">
            <text:p>16,7744</text:p>
          </table:table-cell>
          <table:table-cell office:value-type="float" office:value="47.3587582010956" calcext:value-type="float">
            <text:p>47,35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16084887902417" calcext:value-type="float">
            <text:p>0,0216</text:p>
          </table:table-cell>
          <table:table-cell office:value-type="float" office:value="2.88455961717566" calcext:value-type="float">
            <text:p>2,8846</text:p>
          </table:table-cell>
          <table:table-cell office:value-type="float" office:value="0.316506347930679" calcext:value-type="float">
            <text:p>0,3165</text:p>
          </table:table-cell>
          <table:table-cell office:value-type="float" office:value="9.20849386434177" calcext:value-type="float">
            <text:p>9,2085</text:p>
          </table:table-cell>
          <table:table-cell office:value-type="float" office:value="0.457326961661041" calcext:value-type="float">
            <text:p>0,4573</text:p>
          </table:table-cell>
          <table:table-cell office:value-type="float" office:value="2.08152713449814" calcext:value-type="float">
            <text:p>2,0815</text:p>
          </table:table-cell>
          <table:table-cell office:value-type="float" office:value="13.6547853840173" calcext:value-type="float">
            <text:p>13,6548</text:p>
          </table:table-cell>
          <table:table-cell office:value-type="float" office:value="9.93088973035982" calcext:value-type="float">
            <text:p>9,9309</text:p>
          </table:table-cell>
          <table:table-cell office:value-type="float" office:value="2.11829482521685" calcext:value-type="float">
            <text:p>2,1183</text:p>
          </table:table-cell>
          <table:table-cell office:value-type="float" office:value="16.6974467040386" calcext:value-type="float">
            <text:p>16,6974</text:p>
          </table:table-cell>
          <table:table-cell office:value-type="float" office:value="45.6360832978861" calcext:value-type="float">
            <text:p>45,63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gypt, Arab Rep.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23803862443059" calcext:value-type="float">
            <text:p>0,0224</text:p>
          </table:table-cell>
          <table:table-cell office:value-type="float" office:value="3.08534106082925" calcext:value-type="float">
            <text:p>3,0853</text:p>
          </table:table-cell>
          <table:table-cell office:value-type="float" office:value="0.337753776757192" calcext:value-type="float">
            <text:p>0,3378</text:p>
          </table:table-cell>
          <table:table-cell office:value-type="float" office:value="9.20849386434177" calcext:value-type="float">
            <text:p>9,2085</text:p>
          </table:table-cell>
          <table:table-cell office:value-type="float" office:value="0.471975046114184" calcext:value-type="float">
            <text:p>0,4720</text:p>
          </table:table-cell>
          <table:table-cell office:value-type="float" office:value="2.43500218055658" calcext:value-type="float">
            <text:p>2,4350</text:p>
          </table:table-cell>
          <table:table-cell office:value-type="float" office:value="14.4695836716616" calcext:value-type="float">
            <text:p>14,4696</text:p>
          </table:table-cell>
          <table:table-cell office:value-type="float" office:value="6.2456631337744" calcext:value-type="float">
            <text:p>6,2457</text:p>
          </table:table-cell>
          <table:table-cell office:value-type="float" office:value="2.01678945593273" calcext:value-type="float">
            <text:p>2,0168</text:p>
          </table:table-cell>
          <table:table-cell office:value-type="float" office:value="16.8413264929505" calcext:value-type="float">
            <text:p>16,8413</text:p>
          </table:table-cell>
          <table:table-cell office:value-type="float" office:value="40.6509454706913" calcext:value-type="float">
            <text:p>40,65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988717487440116" calcext:value-type="float">
            <text:p>0,0099</text:p>
          </table:table-cell>
          <table:table-cell office:value-type="float" office:value="0" calcext:value-type="float">
            <text:p>0,0000</text:p>
          </table:table-cell>
          <table:table-cell office:value-type="float" office:value="0.339556406843619" calcext:value-type="float">
            <text:p>0,3396</text:p>
          </table:table-cell>
          <table:table-cell office:value-type="float" office:value="8.64462886021101" calcext:value-type="float">
            <text:p>8,6446</text:p>
          </table:table-cell>
          <table:table-cell office:value-type="float" office:value="0.424976189844298" calcext:value-type="float">
            <text:p>0,4250</text:p>
          </table:table-cell>
          <table:table-cell office:value-type="float" office:value="3.71125187529755" calcext:value-type="float">
            <text:p>3,7113</text:p>
          </table:table-cell>
          <table:table-cell office:value-type="float" office:value="17.5481562370395" calcext:value-type="float">
            <text:p>17,5482</text:p>
          </table:table-cell>
          <table:table-cell office:value-type="float" office:value="1.5026946862628" calcext:value-type="float">
            <text:p>1,5027</text:p>
          </table:table-cell>
          <table:table-cell office:value-type="float" office:value="0.579779300833908" calcext:value-type="float">
            <text:p>0,5798</text:p>
          </table:table-cell>
          <table:table-cell office:value-type="float" office:value="18.8801111886558" calcext:value-type="float">
            <text:p>18,8801</text:p>
          </table:table-cell>
          <table:table-cell office:value-type="float" office:value="74.4325453152202" calcext:value-type="float">
            <text:p>74,43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02576676125175" calcext:value-type="float">
            <text:p>0,0103</text:p>
          </table:table-cell>
          <table:table-cell office:value-type="float" office:value="0" calcext:value-type="float">
            <text:p>0,0000</text:p>
          </table:table-cell>
          <table:table-cell office:value-type="float" office:value="0.353315135020218" calcext:value-type="float">
            <text:p>0,3533</text:p>
          </table:table-cell>
          <table:table-cell office:value-type="float" office:value="8.64462886021101" calcext:value-type="float">
            <text:p>8,6446</text:p>
          </table:table-cell>
          <table:table-cell office:value-type="float" office:value="0.436441466776759" calcext:value-type="float">
            <text:p>0,4364</text:p>
          </table:table-cell>
          <table:table-cell office:value-type="float" office:value="1.06615183714648" calcext:value-type="float">
            <text:p>1,0662</text:p>
          </table:table-cell>
          <table:table-cell office:value-type="float" office:value="17.6938407879822" calcext:value-type="float">
            <text:p>17,6938</text:p>
          </table:table-cell>
          <table:table-cell office:value-type="float" office:value="2.96887705668189" calcext:value-type="float">
            <text:p>2,9689</text:p>
          </table:table-cell>
          <table:table-cell office:value-type="float" office:value="0.524387110848465" calcext:value-type="float">
            <text:p>0,5244</text:p>
          </table:table-cell>
          <table:table-cell office:value-type="float" office:value="18.0964929272775" calcext:value-type="float">
            <text:p>18,0965</text:p>
          </table:table-cell>
          <table:table-cell office:value-type="float" office:value="76.2217456859961" calcext:value-type="float">
            <text:p>76,22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0398380530672338" calcext:value-type="float">
            <text:p>0,0040</text:p>
          </table:table-cell>
          <table:table-cell office:value-type="float" office:value="0" calcext:value-type="float">
            <text:p>0,0000</text:p>
          </table:table-cell>
          <table:table-cell office:value-type="float" office:value="0.37219328860874" calcext:value-type="float">
            <text:p>0,3722</text:p>
          </table:table-cell>
          <table:table-cell office:value-type="float" office:value="8.64462886021101" calcext:value-type="float">
            <text:p>8,6446</text:p>
          </table:table-cell>
          <table:table-cell office:value-type="float" office:value="0.445271206211047" calcext:value-type="float">
            <text:p>0,4453</text:p>
          </table:table-cell>
          <table:table-cell office:value-type="float" office:value="2.64681242347754" calcext:value-type="float">
            <text:p>2,6468</text:p>
          </table:table-cell>
          <table:table-cell office:value-type="float" office:value="16.6858634096008" calcext:value-type="float">
            <text:p>16,6859</text:p>
          </table:table-cell>
          <table:table-cell office:value-type="float" office:value="2.71626679934933" calcext:value-type="float">
            <text:p>2,7163</text:p>
          </table:table-cell>
          <table:table-cell office:value-type="float" office:value="0.488461427034877" calcext:value-type="float">
            <text:p>0,4885</text:p>
          </table:table-cell>
          <table:table-cell office:value-type="float" office:value="17.5575824624339" calcext:value-type="float">
            <text:p>17,5576</text:p>
          </table:table-cell>
          <table:table-cell office:value-type="float" office:value="77.2524561767537" calcext:value-type="float">
            <text:p>77,25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20285794912298" calcext:value-type="float">
            <text:p>0,0220</text:p>
          </table:table-cell>
          <table:table-cell office:value-type="float" office:value="0" calcext:value-type="float">
            <text:p>0,0000</text:p>
          </table:table-cell>
          <table:table-cell office:value-type="float" office:value="0.353747033052561" calcext:value-type="float">
            <text:p>0,3537</text:p>
          </table:table-cell>
          <table:table-cell office:value-type="float" office:value="8.64462886021101" calcext:value-type="float">
            <text:p>8,6446</text:p>
          </table:table-cell>
          <table:table-cell office:value-type="float" office:value="0.43186303428786" calcext:value-type="float">
            <text:p>0,4319</text:p>
          </table:table-cell>
          <table:table-cell office:value-type="float" office:value="3.47761567093061" calcext:value-type="float">
            <text:p>3,4776</text:p>
          </table:table-cell>
          <table:table-cell office:value-type="float" office:value="16.2928274044116" calcext:value-type="float">
            <text:p>16,2928</text:p>
          </table:table-cell>
          <table:table-cell office:value-type="float" office:value="4.2677238453321" calcext:value-type="float">
            <text:p>4,2677</text:p>
          </table:table-cell>
          <table:table-cell office:value-type="float" office:value="0.468606319846985" calcext:value-type="float">
            <text:p>0,4686</text:p>
          </table:table-cell>
          <table:table-cell office:value-type="float" office:value="16.6257298084078" calcext:value-type="float">
            <text:p>16,6257</text:p>
          </table:table-cell>
          <table:table-cell office:value-type="float" office:value="77.4213867973796" calcext:value-type="float">
            <text:p>77,42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79586084143426" calcext:value-type="float">
            <text:p>0,0380</text:p>
          </table:table-cell>
          <table:table-cell office:value-type="float" office:value="0" calcext:value-type="float">
            <text:p>0,0000</text:p>
          </table:table-cell>
          <table:table-cell office:value-type="float" office:value="0.311344970027494" calcext:value-type="float">
            <text:p>0,3113</text:p>
          </table:table-cell>
          <table:table-cell office:value-type="float" office:value="8.64462886021101" calcext:value-type="float">
            <text:p>8,6446</text:p>
          </table:table-cell>
          <table:table-cell office:value-type="float" office:value="0.482212053196022" calcext:value-type="float">
            <text:p>0,4822</text:p>
          </table:table-cell>
          <table:table-cell office:value-type="float" office:value="1.50707320021972" calcext:value-type="float">
            <text:p>1,5071</text:p>
          </table:table-cell>
          <table:table-cell office:value-type="float" office:value="16.8883074069826" calcext:value-type="float">
            <text:p>16,8883</text:p>
          </table:table-cell>
          <table:table-cell office:value-type="float" office:value="4.32676265855767" calcext:value-type="float">
            <text:p>4,3268</text:p>
          </table:table-cell>
          <table:table-cell office:value-type="float" office:value="0.455375225523418" calcext:value-type="float">
            <text:p>0,4554</text:p>
          </table:table-cell>
          <table:table-cell office:value-type="float" office:value="16.3505535889305" calcext:value-type="float">
            <text:p>16,3506</text:p>
          </table:table-cell>
          <table:table-cell office:value-type="float" office:value="80.2741448314207" calcext:value-type="float">
            <text:p>80,27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39871853977835" calcext:value-type="float">
            <text:p>0,0140</text:p>
          </table:table-cell>
          <table:table-cell office:value-type="float" office:value="0" calcext:value-type="float">
            <text:p>0,0000</text:p>
          </table:table-cell>
          <table:table-cell office:value-type="float" office:value="0.3054350372308" calcext:value-type="float">
            <text:p>0,3054</text:p>
          </table:table-cell>
          <table:table-cell office:value-type="float" office:value="8.73284867225802" calcext:value-type="float">
            <text:p>8,7328</text:p>
          </table:table-cell>
          <table:table-cell office:value-type="float" office:value="0.461445206766448" calcext:value-type="float">
            <text:p>0,4614</text:p>
          </table:table-cell>
          <table:table-cell office:value-type="float" office:value="9.1143469541398" calcext:value-type="float">
            <text:p>9,1143</text:p>
          </table:table-cell>
          <table:table-cell office:value-type="float" office:value="18.5229610903837" calcext:value-type="float">
            <text:p>18,5230</text:p>
          </table:table-cell>
          <table:table-cell office:value-type="float" office:value="4.38208669042342" calcext:value-type="float">
            <text:p>4,3821</text:p>
          </table:table-cell>
          <table:table-cell office:value-type="float" office:value="0.444763575333988" calcext:value-type="float">
            <text:p>0,4448</text:p>
          </table:table-cell>
          <table:table-cell office:value-type="float" office:value="16.2263133067626" calcext:value-type="float">
            <text:p>16,2263</text:p>
          </table:table-cell>
          <table:table-cell office:value-type="float" office:value="84.8535857564031" calcext:value-type="float">
            <text:p>84,85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6649197947471" calcext:value-type="float">
            <text:p>0,0166</text:p>
          </table:table-cell>
          <table:table-cell office:value-type="float" office:value="0" calcext:value-type="float">
            <text:p>0,0000</text:p>
          </table:table-cell>
          <table:table-cell office:value-type="float" office:value="0.29971496132303" calcext:value-type="float">
            <text:p>0,2997</text:p>
          </table:table-cell>
          <table:table-cell office:value-type="float" office:value="8.73284867225802" calcext:value-type="float">
            <text:p>8,7328</text:p>
          </table:table-cell>
          <table:table-cell office:value-type="float" office:value="0.48620874091437" calcext:value-type="float">
            <text:p>0,4862</text:p>
          </table:table-cell>
          <table:table-cell office:value-type="float" office:value="5.02060217626773" calcext:value-type="float">
            <text:p>5,0206</text:p>
          </table:table-cell>
          <table:table-cell office:value-type="float" office:value="18.6674889842801" calcext:value-type="float">
            <text:p>18,6675</text:p>
          </table:table-cell>
          <table:table-cell office:value-type="float" office:value="3.52981559312877" calcext:value-type="float">
            <text:p>3,5298</text:p>
          </table:table-cell>
          <table:table-cell office:value-type="float" office:value="0.439995671208227" calcext:value-type="float">
            <text:p>0,4400</text:p>
          </table:table-cell>
          <table:table-cell office:value-type="float" office:value="16.864119593974" calcext:value-type="float">
            <text:p>16,8641</text:p>
          </table:table-cell>
          <table:table-cell office:value-type="float" office:value="81.236604541261" calcext:value-type="float">
            <text:p>81,23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254589910607921" calcext:value-type="float">
            <text:p>-0,0255</text:p>
          </table:table-cell>
          <table:table-cell office:value-type="float" office:value="0" calcext:value-type="float">
            <text:p>0,0000</text:p>
          </table:table-cell>
          <table:table-cell office:value-type="float" office:value="0.279485777668143" calcext:value-type="float">
            <text:p>0,2795</text:p>
          </table:table-cell>
          <table:table-cell office:value-type="float" office:value="8.73284867225802" calcext:value-type="float">
            <text:p>8,7328</text:p>
          </table:table-cell>
          <table:table-cell office:value-type="float" office:value="0.446063371734515" calcext:value-type="float">
            <text:p>0,4461</text:p>
          </table:table-cell>
          <table:table-cell office:value-type="float" office:value="2.09486447153489" calcext:value-type="float">
            <text:p>2,0949</text:p>
          </table:table-cell>
          <table:table-cell office:value-type="float" office:value="15.148609082257" calcext:value-type="float">
            <text:p>15,1486</text:p>
          </table:table-cell>
          <table:table-cell office:value-type="float" office:value="-0.0598022013120811" calcext:value-type="float">
            <text:p>-0,0598</text:p>
          </table:table-cell>
          <table:table-cell office:value-type="float" office:value="0.44049600370466" calcext:value-type="float">
            <text:p>0,4405</text:p>
          </table:table-cell>
          <table:table-cell office:value-type="float" office:value="16.1789122089699" calcext:value-type="float">
            <text:p>16,1789</text:p>
          </table:table-cell>
          <table:table-cell office:value-type="float" office:value="67.8999762676524" calcext:value-type="float">
            <text:p>67,90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63969164221234" calcext:value-type="float">
            <text:p>0,0164</text:p>
          </table:table-cell>
          <table:table-cell office:value-type="float" office:value="0" calcext:value-type="float">
            <text:p>0,0000</text:p>
          </table:table-cell>
          <table:table-cell office:value-type="float" office:value="0.263037867657715" calcext:value-type="float">
            <text:p>0,2630</text:p>
          </table:table-cell>
          <table:table-cell office:value-type="float" office:value="8.73284867225802" calcext:value-type="float">
            <text:p>8,7328</text:p>
          </table:table-cell>
          <table:table-cell office:value-type="float" office:value="0.478178785672669" calcext:value-type="float">
            <text:p>0,4782</text:p>
          </table:table-cell>
          <table:table-cell office:value-type="float" office:value="-0.613406192808094" calcext:value-type="float">
            <text:p>-0,6134</text:p>
          </table:table-cell>
          <table:table-cell office:value-type="float" office:value="14.7530976171062" calcext:value-type="float">
            <text:p>14,7531</text:p>
          </table:table-cell>
          <table:table-cell office:value-type="float" office:value="2.64617050460372" calcext:value-type="float">
            <text:p>2,6462</text:p>
          </table:table-cell>
          <table:table-cell office:value-type="float" office:value="0.444647422190366" calcext:value-type="float">
            <text:p>0,4446</text:p>
          </table:table-cell>
          <table:table-cell office:value-type="float" office:value="16.1409503760705" calcext:value-type="float">
            <text:p>16,1410</text:p>
          </table:table-cell>
          <table:table-cell office:value-type="float" office:value="73.5372781056364" calcext:value-type="float">
            <text:p>73,53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2888499048001" calcext:value-type="float">
            <text:p>0,0329</text:p>
          </table:table-cell>
          <table:table-cell office:value-type="float" office:value="0" calcext:value-type="float">
            <text:p>0,0000</text:p>
          </table:table-cell>
          <table:table-cell office:value-type="float" office:value="0.285908444704732" calcext:value-type="float">
            <text:p>0,2859</text:p>
          </table:table-cell>
          <table:table-cell office:value-type="float" office:value="8.73284867225802" calcext:value-type="float">
            <text:p>8,7328</text:p>
          </table:table-cell>
          <table:table-cell office:value-type="float" office:value="0.471556351364902" calcext:value-type="float">
            <text:p>0,4716</text:p>
          </table:table-cell>
          <table:table-cell office:value-type="float" office:value="0.603930846788838" calcext:value-type="float">
            <text:p>0,6039</text:p>
          </table:table-cell>
          <table:table-cell office:value-type="float" office:value="16.2875430386294" calcext:value-type="float">
            <text:p>16,2875</text:p>
          </table:table-cell>
          <table:table-cell office:value-type="float" office:value="5.91433027610424" calcext:value-type="float">
            <text:p>5,9143</text:p>
          </table:table-cell>
          <table:table-cell office:value-type="float" office:value="0.452110174302421" calcext:value-type="float">
            <text:p>0,4521</text:p>
          </table:table-cell>
          <table:table-cell office:value-type="float" office:value="16.2467715527848" calcext:value-type="float">
            <text:p>16,2468</text:p>
          </table:table-cell>
          <table:table-cell office:value-type="float" office:value="75.0475599042887" calcext:value-type="float">
            <text:p>75,04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31304342312608" calcext:value-type="float">
            <text:p>0,0231</text:p>
          </table:table-cell>
          <table:table-cell office:value-type="float" office:value="0" calcext:value-type="float">
            <text:p>0,0000</text:p>
          </table:table-cell>
          <table:table-cell office:value-type="float" office:value="0.291861430830883" calcext:value-type="float">
            <text:p>0,2919</text:p>
          </table:table-cell>
          <table:table-cell office:value-type="float" office:value="8.8017943935739" calcext:value-type="float">
            <text:p>8,8018</text:p>
          </table:table-cell>
          <table:table-cell office:value-type="float" office:value="0.489575101525832" calcext:value-type="float">
            <text:p>0,4896</text:p>
          </table:table-cell>
          <table:table-cell office:value-type="float" office:value="2.01123851842698" calcext:value-type="float">
            <text:p>2,0112</text:p>
          </table:table-cell>
          <table:table-cell office:value-type="float" office:value="16.5962059656077" calcext:value-type="float">
            <text:p>16,5962</text:p>
          </table:table-cell>
          <table:table-cell office:value-type="float" office:value="2.54892863532534" calcext:value-type="float">
            <text:p>2,5489</text:p>
          </table:table-cell>
          <table:table-cell office:value-type="float" office:value="0.462163675828822" calcext:value-type="float">
            <text:p>0,4622</text:p>
          </table:table-cell>
          <table:table-cell office:value-type="float" office:value="16.1734090277948" calcext:value-type="float">
            <text:p>16,1734</text:p>
          </table:table-cell>
          <table:table-cell office:value-type="float" office:value="73.5963041229661" calcext:value-type="float">
            <text:p>73,59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87386867235109" calcext:value-type="float">
            <text:p>0,0187</text:p>
          </table:table-cell>
          <table:table-cell office:value-type="float" office:value="0" calcext:value-type="float">
            <text:p>0,0000</text:p>
          </table:table-cell>
          <table:table-cell office:value-type="float" office:value="0.312008820699787" calcext:value-type="float">
            <text:p>0,3120</text:p>
          </table:table-cell>
          <table:table-cell office:value-type="float" office:value="8.8017943935739" calcext:value-type="float">
            <text:p>8,8018</text:p>
          </table:table-cell>
          <table:table-cell office:value-type="float" office:value="0.481670215703133" calcext:value-type="float">
            <text:p>0,4817</text:p>
          </table:table-cell>
          <table:table-cell office:value-type="float" office:value="1.11490806581123" calcext:value-type="float">
            <text:p>1,1149</text:p>
          </table:table-cell>
          <table:table-cell office:value-type="float" office:value="17.5450220073557" calcext:value-type="float">
            <text:p>17,5450</text:p>
          </table:table-cell>
          <table:table-cell office:value-type="float" office:value="0.380404512610795" calcext:value-type="float">
            <text:p>0,3804</text:p>
          </table:table-cell>
          <table:table-cell office:value-type="float" office:value="0.473556778840406" calcext:value-type="float">
            <text:p>0,4736</text:p>
          </table:table-cell>
          <table:table-cell office:value-type="float" office:value="15.9254493134605" calcext:value-type="float">
            <text:p>15,9254</text:p>
          </table:table-cell>
          <table:table-cell office:value-type="float" office:value="75.0089338433642" calcext:value-type="float">
            <text:p>75,00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4745723506886" calcext:value-type="float">
            <text:p>0,0147</text:p>
          </table:table-cell>
          <table:table-cell office:value-type="float" office:value="0" calcext:value-type="float">
            <text:p>0,0000</text:p>
          </table:table-cell>
          <table:table-cell office:value-type="float" office:value="0.348119993052354" calcext:value-type="float">
            <text:p>0,3481</text:p>
          </table:table-cell>
          <table:table-cell office:value-type="float" office:value="8.8017943935739" calcext:value-type="float">
            <text:p>8,8018</text:p>
          </table:table-cell>
          <table:table-cell office:value-type="float" office:value="0.500751221161615" calcext:value-type="float">
            <text:p>0,5008</text:p>
          </table:table-cell>
          <table:table-cell office:value-type="float" office:value="2.2408951362935" calcext:value-type="float">
            <text:p>2,2409</text:p>
          </table:table-cell>
          <table:table-cell office:value-type="float" office:value="15.5914936655093" calcext:value-type="float">
            <text:p>15,5915</text:p>
          </table:table-cell>
          <table:table-cell office:value-type="float" office:value="0.77390266954167" calcext:value-type="float">
            <text:p>0,7739</text:p>
          </table:table-cell>
          <table:table-cell office:value-type="float" office:value="0.485351774818735" calcext:value-type="float">
            <text:p>0,4854</text:p>
          </table:table-cell>
          <table:table-cell office:value-type="float" office:value="15.8846419233657" calcext:value-type="float">
            <text:p>15,8846</text:p>
          </table:table-cell>
          <table:table-cell office:value-type="float" office:value="73.0355347935508" calcext:value-type="float">
            <text:p>73,03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85290213022391" calcext:value-type="float">
            <text:p>0,0185</text:p>
          </table:table-cell>
          <table:table-cell office:value-type="float" office:value="0" calcext:value-type="float">
            <text:p>0,0000</text:p>
          </table:table-cell>
          <table:table-cell office:value-type="float" office:value="0.320609367927963" calcext:value-type="float">
            <text:p>0,3206</text:p>
          </table:table-cell>
          <table:table-cell office:value-type="float" office:value="8.8017943935739" calcext:value-type="float">
            <text:p>8,8018</text:p>
          </table:table-cell>
          <table:table-cell office:value-type="float" office:value="0.513547380591285" calcext:value-type="float">
            <text:p>0,5135</text:p>
          </table:table-cell>
          <table:table-cell office:value-type="float" office:value="2.10997804482034" calcext:value-type="float">
            <text:p>2,1100</text:p>
          </table:table-cell>
          <table:table-cell office:value-type="float" office:value="15.5779818021822" calcext:value-type="float">
            <text:p>15,5780</text:p>
          </table:table-cell>
          <table:table-cell office:value-type="float" office:value="0.186748901456951" calcext:value-type="float">
            <text:p>0,1867</text:p>
          </table:table-cell>
          <table:table-cell office:value-type="float" office:value="0.496901567748348" calcext:value-type="float">
            <text:p>0,4969</text:p>
          </table:table-cell>
          <table:table-cell office:value-type="float" office:value="16.0131879996152" calcext:value-type="float">
            <text:p>16,0132</text:p>
          </table:table-cell>
          <table:table-cell office:value-type="float" office:value="72.2613629616461" calcext:value-type="float">
            <text:p>72,26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03834486820202" calcext:value-type="float">
            <text:p>0,0204</text:p>
          </table:table-cell>
          <table:table-cell office:value-type="float" office:value="0" calcext:value-type="float">
            <text:p>0,0000</text:p>
          </table:table-cell>
          <table:table-cell office:value-type="float" office:value="0.289123088277602" calcext:value-type="float">
            <text:p>0,2891</text:p>
          </table:table-cell>
          <table:table-cell office:value-type="float" office:value="8.8017943935739" calcext:value-type="float">
            <text:p>8,8018</text:p>
          </table:table-cell>
          <table:table-cell office:value-type="float" office:value="0.52201659465673" calcext:value-type="float">
            <text:p>0,5220</text:p>
          </table:table-cell>
          <table:table-cell office:value-type="float" office:value="1.98504180948766" calcext:value-type="float">
            <text:p>1,9850</text:p>
          </table:table-cell>
          <table:table-cell office:value-type="float" office:value="15.4075566569447" calcext:value-type="float">
            <text:p>15,4076</text:p>
          </table:table-cell>
          <table:table-cell office:value-type="float" office:value="0.624392734502195" calcext:value-type="float">
            <text:p>0,6244</text:p>
          </table:table-cell>
          <table:table-cell office:value-type="float" office:value="0.509497673280554" calcext:value-type="float">
            <text:p>0,5095</text:p>
          </table:table-cell>
          <table:table-cell office:value-type="float" office:value="15.7035976677622" calcext:value-type="float">
            <text:p>15,7036</text:p>
          </table:table-cell>
          <table:table-cell office:value-type="float" office:value="70.3415965608437" calcext:value-type="float">
            <text:p>70,34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653236912418755" calcext:value-type="float">
            <text:p>0,0653</text:p>
          </table:table-cell>
          <table:table-cell office:value-type="float" office:value="0.10232629949663" calcext:value-type="float">
            <text:p>0,1023</text:p>
          </table:table-cell>
          <table:table-cell office:value-type="float" office:value="0.677342711107515" calcext:value-type="float">
            <text:p>0,6773</text:p>
          </table:table-cell>
          <table:table-cell office:value-type="float" office:value="9.79425049274373" calcext:value-type="float">
            <text:p>9,7943</text:p>
          </table:table-cell>
          <table:table-cell office:value-type="float" office:value="0.598606971834999" calcext:value-type="float">
            <text:p>0,5986</text:p>
          </table:table-cell>
          <table:table-cell office:value-type="float" office:value="4.61938062540007" calcext:value-type="float">
            <text:p>4,6194</text:p>
          </table:table-cell>
          <table:table-cell office:value-type="float" office:value="30.5393066171714" calcext:value-type="float">
            <text:p>30,5393</text:p>
          </table:table-cell>
          <table:table-cell office:value-type="float" office:value="5.04794724557114" calcext:value-type="float">
            <text:p>5,0479</text:p>
          </table:table-cell>
          <table:table-cell office:value-type="float" office:value="-0.633433796423808" calcext:value-type="float">
            <text:p>-0,6334</text:p>
          </table:table-cell>
          <table:table-cell office:value-type="float" office:value="15.7544033701126" calcext:value-type="float">
            <text:p>15,7544</text:p>
          </table:table-cell>
          <table:table-cell office:value-type="float" office:value="98.754082924774" calcext:value-type="float">
            <text:p>98,75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778167061275479" calcext:value-type="float">
            <text:p>0,0778</text:p>
          </table:table-cell>
          <table:table-cell office:value-type="float" office:value="0.101604202054627" calcext:value-type="float">
            <text:p>0,1016</text:p>
          </table:table-cell>
          <table:table-cell office:value-type="float" office:value="0.672525488400438" calcext:value-type="float">
            <text:p>0,6725</text:p>
          </table:table-cell>
          <table:table-cell office:value-type="float" office:value="9.79425049274373" calcext:value-type="float">
            <text:p>9,7943</text:p>
          </table:table-cell>
          <table:table-cell office:value-type="float" office:value="0.611281125993148" calcext:value-type="float">
            <text:p>0,6113</text:p>
          </table:table-cell>
          <table:table-cell office:value-type="float" office:value="10.5527682190663" calcext:value-type="float">
            <text:p>10,5528</text:p>
          </table:table-cell>
          <table:table-cell office:value-type="float" office:value="32.6997345317551" calcext:value-type="float">
            <text:p>32,6997</text:p>
          </table:table-cell>
          <table:table-cell office:value-type="float" office:value="4.29339396818207" calcext:value-type="float">
            <text:p>4,2934</text:p>
          </table:table-cell>
          <table:table-cell office:value-type="float" office:value="-0.627622448059203" calcext:value-type="float">
            <text:p>-0,6276</text:p>
          </table:table-cell>
          <table:table-cell office:value-type="float" office:value="15.793404519635" calcext:value-type="float">
            <text:p>15,7934</text:p>
          </table:table-cell>
          <table:table-cell office:value-type="float" office:value="103.091196100339" calcext:value-type="float">
            <text:p>103,09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670238792088185" calcext:value-type="float">
            <text:p>0,0670</text:p>
          </table:table-cell>
          <table:table-cell office:value-type="float" office:value="0.113663175982922" calcext:value-type="float">
            <text:p>0,1137</text:p>
          </table:table-cell>
          <table:table-cell office:value-type="float" office:value="0.708143832080494" calcext:value-type="float">
            <text:p>0,7081</text:p>
          </table:table-cell>
          <table:table-cell office:value-type="float" office:value="9.79425049274373" calcext:value-type="float">
            <text:p>9,7943</text:p>
          </table:table-cell>
          <table:table-cell office:value-type="float" office:value="0.610398317921413" calcext:value-type="float">
            <text:p>0,6104</text:p>
          </table:table-cell>
          <table:table-cell office:value-type="float" office:value="9.0097414508336" calcext:value-type="float">
            <text:p>9,0097</text:p>
          </table:table-cell>
          <table:table-cell office:value-type="float" office:value="31.780146331911" calcext:value-type="float">
            <text:p>31,7801</text:p>
          </table:table-cell>
          <table:table-cell office:value-type="float" office:value="4.86740508788668" calcext:value-type="float">
            <text:p>4,8674</text:p>
          </table:table-cell>
          <table:table-cell office:value-type="float" office:value="-0.597820510395586" calcext:value-type="float">
            <text:p>-0,5978</text:p>
          </table:table-cell>
          <table:table-cell office:value-type="float" office:value="14.9953052523384" calcext:value-type="float">
            <text:p>14,9953</text:p>
          </table:table-cell>
          <table:table-cell office:value-type="float" office:value="113.173377257433" calcext:value-type="float">
            <text:p>113,17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953229328765506" calcext:value-type="float">
            <text:p>0,0953</text:p>
          </table:table-cell>
          <table:table-cell office:value-type="float" office:value="0.167226837696202" calcext:value-type="float">
            <text:p>0,1672</text:p>
          </table:table-cell>
          <table:table-cell office:value-type="float" office:value="0.713981154796158" calcext:value-type="float">
            <text:p>0,7140</text:p>
          </table:table-cell>
          <table:table-cell office:value-type="float" office:value="9.79425049274373" calcext:value-type="float">
            <text:p>9,7943</text:p>
          </table:table-cell>
          <table:table-cell office:value-type="float" office:value="0.628652507043462" calcext:value-type="float">
            <text:p>0,6287</text:p>
          </table:table-cell>
          <table:table-cell office:value-type="float" office:value="22.3281328494402" calcext:value-type="float">
            <text:p>22,3281</text:p>
          </table:table-cell>
          <table:table-cell office:value-type="float" office:value="32.896608574188" calcext:value-type="float">
            <text:p>32,8966</text:p>
          </table:table-cell>
          <table:table-cell office:value-type="float" office:value="6.07170491201856" calcext:value-type="float">
            <text:p>6,0717</text:p>
          </table:table-cell>
          <table:table-cell office:value-type="float" office:value="-0.572255524659659" calcext:value-type="float">
            <text:p>-0,5723</text:p>
          </table:table-cell>
          <table:table-cell office:value-type="float" office:value="14.7361324808416" calcext:value-type="float">
            <text:p>14,7361</text:p>
          </table:table-cell>
          <table:table-cell office:value-type="float" office:value="122.36116574401" calcext:value-type="float">
            <text:p>122,36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103675359379039" calcext:value-type="float">
            <text:p>0,1037</text:p>
          </table:table-cell>
          <table:table-cell office:value-type="float" office:value="0.184056370715054" calcext:value-type="float">
            <text:p>0,1841</text:p>
          </table:table-cell>
          <table:table-cell office:value-type="float" office:value="0.757278568734211" calcext:value-type="float">
            <text:p>0,7573</text:p>
          </table:table-cell>
          <table:table-cell office:value-type="float" office:value="9.79425049274373" calcext:value-type="float">
            <text:p>9,7943</text:p>
          </table:table-cell>
          <table:table-cell office:value-type="float" office:value="0.636108010309176" calcext:value-type="float">
            <text:p>0,6361</text:p>
          </table:table-cell>
          <table:table-cell office:value-type="float" office:value="13.0407338252762" calcext:value-type="float">
            <text:p>13,0407</text:p>
          </table:table-cell>
          <table:table-cell office:value-type="float" office:value="36.7395851063314" calcext:value-type="float">
            <text:p>36,7396</text:p>
          </table:table-cell>
          <table:table-cell office:value-type="float" office:value="8.87790505210914" calcext:value-type="float">
            <text:p>8,8779</text:p>
          </table:table-cell>
          <table:table-cell office:value-type="float" office:value="-0.589655559840225" calcext:value-type="float">
            <text:p>-0,5897</text:p>
          </table:table-cell>
          <table:table-cell office:value-type="float" office:value="14.4826819368311" calcext:value-type="float">
            <text:p>14,4827</text:p>
          </table:table-cell>
          <table:table-cell office:value-type="float" office:value="127.876689887683" calcext:value-type="float">
            <text:p>127,87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791886520395693" calcext:value-type="float">
            <text:p>0,0792</text:p>
          </table:table-cell>
          <table:table-cell office:value-type="float" office:value="0.160584590475965" calcext:value-type="float">
            <text:p>0,1606</text:p>
          </table:table-cell>
          <table:table-cell office:value-type="float" office:value="0.765401095825613" calcext:value-type="float">
            <text:p>0,7654</text:p>
          </table:table-cell>
          <table:table-cell office:value-type="float" office:value="10.2175305783191" calcext:value-type="float">
            <text:p>10,2175</text:p>
          </table:table-cell>
          <table:table-cell office:value-type="float" office:value="0.654174619241373" calcext:value-type="float">
            <text:p>0,6542</text:p>
          </table:table-cell>
          <table:table-cell office:value-type="float" office:value="15.4203967545396" calcext:value-type="float">
            <text:p>15,4204</text:p>
          </table:table-cell>
          <table:table-cell office:value-type="float" office:value="36.5716613368799" calcext:value-type="float">
            <text:p>36,5717</text:p>
          </table:table-cell>
          <table:table-cell office:value-type="float" office:value="11.510459064609" calcext:value-type="float">
            <text:p>11,5105</text:p>
          </table:table-cell>
          <table:table-cell office:value-type="float" office:value="-0.456188535090031" calcext:value-type="float">
            <text:p>-0,4562</text:p>
          </table:table-cell>
          <table:table-cell office:value-type="float" office:value="13.9786172778133" calcext:value-type="float">
            <text:p>13,9786</text:p>
          </table:table-cell>
          <table:table-cell office:value-type="float" office:value="133.885458235542" calcext:value-type="float">
            <text:p>133,88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530370586861455" calcext:value-type="float">
            <text:p>-0,0530</text:p>
          </table:table-cell>
          <table:table-cell office:value-type="float" office:value="0.233907840572363" calcext:value-type="float">
            <text:p>0,2339</text:p>
          </table:table-cell>
          <table:table-cell office:value-type="float" office:value="0.772008386999698" calcext:value-type="float">
            <text:p>0,7720</text:p>
          </table:table-cell>
          <table:table-cell office:value-type="float" office:value="10.2175305783191" calcext:value-type="float">
            <text:p>10,2175</text:p>
          </table:table-cell>
          <table:table-cell office:value-type="float" office:value="0.64966293389255" calcext:value-type="float">
            <text:p>0,6497</text:p>
          </table:table-cell>
          <table:table-cell office:value-type="float" office:value="7.74261075215453" calcext:value-type="float">
            <text:p>7,7426</text:p>
          </table:table-cell>
          <table:table-cell office:value-type="float" office:value="31.1856578773977" calcext:value-type="float">
            <text:p>31,1857</text:p>
          </table:table-cell>
          <table:table-cell office:value-type="float" office:value="7.49280754965731" calcext:value-type="float">
            <text:p>7,4928</text:p>
          </table:table-cell>
          <table:table-cell office:value-type="float" office:value="-0.268133719541207" calcext:value-type="float">
            <text:p>-0,2681</text:p>
          </table:table-cell>
          <table:table-cell office:value-type="float" office:value="13.7935616311814" calcext:value-type="float">
            <text:p>13,7936</text:p>
          </table:table-cell>
          <table:table-cell office:value-type="float" office:value="137.470493051703" calcext:value-type="float">
            <text:p>137,47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157354186678083" calcext:value-type="float">
            <text:p>-0,1574</text:p>
          </table:table-cell>
          <table:table-cell office:value-type="float" office:value="0.157869433175937" calcext:value-type="float">
            <text:p>0,1579</text:p>
          </table:table-cell>
          <table:table-cell office:value-type="float" office:value="0.75483793505314" calcext:value-type="float">
            <text:p>0,7548</text:p>
          </table:table-cell>
          <table:table-cell office:value-type="float" office:value="10.2175305783191" calcext:value-type="float">
            <text:p>10,2175</text:p>
          </table:table-cell>
          <table:table-cell office:value-type="float" office:value="0.652968630098241" calcext:value-type="float">
            <text:p>0,6530</text:p>
          </table:table-cell>
          <table:table-cell office:value-type="float" office:value="9.49274702379897" calcext:value-type="float">
            <text:p>9,4927</text:p>
          </table:table-cell>
          <table:table-cell office:value-type="float" office:value="22.7264757709183" calcext:value-type="float">
            <text:p>22,7265</text:p>
          </table:table-cell>
          <table:table-cell office:value-type="float" office:value="0.430687766155174" calcext:value-type="float">
            <text:p>0,4307</text:p>
          </table:table-cell>
          <table:table-cell office:value-type="float" office:value="-0.192768077420229" calcext:value-type="float">
            <text:p>-0,1928</text:p>
          </table:table-cell>
          <table:table-cell office:value-type="float" office:value="12.2642637838981" calcext:value-type="float">
            <text:p>12,2643</text:p>
          </table:table-cell>
          <table:table-cell office:value-type="float" office:value="119.866059082426" calcext:value-type="float">
            <text:p>119,86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46199464788806" calcext:value-type="float">
            <text:p>0,0246</text:p>
          </table:table-cell>
          <table:table-cell office:value-type="float" office:value="0.243013523595818" calcext:value-type="float">
            <text:p>0,2430</text:p>
          </table:table-cell>
          <table:table-cell office:value-type="float" office:value="0.762037205737279" calcext:value-type="float">
            <text:p>0,7620</text:p>
          </table:table-cell>
          <table:table-cell office:value-type="float" office:value="10.2175305783191" calcext:value-type="float">
            <text:p>10,2175</text:p>
          </table:table-cell>
          <table:table-cell office:value-type="float" office:value="0.65168927439159" calcext:value-type="float">
            <text:p>0,6517</text:p>
          </table:table-cell>
          <table:table-cell office:value-type="float" office:value="13.3026104042515" calcext:value-type="float">
            <text:p>13,3026</text:p>
          </table:table-cell>
          <table:table-cell office:value-type="float" office:value="21.2328513704087" calcext:value-type="float">
            <text:p>21,2329</text:p>
          </table:table-cell>
          <table:table-cell office:value-type="float" office:value="1.7358840472963" calcext:value-type="float">
            <text:p>1,7359</text:p>
          </table:table-cell>
          <table:table-cell office:value-type="float" office:value="-0.22805796852935" calcext:value-type="float">
            <text:p>-0,2281</text:p>
          </table:table-cell>
          <table:table-cell office:value-type="float" office:value="13.7246427964749" calcext:value-type="float">
            <text:p>13,7246</text:p>
          </table:table-cell>
          <table:table-cell office:value-type="float" office:value="143.800151545203" calcext:value-type="float">
            <text:p>143,80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762611986691049" calcext:value-type="float">
            <text:p>0,0763</text:p>
          </table:table-cell>
          <table:table-cell office:value-type="float" office:value="0.333285342607547" calcext:value-type="float">
            <text:p>0,3333</text:p>
          </table:table-cell>
          <table:table-cell office:value-type="float" office:value="0.768131657111642" calcext:value-type="float">
            <text:p>0,7681</text:p>
          </table:table-cell>
          <table:table-cell office:value-type="float" office:value="10.2175305783191" calcext:value-type="float">
            <text:p>10,2175</text:p>
          </table:table-cell>
          <table:table-cell office:value-type="float" office:value="0.677785345892582" calcext:value-type="float">
            <text:p>0,6778</text:p>
          </table:table-cell>
          <table:table-cell office:value-type="float" office:value="4.82755814495961" calcext:value-type="float">
            <text:p>4,8276</text:p>
          </table:table-cell>
          <table:table-cell office:value-type="float" office:value="26.1993613034623" calcext:value-type="float">
            <text:p>26,1994</text:p>
          </table:table-cell>
          <table:table-cell office:value-type="float" office:value="5.26089642358522" calcext:value-type="float">
            <text:p>5,2609</text:p>
          </table:table-cell>
          <table:table-cell office:value-type="float" office:value="-0.303582823643979" calcext:value-type="float">
            <text:p>-0,3036</text:p>
          </table:table-cell>
          <table:table-cell office:value-type="float" office:value="14.5331432707623" calcext:value-type="float">
            <text:p>14,5331</text:p>
          </table:table-cell>
          <table:table-cell office:value-type="float" office:value="167.900694860328" calcext:value-type="float">
            <text:p>167,90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57502149083577" calcext:value-type="float">
            <text:p>0,0458</text:p>
          </table:table-cell>
          <table:table-cell office:value-type="float" office:value="0.320265964032258" calcext:value-type="float">
            <text:p>0,3203</text:p>
          </table:table-cell>
          <table:table-cell office:value-type="float" office:value="0.761378814016041" calcext:value-type="float">
            <text:p>0,7614</text:p>
          </table:table-cell>
          <table:table-cell office:value-type="float" office:value="10.1520395655002" calcext:value-type="float">
            <text:p>10,1520</text:p>
          </table:table-cell>
          <table:table-cell office:value-type="float" office:value="0.651736484502605" calcext:value-type="float">
            <text:p>0,6517</text:p>
          </table:table-cell>
          <table:table-cell office:value-type="float" office:value="7.75929201762176" calcext:value-type="float">
            <text:p>7,7593</text:p>
          </table:table-cell>
          <table:table-cell office:value-type="float" office:value="28.5893146958011" calcext:value-type="float">
            <text:p>28,5893</text:p>
          </table:table-cell>
          <table:table-cell office:value-type="float" office:value="3.15975211224848" calcext:value-type="float">
            <text:p>3,1598</text:p>
          </table:table-cell>
          <table:table-cell office:value-type="float" office:value="-0.357944411443807" calcext:value-type="float">
            <text:p>-0,3579</text:p>
          </table:table-cell>
          <table:table-cell office:value-type="float" office:value="13.9085697213805" calcext:value-type="float">
            <text:p>13,9086</text:p>
          </table:table-cell>
          <table:table-cell office:value-type="float" office:value="172.51234047199" calcext:value-type="float">
            <text:p>172,51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2739228628943" calcext:value-type="float">
            <text:p>0,0227</text:p>
          </table:table-cell>
          <table:table-cell office:value-type="float" office:value="0.270986855740259" calcext:value-type="float">
            <text:p>0,2710</text:p>
          </table:table-cell>
          <table:table-cell office:value-type="float" office:value="0.77184618678546" calcext:value-type="float">
            <text:p>0,7718</text:p>
          </table:table-cell>
          <table:table-cell office:value-type="float" office:value="10.1520395655002" calcext:value-type="float">
            <text:p>10,1520</text:p>
          </table:table-cell>
          <table:table-cell office:value-type="float" office:value="0.653554932479286" calcext:value-type="float">
            <text:p>0,6536</text:p>
          </table:table-cell>
          <table:table-cell office:value-type="float" office:value="4.37060668646512" calcext:value-type="float">
            <text:p>4,3706</text:p>
          </table:table-cell>
          <table:table-cell office:value-type="float" office:value="27.7464142626642" calcext:value-type="float">
            <text:p>27,7464</text:p>
          </table:table-cell>
          <table:table-cell office:value-type="float" office:value="3.5557432305834" calcext:value-type="float">
            <text:p>3,5557</text:p>
          </table:table-cell>
          <table:table-cell office:value-type="float" office:value="-0.355891802625531" calcext:value-type="float">
            <text:p>-0,3559</text:p>
          </table:table-cell>
          <table:table-cell office:value-type="float" office:value="13.6306193100052" calcext:value-type="float">
            <text:p>13,6306</text:p>
          </table:table-cell>
          <table:table-cell office:value-type="float" office:value="173.279722011267" calcext:value-type="float">
            <text:p>173,27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11197421081779" calcext:value-type="float">
            <text:p>0,0311</text:p>
          </table:table-cell>
          <table:table-cell office:value-type="float" office:value="0.228868324870069" calcext:value-type="float">
            <text:p>0,2289</text:p>
          </table:table-cell>
          <table:table-cell office:value-type="float" office:value="0.815972335845647" calcext:value-type="float">
            <text:p>0,8160</text:p>
          </table:table-cell>
          <table:table-cell office:value-type="float" office:value="10.1520395655002" calcext:value-type="float">
            <text:p>10,1520</text:p>
          </table:table-cell>
          <table:table-cell office:value-type="float" office:value="0.68749215738865" calcext:value-type="float">
            <text:p>0,6875</text:p>
          </table:table-cell>
          <table:table-cell office:value-type="float" office:value="6.69146114493639" calcext:value-type="float">
            <text:p>6,6915</text:p>
          </table:table-cell>
          <table:table-cell office:value-type="float" office:value="24.4292757007076" calcext:value-type="float">
            <text:p>24,4293</text:p>
          </table:table-cell>
          <table:table-cell office:value-type="float" office:value="1.47205041466245" calcext:value-type="float">
            <text:p>1,4721</text:p>
          </table:table-cell>
          <table:table-cell office:value-type="float" office:value="-0.262256175097854" calcext:value-type="float">
            <text:p>-0,2623</text:p>
          </table:table-cell>
          <table:table-cell office:value-type="float" office:value="14.066896876624" calcext:value-type="float">
            <text:p>14,0669</text:p>
          </table:table-cell>
          <table:table-cell office:value-type="float" office:value="173.500833845417" calcext:value-type="float">
            <text:p>173,500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59487242356366" calcext:value-type="float">
            <text:p>0,0159</text:p>
          </table:table-cell>
          <table:table-cell office:value-type="float" office:value="0.108275287848304" calcext:value-type="float">
            <text:p>0,1083</text:p>
          </table:table-cell>
          <table:table-cell office:value-type="float" office:value="0.805604068673846" calcext:value-type="float">
            <text:p>0,8056</text:p>
          </table:table-cell>
          <table:table-cell office:value-type="float" office:value="10.1520395655002" calcext:value-type="float">
            <text:p>10,1520</text:p>
          </table:table-cell>
          <table:table-cell office:value-type="float" office:value="0.6757193320969" calcext:value-type="float">
            <text:p>0,6757</text:p>
          </table:table-cell>
          <table:table-cell office:value-type="float" office:value="-3.11891669966987" calcext:value-type="float">
            <text:p>-3,1189</text:p>
          </table:table-cell>
          <table:table-cell office:value-type="float" office:value="23.6237399619485" calcext:value-type="float">
            <text:p>23,6237</text:p>
          </table:table-cell>
          <table:table-cell office:value-type="float" office:value="1.24619255843498" calcext:value-type="float">
            <text:p>1,2462</text:p>
          </table:table-cell>
          <table:table-cell office:value-type="float" office:value="0.0655525295417938" calcext:value-type="float">
            <text:p>0,0656</text:p>
          </table:table-cell>
          <table:table-cell office:value-type="float" office:value="13.8326033818369" calcext:value-type="float">
            <text:p>13,8326</text:p>
          </table:table-cell>
          <table:table-cell office:value-type="float" office:value="168.548440149866" calcext:value-type="float">
            <text:p>168,54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01315361628076" calcext:value-type="float">
            <text:p>0,0201</text:p>
          </table:table-cell>
          <table:table-cell office:value-type="float" office:value="0.121895114290756" calcext:value-type="float">
            <text:p>0,1219</text:p>
          </table:table-cell>
          <table:table-cell office:value-type="float" office:value="0.778899422988873" calcext:value-type="float">
            <text:p>0,7789</text:p>
          </table:table-cell>
          <table:table-cell office:value-type="float" office:value="10.1520395655002" calcext:value-type="float">
            <text:p>10,1520</text:p>
          </table:table-cell>
          <table:table-cell office:value-type="float" office:value="0.701062068112737" calcext:value-type="float">
            <text:p>0,7011</text:p>
          </table:table-cell>
          <table:table-cell office:value-type="float" office:value="3.91609815153892" calcext:value-type="float">
            <text:p>3,9161</text:p>
          </table:table-cell>
          <table:table-cell office:value-type="float" office:value="22.3350308470285" calcext:value-type="float">
            <text:p>22,3350</text:p>
          </table:table-cell>
          <table:table-cell office:value-type="float" office:value="1.59269239340263" calcext:value-type="float">
            <text:p>1,5927</text:p>
          </table:table-cell>
          <table:table-cell office:value-type="float" office:value="0.0291122255540077" calcext:value-type="float">
            <text:p>0,0291</text:p>
          </table:table-cell>
          <table:table-cell office:value-type="float" office:value="13.5245298548698" calcext:value-type="float">
            <text:p>13,5245</text:p>
          </table:table-cell>
          <table:table-cell office:value-type="float" office:value="172.844374972485" calcext:value-type="float">
            <text:p>172,84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54374956060184" calcext:value-type="float">
            <text:p>0,0354</text:p>
          </table:table-cell>
          <table:table-cell office:value-type="float" office:value="0" calcext:value-type="float">
            <text:p>0,0000</text:p>
          </table:table-cell>
          <table:table-cell office:value-type="float" office:value="0.299107675638056" calcext:value-type="float">
            <text:p>0,2991</text:p>
          </table:table-cell>
          <table:table-cell office:value-type="float" office:value="8.76649493717375" calcext:value-type="float">
            <text:p>8,7665</text:p>
          </table:table-cell>
          <table:table-cell office:value-type="float" office:value="0.615188828335734" calcext:value-type="float">
            <text:p>0,6152</text:p>
          </table:table-cell>
          <table:table-cell office:value-type="float" office:value="6.48956067349116" calcext:value-type="float">
            <text:p>6,4896</text:p>
          </table:table-cell>
          <table:table-cell office:value-type="float" office:value="21.4165644422515" calcext:value-type="float">
            <text:p>21,4166</text:p>
          </table:table-cell>
          <table:table-cell office:value-type="float" office:value="8.91492825675005" calcext:value-type="float">
            <text:p>8,9149</text:p>
          </table:table-cell>
          <table:table-cell office:value-type="float" office:value="0.743135392038857" calcext:value-type="float">
            <text:p>0,7431</text:p>
          </table:table-cell>
          <table:table-cell office:value-type="float" office:value="33.6990195266021" calcext:value-type="float">
            <text:p>33,6990</text:p>
          </table:table-cell>
          <table:table-cell office:value-type="float" office:value="118.809792830517" calcext:value-type="float">
            <text:p>118,80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21078698875041" calcext:value-type="float">
            <text:p>0,0321</text:p>
          </table:table-cell>
          <table:table-cell office:value-type="float" office:value="0" calcext:value-type="float">
            <text:p>0,0000</text:p>
          </table:table-cell>
          <table:table-cell office:value-type="float" office:value="0.282955182343593" calcext:value-type="float">
            <text:p>0,2830</text:p>
          </table:table-cell>
          <table:table-cell office:value-type="float" office:value="8.76649493717375" calcext:value-type="float">
            <text:p>8,7665</text:p>
          </table:table-cell>
          <table:table-cell office:value-type="float" office:value="0.622478015112474" calcext:value-type="float">
            <text:p>0,6225</text:p>
          </table:table-cell>
          <table:table-cell office:value-type="float" office:value="-2.73891211356871" calcext:value-type="float">
            <text:p>-2,7389</text:p>
          </table:table-cell>
          <table:table-cell office:value-type="float" office:value="19.2938536023766" calcext:value-type="float">
            <text:p>19,2939</text:p>
          </table:table-cell>
          <table:table-cell office:value-type="float" office:value="6.00549567737507" calcext:value-type="float">
            <text:p>6,0055</text:p>
          </table:table-cell>
          <table:table-cell office:value-type="float" office:value="0.596038700050507" calcext:value-type="float">
            <text:p>0,5960</text:p>
          </table:table-cell>
          <table:table-cell office:value-type="float" office:value="33.0148946954746" calcext:value-type="float">
            <text:p>33,0149</text:p>
          </table:table-cell>
          <table:table-cell office:value-type="float" office:value="132.836857451187" calcext:value-type="float">
            <text:p>132,83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85773542772461" calcext:value-type="float">
            <text:p>0,0286</text:p>
          </table:table-cell>
          <table:table-cell office:value-type="float" office:value="0" calcext:value-type="float">
            <text:p>0,0000</text:p>
          </table:table-cell>
          <table:table-cell office:value-type="float" office:value="0.249647256757963" calcext:value-type="float">
            <text:p>0,2496</text:p>
          </table:table-cell>
          <table:table-cell office:value-type="float" office:value="8.76649493717375" calcext:value-type="float">
            <text:p>8,7665</text:p>
          </table:table-cell>
          <table:table-cell office:value-type="float" office:value="0.600801704535823" calcext:value-type="float">
            <text:p>0,6008</text:p>
          </table:table-cell>
          <table:table-cell office:value-type="float" office:value="2.51191090932949" calcext:value-type="float">
            <text:p>2,5119</text:p>
          </table:table-cell>
          <table:table-cell office:value-type="float" office:value="19.3761730852686" calcext:value-type="float">
            <text:p>19,3762</text:p>
          </table:table-cell>
          <table:table-cell office:value-type="float" office:value="3.8712878454761" calcext:value-type="float">
            <text:p>3,8713</text:p>
          </table:table-cell>
          <table:table-cell office:value-type="float" office:value="0.702059521934192" calcext:value-type="float">
            <text:p>0,7021</text:p>
          </table:table-cell>
          <table:table-cell office:value-type="float" office:value="33.9391469816505" calcext:value-type="float">
            <text:p>33,9391</text:p>
          </table:table-cell>
          <table:table-cell office:value-type="float" office:value="119.971926065162" calcext:value-type="float">
            <text:p>119,97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84250617015967" calcext:value-type="float">
            <text:p>0,0484</text:p>
          </table:table-cell>
          <table:table-cell office:value-type="float" office:value="0" calcext:value-type="float">
            <text:p>0,0000</text:p>
          </table:table-cell>
          <table:table-cell office:value-type="float" office:value="0.240632673728177" calcext:value-type="float">
            <text:p>0,2406</text:p>
          </table:table-cell>
          <table:table-cell office:value-type="float" office:value="8.76649493717375" calcext:value-type="float">
            <text:p>8,7665</text:p>
          </table:table-cell>
          <table:table-cell office:value-type="float" office:value="0.593171334821224" calcext:value-type="float">
            <text:p>0,5932</text:p>
          </table:table-cell>
          <table:table-cell office:value-type="float" office:value="-1.44268470100566" calcext:value-type="float">
            <text:p>-1,4427</text:p>
          </table:table-cell>
          <table:table-cell office:value-type="float" office:value="17.3558287295499" calcext:value-type="float">
            <text:p>17,3558</text:p>
          </table:table-cell>
          <table:table-cell office:value-type="float" office:value="6.55682311577644" calcext:value-type="float">
            <text:p>6,5568</text:p>
          </table:table-cell>
          <table:table-cell office:value-type="float" office:value="0.983230437349704" calcext:value-type="float">
            <text:p>0,9832</text:p>
          </table:table-cell>
          <table:table-cell office:value-type="float" office:value="34.2364869255778" calcext:value-type="float">
            <text:p>34,2365</text:p>
          </table:table-cell>
          <table:table-cell office:value-type="float" office:value="116.761836765859" calcext:value-type="float">
            <text:p>116,76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50425673313237" calcext:value-type="float">
            <text:p>0,0450</text:p>
          </table:table-cell>
          <table:table-cell office:value-type="float" office:value="0" calcext:value-type="float">
            <text:p>0,0000</text:p>
          </table:table-cell>
          <table:table-cell office:value-type="float" office:value="0.297249837762086" calcext:value-type="float">
            <text:p>0,2972</text:p>
          </table:table-cell>
          <table:table-cell office:value-type="float" office:value="8.76649493717375" calcext:value-type="float">
            <text:p>8,7665</text:p>
          </table:table-cell>
          <table:table-cell office:value-type="float" office:value="0.696680609031931" calcext:value-type="float">
            <text:p>0,6967</text:p>
          </table:table-cell>
          <table:table-cell office:value-type="float" office:value="3.67724464662331" calcext:value-type="float">
            <text:p>3,6772</text:p>
          </table:table-cell>
          <table:table-cell office:value-type="float" office:value="16.477654585365" calcext:value-type="float">
            <text:p>16,4777</text:p>
          </table:table-cell>
          <table:table-cell office:value-type="float" office:value="4.04116194744782" calcext:value-type="float">
            <text:p>4,0412</text:p>
          </table:table-cell>
          <table:table-cell office:value-type="float" office:value="1.31524403058085" calcext:value-type="float">
            <text:p>1,3152</text:p>
          </table:table-cell>
          <table:table-cell office:value-type="float" office:value="34.4902242421476" calcext:value-type="float">
            <text:p>34,4902</text:p>
          </table:table-cell>
          <table:table-cell office:value-type="float" office:value="114.762401282016" calcext:value-type="float">
            <text:p>114,76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75321533628112" calcext:value-type="float">
            <text:p>0,0275</text:p>
          </table:table-cell>
          <table:table-cell office:value-type="float" office:value="0" calcext:value-type="float">
            <text:p>0,0000</text:p>
          </table:table-cell>
          <table:table-cell office:value-type="float" office:value="0.277396763770951" calcext:value-type="float">
            <text:p>0,2774</text:p>
          </table:table-cell>
          <table:table-cell office:value-type="float" office:value="8.97712398125174" calcext:value-type="float">
            <text:p>8,9771</text:p>
          </table:table-cell>
          <table:table-cell office:value-type="float" office:value="0.669041566297304" calcext:value-type="float">
            <text:p>0,6690</text:p>
          </table:table-cell>
          <table:table-cell office:value-type="float" office:value="1.08071238063187" calcext:value-type="float">
            <text:p>1,0807</text:p>
          </table:table-cell>
          <table:table-cell office:value-type="float" office:value="16.0430018387512" calcext:value-type="float">
            <text:p>16,0430</text:p>
          </table:table-cell>
          <table:table-cell office:value-type="float" office:value="5.01429789090138" calcext:value-type="float">
            <text:p>5,0143</text:p>
          </table:table-cell>
          <table:table-cell office:value-type="float" office:value="1.58661252238573" calcext:value-type="float">
            <text:p>1,5866</text:p>
          </table:table-cell>
          <table:table-cell office:value-type="float" office:value="35.2154616535261" calcext:value-type="float">
            <text:p>35,2155</text:p>
          </table:table-cell>
          <table:table-cell office:value-type="float" office:value="112.847221908517" calcext:value-type="float">
            <text:p>112,84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963199052942265" calcext:value-type="float">
            <text:p>-0,0096</text:p>
          </table:table-cell>
          <table:table-cell office:value-type="float" office:value="0" calcext:value-type="float">
            <text:p>0,0000</text:p>
          </table:table-cell>
          <table:table-cell office:value-type="float" office:value="0.30526909718269" calcext:value-type="float">
            <text:p>0,3053</text:p>
          </table:table-cell>
          <table:table-cell office:value-type="float" office:value="8.97712398125174" calcext:value-type="float">
            <text:p>8,9771</text:p>
          </table:table-cell>
          <table:table-cell office:value-type="float" office:value="0.673483159272459" calcext:value-type="float">
            <text:p>0,6735</text:p>
          </table:table-cell>
          <table:table-cell office:value-type="float" office:value="3.20966527306468" calcext:value-type="float">
            <text:p>3,2097</text:p>
          </table:table-cell>
          <table:table-cell office:value-type="float" office:value="15.7015014030838" calcext:value-type="float">
            <text:p>15,7015</text:p>
          </table:table-cell>
          <table:table-cell office:value-type="float" office:value="10.4255760885952" calcext:value-type="float">
            <text:p>10,4256</text:p>
          </table:table-cell>
          <table:table-cell office:value-type="float" office:value="1.78150568664154" calcext:value-type="float">
            <text:p>1,7815</text:p>
          </table:table-cell>
          <table:table-cell office:value-type="float" office:value="34.5971748063955" calcext:value-type="float">
            <text:p>34,5972</text:p>
          </table:table-cell>
          <table:table-cell office:value-type="float" office:value="114.122136183287" calcext:value-type="float">
            <text:p>114,12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308833551939536" calcext:value-type="float">
            <text:p>-0,0031</text:p>
          </table:table-cell>
          <table:table-cell office:value-type="float" office:value="0" calcext:value-type="float">
            <text:p>0,0000</text:p>
          </table:table-cell>
          <table:table-cell office:value-type="float" office:value="0.311198106148127" calcext:value-type="float">
            <text:p>0,3112</text:p>
          </table:table-cell>
          <table:table-cell office:value-type="float" office:value="8.97712398125174" calcext:value-type="float">
            <text:p>8,9771</text:p>
          </table:table-cell>
          <table:table-cell office:value-type="float" office:value="0.669425350769519" calcext:value-type="float">
            <text:p>0,6694</text:p>
          </table:table-cell>
          <table:table-cell office:value-type="float" office:value="1.83514541146663" calcext:value-type="float">
            <text:p>1,8351</text:p>
          </table:table-cell>
          <table:table-cell office:value-type="float" office:value="15.3843136696125" calcext:value-type="float">
            <text:p>15,3843</text:p>
          </table:table-cell>
          <table:table-cell office:value-type="float" office:value="9.76992430013284" calcext:value-type="float">
            <text:p>9,7699</text:p>
          </table:table-cell>
          <table:table-cell office:value-type="float" office:value="1.86176181336597" calcext:value-type="float">
            <text:p>1,8618</text:p>
          </table:table-cell>
          <table:table-cell office:value-type="float" office:value="34.7917540345526" calcext:value-type="float">
            <text:p>34,7918</text:p>
          </table:table-cell>
          <table:table-cell office:value-type="float" office:value="115.319014270309" calcext:value-type="float">
            <text:p>115,31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86340062684689" calcext:value-type="float">
            <text:p>0,0186</text:p>
          </table:table-cell>
          <table:table-cell office:value-type="float" office:value="0" calcext:value-type="float">
            <text:p>0,0000</text:p>
          </table:table-cell>
          <table:table-cell office:value-type="float" office:value="0.334851560112416" calcext:value-type="float">
            <text:p>0,3349</text:p>
          </table:table-cell>
          <table:table-cell office:value-type="float" office:value="8.97712398125174" calcext:value-type="float">
            <text:p>8,9771</text:p>
          </table:table-cell>
          <table:table-cell office:value-type="float" office:value="0.521966354375674" calcext:value-type="float">
            <text:p>0,5220</text:p>
          </table:table-cell>
          <table:table-cell office:value-type="float" office:value="3.05625558941778" calcext:value-type="float">
            <text:p>3,0563</text:p>
          </table:table-cell>
          <table:table-cell office:value-type="float" office:value="14.4850920408656" calcext:value-type="float">
            <text:p>14,4851</text:p>
          </table:table-cell>
          <table:table-cell office:value-type="float" office:value="3.19717545893678" calcext:value-type="float">
            <text:p>3,1972</text:p>
          </table:table-cell>
          <table:table-cell office:value-type="float" office:value="1.8601612583229" calcext:value-type="float">
            <text:p>1,8602</text:p>
          </table:table-cell>
          <table:table-cell office:value-type="float" office:value="32.5284880216977" calcext:value-type="float">
            <text:p>32,5285</text:p>
          </table:table-cell>
          <table:table-cell office:value-type="float" office:value="106.049256648528" calcext:value-type="float">
            <text:p>106,04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376000311065283" calcext:value-type="float">
            <text:p>0,0038</text:p>
          </table:table-cell>
          <table:table-cell office:value-type="float" office:value="0" calcext:value-type="float">
            <text:p>0,0000</text:p>
          </table:table-cell>
          <table:table-cell office:value-type="float" office:value="0.343585482182059" calcext:value-type="float">
            <text:p>0,3436</text:p>
          </table:table-cell>
          <table:table-cell office:value-type="float" office:value="8.97712398125174" calcext:value-type="float">
            <text:p>8,9771</text:p>
          </table:table-cell>
          <table:table-cell office:value-type="float" office:value="0.512745525319174" calcext:value-type="float">
            <text:p>0,5127</text:p>
          </table:table-cell>
          <table:table-cell office:value-type="float" office:value="2.04767810946626" calcext:value-type="float">
            <text:p>2,0477</text:p>
          </table:table-cell>
          <table:table-cell office:value-type="float" office:value="12.8987665665623" calcext:value-type="float">
            <text:p>12,8988</text:p>
          </table:table-cell>
          <table:table-cell office:value-type="float" office:value="5.34094513529027" calcext:value-type="float">
            <text:p>5,3409</text:p>
          </table:table-cell>
          <table:table-cell office:value-type="float" office:value="1.84635126558583" calcext:value-type="float">
            <text:p>1,8464</text:p>
          </table:table-cell>
          <table:table-cell office:value-type="float" office:value="31.6891802476489" calcext:value-type="float">
            <text:p>31,6892</text:p>
          </table:table-cell>
          <table:table-cell office:value-type="float" office:value="109.042930675084" calcext:value-type="float">
            <text:p>109,04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75826483308474" calcext:value-type="float">
            <text:p>0,0276</text:p>
          </table:table-cell>
          <table:table-cell office:value-type="float" office:value="0" calcext:value-type="float">
            <text:p>0,0000</text:p>
          </table:table-cell>
          <table:table-cell office:value-type="float" office:value="0.34376448902876" calcext:value-type="float">
            <text:p>0,3438</text:p>
          </table:table-cell>
          <table:table-cell office:value-type="float" office:value="9.0782713597858" calcext:value-type="float">
            <text:p>9,0783</text:p>
          </table:table-cell>
          <table:table-cell office:value-type="float" office:value="0.505994834662803" calcext:value-type="float">
            <text:p>0,5060</text:p>
          </table:table-cell>
          <table:table-cell office:value-type="float" office:value="0.548941261195586" calcext:value-type="float">
            <text:p>0,5489</text:p>
          </table:table-cell>
          <table:table-cell office:value-type="float" office:value="12.2547816473286" calcext:value-type="float">
            <text:p>12,2548</text:p>
          </table:table-cell>
          <table:table-cell office:value-type="float" office:value="8.04876127425609" calcext:value-type="float">
            <text:p>8,0488</text:p>
          </table:table-cell>
          <table:table-cell office:value-type="float" office:value="1.85174304319673" calcext:value-type="float">
            <text:p>1,8517</text:p>
          </table:table-cell>
          <table:table-cell office:value-type="float" office:value="31.3880683228506" calcext:value-type="float">
            <text:p>31,3881</text:p>
          </table:table-cell>
          <table:table-cell office:value-type="float" office:value="103.849100161367" calcext:value-type="float">
            <text:p>103,84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37393155184083" calcext:value-type="float">
            <text:p>0,0437</text:p>
          </table:table-cell>
          <table:table-cell office:value-type="float" office:value="0" calcext:value-type="float">
            <text:p>0,0000</text:p>
          </table:table-cell>
          <table:table-cell office:value-type="float" office:value="0.352540951708701" calcext:value-type="float">
            <text:p>0,3525</text:p>
          </table:table-cell>
          <table:table-cell office:value-type="float" office:value="9.0782713597858" calcext:value-type="float">
            <text:p>9,0783</text:p>
          </table:table-cell>
          <table:table-cell office:value-type="float" office:value="0.502900181614987" calcext:value-type="float">
            <text:p>0,5029</text:p>
          </table:table-cell>
          <table:table-cell office:value-type="float" office:value="1.79336338575724" calcext:value-type="float">
            <text:p>1,7934</text:p>
          </table:table-cell>
          <table:table-cell office:value-type="float" office:value="12.1060418192604" calcext:value-type="float">
            <text:p>12,1060</text:p>
          </table:table-cell>
          <table:table-cell office:value-type="float" office:value="4.4784478633499" calcext:value-type="float">
            <text:p>4,4784</text:p>
          </table:table-cell>
          <table:table-cell office:value-type="float" office:value="1.84938359858839" calcext:value-type="float">
            <text:p>1,8494</text:p>
          </table:table-cell>
          <table:table-cell office:value-type="float" office:value="29.813394928328" calcext:value-type="float">
            <text:p>29,8134</text:p>
          </table:table-cell>
          <table:table-cell office:value-type="float" office:value="101.849157890648" calcext:value-type="float">
            <text:p>101,84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0703130831951171" calcext:value-type="float">
            <text:p>0,0007</text:p>
          </table:table-cell>
          <table:table-cell office:value-type="float" office:value="0" calcext:value-type="float">
            <text:p>0,0000</text:p>
          </table:table-cell>
          <table:table-cell office:value-type="float" office:value="0.389113827664776" calcext:value-type="float">
            <text:p>0,3891</text:p>
          </table:table-cell>
          <table:table-cell office:value-type="float" office:value="9.0782713597858" calcext:value-type="float">
            <text:p>9,0783</text:p>
          </table:table-cell>
          <table:table-cell office:value-type="float" office:value="0.521021929757582" calcext:value-type="float">
            <text:p>0,5210</text:p>
          </table:table-cell>
          <table:table-cell office:value-type="float" office:value="0.589008557647764" calcext:value-type="float">
            <text:p>0,5890</text:p>
          </table:table-cell>
          <table:table-cell office:value-type="float" office:value="12.3160081362106" calcext:value-type="float">
            <text:p>12,3160</text:p>
          </table:table-cell>
          <table:table-cell office:value-type="float" office:value="5.83946656025651" calcext:value-type="float">
            <text:p>5,8395</text:p>
          </table:table-cell>
          <table:table-cell office:value-type="float" office:value="1.84228953374853" calcext:value-type="float">
            <text:p>1,8423</text:p>
          </table:table-cell>
          <table:table-cell office:value-type="float" office:value="30.7934238442832" calcext:value-type="float">
            <text:p>30,7934</text:p>
          </table:table-cell>
          <table:table-cell office:value-type="float" office:value="106.392782156145" calcext:value-type="float">
            <text:p>106,39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143929581272442" calcext:value-type="float">
            <text:p>-0,0144</text:p>
          </table:table-cell>
          <table:table-cell office:value-type="float" office:value="0" calcext:value-type="float">
            <text:p>0,0000</text:p>
          </table:table-cell>
          <table:table-cell office:value-type="float" office:value="0.386548663547746" calcext:value-type="float">
            <text:p>0,3865</text:p>
          </table:table-cell>
          <table:table-cell office:value-type="float" office:value="9.0782713597858" calcext:value-type="float">
            <text:p>9,0783</text:p>
          </table:table-cell>
          <table:table-cell office:value-type="float" office:value="0.541130984496254" calcext:value-type="float">
            <text:p>0,5411</text:p>
          </table:table-cell>
          <table:table-cell office:value-type="float" office:value="0.783481031404716" calcext:value-type="float">
            <text:p>0,7835</text:p>
          </table:table-cell>
          <table:table-cell office:value-type="float" office:value="11.441352717414" calcext:value-type="float">
            <text:p>11,4414</text:p>
          </table:table-cell>
          <table:table-cell office:value-type="float" office:value="7.55489797352433" calcext:value-type="float">
            <text:p>7,5549</text:p>
          </table:table-cell>
          <table:table-cell office:value-type="float" office:value="1.82966175303745" calcext:value-type="float">
            <text:p>1,8297</text:p>
          </table:table-cell>
          <table:table-cell office:value-type="float" office:value="31.7795862679882" calcext:value-type="float">
            <text:p>31,7796</text:p>
          </table:table-cell>
          <table:table-cell office:value-type="float" office:value="102.515249871289" calcext:value-type="float">
            <text:p>102,51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36197268370726" calcext:value-type="float">
            <text:p>0,0136</text:p>
          </table:table-cell>
          <table:table-cell office:value-type="float" office:value="0" calcext:value-type="float">
            <text:p>0,0000</text:p>
          </table:table-cell>
          <table:table-cell office:value-type="float" office:value="0.375396132100945" calcext:value-type="float">
            <text:p>0,3754</text:p>
          </table:table-cell>
          <table:table-cell office:value-type="float" office:value="9.0782713597858" calcext:value-type="float">
            <text:p>9,0783</text:p>
          </table:table-cell>
          <table:table-cell office:value-type="float" office:value="0.562298350060366" calcext:value-type="float">
            <text:p>0,5623</text:p>
          </table:table-cell>
          <table:table-cell office:value-type="float" office:value="0.703407204637345" calcext:value-type="float">
            <text:p>0,7034</text:p>
          </table:table-cell>
          <table:table-cell office:value-type="float" office:value="12.0542961309388" calcext:value-type="float">
            <text:p>12,0543</text:p>
          </table:table-cell>
          <table:table-cell office:value-type="float" office:value="6.057276543128" calcext:value-type="float">
            <text:p>6,0573</text:p>
          </table:table-cell>
          <table:table-cell office:value-type="float" office:value="1.80966724877317" calcext:value-type="float">
            <text:p>1,8097</text:p>
          </table:table-cell>
          <table:table-cell office:value-type="float" office:value="30.9804158820672" calcext:value-type="float">
            <text:p>30,9804</text:p>
          </table:table-cell>
          <table:table-cell office:value-type="float" office:value="103.618935819388" calcext:value-type="float">
            <text:p>103,61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42398275625819" calcext:value-type="float">
            <text:p>0,0142</text:p>
          </table:table-cell>
          <table:table-cell office:value-type="float" office:value="0" calcext:value-type="float">
            <text:p>0,0000</text:p>
          </table:table-cell>
          <table:table-cell office:value-type="float" office:value="0.95895417717276" calcext:value-type="float">
            <text:p>0,9590</text:p>
          </table:table-cell>
          <table:table-cell office:value-type="float" office:value="10.4970918288746" calcext:value-type="float">
            <text:p>10,4971</text:p>
          </table:table-cell>
          <table:table-cell office:value-type="float" office:value="0.9079188592001" calcext:value-type="float">
            <text:p>0,9079</text:p>
          </table:table-cell>
          <table:table-cell office:value-type="float" office:value="5.79062161471919" calcext:value-type="float">
            <text:p>5,7906</text:p>
          </table:table-cell>
          <table:table-cell office:value-type="float" office:value="21.6273627848323" calcext:value-type="float">
            <text:p>21,6274</text:p>
          </table:table-cell>
          <table:table-cell office:value-type="float" office:value="0.970277769297212" calcext:value-type="float">
            <text:p>0,9703</text:p>
          </table:table-cell>
          <table:table-cell office:value-type="float" office:value="0.242381050233372" calcext:value-type="float">
            <text:p>0,2424</text:p>
          </table:table-cell>
          <table:table-cell office:value-type="float" office:value="22.8978548644876" calcext:value-type="float">
            <text:p>22,8979</text:p>
          </table:table-cell>
          <table:table-cell office:value-type="float" office:value="66.1823209780709" calcext:value-type="float">
            <text:p>66,18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73590736163298" calcext:value-type="float">
            <text:p>0,0174</text:p>
          </table:table-cell>
          <table:table-cell office:value-type="float" office:value="0" calcext:value-type="float">
            <text:p>0,0000</text:p>
          </table:table-cell>
          <table:table-cell office:value-type="float" office:value="0.974402435621097" calcext:value-type="float">
            <text:p>0,9744</text:p>
          </table:table-cell>
          <table:table-cell office:value-type="float" office:value="10.4970918288746" calcext:value-type="float">
            <text:p>10,4971</text:p>
          </table:table-cell>
          <table:table-cell office:value-type="float" office:value="0.903568807630993" calcext:value-type="float">
            <text:p>0,9036</text:p>
          </table:table-cell>
          <table:table-cell office:value-type="float" office:value="3.48601092977072" calcext:value-type="float">
            <text:p>3,4860</text:p>
          </table:table-cell>
          <table:table-cell office:value-type="float" office:value="21.8065699450415" calcext:value-type="float">
            <text:p>21,8066</text:p>
          </table:table-cell>
          <table:table-cell office:value-type="float" office:value="0.213652750112075" calcext:value-type="float">
            <text:p>0,2137</text:p>
          </table:table-cell>
          <table:table-cell office:value-type="float" office:value="0.238457240068217" calcext:value-type="float">
            <text:p>0,2385</text:p>
          </table:table-cell>
          <table:table-cell office:value-type="float" office:value="21.9734906214331" calcext:value-type="float">
            <text:p>21,9735</text:p>
          </table:table-cell>
          <table:table-cell office:value-type="float" office:value="65.7179042001616" calcext:value-type="float">
            <text:p>65,71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56059679684044" calcext:value-type="float">
            <text:p>0,0356</text:p>
          </table:table-cell>
          <table:table-cell office:value-type="float" office:value="0" calcext:value-type="float">
            <text:p>0,0000</text:p>
          </table:table-cell>
          <table:table-cell office:value-type="float" office:value="0.964773117398543" calcext:value-type="float">
            <text:p>0,9648</text:p>
          </table:table-cell>
          <table:table-cell office:value-type="float" office:value="10.4970918288746" calcext:value-type="float">
            <text:p>10,4971</text:p>
          </table:table-cell>
          <table:table-cell office:value-type="float" office:value="0.905242771169516" calcext:value-type="float">
            <text:p>0,9052</text:p>
          </table:table-cell>
          <table:table-cell office:value-type="float" office:value="3.44125023552692" calcext:value-type="float">
            <text:p>3,4413</text:p>
          </table:table-cell>
          <table:table-cell office:value-type="float" office:value="22.2953488518839" calcext:value-type="float">
            <text:p>22,2953</text:p>
          </table:table-cell>
          <table:table-cell office:value-type="float" office:value="0.607742705971546" calcext:value-type="float">
            <text:p>0,6077</text:p>
          </table:table-cell>
          <table:table-cell office:value-type="float" office:value="0.290350361518584" calcext:value-type="float">
            <text:p>0,2904</text:p>
          </table:table-cell>
          <table:table-cell office:value-type="float" office:value="21.5810496160326" calcext:value-type="float">
            <text:p>21,5810</text:p>
          </table:table-cell>
          <table:table-cell office:value-type="float" office:value="68.5474320172553" calcext:value-type="float">
            <text:p>68,54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39976721060806" calcext:value-type="float">
            <text:p>0,0240</text:p>
          </table:table-cell>
          <table:table-cell office:value-type="float" office:value="0" calcext:value-type="float">
            <text:p>0,0000</text:p>
          </table:table-cell>
          <table:table-cell office:value-type="float" office:value="0.965297387819536" calcext:value-type="float">
            <text:p>0,9653</text:p>
          </table:table-cell>
          <table:table-cell office:value-type="float" office:value="10.4970918288746" calcext:value-type="float">
            <text:p>10,4971</text:p>
          </table:table-cell>
          <table:table-cell office:value-type="float" office:value="0.881576432712582" calcext:value-type="float">
            <text:p>0,8816</text:p>
          </table:table-cell>
          <table:table-cell office:value-type="float" office:value="5.31991801244818" calcext:value-type="float">
            <text:p>5,3199</text:p>
          </table:table-cell>
          <table:table-cell office:value-type="float" office:value="22.9574114741433" calcext:value-type="float">
            <text:p>22,9574</text:p>
          </table:table-cell>
          <table:table-cell office:value-type="float" office:value="0.923616619615444" calcext:value-type="float">
            <text:p>0,9236</text:p>
          </table:table-cell>
          <table:table-cell office:value-type="float" office:value="0.342248594286999" calcext:value-type="float">
            <text:p>0,3422</text:p>
          </table:table-cell>
          <table:table-cell office:value-type="float" office:value="21.2541137681203" calcext:value-type="float">
            <text:p>21,2541</text:p>
          </table:table-cell>
          <table:table-cell office:value-type="float" office:value="72.6662436124379" calcext:value-type="float">
            <text:p>72,66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59135456476203" calcext:value-type="float">
            <text:p>0,0359</text:p>
          </table:table-cell>
          <table:table-cell office:value-type="float" office:value="0" calcext:value-type="float">
            <text:p>0,0000</text:p>
          </table:table-cell>
          <table:table-cell office:value-type="float" office:value="0.967927486310172" calcext:value-type="float">
            <text:p>0,9679</text:p>
          </table:table-cell>
          <table:table-cell office:value-type="float" office:value="10.4970918288746" calcext:value-type="float">
            <text:p>10,4971</text:p>
          </table:table-cell>
          <table:table-cell office:value-type="float" office:value="0.860865439791899" calcext:value-type="float">
            <text:p>0,8609</text:p>
          </table:table-cell>
          <table:table-cell office:value-type="float" office:value="2.13879472350558" calcext:value-type="float">
            <text:p>2,1388</text:p>
          </table:table-cell>
          <table:table-cell office:value-type="float" office:value="22.7872594343448" calcext:value-type="float">
            <text:p>22,7873</text:p>
          </table:table-cell>
          <table:table-cell office:value-type="float" office:value="0.912454382023071" calcext:value-type="float">
            <text:p>0,9125</text:p>
          </table:table-cell>
          <table:table-cell office:value-type="float" office:value="0.383777136305104" calcext:value-type="float">
            <text:p>0,3838</text:p>
          </table:table-cell>
          <table:table-cell office:value-type="float" office:value="21.8464319232507" calcext:value-type="float">
            <text:p>21,8464</text:p>
          </table:table-cell>
          <table:table-cell office:value-type="float" office:value="75.7316870930987" calcext:value-type="float">
            <text:p>75,73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62943265531326" calcext:value-type="float">
            <text:p>0,0463</text:p>
          </table:table-cell>
          <table:table-cell office:value-type="float" office:value="0" calcext:value-type="float">
            <text:p>0,0000</text:p>
          </table:table-cell>
          <table:table-cell office:value-type="float" office:value="0.953109631148932" calcext:value-type="float">
            <text:p>0,9531</text:p>
          </table:table-cell>
          <table:table-cell office:value-type="float" office:value="10.6578104734906" calcext:value-type="float">
            <text:p>10,6578</text:p>
          </table:table-cell>
          <table:table-cell office:value-type="float" office:value="0.875973317799094" calcext:value-type="float">
            <text:p>0,8760</text:p>
          </table:table-cell>
          <table:table-cell office:value-type="float" office:value="8.60861024141954" calcext:value-type="float">
            <text:p>8,6086</text:p>
          </table:table-cell>
          <table:table-cell office:value-type="float" office:value="24.1730266260773" calcext:value-type="float">
            <text:p>24,1730</text:p>
          </table:table-cell>
          <table:table-cell office:value-type="float" office:value="2.76503957075187" calcext:value-type="float">
            <text:p>2,7650</text:p>
          </table:table-cell>
          <table:table-cell office:value-type="float" office:value="0.425429832100631" calcext:value-type="float">
            <text:p>0,4254</text:p>
          </table:table-cell>
          <table:table-cell office:value-type="float" office:value="22.1873258157184" calcext:value-type="float">
            <text:p>22,1873</text:p>
          </table:table-cell>
          <table:table-cell office:value-type="float" office:value="77.9476460027567" calcext:value-type="float">
            <text:p>77,94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0252534796797121" calcext:value-type="float">
            <text:p>0,0025</text:p>
          </table:table-cell>
          <table:table-cell office:value-type="float" office:value="0" calcext:value-type="float">
            <text:p>0,0000</text:p>
          </table:table-cell>
          <table:table-cell office:value-type="float" office:value="0.955067886580369" calcext:value-type="float">
            <text:p>0,9551</text:p>
          </table:table-cell>
          <table:table-cell office:value-type="float" office:value="10.6578104734906" calcext:value-type="float">
            <text:p>10,6578</text:p>
          </table:table-cell>
          <table:table-cell office:value-type="float" office:value="0.853924676236988" calcext:value-type="float">
            <text:p>0,8539</text:p>
          </table:table-cell>
          <table:table-cell office:value-type="float" office:value="6.83830482695777" calcext:value-type="float">
            <text:p>6,8383</text:p>
          </table:table-cell>
          <table:table-cell office:value-type="float" office:value="24.3894254843556" calcext:value-type="float">
            <text:p>24,3894</text:p>
          </table:table-cell>
          <table:table-cell office:value-type="float" office:value="3.07688468209999" calcext:value-type="float">
            <text:p>3,0769</text:p>
          </table:table-cell>
          <table:table-cell office:value-type="float" office:value="0.465549284507694" calcext:value-type="float">
            <text:p>0,4655</text:p>
          </table:table-cell>
          <table:table-cell office:value-type="float" office:value="20.8475512490256" calcext:value-type="float">
            <text:p>20,8476</text:p>
          </table:table-cell>
          <table:table-cell office:value-type="float" office:value="82.9817208644717" calcext:value-type="float">
            <text:p>82,98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91092667439737" calcext:value-type="float">
            <text:p>-0,0911</text:p>
          </table:table-cell>
          <table:table-cell office:value-type="float" office:value="0" calcext:value-type="float">
            <text:p>0,0000</text:p>
          </table:table-cell>
          <table:table-cell office:value-type="float" office:value="0.967106140375931" calcext:value-type="float">
            <text:p>0,9671</text:p>
          </table:table-cell>
          <table:table-cell office:value-type="float" office:value="10.6578104734906" calcext:value-type="float">
            <text:p>10,6578</text:p>
          </table:table-cell>
          <table:table-cell office:value-type="float" office:value="0.870347913683756" calcext:value-type="float">
            <text:p>0,8703</text:p>
          </table:table-cell>
          <table:table-cell office:value-type="float" office:value="-3.50956218575246" calcext:value-type="float">
            <text:p>-3,5096</text:p>
          </table:table-cell>
          <table:table-cell office:value-type="float" office:value="22.7516033342724" calcext:value-type="float">
            <text:p>22,7516</text:p>
          </table:table-cell>
          <table:table-cell office:value-type="float" office:value="1.87741443646495" calcext:value-type="float">
            <text:p>1,8774</text:p>
          </table:table-cell>
          <table:table-cell office:value-type="float" office:value="0.478246393482911" calcext:value-type="float">
            <text:p>0,4782</text:p>
          </table:table-cell>
          <table:table-cell office:value-type="float" office:value="16.7332305873645" calcext:value-type="float">
            <text:p>16,7332</text:p>
          </table:table-cell>
          <table:table-cell office:value-type="float" office:value="73.69704509424" calcext:value-type="float">
            <text:p>73,69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4909460937069" calcext:value-type="float">
            <text:p>0,0249</text:p>
          </table:table-cell>
          <table:table-cell office:value-type="float" office:value="0" calcext:value-type="float">
            <text:p>0,0000</text:p>
          </table:table-cell>
          <table:table-cell office:value-type="float" office:value="0.966718343731328" calcext:value-type="float">
            <text:p>0,9667</text:p>
          </table:table-cell>
          <table:table-cell office:value-type="float" office:value="10.6578104734906" calcext:value-type="float">
            <text:p>10,6578</text:p>
          </table:table-cell>
          <table:table-cell office:value-type="float" office:value="0.849536298113479" calcext:value-type="float">
            <text:p>0,8495</text:p>
          </table:table-cell>
          <table:table-cell office:value-type="float" office:value="4.93399786340516" calcext:value-type="float">
            <text:p>4,9340</text:p>
          </table:table-cell>
          <table:table-cell office:value-type="float" office:value="21.8776055585249" calcext:value-type="float">
            <text:p>21,8776</text:p>
          </table:table-cell>
          <table:table-cell office:value-type="float" office:value="0.350772528158473" calcext:value-type="float">
            <text:p>0,3508</text:p>
          </table:table-cell>
          <table:table-cell office:value-type="float" office:value="0.457494535465831" calcext:value-type="float">
            <text:p>0,4575</text:p>
          </table:table-cell>
          <table:table-cell office:value-type="float" office:value="17.0753607696419" calcext:value-type="float">
            <text:p>17,0754</text:p>
          </table:table-cell>
          <table:table-cell office:value-type="float" office:value="76.0897915553181" calcext:value-type="float">
            <text:p>76,08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07476917751226" calcext:value-type="float">
            <text:p>0,0207</text:p>
          </table:table-cell>
          <table:table-cell office:value-type="float" office:value="0" calcext:value-type="float">
            <text:p>0,0000</text:p>
          </table:table-cell>
          <table:table-cell office:value-type="float" office:value="0.961854026261415" calcext:value-type="float">
            <text:p>0,9619</text:p>
          </table:table-cell>
          <table:table-cell office:value-type="float" office:value="10.6578104734906" calcext:value-type="float">
            <text:p>10,6578</text:p>
          </table:table-cell>
          <table:table-cell office:value-type="float" office:value="0.842501262601739" calcext:value-type="float">
            <text:p>0,8425</text:p>
          </table:table-cell>
          <table:table-cell office:value-type="float" office:value="-2.19536929205895" calcext:value-type="float">
            <text:p>-2,1954</text:p>
          </table:table-cell>
          <table:table-cell office:value-type="float" office:value="22.237630099203" calcext:value-type="float">
            <text:p>22,2376</text:p>
          </table:table-cell>
          <table:table-cell office:value-type="float" office:value="2.58402376113804" calcext:value-type="float">
            <text:p>2,5840</text:p>
          </table:table-cell>
          <table:table-cell office:value-type="float" office:value="0.463558707499131" calcext:value-type="float">
            <text:p>0,4636</text:p>
          </table:table-cell>
          <table:table-cell office:value-type="float" office:value="16.3377677541919" calcext:value-type="float">
            <text:p>16,3378</text:p>
          </table:table-cell>
          <table:table-cell office:value-type="float" office:value="77.1325100307437" calcext:value-type="float">
            <text:p>77,13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91226666937769" calcext:value-type="float">
            <text:p>-0,0191</text:p>
          </table:table-cell>
          <table:table-cell office:value-type="float" office:value="0" calcext:value-type="float">
            <text:p>0,0000</text:p>
          </table:table-cell>
          <table:table-cell office:value-type="float" office:value="0.962361165830477" calcext:value-type="float">
            <text:p>0,9624</text:p>
          </table:table-cell>
          <table:table-cell office:value-type="float" office:value="10.6004667691177" calcext:value-type="float">
            <text:p>10,6005</text:p>
          </table:table-cell>
          <table:table-cell office:value-type="float" office:value="0.827277688316203" calcext:value-type="float">
            <text:p>0,8273</text:p>
          </table:table-cell>
          <table:table-cell office:value-type="float" office:value="1.92158900806601" calcext:value-type="float">
            <text:p>1,9216</text:p>
          </table:table-cell>
          <table:table-cell office:value-type="float" office:value="22.3281095934292" calcext:value-type="float">
            <text:p>22,3281</text:p>
          </table:table-cell>
          <table:table-cell office:value-type="float" office:value="2.95356439473966" calcext:value-type="float">
            <text:p>2,9536</text:p>
          </table:table-cell>
          <table:table-cell office:value-type="float" office:value="0.475809486683209" calcext:value-type="float">
            <text:p>0,4758</text:p>
          </table:table-cell>
          <table:table-cell office:value-type="float" office:value="14.5485577572788" calcext:value-type="float">
            <text:p>14,5486</text:p>
          </table:table-cell>
          <table:table-cell office:value-type="float" office:value="79.3723205742892" calcext:value-type="float">
            <text:p>79,37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122164776517977" calcext:value-type="float">
            <text:p>-0,0122</text:p>
          </table:table-cell>
          <table:table-cell office:value-type="float" office:value="0" calcext:value-type="float">
            <text:p>0,0000</text:p>
          </table:table-cell>
          <table:table-cell office:value-type="float" office:value="0.958612947491858" calcext:value-type="float">
            <text:p>0,9586</text:p>
          </table:table-cell>
          <table:table-cell office:value-type="float" office:value="10.6004667691177" calcext:value-type="float">
            <text:p>10,6005</text:p>
          </table:table-cell>
          <table:table-cell office:value-type="float" office:value="0.840765991402694" calcext:value-type="float">
            <text:p>0,8408</text:p>
          </table:table-cell>
          <table:table-cell office:value-type="float" office:value="-1.83002632153598" calcext:value-type="float">
            <text:p>-1,8300</text:p>
          </table:table-cell>
          <table:table-cell office:value-type="float" office:value="21.1878743766536" calcext:value-type="float">
            <text:p>21,1879</text:p>
          </table:table-cell>
          <table:table-cell office:value-type="float" office:value="2.55171566390663" calcext:value-type="float">
            <text:p>2,5517</text:p>
          </table:table-cell>
          <table:table-cell office:value-type="float" office:value="0.460723772785295" calcext:value-type="float">
            <text:p>0,4607</text:p>
          </table:table-cell>
          <table:table-cell office:value-type="float" office:value="14.5772064247706" calcext:value-type="float">
            <text:p>14,5772</text:p>
          </table:table-cell>
          <table:table-cell office:value-type="float" office:value="80.6076521127736" calcext:value-type="float">
            <text:p>80,60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104729214371044" calcext:value-type="float">
            <text:p>-0,0105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10.6004667691177" calcext:value-type="float">
            <text:p>10,6005</text:p>
          </table:table-cell>
          <table:table-cell office:value-type="float" office:value="0.824149737375379" calcext:value-type="float">
            <text:p>0,8241</text:p>
          </table:table-cell>
          <table:table-cell office:value-type="float" office:value="6.32538914030212" calcext:value-type="float">
            <text:p>6,3254</text:p>
          </table:table-cell>
          <table:table-cell office:value-type="float" office:value="20.5549120569999" calcext:value-type="float">
            <text:p>20,5549</text:p>
          </table:table-cell>
          <table:table-cell office:value-type="float" office:value="1.69289024801758" calcext:value-type="float">
            <text:p>1,6929</text:p>
          </table:table-cell>
          <table:table-cell office:value-type="float" office:value="0.413560207519414" calcext:value-type="float">
            <text:p>0,4136</text:p>
          </table:table-cell>
          <table:table-cell office:value-type="float" office:value="14.555612875595" calcext:value-type="float">
            <text:p>14,5556</text:p>
          </table:table-cell>
          <table:table-cell office:value-type="float" office:value="79.4910829630184" calcext:value-type="float">
            <text:p>79,49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194392784372965" calcext:value-type="float">
            <text:p>-0,0019</text:p>
          </table:table-cell>
          <table:table-cell office:value-type="float" office:value="0" calcext:value-type="float">
            <text:p>0,0000</text:p>
          </table:table-cell>
          <table:table-cell office:value-type="float" office:value="0.990596489327464" calcext:value-type="float">
            <text:p>0,9906</text:p>
          </table:table-cell>
          <table:table-cell office:value-type="float" office:value="10.6004667691177" calcext:value-type="float">
            <text:p>10,6005</text:p>
          </table:table-cell>
          <table:table-cell office:value-type="float" office:value="0.804953841830585" calcext:value-type="float">
            <text:p>0,8050</text:p>
          </table:table-cell>
          <table:table-cell office:value-type="float" office:value="7.23348572052164" calcext:value-type="float">
            <text:p>7,2335</text:p>
          </table:table-cell>
          <table:table-cell office:value-type="float" office:value="20.3779508024656" calcext:value-type="float">
            <text:p>20,3780</text:p>
          </table:table-cell>
          <table:table-cell office:value-type="float" office:value="1.87237516293419" calcext:value-type="float">
            <text:p>1,8724</text:p>
          </table:table-cell>
          <table:table-cell office:value-type="float" office:value="0.329383885818507" calcext:value-type="float">
            <text:p>0,3294</text:p>
          </table:table-cell>
          <table:table-cell office:value-type="float" office:value="14.8012442510639" calcext:value-type="float">
            <text:p>14,8012</text:p>
          </table:table-cell>
          <table:table-cell office:value-type="float" office:value="81.0411926875619" calcext:value-type="float">
            <text:p>81,04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82548059301642" calcext:value-type="float">
            <text:p>0,0183</text:p>
          </table:table-cell>
          <table:table-cell office:value-type="float" office:value="0" calcext:value-type="float">
            <text:p>0,0000</text:p>
          </table:table-cell>
          <table:table-cell office:value-type="float" office:value="0.978479910140237" calcext:value-type="float">
            <text:p>0,9785</text:p>
          </table:table-cell>
          <table:table-cell office:value-type="float" office:value="10.6004667691177" calcext:value-type="float">
            <text:p>10,6005</text:p>
          </table:table-cell>
          <table:table-cell office:value-type="float" office:value="0.813361096486396" calcext:value-type="float">
            <text:p>0,8134</text:p>
          </table:table-cell>
          <table:table-cell office:value-type="float" office:value="2.03997707472655" calcext:value-type="float">
            <text:p>2,0400</text:p>
          </table:table-cell>
          <table:table-cell office:value-type="float" office:value="21.5731347295537" calcext:value-type="float">
            <text:p>21,5731</text:p>
          </table:table-cell>
          <table:table-cell office:value-type="float" office:value="0.790898505369199" calcext:value-type="float">
            <text:p>0,7909</text:p>
          </table:table-cell>
          <table:table-cell office:value-type="float" office:value="0.287421401687637" calcext:value-type="float">
            <text:p>0,2874</text:p>
          </table:table-cell>
          <table:table-cell office:value-type="float" office:value="14.5365731579021" calcext:value-type="float">
            <text:p>14,5366</text:p>
          </table:table-cell>
          <table:table-cell office:value-type="float" office:value="83.0424436827153" calcext:value-type="float">
            <text:p>83,04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385016897016932" calcext:value-type="float">
            <text:p>0,0039</text:p>
          </table:table-cell>
          <table:table-cell office:value-type="float" office:value="0.00819809103542369" calcext:value-type="float">
            <text:p>0,0082</text:p>
          </table:table-cell>
          <table:table-cell office:value-type="float" office:value="0.782587713505683" calcext:value-type="float">
            <text:p>0,7826</text:p>
          </table:table-cell>
          <table:table-cell office:value-type="float" office:value="10.4710272803912" calcext:value-type="float">
            <text:p>10,4710</text:p>
          </table:table-cell>
          <table:table-cell office:value-type="float" office:value="0.813478028308077" calcext:value-type="float">
            <text:p>0,8135</text:p>
          </table:table-cell>
          <table:table-cell office:value-type="float" office:value="3.44600803267445" calcext:value-type="float">
            <text:p>3,4460</text:p>
          </table:table-cell>
          <table:table-cell office:value-type="float" office:value="20.9533898171654" calcext:value-type="float">
            <text:p>20,9534</text:p>
          </table:table-cell>
          <table:table-cell office:value-type="float" office:value="2.08466057254464" calcext:value-type="float">
            <text:p>2,0847</text:p>
          </table:table-cell>
          <table:table-cell office:value-type="float" office:value="0.727231515093808" calcext:value-type="float">
            <text:p>0,7272</text:p>
          </table:table-cell>
          <table:table-cell office:value-type="float" office:value="13.5850900821184" calcext:value-type="float">
            <text:p>13,5851</text:p>
          </table:table-cell>
          <table:table-cell office:value-type="float" office:value="49.9921004210115" calcext:value-type="float">
            <text:p>49,99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107412544245555" calcext:value-type="float">
            <text:p>0,0011</text:p>
          </table:table-cell>
          <table:table-cell office:value-type="float" office:value="0.0074041194568015" calcext:value-type="float">
            <text:p>0,0074</text:p>
          </table:table-cell>
          <table:table-cell office:value-type="float" office:value="0.814570652142278" calcext:value-type="float">
            <text:p>0,8146</text:p>
          </table:table-cell>
          <table:table-cell office:value-type="float" office:value="10.4710272803912" calcext:value-type="float">
            <text:p>10,4710</text:p>
          </table:table-cell>
          <table:table-cell office:value-type="float" office:value="0.816226469756642" calcext:value-type="float">
            <text:p>0,8162</text:p>
          </table:table-cell>
          <table:table-cell office:value-type="float" office:value="2.29966693850718" calcext:value-type="float">
            <text:p>2,2997</text:p>
          </table:table-cell>
          <table:table-cell office:value-type="float" office:value="21.0348409790846" calcext:value-type="float">
            <text:p>21,0348</text:p>
          </table:table-cell>
          <table:table-cell office:value-type="float" office:value="1.86303476198806" calcext:value-type="float">
            <text:p>1,8630</text:p>
          </table:table-cell>
          <table:table-cell office:value-type="float" office:value="0.708779199037771" calcext:value-type="float">
            <text:p>0,7088</text:p>
          </table:table-cell>
          <table:table-cell office:value-type="float" office:value="13.0939137751078" calcext:value-type="float">
            <text:p>13,0939</text:p>
          </table:table-cell>
          <table:table-cell office:value-type="float" office:value="49.5256351729357" calcext:value-type="float">
            <text:p>49,52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01199617245091" calcext:value-type="float">
            <text:p>0,0201</text:p>
          </table:table-cell>
          <table:table-cell office:value-type="float" office:value="0.0082277120093247" calcext:value-type="float">
            <text:p>0,0082</text:p>
          </table:table-cell>
          <table:table-cell office:value-type="float" office:value="0.833681927068836" calcext:value-type="float">
            <text:p>0,8337</text:p>
          </table:table-cell>
          <table:table-cell office:value-type="float" office:value="10.4710272803912" calcext:value-type="float">
            <text:p>10,4710</text:p>
          </table:table-cell>
          <table:table-cell office:value-type="float" office:value="0.816671883130647" calcext:value-type="float">
            <text:p>0,8167</text:p>
          </table:table-cell>
          <table:table-cell office:value-type="float" office:value="1.68173597168125" calcext:value-type="float">
            <text:p>1,6817</text:p>
          </table:table-cell>
          <table:table-cell office:value-type="float" office:value="21.3646091974327" calcext:value-type="float">
            <text:p>21,3646</text:p>
          </table:table-cell>
          <table:table-cell office:value-type="float" office:value="1.66551368888848" calcext:value-type="float">
            <text:p>1,6655</text:p>
          </table:table-cell>
          <table:table-cell office:value-type="float" office:value="0.736313540733143" calcext:value-type="float">
            <text:p>0,7363</text:p>
          </table:table-cell>
          <table:table-cell office:value-type="float" office:value="12.6847177173494" calcext:value-type="float">
            <text:p>12,6847</text:p>
          </table:table-cell>
          <table:table-cell office:value-type="float" office:value="50.9011350986509" calcext:value-type="float">
            <text:p>50,90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841126132136871" calcext:value-type="float">
            <text:p>0,0084</text:p>
          </table:table-cell>
          <table:table-cell office:value-type="float" office:value="0.0113909323540973" calcext:value-type="float">
            <text:p>0,0114</text:p>
          </table:table-cell>
          <table:table-cell office:value-type="float" office:value="0.827591034568642" calcext:value-type="float">
            <text:p>0,8276</text:p>
          </table:table-cell>
          <table:table-cell office:value-type="float" office:value="10.4710272803912" calcext:value-type="float">
            <text:p>10,4710</text:p>
          </table:table-cell>
          <table:table-cell office:value-type="float" office:value="0.800014238401448" calcext:value-type="float">
            <text:p>0,8000</text:p>
          </table:table-cell>
          <table:table-cell office:value-type="float" office:value="3.87860968653356" calcext:value-type="float">
            <text:p>3,8786</text:p>
          </table:table-cell>
          <table:table-cell office:value-type="float" office:value="21.7974353093739" calcext:value-type="float">
            <text:p>21,7974</text:p>
          </table:table-cell>
          <table:table-cell office:value-type="float" office:value="1.99202710798896" calcext:value-type="float">
            <text:p>1,9920</text:p>
          </table:table-cell>
          <table:table-cell office:value-type="float" office:value="0.753800831613331" calcext:value-type="float">
            <text:p>0,7538</text:p>
          </table:table-cell>
          <table:table-cell office:value-type="float" office:value="12.2492999340282" calcext:value-type="float">
            <text:p>12,2493</text:p>
          </table:table-cell>
          <table:table-cell office:value-type="float" office:value="52.5541869489636" calcext:value-type="float">
            <text:p>52,55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64997674896483" calcext:value-type="float">
            <text:p>0,0165</text:p>
          </table:table-cell>
          <table:table-cell office:value-type="float" office:value="0.0126105588249618" calcext:value-type="float">
            <text:p>0,0126</text:p>
          </table:table-cell>
          <table:table-cell office:value-type="float" office:value="0.84167223293688" calcext:value-type="float">
            <text:p>0,8417</text:p>
          </table:table-cell>
          <table:table-cell office:value-type="float" office:value="10.4710272803912" calcext:value-type="float">
            <text:p>10,4710</text:p>
          </table:table-cell>
          <table:table-cell office:value-type="float" office:value="0.784852564837237" calcext:value-type="float">
            <text:p>0,7849</text:p>
          </table:table-cell>
          <table:table-cell office:value-type="float" office:value="3.40489610381677" calcext:value-type="float">
            <text:p>3,4049</text:p>
          </table:table-cell>
          <table:table-cell office:value-type="float" office:value="22.4507088435956" calcext:value-type="float">
            <text:p>22,4507</text:p>
          </table:table-cell>
          <table:table-cell office:value-type="float" office:value="2.2295445361715" calcext:value-type="float">
            <text:p>2,2295</text:p>
          </table:table-cell>
          <table:table-cell office:value-type="float" office:value="0.697207001264929" calcext:value-type="float">
            <text:p>0,6972</text:p>
          </table:table-cell>
          <table:table-cell office:value-type="float" office:value="11.7271803007438" calcext:value-type="float">
            <text:p>11,7272</text:p>
          </table:table-cell>
          <table:table-cell office:value-type="float" office:value="54.2152772526893" calcext:value-type="float">
            <text:p>54,21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715346335879" calcext:value-type="float">
            <text:p>0,0172</text:p>
          </table:table-cell>
          <table:table-cell office:value-type="float" office:value="0.0107546315904023" calcext:value-type="float">
            <text:p>0,0108</text:p>
          </table:table-cell>
          <table:table-cell office:value-type="float" office:value="0.841132490461237" calcext:value-type="float">
            <text:p>0,8411</text:p>
          </table:table-cell>
          <table:table-cell office:value-type="float" office:value="10.5366333127613" calcext:value-type="float">
            <text:p>10,5366</text:p>
          </table:table-cell>
          <table:table-cell office:value-type="float" office:value="0.796103051826645" calcext:value-type="float">
            <text:p>0,7961</text:p>
          </table:table-cell>
          <table:table-cell office:value-type="float" office:value="3.15296343305127" calcext:value-type="float">
            <text:p>3,1530</text:p>
          </table:table-cell>
          <table:table-cell office:value-type="float" office:value="23.1826657600857" calcext:value-type="float">
            <text:p>23,1827</text:p>
          </table:table-cell>
          <table:table-cell office:value-type="float" office:value="2.6199949379311" calcext:value-type="float">
            <text:p>2,6200</text:p>
          </table:table-cell>
          <table:table-cell office:value-type="float" office:value="0.618700500131675" calcext:value-type="float">
            <text:p>0,6187</text:p>
          </table:table-cell>
          <table:table-cell office:value-type="float" office:value="11.629682284584" calcext:value-type="float">
            <text:p>11,6297</text:p>
          </table:table-cell>
          <table:table-cell office:value-type="float" office:value="55.2319390590914" calcext:value-type="float">
            <text:p>55,23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36375468648977" calcext:value-type="float">
            <text:p>-0,0036</text:p>
          </table:table-cell>
          <table:table-cell office:value-type="float" office:value="0.0135072799448259" calcext:value-type="float">
            <text:p>0,0135</text:p>
          </table:table-cell>
          <table:table-cell office:value-type="float" office:value="0.849933345001213" calcext:value-type="float">
            <text:p>0,8499</text:p>
          </table:table-cell>
          <table:table-cell office:value-type="float" office:value="10.5366333127613" calcext:value-type="float">
            <text:p>10,5366</text:p>
          </table:table-cell>
          <table:table-cell office:value-type="float" office:value="0.789962426138601" calcext:value-type="float">
            <text:p>0,7900</text:p>
          </table:table-cell>
          <table:table-cell office:value-type="float" office:value="2.33002992383834" calcext:value-type="float">
            <text:p>2,3300</text:p>
          </table:table-cell>
          <table:table-cell office:value-type="float" office:value="23.5960509541353" calcext:value-type="float">
            <text:p>23,5961</text:p>
          </table:table-cell>
          <table:table-cell office:value-type="float" office:value="2.42801800047141" calcext:value-type="float">
            <text:p>2,4280</text:p>
          </table:table-cell>
          <table:table-cell office:value-type="float" office:value="0.558859001300406" calcext:value-type="float">
            <text:p>0,5589</text:p>
          </table:table-cell>
          <table:table-cell office:value-type="float" office:value="11.1045583673797" calcext:value-type="float">
            <text:p>11,1046</text:p>
          </table:table-cell>
          <table:table-cell office:value-type="float" office:value="55.5801259755819" calcext:value-type="float">
            <text:p>55,58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49995380860637" calcext:value-type="float">
            <text:p>-0,0350</text:p>
          </table:table-cell>
          <table:table-cell office:value-type="float" office:value="0.00708527927133" calcext:value-type="float">
            <text:p>0,0071</text:p>
          </table:table-cell>
          <table:table-cell office:value-type="float" office:value="0.836157908211991" calcext:value-type="float">
            <text:p>0,8362</text:p>
          </table:table-cell>
          <table:table-cell office:value-type="float" office:value="10.5366333127613" calcext:value-type="float">
            <text:p>10,5366</text:p>
          </table:table-cell>
          <table:table-cell office:value-type="float" office:value="0.795947521631028" calcext:value-type="float">
            <text:p>0,7959</text:p>
          </table:table-cell>
          <table:table-cell office:value-type="float" office:value="0.683222197002191" calcext:value-type="float">
            <text:p>0,6832</text:p>
          </table:table-cell>
          <table:table-cell office:value-type="float" office:value="22.0675038808689" calcext:value-type="float">
            <text:p>22,0675</text:p>
          </table:table-cell>
          <table:table-cell office:value-type="float" office:value="0.136762953946374" calcext:value-type="float">
            <text:p>0,1368</text:p>
          </table:table-cell>
          <table:table-cell office:value-type="float" office:value="0.514487918627095" calcext:value-type="float">
            <text:p>0,5145</text:p>
          </table:table-cell>
          <table:table-cell office:value-type="float" office:value="10.5898920793092" calcext:value-type="float">
            <text:p>10,5899</text:p>
          </table:table-cell>
          <table:table-cell office:value-type="float" office:value="51.3558135967897" calcext:value-type="float">
            <text:p>51,35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45255805171871" calcext:value-type="float">
            <text:p>0,0145</text:p>
          </table:table-cell>
          <table:table-cell office:value-type="float" office:value="0.0104854499308727" calcext:value-type="float">
            <text:p>0,0105</text:p>
          </table:table-cell>
          <table:table-cell office:value-type="float" office:value="0.853122789935371" calcext:value-type="float">
            <text:p>0,8531</text:p>
          </table:table-cell>
          <table:table-cell office:value-type="float" office:value="10.5366333127613" calcext:value-type="float">
            <text:p>10,5366</text:p>
          </table:table-cell>
          <table:table-cell office:value-type="float" office:value="0.80137504112506" calcext:value-type="float">
            <text:p>0,8014</text:p>
          </table:table-cell>
          <table:table-cell office:value-type="float" office:value="1.47202694599613" calcext:value-type="float">
            <text:p>1,4720</text:p>
          </table:table-cell>
          <table:table-cell office:value-type="float" office:value="22.1054193151969" calcext:value-type="float">
            <text:p>22,1054</text:p>
          </table:table-cell>
          <table:table-cell office:value-type="float" office:value="1.05362024393443" calcext:value-type="float">
            <text:p>1,0536</text:p>
          </table:table-cell>
          <table:table-cell office:value-type="float" office:value="0.49402976972961" calcext:value-type="float">
            <text:p>0,4940</text:p>
          </table:table-cell>
          <table:table-cell office:value-type="float" office:value="10.3271255442194" calcext:value-type="float">
            <text:p>10,3271</text:p>
          </table:table-cell>
          <table:table-cell office:value-type="float" office:value="54.8677910818933" calcext:value-type="float">
            <text:p>54,86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57425719543394" calcext:value-type="float">
            <text:p>0,0157</text:p>
          </table:table-cell>
          <table:table-cell office:value-type="float" office:value="0.0148280229296621" calcext:value-type="float">
            <text:p>0,0148</text:p>
          </table:table-cell>
          <table:table-cell office:value-type="float" office:value="0.834720846886587" calcext:value-type="float">
            <text:p>0,8347</text:p>
          </table:table-cell>
          <table:table-cell office:value-type="float" office:value="10.5366333127613" calcext:value-type="float">
            <text:p>10,5366</text:p>
          </table:table-cell>
          <table:table-cell office:value-type="float" office:value="0.81053491465089" calcext:value-type="float">
            <text:p>0,8105</text:p>
          </table:table-cell>
          <table:table-cell office:value-type="float" office:value="1.54440538399904" calcext:value-type="float">
            <text:p>1,5444</text:p>
          </table:table-cell>
          <table:table-cell office:value-type="float" office:value="22.4238705499354" calcext:value-type="float">
            <text:p>22,4239</text:p>
          </table:table-cell>
          <table:table-cell office:value-type="float" office:value="1.0601741630912" calcext:value-type="float">
            <text:p>1,0602</text:p>
          </table:table-cell>
          <table:table-cell office:value-type="float" office:value="0.483651043353276" calcext:value-type="float">
            <text:p>0,4837</text:p>
          </table:table-cell>
          <table:table-cell office:value-type="float" office:value="10.395997996472" calcext:value-type="float">
            <text:p>10,3960</text:p>
          </table:table-cell>
          <table:table-cell office:value-type="float" office:value="57.2851024698853" calcext:value-type="float">
            <text:p>57,28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301455958237895" calcext:value-type="float">
            <text:p>-0,0030</text:p>
          </table:table-cell>
          <table:table-cell office:value-type="float" office:value="0.0136041947978465" calcext:value-type="float">
            <text:p>0,0136</text:p>
          </table:table-cell>
          <table:table-cell office:value-type="float" office:value="0.836534364715174" calcext:value-type="float">
            <text:p>0,8365</text:p>
          </table:table-cell>
          <table:table-cell office:value-type="float" office:value="10.5287983916292" calcext:value-type="float">
            <text:p>10,5288</text:p>
          </table:table-cell>
          <table:table-cell office:value-type="float" office:value="0.787692930710285" calcext:value-type="float">
            <text:p>0,7877</text:p>
          </table:table-cell>
          <table:table-cell office:value-type="float" office:value="1.22774216144114" calcext:value-type="float">
            <text:p>1,2277</text:p>
          </table:table-cell>
          <table:table-cell office:value-type="float" office:value="22.4581147872179" calcext:value-type="float">
            <text:p>22,4581</text:p>
          </table:table-cell>
          <table:table-cell office:value-type="float" office:value="1.29354161611228" calcext:value-type="float">
            <text:p>1,2935</text:p>
          </table:table-cell>
          <table:table-cell office:value-type="float" office:value="0.483982311686857" calcext:value-type="float">
            <text:p>0,4840</text:p>
          </table:table-cell>
          <table:table-cell office:value-type="float" office:value="10.3615753321039" calcext:value-type="float">
            <text:p>10,3616</text:p>
          </table:table-cell>
          <table:table-cell office:value-type="float" office:value="58.0847461141434" calcext:value-type="float">
            <text:p>58,08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0598136002656347" calcext:value-type="float">
            <text:p>0,0006</text:p>
          </table:table-cell>
          <table:table-cell office:value-type="float" office:value="0.0118126626739057" calcext:value-type="float">
            <text:p>0,0118</text:p>
          </table:table-cell>
          <table:table-cell office:value-type="float" office:value="0.829604331909894" calcext:value-type="float">
            <text:p>0,8296</text:p>
          </table:table-cell>
          <table:table-cell office:value-type="float" office:value="10.5287983916292" calcext:value-type="float">
            <text:p>10,5288</text:p>
          </table:table-cell>
          <table:table-cell office:value-type="float" office:value="0.799671795209383" calcext:value-type="float">
            <text:p>0,7997</text:p>
          </table:table-cell>
          <table:table-cell office:value-type="float" office:value="1.12374194969107" calcext:value-type="float">
            <text:p>1,1237</text:p>
          </table:table-cell>
          <table:table-cell office:value-type="float" office:value="22.0418677784553" calcext:value-type="float">
            <text:p>22,0419</text:p>
          </table:table-cell>
          <table:table-cell office:value-type="float" office:value="0.778185830994246" calcext:value-type="float">
            <text:p>0,7782</text:p>
          </table:table-cell>
          <table:table-cell office:value-type="float" office:value="0.514774024594539" calcext:value-type="float">
            <text:p>0,5148</text:p>
          </table:table-cell>
          <table:table-cell office:value-type="float" office:value="10.3543424795802" calcext:value-type="float">
            <text:p>10,3543</text:p>
          </table:table-cell>
          <table:table-cell office:value-type="float" office:value="58.9154653532941" calcext:value-type="float">
            <text:p>58,91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463310644982684" calcext:value-type="float">
            <text:p>0,0046</text:p>
          </table:table-cell>
          <table:table-cell office:value-type="float" office:value="0.00990992289286124" calcext:value-type="float">
            <text:p>0,0099</text:p>
          </table:table-cell>
          <table:table-cell office:value-type="float" office:value="0.841714547347549" calcext:value-type="float">
            <text:p>0,8417</text:p>
          </table:table-cell>
          <table:table-cell office:value-type="float" office:value="10.5287983916292" calcext:value-type="float">
            <text:p>10,5288</text:p>
          </table:table-cell>
          <table:table-cell office:value-type="float" office:value="0.78946198166424" calcext:value-type="float">
            <text:p>0,7895</text:p>
          </table:table-cell>
          <table:table-cell office:value-type="float" office:value="0.203690144356148" calcext:value-type="float">
            <text:p>0,2037</text:p>
          </table:table-cell>
          <table:table-cell office:value-type="float" office:value="21.8197337848556" calcext:value-type="float">
            <text:p>21,8197</text:p>
          </table:table-cell>
          <table:table-cell office:value-type="float" office:value="0.585509249810798" calcext:value-type="float">
            <text:p>0,5855</text:p>
          </table:table-cell>
          <table:table-cell office:value-type="float" office:value="0.479814388342675" calcext:value-type="float">
            <text:p>0,4798</text:p>
          </table:table-cell>
          <table:table-cell office:value-type="float" office:value="10.2804260000512" calcext:value-type="float">
            <text:p>10,2804</text:p>
          </table:table-cell>
          <table:table-cell office:value-type="float" office:value="60.7376801060359" calcext:value-type="float">
            <text:p>60,73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644566467983054" calcext:value-type="float">
            <text:p>0,0064</text:p>
          </table:table-cell>
          <table:table-cell office:value-type="float" office:value="0.00514912029117637" calcext:value-type="float">
            <text:p>0,0051</text:p>
          </table:table-cell>
          <table:table-cell office:value-type="float" office:value="0.826197041652671" calcext:value-type="float">
            <text:p>0,8262</text:p>
          </table:table-cell>
          <table:table-cell office:value-type="float" office:value="10.5287983916292" calcext:value-type="float">
            <text:p>10,5288</text:p>
          </table:table-cell>
          <table:table-cell office:value-type="float" office:value="0.784551537057923" calcext:value-type="float">
            <text:p>0,7846</text:p>
          </table:table-cell>
          <table:table-cell office:value-type="float" office:value="1.75552114084215" calcext:value-type="float">
            <text:p>1,7555</text:p>
          </table:table-cell>
          <table:table-cell office:value-type="float" office:value="21.4992776669917" calcext:value-type="float">
            <text:p>21,4993</text:p>
          </table:table-cell>
          <table:table-cell office:value-type="float" office:value="1.1837313123138" calcext:value-type="float">
            <text:p>1,1837</text:p>
          </table:table-cell>
          <table:table-cell office:value-type="float" office:value="0.417238030192745" calcext:value-type="float">
            <text:p>0,4172</text:p>
          </table:table-cell>
          <table:table-cell office:value-type="float" office:value="10.4336636293504" calcext:value-type="float">
            <text:p>10,4337</text:p>
          </table:table-cell>
          <table:table-cell office:value-type="float" office:value="63.1129974220151" calcext:value-type="float">
            <text:p>63,11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781408353586244" calcext:value-type="float">
            <text:p>0,0078</text:p>
          </table:table-cell>
          <table:table-cell office:value-type="float" office:value="0.00575980361841171" calcext:value-type="float">
            <text:p>0,0058</text:p>
          </table:table-cell>
          <table:table-cell office:value-type="float" office:value="0.826140552065228" calcext:value-type="float">
            <text:p>0,8261</text:p>
          </table:table-cell>
          <table:table-cell office:value-type="float" office:value="10.5287983916292" calcext:value-type="float">
            <text:p>10,5288</text:p>
          </table:table-cell>
          <table:table-cell office:value-type="float" office:value="0.788387577886799" calcext:value-type="float">
            <text:p>0,7884</text:p>
          </table:table-cell>
          <table:table-cell office:value-type="float" office:value="1.32706899638394" calcext:value-type="float">
            <text:p>1,3271</text:p>
          </table:table-cell>
          <table:table-cell office:value-type="float" office:value="21.8978285607619" calcext:value-type="float">
            <text:p>21,8978</text:p>
          </table:table-cell>
          <table:table-cell office:value-type="float" office:value="0.180995213712578" calcext:value-type="float">
            <text:p>0,1810</text:p>
          </table:table-cell>
          <table:table-cell office:value-type="float" office:value="0.399244807338297" calcext:value-type="float">
            <text:p>0,3992</text:p>
          </table:table-cell>
          <table:table-cell office:value-type="float" office:value="10.3109709912374" calcext:value-type="float">
            <text:p>10,3110</text:p>
          </table:table-cell>
          <table:table-cell office:value-type="float" office:value="64.2817947899295" calcext:value-type="float">
            <text:p>64,28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276446851892604" calcext:value-type="float">
            <text:p>-0,0276</text:p>
          </table:table-cell>
          <table:table-cell office:value-type="float" office:value="24.6065026487366" calcext:value-type="float">
            <text:p>24,6065</text:p>
          </table:table-cell>
          <table:table-cell office:value-type="float" office:value="0.412051725491489" calcext:value-type="float">
            <text:p>0,4121</text:p>
          </table:table-cell>
          <table:table-cell office:value-type="float" office:value="9.75919546015829" calcext:value-type="float">
            <text:p>9,7592</text:p>
          </table:table-cell>
          <table:table-cell office:value-type="float" office:value="0.307250568634111" calcext:value-type="float">
            <text:p>0,3073</text:p>
          </table:table-cell>
          <table:table-cell office:value-type="float" office:value="0.0218573446435297" calcext:value-type="float">
            <text:p>0,0219</text:p>
          </table:table-cell>
          <table:table-cell office:value-type="float" office:value="25.1064431075471" calcext:value-type="float">
            <text:p>25,1064</text:p>
          </table:table-cell>
          <table:table-cell office:value-type="float" office:value="0.855807814236272" calcext:value-type="float">
            <text:p>0,8558</text:p>
          </table:table-cell>
          <table:table-cell office:value-type="float" office:value="2.51512474701023" calcext:value-type="float">
            <text:p>2,5151</text:p>
          </table:table-cell>
          <table:table-cell office:value-type="float" office:value="2.67453927337973" calcext:value-type="float">
            <text:p>2,6745</text:p>
          </table:table-cell>
          <table:table-cell office:value-type="float" office:value="76.8295682058258" calcext:value-type="float">
            <text:p>76,82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350526820703578" calcext:value-type="float">
            <text:p>-0,0035</text:p>
          </table:table-cell>
          <table:table-cell office:value-type="float" office:value="21.212774397649" calcext:value-type="float">
            <text:p>21,2128</text:p>
          </table:table-cell>
          <table:table-cell office:value-type="float" office:value="0.37514388935424" calcext:value-type="float">
            <text:p>0,3751</text:p>
          </table:table-cell>
          <table:table-cell office:value-type="float" office:value="9.75919546015829" calcext:value-type="float">
            <text:p>9,7592</text:p>
          </table:table-cell>
          <table:table-cell office:value-type="float" office:value="0.284832783788367" calcext:value-type="float">
            <text:p>0,2848</text:p>
          </table:table-cell>
          <table:table-cell office:value-type="float" office:value="1.53396129421498" calcext:value-type="float">
            <text:p>1,5340</text:p>
          </table:table-cell>
          <table:table-cell office:value-type="float" office:value="22.6388128284355" calcext:value-type="float">
            <text:p>22,6388</text:p>
          </table:table-cell>
          <table:table-cell office:value-type="float" office:value="-0.217120395730603" calcext:value-type="float">
            <text:p>-0,2171</text:p>
          </table:table-cell>
          <table:table-cell office:value-type="float" office:value="2.57297644439977" calcext:value-type="float">
            <text:p>2,5730</text:p>
          </table:table-cell>
          <table:table-cell office:value-type="float" office:value="2.66733858794842" calcext:value-type="float">
            <text:p>2,6673</text:p>
          </table:table-cell>
          <table:table-cell office:value-type="float" office:value="74.092890327516" calcext:value-type="float">
            <text:p>74,09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-0.0199160907864648" calcext:value-type="float">
            <text:p>-0,0199</text:p>
          </table:table-cell>
          <table:table-cell office:value-type="float" office:value="27.2320350015089" calcext:value-type="float">
            <text:p>27,2320</text:p>
          </table:table-cell>
          <table:table-cell office:value-type="float" office:value="0.338146067234432" calcext:value-type="float">
            <text:p>0,3381</text:p>
          </table:table-cell>
          <table:table-cell office:value-type="float" office:value="9.75919546015829" calcext:value-type="float">
            <text:p>9,7592</text:p>
          </table:table-cell>
          <table:table-cell office:value-type="float" office:value="0.356828610814869" calcext:value-type="float">
            <text:p>0,3568</text:p>
          </table:table-cell>
          <table:table-cell office:value-type="float" office:value="4.04794879157751" calcext:value-type="float">
            <text:p>4,0479</text:p>
          </table:table-cell>
          <table:table-cell office:value-type="float" office:value="21.4960127218042" calcext:value-type="float">
            <text:p>21,4960</text:p>
          </table:table-cell>
          <table:table-cell office:value-type="float" office:value="7.7652785346058" calcext:value-type="float">
            <text:p>7,7653</text:p>
          </table:table-cell>
          <table:table-cell office:value-type="float" office:value="2.67878566131566" calcext:value-type="float">
            <text:p>2,6788</text:p>
          </table:table-cell>
          <table:table-cell office:value-type="float" office:value="2.78172324218578" calcext:value-type="float">
            <text:p>2,7817</text:p>
          </table:table-cell>
          <table:table-cell office:value-type="float" office:value="74.7966169365864" calcext:value-type="float">
            <text:p>74,79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-0.00172056964799694" calcext:value-type="float">
            <text:p>-0,0017</text:p>
          </table:table-cell>
          <table:table-cell office:value-type="float" office:value="37.3104829424553" calcext:value-type="float">
            <text:p>37,3105</text:p>
          </table:table-cell>
          <table:table-cell office:value-type="float" office:value="0.354802043203948" calcext:value-type="float">
            <text:p>0,3548</text:p>
          </table:table-cell>
          <table:table-cell office:value-type="float" office:value="9.75919546015829" calcext:value-type="float">
            <text:p>9,7592</text:p>
          </table:table-cell>
          <table:table-cell office:value-type="float" office:value="0.198360577311085" calcext:value-type="float">
            <text:p>0,1984</text:p>
          </table:table-cell>
          <table:table-cell office:value-type="float" office:value="3.40497731619178" calcext:value-type="float">
            <text:p>3,4050</text:p>
          </table:table-cell>
          <table:table-cell office:value-type="float" office:value="20.9815020099541" calcext:value-type="float">
            <text:p>20,9815</text:p>
          </table:table-cell>
          <table:table-cell office:value-type="float" office:value="20.0944728946612" calcext:value-type="float">
            <text:p>20,0945</text:p>
          </table:table-cell>
          <table:table-cell office:value-type="float" office:value="2.8130763259603" calcext:value-type="float">
            <text:p>2,8131</text:p>
          </table:table-cell>
          <table:table-cell office:value-type="float" office:value="12.9297908424628" calcext:value-type="float">
            <text:p>12,9298</text:p>
          </table:table-cell>
          <table:table-cell office:value-type="float" office:value="79.1291492346946" calcext:value-type="float">
            <text:p>79,12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-0.0577659079843258" calcext:value-type="float">
            <text:p>-0,0578</text:p>
          </table:table-cell>
          <table:table-cell office:value-type="float" office:value="36.5377528015646" calcext:value-type="float">
            <text:p>36,5378</text:p>
          </table:table-cell>
          <table:table-cell office:value-type="float" office:value="0.282142582795021" calcext:value-type="float">
            <text:p>0,2821</text:p>
          </table:table-cell>
          <table:table-cell office:value-type="float" office:value="9.75919546015829" calcext:value-type="float">
            <text:p>9,7592</text:p>
          </table:table-cell>
          <table:table-cell office:value-type="float" office:value="0.137221346057255" calcext:value-type="float">
            <text:p>0,1372</text:p>
          </table:table-cell>
          <table:table-cell office:value-type="float" office:value="2.59540592583277" calcext:value-type="float">
            <text:p>2,5954</text:p>
          </table:table-cell>
          <table:table-cell office:value-type="float" office:value="23.1696173890287" calcext:value-type="float">
            <text:p>23,1696</text:p>
          </table:table-cell>
          <table:table-cell office:value-type="float" office:value="9.86813727770777" calcext:value-type="float">
            <text:p>9,8681</text:p>
          </table:table-cell>
          <table:table-cell office:value-type="float" office:value="2.92987526158454" calcext:value-type="float">
            <text:p>2,9299</text:p>
          </table:table-cell>
          <table:table-cell office:value-type="float" office:value="11.4678387263822" calcext:value-type="float">
            <text:p>11,4678</text:p>
          </table:table-cell>
          <table:table-cell office:value-type="float" office:value="80.4722132244868" calcext:value-type="float">
            <text:p>80,47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811239076334" calcext:value-type="float">
            <text:p>0,0281</text:p>
          </table:table-cell>
          <table:table-cell office:value-type="float" office:value="35.5177072934686" calcext:value-type="float">
            <text:p>35,5177</text:p>
          </table:table-cell>
          <table:table-cell office:value-type="float" office:value="0.291043689010736" calcext:value-type="float">
            <text:p>0,2910</text:p>
          </table:table-cell>
          <table:table-cell office:value-type="float" office:value="9.71090275043024" calcext:value-type="float">
            <text:p>9,7109</text:p>
          </table:table-cell>
          <table:table-cell office:value-type="float" office:value="0.208637085485712" calcext:value-type="float">
            <text:p>0,2086</text:p>
          </table:table-cell>
          <table:table-cell office:value-type="float" office:value="5.26417600776329" calcext:value-type="float">
            <text:p>5,2642</text:p>
          </table:table-cell>
          <table:table-cell office:value-type="float" office:value="23.6449269564322" calcext:value-type="float">
            <text:p>23,6449</text:p>
          </table:table-cell>
          <table:table-cell office:value-type="float" office:value="4.23136164247251" calcext:value-type="float">
            <text:p>4,2314</text:p>
          </table:table-cell>
          <table:table-cell office:value-type="float" office:value="3.02330052360853" calcext:value-type="float">
            <text:p>3,0233</text:p>
          </table:table-cell>
          <table:table-cell office:value-type="float" office:value="12.7816305042674" calcext:value-type="float">
            <text:p>12,7816</text:p>
          </table:table-cell>
          <table:table-cell office:value-type="float" office:value="78.3546911384328" calcext:value-type="float">
            <text:p>78,35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64858785437206" calcext:value-type="float">
            <text:p>-0,0649</text:p>
          </table:table-cell>
          <table:table-cell office:value-type="float" office:value="40.7936051993989" calcext:value-type="float">
            <text:p>40,7936</text:p>
          </table:table-cell>
          <table:table-cell office:value-type="float" office:value="0.310007150019485" calcext:value-type="float">
            <text:p>0,3100</text:p>
          </table:table-cell>
          <table:table-cell office:value-type="float" office:value="9.71090275043024" calcext:value-type="float">
            <text:p>9,7109</text:p>
          </table:table-cell>
          <table:table-cell office:value-type="float" office:value="0.260721736217131" calcext:value-type="float">
            <text:p>0,2607</text:p>
          </table:table-cell>
          <table:table-cell office:value-type="float" office:value="4.47179252137932" calcext:value-type="float">
            <text:p>4,4718</text:p>
          </table:table-cell>
          <table:table-cell office:value-type="float" office:value="25.0258825928152" calcext:value-type="float">
            <text:p>25,0259</text:p>
          </table:table-cell>
          <table:table-cell office:value-type="float" office:value="20.4789590409741" calcext:value-type="float">
            <text:p>20,4790</text:p>
          </table:table-cell>
          <table:table-cell office:value-type="float" office:value="3.12148145628024" calcext:value-type="float">
            <text:p>3,1215</text:p>
          </table:table-cell>
          <table:table-cell office:value-type="float" office:value="14.2227835357047" calcext:value-type="float">
            <text:p>14,2228</text:p>
          </table:table-cell>
          <table:table-cell office:value-type="float" office:value="80.3401225822969" calcext:value-type="float">
            <text:p>80,34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09387803940808" calcext:value-type="float">
            <text:p>-0,0309</text:p>
          </table:table-cell>
          <table:table-cell office:value-type="float" office:value="23.2049079846596" calcext:value-type="float">
            <text:p>23,2049</text:p>
          </table:table-cell>
          <table:table-cell office:value-type="float" office:value="0.330587335179263" calcext:value-type="float">
            <text:p>0,3306</text:p>
          </table:table-cell>
          <table:table-cell office:value-type="float" office:value="9.71090275043024" calcext:value-type="float">
            <text:p>9,7109</text:p>
          </table:table-cell>
          <table:table-cell office:value-type="float" office:value="0.277486280156092" calcext:value-type="float">
            <text:p>0,2775</text:p>
          </table:table-cell>
          <table:table-cell office:value-type="float" office:value="5.26869184983873" calcext:value-type="float">
            <text:p>5,2687</text:p>
          </table:table-cell>
          <table:table-cell office:value-type="float" office:value="29.5285249604484" calcext:value-type="float">
            <text:p>29,5285</text:p>
          </table:table-cell>
          <table:table-cell office:value-type="float" office:value="-18.0745351045978" calcext:value-type="float">
            <text:p>-18,0745</text:p>
          </table:table-cell>
          <table:table-cell office:value-type="float" office:value="3.22412430194308" calcext:value-type="float">
            <text:p>3,2241</text:p>
          </table:table-cell>
          <table:table-cell office:value-type="float" office:value="19.0243730718995" calcext:value-type="float">
            <text:p>19,0244</text:p>
          </table:table-cell>
          <table:table-cell office:value-type="float" office:value="79.4169913675961" calcext:value-type="float">
            <text:p>79,41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53645018323938" calcext:value-type="float">
            <text:p>0,0354</text:p>
          </table:table-cell>
          <table:table-cell office:value-type="float" office:value="31.0350444884953" calcext:value-type="float">
            <text:p>31,0350</text:p>
          </table:table-cell>
          <table:table-cell office:value-type="float" office:value="0.337739179341109" calcext:value-type="float">
            <text:p>0,3377</text:p>
          </table:table-cell>
          <table:table-cell office:value-type="float" office:value="9.71090275043024" calcext:value-type="float">
            <text:p>9,7109</text:p>
          </table:table-cell>
          <table:table-cell office:value-type="float" office:value="0.213969048057842" calcext:value-type="float">
            <text:p>0,2140</text:p>
          </table:table-cell>
          <table:table-cell office:value-type="float" office:value="3.64896075569841" calcext:value-type="float">
            <text:p>3,6490</text:p>
          </table:table-cell>
          <table:table-cell office:value-type="float" office:value="31.4071853243829" calcext:value-type="float">
            <text:p>31,4072</text:p>
          </table:table-cell>
          <table:table-cell office:value-type="float" office:value="16.5643202141088" calcext:value-type="float">
            <text:p>16,5643</text:p>
          </table:table-cell>
          <table:table-cell office:value-type="float" office:value="3.31338623417802" calcext:value-type="float">
            <text:p>3,3134</text:p>
          </table:table-cell>
          <table:table-cell office:value-type="float" office:value="17.0804611102848" calcext:value-type="float">
            <text:p>17,0805</text:p>
          </table:table-cell>
          <table:table-cell office:value-type="float" office:value="89.1576627248356" calcext:value-type="float">
            <text:p>89,15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44185700422948" calcext:value-type="float">
            <text:p>0,0344</text:p>
          </table:table-cell>
          <table:table-cell office:value-type="float" office:value="37.6825804832207" calcext:value-type="float">
            <text:p>37,6826</text:p>
          </table:table-cell>
          <table:table-cell office:value-type="float" office:value="0.351921202424148" calcext:value-type="float">
            <text:p>0,3519</text:p>
          </table:table-cell>
          <table:table-cell office:value-type="float" office:value="9.71090275043024" calcext:value-type="float">
            <text:p>9,7109</text:p>
          </table:table-cell>
          <table:table-cell office:value-type="float" office:value="0.293766491105842" calcext:value-type="float">
            <text:p>0,2938</text:p>
          </table:table-cell>
          <table:table-cell office:value-type="float" office:value="6.17786968743541" calcext:value-type="float">
            <text:p>6,1779</text:p>
          </table:table-cell>
          <table:table-cell office:value-type="float" office:value="28.6802170005618" calcext:value-type="float">
            <text:p>28,6802</text:p>
          </table:table-cell>
          <table:table-cell office:value-type="float" office:value="12.68122777311" calcext:value-type="float">
            <text:p>12,6812</text:p>
          </table:table-cell>
          <table:table-cell office:value-type="float" office:value="3.40972188563286" calcext:value-type="float">
            <text:p>3,4097</text:p>
          </table:table-cell>
          <table:table-cell office:value-type="float" office:value="19.1528007507603" calcext:value-type="float">
            <text:p>19,1528</text:p>
          </table:table-cell>
          <table:table-cell office:value-type="float" office:value="89.6027432862093" calcext:value-type="float">
            <text:p>89,60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65963708215813" calcext:value-type="float">
            <text:p>0,0166</text:p>
          </table:table-cell>
          <table:table-cell office:value-type="float" office:value="37.3434822683157" calcext:value-type="float">
            <text:p>37,3435</text:p>
          </table:table-cell>
          <table:table-cell office:value-type="float" office:value="0.349865537892313" calcext:value-type="float">
            <text:p>0,3499</text:p>
          </table:table-cell>
          <table:table-cell office:value-type="float" office:value="9.69433242566626" calcext:value-type="float">
            <text:p>9,6943</text:p>
          </table:table-cell>
          <table:table-cell office:value-type="float" office:value="0.15853204700422" calcext:value-type="float">
            <text:p>0,1585</text:p>
          </table:table-cell>
          <table:table-cell office:value-type="float" office:value="3.94449780999163" calcext:value-type="float">
            <text:p>3,9445</text:p>
          </table:table-cell>
          <table:table-cell office:value-type="float" office:value="27.737282233055" calcext:value-type="float">
            <text:p>27,7373</text:p>
          </table:table-cell>
          <table:table-cell office:value-type="float" office:value="-2.9419027036061" calcext:value-type="float">
            <text:p>-2,9419</text:p>
          </table:table-cell>
          <table:table-cell office:value-type="float" office:value="3.45821476957591" calcext:value-type="float">
            <text:p>3,4582</text:p>
          </table:table-cell>
          <table:table-cell office:value-type="float" office:value="16.5014056434654" calcext:value-type="float">
            <text:p>16,5014</text:p>
          </table:table-cell>
          <table:table-cell office:value-type="float" office:value="86.0529837972995" calcext:value-type="float">
            <text:p>86,05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10223097191253" calcext:value-type="float">
            <text:p>0,0210</text:p>
          </table:table-cell>
          <table:table-cell office:value-type="float" office:value="31.4377965213708" calcext:value-type="float">
            <text:p>31,4378</text:p>
          </table:table-cell>
          <table:table-cell office:value-type="float" office:value="0.332049037184294" calcext:value-type="float">
            <text:p>0,3320</text:p>
          </table:table-cell>
          <table:table-cell office:value-type="float" office:value="9.69433242566626" calcext:value-type="float">
            <text:p>9,6943</text:p>
          </table:table-cell>
          <table:table-cell office:value-type="float" office:value="0.145745063028278" calcext:value-type="float">
            <text:p>0,1457</text:p>
          </table:table-cell>
          <table:table-cell office:value-type="float" office:value="1.84206205853869" calcext:value-type="float">
            <text:p>1,8421</text:p>
          </table:table-cell>
          <table:table-cell office:value-type="float" office:value="29.9453796532587" calcext:value-type="float">
            <text:p>29,9454</text:p>
          </table:table-cell>
          <table:table-cell office:value-type="float" office:value="-6.15792493444489" calcext:value-type="float">
            <text:p>-6,1579</text:p>
          </table:table-cell>
          <table:table-cell office:value-type="float" office:value="3.38322762671116" calcext:value-type="float">
            <text:p>3,3832</text:p>
          </table:table-cell>
          <table:table-cell office:value-type="float" office:value="17.1624139596913" calcext:value-type="float">
            <text:p>17,1624</text:p>
          </table:table-cell>
          <table:table-cell office:value-type="float" office:value="82.1185519561134" calcext:value-type="float">
            <text:p>82,11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0591712145672" calcext:value-type="float">
            <text:p>0,0106</text:p>
          </table:table-cell>
          <table:table-cell office:value-type="float" office:value="24.908909568329" calcext:value-type="float">
            <text:p>24,9089</text:p>
          </table:table-cell>
          <table:table-cell office:value-type="float" office:value="0.339882450989402" calcext:value-type="float">
            <text:p>0,3399</text:p>
          </table:table-cell>
          <table:table-cell office:value-type="float" office:value="9.69433242566626" calcext:value-type="float">
            <text:p>9,6943</text:p>
          </table:table-cell>
          <table:table-cell office:value-type="float" office:value="0.116170455163788" calcext:value-type="float">
            <text:p>0,1162</text:p>
          </table:table-cell>
          <table:table-cell office:value-type="float" office:value="6.94788931363061" calcext:value-type="float">
            <text:p>6,9479</text:p>
          </table:table-cell>
          <table:table-cell office:value-type="float" office:value="35.6951364101419" calcext:value-type="float">
            <text:p>35,6951</text:p>
          </table:table-cell>
          <table:table-cell office:value-type="float" office:value="-0.851390333321476" calcext:value-type="float">
            <text:p>-0,8514</text:p>
          </table:table-cell>
          <table:table-cell office:value-type="float" office:value="3.1652928567747" calcext:value-type="float">
            <text:p>3,1653</text:p>
          </table:table-cell>
          <table:table-cell office:value-type="float" office:value="17.393405866881" calcext:value-type="float">
            <text:p>17,3934</text:p>
          </table:table-cell>
          <table:table-cell office:value-type="float" office:value="81.4193524007793" calcext:value-type="float">
            <text:p>81,41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943378721041732" calcext:value-type="float">
            <text:p>0,0094</text:p>
          </table:table-cell>
          <table:table-cell office:value-type="float" office:value="9.32193505511587" calcext:value-type="float">
            <text:p>9,3219</text:p>
          </table:table-cell>
          <table:table-cell office:value-type="float" office:value="0.329496736286188" calcext:value-type="float">
            <text:p>0,3295</text:p>
          </table:table-cell>
          <table:table-cell office:value-type="float" office:value="9.69433242566626" calcext:value-type="float">
            <text:p>9,6943</text:p>
          </table:table-cell>
          <table:table-cell office:value-type="float" office:value="0.174143087681124" calcext:value-type="float">
            <text:p>0,1741</text:p>
          </table:table-cell>
          <table:table-cell office:value-type="float" office:value="0.290093622516759" calcext:value-type="float">
            <text:p>0,2901</text:p>
          </table:table-cell>
          <table:table-cell office:value-type="float" office:value="29.2309562924902" calcext:value-type="float">
            <text:p>29,2310</text:p>
          </table:table-cell>
          <table:table-cell office:value-type="float" office:value="-8.92717245327955" calcext:value-type="float">
            <text:p>-8,9272</text:p>
          </table:table-cell>
          <table:table-cell office:value-type="float" office:value="2.86218185753278" calcext:value-type="float">
            <text:p>2,8622</text:p>
          </table:table-cell>
          <table:table-cell office:value-type="float" office:value="16.6870330418249" calcext:value-type="float">
            <text:p>16,6870</text:p>
          </table:table-cell>
          <table:table-cell office:value-type="float" office:value="78.7367208352835" calcext:value-type="float">
            <text:p>78,73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467936775067379" calcext:value-type="float">
            <text:p>-0,0047</text:p>
          </table:table-cell>
          <table:table-cell office:value-type="float" office:value="10.3680931546677" calcext:value-type="float">
            <text:p>10,3681</text:p>
          </table:table-cell>
          <table:table-cell office:value-type="float" office:value="0.315679135886049" calcext:value-type="float">
            <text:p>0,3157</text:p>
          </table:table-cell>
          <table:table-cell office:value-type="float" office:value="9.69433242566626" calcext:value-type="float">
            <text:p>9,6943</text:p>
          </table:table-cell>
          <table:table-cell office:value-type="float" office:value="0.15157252790141" calcext:value-type="float">
            <text:p>0,1516</text:p>
          </table:table-cell>
          <table:table-cell office:value-type="float" office:value="8.85612156535245" calcext:value-type="float">
            <text:p>8,8561</text:p>
          </table:table-cell>
          <table:table-cell office:value-type="float" office:value="26.9822610431075" calcext:value-type="float">
            <text:p>26,9823</text:p>
          </table:table-cell>
          <table:table-cell office:value-type="float" office:value="-4.26975397974573" calcext:value-type="float">
            <text:p>-4,2698</text:p>
          </table:table-cell>
          <table:table-cell office:value-type="float" office:value="2.53780856758881" calcext:value-type="float">
            <text:p>2,5378</text:p>
          </table:table-cell>
          <table:table-cell office:value-type="float" office:value="17.456006771994" calcext:value-type="float">
            <text:p>17,4560</text:p>
          </table:table-cell>
          <table:table-cell office:value-type="float" office:value="73.8445338775634" calcext:value-type="float">
            <text:p>73,84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168128319407046" calcext:value-type="float">
            <text:p>-0,0017</text:p>
          </table:table-cell>
          <table:table-cell office:value-type="float" office:value="0.0157621800492855" calcext:value-type="float">
            <text:p>0,0158</text:p>
          </table:table-cell>
          <table:table-cell office:value-type="float" office:value="0.890170579553309" calcext:value-type="float">
            <text:p>0,8902</text:p>
          </table:table-cell>
          <table:table-cell office:value-type="float" office:value="10.5219852373857" calcext:value-type="float">
            <text:p>10,5220</text:p>
          </table:table-cell>
          <table:table-cell office:value-type="float" office:value="0.95679013352418" calcext:value-type="float">
            <text:p>0,9568</text:p>
          </table:table-cell>
          <table:table-cell office:value-type="float" office:value="2.46362016537402" calcext:value-type="float">
            <text:p>2,4636</text:p>
          </table:table-cell>
          <table:table-cell office:value-type="float" office:value="20.0389265329586" calcext:value-type="float">
            <text:p>20,0389</text:p>
          </table:table-cell>
          <table:table-cell office:value-type="float" office:value="1.35055164346171" calcext:value-type="float">
            <text:p>1,3506</text:p>
          </table:table-cell>
          <table:table-cell office:value-type="float" office:value="0.168128319406931" calcext:value-type="float">
            <text:p>0,1681</text:p>
          </table:table-cell>
          <table:table-cell office:value-type="float" office:value="19.977413558202" calcext:value-type="float">
            <text:p>19,9774</text:p>
          </table:table-cell>
          <table:table-cell office:value-type="float" office:value="57.3532438304508" calcext:value-type="float">
            <text:p>57,35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767801298828097" calcext:value-type="float">
            <text:p>-0,0077</text:p>
          </table:table-cell>
          <table:table-cell office:value-type="float" office:value="0.016530727688417" calcext:value-type="float">
            <text:p>0,0165</text:p>
          </table:table-cell>
          <table:table-cell office:value-type="float" office:value="0.892345473909788" calcext:value-type="float">
            <text:p>0,8923</text:p>
          </table:table-cell>
          <table:table-cell office:value-type="float" office:value="10.5219852373857" calcext:value-type="float">
            <text:p>10,5220</text:p>
          </table:table-cell>
          <table:table-cell office:value-type="float" office:value="0.952621262030424" calcext:value-type="float">
            <text:p>0,9526</text:p>
          </table:table-cell>
          <table:table-cell office:value-type="float" office:value="2.60795314099348" calcext:value-type="float">
            <text:p>2,6080</text:p>
          </table:table-cell>
          <table:table-cell office:value-type="float" office:value="19.5084411372563" calcext:value-type="float">
            <text:p>19,5084</text:p>
          </table:table-cell>
          <table:table-cell office:value-type="float" office:value="1.20686598640319" calcext:value-type="float">
            <text:p>1,2069</text:p>
          </table:table-cell>
          <table:table-cell office:value-type="float" office:value="0.0553633035873241" calcext:value-type="float">
            <text:p>0,0554</text:p>
          </table:table-cell>
          <table:table-cell office:value-type="float" office:value="20.0616194011027" calcext:value-type="float">
            <text:p>20,0616</text:p>
          </table:table-cell>
          <table:table-cell office:value-type="float" office:value="59.8945344435699" calcext:value-type="float">
            <text:p>59,89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18488890564752" calcext:value-type="float">
            <text:p>0,0118</text:p>
          </table:table-cell>
          <table:table-cell office:value-type="float" office:value="0.0188639538735675" calcext:value-type="float">
            <text:p>0,0189</text:p>
          </table:table-cell>
          <table:table-cell office:value-type="float" office:value="0.88335069088756" calcext:value-type="float">
            <text:p>0,8834</text:p>
          </table:table-cell>
          <table:table-cell office:value-type="float" office:value="10.5219852373857" calcext:value-type="float">
            <text:p>10,5220</text:p>
          </table:table-cell>
          <table:table-cell office:value-type="float" office:value="0.945136884116858" calcext:value-type="float">
            <text:p>0,9451</text:p>
          </table:table-cell>
          <table:table-cell office:value-type="float" office:value="-0.725184180598138" calcext:value-type="float">
            <text:p>-0,7252</text:p>
          </table:table-cell>
          <table:table-cell office:value-type="float" office:value="19.1565299345553" calcext:value-type="float">
            <text:p>19,1565</text:p>
          </table:table-cell>
          <table:table-cell office:value-type="float" office:value="1.09372783579602" calcext:value-type="float">
            <text:p>1,0937</text:p>
          </table:table-cell>
          <table:table-cell office:value-type="float" office:value="-0.021709727650009" calcext:value-type="float">
            <text:p>-0,0217</text:p>
          </table:table-cell>
          <table:table-cell office:value-type="float" office:value="20.2796593001031" calcext:value-type="float">
            <text:p>20,2797</text:p>
          </table:table-cell>
          <table:table-cell office:value-type="float" office:value="64.9864508380542" calcext:value-type="float">
            <text:p>64,98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761006690384747" calcext:value-type="float">
            <text:p>0,0076</text:p>
          </table:table-cell>
          <table:table-cell office:value-type="float" office:value="0.0282202515934223" calcext:value-type="float">
            <text:p>0,0282</text:p>
          </table:table-cell>
          <table:table-cell office:value-type="float" office:value="0.889550732248916" calcext:value-type="float">
            <text:p>0,8896</text:p>
          </table:table-cell>
          <table:table-cell office:value-type="float" office:value="10.5219852373857" calcext:value-type="float">
            <text:p>10,5220</text:p>
          </table:table-cell>
          <table:table-cell office:value-type="float" office:value="0.923729613102453" calcext:value-type="float">
            <text:p>0,9237</text:p>
          </table:table-cell>
          <table:table-cell office:value-type="float" office:value="2.09182725219459" calcext:value-type="float">
            <text:p>2,0918</text:p>
          </table:table-cell>
          <table:table-cell office:value-type="float" office:value="19.0694349069478" calcext:value-type="float">
            <text:p>19,0694</text:p>
          </table:table-cell>
          <table:table-cell office:value-type="float" office:value="0.620694358469208" calcext:value-type="float">
            <text:p>0,6207</text:p>
          </table:table-cell>
          <table:table-cell office:value-type="float" office:value="-0.0567782618352031" calcext:value-type="float">
            <text:p>-0,0568</text:p>
          </table:table-cell>
          <table:table-cell office:value-type="float" office:value="20.3141434072477" calcext:value-type="float">
            <text:p>20,3141</text:p>
          </table:table-cell>
          <table:table-cell office:value-type="float" office:value="68.5577885274589" calcext:value-type="float">
            <text:p>68,55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74614430081426" calcext:value-type="float">
            <text:p>0,0375</text:p>
          </table:table-cell>
          <table:table-cell office:value-type="float" office:value="0.0313135936738462" calcext:value-type="float">
            <text:p>0,0313</text:p>
          </table:table-cell>
          <table:table-cell office:value-type="float" office:value="0.91983937534158" calcext:value-type="float">
            <text:p>0,9198</text:p>
          </table:table-cell>
          <table:table-cell office:value-type="float" office:value="10.5219852373857" calcext:value-type="float">
            <text:p>10,5220</text:p>
          </table:table-cell>
          <table:table-cell office:value-type="float" office:value="0.910169772056586" calcext:value-type="float">
            <text:p>0,9102</text:p>
          </table:table-cell>
          <table:table-cell office:value-type="float" office:value="2.91234968341303" calcext:value-type="float">
            <text:p>2,9123</text:p>
          </table:table-cell>
          <table:table-cell office:value-type="float" office:value="19.8212054737282" calcext:value-type="float">
            <text:p>19,8212</text:p>
          </table:table-cell>
          <table:table-cell office:value-type="float" office:value="0.304045355331681" calcext:value-type="float">
            <text:p>0,3040</text:p>
          </table:table-cell>
          <table:table-cell office:value-type="float" office:value="-0.112797497644931" calcext:value-type="float">
            <text:p>-0,1128</text:p>
          </table:table-cell>
          <table:table-cell office:value-type="float" office:value="20.9282774469863" calcext:value-type="float">
            <text:p>20,9283</text:p>
          </table:table-cell>
          <table:table-cell office:value-type="float" office:value="73.8779885100401" calcext:value-type="float">
            <text:p>73,87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34222631467487" calcext:value-type="float">
            <text:p>0,0334</text:p>
          </table:table-cell>
          <table:table-cell office:value-type="float" office:value="0.0287304262091525" calcext:value-type="float">
            <text:p>0,0287</text:p>
          </table:table-cell>
          <table:table-cell office:value-type="float" office:value="0.917198841508042" calcext:value-type="float">
            <text:p>0,9172</text:p>
          </table:table-cell>
          <table:table-cell office:value-type="float" office:value="10.6033827655628" calcext:value-type="float">
            <text:p>10,6034</text:p>
          </table:table-cell>
          <table:table-cell office:value-type="float" office:value="0.922041959743725" calcext:value-type="float">
            <text:p>0,9220</text:p>
          </table:table-cell>
          <table:table-cell office:value-type="float" office:value="1.47807376079632" calcext:value-type="float">
            <text:p>1,4781</text:p>
          </table:table-cell>
          <table:table-cell office:value-type="float" office:value="20.1163840953673" calcext:value-type="float">
            <text:p>20,1164</text:p>
          </table:table-cell>
          <table:table-cell office:value-type="float" office:value="1.69738727073032" calcext:value-type="float">
            <text:p>1,6974</text:p>
          </table:table-cell>
          <table:table-cell office:value-type="float" office:value="-0.133718572600486" calcext:value-type="float">
            <text:p>-0,1337</text:p>
          </table:table-cell>
          <table:table-cell office:value-type="float" office:value="21.0933738655038" calcext:value-type="float">
            <text:p>21,0934</text:p>
          </table:table-cell>
          <table:table-cell office:value-type="float" office:value="77.1867498915466" calcext:value-type="float">
            <text:p>77,18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2666431363904" calcext:value-type="float">
            <text:p>0,0127</text:p>
          </table:table-cell>
          <table:table-cell office:value-type="float" office:value="0.0326390912507625" calcext:value-type="float">
            <text:p>0,0326</text:p>
          </table:table-cell>
          <table:table-cell office:value-type="float" office:value="0.910294444660758" calcext:value-type="float">
            <text:p>0,9103</text:p>
          </table:table-cell>
          <table:table-cell office:value-type="float" office:value="10.6033827655628" calcext:value-type="float">
            <text:p>10,6034</text:p>
          </table:table-cell>
          <table:table-cell office:value-type="float" office:value="0.89936388298258" calcext:value-type="float">
            <text:p>0,8994</text:p>
          </table:table-cell>
          <table:table-cell office:value-type="float" office:value="0.824174902366055" calcext:value-type="float">
            <text:p>0,8242</text:p>
          </table:table-cell>
          <table:table-cell office:value-type="float" office:value="20.3302833230539" calcext:value-type="float">
            <text:p>20,3303</text:p>
          </table:table-cell>
          <table:table-cell office:value-type="float" office:value="0.838791683041933" calcext:value-type="float">
            <text:p>0,8388</text:p>
          </table:table-cell>
          <table:table-cell office:value-type="float" office:value="-0.190142844695674" calcext:value-type="float">
            <text:p>-0,1901</text:p>
          </table:table-cell>
          <table:table-cell office:value-type="float" office:value="20.24897140225" calcext:value-type="float">
            <text:p>20,2490</text:p>
          </table:table-cell>
          <table:table-cell office:value-type="float" office:value="77.9438522066015" calcext:value-type="float">
            <text:p>77,94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52950914362587" calcext:value-type="float">
            <text:p>-0,0553</text:p>
          </table:table-cell>
          <table:table-cell office:value-type="float" office:value="0.0171933388788867" calcext:value-type="float">
            <text:p>0,0172</text:p>
          </table:table-cell>
          <table:table-cell office:value-type="float" office:value="0.887586535307214" calcext:value-type="float">
            <text:p>0,8876</text:p>
          </table:table-cell>
          <table:table-cell office:value-type="float" office:value="10.6033827655628" calcext:value-type="float">
            <text:p>10,6034</text:p>
          </table:table-cell>
          <table:table-cell office:value-type="float" office:value="0.910490173155468" calcext:value-type="float">
            <text:p>0,9105</text:p>
          </table:table-cell>
          <table:table-cell office:value-type="float" office:value="1.65794565059437" calcext:value-type="float">
            <text:p>1,6579</text:p>
          </table:table-cell>
          <table:table-cell office:value-type="float" office:value="19.1612743264994" calcext:value-type="float">
            <text:p>19,1613</text:p>
          </table:table-cell>
          <table:table-cell office:value-type="float" office:value="1.75699419961073" calcext:value-type="float">
            <text:p>1,7570</text:p>
          </table:table-cell>
          <table:table-cell office:value-type="float" office:value="-0.253383410163402" calcext:value-type="float">
            <text:p>-0,2534</text:p>
          </table:table-cell>
          <table:table-cell office:value-type="float" office:value="17.8777618807615" calcext:value-type="float">
            <text:p>17,8778</text:p>
          </table:table-cell>
          <table:table-cell office:value-type="float" office:value="72.5657811734387" calcext:value-type="float">
            <text:p>72,56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15209918789348" calcext:value-type="float">
            <text:p>0,0415</text:p>
          </table:table-cell>
          <table:table-cell office:value-type="float" office:value="0.0225346832096716" calcext:value-type="float">
            <text:p>0,0225</text:p>
          </table:table-cell>
          <table:table-cell office:value-type="float" office:value="0.88133389499204" calcext:value-type="float">
            <text:p>0,8813</text:p>
          </table:table-cell>
          <table:table-cell office:value-type="float" office:value="10.6033827655628" calcext:value-type="float">
            <text:p>10,6034</text:p>
          </table:table-cell>
          <table:table-cell office:value-type="float" office:value="0.903335932422303" calcext:value-type="float">
            <text:p>0,9033</text:p>
          </table:table-cell>
          <table:table-cell office:value-type="float" office:value="2.51832904634623" calcext:value-type="float">
            <text:p>2,5183</text:p>
          </table:table-cell>
          <table:table-cell office:value-type="float" office:value="19.4355557622691" calcext:value-type="float">
            <text:p>19,4356</text:p>
          </table:table-cell>
          <table:table-cell office:value-type="float" office:value="0.75770440762841" calcext:value-type="float">
            <text:p>0,7577</text:p>
          </table:table-cell>
          <table:table-cell office:value-type="float" office:value="-0.153198446937304" calcext:value-type="float">
            <text:p>-0,1532</text:p>
          </table:table-cell>
          <table:table-cell office:value-type="float" office:value="19.9675588939792" calcext:value-type="float">
            <text:p>19,9676</text:p>
          </table:table-cell>
          <table:table-cell office:value-type="float" office:value="79.3030782229869" calcext:value-type="float">
            <text:p>79,30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44832745566541" calcext:value-type="float">
            <text:p>0,0545</text:p>
          </table:table-cell>
          <table:table-cell office:value-type="float" office:value="0.0331566759992434" calcext:value-type="float">
            <text:p>0,0332</text:p>
          </table:table-cell>
          <table:table-cell office:value-type="float" office:value="0.877521978837788" calcext:value-type="float">
            <text:p>0,8775</text:p>
          </table:table-cell>
          <table:table-cell office:value-type="float" office:value="10.6033827655628" calcext:value-type="float">
            <text:p>10,6034</text:p>
          </table:table-cell>
          <table:table-cell office:value-type="float" office:value="0.908526548836358" calcext:value-type="float">
            <text:p>0,9085</text:p>
          </table:table-cell>
          <table:table-cell office:value-type="float" office:value="2.5941606730284" calcext:value-type="float">
            <text:p>2,5942</text:p>
          </table:table-cell>
          <table:table-cell office:value-type="float" office:value="20.2662478913256" calcext:value-type="float">
            <text:p>20,2662</text:p>
          </table:table-cell>
          <table:table-cell office:value-type="float" office:value="1.07047690808513" calcext:value-type="float">
            <text:p>1,0705</text:p>
          </table:table-cell>
          <table:table-cell office:value-type="float" office:value="-1.8537146287573" calcext:value-type="float">
            <text:p>-1,8537</text:p>
          </table:table-cell>
          <table:table-cell office:value-type="float" office:value="20.5689721506999" calcext:value-type="float">
            <text:p>20,5690</text:p>
          </table:table-cell>
          <table:table-cell office:value-type="float" office:value="82.3871397995774" calcext:value-type="float">
            <text:p>82,38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303058698936809" calcext:value-type="float">
            <text:p>0,0030</text:p>
          </table:table-cell>
          <table:table-cell office:value-type="float" office:value="0.0331879312267055" calcext:value-type="float">
            <text:p>0,0332</text:p>
          </table:table-cell>
          <table:table-cell office:value-type="float" office:value="0.88986258613795" calcext:value-type="float">
            <text:p>0,8899</text:p>
          </table:table-cell>
          <table:table-cell office:value-type="float" office:value="10.6605455360207" calcext:value-type="float">
            <text:p>10,6605</text:p>
          </table:table-cell>
          <table:table-cell office:value-type="float" office:value="0.880639866150131" calcext:value-type="float">
            <text:p>0,8806</text:p>
          </table:table-cell>
          <table:table-cell office:value-type="float" office:value="1.84719447462816" calcext:value-type="float">
            <text:p>1,8472</text:p>
          </table:table-cell>
          <table:table-cell office:value-type="float" office:value="20.1121721665108" calcext:value-type="float">
            <text:p>20,1122</text:p>
          </table:table-cell>
          <table:table-cell office:value-type="float" office:value="1.54029407928131" calcext:value-type="float">
            <text:p>1,5403</text:p>
          </table:table-cell>
          <table:table-cell office:value-type="float" office:value="0.187727800567293" calcext:value-type="float">
            <text:p>0,1877</text:p>
          </table:table-cell>
          <table:table-cell office:value-type="float" office:value="20.4215338655529" calcext:value-type="float">
            <text:p>20,4215</text:p>
          </table:table-cell>
          <table:table-cell office:value-type="float" office:value="83.1999939724261" calcext:value-type="float">
            <text:p>83,20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215489700343419" calcext:value-type="float">
            <text:p>0,0022</text:p>
          </table:table-cell>
          <table:table-cell office:value-type="float" office:value="0.0293882778496318" calcext:value-type="float">
            <text:p>0,0294</text:p>
          </table:table-cell>
          <table:table-cell office:value-type="float" office:value="0.885954248621683" calcext:value-type="float">
            <text:p>0,8860</text:p>
          </table:table-cell>
          <table:table-cell office:value-type="float" office:value="10.6605455360207" calcext:value-type="float">
            <text:p>10,6605</text:p>
          </table:table-cell>
          <table:table-cell office:value-type="float" office:value="0.902924447068409" calcext:value-type="float">
            <text:p>0,9029</text:p>
          </table:table-cell>
          <table:table-cell office:value-type="float" office:value="1.79633130561567" calcext:value-type="float">
            <text:p>1,7963</text:p>
          </table:table-cell>
          <table:table-cell office:value-type="float" office:value="19.6993885869565" calcext:value-type="float">
            <text:p>19,6994</text:p>
          </table:table-cell>
          <table:table-cell office:value-type="float" office:value="1.96539051660558" calcext:value-type="float">
            <text:p>1,9654</text:p>
          </table:table-cell>
          <table:table-cell office:value-type="float" office:value="0.272900214681538" calcext:value-type="float">
            <text:p>0,2729</text:p>
          </table:table-cell>
          <table:table-cell office:value-type="float" office:value="20.1838838881341" calcext:value-type="float">
            <text:p>20,1839</text:p>
          </table:table-cell>
          <table:table-cell office:value-type="float" office:value="84.6911460505387" calcext:value-type="float">
            <text:p>84,69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4944306313561" calcext:value-type="float">
            <text:p>0,0149</text:p>
          </table:table-cell>
          <table:table-cell office:value-type="float" office:value="0.0230707904653535" calcext:value-type="float">
            <text:p>0,0231</text:p>
          </table:table-cell>
          <table:table-cell office:value-type="float" office:value="0.938409882354176" calcext:value-type="float">
            <text:p>0,9384</text:p>
          </table:table-cell>
          <table:table-cell office:value-type="float" office:value="10.6605455360207" calcext:value-type="float">
            <text:p>10,6605</text:p>
          </table:table-cell>
          <table:table-cell office:value-type="float" office:value="0.906941939792171" calcext:value-type="float">
            <text:p>0,9069</text:p>
          </table:table-cell>
          <table:table-cell office:value-type="float" office:value="0.507303019702345" calcext:value-type="float">
            <text:p>0,5073</text:p>
          </table:table-cell>
          <table:table-cell office:value-type="float" office:value="20.0020801576828" calcext:value-type="float">
            <text:p>20,0021</text:p>
          </table:table-cell>
          <table:table-cell office:value-type="float" office:value="1.79438760861592" calcext:value-type="float">
            <text:p>1,7944</text:p>
          </table:table-cell>
          <table:table-cell office:value-type="float" office:value="0.416877359168292" calcext:value-type="float">
            <text:p>0,4169</text:p>
          </table:table-cell>
          <table:table-cell office:value-type="float" office:value="20.5922993244603" calcext:value-type="float">
            <text:p>20,5923</text:p>
          </table:table-cell>
          <table:table-cell office:value-type="float" office:value="86.5383491404894" calcext:value-type="float">
            <text:p>86,53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862483220750931" calcext:value-type="float">
            <text:p>0,0086</text:p>
          </table:table-cell>
          <table:table-cell office:value-type="float" office:value="0.0107318259732304" calcext:value-type="float">
            <text:p>0,0107</text:p>
          </table:table-cell>
          <table:table-cell office:value-type="float" office:value="0.922765101667836" calcext:value-type="float">
            <text:p>0,9228</text:p>
          </table:table-cell>
          <table:table-cell office:value-type="float" office:value="10.6605455360207" calcext:value-type="float">
            <text:p>10,6605</text:p>
          </table:table-cell>
          <table:table-cell office:value-type="float" office:value="0.912463731243031" calcext:value-type="float">
            <text:p>0,9125</text:p>
          </table:table-cell>
          <table:table-cell office:value-type="float" office:value="1.84723669168775" calcext:value-type="float">
            <text:p>1,8472</text:p>
          </table:table-cell>
          <table:table-cell office:value-type="float" office:value="19.8539582409278" calcext:value-type="float">
            <text:p>19,8540</text:p>
          </table:table-cell>
          <table:table-cell office:value-type="float" office:value="2.01304621017258" calcext:value-type="float">
            <text:p>2,0130</text:p>
          </table:table-cell>
          <table:table-cell office:value-type="float" office:value="0.865702643950251" calcext:value-type="float">
            <text:p>0,8657</text:p>
          </table:table-cell>
          <table:table-cell office:value-type="float" office:value="20.7630312289521" calcext:value-type="float">
            <text:p>20,7630</text:p>
          </table:table-cell>
          <table:table-cell office:value-type="float" office:value="89.6461901706814" calcext:value-type="float">
            <text:p>89,64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11775972357968" calcext:value-type="float">
            <text:p>0,0112</text:p>
          </table:table-cell>
          <table:table-cell office:value-type="float" office:value="0.0118186971642957" calcext:value-type="float">
            <text:p>0,0118</text:p>
          </table:table-cell>
          <table:table-cell office:value-type="float" office:value="0.879000962494503" calcext:value-type="float">
            <text:p>0,8790</text:p>
          </table:table-cell>
          <table:table-cell office:value-type="float" office:value="10.6605455360207" calcext:value-type="float">
            <text:p>10,6605</text:p>
          </table:table-cell>
          <table:table-cell office:value-type="float" office:value="0.907005545563305" calcext:value-type="float">
            <text:p>0,9070</text:p>
          </table:table-cell>
          <table:table-cell office:value-type="float" office:value="1.79154069678185" calcext:value-type="float">
            <text:p>1,7915</text:p>
          </table:table-cell>
          <table:table-cell office:value-type="float" office:value="20.0389306785834" calcext:value-type="float">
            <text:p>20,0389</text:p>
          </table:table-cell>
          <table:table-cell office:value-type="float" office:value="1.329210698624" calcext:value-type="float">
            <text:p>1,3292</text:p>
          </table:table-cell>
          <table:table-cell office:value-type="float" office:value="0.807218538573871" calcext:value-type="float">
            <text:p>0,8072</text:p>
          </table:table-cell>
          <table:table-cell office:value-type="float" office:value="20.6354224646555" calcext:value-type="float">
            <text:p>20,6354</text:p>
          </table:table-cell>
          <table:table-cell office:value-type="float" office:value="90.7694983638449" calcext:value-type="float">
            <text:p>90,76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48131564969378" calcext:value-type="float">
            <text:p>0,0348</text:p>
          </table:table-cell>
          <table:table-cell office:value-type="float" office:value="0.0100174395554074" calcext:value-type="float">
            <text:p>0,0100</text:p>
          </table:table-cell>
          <table:table-cell office:value-type="float" office:value="0.65777443752974" calcext:value-type="float">
            <text:p>0,6578</text:p>
          </table:table-cell>
          <table:table-cell office:value-type="float" office:value="10.1902730586035" calcext:value-type="float">
            <text:p>10,1903</text:p>
          </table:table-cell>
          <table:table-cell office:value-type="float" office:value="0.554076451616395" calcext:value-type="float">
            <text:p>0,5541</text:p>
          </table:table-cell>
          <table:table-cell office:value-type="float" office:value="0.0222195515271336" calcext:value-type="float">
            <text:p>0,0222</text:p>
          </table:table-cell>
          <table:table-cell office:value-type="float" office:value="23.6024971895962" calcext:value-type="float">
            <text:p>23,6025</text:p>
          </table:table-cell>
          <table:table-cell office:value-type="float" office:value="3.34877132672078" calcext:value-type="float">
            <text:p>3,3488</text:p>
          </table:table-cell>
          <table:table-cell office:value-type="float" office:value="0.366566462148184" calcext:value-type="float">
            <text:p>0,3666</text:p>
          </table:table-cell>
          <table:table-cell office:value-type="float" office:value="9.83591216451935" calcext:value-type="float">
            <text:p>9,8359</text:p>
          </table:table-cell>
          <table:table-cell office:value-type="float" office:value="48.727966633266" calcext:value-type="float">
            <text:p>48,72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39422109749541" calcext:value-type="float">
            <text:p>0,0539</text:p>
          </table:table-cell>
          <table:table-cell office:value-type="float" office:value="0.00667103445193773" calcext:value-type="float">
            <text:p>0,0067</text:p>
          </table:table-cell>
          <table:table-cell office:value-type="float" office:value="0.675637512741448" calcext:value-type="float">
            <text:p>0,6756</text:p>
          </table:table-cell>
          <table:table-cell office:value-type="float" office:value="10.1902730586035" calcext:value-type="float">
            <text:p>10,1903</text:p>
          </table:table-cell>
          <table:table-cell office:value-type="float" office:value="0.568082626516055" calcext:value-type="float">
            <text:p>0,5681</text:p>
          </table:table-cell>
          <table:table-cell office:value-type="float" office:value="0.697334053216954" calcext:value-type="float">
            <text:p>0,6973</text:p>
          </table:table-cell>
          <table:table-cell office:value-type="float" office:value="25.3247567359158" calcext:value-type="float">
            <text:p>25,3248</text:p>
          </table:table-cell>
          <table:table-cell office:value-type="float" office:value="3.45357431468121" calcext:value-type="float">
            <text:p>3,4536</text:p>
          </table:table-cell>
          <table:table-cell office:value-type="float" office:value="0.238643175320258" calcext:value-type="float">
            <text:p>0,2386</text:p>
          </table:table-cell>
          <table:table-cell office:value-type="float" office:value="9.15480284753626" calcext:value-type="float">
            <text:p>9,1548</text:p>
          </table:table-cell>
          <table:table-cell office:value-type="float" office:value="47.9718855056101" calcext:value-type="float">
            <text:p>47,97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68967416641277" calcext:value-type="float">
            <text:p>0,0469</text:p>
          </table:table-cell>
          <table:table-cell office:value-type="float" office:value="0.00753429862856864" calcext:value-type="float">
            <text:p>0,0075</text:p>
          </table:table-cell>
          <table:table-cell office:value-type="float" office:value="0.699696678360987" calcext:value-type="float">
            <text:p>0,6997</text:p>
          </table:table-cell>
          <table:table-cell office:value-type="float" office:value="10.1902730586035" calcext:value-type="float">
            <text:p>10,1903</text:p>
          </table:table-cell>
          <table:table-cell office:value-type="float" office:value="0.574735625849405" calcext:value-type="float">
            <text:p>0,5747</text:p>
          </table:table-cell>
          <table:table-cell office:value-type="float" office:value="0.893030378242785" calcext:value-type="float">
            <text:p>0,8930</text:p>
          </table:table-cell>
          <table:table-cell office:value-type="float" office:value="24.3950207173473" calcext:value-type="float">
            <text:p>24,3950</text:p>
          </table:table-cell>
          <table:table-cell office:value-type="float" office:value="3.06266156309718" calcext:value-type="float">
            <text:p>3,0627</text:p>
          </table:table-cell>
          <table:table-cell office:value-type="float" office:value="0.247413542822812" calcext:value-type="float">
            <text:p>0,2474</text:p>
          </table:table-cell>
          <table:table-cell office:value-type="float" office:value="8.74617043932595" calcext:value-type="float">
            <text:p>8,7462</text:p>
          </table:table-cell>
          <table:table-cell office:value-type="float" office:value="50.1302829598345" calcext:value-type="float">
            <text:p>50,13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304105262505061" calcext:value-type="float">
            <text:p>0,0030</text:p>
          </table:table-cell>
          <table:table-cell office:value-type="float" office:value="0.0083561236545102" calcext:value-type="float">
            <text:p>0,0084</text:p>
          </table:table-cell>
          <table:table-cell office:value-type="float" office:value="0.669660066895374" calcext:value-type="float">
            <text:p>0,6697</text:p>
          </table:table-cell>
          <table:table-cell office:value-type="float" office:value="10.1902730586035" calcext:value-type="float">
            <text:p>10,1903</text:p>
          </table:table-cell>
          <table:table-cell office:value-type="float" office:value="0.560216620153402" calcext:value-type="float">
            <text:p>0,5602</text:p>
          </table:table-cell>
          <table:table-cell office:value-type="float" office:value="0.277857743051711" calcext:value-type="float">
            <text:p>0,2779</text:p>
          </table:table-cell>
          <table:table-cell office:value-type="float" office:value="20.8289511525333" calcext:value-type="float">
            <text:p>20,8290</text:p>
          </table:table-cell>
          <table:table-cell office:value-type="float" office:value="2.2403194873346" calcext:value-type="float">
            <text:p>2,2403</text:p>
          </table:table-cell>
          <table:table-cell office:value-type="float" office:value="0.293249074052818" calcext:value-type="float">
            <text:p>0,2932</text:p>
          </table:table-cell>
          <table:table-cell office:value-type="float" office:value="8.58648504197892" calcext:value-type="float">
            <text:p>8,5865</text:p>
          </table:table-cell>
          <table:table-cell office:value-type="float" office:value="50.7655153732844" calcext:value-type="float">
            <text:p>50,76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19812754843461" calcext:value-type="float">
            <text:p>0,0520</text:p>
          </table:table-cell>
          <table:table-cell office:value-type="float" office:value="0.00843949686373287" calcext:value-type="float">
            <text:p>0,0084</text:p>
          </table:table-cell>
          <table:table-cell office:value-type="float" office:value="0.689667665393324" calcext:value-type="float">
            <text:p>0,6897</text:p>
          </table:table-cell>
          <table:table-cell office:value-type="float" office:value="10.1902730586035" calcext:value-type="float">
            <text:p>10,1903</text:p>
          </table:table-cell>
          <table:table-cell office:value-type="float" office:value="0.552839129094164" calcext:value-type="float">
            <text:p>0,5528</text:p>
          </table:table-cell>
          <table:table-cell office:value-type="float" office:value="1.97989468985862" calcext:value-type="float">
            <text:p>1,9799</text:p>
          </table:table-cell>
          <table:table-cell office:value-type="float" office:value="23.6858749004452" calcext:value-type="float">
            <text:p>23,6859</text:p>
          </table:table-cell>
          <table:table-cell office:value-type="float" office:value="3.49504261240676" calcext:value-type="float">
            <text:p>3,4950</text:p>
          </table:table-cell>
          <table:table-cell office:value-type="float" office:value="0.30033180096664" calcext:value-type="float">
            <text:p>0,3003</text:p>
          </table:table-cell>
          <table:table-cell office:value-type="float" office:value="8.45822044348986" calcext:value-type="float">
            <text:p>8,4582</text:p>
          </table:table-cell>
          <table:table-cell office:value-type="float" office:value="52.8254913487079" calcext:value-type="float">
            <text:p>52,82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96654373625902" calcext:value-type="float">
            <text:p>0,0297</text:p>
          </table:table-cell>
          <table:table-cell office:value-type="float" office:value="0.00683204465874755" calcext:value-type="float">
            <text:p>0,0068</text:p>
          </table:table-cell>
          <table:table-cell office:value-type="float" office:value="0.68934184744717" calcext:value-type="float">
            <text:p>0,6893</text:p>
          </table:table-cell>
          <table:table-cell office:value-type="float" office:value="10.3757997771181" calcext:value-type="float">
            <text:p>10,3758</text:p>
          </table:table-cell>
          <table:table-cell office:value-type="float" office:value="0.557371837212915" calcext:value-type="float">
            <text:p>0,5574</text:p>
          </table:table-cell>
          <table:table-cell office:value-type="float" office:value="0.614485752478102" calcext:value-type="float">
            <text:p>0,6145</text:p>
          </table:table-cell>
          <table:table-cell office:value-type="float" office:value="26.0118507257431" calcext:value-type="float">
            <text:p>26,0119</text:p>
          </table:table-cell>
          <table:table-cell office:value-type="float" office:value="3.42266680512333" calcext:value-type="float">
            <text:p>3,4227</text:p>
          </table:table-cell>
          <table:table-cell office:value-type="float" office:value="0.254757581935775" calcext:value-type="float">
            <text:p>0,2548</text:p>
          </table:table-cell>
          <table:table-cell office:value-type="float" office:value="8.46389121959171" calcext:value-type="float">
            <text:p>8,4639</text:p>
          </table:table-cell>
          <table:table-cell office:value-type="float" office:value="58.084534050613" calcext:value-type="float">
            <text:p>58,08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601193355534235" calcext:value-type="float">
            <text:p>-0,0060</text:p>
          </table:table-cell>
          <table:table-cell office:value-type="float" office:value="0.00674132833771729" calcext:value-type="float">
            <text:p>0,0067</text:p>
          </table:table-cell>
          <table:table-cell office:value-type="float" office:value="0.686770591020122" calcext:value-type="float">
            <text:p>0,6868</text:p>
          </table:table-cell>
          <table:table-cell office:value-type="float" office:value="10.3757997771181" calcext:value-type="float">
            <text:p>10,3758</text:p>
          </table:table-cell>
          <table:table-cell office:value-type="float" office:value="0.550746198986825" calcext:value-type="float">
            <text:p>0,5507</text:p>
          </table:table-cell>
          <table:table-cell office:value-type="float" office:value="1.61751241097004" calcext:value-type="float">
            <text:p>1,6175</text:p>
          </table:table-cell>
          <table:table-cell office:value-type="float" office:value="23.8137324064041" calcext:value-type="float">
            <text:p>23,8137</text:p>
          </table:table-cell>
          <table:table-cell office:value-type="float" office:value="4.34458323204079" calcext:value-type="float">
            <text:p>4,3446</text:p>
          </table:table-cell>
          <table:table-cell office:value-type="float" office:value="0.265457836726293" calcext:value-type="float">
            <text:p>0,2655</text:p>
          </table:table-cell>
          <table:table-cell office:value-type="float" office:value="8.50376645473557" calcext:value-type="float">
            <text:p>8,5038</text:p>
          </table:table-cell>
          <table:table-cell office:value-type="float" office:value="59.5362549311918" calcext:value-type="float">
            <text:p>59,53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65898178899931" calcext:value-type="float">
            <text:p>-0,0466</text:p>
          </table:table-cell>
          <table:table-cell office:value-type="float" office:value="0.00514687372757256" calcext:value-type="float">
            <text:p>0,0051</text:p>
          </table:table-cell>
          <table:table-cell office:value-type="float" office:value="0.63379300918283" calcext:value-type="float">
            <text:p>0,6338</text:p>
          </table:table-cell>
          <table:table-cell office:value-type="float" office:value="10.3757997771181" calcext:value-type="float">
            <text:p>10,3758</text:p>
          </table:table-cell>
          <table:table-cell office:value-type="float" office:value="0.544900250385329" calcext:value-type="float">
            <text:p>0,5449</text:p>
          </table:table-cell>
          <table:table-cell office:value-type="float" office:value="0.838271127800898" calcext:value-type="float">
            <text:p>0,8383</text:p>
          </table:table-cell>
          <table:table-cell office:value-type="float" office:value="20.7914795201801" calcext:value-type="float">
            <text:p>20,7915</text:p>
          </table:table-cell>
          <table:table-cell office:value-type="float" office:value="2.56977112128109" calcext:value-type="float">
            <text:p>2,5698</text:p>
          </table:table-cell>
          <table:table-cell office:value-type="float" office:value="0.263026401346927" calcext:value-type="float">
            <text:p>0,2630</text:p>
          </table:table-cell>
          <table:table-cell office:value-type="float" office:value="7.63949886513491" calcext:value-type="float">
            <text:p>7,6395</text:p>
          </table:table-cell>
          <table:table-cell office:value-type="float" office:value="49.9978498427234" calcext:value-type="float">
            <text:p>49,99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576373508680472" calcext:value-type="float">
            <text:p>-0,0576</text:p>
          </table:table-cell>
          <table:table-cell office:value-type="float" office:value="0.0118989302589779" calcext:value-type="float">
            <text:p>0,0119</text:p>
          </table:table-cell>
          <table:table-cell office:value-type="float" office:value="0.628147639472656" calcext:value-type="float">
            <text:p>0,6281</text:p>
          </table:table-cell>
          <table:table-cell office:value-type="float" office:value="10.3757997771181" calcext:value-type="float">
            <text:p>10,3758</text:p>
          </table:table-cell>
          <table:table-cell office:value-type="float" office:value="0.532841838517154" calcext:value-type="float">
            <text:p>0,5328</text:p>
          </table:table-cell>
          <table:table-cell office:value-type="float" office:value="0.178021169793251" calcext:value-type="float">
            <text:p>0,1780</text:p>
          </table:table-cell>
          <table:table-cell office:value-type="float" office:value="17.5630379718243" calcext:value-type="float">
            <text:p>17,5630</text:p>
          </table:table-cell>
          <table:table-cell office:value-type="float" office:value="0.673371802701993" calcext:value-type="float">
            <text:p>0,6734</text:p>
          </table:table-cell>
          <table:table-cell office:value-type="float" office:value="0.128880432668041" calcext:value-type="float">
            <text:p>0,1289</text:p>
          </table:table-cell>
          <table:table-cell office:value-type="float" office:value="7.23618682383059" calcext:value-type="float">
            <text:p>7,2362</text:p>
          </table:table-cell>
          <table:table-cell office:value-type="float" office:value="52.8290979327056" calcext:value-type="float">
            <text:p>52,82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942882073714468" calcext:value-type="float">
            <text:p>-0,0943</text:p>
          </table:table-cell>
          <table:table-cell office:value-type="float" office:value="0.0161499551872527" calcext:value-type="float">
            <text:p>0,0161</text:p>
          </table:table-cell>
          <table:table-cell office:value-type="float" office:value="0.613571275035737" calcext:value-type="float">
            <text:p>0,6136</text:p>
          </table:table-cell>
          <table:table-cell office:value-type="float" office:value="10.3757997771181" calcext:value-type="float">
            <text:p>10,3758</text:p>
          </table:table-cell>
          <table:table-cell office:value-type="float" office:value="0.5249009736724" calcext:value-type="float">
            <text:p>0,5249</text:p>
          </table:table-cell>
          <table:table-cell office:value-type="float" office:value="0.379499531958508" calcext:value-type="float">
            <text:p>0,3795</text:p>
          </table:table-cell>
          <table:table-cell office:value-type="float" office:value="15.266934747242" calcext:value-type="float">
            <text:p>15,2669</text:p>
          </table:table-cell>
          <table:table-cell office:value-type="float" office:value="0.798356140921257" calcext:value-type="float">
            <text:p>0,7984</text:p>
          </table:table-cell>
          <table:table-cell office:value-type="float" office:value="-0.147951277402184" calcext:value-type="float">
            <text:p>-0,1480</text:p>
          </table:table-cell>
          <table:table-cell office:value-type="float" office:value="7.81302771246809" calcext:value-type="float">
            <text:p>7,8130</text:p>
          </table:table-cell>
          <table:table-cell office:value-type="float" office:value="54.9501205488526" calcext:value-type="float">
            <text:p>54,95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70399512245654" calcext:value-type="float">
            <text:p>-0,0704</text:p>
          </table:table-cell>
          <table:table-cell office:value-type="float" office:value="0.0172956987200026" calcext:value-type="float">
            <text:p>0,0173</text:p>
          </table:table-cell>
          <table:table-cell office:value-type="float" office:value="0.576537162955389" calcext:value-type="float">
            <text:p>0,5765</text:p>
          </table:table-cell>
          <table:table-cell office:value-type="float" office:value="10.1008729550946" calcext:value-type="float">
            <text:p>10,1009</text:p>
          </table:table-cell>
          <table:table-cell office:value-type="float" office:value="0.536978178154773" calcext:value-type="float">
            <text:p>0,5370</text:p>
          </table:table-cell>
          <table:table-cell office:value-type="float" office:value="0.67655221218579" calcext:value-type="float">
            <text:p>0,6766</text:p>
          </table:table-cell>
          <table:table-cell office:value-type="float" office:value="12.6252615153793" calcext:value-type="float">
            <text:p>12,6253</text:p>
          </table:table-cell>
          <table:table-cell office:value-type="float" office:value="-0.37039202748511" calcext:value-type="float">
            <text:p>-0,3704</text:p>
          </table:table-cell>
          <table:table-cell office:value-type="float" office:value="-0.540752950543684" calcext:value-type="float">
            <text:p>-0,5408</text:p>
          </table:table-cell>
          <table:table-cell office:value-type="float" office:value="8.04206748119503" calcext:value-type="float">
            <text:p>8,0421</text:p>
          </table:table-cell>
          <table:table-cell office:value-type="float" office:value="56.5799692627921" calcext:value-type="float">
            <text:p>56,58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257000197071715" calcext:value-type="float">
            <text:p>-0,0257</text:p>
          </table:table-cell>
          <table:table-cell office:value-type="float" office:value="0.0122091991842365" calcext:value-type="float">
            <text:p>0,0122</text:p>
          </table:table-cell>
          <table:table-cell office:value-type="float" office:value="0.58628138304968" calcext:value-type="float">
            <text:p>0,5863</text:p>
          </table:table-cell>
          <table:table-cell office:value-type="float" office:value="10.1008729550946" calcext:value-type="float">
            <text:p>10,1009</text:p>
          </table:table-cell>
          <table:table-cell office:value-type="float" office:value="0.534448733674333" calcext:value-type="float">
            <text:p>0,5344</text:p>
          </table:table-cell>
          <table:table-cell office:value-type="float" office:value="1.22790258735839" calcext:value-type="float">
            <text:p>1,2279</text:p>
          </table:table-cell>
          <table:table-cell office:value-type="float" office:value="12.1574031624515" calcext:value-type="float">
            <text:p>12,1574</text:p>
          </table:table-cell>
          <table:table-cell office:value-type="float" office:value="-2.35229999390511" calcext:value-type="float">
            <text:p>-2,3523</text:p>
          </table:table-cell>
          <table:table-cell office:value-type="float" office:value="-0.725120806658085" calcext:value-type="float">
            <text:p>-0,7251</text:p>
          </table:table-cell>
          <table:table-cell office:value-type="float" office:value="8.44205009278267" calcext:value-type="float">
            <text:p>8,4421</text:p>
          </table:table-cell>
          <table:table-cell office:value-type="float" office:value="58.1477000920582" calcext:value-type="float">
            <text:p>58,14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40316748339604" calcext:value-type="float">
            <text:p>0,0140</text:p>
          </table:table-cell>
          <table:table-cell office:value-type="float" office:value="0.00995308849461466" calcext:value-type="float">
            <text:p>0,0100</text:p>
          </table:table-cell>
          <table:table-cell office:value-type="float" office:value="0.560368601947253" calcext:value-type="float">
            <text:p>0,5604</text:p>
          </table:table-cell>
          <table:table-cell office:value-type="float" office:value="10.1008729550946" calcext:value-type="float">
            <text:p>10,1009</text:p>
          </table:table-cell>
          <table:table-cell office:value-type="float" office:value="0.538945450415595" calcext:value-type="float">
            <text:p>0,5389</text:p>
          </table:table-cell>
          <table:table-cell office:value-type="float" office:value="1.13797579798575" calcext:value-type="float">
            <text:p>1,1380</text:p>
          </table:table-cell>
          <table:table-cell office:value-type="float" office:value="11.5441534890114" calcext:value-type="float">
            <text:p>11,5442</text:p>
          </table:table-cell>
          <table:table-cell office:value-type="float" office:value="-1.832091215769" calcext:value-type="float">
            <text:p>-1,8321</text:p>
          </table:table-cell>
          <table:table-cell office:value-type="float" office:value="-0.666113290031891" calcext:value-type="float">
            <text:p>-0,6661</text:p>
          </table:table-cell>
          <table:table-cell office:value-type="float" office:value="8.40677430252776" calcext:value-type="float">
            <text:p>8,4068</text:p>
          </table:table-cell>
          <table:table-cell office:value-type="float" office:value="62.1719672397305" calcext:value-type="float">
            <text:p>62,17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367535120830809" calcext:value-type="float">
            <text:p>0,0037</text:p>
          </table:table-cell>
          <table:table-cell office:value-type="float" office:value="0.00475817331737176" calcext:value-type="float">
            <text:p>0,0048</text:p>
          </table:table-cell>
          <table:table-cell office:value-type="float" office:value="0.536218594556557" calcext:value-type="float">
            <text:p>0,5362</text:p>
          </table:table-cell>
          <table:table-cell office:value-type="float" office:value="10.1008729550946" calcext:value-type="float">
            <text:p>10,1009</text:p>
          </table:table-cell>
          <table:table-cell office:value-type="float" office:value="0.52823974228444" calcext:value-type="float">
            <text:p>0,5282</text:p>
          </table:table-cell>
          <table:table-cell office:value-type="float" office:value="0.645470149925589" calcext:value-type="float">
            <text:p>0,6455</text:p>
          </table:table-cell>
          <table:table-cell office:value-type="float" office:value="11.5185751068872" calcext:value-type="float">
            <text:p>11,5186</text:p>
          </table:table-cell>
          <table:table-cell office:value-type="float" office:value="-1.02437147780951" calcext:value-type="float">
            <text:p>-1,0244</text:p>
          </table:table-cell>
          <table:table-cell office:value-type="float" office:value="-0.658861360878339" calcext:value-type="float">
            <text:p>-0,6589</text:p>
          </table:table-cell>
          <table:table-cell office:value-type="float" office:value="8.31398245519348" calcext:value-type="float">
            <text:p>8,3140</text:p>
          </table:table-cell>
          <table:table-cell office:value-type="float" office:value="63.4085624095719" calcext:value-type="float">
            <text:p>63,40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171299351972642" calcext:value-type="float">
            <text:p>0,0017</text:p>
          </table:table-cell>
          <table:table-cell office:value-type="float" office:value="0.0145583016032128" calcext:value-type="float">
            <text:p>0,0146</text:p>
          </table:table-cell>
          <table:table-cell office:value-type="float" office:value="0.495789327829102" calcext:value-type="float">
            <text:p>0,4958</text:p>
          </table:table-cell>
          <table:table-cell office:value-type="float" office:value="10.1008729550946" calcext:value-type="float">
            <text:p>10,1009</text:p>
          </table:table-cell>
          <table:table-cell office:value-type="float" office:value="0.526803247086972" calcext:value-type="float">
            <text:p>0,5268</text:p>
          </table:table-cell>
          <table:table-cell office:value-type="float" office:value="1.38229220145065" calcext:value-type="float">
            <text:p>1,3823</text:p>
          </table:table-cell>
          <table:table-cell office:value-type="float" office:value="11.744243311926" calcext:value-type="float">
            <text:p>11,7442</text:p>
          </table:table-cell>
          <table:table-cell office:value-type="float" office:value="-0.956305220906884" calcext:value-type="float">
            <text:p>-0,9563</text:p>
          </table:table-cell>
          <table:table-cell office:value-type="float" office:value="-0.415913028277122" calcext:value-type="float">
            <text:p>-0,4159</text:p>
          </table:table-cell>
          <table:table-cell office:value-type="float" office:value="8.59973903712919" calcext:value-type="float">
            <text:p>8,5997</text:p>
          </table:table-cell>
          <table:table-cell office:value-type="float" office:value="63.0844862669326" calcext:value-type="float">
            <text:p>63,08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44090057889805" calcext:value-type="float">
            <text:p>0,0144</text:p>
          </table:table-cell>
          <table:table-cell office:value-type="float" office:value="0.597238131580406" calcext:value-type="float">
            <text:p>0,5972</text:p>
          </table:table-cell>
          <table:table-cell office:value-type="float" office:value="0.222254707840106" calcext:value-type="float">
            <text:p>0,2223</text:p>
          </table:table-cell>
          <table:table-cell office:value-type="float" office:value="8.72543571345095" calcext:value-type="float">
            <text:p>8,7254</text:p>
          </table:table-cell>
          <table:table-cell office:value-type="float" office:value="0.367367140665571" calcext:value-type="float">
            <text:p>0,3674</text:p>
          </table:table-cell>
          <table:table-cell office:value-type="float" office:value="-4.89489797879384" calcext:value-type="float">
            <text:p>-4,8949</text:p>
          </table:table-cell>
          <table:table-cell office:value-type="float" office:value="19.3060928501423" calcext:value-type="float">
            <text:p>19,3061</text:p>
          </table:table-cell>
          <table:table-cell office:value-type="float" office:value="6.44950280914345" calcext:value-type="float">
            <text:p>6,4495</text:p>
          </table:table-cell>
          <table:table-cell office:value-type="float" office:value="2.35284263148622" calcext:value-type="float">
            <text:p>2,3528</text:p>
          </table:table-cell>
          <table:table-cell office:value-type="float" office:value="18.5072838826733" calcext:value-type="float">
            <text:p>18,5073</text:p>
          </table:table-cell>
          <table:table-cell office:value-type="float" office:value="68.2143073283197" calcext:value-type="float">
            <text:p>68,21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138700841635586" calcext:value-type="float">
            <text:p>0,0014</text:p>
          </table:table-cell>
          <table:table-cell office:value-type="float" office:value="0.686472115005126" calcext:value-type="float">
            <text:p>0,6865</text:p>
          </table:table-cell>
          <table:table-cell office:value-type="float" office:value="0.197268274539878" calcext:value-type="float">
            <text:p>0,1973</text:p>
          </table:table-cell>
          <table:table-cell office:value-type="float" office:value="8.72543571345095" calcext:value-type="float">
            <text:p>8,7254</text:p>
          </table:table-cell>
          <table:table-cell office:value-type="float" office:value="0.394331447004606" calcext:value-type="float">
            <text:p>0,3943</text:p>
          </table:table-cell>
          <table:table-cell office:value-type="float" office:value="0.0889172304948081" calcext:value-type="float">
            <text:p>0,0889</text:p>
          </table:table-cell>
          <table:table-cell office:value-type="float" office:value="18.6665119271289" calcext:value-type="float">
            <text:p>18,6665</text:p>
          </table:table-cell>
          <table:table-cell office:value-type="float" office:value="4.45603295678907" calcext:value-type="float">
            <text:p>4,4560</text:p>
          </table:table-cell>
          <table:table-cell office:value-type="float" office:value="2.36059487999977" calcext:value-type="float">
            <text:p>2,3606</text:p>
          </table:table-cell>
          <table:table-cell office:value-type="float" office:value="18.4704261498937" calcext:value-type="float">
            <text:p>18,4704</text:p>
          </table:table-cell>
          <table:table-cell office:value-type="float" office:value="66.6094886177556" calcext:value-type="float">
            <text:p>66,60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075962121676012" calcext:value-type="float">
            <text:p>0,0076</text:p>
          </table:table-cell>
          <table:table-cell office:value-type="float" office:value="0.697336615562533" calcext:value-type="float">
            <text:p>0,6973</text:p>
          </table:table-cell>
          <table:table-cell office:value-type="float" office:value="0.213059029387042" calcext:value-type="float">
            <text:p>0,2131</text:p>
          </table:table-cell>
          <table:table-cell office:value-type="float" office:value="8.72543571345095" calcext:value-type="float">
            <text:p>8,7254</text:p>
          </table:table-cell>
          <table:table-cell office:value-type="float" office:value="0.38823916812745" calcext:value-type="float">
            <text:p>0,3882</text:p>
          </table:table-cell>
          <table:table-cell office:value-type="float" office:value="1.34110702525346" calcext:value-type="float">
            <text:p>1,3411</text:p>
          </table:table-cell>
          <table:table-cell office:value-type="float" office:value="18.3384791776438" calcext:value-type="float">
            <text:p>18,3385</text:p>
          </table:table-cell>
          <table:table-cell office:value-type="float" office:value="6.07693448880893" calcext:value-type="float">
            <text:p>6,0769</text:p>
          </table:table-cell>
          <table:table-cell office:value-type="float" office:value="2.34380241125463" calcext:value-type="float">
            <text:p>2,3438</text:p>
          </table:table-cell>
          <table:table-cell office:value-type="float" office:value="18.8829478274205" calcext:value-type="float">
            <text:p>18,8829</text:p>
          </table:table-cell>
          <table:table-cell office:value-type="float" office:value="68.8889542778409" calcext:value-type="float">
            <text:p>68,88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897689809087421" calcext:value-type="float">
            <text:p>0,0090</text:p>
          </table:table-cell>
          <table:table-cell office:value-type="float" office:value="0.858972631265514" calcext:value-type="float">
            <text:p>0,8590</text:p>
          </table:table-cell>
          <table:table-cell office:value-type="float" office:value="0.202697699003874" calcext:value-type="float">
            <text:p>0,2027</text:p>
          </table:table-cell>
          <table:table-cell office:value-type="float" office:value="8.72543571345095" calcext:value-type="float">
            <text:p>8,7254</text:p>
          </table:table-cell>
          <table:table-cell office:value-type="float" office:value="0.399966426580827" calcext:value-type="float">
            <text:p>0,4000</text:p>
          </table:table-cell>
          <table:table-cell office:value-type="float" office:value="1.98446405534556" calcext:value-type="float">
            <text:p>1,9845</text:p>
          </table:table-cell>
          <table:table-cell office:value-type="float" office:value="18.2976101747267" calcext:value-type="float">
            <text:p>18,2976</text:p>
          </table:table-cell>
          <table:table-cell office:value-type="float" office:value="5.63457251415113" calcext:value-type="float">
            <text:p>5,6346</text:p>
          </table:table-cell>
          <table:table-cell office:value-type="float" office:value="2.31040704342986" calcext:value-type="float">
            <text:p>2,3104</text:p>
          </table:table-cell>
          <table:table-cell office:value-type="float" office:value="18.7028889101765" calcext:value-type="float">
            <text:p>18,7029</text:p>
          </table:table-cell>
          <table:table-cell office:value-type="float" office:value="65.9223165217026" calcext:value-type="float">
            <text:p>65,92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96781400830151" calcext:value-type="float">
            <text:p>0,0297</text:p>
          </table:table-cell>
          <table:table-cell office:value-type="float" office:value="0.795026184212427" calcext:value-type="float">
            <text:p>0,7950</text:p>
          </table:table-cell>
          <table:table-cell office:value-type="float" office:value="0.191818823868693" calcext:value-type="float">
            <text:p>0,1918</text:p>
          </table:table-cell>
          <table:table-cell office:value-type="float" office:value="8.72543571345095" calcext:value-type="float">
            <text:p>8,7254</text:p>
          </table:table-cell>
          <table:table-cell office:value-type="float" office:value="0.438899882959451" calcext:value-type="float">
            <text:p>0,4389</text:p>
          </table:table-cell>
          <table:table-cell office:value-type="float" office:value="2.10146789631953" calcext:value-type="float">
            <text:p>2,1015</text:p>
          </table:table-cell>
          <table:table-cell office:value-type="float" office:value="20.1076964513646" calcext:value-type="float">
            <text:p>20,1077</text:p>
          </table:table-cell>
          <table:table-cell office:value-type="float" office:value="4.99387710664223" calcext:value-type="float">
            <text:p>4,9939</text:p>
          </table:table-cell>
          <table:table-cell office:value-type="float" office:value="2.27224203193156" calcext:value-type="float">
            <text:p>2,2722</text:p>
          </table:table-cell>
          <table:table-cell office:value-type="float" office:value="18.7282419260576" calcext:value-type="float">
            <text:p>18,7282</text:p>
          </table:table-cell>
          <table:table-cell office:value-type="float" office:value="66.1807359763388" calcext:value-type="float">
            <text:p>66,18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87479497672336" calcext:value-type="float">
            <text:p>0,0387</text:p>
          </table:table-cell>
          <table:table-cell office:value-type="float" office:value="0.678678867804009" calcext:value-type="float">
            <text:p>0,6787</text:p>
          </table:table-cell>
          <table:table-cell office:value-type="float" office:value="0.18643970620227" calcext:value-type="float">
            <text:p>0,1864</text:p>
          </table:table-cell>
          <table:table-cell office:value-type="float" office:value="8.81181892781267" calcext:value-type="float">
            <text:p>8,8118</text:p>
          </table:table-cell>
          <table:table-cell office:value-type="float" office:value="0.42528700930458" calcext:value-type="float">
            <text:p>0,4253</text:p>
          </table:table-cell>
          <table:table-cell office:value-type="float" office:value="2.51867998374875" calcext:value-type="float">
            <text:p>2,5187</text:p>
          </table:table-cell>
          <table:table-cell office:value-type="float" office:value="19.5877236828547" calcext:value-type="float">
            <text:p>19,5877</text:p>
          </table:table-cell>
          <table:table-cell office:value-type="float" office:value="7.13598855394906" calcext:value-type="float">
            <text:p>7,1360</text:p>
          </table:table-cell>
          <table:table-cell office:value-type="float" office:value="2.23853100853033" calcext:value-type="float">
            <text:p>2,2385</text:p>
          </table:table-cell>
          <table:table-cell office:value-type="float" office:value="18.2936395745715" calcext:value-type="float">
            <text:p>18,2936</text:p>
          </table:table-cell>
          <table:table-cell office:value-type="float" office:value="67.2928614070683" calcext:value-type="float">
            <text:p>67,29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01887836986254" calcext:value-type="float">
            <text:p>0,0102</text:p>
          </table:table-cell>
          <table:table-cell office:value-type="float" office:value="0.758261095096746" calcext:value-type="float">
            <text:p>0,7583</text:p>
          </table:table-cell>
          <table:table-cell office:value-type="float" office:value="0.187866965543734" calcext:value-type="float">
            <text:p>0,1879</text:p>
          </table:table-cell>
          <table:table-cell office:value-type="float" office:value="8.81181892781267" calcext:value-type="float">
            <text:p>8,8118</text:p>
          </table:table-cell>
          <table:table-cell office:value-type="float" office:value="0.426244005576155" calcext:value-type="float">
            <text:p>0,4262</text:p>
          </table:table-cell>
          <table:table-cell office:value-type="float" office:value="1.91918130708251" calcext:value-type="float">
            <text:p>1,9192</text:p>
          </table:table-cell>
          <table:table-cell office:value-type="float" office:value="17.9321114441202" calcext:value-type="float">
            <text:p>17,9321</text:p>
          </table:table-cell>
          <table:table-cell office:value-type="float" office:value="9.44069689483938" calcext:value-type="float">
            <text:p>9,4407</text:p>
          </table:table-cell>
          <table:table-cell office:value-type="float" office:value="2.20952320211718" calcext:value-type="float">
            <text:p>2,2095</text:p>
          </table:table-cell>
          <table:table-cell office:value-type="float" office:value="18.4637952767525" calcext:value-type="float">
            <text:p>18,4638</text:p>
          </table:table-cell>
          <table:table-cell office:value-type="float" office:value="62.8552986939876" calcext:value-type="float">
            <text:p>62,85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66337390001399" calcext:value-type="float">
            <text:p>-0,0166</text:p>
          </table:table-cell>
          <table:table-cell office:value-type="float" office:value="0.352532689273062" calcext:value-type="float">
            <text:p>0,3525</text:p>
          </table:table-cell>
          <table:table-cell office:value-type="float" office:value="0.211033306146149" calcext:value-type="float">
            <text:p>0,2110</text:p>
          </table:table-cell>
          <table:table-cell office:value-type="float" office:value="8.81181892781267" calcext:value-type="float">
            <text:p>8,8118</text:p>
          </table:table-cell>
          <table:table-cell office:value-type="float" office:value="0.411692468024015" calcext:value-type="float">
            <text:p>0,4117</text:p>
          </table:table-cell>
          <table:table-cell office:value-type="float" office:value="1.84568659631457" calcext:value-type="float">
            <text:p>1,8457</text:p>
          </table:table-cell>
          <table:table-cell office:value-type="float" office:value="15.1298859448736" calcext:value-type="float">
            <text:p>15,1299</text:p>
          </table:table-cell>
          <table:table-cell office:value-type="float" office:value="3.54329919476788" calcext:value-type="float">
            <text:p>3,5433</text:p>
          </table:table-cell>
          <table:table-cell office:value-type="float" office:value="2.18803814465705" calcext:value-type="float">
            <text:p>2,1880</text:p>
          </table:table-cell>
          <table:table-cell office:value-type="float" office:value="18.648460138707" calcext:value-type="float">
            <text:p>18,6485</text:p>
          </table:table-cell>
          <table:table-cell office:value-type="float" office:value="58.9692689083394" calcext:value-type="float">
            <text:p>58,96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658049372606229" calcext:value-type="float">
            <text:p>0,0066</text:p>
          </table:table-cell>
          <table:table-cell office:value-type="float" office:value="0.427899422389073" calcext:value-type="float">
            <text:p>0,4279</text:p>
          </table:table-cell>
          <table:table-cell office:value-type="float" office:value="0.225731169943993" calcext:value-type="float">
            <text:p>0,2257</text:p>
          </table:table-cell>
          <table:table-cell office:value-type="float" office:value="8.81181892781267" calcext:value-type="float">
            <text:p>8,8118</text:p>
          </table:table-cell>
          <table:table-cell office:value-type="float" office:value="0.40774621055151" calcext:value-type="float">
            <text:p>0,4077</text:p>
          </table:table-cell>
          <table:table-cell office:value-type="float" office:value="2.04554533278005" calcext:value-type="float">
            <text:p>2,0455</text:p>
          </table:table-cell>
          <table:table-cell office:value-type="float" office:value="14.8081586533835" calcext:value-type="float">
            <text:p>14,8082</text:p>
          </table:table-cell>
          <table:table-cell office:value-type="float" office:value="5.14189401110502" calcext:value-type="float">
            <text:p>5,1419</text:p>
          </table:table-cell>
          <table:table-cell office:value-type="float" office:value="2.1710395705368" calcext:value-type="float">
            <text:p>2,1710</text:p>
          </table:table-cell>
          <table:table-cell office:value-type="float" office:value="18.6352784997499" calcext:value-type="float">
            <text:p>18,6353</text:p>
          </table:table-cell>
          <table:table-cell office:value-type="float" office:value="62.115009296375" calcext:value-type="float">
            <text:p>62,11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92413915927325" calcext:value-type="float">
            <text:p>0,0192</text:p>
          </table:table-cell>
          <table:table-cell office:value-type="float" office:value="0.540920743562401" calcext:value-type="float">
            <text:p>0,5409</text:p>
          </table:table-cell>
          <table:table-cell office:value-type="float" office:value="0.206415395472503" calcext:value-type="float">
            <text:p>0,2064</text:p>
          </table:table-cell>
          <table:table-cell office:value-type="float" office:value="8.81181892781267" calcext:value-type="float">
            <text:p>8,8118</text:p>
          </table:table-cell>
          <table:table-cell office:value-type="float" office:value="0.412820735313356" calcext:value-type="float">
            <text:p>0,4128</text:p>
          </table:table-cell>
          <table:table-cell office:value-type="float" office:value="2.39148946083479" calcext:value-type="float">
            <text:p>2,3915</text:p>
          </table:table-cell>
          <table:table-cell office:value-type="float" office:value="14.8000781592281" calcext:value-type="float">
            <text:p>14,8001</text:p>
          </table:table-cell>
          <table:table-cell office:value-type="float" office:value="6.93303307409121" calcext:value-type="float">
            <text:p>6,9330</text:p>
          </table:table-cell>
          <table:table-cell office:value-type="float" office:value="2.15362718283611" calcext:value-type="float">
            <text:p>2,1536</text:p>
          </table:table-cell>
          <table:table-cell office:value-type="float" office:value="18.6471479940113" calcext:value-type="float">
            <text:p>18,6471</text:p>
          </table:table-cell>
          <table:table-cell office:value-type="float" office:value="62.8190445190677" calcext:value-type="float">
            <text:p>62,81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794583055567166" calcext:value-type="float">
            <text:p>0,0079</text:p>
          </table:table-cell>
          <table:table-cell office:value-type="float" office:value="0.475088711982081" calcext:value-type="float">
            <text:p>0,4751</text:p>
          </table:table-cell>
          <table:table-cell office:value-type="float" office:value="0.196323483927898" calcext:value-type="float">
            <text:p>0,1963</text:p>
          </table:table-cell>
          <table:table-cell office:value-type="float" office:value="8.83916288531604" calcext:value-type="float">
            <text:p>8,8392</text:p>
          </table:table-cell>
          <table:table-cell office:value-type="float" office:value="0.422731955099564" calcext:value-type="float">
            <text:p>0,4227</text:p>
          </table:table-cell>
          <table:table-cell office:value-type="float" office:value="2.50779326351623" calcext:value-type="float">
            <text:p>2,5078</text:p>
          </table:table-cell>
          <table:table-cell office:value-type="float" office:value="14.7901168616901" calcext:value-type="float">
            <text:p>14,7901</text:p>
          </table:table-cell>
          <table:table-cell office:value-type="float" office:value="3.32250786709392" calcext:value-type="float">
            <text:p>3,3225</text:p>
          </table:table-cell>
          <table:table-cell office:value-type="float" office:value="2.13202825156564" calcext:value-type="float">
            <text:p>2,1320</text:p>
          </table:table-cell>
          <table:table-cell office:value-type="float" office:value="19.1204151618243" calcext:value-type="float">
            <text:p>19,1204</text:p>
          </table:table-cell>
          <table:table-cell office:value-type="float" office:value="62.4531570270559" calcext:value-type="float">
            <text:p>62,45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5239725769975" calcext:value-type="float">
            <text:p>0,0152</text:p>
          </table:table-cell>
          <table:table-cell office:value-type="float" office:value="0.39367496710064" calcext:value-type="float">
            <text:p>0,3937</text:p>
          </table:table-cell>
          <table:table-cell office:value-type="float" office:value="0.194510599458273" calcext:value-type="float">
            <text:p>0,1945</text:p>
          </table:table-cell>
          <table:table-cell office:value-type="float" office:value="8.83916288531604" calcext:value-type="float">
            <text:p>8,8392</text:p>
          </table:table-cell>
          <table:table-cell office:value-type="float" office:value="0.399020037448824" calcext:value-type="float">
            <text:p>0,3990</text:p>
          </table:table-cell>
          <table:table-cell office:value-type="float" office:value="2.51274475550022" calcext:value-type="float">
            <text:p>2,5127</text:p>
          </table:table-cell>
          <table:table-cell office:value-type="float" office:value="14.2543907878412" calcext:value-type="float">
            <text:p>14,2544</text:p>
          </table:table-cell>
          <table:table-cell office:value-type="float" office:value="3.36643489232877" calcext:value-type="float">
            <text:p>3,3664</text:p>
          </table:table-cell>
          <table:table-cell office:value-type="float" office:value="2.10689204475385" calcext:value-type="float">
            <text:p>2,1069</text:p>
          </table:table-cell>
          <table:table-cell office:value-type="float" office:value="19.0784893010869" calcext:value-type="float">
            <text:p>19,0785</text:p>
          </table:table-cell>
          <table:table-cell office:value-type="float" office:value="63.3757646610188" calcext:value-type="float">
            <text:p>63,37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01224974232499" calcext:value-type="float">
            <text:p>0,0201</text:p>
          </table:table-cell>
          <table:table-cell office:value-type="float" office:value="0.324596305856527" calcext:value-type="float">
            <text:p>0,3246</text:p>
          </table:table-cell>
          <table:table-cell office:value-type="float" office:value="0.225185621677863" calcext:value-type="float">
            <text:p>0,2252</text:p>
          </table:table-cell>
          <table:table-cell office:value-type="float" office:value="8.83916288531604" calcext:value-type="float">
            <text:p>8,8392</text:p>
          </table:table-cell>
          <table:table-cell office:value-type="float" office:value="0.41780688783782" calcext:value-type="float">
            <text:p>0,4178</text:p>
          </table:table-cell>
          <table:table-cell office:value-type="float" office:value="1.98521605109616" calcext:value-type="float">
            <text:p>1,9852</text:p>
          </table:table-cell>
          <table:table-cell office:value-type="float" office:value="13.855559422189" calcext:value-type="float">
            <text:p>13,8556</text:p>
          </table:table-cell>
          <table:table-cell office:value-type="float" office:value="3.01621766999021" calcext:value-type="float">
            <text:p>3,0162</text:p>
          </table:table-cell>
          <table:table-cell office:value-type="float" office:value="2.07715182146065" calcext:value-type="float">
            <text:p>2,0772</text:p>
          </table:table-cell>
          <table:table-cell office:value-type="float" office:value="18.7800112292238" calcext:value-type="float">
            <text:p>18,7800</text:p>
          </table:table-cell>
          <table:table-cell office:value-type="float" office:value="65.3150194313223" calcext:value-type="float">
            <text:p>65,31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01237238744589" calcext:value-type="float">
            <text:p>0,0201</text:p>
          </table:table-cell>
          <table:table-cell office:value-type="float" office:value="0.0943873373529398" calcext:value-type="float">
            <text:p>0,0944</text:p>
          </table:table-cell>
          <table:table-cell office:value-type="float" office:value="0.22896891603901" calcext:value-type="float">
            <text:p>0,2290</text:p>
          </table:table-cell>
          <table:table-cell office:value-type="float" office:value="8.83916288531604" calcext:value-type="float">
            <text:p>8,8392</text:p>
          </table:table-cell>
          <table:table-cell office:value-type="float" office:value="0.443665670151541" calcext:value-type="float">
            <text:p>0,4437</text:p>
          </table:table-cell>
          <table:table-cell office:value-type="float" office:value="1.84344941902896" calcext:value-type="float">
            <text:p>1,8434</text:p>
          </table:table-cell>
          <table:table-cell office:value-type="float" office:value="13.290646514846" calcext:value-type="float">
            <text:p>13,2906</text:p>
          </table:table-cell>
          <table:table-cell office:value-type="float" office:value="3.23092751597099" calcext:value-type="float">
            <text:p>3,2309</text:p>
          </table:table-cell>
          <table:table-cell office:value-type="float" office:value="2.04426638203996" calcext:value-type="float">
            <text:p>2,0443</text:p>
          </table:table-cell>
          <table:table-cell office:value-type="float" office:value="18.498938075086" calcext:value-type="float">
            <text:p>18,4989</text:p>
          </table:table-cell>
          <table:table-cell office:value-type="float" office:value="67.1789288312598" calcext:value-type="float">
            <text:p>67,17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03526098431601" calcext:value-type="float">
            <text:p>0,0104</text:p>
          </table:table-cell>
          <table:table-cell office:value-type="float" office:value="0.0909969662884067" calcext:value-type="float">
            <text:p>0,0910</text:p>
          </table:table-cell>
          <table:table-cell office:value-type="float" office:value="0.210610916038226" calcext:value-type="float">
            <text:p>0,2106</text:p>
          </table:table-cell>
          <table:table-cell office:value-type="float" office:value="8.83916288531604" calcext:value-type="float">
            <text:p>8,8392</text:p>
          </table:table-cell>
          <table:table-cell office:value-type="float" office:value="0.416854271567385" calcext:value-type="float">
            <text:p>0,4169</text:p>
          </table:table-cell>
          <table:table-cell office:value-type="float" office:value="1.71051195306426" calcext:value-type="float">
            <text:p>1,7105</text:p>
          </table:table-cell>
          <table:table-cell office:value-type="float" office:value="12.5074712041253" calcext:value-type="float">
            <text:p>12,5075</text:p>
          </table:table-cell>
          <table:table-cell office:value-type="float" office:value="3.6988372182509" calcext:value-type="float">
            <text:p>3,6988</text:p>
          </table:table-cell>
          <table:table-cell office:value-type="float" office:value="2.01036784468901" calcext:value-type="float">
            <text:p>2,0104</text:p>
          </table:table-cell>
          <table:table-cell office:value-type="float" office:value="18.331608975908" calcext:value-type="float">
            <text:p>18,3316</text:p>
          </table:table-cell>
          <table:table-cell office:value-type="float" office:value="66.9507050009776" calcext:value-type="float">
            <text:p>66,95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1759561077695" calcext:value-type="float">
            <text:p>0,0118</text:p>
          </table:table-cell>
          <table:table-cell office:value-type="float" office:value="0" calcext:value-type="float">
            <text:p>0,0000</text:p>
          </table:table-cell>
          <table:table-cell office:value-type="float" office:value="0.257018755839909" calcext:value-type="float">
            <text:p>0,2570</text:p>
          </table:table-cell>
          <table:table-cell office:value-type="float" office:value="8.11378105094346" calcext:value-type="float">
            <text:p>8,1138</text:p>
          </table:table-cell>
          <table:table-cell office:value-type="float" office:value="0.295946940925658" calcext:value-type="float">
            <text:p>0,2959</text:p>
          </table:table-cell>
          <table:table-cell office:value-type="float" office:value="3.69533243478935" calcext:value-type="float">
            <text:p>3,6953</text:p>
          </table:table-cell>
          <table:table-cell office:value-type="float" office:value="21.5176369123287" calcext:value-type="float">
            <text:p>21,5176</text:p>
          </table:table-cell>
          <table:table-cell office:value-type="float" office:value="5.13193992154599" calcext:value-type="float">
            <text:p>5,1319</text:p>
          </table:table-cell>
          <table:table-cell office:value-type="float" office:value="2.50962218813314" calcext:value-type="float">
            <text:p>2,5096</text:p>
          </table:table-cell>
          <table:table-cell office:value-type="float" office:value="19.8922167185635" calcext:value-type="float">
            <text:p>19,8922</text:p>
          </table:table-cell>
          <table:table-cell office:value-type="float" office:value="117.240244380466" calcext:value-type="float">
            <text:p>117,24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99043630920333" calcext:value-type="float">
            <text:p>0,0199</text:p>
          </table:table-cell>
          <table:table-cell office:value-type="float" office:value="0" calcext:value-type="float">
            <text:p>0,0000</text:p>
          </table:table-cell>
          <table:table-cell office:value-type="float" office:value="0.245636164290058" calcext:value-type="float">
            <text:p>0,2456</text:p>
          </table:table-cell>
          <table:table-cell office:value-type="float" office:value="8.11378105094346" calcext:value-type="float">
            <text:p>8,1138</text:p>
          </table:table-cell>
          <table:table-cell office:value-type="float" office:value="0.331147286502188" calcext:value-type="float">
            <text:p>0,3311</text:p>
          </table:table-cell>
          <table:table-cell office:value-type="float" office:value="4.79303100702545" calcext:value-type="float">
            <text:p>4,7930</text:p>
          </table:table-cell>
          <table:table-cell office:value-type="float" office:value="22.9262738958309" calcext:value-type="float">
            <text:p>22,9263</text:p>
          </table:table-cell>
          <table:table-cell office:value-type="float" office:value="5.7597407665567" calcext:value-type="float">
            <text:p>5,7597</text:p>
          </table:table-cell>
          <table:table-cell office:value-type="float" office:value="2.45625459451332" calcext:value-type="float">
            <text:p>2,4563</text:p>
          </table:table-cell>
          <table:table-cell office:value-type="float" office:value="19.7740057611866" calcext:value-type="float">
            <text:p>19,7740</text:p>
          </table:table-cell>
          <table:table-cell office:value-type="float" office:value="121.375651329706" calcext:value-type="float">
            <text:p>121,37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65304681877019" calcext:value-type="float">
            <text:p>0,0365</text:p>
          </table:table-cell>
          <table:table-cell office:value-type="float" office:value="0" calcext:value-type="float">
            <text:p>0,0000</text:p>
          </table:table-cell>
          <table:table-cell office:value-type="float" office:value="0.275896034789865" calcext:value-type="float">
            <text:p>0,2759</text:p>
          </table:table-cell>
          <table:table-cell office:value-type="float" office:value="8.11378105094346" calcext:value-type="float">
            <text:p>8,1138</text:p>
          </table:table-cell>
          <table:table-cell office:value-type="float" office:value="0.319406857156808" calcext:value-type="float">
            <text:p>0,3194</text:p>
          </table:table-cell>
          <table:table-cell office:value-type="float" office:value="6.75226385354206" calcext:value-type="float">
            <text:p>6,7523</text:p>
          </table:table-cell>
          <table:table-cell office:value-type="float" office:value="27.0803523056205" calcext:value-type="float">
            <text:p>27,0804</text:p>
          </table:table-cell>
          <table:table-cell office:value-type="float" office:value="6.45198385160764" calcext:value-type="float">
            <text:p>6,4520</text:p>
          </table:table-cell>
          <table:table-cell office:value-type="float" office:value="2.3927579386043" calcext:value-type="float">
            <text:p>2,3928</text:p>
          </table:table-cell>
          <table:table-cell office:value-type="float" office:value="19.1572527591598" calcext:value-type="float">
            <text:p>19,1573</text:p>
          </table:table-cell>
          <table:table-cell office:value-type="float" office:value="131.315991515036" calcext:value-type="float">
            <text:p>131,31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55208124622912" calcext:value-type="float">
            <text:p>0,0355</text:p>
          </table:table-cell>
          <table:table-cell office:value-type="float" office:value="0" calcext:value-type="float">
            <text:p>0,0000</text:p>
          </table:table-cell>
          <table:table-cell office:value-type="float" office:value="0.271490917647561" calcext:value-type="float">
            <text:p>0,2715</text:p>
          </table:table-cell>
          <table:table-cell office:value-type="float" office:value="8.11378105094346" calcext:value-type="float">
            <text:p>8,1138</text:p>
          </table:table-cell>
          <table:table-cell office:value-type="float" office:value="0.340009023420119" calcext:value-type="float">
            <text:p>0,3400</text:p>
          </table:table-cell>
          <table:table-cell office:value-type="float" office:value="6.21441150081151" calcext:value-type="float">
            <text:p>6,2144</text:p>
          </table:table-cell>
          <table:table-cell office:value-type="float" office:value="24.9144205577875" calcext:value-type="float">
            <text:p>24,9144</text:p>
          </table:table-cell>
          <table:table-cell office:value-type="float" office:value="7.27916415839876" calcext:value-type="float">
            <text:p>7,2792</text:p>
          </table:table-cell>
          <table:table-cell office:value-type="float" office:value="2.32253329183174" calcext:value-type="float">
            <text:p>2,3225</text:p>
          </table:table-cell>
          <table:table-cell office:value-type="float" office:value="19.0839707119665" calcext:value-type="float">
            <text:p>19,0840</text:p>
          </table:table-cell>
          <table:table-cell office:value-type="float" office:value="129.159370252555" calcext:value-type="float">
            <text:p>129,15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10803561907454" calcext:value-type="float">
            <text:p>0,0411</text:p>
          </table:table-cell>
          <table:table-cell office:value-type="float" office:value="0" calcext:value-type="float">
            <text:p>0,0000</text:p>
          </table:table-cell>
          <table:table-cell office:value-type="float" office:value="0.217828976371579" calcext:value-type="float">
            <text:p>0,2178</text:p>
          </table:table-cell>
          <table:table-cell office:value-type="float" office:value="8.11378105094346" calcext:value-type="float">
            <text:p>8,1138</text:p>
          </table:table-cell>
          <table:table-cell office:value-type="float" office:value="0.363744638792117" calcext:value-type="float">
            <text:p>0,3637</text:p>
          </table:table-cell>
          <table:table-cell office:value-type="float" office:value="6.61879928788273" calcext:value-type="float">
            <text:p>6,6188</text:p>
          </table:table-cell>
          <table:table-cell office:value-type="float" office:value="27.3263592647173" calcext:value-type="float">
            <text:p>27,3264</text:p>
          </table:table-cell>
          <table:table-cell office:value-type="float" office:value="5.34866346521486" calcext:value-type="float">
            <text:p>5,3487</text:p>
          </table:table-cell>
          <table:table-cell office:value-type="float" office:value="2.25256385771365" calcext:value-type="float">
            <text:p>2,2526</text:p>
          </table:table-cell>
          <table:table-cell office:value-type="float" office:value="18.9701291398433" calcext:value-type="float">
            <text:p>18,9701</text:p>
          </table:table-cell>
          <table:table-cell office:value-type="float" office:value="124.860506458193" calcext:value-type="float">
            <text:p>124,86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81975219236219" calcext:value-type="float">
            <text:p>0,0382</text:p>
          </table:table-cell>
          <table:table-cell office:value-type="float" office:value="0" calcext:value-type="float">
            <text:p>0,0000</text:p>
          </table:table-cell>
          <table:table-cell office:value-type="float" office:value="0.233216568079318" calcext:value-type="float">
            <text:p>0,2332</text:p>
          </table:table-cell>
          <table:table-cell office:value-type="float" office:value="8.28164070864542" calcext:value-type="float">
            <text:p>8,2816</text:p>
          </table:table-cell>
          <table:table-cell office:value-type="float" office:value="0.348614372739604" calcext:value-type="float">
            <text:p>0,3486</text:p>
          </table:table-cell>
          <table:table-cell office:value-type="float" office:value="7.87688346859631" calcext:value-type="float">
            <text:p>7,8769</text:p>
          </table:table-cell>
          <table:table-cell office:value-type="float" office:value="32.1934757962591" calcext:value-type="float">
            <text:p>32,1935</text:p>
          </table:table-cell>
          <table:table-cell office:value-type="float" office:value="6.62550716828601" calcext:value-type="float">
            <text:p>6,6255</text:p>
          </table:table-cell>
          <table:table-cell office:value-type="float" office:value="2.18464811713689" calcext:value-type="float">
            <text:p>2,1846</text:p>
          </table:table-cell>
          <table:table-cell office:value-type="float" office:value="17.9514503748814" calcext:value-type="float">
            <text:p>17,9515</text:p>
          </table:table-cell>
          <table:table-cell office:value-type="float" office:value="126.379242805595" calcext:value-type="float">
            <text:p>126,37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0304535669263" calcext:value-type="float">
            <text:p>0,0203</text:p>
          </table:table-cell>
          <table:table-cell office:value-type="float" office:value="0" calcext:value-type="float">
            <text:p>0,0000</text:p>
          </table:table-cell>
          <table:table-cell office:value-type="float" office:value="0.22452932607319" calcext:value-type="float">
            <text:p>0,2245</text:p>
          </table:table-cell>
          <table:table-cell office:value-type="float" office:value="8.28164070864542" calcext:value-type="float">
            <text:p>8,2816</text:p>
          </table:table-cell>
          <table:table-cell office:value-type="float" office:value="0.359462888058834" calcext:value-type="float">
            <text:p>0,3595</text:p>
          </table:table-cell>
          <table:table-cell office:value-type="float" office:value="8.70791763157696" calcext:value-type="float">
            <text:p>8,7079</text:p>
          </table:table-cell>
          <table:table-cell office:value-type="float" office:value="33.5973788273545" calcext:value-type="float">
            <text:p>33,5974</text:p>
          </table:table-cell>
          <table:table-cell office:value-type="float" office:value="7.79051363926141" calcext:value-type="float">
            <text:p>7,7905</text:p>
          </table:table-cell>
          <table:table-cell office:value-type="float" office:value="2.11406256990896" calcext:value-type="float">
            <text:p>2,1141</text:p>
          </table:table-cell>
          <table:table-cell office:value-type="float" office:value="17.8052175755449" calcext:value-type="float">
            <text:p>17,8052</text:p>
          </table:table-cell>
          <table:table-cell office:value-type="float" office:value="123.417348146938" calcext:value-type="float">
            <text:p>123,41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50306703295142" calcext:value-type="float">
            <text:p>-0,0450</text:p>
          </table:table-cell>
          <table:table-cell office:value-type="float" office:value="0" calcext:value-type="float">
            <text:p>0,0000</text:p>
          </table:table-cell>
          <table:table-cell office:value-type="float" office:value="0.241703457533719" calcext:value-type="float">
            <text:p>0,2417</text:p>
          </table:table-cell>
          <table:table-cell office:value-type="float" office:value="8.28164070864542" calcext:value-type="float">
            <text:p>8,2816</text:p>
          </table:table-cell>
          <table:table-cell office:value-type="float" office:value="0.37329810700428" calcext:value-type="float">
            <text:p>0,3733</text:p>
          </table:table-cell>
          <table:table-cell office:value-type="float" office:value="3.41359077582189" calcext:value-type="float">
            <text:p>3,4136</text:p>
          </table:table-cell>
          <table:table-cell office:value-type="float" office:value="22.0079148952844" calcext:value-type="float">
            <text:p>22,0079</text:p>
          </table:table-cell>
          <table:table-cell office:value-type="float" office:value="7.6537324232294" calcext:value-type="float">
            <text:p>7,6537</text:p>
          </table:table-cell>
          <table:table-cell office:value-type="float" office:value="2.04138690966164" calcext:value-type="float">
            <text:p>2,0414</text:p>
          </table:table-cell>
          <table:table-cell office:value-type="float" office:value="16.6306403968767" calcext:value-type="float">
            <text:p>16,6306</text:p>
          </table:table-cell>
          <table:table-cell office:value-type="float" office:value="98.3712259474746" calcext:value-type="float">
            <text:p>98,37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69446673967606" calcext:value-type="float">
            <text:p>0,0169</text:p>
          </table:table-cell>
          <table:table-cell office:value-type="float" office:value="0" calcext:value-type="float">
            <text:p>0,0000</text:p>
          </table:table-cell>
          <table:table-cell office:value-type="float" office:value="0.246492721966605" calcext:value-type="float">
            <text:p>0,2465</text:p>
          </table:table-cell>
          <table:table-cell office:value-type="float" office:value="8.28164070864542" calcext:value-type="float">
            <text:p>8,2816</text:p>
          </table:table-cell>
          <table:table-cell office:value-type="float" office:value="0.36863405445079" calcext:value-type="float">
            <text:p>0,3686</text:p>
          </table:table-cell>
          <table:table-cell office:value-type="float" office:value="3.86134856755496" calcext:value-type="float">
            <text:p>3,8613</text:p>
          </table:table-cell>
          <table:table-cell office:value-type="float" office:value="21.5558696364013" calcext:value-type="float">
            <text:p>21,5559</text:p>
          </table:table-cell>
          <table:table-cell office:value-type="float" office:value="4.67604329499009" calcext:value-type="float">
            <text:p>4,6760</text:p>
          </table:table-cell>
          <table:table-cell office:value-type="float" office:value="1.96875093883153" calcext:value-type="float">
            <text:p>1,9688</text:p>
          </table:table-cell>
          <table:table-cell office:value-type="float" office:value="16.5365570056735" calcext:value-type="float">
            <text:p>16,5366</text:p>
          </table:table-cell>
          <table:table-cell office:value-type="float" office:value="109.441838241681" calcext:value-type="float">
            <text:p>109,44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86835511860801" calcext:value-type="float">
            <text:p>0,0187</text:p>
          </table:table-cell>
          <table:table-cell office:value-type="float" office:value="0" calcext:value-type="float">
            <text:p>0,0000</text:p>
          </table:table-cell>
          <table:table-cell office:value-type="float" office:value="0.239953471641036" calcext:value-type="float">
            <text:p>0,2400</text:p>
          </table:table-cell>
          <table:table-cell office:value-type="float" office:value="8.28164070864542" calcext:value-type="float">
            <text:p>8,2816</text:p>
          </table:table-cell>
          <table:table-cell office:value-type="float" office:value="0.334433844141545" calcext:value-type="float">
            <text:p>0,3344</text:p>
          </table:table-cell>
          <table:table-cell office:value-type="float" office:value="5.92770788046514" calcext:value-type="float">
            <text:p>5,9277</text:p>
          </table:table-cell>
          <table:table-cell office:value-type="float" office:value="24.4407777503837" calcext:value-type="float">
            <text:p>24,4408</text:p>
          </table:table-cell>
          <table:table-cell office:value-type="float" office:value="7.80720523664277" calcext:value-type="float">
            <text:p>7,8072</text:p>
          </table:table-cell>
          <table:table-cell office:value-type="float" office:value="1.89560151330574" calcext:value-type="float">
            <text:p>1,8956</text:p>
          </table:table-cell>
          <table:table-cell office:value-type="float" office:value="17.1943940174517" calcext:value-type="float">
            <text:p>17,1944</text:p>
          </table:table-cell>
          <table:table-cell office:value-type="float" office:value="116.852330323698" calcext:value-type="float">
            <text:p>116,85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21802894149281" calcext:value-type="float">
            <text:p>0,0222</text:p>
          </table:table-cell>
          <table:table-cell office:value-type="float" office:value="0" calcext:value-type="float">
            <text:p>0,0000</text:p>
          </table:table-cell>
          <table:table-cell office:value-type="float" office:value="0.180156544017106" calcext:value-type="float">
            <text:p>0,1802</text:p>
          </table:table-cell>
          <table:table-cell office:value-type="float" office:value="8.31193077496422" calcext:value-type="float">
            <text:p>8,3119</text:p>
          </table:table-cell>
          <table:table-cell office:value-type="float" office:value="0.389477831214204" calcext:value-type="float">
            <text:p>0,3895</text:p>
          </table:table-cell>
          <table:table-cell office:value-type="float" office:value="5.87671261882413" calcext:value-type="float">
            <text:p>5,8767</text:p>
          </table:table-cell>
          <table:table-cell office:value-type="float" office:value="24.3710157922338" calcext:value-type="float">
            <text:p>24,3710</text:p>
          </table:table-cell>
          <table:table-cell office:value-type="float" office:value="3.57978742613756" calcext:value-type="float">
            <text:p>3,5798</text:p>
          </table:table-cell>
          <table:table-cell office:value-type="float" office:value="1.8277041010682" calcext:value-type="float">
            <text:p>1,8277</text:p>
          </table:table-cell>
          <table:table-cell office:value-type="float" office:value="17.6861395577953" calcext:value-type="float">
            <text:p>17,6861</text:p>
          </table:table-cell>
          <table:table-cell office:value-type="float" office:value="120.902365423631" calcext:value-type="float">
            <text:p>120,90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980432223286165" calcext:value-type="float">
            <text:p>0,0098</text:p>
          </table:table-cell>
          <table:table-cell office:value-type="float" office:value="0" calcext:value-type="float">
            <text:p>0,0000</text:p>
          </table:table-cell>
          <table:table-cell office:value-type="float" office:value="0.173971160391733" calcext:value-type="float">
            <text:p>0,1740</text:p>
          </table:table-cell>
          <table:table-cell office:value-type="float" office:value="8.31193077496422" calcext:value-type="float">
            <text:p>8,3119</text:p>
          </table:table-cell>
          <table:table-cell office:value-type="float" office:value="0.337629576989992" calcext:value-type="float">
            <text:p>0,3376</text:p>
          </table:table-cell>
          <table:table-cell office:value-type="float" office:value="5.81874135207936" calcext:value-type="float">
            <text:p>5,8187</text:p>
          </table:table-cell>
          <table:table-cell office:value-type="float" office:value="23.5854202773999" calcext:value-type="float">
            <text:p>23,5854</text:p>
          </table:table-cell>
          <table:table-cell office:value-type="float" office:value="1.37403051856498" calcext:value-type="float">
            <text:p>1,3740</text:p>
          </table:table-cell>
          <table:table-cell office:value-type="float" office:value="1.77287379028586" calcext:value-type="float">
            <text:p>1,7729</text:p>
          </table:table-cell>
          <table:table-cell office:value-type="float" office:value="17.2942592461772" calcext:value-type="float">
            <text:p>17,2943</text:p>
          </table:table-cell>
          <table:table-cell office:value-type="float" office:value="114.180536982642" calcext:value-type="float">
            <text:p>114,18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27830022514601" calcext:value-type="float">
            <text:p>0,0128</text:p>
          </table:table-cell>
          <table:table-cell office:value-type="float" office:value="0" calcext:value-type="float">
            <text:p>0,0000</text:p>
          </table:table-cell>
          <table:table-cell office:value-type="float" office:value="0.229651616680419" calcext:value-type="float">
            <text:p>0,2297</text:p>
          </table:table-cell>
          <table:table-cell office:value-type="float" office:value="8.31193077496422" calcext:value-type="float">
            <text:p>8,3119</text:p>
          </table:table-cell>
          <table:table-cell office:value-type="float" office:value="0.388537409756532" calcext:value-type="float">
            <text:p>0,3885</text:p>
          </table:table-cell>
          <table:table-cell office:value-type="float" office:value="8.68967988934512" calcext:value-type="float">
            <text:p>8,6897</text:p>
          </table:table-cell>
          <table:table-cell office:value-type="float" office:value="22.2854400331859" calcext:value-type="float">
            <text:p>22,2854</text:p>
          </table:table-cell>
          <table:table-cell office:value-type="float" office:value="6.84935672480182" calcext:value-type="float">
            <text:p>6,8494</text:p>
          </table:table-cell>
          <table:table-cell office:value-type="float" office:value="1.73395300173024" calcext:value-type="float">
            <text:p>1,7340</text:p>
          </table:table-cell>
          <table:table-cell office:value-type="float" office:value="17.2545874850923" calcext:value-type="float">
            <text:p>17,2546</text:p>
          </table:table-cell>
          <table:table-cell office:value-type="float" office:value="114.517176772284" calcext:value-type="float">
            <text:p>114,51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06175382791427" calcext:value-type="float">
            <text:p>0,0206</text:p>
          </table:table-cell>
          <table:table-cell office:value-type="float" office:value="0" calcext:value-type="float">
            <text:p>0,0000</text:p>
          </table:table-cell>
          <table:table-cell office:value-type="float" office:value="0.234447893301816" calcext:value-type="float">
            <text:p>0,2344</text:p>
          </table:table-cell>
          <table:table-cell office:value-type="float" office:value="8.31193077496422" calcext:value-type="float">
            <text:p>8,3119</text:p>
          </table:table-cell>
          <table:table-cell office:value-type="float" office:value="0.38177159913854" calcext:value-type="float">
            <text:p>0,3818</text:p>
          </table:table-cell>
          <table:table-cell office:value-type="float" office:value="6.31987643283158" calcext:value-type="float">
            <text:p>6,3199</text:p>
          </table:table-cell>
          <table:table-cell office:value-type="float" office:value="23.683029644322" calcext:value-type="float">
            <text:p>23,6830</text:p>
          </table:table-cell>
          <table:table-cell office:value-type="float" office:value="6.93277036946371" calcext:value-type="float">
            <text:p>6,9328</text:p>
          </table:table-cell>
          <table:table-cell office:value-type="float" office:value="1.70642988244152" calcext:value-type="float">
            <text:p>1,7064</text:p>
          </table:table-cell>
          <table:table-cell office:value-type="float" office:value="17.5431120239302" calcext:value-type="float">
            <text:p>17,5431</text:p>
          </table:table-cell>
          <table:table-cell office:value-type="float" office:value="117.018259111064" calcext:value-type="float">
            <text:p>117,01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0010059447106" calcext:value-type="float">
            <text:p>0,0200</text:p>
          </table:table-cell>
          <table:table-cell office:value-type="float" office:value="0" calcext:value-type="float">
            <text:p>0,0000</text:p>
          </table:table-cell>
          <table:table-cell office:value-type="float" office:value="0.185598575340446" calcext:value-type="float">
            <text:p>0,1856</text:p>
          </table:table-cell>
          <table:table-cell office:value-type="float" office:value="8.31193077496422" calcext:value-type="float">
            <text:p>8,3119</text:p>
          </table:table-cell>
          <table:table-cell office:value-type="float" office:value="0.37500572674338" calcext:value-type="float">
            <text:p>0,3750</text:p>
          </table:table-cell>
          <table:table-cell office:value-type="float" office:value="5.31854457694011" calcext:value-type="float">
            <text:p>5,3185</text:p>
          </table:table-cell>
          <table:table-cell office:value-type="float" office:value="22.1389921845551" calcext:value-type="float">
            <text:p>22,1390</text:p>
          </table:table-cell>
          <table:table-cell office:value-type="float" office:value="3.46654691431529" calcext:value-type="float">
            <text:p>3,4665</text:p>
          </table:table-cell>
          <table:table-cell office:value-type="float" office:value="1.68246258438676" calcext:value-type="float">
            <text:p>1,6825</text:p>
          </table:table-cell>
          <table:table-cell office:value-type="float" office:value="17.2027598776544" calcext:value-type="float">
            <text:p>17,2028</text:p>
          </table:table-cell>
          <table:table-cell office:value-type="float" office:value="112.298623938198" calcext:value-type="float">
            <text:p>112,29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71342758368891" calcext:value-type="float">
            <text:p>0,0471</text:p>
          </table:table-cell>
          <table:table-cell office:value-type="float" office:value="0.144813470737343" calcext:value-type="float">
            <text:p>0,1448</text:p>
          </table:table-cell>
          <table:table-cell office:value-type="float" office:value="0.715306262384995" calcext:value-type="float">
            <text:p>0,7153</text:p>
          </table:table-cell>
          <table:table-cell office:value-type="float" office:value="9.88361440943988" calcext:value-type="float">
            <text:p>9,8836</text:p>
          </table:table-cell>
          <table:table-cell office:value-type="float" office:value="0.730960190645326" calcext:value-type="float">
            <text:p>0,7310</text:p>
          </table:table-cell>
          <table:table-cell office:value-type="float" office:value="5.38038372699489" calcext:value-type="float">
            <text:p>5,3804</text:p>
          </table:table-cell>
          <table:table-cell office:value-type="float" office:value="24.6393478298218" calcext:value-type="float">
            <text:p>24,6393</text:p>
          </table:table-cell>
          <table:table-cell office:value-type="float" office:value="8.34105079950137" calcext:value-type="float">
            <text:p>8,3411</text:p>
          </table:table-cell>
          <table:table-cell office:value-type="float" office:value="-0.28475137719698" calcext:value-type="float">
            <text:p>-0,2848</text:p>
          </table:table-cell>
          <table:table-cell office:value-type="float" office:value="18.5140908388072" calcext:value-type="float">
            <text:p>18,5141</text:p>
          </table:table-cell>
          <table:table-cell office:value-type="float" office:value="92.0053772600496" calcext:value-type="float">
            <text:p>92,00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406284052730364" calcext:value-type="float">
            <text:p>0,0406</text:p>
          </table:table-cell>
          <table:table-cell office:value-type="float" office:value="0.149189341544114" calcext:value-type="float">
            <text:p>0,1492</text:p>
          </table:table-cell>
          <table:table-cell office:value-type="float" office:value="0.704583072914727" calcext:value-type="float">
            <text:p>0,7046</text:p>
          </table:table-cell>
          <table:table-cell office:value-type="float" office:value="9.88361440943988" calcext:value-type="float">
            <text:p>9,8836</text:p>
          </table:table-cell>
          <table:table-cell office:value-type="float" office:value="0.731274092786241" calcext:value-type="float">
            <text:p>0,7313</text:p>
          </table:table-cell>
          <table:table-cell office:value-type="float" office:value="4.87257138883517" calcext:value-type="float">
            <text:p>4,8726</text:p>
          </table:table-cell>
          <table:table-cell office:value-type="float" office:value="23.6051431956603" calcext:value-type="float">
            <text:p>23,6051</text:p>
          </table:table-cell>
          <table:table-cell office:value-type="float" office:value="5.54316919656061" calcext:value-type="float">
            <text:p>5,5432</text:p>
          </table:table-cell>
          <table:table-cell office:value-type="float" office:value="-0.286433268128688" calcext:value-type="float">
            <text:p>-0,2864</text:p>
          </table:table-cell>
          <table:table-cell office:value-type="float" office:value="18.4561321596132" calcext:value-type="float">
            <text:p>18,4561</text:p>
          </table:table-cell>
          <table:table-cell office:value-type="float" office:value="95.61730644307" calcext:value-type="float">
            <text:p>95,61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10513951822933" calcext:value-type="float">
            <text:p>0,0511</text:p>
          </table:table-cell>
          <table:table-cell office:value-type="float" office:value="0.158933882112452" calcext:value-type="float">
            <text:p>0,1589</text:p>
          </table:table-cell>
          <table:table-cell office:value-type="float" office:value="0.699683121463199" calcext:value-type="float">
            <text:p>0,6997</text:p>
          </table:table-cell>
          <table:table-cell office:value-type="float" office:value="9.88361440943988" calcext:value-type="float">
            <text:p>9,8836</text:p>
          </table:table-cell>
          <table:table-cell office:value-type="float" office:value="0.734767715133918" calcext:value-type="float">
            <text:p>0,7348</text:p>
          </table:table-cell>
          <table:table-cell office:value-type="float" office:value="4.36076431064671" calcext:value-type="float">
            <text:p>4,3608</text:p>
          </table:table-cell>
          <table:table-cell office:value-type="float" office:value="23.9739215021251" calcext:value-type="float">
            <text:p>23,9739</text:p>
          </table:table-cell>
          <table:table-cell office:value-type="float" office:value="4.98717500430237" calcext:value-type="float">
            <text:p>4,9872</text:p>
          </table:table-cell>
          <table:table-cell office:value-type="float" office:value="-0.221439378654807" calcext:value-type="float">
            <text:p>-0,2214</text:p>
          </table:table-cell>
          <table:table-cell office:value-type="float" office:value="18.7455626002058" calcext:value-type="float">
            <text:p>18,7456</text:p>
          </table:table-cell>
          <table:table-cell office:value-type="float" office:value="107.073308321345" calcext:value-type="float">
            <text:p>107,07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49353900493943" calcext:value-type="float">
            <text:p>0,0449</text:p>
          </table:table-cell>
          <table:table-cell office:value-type="float" office:value="0.195111000951406" calcext:value-type="float">
            <text:p>0,1951</text:p>
          </table:table-cell>
          <table:table-cell office:value-type="float" office:value="0.687438739485374" calcext:value-type="float">
            <text:p>0,6874</text:p>
          </table:table-cell>
          <table:table-cell office:value-type="float" office:value="9.88361440943988" calcext:value-type="float">
            <text:p>9,8836</text:p>
          </table:table-cell>
          <table:table-cell office:value-type="float" office:value="0.772411854237714" calcext:value-type="float">
            <text:p>0,7724</text:p>
          </table:table-cell>
          <table:table-cell office:value-type="float" office:value="7.52451508756586" calcext:value-type="float">
            <text:p>7,5245</text:p>
          </table:table-cell>
          <table:table-cell office:value-type="float" office:value="23.7773294893413" calcext:value-type="float">
            <text:p>23,7773</text:p>
          </table:table-cell>
          <table:table-cell office:value-type="float" office:value="2.42878974538712" calcext:value-type="float">
            <text:p>2,4288</text:p>
          </table:table-cell>
          <table:table-cell office:value-type="float" office:value="-0.198878843237103" calcext:value-type="float">
            <text:p>-0,1989</text:p>
          </table:table-cell>
          <table:table-cell office:value-type="float" office:value="18.8923832928189" calcext:value-type="float">
            <text:p>18,8924</text:p>
          </table:table-cell>
          <table:table-cell office:value-type="float" office:value="113.084729603933" calcext:value-type="float">
            <text:p>113,08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93458239364257" calcext:value-type="float">
            <text:p>0,0393</text:p>
          </table:table-cell>
          <table:table-cell office:value-type="float" office:value="0.213564934138916" calcext:value-type="float">
            <text:p>0,2136</text:p>
          </table:table-cell>
          <table:table-cell office:value-type="float" office:value="0.721057418121842" calcext:value-type="float">
            <text:p>0,7211</text:p>
          </table:table-cell>
          <table:table-cell office:value-type="float" office:value="9.88361440943988" calcext:value-type="float">
            <text:p>9,8836</text:p>
          </table:table-cell>
          <table:table-cell office:value-type="float" office:value="0.785782681863454" calcext:value-type="float">
            <text:p>0,7858</text:p>
          </table:table-cell>
          <table:table-cell office:value-type="float" office:value="16.2007786302038" calcext:value-type="float">
            <text:p>16,2008</text:p>
          </table:table-cell>
          <table:table-cell office:value-type="float" office:value="23.4761516046716" calcext:value-type="float">
            <text:p>23,4762</text:p>
          </table:table-cell>
          <table:table-cell office:value-type="float" office:value="3.53522389227309" calcext:value-type="float">
            <text:p>3,5352</text:p>
          </table:table-cell>
          <table:table-cell office:value-type="float" office:value="-0.155716484651578" calcext:value-type="float">
            <text:p>-0,1557</text:p>
          </table:table-cell>
          <table:table-cell office:value-type="float" office:value="19.5977962116188" calcext:value-type="float">
            <text:p>19,5978</text:p>
          </table:table-cell>
          <table:table-cell office:value-type="float" office:value="127.919352495794" calcext:value-type="float">
            <text:p>127,91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0588734438642646" calcext:value-type="float">
            <text:p>0,0059</text:p>
          </table:table-cell>
          <table:table-cell office:value-type="float" office:value="0.176409541429573" calcext:value-type="float">
            <text:p>0,1764</text:p>
          </table:table-cell>
          <table:table-cell office:value-type="float" office:value="0.712566954713296" calcext:value-type="float">
            <text:p>0,7126</text:p>
          </table:table-cell>
          <table:table-cell office:value-type="float" office:value="10.064421244455" calcext:value-type="float">
            <text:p>10,0644</text:p>
          </table:table-cell>
          <table:table-cell office:value-type="float" office:value="0.790602388166895" calcext:value-type="float">
            <text:p>0,7906</text:p>
          </table:table-cell>
          <table:table-cell office:value-type="float" office:value="50.5047521169748" calcext:value-type="float">
            <text:p>50,5048</text:p>
          </table:table-cell>
          <table:table-cell office:value-type="float" office:value="23.5534602632206" calcext:value-type="float">
            <text:p>23,5535</text:p>
          </table:table-cell>
          <table:table-cell office:value-type="float" office:value="5.40913924634793" calcext:value-type="float">
            <text:p>5,4091</text:p>
          </table:table-cell>
          <table:table-cell office:value-type="float" office:value="-0.154915158060948" calcext:value-type="float">
            <text:p>-0,1549</text:p>
          </table:table-cell>
          <table:table-cell office:value-type="float" office:value="19.0102037311683" calcext:value-type="float">
            <text:p>19,0102</text:p>
          </table:table-cell>
          <table:table-cell office:value-type="float" office:value="146.479897642115" calcext:value-type="float">
            <text:p>146,47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02697163086454" calcext:value-type="float">
            <text:p>0,0103</text:p>
          </table:table-cell>
          <table:table-cell office:value-type="float" office:value="0.207888847440416" calcext:value-type="float">
            <text:p>0,2079</text:p>
          </table:table-cell>
          <table:table-cell office:value-type="float" office:value="0.702924441512361" calcext:value-type="float">
            <text:p>0,7029</text:p>
          </table:table-cell>
          <table:table-cell office:value-type="float" office:value="10.064421244455" calcext:value-type="float">
            <text:p>10,0644</text:p>
          </table:table-cell>
          <table:table-cell office:value-type="float" office:value="0.763902247171631" calcext:value-type="float">
            <text:p>0,7639</text:p>
          </table:table-cell>
          <table:table-cell office:value-type="float" office:value="47.4770564183319" calcext:value-type="float">
            <text:p>47,4771</text:p>
          </table:table-cell>
          <table:table-cell office:value-type="float" office:value="23.1536650311121" calcext:value-type="float">
            <text:p>23,1537</text:p>
          </table:table-cell>
          <table:table-cell office:value-type="float" office:value="4.99506887214221" calcext:value-type="float">
            <text:p>4,9951</text:p>
          </table:table-cell>
          <table:table-cell office:value-type="float" office:value="-0.17509736747488" calcext:value-type="float">
            <text:p>-0,1751</text:p>
          </table:table-cell>
          <table:table-cell office:value-type="float" office:value="18.2359361365143" calcext:value-type="float">
            <text:p>18,2359</text:p>
          </table:table-cell>
          <table:table-cell office:value-type="float" office:value="154.634237944792" calcext:value-type="float">
            <text:p>154,63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667294748864276" calcext:value-type="float">
            <text:p>-0,0667</text:p>
          </table:table-cell>
          <table:table-cell office:value-type="float" office:value="0.128594005956271" calcext:value-type="float">
            <text:p>0,1286</text:p>
          </table:table-cell>
          <table:table-cell office:value-type="float" office:value="0.670142852304339" calcext:value-type="float">
            <text:p>0,6701</text:p>
          </table:table-cell>
          <table:table-cell office:value-type="float" office:value="10.064421244455" calcext:value-type="float">
            <text:p>10,0644</text:p>
          </table:table-cell>
          <table:table-cell office:value-type="float" office:value="0.772357663306829" calcext:value-type="float">
            <text:p>0,7724</text:p>
          </table:table-cell>
          <table:table-cell office:value-type="float" office:value="-2.27204382156171" calcext:value-type="float">
            <text:p>-2,2720</text:p>
          </table:table-cell>
          <table:table-cell office:value-type="float" office:value="22.7046656971662" calcext:value-type="float">
            <text:p>22,7047</text:p>
          </table:table-cell>
          <table:table-cell office:value-type="float" office:value="4.03855380933986" calcext:value-type="float">
            <text:p>4,0386</text:p>
          </table:table-cell>
          <table:table-cell office:value-type="float" office:value="-0.154908813950621" calcext:value-type="float">
            <text:p>-0,1549</text:p>
          </table:table-cell>
          <table:table-cell office:value-type="float" office:value="17.142349607207" calcext:value-type="float">
            <text:p>17,1423</text:p>
          </table:table-cell>
          <table:table-cell office:value-type="float" office:value="143.96437061979" calcext:value-type="float">
            <text:p>143,96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906074364896803" calcext:value-type="float">
            <text:p>0,0091</text:p>
          </table:table-cell>
          <table:table-cell office:value-type="float" office:value="0.173654827924285" calcext:value-type="float">
            <text:p>0,1737</text:p>
          </table:table-cell>
          <table:table-cell office:value-type="float" office:value="0.666038580669106" calcext:value-type="float">
            <text:p>0,6660</text:p>
          </table:table-cell>
          <table:table-cell office:value-type="float" office:value="10.064421244455" calcext:value-type="float">
            <text:p>10,0644</text:p>
          </table:table-cell>
          <table:table-cell office:value-type="float" office:value="0.799882356505356" calcext:value-type="float">
            <text:p>0,7999</text:p>
          </table:table-cell>
          <table:table-cell office:value-type="float" office:value="-15.9892195450549" calcext:value-type="float">
            <text:p>-15,9892</text:p>
          </table:table-cell>
          <table:table-cell office:value-type="float" office:value="20.2433468349708" calcext:value-type="float">
            <text:p>20,2433</text:p>
          </table:table-cell>
          <table:table-cell office:value-type="float" office:value="2.32919054870226" calcext:value-type="float">
            <text:p>2,3292</text:p>
          </table:table-cell>
          <table:table-cell office:value-type="float" office:value="-0.226013875689698" calcext:value-type="float">
            <text:p>-0,2260</text:p>
          </table:table-cell>
          <table:table-cell office:value-type="float" office:value="18.2206944535712" calcext:value-type="float">
            <text:p>18,2207</text:p>
          </table:table-cell>
          <table:table-cell office:value-type="float" office:value="158.352697867102" calcext:value-type="float">
            <text:p>158,35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93161846009264" calcext:value-type="float">
            <text:p>0,0193</text:p>
          </table:table-cell>
          <table:table-cell office:value-type="float" office:value="0.222009368455068" calcext:value-type="float">
            <text:p>0,2220</text:p>
          </table:table-cell>
          <table:table-cell office:value-type="float" office:value="0.662097911685814" calcext:value-type="float">
            <text:p>0,6621</text:p>
          </table:table-cell>
          <table:table-cell office:value-type="float" office:value="10.064421244455" calcext:value-type="float">
            <text:p>10,0644</text:p>
          </table:table-cell>
          <table:table-cell office:value-type="float" office:value="0.798175008585791" calcext:value-type="float">
            <text:p>0,7982</text:p>
          </table:table-cell>
          <table:table-cell office:value-type="float" office:value="7.46272610052029" calcext:value-type="float">
            <text:p>7,4627</text:p>
          </table:table-cell>
          <table:table-cell office:value-type="float" office:value="19.6738851715556" calcext:value-type="float">
            <text:p>19,6739</text:p>
          </table:table-cell>
          <table:table-cell office:value-type="float" office:value="2.26862635825921" calcext:value-type="float">
            <text:p>2,2686</text:p>
          </table:table-cell>
          <table:table-cell office:value-type="float" office:value="-0.283360435946948" calcext:value-type="float">
            <text:p>-0,2834</text:p>
          </table:table-cell>
          <table:table-cell office:value-type="float" office:value="18.6334942687386" calcext:value-type="float">
            <text:p>18,6335</text:p>
          </table:table-cell>
          <table:table-cell office:value-type="float" office:value="164.371086900351" calcext:value-type="float">
            <text:p>164,37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14100225405558" calcext:value-type="float">
            <text:p>-0,0114</text:p>
          </table:table-cell>
          <table:table-cell office:value-type="float" office:value="0.229448032663894" calcext:value-type="float">
            <text:p>0,2294</text:p>
          </table:table-cell>
          <table:table-cell office:value-type="float" office:value="0.624297736860644" calcext:value-type="float">
            <text:p>0,6243</text:p>
          </table:table-cell>
          <table:table-cell office:value-type="float" office:value="10.0289824359531" calcext:value-type="float">
            <text:p>10,0290</text:p>
          </table:table-cell>
          <table:table-cell office:value-type="float" office:value="0.778905993586146" calcext:value-type="float">
            <text:p>0,7789</text:p>
          </table:table-cell>
          <table:table-cell office:value-type="float" office:value="8.30530838174115" calcext:value-type="float">
            <text:p>8,3053</text:p>
          </table:table-cell>
          <table:table-cell office:value-type="float" office:value="19.2754062184775" calcext:value-type="float">
            <text:p>19,2754</text:p>
          </table:table-cell>
          <table:table-cell office:value-type="float" office:value="3.38149474704772" calcext:value-type="float">
            <text:p>3,3815</text:p>
          </table:table-cell>
          <table:table-cell office:value-type="float" office:value="-0.516437606548041" calcext:value-type="float">
            <text:p>-0,5164</text:p>
          </table:table-cell>
          <table:table-cell office:value-type="float" office:value="18.6877073064429" calcext:value-type="float">
            <text:p>18,6877</text:p>
          </table:table-cell>
          <table:table-cell office:value-type="float" office:value="162.769546488887" calcext:value-type="float">
            <text:p>162,76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34991712997754" calcext:value-type="float">
            <text:p>0,0235</text:p>
          </table:table-cell>
          <table:table-cell office:value-type="float" office:value="0.18533153704368" calcext:value-type="float">
            <text:p>0,1853</text:p>
          </table:table-cell>
          <table:table-cell office:value-type="float" office:value="0.616052111930936" calcext:value-type="float">
            <text:p>0,6161</text:p>
          </table:table-cell>
          <table:table-cell office:value-type="float" office:value="10.0289824359531" calcext:value-type="float">
            <text:p>10,0290</text:p>
          </table:table-cell>
          <table:table-cell office:value-type="float" office:value="0.787981627767067" calcext:value-type="float">
            <text:p>0,7880</text:p>
          </table:table-cell>
          <table:table-cell office:value-type="float" office:value="-2.78960128667927" calcext:value-type="float">
            <text:p>-2,7896</text:p>
          </table:table-cell>
          <table:table-cell office:value-type="float" office:value="20.8556648300264" calcext:value-type="float">
            <text:p>20,8557</text:p>
          </table:table-cell>
          <table:table-cell office:value-type="float" office:value="2.93591221531801" calcext:value-type="float">
            <text:p>2,9359</text:p>
          </table:table-cell>
          <table:table-cell office:value-type="float" office:value="-0.27536875707442" calcext:value-type="float">
            <text:p>-0,2754</text:p>
          </table:table-cell>
          <table:table-cell office:value-type="float" office:value="18.9021140786596" calcext:value-type="float">
            <text:p>18,9021</text:p>
          </table:table-cell>
          <table:table-cell office:value-type="float" office:value="166.344833945646" calcext:value-type="float">
            <text:p>166,34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41018506090352" calcext:value-type="float">
            <text:p>0,0441</text:p>
          </table:table-cell>
          <table:table-cell office:value-type="float" office:value="0.153638523698893" calcext:value-type="float">
            <text:p>0,1536</text:p>
          </table:table-cell>
          <table:table-cell office:value-type="float" office:value="0.595619393849536" calcext:value-type="float">
            <text:p>0,5956</text:p>
          </table:table-cell>
          <table:table-cell office:value-type="float" office:value="10.0289824359531" calcext:value-type="float">
            <text:p>10,0290</text:p>
          </table:table-cell>
          <table:table-cell office:value-type="float" office:value="0.788314285455881" calcext:value-type="float">
            <text:p>0,7883</text:p>
          </table:table-cell>
          <table:table-cell office:value-type="float" office:value="9.19911239227066" calcext:value-type="float">
            <text:p>9,1991</text:p>
          </table:table-cell>
          <table:table-cell office:value-type="float" office:value="22.163364042878" calcext:value-type="float">
            <text:p>22,1634</text:p>
          </table:table-cell>
          <table:table-cell office:value-type="float" office:value="3.38094129755436" calcext:value-type="float">
            <text:p>3,3809</text:p>
          </table:table-cell>
          <table:table-cell office:value-type="float" office:value="-0.269378767165116" calcext:value-type="float">
            <text:p>-0,2694</text:p>
          </table:table-cell>
          <table:table-cell office:value-type="float" office:value="19.5247086276195" calcext:value-type="float">
            <text:p>19,5247</text:p>
          </table:table-cell>
          <table:table-cell office:value-type="float" office:value="175.527763997163" calcext:value-type="float">
            <text:p>175,52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54955306953286" calcext:value-type="float">
            <text:p>0,0355</text:p>
          </table:table-cell>
          <table:table-cell office:value-type="float" office:value="0.0760849919252184" calcext:value-type="float">
            <text:p>0,0761</text:p>
          </table:table-cell>
          <table:table-cell office:value-type="float" office:value="0.569814630610124" calcext:value-type="float">
            <text:p>0,5698</text:p>
          </table:table-cell>
          <table:table-cell office:value-type="float" office:value="10.0289824359531" calcext:value-type="float">
            <text:p>10,0290</text:p>
          </table:table-cell>
          <table:table-cell office:value-type="float" office:value="0.774601731253212" calcext:value-type="float">
            <text:p>0,7746</text:p>
          </table:table-cell>
          <table:table-cell office:value-type="float" office:value="-4.48276966524053" calcext:value-type="float">
            <text:p>-4,4828</text:p>
          </table:table-cell>
          <table:table-cell office:value-type="float" office:value="21.9230243697506" calcext:value-type="float">
            <text:p>21,9230</text:p>
          </table:table-cell>
          <table:table-cell office:value-type="float" office:value="1.88484188992433" calcext:value-type="float">
            <text:p>1,8848</text:p>
          </table:table-cell>
          <table:table-cell office:value-type="float" office:value="-0.237855001984657" calcext:value-type="float">
            <text:p>-0,2379</text:p>
          </table:table-cell>
          <table:table-cell office:value-type="float" office:value="20.5243835892613" calcext:value-type="float">
            <text:p>20,5244</text:p>
          </table:table-cell>
          <table:table-cell office:value-type="float" office:value="182.581541471494" calcext:value-type="float">
            <text:p>182,58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48416256147639" calcext:value-type="float">
            <text:p>0,0248</text:p>
          </table:table-cell>
          <table:table-cell office:value-type="float" office:value="0.0956940617593844" calcext:value-type="float">
            <text:p>0,0957</text:p>
          </table:table-cell>
          <table:table-cell office:value-type="float" office:value="0.57566459788507" calcext:value-type="float">
            <text:p>0,5757</text:p>
          </table:table-cell>
          <table:table-cell office:value-type="float" office:value="10.0289824359531" calcext:value-type="float">
            <text:p>10,0290</text:p>
          </table:table-cell>
          <table:table-cell office:value-type="float" office:value="0.76932153794702" calcext:value-type="float">
            <text:p>0,7693</text:p>
          </table:table-cell>
          <table:table-cell office:value-type="float" office:value="54.8681855636586" calcext:value-type="float">
            <text:p>54,8682</text:p>
          </table:table-cell>
          <table:table-cell office:value-type="float" office:value="19.2309442715368" calcext:value-type="float">
            <text:p>19,2309</text:p>
          </table:table-cell>
          <table:table-cell office:value-type="float" office:value="0.959284366975567" calcext:value-type="float">
            <text:p>0,9593</text:p>
          </table:table-cell>
          <table:table-cell office:value-type="float" office:value="-0.295110604845478" calcext:value-type="float">
            <text:p>-0,2951</text:p>
          </table:table-cell>
          <table:table-cell office:value-type="float" office:value="19.9038602700371" calcext:value-type="float">
            <text:p>19,9039</text:p>
          </table:table-cell>
          <table:table-cell office:value-type="float" office:value="184.34712419632" calcext:value-type="float">
            <text:p>184,34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03722312188868" calcext:value-type="float">
            <text:p>0,0204</text:p>
          </table:table-cell>
          <table:table-cell office:value-type="float" office:value="0.97803948048959" calcext:value-type="float">
            <text:p>0,9780</text:p>
          </table:table-cell>
          <table:table-cell office:value-type="float" office:value="0.469487029079893" calcext:value-type="float">
            <text:p>0,4695</text:p>
          </table:table-cell>
          <table:table-cell office:value-type="float" office:value="7.95506437699648" calcext:value-type="float">
            <text:p>7,9551</text:p>
          </table:table-cell>
          <table:table-cell office:value-type="float" office:value="0.559620198672404" calcext:value-type="float">
            <text:p>0,5596</text:p>
          </table:table-cell>
          <table:table-cell office:value-type="float" office:value="1.01157178123202" calcext:value-type="float">
            <text:p>1,0116</text:p>
          </table:table-cell>
          <table:table-cell office:value-type="float" office:value="25.6096759706371" calcext:value-type="float">
            <text:p>25,6097</text:p>
          </table:table-cell>
          <table:table-cell office:value-type="float" office:value="3.71568377644182" calcext:value-type="float">
            <text:p>3,7157</text:p>
          </table:table-cell>
          <table:table-cell office:value-type="float" office:value="1.69618506845585" calcext:value-type="float">
            <text:p>1,6962</text:p>
          </table:table-cell>
          <table:table-cell office:value-type="float" office:value="16.1642137135881" calcext:value-type="float">
            <text:p>16,1642</text:p>
          </table:table-cell>
          <table:table-cell office:value-type="float" office:value="29.626767059822" calcext:value-type="float">
            <text:p>29,62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9086438210751" calcext:value-type="float">
            <text:p>0,0591</text:p>
          </table:table-cell>
          <table:table-cell office:value-type="float" office:value="0.951836818917396" calcext:value-type="float">
            <text:p>0,9518</text:p>
          </table:table-cell>
          <table:table-cell office:value-type="float" office:value="0.501772198696288" calcext:value-type="float">
            <text:p>0,5018</text:p>
          </table:table-cell>
          <table:table-cell office:value-type="float" office:value="7.95506437699648" calcext:value-type="float">
            <text:p>7,9551</text:p>
          </table:table-cell>
          <table:table-cell office:value-type="float" office:value="0.545901176400351" calcext:value-type="float">
            <text:p>0,5459</text:p>
          </table:table-cell>
          <table:table-cell office:value-type="float" office:value="0.605889240216787" calcext:value-type="float">
            <text:p>0,6059</text:p>
          </table:table-cell>
          <table:table-cell office:value-type="float" office:value="26.5234822927623" calcext:value-type="float">
            <text:p>26,5235</text:p>
          </table:table-cell>
          <table:table-cell office:value-type="float" office:value="3.86779808605023" calcext:value-type="float">
            <text:p>3,8678</text:p>
          </table:table-cell>
          <table:table-cell office:value-type="float" office:value="1.65810024696219" calcext:value-type="float">
            <text:p>1,6581</text:p>
          </table:table-cell>
          <table:table-cell office:value-type="float" office:value="16.1940149927669" calcext:value-type="float">
            <text:p>16,1940</text:p>
          </table:table-cell>
          <table:table-cell office:value-type="float" office:value="30.6974416345919" calcext:value-type="float">
            <text:p>30,69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600369152709135" calcext:value-type="float">
            <text:p>0,0600</text:p>
          </table:table-cell>
          <table:table-cell office:value-type="float" office:value="1.09610326948832" calcext:value-type="float">
            <text:p>1,0961</text:p>
          </table:table-cell>
          <table:table-cell office:value-type="float" office:value="0.478761599366195" calcext:value-type="float">
            <text:p>0,4788</text:p>
          </table:table-cell>
          <table:table-cell office:value-type="float" office:value="7.95506437699648" calcext:value-type="float">
            <text:p>7,9551</text:p>
          </table:table-cell>
          <table:table-cell office:value-type="float" office:value="0.525611346226772" calcext:value-type="float">
            <text:p>0,5256</text:p>
          </table:table-cell>
          <table:table-cell office:value-type="float" office:value="0.765601386252482" calcext:value-type="float">
            <text:p>0,7656</text:p>
          </table:table-cell>
          <table:table-cell office:value-type="float" office:value="31.0291174112097" calcext:value-type="float">
            <text:p>31,0291</text:p>
          </table:table-cell>
          <table:table-cell office:value-type="float" office:value="5.72540656038336" calcext:value-type="float">
            <text:p>5,7254</text:p>
          </table:table-cell>
          <table:table-cell office:value-type="float" office:value="1.62103843459886" calcext:value-type="float">
            <text:p>1,6210</text:p>
          </table:table-cell>
          <table:table-cell office:value-type="float" office:value="16.4432378295748" calcext:value-type="float">
            <text:p>16,4432</text:p>
          </table:table-cell>
          <table:table-cell office:value-type="float" office:value="35.4435006294539" calcext:value-type="float">
            <text:p>35,44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29448403191411" calcext:value-type="float">
            <text:p>0,0729</text:p>
          </table:table-cell>
          <table:table-cell office:value-type="float" office:value="1.28408005836069" calcext:value-type="float">
            <text:p>1,2841</text:p>
          </table:table-cell>
          <table:table-cell office:value-type="float" office:value="0.500990309517398" calcext:value-type="float">
            <text:p>0,5010</text:p>
          </table:table-cell>
          <table:table-cell office:value-type="float" office:value="7.95506437699648" calcext:value-type="float">
            <text:p>7,9551</text:p>
          </table:table-cell>
          <table:table-cell office:value-type="float" office:value="0.527972413949719" calcext:value-type="float">
            <text:p>0,5280</text:p>
          </table:table-cell>
          <table:table-cell office:value-type="float" office:value="0.886100637351305" calcext:value-type="float">
            <text:p>0,8861</text:p>
          </table:table-cell>
          <table:table-cell office:value-type="float" office:value="32.7760564437965" calcext:value-type="float">
            <text:p>32,7761</text:p>
          </table:table-cell>
          <table:table-cell office:value-type="float" office:value="4.2369316917863" calcext:value-type="float">
            <text:p>4,2369</text:p>
          </table:table-cell>
          <table:table-cell office:value-type="float" office:value="1.58425176621391" calcext:value-type="float">
            <text:p>1,5843</text:p>
          </table:table-cell>
          <table:table-cell office:value-type="float" office:value="16.6144906514542" calcext:value-type="float">
            <text:p>16,6145</text:p>
          </table:table-cell>
          <table:table-cell office:value-type="float" office:value="41.9564681573856" calcext:value-type="float">
            <text:p>41,95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731076037430842" calcext:value-type="float">
            <text:p>0,0731</text:p>
          </table:table-cell>
          <table:table-cell office:value-type="float" office:value="1.45622559976123" calcext:value-type="float">
            <text:p>1,4562</text:p>
          </table:table-cell>
          <table:table-cell office:value-type="float" office:value="0.513495612767708" calcext:value-type="float">
            <text:p>0,5135</text:p>
          </table:table-cell>
          <table:table-cell office:value-type="float" office:value="7.95506437699648" calcext:value-type="float">
            <text:p>7,9551</text:p>
          </table:table-cell>
          <table:table-cell office:value-type="float" office:value="0.554252386810268" calcext:value-type="float">
            <text:p>0,5543</text:p>
          </table:table-cell>
          <table:table-cell office:value-type="float" office:value="2.13016841721906" calcext:value-type="float">
            <text:p>2,1302</text:p>
          </table:table-cell>
          <table:table-cell office:value-type="float" office:value="33.8096567181151" calcext:value-type="float">
            <text:p>33,8097</text:p>
          </table:table-cell>
          <table:table-cell office:value-type="float" office:value="6.42258434054048" calcext:value-type="float">
            <text:p>6,4226</text:p>
          </table:table-cell>
          <table:table-cell office:value-type="float" office:value="1.54888599557035" calcext:value-type="float">
            <text:p>1,5489</text:p>
          </table:table-cell>
          <table:table-cell office:value-type="float" office:value="17.3875070616972" calcext:value-type="float">
            <text:p>17,3875</text:p>
          </table:table-cell>
          <table:table-cell office:value-type="float" office:value="46.4393266208094" calcext:value-type="float">
            <text:p>46,43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783819502376275" calcext:value-type="float">
            <text:p>0,0784</text:p>
          </table:table-cell>
          <table:table-cell office:value-type="float" office:value="1.21906048743243" calcext:value-type="float">
            <text:p>1,2191</text:p>
          </table:table-cell>
          <table:table-cell office:value-type="float" office:value="0.49235760612691" calcext:value-type="float">
            <text:p>0,4924</text:p>
          </table:table-cell>
          <table:table-cell office:value-type="float" office:value="8.25555531744081" calcext:value-type="float">
            <text:p>8,2556</text:p>
          </table:table-cell>
          <table:table-cell office:value-type="float" office:value="0.530540274561453" calcext:value-type="float">
            <text:p>0,5305</text:p>
          </table:table-cell>
          <table:table-cell office:value-type="float" office:value="2.07339577116452" calcext:value-type="float">
            <text:p>2,0734</text:p>
          </table:table-cell>
          <table:table-cell office:value-type="float" office:value="35.5703114122374" calcext:value-type="float">
            <text:p>35,5703</text:p>
          </table:table-cell>
          <table:table-cell office:value-type="float" office:value="5.75624346616716" calcext:value-type="float">
            <text:p>5,7562</text:p>
          </table:table-cell>
          <table:table-cell office:value-type="float" office:value="1.51207819963874" calcext:value-type="float">
            <text:p>1,5121</text:p>
          </table:table-cell>
          <table:table-cell office:value-type="float" office:value="17.2824597883881" calcext:value-type="float">
            <text:p>17,2825</text:p>
          </table:table-cell>
          <table:table-cell office:value-type="float" office:value="45.7394677412279" calcext:value-type="float">
            <text:p>45,73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34747913296776" calcext:value-type="float">
            <text:p>0,0235</text:p>
          </table:table-cell>
          <table:table-cell office:value-type="float" office:value="1.59829109067989" calcext:value-type="float">
            <text:p>1,5983</text:p>
          </table:table-cell>
          <table:table-cell office:value-type="float" office:value="0.490398660786602" calcext:value-type="float">
            <text:p>0,4904</text:p>
          </table:table-cell>
          <table:table-cell office:value-type="float" office:value="8.25555531744081" calcext:value-type="float">
            <text:p>8,2556</text:p>
          </table:table-cell>
          <table:table-cell office:value-type="float" office:value="0.521521203554629" calcext:value-type="float">
            <text:p>0,5215</text:p>
          </table:table-cell>
          <table:table-cell office:value-type="float" office:value="3.62052214975941" calcext:value-type="float">
            <text:p>3,6205</text:p>
          </table:table-cell>
          <table:table-cell office:value-type="float" office:value="34.9517019878301" calcext:value-type="float">
            <text:p>34,9517</text:p>
          </table:table-cell>
          <table:table-cell office:value-type="float" office:value="8.66466534690176" calcext:value-type="float">
            <text:p>8,6647</text:p>
          </table:table-cell>
          <table:table-cell office:value-type="float" office:value="1.46968819897229" calcext:value-type="float">
            <text:p>1,4697</text:p>
          </table:table-cell>
          <table:table-cell office:value-type="float" office:value="17.0972255940895" calcext:value-type="float">
            <text:p>17,0972</text:p>
          </table:table-cell>
          <table:table-cell office:value-type="float" office:value="52.3478972569499" calcext:value-type="float">
            <text:p>52,34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671916117468445" calcext:value-type="float">
            <text:p>0,0672</text:p>
          </table:table-cell>
          <table:table-cell office:value-type="float" office:value="0.749601184641918" calcext:value-type="float">
            <text:p>0,7496</text:p>
          </table:table-cell>
          <table:table-cell office:value-type="float" office:value="0.4721283140847" calcext:value-type="float">
            <text:p>0,4721</text:p>
          </table:table-cell>
          <table:table-cell office:value-type="float" office:value="8.25555531744081" calcext:value-type="float">
            <text:p>8,2556</text:p>
          </table:table-cell>
          <table:table-cell office:value-type="float" office:value="0.536723115676559" calcext:value-type="float">
            <text:p>0,5367</text:p>
          </table:table-cell>
          <table:table-cell office:value-type="float" office:value="2.65159293595761" calcext:value-type="float">
            <text:p>2,6516</text:p>
          </table:table-cell>
          <table:table-cell office:value-type="float" office:value="34.2920653841711" calcext:value-type="float">
            <text:p>34,2921</text:p>
          </table:table-cell>
          <table:table-cell office:value-type="float" office:value="6.06382930383238" calcext:value-type="float">
            <text:p>6,0638</text:p>
          </table:table-cell>
          <table:table-cell office:value-type="float" office:value="1.42020343548346" calcext:value-type="float">
            <text:p>1,4202</text:p>
          </table:table-cell>
          <table:table-cell office:value-type="float" office:value="16.7450844666661" calcext:value-type="float">
            <text:p>16,7451</text:p>
          </table:table-cell>
          <table:table-cell office:value-type="float" office:value="46.6681406425883" calcext:value-type="float">
            <text:p>46,66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840027126185756" calcext:value-type="float">
            <text:p>0,0840</text:p>
          </table:table-cell>
          <table:table-cell office:value-type="float" office:value="0.90814354816732" calcext:value-type="float">
            <text:p>0,9081</text:p>
          </table:table-cell>
          <table:table-cell office:value-type="float" office:value="0.459169948999222" calcext:value-type="float">
            <text:p>0,4592</text:p>
          </table:table-cell>
          <table:table-cell office:value-type="float" office:value="8.25555531744081" calcext:value-type="float">
            <text:p>8,2556</text:p>
          </table:table-cell>
          <table:table-cell office:value-type="float" office:value="0.523394732053399" calcext:value-type="float">
            <text:p>0,5234</text:p>
          </table:table-cell>
          <table:table-cell office:value-type="float" office:value="1.63503429613242" calcext:value-type="float">
            <text:p>1,6350</text:p>
          </table:table-cell>
          <table:table-cell office:value-type="float" office:value="33.4139159898552" calcext:value-type="float">
            <text:p>33,4139</text:p>
          </table:table-cell>
          <table:table-cell office:value-type="float" office:value="8.98381955780955" calcext:value-type="float">
            <text:p>8,9838</text:p>
          </table:table-cell>
          <table:table-cell office:value-type="float" office:value="1.36679795698174" calcext:value-type="float">
            <text:p>1,3668</text:p>
          </table:table-cell>
          <table:table-cell office:value-type="float" office:value="16.2068376009611" calcext:value-type="float">
            <text:p>16,2068</text:p>
          </table:table-cell>
          <table:table-cell office:value-type="float" office:value="49.6888912549598" calcext:value-type="float">
            <text:p>49,68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11543703665671" calcext:value-type="float">
            <text:p>0,0512</text:p>
          </table:table-cell>
          <table:table-cell office:value-type="float" office:value="1.27464036595693" calcext:value-type="float">
            <text:p>1,2746</text:p>
          </table:table-cell>
          <table:table-cell office:value-type="float" office:value="0.445685327648504" calcext:value-type="float">
            <text:p>0,4457</text:p>
          </table:table-cell>
          <table:table-cell office:value-type="float" office:value="8.25555531744081" calcext:value-type="float">
            <text:p>8,2556</text:p>
          </table:table-cell>
          <table:table-cell office:value-type="float" office:value="0.531622215153267" calcext:value-type="float">
            <text:p>0,5316</text:p>
          </table:table-cell>
          <table:table-cell office:value-type="float" office:value="2.00206555190048" calcext:value-type="float">
            <text:p>2,0021</text:p>
          </table:table-cell>
          <table:table-cell office:value-type="float" office:value="34.3134162339675" calcext:value-type="float">
            <text:p>34,3134</text:p>
          </table:table-cell>
          <table:table-cell office:value-type="float" office:value="8.53971563202953" calcext:value-type="float">
            <text:p>8,5397</text:p>
          </table:table-cell>
          <table:table-cell office:value-type="float" office:value="1.31187647952483" calcext:value-type="float">
            <text:p>1,3119</text:p>
          </table:table-cell>
          <table:table-cell office:value-type="float" office:value="16.1393374447433" calcext:value-type="float">
            <text:p>16,1393</text:p>
          </table:table-cell>
          <table:table-cell office:value-type="float" office:value="55.2466424369849" calcext:value-type="float">
            <text:p>55,24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05152496084487" calcext:value-type="float">
            <text:p>0,0405</text:p>
          </table:table-cell>
          <table:table-cell office:value-type="float" office:value="1.2833168070653" calcext:value-type="float">
            <text:p>1,2833</text:p>
          </table:table-cell>
          <table:table-cell office:value-type="float" office:value="0.450424468128517" calcext:value-type="float">
            <text:p>0,4504</text:p>
          </table:table-cell>
          <table:table-cell office:value-type="float" office:value="8.47994760670654" calcext:value-type="float">
            <text:p>8,4799</text:p>
          </table:table-cell>
          <table:table-cell office:value-type="float" office:value="0.543498804463554" calcext:value-type="float">
            <text:p>0,5435</text:p>
          </table:table-cell>
          <table:table-cell office:value-type="float" office:value="1.31293433730695" calcext:value-type="float">
            <text:p>1,3129</text:p>
          </table:table-cell>
          <table:table-cell office:value-type="float" office:value="33.4369343256634" calcext:value-type="float">
            <text:p>33,4369</text:p>
          </table:table-cell>
          <table:table-cell office:value-type="float" office:value="7.93438624839367" calcext:value-type="float">
            <text:p>7,9344</text:p>
          </table:table-cell>
          <table:table-cell office:value-type="float" office:value="1.26120551067994" calcext:value-type="float">
            <text:p>1,2612</text:p>
          </table:table-cell>
          <table:table-cell office:value-type="float" office:value="15.8169230072072" calcext:value-type="float">
            <text:p>15,8169</text:p>
          </table:table-cell>
          <table:table-cell office:value-type="float" office:value="55.7247979191408" calcext:value-type="float">
            <text:p>55,72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97106140115129" calcext:value-type="float">
            <text:p>0,0497</text:p>
          </table:table-cell>
          <table:table-cell office:value-type="float" office:value="1.12773378711945" calcext:value-type="float">
            <text:p>1,1277</text:p>
          </table:table-cell>
          <table:table-cell office:value-type="float" office:value="0.45412922974834" calcext:value-type="float">
            <text:p>0,4541</text:p>
          </table:table-cell>
          <table:table-cell office:value-type="float" office:value="8.47994760670654" calcext:value-type="float">
            <text:p>8,4799</text:p>
          </table:table-cell>
          <table:table-cell office:value-type="float" office:value="0.547267668801043" calcext:value-type="float">
            <text:p>0,5473</text:p>
          </table:table-cell>
          <table:table-cell office:value-type="float" office:value="1.51627596536499" calcext:value-type="float">
            <text:p>1,5163</text:p>
          </table:table-cell>
          <table:table-cell office:value-type="float" office:value="31.2958050316756" calcext:value-type="float">
            <text:p>31,2958</text:p>
          </table:table-cell>
          <table:table-cell office:value-type="float" office:value="6.18650400083453" calcext:value-type="float">
            <text:p>6,1865</text:p>
          </table:table-cell>
          <table:table-cell office:value-type="float" office:value="1.21941894433091" calcext:value-type="float">
            <text:p>1,2194</text:p>
          </table:table-cell>
          <table:table-cell office:value-type="float" office:value="15.253022692764" calcext:value-type="float">
            <text:p>15,2530</text:p>
          </table:table-cell>
          <table:table-cell office:value-type="float" office:value="51.8279543898324" calcext:value-type="float">
            <text:p>51,82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595919385359904" calcext:value-type="float">
            <text:p>0,0596</text:p>
          </table:table-cell>
          <table:table-cell office:value-type="float" office:value="0.889314763965236" calcext:value-type="float">
            <text:p>0,8893</text:p>
          </table:table-cell>
          <table:table-cell office:value-type="float" office:value="0.452629733555234" calcext:value-type="float">
            <text:p>0,4526</text:p>
          </table:table-cell>
          <table:table-cell office:value-type="float" office:value="8.47994760670654" calcext:value-type="float">
            <text:p>8,4799</text:p>
          </table:table-cell>
          <table:table-cell office:value-type="float" office:value="0.5443900883626" calcext:value-type="float">
            <text:p>0,5444</text:p>
          </table:table-cell>
          <table:table-cell office:value-type="float" office:value="1.69565878566846" calcext:value-type="float">
            <text:p>1,6957</text:p>
          </table:table-cell>
          <table:table-cell office:value-type="float" office:value="30.0802370476216" calcext:value-type="float">
            <text:p>30,0802</text:p>
          </table:table-cell>
          <table:table-cell office:value-type="float" office:value="3.33175691706155" calcext:value-type="float">
            <text:p>3,3318</text:p>
          </table:table-cell>
          <table:table-cell office:value-type="float" office:value="1.18932821143382" calcext:value-type="float">
            <text:p>1,1893</text:p>
          </table:table-cell>
          <table:table-cell office:value-type="float" office:value="15.0655701110797" calcext:value-type="float">
            <text:p>15,0656</text:p>
          </table:table-cell>
          <table:table-cell office:value-type="float" office:value="48.8847446244207" calcext:value-type="float">
            <text:p>48,88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667146104803535" calcext:value-type="float">
            <text:p>0,0667</text:p>
          </table:table-cell>
          <table:table-cell office:value-type="float" office:value="0.372394108552953" calcext:value-type="float">
            <text:p>0,3724</text:p>
          </table:table-cell>
          <table:table-cell office:value-type="float" office:value="0.456658197212177" calcext:value-type="float">
            <text:p>0,4567</text:p>
          </table:table-cell>
          <table:table-cell office:value-type="float" office:value="8.47994760670654" calcext:value-type="float">
            <text:p>8,4799</text:p>
          </table:table-cell>
          <table:table-cell office:value-type="float" office:value="0.563996468471183" calcext:value-type="float">
            <text:p>0,5640</text:p>
          </table:table-cell>
          <table:table-cell office:value-type="float" office:value="2.09211575768566" calcext:value-type="float">
            <text:p>2,0921</text:p>
          </table:table-cell>
          <table:table-cell office:value-type="float" office:value="28.4672062927617" calcext:value-type="float">
            <text:p>28,4672</text:p>
          </table:table-cell>
          <table:table-cell office:value-type="float" office:value="2.07189351475634" calcext:value-type="float">
            <text:p>2,0719</text:p>
          </table:table-cell>
          <table:table-cell office:value-type="float" office:value="1.16752707459156" calcext:value-type="float">
            <text:p>1,1675</text:p>
          </table:table-cell>
          <table:table-cell office:value-type="float" office:value="15.3742573105219" calcext:value-type="float">
            <text:p>15,3743</text:p>
          </table:table-cell>
          <table:table-cell office:value-type="float" office:value="42.6054103576983" calcext:value-type="float">
            <text:p>42,60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72290884791657" calcext:value-type="float">
            <text:p>0,0572</text:p>
          </table:table-cell>
          <table:table-cell office:value-type="float" office:value="0.371823140327432" calcext:value-type="float">
            <text:p>0,3718</text:p>
          </table:table-cell>
          <table:table-cell office:value-type="float" office:value="0.461324907628365" calcext:value-type="float">
            <text:p>0,4613</text:p>
          </table:table-cell>
          <table:table-cell office:value-type="float" office:value="8.47994760670654" calcext:value-type="float">
            <text:p>8,4799</text:p>
          </table:table-cell>
          <table:table-cell office:value-type="float" office:value="0.564755475100268" calcext:value-type="float">
            <text:p>0,5648</text:p>
          </table:table-cell>
          <table:table-cell office:value-type="float" office:value="1.94105610153909" calcext:value-type="float">
            <text:p>1,9411</text:p>
          </table:table-cell>
          <table:table-cell office:value-type="float" office:value="28.5340214086958" calcext:value-type="float">
            <text:p>28,5340</text:p>
          </table:table-cell>
          <table:table-cell office:value-type="float" office:value="3.46389772156024" calcext:value-type="float">
            <text:p>3,4639</text:p>
          </table:table-cell>
          <table:table-cell office:value-type="float" office:value="1.14821469272737" calcext:value-type="float">
            <text:p>1,1482</text:p>
          </table:table-cell>
          <table:table-cell office:value-type="float" office:value="15.2698550606084" calcext:value-type="float">
            <text:p>15,2699</text:p>
          </table:table-cell>
          <table:table-cell office:value-type="float" office:value="41.5547849066658" calcext:value-type="float">
            <text:p>41,55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01160127681026" calcext:value-type="float">
            <text:p>0,0301</text:p>
          </table:table-cell>
          <table:table-cell office:value-type="float" office:value="3.28445947895652" calcext:value-type="float">
            <text:p>3,2845</text:p>
          </table:table-cell>
          <table:table-cell office:value-type="float" office:value="0.237387870204722" calcext:value-type="float">
            <text:p>0,2374</text:p>
          </table:table-cell>
          <table:table-cell office:value-type="float" office:value="8.7192840003238" calcext:value-type="float">
            <text:p>8,7193</text:p>
          </table:table-cell>
          <table:table-cell office:value-type="float" office:value="0.448250688086441" calcext:value-type="float">
            <text:p>0,4483</text:p>
          </table:table-cell>
          <table:table-cell office:value-type="float" office:value="0.0741516383181159" calcext:value-type="float">
            <text:p>0,0742</text:p>
          </table:table-cell>
          <table:table-cell office:value-type="float" office:value="19.4291640497973" calcext:value-type="float">
            <text:p>19,4292</text:p>
          </table:table-cell>
          <table:table-cell office:value-type="float" office:value="5.89605169318483" calcext:value-type="float">
            <text:p>5,8961</text:p>
          </table:table-cell>
          <table:table-cell office:value-type="float" office:value="1.38958524528873" calcext:value-type="float">
            <text:p>1,3896</text:p>
          </table:table-cell>
          <table:table-cell office:value-type="float" office:value="31.9532784940709" calcext:value-type="float">
            <text:p>31,9533</text:p>
          </table:table-cell>
          <table:table-cell office:value-type="float" office:value="37.1814037355963" calcext:value-type="float">
            <text:p>37,18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28294275065586" calcext:value-type="float">
            <text:p>0,0328</text:p>
          </table:table-cell>
          <table:table-cell office:value-type="float" office:value="2.95332925944618" calcext:value-type="float">
            <text:p>2,9533</text:p>
          </table:table-cell>
          <table:table-cell office:value-type="float" office:value="0.253370065338215" calcext:value-type="float">
            <text:p>0,2534</text:p>
          </table:table-cell>
          <table:table-cell office:value-type="float" office:value="8.7192840003238" calcext:value-type="float">
            <text:p>8,7193</text:p>
          </table:table-cell>
          <table:table-cell office:value-type="float" office:value="0.443667631576593" calcext:value-type="float">
            <text:p>0,4437</text:p>
          </table:table-cell>
          <table:table-cell office:value-type="float" office:value="-0.254256320381005" calcext:value-type="float">
            <text:p>-0,2543</text:p>
          </table:table-cell>
          <table:table-cell office:value-type="float" office:value="19.5060592212863" calcext:value-type="float">
            <text:p>19,5061</text:p>
          </table:table-cell>
          <table:table-cell office:value-type="float" office:value="5.48742913790147" calcext:value-type="float">
            <text:p>5,4874</text:p>
          </table:table-cell>
          <table:table-cell office:value-type="float" office:value="1.3866823304915" calcext:value-type="float">
            <text:p>1,3867</text:p>
          </table:table-cell>
          <table:table-cell office:value-type="float" office:value="28.2528418444569" calcext:value-type="float">
            <text:p>28,2528</text:p>
          </table:table-cell>
          <table:table-cell office:value-type="float" office:value="36.8521274499592" calcext:value-type="float">
            <text:p>36,85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52626310949766" calcext:value-type="float">
            <text:p>0,0353</text:p>
          </table:table-cell>
          <table:table-cell office:value-type="float" office:value="3.53702975009378" calcext:value-type="float">
            <text:p>3,5370</text:p>
          </table:table-cell>
          <table:table-cell office:value-type="float" office:value="0.272901724735982" calcext:value-type="float">
            <text:p>0,2729</text:p>
          </table:table-cell>
          <table:table-cell office:value-type="float" office:value="8.7192840003238" calcext:value-type="float">
            <text:p>8,7193</text:p>
          </table:table-cell>
          <table:table-cell office:value-type="float" office:value="0.424214372354115" calcext:value-type="float">
            <text:p>0,4242</text:p>
          </table:table-cell>
          <table:table-cell office:value-type="float" office:value="0.738243979887563" calcext:value-type="float">
            <text:p>0,7382</text:p>
          </table:table-cell>
          <table:table-cell office:value-type="float" office:value="22.4486169728353" calcext:value-type="float">
            <text:p>22,4486</text:p>
          </table:table-cell>
          <table:table-cell office:value-type="float" office:value="8.55072703186366" calcext:value-type="float">
            <text:p>8,5507</text:p>
          </table:table-cell>
          <table:table-cell office:value-type="float" office:value="1.38215274254694" calcext:value-type="float">
            <text:p>1,3822</text:p>
          </table:table-cell>
          <table:table-cell office:value-type="float" office:value="28.0658265856536" calcext:value-type="float">
            <text:p>28,0658</text:p>
          </table:table-cell>
          <table:table-cell office:value-type="float" office:value="41.9527378876198" calcext:value-type="float">
            <text:p>41,95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16049674731092" calcext:value-type="float">
            <text:p>0,0416</text:p>
          </table:table-cell>
          <table:table-cell office:value-type="float" office:value="4.73385545975516" calcext:value-type="float">
            <text:p>4,7339</text:p>
          </table:table-cell>
          <table:table-cell office:value-type="float" office:value="0.260784195510311" calcext:value-type="float">
            <text:p>0,2608</text:p>
          </table:table-cell>
          <table:table-cell office:value-type="float" office:value="8.7192840003238" calcext:value-type="float">
            <text:p>8,7193</text:p>
          </table:table-cell>
          <table:table-cell office:value-type="float" office:value="0.422897128710948" calcext:value-type="float">
            <text:p>0,4229</text:p>
          </table:table-cell>
          <table:table-cell office:value-type="float" office:value="2.91611484304662" calcext:value-type="float">
            <text:p>2,9161</text:p>
          </table:table-cell>
          <table:table-cell office:value-type="float" office:value="23.6405117707791" calcext:value-type="float">
            <text:p>23,6405</text:p>
          </table:table-cell>
          <table:table-cell office:value-type="float" office:value="14.3317870842712" calcext:value-type="float">
            <text:p>14,3318</text:p>
          </table:table-cell>
          <table:table-cell office:value-type="float" office:value="1.37594559975259" calcext:value-type="float">
            <text:p>1,3759</text:p>
          </table:table-cell>
          <table:table-cell office:value-type="float" office:value="27.4075074800459" calcext:value-type="float">
            <text:p>27,4075</text:p>
          </table:table-cell>
          <table:table-cell office:value-type="float" office:value="46.5086739613805" calcext:value-type="float">
            <text:p>46,50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98579061846425" calcext:value-type="float">
            <text:p>0,0399</text:p>
          </table:table-cell>
          <table:table-cell office:value-type="float" office:value="4.07808267961293" calcext:value-type="float">
            <text:p>4,0781</text:p>
          </table:table-cell>
          <table:table-cell office:value-type="float" office:value="0.286715283702742" calcext:value-type="float">
            <text:p>0,2867</text:p>
          </table:table-cell>
          <table:table-cell office:value-type="float" office:value="8.7192840003238" calcext:value-type="float">
            <text:p>8,7193</text:p>
          </table:table-cell>
          <table:table-cell office:value-type="float" office:value="0.440780111191982" calcext:value-type="float">
            <text:p>0,4408</text:p>
          </table:table-cell>
          <table:table-cell office:value-type="float" office:value="1.3479426455458" calcext:value-type="float">
            <text:p>1,3479</text:p>
          </table:table-cell>
          <table:table-cell office:value-type="float" office:value="24.1309915285997" calcext:value-type="float">
            <text:p>24,1310</text:p>
          </table:table-cell>
          <table:table-cell office:value-type="float" office:value="14.087424416793" calcext:value-type="float">
            <text:p>14,0874</text:p>
          </table:table-cell>
          <table:table-cell office:value-type="float" office:value="1.36918823633889" calcext:value-type="float">
            <text:p>1,3692</text:p>
          </table:table-cell>
          <table:table-cell office:value-type="float" office:value="27.5375740802453" calcext:value-type="float">
            <text:p>27,5376</text:p>
          </table:table-cell>
          <table:table-cell office:value-type="float" office:value="48.0522364808672" calcext:value-type="float">
            <text:p>48,05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79022934614557" calcext:value-type="float">
            <text:p>0,0479</text:p>
          </table:table-cell>
          <table:table-cell office:value-type="float" office:value="3.31586408348648" calcext:value-type="float">
            <text:p>3,3159</text:p>
          </table:table-cell>
          <table:table-cell office:value-type="float" office:value="0.296219784969807" calcext:value-type="float">
            <text:p>0,2962</text:p>
          </table:table-cell>
          <table:table-cell office:value-type="float" office:value="8.91869278508484" calcext:value-type="float">
            <text:p>8,9187</text:p>
          </table:table-cell>
          <table:table-cell office:value-type="float" office:value="0.436952919942277" calcext:value-type="float">
            <text:p>0,4370</text:p>
          </table:table-cell>
          <table:table-cell office:value-type="float" office:value="1.6030105718879" calcext:value-type="float">
            <text:p>1,6030</text:p>
          </table:table-cell>
          <table:table-cell office:value-type="float" office:value="24.9469436430223" calcext:value-type="float">
            <text:p>24,9469</text:p>
          </table:table-cell>
          <table:table-cell office:value-type="float" office:value="11.2585785308968" calcext:value-type="float">
            <text:p>11,2586</text:p>
          </table:table-cell>
          <table:table-cell office:value-type="float" office:value="1.3616255522272" calcext:value-type="float">
            <text:p>1,3616</text:p>
          </table:table-cell>
          <table:table-cell office:value-type="float" office:value="27.0484127487931" calcext:value-type="float">
            <text:p>27,0484</text:p>
          </table:table-cell>
          <table:table-cell office:value-type="float" office:value="49.1603402413083" calcext:value-type="float">
            <text:p>49,16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48835506544611" calcext:value-type="float">
            <text:p>0,0449</text:p>
          </table:table-cell>
          <table:table-cell office:value-type="float" office:value="4.07492643682659" calcext:value-type="float">
            <text:p>4,0749</text:p>
          </table:table-cell>
          <table:table-cell office:value-type="float" office:value="0.303201572250288" calcext:value-type="float">
            <text:p>0,3032</text:p>
          </table:table-cell>
          <table:table-cell office:value-type="float" office:value="8.91869278508484" calcext:value-type="float">
            <text:p>8,9187</text:p>
          </table:table-cell>
          <table:table-cell office:value-type="float" office:value="0.467331679645061" calcext:value-type="float">
            <text:p>0,4673</text:p>
          </table:table-cell>
          <table:table-cell office:value-type="float" office:value="1.82632902403998" calcext:value-type="float">
            <text:p>1,8263</text:p>
          </table:table-cell>
          <table:table-cell office:value-type="float" office:value="27.6985912220925" calcext:value-type="float">
            <text:p>27,6986</text:p>
          </table:table-cell>
          <table:table-cell office:value-type="float" office:value="18.1497512494668" calcext:value-type="float">
            <text:p>18,1498</text:p>
          </table:table-cell>
          <table:table-cell office:value-type="float" office:value="1.35146283598189" calcext:value-type="float">
            <text:p>1,3515</text:p>
          </table:table-cell>
          <table:table-cell office:value-type="float" office:value="27.8142729854304" calcext:value-type="float">
            <text:p>27,8143</text:p>
          </table:table-cell>
          <table:table-cell office:value-type="float" office:value="50.8989344149589" calcext:value-type="float">
            <text:p>50,89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18686860742359" calcext:value-type="float">
            <text:p>0,0319</text:p>
          </table:table-cell>
          <table:table-cell office:value-type="float" office:value="1.76035901933152" calcext:value-type="float">
            <text:p>1,7604</text:p>
          </table:table-cell>
          <table:table-cell office:value-type="float" office:value="0.316168285044588" calcext:value-type="float">
            <text:p>0,3162</text:p>
          </table:table-cell>
          <table:table-cell office:value-type="float" office:value="8.91869278508484" calcext:value-type="float">
            <text:p>8,9187</text:p>
          </table:table-cell>
          <table:table-cell office:value-type="float" office:value="0.428480691151083" calcext:value-type="float">
            <text:p>0,4285</text:p>
          </table:table-cell>
          <table:table-cell office:value-type="float" office:value="0.903919419654062" calcext:value-type="float">
            <text:p>0,9039</text:p>
          </table:table-cell>
          <table:table-cell office:value-type="float" office:value="31.1147665576043" calcext:value-type="float">
            <text:p>31,1148</text:p>
          </table:table-cell>
          <table:table-cell office:value-type="float" office:value="8.27475243172917" calcext:value-type="float">
            <text:p>8,2748</text:p>
          </table:table-cell>
          <table:table-cell office:value-type="float" office:value="1.33806566129783" calcext:value-type="float">
            <text:p>1,3381</text:p>
          </table:table-cell>
          <table:table-cell office:value-type="float" office:value="26.3554745271064" calcext:value-type="float">
            <text:p>26,3555</text:p>
          </table:table-cell>
          <table:table-cell office:value-type="float" office:value="42.6720394181647" calcext:value-type="float">
            <text:p>42,67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71644638176585" calcext:value-type="float">
            <text:p>0,0472</text:p>
          </table:table-cell>
          <table:table-cell office:value-type="float" office:value="2.18636732744799" calcext:value-type="float">
            <text:p>2,1864</text:p>
          </table:table-cell>
          <table:table-cell office:value-type="float" office:value="0.306711361099569" calcext:value-type="float">
            <text:p>0,3067</text:p>
          </table:table-cell>
          <table:table-cell office:value-type="float" office:value="8.91869278508484" calcext:value-type="float">
            <text:p>8,9187</text:p>
          </table:table-cell>
          <table:table-cell office:value-type="float" office:value="0.42021782826768" calcext:value-type="float">
            <text:p>0,4202</text:p>
          </table:table-cell>
          <table:table-cell office:value-type="float" office:value="2.02517913834177" calcext:value-type="float">
            <text:p>2,0252</text:p>
          </table:table-cell>
          <table:table-cell office:value-type="float" office:value="30.9994088255661" calcext:value-type="float">
            <text:p>30,9994</text:p>
          </table:table-cell>
          <table:table-cell office:value-type="float" office:value="15.2642936576453" calcext:value-type="float">
            <text:p>15,2643</text:p>
          </table:table-cell>
          <table:table-cell office:value-type="float" office:value="1.32140494165303" calcext:value-type="float">
            <text:p>1,3214</text:p>
          </table:table-cell>
          <table:table-cell office:value-type="float" office:value="22.0386285924438" calcext:value-type="float">
            <text:p>22,0386</text:p>
          </table:table-cell>
          <table:table-cell office:value-type="float" office:value="46.7012738758739" calcext:value-type="float">
            <text:p>46,70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68286973770002" calcext:value-type="float">
            <text:p>0,0468</text:p>
          </table:table-cell>
          <table:table-cell office:value-type="float" office:value="2.69564912583813" calcext:value-type="float">
            <text:p>2,6956</text:p>
          </table:table-cell>
          <table:table-cell office:value-type="float" office:value="0.318594140349873" calcext:value-type="float">
            <text:p>0,3186</text:p>
          </table:table-cell>
          <table:table-cell office:value-type="float" office:value="8.91869278508484" calcext:value-type="float">
            <text:p>8,9187</text:p>
          </table:table-cell>
          <table:table-cell office:value-type="float" office:value="0.438300215088327" calcext:value-type="float">
            <text:p>0,4383</text:p>
          </table:table-cell>
          <table:table-cell office:value-type="float" office:value="2.30298428515061" calcext:value-type="float">
            <text:p>2,3030</text:p>
          </table:table-cell>
          <table:table-cell office:value-type="float" office:value="31.3074540365726" calcext:value-type="float">
            <text:p>31,3075</text:p>
          </table:table-cell>
          <table:table-cell office:value-type="float" office:value="7.46594303367539" calcext:value-type="float">
            <text:p>7,4659</text:p>
          </table:table-cell>
          <table:table-cell office:value-type="float" office:value="1.30406671416967" calcext:value-type="float">
            <text:p>1,3041</text:p>
          </table:table-cell>
          <table:table-cell office:value-type="float" office:value="21.7608545038475" calcext:value-type="float">
            <text:p>21,7609</text:p>
          </table:table-cell>
          <table:table-cell office:value-type="float" office:value="50.5388876308877" calcext:value-type="float">
            <text:p>50,53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57103748506338" calcext:value-type="float">
            <text:p>0,0457</text:p>
          </table:table-cell>
          <table:table-cell office:value-type="float" office:value="2.33653663271897" calcext:value-type="float">
            <text:p>2,3365</text:p>
          </table:table-cell>
          <table:table-cell office:value-type="float" office:value="0.322983333038269" calcext:value-type="float">
            <text:p>0,3230</text:p>
          </table:table-cell>
          <table:table-cell office:value-type="float" office:value="9.13423841597333" calcext:value-type="float">
            <text:p>9,1342</text:p>
          </table:table-cell>
          <table:table-cell office:value-type="float" office:value="0.449846571463604" calcext:value-type="float">
            <text:p>0,4498</text:p>
          </table:table-cell>
          <table:table-cell office:value-type="float" office:value="2.3097803266511" calcext:value-type="float">
            <text:p>2,3098</text:p>
          </table:table-cell>
          <table:table-cell office:value-type="float" office:value="32.7196280650266" calcext:value-type="float">
            <text:p>32,7196</text:p>
          </table:table-cell>
          <table:table-cell office:value-type="float" office:value="3.75387875323612" calcext:value-type="float">
            <text:p>3,7539</text:p>
          </table:table-cell>
          <table:table-cell office:value-type="float" office:value="1.28419898226833" calcext:value-type="float">
            <text:p>1,2842</text:p>
          </table:table-cell>
          <table:table-cell office:value-type="float" office:value="21.4509550553875" calcext:value-type="float">
            <text:p>21,4510</text:p>
          </table:table-cell>
          <table:table-cell office:value-type="float" office:value="49.8941583050037" calcext:value-type="float">
            <text:p>49,89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15101350441347" calcext:value-type="float">
            <text:p>0,0415</text:p>
          </table:table-cell>
          <table:table-cell office:value-type="float" office:value="2.02190183800209" calcext:value-type="float">
            <text:p>2,0219</text:p>
          </table:table-cell>
          <table:table-cell office:value-type="float" office:value="0.334346501579944" calcext:value-type="float">
            <text:p>0,3343</text:p>
          </table:table-cell>
          <table:table-cell office:value-type="float" office:value="9.13423841597333" calcext:value-type="float">
            <text:p>9,1342</text:p>
          </table:table-cell>
          <table:table-cell office:value-type="float" office:value="0.444049979729676" calcext:value-type="float">
            <text:p>0,4440</text:p>
          </table:table-cell>
          <table:table-cell office:value-type="float" office:value="2.55135633401057" calcext:value-type="float">
            <text:p>2,5514</text:p>
          </table:table-cell>
          <table:table-cell office:value-type="float" office:value="31.9657795676892" calcext:value-type="float">
            <text:p>31,9658</text:p>
          </table:table-cell>
          <table:table-cell office:value-type="float" office:value="4.96599029131673" calcext:value-type="float">
            <text:p>4,9660</text:p>
          </table:table-cell>
          <table:table-cell office:value-type="float" office:value="1.2573268411205" calcext:value-type="float">
            <text:p>1,2573</text:p>
          </table:table-cell>
          <table:table-cell office:value-type="float" office:value="21.0286886817218" calcext:value-type="float">
            <text:p>21,0287</text:p>
          </table:table-cell>
          <table:table-cell office:value-type="float" office:value="48.6971381894189" calcext:value-type="float">
            <text:p>48,69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66331846587507" calcext:value-type="float">
            <text:p>0,0366</text:p>
          </table:table-cell>
          <table:table-cell office:value-type="float" office:value="1.72863014975299" calcext:value-type="float">
            <text:p>1,7286</text:p>
          </table:table-cell>
          <table:table-cell office:value-type="float" office:value="0.382059121163771" calcext:value-type="float">
            <text:p>0,3821</text:p>
          </table:table-cell>
          <table:table-cell office:value-type="float" office:value="9.13423841597333" calcext:value-type="float">
            <text:p>9,1342</text:p>
          </table:table-cell>
          <table:table-cell office:value-type="float" office:value="0.469176262452238" calcext:value-type="float">
            <text:p>0,4692</text:p>
          </table:table-cell>
          <table:table-cell office:value-type="float" office:value="2.81997260507169" calcext:value-type="float">
            <text:p>2,8200</text:p>
          </table:table-cell>
          <table:table-cell office:value-type="float" office:value="32.5167414405098" calcext:value-type="float">
            <text:p>32,5167</text:p>
          </table:table-cell>
          <table:table-cell office:value-type="float" office:value="5.44317454935566" calcext:value-type="float">
            <text:p>5,4432</text:p>
          </table:table-cell>
          <table:table-cell office:value-type="float" office:value="1.22204863107965" calcext:value-type="float">
            <text:p>1,2220</text:p>
          </table:table-cell>
          <table:table-cell office:value-type="float" office:value="21.0751760505565" calcext:value-type="float">
            <text:p>21,0752</text:p>
          </table:table-cell>
          <table:table-cell office:value-type="float" office:value="47.1110784187898" calcext:value-type="float">
            <text:p>47,11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58014479134869" calcext:value-type="float">
            <text:p>0,0358</text:p>
          </table:table-cell>
          <table:table-cell office:value-type="float" office:value="0.591005600599407" calcext:value-type="float">
            <text:p>0,5910</text:p>
          </table:table-cell>
          <table:table-cell office:value-type="float" office:value="0.361839995852404" calcext:value-type="float">
            <text:p>0,3618</text:p>
          </table:table-cell>
          <table:table-cell office:value-type="float" office:value="9.13423841597333" calcext:value-type="float">
            <text:p>9,1342</text:p>
          </table:table-cell>
          <table:table-cell office:value-type="float" office:value="0.470016147748348" calcext:value-type="float">
            <text:p>0,4700</text:p>
          </table:table-cell>
          <table:table-cell office:value-type="float" office:value="2.29761638745523" calcext:value-type="float">
            <text:p>2,2976</text:p>
          </table:table-cell>
          <table:table-cell office:value-type="float" office:value="32.8119265823921" calcext:value-type="float">
            <text:p>32,8119</text:p>
          </table:table-cell>
          <table:table-cell office:value-type="float" office:value="3.98024266014035" calcext:value-type="float">
            <text:p>3,9802</text:p>
          </table:table-cell>
          <table:table-cell office:value-type="float" office:value="1.18101391516764" calcext:value-type="float">
            <text:p>1,1810</text:p>
          </table:table-cell>
          <table:table-cell office:value-type="float" office:value="20.9857874310206" calcext:value-type="float">
            <text:p>20,9858</text:p>
          </table:table-cell>
          <table:table-cell office:value-type="float" office:value="43.0548129558568" calcext:value-type="float">
            <text:p>43,05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77321253359124" calcext:value-type="float">
            <text:p>0,0377</text:p>
          </table:table-cell>
          <table:table-cell office:value-type="float" office:value="0.645415400610923" calcext:value-type="float">
            <text:p>0,6454</text:p>
          </table:table-cell>
          <table:table-cell office:value-type="float" office:value="0.381408774609351" calcext:value-type="float">
            <text:p>0,3814</text:p>
          </table:table-cell>
          <table:table-cell office:value-type="float" office:value="9.13423841597333" calcext:value-type="float">
            <text:p>9,1342</text:p>
          </table:table-cell>
          <table:table-cell office:value-type="float" office:value="0.448731663486625" calcext:value-type="float">
            <text:p>0,4487</text:p>
          </table:table-cell>
          <table:table-cell office:value-type="float" office:value="0.487372471295636" calcext:value-type="float">
            <text:p>0,4874</text:p>
          </table:table-cell>
          <table:table-cell office:value-type="float" office:value="32.5645050690146" calcext:value-type="float">
            <text:p>32,5645</text:p>
          </table:table-cell>
          <table:table-cell office:value-type="float" office:value="2.48039571092487" calcext:value-type="float">
            <text:p>2,4804</text:p>
          </table:table-cell>
          <table:table-cell office:value-type="float" office:value="1.13749371067244" calcext:value-type="float">
            <text:p>1,1375</text:p>
          </table:table-cell>
          <table:table-cell office:value-type="float" office:value="20.5146275694663" calcext:value-type="float">
            <text:p>20,5146</text:p>
          </table:table-cell>
          <table:table-cell office:value-type="float" office:value="40.1754915828565" calcext:value-type="float">
            <text:p>40,17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570054320552877" calcext:value-type="float">
            <text:p>0,0570</text:p>
          </table:table-cell>
          <table:table-cell office:value-type="float" office:value="19.9743335063238" calcext:value-type="float">
            <text:p>19,9743</text:p>
          </table:table-cell>
          <table:table-cell office:value-type="float" office:value="0.271903264491939" calcext:value-type="float">
            <text:p>0,2719</text:p>
          </table:table-cell>
          <table:table-cell office:value-type="float" office:value="9.54368146745746" calcext:value-type="float">
            <text:p>9,5437</text:p>
          </table:table-cell>
          <table:table-cell office:value-type="float" office:value="0.357331724062844" calcext:value-type="float">
            <text:p>0,3573</text:p>
          </table:table-cell>
          <table:table-cell office:value-type="float" office:value="2.73611498145264" calcext:value-type="float">
            <text:p>2,7361</text:p>
          </table:table-cell>
          <table:table-cell office:value-type="float" office:value="33.2457832607485" calcext:value-type="float">
            <text:p>33,2458</text:p>
          </table:table-cell>
          <table:table-cell office:value-type="float" office:value="29.252299655127" calcext:value-type="float">
            <text:p>29,2523</text:p>
          </table:table-cell>
          <table:table-cell office:value-type="float" office:value="1.31319281372537" calcext:value-type="float">
            <text:p>1,3132</text:p>
          </table:table-cell>
          <table:table-cell office:value-type="float" office:value="15.0966632125649" calcext:value-type="float">
            <text:p>15,0967</text:p>
          </table:table-cell>
          <table:table-cell office:value-type="float" office:value="45.6393803743744" calcext:value-type="float">
            <text:p>45,63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716137398281802" calcext:value-type="float">
            <text:p>0,0716</text:p>
          </table:table-cell>
          <table:table-cell office:value-type="float" office:value="21.8707777464515" calcext:value-type="float">
            <text:p>21,8708</text:p>
          </table:table-cell>
          <table:table-cell office:value-type="float" office:value="0.305958433013227" calcext:value-type="float">
            <text:p>0,3060</text:p>
          </table:table-cell>
          <table:table-cell office:value-type="float" office:value="9.54368146745746" calcext:value-type="float">
            <text:p>9,5437</text:p>
          </table:table-cell>
          <table:table-cell office:value-type="float" office:value="0.375793805707251" calcext:value-type="float">
            <text:p>0,3758</text:p>
          </table:table-cell>
          <table:table-cell office:value-type="float" office:value="1.8740344256962" calcext:value-type="float">
            <text:p>1,8740</text:p>
          </table:table-cell>
          <table:table-cell office:value-type="float" office:value="32.6580827002697" calcext:value-type="float">
            <text:p>32,6581</text:p>
          </table:table-cell>
          <table:table-cell office:value-type="float" office:value="13.0372511924106" calcext:value-type="float">
            <text:p>13,0373</text:p>
          </table:table-cell>
          <table:table-cell office:value-type="float" office:value="1.21259817821244" calcext:value-type="float">
            <text:p>1,2126</text:p>
          </table:table-cell>
          <table:table-cell office:value-type="float" office:value="14.7931353364884" calcext:value-type="float">
            <text:p>14,7931</text:p>
          </table:table-cell>
          <table:table-cell office:value-type="float" office:value="48.7327044368164" calcext:value-type="float">
            <text:p>48,73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11935786571862" calcext:value-type="float">
            <text:p>0,0312</text:p>
          </table:table-cell>
          <table:table-cell office:value-type="float" office:value="23.9089690830209" calcext:value-type="float">
            <text:p>23,9090</text:p>
          </table:table-cell>
          <table:table-cell office:value-type="float" office:value="0.300405322591887" calcext:value-type="float">
            <text:p>0,3004</text:p>
          </table:table-cell>
          <table:table-cell office:value-type="float" office:value="9.54368146745746" calcext:value-type="float">
            <text:p>9,5437</text:p>
          </table:table-cell>
          <table:table-cell office:value-type="float" office:value="0.423225208711688" calcext:value-type="float">
            <text:p>0,4232</text:p>
          </table:table-cell>
          <table:table-cell office:value-type="float" office:value="1.59821351184483" calcext:value-type="float">
            <text:p>1,5982</text:p>
          </table:table-cell>
          <table:table-cell office:value-type="float" office:value="31.2381754864806" calcext:value-type="float">
            <text:p>31,2382</text:p>
          </table:table-cell>
          <table:table-cell office:value-type="float" office:value="24.6630266520458" calcext:value-type="float">
            <text:p>24,6630</text:p>
          </table:table-cell>
          <table:table-cell office:value-type="float" office:value="1.16217169728303" calcext:value-type="float">
            <text:p>1,1622</text:p>
          </table:table-cell>
          <table:table-cell office:value-type="float" office:value="15.7024342773986" calcext:value-type="float">
            <text:p>15,7024</text:p>
          </table:table-cell>
          <table:table-cell office:value-type="float" office:value="48.9026029643459" calcext:value-type="float">
            <text:p>48,90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99070608715193" calcext:value-type="float">
            <text:p>0,0199</text:p>
          </table:table-cell>
          <table:table-cell office:value-type="float" office:value="30.2426750542297" calcext:value-type="float">
            <text:p>30,2427</text:p>
          </table:table-cell>
          <table:table-cell office:value-type="float" office:value="0.25891233325732" calcext:value-type="float">
            <text:p>0,2589</text:p>
          </table:table-cell>
          <table:table-cell office:value-type="float" office:value="9.54368146745746" calcext:value-type="float">
            <text:p>9,5437</text:p>
          </table:table-cell>
          <table:table-cell office:value-type="float" office:value="0.407206580820127" calcext:value-type="float">
            <text:p>0,4072</text:p>
          </table:table-cell>
          <table:table-cell office:value-type="float" office:value="1.27585091127749" calcext:value-type="float">
            <text:p>1,2759</text:p>
          </table:table-cell>
          <table:table-cell office:value-type="float" office:value="28.5571687717077" calcext:value-type="float">
            <text:p>28,5572</text:p>
          </table:table-cell>
          <table:table-cell office:value-type="float" office:value="20.1661915986701" calcext:value-type="float">
            <text:p>20,1662</text:p>
          </table:table-cell>
          <table:table-cell office:value-type="float" office:value="1.14928037032577" calcext:value-type="float">
            <text:p>1,1493</text:p>
          </table:table-cell>
          <table:table-cell office:value-type="float" office:value="15.0414920675817" calcext:value-type="float">
            <text:p>15,0415</text:p>
          </table:table-cell>
          <table:table-cell office:value-type="float" office:value="47.6380613379152" calcext:value-type="float">
            <text:p>47,63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74069299951305" calcext:value-type="float">
            <text:p>0,0374</text:p>
          </table:table-cell>
          <table:table-cell office:value-type="float" office:value="31.0975921256978" calcext:value-type="float">
            <text:p>31,0976</text:p>
          </table:table-cell>
          <table:table-cell office:value-type="float" office:value="0.229045341353789" calcext:value-type="float">
            <text:p>0,2290</text:p>
          </table:table-cell>
          <table:table-cell office:value-type="float" office:value="9.54368146745746" calcext:value-type="float">
            <text:p>9,5437</text:p>
          </table:table-cell>
          <table:table-cell office:value-type="float" office:value="0.413252681264957" calcext:value-type="float">
            <text:p>0,4133</text:p>
          </table:table-cell>
          <table:table-cell office:value-type="float" office:value="0.870277120377038" calcext:value-type="float">
            <text:p>0,8703</text:p>
          </table:table-cell>
          <table:table-cell office:value-type="float" office:value="27.2470961461286" calcext:value-type="float">
            <text:p>27,2471</text:p>
          </table:table-cell>
          <table:table-cell office:value-type="float" office:value="14.5825930336846" calcext:value-type="float">
            <text:p>14,5826</text:p>
          </table:table-cell>
          <table:table-cell office:value-type="float" office:value="1.13812842848817" calcext:value-type="float">
            <text:p>1,1381</text:p>
          </table:table-cell>
          <table:table-cell office:value-type="float" office:value="15.0335061173725" calcext:value-type="float">
            <text:p>15,0335</text:p>
          </table:table-cell>
          <table:table-cell office:value-type="float" office:value="47.1993666140714" calcext:value-type="float">
            <text:p>47,19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71886523516942" calcext:value-type="float">
            <text:p>0,0672</text:p>
          </table:table-cell>
          <table:table-cell office:value-type="float" office:value="25.6932238944715" calcext:value-type="float">
            <text:p>25,6932</text:p>
          </table:table-cell>
          <table:table-cell office:value-type="float" office:value="0.221955973529577" calcext:value-type="float">
            <text:p>0,2220</text:p>
          </table:table-cell>
          <table:table-cell office:value-type="float" office:value="9.77035344281496" calcext:value-type="float">
            <text:p>9,7704</text:p>
          </table:table-cell>
          <table:table-cell office:value-type="float" office:value="0.343065942974337" calcext:value-type="float">
            <text:p>0,3431</text:p>
          </table:table-cell>
          <table:table-cell office:value-type="float" office:value="0.576707017913597" calcext:value-type="float">
            <text:p>0,5767</text:p>
          </table:table-cell>
          <table:table-cell office:value-type="float" office:value="28.3421240021292" calcext:value-type="float">
            <text:p>28,3421</text:p>
          </table:table-cell>
          <table:table-cell office:value-type="float" office:value="22.9390613526621" calcext:value-type="float">
            <text:p>22,9391</text:p>
          </table:table-cell>
          <table:table-cell office:value-type="float" office:value="1.1213697041104" calcext:value-type="float">
            <text:p>1,1214</text:p>
          </table:table-cell>
          <table:table-cell office:value-type="float" office:value="12.9076157657217" calcext:value-type="float">
            <text:p>12,9076</text:p>
          </table:table-cell>
          <table:table-cell office:value-type="float" office:value="44.6674278164528" calcext:value-type="float">
            <text:p>44,66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873790034943234" calcext:value-type="float">
            <text:p>-0,0087</text:p>
          </table:table-cell>
          <table:table-cell office:value-type="float" office:value="29.4235738339591" calcext:value-type="float">
            <text:p>29,4236</text:p>
          </table:table-cell>
          <table:table-cell office:value-type="float" office:value="0.238408588492296" calcext:value-type="float">
            <text:p>0,2384</text:p>
          </table:table-cell>
          <table:table-cell office:value-type="float" office:value="9.77035344281496" calcext:value-type="float">
            <text:p>9,7704</text:p>
          </table:table-cell>
          <table:table-cell office:value-type="float" office:value="0.288135848286744" calcext:value-type="float">
            <text:p>0,2881</text:p>
          </table:table-cell>
          <table:table-cell office:value-type="float" office:value="0.487596567096289" calcext:value-type="float">
            <text:p>0,4876</text:p>
          </table:table-cell>
          <table:table-cell office:value-type="float" office:value="31.9226930495385" calcext:value-type="float">
            <text:p>31,9227</text:p>
          </table:table-cell>
          <table:table-cell office:value-type="float" office:value="19.4219808659442" calcext:value-type="float">
            <text:p>19,4220</text:p>
          </table:table-cell>
          <table:table-cell office:value-type="float" office:value="1.12433246860125" calcext:value-type="float">
            <text:p>1,1243</text:p>
          </table:table-cell>
          <table:table-cell office:value-type="float" office:value="12.9684578028281" calcext:value-type="float">
            <text:p>12,9685</text:p>
          </table:table-cell>
          <table:table-cell office:value-type="float" office:value="44.9184516032715" calcext:value-type="float">
            <text:p>44,91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146927234125371" calcext:value-type="float">
            <text:p>-0,0015</text:p>
          </table:table-cell>
          <table:table-cell office:value-type="float" office:value="16.1896530413613" calcext:value-type="float">
            <text:p>16,1897</text:p>
          </table:table-cell>
          <table:table-cell office:value-type="float" office:value="0.222123677934796" calcext:value-type="float">
            <text:p>0,2221</text:p>
          </table:table-cell>
          <table:table-cell office:value-type="float" office:value="9.77035344281496" calcext:value-type="float">
            <text:p>9,7704</text:p>
          </table:table-cell>
          <table:table-cell office:value-type="float" office:value="0.251989706639014" calcext:value-type="float">
            <text:p>0,2520</text:p>
          </table:table-cell>
          <table:table-cell office:value-type="float" office:value="0.720530462050838" calcext:value-type="float">
            <text:p>0,7205</text:p>
          </table:table-cell>
          <table:table-cell office:value-type="float" office:value="30.8548963891343" calcext:value-type="float">
            <text:p>30,8549</text:p>
          </table:table-cell>
          <table:table-cell office:value-type="float" office:value="4.5985169174381" calcext:value-type="float">
            <text:p>4,5985</text:p>
          </table:table-cell>
          <table:table-cell office:value-type="float" office:value="1.14927238666368" calcext:value-type="float">
            <text:p>1,1493</text:p>
          </table:table-cell>
          <table:table-cell office:value-type="float" office:value="13.2744893947707" calcext:value-type="float">
            <text:p>13,2745</text:p>
          </table:table-cell>
          <table:table-cell office:value-type="float" office:value="44.0390240735758" calcext:value-type="float">
            <text:p>44,03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44900039308607" calcext:value-type="float">
            <text:p>0,0445</text:p>
          </table:table-cell>
          <table:table-cell office:value-type="float" office:value="19.3618871278126" calcext:value-type="float">
            <text:p>19,3619</text:p>
          </table:table-cell>
          <table:table-cell office:value-type="float" office:value="0.209939465058385" calcext:value-type="float">
            <text:p>0,2099</text:p>
          </table:table-cell>
          <table:table-cell office:value-type="float" office:value="9.77035344281496" calcext:value-type="float">
            <text:p>9,7704</text:p>
          </table:table-cell>
          <table:table-cell office:value-type="float" office:value="0.343553661352298" calcext:value-type="float">
            <text:p>0,3436</text:p>
          </table:table-cell>
          <table:table-cell office:value-type="float" office:value="0.74916862626536" calcext:value-type="float">
            <text:p>0,7492</text:p>
          </table:table-cell>
          <table:table-cell office:value-type="float" office:value="27.3528333188133" calcext:value-type="float">
            <text:p>27,3528</text:p>
          </table:table-cell>
          <table:table-cell office:value-type="float" office:value="15.8826259725129" calcext:value-type="float">
            <text:p>15,8826</text:p>
          </table:table-cell>
          <table:table-cell office:value-type="float" office:value="1.18708425639044" calcext:value-type="float">
            <text:p>1,1871</text:p>
          </table:table-cell>
          <table:table-cell office:value-type="float" office:value="12.7839080636811" calcext:value-type="float">
            <text:p>12,7839</text:p>
          </table:table-cell>
          <table:table-cell office:value-type="float" office:value="43.77064373714" calcext:value-type="float">
            <text:p>43,77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37969908590545" calcext:value-type="float">
            <text:p>0,0138</text:p>
          </table:table-cell>
          <table:table-cell office:value-type="float" office:value="23.3227779982623" calcext:value-type="float">
            <text:p>23,3228</text:p>
          </table:table-cell>
          <table:table-cell office:value-type="float" office:value="0.224395657172204" calcext:value-type="float">
            <text:p>0,2244</text:p>
          </table:table-cell>
          <table:table-cell office:value-type="float" office:value="9.77035344281496" calcext:value-type="float">
            <text:p>9,7704</text:p>
          </table:table-cell>
          <table:table-cell office:value-type="float" office:value="0.314239876686844" calcext:value-type="float">
            <text:p>0,3142</text:p>
          </table:table-cell>
          <table:table-cell office:value-type="float" office:value="0.732941914226176" calcext:value-type="float">
            <text:p>0,7329</text:p>
          </table:table-cell>
          <table:table-cell office:value-type="float" office:value="26.7682576776749" calcext:value-type="float">
            <text:p>26,7683</text:p>
          </table:table-cell>
          <table:table-cell office:value-type="float" office:value="23.7429753738792" calcext:value-type="float">
            <text:p>23,7430</text:p>
          </table:table-cell>
          <table:table-cell office:value-type="float" office:value="1.23162503854368" calcext:value-type="float">
            <text:p>1,2316</text:p>
          </table:table-cell>
          <table:table-cell office:value-type="float" office:value="12.2096038737184" calcext:value-type="float">
            <text:p>12,2096</text:p>
          </table:table-cell>
          <table:table-cell office:value-type="float" office:value="40.7599538743004" calcext:value-type="float">
            <text:p>40,76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900248650079938" calcext:value-type="float">
            <text:p>-0,0900</text:p>
          </table:table-cell>
          <table:table-cell office:value-type="float" office:value="16.6148946741417" calcext:value-type="float">
            <text:p>16,6149</text:p>
          </table:table-cell>
          <table:table-cell office:value-type="float" office:value="0.236909729428147" calcext:value-type="float">
            <text:p>0,2369</text:p>
          </table:table-cell>
          <table:table-cell office:value-type="float" office:value="9.73074134585406" calcext:value-type="float">
            <text:p>9,7307</text:p>
          </table:table-cell>
          <table:table-cell office:value-type="float" office:value="0.294027091907077" calcext:value-type="float">
            <text:p>0,2940</text:p>
          </table:table-cell>
          <table:table-cell office:value-type="float" office:value="0.778443336894518" calcext:value-type="float">
            <text:p>0,7784</text:p>
          </table:table-cell>
          <table:table-cell office:value-type="float" office:value="28.3163732328151" calcext:value-type="float">
            <text:p>28,3164</text:p>
          </table:table-cell>
          <table:table-cell office:value-type="float" office:value="24.0161094436178" calcext:value-type="float">
            <text:p>24,0161</text:p>
          </table:table-cell>
          <table:table-cell office:value-type="float" office:value="1.2662527441811" calcext:value-type="float">
            <text:p>1,2663</text:p>
          </table:table-cell>
          <table:table-cell office:value-type="float" office:value="14.4442318046418" calcext:value-type="float">
            <text:p>14,4442</text:p>
          </table:table-cell>
          <table:table-cell office:value-type="float" office:value="33.5044839855504" calcext:value-type="float">
            <text:p>33,50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14702773337758" calcext:value-type="float">
            <text:p>-0,0147</text:p>
          </table:table-cell>
          <table:table-cell office:value-type="float" office:value="20.1824222716097" calcext:value-type="float">
            <text:p>20,1824</text:p>
          </table:table-cell>
          <table:table-cell office:value-type="float" office:value="0.21668989535794" calcext:value-type="float">
            <text:p>0,2167</text:p>
          </table:table-cell>
          <table:table-cell office:value-type="float" office:value="9.73074134585406" calcext:value-type="float">
            <text:p>9,7307</text:p>
          </table:table-cell>
          <table:table-cell office:value-type="float" office:value="0.418450500896683" calcext:value-type="float">
            <text:p>0,4185</text:p>
          </table:table-cell>
          <table:table-cell office:value-type="float" office:value="0.652513497472421" calcext:value-type="float">
            <text:p>0,6525</text:p>
          </table:table-cell>
          <table:table-cell office:value-type="float" office:value="25.3837329685277" calcext:value-type="float">
            <text:p>25,3837</text:p>
          </table:table-cell>
          <table:table-cell office:value-type="float" office:value="35.5674505569007" calcext:value-type="float">
            <text:p>35,5675</text:p>
          </table:table-cell>
          <table:table-cell office:value-type="float" office:value="1.27601529618808" calcext:value-type="float">
            <text:p>1,2760</text:p>
          </table:table-cell>
          <table:table-cell office:value-type="float" office:value="13.745640392405" calcext:value-type="float">
            <text:p>13,7456</text:p>
          </table:table-cell>
          <table:table-cell office:value-type="float" office:value="30.3804461729001" calcext:value-type="float">
            <text:p>30,38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24844871975607" calcext:value-type="float">
            <text:p>0,0325</text:p>
          </table:table-cell>
          <table:table-cell office:value-type="float" office:value="19.5317495495394" calcext:value-type="float">
            <text:p>19,5317</text:p>
          </table:table-cell>
          <table:table-cell office:value-type="float" office:value="0.20137485341133" calcext:value-type="float">
            <text:p>0,2014</text:p>
          </table:table-cell>
          <table:table-cell office:value-type="float" office:value="9.73074134585406" calcext:value-type="float">
            <text:p>9,7307</text:p>
          </table:table-cell>
          <table:table-cell office:value-type="float" office:value="0.402359247767608" calcext:value-type="float">
            <text:p>0,4024</text:p>
          </table:table-cell>
          <table:table-cell office:value-type="float" office:value="0.484606906463895" calcext:value-type="float">
            <text:p>0,4846</text:p>
          </table:table-cell>
          <table:table-cell office:value-type="float" office:value="26.0504483455572" calcext:value-type="float">
            <text:p>26,0504</text:p>
          </table:table-cell>
          <table:table-cell office:value-type="float" office:value="10.8381132500449" calcext:value-type="float">
            <text:p>10,8381</text:p>
          </table:table-cell>
          <table:table-cell office:value-type="float" office:value="1.25215631871941" calcext:value-type="float">
            <text:p>1,2522</text:p>
          </table:table-cell>
          <table:table-cell office:value-type="float" office:value="13.7504981431966" calcext:value-type="float">
            <text:p>13,7505</text:p>
          </table:table-cell>
          <table:table-cell office:value-type="float" office:value="29.7849906256199" calcext:value-type="float">
            <text:p>29,78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25329634450161" calcext:value-type="float">
            <text:p>-0,0253</text:p>
          </table:table-cell>
          <table:table-cell office:value-type="float" office:value="10.5334403270251" calcext:value-type="float">
            <text:p>10,5334</text:p>
          </table:table-cell>
          <table:table-cell office:value-type="float" office:value="0.234989505694395" calcext:value-type="float">
            <text:p>0,2350</text:p>
          </table:table-cell>
          <table:table-cell office:value-type="float" office:value="9.73074134585406" calcext:value-type="float">
            <text:p>9,7307</text:p>
          </table:table-cell>
          <table:table-cell office:value-type="float" office:value="0.373853298404029" calcext:value-type="float">
            <text:p>0,3739</text:p>
          </table:table-cell>
          <table:table-cell office:value-type="float" office:value="0.531260846728734" calcext:value-type="float">
            <text:p>0,5313</text:p>
          </table:table-cell>
          <table:table-cell office:value-type="float" office:value="22.7240891364894" calcext:value-type="float">
            <text:p>22,7241</text:p>
          </table:table-cell>
          <table:table-cell office:value-type="float" office:value="0.429237408762646" calcext:value-type="float">
            <text:p>0,4292</text:p>
          </table:table-cell>
          <table:table-cell office:value-type="float" office:value="1.20352026096251" calcext:value-type="float">
            <text:p>1,2035</text:p>
          </table:table-cell>
          <table:table-cell office:value-type="float" office:value="12.3744449090988" calcext:value-type="float">
            <text:p>12,3744</text:p>
          </table:table-cell>
          <table:table-cell office:value-type="float" office:value="30.2700759640197" calcext:value-type="float">
            <text:p>30,27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an, Islamic Rep.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114230201141073" calcext:value-type="float">
            <text:p>0,1142</text:p>
          </table:table-cell>
          <table:table-cell office:value-type="float" office:value="13.5710432968083" calcext:value-type="float">
            <text:p>13,5710</text:p>
          </table:table-cell>
          <table:table-cell office:value-type="float" office:value="0.296839979113631" calcext:value-type="float">
            <text:p>0,2968</text:p>
          </table:table-cell>
          <table:table-cell office:value-type="float" office:value="9.73074134585406" calcext:value-type="float">
            <text:p>9,7307</text:p>
          </table:table-cell>
          <table:table-cell office:value-type="float" office:value="0.417506255432375" calcext:value-type="float">
            <text:p>0,4175</text:p>
          </table:table-cell>
          <table:table-cell office:value-type="float" office:value="0.804818063426475" calcext:value-type="float">
            <text:p>0,8048</text:p>
          </table:table-cell>
          <table:table-cell office:value-type="float" office:value="20.2546691537289" calcext:value-type="float">
            <text:p>20,2547</text:p>
          </table:table-cell>
          <table:table-cell office:value-type="float" office:value="1.60718948786793" calcext:value-type="float">
            <text:p>1,6072</text:p>
          </table:table-cell>
          <table:table-cell office:value-type="float" office:value="1.14878859969196" calcext:value-type="float">
            <text:p>1,1488</text:p>
          </table:table-cell>
          <table:table-cell office:value-type="float" office:value="11.8955607216009" calcext:value-type="float">
            <text:p>11,8956</text:p>
          </table:table-cell>
          <table:table-cell office:value-type="float" office:value="34.9909702374894" calcext:value-type="float">
            <text:p>34,99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43308520102654" calcext:value-type="float">
            <text:p>0,0443</text:p>
          </table:table-cell>
          <table:table-cell office:value-type="float" office:value="0" calcext:value-type="float">
            <text:p>0,0000</text:p>
          </table:table-cell>
          <table:table-cell office:value-type="float" office:value="0.880200242769506" calcext:value-type="float">
            <text:p>0,8802</text:p>
          </table:table-cell>
          <table:table-cell office:value-type="float" office:value="10.6888016027203" calcext:value-type="float">
            <text:p>10,6888</text:p>
          </table:table-cell>
          <table:table-cell office:value-type="float" office:value="0.827155122416893" calcext:value-type="float">
            <text:p>0,8272</text:p>
          </table:table-cell>
          <table:table-cell office:value-type="float" office:value="23.0382677260926" calcext:value-type="float">
            <text:p>23,0383</text:p>
          </table:table-cell>
          <table:table-cell office:value-type="float" office:value="23.6005712488478" calcext:value-type="float">
            <text:p>23,6006</text:p>
          </table:table-cell>
          <table:table-cell office:value-type="float" office:value="4.86187049847567" calcext:value-type="float">
            <text:p>4,8619</text:p>
          </table:table-cell>
          <table:table-cell office:value-type="float" office:value="1.68514885730282" calcext:value-type="float">
            <text:p>1,6851</text:p>
          </table:table-cell>
          <table:table-cell office:value-type="float" office:value="26.7446833049464" calcext:value-type="float">
            <text:p>26,7447</text:p>
          </table:table-cell>
          <table:table-cell office:value-type="float" office:value="172.910004805924" calcext:value-type="float">
            <text:p>172,91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44289025723747" calcext:value-type="float">
            <text:p>0,0144</text:p>
          </table:table-cell>
          <table:table-cell office:value-type="float" office:value="0.000136147527884269" calcext:value-type="float">
            <text:p>0,0001</text:p>
          </table:table-cell>
          <table:table-cell office:value-type="float" office:value="0.852698982309772" calcext:value-type="float">
            <text:p>0,8527</text:p>
          </table:table-cell>
          <table:table-cell office:value-type="float" office:value="10.6888016027203" calcext:value-type="float">
            <text:p>10,6888</text:p>
          </table:table-cell>
          <table:table-cell office:value-type="float" office:value="0.83583963299816" calcext:value-type="float">
            <text:p>0,8358</text:p>
          </table:table-cell>
          <table:table-cell office:value-type="float" office:value="13.6414460652402" calcext:value-type="float">
            <text:p>13,6414</text:p>
          </table:table-cell>
          <table:table-cell office:value-type="float" office:value="24.9145401229116" calcext:value-type="float">
            <text:p>24,9145</text:p>
          </table:table-cell>
          <table:table-cell office:value-type="float" office:value="3.82374206903091" calcext:value-type="float">
            <text:p>3,8237</text:p>
          </table:table-cell>
          <table:table-cell office:value-type="float" office:value="1.62895096193019" calcext:value-type="float">
            <text:p>1,6290</text:p>
          </table:table-cell>
          <table:table-cell office:value-type="float" office:value="23.3517667112473" calcext:value-type="float">
            <text:p>23,3518</text:p>
          </table:table-cell>
          <table:table-cell office:value-type="float" office:value="164.265450792729" calcext:value-type="float">
            <text:p>164,26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63918824139693" calcext:value-type="float">
            <text:p>0,0464</text:p>
          </table:table-cell>
          <table:table-cell office:value-type="float" office:value="0.00577681808062092" calcext:value-type="float">
            <text:p>0,0058</text:p>
          </table:table-cell>
          <table:table-cell office:value-type="float" office:value="0.855455149393847" calcext:value-type="float">
            <text:p>0,8555</text:p>
          </table:table-cell>
          <table:table-cell office:value-type="float" office:value="10.6888016027203" calcext:value-type="float">
            <text:p>10,6888</text:p>
          </table:table-cell>
          <table:table-cell office:value-type="float" office:value="0.791522225472525" calcext:value-type="float">
            <text:p>0,7915</text:p>
          </table:table-cell>
          <table:table-cell office:value-type="float" office:value="-5.67091093561778" calcext:value-type="float">
            <text:p>-5,6709</text:p>
          </table:table-cell>
          <table:table-cell office:value-type="float" office:value="26.9704062643018" calcext:value-type="float">
            <text:p>26,9704</text:p>
          </table:table-cell>
          <table:table-cell office:value-type="float" office:value="0.554864011880511" calcext:value-type="float">
            <text:p>0,5549</text:p>
          </table:table-cell>
          <table:table-cell office:value-type="float" office:value="1.82831381790901" calcext:value-type="float">
            <text:p>1,8283</text:p>
          </table:table-cell>
          <table:table-cell office:value-type="float" office:value="21.1323414829902" calcext:value-type="float">
            <text:p>21,1323</text:p>
          </table:table-cell>
          <table:table-cell office:value-type="float" office:value="160.691247453749" calcext:value-type="float">
            <text:p>160,69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65420960082776" calcext:value-type="float">
            <text:p>0,0365</text:p>
          </table:table-cell>
          <table:table-cell office:value-type="float" office:value="0.00535853720065867" calcext:value-type="float">
            <text:p>0,0054</text:p>
          </table:table-cell>
          <table:table-cell office:value-type="float" office:value="0.872331059263006" calcext:value-type="float">
            <text:p>0,8723</text:p>
          </table:table-cell>
          <table:table-cell office:value-type="float" office:value="10.6888016027203" calcext:value-type="float">
            <text:p>10,6888</text:p>
          </table:table-cell>
          <table:table-cell office:value-type="float" office:value="0.780286169629327" calcext:value-type="float">
            <text:p>0,7803</text:p>
          </table:table-cell>
          <table:table-cell office:value-type="float" office:value="22.2071618145278" calcext:value-type="float">
            <text:p>22,2072</text:p>
          </table:table-cell>
          <table:table-cell office:value-type="float" office:value="29.8496759884547" calcext:value-type="float">
            <text:p>29,8497</text:p>
          </table:table-cell>
          <table:table-cell office:value-type="float" office:value="2.81935301565603" calcext:value-type="float">
            <text:p>2,8194</text:p>
          </table:table-cell>
          <table:table-cell office:value-type="float" office:value="2.17870301355631" calcext:value-type="float">
            <text:p>2,1787</text:p>
          </table:table-cell>
          <table:table-cell office:value-type="float" office:value="19.594028687505" calcext:value-type="float">
            <text:p>19,5940</text:p>
          </table:table-cell>
          <table:table-cell office:value-type="float" office:value="164.910592876144" calcext:value-type="float">
            <text:p>164,91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67860645810547" calcext:value-type="float">
            <text:p>0,0268</text:p>
          </table:table-cell>
          <table:table-cell office:value-type="float" office:value="0.00391308370004545" calcext:value-type="float">
            <text:p>0,0039</text:p>
          </table:table-cell>
          <table:table-cell office:value-type="float" office:value="0.904306156312449" calcext:value-type="float">
            <text:p>0,9043</text:p>
          </table:table-cell>
          <table:table-cell office:value-type="float" office:value="10.6888016027203" calcext:value-type="float">
            <text:p>10,6888</text:p>
          </table:table-cell>
          <table:table-cell office:value-type="float" office:value="0.779326498406421" calcext:value-type="float">
            <text:p>0,7793</text:p>
          </table:table-cell>
          <table:table-cell office:value-type="float" office:value="9.50953729543443" calcext:value-type="float">
            <text:p>9,5095</text:p>
          </table:table-cell>
          <table:table-cell office:value-type="float" office:value="30.973438363704" calcext:value-type="float">
            <text:p>30,9734</text:p>
          </table:table-cell>
          <table:table-cell office:value-type="float" office:value="3.01235943819589" calcext:value-type="float">
            <text:p>3,0124</text:p>
          </table:table-cell>
          <table:table-cell office:value-type="float" office:value="2.69600564359576" calcext:value-type="float">
            <text:p>2,6960</text:p>
          </table:table-cell>
          <table:table-cell office:value-type="float" office:value="18.5536309068908" calcext:value-type="float">
            <text:p>18,5536</text:p>
          </table:table-cell>
          <table:table-cell office:value-type="float" office:value="168.143501563121" calcext:value-type="float">
            <text:p>168,14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18663662142404" calcext:value-type="float">
            <text:p>0,0219</text:p>
          </table:table-cell>
          <table:table-cell office:value-type="float" office:value="0.00238636646252003" calcext:value-type="float">
            <text:p>0,0024</text:p>
          </table:table-cell>
          <table:table-cell office:value-type="float" office:value="0.910241091708176" calcext:value-type="float">
            <text:p>0,9102</text:p>
          </table:table-cell>
          <table:table-cell office:value-type="float" office:value="10.8281504032665" calcext:value-type="float">
            <text:p>10,8282</text:p>
          </table:table-cell>
          <table:table-cell office:value-type="float" office:value="0.770842664774407" calcext:value-type="float">
            <text:p>0,7708</text:p>
          </table:table-cell>
          <table:table-cell office:value-type="float" office:value="22.2048058801478" calcext:value-type="float">
            <text:p>22,2048</text:p>
          </table:table-cell>
          <table:table-cell office:value-type="float" office:value="28.6878148235406" calcext:value-type="float">
            <text:p>28,6878</text:p>
          </table:table-cell>
          <table:table-cell office:value-type="float" office:value="1.32068983546041" calcext:value-type="float">
            <text:p>1,3207</text:p>
          </table:table-cell>
          <table:table-cell office:value-type="float" office:value="2.89096000464164" calcext:value-type="float">
            <text:p>2,8910</text:p>
          </table:table-cell>
          <table:table-cell office:value-type="float" office:value="17.9489998414821" calcext:value-type="float">
            <text:p>17,9490</text:p>
          </table:table-cell>
          <table:table-cell office:value-type="float" office:value="174.390998452225" calcext:value-type="float">
            <text:p>174,39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605418917011402" calcext:value-type="float">
            <text:p>-0,0605</text:p>
          </table:table-cell>
          <table:table-cell office:value-type="float" office:value="0.00216827305391713" calcext:value-type="float">
            <text:p>0,0022</text:p>
          </table:table-cell>
          <table:table-cell office:value-type="float" office:value="0.90270393909765" calcext:value-type="float">
            <text:p>0,9027</text:p>
          </table:table-cell>
          <table:table-cell office:value-type="float" office:value="10.8281504032665" calcext:value-type="float">
            <text:p>10,8282</text:p>
          </table:table-cell>
          <table:table-cell office:value-type="float" office:value="0.830467984773955" calcext:value-type="float">
            <text:p>0,8305</text:p>
          </table:table-cell>
          <table:table-cell office:value-type="float" office:value="8.46705199684734" calcext:value-type="float">
            <text:p>8,4671</text:p>
          </table:table-cell>
          <table:table-cell office:value-type="float" office:value="24.7795105748056" calcext:value-type="float">
            <text:p>24,7795</text:p>
          </table:table-cell>
          <table:table-cell office:value-type="float" office:value="-0.888856219035588" calcext:value-type="float">
            <text:p>-0,8889</text:p>
          </table:table-cell>
          <table:table-cell office:value-type="float" office:value="2.03870801117202" calcext:value-type="float">
            <text:p>2,0387</text:p>
          </table:table-cell>
          <table:table-cell office:value-type="float" office:value="17.5034780481515" calcext:value-type="float">
            <text:p>17,5035</text:p>
          </table:table-cell>
          <table:table-cell office:value-type="float" office:value="175.521881600904" calcext:value-type="float">
            <text:p>175,52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75289043956619" calcext:value-type="float">
            <text:p>-0,0575</text:p>
          </table:table-cell>
          <table:table-cell office:value-type="float" office:value="0.000884288934333483" calcext:value-type="float">
            <text:p>0,0009</text:p>
          </table:table-cell>
          <table:table-cell office:value-type="float" office:value="0.911507809632684" calcext:value-type="float">
            <text:p>0,9115</text:p>
          </table:table-cell>
          <table:table-cell office:value-type="float" office:value="10.8281504032665" calcext:value-type="float">
            <text:p>10,8282</text:p>
          </table:table-cell>
          <table:table-cell office:value-type="float" office:value="0.819435521762292" calcext:value-type="float">
            <text:p>0,8194</text:p>
          </table:table-cell>
          <table:table-cell office:value-type="float" office:value="22.8398487320278" calcext:value-type="float">
            <text:p>22,8398</text:p>
          </table:table-cell>
          <table:table-cell office:value-type="float" office:value="21.0913132455677" calcext:value-type="float">
            <text:p>21,0913</text:p>
          </table:table-cell>
          <table:table-cell office:value-type="float" office:value="-5.01047908745042" calcext:value-type="float">
            <text:p>-5,0105</text:p>
          </table:table-cell>
          <table:table-cell office:value-type="float" office:value="1.01566327592341" calcext:value-type="float">
            <text:p>1,0157</text:p>
          </table:table-cell>
          <table:table-cell office:value-type="float" office:value="20.308753422314" calcext:value-type="float">
            <text:p>20,3088</text:p>
          </table:table-cell>
          <table:table-cell office:value-type="float" office:value="186.926697791016" calcext:value-type="float">
            <text:p>186,92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24075676029154" calcext:value-type="float">
            <text:p>0,0124</text:p>
          </table:table-cell>
          <table:table-cell office:value-type="float" office:value="0.000920748860826778" calcext:value-type="float">
            <text:p>0,0009</text:p>
          </table:table-cell>
          <table:table-cell office:value-type="float" office:value="0.915951064032501" calcext:value-type="float">
            <text:p>0,9160</text:p>
          </table:table-cell>
          <table:table-cell office:value-type="float" office:value="10.8281504032665" calcext:value-type="float">
            <text:p>10,8282</text:p>
          </table:table-cell>
          <table:table-cell office:value-type="float" office:value="0.78374974356298" calcext:value-type="float">
            <text:p>0,7837</text:p>
          </table:table-cell>
          <table:table-cell office:value-type="float" office:value="16.9924224381354" calcext:value-type="float">
            <text:p>16,9924</text:p>
          </table:table-cell>
          <table:table-cell office:value-type="float" office:value="17.556933643428" calcext:value-type="float">
            <text:p>17,5569</text:p>
          </table:table-cell>
          <table:table-cell office:value-type="float" office:value="-3.22141479356766" calcext:value-type="float">
            <text:p>-3,2214</text:p>
          </table:table-cell>
          <table:table-cell office:value-type="float" office:value="0.544884384079014" calcext:value-type="float">
            <text:p>0,5449</text:p>
          </table:table-cell>
          <table:table-cell office:value-type="float" office:value="19.5472638226076" calcext:value-type="float">
            <text:p>19,5473</text:p>
          </table:table-cell>
          <table:table-cell office:value-type="float" office:value="189.590170855381" calcext:value-type="float">
            <text:p>189,59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50515403156228" calcext:value-type="float">
            <text:p>0,0251</text:p>
          </table:table-cell>
          <table:table-cell office:value-type="float" office:value="0.000877551402246399" calcext:value-type="float">
            <text:p>0,0009</text:p>
          </table:table-cell>
          <table:table-cell office:value-type="float" office:value="0.912880962022801" calcext:value-type="float">
            <text:p>0,9129</text:p>
          </table:table-cell>
          <table:table-cell office:value-type="float" office:value="10.8281504032665" calcext:value-type="float">
            <text:p>10,8282</text:p>
          </table:table-cell>
          <table:table-cell office:value-type="float" office:value="0.795718674293626" calcext:value-type="float">
            <text:p>0,7957</text:p>
          </table:table-cell>
          <table:table-cell office:value-type="float" office:value="9.97983607259287" calcext:value-type="float">
            <text:p>9,9798</text:p>
          </table:table-cell>
          <table:table-cell office:value-type="float" office:value="16.7715467394179" calcext:value-type="float">
            <text:p>16,7715</text:p>
          </table:table-cell>
          <table:table-cell office:value-type="float" office:value="-0.374432131897947" calcext:value-type="float">
            <text:p>-0,3744</text:p>
          </table:table-cell>
          <table:table-cell office:value-type="float" office:value="0.436072439258428" calcext:value-type="float">
            <text:p>0,4361</text:p>
          </table:table-cell>
          <table:table-cell office:value-type="float" office:value="21.4248475217176" calcext:value-type="float">
            <text:p>21,4248</text:p>
          </table:table-cell>
          <table:table-cell office:value-type="float" office:value="189.509992740674" calcext:value-type="float">
            <text:p>189,51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386595950774549" calcext:value-type="float">
            <text:p>-0,0039</text:p>
          </table:table-cell>
          <table:table-cell office:value-type="float" office:value="0.000595702292499792" calcext:value-type="float">
            <text:p>0,0006</text:p>
          </table:table-cell>
          <table:table-cell office:value-type="float" office:value="0.907412962982009" calcext:value-type="float">
            <text:p>0,9074</text:p>
          </table:table-cell>
          <table:table-cell office:value-type="float" office:value="10.7092147497398" calcext:value-type="float">
            <text:p>10,7092</text:p>
          </table:table-cell>
          <table:table-cell office:value-type="float" office:value="0.745369146496051" calcext:value-type="float">
            <text:p>0,7454</text:p>
          </table:table-cell>
          <table:table-cell office:value-type="float" office:value="18.1981700726272" calcext:value-type="float">
            <text:p>18,1982</text:p>
          </table:table-cell>
          <table:table-cell office:value-type="float" office:value="19.6751695549009" calcext:value-type="float">
            <text:p>19,6752</text:p>
          </table:table-cell>
          <table:table-cell office:value-type="float" office:value="2.06857080572898" calcext:value-type="float">
            <text:p>2,0686</text:p>
          </table:table-cell>
          <table:table-cell office:value-type="float" office:value="0.4237438032978" calcext:value-type="float">
            <text:p>0,4237</text:p>
          </table:table-cell>
          <table:table-cell office:value-type="float" office:value="20.3751878334344" calcext:value-type="float">
            <text:p>20,3752</text:p>
          </table:table-cell>
          <table:table-cell office:value-type="float" office:value="193.230098931646" calcext:value-type="float">
            <text:p>193,23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09900472051514" calcext:value-type="float">
            <text:p>0,0110</text:p>
          </table:table-cell>
          <table:table-cell office:value-type="float" office:value="0.000347294291142256" calcext:value-type="float">
            <text:p>0,0003</text:p>
          </table:table-cell>
          <table:table-cell office:value-type="float" office:value="0.906756742777212" calcext:value-type="float">
            <text:p>0,9068</text:p>
          </table:table-cell>
          <table:table-cell office:value-type="float" office:value="10.7092147497398" calcext:value-type="float">
            <text:p>10,7092</text:p>
          </table:table-cell>
          <table:table-cell office:value-type="float" office:value="0.74537015964159" calcext:value-type="float">
            <text:p>0,7454</text:p>
          </table:table-cell>
          <table:table-cell office:value-type="float" office:value="20.9464880058703" calcext:value-type="float">
            <text:p>20,9465</text:p>
          </table:table-cell>
          <table:table-cell office:value-type="float" office:value="18.6415144947584" calcext:value-type="float">
            <text:p>18,6415</text:p>
          </table:table-cell>
          <table:table-cell office:value-type="float" office:value="1.04236318293846" calcext:value-type="float">
            <text:p>1,0424</text:p>
          </table:table-cell>
          <table:table-cell office:value-type="float" office:value="0.526556158855653" calcext:value-type="float">
            <text:p>0,5266</text:p>
          </table:table-cell>
          <table:table-cell office:value-type="float" office:value="19.8383867000839" calcext:value-type="float">
            <text:p>19,8384</text:p>
          </table:table-cell>
          <table:table-cell office:value-type="float" office:value="194.007170706049" calcext:value-type="float">
            <text:p>194,00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726869634027114" calcext:value-type="float">
            <text:p>0,0727</text:p>
          </table:table-cell>
          <table:table-cell office:value-type="float" office:value="0.000190242681522668" calcext:value-type="float">
            <text:p>0,0002</text:p>
          </table:table-cell>
          <table:table-cell office:value-type="float" office:value="0.918756421995978" calcext:value-type="float">
            <text:p>0,9188</text:p>
          </table:table-cell>
          <table:table-cell office:value-type="float" office:value="10.7092147497398" calcext:value-type="float">
            <text:p>10,7092</text:p>
          </table:table-cell>
          <table:table-cell office:value-type="float" office:value="0.747965467848617" calcext:value-type="float">
            <text:p>0,7480</text:p>
          </table:table-cell>
          <table:table-cell office:value-type="float" office:value="33.5842923532261" calcext:value-type="float">
            <text:p>33,5843</text:p>
          </table:table-cell>
          <table:table-cell office:value-type="float" office:value="20.7785237535081" calcext:value-type="float">
            <text:p>20,7785</text:p>
          </table:table-cell>
          <table:table-cell office:value-type="float" office:value="-0.397843386066569" calcext:value-type="float">
            <text:p>-0,3978</text:p>
          </table:table-cell>
          <table:table-cell office:value-type="float" office:value="0.731001376585771" calcext:value-type="float">
            <text:p>0,7310</text:p>
          </table:table-cell>
          <table:table-cell office:value-type="float" office:value="19.7463918975686" calcext:value-type="float">
            <text:p>19,7464</text:p>
          </table:table-cell>
          <table:table-cell office:value-type="float" office:value="205.284640674748" calcext:value-type="float">
            <text:p>205,28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218143340890775" calcext:value-type="float">
            <text:p>0,2181</text:p>
          </table:table-cell>
          <table:table-cell office:value-type="float" office:value="0.0000461093190570868" calcext:value-type="float">
            <text:p>0,0000</text:p>
          </table:table-cell>
          <table:table-cell office:value-type="float" office:value="0.917680073679553" calcext:value-type="float">
            <text:p>0,9177</text:p>
          </table:table-cell>
          <table:table-cell office:value-type="float" office:value="10.7092147497398" calcext:value-type="float">
            <text:p>10,7092</text:p>
          </table:table-cell>
          <table:table-cell office:value-type="float" office:value="0.74826118279157" calcext:value-type="float">
            <text:p>0,7483</text:p>
          </table:table-cell>
          <table:table-cell office:value-type="float" office:value="80.7911373846719" calcext:value-type="float">
            <text:p>80,7911</text:p>
          </table:table-cell>
          <table:table-cell office:value-type="float" office:value="20.3372777698209" calcext:value-type="float">
            <text:p>20,3373</text:p>
          </table:table-cell>
          <table:table-cell office:value-type="float" office:value="7.28003330048801" calcext:value-type="float">
            <text:p>7,2800</text:p>
          </table:table-cell>
          <table:table-cell office:value-type="float" office:value="0.944845307474728" calcext:value-type="float">
            <text:p>0,9448</text:p>
          </table:table-cell>
          <table:table-cell office:value-type="float" office:value="34.3188566610503" calcext:value-type="float">
            <text:p>34,3189</text:p>
          </table:table-cell>
          <table:table-cell office:value-type="float" office:value="217.10646804277" calcext:value-type="float">
            <text:p>217,10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88481563830876" calcext:value-type="float">
            <text:p>0,0388</text:p>
          </table:table-cell>
          <table:table-cell office:value-type="float" office:value="0.0000343055577983956" calcext:value-type="float">
            <text:p>0,0000</text:p>
          </table:table-cell>
          <table:table-cell office:value-type="float" office:value="0.852493472406495" calcext:value-type="float">
            <text:p>0,8525</text:p>
          </table:table-cell>
          <table:table-cell office:value-type="float" office:value="10.7092147497398" calcext:value-type="float">
            <text:p>10,7092</text:p>
          </table:table-cell>
          <table:table-cell office:value-type="float" office:value="0.760824854664273" calcext:value-type="float">
            <text:p>0,7608</text:p>
          </table:table-cell>
          <table:table-cell office:value-type="float" office:value="26.3506786586398" calcext:value-type="float">
            <text:p>26,3507</text:p>
          </table:table-cell>
          <table:table-cell office:value-type="float" office:value="31.8232764361203" calcext:value-type="float">
            <text:p>31,8233</text:p>
          </table:table-cell>
          <table:table-cell office:value-type="float" office:value="0.0207324419600354" calcext:value-type="float">
            <text:p>0,0207</text:p>
          </table:table-cell>
          <table:table-cell office:value-type="float" office:value="1.12883406399428" calcext:value-type="float">
            <text:p>1,1288</text:p>
          </table:table-cell>
          <table:table-cell office:value-type="float" office:value="32.1394027080882" calcext:value-type="float">
            <text:p>32,1394</text:p>
          </table:table-cell>
          <table:table-cell office:value-type="float" office:value="226.44861582343" calcext:value-type="float">
            <text:p>226,44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0993226417852711" calcext:value-type="float">
            <text:p>0,0010</text:p>
          </table:table-cell>
          <table:table-cell office:value-type="float" office:value="0.0408155498630428" calcext:value-type="float">
            <text:p>0,0408</text:p>
          </table:table-cell>
          <table:table-cell office:value-type="float" office:value="0.661933811394689" calcext:value-type="float">
            <text:p>0,6619</text:p>
          </table:table-cell>
          <table:table-cell office:value-type="float" office:value="10.5313215517577" calcext:value-type="float">
            <text:p>10,5313</text:p>
          </table:table-cell>
          <table:table-cell office:value-type="float" office:value="0.773758077549916" calcext:value-type="float">
            <text:p>0,7738</text:p>
          </table:table-cell>
          <table:table-cell office:value-type="float" office:value="1.36116977924182" calcext:value-type="float">
            <text:p>1,3612</text:p>
          </table:table-cell>
          <table:table-cell office:value-type="float" office:value="21.203776922207" calcext:value-type="float">
            <text:p>21,2038</text:p>
          </table:table-cell>
          <table:table-cell office:value-type="float" office:value="3.35419853941229" calcext:value-type="float">
            <text:p>3,3542</text:p>
          </table:table-cell>
          <table:table-cell office:value-type="float" office:value="0.148916429490753" calcext:value-type="float">
            <text:p>0,1489</text:p>
          </table:table-cell>
          <table:table-cell office:value-type="float" office:value="16.7527174660138" calcext:value-type="float">
            <text:p>16,7527</text:p>
          </table:table-cell>
          <table:table-cell office:value-type="float" office:value="46.4617346451734" calcext:value-type="float">
            <text:p>46,46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293303494856723" calcext:value-type="float">
            <text:p>-0,0029</text:p>
          </table:table-cell>
          <table:table-cell office:value-type="float" office:value="0.0398338468286403" calcext:value-type="float">
            <text:p>0,0398</text:p>
          </table:table-cell>
          <table:table-cell office:value-type="float" office:value="0.649751393035338" calcext:value-type="float">
            <text:p>0,6498</text:p>
          </table:table-cell>
          <table:table-cell office:value-type="float" office:value="10.5313215517577" calcext:value-type="float">
            <text:p>10,5313</text:p>
          </table:table-cell>
          <table:table-cell office:value-type="float" office:value="0.775503850867349" calcext:value-type="float">
            <text:p>0,7755</text:p>
          </table:table-cell>
          <table:table-cell office:value-type="float" office:value="1.24695893707393" calcext:value-type="float">
            <text:p>1,2470</text:p>
          </table:table-cell>
          <table:table-cell office:value-type="float" office:value="20.7199188097932" calcext:value-type="float">
            <text:p>20,7199</text:p>
          </table:table-cell>
          <table:table-cell office:value-type="float" office:value="3.18133210492593" calcext:value-type="float">
            <text:p>3,1813</text:p>
          </table:table-cell>
          <table:table-cell office:value-type="float" office:value="0.444507312655549" calcext:value-type="float">
            <text:p>0,4445</text:p>
          </table:table-cell>
          <table:table-cell office:value-type="float" office:value="16.1002124383121" calcext:value-type="float">
            <text:p>16,1002</text:p>
          </table:table-cell>
          <table:table-cell office:value-type="float" office:value="46.434525402613" calcext:value-type="float">
            <text:p>46,43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0922373918587383" calcext:value-type="float">
            <text:p>0,0092</text:p>
          </table:table-cell>
          <table:table-cell office:value-type="float" office:value="0.0464993784899479" calcext:value-type="float">
            <text:p>0,0465</text:p>
          </table:table-cell>
          <table:table-cell office:value-type="float" office:value="0.620962302685686" calcext:value-type="float">
            <text:p>0,6210</text:p>
          </table:table-cell>
          <table:table-cell office:value-type="float" office:value="10.5313215517577" calcext:value-type="float">
            <text:p>10,5313</text:p>
          </table:table-cell>
          <table:table-cell office:value-type="float" office:value="0.766475587418077" calcext:value-type="float">
            <text:p>0,7665</text:p>
          </table:table-cell>
          <table:table-cell office:value-type="float" office:value="1.11775443631024" calcext:value-type="float">
            <text:p>1,1178</text:p>
          </table:table-cell>
          <table:table-cell office:value-type="float" office:value="20.8361897196055" calcext:value-type="float">
            <text:p>20,8362</text:p>
          </table:table-cell>
          <table:table-cell office:value-type="float" office:value="2.52372603385417" calcext:value-type="float">
            <text:p>2,5237</text:p>
          </table:table-cell>
          <table:table-cell office:value-type="float" office:value="0.647182705470772" calcext:value-type="float">
            <text:p>0,6472</text:p>
          </table:table-cell>
          <table:table-cell office:value-type="float" office:value="15.8897698760124" calcext:value-type="float">
            <text:p>15,8898</text:p>
          </table:table-cell>
          <table:table-cell office:value-type="float" office:value="48.1794424720248" calcext:value-type="float">
            <text:p>48,17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453796167390053" calcext:value-type="float">
            <text:p>0,0045</text:p>
          </table:table-cell>
          <table:table-cell office:value-type="float" office:value="0.0767366643486547" calcext:value-type="float">
            <text:p>0,0767</text:p>
          </table:table-cell>
          <table:table-cell office:value-type="float" office:value="0.599753342876143" calcext:value-type="float">
            <text:p>0,5998</text:p>
          </table:table-cell>
          <table:table-cell office:value-type="float" office:value="10.5313215517577" calcext:value-type="float">
            <text:p>10,5313</text:p>
          </table:table-cell>
          <table:table-cell office:value-type="float" office:value="0.759115258055829" calcext:value-type="float">
            <text:p>0,7591</text:p>
          </table:table-cell>
          <table:table-cell office:value-type="float" office:value="1.98428388045708" calcext:value-type="float">
            <text:p>1,9843</text:p>
          </table:table-cell>
          <table:table-cell office:value-type="float" office:value="21.1578106167881" calcext:value-type="float">
            <text:p>21,1578</text:p>
          </table:table-cell>
          <table:table-cell office:value-type="float" office:value="1.88823344925679" calcext:value-type="float">
            <text:p>1,8882</text:p>
          </table:table-cell>
          <table:table-cell office:value-type="float" office:value="0.491389107503214" calcext:value-type="float">
            <text:p>0,4914</text:p>
          </table:table-cell>
          <table:table-cell office:value-type="float" office:value="15.5384263745234" calcext:value-type="float">
            <text:p>15,5384</text:p>
          </table:table-cell>
          <table:table-cell office:value-type="float" office:value="49.2541867234837" calcext:value-type="float">
            <text:p>49,25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68616033726394" calcext:value-type="float">
            <text:p>0,0169</text:p>
          </table:table-cell>
          <table:table-cell office:value-type="float" office:value="0.0825310072659059" calcext:value-type="float">
            <text:p>0,0825</text:p>
          </table:table-cell>
          <table:table-cell office:value-type="float" office:value="0.566698753335427" calcext:value-type="float">
            <text:p>0,5667</text:p>
          </table:table-cell>
          <table:table-cell office:value-type="float" office:value="10.5313215517577" calcext:value-type="float">
            <text:p>10,5313</text:p>
          </table:table-cell>
          <table:table-cell office:value-type="float" office:value="0.747794493361253" calcext:value-type="float">
            <text:p>0,7478</text:p>
          </table:table-cell>
          <table:table-cell office:value-type="float" office:value="2.93392842129531" calcext:value-type="float">
            <text:p>2,9339</text:p>
          </table:table-cell>
          <table:table-cell office:value-type="float" office:value="21.4883639589805" calcext:value-type="float">
            <text:p>21,4884</text:p>
          </table:table-cell>
          <table:table-cell office:value-type="float" office:value="1.89884986870193" calcext:value-type="float">
            <text:p>1,8988</text:p>
          </table:table-cell>
          <table:table-cell office:value-type="float" office:value="0.30055968851778" calcext:value-type="float">
            <text:p>0,3006</text:p>
          </table:table-cell>
          <table:table-cell office:value-type="float" office:value="15.5951468071715" calcext:value-type="float">
            <text:p>15,5951</text:p>
          </table:table-cell>
          <table:table-cell office:value-type="float" office:value="52.1530211535511" calcext:value-type="float">
            <text:p>52,15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095817897304542" calcext:value-type="float">
            <text:p>0,0096</text:p>
          </table:table-cell>
          <table:table-cell office:value-type="float" office:value="0.0782166026581675" calcext:value-type="float">
            <text:p>0,0782</text:p>
          </table:table-cell>
          <table:table-cell office:value-type="float" office:value="0.589754316439348" calcext:value-type="float">
            <text:p>0,5898</text:p>
          </table:table-cell>
          <table:table-cell office:value-type="float" office:value="10.5636111352579" calcext:value-type="float">
            <text:p>10,5636</text:p>
          </table:table-cell>
          <table:table-cell office:value-type="float" office:value="0.763049055073751" calcext:value-type="float">
            <text:p>0,7630</text:p>
          </table:table-cell>
          <table:table-cell office:value-type="float" office:value="2.99473157214374" calcext:value-type="float">
            <text:p>2,9947</text:p>
          </table:table-cell>
          <table:table-cell office:value-type="float" office:value="21.5697572266747" calcext:value-type="float">
            <text:p>21,5698</text:p>
          </table:table-cell>
          <table:table-cell office:value-type="float" office:value="2.43461072609992" calcext:value-type="float">
            <text:p>2,4346</text:p>
          </table:table-cell>
          <table:table-cell office:value-type="float" office:value="0.504933687397673" calcext:value-type="float">
            <text:p>0,5049</text:p>
          </table:table-cell>
          <table:table-cell office:value-type="float" office:value="15.9450015495006" calcext:value-type="float">
            <text:p>15,9450</text:p>
          </table:table-cell>
          <table:table-cell office:value-type="float" office:value="54.3609754050516" calcext:value-type="float">
            <text:p>54,36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17184277571749" calcext:value-type="float">
            <text:p>-0,0172</text:p>
          </table:table-cell>
          <table:table-cell office:value-type="float" office:value="0.0884304629175351" calcext:value-type="float">
            <text:p>0,0884</text:p>
          </table:table-cell>
          <table:table-cell office:value-type="float" office:value="0.583775226875966" calcext:value-type="float">
            <text:p>0,5838</text:p>
          </table:table-cell>
          <table:table-cell office:value-type="float" office:value="10.5636111352579" calcext:value-type="float">
            <text:p>10,5636</text:p>
          </table:table-cell>
          <table:table-cell office:value-type="float" office:value="0.759001118562096" calcext:value-type="float">
            <text:p>0,7590</text:p>
          </table:table-cell>
          <table:table-cell office:value-type="float" office:value="-0.397434362497929" calcext:value-type="float">
            <text:p>-0,3974</text:p>
          </table:table-cell>
          <table:table-cell office:value-type="float" office:value="21.2413828428109" calcext:value-type="float">
            <text:p>21,2414</text:p>
          </table:table-cell>
          <table:table-cell office:value-type="float" office:value="2.48057735551339" calcext:value-type="float">
            <text:p>2,4806</text:p>
          </table:table-cell>
          <table:table-cell office:value-type="float" office:value="0.662469252941527" calcext:value-type="float">
            <text:p>0,6625</text:p>
          </table:table-cell>
          <table:table-cell office:value-type="float" office:value="15.4344500520418" calcext:value-type="float">
            <text:p>15,4345</text:p>
          </table:table-cell>
          <table:table-cell office:value-type="float" office:value="53.0847454093975" calcext:value-type="float">
            <text:p>53,08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609366102566558" calcext:value-type="float">
            <text:p>-0,0609</text:p>
          </table:table-cell>
          <table:table-cell office:value-type="float" office:value="0.0442171818670046" calcext:value-type="float">
            <text:p>0,0442</text:p>
          </table:table-cell>
          <table:table-cell office:value-type="float" office:value="0.571029963518825" calcext:value-type="float">
            <text:p>0,5710</text:p>
          </table:table-cell>
          <table:table-cell office:value-type="float" office:value="10.5636111352579" calcext:value-type="float">
            <text:p>10,5636</text:p>
          </table:table-cell>
          <table:table-cell office:value-type="float" office:value="0.754550493765127" calcext:value-type="float">
            <text:p>0,7546</text:p>
          </table:table-cell>
          <table:table-cell office:value-type="float" office:value="0.759999036735383" calcext:value-type="float">
            <text:p>0,7600</text:p>
          </table:table-cell>
          <table:table-cell office:value-type="float" office:value="19.9862824733484" calcext:value-type="float">
            <text:p>19,9863</text:p>
          </table:table-cell>
          <table:table-cell office:value-type="float" office:value="1.9578263383146" calcext:value-type="float">
            <text:p>1,9578</text:p>
          </table:table-cell>
          <table:table-cell office:value-type="float" office:value="0.455613449577732" calcext:value-type="float">
            <text:p>0,4556</text:p>
          </table:table-cell>
          <table:table-cell office:value-type="float" office:value="13.7081298661187" calcext:value-type="float">
            <text:p>13,7081</text:p>
          </table:table-cell>
          <table:table-cell office:value-type="float" office:value="47.4830832418829" calcext:value-type="float">
            <text:p>47,48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36486828183973" calcext:value-type="float">
            <text:p>0,0136</text:p>
          </table:table-cell>
          <table:table-cell office:value-type="float" office:value="0.0740456016004284" calcext:value-type="float">
            <text:p>0,0740</text:p>
          </table:table-cell>
          <table:table-cell office:value-type="float" office:value="0.577503992951258" calcext:value-type="float">
            <text:p>0,5775</text:p>
          </table:table-cell>
          <table:table-cell office:value-type="float" office:value="10.5636111352579" calcext:value-type="float">
            <text:p>10,5636</text:p>
          </table:table-cell>
          <table:table-cell office:value-type="float" office:value="0.750018570216398" calcext:value-type="float">
            <text:p>0,7500</text:p>
          </table:table-cell>
          <table:table-cell office:value-type="float" office:value="0.467304904127321" calcext:value-type="float">
            <text:p>0,4673</text:p>
          </table:table-cell>
          <table:table-cell office:value-type="float" office:value="19.9438334773541" calcext:value-type="float">
            <text:p>19,9438</text:p>
          </table:table-cell>
          <table:table-cell office:value-type="float" office:value="0.319446202544739" calcext:value-type="float">
            <text:p>0,3194</text:p>
          </table:table-cell>
          <table:table-cell office:value-type="float" office:value="0.30759122234095" calcext:value-type="float">
            <text:p>0,3076</text:p>
          </table:table-cell>
          <table:table-cell office:value-type="float" office:value="14.2272942999269" calcext:value-type="float">
            <text:p>14,2273</text:p>
          </table:table-cell>
          <table:table-cell office:value-type="float" office:value="52.3455973754055" calcext:value-type="float">
            <text:p>52,34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402988623840983" calcext:value-type="float">
            <text:p>0,0040</text:p>
          </table:table-cell>
          <table:table-cell office:value-type="float" office:value="0.110095162271976" calcext:value-type="float">
            <text:p>0,1101</text:p>
          </table:table-cell>
          <table:table-cell office:value-type="float" office:value="0.586658812211269" calcext:value-type="float">
            <text:p>0,5867</text:p>
          </table:table-cell>
          <table:table-cell office:value-type="float" office:value="10.5636111352579" calcext:value-type="float">
            <text:p>10,5636</text:p>
          </table:table-cell>
          <table:table-cell office:value-type="float" office:value="0.755595541032815" calcext:value-type="float">
            <text:p>0,7556</text:p>
          </table:table-cell>
          <table:table-cell office:value-type="float" office:value="1.51410608583832" calcext:value-type="float">
            <text:p>1,5141</text:p>
          </table:table-cell>
          <table:table-cell office:value-type="float" office:value="19.6546193504598" calcext:value-type="float">
            <text:p>19,6546</text:p>
          </table:table-cell>
          <table:table-cell office:value-type="float" office:value="1.46839087315296" calcext:value-type="float">
            <text:p>1,4684</text:p>
          </table:table-cell>
          <table:table-cell office:value-type="float" office:value="0.171978290995717" calcext:value-type="float">
            <text:p>0,1720</text:p>
          </table:table-cell>
          <table:table-cell office:value-type="float" office:value="14.1807487668881" calcext:value-type="float">
            <text:p>14,1807</text:p>
          </table:table-cell>
          <table:table-cell office:value-type="float" office:value="53.486393477619" calcext:value-type="float">
            <text:p>53,48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312905210649284" calcext:value-type="float">
            <text:p>-0,0313</text:p>
          </table:table-cell>
          <table:table-cell office:value-type="float" office:value="0.117694177787321" calcext:value-type="float">
            <text:p>0,1177</text:p>
          </table:table-cell>
          <table:table-cell office:value-type="float" office:value="0.570670668027524" calcext:value-type="float">
            <text:p>0,5707</text:p>
          </table:table-cell>
          <table:table-cell office:value-type="float" office:value="10.4747914906055" calcext:value-type="float">
            <text:p>10,4748</text:p>
          </table:table-cell>
          <table:table-cell office:value-type="float" office:value="0.751929832208767" calcext:value-type="float">
            <text:p>0,7519</text:p>
          </table:table-cell>
          <table:table-cell office:value-type="float" office:value="0.00168374387829479" calcext:value-type="float">
            <text:p>0,0017</text:p>
          </table:table-cell>
          <table:table-cell office:value-type="float" office:value="18.3581556656842" calcext:value-type="float">
            <text:p>18,3582</text:p>
          </table:table-cell>
          <table:table-cell office:value-type="float" office:value="1.38015264018139" calcext:value-type="float">
            <text:p>1,3802</text:p>
          </table:table-cell>
          <table:table-cell office:value-type="float" office:value="0.269541239520996" calcext:value-type="float">
            <text:p>0,2695</text:p>
          </table:table-cell>
          <table:table-cell office:value-type="float" office:value="13.8112213430528" calcext:value-type="float">
            <text:p>13,8112</text:p>
          </table:table-cell>
          <table:table-cell office:value-type="float" office:value="53.418075742112" calcext:value-type="float">
            <text:p>53,41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290251891993041" calcext:value-type="float">
            <text:p>-0,0290</text:p>
          </table:table-cell>
          <table:table-cell office:value-type="float" office:value="0.108041766293072" calcext:value-type="float">
            <text:p>0,1080</text:p>
          </table:table-cell>
          <table:table-cell office:value-type="float" office:value="0.570564866920877" calcext:value-type="float">
            <text:p>0,5706</text:p>
          </table:table-cell>
          <table:table-cell office:value-type="float" office:value="10.4747914906055" calcext:value-type="float">
            <text:p>10,4748</text:p>
          </table:table-cell>
          <table:table-cell office:value-type="float" office:value="0.754644691589355" calcext:value-type="float">
            <text:p>0,7546</text:p>
          </table:table-cell>
          <table:table-cell office:value-type="float" office:value="0.916756232350199" calcext:value-type="float">
            <text:p>0,9168</text:p>
          </table:table-cell>
          <table:table-cell office:value-type="float" office:value="17.2421634787157" calcext:value-type="float">
            <text:p>17,2422</text:p>
          </table:table-cell>
          <table:table-cell office:value-type="float" office:value="1.21193975649373" calcext:value-type="float">
            <text:p>1,2119</text:p>
          </table:table-cell>
          <table:table-cell office:value-type="float" office:value="1.1592511168095" calcext:value-type="float">
            <text:p>1,1593</text:p>
          </table:table-cell>
          <table:table-cell office:value-type="float" office:value="13.8440498938333" calcext:value-type="float">
            <text:p>13,8440</text:p>
          </table:table-cell>
          <table:table-cell office:value-type="float" office:value="53.9379675946597" calcext:value-type="float">
            <text:p>53,93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0803895417189438" calcext:value-type="float">
            <text:p>-0,0080</text:p>
          </table:table-cell>
          <table:table-cell office:value-type="float" office:value="0.0987626523359229" calcext:value-type="float">
            <text:p>0,0988</text:p>
          </table:table-cell>
          <table:table-cell office:value-type="float" office:value="0.564110795835743" calcext:value-type="float">
            <text:p>0,5641</text:p>
          </table:table-cell>
          <table:table-cell office:value-type="float" office:value="10.4747914906055" calcext:value-type="float">
            <text:p>10,4748</text:p>
          </table:table-cell>
          <table:table-cell office:value-type="float" office:value="0.759041792648843" calcext:value-type="float">
            <text:p>0,7590</text:p>
          </table:table-cell>
          <table:table-cell office:value-type="float" office:value="0.791582649055781" calcext:value-type="float">
            <text:p>0,7916</text:p>
          </table:table-cell>
          <table:table-cell office:value-type="float" office:value="16.7413643081088" calcext:value-type="float">
            <text:p>16,7414</text:p>
          </table:table-cell>
          <table:table-cell office:value-type="float" office:value="0.958906794258823" calcext:value-type="float">
            <text:p>0,9589</text:p>
          </table:table-cell>
          <table:table-cell office:value-type="float" office:value="0.917504095962437" calcext:value-type="float">
            <text:p>0,9175</text:p>
          </table:table-cell>
          <table:table-cell office:value-type="float" office:value="13.9135291355331" calcext:value-type="float">
            <text:p>13,9135</text:p>
          </table:table-cell>
          <table:table-cell office:value-type="float" office:value="55.4737764755461" calcext:value-type="float">
            <text:p>55,47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04383242908117" calcext:value-type="float">
            <text:p>0,0104</text:p>
          </table:table-cell>
          <table:table-cell office:value-type="float" office:value="0.0447862071042078" calcext:value-type="float">
            <text:p>0,0448</text:p>
          </table:table-cell>
          <table:table-cell office:value-type="float" office:value="0.53821872707938" calcext:value-type="float">
            <text:p>0,5382</text:p>
          </table:table-cell>
          <table:table-cell office:value-type="float" office:value="10.4747914906055" calcext:value-type="float">
            <text:p>10,4748</text:p>
          </table:table-cell>
          <table:table-cell office:value-type="float" office:value="0.759651681552246" calcext:value-type="float">
            <text:p>0,7597</text:p>
          </table:table-cell>
          <table:table-cell office:value-type="float" office:value="0.72606205481834" calcext:value-type="float">
            <text:p>0,7261</text:p>
          </table:table-cell>
          <table:table-cell office:value-type="float" office:value="16.9308135319244" calcext:value-type="float">
            <text:p>16,9308</text:p>
          </table:table-cell>
          <table:table-cell office:value-type="float" office:value="0.937903126796073" calcext:value-type="float">
            <text:p>0,9379</text:p>
          </table:table-cell>
          <table:table-cell office:value-type="float" office:value="-0.0963761331392095" calcext:value-type="float">
            <text:p>-0,0964</text:p>
          </table:table-cell>
          <table:table-cell office:value-type="float" office:value="14.3940814546675" calcext:value-type="float">
            <text:p>14,3941</text:p>
          </table:table-cell>
          <table:table-cell office:value-type="float" office:value="57.9929222416008" calcext:value-type="float">
            <text:p>57,99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02448456850421" calcext:value-type="float">
            <text:p>0,0102</text:p>
          </table:table-cell>
          <table:table-cell office:value-type="float" office:value="0.0362651164782488" calcext:value-type="float">
            <text:p>0,0363</text:p>
          </table:table-cell>
          <table:table-cell office:value-type="float" office:value="0.551908290949304" calcext:value-type="float">
            <text:p>0,5519</text:p>
          </table:table-cell>
          <table:table-cell office:value-type="float" office:value="10.4747914906055" calcext:value-type="float">
            <text:p>10,4748</text:p>
          </table:table-cell>
          <table:table-cell office:value-type="float" office:value="0.759104311141838" calcext:value-type="float">
            <text:p>0,7591</text:p>
          </table:table-cell>
          <table:table-cell office:value-type="float" office:value="1.3726000658355" calcext:value-type="float">
            <text:p>1,3726</text:p>
          </table:table-cell>
          <table:table-cell office:value-type="float" office:value="17.1378223991568" calcext:value-type="float">
            <text:p>17,1378</text:p>
          </table:table-cell>
          <table:table-cell office:value-type="float" office:value="0.848446621823285" calcext:value-type="float">
            <text:p>0,8484</text:p>
          </table:table-cell>
          <table:table-cell office:value-type="float" office:value="-0.169884073301448" calcext:value-type="float">
            <text:p>-0,1699</text:p>
          </table:table-cell>
          <table:table-cell office:value-type="float" office:value="14.6514993532519" calcext:value-type="float">
            <text:p>14,6515</text:p>
          </table:table-cell>
          <table:table-cell office:value-type="float" office:value="59.197015977668" calcext:value-type="float">
            <text:p>59,19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114603967102944" calcext:value-type="float">
            <text:p>-0,0011</text:p>
          </table:table-cell>
          <table:table-cell office:value-type="float" office:value="0.00067737005611322" calcext:value-type="float">
            <text:p>0,0007</text:p>
          </table:table-cell>
          <table:table-cell office:value-type="float" office:value="0.766171230163763" calcext:value-type="float">
            <text:p>0,7662</text:p>
          </table:table-cell>
          <table:table-cell office:value-type="float" office:value="10.4308393678543" calcext:value-type="float">
            <text:p>10,4308</text:p>
          </table:table-cell>
          <table:table-cell office:value-type="float" office:value="1" calcext:value-type="float">
            <text:p>1,0000</text:p>
          </table:table-cell>
          <table:table-cell office:value-type="float" office:value="0.280851696286805" calcext:value-type="float">
            <text:p>0,2809</text:p>
          </table:table-cell>
          <table:table-cell office:value-type="float" office:value="25.0301655354349" calcext:value-type="float">
            <text:p>25,0302</text:p>
          </table:table-cell>
          <table:table-cell office:value-type="float" office:value="-1.45828604325598" calcext:value-type="float">
            <text:p>-1,4583</text:p>
          </table:table-cell>
          <table:table-cell office:value-type="float" office:value="0.232527187105684" calcext:value-type="float">
            <text:p>0,2325</text:p>
          </table:table-cell>
          <table:table-cell office:value-type="float" office:value="20.883717432753" calcext:value-type="float">
            <text:p>20,8837</text:p>
          </table:table-cell>
          <table:table-cell office:value-type="float" office:value="22.2158852768459" calcext:value-type="float">
            <text:p>22,21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30267953787211" calcext:value-type="float">
            <text:p>0,0130</text:p>
          </table:table-cell>
          <table:table-cell office:value-type="float" office:value="0.000853219862519731" calcext:value-type="float">
            <text:p>0,0009</text:p>
          </table:table-cell>
          <table:table-cell office:value-type="float" office:value="0.771299658320936" calcext:value-type="float">
            <text:p>0,7713</text:p>
          </table:table-cell>
          <table:table-cell office:value-type="float" office:value="10.4308393678543" calcext:value-type="float">
            <text:p>10,4308</text:p>
          </table:table-cell>
          <table:table-cell office:value-type="float" office:value="0.986351199833666" calcext:value-type="float">
            <text:p>0,9864</text:p>
          </table:table-cell>
          <table:table-cell office:value-type="float" office:value="0.19730567380105" calcext:value-type="float">
            <text:p>0,1973</text:p>
          </table:table-cell>
          <table:table-cell office:value-type="float" office:value="24.4644021632101" calcext:value-type="float">
            <text:p>24,4644</text:p>
          </table:table-cell>
          <table:table-cell office:value-type="float" office:value="-1.61698114348567" calcext:value-type="float">
            <text:p>-1,6170</text:p>
          </table:table-cell>
          <table:table-cell office:value-type="float" office:value="0.213980948779682" calcext:value-type="float">
            <text:p>0,2140</text:p>
          </table:table-cell>
          <table:table-cell office:value-type="float" office:value="21.1103710181224" calcext:value-type="float">
            <text:p>21,1104</text:p>
          </table:table-cell>
          <table:table-cell office:value-type="float" office:value="23.2398407946181" calcext:value-type="float">
            <text:p>23,23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14707378368182" calcext:value-type="float">
            <text:p>0,0215</text:p>
          </table:table-cell>
          <table:table-cell office:value-type="float" office:value="0.00108170962295742" calcext:value-type="float">
            <text:p>0,0011</text:p>
          </table:table-cell>
          <table:table-cell office:value-type="float" office:value="0.788926581119575" calcext:value-type="float">
            <text:p>0,7889</text:p>
          </table:table-cell>
          <table:table-cell office:value-type="float" office:value="10.4308393678543" calcext:value-type="float">
            <text:p>10,4308</text:p>
          </table:table-cell>
          <table:table-cell office:value-type="float" office:value="0.989734759980633" calcext:value-type="float">
            <text:p>0,9897</text:p>
          </table:table-cell>
          <table:table-cell office:value-type="float" office:value="0.156338846480386" calcext:value-type="float">
            <text:p>0,1563</text:p>
          </table:table-cell>
          <table:table-cell office:value-type="float" office:value="24.0511174062615" calcext:value-type="float">
            <text:p>24,0511</text:p>
          </table:table-cell>
          <table:table-cell office:value-type="float" office:value="-1.10073587718715" calcext:value-type="float">
            <text:p>-1,1007</text:p>
          </table:table-cell>
          <table:table-cell office:value-type="float" office:value="0.0336622582725446" calcext:value-type="float">
            <text:p>0,0337</text:p>
          </table:table-cell>
          <table:table-cell office:value-type="float" office:value="21.3324531725139" calcext:value-type="float">
            <text:p>21,3325</text:p>
          </table:table-cell>
          <table:table-cell office:value-type="float" office:value="25.247838756764" calcext:value-type="float">
            <text:p>25,24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63960727231238" calcext:value-type="float">
            <text:p>0,0164</text:p>
          </table:table-cell>
          <table:table-cell office:value-type="float" office:value="0.00183150759375224" calcext:value-type="float">
            <text:p>0,0018</text:p>
          </table:table-cell>
          <table:table-cell office:value-type="float" office:value="0.781081223974036" calcext:value-type="float">
            <text:p>0,7811</text:p>
          </table:table-cell>
          <table:table-cell office:value-type="float" office:value="10.4308393678543" calcext:value-type="float">
            <text:p>10,4308</text:p>
          </table:table-cell>
          <table:table-cell office:value-type="float" office:value="0.97417022515504" calcext:value-type="float">
            <text:p>0,9742</text:p>
          </table:table-cell>
          <table:table-cell office:value-type="float" office:value="0.114808557382006" calcext:value-type="float">
            <text:p>0,1148</text:p>
          </table:table-cell>
          <table:table-cell office:value-type="float" office:value="24.6009789885311" calcext:value-type="float">
            <text:p>24,6010</text:p>
          </table:table-cell>
          <table:table-cell office:value-type="float" office:value="-1.03743465220772" calcext:value-type="float">
            <text:p>-1,0374</text:p>
          </table:table-cell>
          <table:table-cell office:value-type="float" office:value="0.00939209655766336" calcext:value-type="float">
            <text:p>0,0094</text:p>
          </table:table-cell>
          <table:table-cell office:value-type="float" office:value="21.6448579443988" calcext:value-type="float">
            <text:p>21,6449</text:p>
          </table:table-cell>
          <table:table-cell office:value-type="float" office:value="26.4792950743409" calcext:value-type="float">
            <text:p>26,47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34664531271511" calcext:value-type="float">
            <text:p>0,0135</text:p>
          </table:table-cell>
          <table:table-cell office:value-type="float" office:value="0.00197089351818818" calcext:value-type="float">
            <text:p>0,0020</text:p>
          </table:table-cell>
          <table:table-cell office:value-type="float" office:value="0.813583275680075" calcext:value-type="float">
            <text:p>0,8136</text:p>
          </table:table-cell>
          <table:table-cell office:value-type="float" office:value="10.4308393678543" calcext:value-type="float">
            <text:p>10,4308</text:p>
          </table:table-cell>
          <table:table-cell office:value-type="float" office:value="0.966799517228738" calcext:value-type="float">
            <text:p>0,9668</text:p>
          </table:table-cell>
          <table:table-cell office:value-type="float" office:value="-0.0529075089618115" calcext:value-type="float">
            <text:p>-0,0529</text:p>
          </table:table-cell>
          <table:table-cell office:value-type="float" office:value="24.7176347845628" calcext:value-type="float">
            <text:p>24,7176</text:p>
          </table:table-cell>
          <table:table-cell office:value-type="float" office:value="-0.88337779762982" calcext:value-type="float">
            <text:p>-0,8834</text:p>
          </table:table-cell>
          <table:table-cell office:value-type="float" office:value="0.0633735894181335" calcext:value-type="float">
            <text:p>0,0634</text:p>
          </table:table-cell>
          <table:table-cell office:value-type="float" office:value="21.6138902295913" calcext:value-type="float">
            <text:p>21,6139</text:p>
          </table:table-cell>
          <table:table-cell office:value-type="float" office:value="28.054905792145" calcext:value-type="float">
            <text:p>28,05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525742443898" calcext:value-type="float">
            <text:p>0,0153</text:p>
          </table:table-cell>
          <table:table-cell office:value-type="float" office:value="0.00204590432854179" calcext:value-type="float">
            <text:p>0,0020</text:p>
          </table:table-cell>
          <table:table-cell office:value-type="float" office:value="0.806420558856043" calcext:value-type="float">
            <text:p>0,8064</text:p>
          </table:table-cell>
          <table:table-cell office:value-type="float" office:value="10.5104568513591" calcext:value-type="float">
            <text:p>10,5105</text:p>
          </table:table-cell>
          <table:table-cell office:value-type="float" office:value="0.97069528422266" calcext:value-type="float">
            <text:p>0,9707</text:p>
          </table:table-cell>
          <table:table-cell office:value-type="float" office:value="0.479068377202541" calcext:value-type="float">
            <text:p>0,4791</text:p>
          </table:table-cell>
          <table:table-cell office:value-type="float" office:value="24.1178194287554" calcext:value-type="float">
            <text:p>24,1178</text:p>
          </table:table-cell>
          <table:table-cell office:value-type="float" office:value="-0.729479771223112" calcext:value-type="float">
            <text:p>-0,7295</text:p>
          </table:table-cell>
          <table:table-cell office:value-type="float" office:value="0.114908847726211" calcext:value-type="float">
            <text:p>0,1149</text:p>
          </table:table-cell>
          <table:table-cell office:value-type="float" office:value="22.0760400550548" calcext:value-type="float">
            <text:p>22,0760</text:p>
          </table:table-cell>
          <table:table-cell office:value-type="float" office:value="29.1020233551576" calcext:value-type="float">
            <text:p>29,10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114798910056351" calcext:value-type="float">
            <text:p>-0,0115</text:p>
          </table:table-cell>
          <table:table-cell office:value-type="float" office:value="0.00263620859527221" calcext:value-type="float">
            <text:p>0,0026</text:p>
          </table:table-cell>
          <table:table-cell office:value-type="float" office:value="0.802303846241194" calcext:value-type="float">
            <text:p>0,8023</text:p>
          </table:table-cell>
          <table:table-cell office:value-type="float" office:value="10.5104568513591" calcext:value-type="float">
            <text:p>10,5105</text:p>
          </table:table-cell>
          <table:table-cell office:value-type="float" office:value="0.946066309238805" calcext:value-type="float">
            <text:p>0,9461</text:p>
          </table:table-cell>
          <table:table-cell office:value-type="float" office:value="0.488791042951298" calcext:value-type="float">
            <text:p>0,4888</text:p>
          </table:table-cell>
          <table:table-cell office:value-type="float" office:value="23.9622888267052" calcext:value-type="float">
            <text:p>23,9623</text:p>
          </table:table-cell>
          <table:table-cell office:value-type="float" office:value="-0.980895409101549" calcext:value-type="float">
            <text:p>-0,9809</text:p>
          </table:table-cell>
          <table:table-cell office:value-type="float" office:value="0.0484253945978966" calcext:value-type="float">
            <text:p>0,0484</text:p>
          </table:table-cell>
          <table:table-cell office:value-type="float" office:value="21.4282765048183" calcext:value-type="float">
            <text:p>21,4283</text:p>
          </table:table-cell>
          <table:table-cell office:value-type="float" office:value="29.7601700929293" calcext:value-type="float">
            <text:p>29,76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55612754645676" calcext:value-type="float">
            <text:p>-0,0556</text:p>
          </table:table-cell>
          <table:table-cell office:value-type="float" office:value="0.0010902422098032" calcext:value-type="float">
            <text:p>0,0011</text:p>
          </table:table-cell>
          <table:table-cell office:value-type="float" office:value="0.795971221737073" calcext:value-type="float">
            <text:p>0,7960</text:p>
          </table:table-cell>
          <table:table-cell office:value-type="float" office:value="10.5104568513591" calcext:value-type="float">
            <text:p>10,5105</text:p>
          </table:table-cell>
          <table:table-cell office:value-type="float" office:value="0.945716798738836" calcext:value-type="float">
            <text:p>0,9457</text:p>
          </table:table-cell>
          <table:table-cell office:value-type="float" office:value="0.233713959372958" calcext:value-type="float">
            <text:p>0,2337</text:p>
          </table:table-cell>
          <table:table-cell office:value-type="float" office:value="22.3613639195834" calcext:value-type="float">
            <text:p>22,3614</text:p>
          </table:table-cell>
          <table:table-cell office:value-type="float" office:value="-0.611272559418637" calcext:value-type="float">
            <text:p>-0,6113</text:p>
          </table:table-cell>
          <table:table-cell office:value-type="float" office:value="-0.0124946312294096" calcext:value-type="float">
            <text:p>-0,0125</text:p>
          </table:table-cell>
          <table:table-cell office:value-type="float" office:value="19.1461508760963" calcext:value-type="float">
            <text:p>19,1462</text:p>
          </table:table-cell>
          <table:table-cell office:value-type="float" office:value="25.2663423653802" calcext:value-type="float">
            <text:p>25,26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08830570248373" calcext:value-type="float">
            <text:p>0,0409</text:p>
          </table:table-cell>
          <table:table-cell office:value-type="float" office:value="0.00154730770571034" calcext:value-type="float">
            <text:p>0,0015</text:p>
          </table:table-cell>
          <table:table-cell office:value-type="float" office:value="0.804202958009537" calcext:value-type="float">
            <text:p>0,8042</text:p>
          </table:table-cell>
          <table:table-cell office:value-type="float" office:value="10.5104568513591" calcext:value-type="float">
            <text:p>10,5105</text:p>
          </table:table-cell>
          <table:table-cell office:value-type="float" office:value="0.97257306299052" calcext:value-type="float">
            <text:p>0,9726</text:p>
          </table:table-cell>
          <table:table-cell office:value-type="float" office:value="0.130541249192103" calcext:value-type="float">
            <text:p>0,1305</text:p>
          </table:table-cell>
          <table:table-cell office:value-type="float" office:value="21.3297228221865" calcext:value-type="float">
            <text:p>21,3297</text:p>
          </table:table-cell>
          <table:table-cell office:value-type="float" office:value="-1.89516353535539" calcext:value-type="float">
            <text:p>-1,8952</text:p>
          </table:table-cell>
          <table:table-cell office:value-type="float" office:value="0.0179605415195644" calcext:value-type="float">
            <text:p>0,0180</text:p>
          </table:table-cell>
          <table:table-cell office:value-type="float" office:value="20.833014392413" calcext:value-type="float">
            <text:p>20,8330</text:p>
          </table:table-cell>
          <table:table-cell office:value-type="float" office:value="28.6130077131406" calcext:value-type="float">
            <text:p>28,61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0697384849672744" calcext:value-type="float">
            <text:p>0,0007</text:p>
          </table:table-cell>
          <table:table-cell office:value-type="float" office:value="0.00212640773849237" calcext:value-type="float">
            <text:p>0,0021</text:p>
          </table:table-cell>
          <table:table-cell office:value-type="float" office:value="0.800570191961752" calcext:value-type="float">
            <text:p>0,8006</text:p>
          </table:table-cell>
          <table:table-cell office:value-type="float" office:value="10.5104568513591" calcext:value-type="float">
            <text:p>10,5105</text:p>
          </table:table-cell>
          <table:table-cell office:value-type="float" office:value="0.996215777858796" calcext:value-type="float">
            <text:p>0,9962</text:p>
          </table:table-cell>
          <table:table-cell office:value-type="float" office:value="-0.013816039260467" calcext:value-type="float">
            <text:p>-0,0138</text:p>
          </table:table-cell>
          <table:table-cell office:value-type="float" office:value="21.9038742716091" calcext:value-type="float">
            <text:p>21,9039</text:p>
          </table:table-cell>
          <table:table-cell office:value-type="float" office:value="-1.67432577436108" calcext:value-type="float">
            <text:p>-1,6743</text:p>
          </table:table-cell>
          <table:table-cell office:value-type="float" office:value="-0.185226486410846" calcext:value-type="float">
            <text:p>-0,1852</text:p>
          </table:table-cell>
          <table:table-cell office:value-type="float" office:value="19.6657159979935" calcext:value-type="float">
            <text:p>19,6657</text:p>
          </table:table-cell>
          <table:table-cell office:value-type="float" office:value="29.3978925489563" calcext:value-type="float">
            <text:p>29,39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64373396182533" calcext:value-type="float">
            <text:p>0,0164</text:p>
          </table:table-cell>
          <table:table-cell office:value-type="float" office:value="0.00194342013747701" calcext:value-type="float">
            <text:p>0,0019</text:p>
          </table:table-cell>
          <table:table-cell office:value-type="float" office:value="0.812169558156422" calcext:value-type="float">
            <text:p>0,8122</text:p>
          </table:table-cell>
          <table:table-cell office:value-type="float" office:value="10.5014334663818" calcext:value-type="float">
            <text:p>10,5014</text:p>
          </table:table-cell>
          <table:table-cell office:value-type="float" office:value="0.965632126459541" calcext:value-type="float">
            <text:p>0,9656</text:p>
          </table:table-cell>
          <table:table-cell office:value-type="float" office:value="0.00881740932468709" calcext:value-type="float">
            <text:p>0,0088</text:p>
          </table:table-cell>
          <table:table-cell office:value-type="float" office:value="22.4192516039771" calcext:value-type="float">
            <text:p>22,4193</text:p>
          </table:table-cell>
          <table:table-cell office:value-type="float" office:value="-0.761554976018388" calcext:value-type="float">
            <text:p>-0,7616</text:p>
          </table:table-cell>
          <table:table-cell office:value-type="float" office:value="-0.159710675844347" calcext:value-type="float">
            <text:p>-0,1597</text:p>
          </table:table-cell>
          <table:table-cell office:value-type="float" office:value="19.7315242610876" calcext:value-type="float">
            <text:p>19,7315</text:p>
          </table:table-cell>
          <table:table-cell office:value-type="float" office:value="29.7182342962663" calcext:value-type="float">
            <text:p>29,71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12479720197578" calcext:value-type="float">
            <text:p>0,0212</text:p>
          </table:table-cell>
          <table:table-cell office:value-type="float" office:value="0.00197170874512955" calcext:value-type="float">
            <text:p>0,0020</text:p>
          </table:table-cell>
          <table:table-cell office:value-type="float" office:value="0.833888703690037" calcext:value-type="float">
            <text:p>0,8339</text:p>
          </table:table-cell>
          <table:table-cell office:value-type="float" office:value="10.5014334663818" calcext:value-type="float">
            <text:p>10,5014</text:p>
          </table:table-cell>
          <table:table-cell office:value-type="float" office:value="0.981717862887604" calcext:value-type="float">
            <text:p>0,9817</text:p>
          </table:table-cell>
          <table:table-cell office:value-type="float" office:value="0.206536579102136" calcext:value-type="float">
            <text:p>0,2065</text:p>
          </table:table-cell>
          <table:table-cell office:value-type="float" office:value="23.3281383278521" calcext:value-type="float">
            <text:p>23,3281</text:p>
          </table:table-cell>
          <table:table-cell office:value-type="float" office:value="-0.333177012012555" calcext:value-type="float">
            <text:p>-0,3332</text:p>
          </table:table-cell>
          <table:table-cell office:value-type="float" office:value="-0.144271883387076" calcext:value-type="float">
            <text:p>-0,1443</text:p>
          </table:table-cell>
          <table:table-cell office:value-type="float" office:value="19.4362564480472" calcext:value-type="float">
            <text:p>19,4363</text:p>
          </table:table-cell>
          <table:table-cell office:value-type="float" office:value="29.7251065629158" calcext:value-type="float">
            <text:p>29,72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506713374011092" calcext:value-type="float">
            <text:p>0,0051</text:p>
          </table:table-cell>
          <table:table-cell office:value-type="float" office:value="0.00181993883632456" calcext:value-type="float">
            <text:p>0,0018</text:p>
          </table:table-cell>
          <table:table-cell office:value-type="float" office:value="0.873820960821832" calcext:value-type="float">
            <text:p>0,8738</text:p>
          </table:table-cell>
          <table:table-cell office:value-type="float" office:value="10.5014334663818" calcext:value-type="float">
            <text:p>10,5014</text:p>
          </table:table-cell>
          <table:table-cell office:value-type="float" office:value="0.98159208457561" calcext:value-type="float">
            <text:p>0,9816</text:p>
          </table:table-cell>
          <table:table-cell office:value-type="float" office:value="0.407228152348885" calcext:value-type="float">
            <text:p>0,4072</text:p>
          </table:table-cell>
          <table:table-cell office:value-type="float" office:value="23.9641080727646" calcext:value-type="float">
            <text:p>23,9641</text:p>
          </table:table-cell>
          <table:table-cell office:value-type="float" office:value="1.74531419652895" calcext:value-type="float">
            <text:p>1,7453</text:p>
          </table:table-cell>
          <table:table-cell office:value-type="float" office:value="-0.132694222147042" calcext:value-type="float">
            <text:p>-0,1327</text:p>
          </table:table-cell>
          <table:table-cell office:value-type="float" office:value="19.7312970444232" calcext:value-type="float">
            <text:p>19,7313</text:p>
          </table:table-cell>
          <table:table-cell office:value-type="float" office:value="32.2113692223705" calcext:value-type="float">
            <text:p>32,21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45086580301612" calcext:value-type="float">
            <text:p>0,0145</text:p>
          </table:table-cell>
          <table:table-cell office:value-type="float" office:value="0.00061095926668645" calcext:value-type="float">
            <text:p>0,0006</text:p>
          </table:table-cell>
          <table:table-cell office:value-type="float" office:value="0.852865887476301" calcext:value-type="float">
            <text:p>0,8529</text:p>
          </table:table-cell>
          <table:table-cell office:value-type="float" office:value="10.5014334663818" calcext:value-type="float">
            <text:p>10,5014</text:p>
          </table:table-cell>
          <table:table-cell office:value-type="float" office:value="0.977360496901925" calcext:value-type="float">
            <text:p>0,9774</text:p>
          </table:table-cell>
          <table:table-cell office:value-type="float" office:value="0.119654803078594" calcext:value-type="float">
            <text:p>0,1197</text:p>
          </table:table-cell>
          <table:table-cell office:value-type="float" office:value="23.7747887255637" calcext:value-type="float">
            <text:p>23,7748</text:p>
          </table:table-cell>
          <table:table-cell office:value-type="float" office:value="2.1413444487935" calcext:value-type="float">
            <text:p>2,1413</text:p>
          </table:table-cell>
          <table:table-cell office:value-type="float" office:value="-0.106124993746747" calcext:value-type="float">
            <text:p>-0,1061</text:p>
          </table:table-cell>
          <table:table-cell office:value-type="float" office:value="20.7192372427986" calcext:value-type="float">
            <text:p>20,7192</text:p>
          </table:table-cell>
          <table:table-cell office:value-type="float" office:value="32.363454376478" calcext:value-type="float">
            <text:p>32,36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04910435925945" calcext:value-type="float">
            <text:p>0,0105</text:p>
          </table:table-cell>
          <table:table-cell office:value-type="float" office:value="0.00054785003680507" calcext:value-type="float">
            <text:p>0,0005</text:p>
          </table:table-cell>
          <table:table-cell office:value-type="float" office:value="0.828141755266297" calcext:value-type="float">
            <text:p>0,8281</text:p>
          </table:table-cell>
          <table:table-cell office:value-type="float" office:value="10.5014334663818" calcext:value-type="float">
            <text:p>10,5014</text:p>
          </table:table-cell>
          <table:table-cell office:value-type="float" office:value="0.973345623530043" calcext:value-type="float">
            <text:p>0,9733</text:p>
          </table:table-cell>
          <table:table-cell office:value-type="float" office:value="0.831275601583962" calcext:value-type="float">
            <text:p>0,8313</text:p>
          </table:table-cell>
          <table:table-cell office:value-type="float" office:value="23.547198250966" calcext:value-type="float">
            <text:p>23,5472</text:p>
          </table:table-cell>
          <table:table-cell office:value-type="float" office:value="0.273557738111975" calcext:value-type="float">
            <text:p>0,2736</text:p>
          </table:table-cell>
          <table:table-cell office:value-type="float" office:value="-0.115284177050088" calcext:value-type="float">
            <text:p>-0,1153</text:p>
          </table:table-cell>
          <table:table-cell office:value-type="float" office:value="21.0489523736651" calcext:value-type="float">
            <text:p>21,0490</text:p>
          </table:table-cell>
          <table:table-cell office:value-type="float" office:value="31.9711590156614" calcext:value-type="float">
            <text:p>31,97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82947401950915" calcext:value-type="float">
            <text:p>0,0383</text:p>
          </table:table-cell>
          <table:table-cell office:value-type="float" office:value="0.00147439636984128" calcext:value-type="float">
            <text:p>0,0015</text:p>
          </table:table-cell>
          <table:table-cell office:value-type="float" office:value="0.497005639051201" calcext:value-type="float">
            <text:p>0,4970</text:p>
          </table:table-cell>
          <table:table-cell office:value-type="float" office:value="8.96703337322175" calcext:value-type="float">
            <text:p>8,9670</text:p>
          </table:table-cell>
          <table:table-cell office:value-type="float" office:value="0.524860957512482" calcext:value-type="float">
            <text:p>0,5249</text:p>
          </table:table-cell>
          <table:table-cell office:value-type="float" office:value="2.48603227036811" calcext:value-type="float">
            <text:p>2,4860</text:p>
          </table:table-cell>
          <table:table-cell office:value-type="float" office:value="18.9483239758049" calcext:value-type="float">
            <text:p>18,9483</text:p>
          </table:table-cell>
          <table:table-cell office:value-type="float" office:value="0.922245240423123" calcext:value-type="float">
            <text:p>0,9222</text:p>
          </table:table-cell>
          <table:table-cell office:value-type="float" office:value="1.7938897057352" calcext:value-type="float">
            <text:p>1,7939</text:p>
          </table:table-cell>
          <table:table-cell office:value-type="float" office:value="14.5377205091252" calcext:value-type="float">
            <text:p>14,5377</text:p>
          </table:table-cell>
          <table:table-cell office:value-type="float" office:value="131.300594330089" calcext:value-type="float">
            <text:p>131,30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03099831851947" calcext:value-type="float">
            <text:p>0,0203</text:p>
          </table:table-cell>
          <table:table-cell office:value-type="float" office:value="0.00165388283556411" calcext:value-type="float">
            <text:p>0,0017</text:p>
          </table:table-cell>
          <table:table-cell office:value-type="float" office:value="0.558916498346496" calcext:value-type="float">
            <text:p>0,5589</text:p>
          </table:table-cell>
          <table:table-cell office:value-type="float" office:value="8.96703337322175" calcext:value-type="float">
            <text:p>8,9670</text:p>
          </table:table-cell>
          <table:table-cell office:value-type="float" office:value="0.496145194356651" calcext:value-type="float">
            <text:p>0,4961</text:p>
          </table:table-cell>
          <table:table-cell office:value-type="float" office:value="5.36470927405095" calcext:value-type="float">
            <text:p>5,3647</text:p>
          </table:table-cell>
          <table:table-cell office:value-type="float" office:value="20.6234530896084" calcext:value-type="float">
            <text:p>20,6235</text:p>
          </table:table-cell>
          <table:table-cell office:value-type="float" office:value="2.14881393366323" calcext:value-type="float">
            <text:p>2,1488</text:p>
          </table:table-cell>
          <table:table-cell office:value-type="float" office:value="2.04580927776387" calcext:value-type="float">
            <text:p>2,0458</text:p>
          </table:table-cell>
          <table:table-cell office:value-type="float" office:value="14.9766234660933" calcext:value-type="float">
            <text:p>14,9766</text:p>
          </table:table-cell>
          <table:table-cell office:value-type="float" office:value="128.785128734526" calcext:value-type="float">
            <text:p>128,78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68023613150555" calcext:value-type="float">
            <text:p>0,0568</text:p>
          </table:table-cell>
          <table:table-cell office:value-type="float" office:value="0.00199282350328925" calcext:value-type="float">
            <text:p>0,0020</text:p>
          </table:table-cell>
          <table:table-cell office:value-type="float" office:value="0.548591895243151" calcext:value-type="float">
            <text:p>0,5486</text:p>
          </table:table-cell>
          <table:table-cell office:value-type="float" office:value="8.96703337322175" calcext:value-type="float">
            <text:p>8,9670</text:p>
          </table:table-cell>
          <table:table-cell office:value-type="float" office:value="0.510260821407498" calcext:value-type="float">
            <text:p>0,5103</text:p>
          </table:table-cell>
          <table:table-cell office:value-type="float" office:value="8.20945019203464" calcext:value-type="float">
            <text:p>8,2095</text:p>
          </table:table-cell>
          <table:table-cell office:value-type="float" office:value="24.7866723321184" calcext:value-type="float">
            <text:p>24,7867</text:p>
          </table:table-cell>
          <table:table-cell office:value-type="float" office:value="3.0918081451653" calcext:value-type="float">
            <text:p>3,0918</text:p>
          </table:table-cell>
          <table:table-cell office:value-type="float" office:value="2.53976904808626" calcext:value-type="float">
            <text:p>2,5398</text:p>
          </table:table-cell>
          <table:table-cell office:value-type="float" office:value="16.236248151236" calcext:value-type="float">
            <text:p>16,2362</text:p>
          </table:table-cell>
          <table:table-cell office:value-type="float" office:value="140.445399462158" calcext:value-type="float">
            <text:p>140,44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65777021086655" calcext:value-type="float">
            <text:p>0,0466</text:p>
          </table:table-cell>
          <table:table-cell office:value-type="float" office:value="0.00270570300902535" calcext:value-type="float">
            <text:p>0,0027</text:p>
          </table:table-cell>
          <table:table-cell office:value-type="float" office:value="0.550925182120108" calcext:value-type="float">
            <text:p>0,5509</text:p>
          </table:table-cell>
          <table:table-cell office:value-type="float" office:value="8.96703337322175" calcext:value-type="float">
            <text:p>8,9670</text:p>
          </table:table-cell>
          <table:table-cell office:value-type="float" office:value="0.520705281621594" calcext:value-type="float">
            <text:p>0,5207</text:p>
          </table:table-cell>
          <table:table-cell office:value-type="float" office:value="15.7640634857267" calcext:value-type="float">
            <text:p>15,7641</text:p>
          </table:table-cell>
          <table:table-cell office:value-type="float" office:value="30.6288370075048" calcext:value-type="float">
            <text:p>30,6288</text:p>
          </table:table-cell>
          <table:table-cell office:value-type="float" office:value="2.00661122737816" calcext:value-type="float">
            <text:p>2,0066</text:p>
          </table:table-cell>
          <table:table-cell office:value-type="float" office:value="3.1739671466422" calcext:value-type="float">
            <text:p>3,1740</text:p>
          </table:table-cell>
          <table:table-cell office:value-type="float" office:value="15.3741634080413" calcext:value-type="float">
            <text:p>15,3742</text:p>
          </table:table-cell>
          <table:table-cell office:value-type="float" office:value="144.95832950545" calcext:value-type="float">
            <text:p>144,95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00259571263231" calcext:value-type="float">
            <text:p>0,0400</text:p>
          </table:table-cell>
          <table:table-cell office:value-type="float" office:value="0.00271142634091599" calcext:value-type="float">
            <text:p>0,0027</text:p>
          </table:table-cell>
          <table:table-cell office:value-type="float" office:value="0.55279723287279" calcext:value-type="float">
            <text:p>0,5528</text:p>
          </table:table-cell>
          <table:table-cell office:value-type="float" office:value="8.96703337322175" calcext:value-type="float">
            <text:p>8,9670</text:p>
          </table:table-cell>
          <table:table-cell office:value-type="float" office:value="0.5234933222342" calcext:value-type="float">
            <text:p>0,5235</text:p>
          </table:table-cell>
          <table:table-cell office:value-type="float" office:value="23.5373724802169" calcext:value-type="float">
            <text:p>23,5374</text:p>
          </table:table-cell>
          <table:table-cell office:value-type="float" office:value="25.4520614343126" calcext:value-type="float">
            <text:p>25,4521</text:p>
          </table:table-cell>
          <table:table-cell office:value-type="float" office:value="10.6516352575612" calcext:value-type="float">
            <text:p>10,6516</text:p>
          </table:table-cell>
          <table:table-cell office:value-type="float" office:value="3.77988882438791" calcext:value-type="float">
            <text:p>3,7799</text:p>
          </table:table-cell>
          <table:table-cell office:value-type="float" office:value="16.9997063893807" calcext:value-type="float">
            <text:p>16,9997</text:p>
          </table:table-cell>
          <table:table-cell office:value-type="float" office:value="143.228081731252" calcext:value-type="float">
            <text:p>143,22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58739020266761" calcext:value-type="float">
            <text:p>0,0359</text:p>
          </table:table-cell>
          <table:table-cell office:value-type="float" office:value="0.00256057782456817" calcext:value-type="float">
            <text:p>0,0026</text:p>
          </table:table-cell>
          <table:table-cell office:value-type="float" office:value="0.566635409899214" calcext:value-type="float">
            <text:p>0,5666</text:p>
          </table:table-cell>
          <table:table-cell office:value-type="float" office:value="9.16230895436223" calcext:value-type="float">
            <text:p>9,1623</text:p>
          </table:table-cell>
          <table:table-cell office:value-type="float" office:value="0.5270277020678" calcext:value-type="float">
            <text:p>0,5270</text:p>
          </table:table-cell>
          <table:table-cell office:value-type="float" office:value="15.3246917263897" calcext:value-type="float">
            <text:p>15,3247</text:p>
          </table:table-cell>
          <table:table-cell office:value-type="float" office:value="27.4832106235992" calcext:value-type="float">
            <text:p>27,4832</text:p>
          </table:table-cell>
          <table:table-cell office:value-type="float" office:value="5.05064061957773" calcext:value-type="float">
            <text:p>5,0506</text:p>
          </table:table-cell>
          <table:table-cell office:value-type="float" office:value="4.27128449176688" calcext:value-type="float">
            <text:p>4,2713</text:p>
          </table:table-cell>
          <table:table-cell office:value-type="float" office:value="18.9138662528537" calcext:value-type="float">
            <text:p>18,9139</text:p>
          </table:table-cell>
          <table:table-cell office:value-type="float" office:value="138.849103027806" calcext:value-type="float">
            <text:p>138,84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30436940968843" calcext:value-type="float">
            <text:p>0,0230</text:p>
          </table:table-cell>
          <table:table-cell office:value-type="float" office:value="0.00270764398050362" calcext:value-type="float">
            <text:p>0,0027</text:p>
          </table:table-cell>
          <table:table-cell office:value-type="float" office:value="0.572751757397701" calcext:value-type="float">
            <text:p>0,5728</text:p>
          </table:table-cell>
          <table:table-cell office:value-type="float" office:value="9.16230895436223" calcext:value-type="float">
            <text:p>9,1623</text:p>
          </table:table-cell>
          <table:table-cell office:value-type="float" office:value="0.541421009762127" calcext:value-type="float">
            <text:p>0,5414</text:p>
          </table:table-cell>
          <table:table-cell office:value-type="float" office:value="12.7224138126078" calcext:value-type="float">
            <text:p>12,7224</text:p>
          </table:table-cell>
          <table:table-cell office:value-type="float" office:value="27.8506511222381" calcext:value-type="float">
            <text:p>27,8507</text:p>
          </table:table-cell>
          <table:table-cell office:value-type="float" office:value="19.8691043923153" calcext:value-type="float">
            <text:p>19,8691</text:p>
          </table:table-cell>
          <table:table-cell office:value-type="float" office:value="4.67846407766532" calcext:value-type="float">
            <text:p>4,6785</text:p>
          </table:table-cell>
          <table:table-cell office:value-type="float" office:value="18.8090814298106" calcext:value-type="float">
            <text:p>18,8091</text:p>
          </table:table-cell>
          <table:table-cell office:value-type="float" office:value="126.570534725316" calcext:value-type="float">
            <text:p>126,57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0353077041287619" calcext:value-type="float">
            <text:p>0,0035</text:p>
          </table:table-cell>
          <table:table-cell office:value-type="float" office:value="0.00143311064514387" calcext:value-type="float">
            <text:p>0,0014</text:p>
          </table:table-cell>
          <table:table-cell office:value-type="float" office:value="0.53207894529929" calcext:value-type="float">
            <text:p>0,5321</text:p>
          </table:table-cell>
          <table:table-cell office:value-type="float" office:value="9.16230895436223" calcext:value-type="float">
            <text:p>9,1623</text:p>
          </table:table-cell>
          <table:table-cell office:value-type="float" office:value="0.522407217861331" calcext:value-type="float">
            <text:p>0,5224</text:p>
          </table:table-cell>
          <table:table-cell office:value-type="float" office:value="10.0652247406074" calcext:value-type="float">
            <text:p>10,0652</text:p>
          </table:table-cell>
          <table:table-cell office:value-type="float" office:value="25.1543792226838" calcext:value-type="float">
            <text:p>25,1544</text:p>
          </table:table-cell>
          <table:table-cell office:value-type="float" office:value="2.82619821000496" calcext:value-type="float">
            <text:p>2,8262</text:p>
          </table:table-cell>
          <table:table-cell office:value-type="float" office:value="4.97879913026386" calcext:value-type="float">
            <text:p>4,9788</text:p>
          </table:table-cell>
          <table:table-cell office:value-type="float" office:value="17.8940101174388" calcext:value-type="float">
            <text:p>17,8940</text:p>
          </table:table-cell>
          <table:table-cell office:value-type="float" office:value="113.035917210336" calcext:value-type="float">
            <text:p>113,03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287582577732071" calcext:value-type="float">
            <text:p>-0,0288</text:p>
          </table:table-cell>
          <table:table-cell office:value-type="float" office:value="0.00181041956880998" calcext:value-type="float">
            <text:p>0,0018</text:p>
          </table:table-cell>
          <table:table-cell office:value-type="float" office:value="0.517453043143538" calcext:value-type="float">
            <text:p>0,5175</text:p>
          </table:table-cell>
          <table:table-cell office:value-type="float" office:value="9.16230895436223" calcext:value-type="float">
            <text:p>9,1623</text:p>
          </table:table-cell>
          <table:table-cell office:value-type="float" office:value="0.537437445058477" calcext:value-type="float">
            <text:p>0,5374</text:p>
          </table:table-cell>
          <table:table-cell office:value-type="float" office:value="6.35894611226455" calcext:value-type="float">
            <text:p>6,3589</text:p>
          </table:table-cell>
          <table:table-cell office:value-type="float" office:value="22.9886490790005" calcext:value-type="float">
            <text:p>22,9886</text:p>
          </table:table-cell>
          <table:table-cell office:value-type="float" office:value="8.43045642401803" calcext:value-type="float">
            <text:p>8,4305</text:p>
          </table:table-cell>
          <table:table-cell office:value-type="float" office:value="5.16091019202536" calcext:value-type="float">
            <text:p>5,1609</text:p>
          </table:table-cell>
          <table:table-cell office:value-type="float" office:value="16.7684263240875" calcext:value-type="float">
            <text:p>16,7684</text:p>
          </table:table-cell>
          <table:table-cell office:value-type="float" office:value="117.28588235017" calcext:value-type="float">
            <text:p>117,28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276746991024215" calcext:value-type="float">
            <text:p>-0,0277</text:p>
          </table:table-cell>
          <table:table-cell office:value-type="float" office:value="0.00217587004305941" calcext:value-type="float">
            <text:p>0,0022</text:p>
          </table:table-cell>
          <table:table-cell office:value-type="float" office:value="0.52882432471192" calcext:value-type="float">
            <text:p>0,5288</text:p>
          </table:table-cell>
          <table:table-cell office:value-type="float" office:value="9.16230895436223" calcext:value-type="float">
            <text:p>9,1623</text:p>
          </table:table-cell>
          <table:table-cell office:value-type="float" office:value="0.52939108643451" calcext:value-type="float">
            <text:p>0,5294</text:p>
          </table:table-cell>
          <table:table-cell office:value-type="float" office:value="5.13632303252558" calcext:value-type="float">
            <text:p>5,1363</text:p>
          </table:table-cell>
          <table:table-cell office:value-type="float" office:value="24.5080857469069" calcext:value-type="float">
            <text:p>24,5081</text:p>
          </table:table-cell>
          <table:table-cell office:value-type="float" office:value="6.38651279346747" calcext:value-type="float">
            <text:p>6,3865</text:p>
          </table:table-cell>
          <table:table-cell office:value-type="float" office:value="5.32136298623551" calcext:value-type="float">
            <text:p>5,3214</text:p>
          </table:table-cell>
          <table:table-cell office:value-type="float" office:value="17.0210567806051" calcext:value-type="float">
            <text:p>17,0211</text:p>
          </table:table-cell>
          <table:table-cell office:value-type="float" office:value="112.63547526524" calcext:value-type="float">
            <text:p>112,63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275005480817967" calcext:value-type="float">
            <text:p>-0,0275</text:p>
          </table:table-cell>
          <table:table-cell office:value-type="float" office:value="0.00248869905785619" calcext:value-type="float">
            <text:p>0,0025</text:p>
          </table:table-cell>
          <table:table-cell office:value-type="float" office:value="0.562012733953376" calcext:value-type="float">
            <text:p>0,5620</text:p>
          </table:table-cell>
          <table:table-cell office:value-type="float" office:value="9.10270158075472" calcext:value-type="float">
            <text:p>9,1027</text:p>
          </table:table-cell>
          <table:table-cell office:value-type="float" office:value="0.532320884023352" calcext:value-type="float">
            <text:p>0,5323</text:p>
          </table:table-cell>
          <table:table-cell office:value-type="float" office:value="5.00046253379992" calcext:value-type="float">
            <text:p>5,0005</text:p>
          </table:table-cell>
          <table:table-cell office:value-type="float" office:value="26.0153812071677" calcext:value-type="float">
            <text:p>26,0154</text:p>
          </table:table-cell>
          <table:table-cell office:value-type="float" office:value="4.50064380196444" calcext:value-type="float">
            <text:p>4,5006</text:p>
          </table:table-cell>
          <table:table-cell office:value-type="float" office:value="5.36669088582173" calcext:value-type="float">
            <text:p>5,3667</text:p>
          </table:table-cell>
          <table:table-cell office:value-type="float" office:value="16.5412676336849" calcext:value-type="float">
            <text:p>16,5413</text:p>
          </table:table-cell>
          <table:table-cell office:value-type="float" office:value="111.431148595585" calcext:value-type="float">
            <text:p>111,43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234255837040358" calcext:value-type="float">
            <text:p>-0,0234</text:p>
          </table:table-cell>
          <table:table-cell office:value-type="float" office:value="0.00219037270884991" calcext:value-type="float">
            <text:p>0,0022</text:p>
          </table:table-cell>
          <table:table-cell office:value-type="float" office:value="0.568051592998826" calcext:value-type="float">
            <text:p>0,5681</text:p>
          </table:table-cell>
          <table:table-cell office:value-type="float" office:value="9.10270158075472" calcext:value-type="float">
            <text:p>9,1027</text:p>
          </table:table-cell>
          <table:table-cell office:value-type="float" office:value="0.518076938074518" calcext:value-type="float">
            <text:p>0,5181</text:p>
          </table:table-cell>
          <table:table-cell office:value-type="float" office:value="5.78043817082363" calcext:value-type="float">
            <text:p>5,7804</text:p>
          </table:table-cell>
          <table:table-cell office:value-type="float" office:value="27.2440678999325" calcext:value-type="float">
            <text:p>27,2441</text:p>
          </table:table-cell>
          <table:table-cell office:value-type="float" office:value="5.59977065208079" calcext:value-type="float">
            <text:p>5,5998</text:p>
          </table:table-cell>
          <table:table-cell office:value-type="float" office:value="5.13205443147638" calcext:value-type="float">
            <text:p>5,1321</text:p>
          </table:table-cell>
          <table:table-cell office:value-type="float" office:value="17.0823233918321" calcext:value-type="float">
            <text:p>17,0823</text:p>
          </table:table-cell>
          <table:table-cell office:value-type="float" office:value="112.316885709448" calcext:value-type="float">
            <text:p>112,31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154817723746561" calcext:value-type="float">
            <text:p>-0,0155</text:p>
          </table:table-cell>
          <table:table-cell office:value-type="float" office:value="0.00185953768345057" calcext:value-type="float">
            <text:p>0,0019</text:p>
          </table:table-cell>
          <table:table-cell office:value-type="float" office:value="0.586076762864946" calcext:value-type="float">
            <text:p>0,5861</text:p>
          </table:table-cell>
          <table:table-cell office:value-type="float" office:value="9.10270158075472" calcext:value-type="float">
            <text:p>9,1027</text:p>
          </table:table-cell>
          <table:table-cell office:value-type="float" office:value="0.540477104072237" calcext:value-type="float">
            <text:p>0,5405</text:p>
          </table:table-cell>
          <table:table-cell office:value-type="float" office:value="6.03375868933422" calcext:value-type="float">
            <text:p>6,0338</text:p>
          </table:table-cell>
          <table:table-cell office:value-type="float" office:value="27.2088197666958" calcext:value-type="float">
            <text:p>27,2088</text:p>
          </table:table-cell>
          <table:table-cell office:value-type="float" office:value="3.44431792866891" calcext:value-type="float">
            <text:p>3,4443</text:p>
          </table:table-cell>
          <table:table-cell office:value-type="float" office:value="4.59753829372987" calcext:value-type="float">
            <text:p>4,5975</text:p>
          </table:table-cell>
          <table:table-cell office:value-type="float" office:value="16.7257427397247" calcext:value-type="float">
            <text:p>16,7257</text:p>
          </table:table-cell>
          <table:table-cell office:value-type="float" office:value="111.549429860752" calcext:value-type="float">
            <text:p>111,54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153258828940395" calcext:value-type="float">
            <text:p>-0,0153</text:p>
          </table:table-cell>
          <table:table-cell office:value-type="float" office:value="0.000852320841703361" calcext:value-type="float">
            <text:p>0,0009</text:p>
          </table:table-cell>
          <table:table-cell office:value-type="float" office:value="0.579805702359953" calcext:value-type="float">
            <text:p>0,5798</text:p>
          </table:table-cell>
          <table:table-cell office:value-type="float" office:value="9.10270158075472" calcext:value-type="float">
            <text:p>9,1027</text:p>
          </table:table-cell>
          <table:table-cell office:value-type="float" office:value="0.519570299154201" calcext:value-type="float">
            <text:p>0,5196</text:p>
          </table:table-cell>
          <table:table-cell office:value-type="float" office:value="4.21470920620306" calcext:value-type="float">
            <text:p>4,2147</text:p>
          </table:table-cell>
          <table:table-cell office:value-type="float" office:value="23.374311103405" calcext:value-type="float">
            <text:p>23,3743</text:p>
          </table:table-cell>
          <table:table-cell office:value-type="float" office:value="2.2724293477516" calcext:value-type="float">
            <text:p>2,2724</text:p>
          </table:table-cell>
          <table:table-cell office:value-type="float" office:value="3.8961312184316" calcext:value-type="float">
            <text:p>3,8961</text:p>
          </table:table-cell>
          <table:table-cell office:value-type="float" office:value="16.2751800044098" calcext:value-type="float">
            <text:p>16,2752</text:p>
          </table:table-cell>
          <table:table-cell office:value-type="float" office:value="102.975634154287" calcext:value-type="float">
            <text:p>102,97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120193154884163" calcext:value-type="float">
            <text:p>-0,0120</text:p>
          </table:table-cell>
          <table:table-cell office:value-type="float" office:value="0.000929762146069938" calcext:value-type="float">
            <text:p>0,0009</text:p>
          </table:table-cell>
          <table:table-cell office:value-type="float" office:value="0.545618757474578" calcext:value-type="float">
            <text:p>0,5456</text:p>
          </table:table-cell>
          <table:table-cell office:value-type="float" office:value="9.10270158075472" calcext:value-type="float">
            <text:p>9,1027</text:p>
          </table:table-cell>
          <table:table-cell office:value-type="float" office:value="0.513671182033935" calcext:value-type="float">
            <text:p>0,5137</text:p>
          </table:table-cell>
          <table:table-cell office:value-type="float" office:value="3.95633144898857" calcext:value-type="float">
            <text:p>3,9563</text:p>
          </table:table-cell>
          <table:table-cell office:value-type="float" office:value="21.4493522933935" calcext:value-type="float">
            <text:p>21,4494</text:p>
          </table:table-cell>
          <table:table-cell office:value-type="float" office:value="1.00751754377366" calcext:value-type="float">
            <text:p>1,0075</text:p>
          </table:table-cell>
          <table:table-cell office:value-type="float" office:value="3.18585464489799" calcext:value-type="float">
            <text:p>3,1859</text:p>
          </table:table-cell>
          <table:table-cell office:value-type="float" office:value="16.0161867414669" calcext:value-type="float">
            <text:p>16,0162</text:p>
          </table:table-cell>
          <table:table-cell office:value-type="float" office:value="95.7923154914579" calcext:value-type="float">
            <text:p>95,79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934490876333918" calcext:value-type="float">
            <text:p>0,0934</text:p>
          </table:table-cell>
          <table:table-cell office:value-type="float" office:value="17.6325716223491" calcext:value-type="float">
            <text:p>17,6326</text:p>
          </table:table-cell>
          <table:table-cell office:value-type="float" office:value="0.179535550634591" calcext:value-type="float">
            <text:p>0,1795</text:p>
          </table:table-cell>
          <table:table-cell office:value-type="float" office:value="9.42726742804403" calcext:value-type="float">
            <text:p>9,4273</text:p>
          </table:table-cell>
          <table:table-cell office:value-type="float" office:value="0.463497918393647" calcext:value-type="float">
            <text:p>0,4635</text:p>
          </table:table-cell>
          <table:table-cell office:value-type="float" office:value="10.5066923682737" calcext:value-type="float">
            <text:p>10,5067</text:p>
          </table:table-cell>
          <table:table-cell office:value-type="float" office:value="24.0216998894652" calcext:value-type="float">
            <text:p>24,0217</text:p>
          </table:table-cell>
          <table:table-cell office:value-type="float" office:value="5.80322409638903" calcext:value-type="float">
            <text:p>5,8032</text:p>
          </table:table-cell>
          <table:table-cell office:value-type="float" office:value="0.00412554539450457" calcext:value-type="float">
            <text:p>0,0041</text:p>
          </table:table-cell>
          <table:table-cell office:value-type="float" office:value="14.4725521083952" calcext:value-type="float">
            <text:p>14,4726</text:p>
          </table:table-cell>
          <table:table-cell office:value-type="float" office:value="102.294054088226" calcext:value-type="float">
            <text:p>102,29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855621871299679" calcext:value-type="float">
            <text:p>0,0856</text:p>
          </table:table-cell>
          <table:table-cell office:value-type="float" office:value="18.5117405362783" calcext:value-type="float">
            <text:p>18,5117</text:p>
          </table:table-cell>
          <table:table-cell office:value-type="float" office:value="0.207871668686428" calcext:value-type="float">
            <text:p>0,2079</text:p>
          </table:table-cell>
          <table:table-cell office:value-type="float" office:value="9.42726742804403" calcext:value-type="float">
            <text:p>9,4273</text:p>
          </table:table-cell>
          <table:table-cell office:value-type="float" office:value="0.45222414913443" calcext:value-type="float">
            <text:p>0,4522</text:p>
          </table:table-cell>
          <table:table-cell office:value-type="float" office:value="8.05369856338636" calcext:value-type="float">
            <text:p>8,0537</text:p>
          </table:table-cell>
          <table:table-cell office:value-type="float" office:value="23.0412704074976" calcext:value-type="float">
            <text:p>23,0413</text:p>
          </table:table-cell>
          <table:table-cell office:value-type="float" office:value="11.7385246477672" calcext:value-type="float">
            <text:p>11,7385</text:p>
          </table:table-cell>
          <table:table-cell office:value-type="float" office:value="0.336402206443588" calcext:value-type="float">
            <text:p>0,3364</text:p>
          </table:table-cell>
          <table:table-cell office:value-type="float" office:value="14.2177474367653" calcext:value-type="float">
            <text:p>14,2177</text:p>
          </table:table-cell>
          <table:table-cell office:value-type="float" office:value="94.9522749727796" calcext:value-type="float">
            <text:p>94,95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84717960000205" calcext:value-type="float">
            <text:p>0,0847</text:p>
          </table:table-cell>
          <table:table-cell office:value-type="float" office:value="21.2659811188657" calcext:value-type="float">
            <text:p>21,2660</text:p>
          </table:table-cell>
          <table:table-cell office:value-type="float" office:value="0.213381499578681" calcext:value-type="float">
            <text:p>0,2134</text:p>
          </table:table-cell>
          <table:table-cell office:value-type="float" office:value="9.42726742804403" calcext:value-type="float">
            <text:p>9,4273</text:p>
          </table:table-cell>
          <table:table-cell office:value-type="float" office:value="0.473284485756731" calcext:value-type="float">
            <text:p>0,4733</text:p>
          </table:table-cell>
          <table:table-cell office:value-type="float" office:value="13.0128589220718" calcext:value-type="float">
            <text:p>13,0129</text:p>
          </table:table-cell>
          <table:table-cell office:value-type="float" office:value="25.0833136815967" calcext:value-type="float">
            <text:p>25,0833</text:p>
          </table:table-cell>
          <table:table-cell office:value-type="float" office:value="16.1316269962406" calcext:value-type="float">
            <text:p>16,1316</text:p>
          </table:table-cell>
          <table:table-cell office:value-type="float" office:value="0.694922852561685" calcext:value-type="float">
            <text:p>0,6949</text:p>
          </table:table-cell>
          <table:table-cell office:value-type="float" office:value="13.3141536472172" calcext:value-type="float">
            <text:p>13,3142</text:p>
          </table:table-cell>
          <table:table-cell office:value-type="float" office:value="97.5070892796346" calcext:value-type="float">
            <text:p>97,50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83690267475081" calcext:value-type="float">
            <text:p>0,0837</text:p>
          </table:table-cell>
          <table:table-cell office:value-type="float" office:value="25.984088734426" calcext:value-type="float">
            <text:p>25,9841</text:p>
          </table:table-cell>
          <table:table-cell office:value-type="float" office:value="0.249676632549831" calcext:value-type="float">
            <text:p>0,2497</text:p>
          </table:table-cell>
          <table:table-cell office:value-type="float" office:value="9.42726742804403" calcext:value-type="float">
            <text:p>9,4273</text:p>
          </table:table-cell>
          <table:table-cell office:value-type="float" office:value="0.469085192097089" calcext:value-type="float">
            <text:p>0,4691</text:p>
          </table:table-cell>
          <table:table-cell office:value-type="float" office:value="4.45711144385218" calcext:value-type="float">
            <text:p>4,4571</text:p>
          </table:table-cell>
          <table:table-cell office:value-type="float" office:value="27.9645998695622" calcext:value-type="float">
            <text:p>27,9646</text:p>
          </table:table-cell>
          <table:table-cell office:value-type="float" office:value="17.8748272497143" calcext:value-type="float">
            <text:p>17,8748</text:p>
          </table:table-cell>
          <table:table-cell office:value-type="float" office:value="0.888891381801271" calcext:value-type="float">
            <text:p>0,8889</text:p>
          </table:table-cell>
          <table:table-cell office:value-type="float" office:value="12.0413930742043" calcext:value-type="float">
            <text:p>12,0414</text:p>
          </table:table-cell>
          <table:table-cell office:value-type="float" office:value="93.1113956700372" calcext:value-type="float">
            <text:p>93,11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910770059648076" calcext:value-type="float">
            <text:p>0,0911</text:p>
          </table:table-cell>
          <table:table-cell office:value-type="float" office:value="22.3152309182362" calcext:value-type="float">
            <text:p>22,3152</text:p>
          </table:table-cell>
          <table:table-cell office:value-type="float" office:value="0.211687234194701" calcext:value-type="float">
            <text:p>0,2117</text:p>
          </table:table-cell>
          <table:table-cell office:value-type="float" office:value="9.42726742804403" calcext:value-type="float">
            <text:p>9,4273</text:p>
          </table:table-cell>
          <table:table-cell office:value-type="float" office:value="0.489132905197797" calcext:value-type="float">
            <text:p>0,4891</text:p>
          </table:table-cell>
          <table:table-cell office:value-type="float" office:value="9.39605364941883" calcext:value-type="float">
            <text:p>9,3961</text:p>
          </table:table-cell>
          <table:table-cell office:value-type="float" office:value="30.1984450109672" calcext:value-type="float">
            <text:p>30,1984</text:p>
          </table:table-cell>
          <table:table-cell office:value-type="float" office:value="21.5517089095579" calcext:value-type="float">
            <text:p>21,5517</text:p>
          </table:table-cell>
          <table:table-cell office:value-type="float" office:value="1.05766477616907" calcext:value-type="float">
            <text:p>1,0577</text:p>
          </table:table-cell>
          <table:table-cell office:value-type="float" office:value="11.6324580776122" calcext:value-type="float">
            <text:p>11,6325</text:p>
          </table:table-cell>
          <table:table-cell office:value-type="float" office:value="91.7740896331654" calcext:value-type="float">
            <text:p>91,77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738212662909223" calcext:value-type="float">
            <text:p>0,0738</text:p>
          </table:table-cell>
          <table:table-cell office:value-type="float" office:value="18.8954462002243" calcext:value-type="float">
            <text:p>18,8954</text:p>
          </table:table-cell>
          <table:table-cell office:value-type="float" office:value="0.228850296953365" calcext:value-type="float">
            <text:p>0,2289</text:p>
          </table:table-cell>
          <table:table-cell office:value-type="float" office:value="9.84613611491349" calcext:value-type="float">
            <text:p>9,8461</text:p>
          </table:table-cell>
          <table:table-cell office:value-type="float" office:value="0.43165669855011" calcext:value-type="float">
            <text:p>0,4317</text:p>
          </table:table-cell>
          <table:table-cell office:value-type="float" office:value="11.4190328203963" calcext:value-type="float">
            <text:p>11,4190</text:p>
          </table:table-cell>
          <table:table-cell office:value-type="float" office:value="30.0175388025676" calcext:value-type="float">
            <text:p>30,0175</text:p>
          </table:table-cell>
          <table:table-cell office:value-type="float" office:value="15.5270972952559" calcext:value-type="float">
            <text:p>15,5271</text:p>
          </table:table-cell>
          <table:table-cell office:value-type="float" office:value="1.14385776599026" calcext:value-type="float">
            <text:p>1,1439</text:p>
          </table:table-cell>
          <table:table-cell office:value-type="float" office:value="11.4916052350722" calcext:value-type="float">
            <text:p>11,4916</text:p>
          </table:table-cell>
          <table:table-cell office:value-type="float" office:value="97.8312560908979" calcext:value-type="float">
            <text:p>97,83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02835340420187" calcext:value-type="float">
            <text:p>0,0203</text:p>
          </table:table-cell>
          <table:table-cell office:value-type="float" office:value="20.2787473703513" calcext:value-type="float">
            <text:p>20,2787</text:p>
          </table:table-cell>
          <table:table-cell office:value-type="float" office:value="0.260133931895755" calcext:value-type="float">
            <text:p>0,2601</text:p>
          </table:table-cell>
          <table:table-cell office:value-type="float" office:value="9.84613611491349" calcext:value-type="float">
            <text:p>9,8461</text:p>
          </table:table-cell>
          <table:table-cell office:value-type="float" office:value="0.380485423232653" calcext:value-type="float">
            <text:p>0,3805</text:p>
          </table:table-cell>
          <table:table-cell office:value-type="float" office:value="12.6039324591596" calcext:value-type="float">
            <text:p>12,6039</text:p>
          </table:table-cell>
          <table:table-cell office:value-type="float" office:value="26.8411797649863" calcext:value-type="float">
            <text:p>26,8412</text:p>
          </table:table-cell>
          <table:table-cell office:value-type="float" office:value="20.9365382120346" calcext:value-type="float">
            <text:p>20,9365</text:p>
          </table:table-cell>
          <table:table-cell office:value-type="float" office:value="1.21836560954818" calcext:value-type="float">
            <text:p>1,2184</text:p>
          </table:table-cell>
          <table:table-cell office:value-type="float" office:value="11.7738896985166" calcext:value-type="float">
            <text:p>11,7739</text:p>
          </table:table-cell>
          <table:table-cell office:value-type="float" office:value="90.3150580014759" calcext:value-type="float">
            <text:p>90,31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44414745696153" calcext:value-type="float">
            <text:p>-0,0144</text:p>
          </table:table-cell>
          <table:table-cell office:value-type="float" office:value="13.2689845075901" calcext:value-type="float">
            <text:p>13,2690</text:p>
          </table:table-cell>
          <table:table-cell office:value-type="float" office:value="0.305273817214956" calcext:value-type="float">
            <text:p>0,3053</text:p>
          </table:table-cell>
          <table:table-cell office:value-type="float" office:value="9.84613611491349" calcext:value-type="float">
            <text:p>9,8461</text:p>
          </table:table-cell>
          <table:table-cell office:value-type="float" office:value="0.33118819534217" calcext:value-type="float">
            <text:p>0,3312</text:p>
          </table:table-cell>
          <table:table-cell office:value-type="float" office:value="12.380586215739" calcext:value-type="float">
            <text:p>12,3806</text:p>
          </table:table-cell>
          <table:table-cell office:value-type="float" office:value="27.7917262746575" calcext:value-type="float">
            <text:p>27,7917</text:p>
          </table:table-cell>
          <table:table-cell office:value-type="float" office:value="4.69108507344069" calcext:value-type="float">
            <text:p>4,6911</text:p>
          </table:table-cell>
          <table:table-cell office:value-type="float" office:value="2.63700454348895" calcext:value-type="float">
            <text:p>2,6370</text:p>
          </table:table-cell>
          <table:table-cell office:value-type="float" office:value="10.8721535671572" calcext:value-type="float">
            <text:p>10,8722</text:p>
          </table:table-cell>
          <table:table-cell office:value-type="float" office:value="77.2189175741176" calcext:value-type="float">
            <text:p>77,21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63257488740216" calcext:value-type="float">
            <text:p>0,0563</text:p>
          </table:table-cell>
          <table:table-cell office:value-type="float" office:value="15.8037055943665" calcext:value-type="float">
            <text:p>15,8037</text:p>
          </table:table-cell>
          <table:table-cell office:value-type="float" office:value="0.312806762512376" calcext:value-type="float">
            <text:p>0,3128</text:p>
          </table:table-cell>
          <table:table-cell office:value-type="float" office:value="9.84613611491349" calcext:value-type="float">
            <text:p>9,8461</text:p>
          </table:table-cell>
          <table:table-cell office:value-type="float" office:value="0.359728801696431" calcext:value-type="float">
            <text:p>0,3597</text:p>
          </table:table-cell>
          <table:table-cell office:value-type="float" office:value="5.03630628288047" calcext:value-type="float">
            <text:p>5,0363</text:p>
          </table:table-cell>
          <table:table-cell office:value-type="float" office:value="24.3273473647221" calcext:value-type="float">
            <text:p>24,3273</text:p>
          </table:table-cell>
          <table:table-cell office:value-type="float" office:value="19.5422853974045" calcext:value-type="float">
            <text:p>19,5423</text:p>
          </table:table-cell>
          <table:table-cell office:value-type="float" office:value="1.41327147745347" calcext:value-type="float">
            <text:p>1,4133</text:p>
          </table:table-cell>
          <table:table-cell office:value-type="float" office:value="11.3213182158369" calcext:value-type="float">
            <text:p>11,3213</text:p>
          </table:table-cell>
          <table:table-cell office:value-type="float" office:value="74.1382658957843" calcext:value-type="float">
            <text:p>74,13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70749319945776" calcext:value-type="float">
            <text:p>0,0571</text:p>
          </table:table-cell>
          <table:table-cell office:value-type="float" office:value="18.9362974446341" calcext:value-type="float">
            <text:p>18,9363</text:p>
          </table:table-cell>
          <table:table-cell office:value-type="float" office:value="0.32353361641664" calcext:value-type="float">
            <text:p>0,3235</text:p>
          </table:table-cell>
          <table:table-cell office:value-type="float" office:value="9.84613611491349" calcext:value-type="float">
            <text:p>9,8461</text:p>
          </table:table-cell>
          <table:table-cell office:value-type="float" office:value="0.38541041018408" calcext:value-type="float">
            <text:p>0,3854</text:p>
          </table:table-cell>
          <table:table-cell office:value-type="float" office:value="7.14350878983557" calcext:value-type="float">
            <text:p>7,1435</text:p>
          </table:table-cell>
          <table:table-cell office:value-type="float" office:value="21.4647023620078" calcext:value-type="float">
            <text:p>21,4647</text:p>
          </table:table-cell>
          <table:table-cell office:value-type="float" office:value="20.5429582671475" calcext:value-type="float">
            <text:p>20,5430</text:p>
          </table:table-cell>
          <table:table-cell office:value-type="float" office:value="1.43150640921021" calcext:value-type="float">
            <text:p>1,4315</text:p>
          </table:table-cell>
          <table:table-cell office:value-type="float" office:value="11.0865742214899" calcext:value-type="float">
            <text:p>11,0866</text:p>
          </table:table-cell>
          <table:table-cell office:value-type="float" office:value="69.9741871814733" calcext:value-type="float">
            <text:p>69,97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27968161838328" calcext:value-type="float">
            <text:p>0,0328</text:p>
          </table:table-cell>
          <table:table-cell office:value-type="float" office:value="16.3447667889163" calcext:value-type="float">
            <text:p>16,3448</text:p>
          </table:table-cell>
          <table:table-cell office:value-type="float" office:value="0.295423637674278" calcext:value-type="float">
            <text:p>0,2954</text:p>
          </table:table-cell>
          <table:table-cell office:value-type="float" office:value="9.99817567144254" calcext:value-type="float">
            <text:p>9,9982</text:p>
          </table:table-cell>
          <table:table-cell office:value-type="float" office:value="0.448444649857643" calcext:value-type="float">
            <text:p>0,4484</text:p>
          </table:table-cell>
          <table:table-cell office:value-type="float" office:value="6.56164821145973" calcext:value-type="float">
            <text:p>6,5616</text:p>
          </table:table-cell>
          <table:table-cell office:value-type="float" office:value="22.8031563737231" calcext:value-type="float">
            <text:p>22,8032</text:p>
          </table:table-cell>
          <table:table-cell office:value-type="float" office:value="4.78556980595182" calcext:value-type="float">
            <text:p>4,7856</text:p>
          </table:table-cell>
          <table:table-cell office:value-type="float" office:value="1.40867697150121" calcext:value-type="float">
            <text:p>1,4087</text:p>
          </table:table-cell>
          <table:table-cell office:value-type="float" office:value="11.0807990431371" calcext:value-type="float">
            <text:p>11,0808</text:p>
          </table:table-cell>
          <table:table-cell office:value-type="float" office:value="75.4348181992205" calcext:value-type="float">
            <text:p>75,43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38744537104245" calcext:value-type="float">
            <text:p>0,0439</text:p>
          </table:table-cell>
          <table:table-cell office:value-type="float" office:value="13.7720223875102" calcext:value-type="float">
            <text:p>13,7720</text:p>
          </table:table-cell>
          <table:table-cell office:value-type="float" office:value="0.293654862132382" calcext:value-type="float">
            <text:p>0,2937</text:p>
          </table:table-cell>
          <table:table-cell office:value-type="float" office:value="9.99817567144254" calcext:value-type="float">
            <text:p>9,9982</text:p>
          </table:table-cell>
          <table:table-cell office:value-type="float" office:value="0.358329598285817" calcext:value-type="float">
            <text:p>0,3583</text:p>
          </table:table-cell>
          <table:table-cell office:value-type="float" office:value="4.2306980098169" calcext:value-type="float">
            <text:p>4,2307</text:p>
          </table:table-cell>
          <table:table-cell office:value-type="float" office:value="21.8821878595818" calcext:value-type="float">
            <text:p>21,8822</text:p>
          </table:table-cell>
          <table:table-cell office:value-type="float" office:value="9.49908144019369" calcext:value-type="float">
            <text:p>9,4991</text:p>
          </table:table-cell>
          <table:table-cell office:value-type="float" office:value="1.4394454413556" calcext:value-type="float">
            <text:p>1,4394</text:p>
          </table:table-cell>
          <table:table-cell office:value-type="float" office:value="10.6349738343331" calcext:value-type="float">
            <text:p>10,6350</text:p>
          </table:table-cell>
          <table:table-cell office:value-type="float" office:value="74.7258014204593" calcext:value-type="float">
            <text:p>74,72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64151758998228" calcext:value-type="float">
            <text:p>0,0264</text:p>
          </table:table-cell>
          <table:table-cell office:value-type="float" office:value="13.4566870264679" calcext:value-type="float">
            <text:p>13,4567</text:p>
          </table:table-cell>
          <table:table-cell office:value-type="float" office:value="0.317323742911394" calcext:value-type="float">
            <text:p>0,3173</text:p>
          </table:table-cell>
          <table:table-cell office:value-type="float" office:value="9.99817567144254" calcext:value-type="float">
            <text:p>9,9982</text:p>
          </table:table-cell>
          <table:table-cell office:value-type="float" office:value="0.421103502799964" calcext:value-type="float">
            <text:p>0,4211</text:p>
          </table:table-cell>
          <table:table-cell office:value-type="float" office:value="3.30063172666218" calcext:value-type="float">
            <text:p>3,3006</text:p>
          </table:table-cell>
          <table:table-cell office:value-type="float" office:value="21.5559106762948" calcext:value-type="float">
            <text:p>21,5559</text:p>
          </table:table-cell>
          <table:table-cell office:value-type="float" office:value="5.77123953053584" calcext:value-type="float">
            <text:p>5,7712</text:p>
          </table:table-cell>
          <table:table-cell office:value-type="float" office:value="1.47267674313494" calcext:value-type="float">
            <text:p>1,4727</text:p>
          </table:table-cell>
          <table:table-cell office:value-type="float" office:value="10.3182436278483" calcext:value-type="float">
            <text:p>10,3182</text:p>
          </table:table-cell>
          <table:table-cell office:value-type="float" office:value="69.4221324465377" calcext:value-type="float">
            <text:p>69,42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268627598663862" calcext:value-type="float">
            <text:p>-0,0027</text:p>
          </table:table-cell>
          <table:table-cell office:value-type="float" office:value="6.66298128118864" calcext:value-type="float">
            <text:p>6,6630</text:p>
          </table:table-cell>
          <table:table-cell office:value-type="float" office:value="0.357479869816383" calcext:value-type="float">
            <text:p>0,3575</text:p>
          </table:table-cell>
          <table:table-cell office:value-type="float" office:value="9.99817567144254" calcext:value-type="float">
            <text:p>9,9982</text:p>
          </table:table-cell>
          <table:table-cell office:value-type="float" office:value="0.414172635947204" calcext:value-type="float">
            <text:p>0,4142</text:p>
          </table:table-cell>
          <table:table-cell office:value-type="float" office:value="3.56737349139873" calcext:value-type="float">
            <text:p>3,5674</text:p>
          </table:table-cell>
          <table:table-cell office:value-type="float" office:value="22.8815209624498" calcext:value-type="float">
            <text:p>22,8815</text:p>
          </table:table-cell>
          <table:table-cell office:value-type="float" office:value="1.82354987682191" calcext:value-type="float">
            <text:p>1,8235</text:p>
          </table:table-cell>
          <table:table-cell office:value-type="float" office:value="1.46148468519161" calcext:value-type="float">
            <text:p>1,4615</text:p>
          </table:table-cell>
          <table:table-cell office:value-type="float" office:value="10.2754093827734" calcext:value-type="float">
            <text:p>10,2754</text:p>
          </table:table-cell>
          <table:table-cell office:value-type="float" office:value="67.0482836182605" calcext:value-type="float">
            <text:p>67,04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328052136496204" calcext:value-type="float">
            <text:p>-0,0033</text:p>
          </table:table-cell>
          <table:table-cell office:value-type="float" office:value="10.0548110433038" calcext:value-type="float">
            <text:p>10,0548</text:p>
          </table:table-cell>
          <table:table-cell office:value-type="float" office:value="0.358553345397515" calcext:value-type="float">
            <text:p>0,3586</text:p>
          </table:table-cell>
          <table:table-cell office:value-type="float" office:value="9.99817567144254" calcext:value-type="float">
            <text:p>9,9982</text:p>
          </table:table-cell>
          <table:table-cell office:value-type="float" office:value="0.444158655032988" calcext:value-type="float">
            <text:p>0,4442</text:p>
          </table:table-cell>
          <table:table-cell office:value-type="float" office:value="12.5445609600719" calcext:value-type="float">
            <text:p>12,5446</text:p>
          </table:table-cell>
          <table:table-cell office:value-type="float" office:value="22.7192642717924" calcext:value-type="float">
            <text:p>22,7193</text:p>
          </table:table-cell>
          <table:table-cell office:value-type="float" office:value="13.6384336166336" calcext:value-type="float">
            <text:p>13,6384</text:p>
          </table:table-cell>
          <table:table-cell office:value-type="float" office:value="1.42204614032925" calcext:value-type="float">
            <text:p>1,4220</text:p>
          </table:table-cell>
          <table:table-cell office:value-type="float" office:value="11.3301396708405" calcext:value-type="float">
            <text:p>11,3301</text:p>
          </table:table-cell>
          <table:table-cell office:value-type="float" office:value="64.1137554004351" calcext:value-type="float">
            <text:p>64,11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217859613687557" calcext:value-type="float">
            <text:p>-0,0218</text:p>
          </table:table-cell>
          <table:table-cell office:value-type="float" office:value="0" calcext:value-type="float">
            <text:p>0,0000</text:p>
          </table:table-cell>
          <table:table-cell office:value-type="float" office:value="0.247396042646532" calcext:value-type="float">
            <text:p>0,2474</text:p>
          </table:table-cell>
          <table:table-cell office:value-type="float" office:value="7.63679403784317" calcext:value-type="float">
            <text:p>7,6368</text:p>
          </table:table-cell>
          <table:table-cell office:value-type="float" office:value="0.35227589307173" calcext:value-type="float">
            <text:p>0,3523</text:p>
          </table:table-cell>
          <table:table-cell office:value-type="float" office:value="0.210062252852969" calcext:value-type="float">
            <text:p>0,2101</text:p>
          </table:table-cell>
          <table:table-cell office:value-type="float" office:value="17.2368798490979" calcext:value-type="float">
            <text:p>17,2369</text:p>
          </table:table-cell>
          <table:table-cell office:value-type="float" office:value="0.933205556077326" calcext:value-type="float">
            <text:p>0,9332</text:p>
          </table:table-cell>
          <table:table-cell office:value-type="float" office:value="2.72396581925676" calcext:value-type="float">
            <text:p>2,7240</text:p>
          </table:table-cell>
          <table:table-cell office:value-type="float" office:value="9.82360946248357" calcext:value-type="float">
            <text:p>9,8236</text:p>
          </table:table-cell>
          <table:table-cell office:value-type="float" office:value="41.7743612446788" calcext:value-type="float">
            <text:p>41,77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167302880763565" calcext:value-type="float">
            <text:p>0,0017</text:p>
          </table:table-cell>
          <table:table-cell office:value-type="float" office:value="0" calcext:value-type="float">
            <text:p>0,0000</text:p>
          </table:table-cell>
          <table:table-cell office:value-type="float" office:value="0.258538304630159" calcext:value-type="float">
            <text:p>0,2585</text:p>
          </table:table-cell>
          <table:table-cell office:value-type="float" office:value="7.63679403784317" calcext:value-type="float">
            <text:p>7,6368</text:p>
          </table:table-cell>
          <table:table-cell office:value-type="float" office:value="0.399617663584579" calcext:value-type="float">
            <text:p>0,3996</text:p>
          </table:table-cell>
          <table:table-cell office:value-type="float" office:value="0.548412532071826" calcext:value-type="float">
            <text:p>0,5484</text:p>
          </table:table-cell>
          <table:table-cell office:value-type="float" office:value="15.8382091250789" calcext:value-type="float">
            <text:p>15,8382</text:p>
          </table:table-cell>
          <table:table-cell office:value-type="float" office:value="6.19731323851092" calcext:value-type="float">
            <text:p>6,1973</text:p>
          </table:table-cell>
          <table:table-cell office:value-type="float" office:value="2.7229981227768" calcext:value-type="float">
            <text:p>2,7230</text:p>
          </table:table-cell>
          <table:table-cell office:value-type="float" office:value="9.70902523630876" calcext:value-type="float">
            <text:p>9,7090</text:p>
          </table:table-cell>
          <table:table-cell office:value-type="float" office:value="41.954001060525" calcext:value-type="float">
            <text:p>41,95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24980695483961" calcext:value-type="float">
            <text:p>0,0225</text:p>
          </table:table-cell>
          <table:table-cell office:value-type="float" office:value="0" calcext:value-type="float">
            <text:p>0,0000</text:p>
          </table:table-cell>
          <table:table-cell office:value-type="float" office:value="0.257099056708338" calcext:value-type="float">
            <text:p>0,2571</text:p>
          </table:table-cell>
          <table:table-cell office:value-type="float" office:value="7.63679403784317" calcext:value-type="float">
            <text:p>7,6368</text:p>
          </table:table-cell>
          <table:table-cell office:value-type="float" office:value="0.374261818453907" calcext:value-type="float">
            <text:p>0,3743</text:p>
          </table:table-cell>
          <table:table-cell office:value-type="float" office:value="0.286194263505208" calcext:value-type="float">
            <text:p>0,2862</text:p>
          </table:table-cell>
          <table:table-cell office:value-type="float" office:value="16.2592234815342" calcext:value-type="float">
            <text:p>16,2592</text:p>
          </table:table-cell>
          <table:table-cell office:value-type="float" office:value="7.12684155567369" calcext:value-type="float">
            <text:p>7,1268</text:p>
          </table:table-cell>
          <table:table-cell office:value-type="float" office:value="2.72849327911094" calcext:value-type="float">
            <text:p>2,7285</text:p>
          </table:table-cell>
          <table:table-cell office:value-type="float" office:value="10.0007925739742" calcext:value-type="float">
            <text:p>10,0008</text:p>
          </table:table-cell>
          <table:table-cell office:value-type="float" office:value="44.8831257052218" calcext:value-type="float">
            <text:p>44,88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00152973530894" calcext:value-type="float">
            <text:p>0,0300</text:p>
          </table:table-cell>
          <table:table-cell office:value-type="float" office:value="0" calcext:value-type="float">
            <text:p>0,0000</text:p>
          </table:table-cell>
          <table:table-cell office:value-type="float" office:value="0.245604722541574" calcext:value-type="float">
            <text:p>0,2456</text:p>
          </table:table-cell>
          <table:table-cell office:value-type="float" office:value="7.63679403784317" calcext:value-type="float">
            <text:p>7,6368</text:p>
          </table:table-cell>
          <table:table-cell office:value-type="float" office:value="0.368664658859318" calcext:value-type="float">
            <text:p>0,3687</text:p>
          </table:table-cell>
          <table:table-cell office:value-type="float" office:value="0.113202055449979" calcext:value-type="float">
            <text:p>0,1132</text:p>
          </table:table-cell>
          <table:table-cell office:value-type="float" office:value="18.6991117625245" calcext:value-type="float">
            <text:p>18,6991</text:p>
          </table:table-cell>
          <table:table-cell office:value-type="float" office:value="4.8996497187279" calcext:value-type="float">
            <text:p>4,8996</text:p>
          </table:table-cell>
          <table:table-cell office:value-type="float" office:value="2.73727142320356" calcext:value-type="float">
            <text:p>2,7373</text:p>
          </table:table-cell>
          <table:table-cell office:value-type="float" office:value="10.5360857511169" calcext:value-type="float">
            <text:p>10,5361</text:p>
          </table:table-cell>
          <table:table-cell office:value-type="float" office:value="47.5559152587355" calcext:value-type="float">
            <text:p>47,55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52521884674184" calcext:value-type="float">
            <text:p>0,0353</text:p>
          </table:table-cell>
          <table:table-cell office:value-type="float" office:value="0" calcext:value-type="float">
            <text:p>0,0000</text:p>
          </table:table-cell>
          <table:table-cell office:value-type="float" office:value="0.24643819277595" calcext:value-type="float">
            <text:p>0,2464</text:p>
          </table:table-cell>
          <table:table-cell office:value-type="float" office:value="7.63679403784317" calcext:value-type="float">
            <text:p>7,6368</text:p>
          </table:table-cell>
          <table:table-cell office:value-type="float" office:value="0.403274056411845" calcext:value-type="float">
            <text:p>0,4033</text:p>
          </table:table-cell>
          <table:table-cell office:value-type="float" office:value="0.196219536813607" calcext:value-type="float">
            <text:p>0,1962</text:p>
          </table:table-cell>
          <table:table-cell office:value-type="float" office:value="19.4244380225784" calcext:value-type="float">
            <text:p>19,4244</text:p>
          </table:table-cell>
          <table:table-cell office:value-type="float" office:value="23.5301332527861" calcext:value-type="float">
            <text:p>23,5301</text:p>
          </table:table-cell>
          <table:table-cell office:value-type="float" office:value="2.74643078401802" calcext:value-type="float">
            <text:p>2,7464</text:p>
          </table:table-cell>
          <table:table-cell office:value-type="float" office:value="12.6893553901337" calcext:value-type="float">
            <text:p>12,6894</text:p>
          </table:table-cell>
          <table:table-cell office:value-type="float" office:value="51.3206589084772" calcext:value-type="float">
            <text:p>51,32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87419352559197" calcext:value-type="float">
            <text:p>0,0387</text:p>
          </table:table-cell>
          <table:table-cell office:value-type="float" office:value="0" calcext:value-type="float">
            <text:p>0,0000</text:p>
          </table:table-cell>
          <table:table-cell office:value-type="float" office:value="0.224304528881516" calcext:value-type="float">
            <text:p>0,2243</text:p>
          </table:table-cell>
          <table:table-cell office:value-type="float" office:value="7.76488625569939" calcext:value-type="float">
            <text:p>7,7649</text:p>
          </table:table-cell>
          <table:table-cell office:value-type="float" office:value="0.383975783745913" calcext:value-type="float">
            <text:p>0,3840</text:p>
          </table:table-cell>
          <table:table-cell office:value-type="float" office:value="2.28124317373484" calcext:value-type="float">
            <text:p>2,2812</text:p>
          </table:table-cell>
          <table:table-cell office:value-type="float" office:value="19.9647291071788" calcext:value-type="float">
            <text:p>19,9647</text:p>
          </table:table-cell>
          <table:table-cell office:value-type="float" office:value="8.12948559548256" calcext:value-type="float">
            <text:p>8,1295</text:p>
          </table:table-cell>
          <table:table-cell office:value-type="float" office:value="2.75206903586673" calcext:value-type="float">
            <text:p>2,7521</text:p>
          </table:table-cell>
          <table:table-cell office:value-type="float" office:value="12.7904398588978" calcext:value-type="float">
            <text:p>12,7904</text:p>
          </table:table-cell>
          <table:table-cell office:value-type="float" office:value="50.5089399182611" calcext:value-type="float">
            <text:p>50,50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251954567804953" calcext:value-type="float">
            <text:p>-0,0252</text:p>
          </table:table-cell>
          <table:table-cell office:value-type="float" office:value="0" calcext:value-type="float">
            <text:p>0,0000</text:p>
          </table:table-cell>
          <table:table-cell office:value-type="float" office:value="0.217190369577923" calcext:value-type="float">
            <text:p>0,2172</text:p>
          </table:table-cell>
          <table:table-cell office:value-type="float" office:value="7.76488625569939" calcext:value-type="float">
            <text:p>7,7649</text:p>
          </table:table-cell>
          <table:table-cell office:value-type="float" office:value="0.426671299707082" calcext:value-type="float">
            <text:p>0,4267</text:p>
          </table:table-cell>
          <table:table-cell office:value-type="float" office:value="0.266291327300955" calcext:value-type="float">
            <text:p>0,2663</text:p>
          </table:table-cell>
          <table:table-cell office:value-type="float" office:value="18.8649238157143" calcext:value-type="float">
            <text:p>18,8649</text:p>
          </table:table-cell>
          <table:table-cell office:value-type="float" office:value="15.1511749632827" calcext:value-type="float">
            <text:p>15,1512</text:p>
          </table:table-cell>
          <table:table-cell office:value-type="float" office:value="2.75155906438204" calcext:value-type="float">
            <text:p>2,7516</text:p>
          </table:table-cell>
          <table:table-cell office:value-type="float" office:value="12.0957706183263" calcext:value-type="float">
            <text:p>12,0958</text:p>
          </table:table-cell>
          <table:table-cell office:value-type="float" office:value="54.5396851477398" calcext:value-type="float">
            <text:p>54,53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0510229062780621" calcext:value-type="float">
            <text:p>0,0051</text:p>
          </table:table-cell>
          <table:table-cell office:value-type="float" office:value="0" calcext:value-type="float">
            <text:p>0,0000</text:p>
          </table:table-cell>
          <table:table-cell office:value-type="float" office:value="0.212369814196307" calcext:value-type="float">
            <text:p>0,2124</text:p>
          </table:table-cell>
          <table:table-cell office:value-type="float" office:value="7.76488625569939" calcext:value-type="float">
            <text:p>7,7649</text:p>
          </table:table-cell>
          <table:table-cell office:value-type="float" office:value="0.430890216883818" calcext:value-type="float">
            <text:p>0,4309</text:p>
          </table:table-cell>
          <table:table-cell office:value-type="float" office:value="0.314027176505012" calcext:value-type="float">
            <text:p>0,3140</text:p>
          </table:table-cell>
          <table:table-cell office:value-type="float" office:value="18.5050536231601" calcext:value-type="float">
            <text:p>18,5051</text:p>
          </table:table-cell>
          <table:table-cell office:value-type="float" office:value="11.6373036795758" calcext:value-type="float">
            <text:p>11,6373</text:p>
          </table:table-cell>
          <table:table-cell office:value-type="float" office:value="2.7432078427851" calcext:value-type="float">
            <text:p>2,7432</text:p>
          </table:table-cell>
          <table:table-cell office:value-type="float" office:value="11.9612192389674" calcext:value-type="float">
            <text:p>11,9612</text:p>
          </table:table-cell>
          <table:table-cell office:value-type="float" office:value="54.2533106261953" calcext:value-type="float">
            <text:p>54,25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34264203805179" calcext:value-type="float">
            <text:p>0,0534</text:p>
          </table:table-cell>
          <table:table-cell office:value-type="float" office:value="0" calcext:value-type="float">
            <text:p>0,0000</text:p>
          </table:table-cell>
          <table:table-cell office:value-type="float" office:value="0.230213933879074" calcext:value-type="float">
            <text:p>0,2302</text:p>
          </table:table-cell>
          <table:table-cell office:value-type="float" office:value="7.76488625569939" calcext:value-type="float">
            <text:p>7,7649</text:p>
          </table:table-cell>
          <table:table-cell office:value-type="float" office:value="0.391388104771901" calcext:value-type="float">
            <text:p>0,3914</text:p>
          </table:table-cell>
          <table:table-cell office:value-type="float" office:value="0.445160533667508" calcext:value-type="float">
            <text:p>0,4452</text:p>
          </table:table-cell>
          <table:table-cell office:value-type="float" office:value="20.3716868049607" calcext:value-type="float">
            <text:p>20,3717</text:p>
          </table:table-cell>
          <table:table-cell office:value-type="float" office:value="2.09167565659205" calcext:value-type="float">
            <text:p>2,0917</text:p>
          </table:table-cell>
          <table:table-cell office:value-type="float" office:value="2.72840571240366" calcext:value-type="float">
            <text:p>2,7284</text:p>
          </table:table-cell>
          <table:table-cell office:value-type="float" office:value="11.2552633281114" calcext:value-type="float">
            <text:p>11,2553</text:p>
          </table:table-cell>
          <table:table-cell office:value-type="float" office:value="54.2268646261754" calcext:value-type="float">
            <text:p>54,22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21714827578736" calcext:value-type="float">
            <text:p>0,0322</text:p>
          </table:table-cell>
          <table:table-cell office:value-type="float" office:value="0" calcext:value-type="float">
            <text:p>0,0000</text:p>
          </table:table-cell>
          <table:table-cell office:value-type="float" office:value="0.240001064043057" calcext:value-type="float">
            <text:p>0,2400</text:p>
          </table:table-cell>
          <table:table-cell office:value-type="float" office:value="7.76488625569939" calcext:value-type="float">
            <text:p>7,7649</text:p>
          </table:table-cell>
          <table:table-cell office:value-type="float" office:value="0.382452556494849" calcext:value-type="float">
            <text:p>0,3825</text:p>
          </table:table-cell>
          <table:table-cell office:value-type="float" office:value="3.45734456733187" calcext:value-type="float">
            <text:p>3,4573</text:p>
          </table:table-cell>
          <table:table-cell office:value-type="float" office:value="20.3908405928418" calcext:value-type="float">
            <text:p>20,3908</text:p>
          </table:table-cell>
          <table:table-cell office:value-type="float" office:value="10.7939224157998" calcext:value-type="float">
            <text:p>10,7939</text:p>
          </table:table-cell>
          <table:table-cell office:value-type="float" office:value="2.71182599842321" calcext:value-type="float">
            <text:p>2,7118</text:p>
          </table:table-cell>
          <table:table-cell office:value-type="float" office:value="11.7505001451991" calcext:value-type="float">
            <text:p>11,7505</text:p>
          </table:table-cell>
          <table:table-cell office:value-type="float" office:value="57.0862428517637" calcext:value-type="float">
            <text:p>57,08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76898806501393" calcext:value-type="float">
            <text:p>0,0177</text:p>
          </table:table-cell>
          <table:table-cell office:value-type="float" office:value="0" calcext:value-type="float">
            <text:p>0,0000</text:p>
          </table:table-cell>
          <table:table-cell office:value-type="float" office:value="0.260209060332659" calcext:value-type="float">
            <text:p>0,2602</text:p>
          </table:table-cell>
          <table:table-cell office:value-type="float" office:value="7.84839131646817" calcext:value-type="float">
            <text:p>7,8484</text:p>
          </table:table-cell>
          <table:table-cell office:value-type="float" office:value="0.395840391374662" calcext:value-type="float">
            <text:p>0,3958</text:p>
          </table:table-cell>
          <table:table-cell office:value-type="float" office:value="2.73774695659381" calcext:value-type="float">
            <text:p>2,7377</text:p>
          </table:table-cell>
          <table:table-cell office:value-type="float" office:value="21.1505909320719" calcext:value-type="float">
            <text:p>21,1506</text:p>
          </table:table-cell>
          <table:table-cell office:value-type="float" office:value="9.37978065243321" calcext:value-type="float">
            <text:p>9,3798</text:p>
          </table:table-cell>
          <table:table-cell office:value-type="float" office:value="2.69316939694823" calcext:value-type="float">
            <text:p>2,6932</text:p>
          </table:table-cell>
          <table:table-cell office:value-type="float" office:value="11.0082871291797" calcext:value-type="float">
            <text:p>11,0083</text:p>
          </table:table-cell>
          <table:table-cell office:value-type="float" office:value="57.7556444245056" calcext:value-type="float">
            <text:p>57,75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04425131127175" calcext:value-type="float">
            <text:p>0,0304</text:p>
          </table:table-cell>
          <table:table-cell office:value-type="float" office:value="0" calcext:value-type="float">
            <text:p>0,0000</text:p>
          </table:table-cell>
          <table:table-cell office:value-type="float" office:value="0.288716305944107" calcext:value-type="float">
            <text:p>0,2887</text:p>
          </table:table-cell>
          <table:table-cell office:value-type="float" office:value="7.84839131646817" calcext:value-type="float">
            <text:p>7,8484</text:p>
          </table:table-cell>
          <table:table-cell office:value-type="float" office:value="0.38981171826864" calcext:value-type="float">
            <text:p>0,3898</text:p>
          </table:table-cell>
          <table:table-cell office:value-type="float" office:value="2.03065597510581" calcext:value-type="float">
            <text:p>2,0307</text:p>
          </table:table-cell>
          <table:table-cell office:value-type="float" office:value="20.5704422887659" calcext:value-type="float">
            <text:p>20,5704</text:p>
          </table:table-cell>
          <table:table-cell office:value-type="float" office:value="5.16874442189688" calcext:value-type="float">
            <text:p>5,1687</text:p>
          </table:table-cell>
          <table:table-cell office:value-type="float" office:value="2.66812165895313" calcext:value-type="float">
            <text:p>2,6681</text:p>
          </table:table-cell>
          <table:table-cell office:value-type="float" office:value="10.6765519726707" calcext:value-type="float">
            <text:p>10,6766</text:p>
          </table:table-cell>
          <table:table-cell office:value-type="float" office:value="53.9544785881569" calcext:value-type="float">
            <text:p>53,95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58244827231149" calcext:value-type="float">
            <text:p>0,0258</text:p>
          </table:table-cell>
          <table:table-cell office:value-type="float" office:value="0" calcext:value-type="float">
            <text:p>0,0000</text:p>
          </table:table-cell>
          <table:table-cell office:value-type="float" office:value="0.363165857440006" calcext:value-type="float">
            <text:p>0,3632</text:p>
          </table:table-cell>
          <table:table-cell office:value-type="float" office:value="7.84839131646817" calcext:value-type="float">
            <text:p>7,8484</text:p>
          </table:table-cell>
          <table:table-cell office:value-type="float" office:value="0.380355864158039" calcext:value-type="float">
            <text:p>0,3804</text:p>
          </table:table-cell>
          <table:table-cell office:value-type="float" office:value="1.33598648140847" calcext:value-type="float">
            <text:p>1,3360</text:p>
          </table:table-cell>
          <table:table-cell office:value-type="float" office:value="22.879655102397" calcext:value-type="float">
            <text:p>22,8797</text:p>
          </table:table-cell>
          <table:table-cell office:value-type="float" office:value="8.06827022773105" calcext:value-type="float">
            <text:p>8,0683</text:p>
          </table:table-cell>
          <table:table-cell office:value-type="float" office:value="2.6361163551476" calcext:value-type="float">
            <text:p>2,6361</text:p>
          </table:table-cell>
          <table:table-cell office:value-type="float" office:value="9.95806314941546" calcext:value-type="float">
            <text:p>9,9581</text:p>
          </table:table-cell>
          <table:table-cell office:value-type="float" office:value="55.6615132714261" calcext:value-type="float">
            <text:p>55,66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96162498356329" calcext:value-type="float">
            <text:p>0,0296</text:p>
          </table:table-cell>
          <table:table-cell office:value-type="float" office:value="0" calcext:value-type="float">
            <text:p>0,0000</text:p>
          </table:table-cell>
          <table:table-cell office:value-type="float" office:value="0.345126602876964" calcext:value-type="float">
            <text:p>0,3451</text:p>
          </table:table-cell>
          <table:table-cell office:value-type="float" office:value="7.84839131646817" calcext:value-type="float">
            <text:p>7,8484</text:p>
          </table:table-cell>
          <table:table-cell office:value-type="float" office:value="0.379869146570184" calcext:value-type="float">
            <text:p>0,3799</text:p>
          </table:table-cell>
          <table:table-cell office:value-type="float" office:value="0.968202239178039" calcext:value-type="float">
            <text:p>0,9682</text:p>
          </table:table-cell>
          <table:table-cell office:value-type="float" office:value="21.6156271656547" calcext:value-type="float">
            <text:p>21,6156</text:p>
          </table:table-cell>
          <table:table-cell office:value-type="float" office:value="10.0250109225492" calcext:value-type="float">
            <text:p>10,0250</text:p>
          </table:table-cell>
          <table:table-cell office:value-type="float" office:value="2.59933653353207" calcext:value-type="float">
            <text:p>2,5993</text:p>
          </table:table-cell>
          <table:table-cell office:value-type="float" office:value="9.37107994115387" calcext:value-type="float">
            <text:p>9,3711</text:p>
          </table:table-cell>
          <table:table-cell office:value-type="float" office:value="54.2270864356182" calcext:value-type="float">
            <text:p>54,22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14249081780629" calcext:value-type="float">
            <text:p>0,0314</text:p>
          </table:table-cell>
          <table:table-cell office:value-type="float" office:value="0" calcext:value-type="float">
            <text:p>0,0000</text:p>
          </table:table-cell>
          <table:table-cell office:value-type="float" office:value="0.357171258122037" calcext:value-type="float">
            <text:p>0,3572</text:p>
          </table:table-cell>
          <table:table-cell office:value-type="float" office:value="7.84839131646817" calcext:value-type="float">
            <text:p>7,8484</text:p>
          </table:table-cell>
          <table:table-cell office:value-type="float" office:value="0.362199320026136" calcext:value-type="float">
            <text:p>0,3622</text:p>
          </table:table-cell>
          <table:table-cell office:value-type="float" office:value="0.568530851506112" calcext:value-type="float">
            <text:p>0,5685</text:p>
          </table:table-cell>
          <table:table-cell office:value-type="float" office:value="17.205889732306" calcext:value-type="float">
            <text:p>17,2059</text:p>
          </table:table-cell>
          <table:table-cell office:value-type="float" office:value="8.13361547588522" calcext:value-type="float">
            <text:p>8,1336</text:p>
          </table:table-cell>
          <table:table-cell office:value-type="float" office:value="2.56092539826487" calcext:value-type="float">
            <text:p>2,5609</text:p>
          </table:table-cell>
          <table:table-cell office:value-type="float" office:value="9.08848540348147" calcext:value-type="float">
            <text:p>9,0885</text:p>
          </table:table-cell>
          <table:table-cell office:value-type="float" office:value="48.7064643691944" calcext:value-type="float">
            <text:p>48,70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659123666833938" calcext:value-type="float">
            <text:p>0,0659</text:p>
          </table:table-cell>
          <table:table-cell office:value-type="float" office:value="0" calcext:value-type="float">
            <text:p>0,0000</text:p>
          </table:table-cell>
          <table:table-cell office:value-type="float" office:value="0.708302925819822" calcext:value-type="float">
            <text:p>0,7083</text:p>
          </table:table-cell>
          <table:table-cell office:value-type="float" office:value="10.0431271893421" calcext:value-type="float">
            <text:p>10,0431</text:p>
          </table:table-cell>
          <table:table-cell office:value-type="float" office:value="0.731991350405874" calcext:value-type="float">
            <text:p>0,7320</text:p>
          </table:table-cell>
          <table:table-cell office:value-type="float" office:value="0.899001594353563" calcext:value-type="float">
            <text:p>0,8990</text:p>
          </table:table-cell>
          <table:table-cell office:value-type="float" office:value="30.3854547917162" calcext:value-type="float">
            <text:p>30,3855</text:p>
          </table:table-cell>
          <table:table-cell office:value-type="float" office:value="3.06049293035788" calcext:value-type="float">
            <text:p>3,0605</text:p>
          </table:table-cell>
          <table:table-cell office:value-type="float" office:value="0.577957276814842" calcext:value-type="float">
            <text:p>0,5780</text:p>
          </table:table-cell>
          <table:table-cell office:value-type="float" office:value="24.2247377053462" calcext:value-type="float">
            <text:p>24,2247</text:p>
          </table:table-cell>
          <table:table-cell office:value-type="float" office:value="63.5198571427023" calcext:value-type="float">
            <text:p>63,51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3727007544176" calcext:value-type="float">
            <text:p>0,0237</text:p>
          </table:table-cell>
          <table:table-cell office:value-type="float" office:value="0" calcext:value-type="float">
            <text:p>0,0000</text:p>
          </table:table-cell>
          <table:table-cell office:value-type="float" office:value="0.679697901648582" calcext:value-type="float">
            <text:p>0,6797</text:p>
          </table:table-cell>
          <table:table-cell office:value-type="float" office:value="10.0431271893421" calcext:value-type="float">
            <text:p>10,0431</text:p>
          </table:table-cell>
          <table:table-cell office:value-type="float" office:value="0.74373296587286" calcext:value-type="float">
            <text:p>0,7437</text:p>
          </table:table-cell>
          <table:table-cell office:value-type="float" office:value="1.03009353751249" calcext:value-type="float">
            <text:p>1,0301</text:p>
          </table:table-cell>
          <table:table-cell office:value-type="float" office:value="31.2501811224921" calcext:value-type="float">
            <text:p>31,2502</text:p>
          </table:table-cell>
          <table:table-cell office:value-type="float" office:value="3.39506202261082" calcext:value-type="float">
            <text:p>3,3951</text:p>
          </table:table-cell>
          <table:table-cell office:value-type="float" office:value="0.518321452985646" calcext:value-type="float">
            <text:p>0,5183</text:p>
          </table:table-cell>
          <table:table-cell office:value-type="float" office:value="23.867992131854" calcext:value-type="float">
            <text:p>23,8680</text:p>
          </table:table-cell>
          <table:table-cell office:value-type="float" office:value="69.2172881805387" calcext:value-type="float">
            <text:p>69,21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38724940780304" calcext:value-type="float">
            <text:p>0,0439</text:p>
          </table:table-cell>
          <table:table-cell office:value-type="float" office:value="0" calcext:value-type="float">
            <text:p>0,0000</text:p>
          </table:table-cell>
          <table:table-cell office:value-type="float" office:value="0.701316207387421" calcext:value-type="float">
            <text:p>0,7013</text:p>
          </table:table-cell>
          <table:table-cell office:value-type="float" office:value="10.0431271893421" calcext:value-type="float">
            <text:p>10,0431</text:p>
          </table:table-cell>
          <table:table-cell office:value-type="float" office:value="0.75497949912358" calcext:value-type="float">
            <text:p>0,7550</text:p>
          </table:table-cell>
          <table:table-cell office:value-type="float" office:value="1.73810124389136" calcext:value-type="float">
            <text:p>1,7381</text:p>
          </table:table-cell>
          <table:table-cell office:value-type="float" office:value="31.1997115177497" calcext:value-type="float">
            <text:p>31,1997</text:p>
          </table:table-cell>
          <table:table-cell office:value-type="float" office:value="2.98410371517457" calcext:value-type="float">
            <text:p>2,9841</text:p>
          </table:table-cell>
          <table:table-cell office:value-type="float" office:value="0.396331436697806" calcext:value-type="float">
            <text:p>0,3963</text:p>
          </table:table-cell>
          <table:table-cell office:value-type="float" office:value="25.7213454605768" calcext:value-type="float">
            <text:p>25,7213</text:p>
          </table:table-cell>
          <table:table-cell office:value-type="float" office:value="76.7439037856166" calcext:value-type="float">
            <text:p>76,74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63665946692091" calcext:value-type="float">
            <text:p>0,0364</text:p>
          </table:table-cell>
          <table:table-cell office:value-type="float" office:value="0.00165191843514915" calcext:value-type="float">
            <text:p>0,0017</text:p>
          </table:table-cell>
          <table:table-cell office:value-type="float" office:value="0.719102480284968" calcext:value-type="float">
            <text:p>0,7191</text:p>
          </table:table-cell>
          <table:table-cell office:value-type="float" office:value="10.0431271893421" calcext:value-type="float">
            <text:p>10,0431</text:p>
          </table:table-cell>
          <table:table-cell office:value-type="float" office:value="0.775053668296052" calcext:value-type="float">
            <text:p>0,7751</text:p>
          </table:table-cell>
          <table:table-cell office:value-type="float" office:value="1.51905522678094" calcext:value-type="float">
            <text:p>1,5191</text:p>
          </table:table-cell>
          <table:table-cell office:value-type="float" office:value="30.8610168783927" calcext:value-type="float">
            <text:p>30,8610</text:p>
          </table:table-cell>
          <table:table-cell office:value-type="float" office:value="1.03157154480107" calcext:value-type="float">
            <text:p>1,0316</text:p>
          </table:table-cell>
          <table:table-cell office:value-type="float" office:value="0.211997784117548" calcext:value-type="float">
            <text:p>0,2120</text:p>
          </table:table-cell>
          <table:table-cell office:value-type="float" office:value="25.5161544831671" calcext:value-type="float">
            <text:p>25,5162</text:p>
          </table:table-cell>
          <table:table-cell office:value-type="float" office:value="79.6146808947756" calcext:value-type="float">
            <text:p>79,61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52144144846116" calcext:value-type="float">
            <text:p>0,0452</text:p>
          </table:table-cell>
          <table:table-cell office:value-type="float" office:value="0.00141321849141631" calcext:value-type="float">
            <text:p>0,0014</text:p>
          </table:table-cell>
          <table:table-cell office:value-type="float" office:value="0.68911002298701" calcext:value-type="float">
            <text:p>0,6891</text:p>
          </table:table-cell>
          <table:table-cell office:value-type="float" office:value="10.0431271893421" calcext:value-type="float">
            <text:p>10,0431</text:p>
          </table:table-cell>
          <table:table-cell office:value-type="float" office:value="0.79444599052101" calcext:value-type="float">
            <text:p>0,7944</text:p>
          </table:table-cell>
          <table:table-cell office:value-type="float" office:value="0.905507316247964" calcext:value-type="float">
            <text:p>0,9055</text:p>
          </table:table-cell>
          <table:table-cell office:value-type="float" office:value="30.7404674642613" calcext:value-type="float">
            <text:p>30,7405</text:p>
          </table:table-cell>
          <table:table-cell office:value-type="float" office:value="-0.139840054148664" calcext:value-type="float">
            <text:p>-0,1398</text:p>
          </table:table-cell>
          <table:table-cell office:value-type="float" office:value="0.525199940498775" calcext:value-type="float">
            <text:p>0,5252</text:p>
          </table:table-cell>
          <table:table-cell office:value-type="float" office:value="25.0806113857333" calcext:value-type="float">
            <text:p>25,0806</text:p>
          </table:table-cell>
          <table:table-cell office:value-type="float" office:value="84.9455691841463" calcext:value-type="float">
            <text:p>84,94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8141412777472" calcext:value-type="float">
            <text:p>0,0481</text:p>
          </table:table-cell>
          <table:table-cell office:value-type="float" office:value="0.000891882739295779" calcext:value-type="float">
            <text:p>0,0009</text:p>
          </table:table-cell>
          <table:table-cell office:value-type="float" office:value="0.729005605618895" calcext:value-type="float">
            <text:p>0,7290</text:p>
          </table:table-cell>
          <table:table-cell office:value-type="float" office:value="10.2404491128956" calcext:value-type="float">
            <text:p>10,2404</text:p>
          </table:table-cell>
          <table:table-cell office:value-type="float" office:value="0.801447221566973" calcext:value-type="float">
            <text:p>0,8014</text:p>
          </table:table-cell>
          <table:table-cell office:value-type="float" office:value="0.78623531608103" calcext:value-type="float">
            <text:p>0,7862</text:p>
          </table:table-cell>
          <table:table-cell office:value-type="float" office:value="30.5139151607589" calcext:value-type="float">
            <text:p>30,5139</text:p>
          </table:table-cell>
          <table:table-cell office:value-type="float" office:value="2.39723134631961" calcext:value-type="float">
            <text:p>2,3972</text:p>
          </table:table-cell>
          <table:table-cell office:value-type="float" office:value="0.505234032920336" calcext:value-type="float">
            <text:p>0,5052</text:p>
          </table:table-cell>
          <table:table-cell office:value-type="float" office:value="25.4613385109606" calcext:value-type="float">
            <text:p>25,4613</text:p>
          </table:table-cell>
          <table:table-cell office:value-type="float" office:value="90.3284060456472" calcext:value-type="float">
            <text:p>90,32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03062319317073" calcext:value-type="float">
            <text:p>0,0203</text:p>
          </table:table-cell>
          <table:table-cell office:value-type="float" office:value="0.000956298373378672" calcext:value-type="float">
            <text:p>0,0010</text:p>
          </table:table-cell>
          <table:table-cell office:value-type="float" office:value="0.691496640196585" calcext:value-type="float">
            <text:p>0,6915</text:p>
          </table:table-cell>
          <table:table-cell office:value-type="float" office:value="10.2404491128956" calcext:value-type="float">
            <text:p>10,2404</text:p>
          </table:table-cell>
          <table:table-cell office:value-type="float" office:value="0.793145976529718" calcext:value-type="float">
            <text:p>0,7931</text:p>
          </table:table-cell>
          <table:table-cell office:value-type="float" office:value="1.11627293123935" calcext:value-type="float">
            <text:p>1,1163</text:p>
          </table:table-cell>
          <table:table-cell office:value-type="float" office:value="31.3820323946154" calcext:value-type="float">
            <text:p>31,3820</text:p>
          </table:table-cell>
          <table:table-cell office:value-type="float" office:value="2.95666298529238" calcext:value-type="float">
            <text:p>2,9567</text:p>
          </table:table-cell>
          <table:table-cell office:value-type="float" office:value="0.759316681850927" calcext:value-type="float">
            <text:p>0,7593</text:p>
          </table:table-cell>
          <table:table-cell office:value-type="float" office:value="25.7982356054665" calcext:value-type="float">
            <text:p>25,7982</text:p>
          </table:table-cell>
          <table:table-cell office:value-type="float" office:value="92.5377916433639" calcext:value-type="float">
            <text:p>92,53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0190336010253844" calcext:value-type="float">
            <text:p>0,0019</text:p>
          </table:table-cell>
          <table:table-cell office:value-type="float" office:value="0.00100223008683888" calcext:value-type="float">
            <text:p>0,0010</text:p>
          </table:table-cell>
          <table:table-cell office:value-type="float" office:value="0.720041570666287" calcext:value-type="float">
            <text:p>0,7200</text:p>
          </table:table-cell>
          <table:table-cell office:value-type="float" office:value="10.2404491128956" calcext:value-type="float">
            <text:p>10,2404</text:p>
          </table:table-cell>
          <table:table-cell office:value-type="float" office:value="0.793043377010779" calcext:value-type="float">
            <text:p>0,7930</text:p>
          </table:table-cell>
          <table:table-cell office:value-type="float" office:value="1.00028277719401" calcext:value-type="float">
            <text:p>1,0003</text:p>
          </table:table-cell>
          <table:table-cell office:value-type="float" office:value="31.3184646313935" calcext:value-type="float">
            <text:p>31,3185</text:p>
          </table:table-cell>
          <table:table-cell office:value-type="float" office:value="3.54229742994067" calcext:value-type="float">
            <text:p>3,5423</text:p>
          </table:table-cell>
          <table:table-cell office:value-type="float" office:value="0.514682827535803" calcext:value-type="float">
            <text:p>0,5147</text:p>
          </table:table-cell>
          <table:table-cell office:value-type="float" office:value="26.0514429093907" calcext:value-type="float">
            <text:p>26,0514</text:p>
          </table:table-cell>
          <table:table-cell office:value-type="float" office:value="88.6926084134373" calcext:value-type="float">
            <text:p>88,69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79624406862607" calcext:value-type="float">
            <text:p>0,0580</text:p>
          </table:table-cell>
          <table:table-cell office:value-type="float" office:value="0.00170835946505595" calcext:value-type="float">
            <text:p>0,0017</text:p>
          </table:table-cell>
          <table:table-cell office:value-type="float" office:value="0.722612510413854" calcext:value-type="float">
            <text:p>0,7226</text:p>
          </table:table-cell>
          <table:table-cell office:value-type="float" office:value="10.2404491128956" calcext:value-type="float">
            <text:p>10,2404</text:p>
          </table:table-cell>
          <table:table-cell office:value-type="float" office:value="0.831231847088366" calcext:value-type="float">
            <text:p>0,8312</text:p>
          </table:table-cell>
          <table:table-cell office:value-type="float" office:value="0.867739217755677" calcext:value-type="float">
            <text:p>0,8677</text:p>
          </table:table-cell>
          <table:table-cell office:value-type="float" office:value="30.5003682897761" calcext:value-type="float">
            <text:p>30,5004</text:p>
          </table:table-cell>
          <table:table-cell office:value-type="float" office:value="3.161444248272" calcext:value-type="float">
            <text:p>3,1614</text:p>
          </table:table-cell>
          <table:table-cell office:value-type="float" office:value="0.49822508440111" calcext:value-type="float">
            <text:p>0,4982</text:p>
          </table:table-cell>
          <table:table-cell office:value-type="float" office:value="27.8011835853405" calcext:value-type="float">
            <text:p>27,8012</text:p>
          </table:table-cell>
          <table:table-cell office:value-type="float" office:value="95.6540858036142" calcext:value-type="float">
            <text:p>95,65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8465615250699" calcext:value-type="float">
            <text:p>0,0285</text:p>
          </table:table-cell>
          <table:table-cell office:value-type="float" office:value="0.00174757506078531" calcext:value-type="float">
            <text:p>0,0017</text:p>
          </table:table-cell>
          <table:table-cell office:value-type="float" office:value="0.728200636537821" calcext:value-type="float">
            <text:p>0,7282</text:p>
          </table:table-cell>
          <table:table-cell office:value-type="float" office:value="10.2404491128956" calcext:value-type="float">
            <text:p>10,2404</text:p>
          </table:table-cell>
          <table:table-cell office:value-type="float" office:value="0.839490391747796" calcext:value-type="float">
            <text:p>0,8395</text:p>
          </table:table-cell>
          <table:table-cell office:value-type="float" office:value="0.812748038975569" calcext:value-type="float">
            <text:p>0,8127</text:p>
          </table:table-cell>
          <table:table-cell office:value-type="float" office:value="30.243193982656" calcext:value-type="float">
            <text:p>30,2432</text:p>
          </table:table-cell>
          <table:table-cell office:value-type="float" office:value="1.58460367985889" calcext:value-type="float">
            <text:p>1,5846</text:p>
          </table:table-cell>
          <table:table-cell office:value-type="float" office:value="0.768971758582589" calcext:value-type="float">
            <text:p>0,7690</text:p>
          </table:table-cell>
          <table:table-cell office:value-type="float" office:value="28.4780078653481" calcext:value-type="float">
            <text:p>28,4780</text:p>
          </table:table-cell>
          <table:table-cell office:value-type="float" office:value="105.868010394448" calcext:value-type="float">
            <text:p>105,86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7408035248879" calcext:value-type="float">
            <text:p>0,0174</text:p>
          </table:table-cell>
          <table:table-cell office:value-type="float" office:value="0.00147882049104098" calcext:value-type="float">
            <text:p>0,0015</text:p>
          </table:table-cell>
          <table:table-cell office:value-type="float" office:value="0.717635515368561" calcext:value-type="float">
            <text:p>0,7176</text:p>
          </table:table-cell>
          <table:table-cell office:value-type="float" office:value="10.3664947961156" calcext:value-type="float">
            <text:p>10,3665</text:p>
          </table:table-cell>
          <table:table-cell office:value-type="float" office:value="0.827693893445655" calcext:value-type="float">
            <text:p>0,8277</text:p>
          </table:table-cell>
          <table:table-cell office:value-type="float" office:value="0.776565540660552" calcext:value-type="float">
            <text:p>0,7766</text:p>
          </table:table-cell>
          <table:table-cell office:value-type="float" office:value="29.5694884637753" calcext:value-type="float">
            <text:p>29,5695</text:p>
          </table:table-cell>
          <table:table-cell office:value-type="float" office:value="1.04350222380643" calcext:value-type="float">
            <text:p>1,0435</text:p>
          </table:table-cell>
          <table:table-cell office:value-type="float" office:value="0.525713660600414" calcext:value-type="float">
            <text:p>0,5257</text:p>
          </table:table-cell>
          <table:table-cell office:value-type="float" office:value="28.1685878038852" calcext:value-type="float">
            <text:p>28,1686</text:p>
          </table:table-cell>
          <table:table-cell office:value-type="float" office:value="107.422040714131" calcext:value-type="float">
            <text:p>107,42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39983888526805" calcext:value-type="float">
            <text:p>0,0240</text:p>
          </table:table-cell>
          <table:table-cell office:value-type="float" office:value="0.00134362511335152" calcext:value-type="float">
            <text:p>0,0013</text:p>
          </table:table-cell>
          <table:table-cell office:value-type="float" office:value="0.709948105884228" calcext:value-type="float">
            <text:p>0,7099</text:p>
          </table:table-cell>
          <table:table-cell office:value-type="float" office:value="10.3664947961156" calcext:value-type="float">
            <text:p>10,3665</text:p>
          </table:table-cell>
          <table:table-cell office:value-type="float" office:value="0.859791900894795" calcext:value-type="float">
            <text:p>0,8598</text:p>
          </table:table-cell>
          <table:table-cell office:value-type="float" office:value="0.977830215350653" calcext:value-type="float">
            <text:p>0,9778</text:p>
          </table:table-cell>
          <table:table-cell office:value-type="float" office:value="29.262299910161" calcext:value-type="float">
            <text:p>29,2623</text:p>
          </table:table-cell>
          <table:table-cell office:value-type="float" office:value="0.853333712066899" calcext:value-type="float">
            <text:p>0,8533</text:p>
          </table:table-cell>
          <table:table-cell office:value-type="float" office:value="0.455218622164662" calcext:value-type="float">
            <text:p>0,4552</text:p>
          </table:table-cell>
          <table:table-cell office:value-type="float" office:value="28.2386931323155" calcext:value-type="float">
            <text:p>28,2387</text:p>
          </table:table-cell>
          <table:table-cell office:value-type="float" office:value="107.580933416549" calcext:value-type="float">
            <text:p>107,58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65868478478488" calcext:value-type="float">
            <text:p>0,0266</text:p>
          </table:table-cell>
          <table:table-cell office:value-type="float" office:value="0.000753915054984925" calcext:value-type="float">
            <text:p>0,0008</text:p>
          </table:table-cell>
          <table:table-cell office:value-type="float" office:value="0.719993450465131" calcext:value-type="float">
            <text:p>0,7200</text:p>
          </table:table-cell>
          <table:table-cell office:value-type="float" office:value="10.3664947961156" calcext:value-type="float">
            <text:p>10,3665</text:p>
          </table:table-cell>
          <table:table-cell office:value-type="float" office:value="0.850603511028682" calcext:value-type="float">
            <text:p>0,8506</text:p>
          </table:table-cell>
          <table:table-cell office:value-type="float" office:value="0.657080498657104" calcext:value-type="float">
            <text:p>0,6571</text:p>
          </table:table-cell>
          <table:table-cell office:value-type="float" office:value="29.1549380978525" calcext:value-type="float">
            <text:p>29,1549</text:p>
          </table:table-cell>
          <table:table-cell office:value-type="float" office:value="0.600438072898797" calcext:value-type="float">
            <text:p>0,6004</text:p>
          </table:table-cell>
          <table:table-cell office:value-type="float" office:value="0.628149861433639" calcext:value-type="float">
            <text:p>0,6281</text:p>
          </table:table-cell>
          <table:table-cell office:value-type="float" office:value="27.4891252438548" calcext:value-type="float">
            <text:p>27,4891</text:p>
          </table:table-cell>
          <table:table-cell office:value-type="float" office:value="105.94006583449" calcext:value-type="float">
            <text:p>105,94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22472986293045" calcext:value-type="float">
            <text:p>0,0222</text:p>
          </table:table-cell>
          <table:table-cell office:value-type="float" office:value="0.000151561352820784" calcext:value-type="float">
            <text:p>0,0002</text:p>
          </table:table-cell>
          <table:table-cell office:value-type="float" office:value="0.704524125291311" calcext:value-type="float">
            <text:p>0,7045</text:p>
          </table:table-cell>
          <table:table-cell office:value-type="float" office:value="10.3664947961156" calcext:value-type="float">
            <text:p>10,3665</text:p>
          </table:table-cell>
          <table:table-cell office:value-type="float" office:value="0.871510485833927" calcext:value-type="float">
            <text:p>0,8715</text:p>
          </table:table-cell>
          <table:table-cell office:value-type="float" office:value="0.296804076438574" calcext:value-type="float">
            <text:p>0,2968</text:p>
          </table:table-cell>
          <table:table-cell office:value-type="float" office:value="29.3084134831007" calcext:value-type="float">
            <text:p>29,3084</text:p>
          </table:table-cell>
          <table:table-cell office:value-type="float" office:value="2.39465886357712" calcext:value-type="float">
            <text:p>2,3947</text:p>
          </table:table-cell>
          <table:table-cell office:value-type="float" office:value="0.527288497407793" calcext:value-type="float">
            <text:p>0,5273</text:p>
          </table:table-cell>
          <table:table-cell office:value-type="float" office:value="27.085558886991" calcext:value-type="float">
            <text:p>27,0856</text:p>
          </table:table-cell>
          <table:table-cell office:value-type="float" office:value="104.001818121947" calcext:value-type="float">
            <text:p>104,00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orea, Rep.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43590249316483" calcext:value-type="float">
            <text:p>0,0244</text:p>
          </table:table-cell>
          <table:table-cell office:value-type="float" office:value="0.000154944869948183" calcext:value-type="float">
            <text:p>0,0002</text:p>
          </table:table-cell>
          <table:table-cell office:value-type="float" office:value="0.762322368070046" calcext:value-type="float">
            <text:p>0,7623</text:p>
          </table:table-cell>
          <table:table-cell office:value-type="float" office:value="10.3664947961156" calcext:value-type="float">
            <text:p>10,3665</text:p>
          </table:table-cell>
          <table:table-cell office:value-type="float" office:value="0.88890451439366" calcext:value-type="float">
            <text:p>0,8889</text:p>
          </table:table-cell>
          <table:table-cell office:value-type="float" office:value="0.855545972716298" calcext:value-type="float">
            <text:p>0,8555</text:p>
          </table:table-cell>
          <table:table-cell office:value-type="float" office:value="29.6795197425243" calcext:value-type="float">
            <text:p>29,6795</text:p>
          </table:table-cell>
          <table:table-cell office:value-type="float" office:value="1.97796855058488" calcext:value-type="float">
            <text:p>1,9780</text:p>
          </table:table-cell>
          <table:table-cell office:value-type="float" office:value="0.451318043969976" calcext:value-type="float">
            <text:p>0,4513</text:p>
          </table:table-cell>
          <table:table-cell office:value-type="float" office:value="26.7818278387074" calcext:value-type="float">
            <text:p>26,7818</text:p>
          </table:table-cell>
          <table:table-cell office:value-type="float" office:value="104.665392729284" calcext:value-type="float">
            <text:p>104,66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935253988430684" calcext:value-type="float">
            <text:p>-0,0094</text:p>
          </table:table-cell>
          <table:table-cell office:value-type="float" office:value="0.437862007754137" calcext:value-type="float">
            <text:p>0,4379</text:p>
          </table:table-cell>
          <table:table-cell office:value-type="float" office:value="0.264886732948386" calcext:value-type="float">
            <text:p>0,2649</text:p>
          </table:table-cell>
          <table:table-cell office:value-type="float" office:value="7.6704850736441" calcext:value-type="float">
            <text:p>7,6705</text:p>
          </table:table-cell>
          <table:table-cell office:value-type="float" office:value="0.514668524973272" calcext:value-type="float">
            <text:p>0,5147</text:p>
          </table:table-cell>
          <table:table-cell office:value-type="float" office:value="0.29034906428996" calcext:value-type="float">
            <text:p>0,2903</text:p>
          </table:table-cell>
          <table:table-cell office:value-type="float" office:value="16.2578433180702" calcext:value-type="float">
            <text:p>16,2578</text:p>
          </table:table-cell>
          <table:table-cell office:value-type="float" office:value="2.02546553586045" calcext:value-type="float">
            <text:p>2,0255</text:p>
          </table:table-cell>
          <table:table-cell office:value-type="float" office:value="0.917899316903102" calcext:value-type="float">
            <text:p>0,9179</text:p>
          </table:table-cell>
          <table:table-cell office:value-type="float" office:value="13.0484683553877" calcext:value-type="float">
            <text:p>13,0485</text:p>
          </table:table-cell>
          <table:table-cell office:value-type="float" office:value="76.1660250162731" calcext:value-type="float">
            <text:p>76,16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74573006466554" calcext:value-type="float">
            <text:p>0,0575</text:p>
          </table:table-cell>
          <table:table-cell office:value-type="float" office:value="0.399784980431436" calcext:value-type="float">
            <text:p>0,3998</text:p>
          </table:table-cell>
          <table:table-cell office:value-type="float" office:value="0.281180043052123" calcext:value-type="float">
            <text:p>0,2812</text:p>
          </table:table-cell>
          <table:table-cell office:value-type="float" office:value="7.6704850736441" calcext:value-type="float">
            <text:p>7,6705</text:p>
          </table:table-cell>
          <table:table-cell office:value-type="float" office:value="0.512560033197567" calcext:value-type="float">
            <text:p>0,5126</text:p>
          </table:table-cell>
          <table:table-cell office:value-type="float" office:value="2.37333648669595" calcext:value-type="float">
            <text:p>2,3733</text:p>
          </table:table-cell>
          <table:table-cell office:value-type="float" office:value="13.6307164761373" calcext:value-type="float">
            <text:p>13,6307</text:p>
          </table:table-cell>
          <table:table-cell office:value-type="float" office:value="3.97494546858772" calcext:value-type="float">
            <text:p>3,9749</text:p>
          </table:table-cell>
          <table:table-cell office:value-type="float" office:value="1.0484449238834" calcext:value-type="float">
            <text:p>1,0484</text:p>
          </table:table-cell>
          <table:table-cell office:value-type="float" office:value="13.2743801239037" calcext:value-type="float">
            <text:p>13,2744</text:p>
          </table:table-cell>
          <table:table-cell office:value-type="float" office:value="85.8624765907602" calcext:value-type="float">
            <text:p>85,86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58085881301933" calcext:value-type="float">
            <text:p>0,0558</text:p>
          </table:table-cell>
          <table:table-cell office:value-type="float" office:value="0.482793682240634" calcext:value-type="float">
            <text:p>0,4828</text:p>
          </table:table-cell>
          <table:table-cell office:value-type="float" office:value="0.262682477880014" calcext:value-type="float">
            <text:p>0,2627</text:p>
          </table:table-cell>
          <table:table-cell office:value-type="float" office:value="7.6704850736441" calcext:value-type="float">
            <text:p>7,6705</text:p>
          </table:table-cell>
          <table:table-cell office:value-type="float" office:value="0.488285447565443" calcext:value-type="float">
            <text:p>0,4883</text:p>
          </table:table-cell>
          <table:table-cell office:value-type="float" office:value="7.93380357994973" calcext:value-type="float">
            <text:p>7,9338</text:p>
          </table:table-cell>
          <table:table-cell office:value-type="float" office:value="14.56173616094" calcext:value-type="float">
            <text:p>14,5617</text:p>
          </table:table-cell>
          <table:table-cell office:value-type="float" office:value="5.10839769297611" calcext:value-type="float">
            <text:p>5,1084</text:p>
          </table:table-cell>
          <table:table-cell office:value-type="float" office:value="1.21010542490902" calcext:value-type="float">
            <text:p>1,2101</text:p>
          </table:table-cell>
          <table:table-cell office:value-type="float" office:value="15.3253118418835" calcext:value-type="float">
            <text:p>15,3253</text:p>
          </table:table-cell>
          <table:table-cell office:value-type="float" office:value="98.0190422535493" calcext:value-type="float">
            <text:p>98,01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-0.013035669544883" calcext:value-type="float">
            <text:p>-0,0130</text:p>
          </table:table-cell>
          <table:table-cell office:value-type="float" office:value="0.936618730336739" calcext:value-type="float">
            <text:p>0,9366</text:p>
          </table:table-cell>
          <table:table-cell office:value-type="float" office:value="0.186681769965654" calcext:value-type="float">
            <text:p>0,1867</text:p>
          </table:table-cell>
          <table:table-cell office:value-type="float" office:value="7.6704850736441" calcext:value-type="float">
            <text:p>7,6705</text:p>
          </table:table-cell>
          <table:table-cell office:value-type="float" office:value="0.440355535256402" calcext:value-type="float">
            <text:p>0,4404</text:p>
          </table:table-cell>
          <table:table-cell office:value-type="float" office:value="1.73012020930784" calcext:value-type="float">
            <text:p>1,7301</text:p>
          </table:table-cell>
          <table:table-cell office:value-type="float" office:value="16.0060733880943" calcext:value-type="float">
            <text:p>16,0061</text:p>
          </table:table-cell>
          <table:table-cell office:value-type="float" office:value="7.12865749681555" calcext:value-type="float">
            <text:p>7,1287</text:p>
          </table:table-cell>
          <table:table-cell office:value-type="float" office:value="1.12786445855189" calcext:value-type="float">
            <text:p>1,1279</text:p>
          </table:table-cell>
          <table:table-cell office:value-type="float" office:value="12.8524309409787" calcext:value-type="float">
            <text:p>12,8524</text:p>
          </table:table-cell>
          <table:table-cell office:value-type="float" office:value="103.212218869707" calcext:value-type="float">
            <text:p>103,21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98068070366499" calcext:value-type="float">
            <text:p>0,0198</text:p>
          </table:table-cell>
          <table:table-cell office:value-type="float" office:value="0.969046431175931" calcext:value-type="float">
            <text:p>0,9690</text:p>
          </table:table-cell>
          <table:table-cell office:value-type="float" office:value="0.136283798861721" calcext:value-type="float">
            <text:p>0,1363</text:p>
          </table:table-cell>
          <table:table-cell office:value-type="float" office:value="7.6704850736441" calcext:value-type="float">
            <text:p>7,6705</text:p>
          </table:table-cell>
          <table:table-cell office:value-type="float" office:value="0.472962983479847" calcext:value-type="float">
            <text:p>0,4730</text:p>
          </table:table-cell>
          <table:table-cell office:value-type="float" office:value="6.422443742837" calcext:value-type="float">
            <text:p>6,4224</text:p>
          </table:table-cell>
          <table:table-cell office:value-type="float" office:value="23.0330201818803" calcext:value-type="float">
            <text:p>23,0330</text:p>
          </table:table-cell>
          <table:table-cell office:value-type="float" office:value="9.39161784851099" calcext:value-type="float">
            <text:p>9,3916</text:p>
          </table:table-cell>
          <table:table-cell office:value-type="float" office:value="1.07505129401544" calcext:value-type="float">
            <text:p>1,0751</text:p>
          </table:table-cell>
          <table:table-cell office:value-type="float" office:value="10.9920817292779" calcext:value-type="float">
            <text:p>10,9921</text:p>
          </table:table-cell>
          <table:table-cell office:value-type="float" office:value="135.417539253433" calcext:value-type="float">
            <text:p>135,41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724391996270635" calcext:value-type="float">
            <text:p>0,0724</text:p>
          </table:table-cell>
          <table:table-cell office:value-type="float" office:value="0.382978401993721" calcext:value-type="float">
            <text:p>0,3830</text:p>
          </table:table-cell>
          <table:table-cell office:value-type="float" office:value="0.135050588642312" calcext:value-type="float">
            <text:p>0,1351</text:p>
          </table:table-cell>
          <table:table-cell office:value-type="float" office:value="7.86296129953978" calcext:value-type="float">
            <text:p>7,8630</text:p>
          </table:table-cell>
          <table:table-cell office:value-type="float" office:value="0.435011529225567" calcext:value-type="float">
            <text:p>0,4350</text:p>
          </table:table-cell>
          <table:table-cell office:value-type="float" office:value="5.46787270122411" calcext:value-type="float">
            <text:p>5,4679</text:p>
          </table:table-cell>
          <table:table-cell office:value-type="float" office:value="24.6210474165543" calcext:value-type="float">
            <text:p>24,6210</text:p>
          </table:table-cell>
          <table:table-cell office:value-type="float" office:value="14.8765520926683" calcext:value-type="float">
            <text:p>14,8766</text:p>
          </table:table-cell>
          <table:table-cell office:value-type="float" office:value="0.953586964300523" calcext:value-type="float">
            <text:p>0,9536</text:p>
          </table:table-cell>
          <table:table-cell office:value-type="float" office:value="9.91904731366329" calcext:value-type="float">
            <text:p>9,9190</text:p>
          </table:table-cell>
          <table:table-cell office:value-type="float" office:value="168.50274288338" calcext:value-type="float">
            <text:p>168,50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711706088145823" calcext:value-type="float">
            <text:p>0,0712</text:p>
          </table:table-cell>
          <table:table-cell office:value-type="float" office:value="0.402983639934015" calcext:value-type="float">
            <text:p>0,4030</text:p>
          </table:table-cell>
          <table:table-cell office:value-type="float" office:value="0.121625339039315" calcext:value-type="float">
            <text:p>0,1216</text:p>
          </table:table-cell>
          <table:table-cell office:value-type="float" office:value="7.86296129953978" calcext:value-type="float">
            <text:p>7,8630</text:p>
          </table:table-cell>
          <table:table-cell office:value-type="float" office:value="0.423806167367788" calcext:value-type="float">
            <text:p>0,4238</text:p>
          </table:table-cell>
          <table:table-cell office:value-type="float" office:value="7.33453790625908" calcext:value-type="float">
            <text:p>7,3345</text:p>
          </table:table-cell>
          <table:table-cell office:value-type="float" office:value="26.7792920865207" calcext:value-type="float">
            <text:p>26,7793</text:p>
          </table:table-cell>
          <table:table-cell office:value-type="float" office:value="22.2159885142483" calcext:value-type="float">
            <text:p>22,2160</text:p>
          </table:table-cell>
          <table:table-cell office:value-type="float" office:value="0.950220144755314" calcext:value-type="float">
            <text:p>0,9502</text:p>
          </table:table-cell>
          <table:table-cell office:value-type="float" office:value="13.2190269899927" calcext:value-type="float">
            <text:p>13,2190</text:p>
          </table:table-cell>
          <table:table-cell office:value-type="float" office:value="189.491543911453" calcext:value-type="float">
            <text:p>189,49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163816010690994" calcext:value-type="float">
            <text:p>0,0164</text:p>
          </table:table-cell>
          <table:table-cell office:value-type="float" office:value="0.224188966791563" calcext:value-type="float">
            <text:p>0,2242</text:p>
          </table:table-cell>
          <table:table-cell office:value-type="float" office:value="0.133319226519114" calcext:value-type="float">
            <text:p>0,1333</text:p>
          </table:table-cell>
          <table:table-cell office:value-type="float" office:value="7.86296129953978" calcext:value-type="float">
            <text:p>7,8630</text:p>
          </table:table-cell>
          <table:table-cell office:value-type="float" office:value="0.419943797110341" calcext:value-type="float">
            <text:p>0,4199</text:p>
          </table:table-cell>
          <table:table-cell office:value-type="float" office:value="4.03784405618844" calcext:value-type="float">
            <text:p>4,0378</text:p>
          </table:table-cell>
          <table:table-cell office:value-type="float" office:value="28.2115504746229" calcext:value-type="float">
            <text:p>28,2116</text:p>
          </table:table-cell>
          <table:table-cell office:value-type="float" office:value="4.0353037350767" calcext:value-type="float">
            <text:p>4,0353</text:p>
          </table:table-cell>
          <table:table-cell office:value-type="float" office:value="1.20726564406139" calcext:value-type="float">
            <text:p>1,2073</text:p>
          </table:table-cell>
          <table:table-cell office:value-type="float" office:value="14.2282513570772" calcext:value-type="float">
            <text:p>14,2283</text:p>
          </table:table-cell>
          <table:table-cell office:value-type="float" office:value="150.669323276362" calcext:value-type="float">
            <text:p>150,66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166554666067658" calcext:value-type="float">
            <text:p>-0,0167</text:p>
          </table:table-cell>
          <table:table-cell office:value-type="float" office:value="0.348200958379551" calcext:value-type="float">
            <text:p>0,3482</text:p>
          </table:table-cell>
          <table:table-cell office:value-type="float" office:value="0.148115939554995" calcext:value-type="float">
            <text:p>0,1481</text:p>
          </table:table-cell>
          <table:table-cell office:value-type="float" office:value="7.86296129953978" calcext:value-type="float">
            <text:p>7,8630</text:p>
          </table:table-cell>
          <table:table-cell office:value-type="float" office:value="0.370756384311901" calcext:value-type="float">
            <text:p>0,3708</text:p>
          </table:table-cell>
          <table:table-cell office:value-type="float" office:value="9.860930706632" calcext:value-type="float">
            <text:p>9,8609</text:p>
          </table:table-cell>
          <table:table-cell office:value-type="float" office:value="27.7647113277575" calcext:value-type="float">
            <text:p>27,7647</text:p>
          </table:table-cell>
          <table:table-cell office:value-type="float" office:value="10.0339038191477" calcext:value-type="float">
            <text:p>10,0339</text:p>
          </table:table-cell>
          <table:table-cell office:value-type="float" office:value="1.19286442880631" calcext:value-type="float">
            <text:p>1,1929</text:p>
          </table:table-cell>
          <table:table-cell office:value-type="float" office:value="16.8602886155195" calcext:value-type="float">
            <text:p>16,8603</text:p>
          </table:table-cell>
          <table:table-cell office:value-type="float" office:value="133.232850492333" calcext:value-type="float">
            <text:p>133,23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56874098473143" calcext:value-type="float">
            <text:p>0,0457</text:p>
          </table:table-cell>
          <table:table-cell office:value-type="float" office:value="0.426382031766612" calcext:value-type="float">
            <text:p>0,4264</text:p>
          </table:table-cell>
          <table:table-cell office:value-type="float" office:value="0.167473168878562" calcext:value-type="float">
            <text:p>0,1675</text:p>
          </table:table-cell>
          <table:table-cell office:value-type="float" office:value="7.86296129953978" calcext:value-type="float">
            <text:p>7,8630</text:p>
          </table:table-cell>
          <table:table-cell office:value-type="float" office:value="0.379785759750179" calcext:value-type="float">
            <text:p>0,3798</text:p>
          </table:table-cell>
          <table:table-cell office:value-type="float" office:value="11.0646446941929" calcext:value-type="float">
            <text:p>11,0646</text:p>
          </table:table-cell>
          <table:table-cell office:value-type="float" office:value="23.6912525687168" calcext:value-type="float">
            <text:p>23,6913</text:p>
          </table:table-cell>
          <table:table-cell office:value-type="float" office:value="22.4818421528742" calcext:value-type="float">
            <text:p>22,4818</text:p>
          </table:table-cell>
          <table:table-cell office:value-type="float" office:value="1.21689072909974" calcext:value-type="float">
            <text:p>1,2169</text:p>
          </table:table-cell>
          <table:table-cell office:value-type="float" office:value="18.2682486850023" calcext:value-type="float">
            <text:p>18,2682</text:p>
          </table:table-cell>
          <table:table-cell office:value-type="float" office:value="137.678013956351" calcext:value-type="float">
            <text:p>137,67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75342562728744" calcext:value-type="float">
            <text:p>-0,0175</text:p>
          </table:table-cell>
          <table:table-cell office:value-type="float" office:value="0.364894190705571" calcext:value-type="float">
            <text:p>0,3649</text:p>
          </table:table-cell>
          <table:table-cell office:value-type="float" office:value="0.182871934847992" calcext:value-type="float">
            <text:p>0,1829</text:p>
          </table:table-cell>
          <table:table-cell office:value-type="float" office:value="7.96089108439934" calcext:value-type="float">
            <text:p>7,9609</text:p>
          </table:table-cell>
          <table:table-cell office:value-type="float" office:value="0.454486598876852" calcext:value-type="float">
            <text:p>0,4545</text:p>
          </table:table-cell>
          <table:table-cell office:value-type="float" office:value="3.9503705088844" calcext:value-type="float">
            <text:p>3,9504</text:p>
          </table:table-cell>
          <table:table-cell office:value-type="float" office:value="31.3914039719613" calcext:value-type="float">
            <text:p>31,3914</text:p>
          </table:table-cell>
          <table:table-cell office:value-type="float" office:value="8.65631680110582" calcext:value-type="float">
            <text:p>8,6563</text:p>
          </table:table-cell>
          <table:table-cell office:value-type="float" office:value="1.66523655939962" calcext:value-type="float">
            <text:p>1,6652</text:p>
          </table:table-cell>
          <table:table-cell office:value-type="float" office:value="12.0717438294619" calcext:value-type="float">
            <text:p>12,0717</text:p>
          </table:table-cell>
          <table:table-cell office:value-type="float" office:value="170.079224891148" calcext:value-type="float">
            <text:p>170,07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837508014140678" calcext:value-type="float">
            <text:p>0,0838</text:p>
          </table:table-cell>
          <table:table-cell office:value-type="float" office:value="0.289558428650033" calcext:value-type="float">
            <text:p>0,2896</text:p>
          </table:table-cell>
          <table:table-cell office:value-type="float" office:value="0.188001328123584" calcext:value-type="float">
            <text:p>0,1880</text:p>
          </table:table-cell>
          <table:table-cell office:value-type="float" office:value="7.96089108439934" calcext:value-type="float">
            <text:p>7,9609</text:p>
          </table:table-cell>
          <table:table-cell office:value-type="float" office:value="0.454507720490246" calcext:value-type="float">
            <text:p>0,4545</text:p>
          </table:table-cell>
          <table:table-cell office:value-type="float" office:value="8.34375729785238" calcext:value-type="float">
            <text:p>8,3438</text:p>
          </table:table-cell>
          <table:table-cell office:value-type="float" office:value="29.5595094552467" calcext:value-type="float">
            <text:p>29,5595</text:p>
          </table:table-cell>
          <table:table-cell office:value-type="float" office:value="3.17518820415772" calcext:value-type="float">
            <text:p>3,1752</text:p>
          </table:table-cell>
          <table:table-cell office:value-type="float" office:value="1.98473866725772" calcext:value-type="float">
            <text:p>1,9847</text:p>
          </table:table-cell>
          <table:table-cell office:value-type="float" office:value="15.7680889222133" calcext:value-type="float">
            <text:p>15,7681</text:p>
          </table:table-cell>
          <table:table-cell office:value-type="float" office:value="177.66419149847" calcext:value-type="float">
            <text:p>177,66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93907481134525" calcext:value-type="float">
            <text:p>0,0194</text:p>
          </table:table-cell>
          <table:table-cell office:value-type="float" office:value="0.228001011568595" calcext:value-type="float">
            <text:p>0,2280</text:p>
          </table:table-cell>
          <table:table-cell office:value-type="float" office:value="0.234122045195711" calcext:value-type="float">
            <text:p>0,2341</text:p>
          </table:table-cell>
          <table:table-cell office:value-type="float" office:value="7.96089108439934" calcext:value-type="float">
            <text:p>7,9609</text:p>
          </table:table-cell>
          <table:table-cell office:value-type="float" office:value="0.36452294460817" calcext:value-type="float">
            <text:p>0,3645</text:p>
          </table:table-cell>
          <table:table-cell office:value-type="float" office:value="4.59301372091172" calcext:value-type="float">
            <text:p>4,5930</text:p>
          </table:table-cell>
          <table:table-cell office:value-type="float" office:value="32.491028066305" calcext:value-type="float">
            <text:p>32,4910</text:p>
          </table:table-cell>
          <table:table-cell office:value-type="float" office:value="8.41522543819866" calcext:value-type="float">
            <text:p>8,4152</text:p>
          </table:table-cell>
          <table:table-cell office:value-type="float" office:value="2.0061078993716" calcext:value-type="float">
            <text:p>2,0061</text:p>
          </table:table-cell>
          <table:table-cell office:value-type="float" office:value="13.6761967985545" calcext:value-type="float">
            <text:p>13,6762</text:p>
          </table:table-cell>
          <table:table-cell office:value-type="float" office:value="162.310236612063" calcext:value-type="float">
            <text:p>162,31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74357548406618" calcext:value-type="float">
            <text:p>0,0174</text:p>
          </table:table-cell>
          <table:table-cell office:value-type="float" office:value="0.0989532449437761" calcext:value-type="float">
            <text:p>0,0990</text:p>
          </table:table-cell>
          <table:table-cell office:value-type="float" office:value="0.21835210071445" calcext:value-type="float">
            <text:p>0,2184</text:p>
          </table:table-cell>
          <table:table-cell office:value-type="float" office:value="7.96089108439934" calcext:value-type="float">
            <text:p>7,9609</text:p>
          </table:table-cell>
          <table:table-cell office:value-type="float" office:value="0.496785088430061" calcext:value-type="float">
            <text:p>0,4968</text:p>
          </table:table-cell>
          <table:table-cell office:value-type="float" office:value="17.1312286326678" calcext:value-type="float">
            <text:p>17,1312</text:p>
          </table:table-cell>
          <table:table-cell office:value-type="float" office:value="32.5880033283049" calcext:value-type="float">
            <text:p>32,5880</text:p>
          </table:table-cell>
          <table:table-cell office:value-type="float" office:value="3.42728741773519" calcext:value-type="float">
            <text:p>3,4273</text:p>
          </table:table-cell>
          <table:table-cell office:value-type="float" office:value="2.05902596620676" calcext:value-type="float">
            <text:p>2,0590</text:p>
          </table:table-cell>
          <table:table-cell office:value-type="float" office:value="14.0507756985422" calcext:value-type="float">
            <text:p>14,0508</text:p>
          </table:table-cell>
          <table:table-cell office:value-type="float" office:value="135.04121609538" calcext:value-type="float">
            <text:p>135,04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Kyrgyz Republic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20726493373844" calcext:value-type="float">
            <text:p>0,0221</text:p>
          </table:table-cell>
          <table:table-cell office:value-type="float" office:value="0.132078818942127" calcext:value-type="float">
            <text:p>0,1321</text:p>
          </table:table-cell>
          <table:table-cell office:value-type="float" office:value="0.20984771848871" calcext:value-type="float">
            <text:p>0,2098</text:p>
          </table:table-cell>
          <table:table-cell office:value-type="float" office:value="7.96089108439934" calcext:value-type="float">
            <text:p>7,9609</text:p>
          </table:table-cell>
          <table:table-cell office:value-type="float" office:value="0.505876620964907" calcext:value-type="float">
            <text:p>0,5059</text:p>
          </table:table-cell>
          <table:table-cell office:value-type="float" office:value="9.0886882786326" calcext:value-type="float">
            <text:p>9,0887</text:p>
          </table:table-cell>
          <table:table-cell office:value-type="float" office:value="31.7947260225658" calcext:value-type="float">
            <text:p>31,7947</text:p>
          </table:table-cell>
          <table:table-cell office:value-type="float" office:value="6.05056429149751" calcext:value-type="float">
            <text:p>6,0506</text:p>
          </table:table-cell>
          <table:table-cell office:value-type="float" office:value="2.0372244221997" calcext:value-type="float">
            <text:p>2,0372</text:p>
          </table:table-cell>
          <table:table-cell office:value-type="float" office:value="15.4342608672285" calcext:value-type="float">
            <text:p>15,4343</text:p>
          </table:table-cell>
          <table:table-cell office:value-type="float" office:value="133.328979976881" calcext:value-type="float">
            <text:p>133,32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23429928988348" calcext:value-type="float">
            <text:p>0,0423</text:p>
          </table:table-cell>
          <table:table-cell office:value-type="float" office:value="0" calcext:value-type="float">
            <text:p>0,0000</text:p>
          </table:table-cell>
          <table:table-cell office:value-type="float" office:value="0.176499770648656" calcext:value-type="float">
            <text:p>0,1765</text:p>
          </table:table-cell>
          <table:table-cell office:value-type="float" office:value="7.90116240404869" calcext:value-type="float">
            <text:p>7,9012</text:p>
          </table:table-cell>
          <table:table-cell office:value-type="float" office:value="0.222579771990855" calcext:value-type="float">
            <text:p>0,2226</text:p>
          </table:table-cell>
          <table:table-cell office:value-type="float" office:value="0.253176893420544" calcext:value-type="float">
            <text:p>0,2532</text:p>
          </table:table-cell>
          <table:table-cell office:value-type="float" office:value="29.0404231808259" calcext:value-type="float">
            <text:p>29,0404</text:p>
          </table:table-cell>
          <table:table-cell office:value-type="float" office:value="6.31846474292817" calcext:value-type="float">
            <text:p>6,3185</text:p>
          </table:table-cell>
          <table:table-cell office:value-type="float" office:value="1.51590522209904" calcext:value-type="float">
            <text:p>1,5159</text:p>
          </table:table-cell>
          <table:table-cell office:value-type="float" office:value="10.1492602809144" calcext:value-type="float">
            <text:p>10,1493</text:p>
          </table:table-cell>
          <table:table-cell office:value-type="float" office:value="62.2363952737336" calcext:value-type="float">
            <text:p>62,23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440258309907398" calcext:value-type="float">
            <text:p>0,0440</text:p>
          </table:table-cell>
          <table:table-cell office:value-type="float" office:value="0" calcext:value-type="float">
            <text:p>0,0000</text:p>
          </table:table-cell>
          <table:table-cell office:value-type="float" office:value="0.146629415910635" calcext:value-type="float">
            <text:p>0,1466</text:p>
          </table:table-cell>
          <table:table-cell office:value-type="float" office:value="7.90116240404869" calcext:value-type="float">
            <text:p>7,9012</text:p>
          </table:table-cell>
          <table:table-cell office:value-type="float" office:value="0.236537902787747" calcext:value-type="float">
            <text:p>0,2365</text:p>
          </table:table-cell>
          <table:table-cell office:value-type="float" office:value="0.962969691354659" calcext:value-type="float">
            <text:p>0,9630</text:p>
          </table:table-cell>
          <table:table-cell office:value-type="float" office:value="27.7715216252579" calcext:value-type="float">
            <text:p>27,7715</text:p>
          </table:table-cell>
          <table:table-cell office:value-type="float" office:value="13.4500898416467" calcext:value-type="float">
            <text:p>13,4501</text:p>
          </table:table-cell>
          <table:table-cell office:value-type="float" office:value="1.48749746492106" calcext:value-type="float">
            <text:p>1,4875</text:p>
          </table:table-cell>
          <table:table-cell office:value-type="float" office:value="9.81210926950681" calcext:value-type="float">
            <text:p>9,8121</text:p>
          </table:table-cell>
          <table:table-cell office:value-type="float" office:value="56.7297632696143" calcext:value-type="float">
            <text:p>56,72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65276730735669" calcext:value-type="float">
            <text:p>0,0465</text:p>
          </table:table-cell>
          <table:table-cell office:value-type="float" office:value="0" calcext:value-type="float">
            <text:p>0,0000</text:p>
          </table:table-cell>
          <table:table-cell office:value-type="float" office:value="0.184829436280665" calcext:value-type="float">
            <text:p>0,1848</text:p>
          </table:table-cell>
          <table:table-cell office:value-type="float" office:value="7.90116240404869" calcext:value-type="float">
            <text:p>7,9012</text:p>
          </table:table-cell>
          <table:table-cell office:value-type="float" office:value="0.216529662207887" calcext:value-type="float">
            <text:p>0,2165</text:p>
          </table:table-cell>
          <table:table-cell office:value-type="float" office:value="0.714895049056363" calcext:value-type="float">
            <text:p>0,7149</text:p>
          </table:table-cell>
          <table:table-cell office:value-type="float" office:value="31.7542435096654" calcext:value-type="float">
            <text:p>31,7542</text:p>
          </table:table-cell>
          <table:table-cell office:value-type="float" office:value="10.6904285434965" calcext:value-type="float">
            <text:p>10,6904</text:p>
          </table:table-cell>
          <table:table-cell office:value-type="float" office:value="1.51100399115194" calcext:value-type="float">
            <text:p>1,5110</text:p>
          </table:table-cell>
          <table:table-cell office:value-type="float" office:value="10.0989932130894" calcext:value-type="float">
            <text:p>10,0990</text:p>
          </table:table-cell>
          <table:table-cell office:value-type="float" office:value="62.5283570290475" calcext:value-type="float">
            <text:p>62,52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53000837290603" calcext:value-type="float">
            <text:p>0,0530</text:p>
          </table:table-cell>
          <table:table-cell office:value-type="float" office:value="0" calcext:value-type="float">
            <text:p>0,0000</text:p>
          </table:table-cell>
          <table:table-cell office:value-type="float" office:value="0.170311401188175" calcext:value-type="float">
            <text:p>0,1703</text:p>
          </table:table-cell>
          <table:table-cell office:value-type="float" office:value="7.90116240404869" calcext:value-type="float">
            <text:p>7,9012</text:p>
          </table:table-cell>
          <table:table-cell office:value-type="float" office:value="0.227061013551785" calcext:value-type="float">
            <text:p>0,2271</text:p>
          </table:table-cell>
          <table:table-cell office:value-type="float" office:value="1.0133213275204" calcext:value-type="float">
            <text:p>1,0133</text:p>
          </table:table-cell>
          <table:table-cell office:value-type="float" office:value="34.0580868031263" calcext:value-type="float">
            <text:p>34,0581</text:p>
          </table:table-cell>
          <table:table-cell office:value-type="float" office:value="8.64032247874866" calcext:value-type="float">
            <text:p>8,6403</text:p>
          </table:table-cell>
          <table:table-cell office:value-type="float" office:value="1.56626180560496" calcext:value-type="float">
            <text:p>1,5663</text:p>
          </table:table-cell>
          <table:table-cell office:value-type="float" office:value="9.64161022322029" calcext:value-type="float">
            <text:p>9,6416</text:p>
          </table:table-cell>
          <table:table-cell office:value-type="float" office:value="66.6138876459764" calcext:value-type="float">
            <text:p>66,61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6246825015301" calcext:value-type="float">
            <text:p>0,0662</text:p>
          </table:table-cell>
          <table:table-cell office:value-type="float" office:value="0" calcext:value-type="float">
            <text:p>0,0000</text:p>
          </table:table-cell>
          <table:table-cell office:value-type="float" office:value="0.2117750599708" calcext:value-type="float">
            <text:p>0,2118</text:p>
          </table:table-cell>
          <table:table-cell office:value-type="float" office:value="7.90116240404869" calcext:value-type="float">
            <text:p>7,9012</text:p>
          </table:table-cell>
          <table:table-cell office:value-type="float" office:value="0.254298294658603" calcext:value-type="float">
            <text:p>0,2543</text:p>
          </table:table-cell>
          <table:table-cell office:value-type="float" office:value="5.42476149247602" calcext:value-type="float">
            <text:p>5,4248</text:p>
          </table:table-cell>
          <table:table-cell office:value-type="float" office:value="30.0695410392115" calcext:value-type="float">
            <text:p>30,0695</text:p>
          </table:table-cell>
          <table:table-cell office:value-type="float" office:value="10.8051012263569" calcext:value-type="float">
            <text:p>10,8051</text:p>
          </table:table-cell>
          <table:table-cell office:value-type="float" office:value="1.64317859989228" calcext:value-type="float">
            <text:p>1,6432</text:p>
          </table:table-cell>
          <table:table-cell office:value-type="float" office:value="9.455624322685" calcext:value-type="float">
            <text:p>9,4556</text:p>
          </table:table-cell>
          <table:table-cell office:value-type="float" office:value="71.5020447581638" calcext:value-type="float">
            <text:p>71,50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61971383074056" calcext:value-type="float">
            <text:p>0,0562</text:p>
          </table:table-cell>
          <table:table-cell office:value-type="float" office:value="0" calcext:value-type="float">
            <text:p>0,0000</text:p>
          </table:table-cell>
          <table:table-cell office:value-type="float" office:value="0.226506838633075" calcext:value-type="float">
            <text:p>0,2265</text:p>
          </table:table-cell>
          <table:table-cell office:value-type="float" office:value="8.1672415325958" calcext:value-type="float">
            <text:p>8,1672</text:p>
          </table:table-cell>
          <table:table-cell office:value-type="float" office:value="0.2492001463081" calcext:value-type="float">
            <text:p>0,2492</text:p>
          </table:table-cell>
          <table:table-cell office:value-type="float" office:value="7.66097171475727" calcext:value-type="float">
            <text:p>7,6610</text:p>
          </table:table-cell>
          <table:table-cell office:value-type="float" office:value="32.3122430332914" calcext:value-type="float">
            <text:p>32,3122</text:p>
          </table:table-cell>
          <table:table-cell office:value-type="float" office:value="7.43828600553339" calcext:value-type="float">
            <text:p>7,4383</text:p>
          </table:table-cell>
          <table:table-cell office:value-type="float" office:value="1.7023850883606" calcext:value-type="float">
            <text:p>1,7024</text:p>
          </table:table-cell>
          <table:table-cell office:value-type="float" office:value="10.0618302002217" calcext:value-type="float">
            <text:p>10,0618</text:p>
          </table:table-cell>
          <table:table-cell office:value-type="float" office:value="74.6757501080225" calcext:value-type="float">
            <text:p>74,67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582736853217449" calcext:value-type="float">
            <text:p>0,0583</text:p>
          </table:table-cell>
          <table:table-cell office:value-type="float" office:value="0" calcext:value-type="float">
            <text:p>0,0000</text:p>
          </table:table-cell>
          <table:table-cell office:value-type="float" office:value="0.24871679212251" calcext:value-type="float">
            <text:p>0,2487</text:p>
          </table:table-cell>
          <table:table-cell office:value-type="float" office:value="8.1672415325958" calcext:value-type="float">
            <text:p>8,1672</text:p>
          </table:table-cell>
          <table:table-cell office:value-type="float" office:value="0.249839119901722" calcext:value-type="float">
            <text:p>0,2498</text:p>
          </table:table-cell>
          <table:table-cell office:value-type="float" office:value="4.18393738620135" calcext:value-type="float">
            <text:p>4,1839</text:p>
          </table:table-cell>
          <table:table-cell office:value-type="float" office:value="31.6819857931432" calcext:value-type="float">
            <text:p>31,6820</text:p>
          </table:table-cell>
          <table:table-cell office:value-type="float" office:value="8.86345063816474" calcext:value-type="float">
            <text:p>8,8635</text:p>
          </table:table-cell>
          <table:table-cell office:value-type="float" office:value="1.70647694161785" calcext:value-type="float">
            <text:p>1,7065</text:p>
          </table:table-cell>
          <table:table-cell office:value-type="float" office:value="10.0831015739117" calcext:value-type="float">
            <text:p>10,0831</text:p>
          </table:table-cell>
          <table:table-cell office:value-type="float" office:value="81.9299513185738" calcext:value-type="float">
            <text:p>81,93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559742783301243" calcext:value-type="float">
            <text:p>0,0560</text:p>
          </table:table-cell>
          <table:table-cell office:value-type="float" office:value="0" calcext:value-type="float">
            <text:p>0,0000</text:p>
          </table:table-cell>
          <table:table-cell office:value-type="float" office:value="0.202104814695303" calcext:value-type="float">
            <text:p>0,2021</text:p>
          </table:table-cell>
          <table:table-cell office:value-type="float" office:value="8.1672415325958" calcext:value-type="float">
            <text:p>8,1672</text:p>
          </table:table-cell>
          <table:table-cell office:value-type="float" office:value="0.218358760568158" calcext:value-type="float">
            <text:p>0,2184</text:p>
          </table:table-cell>
          <table:table-cell office:value-type="float" office:value="5.46207493074911" calcext:value-type="float">
            <text:p>5,4621</text:p>
          </table:table-cell>
          <table:table-cell office:value-type="float" office:value="33.9384705522766" calcext:value-type="float">
            <text:p>33,9385</text:p>
          </table:table-cell>
          <table:table-cell office:value-type="float" office:value="-2.93207353275139" calcext:value-type="float">
            <text:p>-2,9321</text:p>
          </table:table-cell>
          <table:table-cell office:value-type="float" office:value="1.63628939281341" calcext:value-type="float">
            <text:p>1,6363</text:p>
          </table:table-cell>
          <table:table-cell office:value-type="float" office:value="11.6792654657455" calcext:value-type="float">
            <text:p>11,6793</text:p>
          </table:table-cell>
          <table:table-cell office:value-type="float" office:value="82.202108599546" calcext:value-type="float">
            <text:p>82,20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66258913359581" calcext:value-type="float">
            <text:p>0,0666</text:p>
          </table:table-cell>
          <table:table-cell office:value-type="float" office:value="0" calcext:value-type="float">
            <text:p>0,0000</text:p>
          </table:table-cell>
          <table:table-cell office:value-type="float" office:value="0.220747931788929" calcext:value-type="float">
            <text:p>0,2207</text:p>
          </table:table-cell>
          <table:table-cell office:value-type="float" office:value="8.1672415325958" calcext:value-type="float">
            <text:p>8,1672</text:p>
          </table:table-cell>
          <table:table-cell office:value-type="float" office:value="0.258671450888165" calcext:value-type="float">
            <text:p>0,2587</text:p>
          </table:table-cell>
          <table:table-cell office:value-type="float" office:value="3.91153218968315" calcext:value-type="float">
            <text:p>3,9115</text:p>
          </table:table-cell>
          <table:table-cell office:value-type="float" office:value="27.462487740438" calcext:value-type="float">
            <text:p>27,4625</text:p>
          </table:table-cell>
          <table:table-cell office:value-type="float" office:value="9.1965711123669" calcext:value-type="float">
            <text:p>9,1966</text:p>
          </table:table-cell>
          <table:table-cell office:value-type="float" office:value="1.52020420325314" calcext:value-type="float">
            <text:p>1,5202</text:p>
          </table:table-cell>
          <table:table-cell office:value-type="float" office:value="11.0944103727161" calcext:value-type="float">
            <text:p>11,0944</text:p>
          </table:table-cell>
          <table:table-cell office:value-type="float" office:value="84.7203378917195" calcext:value-type="float">
            <text:p>84,72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634530449120048" calcext:value-type="float">
            <text:p>0,0635</text:p>
          </table:table-cell>
          <table:table-cell office:value-type="float" office:value="0" calcext:value-type="float">
            <text:p>0,0000</text:p>
          </table:table-cell>
          <table:table-cell office:value-type="float" office:value="0.215495802594437" calcext:value-type="float">
            <text:p>0,2155</text:p>
          </table:table-cell>
          <table:table-cell office:value-type="float" office:value="8.1672415325958" calcext:value-type="float">
            <text:p>8,1672</text:p>
          </table:table-cell>
          <table:table-cell office:value-type="float" office:value="0.203281005107588" calcext:value-type="float">
            <text:p>0,2033</text:p>
          </table:table-cell>
          <table:table-cell office:value-type="float" office:value="3.43736677507113" calcext:value-type="float">
            <text:p>3,4374</text:p>
          </table:table-cell>
          <table:table-cell office:value-type="float" office:value="28.0678025250438" calcext:value-type="float">
            <text:p>28,0678</text:p>
          </table:table-cell>
          <table:table-cell office:value-type="float" office:value="10.4687175987471" calcext:value-type="float">
            <text:p>10,4687</text:p>
          </table:table-cell>
          <table:table-cell office:value-type="float" office:value="1.38658273876005" calcext:value-type="float">
            <text:p>1,3866</text:p>
          </table:table-cell>
          <table:table-cell office:value-type="float" office:value="10.6713661460624" calcext:value-type="float">
            <text:p>10,6714</text:p>
          </table:table-cell>
          <table:table-cell office:value-type="float" office:value="93.5696241196828" calcext:value-type="float">
            <text:p>93,56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643882752462144" calcext:value-type="float">
            <text:p>0,0644</text:p>
          </table:table-cell>
          <table:table-cell office:value-type="float" office:value="0" calcext:value-type="float">
            <text:p>0,0000</text:p>
          </table:table-cell>
          <table:table-cell office:value-type="float" office:value="0.253166485671777" calcext:value-type="float">
            <text:p>0,2532</text:p>
          </table:table-cell>
          <table:table-cell office:value-type="float" office:value="8.47057670364432" calcext:value-type="float">
            <text:p>8,4706</text:p>
          </table:table-cell>
          <table:table-cell office:value-type="float" office:value="0.263291221568356" calcext:value-type="float">
            <text:p>0,2633</text:p>
          </table:table-cell>
          <table:table-cell office:value-type="float" office:value="6.06156581105675" calcext:value-type="float">
            <text:p>6,0616</text:p>
          </table:table-cell>
          <table:table-cell office:value-type="float" office:value="32.5042552768561" calcext:value-type="float">
            <text:p>32,5043</text:p>
          </table:table-cell>
          <table:table-cell office:value-type="float" office:value="7.52885930522015" calcext:value-type="float">
            <text:p>7,5289</text:p>
          </table:table-cell>
          <table:table-cell office:value-type="float" office:value="1.28143888637757" calcext:value-type="float">
            <text:p>1,2814</text:p>
          </table:table-cell>
          <table:table-cell office:value-type="float" office:value="8.98377274194291" calcext:value-type="float">
            <text:p>8,9838</text:p>
          </table:table-cell>
          <table:table-cell office:value-type="float" office:value="104.468714063404" calcext:value-type="float">
            <text:p>104,46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649054328461967" calcext:value-type="float">
            <text:p>0,0649</text:p>
          </table:table-cell>
          <table:table-cell office:value-type="float" office:value="0" calcext:value-type="float">
            <text:p>0,0000</text:p>
          </table:table-cell>
          <table:table-cell office:value-type="float" office:value="0.266160960700589" calcext:value-type="float">
            <text:p>0,2662</text:p>
          </table:table-cell>
          <table:table-cell office:value-type="float" office:value="8.47057670364432" calcext:value-type="float">
            <text:p>8,4706</text:p>
          </table:table-cell>
          <table:table-cell office:value-type="float" office:value="0.241846785410289" calcext:value-type="float">
            <text:p>0,2418</text:p>
          </table:table-cell>
          <table:table-cell office:value-type="float" office:value="5.70577880428847" calcext:value-type="float">
            <text:p>5,7058</text:p>
          </table:table-cell>
          <table:table-cell office:value-type="float" office:value="30.6473220372104" calcext:value-type="float">
            <text:p>30,6473</text:p>
          </table:table-cell>
          <table:table-cell office:value-type="float" office:value="6.47397208426411" calcext:value-type="float">
            <text:p>6,4740</text:p>
          </table:table-cell>
          <table:table-cell office:value-type="float" office:value="1.22990992582027" calcext:value-type="float">
            <text:p>1,2299</text:p>
          </table:table-cell>
          <table:table-cell office:value-type="float" office:value="8.43540228329276" calcext:value-type="float">
            <text:p>8,4354</text:p>
          </table:table-cell>
          <table:table-cell office:value-type="float" office:value="111.843575369935" calcext:value-type="float">
            <text:p>111,84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608390544586097" calcext:value-type="float">
            <text:p>0,0608</text:p>
          </table:table-cell>
          <table:table-cell office:value-type="float" office:value="0" calcext:value-type="float">
            <text:p>0,0000</text:p>
          </table:table-cell>
          <table:table-cell office:value-type="float" office:value="0.278537005942687" calcext:value-type="float">
            <text:p>0,2785</text:p>
          </table:table-cell>
          <table:table-cell office:value-type="float" office:value="8.47057670364432" calcext:value-type="float">
            <text:p>8,4706</text:p>
          </table:table-cell>
          <table:table-cell office:value-type="float" office:value="0.271865052177242" calcext:value-type="float">
            <text:p>0,2719</text:p>
          </table:table-cell>
          <table:table-cell office:value-type="float" office:value="6.53916307789868" calcext:value-type="float">
            <text:p>6,5392</text:p>
          </table:table-cell>
          <table:table-cell office:value-type="float" office:value="29.8013514001657" calcext:value-type="float">
            <text:p>29,8014</text:p>
          </table:table-cell>
          <table:table-cell office:value-type="float" office:value="5.72655918157636" calcext:value-type="float">
            <text:p>5,7266</text:p>
          </table:table-cell>
          <table:table-cell office:value-type="float" office:value="1.25225854939908" calcext:value-type="float">
            <text:p>1,2523</text:p>
          </table:table-cell>
          <table:table-cell office:value-type="float" office:value="8.42769528405875" calcext:value-type="float">
            <text:p>8,4277</text:p>
          </table:table-cell>
          <table:table-cell office:value-type="float" office:value="108.370046489962" calcext:value-type="float">
            <text:p>108,37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569471031364861" calcext:value-type="float">
            <text:p>0,0569</text:p>
          </table:table-cell>
          <table:table-cell office:value-type="float" office:value="0" calcext:value-type="float">
            <text:p>0,0000</text:p>
          </table:table-cell>
          <table:table-cell office:value-type="float" office:value="0.266552059859781" calcext:value-type="float">
            <text:p>0,2666</text:p>
          </table:table-cell>
          <table:table-cell office:value-type="float" office:value="8.47057670364432" calcext:value-type="float">
            <text:p>8,4706</text:p>
          </table:table-cell>
          <table:table-cell office:value-type="float" office:value="0.311797133371418" calcext:value-type="float">
            <text:p>0,3118</text:p>
          </table:table-cell>
          <table:table-cell office:value-type="float" office:value="7.48944135567476" calcext:value-type="float">
            <text:p>7,4894</text:p>
          </table:table-cell>
          <table:table-cell office:value-type="float" office:value="31.5567635362626" calcext:value-type="float">
            <text:p>31,5568</text:p>
          </table:table-cell>
          <table:table-cell office:value-type="float" office:value="2.34858529283528" calcext:value-type="float">
            <text:p>2,3486</text:p>
          </table:table-cell>
          <table:table-cell office:value-type="float" office:value="1.32279258936388" calcext:value-type="float">
            <text:p>1,3228</text:p>
          </table:table-cell>
          <table:table-cell office:value-type="float" office:value="8.19013846822229" calcext:value-type="float">
            <text:p>8,1901</text:p>
          </table:table-cell>
          <table:table-cell office:value-type="float" office:value="106.172070041828" calcext:value-type="float">
            <text:p>106,17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38101686519763" calcext:value-type="float">
            <text:p>0,0538</text:p>
          </table:table-cell>
          <table:table-cell office:value-type="float" office:value="0" calcext:value-type="float">
            <text:p>0,0000</text:p>
          </table:table-cell>
          <table:table-cell office:value-type="float" office:value="0.26728722373523" calcext:value-type="float">
            <text:p>0,2673</text:p>
          </table:table-cell>
          <table:table-cell office:value-type="float" office:value="8.47057670364432" calcext:value-type="float">
            <text:p>8,4706</text:p>
          </table:table-cell>
          <table:table-cell office:value-type="float" office:value="0.256682670906656" calcext:value-type="float">
            <text:p>0,2567</text:p>
          </table:table-cell>
          <table:table-cell office:value-type="float" office:value="5.9174585714956" calcext:value-type="float">
            <text:p>5,9175</text:p>
          </table:table-cell>
          <table:table-cell office:value-type="float" office:value="29.0076272856639" calcext:value-type="float">
            <text:p>29,0076</text:p>
          </table:table-cell>
          <table:table-cell office:value-type="float" office:value="3.02252101954741" calcext:value-type="float">
            <text:p>3,0225</text:p>
          </table:table-cell>
          <table:table-cell office:value-type="float" office:value="1.40642684453142" calcext:value-type="float">
            <text:p>1,4064</text:p>
          </table:table-cell>
          <table:table-cell office:value-type="float" office:value="7.77085753783405" calcext:value-type="float">
            <text:p>7,7709</text:p>
          </table:table-cell>
          <table:table-cell office:value-type="float" office:value="106.108885803315" calcext:value-type="float">
            <text:p>106,10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802394637461692" calcext:value-type="float">
            <text:p>0,0802</text:p>
          </table:table-cell>
          <table:table-cell office:value-type="float" office:value="0" calcext:value-type="float">
            <text:p>0,0000</text:p>
          </table:table-cell>
          <table:table-cell office:value-type="float" office:value="0.555047383845963" calcext:value-type="float">
            <text:p>0,5550</text:p>
          </table:table-cell>
          <table:table-cell office:value-type="float" office:value="9.47969730939345" calcext:value-type="float">
            <text:p>9,4797</text:p>
          </table:table-cell>
          <table:table-cell office:value-type="float" office:value="0.585732604056348" calcext:value-type="float">
            <text:p>0,5857</text:p>
          </table:table-cell>
          <table:table-cell office:value-type="float" office:value="1.67579708616147" calcext:value-type="float">
            <text:p>1,6758</text:p>
          </table:table-cell>
          <table:table-cell office:value-type="float" office:value="24.5509673039937" calcext:value-type="float">
            <text:p>24,5510</text:p>
          </table:table-cell>
          <table:table-cell office:value-type="float" office:value="5.09435802579483" calcext:value-type="float">
            <text:p>5,0944</text:p>
          </table:table-cell>
          <table:table-cell office:value-type="float" office:value="-1.1618382239436" calcext:value-type="float">
            <text:p>-1,1618</text:p>
          </table:table-cell>
          <table:table-cell office:value-type="float" office:value="13.645673182844" calcext:value-type="float">
            <text:p>13,6457</text:p>
          </table:table-cell>
          <table:table-cell office:value-type="float" office:value="82.993254598067" calcext:value-type="float">
            <text:p>82,99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90605000273527" calcext:value-type="float">
            <text:p>0,0906</text:p>
          </table:table-cell>
          <table:table-cell office:value-type="float" office:value="0" calcext:value-type="float">
            <text:p>0,0000</text:p>
          </table:table-cell>
          <table:table-cell office:value-type="float" office:value="0.619347810371" calcext:value-type="float">
            <text:p>0,6193</text:p>
          </table:table-cell>
          <table:table-cell office:value-type="float" office:value="9.47969730939345" calcext:value-type="float">
            <text:p>9,4797</text:p>
          </table:table-cell>
          <table:table-cell office:value-type="float" office:value="0.603618483886513" calcext:value-type="float">
            <text:p>0,6036</text:p>
          </table:table-cell>
          <table:table-cell office:value-type="float" office:value="2.69257321269052" calcext:value-type="float">
            <text:p>2,6926</text:p>
          </table:table-cell>
          <table:table-cell office:value-type="float" office:value="24.779770557932" calcext:value-type="float">
            <text:p>24,7798</text:p>
          </table:table-cell>
          <table:table-cell office:value-type="float" office:value="4.91677823233785" calcext:value-type="float">
            <text:p>4,9168</text:p>
          </table:table-cell>
          <table:table-cell office:value-type="float" office:value="-0.966400801237561" calcext:value-type="float">
            <text:p>-0,9664</text:p>
          </table:table-cell>
          <table:table-cell office:value-type="float" office:value="12.4663928369203" calcext:value-type="float">
            <text:p>12,4664</text:p>
          </table:table-cell>
          <table:table-cell office:value-type="float" office:value="82.8812478562649" calcext:value-type="float">
            <text:p>82,88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909762690204801" calcext:value-type="float">
            <text:p>0,0910</text:p>
          </table:table-cell>
          <table:table-cell office:value-type="float" office:value="0" calcext:value-type="float">
            <text:p>0,0000</text:p>
          </table:table-cell>
          <table:table-cell office:value-type="float" office:value="0.617228500803446" calcext:value-type="float">
            <text:p>0,6172</text:p>
          </table:table-cell>
          <table:table-cell office:value-type="float" office:value="9.47969730939345" calcext:value-type="float">
            <text:p>9,4797</text:p>
          </table:table-cell>
          <table:table-cell office:value-type="float" office:value="0.580525869979425" calcext:value-type="float">
            <text:p>0,5805</text:p>
          </table:table-cell>
          <table:table-cell office:value-type="float" office:value="4.11191333388708" calcext:value-type="float">
            <text:p>4,1119</text:p>
          </table:table-cell>
          <table:table-cell office:value-type="float" office:value="28.8826808361358" calcext:value-type="float">
            <text:p>28,8827</text:p>
          </table:table-cell>
          <table:table-cell office:value-type="float" office:value="6.76220831510204" calcext:value-type="float">
            <text:p>6,7622</text:p>
          </table:table-cell>
          <table:table-cell office:value-type="float" office:value="-1.09131295557421" calcext:value-type="float">
            <text:p>-1,0913</text:p>
          </table:table-cell>
          <table:table-cell office:value-type="float" office:value="12.387611537686" calcext:value-type="float">
            <text:p>12,3876</text:p>
          </table:table-cell>
          <table:table-cell office:value-type="float" office:value="90.1567230355507" calcext:value-type="float">
            <text:p>90,15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112432602464947" calcext:value-type="float">
            <text:p>0,1124</text:p>
          </table:table-cell>
          <table:table-cell office:value-type="float" office:value="0" calcext:value-type="float">
            <text:p>0,0000</text:p>
          </table:table-cell>
          <table:table-cell office:value-type="float" office:value="0.625106687055195" calcext:value-type="float">
            <text:p>0,6251</text:p>
          </table:table-cell>
          <table:table-cell office:value-type="float" office:value="9.47969730939345" calcext:value-type="float">
            <text:p>9,4797</text:p>
          </table:table-cell>
          <table:table-cell office:value-type="float" office:value="0.589327998108927" calcext:value-type="float">
            <text:p>0,5893</text:p>
          </table:table-cell>
          <table:table-cell office:value-type="float" office:value="4.78892985687317" calcext:value-type="float">
            <text:p>4,7889</text:p>
          </table:table-cell>
          <table:table-cell office:value-type="float" office:value="31.2710336927398" calcext:value-type="float">
            <text:p>31,2710</text:p>
          </table:table-cell>
          <table:table-cell office:value-type="float" office:value="11.1737030469851" calcext:value-type="float">
            <text:p>11,1737</text:p>
          </table:table-cell>
          <table:table-cell office:value-type="float" office:value="-1.08057145691172" calcext:value-type="float">
            <text:p>-1,0806</text:p>
          </table:table-cell>
          <table:table-cell office:value-type="float" office:value="11.5267504445022" calcext:value-type="float">
            <text:p>11,5268</text:p>
          </table:table-cell>
          <table:table-cell office:value-type="float" office:value="97.4527529476716" calcext:value-type="float">
            <text:p>97,45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121513296202329" calcext:value-type="float">
            <text:p>0,1215</text:p>
          </table:table-cell>
          <table:table-cell office:value-type="float" office:value="0" calcext:value-type="float">
            <text:p>0,0000</text:p>
          </table:table-cell>
          <table:table-cell office:value-type="float" office:value="0.637968277341737" calcext:value-type="float">
            <text:p>0,6380</text:p>
          </table:table-cell>
          <table:table-cell office:value-type="float" office:value="9.47969730939345" calcext:value-type="float">
            <text:p>9,4797</text:p>
          </table:table-cell>
          <table:table-cell office:value-type="float" office:value="0.601593934925316" calcext:value-type="float">
            <text:p>0,6016</text:p>
          </table:table-cell>
          <table:table-cell office:value-type="float" office:value="7.94972282800056" calcext:value-type="float">
            <text:p>7,9497</text:p>
          </table:table-cell>
          <table:table-cell office:value-type="float" office:value="34.1567332900437" calcext:value-type="float">
            <text:p>34,1567</text:p>
          </table:table-cell>
          <table:table-cell office:value-type="float" office:value="12.4097091315114" calcext:value-type="float">
            <text:p>12,4097</text:p>
          </table:table-cell>
          <table:table-cell office:value-type="float" office:value="-0.91727295748817" calcext:value-type="float">
            <text:p>-0,9173</text:p>
          </table:table-cell>
          <table:table-cell office:value-type="float" office:value="10.6803852564532" calcext:value-type="float">
            <text:p>10,6804</text:p>
          </table:table-cell>
          <table:table-cell office:value-type="float" office:value="100.466709949166" calcext:value-type="float">
            <text:p>100,46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103283456470075" calcext:value-type="float">
            <text:p>0,1033</text:p>
          </table:table-cell>
          <table:table-cell office:value-type="float" office:value="0" calcext:value-type="float">
            <text:p>0,0000</text:p>
          </table:table-cell>
          <table:table-cell office:value-type="float" office:value="0.660722753658983" calcext:value-type="float">
            <text:p>0,6607</text:p>
          </table:table-cell>
          <table:table-cell office:value-type="float" office:value="9.9993082652678" calcext:value-type="float">
            <text:p>9,9993</text:p>
          </table:table-cell>
          <table:table-cell office:value-type="float" office:value="0.627297041867078" calcext:value-type="float">
            <text:p>0,6273</text:p>
          </table:table-cell>
          <table:table-cell office:value-type="float" office:value="8.78193256546564" calcext:value-type="float">
            <text:p>8,7819</text:p>
          </table:table-cell>
          <table:table-cell office:value-type="float" office:value="36.3932067496597" calcext:value-type="float">
            <text:p>36,3932</text:p>
          </table:table-cell>
          <table:table-cell office:value-type="float" office:value="20.1160050010023" calcext:value-type="float">
            <text:p>20,1160</text:p>
          </table:table-cell>
          <table:table-cell office:value-type="float" office:value="-0.816175506582982" calcext:value-type="float">
            <text:p>-0,8162</text:p>
          </table:table-cell>
          <table:table-cell office:value-type="float" office:value="10.138051885859" calcext:value-type="float">
            <text:p>10,1381</text:p>
          </table:table-cell>
          <table:table-cell office:value-type="float" office:value="105.871084700053" calcext:value-type="float">
            <text:p>105,87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256116266553477" calcext:value-type="float">
            <text:p>-0,0256</text:p>
          </table:table-cell>
          <table:table-cell office:value-type="float" office:value="0" calcext:value-type="float">
            <text:p>0,0000</text:p>
          </table:table-cell>
          <table:table-cell office:value-type="float" office:value="0.673360255512689" calcext:value-type="float">
            <text:p>0,6734</text:p>
          </table:table-cell>
          <table:table-cell office:value-type="float" office:value="9.9993082652678" calcext:value-type="float">
            <text:p>9,9993</text:p>
          </table:table-cell>
          <table:table-cell office:value-type="float" office:value="0.636104822607359" calcext:value-type="float">
            <text:p>0,6361</text:p>
          </table:table-cell>
          <table:table-cell office:value-type="float" office:value="4.02485637056234" calcext:value-type="float">
            <text:p>4,0249</text:p>
          </table:table-cell>
          <table:table-cell office:value-type="float" office:value="32.050275889498" calcext:value-type="float">
            <text:p>32,0503</text:p>
          </table:table-cell>
          <table:table-cell office:value-type="float" office:value="11.751464469452" calcext:value-type="float">
            <text:p>11,7515</text:p>
          </table:table-cell>
          <table:table-cell office:value-type="float" office:value="-1.0509395443743" calcext:value-type="float">
            <text:p>-1,0509</text:p>
          </table:table-cell>
          <table:table-cell office:value-type="float" office:value="9.71794243700576" calcext:value-type="float">
            <text:p>9,7179</text:p>
          </table:table-cell>
          <table:table-cell office:value-type="float" office:value="103.700060534769" calcext:value-type="float">
            <text:p>103,70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138994417181527" calcext:value-type="float">
            <text:p>-0,1390</text:p>
          </table:table-cell>
          <table:table-cell office:value-type="float" office:value="0" calcext:value-type="float">
            <text:p>0,0000</text:p>
          </table:table-cell>
          <table:table-cell office:value-type="float" office:value="0.674662200259478" calcext:value-type="float">
            <text:p>0,6747</text:p>
          </table:table-cell>
          <table:table-cell office:value-type="float" office:value="9.9993082652678" calcext:value-type="float">
            <text:p>9,9993</text:p>
          </table:table-cell>
          <table:table-cell office:value-type="float" office:value="0.633196847802757" calcext:value-type="float">
            <text:p>0,6332</text:p>
          </table:table-cell>
          <table:table-cell office:value-type="float" office:value="-0.12377379726908" calcext:value-type="float">
            <text:p>-0,1238</text:p>
          </table:table-cell>
          <table:table-cell office:value-type="float" office:value="22.5413222668594" calcext:value-type="float">
            <text:p>22,5413</text:p>
          </table:table-cell>
          <table:table-cell office:value-type="float" office:value="-9.67966060430049" calcext:value-type="float">
            <text:p>-9,6797</text:p>
          </table:table-cell>
          <table:table-cell office:value-type="float" office:value="-1.65102496759116" calcext:value-type="float">
            <text:p>-1,6510</text:p>
          </table:table-cell>
          <table:table-cell office:value-type="float" office:value="9.8346896860202" calcext:value-type="float">
            <text:p>9,8347</text:p>
          </table:table-cell>
          <table:table-cell office:value-type="float" office:value="92.5468540012743" calcext:value-type="float">
            <text:p>92,54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193911168654033" calcext:value-type="float">
            <text:p>-0,0194</text:p>
          </table:table-cell>
          <table:table-cell office:value-type="float" office:value="0" calcext:value-type="float">
            <text:p>0,0000</text:p>
          </table:table-cell>
          <table:table-cell office:value-type="float" office:value="0.66794518718517" calcext:value-type="float">
            <text:p>0,6679</text:p>
          </table:table-cell>
          <table:table-cell office:value-type="float" office:value="9.9993082652678" calcext:value-type="float">
            <text:p>9,9993</text:p>
          </table:table-cell>
          <table:table-cell office:value-type="float" office:value="0.624579328381374" calcext:value-type="float">
            <text:p>0,6246</text:p>
          </table:table-cell>
          <table:table-cell office:value-type="float" office:value="1.83308293014013" calcext:value-type="float">
            <text:p>1,8331</text:p>
          </table:table-cell>
          <table:table-cell office:value-type="float" office:value="19.3907741945662" calcext:value-type="float">
            <text:p>19,3908</text:p>
          </table:table-cell>
          <table:table-cell office:value-type="float" office:value="-0.811835683705496" calcext:value-type="float">
            <text:p>-0,8118</text:p>
          </table:table-cell>
          <table:table-cell office:value-type="float" office:value="-2.08130508988111" calcext:value-type="float">
            <text:p>-2,0813</text:p>
          </table:table-cell>
          <table:table-cell office:value-type="float" office:value="12.0214923936668" calcext:value-type="float">
            <text:p>12,0215</text:p>
          </table:table-cell>
          <table:table-cell office:value-type="float" office:value="108.788986837409" calcext:value-type="float">
            <text:p>108,78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800646734029336" calcext:value-type="float">
            <text:p>0,0801</text:p>
          </table:table-cell>
          <table:table-cell office:value-type="float" office:value="0" calcext:value-type="float">
            <text:p>0,0000</text:p>
          </table:table-cell>
          <table:table-cell office:value-type="float" office:value="0.657627709370151" calcext:value-type="float">
            <text:p>0,6576</text:p>
          </table:table-cell>
          <table:table-cell office:value-type="float" office:value="9.9993082652678" calcext:value-type="float">
            <text:p>9,9993</text:p>
          </table:table-cell>
          <table:table-cell office:value-type="float" office:value="0.637793896840928" calcext:value-type="float">
            <text:p>0,6378</text:p>
          </table:table-cell>
          <table:table-cell office:value-type="float" office:value="5.31644789918243" calcext:value-type="float">
            <text:p>5,3164</text:p>
          </table:table-cell>
          <table:table-cell office:value-type="float" office:value="22.1759148915756" calcext:value-type="float">
            <text:p>22,1759</text:p>
          </table:table-cell>
          <table:table-cell office:value-type="float" office:value="6.39465445331302" calcext:value-type="float">
            <text:p>6,3947</text:p>
          </table:table-cell>
          <table:table-cell office:value-type="float" office:value="-1.82076700208005" calcext:value-type="float">
            <text:p>-1,8208</text:p>
          </table:table-cell>
          <table:table-cell office:value-type="float" office:value="11.819623941788" calcext:value-type="float">
            <text:p>11,8196</text:p>
          </table:table-cell>
          <table:table-cell office:value-type="float" office:value="119.756954290216" calcext:value-type="float">
            <text:p>119,75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519572144095672" calcext:value-type="float">
            <text:p>0,0520</text:p>
          </table:table-cell>
          <table:table-cell office:value-type="float" office:value="0" calcext:value-type="float">
            <text:p>0,0000</text:p>
          </table:table-cell>
          <table:table-cell office:value-type="float" office:value="0.667356449869804" calcext:value-type="float">
            <text:p>0,6674</text:p>
          </table:table-cell>
          <table:table-cell office:value-type="float" office:value="9.9458197420022" calcext:value-type="float">
            <text:p>9,9458</text:p>
          </table:table-cell>
          <table:table-cell office:value-type="float" office:value="0.645089248978935" calcext:value-type="float">
            <text:p>0,6451</text:p>
          </table:table-cell>
          <table:table-cell office:value-type="float" office:value="3.83592659971426" calcext:value-type="float">
            <text:p>3,8359</text:p>
          </table:table-cell>
          <table:table-cell office:value-type="float" office:value="25.3647636006357" calcext:value-type="float">
            <text:p>25,3648</text:p>
          </table:table-cell>
          <table:table-cell office:value-type="float" office:value="3.61573046487467" calcext:value-type="float">
            <text:p>3,6157</text:p>
          </table:table-cell>
          <table:table-cell office:value-type="float" office:value="-1.24035915329271" calcext:value-type="float">
            <text:p>-1,2404</text:p>
          </table:table-cell>
          <table:table-cell office:value-type="float" office:value="11.6851604750573" calcext:value-type="float">
            <text:p>11,6852</text:p>
          </table:table-cell>
          <table:table-cell office:value-type="float" office:value="123.696056231765" calcext:value-type="float">
            <text:p>123,69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47183478756392" calcext:value-type="float">
            <text:p>0,0347</text:p>
          </table:table-cell>
          <table:table-cell office:value-type="float" office:value="0" calcext:value-type="float">
            <text:p>0,0000</text:p>
          </table:table-cell>
          <table:table-cell office:value-type="float" office:value="0.662896848776771" calcext:value-type="float">
            <text:p>0,6629</text:p>
          </table:table-cell>
          <table:table-cell office:value-type="float" office:value="9.9458197420022" calcext:value-type="float">
            <text:p>9,9458</text:p>
          </table:table-cell>
          <table:table-cell office:value-type="float" office:value="0.605618334336347" calcext:value-type="float">
            <text:p>0,6056</text:p>
          </table:table-cell>
          <table:table-cell office:value-type="float" office:value="3.27057940917845" calcext:value-type="float">
            <text:p>3,2706</text:p>
          </table:table-cell>
          <table:table-cell office:value-type="float" office:value="23.2199133981797" calcext:value-type="float">
            <text:p>23,2199</text:p>
          </table:table-cell>
          <table:table-cell office:value-type="float" office:value="1.64687766794354" calcext:value-type="float">
            <text:p>1,6469</text:p>
          </table:table-cell>
          <table:table-cell office:value-type="float" office:value="-1.07103480329077" calcext:value-type="float">
            <text:p>-1,0710</text:p>
          </table:table-cell>
          <table:table-cell office:value-type="float" office:value="11.2377289658285" calcext:value-type="float">
            <text:p>11,2377</text:p>
          </table:table-cell>
          <table:table-cell office:value-type="float" office:value="121.618100562912" calcext:value-type="float">
            <text:p>121,61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78293260941016" calcext:value-type="float">
            <text:p>0,0278</text:p>
          </table:table-cell>
          <table:table-cell office:value-type="float" office:value="0" calcext:value-type="float">
            <text:p>0,0000</text:p>
          </table:table-cell>
          <table:table-cell office:value-type="float" office:value="0.689343717364106" calcext:value-type="float">
            <text:p>0,6893</text:p>
          </table:table-cell>
          <table:table-cell office:value-type="float" office:value="9.9458197420022" calcext:value-type="float">
            <text:p>9,9458</text:p>
          </table:table-cell>
          <table:table-cell office:value-type="float" office:value="0.622470416520934" calcext:value-type="float">
            <text:p>0,6225</text:p>
          </table:table-cell>
          <table:table-cell office:value-type="float" office:value="2.99929144824582" calcext:value-type="float">
            <text:p>2,9993</text:p>
          </table:table-cell>
          <table:table-cell office:value-type="float" office:value="22.5983282442415" calcext:value-type="float">
            <text:p>22,5983</text:p>
          </table:table-cell>
          <table:table-cell office:value-type="float" office:value="1.75848493244108" calcext:value-type="float">
            <text:p>1,7585</text:p>
          </table:table-cell>
          <table:table-cell office:value-type="float" office:value="-0.941743354234222" calcext:value-type="float">
            <text:p>-0,9417</text:p>
          </table:table-cell>
          <table:table-cell office:value-type="float" office:value="10.8702230567212" calcext:value-type="float">
            <text:p>10,8702</text:p>
          </table:table-cell>
          <table:table-cell office:value-type="float" office:value="123.589830047445" calcext:value-type="float">
            <text:p>123,58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74703078271015" calcext:value-type="float">
            <text:p>0,0375</text:p>
          </table:table-cell>
          <table:table-cell office:value-type="float" office:value="0" calcext:value-type="float">
            <text:p>0,0000</text:p>
          </table:table-cell>
          <table:table-cell office:value-type="float" office:value="0.669662132851989" calcext:value-type="float">
            <text:p>0,6697</text:p>
          </table:table-cell>
          <table:table-cell office:value-type="float" office:value="9.9458197420022" calcext:value-type="float">
            <text:p>9,9458</text:p>
          </table:table-cell>
          <table:table-cell office:value-type="float" office:value="0.625885062938331" calcext:value-type="float">
            <text:p>0,6259</text:p>
          </table:table-cell>
          <table:table-cell office:value-type="float" office:value="3.10915355493713" calcext:value-type="float">
            <text:p>3,1092</text:p>
          </table:table-cell>
          <table:table-cell office:value-type="float" office:value="22.1397543881406" calcext:value-type="float">
            <text:p>22,1398</text:p>
          </table:table-cell>
          <table:table-cell office:value-type="float" office:value="0.00123003645875031" calcext:value-type="float">
            <text:p>0,0012</text:p>
          </table:table-cell>
          <table:table-cell office:value-type="float" office:value="-0.818626340945853" calcext:value-type="float">
            <text:p>-0,8186</text:p>
          </table:table-cell>
          <table:table-cell office:value-type="float" office:value="10.5179889873178" calcext:value-type="float">
            <text:p>10,5180</text:p>
          </table:table-cell>
          <table:table-cell office:value-type="float" office:value="123.071174092569" calcext:value-type="float">
            <text:p>123,07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0986635884874" calcext:value-type="float">
            <text:p>0,0310</text:p>
          </table:table-cell>
          <table:table-cell office:value-type="float" office:value="0" calcext:value-type="float">
            <text:p>0,0000</text:p>
          </table:table-cell>
          <table:table-cell office:value-type="float" office:value="0.711253428545482" calcext:value-type="float">
            <text:p>0,7113</text:p>
          </table:table-cell>
          <table:table-cell office:value-type="float" office:value="9.9458197420022" calcext:value-type="float">
            <text:p>9,9458</text:p>
          </table:table-cell>
          <table:table-cell office:value-type="float" office:value="0.609299759271678" calcext:value-type="float">
            <text:p>0,6093</text:p>
          </table:table-cell>
          <table:table-cell office:value-type="float" office:value="0.879219082937592" calcext:value-type="float">
            <text:p>0,8792</text:p>
          </table:table-cell>
          <table:table-cell office:value-type="float" office:value="18.2051742189571" calcext:value-type="float">
            <text:p>18,2052</text:p>
          </table:table-cell>
          <table:table-cell office:value-type="float" office:value="0.27396538754401" calcext:value-type="float">
            <text:p>0,2740</text:p>
          </table:table-cell>
          <table:table-cell office:value-type="float" office:value="-0.913885332226604" calcext:value-type="float">
            <text:p>-0,9139</text:p>
          </table:table-cell>
          <table:table-cell office:value-type="float" office:value="10.6745682564247" calcext:value-type="float">
            <text:p>10,6746</text:p>
          </table:table-cell>
          <table:table-cell office:value-type="float" office:value="125.602209026783" calcext:value-type="float">
            <text:p>125,60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32412542768519" calcext:value-type="float">
            <text:p>0,0132</text:p>
          </table:table-cell>
          <table:table-cell office:value-type="float" office:value="0" calcext:value-type="float">
            <text:p>0,0000</text:p>
          </table:table-cell>
          <table:table-cell office:value-type="float" office:value="0.0098295501344787" calcext:value-type="float">
            <text:p>0,0098</text:p>
          </table:table-cell>
          <table:table-cell office:value-type="float" office:value="7.18945255356312" calcext:value-type="float">
            <text:p>7,1895</text:p>
          </table:table-cell>
          <table:table-cell office:value-type="float" office:value="0.329114422334314" calcext:value-type="float">
            <text:p>0,3291</text:p>
          </table:table-cell>
          <table:table-cell office:value-type="float" office:value="0.302049622437972" calcext:value-type="float">
            <text:p>0,3020</text:p>
          </table:table-cell>
          <table:table-cell office:value-type="float" office:value="26.1031283710895" calcext:value-type="float">
            <text:p>26,1031</text:p>
          </table:table-cell>
          <table:table-cell office:value-type="float" office:value="-1.39272884586131" calcext:value-type="float">
            <text:p>-1,3927</text:p>
          </table:table-cell>
          <table:table-cell office:value-type="float" office:value="2.36981883876953" calcext:value-type="float">
            <text:p>2,3698</text:p>
          </table:table-cell>
          <table:table-cell office:value-type="float" office:value="1.87307443365696" calcext:value-type="float">
            <text:p>1,8731</text:p>
          </table:table-cell>
          <table:table-cell office:value-type="float" office:value="61.7011703022877" calcext:value-type="float">
            <text:p>61,70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3760252200579" calcext:value-type="float">
            <text:p>-0,3760</text:p>
          </table:table-cell>
          <table:table-cell office:value-type="float" office:value="0" calcext:value-type="float">
            <text:p>0,0000</text:p>
          </table:table-cell>
          <table:table-cell office:value-type="float" office:value="0.0514457277872039" calcext:value-type="float">
            <text:p>0,0514</text:p>
          </table:table-cell>
          <table:table-cell office:value-type="float" office:value="7.18945255356312" calcext:value-type="float">
            <text:p>7,1895</text:p>
          </table:table-cell>
          <table:table-cell office:value-type="float" office:value="0.485510109979327" calcext:value-type="float">
            <text:p>0,4855</text:p>
          </table:table-cell>
          <table:table-cell office:value-type="float" office:value="49.7620320855615" calcext:value-type="float">
            <text:p>49,7620</text:p>
          </table:table-cell>
          <table:table-cell office:value-type="float" office:value="23.7980748663102" calcext:value-type="float">
            <text:p>23,7981</text:p>
          </table:table-cell>
          <table:table-cell office:value-type="float" office:value="15.5114913646591" calcext:value-type="float">
            <text:p>15,5115</text:p>
          </table:table-cell>
          <table:table-cell office:value-type="float" office:value="1.72748011070889" calcext:value-type="float">
            <text:p>1,7275</text:p>
          </table:table-cell>
          <table:table-cell office:value-type="float" office:value="2.25552139037433" calcext:value-type="float">
            <text:p>2,2555</text:p>
          </table:table-cell>
          <table:table-cell office:value-type="float" office:value="67.3200035116053" calcext:value-type="float">
            <text:p>67,32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067331883033912" calcext:value-type="float">
            <text:p>0,0067</text:p>
          </table:table-cell>
          <table:table-cell office:value-type="float" office:value="0" calcext:value-type="float">
            <text:p>0,0000</text:p>
          </table:table-cell>
          <table:table-cell office:value-type="float" office:value="0.0748683374897264" calcext:value-type="float">
            <text:p>0,0749</text:p>
          </table:table-cell>
          <table:table-cell office:value-type="float" office:value="7.18945255356312" calcext:value-type="float">
            <text:p>7,1895</text:p>
          </table:table-cell>
          <table:table-cell office:value-type="float" office:value="0.489758025261721" calcext:value-type="float">
            <text:p>0,4898</text:p>
          </table:table-cell>
          <table:table-cell office:value-type="float" office:value="8.4004160144418" calcext:value-type="float">
            <text:p>8,4004</text:p>
          </table:table-cell>
          <table:table-cell office:value-type="float" office:value="21.2765997770346" calcext:value-type="float">
            <text:p>21,2766</text:p>
          </table:table-cell>
          <table:table-cell office:value-type="float" office:value="16.8582772245002" calcext:value-type="float">
            <text:p>16,8583</text:p>
          </table:table-cell>
          <table:table-cell office:value-type="float" office:value="1.91279869685765" calcext:value-type="float">
            <text:p>1,9128</text:p>
          </table:table-cell>
          <table:table-cell office:value-type="float" office:value="4.02463768115942" calcext:value-type="float">
            <text:p>4,0246</text:p>
          </table:table-cell>
          <table:table-cell office:value-type="float" office:value="81.8903430013685" calcext:value-type="float">
            <text:p>81,89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51132570614221" calcext:value-type="float">
            <text:p>0,0251</text:p>
          </table:table-cell>
          <table:table-cell office:value-type="float" office:value="0" calcext:value-type="float">
            <text:p>0,0000</text:p>
          </table:table-cell>
          <table:table-cell office:value-type="float" office:value="0.133023266924038" calcext:value-type="float">
            <text:p>0,1330</text:p>
          </table:table-cell>
          <table:table-cell office:value-type="float" office:value="7.18945255356312" calcext:value-type="float">
            <text:p>7,1895</text:p>
          </table:table-cell>
          <table:table-cell office:value-type="float" office:value="0.378885444029318" calcext:value-type="float">
            <text:p>0,3789</text:p>
          </table:table-cell>
          <table:table-cell office:value-type="float" office:value="8.72519614731939" calcext:value-type="float">
            <text:p>8,7252</text:p>
          </table:table-cell>
          <table:table-cell office:value-type="float" office:value="19.4545416227608" calcext:value-type="float">
            <text:p>19,4545</text:p>
          </table:table-cell>
          <table:table-cell office:value-type="float" office:value="0.490010864914652" calcext:value-type="float">
            <text:p>0,4900</text:p>
          </table:table-cell>
          <table:table-cell office:value-type="float" office:value="2.63515372975774" calcext:value-type="float">
            <text:p>2,6352</text:p>
          </table:table-cell>
          <table:table-cell office:value-type="float" office:value="4.1272602739726" calcext:value-type="float">
            <text:p>4,1273</text:p>
          </table:table-cell>
          <table:table-cell office:value-type="float" office:value="76.1154678591713" calcext:value-type="float">
            <text:p>76,11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2828332882296" calcext:value-type="float">
            <text:p>0,0428</text:p>
          </table:table-cell>
          <table:table-cell office:value-type="float" office:value="0" calcext:value-type="float">
            <text:p>0,0000</text:p>
          </table:table-cell>
          <table:table-cell office:value-type="float" office:value="0.244091612900774" calcext:value-type="float">
            <text:p>0,2441</text:p>
          </table:table-cell>
          <table:table-cell office:value-type="float" office:value="7.18945255356312" calcext:value-type="float">
            <text:p>7,1895</text:p>
          </table:table-cell>
          <table:table-cell office:value-type="float" office:value="0.30725598031394" calcext:value-type="float">
            <text:p>0,3073</text:p>
          </table:table-cell>
          <table:table-cell office:value-type="float" office:value="9.63866591009303" calcext:value-type="float">
            <text:p>9,6387</text:p>
          </table:table-cell>
          <table:table-cell office:value-type="float" office:value="19.4543342269884" calcext:value-type="float">
            <text:p>19,4543</text:p>
          </table:table-cell>
          <table:table-cell office:value-type="float" office:value="9.13488539177878" calcext:value-type="float">
            <text:p>9,1349</text:p>
          </table:table-cell>
          <table:table-cell office:value-type="float" office:value="3.45391649682304" calcext:value-type="float">
            <text:p>3,4539</text:p>
          </table:table-cell>
          <table:table-cell office:value-type="float" office:value="4.09355674709562" calcext:value-type="float">
            <text:p>4,0936</text:p>
          </table:table-cell>
          <table:table-cell office:value-type="float" office:value="72.0046137366668" calcext:value-type="float">
            <text:p>72,00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12690753413896" calcext:value-type="float">
            <text:p>0,0513</text:p>
          </table:table-cell>
          <table:table-cell office:value-type="float" office:value="0" calcext:value-type="float">
            <text:p>0,0000</text:p>
          </table:table-cell>
          <table:table-cell office:value-type="float" office:value="0.243531256098908" calcext:value-type="float">
            <text:p>0,2435</text:p>
          </table:table-cell>
          <table:table-cell office:value-type="float" office:value="6.94147285600862" calcext:value-type="float">
            <text:p>6,9415</text:p>
          </table:table-cell>
          <table:table-cell office:value-type="float" office:value="0.2698637190754" calcext:value-type="float">
            <text:p>0,2699</text:p>
          </table:table-cell>
          <table:table-cell office:value-type="float" office:value="9.58759370688019" calcext:value-type="float">
            <text:p>9,5876</text:p>
          </table:table-cell>
          <table:table-cell office:value-type="float" office:value="19.4538820101967" calcext:value-type="float">
            <text:p>19,4539</text:p>
          </table:table-cell>
          <table:table-cell office:value-type="float" office:value="12.0176425303328" calcext:value-type="float">
            <text:p>12,0176</text:p>
          </table:table-cell>
          <table:table-cell office:value-type="float" office:value="3.9807426620775" calcext:value-type="float">
            <text:p>3,9807</text:p>
          </table:table-cell>
          <table:table-cell office:value-type="float" office:value="3.95002184996358" calcext:value-type="float">
            <text:p>3,9500</text:p>
          </table:table-cell>
          <table:table-cell office:value-type="float" office:value="66.4573940209242" calcext:value-type="float">
            <text:p>66,45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71897454154688" calcext:value-type="float">
            <text:p>0,0272</text:p>
          </table:table-cell>
          <table:table-cell office:value-type="float" office:value="0" calcext:value-type="float">
            <text:p>0,0000</text:p>
          </table:table-cell>
          <table:table-cell office:value-type="float" office:value="0.192574149671107" calcext:value-type="float">
            <text:p>0,1926</text:p>
          </table:table-cell>
          <table:table-cell office:value-type="float" office:value="6.94147285600862" calcext:value-type="float">
            <text:p>6,9415</text:p>
          </table:table-cell>
          <table:table-cell office:value-type="float" office:value="0.38145360734917" calcext:value-type="float">
            <text:p>0,3815</text:p>
          </table:table-cell>
          <table:table-cell office:value-type="float" office:value="16.4273509506382" calcext:value-type="float">
            <text:p>16,4274</text:p>
          </table:table-cell>
          <table:table-cell office:value-type="float" office:value="19.5014368482039" calcext:value-type="float">
            <text:p>19,5014</text:p>
          </table:table-cell>
          <table:table-cell office:value-type="float" office:value="17.3263478837733" calcext:value-type="float">
            <text:p>17,3263</text:p>
          </table:table-cell>
          <table:table-cell office:value-type="float" office:value="4.18295563717997" calcext:value-type="float">
            <text:p>4,1830</text:p>
          </table:table-cell>
          <table:table-cell office:value-type="float" office:value="2.95900926998841" calcext:value-type="float">
            <text:p>2,9590</text:p>
          </table:table-cell>
          <table:table-cell office:value-type="float" office:value="62.4340248479898" calcext:value-type="float">
            <text:p>62,43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118987696123938" calcext:value-type="float">
            <text:p>0,0119</text:p>
          </table:table-cell>
          <table:table-cell office:value-type="float" office:value="0" calcext:value-type="float">
            <text:p>0,0000</text:p>
          </table:table-cell>
          <table:table-cell office:value-type="float" office:value="0.211987928902018" calcext:value-type="float">
            <text:p>0,2120</text:p>
          </table:table-cell>
          <table:table-cell office:value-type="float" office:value="6.94147285600862" calcext:value-type="float">
            <text:p>6,9415</text:p>
          </table:table-cell>
          <table:table-cell office:value-type="float" office:value="0.442453824532978" calcext:value-type="float">
            <text:p>0,4425</text:p>
          </table:table-cell>
          <table:table-cell office:value-type="float" office:value="7.22870048206177" calcext:value-type="float">
            <text:p>7,2287</text:p>
          </table:table-cell>
          <table:table-cell office:value-type="float" office:value="19.4546153846154" calcext:value-type="float">
            <text:p>19,4546</text:p>
          </table:table-cell>
          <table:table-cell office:value-type="float" office:value="-2.72284210101884" calcext:value-type="float">
            <text:p>-2,7228</text:p>
          </table:table-cell>
          <table:table-cell office:value-type="float" office:value="3.97495858154322" calcext:value-type="float">
            <text:p>3,9750</text:p>
          </table:table-cell>
          <table:table-cell office:value-type="float" office:value="2.80824660633484" calcext:value-type="float">
            <text:p>2,8082</text:p>
          </table:table-cell>
          <table:table-cell office:value-type="float" office:value="111.896809406967" calcext:value-type="float">
            <text:p>111,89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39996107052622" calcext:value-type="float">
            <text:p>0,0240</text:p>
          </table:table-cell>
          <table:table-cell office:value-type="float" office:value="0" calcext:value-type="float">
            <text:p>0,0000</text:p>
          </table:table-cell>
          <table:table-cell office:value-type="float" office:value="0.225469668092458" calcext:value-type="float">
            <text:p>0,2255</text:p>
          </table:table-cell>
          <table:table-cell office:value-type="float" office:value="6.94147285600862" calcext:value-type="float">
            <text:p>6,9415</text:p>
          </table:table-cell>
          <table:table-cell office:value-type="float" office:value="0.397741126537776" calcext:value-type="float">
            <text:p>0,3977</text:p>
          </table:table-cell>
          <table:table-cell office:value-type="float" office:value="103.337387099033" calcext:value-type="float">
            <text:p>103,3374</text:p>
          </table:table-cell>
          <table:table-cell office:value-type="float" office:value="19.4546346346346" calcext:value-type="float">
            <text:p>19,4546</text:p>
          </table:table-cell>
          <table:table-cell office:value-type="float" office:value="6.51200131786641" calcext:value-type="float">
            <text:p>6,5120</text:p>
          </table:table-cell>
          <table:table-cell office:value-type="float" office:value="3.52106240624552" calcext:value-type="float">
            <text:p>3,5211</text:p>
          </table:table-cell>
          <table:table-cell office:value-type="float" office:value="2.60644144144144" calcext:value-type="float">
            <text:p>2,6064</text:p>
          </table:table-cell>
          <table:table-cell office:value-type="float" office:value="111.773793793794" calcext:value-type="float">
            <text:p>111,77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83750105242748" calcext:value-type="float">
            <text:p>0,0484</text:p>
          </table:table-cell>
          <table:table-cell office:value-type="float" office:value="0" calcext:value-type="float">
            <text:p>0,0000</text:p>
          </table:table-cell>
          <table:table-cell office:value-type="float" office:value="0.234010966097712" calcext:value-type="float">
            <text:p>0,2340</text:p>
          </table:table-cell>
          <table:table-cell office:value-type="float" office:value="6.94147285600862" calcext:value-type="float">
            <text:p>6,9415</text:p>
          </table:table-cell>
          <table:table-cell office:value-type="float" office:value="0.402715980018398" calcext:value-type="float">
            <text:p>0,4027</text:p>
          </table:table-cell>
          <table:table-cell office:value-type="float" office:value="86.9894467611897" calcext:value-type="float">
            <text:p>86,9894</text:p>
          </table:table-cell>
          <table:table-cell office:value-type="float" office:value="19.4545120934112" calcext:value-type="float">
            <text:p>19,4545</text:p>
          </table:table-cell>
          <table:table-cell office:value-type="float" office:value="10.92344780349" calcext:value-type="float">
            <text:p>10,9234</text:p>
          </table:table-cell>
          <table:table-cell office:value-type="float" office:value="3.04432478829206" calcext:value-type="float">
            <text:p>3,0443</text:p>
          </table:table-cell>
          <table:table-cell office:value-type="float" office:value="2.27703502919099" calcext:value-type="float">
            <text:p>2,2770</text:p>
          </table:table-cell>
          <table:table-cell office:value-type="float" office:value="108.828122778121" calcext:value-type="float">
            <text:p>108,82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99027078600607" calcext:value-type="float">
            <text:p>0,0499</text:p>
          </table:table-cell>
          <table:table-cell office:value-type="float" office:value="0" calcext:value-type="float">
            <text:p>0,0000</text:p>
          </table:table-cell>
          <table:table-cell office:value-type="float" office:value="0.244117429818474" calcext:value-type="float">
            <text:p>0,2441</text:p>
          </table:table-cell>
          <table:table-cell office:value-type="float" office:value="7.0992468455361" calcext:value-type="float">
            <text:p>7,0992</text:p>
          </table:table-cell>
          <table:table-cell office:value-type="float" office:value="0.322857260198459" calcext:value-type="float">
            <text:p>0,3229</text:p>
          </table:table-cell>
          <table:table-cell office:value-type="float" office:value="84.8945696894524" calcext:value-type="float">
            <text:p>84,8946</text:p>
          </table:table-cell>
          <table:table-cell office:value-type="float" office:value="19.4543366409408" calcext:value-type="float">
            <text:p>19,4543</text:p>
          </table:table-cell>
          <table:table-cell office:value-type="float" office:value="5.07042207619877" calcext:value-type="float">
            <text:p>5,0704</text:p>
          </table:table-cell>
          <table:table-cell office:value-type="float" office:value="2.70010695359434" calcext:value-type="float">
            <text:p>2,7001</text:p>
          </table:table-cell>
          <table:table-cell office:value-type="float" office:value="2.11694965086365" calcext:value-type="float">
            <text:p>2,1169</text:p>
          </table:table-cell>
          <table:table-cell office:value-type="float" office:value="104.376069673711" calcext:value-type="float">
            <text:p>104,37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587219740467022" calcext:value-type="float">
            <text:p>0,0587</text:p>
          </table:table-cell>
          <table:table-cell office:value-type="float" office:value="0" calcext:value-type="float">
            <text:p>0,0000</text:p>
          </table:table-cell>
          <table:table-cell office:value-type="float" office:value="0.24623506550877" calcext:value-type="float">
            <text:p>0,2462</text:p>
          </table:table-cell>
          <table:table-cell office:value-type="float" office:value="7.0992468455361" calcext:value-type="float">
            <text:p>7,0992</text:p>
          </table:table-cell>
          <table:table-cell office:value-type="float" office:value="0.349399313423393" calcext:value-type="float">
            <text:p>0,3494</text:p>
          </table:table-cell>
          <table:table-cell office:value-type="float" office:value="65.1671133244213" calcext:value-type="float">
            <text:p>65,1671</text:p>
          </table:table-cell>
          <table:table-cell office:value-type="float" office:value="19.454404955983" calcext:value-type="float">
            <text:p>19,4544</text:p>
          </table:table-cell>
          <table:table-cell office:value-type="float" office:value="3.69064999023401" calcext:value-type="float">
            <text:p>3,6906</text:p>
          </table:table-cell>
          <table:table-cell office:value-type="float" office:value="2.47366901305352" calcext:value-type="float">
            <text:p>2,4737</text:p>
          </table:table-cell>
          <table:table-cell office:value-type="float" office:value="1.92889142484513" calcext:value-type="float">
            <text:p>1,9289</text:p>
          </table:table-cell>
          <table:table-cell office:value-type="float" office:value="95.4622250742185" calcext:value-type="float">
            <text:p>95,46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170883310530865" calcext:value-type="float">
            <text:p>-0,0171</text:p>
          </table:table-cell>
          <table:table-cell office:value-type="float" office:value="0" calcext:value-type="float">
            <text:p>0,0000</text:p>
          </table:table-cell>
          <table:table-cell office:value-type="float" office:value="0.264764931987954" calcext:value-type="float">
            <text:p>0,2648</text:p>
          </table:table-cell>
          <table:table-cell office:value-type="float" office:value="7.0992468455361" calcext:value-type="float">
            <text:p>7,0992</text:p>
          </table:table-cell>
          <table:table-cell office:value-type="float" office:value="0.266371455825397" calcext:value-type="float">
            <text:p>0,2664</text:p>
          </table:table-cell>
          <table:table-cell office:value-type="float" office:value="15.9628126151534" calcext:value-type="float">
            <text:p>15,9628</text:p>
          </table:table-cell>
          <table:table-cell office:value-type="float" office:value="19.4932951653944" calcext:value-type="float">
            <text:p>19,4933</text:p>
          </table:table-cell>
          <table:table-cell office:value-type="float" office:value="1.79685422849762" calcext:value-type="float">
            <text:p>1,7969</text:p>
          </table:table-cell>
          <table:table-cell office:value-type="float" office:value="2.40753043252977" calcext:value-type="float">
            <text:p>2,4075</text:p>
          </table:table-cell>
          <table:table-cell office:value-type="float" office:value="2.26475508905852" calcext:value-type="float">
            <text:p>2,2648</text:p>
          </table:table-cell>
          <table:table-cell office:value-type="float" office:value="99.2642495880322" calcext:value-type="float">
            <text:p>99,26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244960764616362" calcext:value-type="float">
            <text:p>-0,0245</text:p>
          </table:table-cell>
          <table:table-cell office:value-type="float" office:value="0" calcext:value-type="float">
            <text:p>0,0000</text:p>
          </table:table-cell>
          <table:table-cell office:value-type="float" office:value="0.251910806289182" calcext:value-type="float">
            <text:p>0,2519</text:p>
          </table:table-cell>
          <table:table-cell office:value-type="float" office:value="7.0992468455361" calcext:value-type="float">
            <text:p>7,0992</text:p>
          </table:table-cell>
          <table:table-cell office:value-type="float" office:value="0.234515985533863" calcext:value-type="float">
            <text:p>0,2345</text:p>
          </table:table-cell>
          <table:table-cell office:value-type="float" office:value="7.32388518960589" calcext:value-type="float">
            <text:p>7,3239</text:p>
          </table:table-cell>
          <table:table-cell office:value-type="float" office:value="20.1573245199874" calcext:value-type="float">
            <text:p>20,1573</text:p>
          </table:table-cell>
          <table:table-cell office:value-type="float" office:value="1.04961832061068" calcext:value-type="float">
            <text:p>1,0496</text:p>
          </table:table-cell>
          <table:table-cell office:value-type="float" office:value="2.44960764616366" calcext:value-type="float">
            <text:p>2,4496</text:p>
          </table:table-cell>
          <table:table-cell office:value-type="float" office:value="2.1403840100724" calcext:value-type="float">
            <text:p>2,1404</text:p>
          </table:table-cell>
          <table:table-cell office:value-type="float" office:value="97.0211593170698" calcext:value-type="float">
            <text:p>97,02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411887815590646" calcext:value-type="float">
            <text:p>-0,0412</text:p>
          </table:table-cell>
          <table:table-cell office:value-type="float" office:value="0" calcext:value-type="float">
            <text:p>0,0000</text:p>
          </table:table-cell>
          <table:table-cell office:value-type="float" office:value="0.229505506799817" calcext:value-type="float">
            <text:p>0,2295</text:p>
          </table:table-cell>
          <table:table-cell office:value-type="float" office:value="7.0992468455361" calcext:value-type="float">
            <text:p>7,0992</text:p>
          </table:table-cell>
          <table:table-cell office:value-type="float" office:value="0.309531418705721" calcext:value-type="float">
            <text:p>0,3095</text:p>
          </table:table-cell>
          <table:table-cell office:value-type="float" office:value="9.50934431305612" calcext:value-type="float">
            <text:p>9,5093</text:p>
          </table:table-cell>
          <table:table-cell office:value-type="float" office:value="20.084043509326" calcext:value-type="float">
            <text:p>20,0840</text:p>
          </table:table-cell>
          <table:table-cell office:value-type="float" office:value="4.85079960775624" calcext:value-type="float">
            <text:p>4,8508</text:p>
          </table:table-cell>
          <table:table-cell office:value-type="float" office:value="2.50636265001265" calcext:value-type="float">
            <text:p>2,5064</text:p>
          </table:table-cell>
          <table:table-cell office:value-type="float" office:value="1.95251364776532" calcext:value-type="float">
            <text:p>1,9525</text:p>
          </table:table-cell>
          <table:table-cell office:value-type="float" office:value="98.1103814753654" calcext:value-type="float">
            <text:p>98,11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734478163615933" calcext:value-type="float">
            <text:p>0,0734</text:p>
          </table:table-cell>
          <table:table-cell office:value-type="float" office:value="0.286362434723691" calcext:value-type="float">
            <text:p>0,2864</text:p>
          </table:table-cell>
          <table:table-cell office:value-type="float" office:value="0.583187809058439" calcext:value-type="float">
            <text:p>0,5832</text:p>
          </table:table-cell>
          <table:table-cell office:value-type="float" office:value="9.55364516178173" calcext:value-type="float">
            <text:p>9,5536</text:p>
          </table:table-cell>
          <table:table-cell office:value-type="float" office:value="0.526626941230096" calcext:value-type="float">
            <text:p>0,5266</text:p>
          </table:table-cell>
          <table:table-cell office:value-type="float" office:value="4.62791681697207" calcext:value-type="float">
            <text:p>4,6279</text:p>
          </table:table-cell>
          <table:table-cell office:value-type="float" office:value="20.6937471480217" calcext:value-type="float">
            <text:p>20,6937</text:p>
          </table:table-cell>
          <table:table-cell office:value-type="float" office:value="0.316685351527553" calcext:value-type="float">
            <text:p>0,3167</text:p>
          </table:table-cell>
          <table:table-cell office:value-type="float" office:value="-0.802765710748508" calcext:value-type="float">
            <text:p>-0,8028</text:p>
          </table:table-cell>
          <table:table-cell office:value-type="float" office:value="16.2866169013931" calcext:value-type="float">
            <text:p>16,2866</text:p>
          </table:table-cell>
          <table:table-cell office:value-type="float" office:value="95.7963926226758" calcext:value-type="float">
            <text:p>95,79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10831705752228" calcext:value-type="float">
            <text:p>0,1083</text:p>
          </table:table-cell>
          <table:table-cell office:value-type="float" office:value="0.229381112389907" calcext:value-type="float">
            <text:p>0,2294</text:p>
          </table:table-cell>
          <table:table-cell office:value-type="float" office:value="0.605590454472152" calcext:value-type="float">
            <text:p>0,6056</text:p>
          </table:table-cell>
          <table:table-cell office:value-type="float" office:value="9.55364516178173" calcext:value-type="float">
            <text:p>9,5536</text:p>
          </table:table-cell>
          <table:table-cell office:value-type="float" office:value="0.550424364657668" calcext:value-type="float">
            <text:p>0,5504</text:p>
          </table:table-cell>
          <table:table-cell office:value-type="float" office:value="1.15621832066264" calcext:value-type="float">
            <text:p>1,1562</text:p>
          </table:table-cell>
          <table:table-cell office:value-type="float" office:value="21.5393301052654" calcext:value-type="float">
            <text:p>21,5393</text:p>
          </table:table-cell>
          <table:table-cell office:value-type="float" office:value="-0.807966185986558" calcext:value-type="float">
            <text:p>-0,8080</text:p>
          </table:table-cell>
          <table:table-cell office:value-type="float" office:value="-0.812278097406687" calcext:value-type="float">
            <text:p>-0,8123</text:p>
          </table:table-cell>
          <table:table-cell office:value-type="float" office:value="16.6702287781472" calcext:value-type="float">
            <text:p>16,6702</text:p>
          </table:table-cell>
          <table:table-cell office:value-type="float" office:value="94.7582366601336" calcext:value-type="float">
            <text:p>94,75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746748645395474" calcext:value-type="float">
            <text:p>0,0747</text:p>
          </table:table-cell>
          <table:table-cell office:value-type="float" office:value="0.205664613663837" calcext:value-type="float">
            <text:p>0,2057</text:p>
          </table:table-cell>
          <table:table-cell office:value-type="float" office:value="0.622203309252322" calcext:value-type="float">
            <text:p>0,6222</text:p>
          </table:table-cell>
          <table:table-cell office:value-type="float" office:value="9.55364516178173" calcext:value-type="float">
            <text:p>9,5536</text:p>
          </table:table-cell>
          <table:table-cell office:value-type="float" office:value="0.581965284148033" calcext:value-type="float">
            <text:p>0,5820</text:p>
          </table:table-cell>
          <table:table-cell office:value-type="float" office:value="3.51495008140278" calcext:value-type="float">
            <text:p>3,5150</text:p>
          </table:table-cell>
          <table:table-cell office:value-type="float" office:value="22.8975878629505" calcext:value-type="float">
            <text:p>22,8976</text:p>
          </table:table-cell>
          <table:table-cell office:value-type="float" office:value="2.68824543476889" calcext:value-type="float">
            <text:p>2,6882</text:p>
          </table:table-cell>
          <table:table-cell office:value-type="float" office:value="-1.12299127483243" calcext:value-type="float">
            <text:p>-1,1230</text:p>
          </table:table-cell>
          <table:table-cell office:value-type="float" office:value="18.2228850583391" calcext:value-type="float">
            <text:p>18,2229</text:p>
          </table:table-cell>
          <table:table-cell office:value-type="float" office:value="97.8091036884428" calcext:value-type="float">
            <text:p>97,80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907178609770085" calcext:value-type="float">
            <text:p>0,0907</text:p>
          </table:table-cell>
          <table:table-cell office:value-type="float" office:value="0.19342583879789" calcext:value-type="float">
            <text:p>0,1934</text:p>
          </table:table-cell>
          <table:table-cell office:value-type="float" office:value="0.627697728409826" calcext:value-type="float">
            <text:p>0,6277</text:p>
          </table:table-cell>
          <table:table-cell office:value-type="float" office:value="9.55364516178173" calcext:value-type="float">
            <text:p>9,5536</text:p>
          </table:table-cell>
          <table:table-cell office:value-type="float" office:value="0.572628301662157" calcext:value-type="float">
            <text:p>0,5726</text:p>
          </table:table-cell>
          <table:table-cell office:value-type="float" office:value="3.2377390953898" calcext:value-type="float">
            <text:p>3,2377</text:p>
          </table:table-cell>
          <table:table-cell office:value-type="float" office:value="23.3849077987723" calcext:value-type="float">
            <text:p>23,3849</text:p>
          </table:table-cell>
          <table:table-cell office:value-type="float" office:value="6.89836194418297" calcext:value-type="float">
            <text:p>6,8984</text:p>
          </table:table-cell>
          <table:table-cell office:value-type="float" office:value="-1.62840112593427" calcext:value-type="float">
            <text:p>-1,6284</text:p>
          </table:table-cell>
          <table:table-cell office:value-type="float" office:value="18.2455906542461" calcext:value-type="float">
            <text:p>18,2456</text:p>
          </table:table-cell>
          <table:table-cell office:value-type="float" office:value="109.344792993766" calcext:value-type="float">
            <text:p>109,34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874137807773519" calcext:value-type="float">
            <text:p>0,0874</text:p>
          </table:table-cell>
          <table:table-cell office:value-type="float" office:value="0.167307405797445" calcext:value-type="float">
            <text:p>0,1673</text:p>
          </table:table-cell>
          <table:table-cell office:value-type="float" office:value="0.649855580584628" calcext:value-type="float">
            <text:p>0,6499</text:p>
          </table:table-cell>
          <table:table-cell office:value-type="float" office:value="9.55364516178173" calcext:value-type="float">
            <text:p>9,5536</text:p>
          </table:table-cell>
          <table:table-cell office:value-type="float" office:value="0.59396844560691" calcext:value-type="float">
            <text:p>0,5940</text:p>
          </table:table-cell>
          <table:table-cell office:value-type="float" office:value="6.84097410910907" calcext:value-type="float">
            <text:p>6,8410</text:p>
          </table:table-cell>
          <table:table-cell office:value-type="float" office:value="25.9265540389036" calcext:value-type="float">
            <text:p>25,9266</text:p>
          </table:table-cell>
          <table:table-cell office:value-type="float" office:value="6.74398763685922" calcext:value-type="float">
            <text:p>6,7440</text:p>
          </table:table-cell>
          <table:table-cell office:value-type="float" office:value="-1.59637831830094" calcext:value-type="float">
            <text:p>-1,5964</text:p>
          </table:table-cell>
          <table:table-cell office:value-type="float" office:value="17.570064184582" calcext:value-type="float">
            <text:p>17,5701</text:p>
          </table:table-cell>
          <table:table-cell office:value-type="float" office:value="115.55985471386" calcext:value-type="float">
            <text:p>115,55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117022561084815" calcext:value-type="float">
            <text:p>0,1170</text:p>
          </table:table-cell>
          <table:table-cell office:value-type="float" office:value="0.113130503220956" calcext:value-type="float">
            <text:p>0,1131</text:p>
          </table:table-cell>
          <table:table-cell office:value-type="float" office:value="0.652485136196154" calcext:value-type="float">
            <text:p>0,6525</text:p>
          </table:table-cell>
          <table:table-cell office:value-type="float" office:value="10.0317912861526" calcext:value-type="float">
            <text:p>10,0318</text:p>
          </table:table-cell>
          <table:table-cell office:value-type="float" office:value="0.631339171325036" calcext:value-type="float">
            <text:p>0,6313</text:p>
          </table:table-cell>
          <table:table-cell office:value-type="float" office:value="5.77145108894995" calcext:value-type="float">
            <text:p>5,7715</text:p>
          </table:table-cell>
          <table:table-cell office:value-type="float" office:value="28.5760438243453" calcext:value-type="float">
            <text:p>28,5760</text:p>
          </table:table-cell>
          <table:table-cell office:value-type="float" office:value="8.56798754503727" calcext:value-type="float">
            <text:p>8,5680</text:p>
          </table:table-cell>
          <table:table-cell office:value-type="float" office:value="-1.187947957259" calcext:value-type="float">
            <text:p>-1,1879</text:p>
          </table:table-cell>
          <table:table-cell office:value-type="float" office:value="15.8922331040525" calcext:value-type="float">
            <text:p>15,8922</text:p>
          </table:table-cell>
          <table:table-cell office:value-type="float" office:value="111.62179759029" calcext:value-type="float">
            <text:p>111,62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362262053973197" calcext:value-type="float">
            <text:p>0,0362</text:p>
          </table:table-cell>
          <table:table-cell office:value-type="float" office:value="0.126098475077223" calcext:value-type="float">
            <text:p>0,1261</text:p>
          </table:table-cell>
          <table:table-cell office:value-type="float" office:value="0.651419012102977" calcext:value-type="float">
            <text:p>0,6514</text:p>
          </table:table-cell>
          <table:table-cell office:value-type="float" office:value="10.0317912861526" calcext:value-type="float">
            <text:p>10,0318</text:p>
          </table:table-cell>
          <table:table-cell office:value-type="float" office:value="0.616045702352766" calcext:value-type="float">
            <text:p>0,6160</text:p>
          </table:table-cell>
          <table:table-cell office:value-type="float" office:value="3.98645661762475" calcext:value-type="float">
            <text:p>3,9865</text:p>
          </table:table-cell>
          <table:table-cell office:value-type="float" office:value="26.0375797595284" calcext:value-type="float">
            <text:p>26,0376</text:p>
          </table:table-cell>
          <table:table-cell office:value-type="float" office:value="9.70480695345725" calcext:value-type="float">
            <text:p>9,7048</text:p>
          </table:table-cell>
          <table:table-cell office:value-type="float" office:value="-1.02848317546539" calcext:value-type="float">
            <text:p>-1,0285</text:p>
          </table:table-cell>
          <table:table-cell office:value-type="float" office:value="15.6991922286356" calcext:value-type="float">
            <text:p>15,6992</text:p>
          </table:table-cell>
          <table:table-cell office:value-type="float" office:value="122.653017180854" calcext:value-type="float">
            <text:p>122,65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149231544535203" calcext:value-type="float">
            <text:p>-0,1492</text:p>
          </table:table-cell>
          <table:table-cell office:value-type="float" office:value="0.0561667359832292" calcext:value-type="float">
            <text:p>0,0562</text:p>
          </table:table-cell>
          <table:table-cell office:value-type="float" office:value="0.652822882402764" calcext:value-type="float">
            <text:p>0,6528</text:p>
          </table:table-cell>
          <table:table-cell office:value-type="float" office:value="10.0317912861526" calcext:value-type="float">
            <text:p>10,0318</text:p>
          </table:table-cell>
          <table:table-cell office:value-type="float" office:value="0.622613739548354" calcext:value-type="float">
            <text:p>0,6226</text:p>
          </table:table-cell>
          <table:table-cell office:value-type="float" office:value="0.0480243732272165" calcext:value-type="float">
            <text:p>0,0480</text:p>
          </table:table-cell>
          <table:table-cell office:value-type="float" office:value="17.8598535676152" calcext:value-type="float">
            <text:p>17,8599</text:p>
          </table:table-cell>
          <table:table-cell office:value-type="float" office:value="-3.29513406632091" calcext:value-type="float">
            <text:p>-3,2951</text:p>
          </table:table-cell>
          <table:table-cell office:value-type="float" office:value="-1.11034575437238" calcext:value-type="float">
            <text:p>-1,1103</text:p>
          </table:table-cell>
          <table:table-cell office:value-type="float" office:value="15.0932752642625" calcext:value-type="float">
            <text:p>15,0933</text:p>
          </table:table-cell>
          <table:table-cell office:value-type="float" office:value="113.409290571876" calcext:value-type="float">
            <text:p>113,40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72346322525416" calcext:value-type="float">
            <text:p>0,0372</text:p>
          </table:table-cell>
          <table:table-cell office:value-type="float" office:value="0.0826509972847439" calcext:value-type="float">
            <text:p>0,0827</text:p>
          </table:table-cell>
          <table:table-cell office:value-type="float" office:value="0.666568762440414" calcext:value-type="float">
            <text:p>0,6666</text:p>
          </table:table-cell>
          <table:table-cell office:value-type="float" office:value="10.0317912861526" calcext:value-type="float">
            <text:p>10,0318</text:p>
          </table:table-cell>
          <table:table-cell office:value-type="float" office:value="0.644880763395773" calcext:value-type="float">
            <text:p>0,6449</text:p>
          </table:table-cell>
          <table:table-cell office:value-type="float" office:value="2.33111629008381" calcext:value-type="float">
            <text:p>2,3311</text:p>
          </table:table-cell>
          <table:table-cell office:value-type="float" office:value="16.8629806566617" calcext:value-type="float">
            <text:p>16,8630</text:p>
          </table:table-cell>
          <table:table-cell office:value-type="float" office:value="2.37852336903452" calcext:value-type="float">
            <text:p>2,3785</text:p>
          </table:table-cell>
          <table:table-cell office:value-type="float" office:value="-2.09694341985475" calcext:value-type="float">
            <text:p>-2,0969</text:p>
          </table:table-cell>
          <table:table-cell office:value-type="float" office:value="16.886639785245" calcext:value-type="float">
            <text:p>16,8866</text:p>
          </table:table-cell>
          <table:table-cell office:value-type="float" office:value="132.561782049621" calcext:value-type="float">
            <text:p>132,56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812603578932816" calcext:value-type="float">
            <text:p>0,0813</text:p>
          </table:table-cell>
          <table:table-cell office:value-type="float" office:value="0.108051322033918" calcext:value-type="float">
            <text:p>0,1081</text:p>
          </table:table-cell>
          <table:table-cell office:value-type="float" office:value="0.664695135830314" calcext:value-type="float">
            <text:p>0,6647</text:p>
          </table:table-cell>
          <table:table-cell office:value-type="float" office:value="10.0317912861526" calcext:value-type="float">
            <text:p>10,0318</text:p>
          </table:table-cell>
          <table:table-cell office:value-type="float" office:value="0.66699925022288" calcext:value-type="float">
            <text:p>0,6670</text:p>
          </table:table-cell>
          <table:table-cell office:value-type="float" office:value="3.53748636449394" calcext:value-type="float">
            <text:p>3,5375</text:p>
          </table:table-cell>
          <table:table-cell office:value-type="float" office:value="18.4845868853903" calcext:value-type="float">
            <text:p>18,4846</text:p>
          </table:table-cell>
          <table:table-cell office:value-type="float" office:value="5.22825069698247" calcext:value-type="float">
            <text:p>5,2283</text:p>
          </table:table-cell>
          <table:table-cell office:value-type="float" office:value="-2.25846389882827" calcext:value-type="float">
            <text:p>-2,2585</text:p>
          </table:table-cell>
          <table:table-cell office:value-type="float" office:value="18.340654212963" calcext:value-type="float">
            <text:p>18,3407</text:p>
          </table:table-cell>
          <table:table-cell office:value-type="float" office:value="144.012050088772" calcext:value-type="float">
            <text:p>144,01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509674434608858" calcext:value-type="float">
            <text:p>0,0510</text:p>
          </table:table-cell>
          <table:table-cell office:value-type="float" office:value="0.104779231881381" calcext:value-type="float">
            <text:p>0,1048</text:p>
          </table:table-cell>
          <table:table-cell office:value-type="float" office:value="0.6837858869105" calcext:value-type="float">
            <text:p>0,6838</text:p>
          </table:table-cell>
          <table:table-cell office:value-type="float" office:value="10.0865929061051" calcext:value-type="float">
            <text:p>10,0866</text:p>
          </table:table-cell>
          <table:table-cell office:value-type="float" office:value="0.660843489128924" calcext:value-type="float">
            <text:p>0,6608</text:p>
          </table:table-cell>
          <table:table-cell office:value-type="float" office:value="1.34344328936984" calcext:value-type="float">
            <text:p>1,3434</text:p>
          </table:table-cell>
          <table:table-cell office:value-type="float" office:value="17.3562134152324" calcext:value-type="float">
            <text:p>17,3562</text:p>
          </table:table-cell>
          <table:table-cell office:value-type="float" office:value="2.6985133104707" calcext:value-type="float">
            <text:p>2,6985</text:p>
          </table:table-cell>
          <table:table-cell office:value-type="float" office:value="-1.34120198821595" calcext:value-type="float">
            <text:p>-1,3412</text:p>
          </table:table-cell>
          <table:table-cell office:value-type="float" office:value="18.6925344432979" calcext:value-type="float">
            <text:p>18,6925</text:p>
          </table:table-cell>
          <table:table-cell office:value-type="float" office:value="151.854513470539" calcext:value-type="float">
            <text:p>151,85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45077889024663" calcext:value-type="float">
            <text:p>0,0445</text:p>
          </table:table-cell>
          <table:table-cell office:value-type="float" office:value="0.0892741469882253" calcext:value-type="float">
            <text:p>0,0893</text:p>
          </table:table-cell>
          <table:table-cell office:value-type="float" office:value="0.680139775084581" calcext:value-type="float">
            <text:p>0,6801</text:p>
          </table:table-cell>
          <table:table-cell office:value-type="float" office:value="10.0865929061051" calcext:value-type="float">
            <text:p>10,0866</text:p>
          </table:table-cell>
          <table:table-cell office:value-type="float" office:value="0.648721771108875" calcext:value-type="float">
            <text:p>0,6487</text:p>
          </table:table-cell>
          <table:table-cell office:value-type="float" office:value="1.52591542573633" calcext:value-type="float">
            <text:p>1,5259</text:p>
          </table:table-cell>
          <table:table-cell office:value-type="float" office:value="18.4637930302161" calcext:value-type="float">
            <text:p>18,4638</text:p>
          </table:table-cell>
          <table:table-cell office:value-type="float" office:value="1.28768338682048" calcext:value-type="float">
            <text:p>1,2877</text:p>
          </table:table-cell>
          <table:table-cell office:value-type="float" office:value="-1.01200736818103" calcext:value-type="float">
            <text:p>-1,0120</text:p>
          </table:table-cell>
          <table:table-cell office:value-type="float" office:value="17.6051939496035" calcext:value-type="float">
            <text:p>17,6052</text:p>
          </table:table-cell>
          <table:table-cell office:value-type="float" office:value="160.647302351841" calcext:value-type="float">
            <text:p>160,64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33627822872413" calcext:value-type="float">
            <text:p>0,0434</text:p>
          </table:table-cell>
          <table:table-cell office:value-type="float" office:value="0.0752572362817954" calcext:value-type="float">
            <text:p>0,0753</text:p>
          </table:table-cell>
          <table:table-cell office:value-type="float" office:value="0.706242699595462" calcext:value-type="float">
            <text:p>0,7062</text:p>
          </table:table-cell>
          <table:table-cell office:value-type="float" office:value="10.0865929061051" calcext:value-type="float">
            <text:p>10,0866</text:p>
          </table:table-cell>
          <table:table-cell office:value-type="float" office:value="0.677055386887416" calcext:value-type="float">
            <text:p>0,6771</text:p>
          </table:table-cell>
          <table:table-cell office:value-type="float" office:value="1.03979876732177" calcext:value-type="float">
            <text:p>1,0398</text:p>
          </table:table-cell>
          <table:table-cell office:value-type="float" office:value="18.8838225005307" calcext:value-type="float">
            <text:p>18,8838</text:p>
          </table:table-cell>
          <table:table-cell office:value-type="float" office:value="1.02747037475439" calcext:value-type="float">
            <text:p>1,0275</text:p>
          </table:table-cell>
          <table:table-cell office:value-type="float" office:value="-0.859827343070249" calcext:value-type="float">
            <text:p>-0,8598</text:p>
          </table:table-cell>
          <table:table-cell office:value-type="float" office:value="17.3548091293086" calcext:value-type="float">
            <text:p>17,3548</text:p>
          </table:table-cell>
          <table:table-cell office:value-type="float" office:value="160.098779303575" calcext:value-type="float">
            <text:p>160,09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9549803405077" calcext:value-type="float">
            <text:p>0,0295</text:p>
          </table:table-cell>
          <table:table-cell office:value-type="float" office:value="0.035810122814662" calcext:value-type="float">
            <text:p>0,0358</text:p>
          </table:table-cell>
          <table:table-cell office:value-type="float" office:value="0.723666841966353" calcext:value-type="float">
            <text:p>0,7237</text:p>
          </table:table-cell>
          <table:table-cell office:value-type="float" office:value="10.0865929061051" calcext:value-type="float">
            <text:p>10,0866</text:p>
          </table:table-cell>
          <table:table-cell office:value-type="float" office:value="0.663397221302566" calcext:value-type="float">
            <text:p>0,6634</text:p>
          </table:table-cell>
          <table:table-cell office:value-type="float" office:value="2.33645211510509" calcext:value-type="float">
            <text:p>2,3365</text:p>
          </table:table-cell>
          <table:table-cell office:value-type="float" office:value="19.5722222714296" calcext:value-type="float">
            <text:p>19,5722</text:p>
          </table:table-cell>
          <table:table-cell office:value-type="float" office:value="0.306313742585544" calcext:value-type="float">
            <text:p>0,3063</text:p>
          </table:table-cell>
          <table:table-cell office:value-type="float" office:value="-0.940753796646208" calcext:value-type="float">
            <text:p>-0,9408</text:p>
          </table:table-cell>
          <table:table-cell office:value-type="float" office:value="17.3580465524135" calcext:value-type="float">
            <text:p>17,3580</text:p>
          </table:table-cell>
          <table:table-cell office:value-type="float" office:value="161.393592434041" calcext:value-type="float">
            <text:p>161,39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58850529963171" calcext:value-type="float">
            <text:p>0,0359</text:p>
          </table:table-cell>
          <table:table-cell office:value-type="float" office:value="0.0404594379560552" calcext:value-type="float">
            <text:p>0,0405</text:p>
          </table:table-cell>
          <table:table-cell office:value-type="float" office:value="0.729058445852318" calcext:value-type="float">
            <text:p>0,7291</text:p>
          </table:table-cell>
          <table:table-cell office:value-type="float" office:value="10.0865929061051" calcext:value-type="float">
            <text:p>10,0866</text:p>
          </table:table-cell>
          <table:table-cell office:value-type="float" office:value="0.661667015831215" calcext:value-type="float">
            <text:p>0,6617</text:p>
          </table:table-cell>
          <table:table-cell office:value-type="float" office:value="2.23928805712344" calcext:value-type="float">
            <text:p>2,2393</text:p>
          </table:table-cell>
          <table:table-cell office:value-type="float" office:value="18.9152244428298" calcext:value-type="float">
            <text:p>18,9152</text:p>
          </table:table-cell>
          <table:table-cell office:value-type="float" office:value="0.950554934385252" calcext:value-type="float">
            <text:p>0,9506</text:p>
          </table:table-cell>
          <table:table-cell office:value-type="float" office:value="-1.27069453298857" calcext:value-type="float">
            <text:p>-1,2707</text:p>
          </table:table-cell>
          <table:table-cell office:value-type="float" office:value="16.989590820486" calcext:value-type="float">
            <text:p>16,9896</text:p>
          </table:table-cell>
          <table:table-cell office:value-type="float" office:value="163.202103089712" calcext:value-type="float">
            <text:p>163,20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995627413680644" calcext:value-type="float">
            <text:p>-0,0100</text:p>
          </table:table-cell>
          <table:table-cell office:value-type="float" office:value="0" calcext:value-type="float">
            <text:p>0,0000</text:p>
          </table:table-cell>
          <table:table-cell office:value-type="float" office:value="0.362659592509511" calcext:value-type="float">
            <text:p>0,3627</text:p>
          </table:table-cell>
          <table:table-cell office:value-type="float" office:value="6.70042812426402" calcext:value-type="float">
            <text:p>6,7004</text:p>
          </table:table-cell>
          <table:table-cell office:value-type="float" office:value="0.178876454215978" calcext:value-type="float">
            <text:p>0,1789</text:p>
          </table:table-cell>
          <table:table-cell office:value-type="float" office:value="0.168776430330684" calcext:value-type="float">
            <text:p>0,1688</text:p>
          </table:table-cell>
          <table:table-cell office:value-type="float" office:value="10.3097554957451" calcext:value-type="float">
            <text:p>10,3098</text:p>
          </table:table-cell>
          <table:table-cell office:value-type="float" office:value="112.693647996205" calcext:value-type="float">
            <text:p>112,6936</text:p>
          </table:table-cell>
          <table:table-cell office:value-type="float" office:value="2.68133913372565" calcext:value-type="float">
            <text:p>2,6813</text:p>
          </table:table-cell>
          <table:table-cell office:value-type="float" office:value="12.38857679867" calcext:value-type="float">
            <text:p>12,3886</text:p>
          </table:table-cell>
          <table:table-cell office:value-type="float" office:value="27.131479698223" calcext:value-type="float">
            <text:p>27,13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9591336429016" calcext:value-type="float">
            <text:p>0,0290</text:p>
          </table:table-cell>
          <table:table-cell office:value-type="float" office:value="0" calcext:value-type="float">
            <text:p>0,0000</text:p>
          </table:table-cell>
          <table:table-cell office:value-type="float" office:value="0.414870433003093" calcext:value-type="float">
            <text:p>0,4149</text:p>
          </table:table-cell>
          <table:table-cell office:value-type="float" office:value="6.70042812426402" calcext:value-type="float">
            <text:p>6,7004</text:p>
          </table:table-cell>
          <table:table-cell office:value-type="float" office:value="0.162428481191546" calcext:value-type="float">
            <text:p>0,1624</text:p>
          </table:table-cell>
          <table:table-cell office:value-type="float" office:value="2.05325569469793" calcext:value-type="float">
            <text:p>2,0533</text:p>
          </table:table-cell>
          <table:table-cell office:value-type="float" office:value="10.6827456385167" calcext:value-type="float">
            <text:p>10,6827</text:p>
          </table:table-cell>
          <table:table-cell office:value-type="float" office:value="10.3460942851529" calcext:value-type="float">
            <text:p>10,3461</text:p>
          </table:table-cell>
          <table:table-cell office:value-type="float" office:value="2.6528925062001" calcext:value-type="float">
            <text:p>2,6529</text:p>
          </table:table-cell>
          <table:table-cell office:value-type="float" office:value="13.5018562818869" calcext:value-type="float">
            <text:p>13,5019</text:p>
          </table:table-cell>
          <table:table-cell office:value-type="float" office:value="32.4803922781661" calcext:value-type="float">
            <text:p>32,48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56509727997303" calcext:value-type="float">
            <text:p>0,0257</text:p>
          </table:table-cell>
          <table:table-cell office:value-type="float" office:value="0" calcext:value-type="float">
            <text:p>0,0000</text:p>
          </table:table-cell>
          <table:table-cell office:value-type="float" office:value="0.437574628912722" calcext:value-type="float">
            <text:p>0,4376</text:p>
          </table:table-cell>
          <table:table-cell office:value-type="float" office:value="6.70042812426402" calcext:value-type="float">
            <text:p>6,7004</text:p>
          </table:table-cell>
          <table:table-cell office:value-type="float" office:value="0.117256917844226" calcext:value-type="float">
            <text:p>0,1173</text:p>
          </table:table-cell>
          <table:table-cell office:value-type="float" office:value="3.10150872042765" calcext:value-type="float">
            <text:p>3,1015</text:p>
          </table:table-cell>
          <table:table-cell office:value-type="float" office:value="12.2503965652352" calcext:value-type="float">
            <text:p>12,2504</text:p>
          </table:table-cell>
          <table:table-cell office:value-type="float" office:value="14.846627519385" calcext:value-type="float">
            <text:p>14,8466</text:p>
          </table:table-cell>
          <table:table-cell office:value-type="float" office:value="2.71359336834973" calcext:value-type="float">
            <text:p>2,7136</text:p>
          </table:table-cell>
          <table:table-cell office:value-type="float" office:value="11.2765770777263" calcext:value-type="float">
            <text:p>11,2766</text:p>
          </table:table-cell>
          <table:table-cell office:value-type="float" office:value="33.3374949703356" calcext:value-type="float">
            <text:p>33,33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387843929511611" calcext:value-type="float">
            <text:p>0,0039</text:p>
          </table:table-cell>
          <table:table-cell office:value-type="float" office:value="0" calcext:value-type="float">
            <text:p>0,0000</text:p>
          </table:table-cell>
          <table:table-cell office:value-type="float" office:value="0.442049854745154" calcext:value-type="float">
            <text:p>0,4420</text:p>
          </table:table-cell>
          <table:table-cell office:value-type="float" office:value="6.70042812426402" calcext:value-type="float">
            <text:p>6,7004</text:p>
          </table:table-cell>
          <table:table-cell office:value-type="float" office:value="0.156781455067761" calcext:value-type="float">
            <text:p>0,1568</text:p>
          </table:table-cell>
          <table:table-cell office:value-type="float" office:value="3.82112032891143" calcext:value-type="float">
            <text:p>3,8211</text:p>
          </table:table-cell>
          <table:table-cell office:value-type="float" office:value="15.2079586902598" calcext:value-type="float">
            <text:p>15,2080</text:p>
          </table:table-cell>
          <table:table-cell office:value-type="float" office:value="10.7412360156875" calcext:value-type="float">
            <text:p>10,7412</text:p>
          </table:table-cell>
          <table:table-cell office:value-type="float" office:value="2.8285954060944" calcext:value-type="float">
            <text:p>2,8286</text:p>
          </table:table-cell>
          <table:table-cell office:value-type="float" office:value="10.2821379018842" calcext:value-type="float">
            <text:p>10,2821</text:p>
          </table:table-cell>
          <table:table-cell office:value-type="float" office:value="36.7023409022087" calcext:value-type="float">
            <text:p>36,70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64922680641073" calcext:value-type="float">
            <text:p>0,0165</text:p>
          </table:table-cell>
          <table:table-cell office:value-type="float" office:value="0" calcext:value-type="float">
            <text:p>0,0000</text:p>
          </table:table-cell>
          <table:table-cell office:value-type="float" office:value="0.414018323919257" calcext:value-type="float">
            <text:p>0,4140</text:p>
          </table:table-cell>
          <table:table-cell office:value-type="float" office:value="6.70042812426402" calcext:value-type="float">
            <text:p>6,7004</text:p>
          </table:table-cell>
          <table:table-cell office:value-type="float" office:value="0.235275992953054" calcext:value-type="float">
            <text:p>0,2353</text:p>
          </table:table-cell>
          <table:table-cell office:value-type="float" office:value="0.889478543326014" calcext:value-type="float">
            <text:p>0,8895</text:p>
          </table:table-cell>
          <table:table-cell office:value-type="float" office:value="17.719254869541" calcext:value-type="float">
            <text:p>17,7193</text:p>
          </table:table-cell>
          <table:table-cell office:value-type="float" office:value="19.9672593289589" calcext:value-type="float">
            <text:p>19,9673</text:p>
          </table:table-cell>
          <table:table-cell office:value-type="float" office:value="2.9436663748132" calcext:value-type="float">
            <text:p>2,9437</text:p>
          </table:table-cell>
          <table:table-cell office:value-type="float" office:value="12.4039684371615" calcext:value-type="float">
            <text:p>12,4040</text:p>
          </table:table-cell>
          <table:table-cell office:value-type="float" office:value="38.5493452535702" calcext:value-type="float">
            <text:p>38,54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14702837844865" calcext:value-type="float">
            <text:p>0,0615</text:p>
          </table:table-cell>
          <table:table-cell office:value-type="float" office:value="0" calcext:value-type="float">
            <text:p>0,0000</text:p>
          </table:table-cell>
          <table:table-cell office:value-type="float" office:value="0.429275454990753" calcext:value-type="float">
            <text:p>0,4293</text:p>
          </table:table-cell>
          <table:table-cell office:value-type="float" office:value="6.84831721316688" calcext:value-type="float">
            <text:p>6,8483</text:p>
          </table:table-cell>
          <table:table-cell office:value-type="float" office:value="0.197245425314296" calcext:value-type="float">
            <text:p>0,1972</text:p>
          </table:table-cell>
          <table:table-cell office:value-type="float" office:value="2.80601410334375" calcext:value-type="float">
            <text:p>2,8060</text:p>
          </table:table-cell>
          <table:table-cell office:value-type="float" office:value="21.1950810247027" calcext:value-type="float">
            <text:p>21,1951</text:p>
          </table:table-cell>
          <table:table-cell office:value-type="float" office:value="4.0997214319722" calcext:value-type="float">
            <text:p>4,0997</text:p>
          </table:table-cell>
          <table:table-cell office:value-type="float" office:value="3.01969047651351" calcext:value-type="float">
            <text:p>3,0197</text:p>
          </table:table-cell>
          <table:table-cell office:value-type="float" office:value="13.9492013418611" calcext:value-type="float">
            <text:p>13,9492</text:p>
          </table:table-cell>
          <table:table-cell office:value-type="float" office:value="45.9287599181984" calcext:value-type="float">
            <text:p>45,92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30067537562531" calcext:value-type="float">
            <text:p>0,0430</text:p>
          </table:table-cell>
          <table:table-cell office:value-type="float" office:value="0" calcext:value-type="float">
            <text:p>0,0000</text:p>
          </table:table-cell>
          <table:table-cell office:value-type="float" office:value="0.440690815326913" calcext:value-type="float">
            <text:p>0,4407</text:p>
          </table:table-cell>
          <table:table-cell office:value-type="float" office:value="6.84831721316688" calcext:value-type="float">
            <text:p>6,8483</text:p>
          </table:table-cell>
          <table:table-cell office:value-type="float" office:value="0.207983581902414" calcext:value-type="float">
            <text:p>0,2080</text:p>
          </table:table-cell>
          <table:table-cell office:value-type="float" office:value="3.67269335233609" calcext:value-type="float">
            <text:p>3,6727</text:p>
          </table:table-cell>
          <table:table-cell office:value-type="float" office:value="21.5340268923117" calcext:value-type="float">
            <text:p>21,5340</text:p>
          </table:table-cell>
          <table:table-cell office:value-type="float" office:value="11.9646671441287" calcext:value-type="float">
            <text:p>11,9647</text:p>
          </table:table-cell>
          <table:table-cell office:value-type="float" office:value="3.06129406831288" calcext:value-type="float">
            <text:p>3,0613</text:p>
          </table:table-cell>
          <table:table-cell office:value-type="float" office:value="11.7182967489297" calcext:value-type="float">
            <text:p>11,7183</text:p>
          </table:table-cell>
          <table:table-cell office:value-type="float" office:value="50.8871870282983" calcext:value-type="float">
            <text:p>50,88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494000624602915" calcext:value-type="float">
            <text:p>0,0494</text:p>
          </table:table-cell>
          <table:table-cell office:value-type="float" office:value="0" calcext:value-type="float">
            <text:p>0,0000</text:p>
          </table:table-cell>
          <table:table-cell office:value-type="float" office:value="0.440736739506667" calcext:value-type="float">
            <text:p>0,4407</text:p>
          </table:table-cell>
          <table:table-cell office:value-type="float" office:value="6.84831721316688" calcext:value-type="float">
            <text:p>6,8483</text:p>
          </table:table-cell>
          <table:table-cell office:value-type="float" office:value="0.191917268215653" calcext:value-type="float">
            <text:p>0,1919</text:p>
          </table:table-cell>
          <table:table-cell office:value-type="float" office:value="0.793568756772889" calcext:value-type="float">
            <text:p>0,7936</text:p>
          </table:table-cell>
          <table:table-cell office:value-type="float" office:value="22.5589857254546" calcext:value-type="float">
            <text:p>22,5590</text:p>
          </table:table-cell>
          <table:table-cell office:value-type="float" office:value="7.89982253145422" calcext:value-type="float">
            <text:p>7,8998</text:p>
          </table:table-cell>
          <table:table-cell office:value-type="float" office:value="3.0594431216314" calcext:value-type="float">
            <text:p>3,0594</text:p>
          </table:table-cell>
          <table:table-cell office:value-type="float" office:value="10.378688447123" calcext:value-type="float">
            <text:p>10,3787</text:p>
          </table:table-cell>
          <table:table-cell office:value-type="float" office:value="50.334730430818" calcext:value-type="float">
            <text:p>50,33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61930540749027" calcext:value-type="float">
            <text:p>0,0362</text:p>
          </table:table-cell>
          <table:table-cell office:value-type="float" office:value="0" calcext:value-type="float">
            <text:p>0,0000</text:p>
          </table:table-cell>
          <table:table-cell office:value-type="float" office:value="0.436861662760903" calcext:value-type="float">
            <text:p>0,4369</text:p>
          </table:table-cell>
          <table:table-cell office:value-type="float" office:value="6.84831721316688" calcext:value-type="float">
            <text:p>6,8483</text:p>
          </table:table-cell>
          <table:table-cell office:value-type="float" office:value="0.300148789071155" calcext:value-type="float">
            <text:p>0,3001</text:p>
          </table:table-cell>
          <table:table-cell office:value-type="float" office:value="1.39389122723509" calcext:value-type="float">
            <text:p>1,3939</text:p>
          </table:table-cell>
          <table:table-cell office:value-type="float" office:value="21.015312723066" calcext:value-type="float">
            <text:p>21,0153</text:p>
          </table:table-cell>
          <table:table-cell office:value-type="float" office:value="12.1271794634743" calcext:value-type="float">
            <text:p>12,1272</text:p>
          </table:table-cell>
          <table:table-cell office:value-type="float" office:value="3.02879445593096" calcext:value-type="float">
            <text:p>3,0288</text:p>
          </table:table-cell>
          <table:table-cell office:value-type="float" office:value="9.90985124538877" calcext:value-type="float">
            <text:p>9,9099</text:p>
          </table:table-cell>
          <table:table-cell office:value-type="float" office:value="57.6475200499247" calcext:value-type="float">
            <text:p>57,64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74877910090494" calcext:value-type="float">
            <text:p>0,0175</text:p>
          </table:table-cell>
          <table:table-cell office:value-type="float" office:value="0" calcext:value-type="float">
            <text:p>0,0000</text:p>
          </table:table-cell>
          <table:table-cell office:value-type="float" office:value="0.429402624422388" calcext:value-type="float">
            <text:p>0,4294</text:p>
          </table:table-cell>
          <table:table-cell office:value-type="float" office:value="6.84831721316688" calcext:value-type="float">
            <text:p>6,8483</text:p>
          </table:table-cell>
          <table:table-cell office:value-type="float" office:value="0.281396799537492" calcext:value-type="float">
            <text:p>0,2814</text:p>
          </table:table-cell>
          <table:table-cell office:value-type="float" office:value="10.15434382533" calcext:value-type="float">
            <text:p>10,1543</text:p>
          </table:table-cell>
          <table:table-cell office:value-type="float" office:value="10.6119333126666" calcext:value-type="float">
            <text:p>10,6119</text:p>
          </table:table-cell>
          <table:table-cell office:value-type="float" office:value="14.075761373677" calcext:value-type="float">
            <text:p>14,0758</text:p>
          </table:table-cell>
          <table:table-cell office:value-type="float" office:value="2.99114549389507" calcext:value-type="float">
            <text:p>2,9911</text:p>
          </table:table-cell>
          <table:table-cell office:value-type="float" office:value="10.0695131619783" calcext:value-type="float">
            <text:p>10,0695</text:p>
          </table:table-cell>
          <table:table-cell office:value-type="float" office:value="50.1455212582302" calcext:value-type="float">
            <text:p>50,14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09297456990376" calcext:value-type="float">
            <text:p>-0,0109</text:p>
          </table:table-cell>
          <table:table-cell office:value-type="float" office:value="0" calcext:value-type="float">
            <text:p>0,0000</text:p>
          </table:table-cell>
          <table:table-cell office:value-type="float" office:value="0.413294862104634" calcext:value-type="float">
            <text:p>0,4133</text:p>
          </table:table-cell>
          <table:table-cell office:value-type="float" office:value="6.99128838670527" calcext:value-type="float">
            <text:p>6,9913</text:p>
          </table:table-cell>
          <table:table-cell office:value-type="float" office:value="0.230351438441796" calcext:value-type="float">
            <text:p>0,2304</text:p>
          </table:table-cell>
          <table:table-cell office:value-type="float" office:value="-0.14740017538224" calcext:value-type="float">
            <text:p>-0,1474</text:p>
          </table:table-cell>
          <table:table-cell office:value-type="float" office:value="12.0494054442508" calcext:value-type="float">
            <text:p>12,0494</text:p>
          </table:table-cell>
          <table:table-cell office:value-type="float" office:value="17.6561012391452" calcext:value-type="float">
            <text:p>17,6561</text:p>
          </table:table-cell>
          <table:table-cell office:value-type="float" office:value="2.96121330873849" calcext:value-type="float">
            <text:p>2,9612</text:p>
          </table:table-cell>
          <table:table-cell office:value-type="float" office:value="9.25406775204176" calcext:value-type="float">
            <text:p>9,2541</text:p>
          </table:table-cell>
          <table:table-cell office:value-type="float" office:value="84.1818874806916" calcext:value-type="float">
            <text:p>84,18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13199208627861" calcext:value-type="float">
            <text:p>0,0213</text:p>
          </table:table-cell>
          <table:table-cell office:value-type="float" office:value="0" calcext:value-type="float">
            <text:p>0,0000</text:p>
          </table:table-cell>
          <table:table-cell office:value-type="float" office:value="0.427574362147959" calcext:value-type="float">
            <text:p>0,4276</text:p>
          </table:table-cell>
          <table:table-cell office:value-type="float" office:value="6.99128838670527" calcext:value-type="float">
            <text:p>6,9913</text:p>
          </table:table-cell>
          <table:table-cell office:value-type="float" office:value="0.299290049383679" calcext:value-type="float">
            <text:p>0,2993</text:p>
          </table:table-cell>
          <table:table-cell office:value-type="float" office:value="8.17848083015046" calcext:value-type="float">
            <text:p>8,1785</text:p>
          </table:table-cell>
          <table:table-cell office:value-type="float" office:value="12.7024580393953" calcext:value-type="float">
            <text:p>12,7025</text:p>
          </table:table-cell>
          <table:table-cell office:value-type="float" office:value="27.3003965073468" calcext:value-type="float">
            <text:p>27,3004</text:p>
          </table:table-cell>
          <table:table-cell office:value-type="float" office:value="2.93731934371" calcext:value-type="float">
            <text:p>2,9373</text:p>
          </table:table-cell>
          <table:table-cell office:value-type="float" office:value="9.56399709753653" calcext:value-type="float">
            <text:p>9,5640</text:p>
          </table:table-cell>
          <table:table-cell office:value-type="float" office:value="126.252656808377" calcext:value-type="float">
            <text:p>126,25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62053051882294" calcext:value-type="float">
            <text:p>0,0262</text:p>
          </table:table-cell>
          <table:table-cell office:value-type="float" office:value="0" calcext:value-type="float">
            <text:p>0,0000</text:p>
          </table:table-cell>
          <table:table-cell office:value-type="float" office:value="0.39618041718631" calcext:value-type="float">
            <text:p>0,3962</text:p>
          </table:table-cell>
          <table:table-cell office:value-type="float" office:value="6.99128838670527" calcext:value-type="float">
            <text:p>6,9913</text:p>
          </table:table-cell>
          <table:table-cell office:value-type="float" office:value="0.411065831330641" calcext:value-type="float">
            <text:p>0,4111</text:p>
          </table:table-cell>
          <table:table-cell office:value-type="float" office:value="9.88932203097173" calcext:value-type="float">
            <text:p>9,8893</text:p>
          </table:table-cell>
          <table:table-cell office:value-type="float" office:value="11.9855600999476" calcext:value-type="float">
            <text:p>11,9856</text:p>
          </table:table-cell>
          <table:table-cell office:value-type="float" office:value="20.8837033797922" calcext:value-type="float">
            <text:p>20,8837</text:p>
          </table:table-cell>
          <table:table-cell office:value-type="float" office:value="2.92294017355582" calcext:value-type="float">
            <text:p>2,9229</text:p>
          </table:table-cell>
          <table:table-cell office:value-type="float" office:value="9.54975266317951" calcext:value-type="float">
            <text:p>9,5498</text:p>
          </table:table-cell>
          <table:table-cell office:value-type="float" office:value="146.423061174299" calcext:value-type="float">
            <text:p>146,42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152854537200042" calcext:value-type="float">
            <text:p>-0,0015</text:p>
          </table:table-cell>
          <table:table-cell office:value-type="float" office:value="0" calcext:value-type="float">
            <text:p>0,0000</text:p>
          </table:table-cell>
          <table:table-cell office:value-type="float" office:value="0.390988585273023" calcext:value-type="float">
            <text:p>0,3910</text:p>
          </table:table-cell>
          <table:table-cell office:value-type="float" office:value="6.99128838670527" calcext:value-type="float">
            <text:p>6,9913</text:p>
          </table:table-cell>
          <table:table-cell office:value-type="float" office:value="0.402465757781217" calcext:value-type="float">
            <text:p>0,4025</text:p>
          </table:table-cell>
          <table:table-cell office:value-type="float" office:value="8.09784367193911" calcext:value-type="float">
            <text:p>8,0978</text:p>
          </table:table-cell>
          <table:table-cell office:value-type="float" office:value="12.2216244181233" calcext:value-type="float">
            <text:p>12,2216</text:p>
          </table:table-cell>
          <table:table-cell office:value-type="float" office:value="20.5346585402693" calcext:value-type="float">
            <text:p>20,5347</text:p>
          </table:table-cell>
          <table:table-cell office:value-type="float" office:value="2.91437123952798" calcext:value-type="float">
            <text:p>2,9144</text:p>
          </table:table-cell>
          <table:table-cell office:value-type="float" office:value="9.6012508299064" calcext:value-type="float">
            <text:p>9,6013</text:p>
          </table:table-cell>
          <table:table-cell office:value-type="float" office:value="168.42217846355" calcext:value-type="float">
            <text:p>168,42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451128678938417" calcext:value-type="float">
            <text:p>-0,0045</text:p>
          </table:table-cell>
          <table:table-cell office:value-type="float" office:value="0" calcext:value-type="float">
            <text:p>0,0000</text:p>
          </table:table-cell>
          <table:table-cell office:value-type="float" office:value="0.37367209884574" calcext:value-type="float">
            <text:p>0,3737</text:p>
          </table:table-cell>
          <table:table-cell office:value-type="float" office:value="6.99128838670527" calcext:value-type="float">
            <text:p>6,9913</text:p>
          </table:table-cell>
          <table:table-cell office:value-type="float" office:value="0.28804948380729" calcext:value-type="float">
            <text:p>0,2880</text:p>
          </table:table-cell>
          <table:table-cell office:value-type="float" office:value="5.99355685675014" calcext:value-type="float">
            <text:p>5,9936</text:p>
          </table:table-cell>
          <table:table-cell office:value-type="float" office:value="10.7802797933837" calcext:value-type="float">
            <text:p>10,7803</text:p>
          </table:table-cell>
          <table:table-cell office:value-type="float" office:value="19.5441321372681" calcext:value-type="float">
            <text:p>19,5441</text:p>
          </table:table-cell>
          <table:table-cell office:value-type="float" office:value="2.90481860513923" calcext:value-type="float">
            <text:p>2,9048</text:p>
          </table:table-cell>
          <table:table-cell office:value-type="float" office:value="9.51888674553635" calcext:value-type="float">
            <text:p>9,5189</text:p>
          </table:table-cell>
          <table:table-cell office:value-type="float" office:value="242.982914557529" calcext:value-type="float">
            <text:p>242,98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16323756603794" calcext:value-type="float">
            <text:p>0,0316</text:p>
          </table:table-cell>
          <table:table-cell office:value-type="float" office:value="3.80727110963946" calcext:value-type="float">
            <text:p>3,8073</text:p>
          </table:table-cell>
          <table:table-cell office:value-type="float" office:value="0.582692002090808" calcext:value-type="float">
            <text:p>0,5827</text:p>
          </table:table-cell>
          <table:table-cell office:value-type="float" office:value="9.71404216178308" calcext:value-type="float">
            <text:p>9,7140</text:p>
          </table:table-cell>
          <table:table-cell office:value-type="float" office:value="0.598908432054482" calcext:value-type="float">
            <text:p>0,5989</text:p>
          </table:table-cell>
          <table:table-cell office:value-type="float" office:value="3.16613258457459" calcext:value-type="float">
            <text:p>3,1661</text:p>
          </table:table-cell>
          <table:table-cell office:value-type="float" office:value="23.4843898416542" calcext:value-type="float">
            <text:p>23,4844</text:p>
          </table:table-cell>
          <table:table-cell office:value-type="float" office:value="3.12861409044703" calcext:value-type="float">
            <text:p>3,1286</text:p>
          </table:table-cell>
          <table:table-cell office:value-type="float" office:value="2.08745707900568" calcext:value-type="float">
            <text:p>2,0875</text:p>
          </table:table-cell>
          <table:table-cell office:value-type="float" office:value="29.246474536288" calcext:value-type="float">
            <text:p>29,2465</text:p>
          </table:table-cell>
          <table:table-cell office:value-type="float" office:value="152.764251396296" calcext:value-type="float">
            <text:p>152,76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62293542394703" calcext:value-type="float">
            <text:p>0,0362</text:p>
          </table:table-cell>
          <table:table-cell office:value-type="float" office:value="4.31902922063585" calcext:value-type="float">
            <text:p>4,3190</text:p>
          </table:table-cell>
          <table:table-cell office:value-type="float" office:value="0.601180044258521" calcext:value-type="float">
            <text:p>0,6012</text:p>
          </table:table-cell>
          <table:table-cell office:value-type="float" office:value="9.71404216178308" calcext:value-type="float">
            <text:p>9,7140</text:p>
          </table:table-cell>
          <table:table-cell office:value-type="float" office:value="0.600091909597963" calcext:value-type="float">
            <text:p>0,6001</text:p>
          </table:table-cell>
          <table:table-cell office:value-type="float" office:value="2.92094209456765" calcext:value-type="float">
            <text:p>2,9209</text:p>
          </table:table-cell>
          <table:table-cell office:value-type="float" office:value="22.4142665765613" calcext:value-type="float">
            <text:p>22,4143</text:p>
          </table:table-cell>
          <table:table-cell office:value-type="float" office:value="3.29920243999655" calcext:value-type="float">
            <text:p>3,2992</text:p>
          </table:table-cell>
          <table:table-cell office:value-type="float" office:value="2.00422708638318" calcext:value-type="float">
            <text:p>2,0042</text:p>
          </table:table-cell>
          <table:table-cell office:value-type="float" office:value="29.9284330979609" calcext:value-type="float">
            <text:p>29,9284</text:p>
          </table:table-cell>
          <table:table-cell office:value-type="float" office:value="151.448712113103" calcext:value-type="float">
            <text:p>151,44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61623759780387" calcext:value-type="float">
            <text:p>0,0462</text:p>
          </table:table-cell>
          <table:table-cell office:value-type="float" office:value="5.40100862437616" calcext:value-type="float">
            <text:p>5,4010</text:p>
          </table:table-cell>
          <table:table-cell office:value-type="float" office:value="0.599675484963711" calcext:value-type="float">
            <text:p>0,5997</text:p>
          </table:table-cell>
          <table:table-cell office:value-type="float" office:value="9.71404216178308" calcext:value-type="float">
            <text:p>9,7140</text:p>
          </table:table-cell>
          <table:table-cell office:value-type="float" office:value="0.593612287883773" calcext:value-type="float">
            <text:p>0,5936</text:p>
          </table:table-cell>
          <table:table-cell office:value-type="float" office:value="3.50786522068393" calcext:value-type="float">
            <text:p>3,5079</text:p>
          </table:table-cell>
          <table:table-cell office:value-type="float" office:value="20.9547958122473" calcext:value-type="float">
            <text:p>20,9548</text:p>
          </table:table-cell>
          <table:table-cell office:value-type="float" office:value="6.00950623035301" calcext:value-type="float">
            <text:p>6,0095</text:p>
          </table:table-cell>
          <table:table-cell office:value-type="float" office:value="1.9470275136045" calcext:value-type="float">
            <text:p>1,9470</text:p>
          </table:table-cell>
          <table:table-cell office:value-type="float" office:value="30.3778723296537" calcext:value-type="float">
            <text:p>30,3779</text:p>
          </table:table-cell>
          <table:table-cell office:value-type="float" office:value="166.763944416124" calcext:value-type="float">
            <text:p>166,76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28547439845828" calcext:value-type="float">
            <text:p>0,0329</text:p>
          </table:table-cell>
          <table:table-cell office:value-type="float" office:value="6.88995502489303" calcext:value-type="float">
            <text:p>6,8900</text:p>
          </table:table-cell>
          <table:table-cell office:value-type="float" office:value="0.59439453039645" calcext:value-type="float">
            <text:p>0,5944</text:p>
          </table:table-cell>
          <table:table-cell office:value-type="float" office:value="9.71404216178308" calcext:value-type="float">
            <text:p>9,7140</text:p>
          </table:table-cell>
          <table:table-cell office:value-type="float" office:value="0.620679595293331" calcext:value-type="float">
            <text:p>0,6207</text:p>
          </table:table-cell>
          <table:table-cell office:value-type="float" office:value="2.73439312562665" calcext:value-type="float">
            <text:p>2,7344</text:p>
          </table:table-cell>
          <table:table-cell office:value-type="float" office:value="22.3035148589531" calcext:value-type="float">
            <text:p>22,3035</text:p>
          </table:table-cell>
          <table:table-cell office:value-type="float" office:value="8.86235683935968" calcext:value-type="float">
            <text:p>8,8624</text:p>
          </table:table-cell>
          <table:table-cell office:value-type="float" office:value="1.90936576886761" calcext:value-type="float">
            <text:p>1,9094</text:p>
          </table:table-cell>
          <table:table-cell office:value-type="float" office:value="27.5497452619495" calcext:value-type="float">
            <text:p>27,5497</text:p>
          </table:table-cell>
          <table:table-cell office:value-type="float" office:value="171.883439208436" calcext:value-type="float">
            <text:p>171,88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56512665878874" calcext:value-type="float">
            <text:p>0,0357</text:p>
          </table:table-cell>
          <table:table-cell office:value-type="float" office:value="6.69133687068207" calcext:value-type="float">
            <text:p>6,6913</text:p>
          </table:table-cell>
          <table:table-cell office:value-type="float" office:value="0.586869705665725" calcext:value-type="float">
            <text:p>0,5869</text:p>
          </table:table-cell>
          <table:table-cell office:value-type="float" office:value="9.71404216178308" calcext:value-type="float">
            <text:p>9,7140</text:p>
          </table:table-cell>
          <table:table-cell office:value-type="float" office:value="0.628824680007866" calcext:value-type="float">
            <text:p>0,6288</text:p>
          </table:table-cell>
          <table:table-cell office:value-type="float" office:value="4.72720240947838" calcext:value-type="float">
            <text:p>4,7272</text:p>
          </table:table-cell>
          <table:table-cell office:value-type="float" office:value="21.9550489876555" calcext:value-type="float">
            <text:p>21,9550</text:p>
          </table:table-cell>
          <table:table-cell office:value-type="float" office:value="3.98075743367539" calcext:value-type="float">
            <text:p>3,9808</text:p>
          </table:table-cell>
          <table:table-cell office:value-type="float" office:value="1.86934147598468" calcext:value-type="float">
            <text:p>1,8693</text:p>
          </table:table-cell>
          <table:table-cell office:value-type="float" office:value="27.5660974592105" calcext:value-type="float">
            <text:p>27,5661</text:p>
          </table:table-cell>
          <table:table-cell office:value-type="float" office:value="174.722549378558" calcext:value-type="float">
            <text:p>174,72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28044356834132" calcext:value-type="float">
            <text:p>0,0428</text:p>
          </table:table-cell>
          <table:table-cell office:value-type="float" office:value="5.64787155769224" calcext:value-type="float">
            <text:p>5,6479</text:p>
          </table:table-cell>
          <table:table-cell office:value-type="float" office:value="0.579370283153379" calcext:value-type="float">
            <text:p>0,5794</text:p>
          </table:table-cell>
          <table:table-cell office:value-type="float" office:value="9.90459631187044" calcext:value-type="float">
            <text:p>9,9046</text:p>
          </table:table-cell>
          <table:table-cell office:value-type="float" office:value="0.601040893370979" calcext:value-type="float">
            <text:p>0,6010</text:p>
          </table:table-cell>
          <table:table-cell office:value-type="float" office:value="4.68688804885339" calcext:value-type="float">
            <text:p>4,6869</text:p>
          </table:table-cell>
          <table:table-cell office:value-type="float" office:value="22.4043346259055" calcext:value-type="float">
            <text:p>22,4043</text:p>
          </table:table-cell>
          <table:table-cell office:value-type="float" office:value="4.88149909943178" calcext:value-type="float">
            <text:p>4,8815</text:p>
          </table:table-cell>
          <table:table-cell office:value-type="float" office:value="1.82792424425726" calcext:value-type="float">
            <text:p>1,8279</text:p>
          </table:table-cell>
          <table:table-cell office:value-type="float" office:value="26.1226313163195" calcext:value-type="float">
            <text:p>26,1226</text:p>
          </table:table-cell>
          <table:table-cell office:value-type="float" office:value="172.798646011023" calcext:value-type="float">
            <text:p>172,79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91269536736731" calcext:value-type="float">
            <text:p>0,0291</text:p>
          </table:table-cell>
          <table:table-cell office:value-type="float" office:value="6.73671288669104" calcext:value-type="float">
            <text:p>6,7367</text:p>
          </table:table-cell>
          <table:table-cell office:value-type="float" office:value="0.555898897270775" calcext:value-type="float">
            <text:p>0,5559</text:p>
          </table:table-cell>
          <table:table-cell office:value-type="float" office:value="9.90459631187044" calcext:value-type="float">
            <text:p>9,9046</text:p>
          </table:table-cell>
          <table:table-cell office:value-type="float" office:value="0.631027320186065" calcext:value-type="float">
            <text:p>0,6310</text:p>
          </table:table-cell>
          <table:table-cell office:value-type="float" office:value="3.2807912965275" calcext:value-type="float">
            <text:p>3,2808</text:p>
          </table:table-cell>
          <table:table-cell office:value-type="float" office:value="20.5704569269613" calcext:value-type="float">
            <text:p>20,5705</text:p>
          </table:table-cell>
          <table:table-cell office:value-type="float" office:value="10.3887570298216" calcext:value-type="float">
            <text:p>10,3888</text:p>
          </table:table-cell>
          <table:table-cell office:value-type="float" office:value="1.80597340619073" calcext:value-type="float">
            <text:p>1,8060</text:p>
          </table:table-cell>
          <table:table-cell office:value-type="float" office:value="24.5607575706411" calcext:value-type="float">
            <text:p>24,5608</text:p>
          </table:table-cell>
          <table:table-cell office:value-type="float" office:value="167.985123517428" calcext:value-type="float">
            <text:p>167,98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33196899038892" calcext:value-type="float">
            <text:p>-0,0333</text:p>
          </table:table-cell>
          <table:table-cell office:value-type="float" office:value="3.47455794472283" calcext:value-type="float">
            <text:p>3,4746</text:p>
          </table:table-cell>
          <table:table-cell office:value-type="float" office:value="0.583990764962811" calcext:value-type="float">
            <text:p>0,5840</text:p>
          </table:table-cell>
          <table:table-cell office:value-type="float" office:value="9.90459631187044" calcext:value-type="float">
            <text:p>9,9046</text:p>
          </table:table-cell>
          <table:table-cell office:value-type="float" office:value="0.651583104152399" calcext:value-type="float">
            <text:p>0,6516</text:p>
          </table:table-cell>
          <table:table-cell office:value-type="float" office:value="0.0566922787314354" calcext:value-type="float">
            <text:p>0,0567</text:p>
          </table:table-cell>
          <table:table-cell office:value-type="float" office:value="21.9764116017149" calcext:value-type="float">
            <text:p>21,9764</text:p>
          </table:table-cell>
          <table:table-cell office:value-type="float" office:value="-5.99209754977618" calcext:value-type="float">
            <text:p>-5,9921</text:p>
          </table:table-cell>
          <table:table-cell office:value-type="float" office:value="1.80686952608076" calcext:value-type="float">
            <text:p>1,8069</text:p>
          </table:table-cell>
          <table:table-cell office:value-type="float" office:value="23.8000973762948" calcext:value-type="float">
            <text:p>23,8001</text:p>
          </table:table-cell>
          <table:table-cell office:value-type="float" office:value="150.609546648847" calcext:value-type="float">
            <text:p>150,60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34253012536663" calcext:value-type="float">
            <text:p>0,0534</text:p>
          </table:table-cell>
          <table:table-cell office:value-type="float" office:value="4.43652109467814" calcext:value-type="float">
            <text:p>4,4365</text:p>
          </table:table-cell>
          <table:table-cell office:value-type="float" office:value="0.589606479901575" calcext:value-type="float">
            <text:p>0,5896</text:p>
          </table:table-cell>
          <table:table-cell office:value-type="float" office:value="9.90459631187044" calcext:value-type="float">
            <text:p>9,9046</text:p>
          </table:table-cell>
          <table:table-cell office:value-type="float" office:value="0.649076582089771" calcext:value-type="float">
            <text:p>0,6491</text:p>
          </table:table-cell>
          <table:table-cell office:value-type="float" office:value="4.26859027533685" calcext:value-type="float">
            <text:p>4,2686</text:p>
          </table:table-cell>
          <table:table-cell office:value-type="float" office:value="22.4353995573594" calcext:value-type="float">
            <text:p>22,4354</text:p>
          </table:table-cell>
          <table:table-cell office:value-type="float" office:value="7.26686657634575" calcext:value-type="float">
            <text:p>7,2669</text:p>
          </table:table-cell>
          <table:table-cell office:value-type="float" office:value="1.81960217613464" calcext:value-type="float">
            <text:p>1,8196</text:p>
          </table:table-cell>
          <table:table-cell office:value-type="float" office:value="23.4337755680919" calcext:value-type="float">
            <text:p>23,4338</text:p>
          </table:table-cell>
          <table:table-cell office:value-type="float" office:value="157.944764886771" calcext:value-type="float">
            <text:p>157,94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31580195050787" calcext:value-type="float">
            <text:p>0,0332</text:p>
          </table:table-cell>
          <table:table-cell office:value-type="float" office:value="5.10742488782013" calcext:value-type="float">
            <text:p>5,1074</text:p>
          </table:table-cell>
          <table:table-cell office:value-type="float" office:value="0.589738512625242" calcext:value-type="float">
            <text:p>0,5897</text:p>
          </table:table-cell>
          <table:table-cell office:value-type="float" office:value="9.90459631187044" calcext:value-type="float">
            <text:p>9,9046</text:p>
          </table:table-cell>
          <table:table-cell office:value-type="float" office:value="0.666224861079214" calcext:value-type="float">
            <text:p>0,6662</text:p>
          </table:table-cell>
          <table:table-cell office:value-type="float" office:value="5.07443251972248" calcext:value-type="float">
            <text:p>5,0744</text:p>
          </table:table-cell>
          <table:table-cell office:value-type="float" office:value="22.1831391427095" calcext:value-type="float">
            <text:p>22,1831</text:p>
          </table:table-cell>
          <table:table-cell office:value-type="float" office:value="5.41240808398462" calcext:value-type="float">
            <text:p>5,4124</text:p>
          </table:table-cell>
          <table:table-cell office:value-type="float" office:value="1.84274041907181" calcext:value-type="float">
            <text:p>1,8427</text:p>
          </table:table-cell>
          <table:table-cell office:value-type="float" office:value="23.3202044896916" calcext:value-type="float">
            <text:p>23,3202</text:p>
          </table:table-cell>
          <table:table-cell office:value-type="float" office:value="157.710077232576" calcext:value-type="float">
            <text:p>157,71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47669158696462" calcext:value-type="float">
            <text:p>0,0348</text:p>
          </table:table-cell>
          <table:table-cell office:value-type="float" office:value="4.63751543141139" calcext:value-type="float">
            <text:p>4,6375</text:p>
          </table:table-cell>
          <table:table-cell office:value-type="float" office:value="0.586283991885405" calcext:value-type="float">
            <text:p>0,5863</text:p>
          </table:table-cell>
          <table:table-cell office:value-type="float" office:value="10.028810681116" calcext:value-type="float">
            <text:p>10,0288</text:p>
          </table:table-cell>
          <table:table-cell office:value-type="float" office:value="0.666990638485801" calcext:value-type="float">
            <text:p>0,6670</text:p>
          </table:table-cell>
          <table:table-cell office:value-type="float" office:value="2.8290564659394" calcext:value-type="float">
            <text:p>2,8291</text:p>
          </table:table-cell>
          <table:table-cell office:value-type="float" office:value="25.3634484150354" calcext:value-type="float">
            <text:p>25,3634</text:p>
          </table:table-cell>
          <table:table-cell office:value-type="float" office:value="0.999932303703858" calcext:value-type="float">
            <text:p>0,9999</text:p>
          </table:table-cell>
          <table:table-cell office:value-type="float" office:value="1.85222003666272" calcext:value-type="float">
            <text:p>1,8522</text:p>
          </table:table-cell>
          <table:table-cell office:value-type="float" office:value="23.1381762920437" calcext:value-type="float">
            <text:p>23,1382</text:p>
          </table:table-cell>
          <table:table-cell office:value-type="float" office:value="150.085008566627" calcext:value-type="float">
            <text:p>150,08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76519720293287" calcext:value-type="float">
            <text:p>0,0277</text:p>
          </table:table-cell>
          <table:table-cell office:value-type="float" office:value="3.96452852504984" calcext:value-type="float">
            <text:p>3,9645</text:p>
          </table:table-cell>
          <table:table-cell office:value-type="float" office:value="0.578878404519312" calcext:value-type="float">
            <text:p>0,5789</text:p>
          </table:table-cell>
          <table:table-cell office:value-type="float" office:value="10.028810681116" calcext:value-type="float">
            <text:p>10,0288</text:p>
          </table:table-cell>
          <table:table-cell office:value-type="float" office:value="0.691001112829175" calcext:value-type="float">
            <text:p>0,6910</text:p>
          </table:table-cell>
          <table:table-cell office:value-type="float" office:value="3.49430177873205" calcext:value-type="float">
            <text:p>3,4943</text:p>
          </table:table-cell>
          <table:table-cell office:value-type="float" office:value="26.4770560781611" calcext:value-type="float">
            <text:p>26,4771</text:p>
          </table:table-cell>
          <table:table-cell office:value-type="float" office:value="0.174474486468412" calcext:value-type="float">
            <text:p>0,1745</text:p>
          </table:table-cell>
          <table:table-cell office:value-type="float" office:value="1.82170012344616" calcext:value-type="float">
            <text:p>1,8217</text:p>
          </table:table-cell>
          <table:table-cell office:value-type="float" office:value="22.8407424205833" calcext:value-type="float">
            <text:p>22,8407</text:p>
          </table:table-cell>
          <table:table-cell office:value-type="float" office:value="144.706621434853" calcext:value-type="float">
            <text:p>144,70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0936528676184" calcext:value-type="float">
            <text:p>0,0409</text:p>
          </table:table-cell>
          <table:table-cell office:value-type="float" office:value="3.43413062150346" calcext:value-type="float">
            <text:p>3,4341</text:p>
          </table:table-cell>
          <table:table-cell office:value-type="float" office:value="0.617469599448411" calcext:value-type="float">
            <text:p>0,6175</text:p>
          </table:table-cell>
          <table:table-cell office:value-type="float" office:value="10.028810681116" calcext:value-type="float">
            <text:p>10,0288</text:p>
          </table:table-cell>
          <table:table-cell office:value-type="float" office:value="0.693983368499368" calcext:value-type="float">
            <text:p>0,6940</text:p>
          </table:table-cell>
          <table:table-cell office:value-type="float" office:value="3.14126779490033" calcext:value-type="float">
            <text:p>3,1413</text:p>
          </table:table-cell>
          <table:table-cell office:value-type="float" office:value="25.9744966527874" calcext:value-type="float">
            <text:p>25,9745</text:p>
          </table:table-cell>
          <table:table-cell office:value-type="float" office:value="2.46746677939937" calcext:value-type="float">
            <text:p>2,4675</text:p>
          </table:table-cell>
          <table:table-cell office:value-type="float" office:value="1.73957920597507" calcext:value-type="float">
            <text:p>1,7396</text:p>
          </table:table-cell>
          <table:table-cell office:value-type="float" office:value="22.8739302431305" calcext:value-type="float">
            <text:p>22,8739</text:p>
          </table:table-cell>
          <table:table-cell office:value-type="float" office:value="142.713262593968" calcext:value-type="float">
            <text:p>142,71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34139675807688" calcext:value-type="float">
            <text:p>0,0334</text:p>
          </table:table-cell>
          <table:table-cell office:value-type="float" office:value="1.42928954775453" calcext:value-type="float">
            <text:p>1,4293</text:p>
          </table:table-cell>
          <table:table-cell office:value-type="float" office:value="0.595617629492427" calcext:value-type="float">
            <text:p>0,5956</text:p>
          </table:table-cell>
          <table:table-cell office:value-type="float" office:value="10.028810681116" calcext:value-type="float">
            <text:p>10,0288</text:p>
          </table:table-cell>
          <table:table-cell office:value-type="float" office:value="0.707897291555561" calcext:value-type="float">
            <text:p>0,7079</text:p>
          </table:table-cell>
          <table:table-cell office:value-type="float" office:value="3.32297925251817" calcext:value-type="float">
            <text:p>3,3230</text:p>
          </table:table-cell>
          <table:table-cell office:value-type="float" office:value="26.1290119316745" calcext:value-type="float">
            <text:p>26,1290</text:p>
          </table:table-cell>
          <table:table-cell office:value-type="float" office:value="-0.366769952318805" calcext:value-type="float">
            <text:p>-0,3668</text:p>
          </table:table-cell>
          <table:table-cell office:value-type="float" office:value="1.62473952781179" calcext:value-type="float">
            <text:p>1,6247</text:p>
          </table:table-cell>
          <table:table-cell office:value-type="float" office:value="22.7128223852473" calcext:value-type="float">
            <text:p>22,7128</text:p>
          </table:table-cell>
          <table:table-cell office:value-type="float" office:value="136.491421976357" calcext:value-type="float">
            <text:p>136,49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63733504861943" calcext:value-type="float">
            <text:p>0,0264</text:p>
          </table:table-cell>
          <table:table-cell office:value-type="float" office:value="1.60721003883373" calcext:value-type="float">
            <text:p>1,6072</text:p>
          </table:table-cell>
          <table:table-cell office:value-type="float" office:value="0.594915649102607" calcext:value-type="float">
            <text:p>0,5949</text:p>
          </table:table-cell>
          <table:table-cell office:value-type="float" office:value="10.028810681116" calcext:value-type="float">
            <text:p>10,0288</text:p>
          </table:table-cell>
          <table:table-cell office:value-type="float" office:value="0.687269191237546" calcext:value-type="float">
            <text:p>0,6873</text:p>
          </table:table-cell>
          <table:table-cell office:value-type="float" office:value="4.53915118612065" calcext:value-type="float">
            <text:p>4,5392</text:p>
          </table:table-cell>
          <table:table-cell office:value-type="float" office:value="25.7373560137122" calcext:value-type="float">
            <text:p>25,7374</text:p>
          </table:table-cell>
          <table:table-cell office:value-type="float" office:value="1.95274378534461" calcext:value-type="float">
            <text:p>1,9527</text:p>
          </table:table-cell>
          <table:table-cell office:value-type="float" office:value="1.49932335842914" calcext:value-type="float">
            <text:p>1,4993</text:p>
          </table:table-cell>
          <table:table-cell office:value-type="float" office:value="22.2190541177235" calcext:value-type="float">
            <text:p>22,2191</text:p>
          </table:table-cell>
          <table:table-cell office:value-type="float" office:value="132.660705992687" calcext:value-type="float">
            <text:p>132,66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39705239471279" calcext:value-type="float">
            <text:p>0,0140</text:p>
          </table:table-cell>
          <table:table-cell office:value-type="float" office:value="0" calcext:value-type="float">
            <text:p>0,0000</text:p>
          </table:table-cell>
          <table:table-cell office:value-type="float" office:value="0.735506221047767" calcext:value-type="float">
            <text:p>0,7355</text:p>
          </table:table-cell>
          <table:table-cell office:value-type="float" office:value="9.36509064425021" calcext:value-type="float">
            <text:p>9,3651</text:p>
          </table:table-cell>
          <table:table-cell office:value-type="float" office:value="0.409523533468126" calcext:value-type="float">
            <text:p>0,4095</text:p>
          </table:table-cell>
          <table:table-cell office:value-type="float" office:value="0.662488345156905" calcext:value-type="float">
            <text:p>0,6625</text:p>
          </table:table-cell>
          <table:table-cell office:value-type="float" office:value="21.7551643708246" calcext:value-type="float">
            <text:p>21,7552</text:p>
          </table:table-cell>
          <table:table-cell office:value-type="float" office:value="5.8538308540206" calcext:value-type="float">
            <text:p>5,8538</text:p>
          </table:table-cell>
          <table:table-cell office:value-type="float" office:value="0.694240135210974" calcext:value-type="float">
            <text:p>0,6942</text:p>
          </table:table-cell>
          <table:table-cell office:value-type="float" office:value="19.7618310464944" calcext:value-type="float">
            <text:p>19,7618</text:p>
          </table:table-cell>
          <table:table-cell office:value-type="float" office:value="129.572400733454" calcext:value-type="float">
            <text:p>129,57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6791825694266" calcext:value-type="float">
            <text:p>0,0287</text:p>
          </table:table-cell>
          <table:table-cell office:value-type="float" office:value="0" calcext:value-type="float">
            <text:p>0,0000</text:p>
          </table:table-cell>
          <table:table-cell office:value-type="float" office:value="0.741144834929011" calcext:value-type="float">
            <text:p>0,7411</text:p>
          </table:table-cell>
          <table:table-cell office:value-type="float" office:value="9.36509064425021" calcext:value-type="float">
            <text:p>9,3651</text:p>
          </table:table-cell>
          <table:table-cell office:value-type="float" office:value="0.427498131487807" calcext:value-type="float">
            <text:p>0,4275</text:p>
          </table:table-cell>
          <table:table-cell office:value-type="float" office:value="1.07676585070769" calcext:value-type="float">
            <text:p>1,0768</text:p>
          </table:table-cell>
          <table:table-cell office:value-type="float" office:value="22.7152147267209" calcext:value-type="float">
            <text:p>22,7152</text:p>
          </table:table-cell>
          <table:table-cell office:value-type="float" office:value="5.71479014579575" calcext:value-type="float">
            <text:p>5,7148</text:p>
          </table:table-cell>
          <table:table-cell office:value-type="float" office:value="0.723661765578573" calcext:value-type="float">
            <text:p>0,7237</text:p>
          </table:table-cell>
          <table:table-cell office:value-type="float" office:value="18.9362782098747" calcext:value-type="float">
            <text:p>18,9363</text:p>
          </table:table-cell>
          <table:table-cell office:value-type="float" office:value="120.70050090159" calcext:value-type="float">
            <text:p>120,70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95965679235564" calcext:value-type="float">
            <text:p>0,0496</text:p>
          </table:table-cell>
          <table:table-cell office:value-type="float" office:value="0" calcext:value-type="float">
            <text:p>0,0000</text:p>
          </table:table-cell>
          <table:table-cell office:value-type="float" office:value="0.721843823753332" calcext:value-type="float">
            <text:p>0,7218</text:p>
          </table:table-cell>
          <table:table-cell office:value-type="float" office:value="9.36509064425021" calcext:value-type="float">
            <text:p>9,3651</text:p>
          </table:table-cell>
          <table:table-cell office:value-type="float" office:value="0.424805289489534" calcext:value-type="float">
            <text:p>0,4248</text:p>
          </table:table-cell>
          <table:table-cell office:value-type="float" office:value="0.211203296151087" calcext:value-type="float">
            <text:p>0,2112</text:p>
          </table:table-cell>
          <table:table-cell office:value-type="float" office:value="21.6421818925761" calcext:value-type="float">
            <text:p>21,6422</text:p>
          </table:table-cell>
          <table:table-cell office:value-type="float" office:value="6.09058387896258" calcext:value-type="float">
            <text:p>6,0906</text:p>
          </table:table-cell>
          <table:table-cell office:value-type="float" office:value="0.627103982385528" calcext:value-type="float">
            <text:p>0,6271</text:p>
          </table:table-cell>
          <table:table-cell office:value-type="float" office:value="18.1903976079059" calcext:value-type="float">
            <text:p>18,1904</text:p>
          </table:table-cell>
          <table:table-cell office:value-type="float" office:value="115.852477881957" calcext:value-type="float">
            <text:p>115,85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641645842875072" calcext:value-type="float">
            <text:p>0,0064</text:p>
          </table:table-cell>
          <table:table-cell office:value-type="float" office:value="0" calcext:value-type="float">
            <text:p>0,0000</text:p>
          </table:table-cell>
          <table:table-cell office:value-type="float" office:value="0.729008289854497" calcext:value-type="float">
            <text:p>0,7290</text:p>
          </table:table-cell>
          <table:table-cell office:value-type="float" office:value="9.36509064425021" calcext:value-type="float">
            <text:p>9,3651</text:p>
          </table:table-cell>
          <table:table-cell office:value-type="float" office:value="0.4226562410037" calcext:value-type="float">
            <text:p>0,4227</text:p>
          </table:table-cell>
          <table:table-cell office:value-type="float" office:value="0.643837300845336" calcext:value-type="float">
            <text:p>0,6438</text:p>
          </table:table-cell>
          <table:table-cell office:value-type="float" office:value="21.4358992379654" calcext:value-type="float">
            <text:p>21,4359</text:p>
          </table:table-cell>
          <table:table-cell office:value-type="float" office:value="4.25895582595115" calcext:value-type="float">
            <text:p>4,2590</text:p>
          </table:table-cell>
          <table:table-cell office:value-type="float" office:value="0.592099659929956" calcext:value-type="float">
            <text:p>0,5921</text:p>
          </table:table-cell>
          <table:table-cell office:value-type="float" office:value="17.3656798274602" calcext:value-type="float">
            <text:p>17,3657</text:p>
          </table:table-cell>
          <table:table-cell office:value-type="float" office:value="123.709452611778" calcext:value-type="float">
            <text:p>123,70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772673537149959" calcext:value-type="float">
            <text:p>0,0773</text:p>
          </table:table-cell>
          <table:table-cell office:value-type="float" office:value="0" calcext:value-type="float">
            <text:p>0,0000</text:p>
          </table:table-cell>
          <table:table-cell office:value-type="float" office:value="0.69170055162248" calcext:value-type="float">
            <text:p>0,6917</text:p>
          </table:table-cell>
          <table:table-cell office:value-type="float" office:value="9.36509064425021" calcext:value-type="float">
            <text:p>9,3651</text:p>
          </table:table-cell>
          <table:table-cell office:value-type="float" office:value="0.435013836602754" calcext:value-type="float">
            <text:p>0,4350</text:p>
          </table:table-cell>
          <table:table-cell office:value-type="float" office:value="1.51886535380783" calcext:value-type="float">
            <text:p>1,5189</text:p>
          </table:table-cell>
          <table:table-cell office:value-type="float" office:value="23.195136178041" calcext:value-type="float">
            <text:p>23,1951</text:p>
          </table:table-cell>
          <table:table-cell office:value-type="float" office:value="10.7849113813591" calcext:value-type="float">
            <text:p>10,7849</text:p>
          </table:table-cell>
          <table:table-cell office:value-type="float" office:value="0.466403525955087" calcext:value-type="float">
            <text:p>0,4664</text:p>
          </table:table-cell>
          <table:table-cell office:value-type="float" office:value="15.8243911697402" calcext:value-type="float">
            <text:p>15,8244</text:p>
          </table:table-cell>
          <table:table-cell office:value-type="float" office:value="126.315233193606" calcext:value-type="float">
            <text:p>126,31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11358479204365" calcext:value-type="float">
            <text:p>0,0511</text:p>
          </table:table-cell>
          <table:table-cell office:value-type="float" office:value="0" calcext:value-type="float">
            <text:p>0,0000</text:p>
          </table:table-cell>
          <table:table-cell office:value-type="float" office:value="0.698759382496727" calcext:value-type="float">
            <text:p>0,6988</text:p>
          </table:table-cell>
          <table:table-cell office:value-type="float" office:value="9.55721534178839" calcext:value-type="float">
            <text:p>9,5572</text:p>
          </table:table-cell>
          <table:table-cell office:value-type="float" office:value="0.414463513737982" calcext:value-type="float">
            <text:p>0,4145</text:p>
          </table:table-cell>
          <table:table-cell office:value-type="float" office:value="4.18108039449933" calcext:value-type="float">
            <text:p>4,1811</text:p>
          </table:table-cell>
          <table:table-cell office:value-type="float" office:value="23.9954390680652" calcext:value-type="float">
            <text:p>23,9954</text:p>
          </table:table-cell>
          <table:table-cell office:value-type="float" office:value="8.30822377076312" calcext:value-type="float">
            <text:p>8,3082</text:p>
          </table:table-cell>
          <table:table-cell office:value-type="float" office:value="0.455526400702738" calcext:value-type="float">
            <text:p>0,4555</text:p>
          </table:table-cell>
          <table:table-cell office:value-type="float" office:value="15.4669071082359" calcext:value-type="float">
            <text:p>15,4669</text:p>
          </table:table-cell>
          <table:table-cell office:value-type="float" office:value="122.062582082086" calcext:value-type="float">
            <text:p>122,06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88543907374535" calcext:value-type="float">
            <text:p>0,0489</text:p>
          </table:table-cell>
          <table:table-cell office:value-type="float" office:value="0" calcext:value-type="float">
            <text:p>0,0000</text:p>
          </table:table-cell>
          <table:table-cell office:value-type="float" office:value="0.720685003052036" calcext:value-type="float">
            <text:p>0,7207</text:p>
          </table:table-cell>
          <table:table-cell office:value-type="float" office:value="9.55721534178839" calcext:value-type="float">
            <text:p>9,5572</text:p>
          </table:table-cell>
          <table:table-cell office:value-type="float" office:value="0.444470098442657" calcext:value-type="float">
            <text:p>0,4445</text:p>
          </table:table-cell>
          <table:table-cell office:value-type="float" office:value="3.78088836995991" calcext:value-type="float">
            <text:p>3,7809</text:p>
          </table:table-cell>
          <table:table-cell office:value-type="float" office:value="23.7565698283929" calcext:value-type="float">
            <text:p>23,7566</text:p>
          </table:table-cell>
          <table:table-cell office:value-type="float" office:value="5.68648654407362" calcext:value-type="float">
            <text:p>5,6865</text:p>
          </table:table-cell>
          <table:table-cell office:value-type="float" office:value="0.361630847401639" calcext:value-type="float">
            <text:p>0,3616</text:p>
          </table:table-cell>
          <table:table-cell office:value-type="float" office:value="15.310585603017" calcext:value-type="float">
            <text:p>15,3106</text:p>
          </table:table-cell>
          <table:table-cell office:value-type="float" office:value="118.216241590125" calcext:value-type="float">
            <text:p>118,21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99567256858122" calcext:value-type="float">
            <text:p>0,0300</text:p>
          </table:table-cell>
          <table:table-cell office:value-type="float" office:value="0" calcext:value-type="float">
            <text:p>0,0000</text:p>
          </table:table-cell>
          <table:table-cell office:value-type="float" office:value="0.707211889607463" calcext:value-type="float">
            <text:p>0,7072</text:p>
          </table:table-cell>
          <table:table-cell office:value-type="float" office:value="9.55721534178839" calcext:value-type="float">
            <text:p>9,5572</text:p>
          </table:table-cell>
          <table:table-cell office:value-type="float" office:value="0.441948261820332" calcext:value-type="float">
            <text:p>0,4419</text:p>
          </table:table-cell>
          <table:table-cell office:value-type="float" office:value="2.81175510117552" calcext:value-type="float">
            <text:p>2,8118</text:p>
          </table:table-cell>
          <table:table-cell office:value-type="float" office:value="25.5110434746843" calcext:value-type="float">
            <text:p>25,5110</text:p>
          </table:table-cell>
          <table:table-cell office:value-type="float" office:value="-0.654098457365279" calcext:value-type="float">
            <text:p>-0,6541</text:p>
          </table:table-cell>
          <table:table-cell office:value-type="float" office:value="0.265537672832765" calcext:value-type="float">
            <text:p>0,2655</text:p>
          </table:table-cell>
          <table:table-cell office:value-type="float" office:value="14.9092742222953" calcext:value-type="float">
            <text:p>14,9093</text:p>
          </table:table-cell>
          <table:table-cell office:value-type="float" office:value="106.339667024739" calcext:value-type="float">
            <text:p>106,33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04616689465911" calcext:value-type="float">
            <text:p>0,0405</text:p>
          </table:table-cell>
          <table:table-cell office:value-type="float" office:value="0" calcext:value-type="float">
            <text:p>0,0000</text:p>
          </table:table-cell>
          <table:table-cell office:value-type="float" office:value="0.68573106800336" calcext:value-type="float">
            <text:p>0,6857</text:p>
          </table:table-cell>
          <table:table-cell office:value-type="float" office:value="9.55721534178839" calcext:value-type="float">
            <text:p>9,5572</text:p>
          </table:table-cell>
          <table:table-cell office:value-type="float" office:value="0.4742966845603" calcext:value-type="float">
            <text:p>0,4743</text:p>
          </table:table-cell>
          <table:table-cell office:value-type="float" office:value="4.29800264322647" calcext:value-type="float">
            <text:p>4,2980</text:p>
          </table:table-cell>
          <table:table-cell office:value-type="float" office:value="24.1575934302516" calcext:value-type="float">
            <text:p>24,1576</text:p>
          </table:table-cell>
          <table:table-cell office:value-type="float" office:value="1.12647654333344" calcext:value-type="float">
            <text:p>1,1265</text:p>
          </table:table-cell>
          <table:table-cell office:value-type="float" office:value="0.237886692890185" calcext:value-type="float">
            <text:p>0,2379</text:p>
          </table:table-cell>
          <table:table-cell office:value-type="float" office:value="14.1641337264618" calcext:value-type="float">
            <text:p>14,1641</text:p>
          </table:table-cell>
          <table:table-cell office:value-type="float" office:value="113.457073552476" calcext:value-type="float">
            <text:p>113,45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83637312863971" calcext:value-type="float">
            <text:p>0,0384</text:p>
          </table:table-cell>
          <table:table-cell office:value-type="float" office:value="0" calcext:value-type="float">
            <text:p>0,0000</text:p>
          </table:table-cell>
          <table:table-cell office:value-type="float" office:value="0.696735860932227" calcext:value-type="float">
            <text:p>0,6967</text:p>
          </table:table-cell>
          <table:table-cell office:value-type="float" office:value="9.55721534178839" calcext:value-type="float">
            <text:p>9,5572</text:p>
          </table:table-cell>
          <table:table-cell office:value-type="float" office:value="0.476421256160357" calcext:value-type="float">
            <text:p>0,4764</text:p>
          </table:table-cell>
          <table:table-cell office:value-type="float" office:value="3.76232054124167" calcext:value-type="float">
            <text:p>3,7623</text:p>
          </table:table-cell>
          <table:table-cell office:value-type="float" office:value="23.4591573490762" calcext:value-type="float">
            <text:p>23,4592</text:p>
          </table:table-cell>
          <table:table-cell office:value-type="float" office:value="3.16155233085603" calcext:value-type="float">
            <text:p>3,1616</text:p>
          </table:table-cell>
          <table:table-cell office:value-type="float" office:value="0.160140420765724" calcext:value-type="float">
            <text:p>0,1601</text:p>
          </table:table-cell>
          <table:table-cell office:value-type="float" office:value="13.8660668628477" calcext:value-type="float">
            <text:p>13,8661</text:p>
          </table:table-cell>
          <table:table-cell office:value-type="float" office:value="115.318374978373" calcext:value-type="float">
            <text:p>115,31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15907240552384" calcext:value-type="float">
            <text:p>0,0316</text:p>
          </table:table-cell>
          <table:table-cell office:value-type="float" office:value="0" calcext:value-type="float">
            <text:p>0,0000</text:p>
          </table:table-cell>
          <table:table-cell office:value-type="float" office:value="0.715297410439499" calcext:value-type="float">
            <text:p>0,7153</text:p>
          </table:table-cell>
          <table:table-cell office:value-type="float" office:value="9.74644307742445" calcext:value-type="float">
            <text:p>9,7464</text:p>
          </table:table-cell>
          <table:table-cell office:value-type="float" office:value="0.494192716955109" calcext:value-type="float">
            <text:p>0,4942</text:p>
          </table:table-cell>
          <table:table-cell office:value-type="float" office:value="5.04785480430278" calcext:value-type="float">
            <text:p>5,0479</text:p>
          </table:table-cell>
          <table:table-cell office:value-type="float" office:value="22.5827334846739" calcext:value-type="float">
            <text:p>22,5827</text:p>
          </table:table-cell>
          <table:table-cell office:value-type="float" office:value="2.4655223209034" calcext:value-type="float">
            <text:p>2,4655</text:p>
          </table:table-cell>
          <table:table-cell office:value-type="float" office:value="0.277321025514609" calcext:value-type="float">
            <text:p>0,2773</text:p>
          </table:table-cell>
          <table:table-cell office:value-type="float" office:value="13.6475969929615" calcext:value-type="float">
            <text:p>13,6476</text:p>
          </table:table-cell>
          <table:table-cell office:value-type="float" office:value="114.058193708821" calcext:value-type="float">
            <text:p>114,05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08471514311357" calcext:value-type="float">
            <text:p>0,0308</text:p>
          </table:table-cell>
          <table:table-cell office:value-type="float" office:value="0" calcext:value-type="float">
            <text:p>0,0000</text:p>
          </table:table-cell>
          <table:table-cell office:value-type="float" office:value="0.708998142840723" calcext:value-type="float">
            <text:p>0,7090</text:p>
          </table:table-cell>
          <table:table-cell office:value-type="float" office:value="9.74644307742445" calcext:value-type="float">
            <text:p>9,7464</text:p>
          </table:table-cell>
          <table:table-cell office:value-type="float" office:value="0.461542579937059" calcext:value-type="float">
            <text:p>0,4615</text:p>
          </table:table-cell>
          <table:table-cell office:value-type="float" office:value="2.41838682910982" calcext:value-type="float">
            <text:p>2,4184</text:p>
          </table:table-cell>
          <table:table-cell office:value-type="float" office:value="20.8428102267204" calcext:value-type="float">
            <text:p>20,8428</text:p>
          </table:table-cell>
          <table:table-cell office:value-type="float" office:value="2.75094736169383" calcext:value-type="float">
            <text:p>2,7509</text:p>
          </table:table-cell>
          <table:table-cell office:value-type="float" office:value="0.220398691741504" calcext:value-type="float">
            <text:p>0,2204</text:p>
          </table:table-cell>
          <table:table-cell office:value-type="float" office:value="13.9065472869008" calcext:value-type="float">
            <text:p>13,9065</text:p>
          </table:table-cell>
          <table:table-cell office:value-type="float" office:value="107.057721671918" calcext:value-type="float">
            <text:p>107,05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49533291279105" calcext:value-type="float">
            <text:p>0,0350</text:p>
          </table:table-cell>
          <table:table-cell office:value-type="float" office:value="0" calcext:value-type="float">
            <text:p>0,0000</text:p>
          </table:table-cell>
          <table:table-cell office:value-type="float" office:value="0.699578858514032" calcext:value-type="float">
            <text:p>0,6996</text:p>
          </table:table-cell>
          <table:table-cell office:value-type="float" office:value="9.74644307742445" calcext:value-type="float">
            <text:p>9,7464</text:p>
          </table:table-cell>
          <table:table-cell office:value-type="float" office:value="0.490872117393989" calcext:value-type="float">
            <text:p>0,4909</text:p>
          </table:table-cell>
          <table:table-cell office:value-type="float" office:value="3.5581214163052" calcext:value-type="float">
            <text:p>3,5581</text:p>
          </table:table-cell>
          <table:table-cell office:value-type="float" office:value="18.8717600787631" calcext:value-type="float">
            <text:p>18,8718</text:p>
          </table:table-cell>
          <table:table-cell office:value-type="float" office:value="1.48040678007864" calcext:value-type="float">
            <text:p>1,4804</text:p>
          </table:table-cell>
          <table:table-cell office:value-type="float" office:value="0.181061469451535" calcext:value-type="float">
            <text:p>0,1811</text:p>
          </table:table-cell>
          <table:table-cell office:value-type="float" office:value="13.5881569751723" calcext:value-type="float">
            <text:p>13,5882</text:p>
          </table:table-cell>
          <table:table-cell office:value-type="float" office:value="113.060905001877" calcext:value-type="float">
            <text:p>113,06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35896046214348" calcext:value-type="float">
            <text:p>0,0336</text:p>
          </table:table-cell>
          <table:table-cell office:value-type="float" office:value="0" calcext:value-type="float">
            <text:p>0,0000</text:p>
          </table:table-cell>
          <table:table-cell office:value-type="float" office:value="0.68502531007973" calcext:value-type="float">
            <text:p>0,6850</text:p>
          </table:table-cell>
          <table:table-cell office:value-type="float" office:value="9.74644307742445" calcext:value-type="float">
            <text:p>9,7464</text:p>
          </table:table-cell>
          <table:table-cell office:value-type="float" office:value="0.471923834387178" calcext:value-type="float">
            <text:p>0,4719</text:p>
          </table:table-cell>
          <table:table-cell office:value-type="float" office:value="1.85126474468606" calcext:value-type="float">
            <text:p>1,8513</text:p>
          </table:table-cell>
          <table:table-cell office:value-type="float" office:value="17.3594084309808" calcext:value-type="float">
            <text:p>17,3594</text:p>
          </table:table-cell>
          <table:table-cell office:value-type="float" office:value="0.960808816713652" calcext:value-type="float">
            <text:p>0,9608</text:p>
          </table:table-cell>
          <table:table-cell office:value-type="float" office:value="0.132433082605329" calcext:value-type="float">
            <text:p>0,1324</text:p>
          </table:table-cell>
          <table:table-cell office:value-type="float" office:value="13.0364650286782" calcext:value-type="float">
            <text:p>13,0365</text:p>
          </table:table-cell>
          <table:table-cell office:value-type="float" office:value="112.595303841394" calcext:value-type="float">
            <text:p>112,59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69741168461371" calcext:value-type="float">
            <text:p>0,0370</text:p>
          </table:table-cell>
          <table:table-cell office:value-type="float" office:value="0" calcext:value-type="float">
            <text:p>0,0000</text:p>
          </table:table-cell>
          <table:table-cell office:value-type="float" office:value="0.658803811723131" calcext:value-type="float">
            <text:p>0,6588</text:p>
          </table:table-cell>
          <table:table-cell office:value-type="float" office:value="9.74644307742445" calcext:value-type="float">
            <text:p>9,7464</text:p>
          </table:table-cell>
          <table:table-cell office:value-type="float" office:value="0.454431360822987" calcext:value-type="float">
            <text:p>0,4544</text:p>
          </table:table-cell>
          <table:table-cell office:value-type="float" office:value="3.09638714599611" calcext:value-type="float">
            <text:p>3,0964</text:p>
          </table:table-cell>
          <table:table-cell office:value-type="float" office:value="17.2483985601417" calcext:value-type="float">
            <text:p>17,2484</text:p>
          </table:table-cell>
          <table:table-cell office:value-type="float" office:value="2.14755064574565" calcext:value-type="float">
            <text:p>2,1476</text:p>
          </table:table-cell>
          <table:table-cell office:value-type="float" office:value="0.0687231379365168" calcext:value-type="float">
            <text:p>0,0687</text:p>
          </table:table-cell>
          <table:table-cell office:value-type="float" office:value="12.3989511575219" calcext:value-type="float">
            <text:p>12,3990</text:p>
          </table:table-cell>
          <table:table-cell office:value-type="float" office:value="106.195789656953" calcext:value-type="float">
            <text:p>106,19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12822976550396" calcext:value-type="float">
            <text:p>-0,0128</text:p>
          </table:table-cell>
          <table:table-cell office:value-type="float" office:value="2.27967526522323" calcext:value-type="float">
            <text:p>2,2797</text:p>
          </table:table-cell>
          <table:table-cell office:value-type="float" office:value="0.390259174408148" calcext:value-type="float">
            <text:p>0,3903</text:p>
          </table:table-cell>
          <table:table-cell office:value-type="float" office:value="9.65621333959545" calcext:value-type="float">
            <text:p>9,6562</text:p>
          </table:table-cell>
          <table:table-cell office:value-type="float" office:value="0.680500958954608" calcext:value-type="float">
            <text:p>0,6805</text:p>
          </table:table-cell>
          <table:table-cell office:value-type="float" office:value="3.11551958010871" calcext:value-type="float">
            <text:p>3,1155</text:p>
          </table:table-cell>
          <table:table-cell office:value-type="float" office:value="19.2694239003209" calcext:value-type="float">
            <text:p>19,2694</text:p>
          </table:table-cell>
          <table:table-cell office:value-type="float" office:value="5.50336587192604" calcext:value-type="float">
            <text:p>5,5034</text:p>
          </table:table-cell>
          <table:table-cell office:value-type="float" office:value="1.24244523354837" calcext:value-type="float">
            <text:p>1,2424</text:p>
          </table:table-cell>
          <table:table-cell office:value-type="float" office:value="17.2675847902619" calcext:value-type="float">
            <text:p>17,2676</text:p>
          </table:table-cell>
          <table:table-cell office:value-type="float" office:value="51.480610640472" calcext:value-type="float">
            <text:p>51,48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21232222239167" calcext:value-type="float">
            <text:p>0,0021</text:p>
          </table:table-cell>
          <table:table-cell office:value-type="float" office:value="3.05002026126755" calcext:value-type="float">
            <text:p>3,0500</text:p>
          </table:table-cell>
          <table:table-cell office:value-type="float" office:value="0.384581714510552" calcext:value-type="float">
            <text:p>0,3846</text:p>
          </table:table-cell>
          <table:table-cell office:value-type="float" office:value="9.65621333959545" calcext:value-type="float">
            <text:p>9,6562</text:p>
          </table:table-cell>
          <table:table-cell office:value-type="float" office:value="0.664987835087385" calcext:value-type="float">
            <text:p>0,6650</text:p>
          </table:table-cell>
          <table:table-cell office:value-type="float" office:value="2.49864343929278" calcext:value-type="float">
            <text:p>2,4986</text:p>
          </table:table-cell>
          <table:table-cell office:value-type="float" office:value="19.7779020767717" calcext:value-type="float">
            <text:p>19,7779</text:p>
          </table:table-cell>
          <table:table-cell office:value-type="float" office:value="4.0394555694029" calcext:value-type="float">
            <text:p>4,0395</text:p>
          </table:table-cell>
          <table:table-cell office:value-type="float" office:value="1.22370012753133" calcext:value-type="float">
            <text:p>1,2237</text:p>
          </table:table-cell>
          <table:table-cell office:value-type="float" office:value="16.6089869782365" calcext:value-type="float">
            <text:p>16,6090</text:p>
          </table:table-cell>
          <table:table-cell office:value-type="float" office:value="51.8754160177443" calcext:value-type="float">
            <text:p>51,87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57106939316571" calcext:value-type="float">
            <text:p>0,0257</text:p>
          </table:table-cell>
          <table:table-cell office:value-type="float" office:value="3.85142554225988" calcext:value-type="float">
            <text:p>3,8514</text:p>
          </table:table-cell>
          <table:table-cell office:value-type="float" office:value="0.373987194929461" calcext:value-type="float">
            <text:p>0,3740</text:p>
          </table:table-cell>
          <table:table-cell office:value-type="float" office:value="9.65621333959545" calcext:value-type="float">
            <text:p>9,6562</text:p>
          </table:table-cell>
          <table:table-cell office:value-type="float" office:value="0.66605399779075" calcext:value-type="float">
            <text:p>0,6661</text:p>
          </table:table-cell>
          <table:table-cell office:value-type="float" office:value="3.18521616377124" calcext:value-type="float">
            <text:p>3,1852</text:p>
          </table:table-cell>
          <table:table-cell office:value-type="float" office:value="20.4764595890969" calcext:value-type="float">
            <text:p>20,4765</text:p>
          </table:table-cell>
          <table:table-cell office:value-type="float" office:value="7.96171097710625" calcext:value-type="float">
            <text:p>7,9617</text:p>
          </table:table-cell>
          <table:table-cell office:value-type="float" office:value="1.27461776678502" calcext:value-type="float">
            <text:p>1,2746</text:p>
          </table:table-cell>
          <table:table-cell office:value-type="float" office:value="16.6589751162367" calcext:value-type="float">
            <text:p>16,6590</text:p>
          </table:table-cell>
          <table:table-cell office:value-type="float" office:value="57.0981720392961" calcext:value-type="float">
            <text:p>57,09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910917561577485" calcext:value-type="float">
            <text:p>0,0091</text:p>
          </table:table-cell>
          <table:table-cell office:value-type="float" office:value="5.17472552537288" calcext:value-type="float">
            <text:p>5,1747</text:p>
          </table:table-cell>
          <table:table-cell office:value-type="float" office:value="0.380850069064779" calcext:value-type="float">
            <text:p>0,3809</text:p>
          </table:table-cell>
          <table:table-cell office:value-type="float" office:value="9.65621333959545" calcext:value-type="float">
            <text:p>9,6562</text:p>
          </table:table-cell>
          <table:table-cell office:value-type="float" office:value="0.698937328942114" calcext:value-type="float">
            <text:p>0,6989</text:p>
          </table:table-cell>
          <table:table-cell office:value-type="float" office:value="2.96511280795953" calcext:value-type="float">
            <text:p>2,9651</text:p>
          </table:table-cell>
          <table:table-cell office:value-type="float" office:value="20.7037071489488" calcext:value-type="float">
            <text:p>20,7037</text:p>
          </table:table-cell>
          <table:table-cell office:value-type="float" office:value="5.87392141103811" calcext:value-type="float">
            <text:p>5,8739</text:p>
          </table:table-cell>
          <table:table-cell office:value-type="float" office:value="1.37066238467033" calcext:value-type="float">
            <text:p>1,3707</text:p>
          </table:table-cell>
          <table:table-cell office:value-type="float" office:value="15.7266043383479" calcext:value-type="float">
            <text:p>15,7266</text:p>
          </table:table-cell>
          <table:table-cell office:value-type="float" office:value="60.4222261648875" calcext:value-type="float">
            <text:p>60,42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91441465417126" calcext:value-type="float">
            <text:p>0,0291</text:p>
          </table:table-cell>
          <table:table-cell office:value-type="float" office:value="5.31268244442433" calcext:value-type="float">
            <text:p>5,3127</text:p>
          </table:table-cell>
          <table:table-cell office:value-type="float" office:value="0.359461597229362" calcext:value-type="float">
            <text:p>0,3595</text:p>
          </table:table-cell>
          <table:table-cell office:value-type="float" office:value="9.65621333959545" calcext:value-type="float">
            <text:p>9,6562</text:p>
          </table:table-cell>
          <table:table-cell office:value-type="float" office:value="0.711456768363251" calcext:value-type="float">
            <text:p>0,7115</text:p>
          </table:table-cell>
          <table:table-cell office:value-type="float" office:value="2.11996456756811" calcext:value-type="float">
            <text:p>2,1200</text:p>
          </table:table-cell>
          <table:table-cell office:value-type="float" office:value="21.5433381023575" calcext:value-type="float">
            <text:p>21,5433</text:p>
          </table:table-cell>
          <table:table-cell office:value-type="float" office:value="6.38922240841194" calcext:value-type="float">
            <text:p>6,3892</text:p>
          </table:table-cell>
          <table:table-cell office:value-type="float" office:value="1.48256362749792" calcext:value-type="float">
            <text:p>1,4826</text:p>
          </table:table-cell>
          <table:table-cell office:value-type="float" office:value="16.6599614768607" calcext:value-type="float">
            <text:p>16,6600</text:p>
          </table:table-cell>
          <table:table-cell office:value-type="float" office:value="57.823035670691" calcext:value-type="float">
            <text:p>57,82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0693907094684398" calcext:value-type="float">
            <text:p>0,0069</text:p>
          </table:table-cell>
          <table:table-cell office:value-type="float" office:value="4.70967506603279" calcext:value-type="float">
            <text:p>4,7097</text:p>
          </table:table-cell>
          <table:table-cell office:value-type="float" office:value="0.3436398982729" calcext:value-type="float">
            <text:p>0,3436</text:p>
          </table:table-cell>
          <table:table-cell office:value-type="float" office:value="9.72743840187547" calcext:value-type="float">
            <text:p>9,7274</text:p>
          </table:table-cell>
          <table:table-cell office:value-type="float" office:value="0.700016304229912" calcext:value-type="float">
            <text:p>0,7000</text:p>
          </table:table-cell>
          <table:table-cell office:value-type="float" office:value="3.14221604235106" calcext:value-type="float">
            <text:p>3,1422</text:p>
          </table:table-cell>
          <table:table-cell office:value-type="float" office:value="21.9419050263272" calcext:value-type="float">
            <text:p>21,9419</text:p>
          </table:table-cell>
          <table:table-cell office:value-type="float" office:value="5.78906129053314" calcext:value-type="float">
            <text:p>5,7891</text:p>
          </table:table-cell>
          <table:table-cell office:value-type="float" office:value="1.57167929202507" calcext:value-type="float">
            <text:p>1,5717</text:p>
          </table:table-cell>
          <table:table-cell office:value-type="float" office:value="15.9208624812093" calcext:value-type="float">
            <text:p>15,9209</text:p>
          </table:table-cell>
          <table:table-cell office:value-type="float" office:value="58.4812449849756" calcext:value-type="float">
            <text:p>58,48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481989448314479" calcext:value-type="float">
            <text:p>-0,0048</text:p>
          </table:table-cell>
          <table:table-cell office:value-type="float" office:value="5.60575864176404" calcext:value-type="float">
            <text:p>5,6058</text:p>
          </table:table-cell>
          <table:table-cell office:value-type="float" office:value="0.299658682855241" calcext:value-type="float">
            <text:p>0,2997</text:p>
          </table:table-cell>
          <table:table-cell office:value-type="float" office:value="9.72743840187547" calcext:value-type="float">
            <text:p>9,7274</text:p>
          </table:table-cell>
          <table:table-cell office:value-type="float" office:value="0.683922573836441" calcext:value-type="float">
            <text:p>0,6839</text:p>
          </table:table-cell>
          <table:table-cell office:value-type="float" office:value="2.90309600761984" calcext:value-type="float">
            <text:p>2,9031</text:p>
          </table:table-cell>
          <table:table-cell office:value-type="float" office:value="23.1643911989187" calcext:value-type="float">
            <text:p>23,1644</text:p>
          </table:table-cell>
          <table:table-cell office:value-type="float" office:value="6.17251207077045" calcext:value-type="float">
            <text:p>6,1725</text:p>
          </table:table-cell>
          <table:table-cell office:value-type="float" office:value="1.61908453538643" calcext:value-type="float">
            <text:p>1,6191</text:p>
          </table:table-cell>
          <table:table-cell office:value-type="float" office:value="15.8421985501957" calcext:value-type="float">
            <text:p>15,8422</text:p>
          </table:table-cell>
          <table:table-cell office:value-type="float" office:value="58.5401201336052" calcext:value-type="float">
            <text:p>58,54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703940014025228" calcext:value-type="float">
            <text:p>-0,0704</text:p>
          </table:table-cell>
          <table:table-cell office:value-type="float" office:value="2.9999104255618" calcext:value-type="float">
            <text:p>2,9999</text:p>
          </table:table-cell>
          <table:table-cell office:value-type="float" office:value="0.326985995799986" calcext:value-type="float">
            <text:p>0,3270</text:p>
          </table:table-cell>
          <table:table-cell office:value-type="float" office:value="9.72743840187547" calcext:value-type="float">
            <text:p>9,7274</text:p>
          </table:table-cell>
          <table:table-cell office:value-type="float" office:value="0.690243366454297" calcext:value-type="float">
            <text:p>0,6902</text:p>
          </table:table-cell>
          <table:table-cell office:value-type="float" office:value="2.15196002423947" calcext:value-type="float">
            <text:p>2,1520</text:p>
          </table:table-cell>
          <table:table-cell office:value-type="float" office:value="22.12647405096" calcext:value-type="float">
            <text:p>22,1265</text:p>
          </table:table-cell>
          <table:table-cell office:value-type="float" office:value="3.94766289502098" calcext:value-type="float">
            <text:p>3,9477</text:p>
          </table:table-cell>
          <table:table-cell office:value-type="float" office:value="1.60883413749111" calcext:value-type="float">
            <text:p>1,6088</text:p>
          </table:table-cell>
          <table:table-cell office:value-type="float" office:value="15.0962102628175" calcext:value-type="float">
            <text:p>15,0962</text:p>
          </table:table-cell>
          <table:table-cell office:value-type="float" office:value="53.4073449314592" calcext:value-type="float">
            <text:p>53,40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43340421339224" calcext:value-type="float">
            <text:p>0,0343</text:p>
          </table:table-cell>
          <table:table-cell office:value-type="float" office:value="3.79879525640833" calcext:value-type="float">
            <text:p>3,7988</text:p>
          </table:table-cell>
          <table:table-cell office:value-type="float" office:value="0.329270612056688" calcext:value-type="float">
            <text:p>0,3293</text:p>
          </table:table-cell>
          <table:table-cell office:value-type="float" office:value="9.72743840187547" calcext:value-type="float">
            <text:p>9,7274</text:p>
          </table:table-cell>
          <table:table-cell office:value-type="float" office:value="0.717298590249991" calcext:value-type="float">
            <text:p>0,7173</text:p>
          </table:table-cell>
          <table:table-cell office:value-type="float" office:value="1.97815741570317" calcext:value-type="float">
            <text:p>1,9782</text:p>
          </table:table-cell>
          <table:table-cell office:value-type="float" office:value="21.5827005634629" calcext:value-type="float">
            <text:p>21,5827</text:p>
          </table:table-cell>
          <table:table-cell office:value-type="float" office:value="4.54515133760761" calcext:value-type="float">
            <text:p>4,5452</text:p>
          </table:table-cell>
          <table:table-cell office:value-type="float" office:value="1.55804244678539" calcext:value-type="float">
            <text:p>1,5580</text:p>
          </table:table-cell>
          <table:table-cell office:value-type="float" office:value="15.5616793495315" calcext:value-type="float">
            <text:p>15,5617</text:p>
          </table:table-cell>
          <table:table-cell office:value-type="float" office:value="60.7603184699925" calcext:value-type="float">
            <text:p>60,76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09917085611568" calcext:value-type="float">
            <text:p>0,0210</text:p>
          </table:table-cell>
          <table:table-cell office:value-type="float" office:value="5.36119404224334" calcext:value-type="float">
            <text:p>5,3612</text:p>
          </table:table-cell>
          <table:table-cell office:value-type="float" office:value="0.329679234147168" calcext:value-type="float">
            <text:p>0,3297</text:p>
          </table:table-cell>
          <table:table-cell office:value-type="float" office:value="9.72743840187547" calcext:value-type="float">
            <text:p>9,7274</text:p>
          </table:table-cell>
          <table:table-cell office:value-type="float" office:value="0.672939458425771" calcext:value-type="float">
            <text:p>0,6729</text:p>
          </table:table-cell>
          <table:table-cell office:value-type="float" office:value="2.09461095514909" calcext:value-type="float">
            <text:p>2,0946</text:p>
          </table:table-cell>
          <table:table-cell office:value-type="float" office:value="22.2739147502091" calcext:value-type="float">
            <text:p>22,2739</text:p>
          </table:table-cell>
          <table:table-cell office:value-type="float" office:value="5.84287319478247" calcext:value-type="float">
            <text:p>5,8429</text:p>
          </table:table-cell>
          <table:table-cell office:value-type="float" office:value="1.49834350544963" calcext:value-type="float">
            <text:p>1,4983</text:p>
          </table:table-cell>
          <table:table-cell office:value-type="float" office:value="15.351284303746" calcext:value-type="float">
            <text:p>15,3513</text:p>
          </table:table-cell>
          <table:table-cell office:value-type="float" office:value="62.5065306908384" calcext:value-type="float">
            <text:p>62,50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12846454962694" calcext:value-type="float">
            <text:p>0,0213</text:p>
          </table:table-cell>
          <table:table-cell office:value-type="float" office:value="5.06133186593759" calcext:value-type="float">
            <text:p>5,0613</text:p>
          </table:table-cell>
          <table:table-cell office:value-type="float" office:value="0.333506818395748" calcext:value-type="float">
            <text:p>0,3335</text:p>
          </table:table-cell>
          <table:table-cell office:value-type="float" office:value="9.7345653831359" calcext:value-type="float">
            <text:p>9,7346</text:p>
          </table:table-cell>
          <table:table-cell office:value-type="float" office:value="0.692587426923171" calcext:value-type="float">
            <text:p>0,6926</text:p>
          </table:table-cell>
          <table:table-cell office:value-type="float" office:value="1.47771066480231" calcext:value-type="float">
            <text:p>1,4777</text:p>
          </table:table-cell>
          <table:table-cell office:value-type="float" office:value="22.8404371607489" calcext:value-type="float">
            <text:p>22,8404</text:p>
          </table:table-cell>
          <table:table-cell office:value-type="float" office:value="4.06592696849427" calcext:value-type="float">
            <text:p>4,0659</text:p>
          </table:table-cell>
          <table:table-cell office:value-type="float" office:value="1.44909349909756" calcext:value-type="float">
            <text:p>1,4491</text:p>
          </table:table-cell>
          <table:table-cell office:value-type="float" office:value="16.3467248038826" calcext:value-type="float">
            <text:p>16,3467</text:p>
          </table:table-cell>
          <table:table-cell office:value-type="float" office:value="63.9064567689115" calcext:value-type="float">
            <text:p>63,90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0583963201778559" calcext:value-type="float">
            <text:p>-0,0006</text:p>
          </table:table-cell>
          <table:table-cell office:value-type="float" office:value="4.43198642078057" calcext:value-type="float">
            <text:p>4,4320</text:p>
          </table:table-cell>
          <table:table-cell office:value-type="float" office:value="0.330874925388052" calcext:value-type="float">
            <text:p>0,3309</text:p>
          </table:table-cell>
          <table:table-cell office:value-type="float" office:value="9.7345653831359" calcext:value-type="float">
            <text:p>9,7346</text:p>
          </table:table-cell>
          <table:table-cell office:value-type="float" office:value="0.700457368491362" calcext:value-type="float">
            <text:p>0,7005</text:p>
          </table:table-cell>
          <table:table-cell office:value-type="float" office:value="3.70897088256495" calcext:value-type="float">
            <text:p>3,7090</text:p>
          </table:table-cell>
          <table:table-cell office:value-type="float" office:value="21.2524652350746" calcext:value-type="float">
            <text:p>21,2525</text:p>
          </table:table-cell>
          <table:table-cell office:value-type="float" office:value="1.52973082061064" calcext:value-type="float">
            <text:p>1,5297</text:p>
          </table:table-cell>
          <table:table-cell office:value-type="float" office:value="1.40340238552923" calcext:value-type="float">
            <text:p>1,4034</text:p>
          </table:table-cell>
          <table:table-cell office:value-type="float" office:value="15.831823954908" calcext:value-type="float">
            <text:p>15,8318</text:p>
          </table:table-cell>
          <table:table-cell office:value-type="float" office:value="64.1543149611787" calcext:value-type="float">
            <text:p>64,15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39949292430508" calcext:value-type="float">
            <text:p>0,0140</text:p>
          </table:table-cell>
          <table:table-cell office:value-type="float" office:value="3.6999645684927" calcext:value-type="float">
            <text:p>3,7000</text:p>
          </table:table-cell>
          <table:table-cell office:value-type="float" office:value="0.361656088013733" calcext:value-type="float">
            <text:p>0,3617</text:p>
          </table:table-cell>
          <table:table-cell office:value-type="float" office:value="9.7345653831359" calcext:value-type="float">
            <text:p>9,7346</text:p>
          </table:table-cell>
          <table:table-cell office:value-type="float" office:value="0.701063377788677" calcext:value-type="float">
            <text:p>0,7011</text:p>
          </table:table-cell>
          <table:table-cell office:value-type="float" office:value="2.41675817132168" calcext:value-type="float">
            <text:p>2,4168</text:p>
          </table:table-cell>
          <table:table-cell office:value-type="float" office:value="21.0151536353606" calcext:value-type="float">
            <text:p>21,0152</text:p>
          </table:table-cell>
          <table:table-cell office:value-type="float" office:value="4.42334194356455" calcext:value-type="float">
            <text:p>4,4233</text:p>
          </table:table-cell>
          <table:table-cell office:value-type="float" office:value="1.36624560463928" calcext:value-type="float">
            <text:p>1,3662</text:p>
          </table:table-cell>
          <table:table-cell office:value-type="float" office:value="15.8991770877474" calcext:value-type="float">
            <text:p>15,8992</text:p>
          </table:table-cell>
          <table:table-cell office:value-type="float" office:value="66.4260012805755" calcext:value-type="float">
            <text:p>66,42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90019548967157" calcext:value-type="float">
            <text:p>0,0190</text:p>
          </table:table-cell>
          <table:table-cell office:value-type="float" office:value="1.29799861545757" calcext:value-type="float">
            <text:p>1,2980</text:p>
          </table:table-cell>
          <table:table-cell office:value-type="float" office:value="0.355516562593223" calcext:value-type="float">
            <text:p>0,3555</text:p>
          </table:table-cell>
          <table:table-cell office:value-type="float" office:value="9.7345653831359" calcext:value-type="float">
            <text:p>9,7346</text:p>
          </table:table-cell>
          <table:table-cell office:value-type="float" office:value="0.695530244049957" calcext:value-type="float">
            <text:p>0,6955</text:p>
          </table:table-cell>
          <table:table-cell office:value-type="float" office:value="3.16371551006622" calcext:value-type="float">
            <text:p>3,1637</text:p>
          </table:table-cell>
          <table:table-cell office:value-type="float" office:value="22.5215273369752" calcext:value-type="float">
            <text:p>22,5215</text:p>
          </table:table-cell>
          <table:table-cell office:value-type="float" office:value="2.78739303900679" calcext:value-type="float">
            <text:p>2,7874</text:p>
          </table:table-cell>
          <table:table-cell office:value-type="float" office:value="1.33489806551294" calcext:value-type="float">
            <text:p>1,3349</text:p>
          </table:table-cell>
          <table:table-cell office:value-type="float" office:value="17.1411607594018" calcext:value-type="float">
            <text:p>17,1412</text:p>
          </table:table-cell>
          <table:table-cell office:value-type="float" office:value="68.9156504445366" calcext:value-type="float">
            <text:p>68,91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5549346147802" calcext:value-type="float">
            <text:p>0,0155</text:p>
          </table:table-cell>
          <table:table-cell office:value-type="float" office:value="1.4946795140647" calcext:value-type="float">
            <text:p>1,4947</text:p>
          </table:table-cell>
          <table:table-cell office:value-type="float" office:value="0.327909493486853" calcext:value-type="float">
            <text:p>0,3279</text:p>
          </table:table-cell>
          <table:table-cell office:value-type="float" office:value="9.7345653831359" calcext:value-type="float">
            <text:p>9,7346</text:p>
          </table:table-cell>
          <table:table-cell office:value-type="float" office:value="0.712424668304799" calcext:value-type="float">
            <text:p>0,7124</text:p>
          </table:table-cell>
          <table:table-cell office:value-type="float" office:value="3.32464206305809" calcext:value-type="float">
            <text:p>3,3246</text:p>
          </table:table-cell>
          <table:table-cell office:value-type="float" office:value="22.9235247858142" calcext:value-type="float">
            <text:p>22,9235</text:p>
          </table:table-cell>
          <table:table-cell office:value-type="float" office:value="5.37863919470536" calcext:value-type="float">
            <text:p>5,3786</text:p>
          </table:table-cell>
          <table:table-cell office:value-type="float" office:value="1.30173094113147" calcext:value-type="float">
            <text:p>1,3017</text:p>
          </table:table-cell>
          <table:table-cell office:value-type="float" office:value="16.9140571778758" calcext:value-type="float">
            <text:p>16,9141</text:p>
          </table:table-cell>
          <table:table-cell office:value-type="float" office:value="69.123730702607" calcext:value-type="float">
            <text:p>69,12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774232678684541" calcext:value-type="float">
            <text:p>0,0774</text:p>
          </table:table-cell>
          <table:table-cell office:value-type="float" office:value="0" calcext:value-type="float">
            <text:p>0,0000</text:p>
          </table:table-cell>
          <table:table-cell office:value-type="float" office:value="0.316748713293568" calcext:value-type="float">
            <text:p>0,3167</text:p>
          </table:table-cell>
          <table:table-cell office:value-type="float" office:value="8.07973218455168" calcext:value-type="float">
            <text:p>8,0797</text:p>
          </table:table-cell>
          <table:table-cell office:value-type="float" office:value="0.442540970493594" calcext:value-type="float">
            <text:p>0,4425</text:p>
          </table:table-cell>
          <table:table-cell office:value-type="float" office:value="5.05771338869042" calcext:value-type="float">
            <text:p>5,0577</text:p>
          </table:table-cell>
          <table:table-cell office:value-type="float" office:value="16.3229481228335" calcext:value-type="float">
            <text:p>16,3229</text:p>
          </table:table-cell>
          <table:table-cell office:value-type="float" office:value="9.82740193199952" calcext:value-type="float">
            <text:p>9,8274</text:p>
          </table:table-cell>
          <table:table-cell office:value-type="float" office:value="-0.231579735735711" calcext:value-type="float">
            <text:p>-0,2316</text:p>
          </table:table-cell>
          <table:table-cell office:value-type="float" office:value="14.5667613264811" calcext:value-type="float">
            <text:p>14,5668</text:p>
          </table:table-cell>
          <table:table-cell office:value-type="float" office:value="93.5144106582071" calcext:value-type="float">
            <text:p>93,51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667292720279074" calcext:value-type="float">
            <text:p>0,0667</text:p>
          </table:table-cell>
          <table:table-cell office:value-type="float" office:value="0" calcext:value-type="float">
            <text:p>0,0000</text:p>
          </table:table-cell>
          <table:table-cell office:value-type="float" office:value="0.337914710253506" calcext:value-type="float">
            <text:p>0,3379</text:p>
          </table:table-cell>
          <table:table-cell office:value-type="float" office:value="8.07973218455168" calcext:value-type="float">
            <text:p>8,0797</text:p>
          </table:table-cell>
          <table:table-cell office:value-type="float" office:value="0.484071650943636" calcext:value-type="float">
            <text:p>0,4841</text:p>
          </table:table-cell>
          <table:table-cell office:value-type="float" office:value="3.72305225715214" calcext:value-type="float">
            <text:p>3,7231</text:p>
          </table:table-cell>
          <table:table-cell office:value-type="float" office:value="18.5643586761799" calcext:value-type="float">
            <text:p>18,5644</text:p>
          </table:table-cell>
          <table:table-cell office:value-type="float" office:value="14.8656314836559" calcext:value-type="float">
            <text:p>14,8656</text:p>
          </table:table-cell>
          <table:table-cell office:value-type="float" office:value="-0.281594716487107" calcext:value-type="float">
            <text:p>-0,2816</text:p>
          </table:table-cell>
          <table:table-cell office:value-type="float" office:value="15.1360962076791" calcext:value-type="float">
            <text:p>15,1361</text:p>
          </table:table-cell>
          <table:table-cell office:value-type="float" office:value="110.056755090165" calcext:value-type="float">
            <text:p>110,05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738644932825201" calcext:value-type="float">
            <text:p>0,0739</text:p>
          </table:table-cell>
          <table:table-cell office:value-type="float" office:value="0.0468361668467969" calcext:value-type="float">
            <text:p>0,0468</text:p>
          </table:table-cell>
          <table:table-cell office:value-type="float" office:value="0.384151791954972" calcext:value-type="float">
            <text:p>0,3842</text:p>
          </table:table-cell>
          <table:table-cell office:value-type="float" office:value="8.07973218455168" calcext:value-type="float">
            <text:p>8,0797</text:p>
          </table:table-cell>
          <table:table-cell office:value-type="float" office:value="0.462691006660419" calcext:value-type="float">
            <text:p>0,4627</text:p>
          </table:table-cell>
          <table:table-cell office:value-type="float" office:value="5.81203029416695" calcext:value-type="float">
            <text:p>5,8120</text:p>
          </table:table-cell>
          <table:table-cell office:value-type="float" office:value="21.1878597931048" calcext:value-type="float">
            <text:p>21,1879</text:p>
          </table:table-cell>
          <table:table-cell office:value-type="float" office:value="7.98665557577318" calcext:value-type="float">
            <text:p>7,9867</text:p>
          </table:table-cell>
          <table:table-cell office:value-type="float" office:value="-0.247449868318115" calcext:value-type="float">
            <text:p>-0,2474</text:p>
          </table:table-cell>
          <table:table-cell office:value-type="float" office:value="14.2305124064769" calcext:value-type="float">
            <text:p>14,2305</text:p>
          </table:table-cell>
          <table:table-cell office:value-type="float" office:value="108.6524661858" calcext:value-type="float">
            <text:p>108,65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47537347648253" calcext:value-type="float">
            <text:p>0,0748</text:p>
          </table:table-cell>
          <table:table-cell office:value-type="float" office:value="0.0385551106319251" calcext:value-type="float">
            <text:p>0,0386</text:p>
          </table:table-cell>
          <table:table-cell office:value-type="float" office:value="0.378110550273426" calcext:value-type="float">
            <text:p>0,3781</text:p>
          </table:table-cell>
          <table:table-cell office:value-type="float" office:value="8.07973218455168" calcext:value-type="float">
            <text:p>8,0797</text:p>
          </table:table-cell>
          <table:table-cell office:value-type="float" office:value="0.467465546132643" calcext:value-type="float">
            <text:p>0,4675</text:p>
          </table:table-cell>
          <table:table-cell office:value-type="float" office:value="6.38147264349613" calcext:value-type="float">
            <text:p>6,3815</text:p>
          </table:table-cell>
          <table:table-cell office:value-type="float" office:value="24.5882402278623" calcext:value-type="float">
            <text:p>24,5882</text:p>
          </table:table-cell>
          <table:table-cell office:value-type="float" office:value="9.3445249307927" calcext:value-type="float">
            <text:p>9,3445</text:p>
          </table:table-cell>
          <table:table-cell office:value-type="float" office:value="-0.243307229829846" calcext:value-type="float">
            <text:p>-0,2433</text:p>
          </table:table-cell>
          <table:table-cell office:value-type="float" office:value="13.0725728382833" calcext:value-type="float">
            <text:p>13,0726</text:p>
          </table:table-cell>
          <table:table-cell office:value-type="float" office:value="121.709654719133" calcext:value-type="float">
            <text:p>121,70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96628203382628" calcext:value-type="float">
            <text:p>0,0497</text:p>
          </table:table-cell>
          <table:table-cell office:value-type="float" office:value="0.0323063393978201" calcext:value-type="float">
            <text:p>0,0323</text:p>
          </table:table-cell>
          <table:table-cell office:value-type="float" office:value="0.337087483128901" calcext:value-type="float">
            <text:p>0,3371</text:p>
          </table:table-cell>
          <table:table-cell office:value-type="float" office:value="8.07973218455168" calcext:value-type="float">
            <text:p>8,0797</text:p>
          </table:table-cell>
          <table:table-cell office:value-type="float" office:value="0.49369153038253" calcext:value-type="float">
            <text:p>0,4937</text:p>
          </table:table-cell>
          <table:table-cell office:value-type="float" office:value="7.58976872134065" calcext:value-type="float">
            <text:p>7,5898</text:p>
          </table:table-cell>
          <table:table-cell office:value-type="float" office:value="28.3581153097306" calcext:value-type="float">
            <text:p>28,3581</text:p>
          </table:table-cell>
          <table:table-cell office:value-type="float" office:value="13.4194658905494" calcext:value-type="float">
            <text:p>13,4195</text:p>
          </table:table-cell>
          <table:table-cell office:value-type="float" office:value="-0.277923569191189" calcext:value-type="float">
            <text:p>-0,2779</text:p>
          </table:table-cell>
          <table:table-cell office:value-type="float" office:value="12.2454575214973" calcext:value-type="float">
            <text:p>12,2455</text:p>
          </table:table-cell>
          <table:table-cell office:value-type="float" office:value="123.658466899512" calcext:value-type="float">
            <text:p>123,65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187627577939" calcext:value-type="float">
            <text:p>0,0319</text:p>
          </table:table-cell>
          <table:table-cell office:value-type="float" office:value="0.0529425027450876" calcext:value-type="float">
            <text:p>0,0529</text:p>
          </table:table-cell>
          <table:table-cell office:value-type="float" office:value="0.339982672505191" calcext:value-type="float">
            <text:p>0,3400</text:p>
          </table:table-cell>
          <table:table-cell office:value-type="float" office:value="8.37661878120104" calcext:value-type="float">
            <text:p>8,3766</text:p>
          </table:table-cell>
          <table:table-cell office:value-type="float" office:value="0.509444240003206" calcext:value-type="float">
            <text:p>0,5094</text:p>
          </table:table-cell>
          <table:table-cell office:value-type="float" office:value="12.1790781325944" calcext:value-type="float">
            <text:p>12,1791</text:p>
          </table:table-cell>
          <table:table-cell office:value-type="float" office:value="34.1041854893426" calcext:value-type="float">
            <text:p>34,1042</text:p>
          </table:table-cell>
          <table:table-cell office:value-type="float" office:value="15.9068338576966" calcext:value-type="float">
            <text:p>15,9068</text:p>
          </table:table-cell>
          <table:table-cell office:value-type="float" office:value="-0.23174716070115" calcext:value-type="float">
            <text:p>-0,2317</text:p>
          </table:table-cell>
          <table:table-cell office:value-type="float" office:value="11.5448035321115" calcext:value-type="float">
            <text:p>11,5448</text:p>
          </table:table-cell>
          <table:table-cell office:value-type="float" office:value="136.041907087333" calcext:value-type="float">
            <text:p>136,04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77010925192976" calcext:value-type="float">
            <text:p>0,0770</text:p>
          </table:table-cell>
          <table:table-cell office:value-type="float" office:value="0.0993821340601866" calcext:value-type="float">
            <text:p>0,0994</text:p>
          </table:table-cell>
          <table:table-cell office:value-type="float" office:value="0.36100933803342" calcext:value-type="float">
            <text:p>0,3610</text:p>
          </table:table-cell>
          <table:table-cell office:value-type="float" office:value="8.37661878120104" calcext:value-type="float">
            <text:p>8,3766</text:p>
          </table:table-cell>
          <table:table-cell office:value-type="float" office:value="0.512015065918955" calcext:value-type="float">
            <text:p>0,5120</text:p>
          </table:table-cell>
          <table:table-cell office:value-type="float" office:value="12.0005494461396" calcext:value-type="float">
            <text:p>12,0005</text:p>
          </table:table-cell>
          <table:table-cell office:value-type="float" office:value="33.9969083721641" calcext:value-type="float">
            <text:p>33,9969</text:p>
          </table:table-cell>
          <table:table-cell office:value-type="float" office:value="9.24433605156243" calcext:value-type="float">
            <text:p>9,2443</text:p>
          </table:table-cell>
          <table:table-cell office:value-type="float" office:value="-0.190345177630993" calcext:value-type="float">
            <text:p>-0,1903</text:p>
          </table:table-cell>
          <table:table-cell office:value-type="float" office:value="11.0400833291681" calcext:value-type="float">
            <text:p>11,0401</text:p>
          </table:table-cell>
          <table:table-cell office:value-type="float" office:value="130.012279077265" calcext:value-type="float">
            <text:p>130,01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606130235205162" calcext:value-type="float">
            <text:p>-0,0606</text:p>
          </table:table-cell>
          <table:table-cell office:value-type="float" office:value="0.0657232459163877" calcext:value-type="float">
            <text:p>0,0657</text:p>
          </table:table-cell>
          <table:table-cell office:value-type="float" office:value="0.356735597635858" calcext:value-type="float">
            <text:p>0,3567</text:p>
          </table:table-cell>
          <table:table-cell office:value-type="float" office:value="8.37661878120104" calcext:value-type="float">
            <text:p>8,3766</text:p>
          </table:table-cell>
          <table:table-cell office:value-type="float" office:value="0.483034902280012" calcext:value-type="float">
            <text:p>0,4830</text:p>
          </table:table-cell>
          <table:table-cell office:value-type="float" office:value="4.7466440094137" calcext:value-type="float">
            <text:p>4,7466</text:p>
          </table:table-cell>
          <table:table-cell office:value-type="float" office:value="22.5963867530728" calcext:value-type="float">
            <text:p>22,5964</text:p>
          </table:table-cell>
          <table:table-cell office:value-type="float" office:value="2.17013050984877" calcext:value-type="float">
            <text:p>2,1701</text:p>
          </table:table-cell>
          <table:table-cell office:value-type="float" office:value="-0.126238295439487" calcext:value-type="float">
            <text:p>-0,1262</text:p>
          </table:table-cell>
          <table:table-cell office:value-type="float" office:value="10.374625910993" calcext:value-type="float">
            <text:p>10,3746</text:p>
          </table:table-cell>
          <table:table-cell office:value-type="float" office:value="110.545905046537" calcext:value-type="float">
            <text:p>110,54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95914386693692" calcext:value-type="float">
            <text:p>0,0696</text:p>
          </table:table-cell>
          <table:table-cell office:value-type="float" office:value="0.0580709311517389" calcext:value-type="float">
            <text:p>0,0581</text:p>
          </table:table-cell>
          <table:table-cell office:value-type="float" office:value="0.376764285479254" calcext:value-type="float">
            <text:p>0,3768</text:p>
          </table:table-cell>
          <table:table-cell office:value-type="float" office:value="8.37661878120104" calcext:value-type="float">
            <text:p>8,3766</text:p>
          </table:table-cell>
          <table:table-cell office:value-type="float" office:value="0.471228991068158" calcext:value-type="float">
            <text:p>0,4712</text:p>
          </table:table-cell>
          <table:table-cell office:value-type="float" office:value="4.10210217452889" calcext:value-type="float">
            <text:p>4,1021</text:p>
          </table:table-cell>
          <table:table-cell office:value-type="float" office:value="22.6229196179467" calcext:value-type="float">
            <text:p>22,6229</text:p>
          </table:table-cell>
          <table:table-cell office:value-type="float" office:value="11.0709511853899" calcext:value-type="float">
            <text:p>11,0710</text:p>
          </table:table-cell>
          <table:table-cell office:value-type="float" office:value="-0.0998646340688359" calcext:value-type="float">
            <text:p>-0,0999</text:p>
          </table:table-cell>
          <table:table-cell office:value-type="float" office:value="10.1934919424751" calcext:value-type="float">
            <text:p>10,1935</text:p>
          </table:table-cell>
          <table:table-cell office:value-type="float" office:value="117.770569336442" calcext:value-type="float">
            <text:p>117,77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663659490995094" calcext:value-type="float">
            <text:p>0,0664</text:p>
          </table:table-cell>
          <table:table-cell office:value-type="float" office:value="0.0870545114669091" calcext:value-type="float">
            <text:p>0,0871</text:p>
          </table:table-cell>
          <table:table-cell office:value-type="float" office:value="0.384796385498818" calcext:value-type="float">
            <text:p>0,3848</text:p>
          </table:table-cell>
          <table:table-cell office:value-type="float" office:value="8.37661878120104" calcext:value-type="float">
            <text:p>8,3766</text:p>
          </table:table-cell>
          <table:table-cell office:value-type="float" office:value="0.463203940933516" calcext:value-type="float">
            <text:p>0,4632</text:p>
          </table:table-cell>
          <table:table-cell office:value-type="float" office:value="4.13495468297582" calcext:value-type="float">
            <text:p>4,1350</text:p>
          </table:table-cell>
          <table:table-cell office:value-type="float" office:value="23.289697713879" calcext:value-type="float">
            <text:p>23,2897</text:p>
          </table:table-cell>
          <table:table-cell office:value-type="float" office:value="7.2616241576942" calcext:value-type="float">
            <text:p>7,2616</text:p>
          </table:table-cell>
          <table:table-cell office:value-type="float" office:value="-0.0578205867782477" calcext:value-type="float">
            <text:p>-0,0578</text:p>
          </table:table-cell>
          <table:table-cell office:value-type="float" office:value="10.7334088795545" calcext:value-type="float">
            <text:p>10,7334</text:p>
          </table:table-cell>
          <table:table-cell office:value-type="float" office:value="134.823700702974" calcext:value-type="float">
            <text:p>134,82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689342758287825" calcext:value-type="float">
            <text:p>-0,0069</text:p>
          </table:table-cell>
          <table:table-cell office:value-type="float" office:value="0.067608505834662" calcext:value-type="float">
            <text:p>0,0676</text:p>
          </table:table-cell>
          <table:table-cell office:value-type="float" office:value="0.38646335612752" calcext:value-type="float">
            <text:p>0,3865</text:p>
          </table:table-cell>
          <table:table-cell office:value-type="float" office:value="8.51395474082374" calcext:value-type="float">
            <text:p>8,5140</text:p>
          </table:table-cell>
          <table:table-cell office:value-type="float" office:value="0.496609106131097" calcext:value-type="float">
            <text:p>0,4966</text:p>
          </table:table-cell>
          <table:table-cell office:value-type="float" office:value="2.87938043225256" calcext:value-type="float">
            <text:p>2,8794</text:p>
          </table:table-cell>
          <table:table-cell office:value-type="float" office:value="23.6480317026775" calcext:value-type="float">
            <text:p>23,6480</text:p>
          </table:table-cell>
          <table:table-cell office:value-type="float" office:value="7.89447533053122" calcext:value-type="float">
            <text:p>7,8945</text:p>
          </table:table-cell>
          <table:table-cell office:value-type="float" office:value="-0.0131188896045369" calcext:value-type="float">
            <text:p>-0,0131</text:p>
          </table:table-cell>
          <table:table-cell office:value-type="float" office:value="10.7714224570584" calcext:value-type="float">
            <text:p>10,7714</text:p>
          </table:table-cell>
          <table:table-cell office:value-type="float" office:value="138.525545670195" calcext:value-type="float">
            <text:p>138,52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901084735568567" calcext:value-type="float">
            <text:p>0,0901</text:p>
          </table:table-cell>
          <table:table-cell office:value-type="float" office:value="0.0518933873535092" calcext:value-type="float">
            <text:p>0,0519</text:p>
          </table:table-cell>
          <table:table-cell office:value-type="float" office:value="0.374481305399871" calcext:value-type="float">
            <text:p>0,3745</text:p>
          </table:table-cell>
          <table:table-cell office:value-type="float" office:value="8.51395474082374" calcext:value-type="float">
            <text:p>8,5140</text:p>
          </table:table-cell>
          <table:table-cell office:value-type="float" office:value="0.48680575458743" calcext:value-type="float">
            <text:p>0,4868</text:p>
          </table:table-cell>
          <table:table-cell office:value-type="float" office:value="2.54699411009713" calcext:value-type="float">
            <text:p>2,5470</text:p>
          </table:table-cell>
          <table:table-cell office:value-type="float" office:value="22.9445268443723" calcext:value-type="float">
            <text:p>22,9445</text:p>
          </table:table-cell>
          <table:table-cell office:value-type="float" office:value="4.13309273653888" calcext:value-type="float">
            <text:p>4,1331</text:p>
          </table:table-cell>
          <table:table-cell office:value-type="float" office:value="-0.0267768650049581" calcext:value-type="float">
            <text:p>-0,0268</text:p>
          </table:table-cell>
          <table:table-cell office:value-type="float" office:value="11.239458822156" calcext:value-type="float">
            <text:p>11,2395</text:p>
          </table:table-cell>
          <table:table-cell office:value-type="float" office:value="134.47222602469" calcext:value-type="float">
            <text:p>134,47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74932845188958" calcext:value-type="float">
            <text:p>0,0475</text:p>
          </table:table-cell>
          <table:table-cell office:value-type="float" office:value="0.0365885913117672" calcext:value-type="float">
            <text:p>0,0366</text:p>
          </table:table-cell>
          <table:table-cell office:value-type="float" office:value="0.405928132064874" calcext:value-type="float">
            <text:p>0,4059</text:p>
          </table:table-cell>
          <table:table-cell office:value-type="float" office:value="8.51395474082374" calcext:value-type="float">
            <text:p>8,5140</text:p>
          </table:table-cell>
          <table:table-cell office:value-type="float" office:value="0.45730588946938" calcext:value-type="float">
            <text:p>0,4573</text:p>
          </table:table-cell>
          <table:table-cell office:value-type="float" office:value="3.59465948401561" calcext:value-type="float">
            <text:p>3,5947</text:p>
          </table:table-cell>
          <table:table-cell office:value-type="float" office:value="24.7272131627305" calcext:value-type="float">
            <text:p>24,7272</text:p>
          </table:table-cell>
          <table:table-cell office:value-type="float" office:value="6.37452541156425" calcext:value-type="float">
            <text:p>6,3745</text:p>
          </table:table-cell>
          <table:table-cell office:value-type="float" office:value="-0.0609701011007674" calcext:value-type="float">
            <text:p>-0,0610</text:p>
          </table:table-cell>
          <table:table-cell office:value-type="float" office:value="11.6324480936465" calcext:value-type="float">
            <text:p>11,6324</text:p>
          </table:table-cell>
          <table:table-cell office:value-type="float" office:value="129.101310135773" calcext:value-type="float">
            <text:p>129,10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33641865486338" calcext:value-type="float">
            <text:p>-0,0034</text:p>
          </table:table-cell>
          <table:table-cell office:value-type="float" office:value="0.0159759853466077" calcext:value-type="float">
            <text:p>0,0160</text:p>
          </table:table-cell>
          <table:table-cell office:value-type="float" office:value="0.379208681614159" calcext:value-type="float">
            <text:p>0,3792</text:p>
          </table:table-cell>
          <table:table-cell office:value-type="float" office:value="8.51395474082374" calcext:value-type="float">
            <text:p>8,5140</text:p>
          </table:table-cell>
          <table:table-cell office:value-type="float" office:value="0.448873661393812" calcext:value-type="float">
            <text:p>0,4489</text:p>
          </table:table-cell>
          <table:table-cell office:value-type="float" office:value="2.79074932137888" calcext:value-type="float">
            <text:p>2,7907</text:p>
          </table:table-cell>
          <table:table-cell office:value-type="float" office:value="24.0795942701739" calcext:value-type="float">
            <text:p>24,0796</text:p>
          </table:table-cell>
          <table:table-cell office:value-type="float" office:value="9.82188795695309" calcext:value-type="float">
            <text:p>9,8219</text:p>
          </table:table-cell>
          <table:table-cell office:value-type="float" office:value="-0.0643836149210277" calcext:value-type="float">
            <text:p>-0,0644</text:p>
          </table:table-cell>
          <table:table-cell office:value-type="float" office:value="11.8950153709844" calcext:value-type="float">
            <text:p>11,8950</text:p>
          </table:table-cell>
          <table:table-cell office:value-type="float" office:value="127.058212840936" calcext:value-type="float">
            <text:p>127,05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446231280577587" calcext:value-type="float">
            <text:p>0,0446</text:p>
          </table:table-cell>
          <table:table-cell office:value-type="float" office:value="0.0178989300258819" calcext:value-type="float">
            <text:p>0,0179</text:p>
          </table:table-cell>
          <table:table-cell office:value-type="float" office:value="0.343398694068108" calcext:value-type="float">
            <text:p>0,3434</text:p>
          </table:table-cell>
          <table:table-cell office:value-type="float" office:value="8.51395474082374" calcext:value-type="float">
            <text:p>8,5140</text:p>
          </table:table-cell>
          <table:table-cell office:value-type="float" office:value="0.427053632415873" calcext:value-type="float">
            <text:p>0,4271</text:p>
          </table:table-cell>
          <table:table-cell office:value-type="float" office:value="1.17487739108008" calcext:value-type="float">
            <text:p>1,1749</text:p>
          </table:table-cell>
          <table:table-cell office:value-type="float" office:value="22.3703684380526" calcext:value-type="float">
            <text:p>22,3704</text:p>
          </table:table-cell>
          <table:table-cell office:value-type="float" office:value="5.71426936553361" calcext:value-type="float">
            <text:p>5,7143</text:p>
          </table:table-cell>
          <table:table-cell office:value-type="float" office:value="-0.0606242970008353" calcext:value-type="float">
            <text:p>-0,0606</text:p>
          </table:table-cell>
          <table:table-cell office:value-type="float" office:value="11.8162401648057" calcext:value-type="float">
            <text:p>11,8162</text:p>
          </table:table-cell>
          <table:table-cell office:value-type="float" office:value="130.086986368257" calcext:value-type="float">
            <text:p>130,08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87119136475724" calcext:value-type="float">
            <text:p>0,0187</text:p>
          </table:table-cell>
          <table:table-cell office:value-type="float" office:value="0.00194740754435363" calcext:value-type="float">
            <text:p>0,0019</text:p>
          </table:table-cell>
          <table:table-cell office:value-type="float" office:value="0.463491509412182" calcext:value-type="float">
            <text:p>0,4635</text:p>
          </table:table-cell>
          <table:table-cell office:value-type="float" office:value="8.48742387398892" calcext:value-type="float">
            <text:p>8,4874</text:p>
          </table:table-cell>
          <table:table-cell office:value-type="float" office:value="0.321081030737699" calcext:value-type="float">
            <text:p>0,3211</text:p>
          </table:table-cell>
          <table:table-cell office:value-type="float" office:value="0.187421620350072" calcext:value-type="float">
            <text:p>0,1874</text:p>
          </table:table-cell>
          <table:table-cell office:value-type="float" office:value="26.3285763830877" calcext:value-type="float">
            <text:p>26,3286</text:p>
          </table:table-cell>
          <table:table-cell office:value-type="float" office:value="1.20854449034931" calcext:value-type="float">
            <text:p>1,2085</text:p>
          </table:table-cell>
          <table:table-cell office:value-type="float" office:value="1.1263105868779" calcext:value-type="float">
            <text:p>1,1263</text:p>
          </table:table-cell>
          <table:table-cell office:value-type="float" office:value="16.8503472895946" calcext:value-type="float">
            <text:p>16,8503</text:p>
          </table:table-cell>
          <table:table-cell office:value-type="float" office:value="66.5498037519845" calcext:value-type="float">
            <text:p>66,54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459407391487146" calcext:value-type="float">
            <text:p>0,0459</text:p>
          </table:table-cell>
          <table:table-cell office:value-type="float" office:value="0.000658493537080244" calcext:value-type="float">
            <text:p>0,0007</text:p>
          </table:table-cell>
          <table:table-cell office:value-type="float" office:value="0.449472148838874" calcext:value-type="float">
            <text:p>0,4495</text:p>
          </table:table-cell>
          <table:table-cell office:value-type="float" office:value="8.48742387398892" calcext:value-type="float">
            <text:p>8,4874</text:p>
          </table:table-cell>
          <table:table-cell office:value-type="float" office:value="0.352522099793056" calcext:value-type="float">
            <text:p>0,3525</text:p>
          </table:table-cell>
          <table:table-cell office:value-type="float" office:value="4.44199503210962" calcext:value-type="float">
            <text:p>4,4420</text:p>
          </table:table-cell>
          <table:table-cell office:value-type="float" office:value="25.9274005313485" calcext:value-type="float">
            <text:p>25,9274</text:p>
          </table:table-cell>
          <table:table-cell office:value-type="float" office:value="1.06260500296965" calcext:value-type="float">
            <text:p>1,0626</text:p>
          </table:table-cell>
          <table:table-cell office:value-type="float" office:value="1.11722739093975" calcext:value-type="float">
            <text:p>1,1172</text:p>
          </table:table-cell>
          <table:table-cell office:value-type="float" office:value="17.517002202941" calcext:value-type="float">
            <text:p>17,5170</text:p>
          </table:table-cell>
          <table:table-cell office:value-type="float" office:value="65.3537511991127" calcext:value-type="float">
            <text:p>65,35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49868066479111" calcext:value-type="float">
            <text:p>0,0350</text:p>
          </table:table-cell>
          <table:table-cell office:value-type="float" office:value="0.00154313109689338" calcext:value-type="float">
            <text:p>0,0015</text:p>
          </table:table-cell>
          <table:table-cell office:value-type="float" office:value="0.460395626770973" calcext:value-type="float">
            <text:p>0,4604</text:p>
          </table:table-cell>
          <table:table-cell office:value-type="float" office:value="8.48742387398892" calcext:value-type="float">
            <text:p>8,4874</text:p>
          </table:table-cell>
          <table:table-cell office:value-type="float" office:value="0.339593114821069" calcext:value-type="float">
            <text:p>0,3396</text:p>
          </table:table-cell>
          <table:table-cell office:value-type="float" office:value="1.31998382057292" calcext:value-type="float">
            <text:p>1,3200</text:p>
          </table:table-cell>
          <table:table-cell office:value-type="float" office:value="27.2927845864884" calcext:value-type="float">
            <text:p>27,2928</text:p>
          </table:table-cell>
          <table:table-cell office:value-type="float" office:value="1.21922110729386" calcext:value-type="float">
            <text:p>1,2192</text:p>
          </table:table-cell>
          <table:table-cell office:value-type="float" office:value="1.11740582428872" calcext:value-type="float">
            <text:p>1,1174</text:p>
          </table:table-cell>
          <table:table-cell office:value-type="float" office:value="17.7803507577198" calcext:value-type="float">
            <text:p>17,7804</text:p>
          </table:table-cell>
          <table:table-cell office:value-type="float" office:value="67.4742162928565" calcext:value-type="float">
            <text:p>67,47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06078724766936" calcext:value-type="float">
            <text:p>0,0206</text:p>
          </table:table-cell>
          <table:table-cell office:value-type="float" office:value="0.00916717332122298" calcext:value-type="float">
            <text:p>0,0092</text:p>
          </table:table-cell>
          <table:table-cell office:value-type="float" office:value="0.426909531277271" calcext:value-type="float">
            <text:p>0,4269</text:p>
          </table:table-cell>
          <table:table-cell office:value-type="float" office:value="8.48742387398892" calcext:value-type="float">
            <text:p>8,4874</text:p>
          </table:table-cell>
          <table:table-cell office:value-type="float" office:value="0.357097403268447" calcext:value-type="float">
            <text:p>0,3571</text:p>
          </table:table-cell>
          <table:table-cell office:value-type="float" office:value="2.59812948648207" calcext:value-type="float">
            <text:p>2,5981</text:p>
          </table:table-cell>
          <table:table-cell office:value-type="float" office:value="28.4869158836571" calcext:value-type="float">
            <text:p>28,4869</text:p>
          </table:table-cell>
          <table:table-cell office:value-type="float" office:value="1.19054061343098" calcext:value-type="float">
            <text:p>1,1905</text:p>
          </table:table-cell>
          <table:table-cell office:value-type="float" office:value="1.12615029065781" calcext:value-type="float">
            <text:p>1,1262</text:p>
          </table:table-cell>
          <table:table-cell office:value-type="float" office:value="16.8406484052819" calcext:value-type="float">
            <text:p>16,8406</text:p>
          </table:table-cell>
          <table:table-cell office:value-type="float" office:value="72.7166955999681" calcext:value-type="float">
            <text:p>72,71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13539917414352" calcext:value-type="float">
            <text:p>0,0614</text:p>
          </table:table-cell>
          <table:table-cell office:value-type="float" office:value="0.00988382996145767" calcext:value-type="float">
            <text:p>0,0099</text:p>
          </table:table-cell>
          <table:table-cell office:value-type="float" office:value="0.395333533313912" calcext:value-type="float">
            <text:p>0,3953</text:p>
          </table:table-cell>
          <table:table-cell office:value-type="float" office:value="8.48742387398892" calcext:value-type="float">
            <text:p>8,4874</text:p>
          </table:table-cell>
          <table:table-cell office:value-type="float" office:value="0.386006905797678" calcext:value-type="float">
            <text:p>0,3860</text:p>
          </table:table-cell>
          <table:table-cell office:value-type="float" office:value="3.44692838382076" calcext:value-type="float">
            <text:p>3,4469</text:p>
          </table:table-cell>
          <table:table-cell office:value-type="float" office:value="29.1691783429191" calcext:value-type="float">
            <text:p>29,1692</text:p>
          </table:table-cell>
          <table:table-cell office:value-type="float" office:value="1.54803075759975" calcext:value-type="float">
            <text:p>1,5480</text:p>
          </table:table-cell>
          <table:table-cell office:value-type="float" office:value="1.13463878931215" calcext:value-type="float">
            <text:p>1,1346</text:p>
          </table:table-cell>
          <table:table-cell office:value-type="float" office:value="16.1571751904471" calcext:value-type="float">
            <text:p>16,1572</text:p>
          </table:table-cell>
          <table:table-cell office:value-type="float" office:value="74.2927753344549" calcext:value-type="float">
            <text:p>74,29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30768206052661" calcext:value-type="float">
            <text:p>0,0231</text:p>
          </table:table-cell>
          <table:table-cell office:value-type="float" office:value="0.00940201179943801" calcext:value-type="float">
            <text:p>0,0094</text:p>
          </table:table-cell>
          <table:table-cell office:value-type="float" office:value="0.393055047067167" calcext:value-type="float">
            <text:p>0,3931</text:p>
          </table:table-cell>
          <table:table-cell office:value-type="float" office:value="8.67342531320459" calcext:value-type="float">
            <text:p>8,6734</text:p>
          </table:table-cell>
          <table:table-cell office:value-type="float" office:value="0.362262567489702" calcext:value-type="float">
            <text:p>0,3623</text:p>
          </table:table-cell>
          <table:table-cell office:value-type="float" office:value="3.55085546755807" calcext:value-type="float">
            <text:p>3,5509</text:p>
          </table:table-cell>
          <table:table-cell office:value-type="float" office:value="32.1554213704384" calcext:value-type="float">
            <text:p>32,1554</text:p>
          </table:table-cell>
          <table:table-cell office:value-type="float" office:value="3.59505480142776" calcext:value-type="float">
            <text:p>3,5951</text:p>
          </table:table-cell>
          <table:table-cell office:value-type="float" office:value="1.14836175127296" calcext:value-type="float">
            <text:p>1,1484</text:p>
          </table:table-cell>
          <table:table-cell office:value-type="float" office:value="15.1186817599185" calcext:value-type="float">
            <text:p>15,1187</text:p>
          </table:table-cell>
          <table:table-cell office:value-type="float" office:value="79.2330046348087" calcext:value-type="float">
            <text:p>79,23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57053764632969" calcext:value-type="float">
            <text:p>0,0457</text:p>
          </table:table-cell>
          <table:table-cell office:value-type="float" office:value="0.0094564537223352" calcext:value-type="float">
            <text:p>0,0095</text:p>
          </table:table-cell>
          <table:table-cell office:value-type="float" office:value="0.391883400846885" calcext:value-type="float">
            <text:p>0,3919</text:p>
          </table:table-cell>
          <table:table-cell office:value-type="float" office:value="8.67342531320459" calcext:value-type="float">
            <text:p>8,6734</text:p>
          </table:table-cell>
          <table:table-cell office:value-type="float" office:value="0.388521397114848" calcext:value-type="float">
            <text:p>0,3885</text:p>
          </table:table-cell>
          <table:table-cell office:value-type="float" office:value="2.66604849874858" calcext:value-type="float">
            <text:p>2,6660</text:p>
          </table:table-cell>
          <table:table-cell office:value-type="float" office:value="34.417170298441" calcext:value-type="float">
            <text:p>34,4172</text:p>
          </table:table-cell>
          <table:table-cell office:value-type="float" office:value="4.53049709499408" calcext:value-type="float">
            <text:p>4,5305</text:p>
          </table:table-cell>
          <table:table-cell office:value-type="float" office:value="1.18103201381626" calcext:value-type="float">
            <text:p>1,1810</text:p>
          </table:table-cell>
          <table:table-cell office:value-type="float" office:value="15.0930527408122" calcext:value-type="float">
            <text:p>15,0931</text:p>
          </table:table-cell>
          <table:table-cell office:value-type="float" office:value="79.7036082665625" calcext:value-type="float">
            <text:p>79,70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92121369704601" calcext:value-type="float">
            <text:p>0,0292</text:p>
          </table:table-cell>
          <table:table-cell office:value-type="float" office:value="0.00542250500515758" calcext:value-type="float">
            <text:p>0,0054</text:p>
          </table:table-cell>
          <table:table-cell office:value-type="float" office:value="0.415494808070067" calcext:value-type="float">
            <text:p>0,4155</text:p>
          </table:table-cell>
          <table:table-cell office:value-type="float" office:value="8.67342531320459" calcext:value-type="float">
            <text:p>8,6734</text:p>
          </table:table-cell>
          <table:table-cell office:value-type="float" office:value="0.387865125914469" calcext:value-type="float">
            <text:p>0,3879</text:p>
          </table:table-cell>
          <table:table-cell office:value-type="float" office:value="2.12096959529347" calcext:value-type="float">
            <text:p>2,1210</text:p>
          </table:table-cell>
          <table:table-cell office:value-type="float" office:value="31.6620417564594" calcext:value-type="float">
            <text:p>31,6620</text:p>
          </table:table-cell>
          <table:table-cell office:value-type="float" office:value="0.146912227305961" calcext:value-type="float">
            <text:p>0,1469</text:p>
          </table:table-cell>
          <table:table-cell office:value-type="float" office:value="1.23625438766317" calcext:value-type="float">
            <text:p>1,2363</text:p>
          </table:table-cell>
          <table:table-cell office:value-type="float" office:value="15.4989492079312" calcext:value-type="float">
            <text:p>15,4989</text:p>
          </table:table-cell>
          <table:table-cell office:value-type="float" office:value="69.8082497930328" calcext:value-type="float">
            <text:p>69,80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4411148964619" calcext:value-type="float">
            <text:p>0,0244</text:p>
          </table:table-cell>
          <table:table-cell office:value-type="float" office:value="0.00527144677140423" calcext:value-type="float">
            <text:p>0,0053</text:p>
          </table:table-cell>
          <table:table-cell office:value-type="float" office:value="0.425153913013817" calcext:value-type="float">
            <text:p>0,4252</text:p>
          </table:table-cell>
          <table:table-cell office:value-type="float" office:value="8.67342531320459" calcext:value-type="float">
            <text:p>8,6734</text:p>
          </table:table-cell>
          <table:table-cell office:value-type="float" office:value="0.361490179926246" calcext:value-type="float">
            <text:p>0,3615</text:p>
          </table:table-cell>
          <table:table-cell office:value-type="float" office:value="1.33090448180717" calcext:value-type="float">
            <text:p>1,3309</text:p>
          </table:table-cell>
          <table:table-cell office:value-type="float" office:value="30.6562124023736" calcext:value-type="float">
            <text:p>30,6562</text:p>
          </table:table-cell>
          <table:table-cell office:value-type="float" office:value="0.975621692194934" calcext:value-type="float">
            <text:p>0,9756</text:p>
          </table:table-cell>
          <table:table-cell office:value-type="float" office:value="1.30357443538642" calcext:value-type="float">
            <text:p>1,3036</text:p>
          </table:table-cell>
          <table:table-cell office:value-type="float" office:value="15.590907237097" calcext:value-type="float">
            <text:p>15,5909</text:p>
          </table:table-cell>
          <table:table-cell office:value-type="float" office:value="75.2476345357777" calcext:value-type="float">
            <text:p>75,24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73414403101844" calcext:value-type="float">
            <text:p>0,0373</text:p>
          </table:table-cell>
          <table:table-cell office:value-type="float" office:value="0.00529043354695774" calcext:value-type="float">
            <text:p>0,0053</text:p>
          </table:table-cell>
          <table:table-cell office:value-type="float" office:value="0.411028617027832" calcext:value-type="float">
            <text:p>0,4110</text:p>
          </table:table-cell>
          <table:table-cell office:value-type="float" office:value="8.67342531320459" calcext:value-type="float">
            <text:p>8,6734</text:p>
          </table:table-cell>
          <table:table-cell office:value-type="float" office:value="0.373244595622233" calcext:value-type="float">
            <text:p>0,3732</text:p>
          </table:table-cell>
          <table:table-cell office:value-type="float" office:value="2.48727462132161" calcext:value-type="float">
            <text:p>2,4873</text:p>
          </table:table-cell>
          <table:table-cell office:value-type="float" office:value="31.4952132543651" calcext:value-type="float">
            <text:p>31,4952</text:p>
          </table:table-cell>
          <table:table-cell office:value-type="float" office:value="-0.690980555689521" calcext:value-type="float">
            <text:p>-0,6910</text:p>
          </table:table-cell>
          <table:table-cell office:value-type="float" office:value="1.37644147892187" calcext:value-type="float">
            <text:p>1,3764</text:p>
          </table:table-cell>
          <table:table-cell office:value-type="float" office:value="15.4933012387861" calcext:value-type="float">
            <text:p>15,4933</text:p>
          </table:table-cell>
          <table:table-cell office:value-type="float" office:value="76.9245673679003" calcext:value-type="float">
            <text:p>76,92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52724824478589" calcext:value-type="float">
            <text:p>0,0153</text:p>
          </table:table-cell>
          <table:table-cell office:value-type="float" office:value="0.00493022562202785" calcext:value-type="float">
            <text:p>0,0049</text:p>
          </table:table-cell>
          <table:table-cell office:value-type="float" office:value="0.415708755219519" calcext:value-type="float">
            <text:p>0,4157</text:p>
          </table:table-cell>
          <table:table-cell office:value-type="float" office:value="8.82612279290155" calcext:value-type="float">
            <text:p>8,8261</text:p>
          </table:table-cell>
          <table:table-cell office:value-type="float" office:value="0.368847766382279" calcext:value-type="float">
            <text:p>0,3688</text:p>
          </table:table-cell>
          <table:table-cell office:value-type="float" office:value="2.89209442103956" calcext:value-type="float">
            <text:p>2,8921</text:p>
          </table:table-cell>
          <table:table-cell office:value-type="float" office:value="32.5977348236368" calcext:value-type="float">
            <text:p>32,5977</text:p>
          </table:table-cell>
          <table:table-cell office:value-type="float" office:value="0.369335229674476" calcext:value-type="float">
            <text:p>0,3693</text:p>
          </table:table-cell>
          <table:table-cell office:value-type="float" office:value="1.43512738833958" calcext:value-type="float">
            <text:p>1,4351</text:p>
          </table:table-cell>
          <table:table-cell office:value-type="float" office:value="15.2316185879858" calcext:value-type="float">
            <text:p>15,2316</text:p>
          </table:table-cell>
          <table:table-cell office:value-type="float" office:value="76.9595274710753" calcext:value-type="float">
            <text:p>76,95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96821667041698" calcext:value-type="float">
            <text:p>0,0297</text:p>
          </table:table-cell>
          <table:table-cell office:value-type="float" office:value="0.00391336054527291" calcext:value-type="float">
            <text:p>0,0039</text:p>
          </table:table-cell>
          <table:table-cell office:value-type="float" office:value="0.40589955928169" calcext:value-type="float">
            <text:p>0,4059</text:p>
          </table:table-cell>
          <table:table-cell office:value-type="float" office:value="8.82612279290155" calcext:value-type="float">
            <text:p>8,8261</text:p>
          </table:table-cell>
          <table:table-cell office:value-type="float" office:value="0.359158227782101" calcext:value-type="float">
            <text:p>0,3592</text:p>
          </table:table-cell>
          <table:table-cell office:value-type="float" office:value="3.14616379903882" calcext:value-type="float">
            <text:p>3,1462</text:p>
          </table:table-cell>
          <table:table-cell office:value-type="float" office:value="30.7928408115172" calcext:value-type="float">
            <text:p>30,7928</text:p>
          </table:table-cell>
          <table:table-cell office:value-type="float" office:value="1.30729203571408" calcext:value-type="float">
            <text:p>1,3073</text:p>
          </table:table-cell>
          <table:table-cell office:value-type="float" office:value="1.46217775386915" calcext:value-type="float">
            <text:p>1,4622</text:p>
          </table:table-cell>
          <table:table-cell office:value-type="float" office:value="15.5131341997031" calcext:value-type="float">
            <text:p>15,5131</text:p>
          </table:table-cell>
          <table:table-cell office:value-type="float" office:value="73.5839240177735" calcext:value-type="float">
            <text:p>73,58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17861920529965" calcext:value-type="float">
            <text:p>0,0118</text:p>
          </table:table-cell>
          <table:table-cell office:value-type="float" office:value="0.00311479508976597" calcext:value-type="float">
            <text:p>0,0031</text:p>
          </table:table-cell>
          <table:table-cell office:value-type="float" office:value="0.452149232762525" calcext:value-type="float">
            <text:p>0,4521</text:p>
          </table:table-cell>
          <table:table-cell office:value-type="float" office:value="8.82612279290155" calcext:value-type="float">
            <text:p>8,8261</text:p>
          </table:table-cell>
          <table:table-cell office:value-type="float" office:value="0.36226732433156" calcext:value-type="float">
            <text:p>0,3623</text:p>
          </table:table-cell>
          <table:table-cell office:value-type="float" office:value="3.20252963849696" calcext:value-type="float">
            <text:p>3,2025</text:p>
          </table:table-cell>
          <table:table-cell office:value-type="float" office:value="29.8513252991217" calcext:value-type="float">
            <text:p>29,8513</text:p>
          </table:table-cell>
          <table:table-cell office:value-type="float" office:value="0.377809577308867" calcext:value-type="float">
            <text:p>0,3778</text:p>
          </table:table-cell>
          <table:table-cell office:value-type="float" office:value="1.44790425119677" calcext:value-type="float">
            <text:p>1,4479</text:p>
          </table:table-cell>
          <table:table-cell office:value-type="float" office:value="16.4904860294626" calcext:value-type="float">
            <text:p>16,4905</text:p>
          </table:table-cell>
          <table:table-cell office:value-type="float" office:value="75.9702469803839" calcext:value-type="float">
            <text:p>75,97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03384014521289" calcext:value-type="float">
            <text:p>0,0303</text:p>
          </table:table-cell>
          <table:table-cell office:value-type="float" office:value="0.00142373101307032" calcext:value-type="float">
            <text:p>0,0014</text:p>
          </table:table-cell>
          <table:table-cell office:value-type="float" office:value="0.446127706263676" calcext:value-type="float">
            <text:p>0,4461</text:p>
          </table:table-cell>
          <table:table-cell office:value-type="float" office:value="8.82612279290155" calcext:value-type="float">
            <text:p>8,8261</text:p>
          </table:table-cell>
          <table:table-cell office:value-type="float" office:value="0.352558931340016" calcext:value-type="float">
            <text:p>0,3526</text:p>
          </table:table-cell>
          <table:table-cell office:value-type="float" office:value="3.21498327008261" calcext:value-type="float">
            <text:p>3,2150</text:p>
          </table:table-cell>
          <table:table-cell office:value-type="float" office:value="28.3689457968521" calcext:value-type="float">
            <text:p>28,3689</text:p>
          </table:table-cell>
          <table:table-cell office:value-type="float" office:value="2.12904824405096" calcext:value-type="float">
            <text:p>2,1290</text:p>
          </table:table-cell>
          <table:table-cell office:value-type="float" office:value="1.40404547173424" calcext:value-type="float">
            <text:p>1,4040</text:p>
          </table:table-cell>
          <table:table-cell office:value-type="float" office:value="16.1369502505188" calcext:value-type="float">
            <text:p>16,1370</text:p>
          </table:table-cell>
          <table:table-cell office:value-type="float" office:value="73.9511140820602" calcext:value-type="float">
            <text:p>73,95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151219932539348" calcext:value-type="float">
            <text:p>-0,0015</text:p>
          </table:table-cell>
          <table:table-cell office:value-type="float" office:value="0.00163707811535247" calcext:value-type="float">
            <text:p>0,0016</text:p>
          </table:table-cell>
          <table:table-cell office:value-type="float" office:value="0.428577734693953" calcext:value-type="float">
            <text:p>0,4286</text:p>
          </table:table-cell>
          <table:table-cell office:value-type="float" office:value="8.82612279290155" calcext:value-type="float">
            <text:p>8,8261</text:p>
          </table:table-cell>
          <table:table-cell office:value-type="float" office:value="0.334805767397698" calcext:value-type="float">
            <text:p>0,3348</text:p>
          </table:table-cell>
          <table:table-cell office:value-type="float" office:value="2.08365931313831" calcext:value-type="float">
            <text:p>2,0837</text:p>
          </table:table-cell>
          <table:table-cell office:value-type="float" office:value="29.9180412783074" calcext:value-type="float">
            <text:p>29,9180</text:p>
          </table:table-cell>
          <table:table-cell office:value-type="float" office:value="1.44983298578384" calcext:value-type="float">
            <text:p>1,4498</text:p>
          </table:table-cell>
          <table:table-cell office:value-type="float" office:value="1.35122852209619" calcext:value-type="float">
            <text:p>1,3512</text:p>
          </table:table-cell>
          <table:table-cell office:value-type="float" office:value="15.772540128399" calcext:value-type="float">
            <text:p>15,7725</text:p>
          </table:table-cell>
          <table:table-cell office:value-type="float" office:value="80.8651640930963" calcext:value-type="float">
            <text:p>80,86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550810009848677" calcext:value-type="float">
            <text:p>0,0551</text:p>
          </table:table-cell>
          <table:table-cell office:value-type="float" office:value="0" calcext:value-type="float">
            <text:p>0,0000</text:p>
          </table:table-cell>
          <table:table-cell office:value-type="float" office:value="0.306833689859136" calcext:value-type="float">
            <text:p>0,3068</text:p>
          </table:table-cell>
          <table:table-cell office:value-type="float" office:value="6.59645262696277" calcext:value-type="float">
            <text:p>6,5965</text:p>
          </table:table-cell>
          <table:table-cell office:value-type="float" office:value="0.268879905335635" calcext:value-type="float">
            <text:p>0,2689</text:p>
          </table:table-cell>
          <table:table-cell office:value-type="float" office:value="6.90816230543989" calcext:value-type="float">
            <text:p>6,9082</text:p>
          </table:table-cell>
          <table:table-cell office:value-type="float" office:value="20.7525806408428" calcext:value-type="float">
            <text:p>20,7526</text:p>
          </table:table-cell>
          <table:table-cell office:value-type="float" office:value="10.9567510551595" calcext:value-type="float">
            <text:p>10,9568</text:p>
          </table:table-cell>
          <table:table-cell office:value-type="float" office:value="2.92055281381159" calcext:value-type="float">
            <text:p>2,9206</text:p>
          </table:table-cell>
          <table:table-cell office:value-type="float" office:value="12.7349260648589" calcext:value-type="float">
            <text:p>12,7349</text:p>
          </table:table-cell>
          <table:table-cell office:value-type="float" office:value="71.0827313106929" calcext:value-type="float">
            <text:p>71,08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32821940032027" calcext:value-type="float">
            <text:p>0,0333</text:p>
          </table:table-cell>
          <table:table-cell office:value-type="float" office:value="0" calcext:value-type="float">
            <text:p>0,0000</text:p>
          </table:table-cell>
          <table:table-cell office:value-type="float" office:value="0.298410890299724" calcext:value-type="float">
            <text:p>0,2984</text:p>
          </table:table-cell>
          <table:table-cell office:value-type="float" office:value="6.59645262696277" calcext:value-type="float">
            <text:p>6,5965</text:p>
          </table:table-cell>
          <table:table-cell office:value-type="float" office:value="0.205937868083805" calcext:value-type="float">
            <text:p>0,2059</text:p>
          </table:table-cell>
          <table:table-cell office:value-type="float" office:value="6.0153061906636" calcext:value-type="float">
            <text:p>6,0153</text:p>
          </table:table-cell>
          <table:table-cell office:value-type="float" office:value="15.4060156643474" calcext:value-type="float">
            <text:p>15,4060</text:p>
          </table:table-cell>
          <table:table-cell office:value-type="float" office:value="4.91611147738786" calcext:value-type="float">
            <text:p>4,9161</text:p>
          </table:table-cell>
          <table:table-cell office:value-type="float" office:value="2.96983015524371" calcext:value-type="float">
            <text:p>2,9698</text:p>
          </table:table-cell>
          <table:table-cell office:value-type="float" office:value="14.7029591874652" calcext:value-type="float">
            <text:p>14,7030</text:p>
          </table:table-cell>
          <table:table-cell office:value-type="float" office:value="72.8469883104457" calcext:value-type="float">
            <text:p>72,84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54255010725326" calcext:value-type="float">
            <text:p>0,0454</text:p>
          </table:table-cell>
          <table:table-cell office:value-type="float" office:value="0.0335344762644042" calcext:value-type="float">
            <text:p>0,0335</text:p>
          </table:table-cell>
          <table:table-cell office:value-type="float" office:value="0.299071001138146" calcext:value-type="float">
            <text:p>0,2991</text:p>
          </table:table-cell>
          <table:table-cell office:value-type="float" office:value="6.59645262696277" calcext:value-type="float">
            <text:p>6,5965</text:p>
          </table:table-cell>
          <table:table-cell office:value-type="float" office:value="0.230319017784559" calcext:value-type="float">
            <text:p>0,2303</text:p>
          </table:table-cell>
          <table:table-cell office:value-type="float" office:value="3.58183134003044" calcext:value-type="float">
            <text:p>3,5818</text:p>
          </table:table-cell>
          <table:table-cell office:value-type="float" office:value="12.9042146039421" calcext:value-type="float">
            <text:p>12,9042</text:p>
          </table:table-cell>
          <table:table-cell office:value-type="float" office:value="7.49372818861274" calcext:value-type="float">
            <text:p>7,4937</text:p>
          </table:table-cell>
          <table:table-cell office:value-type="float" office:value="2.97857332676749" calcext:value-type="float">
            <text:p>2,9786</text:p>
          </table:table-cell>
          <table:table-cell office:value-type="float" office:value="15.3660256854155" calcext:value-type="float">
            <text:p>15,3660</text:p>
          </table:table-cell>
          <table:table-cell office:value-type="float" office:value="73.2642445487834" calcext:value-type="float">
            <text:p>73,26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540059013248593" calcext:value-type="float">
            <text:p>0,0540</text:p>
          </table:table-cell>
          <table:table-cell office:value-type="float" office:value="0.0729737689434188" calcext:value-type="float">
            <text:p>0,0730</text:p>
          </table:table-cell>
          <table:table-cell office:value-type="float" office:value="0.312634217435087" calcext:value-type="float">
            <text:p>0,3126</text:p>
          </table:table-cell>
          <table:table-cell office:value-type="float" office:value="6.59645262696277" calcext:value-type="float">
            <text:p>6,5965</text:p>
          </table:table-cell>
          <table:table-cell office:value-type="float" office:value="0.169293728337528" calcext:value-type="float">
            <text:p>0,1693</text:p>
          </table:table-cell>
          <table:table-cell office:value-type="float" office:value="1.58488080279529" calcext:value-type="float">
            <text:p>1,5849</text:p>
          </table:table-cell>
          <table:table-cell office:value-type="float" office:value="13.209060452219" calcext:value-type="float">
            <text:p>13,2091</text:p>
          </table:table-cell>
          <table:table-cell office:value-type="float" office:value="6.19767017342534" calcext:value-type="float">
            <text:p>6,1977</text:p>
          </table:table-cell>
          <table:table-cell office:value-type="float" office:value="2.96058256053313" calcext:value-type="float">
            <text:p>2,9606</text:p>
          </table:table-cell>
          <table:table-cell office:value-type="float" office:value="13.899011688365" calcext:value-type="float">
            <text:p>13,8990</text:p>
          </table:table-cell>
          <table:table-cell office:value-type="float" office:value="71.2831852253179" calcext:value-type="float">
            <text:p>71,28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45495155828897" calcext:value-type="float">
            <text:p>0,0645</text:p>
          </table:table-cell>
          <table:table-cell office:value-type="float" office:value="0.0956015182767431" calcext:value-type="float">
            <text:p>0,0956</text:p>
          </table:table-cell>
          <table:table-cell office:value-type="float" office:value="0.313881482191469" calcext:value-type="float">
            <text:p>0,3139</text:p>
          </table:table-cell>
          <table:table-cell office:value-type="float" office:value="6.59645262696277" calcext:value-type="float">
            <text:p>6,5965</text:p>
          </table:table-cell>
          <table:table-cell office:value-type="float" office:value="0.251147585009459" calcext:value-type="float">
            <text:p>0,2511</text:p>
          </table:table-cell>
          <table:table-cell office:value-type="float" office:value="3.02140613195671" calcext:value-type="float">
            <text:p>3,0214</text:p>
          </table:table-cell>
          <table:table-cell office:value-type="float" office:value="12.5023281839685" calcext:value-type="float">
            <text:p>12,5023</text:p>
          </table:table-cell>
          <table:table-cell office:value-type="float" office:value="7.90486990166816" calcext:value-type="float">
            <text:p>7,9049</text:p>
          </table:table-cell>
          <table:table-cell office:value-type="float" office:value="2.94057054493313" calcext:value-type="float">
            <text:p>2,9406</text:p>
          </table:table-cell>
          <table:table-cell office:value-type="float" office:value="14.6575798151073" calcext:value-type="float">
            <text:p>14,6576</text:p>
          </table:table-cell>
          <table:table-cell office:value-type="float" office:value="68.4291079485023" calcext:value-type="float">
            <text:p>68,42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23216596944629" calcext:value-type="float">
            <text:p>0,0423</text:p>
          </table:table-cell>
          <table:table-cell office:value-type="float" office:value="0.0965668443185335" calcext:value-type="float">
            <text:p>0,0966</text:p>
          </table:table-cell>
          <table:table-cell office:value-type="float" office:value="0.317381680176465" calcext:value-type="float">
            <text:p>0,3174</text:p>
          </table:table-cell>
          <table:table-cell office:value-type="float" office:value="6.82694009505717" calcext:value-type="float">
            <text:p>6,8269</text:p>
          </table:table-cell>
          <table:table-cell office:value-type="float" office:value="0.222871706171188" calcext:value-type="float">
            <text:p>0,2229</text:p>
          </table:table-cell>
          <table:table-cell office:value-type="float" office:value="4.44860480466608" calcext:value-type="float">
            <text:p>4,4486</text:p>
          </table:table-cell>
          <table:table-cell office:value-type="float" office:value="11.2691421614657" calcext:value-type="float">
            <text:p>11,2691</text:p>
          </table:table-cell>
          <table:table-cell office:value-type="float" office:value="6.71351858186901" calcext:value-type="float">
            <text:p>6,7135</text:p>
          </table:table-cell>
          <table:table-cell office:value-type="float" office:value="2.93109604999614" calcext:value-type="float">
            <text:p>2,9311</text:p>
          </table:table-cell>
          <table:table-cell office:value-type="float" office:value="14.2570556023282" calcext:value-type="float">
            <text:p>14,2571</text:p>
          </table:table-cell>
          <table:table-cell office:value-type="float" office:value="72.6669652187309" calcext:value-type="float">
            <text:p>72,66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372608387057261" calcext:value-type="float">
            <text:p>0,0373</text:p>
          </table:table-cell>
          <table:table-cell office:value-type="float" office:value="0.123871134942703" calcext:value-type="float">
            <text:p>0,1239</text:p>
          </table:table-cell>
          <table:table-cell office:value-type="float" office:value="0.315075258275491" calcext:value-type="float">
            <text:p>0,3151</text:p>
          </table:table-cell>
          <table:table-cell office:value-type="float" office:value="6.82694009505717" calcext:value-type="float">
            <text:p>6,8269</text:p>
          </table:table-cell>
          <table:table-cell office:value-type="float" office:value="0.255127863167825" calcext:value-type="float">
            <text:p>0,2551</text:p>
          </table:table-cell>
          <table:table-cell office:value-type="float" office:value="5.57989132689963" calcext:value-type="float">
            <text:p>5,5799</text:p>
          </table:table-cell>
          <table:table-cell office:value-type="float" office:value="15.173940430657" calcext:value-type="float">
            <text:p>15,1739</text:p>
          </table:table-cell>
          <table:table-cell office:value-type="float" office:value="7.98232298792787" calcext:value-type="float">
            <text:p>7,9823</text:p>
          </table:table-cell>
          <table:table-cell office:value-type="float" office:value="2.92401815346134" calcext:value-type="float">
            <text:p>2,9240</text:p>
          </table:table-cell>
          <table:table-cell office:value-type="float" office:value="12.351147057947" calcext:value-type="float">
            <text:p>12,3511</text:p>
          </table:table-cell>
          <table:table-cell office:value-type="float" office:value="76.0774104552153" calcext:value-type="float">
            <text:p>76,07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23644703706494" calcext:value-type="float">
            <text:p>0,0324</text:p>
          </table:table-cell>
          <table:table-cell office:value-type="float" office:value="0.0572225460636706" calcext:value-type="float">
            <text:p>0,0572</text:p>
          </table:table-cell>
          <table:table-cell office:value-type="float" office:value="0.319197761600852" calcext:value-type="float">
            <text:p>0,3192</text:p>
          </table:table-cell>
          <table:table-cell office:value-type="float" office:value="6.82694009505717" calcext:value-type="float">
            <text:p>6,8269</text:p>
          </table:table-cell>
          <table:table-cell office:value-type="float" office:value="0.301126313895321" calcext:value-type="float">
            <text:p>0,3011</text:p>
          </table:table-cell>
          <table:table-cell office:value-type="float" office:value="8.52388317887301" calcext:value-type="float">
            <text:p>8,5239</text:p>
          </table:table-cell>
          <table:table-cell office:value-type="float" office:value="14.1005309055012" calcext:value-type="float">
            <text:p>14,1005</text:p>
          </table:table-cell>
          <table:table-cell office:value-type="float" office:value="1.07660994947901" calcext:value-type="float">
            <text:p>1,0766</text:p>
          </table:table-cell>
          <table:table-cell office:value-type="float" office:value="2.92146292741308" calcext:value-type="float">
            <text:p>2,9215</text:p>
          </table:table-cell>
          <table:table-cell office:value-type="float" office:value="11.0669278503514" calcext:value-type="float">
            <text:p>11,0669</text:p>
          </table:table-cell>
          <table:table-cell office:value-type="float" office:value="81.6344780653828" calcext:value-type="float">
            <text:p>81,63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55230954618238" calcext:value-type="float">
            <text:p>0,0355</text:p>
          </table:table-cell>
          <table:table-cell office:value-type="float" office:value="0.107090396262728" calcext:value-type="float">
            <text:p>0,1071</text:p>
          </table:table-cell>
          <table:table-cell office:value-type="float" office:value="0.349252627376555" calcext:value-type="float">
            <text:p>0,3493</text:p>
          </table:table-cell>
          <table:table-cell office:value-type="float" office:value="6.82694009505717" calcext:value-type="float">
            <text:p>6,8269</text:p>
          </table:table-cell>
          <table:table-cell office:value-type="float" office:value="0.158692692349264" calcext:value-type="float">
            <text:p>0,1587</text:p>
          </table:table-cell>
          <table:table-cell office:value-type="float" office:value="12.3933776795362" calcext:value-type="float">
            <text:p>12,3934</text:p>
          </table:table-cell>
          <table:table-cell office:value-type="float" office:value="17.8631373697991" calcext:value-type="float">
            <text:p>17,8631</text:p>
          </table:table-cell>
          <table:table-cell office:value-type="float" office:value="7.6435174773911" calcext:value-type="float">
            <text:p>7,6435</text:p>
          </table:table-cell>
          <table:table-cell office:value-type="float" office:value="2.92128916415123" calcext:value-type="float">
            <text:p>2,9213</text:p>
          </table:table-cell>
          <table:table-cell office:value-type="float" office:value="10.4699459202384" calcext:value-type="float">
            <text:p>10,4699</text:p>
          </table:table-cell>
          <table:table-cell office:value-type="float" office:value="77.7315432315104" calcext:value-type="float">
            <text:p>77,73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95608752547911" calcext:value-type="float">
            <text:p>0,0396</text:p>
          </table:table-cell>
          <table:table-cell office:value-type="float" office:value="0.134067691298335" calcext:value-type="float">
            <text:p>0,1341</text:p>
          </table:table-cell>
          <table:table-cell office:value-type="float" office:value="0.325212334346094" calcext:value-type="float">
            <text:p>0,3252</text:p>
          </table:table-cell>
          <table:table-cell office:value-type="float" office:value="6.82694009505717" calcext:value-type="float">
            <text:p>6,8269</text:p>
          </table:table-cell>
          <table:table-cell office:value-type="float" office:value="0.237703119000665" calcext:value-type="float">
            <text:p>0,2377</text:p>
          </table:table-cell>
          <table:table-cell office:value-type="float" office:value="27.9025987266108" calcext:value-type="float">
            <text:p>27,9026</text:p>
          </table:table-cell>
          <table:table-cell office:value-type="float" office:value="21.5440081409213" calcext:value-type="float">
            <text:p>21,5440</text:p>
          </table:table-cell>
          <table:table-cell office:value-type="float" office:value="3.33212560405585" calcext:value-type="float">
            <text:p>3,3321</text:p>
          </table:table-cell>
          <table:table-cell office:value-type="float" office:value="2.91962973546318" calcext:value-type="float">
            <text:p>2,9196</text:p>
          </table:table-cell>
          <table:table-cell office:value-type="float" office:value="10.2961125028008" calcext:value-type="float">
            <text:p>10,2961</text:p>
          </table:table-cell>
          <table:table-cell office:value-type="float" office:value="88.6607720046937" calcext:value-type="float">
            <text:p>88,660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03618779861983" calcext:value-type="float">
            <text:p>0,0404</text:p>
          </table:table-cell>
          <table:table-cell office:value-type="float" office:value="0.133909137274694" calcext:value-type="float">
            <text:p>0,1339</text:p>
          </table:table-cell>
          <table:table-cell office:value-type="float" office:value="0.320347805756527" calcext:value-type="float">
            <text:p>0,3203</text:p>
          </table:table-cell>
          <table:table-cell office:value-type="float" office:value="7.02559613447548" calcext:value-type="float">
            <text:p>7,0256</text:p>
          </table:table-cell>
          <table:table-cell office:value-type="float" office:value="0.202529918311311" calcext:value-type="float">
            <text:p>0,2025</text:p>
          </table:table-cell>
          <table:table-cell office:value-type="float" office:value="36.914465092553" calcext:value-type="float">
            <text:p>36,9145</text:p>
          </table:table-cell>
          <table:table-cell office:value-type="float" office:value="35.1276361663392" calcext:value-type="float">
            <text:p>35,1276</text:p>
          </table:table-cell>
          <table:table-cell office:value-type="float" office:value="5.85460868357934" calcext:value-type="float">
            <text:p>5,8546</text:p>
          </table:table-cell>
          <table:table-cell office:value-type="float" office:value="2.91472612719143" calcext:value-type="float">
            <text:p>2,9147</text:p>
          </table:table-cell>
          <table:table-cell office:value-type="float" office:value="9.09977999879814" calcext:value-type="float">
            <text:p>9,0998</text:p>
          </table:table-cell>
          <table:table-cell office:value-type="float" office:value="118.526017263505" calcext:value-type="float">
            <text:p>118,52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9897087783995" calcext:value-type="float">
            <text:p>0,0399</text:p>
          </table:table-cell>
          <table:table-cell office:value-type="float" office:value="0.153783038021434" calcext:value-type="float">
            <text:p>0,1538</text:p>
          </table:table-cell>
          <table:table-cell office:value-type="float" office:value="0.262286975368037" calcext:value-type="float">
            <text:p>0,2623</text:p>
          </table:table-cell>
          <table:table-cell office:value-type="float" office:value="7.02559613447548" calcext:value-type="float">
            <text:p>7,0256</text:p>
          </table:table-cell>
          <table:table-cell office:value-type="float" office:value="0.216547948249317" calcext:value-type="float">
            <text:p>0,2165</text:p>
          </table:table-cell>
          <table:table-cell office:value-type="float" office:value="41.8096358544394" calcext:value-type="float">
            <text:p>41,8096</text:p>
          </table:table-cell>
          <table:table-cell office:value-type="float" office:value="39.3567826560666" calcext:value-type="float">
            <text:p>39,3568</text:p>
          </table:table-cell>
          <table:table-cell office:value-type="float" office:value="3.91751432190949" calcext:value-type="float">
            <text:p>3,9175</text:p>
          </table:table-cell>
          <table:table-cell office:value-type="float" office:value="2.90848280434953" calcext:value-type="float">
            <text:p>2,9085</text:p>
          </table:table-cell>
          <table:table-cell office:value-type="float" office:value="8.62476598243482" calcext:value-type="float">
            <text:p>8,6248</text:p>
          </table:table-cell>
          <table:table-cell office:value-type="float" office:value="133.467257559298" calcext:value-type="float">
            <text:p>133,46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27932846314327" calcext:value-type="float">
            <text:p>0,0428</text:p>
          </table:table-cell>
          <table:table-cell office:value-type="float" office:value="0.143201138939581" calcext:value-type="float">
            <text:p>0,1432</text:p>
          </table:table-cell>
          <table:table-cell office:value-type="float" office:value="0.263616365669857" calcext:value-type="float">
            <text:p>0,2636</text:p>
          </table:table-cell>
          <table:table-cell office:value-type="float" office:value="7.02559613447548" calcext:value-type="float">
            <text:p>7,0256</text:p>
          </table:table-cell>
          <table:table-cell office:value-type="float" office:value="0.237901250730639" calcext:value-type="float">
            <text:p>0,2379</text:p>
          </table:table-cell>
          <table:table-cell office:value-type="float" office:value="29.4721111975955" calcext:value-type="float">
            <text:p>29,4721</text:p>
          </table:table-cell>
          <table:table-cell office:value-type="float" office:value="43.0513487860738" calcext:value-type="float">
            <text:p>43,0513</text:p>
          </table:table-cell>
          <table:table-cell office:value-type="float" office:value="2.63370310985569" calcext:value-type="float">
            <text:p>2,6337</text:p>
          </table:table-cell>
          <table:table-cell office:value-type="float" office:value="2.90069572870848" calcext:value-type="float">
            <text:p>2,9007</text:p>
          </table:table-cell>
          <table:table-cell office:value-type="float" office:value="8.99260591051042" calcext:value-type="float">
            <text:p>8,9926</text:p>
          </table:table-cell>
          <table:table-cell office:value-type="float" office:value="142.674795487029" calcext:value-type="float">
            <text:p>142,67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494273881675" calcext:value-type="float">
            <text:p>0,0349</text:p>
          </table:table-cell>
          <table:table-cell office:value-type="float" office:value="0.0496940228764356" calcext:value-type="float">
            <text:p>0,0497</text:p>
          </table:table-cell>
          <table:table-cell office:value-type="float" office:value="0.253885378253885" calcext:value-type="float">
            <text:p>0,2539</text:p>
          </table:table-cell>
          <table:table-cell office:value-type="float" office:value="7.02559613447548" calcext:value-type="float">
            <text:p>7,0256</text:p>
          </table:table-cell>
          <table:table-cell office:value-type="float" office:value="0.272017765334044" calcext:value-type="float">
            <text:p>0,2720</text:p>
          </table:table-cell>
          <table:table-cell office:value-type="float" office:value="26.1403281599713" calcext:value-type="float">
            <text:p>26,1403</text:p>
          </table:table-cell>
          <table:table-cell office:value-type="float" office:value="31.9581917180353" calcext:value-type="float">
            <text:p>31,9582</text:p>
          </table:table-cell>
          <table:table-cell office:value-type="float" office:value="4.38137234569298" calcext:value-type="float">
            <text:p>4,3814</text:p>
          </table:table-cell>
          <table:table-cell office:value-type="float" office:value="2.89141684197945" calcext:value-type="float">
            <text:p>2,8914</text:p>
          </table:table-cell>
          <table:table-cell office:value-type="float" office:value="9.1125621063742" calcext:value-type="float">
            <text:p>9,1126</text:p>
          </table:table-cell>
          <table:table-cell office:value-type="float" office:value="126.763619971801" calcext:value-type="float">
            <text:p>126,76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812984521094773" calcext:value-type="float">
            <text:p>0,0081</text:p>
          </table:table-cell>
          <table:table-cell office:value-type="float" office:value="0" calcext:value-type="float">
            <text:p>0,0000</text:p>
          </table:table-cell>
          <table:table-cell office:value-type="float" office:value="0.202649533562792" calcext:value-type="float">
            <text:p>0,2026</text:p>
          </table:table-cell>
          <table:table-cell office:value-type="float" office:value="7.02559613447548" calcext:value-type="float">
            <text:p>7,0256</text:p>
          </table:table-cell>
          <table:table-cell office:value-type="float" office:value="0.220063118472841" calcext:value-type="float">
            <text:p>0,2201</text:p>
          </table:table-cell>
          <table:table-cell office:value-type="float" office:value="28.7068023955056" calcext:value-type="float">
            <text:p>28,7068</text:p>
          </table:table-cell>
          <table:table-cell office:value-type="float" office:value="22.4808388807176" calcext:value-type="float">
            <text:p>22,4808</text:p>
          </table:table-cell>
          <table:table-cell office:value-type="float" office:value="11.9184673791957" calcext:value-type="float">
            <text:p>11,9185</text:p>
          </table:table-cell>
          <table:table-cell office:value-type="float" office:value="2.8812077244991" calcext:value-type="float">
            <text:p>2,8812</text:p>
          </table:table-cell>
          <table:table-cell office:value-type="float" office:value="8.70397860841202" calcext:value-type="float">
            <text:p>8,7040</text:p>
          </table:table-cell>
          <table:table-cell office:value-type="float" office:value="128.592804495409" calcext:value-type="float">
            <text:p>128,59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2117585757625" calcext:value-type="float">
            <text:p>0,0321</text:p>
          </table:table-cell>
          <table:table-cell office:value-type="float" office:value="0" calcext:value-type="float">
            <text:p>0,0000</text:p>
          </table:table-cell>
          <table:table-cell office:value-type="float" office:value="0.551270242114734" calcext:value-type="float">
            <text:p>0,5513</text:p>
          </table:table-cell>
          <table:table-cell office:value-type="float" office:value="8.81271265113147" calcext:value-type="float">
            <text:p>8,8127</text:p>
          </table:table-cell>
          <table:table-cell office:value-type="float" office:value="0.445227576086859" calcext:value-type="float">
            <text:p>0,4452</text:p>
          </table:table-cell>
          <table:table-cell office:value-type="float" office:value="4.50398738172799" calcext:value-type="float">
            <text:p>4,5040</text:p>
          </table:table-cell>
          <table:table-cell office:value-type="float" office:value="20.4642433746815" calcext:value-type="float">
            <text:p>20,4642</text:p>
          </table:table-cell>
          <table:table-cell office:value-type="float" office:value="10.0921112444038" calcext:value-type="float">
            <text:p>10,0921</text:p>
          </table:table-cell>
          <table:table-cell office:value-type="float" office:value="1.46578001591287" calcext:value-type="float">
            <text:p>1,4658</text:p>
          </table:table-cell>
          <table:table-cell office:value-type="float" office:value="9.63290496713012" calcext:value-type="float">
            <text:p>9,6329</text:p>
          </table:table-cell>
          <table:table-cell office:value-type="float" office:value="97.8875638845162" calcext:value-type="float">
            <text:p>97,88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91711402273833" calcext:value-type="float">
            <text:p>0,0292</text:p>
          </table:table-cell>
          <table:table-cell office:value-type="float" office:value="0" calcext:value-type="float">
            <text:p>0,0000</text:p>
          </table:table-cell>
          <table:table-cell office:value-type="float" office:value="0.548518614103221" calcext:value-type="float">
            <text:p>0,5485</text:p>
          </table:table-cell>
          <table:table-cell office:value-type="float" office:value="8.81271265113147" calcext:value-type="float">
            <text:p>8,8127</text:p>
          </table:table-cell>
          <table:table-cell office:value-type="float" office:value="0.444200734550284" calcext:value-type="float">
            <text:p>0,4442</text:p>
          </table:table-cell>
          <table:table-cell office:value-type="float" office:value="1.35309575970268" calcext:value-type="float">
            <text:p>1,3531</text:p>
          </table:table-cell>
          <table:table-cell office:value-type="float" office:value="19.5616332927249" calcext:value-type="float">
            <text:p>19,5616</text:p>
          </table:table-cell>
          <table:table-cell office:value-type="float" office:value="1.13783700913963" calcext:value-type="float">
            <text:p>1,1378</text:p>
          </table:table-cell>
          <table:table-cell office:value-type="float" office:value="1.23526331611244" calcext:value-type="float">
            <text:p>1,2353</text:p>
          </table:table-cell>
          <table:table-cell office:value-type="float" office:value="11.6654604248064" calcext:value-type="float">
            <text:p>11,6655</text:p>
          </table:table-cell>
          <table:table-cell office:value-type="float" office:value="102.968903188845" calcext:value-type="float">
            <text:p>102,96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104373819688288" calcext:value-type="float">
            <text:p>0,1044</text:p>
          </table:table-cell>
          <table:table-cell office:value-type="float" office:value="0" calcext:value-type="float">
            <text:p>0,0000</text:p>
          </table:table-cell>
          <table:table-cell office:value-type="float" office:value="0.467917235049" calcext:value-type="float">
            <text:p>0,4679</text:p>
          </table:table-cell>
          <table:table-cell office:value-type="float" office:value="8.81271265113147" calcext:value-type="float">
            <text:p>8,8127</text:p>
          </table:table-cell>
          <table:table-cell office:value-type="float" office:value="0.411929266082808" calcext:value-type="float">
            <text:p>0,4119</text:p>
          </table:table-cell>
          <table:table-cell office:value-type="float" office:value="3.44978505622293" calcext:value-type="float">
            <text:p>3,4498</text:p>
          </table:table-cell>
          <table:table-cell office:value-type="float" office:value="18.9238616265434" calcext:value-type="float">
            <text:p>18,9239</text:p>
          </table:table-cell>
          <table:table-cell office:value-type="float" office:value="2.4326001791775" calcext:value-type="float">
            <text:p>2,4326</text:p>
          </table:table-cell>
          <table:table-cell office:value-type="float" office:value="1.13586536464649" calcext:value-type="float">
            <text:p>1,1359</text:p>
          </table:table-cell>
          <table:table-cell office:value-type="float" office:value="10.8024079289364" calcext:value-type="float">
            <text:p>10,8024</text:p>
          </table:table-cell>
          <table:table-cell office:value-type="float" office:value="89.7960432603233" calcext:value-type="float">
            <text:p>89,79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36116475811399" calcext:value-type="float">
            <text:p>0,0136</text:p>
          </table:table-cell>
          <table:table-cell office:value-type="float" office:value="0" calcext:value-type="float">
            <text:p>0,0000</text:p>
          </table:table-cell>
          <table:table-cell office:value-type="float" office:value="0.451833836964295" calcext:value-type="float">
            <text:p>0,4518</text:p>
          </table:table-cell>
          <table:table-cell office:value-type="float" office:value="8.81271265113147" calcext:value-type="float">
            <text:p>8,8127</text:p>
          </table:table-cell>
          <table:table-cell office:value-type="float" office:value="0.405850479338923" calcext:value-type="float">
            <text:p>0,4059</text:p>
          </table:table-cell>
          <table:table-cell office:value-type="float" office:value="5.51518513645741" calcext:value-type="float">
            <text:p>5,5152</text:p>
          </table:table-cell>
          <table:table-cell office:value-type="float" office:value="18.9775461772137" calcext:value-type="float">
            <text:p>18,9775</text:p>
          </table:table-cell>
          <table:table-cell office:value-type="float" office:value="5.51383490138558" calcext:value-type="float">
            <text:p>5,5138</text:p>
          </table:table-cell>
          <table:table-cell office:value-type="float" office:value="1.13664130659687" calcext:value-type="float">
            <text:p>1,1366</text:p>
          </table:table-cell>
          <table:table-cell office:value-type="float" office:value="10.7049511017368" calcext:value-type="float">
            <text:p>10,7050</text:p>
          </table:table-cell>
          <table:table-cell office:value-type="float" office:value="87.5432396330851" calcext:value-type="float">
            <text:p>87,54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68263160110671" calcext:value-type="float">
            <text:p>0,0568</text:p>
          </table:table-cell>
          <table:table-cell office:value-type="float" office:value="0" calcext:value-type="float">
            <text:p>0,0000</text:p>
          </table:table-cell>
          <table:table-cell office:value-type="float" office:value="0.499130418879791" calcext:value-type="float">
            <text:p>0,4991</text:p>
          </table:table-cell>
          <table:table-cell office:value-type="float" office:value="8.81271265113147" calcext:value-type="float">
            <text:p>8,8127</text:p>
          </table:table-cell>
          <table:table-cell office:value-type="float" office:value="0.398665411799429" calcext:value-type="float">
            <text:p>0,3987</text:p>
          </table:table-cell>
          <table:table-cell office:value-type="float" office:value="7.78262825073872" calcext:value-type="float">
            <text:p>7,7826</text:p>
          </table:table-cell>
          <table:table-cell office:value-type="float" office:value="22.0258829764028" calcext:value-type="float">
            <text:p>22,0259</text:p>
          </table:table-cell>
          <table:table-cell office:value-type="float" office:value="9.41362760815372" calcext:value-type="float">
            <text:p>9,4136</text:p>
          </table:table-cell>
          <table:table-cell office:value-type="float" office:value="1.1515980033529" calcext:value-type="float">
            <text:p>1,1516</text:p>
          </table:table-cell>
          <table:table-cell office:value-type="float" office:value="12.8526953907781" calcext:value-type="float">
            <text:p>12,8527</text:p>
          </table:table-cell>
          <table:table-cell office:value-type="float" office:value="94.6676548055814" calcext:value-type="float">
            <text:p>94,66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06520938848409" calcext:value-type="float">
            <text:p>0,0407</text:p>
          </table:table-cell>
          <table:table-cell office:value-type="float" office:value="0" calcext:value-type="float">
            <text:p>0,0000</text:p>
          </table:table-cell>
          <table:table-cell office:value-type="float" office:value="0.494408816411043" calcext:value-type="float">
            <text:p>0,4944</text:p>
          </table:table-cell>
          <table:table-cell office:value-type="float" office:value="9.0352450706586" calcext:value-type="float">
            <text:p>9,0352</text:p>
          </table:table-cell>
          <table:table-cell office:value-type="float" office:value="0.38039211499963" calcext:value-type="float">
            <text:p>0,3804</text:p>
          </table:table-cell>
          <table:table-cell office:value-type="float" office:value="7.6627346927777" calcext:value-type="float">
            <text:p>7,6627</text:p>
          </table:table-cell>
          <table:table-cell office:value-type="float" office:value="22.0093740199654" calcext:value-type="float">
            <text:p>22,0094</text:p>
          </table:table-cell>
          <table:table-cell office:value-type="float" office:value="10.1539684110841" calcext:value-type="float">
            <text:p>10,1540</text:p>
          </table:table-cell>
          <table:table-cell office:value-type="float" office:value="1.16940657025685" calcext:value-type="float">
            <text:p>1,1694</text:p>
          </table:table-cell>
          <table:table-cell office:value-type="float" office:value="13.6421668195541" calcext:value-type="float">
            <text:p>13,6422</text:p>
          </table:table-cell>
          <table:table-cell office:value-type="float" office:value="106.121181861339" calcext:value-type="float">
            <text:p>106,12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35116930509227" calcext:value-type="float">
            <text:p>0,0135</text:p>
          </table:table-cell>
          <table:table-cell office:value-type="float" office:value="0" calcext:value-type="float">
            <text:p>0,0000</text:p>
          </table:table-cell>
          <table:table-cell office:value-type="float" office:value="0.556780819465763" calcext:value-type="float">
            <text:p>0,5568</text:p>
          </table:table-cell>
          <table:table-cell office:value-type="float" office:value="9.0352450706586" calcext:value-type="float">
            <text:p>9,0352</text:p>
          </table:table-cell>
          <table:table-cell office:value-type="float" office:value="0.443391259064626" calcext:value-type="float">
            <text:p>0,4434</text:p>
          </table:table-cell>
          <table:table-cell office:value-type="float" office:value="8.83464147976031" calcext:value-type="float">
            <text:p>8,8346</text:p>
          </table:table-cell>
          <table:table-cell office:value-type="float" office:value="25.3179203230297" calcext:value-type="float">
            <text:p>25,3179</text:p>
          </table:table-cell>
          <table:table-cell office:value-type="float" office:value="10.9085052869698" calcext:value-type="float">
            <text:p>10,9085</text:p>
          </table:table-cell>
          <table:table-cell office:value-type="float" office:value="1.26414330449709" calcext:value-type="float">
            <text:p>1,2641</text:p>
          </table:table-cell>
          <table:table-cell office:value-type="float" office:value="11.4197931682055" calcext:value-type="float">
            <text:p>11,4198</text:p>
          </table:table-cell>
          <table:table-cell office:value-type="float" office:value="110.993552555767" calcext:value-type="float">
            <text:p>110,99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14978953182501" calcext:value-type="float">
            <text:p>-0,0115</text:p>
          </table:table-cell>
          <table:table-cell office:value-type="float" office:value="0" calcext:value-type="float">
            <text:p>0,0000</text:p>
          </table:table-cell>
          <table:table-cell office:value-type="float" office:value="0.516101104508662" calcext:value-type="float">
            <text:p>0,5161</text:p>
          </table:table-cell>
          <table:table-cell office:value-type="float" office:value="9.0352450706586" calcext:value-type="float">
            <text:p>9,0352</text:p>
          </table:table-cell>
          <table:table-cell office:value-type="float" office:value="0.449344943956495" calcext:value-type="float">
            <text:p>0,4493</text:p>
          </table:table-cell>
          <table:table-cell office:value-type="float" office:value="9.41636897593602" calcext:value-type="float">
            <text:p>9,4164</text:p>
          </table:table-cell>
          <table:table-cell office:value-type="float" office:value="27.9534268695416" calcext:value-type="float">
            <text:p>27,9534</text:p>
          </table:table-cell>
          <table:table-cell office:value-type="float" office:value="6.96289130314494" calcext:value-type="float">
            <text:p>6,9629</text:p>
          </table:table-cell>
          <table:table-cell office:value-type="float" office:value="1.44532334519967" calcext:value-type="float">
            <text:p>1,4453</text:p>
          </table:table-cell>
          <table:table-cell office:value-type="float" office:value="13.0307346417721" calcext:value-type="float">
            <text:p>13,0307</text:p>
          </table:table-cell>
          <table:table-cell office:value-type="float" office:value="120.940195193913" calcext:value-type="float">
            <text:p>120,94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18738807274437" calcext:value-type="float">
            <text:p>0,0419</text:p>
          </table:table-cell>
          <table:table-cell office:value-type="float" office:value="0" calcext:value-type="float">
            <text:p>0,0000</text:p>
          </table:table-cell>
          <table:table-cell office:value-type="float" office:value="0.50776238335149" calcext:value-type="float">
            <text:p>0,5078</text:p>
          </table:table-cell>
          <table:table-cell office:value-type="float" office:value="9.0352450706586" calcext:value-type="float">
            <text:p>9,0352</text:p>
          </table:table-cell>
          <table:table-cell office:value-type="float" office:value="0.424207125892427" calcext:value-type="float">
            <text:p>0,4242</text:p>
          </table:table-cell>
          <table:table-cell office:value-type="float" office:value="2.54550426895494" calcext:value-type="float">
            <text:p>2,5455</text:p>
          </table:table-cell>
          <table:table-cell office:value-type="float" office:value="25.283823853559" calcext:value-type="float">
            <text:p>25,2838</text:p>
          </table:table-cell>
          <table:table-cell office:value-type="float" office:value="3.56414072255569" calcext:value-type="float">
            <text:p>3,5641</text:p>
          </table:table-cell>
          <table:table-cell office:value-type="float" office:value="1.67652370814964" calcext:value-type="float">
            <text:p>1,6765</text:p>
          </table:table-cell>
          <table:table-cell office:value-type="float" office:value="12.4774649571769" calcext:value-type="float">
            <text:p>12,4775</text:p>
          </table:table-cell>
          <table:table-cell office:value-type="float" office:value="108.41349125361" calcext:value-type="float">
            <text:p>108,41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03138793269468" calcext:value-type="float">
            <text:p>0,0303</text:p>
          </table:table-cell>
          <table:table-cell office:value-type="float" office:value="0" calcext:value-type="float">
            <text:p>0,0000</text:p>
          </table:table-cell>
          <table:table-cell office:value-type="float" office:value="0.501978722727902" calcext:value-type="float">
            <text:p>0,5020</text:p>
          </table:table-cell>
          <table:table-cell office:value-type="float" office:value="9.0352450706586" calcext:value-type="float">
            <text:p>9,0352</text:p>
          </table:table-cell>
          <table:table-cell office:value-type="float" office:value="0.418341773082779" calcext:value-type="float">
            <text:p>0,4183</text:p>
          </table:table-cell>
          <table:table-cell office:value-type="float" office:value="6.53923643249422" calcext:value-type="float">
            <text:p>6,5392</text:p>
          </table:table-cell>
          <table:table-cell office:value-type="float" office:value="22.6986209972758" calcext:value-type="float">
            <text:p>22,6986</text:p>
          </table:table-cell>
          <table:table-cell office:value-type="float" office:value="3.80506441951883" calcext:value-type="float">
            <text:p>3,8051</text:p>
          </table:table-cell>
          <table:table-cell office:value-type="float" office:value="1.93457943050017" calcext:value-type="float">
            <text:p>1,9346</text:p>
          </table:table-cell>
          <table:table-cell office:value-type="float" office:value="13.6533954122066" calcext:value-type="float">
            <text:p>13,6534</text:p>
          </table:table-cell>
          <table:table-cell office:value-type="float" office:value="101.24334958535" calcext:value-type="float">
            <text:p>101,24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78061568394801" calcext:value-type="float">
            <text:p>0,0278</text:p>
          </table:table-cell>
          <table:table-cell office:value-type="float" office:value="0" calcext:value-type="float">
            <text:p>0,0000</text:p>
          </table:table-cell>
          <table:table-cell office:value-type="float" office:value="0.532600885864101" calcext:value-type="float">
            <text:p>0,5326</text:p>
          </table:table-cell>
          <table:table-cell office:value-type="float" office:value="9.13234501722212" calcext:value-type="float">
            <text:p>9,1323</text:p>
          </table:table-cell>
          <table:table-cell office:value-type="float" office:value="0.454645390906885" calcext:value-type="float">
            <text:p>0,4546</text:p>
          </table:table-cell>
          <table:table-cell office:value-type="float" office:value="7.96545957399779" calcext:value-type="float">
            <text:p>7,9655</text:p>
          </table:table-cell>
          <table:table-cell office:value-type="float" office:value="25.747072853256" calcext:value-type="float">
            <text:p>25,7471</text:p>
          </table:table-cell>
          <table:table-cell office:value-type="float" office:value="12.8818732829289" calcext:value-type="float">
            <text:p>12,8819</text:p>
          </table:table-cell>
          <table:table-cell office:value-type="float" office:value="2.15712825954833" calcext:value-type="float">
            <text:p>2,1571</text:p>
          </table:table-cell>
          <table:table-cell office:value-type="float" office:value="12.1900058944767" calcext:value-type="float">
            <text:p>12,1900</text:p>
          </table:table-cell>
          <table:table-cell office:value-type="float" office:value="107.477413977933" calcext:value-type="float">
            <text:p>107,47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16655150951792" calcext:value-type="float">
            <text:p>0,0317</text:p>
          </table:table-cell>
          <table:table-cell office:value-type="float" office:value="0" calcext:value-type="float">
            <text:p>0,0000</text:p>
          </table:table-cell>
          <table:table-cell office:value-type="float" office:value="0.536171545033647" calcext:value-type="float">
            <text:p>0,5362</text:p>
          </table:table-cell>
          <table:table-cell office:value-type="float" office:value="9.13234501722212" calcext:value-type="float">
            <text:p>9,1323</text:p>
          </table:table-cell>
          <table:table-cell office:value-type="float" office:value="0.420906995809482" calcext:value-type="float">
            <text:p>0,4209</text:p>
          </table:table-cell>
          <table:table-cell office:value-type="float" office:value="6.19599122951846" calcext:value-type="float">
            <text:p>6,1960</text:p>
          </table:table-cell>
          <table:table-cell office:value-type="float" office:value="26.5209497825042" calcext:value-type="float">
            <text:p>26,5209</text:p>
          </table:table-cell>
          <table:table-cell office:value-type="float" office:value="8.79631596534141" calcext:value-type="float">
            <text:p>8,7963</text:p>
          </table:table-cell>
          <table:table-cell office:value-type="float" office:value="2.29620515794039" calcext:value-type="float">
            <text:p>2,2962</text:p>
          </table:table-cell>
          <table:table-cell office:value-type="float" office:value="11.0014593831246" calcext:value-type="float">
            <text:p>11,0015</text:p>
          </table:table-cell>
          <table:table-cell office:value-type="float" office:value="107.140851691456" calcext:value-type="float">
            <text:p>107,14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83387598405403" calcext:value-type="float">
            <text:p>0,0383</text:p>
          </table:table-cell>
          <table:table-cell office:value-type="float" office:value="0" calcext:value-type="float">
            <text:p>0,0000</text:p>
          </table:table-cell>
          <table:table-cell office:value-type="float" office:value="0.50603464796235" calcext:value-type="float">
            <text:p>0,5060</text:p>
          </table:table-cell>
          <table:table-cell office:value-type="float" office:value="9.13234501722212" calcext:value-type="float">
            <text:p>9,1323</text:p>
          </table:table-cell>
          <table:table-cell office:value-type="float" office:value="0.403681637448785" calcext:value-type="float">
            <text:p>0,4037</text:p>
          </table:table-cell>
          <table:table-cell office:value-type="float" office:value="3.48807006884157" calcext:value-type="float">
            <text:p>3,4881</text:p>
          </table:table-cell>
          <table:table-cell office:value-type="float" office:value="33.4165506561263" calcext:value-type="float">
            <text:p>33,4166</text:p>
          </table:table-cell>
          <table:table-cell office:value-type="float" office:value="6.25817643980359" calcext:value-type="float">
            <text:p>6,2582</text:p>
          </table:table-cell>
          <table:table-cell office:value-type="float" office:value="2.3242373421871" calcext:value-type="float">
            <text:p>2,3242</text:p>
          </table:table-cell>
          <table:table-cell office:value-type="float" office:value="10.0249075064921" calcext:value-type="float">
            <text:p>10,0249</text:p>
          </table:table-cell>
          <table:table-cell office:value-type="float" office:value="111.464935161302" calcext:value-type="float">
            <text:p>111,46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63290404298535" calcext:value-type="float">
            <text:p>0,0363</text:p>
          </table:table-cell>
          <table:table-cell office:value-type="float" office:value="0" calcext:value-type="float">
            <text:p>0,0000</text:p>
          </table:table-cell>
          <table:table-cell office:value-type="float" office:value="0.51679059867894" calcext:value-type="float">
            <text:p>0,5168</text:p>
          </table:table-cell>
          <table:table-cell office:value-type="float" office:value="9.13234501722212" calcext:value-type="float">
            <text:p>9,1323</text:p>
          </table:table-cell>
          <table:table-cell office:value-type="float" office:value="0.402162987885794" calcext:value-type="float">
            <text:p>0,4022</text:p>
          </table:table-cell>
          <table:table-cell office:value-type="float" office:value="7.57012494290486" calcext:value-type="float">
            <text:p>7,5701</text:p>
          </table:table-cell>
          <table:table-cell office:value-type="float" office:value="33.3361468771804" calcext:value-type="float">
            <text:p>33,3361</text:p>
          </table:table-cell>
          <table:table-cell office:value-type="float" office:value="1.95195656307379" calcext:value-type="float">
            <text:p>1,9520</text:p>
          </table:table-cell>
          <table:table-cell office:value-type="float" office:value="2.27544048667904" calcext:value-type="float">
            <text:p>2,2754</text:p>
          </table:table-cell>
          <table:table-cell office:value-type="float" office:value="9.73022249299639" calcext:value-type="float">
            <text:p>9,7302</text:p>
          </table:table-cell>
          <table:table-cell office:value-type="float" office:value="113.394860745939" calcext:value-type="float">
            <text:p>113,39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156839922910397" calcext:value-type="float">
            <text:p>-0,0157</text:p>
          </table:table-cell>
          <table:table-cell office:value-type="float" office:value="0" calcext:value-type="float">
            <text:p>0,0000</text:p>
          </table:table-cell>
          <table:table-cell office:value-type="float" office:value="0.560385393499741" calcext:value-type="float">
            <text:p>0,5604</text:p>
          </table:table-cell>
          <table:table-cell office:value-type="float" office:value="9.13234501722212" calcext:value-type="float">
            <text:p>9,1323</text:p>
          </table:table-cell>
          <table:table-cell office:value-type="float" office:value="0.37250759402003" calcext:value-type="float">
            <text:p>0,3725</text:p>
          </table:table-cell>
          <table:table-cell office:value-type="float" office:value="3.16324976699548" calcext:value-type="float">
            <text:p>3,1632</text:p>
          </table:table-cell>
          <table:table-cell office:value-type="float" office:value="22.4181297609119" calcext:value-type="float">
            <text:p>22,4181</text:p>
          </table:table-cell>
          <table:table-cell office:value-type="float" office:value="9.85675781494348" calcext:value-type="float">
            <text:p>9,8568</text:p>
          </table:table-cell>
          <table:table-cell office:value-type="float" office:value="2.20799898330786" calcext:value-type="float">
            <text:p>2,2080</text:p>
          </table:table-cell>
          <table:table-cell office:value-type="float" office:value="11.0221278254858" calcext:value-type="float">
            <text:p>11,0221</text:p>
          </table:table-cell>
          <table:table-cell office:value-type="float" office:value="111.793363573556" calcext:value-type="float">
            <text:p>111,79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534715344012859" calcext:value-type="float">
            <text:p>-0,0053</text:p>
          </table:table-cell>
          <table:table-cell office:value-type="float" office:value="0.0447933341545944" calcext:value-type="float">
            <text:p>0,0448</text:p>
          </table:table-cell>
          <table:table-cell office:value-type="float" office:value="0.908768894040342" calcext:value-type="float">
            <text:p>0,9088</text:p>
          </table:table-cell>
          <table:table-cell office:value-type="float" office:value="10.6570609622673" calcext:value-type="float">
            <text:p>10,6571</text:p>
          </table:table-cell>
          <table:table-cell office:value-type="float" office:value="0.741383703766524" calcext:value-type="float">
            <text:p>0,7414</text:p>
          </table:table-cell>
          <table:table-cell office:value-type="float" office:value="5.39787861547649" calcext:value-type="float">
            <text:p>5,3979</text:p>
          </table:table-cell>
          <table:table-cell office:value-type="float" office:value="21.3487940368169" calcext:value-type="float">
            <text:p>21,3488</text:p>
          </table:table-cell>
          <table:table-cell office:value-type="float" office:value="3.62769547275651" calcext:value-type="float">
            <text:p>3,6277</text:p>
          </table:table-cell>
          <table:table-cell office:value-type="float" office:value="0.638291666268526" calcext:value-type="float">
            <text:p>0,6383</text:p>
          </table:table-cell>
          <table:table-cell office:value-type="float" office:value="12.6832908325767" calcext:value-type="float">
            <text:p>12,6833</text:p>
          </table:table-cell>
          <table:table-cell office:value-type="float" office:value="111.743990014204" calcext:value-type="float">
            <text:p>111,74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188294116602172" calcext:value-type="float">
            <text:p>-0,0019</text:p>
          </table:table-cell>
          <table:table-cell office:value-type="float" office:value="0.0452262266398124" calcext:value-type="float">
            <text:p>0,0452</text:p>
          </table:table-cell>
          <table:table-cell office:value-type="float" office:value="0.910719428524431" calcext:value-type="float">
            <text:p>0,9107</text:p>
          </table:table-cell>
          <table:table-cell office:value-type="float" office:value="10.6570609622673" calcext:value-type="float">
            <text:p>10,6571</text:p>
          </table:table-cell>
          <table:table-cell office:value-type="float" office:value="0.726546780413752" calcext:value-type="float">
            <text:p>0,7265</text:p>
          </table:table-cell>
          <table:table-cell office:value-type="float" office:value="3.53162101744433" calcext:value-type="float">
            <text:p>3,5316</text:p>
          </table:table-cell>
          <table:table-cell office:value-type="float" office:value="20.8740977873216" calcext:value-type="float">
            <text:p>20,8741</text:p>
          </table:table-cell>
          <table:table-cell office:value-type="float" office:value="2.17098032837694" calcext:value-type="float">
            <text:p>2,1710</text:p>
          </table:table-cell>
          <table:table-cell office:value-type="float" office:value="0.471814398788212" calcext:value-type="float">
            <text:p>0,4718</text:p>
          </table:table-cell>
          <table:table-cell office:value-type="float" office:value="12.3652231921701" calcext:value-type="float">
            <text:p>12,3652</text:p>
          </table:table-cell>
          <table:table-cell office:value-type="float" office:value="113.288122517657" calcext:value-type="float">
            <text:p>113,28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66288701746797" calcext:value-type="float">
            <text:p>0,0166</text:p>
          </table:table-cell>
          <table:table-cell office:value-type="float" office:value="0.0497167645499499" calcext:value-type="float">
            <text:p>0,0497</text:p>
          </table:table-cell>
          <table:table-cell office:value-type="float" office:value="0.91335797180123" calcext:value-type="float">
            <text:p>0,9134</text:p>
          </table:table-cell>
          <table:table-cell office:value-type="float" office:value="10.6570609622673" calcext:value-type="float">
            <text:p>10,6571</text:p>
          </table:table-cell>
          <table:table-cell office:value-type="float" office:value="0.74559878458119" calcext:value-type="float">
            <text:p>0,7456</text:p>
          </table:table-cell>
          <table:table-cell office:value-type="float" office:value="21.2757925962806" calcext:value-type="float">
            <text:p>21,2758</text:p>
          </table:table-cell>
          <table:table-cell office:value-type="float" office:value="20.5111663762385" calcext:value-type="float">
            <text:p>20,5112</text:p>
          </table:table-cell>
          <table:table-cell office:value-type="float" office:value="1.3500077389418" calcext:value-type="float">
            <text:p>1,3500</text:p>
          </table:table-cell>
          <table:table-cell office:value-type="float" office:value="0.347475412048658" calcext:value-type="float">
            <text:p>0,3475</text:p>
          </table:table-cell>
          <table:table-cell office:value-type="float" office:value="12.5119527273213" calcext:value-type="float">
            <text:p>12,5120</text:p>
          </table:table-cell>
          <table:table-cell office:value-type="float" office:value="119.973192992957" calcext:value-type="float">
            <text:p>119,97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90369768822407" calcext:value-type="float">
            <text:p>0,0190</text:p>
          </table:table-cell>
          <table:table-cell office:value-type="float" office:value="0.051154467384433" calcext:value-type="float">
            <text:p>0,0512</text:p>
          </table:table-cell>
          <table:table-cell office:value-type="float" office:value="0.915013481648711" calcext:value-type="float">
            <text:p>0,9150</text:p>
          </table:table-cell>
          <table:table-cell office:value-type="float" office:value="10.6570609622673" calcext:value-type="float">
            <text:p>10,6571</text:p>
          </table:table-cell>
          <table:table-cell office:value-type="float" office:value="0.730044529476185" calcext:value-type="float">
            <text:p>0,7300</text:p>
          </table:table-cell>
          <table:table-cell office:value-type="float" office:value="30.6500175470428" calcext:value-type="float">
            <text:p>30,6500</text:p>
          </table:table-cell>
          <table:table-cell office:value-type="float" office:value="20.5957013172437" calcext:value-type="float">
            <text:p>20,5957</text:p>
          </table:table-cell>
          <table:table-cell office:value-type="float" office:value="1.93383377250167" calcext:value-type="float">
            <text:p>1,9338</text:p>
          </table:table-cell>
          <table:table-cell office:value-type="float" office:value="0.23366314793854" calcext:value-type="float">
            <text:p>0,2337</text:p>
          </table:table-cell>
          <table:table-cell office:value-type="float" office:value="12.551112609946" calcext:value-type="float">
            <text:p>12,5511</text:p>
          </table:table-cell>
          <table:table-cell office:value-type="float" office:value="123.875993059426" calcext:value-type="float">
            <text:p>123,87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29753410780445" calcext:value-type="float">
            <text:p>0,0330</text:p>
          </table:table-cell>
          <table:table-cell office:value-type="float" office:value="0.0515551327954206" calcext:value-type="float">
            <text:p>0,0516</text:p>
          </table:table-cell>
          <table:table-cell office:value-type="float" office:value="0.91975305756301" calcext:value-type="float">
            <text:p>0,9198</text:p>
          </table:table-cell>
          <table:table-cell office:value-type="float" office:value="10.6570609622673" calcext:value-type="float">
            <text:p>10,6571</text:p>
          </table:table-cell>
          <table:table-cell office:value-type="float" office:value="0.725707624088212" calcext:value-type="float">
            <text:p>0,7257</text:p>
          </table:table-cell>
          <table:table-cell office:value-type="float" office:value="51.1543750444085" calcext:value-type="float">
            <text:p>51,1544</text:p>
          </table:table-cell>
          <table:table-cell office:value-type="float" office:value="21.2650980987963" calcext:value-type="float">
            <text:p>21,2651</text:p>
          </table:table-cell>
          <table:table-cell office:value-type="float" office:value="2.55042874169422" calcext:value-type="float">
            <text:p>2,5504</text:p>
          </table:table-cell>
          <table:table-cell office:value-type="float" office:value="0.160613668857538" calcext:value-type="float">
            <text:p>0,1606</text:p>
          </table:table-cell>
          <table:table-cell office:value-type="float" office:value="12.1299282473429" calcext:value-type="float">
            <text:p>12,1299</text:p>
          </table:table-cell>
          <table:table-cell office:value-type="float" office:value="128.478679349395" calcext:value-type="float">
            <text:p>128,47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41419889819665" calcext:value-type="float">
            <text:p>0,0341</text:p>
          </table:table-cell>
          <table:table-cell office:value-type="float" office:value="0.0724430802849174" calcext:value-type="float">
            <text:p>0,0724</text:p>
          </table:table-cell>
          <table:table-cell office:value-type="float" office:value="0.920830280518002" calcext:value-type="float">
            <text:p>0,9208</text:p>
          </table:table-cell>
          <table:table-cell office:value-type="float" office:value="10.7553201993184" calcext:value-type="float">
            <text:p>10,7553</text:p>
          </table:table-cell>
          <table:table-cell office:value-type="float" office:value="0.715995512111216" calcext:value-type="float">
            <text:p>0,7160</text:p>
          </table:table-cell>
          <table:table-cell office:value-type="float" office:value="86.6107747946381" calcext:value-type="float">
            <text:p>86,6108</text:p>
          </table:table-cell>
          <table:table-cell office:value-type="float" office:value="21.8081463605531" calcext:value-type="float">
            <text:p>21,8081</text:p>
          </table:table-cell>
          <table:table-cell office:value-type="float" office:value="2.10544190827913" calcext:value-type="float">
            <text:p>2,1054</text:p>
          </table:table-cell>
          <table:table-cell office:value-type="float" office:value="0.217521601194242" calcext:value-type="float">
            <text:p>0,2175</text:p>
          </table:table-cell>
          <table:table-cell office:value-type="float" office:value="12.2074745630055" calcext:value-type="float">
            <text:p>12,2075</text:p>
          </table:table-cell>
          <table:table-cell office:value-type="float" office:value="130.837382942008" calcext:value-type="float">
            <text:p>130,83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29549571888798" calcext:value-type="float">
            <text:p>0,0130</text:p>
          </table:table-cell>
          <table:table-cell office:value-type="float" office:value="0.0748819885855328" calcext:value-type="float">
            <text:p>0,0749</text:p>
          </table:table-cell>
          <table:table-cell office:value-type="float" office:value="0.914255773210201" calcext:value-type="float">
            <text:p>0,9143</text:p>
          </table:table-cell>
          <table:table-cell office:value-type="float" office:value="10.7553201993184" calcext:value-type="float">
            <text:p>10,7553</text:p>
          </table:table-cell>
          <table:table-cell office:value-type="float" office:value="0.713918934419979" calcext:value-type="float">
            <text:p>0,7139</text:p>
          </table:table-cell>
          <table:table-cell office:value-type="float" office:value="20.5899437126796" calcext:value-type="float">
            <text:p>20,5899</text:p>
          </table:table-cell>
          <table:table-cell office:value-type="float" office:value="22.2813272983574" calcext:value-type="float">
            <text:p>22,2813</text:p>
          </table:table-cell>
          <table:table-cell office:value-type="float" office:value="2.47923682240365" calcext:value-type="float">
            <text:p>2,4792</text:p>
          </table:table-cell>
          <table:table-cell office:value-type="float" office:value="0.389292461499527" calcext:value-type="float">
            <text:p>0,3893</text:p>
          </table:table-cell>
          <table:table-cell office:value-type="float" office:value="11.5618394681795" calcext:value-type="float">
            <text:p>11,5618</text:p>
          </table:table-cell>
          <table:table-cell office:value-type="float" office:value="131.229676746176" calcext:value-type="float">
            <text:p>131,22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35467610538183" calcext:value-type="float">
            <text:p>-0,0435</text:p>
          </table:table-cell>
          <table:table-cell office:value-type="float" office:value="0.0324674311556062" calcext:value-type="float">
            <text:p>0,0325</text:p>
          </table:table-cell>
          <table:table-cell office:value-type="float" office:value="0.927700898220632" calcext:value-type="float">
            <text:p>0,9277</text:p>
          </table:table-cell>
          <table:table-cell office:value-type="float" office:value="10.7553201993184" calcext:value-type="float">
            <text:p>10,7553</text:p>
          </table:table-cell>
          <table:table-cell office:value-type="float" office:value="0.721568380923745" calcext:value-type="float">
            <text:p>0,7216</text:p>
          </table:table-cell>
          <table:table-cell office:value-type="float" office:value="11.0510137724542" calcext:value-type="float">
            <text:p>11,0510</text:p>
          </table:table-cell>
          <table:table-cell office:value-type="float" office:value="21.3029115522881" calcext:value-type="float">
            <text:p>21,3029</text:p>
          </table:table-cell>
          <table:table-cell office:value-type="float" office:value="0.399621507523307" calcext:value-type="float">
            <text:p>0,3996</text:p>
          </table:table-cell>
          <table:table-cell office:value-type="float" office:value="0.514284544827762" calcext:value-type="float">
            <text:p>0,5143</text:p>
          </table:table-cell>
          <table:table-cell office:value-type="float" office:value="10.5264436311818" calcext:value-type="float">
            <text:p>10,5264</text:p>
          </table:table-cell>
          <table:table-cell office:value-type="float" office:value="124.997623750441" calcext:value-type="float">
            <text:p>124,99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879992803200658" calcext:value-type="float">
            <text:p>0,0088</text:p>
          </table:table-cell>
          <table:table-cell office:value-type="float" office:value="0.0377744448464794" calcext:value-type="float">
            <text:p>0,0378</text:p>
          </table:table-cell>
          <table:table-cell office:value-type="float" office:value="0.928926990691704" calcext:value-type="float">
            <text:p>0,9289</text:p>
          </table:table-cell>
          <table:table-cell office:value-type="float" office:value="10.7553201993184" calcext:value-type="float">
            <text:p>10,7553</text:p>
          </table:table-cell>
          <table:table-cell office:value-type="float" office:value="0.73686361672299" calcext:value-type="float">
            <text:p>0,7369</text:p>
          </table:table-cell>
          <table:table-cell office:value-type="float" office:value="13.6706811371261" calcext:value-type="float">
            <text:p>13,6707</text:p>
          </table:table-cell>
          <table:table-cell office:value-type="float" office:value="19.7381839141616" calcext:value-type="float">
            <text:p>19,7382</text:p>
          </table:table-cell>
          <table:table-cell office:value-type="float" office:value="0.847969184182389" calcext:value-type="float">
            <text:p>0,8480</text:p>
          </table:table-cell>
          <table:table-cell office:value-type="float" office:value="0.512923100553586" calcext:value-type="float">
            <text:p>0,5129</text:p>
          </table:table-cell>
          <table:table-cell office:value-type="float" office:value="10.6132583387172" calcext:value-type="float">
            <text:p>10,6133</text:p>
          </table:table-cell>
          <table:table-cell office:value-type="float" office:value="135.545009437667" calcext:value-type="float">
            <text:p>135,54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1835108872793" calcext:value-type="float">
            <text:p>0,0118</text:p>
          </table:table-cell>
          <table:table-cell office:value-type="float" office:value="0.0573639772836763" calcext:value-type="float">
            <text:p>0,0574</text:p>
          </table:table-cell>
          <table:table-cell office:value-type="float" office:value="0.929615482043625" calcext:value-type="float">
            <text:p>0,9296</text:p>
          </table:table-cell>
          <table:table-cell office:value-type="float" office:value="10.7553201993184" calcext:value-type="float">
            <text:p>10,7553</text:p>
          </table:table-cell>
          <table:table-cell office:value-type="float" office:value="0.726426784444588" calcext:value-type="float">
            <text:p>0,7264</text:p>
          </table:table-cell>
          <table:table-cell office:value-type="float" office:value="36.7043034522673" calcext:value-type="float">
            <text:p>36,7043</text:p>
          </table:table-cell>
          <table:table-cell office:value-type="float" office:value="20.2824884240717" calcext:value-type="float">
            <text:p>20,2825</text:p>
          </table:table-cell>
          <table:table-cell office:value-type="float" office:value="0.14189633312462" calcext:value-type="float">
            <text:p>0,1419</text:p>
          </table:table-cell>
          <table:table-cell office:value-type="float" office:value="0.466428782200821" calcext:value-type="float">
            <text:p>0,4664</text:p>
          </table:table-cell>
          <table:table-cell office:value-type="float" office:value="10.8844055875532" calcext:value-type="float">
            <text:p>10,8844</text:p>
          </table:table-cell>
          <table:table-cell office:value-type="float" office:value="138.626642866711" calcext:value-type="float">
            <text:p>138,62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43271876242643" calcext:value-type="float">
            <text:p>-0,0143</text:p>
          </table:table-cell>
          <table:table-cell office:value-type="float" office:value="0.0605830936124139" calcext:value-type="float">
            <text:p>0,0606</text:p>
          </table:table-cell>
          <table:table-cell office:value-type="float" office:value="0.93952290517051" calcext:value-type="float">
            <text:p>0,9395</text:p>
          </table:table-cell>
          <table:table-cell office:value-type="float" office:value="10.735277272621" calcext:value-type="float">
            <text:p>10,7353</text:p>
          </table:table-cell>
          <table:table-cell office:value-type="float" office:value="0.720142465066124" calcext:value-type="float">
            <text:p>0,7201</text:p>
          </table:table-cell>
          <table:table-cell office:value-type="float" office:value="28.5772497737583" calcext:value-type="float">
            <text:p>28,5772</text:p>
          </table:table-cell>
          <table:table-cell office:value-type="float" office:value="18.8987606252054" calcext:value-type="float">
            <text:p>18,8988</text:p>
          </table:table-cell>
          <table:table-cell office:value-type="float" office:value="1.41967167414714" calcext:value-type="float">
            <text:p>1,4197</text:p>
          </table:table-cell>
          <table:table-cell office:value-type="float" office:value="0.370055034770235" calcext:value-type="float">
            <text:p>0,3701</text:p>
          </table:table-cell>
          <table:table-cell office:value-type="float" office:value="10.7064250330149" calcext:value-type="float">
            <text:p>10,7064</text:p>
          </table:table-cell>
          <table:table-cell office:value-type="float" office:value="144.709888592739" calcext:value-type="float">
            <text:p>144,70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485341368381498" calcext:value-type="float">
            <text:p>-0,0049</text:p>
          </table:table-cell>
          <table:table-cell office:value-type="float" office:value="0.0541607502648253" calcext:value-type="float">
            <text:p>0,0542</text:p>
          </table:table-cell>
          <table:table-cell office:value-type="float" office:value="0.932906354891596" calcext:value-type="float">
            <text:p>0,9329</text:p>
          </table:table-cell>
          <table:table-cell office:value-type="float" office:value="10.735277272621" calcext:value-type="float">
            <text:p>10,7353</text:p>
          </table:table-cell>
          <table:table-cell office:value-type="float" office:value="0.731227092717594" calcext:value-type="float">
            <text:p>0,7312</text:p>
          </table:table-cell>
          <table:table-cell office:value-type="float" office:value="37.4814541507087" calcext:value-type="float">
            <text:p>37,4815</text:p>
          </table:table-cell>
          <table:table-cell office:value-type="float" office:value="17.9406141420579" calcext:value-type="float">
            <text:p>17,9406</text:p>
          </table:table-cell>
          <table:table-cell office:value-type="float" office:value="1.36845897639715" calcext:value-type="float">
            <text:p>1,3685</text:p>
          </table:table-cell>
          <table:table-cell office:value-type="float" office:value="0.294820793441482" calcext:value-type="float">
            <text:p>0,2948</text:p>
          </table:table-cell>
          <table:table-cell office:value-type="float" office:value="10.2146617071213" calcext:value-type="float">
            <text:p>10,2147</text:p>
          </table:table-cell>
          <table:table-cell office:value-type="float" office:value="147.291999896279" calcext:value-type="float">
            <text:p>147,29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04987889675101" calcext:value-type="float">
            <text:p>0,0105</text:p>
          </table:table-cell>
          <table:table-cell office:value-type="float" office:value="0.0639070175940293" calcext:value-type="float">
            <text:p>0,0639</text:p>
          </table:table-cell>
          <table:table-cell office:value-type="float" office:value="0.969672691850688" calcext:value-type="float">
            <text:p>0,9697</text:p>
          </table:table-cell>
          <table:table-cell office:value-type="float" office:value="10.735277272621" calcext:value-type="float">
            <text:p>10,7353</text:p>
          </table:table-cell>
          <table:table-cell office:value-type="float" office:value="0.737696842440499" calcext:value-type="float">
            <text:p>0,7377</text:p>
          </table:table-cell>
          <table:table-cell office:value-type="float" office:value="13.1972350549263" calcext:value-type="float">
            <text:p>13,1972</text:p>
          </table:table-cell>
          <table:table-cell office:value-type="float" office:value="18.0284400791544" calcext:value-type="float">
            <text:p>18,0284</text:p>
          </table:table-cell>
          <table:table-cell office:value-type="float" office:value="0.149996599425435" calcext:value-type="float">
            <text:p>0,1500</text:p>
          </table:table-cell>
          <table:table-cell office:value-type="float" office:value="0.359828172726548" calcext:value-type="float">
            <text:p>0,3598</text:p>
          </table:table-cell>
          <table:table-cell office:value-type="float" office:value="10.2568898112843" calcext:value-type="float">
            <text:p>10,2569</text:p>
          </table:table-cell>
          <table:table-cell office:value-type="float" office:value="151.531302133149" calcext:value-type="float">
            <text:p>151,53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79236057332499" calcext:value-type="float">
            <text:p>0,0179</text:p>
          </table:table-cell>
          <table:table-cell office:value-type="float" office:value="0.027637923231757" calcext:value-type="float">
            <text:p>0,0276</text:p>
          </table:table-cell>
          <table:table-cell office:value-type="float" office:value="0.96051145606119" calcext:value-type="float">
            <text:p>0,9605</text:p>
          </table:table-cell>
          <table:table-cell office:value-type="float" office:value="10.735277272621" calcext:value-type="float">
            <text:p>10,7353</text:p>
          </table:table-cell>
          <table:table-cell office:value-type="float" office:value="0.730982306871109" calcext:value-type="float">
            <text:p>0,7310</text:p>
          </table:table-cell>
          <table:table-cell office:value-type="float" office:value="41.9115846009984" calcext:value-type="float">
            <text:p>41,9116</text:p>
          </table:table-cell>
          <table:table-cell office:value-type="float" office:value="19.3814680367602" calcext:value-type="float">
            <text:p>19,3815</text:p>
          </table:table-cell>
          <table:table-cell office:value-type="float" office:value="0.805313302903372" calcext:value-type="float">
            <text:p>0,8053</text:p>
          </table:table-cell>
          <table:table-cell office:value-type="float" office:value="0.443220089035769" calcext:value-type="float">
            <text:p>0,4432</text:p>
          </table:table-cell>
          <table:table-cell office:value-type="float" office:value="10.697088478134" calcext:value-type="float">
            <text:p>10,6971</text:p>
          </table:table-cell>
          <table:table-cell office:value-type="float" office:value="159.081353871478" calcext:value-type="float">
            <text:p>159,08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65369733613456" calcext:value-type="float">
            <text:p>0,0165</text:p>
          </table:table-cell>
          <table:table-cell office:value-type="float" office:value="0.0206918599404837" calcext:value-type="float">
            <text:p>0,0207</text:p>
          </table:table-cell>
          <table:table-cell office:value-type="float" office:value="0.947916540057707" calcext:value-type="float">
            <text:p>0,9479</text:p>
          </table:table-cell>
          <table:table-cell office:value-type="float" office:value="10.735277272621" calcext:value-type="float">
            <text:p>10,7353</text:p>
          </table:table-cell>
          <table:table-cell office:value-type="float" office:value="0.726249656951392" calcext:value-type="float">
            <text:p>0,7262</text:p>
          </table:table-cell>
          <table:table-cell office:value-type="float" office:value="30.8353283368399" calcext:value-type="float">
            <text:p>30,8353</text:p>
          </table:table-cell>
          <table:table-cell office:value-type="float" office:value="19.9318001653761" calcext:value-type="float">
            <text:p>19,9318</text:p>
          </table:table-cell>
          <table:table-cell office:value-type="float" office:value="0.584057800768804" calcext:value-type="float">
            <text:p>0,5841</text:p>
          </table:table-cell>
          <table:table-cell office:value-type="float" office:value="0.532178879608489" calcext:value-type="float">
            <text:p>0,5322</text:p>
          </table:table-cell>
          <table:table-cell office:value-type="float" office:value="10.9085578552917" calcext:value-type="float">
            <text:p>10,9086</text:p>
          </table:table-cell>
          <table:table-cell office:value-type="float" office:value="162.201552591787" calcext:value-type="float">
            <text:p>162,20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888180969144159" calcext:value-type="float">
            <text:p>0,0089</text:p>
          </table:table-cell>
          <table:table-cell office:value-type="float" office:value="7.40973750934534" calcext:value-type="float">
            <text:p>7,4097</text:p>
          </table:table-cell>
          <table:table-cell office:value-type="float" office:value="0.944881966469796" calcext:value-type="float">
            <text:p>0,9449</text:p>
          </table:table-cell>
          <table:table-cell office:value-type="float" office:value="10.9924045750221" calcext:value-type="float">
            <text:p>10,9924</text:p>
          </table:table-cell>
          <table:table-cell office:value-type="float" office:value="0.708285227453397" calcext:value-type="float">
            <text:p>0,7083</text:p>
          </table:table-cell>
          <table:table-cell office:value-type="float" office:value="1.54118227598321" calcext:value-type="float">
            <text:p>1,5412</text:p>
          </table:table-cell>
          <table:table-cell office:value-type="float" office:value="19.4380651988455" calcext:value-type="float">
            <text:p>19,4381</text:p>
          </table:table-cell>
          <table:table-cell office:value-type="float" office:value="-1.69482258381858" calcext:value-type="float">
            <text:p>-1,6948</text:p>
          </table:table-cell>
          <table:table-cell office:value-type="float" office:value="0.539290805050494" calcext:value-type="float">
            <text:p>0,5393</text:p>
          </table:table-cell>
          <table:table-cell office:value-type="float" office:value="8.90121082105217" calcext:value-type="float">
            <text:p>8,9012</text:p>
          </table:table-cell>
          <table:table-cell office:value-type="float" office:value="68.000238173931" calcext:value-type="float">
            <text:p>68,00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329104415402881" calcext:value-type="float">
            <text:p>0,0033</text:p>
          </table:table-cell>
          <table:table-cell office:value-type="float" office:value="7.39325762353673" calcext:value-type="float">
            <text:p>7,3933</text:p>
          </table:table-cell>
          <table:table-cell office:value-type="float" office:value="0.954586563929007" calcext:value-type="float">
            <text:p>0,9546</text:p>
          </table:table-cell>
          <table:table-cell office:value-type="float" office:value="10.9924045750221" calcext:value-type="float">
            <text:p>10,9924</text:p>
          </table:table-cell>
          <table:table-cell office:value-type="float" office:value="0.720798588001303" calcext:value-type="float">
            <text:p>0,7208</text:p>
          </table:table-cell>
          <table:table-cell office:value-type="float" office:value="1.82703209174997" calcext:value-type="float">
            <text:p>1,8270</text:p>
          </table:table-cell>
          <table:table-cell office:value-type="float" office:value="18.868211109691" calcext:value-type="float">
            <text:p>18,8682</text:p>
          </table:table-cell>
          <table:table-cell office:value-type="float" office:value="2.86312351602317" calcext:value-type="float">
            <text:p>2,8631</text:p>
          </table:table-cell>
          <table:table-cell office:value-type="float" office:value="0.586532691986894" calcext:value-type="float">
            <text:p>0,5865</text:p>
          </table:table-cell>
          <table:table-cell office:value-type="float" office:value="8.8513120109557" calcext:value-type="float">
            <text:p>8,8513</text:p>
          </table:table-cell>
          <table:table-cell office:value-type="float" office:value="67.6027726266515" calcext:value-type="float">
            <text:p>67,60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29174610969059" calcext:value-type="float">
            <text:p>0,0329</text:p>
          </table:table-cell>
          <table:table-cell office:value-type="float" office:value="8.52347959141262" calcext:value-type="float">
            <text:p>8,5235</text:p>
          </table:table-cell>
          <table:table-cell office:value-type="float" office:value="0.970395294106719" calcext:value-type="float">
            <text:p>0,9704</text:p>
          </table:table-cell>
          <table:table-cell office:value-type="float" office:value="10.9924045750221" calcext:value-type="float">
            <text:p>10,9924</text:p>
          </table:table-cell>
          <table:table-cell office:value-type="float" office:value="0.710119465673962" calcext:value-type="float">
            <text:p>0,7101</text:p>
          </table:table-cell>
          <table:table-cell office:value-type="float" office:value="1.86054682983784" calcext:value-type="float">
            <text:p>1,8605</text:p>
          </table:table-cell>
          <table:table-cell office:value-type="float" office:value="19.5977398187747" calcext:value-type="float">
            <text:p>19,5977</text:p>
          </table:table-cell>
          <table:table-cell office:value-type="float" office:value="5.83506063497256" calcext:value-type="float">
            <text:p>5,8351</text:p>
          </table:table-cell>
          <table:table-cell office:value-type="float" office:value="0.590930939690253" calcext:value-type="float">
            <text:p>0,5909</text:p>
          </table:table-cell>
          <table:table-cell office:value-type="float" office:value="8.53471501660231" calcext:value-type="float">
            <text:p>8,5347</text:p>
          </table:table-cell>
          <table:table-cell office:value-type="float" office:value="67.4227009658956" calcext:value-type="float">
            <text:p>67,42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90979289725419" calcext:value-type="float">
            <text:p>0,0191</text:p>
          </table:table-cell>
          <table:table-cell office:value-type="float" office:value="10.0687787005436" calcext:value-type="float">
            <text:p>10,0688</text:p>
          </table:table-cell>
          <table:table-cell office:value-type="float" office:value="0.955545861477217" calcext:value-type="float">
            <text:p>0,9555</text:p>
          </table:table-cell>
          <table:table-cell office:value-type="float" office:value="10.9924045750221" calcext:value-type="float">
            <text:p>10,9924</text:p>
          </table:table-cell>
          <table:table-cell office:value-type="float" office:value="0.715013131601724" calcext:value-type="float">
            <text:p>0,7150</text:p>
          </table:table-cell>
          <table:table-cell office:value-type="float" office:value="3.25819255676524" calcext:value-type="float">
            <text:p>3,2582</text:p>
          </table:table-cell>
          <table:table-cell office:value-type="float" office:value="20.334931838133" calcext:value-type="float">
            <text:p>20,3349</text:p>
          </table:table-cell>
          <table:table-cell office:value-type="float" office:value="8.7594648868379" calcext:value-type="float">
            <text:p>8,7595</text:p>
          </table:table-cell>
          <table:table-cell office:value-type="float" office:value="0.681072964187373" calcext:value-type="float">
            <text:p>0,6811</text:p>
          </table:table-cell>
          <table:table-cell office:value-type="float" office:value="8.15931284069621" calcext:value-type="float">
            <text:p>8,1593</text:p>
          </table:table-cell>
          <table:table-cell office:value-type="float" office:value="67.7102630544237" calcext:value-type="float">
            <text:p>67,71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5614672959769" calcext:value-type="float">
            <text:p>0,0156</text:p>
          </table:table-cell>
          <table:table-cell office:value-type="float" office:value="9.92381066949398" calcext:value-type="float">
            <text:p>9,9238</text:p>
          </table:table-cell>
          <table:table-cell office:value-type="float" office:value="0.969516342666863" calcext:value-type="float">
            <text:p>0,9695</text:p>
          </table:table-cell>
          <table:table-cell office:value-type="float" office:value="10.9924045750221" calcext:value-type="float">
            <text:p>10,9924</text:p>
          </table:table-cell>
          <table:table-cell office:value-type="float" office:value="0.696617472767266" calcext:value-type="float">
            <text:p>0,6966</text:p>
          </table:table-cell>
          <table:table-cell office:value-type="float" office:value="3.43864379570612" calcext:value-type="float">
            <text:p>3,4386</text:p>
          </table:table-cell>
          <table:table-cell office:value-type="float" office:value="20.9269394107918" calcext:value-type="float">
            <text:p>20,9269</text:p>
          </table:table-cell>
          <table:table-cell office:value-type="float" office:value="8.77613880741768" calcext:value-type="float">
            <text:p>8,7761</text:p>
          </table:table-cell>
          <table:table-cell office:value-type="float" office:value="0.805392739160981" calcext:value-type="float">
            <text:p>0,8054</text:p>
          </table:table-cell>
          <table:table-cell office:value-type="float" office:value="8.30271311670771" calcext:value-type="float">
            <text:p>8,3027</text:p>
          </table:table-cell>
          <table:table-cell office:value-type="float" office:value="67.9862512238084" calcext:value-type="float">
            <text:p>67,98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90663478908384" calcext:value-type="float">
            <text:p>0,0191</text:p>
          </table:table-cell>
          <table:table-cell office:value-type="float" office:value="8.2429985861008" calcext:value-type="float">
            <text:p>8,2430</text:p>
          </table:table-cell>
          <table:table-cell office:value-type="float" office:value="0.96110277205233" calcext:value-type="float">
            <text:p>0,9611</text:p>
          </table:table-cell>
          <table:table-cell office:value-type="float" office:value="11.0825377255046" calcext:value-type="float">
            <text:p>11,0825</text:p>
          </table:table-cell>
          <table:table-cell office:value-type="float" office:value="0.69052021465045" calcext:value-type="float">
            <text:p>0,6905</text:p>
          </table:table-cell>
          <table:table-cell office:value-type="float" office:value="6.18478333360108" calcext:value-type="float">
            <text:p>6,1848</text:p>
          </table:table-cell>
          <table:table-cell office:value-type="float" office:value="23.5401480034674" calcext:value-type="float">
            <text:p>23,5401</text:p>
          </table:table-cell>
          <table:table-cell office:value-type="float" office:value="3.05007861308057" calcext:value-type="float">
            <text:p>3,0501</text:p>
          </table:table-cell>
          <table:table-cell office:value-type="float" office:value="1.03473451527827" calcext:value-type="float">
            <text:p>1,0347</text:p>
          </table:table-cell>
          <table:table-cell office:value-type="float" office:value="8.28336224269744" calcext:value-type="float">
            <text:p>8,2834</text:p>
          </table:table-cell>
          <table:table-cell office:value-type="float" office:value="69.1345809368128" calcext:value-type="float">
            <text:p>69,13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76669297521299" calcext:value-type="float">
            <text:p>-0,0077</text:p>
          </table:table-cell>
          <table:table-cell office:value-type="float" office:value="9.4876603413179" calcext:value-type="float">
            <text:p>9,4877</text:p>
          </table:table-cell>
          <table:table-cell office:value-type="float" office:value="0.967103245020675" calcext:value-type="float">
            <text:p>0,9671</text:p>
          </table:table-cell>
          <table:table-cell office:value-type="float" office:value="11.0825377255046" calcext:value-type="float">
            <text:p>11,0825</text:p>
          </table:table-cell>
          <table:table-cell office:value-type="float" office:value="0.659681287641755" calcext:value-type="float">
            <text:p>0,6597</text:p>
          </table:table-cell>
          <table:table-cell office:value-type="float" office:value="4.44882120540337" calcext:value-type="float">
            <text:p>4,4488</text:p>
          </table:table-cell>
          <table:table-cell office:value-type="float" office:value="22.551572423717" calcext:value-type="float">
            <text:p>22,5516</text:p>
          </table:table-cell>
          <table:table-cell office:value-type="float" office:value="10.4336607734873" calcext:value-type="float">
            <text:p>10,4337</text:p>
          </table:table-cell>
          <table:table-cell office:value-type="float" office:value="1.24633301535167" calcext:value-type="float">
            <text:p>1,2463</text:p>
          </table:table-cell>
          <table:table-cell office:value-type="float" office:value="7.73510650653728" calcext:value-type="float">
            <text:p>7,7351</text:p>
          </table:table-cell>
          <table:table-cell office:value-type="float" office:value="69.7565368530951" calcext:value-type="float">
            <text:p>69,75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296663230698844" calcext:value-type="float">
            <text:p>-0,0297</text:p>
          </table:table-cell>
          <table:table-cell office:value-type="float" office:value="5.62258424872254" calcext:value-type="float">
            <text:p>5,6226</text:p>
          </table:table-cell>
          <table:table-cell office:value-type="float" office:value="0.944542063826719" calcext:value-type="float">
            <text:p>0,9445</text:p>
          </table:table-cell>
          <table:table-cell office:value-type="float" office:value="11.0825377255046" calcext:value-type="float">
            <text:p>11,0825</text:p>
          </table:table-cell>
          <table:table-cell office:value-type="float" office:value="0.683032587257901" calcext:value-type="float">
            <text:p>0,6830</text:p>
          </table:table-cell>
          <table:table-cell office:value-type="float" office:value="2.23364233576902" calcext:value-type="float">
            <text:p>2,2336</text:p>
          </table:table-cell>
          <table:table-cell office:value-type="float" office:value="23.2330316165117" calcext:value-type="float">
            <text:p>23,2330</text:p>
          </table:table-cell>
          <table:table-cell office:value-type="float" office:value="-5.20503012812982" calcext:value-type="float">
            <text:p>-5,2050</text:p>
          </table:table-cell>
          <table:table-cell office:value-type="float" office:value="1.2611272893768" calcext:value-type="float">
            <text:p>1,2611</text:p>
          </table:table-cell>
          <table:table-cell office:value-type="float" office:value="7.33843973218142" calcext:value-type="float">
            <text:p>7,3384</text:p>
          </table:table-cell>
          <table:table-cell office:value-type="float" office:value="66.2154523948611" calcext:value-type="float">
            <text:p>66,21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0556384123421871" calcext:value-type="float">
            <text:p>-0,0056</text:p>
          </table:table-cell>
          <table:table-cell office:value-type="float" office:value="6.68689402287509" calcext:value-type="float">
            <text:p>6,6869</text:p>
          </table:table-cell>
          <table:table-cell office:value-type="float" office:value="0.948640016952305" calcext:value-type="float">
            <text:p>0,9486</text:p>
          </table:table-cell>
          <table:table-cell office:value-type="float" office:value="11.0825377255046" calcext:value-type="float">
            <text:p>11,0825</text:p>
          </table:table-cell>
          <table:table-cell office:value-type="float" office:value="0.680238270085129" calcext:value-type="float">
            <text:p>0,6802</text:p>
          </table:table-cell>
          <table:table-cell office:value-type="float" office:value="5.04141347204387" calcext:value-type="float">
            <text:p>5,0414</text:p>
          </table:table-cell>
          <table:table-cell office:value-type="float" office:value="20.7265650090468" calcext:value-type="float">
            <text:p>20,7266</text:p>
          </table:table-cell>
          <table:table-cell office:value-type="float" office:value="5.95279762076146" calcext:value-type="float">
            <text:p>5,9528</text:p>
          </table:table-cell>
          <table:table-cell office:value-type="float" office:value="1.24566617956207" calcext:value-type="float">
            <text:p>1,2457</text:p>
          </table:table-cell>
          <table:table-cell office:value-type="float" office:value="7.18588107747156" calcext:value-type="float">
            <text:p>7,1859</text:p>
          </table:table-cell>
          <table:table-cell office:value-type="float" office:value="68.1900916013521" calcext:value-type="float">
            <text:p>68,19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0329947415690768" calcext:value-type="float">
            <text:p>-0,0033</text:p>
          </table:table-cell>
          <table:table-cell office:value-type="float" office:value="8.28511291027406" calcext:value-type="float">
            <text:p>8,2851</text:p>
          </table:table-cell>
          <table:table-cell office:value-type="float" office:value="0.942738619421627" calcext:value-type="float">
            <text:p>0,9427</text:p>
          </table:table-cell>
          <table:table-cell office:value-type="float" office:value="11.0825377255046" calcext:value-type="float">
            <text:p>11,0825</text:p>
          </table:table-cell>
          <table:table-cell office:value-type="float" office:value="0.652202815625353" calcext:value-type="float">
            <text:p>0,6522</text:p>
          </table:table-cell>
          <table:table-cell office:value-type="float" office:value="2.0640881458799" calcext:value-type="float">
            <text:p>2,0641</text:p>
          </table:table-cell>
          <table:table-cell office:value-type="float" office:value="21.4865394142191" calcext:value-type="float">
            <text:p>21,4865</text:p>
          </table:table-cell>
          <table:table-cell office:value-type="float" office:value="6.75105100789433" calcext:value-type="float">
            <text:p>6,7511</text:p>
          </table:table-cell>
          <table:table-cell office:value-type="float" office:value="1.297189390693" calcext:value-type="float">
            <text:p>1,2972</text:p>
          </table:table-cell>
          <table:table-cell office:value-type="float" office:value="6.74526201330231" calcext:value-type="float">
            <text:p>6,7453</text:p>
          </table:table-cell>
          <table:table-cell office:value-type="float" office:value="68.3254826786293" calcext:value-type="float">
            <text:p>68,32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37180810934883" calcext:value-type="float">
            <text:p>0,0137</text:p>
          </table:table-cell>
          <table:table-cell office:value-type="float" office:value="7.09024639555204" calcext:value-type="float">
            <text:p>7,0902</text:p>
          </table:table-cell>
          <table:table-cell office:value-type="float" office:value="0.964134510604887" calcext:value-type="float">
            <text:p>0,9641</text:p>
          </table:table-cell>
          <table:table-cell office:value-type="float" office:value="11.0496641022246" calcext:value-type="float">
            <text:p>11,0497</text:p>
          </table:table-cell>
          <table:table-cell office:value-type="float" office:value="0.664707403815546" calcext:value-type="float">
            <text:p>0,6647</text:p>
          </table:table-cell>
          <table:table-cell office:value-type="float" office:value="5.41434216530351" calcext:value-type="float">
            <text:p>5,4143</text:p>
          </table:table-cell>
          <table:table-cell office:value-type="float" office:value="22.4144262392285" calcext:value-type="float">
            <text:p>22,4144</text:p>
          </table:table-cell>
          <table:table-cell office:value-type="float" office:value="3.35717917570757" calcext:value-type="float">
            <text:p>3,3572</text:p>
          </table:table-cell>
          <table:table-cell office:value-type="float" office:value="1.31344098868985" calcext:value-type="float">
            <text:p>1,3134</text:p>
          </table:table-cell>
          <table:table-cell office:value-type="float" office:value="6.60508621555134" calcext:value-type="float">
            <text:p>6,6051</text:p>
          </table:table-cell>
          <table:table-cell office:value-type="float" office:value="67.9792553625889" calcext:value-type="float">
            <text:p>67,97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170168576375573" calcext:value-type="float">
            <text:p>-0,0017</text:p>
          </table:table-cell>
          <table:table-cell office:value-type="float" office:value="6.06605895811424" calcext:value-type="float">
            <text:p>6,0661</text:p>
          </table:table-cell>
          <table:table-cell office:value-type="float" office:value="0.969573344973466" calcext:value-type="float">
            <text:p>0,9696</text:p>
          </table:table-cell>
          <table:table-cell office:value-type="float" office:value="11.0496641022246" calcext:value-type="float">
            <text:p>11,0497</text:p>
          </table:table-cell>
          <table:table-cell office:value-type="float" office:value="0.680425022460942" calcext:value-type="float">
            <text:p>0,6804</text:p>
          </table:table-cell>
          <table:table-cell office:value-type="float" office:value="-0.264756305304329" calcext:value-type="float">
            <text:p>-0,2648</text:p>
          </table:table-cell>
          <table:table-cell office:value-type="float" office:value="23.5411264560285" calcext:value-type="float">
            <text:p>23,5411</text:p>
          </table:table-cell>
          <table:table-cell office:value-type="float" office:value="2.54452379543957" calcext:value-type="float">
            <text:p>2,5445</text:p>
          </table:table-cell>
          <table:table-cell office:value-type="float" office:value="1.20914158930136" calcext:value-type="float">
            <text:p>1,2091</text:p>
          </table:table-cell>
          <table:table-cell office:value-type="float" office:value="6.60839030100063" calcext:value-type="float">
            <text:p>6,6084</text:p>
          </table:table-cell>
          <table:table-cell office:value-type="float" office:value="68.0829882425621" calcext:value-type="float">
            <text:p>68,08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828128415449925" calcext:value-type="float">
            <text:p>0,0083</text:p>
          </table:table-cell>
          <table:table-cell office:value-type="float" office:value="5.71140767832576" calcext:value-type="float">
            <text:p>5,7114</text:p>
          </table:table-cell>
          <table:table-cell office:value-type="float" office:value="0.981980032725356" calcext:value-type="float">
            <text:p>0,9820</text:p>
          </table:table-cell>
          <table:table-cell office:value-type="float" office:value="11.0496641022246" calcext:value-type="float">
            <text:p>11,0497</text:p>
          </table:table-cell>
          <table:table-cell office:value-type="float" office:value="0.67444452318974" calcext:value-type="float">
            <text:p>0,6744</text:p>
          </table:table-cell>
          <table:table-cell office:value-type="float" office:value="0.656785843773064" calcext:value-type="float">
            <text:p>0,6568</text:p>
          </table:table-cell>
          <table:table-cell office:value-type="float" office:value="23.8180104968276" calcext:value-type="float">
            <text:p>23,8180</text:p>
          </table:table-cell>
          <table:table-cell office:value-type="float" office:value="0.329806193039389" calcext:value-type="float">
            <text:p>0,3298</text:p>
          </table:table-cell>
          <table:table-cell office:value-type="float" office:value="1.12773667734928" calcext:value-type="float">
            <text:p>1,1277</text:p>
          </table:table-cell>
          <table:table-cell office:value-type="float" office:value="6.79452690388078" calcext:value-type="float">
            <text:p>6,7945</text:p>
          </table:table-cell>
          <table:table-cell office:value-type="float" office:value="68.6225984556119" calcext:value-type="float">
            <text:p>68,62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924409215103417" calcext:value-type="float">
            <text:p>0,0092</text:p>
          </table:table-cell>
          <table:table-cell office:value-type="float" office:value="3.0951408378575" calcext:value-type="float">
            <text:p>3,0951</text:p>
          </table:table-cell>
          <table:table-cell office:value-type="float" office:value="0.977451033586031" calcext:value-type="float">
            <text:p>0,9775</text:p>
          </table:table-cell>
          <table:table-cell office:value-type="float" office:value="11.0496641022246" calcext:value-type="float">
            <text:p>11,0497</text:p>
          </table:table-cell>
          <table:table-cell office:value-type="float" office:value="0.68406273387291" calcext:value-type="float">
            <text:p>0,6841</text:p>
          </table:table-cell>
          <table:table-cell office:value-type="float" office:value="1.70676247230054" calcext:value-type="float">
            <text:p>1,7068</text:p>
          </table:table-cell>
          <table:table-cell office:value-type="float" office:value="23.7775951888897" calcext:value-type="float">
            <text:p>23,7776</text:p>
          </table:table-cell>
          <table:table-cell office:value-type="float" office:value="-2.82178390640169" calcext:value-type="float">
            <text:p>-2,8218</text:p>
          </table:table-cell>
          <table:table-cell office:value-type="float" office:value="1.02653332022962" calcext:value-type="float">
            <text:p>1,0265</text:p>
          </table:table-cell>
          <table:table-cell office:value-type="float" office:value="6.85850045347896" calcext:value-type="float">
            <text:p>6,8585</text:p>
          </table:table-cell>
          <table:table-cell office:value-type="float" office:value="69.5450340884486" calcext:value-type="float">
            <text:p>69,54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23603034979427" calcext:value-type="float">
            <text:p>0,0024</text:p>
          </table:table-cell>
          <table:table-cell office:value-type="float" office:value="3.84280985238203" calcext:value-type="float">
            <text:p>3,8428</text:p>
          </table:table-cell>
          <table:table-cell office:value-type="float" office:value="0.98382334858512" calcext:value-type="float">
            <text:p>0,9838</text:p>
          </table:table-cell>
          <table:table-cell office:value-type="float" office:value="11.0496641022246" calcext:value-type="float">
            <text:p>11,0497</text:p>
          </table:table-cell>
          <table:table-cell office:value-type="float" office:value="0.672671555563397" calcext:value-type="float">
            <text:p>0,6727</text:p>
          </table:table-cell>
          <table:table-cell office:value-type="float" office:value="-4.9505851552395" calcext:value-type="float">
            <text:p>-4,9506</text:p>
          </table:table-cell>
          <table:table-cell office:value-type="float" office:value="24.0771028337213" calcext:value-type="float">
            <text:p>24,0771</text:p>
          </table:table-cell>
          <table:table-cell office:value-type="float" office:value="-1.11406996930414" calcext:value-type="float">
            <text:p>-1,1141</text:p>
          </table:table-cell>
          <table:table-cell office:value-type="float" office:value="0.849521232088731" calcext:value-type="float">
            <text:p>0,8495</text:p>
          </table:table-cell>
          <table:table-cell office:value-type="float" office:value="6.73961640432309" calcext:value-type="float">
            <text:p>6,7396</text:p>
          </table:table-cell>
          <table:table-cell office:value-type="float" office:value="68.8040240314173" calcext:value-type="float">
            <text:p>68,80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0406020537916" calcext:value-type="float">
            <text:p>0,0104</text:p>
          </table:table-cell>
          <table:table-cell office:value-type="float" office:value="0.655456334694364" calcext:value-type="float">
            <text:p>0,6555</text:p>
          </table:table-cell>
          <table:table-cell office:value-type="float" office:value="0.271854375212043" calcext:value-type="float">
            <text:p>0,2719</text:p>
          </table:table-cell>
          <table:table-cell office:value-type="float" office:value="8.13383927632961" calcext:value-type="float">
            <text:p>8,1338</text:p>
          </table:table-cell>
          <table:table-cell office:value-type="float" office:value="0.301872582072573" calcext:value-type="float">
            <text:p>0,3019</text:p>
          </table:table-cell>
          <table:table-cell office:value-type="float" office:value="1.14235420043866" calcext:value-type="float">
            <text:p>1,1424</text:p>
          </table:table-cell>
          <table:table-cell office:value-type="float" office:value="15.2801677381625" calcext:value-type="float">
            <text:p>15,2802</text:p>
          </table:table-cell>
          <table:table-cell office:value-type="float" office:value="2.46309288552477" calcext:value-type="float">
            <text:p>2,4631</text:p>
          </table:table-cell>
          <table:table-cell office:value-type="float" office:value="2.13293430473379" calcext:value-type="float">
            <text:p>2,1329</text:p>
          </table:table-cell>
          <table:table-cell office:value-type="float" office:value="14.4374568515766" calcext:value-type="float">
            <text:p>14,4375</text:p>
          </table:table-cell>
          <table:table-cell office:value-type="float" office:value="30.109579970869" calcext:value-type="float">
            <text:p>30,10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64649387902143" calcext:value-type="float">
            <text:p>0,0265</text:p>
          </table:table-cell>
          <table:table-cell office:value-type="float" office:value="0.624542179708763" calcext:value-type="float">
            <text:p>0,6245</text:p>
          </table:table-cell>
          <table:table-cell office:value-type="float" office:value="0.272755856134985" calcext:value-type="float">
            <text:p>0,2728</text:p>
          </table:table-cell>
          <table:table-cell office:value-type="float" office:value="8.13383927632961" calcext:value-type="float">
            <text:p>8,1338</text:p>
          </table:table-cell>
          <table:table-cell office:value-type="float" office:value="0.3492737204429" calcext:value-type="float">
            <text:p>0,3493</text:p>
          </table:table-cell>
          <table:table-cell office:value-type="float" office:value="0.641481501535796" calcext:value-type="float">
            <text:p>0,6415</text:p>
          </table:table-cell>
          <table:table-cell office:value-type="float" office:value="15.1043102373264" calcext:value-type="float">
            <text:p>15,1043</text:p>
          </table:table-cell>
          <table:table-cell office:value-type="float" office:value="4.43839749011308" calcext:value-type="float">
            <text:p>4,4384</text:p>
          </table:table-cell>
          <table:table-cell office:value-type="float" office:value="2.0860543116557" calcext:value-type="float">
            <text:p>2,0861</text:p>
          </table:table-cell>
          <table:table-cell office:value-type="float" office:value="14.8787197106928" calcext:value-type="float">
            <text:p>14,8787</text:p>
          </table:table-cell>
          <table:table-cell office:value-type="float" office:value="33.8624178548376" calcext:value-type="float">
            <text:p>33,86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04797268395505" calcext:value-type="float">
            <text:p>0,0505</text:p>
          </table:table-cell>
          <table:table-cell office:value-type="float" office:value="0.746500451202355" calcext:value-type="float">
            <text:p>0,7465</text:p>
          </table:table-cell>
          <table:table-cell office:value-type="float" office:value="0.246755430216163" calcext:value-type="float">
            <text:p>0,2468</text:p>
          </table:table-cell>
          <table:table-cell office:value-type="float" office:value="8.13383927632961" calcext:value-type="float">
            <text:p>8,1338</text:p>
          </table:table-cell>
          <table:table-cell office:value-type="float" office:value="0.328408741755775" calcext:value-type="float">
            <text:p>0,3284</text:p>
          </table:table-cell>
          <table:table-cell office:value-type="float" office:value="1.14107520857784" calcext:value-type="float">
            <text:p>1,1411</text:p>
          </table:table-cell>
          <table:table-cell office:value-type="float" office:value="14.9780164451173" calcext:value-type="float">
            <text:p>14,9780</text:p>
          </table:table-cell>
          <table:table-cell office:value-type="float" office:value="7.74924724121924" calcext:value-type="float">
            <text:p>7,7492</text:p>
          </table:table-cell>
          <table:table-cell office:value-type="float" office:value="2.06175947582713" calcext:value-type="float">
            <text:p>2,0618</text:p>
          </table:table-cell>
          <table:table-cell office:value-type="float" office:value="15.9998794450216" calcext:value-type="float">
            <text:p>15,9999</text:p>
          </table:table-cell>
          <table:table-cell office:value-type="float" office:value="29.7780846404941" calcext:value-type="float">
            <text:p>29,77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533337286228361" calcext:value-type="float">
            <text:p>0,0533</text:p>
          </table:table-cell>
          <table:table-cell office:value-type="float" office:value="0.947565625372826" calcext:value-type="float">
            <text:p>0,9476</text:p>
          </table:table-cell>
          <table:table-cell office:value-type="float" office:value="0.243357519703571" calcext:value-type="float">
            <text:p>0,2434</text:p>
          </table:table-cell>
          <table:table-cell office:value-type="float" office:value="8.13383927632961" calcext:value-type="float">
            <text:p>8,1338</text:p>
          </table:table-cell>
          <table:table-cell office:value-type="float" office:value="0.356422252965835" calcext:value-type="float">
            <text:p>0,3564</text:p>
          </table:table-cell>
          <table:table-cell office:value-type="float" office:value="2.01000706792935" calcext:value-type="float">
            <text:p>2,0100</text:p>
          </table:table-cell>
          <table:table-cell office:value-type="float" office:value="17.4612317766965" calcext:value-type="float">
            <text:p>17,4612</text:p>
          </table:table-cell>
          <table:table-cell office:value-type="float" office:value="7.02646669753648" calcext:value-type="float">
            <text:p>7,0265</text:p>
          </table:table-cell>
          <table:table-cell office:value-type="float" office:value="2.05420419520403" calcext:value-type="float">
            <text:p>2,0542</text:p>
          </table:table-cell>
          <table:table-cell office:value-type="float" office:value="17.4872634189885" calcext:value-type="float">
            <text:p>17,4873</text:p>
          </table:table-cell>
          <table:table-cell office:value-type="float" office:value="35.0704172580589" calcext:value-type="float">
            <text:p>35,07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94639765199454" calcext:value-type="float">
            <text:p>0,0395</text:p>
          </table:table-cell>
          <table:table-cell office:value-type="float" office:value="0.949949216730455" calcext:value-type="float">
            <text:p>0,9499</text:p>
          </table:table-cell>
          <table:table-cell office:value-type="float" office:value="0.251959197929893" calcext:value-type="float">
            <text:p>0,2520</text:p>
          </table:table-cell>
          <table:table-cell office:value-type="float" office:value="8.13383927632961" calcext:value-type="float">
            <text:p>8,1338</text:p>
          </table:table-cell>
          <table:table-cell office:value-type="float" office:value="0.399712615090244" calcext:value-type="float">
            <text:p>0,3997</text:p>
          </table:table-cell>
          <table:table-cell office:value-type="float" office:value="3.11297798241514" calcext:value-type="float">
            <text:p>3,1130</text:p>
          </table:table-cell>
          <table:table-cell office:value-type="float" office:value="17.731994021538" calcext:value-type="float">
            <text:p>17,7320</text:p>
          </table:table-cell>
          <table:table-cell office:value-type="float" office:value="19.0522012476726" calcext:value-type="float">
            <text:p>19,0522</text:p>
          </table:table-cell>
          <table:table-cell office:value-type="float" office:value="2.04784553512615" calcext:value-type="float">
            <text:p>2,0478</text:p>
          </table:table-cell>
          <table:table-cell office:value-type="float" office:value="12.9661910186754" calcext:value-type="float">
            <text:p>12,9662</text:p>
          </table:table-cell>
          <table:table-cell office:value-type="float" office:value="38.0898467911032" calcext:value-type="float">
            <text:p>38,08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67882463056583" calcext:value-type="float">
            <text:p>0,0268</text:p>
          </table:table-cell>
          <table:table-cell office:value-type="float" office:value="0.968871126332967" calcext:value-type="float">
            <text:p>0,9689</text:p>
          </table:table-cell>
          <table:table-cell office:value-type="float" office:value="0.244217968013744" calcext:value-type="float">
            <text:p>0,2442</text:p>
          </table:table-cell>
          <table:table-cell office:value-type="float" office:value="8.31808464575797" calcext:value-type="float">
            <text:p>8,3181</text:p>
          </table:table-cell>
          <table:table-cell office:value-type="float" office:value="0.35903863954224" calcext:value-type="float">
            <text:p>0,3590</text:p>
          </table:table-cell>
          <table:table-cell office:value-type="float" office:value="3.66832281613449" calcext:value-type="float">
            <text:p>3,6683</text:p>
          </table:table-cell>
          <table:table-cell office:value-type="float" office:value="17.1870647220617" calcext:value-type="float">
            <text:p>17,1871</text:p>
          </table:table-cell>
          <table:table-cell office:value-type="float" office:value="7.2743193263574" calcext:value-type="float">
            <text:p>7,2743</text:p>
          </table:table-cell>
          <table:table-cell office:value-type="float" office:value="2.04084325322204" calcext:value-type="float">
            <text:p>2,0408</text:p>
          </table:table-cell>
          <table:table-cell office:value-type="float" office:value="13.2688354470547" calcext:value-type="float">
            <text:p>13,2688</text:p>
          </table:table-cell>
          <table:table-cell office:value-type="float" office:value="35.5947485086099" calcext:value-type="float">
            <text:p>35,59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357334452382752" calcext:value-type="float">
            <text:p>-0,0036</text:p>
          </table:table-cell>
          <table:table-cell office:value-type="float" office:value="1.07476476473895" calcext:value-type="float">
            <text:p>1,0748</text:p>
          </table:table-cell>
          <table:table-cell office:value-type="float" office:value="0.223557059746229" calcext:value-type="float">
            <text:p>0,2236</text:p>
          </table:table-cell>
          <table:table-cell office:value-type="float" office:value="8.31808464575797" calcext:value-type="float">
            <text:p>8,3181</text:p>
          </table:table-cell>
          <table:table-cell office:value-type="float" office:value="0.403576603909467" calcext:value-type="float">
            <text:p>0,4036</text:p>
          </table:table-cell>
          <table:table-cell office:value-type="float" office:value="3.1973600016996" calcext:value-type="float">
            <text:p>3,1974</text:p>
          </table:table-cell>
          <table:table-cell office:value-type="float" office:value="17.6058482922928" calcext:value-type="float">
            <text:p>17,6058</text:p>
          </table:table-cell>
          <table:table-cell office:value-type="float" office:value="13.2040098195573" calcext:value-type="float">
            <text:p>13,2040</text:p>
          </table:table-cell>
          <table:table-cell office:value-type="float" office:value="2.04442812140506" calcext:value-type="float">
            <text:p>2,0444</text:p>
          </table:table-cell>
          <table:table-cell office:value-type="float" office:value="14.7858592945967" calcext:value-type="float">
            <text:p>14,7859</text:p>
          </table:table-cell>
          <table:table-cell office:value-type="float" office:value="35.6729129760109" calcext:value-type="float">
            <text:p>35,67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0732944877400321" calcext:value-type="float">
            <text:p>0,0073</text:p>
          </table:table-cell>
          <table:table-cell office:value-type="float" office:value="0.558053766535175" calcext:value-type="float">
            <text:p>0,5581</text:p>
          </table:table-cell>
          <table:table-cell office:value-type="float" office:value="0.258370992304297" calcext:value-type="float">
            <text:p>0,2584</text:p>
          </table:table-cell>
          <table:table-cell office:value-type="float" office:value="8.31808464575797" calcext:value-type="float">
            <text:p>8,3181</text:p>
          </table:table-cell>
          <table:table-cell office:value-type="float" office:value="0.368552619789263" calcext:value-type="float">
            <text:p>0,3686</text:p>
          </table:table-cell>
          <table:table-cell office:value-type="float" office:value="1.39040226726245" calcext:value-type="float">
            <text:p>1,3904</text:p>
          </table:table-cell>
          <table:table-cell office:value-type="float" office:value="15.9494828180656" calcext:value-type="float">
            <text:p>15,9495</text:p>
          </table:table-cell>
          <table:table-cell office:value-type="float" office:value="20.6665158147255" calcext:value-type="float">
            <text:p>20,6665</text:p>
          </table:table-cell>
          <table:table-cell office:value-type="float" office:value="2.0593633097355" calcext:value-type="float">
            <text:p>2,0594</text:p>
          </table:table-cell>
          <table:table-cell office:value-type="float" office:value="12.7205247813455" calcext:value-type="float">
            <text:p>12,7205</text:p>
          </table:table-cell>
          <table:table-cell office:value-type="float" office:value="30.7135122596828" calcext:value-type="float">
            <text:p>30,71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0485834073752045" calcext:value-type="float">
            <text:p>-0,0049</text:p>
          </table:table-cell>
          <table:table-cell office:value-type="float" office:value="0.727011169184125" calcext:value-type="float">
            <text:p>0,7270</text:p>
          </table:table-cell>
          <table:table-cell office:value-type="float" office:value="0.281734714703305" calcext:value-type="float">
            <text:p>0,2817</text:p>
          </table:table-cell>
          <table:table-cell office:value-type="float" office:value="8.31808464575797" calcext:value-type="float">
            <text:p>8,3181</text:p>
          </table:table-cell>
          <table:table-cell office:value-type="float" office:value="0.333479213935466" calcext:value-type="float">
            <text:p>0,3335</text:p>
          </table:table-cell>
          <table:table-cell office:value-type="float" office:value="1.13975303013467" calcext:value-type="float">
            <text:p>1,1398</text:p>
          </table:table-cell>
          <table:table-cell office:value-type="float" office:value="14.2045575313264" calcext:value-type="float">
            <text:p>14,2046</text:p>
          </table:table-cell>
          <table:table-cell office:value-type="float" office:value="10.8502358223365" calcext:value-type="float">
            <text:p>10,8502</text:p>
          </table:table-cell>
          <table:table-cell office:value-type="float" office:value="2.07975534677765" calcext:value-type="float">
            <text:p>2,0798</text:p>
          </table:table-cell>
          <table:table-cell office:value-type="float" office:value="13.0748605838059" calcext:value-type="float">
            <text:p>13,0749</text:p>
          </table:table-cell>
          <table:table-cell office:value-type="float" office:value="32.8689265807295" calcext:value-type="float">
            <text:p>32,86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608759522581348" calcext:value-type="float">
            <text:p>0,0061</text:p>
          </table:table-cell>
          <table:table-cell office:value-type="float" office:value="0.943100732244184" calcext:value-type="float">
            <text:p>0,9431</text:p>
          </table:table-cell>
          <table:table-cell office:value-type="float" office:value="0.240457459495262" calcext:value-type="float">
            <text:p>0,2405</text:p>
          </table:table-cell>
          <table:table-cell office:value-type="float" office:value="8.31808464575797" calcext:value-type="float">
            <text:p>8,3181</text:p>
          </table:table-cell>
          <table:table-cell office:value-type="float" office:value="0.333032132577952" calcext:value-type="float">
            <text:p>0,3330</text:p>
          </table:table-cell>
          <table:table-cell office:value-type="float" office:value="0.620823100122343" calcext:value-type="float">
            <text:p>0,6208</text:p>
          </table:table-cell>
          <table:table-cell office:value-type="float" office:value="12.520627649586" calcext:value-type="float">
            <text:p>12,5206</text:p>
          </table:table-cell>
          <table:table-cell office:value-type="float" office:value="19.6446550489866" calcext:value-type="float">
            <text:p>19,6447</text:p>
          </table:table-cell>
          <table:table-cell office:value-type="float" office:value="2.10255250784699" calcext:value-type="float">
            <text:p>2,1026</text:p>
          </table:table-cell>
          <table:table-cell office:value-type="float" office:value="13.8301058630674" calcext:value-type="float">
            <text:p>13,8301</text:p>
          </table:table-cell>
          <table:table-cell office:value-type="float" office:value="32.2793078069784" calcext:value-type="float">
            <text:p>32,27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32966921608499" calcext:value-type="float">
            <text:p>0,0133</text:p>
          </table:table-cell>
          <table:table-cell office:value-type="float" office:value="1.03280953963247" calcext:value-type="float">
            <text:p>1,0328</text:p>
          </table:table-cell>
          <table:table-cell office:value-type="float" office:value="0.244922851298807" calcext:value-type="float">
            <text:p>0,2449</text:p>
          </table:table-cell>
          <table:table-cell office:value-type="float" office:value="8.33060877286898" calcext:value-type="float">
            <text:p>8,3306</text:p>
          </table:table-cell>
          <table:table-cell office:value-type="float" office:value="0.347308181031613" calcext:value-type="float">
            <text:p>0,3473</text:p>
          </table:table-cell>
          <table:table-cell office:value-type="float" office:value="0.382826516848328" calcext:value-type="float">
            <text:p>0,3828</text:p>
          </table:table-cell>
          <table:table-cell office:value-type="float" office:value="13.4759583967276" calcext:value-type="float">
            <text:p>13,4760</text:p>
          </table:table-cell>
          <table:table-cell office:value-type="float" office:value="5.9685743809281" calcext:value-type="float">
            <text:p>5,9686</text:p>
          </table:table-cell>
          <table:table-cell office:value-type="float" office:value="2.11726879973267" calcext:value-type="float">
            <text:p>2,1173</text:p>
          </table:table-cell>
          <table:table-cell office:value-type="float" office:value="14.0158331878383" calcext:value-type="float">
            <text:p>14,0158</text:p>
          </table:table-cell>
          <table:table-cell office:value-type="float" office:value="28.6713097283937" calcext:value-type="float">
            <text:p>28,67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18856791619837" calcext:value-type="float">
            <text:p>0,0219</text:p>
          </table:table-cell>
          <table:table-cell office:value-type="float" office:value="1.01692080690509" calcext:value-type="float">
            <text:p>1,0169</text:p>
          </table:table-cell>
          <table:table-cell office:value-type="float" office:value="0.251856442978255" calcext:value-type="float">
            <text:p>0,2519</text:p>
          </table:table-cell>
          <table:table-cell office:value-type="float" office:value="8.33060877286898" calcext:value-type="float">
            <text:p>8,3306</text:p>
          </table:table-cell>
          <table:table-cell office:value-type="float" office:value="0.327565359872014" calcext:value-type="float">
            <text:p>0,3276</text:p>
          </table:table-cell>
          <table:table-cell office:value-type="float" office:value="0.576510795073031" calcext:value-type="float">
            <text:p>0,5765</text:p>
          </table:table-cell>
          <table:table-cell office:value-type="float" office:value="13.3573297701946" calcext:value-type="float">
            <text:p>13,3573</text:p>
          </table:table-cell>
          <table:table-cell office:value-type="float" office:value="6.96594307851122" calcext:value-type="float">
            <text:p>6,9659</text:p>
          </table:table-cell>
          <table:table-cell office:value-type="float" office:value="2.11398694303088" calcext:value-type="float">
            <text:p>2,1140</text:p>
          </table:table-cell>
          <table:table-cell office:value-type="float" office:value="13.5681120600402" calcext:value-type="float">
            <text:p>13,5681</text:p>
          </table:table-cell>
          <table:table-cell office:value-type="float" office:value="29.20788064878" calcext:value-type="float">
            <text:p>29,20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48094118623712" calcext:value-type="float">
            <text:p>0,0248</text:p>
          </table:table-cell>
          <table:table-cell office:value-type="float" office:value="0.916405552029255" calcext:value-type="float">
            <text:p>0,9164</text:p>
          </table:table-cell>
          <table:table-cell office:value-type="float" office:value="0.276265192585007" calcext:value-type="float">
            <text:p>0,2763</text:p>
          </table:table-cell>
          <table:table-cell office:value-type="float" office:value="8.33060877286898" calcext:value-type="float">
            <text:p>8,3306</text:p>
          </table:table-cell>
          <table:table-cell office:value-type="float" office:value="0.346090108274617" calcext:value-type="float">
            <text:p>0,3461</text:p>
          </table:table-cell>
          <table:table-cell office:value-type="float" office:value="0.764443119170735" calcext:value-type="float">
            <text:p>0,7644</text:p>
          </table:table-cell>
          <table:table-cell office:value-type="float" office:value="13.035271241523" calcext:value-type="float">
            <text:p>13,0353</text:p>
          </table:table-cell>
          <table:table-cell office:value-type="float" office:value="7.41155324090015" calcext:value-type="float">
            <text:p>7,4116</text:p>
          </table:table-cell>
          <table:table-cell office:value-type="float" office:value="2.08779242867002" calcext:value-type="float">
            <text:p>2,0878</text:p>
          </table:table-cell>
          <table:table-cell office:value-type="float" office:value="13.5424307987606" calcext:value-type="float">
            <text:p>13,5424</text:p>
          </table:table-cell>
          <table:table-cell office:value-type="float" office:value="27.7750760661625" calcext:value-type="float">
            <text:p>27,77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57723076991212" calcext:value-type="float">
            <text:p>0,0258</text:p>
          </table:table-cell>
          <table:table-cell office:value-type="float" office:value="0.408242337401486" calcext:value-type="float">
            <text:p>0,4082</text:p>
          </table:table-cell>
          <table:table-cell office:value-type="float" office:value="0.274664423047836" calcext:value-type="float">
            <text:p>0,2747</text:p>
          </table:table-cell>
          <table:table-cell office:value-type="float" office:value="8.33060877286898" calcext:value-type="float">
            <text:p>8,3306</text:p>
          </table:table-cell>
          <table:table-cell office:value-type="float" office:value="0.365996688348475" calcext:value-type="float">
            <text:p>0,3660</text:p>
          </table:table-cell>
          <table:table-cell office:value-type="float" office:value="0.599136311955731" calcext:value-type="float">
            <text:p>0,5991</text:p>
          </table:table-cell>
          <table:table-cell office:value-type="float" office:value="14.1070323814921" calcext:value-type="float">
            <text:p>14,1070</text:p>
          </table:table-cell>
          <table:table-cell office:value-type="float" office:value="4.11024678038336" calcext:value-type="float">
            <text:p>4,1102</text:p>
          </table:table-cell>
          <table:table-cell office:value-type="float" office:value="2.04540725481691" calcext:value-type="float">
            <text:p>2,0454</text:p>
          </table:table-cell>
          <table:table-cell office:value-type="float" office:value="12.7920897341408" calcext:value-type="float">
            <text:p>12,7921</text:p>
          </table:table-cell>
          <table:table-cell office:value-type="float" office:value="25.5819701412746" calcext:value-type="float">
            <text:p>25,58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380852920791" calcext:value-type="float">
            <text:p>0,0338</text:p>
          </table:table-cell>
          <table:table-cell office:value-type="float" office:value="0.432625654873751" calcext:value-type="float">
            <text:p>0,4326</text:p>
          </table:table-cell>
          <table:table-cell office:value-type="float" office:value="0.265123081401134" calcext:value-type="float">
            <text:p>0,2651</text:p>
          </table:table-cell>
          <table:table-cell office:value-type="float" office:value="8.33060877286898" calcext:value-type="float">
            <text:p>8,3306</text:p>
          </table:table-cell>
          <table:table-cell office:value-type="float" office:value="0.356814661530562" calcext:value-type="float">
            <text:p>0,3568</text:p>
          </table:table-cell>
          <table:table-cell office:value-type="float" office:value="0.892861507778696" calcext:value-type="float">
            <text:p>0,8929</text:p>
          </table:table-cell>
          <table:table-cell office:value-type="float" office:value="14.086124563479" calcext:value-type="float">
            <text:p>14,0861</text:p>
          </table:table-cell>
          <table:table-cell office:value-type="float" office:value="0.400237450145212" calcext:value-type="float">
            <text:p>0,4002</text:p>
          </table:table-cell>
          <table:table-cell office:value-type="float" office:value="1.99856259439394" calcext:value-type="float">
            <text:p>1,9986</text:p>
          </table:table-cell>
          <table:table-cell office:value-type="float" office:value="12.080755043235" calcext:value-type="float">
            <text:p>12,0808</text:p>
          </table:table-cell>
          <table:table-cell office:value-type="float" office:value="26.4348314600524" calcext:value-type="float">
            <text:p>26,43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294639848535816" calcext:value-type="float">
            <text:p>0,0029</text:p>
          </table:table-cell>
          <table:table-cell office:value-type="float" office:value="0" calcext:value-type="float">
            <text:p>0,0000</text:p>
          </table:table-cell>
          <table:table-cell office:value-type="float" office:value="0.453000578422612" calcext:value-type="float">
            <text:p>0,4530</text:p>
          </table:table-cell>
          <table:table-cell office:value-type="float" office:value="9.26025035666552" calcext:value-type="float">
            <text:p>9,2603</text:p>
          </table:table-cell>
          <table:table-cell office:value-type="float" office:value="0.491666609213901" calcext:value-type="float">
            <text:p>0,4917</text:p>
          </table:table-cell>
          <table:table-cell office:value-type="float" office:value="1.90160148860227" calcext:value-type="float">
            <text:p>1,9016</text:p>
          </table:table-cell>
          <table:table-cell office:value-type="float" office:value="16.6943603255776" calcext:value-type="float">
            <text:p>16,6944</text:p>
          </table:table-cell>
          <table:table-cell office:value-type="float" office:value="1.67133575225375" calcext:value-type="float">
            <text:p>1,6713</text:p>
          </table:table-cell>
          <table:table-cell office:value-type="float" office:value="1.91002719697248" calcext:value-type="float">
            <text:p>1,9100</text:p>
          </table:table-cell>
          <table:table-cell office:value-type="float" office:value="9.44976656860529" calcext:value-type="float">
            <text:p>9,4498</text:p>
          </table:table-cell>
          <table:table-cell office:value-type="float" office:value="126.676065211343" calcext:value-type="float">
            <text:p>126,67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23501952531358" calcext:value-type="float">
            <text:p>0,0224</text:p>
          </table:table-cell>
          <table:table-cell office:value-type="float" office:value="0" calcext:value-type="float">
            <text:p>0,0000</text:p>
          </table:table-cell>
          <table:table-cell office:value-type="float" office:value="0.440850943929545" calcext:value-type="float">
            <text:p>0,4409</text:p>
          </table:table-cell>
          <table:table-cell office:value-type="float" office:value="9.26025035666552" calcext:value-type="float">
            <text:p>9,2603</text:p>
          </table:table-cell>
          <table:table-cell office:value-type="float" office:value="0.494715805850031" calcext:value-type="float">
            <text:p>0,4947</text:p>
          </table:table-cell>
          <table:table-cell office:value-type="float" office:value="7.67198365950729" calcext:value-type="float">
            <text:p>7,6720</text:p>
          </table:table-cell>
          <table:table-cell office:value-type="float" office:value="21.0035442432183" calcext:value-type="float">
            <text:p>21,0035</text:p>
          </table:table-cell>
          <table:table-cell office:value-type="float" office:value="1.13136421793708" calcext:value-type="float">
            <text:p>1,1314</text:p>
          </table:table-cell>
          <table:table-cell office:value-type="float" office:value="1.88444908792033" calcext:value-type="float">
            <text:p>1,8844</text:p>
          </table:table-cell>
          <table:table-cell office:value-type="float" office:value="8.92826404639726" calcext:value-type="float">
            <text:p>8,9283</text:p>
          </table:table-cell>
          <table:table-cell office:value-type="float" office:value="113.486535515064" calcext:value-type="float">
            <text:p>113,48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38900077281888" calcext:value-type="float">
            <text:p>0,0539</text:p>
          </table:table-cell>
          <table:table-cell office:value-type="float" office:value="0" calcext:value-type="float">
            <text:p>0,0000</text:p>
          </table:table-cell>
          <table:table-cell office:value-type="float" office:value="0.442454412782294" calcext:value-type="float">
            <text:p>0,4425</text:p>
          </table:table-cell>
          <table:table-cell office:value-type="float" office:value="9.26025035666552" calcext:value-type="float">
            <text:p>9,2603</text:p>
          </table:table-cell>
          <table:table-cell office:value-type="float" office:value="0.484694849448087" calcext:value-type="float">
            <text:p>0,4847</text:p>
          </table:table-cell>
          <table:table-cell office:value-type="float" office:value="8.51173989668164" calcext:value-type="float">
            <text:p>8,5117</text:p>
          </table:table-cell>
          <table:table-cell office:value-type="float" office:value="20.4049271590824" calcext:value-type="float">
            <text:p>20,4049</text:p>
          </table:table-cell>
          <table:table-cell office:value-type="float" office:value="1.96500459793631" calcext:value-type="float">
            <text:p>1,9650</text:p>
          </table:table-cell>
          <table:table-cell office:value-type="float" office:value="1.86360249273654" calcext:value-type="float">
            <text:p>1,8636</text:p>
          </table:table-cell>
          <table:table-cell office:value-type="float" office:value="8.59727159271518" calcext:value-type="float">
            <text:p>8,5973</text:p>
          </table:table-cell>
          <table:table-cell office:value-type="float" office:value="122.737068158961" calcext:value-type="float">
            <text:p>122,73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509823846818325" calcext:value-type="float">
            <text:p>0,0510</text:p>
          </table:table-cell>
          <table:table-cell office:value-type="float" office:value="0" calcext:value-type="float">
            <text:p>0,0000</text:p>
          </table:table-cell>
          <table:table-cell office:value-type="float" office:value="0.446174627606796" calcext:value-type="float">
            <text:p>0,4462</text:p>
          </table:table-cell>
          <table:table-cell office:value-type="float" office:value="9.26025035666552" calcext:value-type="float">
            <text:p>9,2603</text:p>
          </table:table-cell>
          <table:table-cell office:value-type="float" office:value="0.453961298359352" calcext:value-type="float">
            <text:p>0,4540</text:p>
          </table:table-cell>
          <table:table-cell office:value-type="float" office:value="6.74467712664467" calcext:value-type="float">
            <text:p>6,7447</text:p>
          </table:table-cell>
          <table:table-cell office:value-type="float" office:value="20.7007533878857" calcext:value-type="float">
            <text:p>20,7008</text:p>
          </table:table-cell>
          <table:table-cell office:value-type="float" office:value="1.74832129569221" calcext:value-type="float">
            <text:p>1,7483</text:p>
          </table:table-cell>
          <table:table-cell office:value-type="float" office:value="1.84623257989656" calcext:value-type="float">
            <text:p>1,8462</text:p>
          </table:table-cell>
          <table:table-cell office:value-type="float" office:value="8.26010054637809" calcext:value-type="float">
            <text:p>8,2601</text:p>
          </table:table-cell>
          <table:table-cell office:value-type="float" office:value="127.364840221406" calcext:value-type="float">
            <text:p>127,36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47044370265046" calcext:value-type="float">
            <text:p>0,0647</text:p>
          </table:table-cell>
          <table:table-cell office:value-type="float" office:value="0" calcext:value-type="float">
            <text:p>0,0000</text:p>
          </table:table-cell>
          <table:table-cell office:value-type="float" office:value="0.435033996145498" calcext:value-type="float">
            <text:p>0,4350</text:p>
          </table:table-cell>
          <table:table-cell office:value-type="float" office:value="9.26025035666552" calcext:value-type="float">
            <text:p>9,2603</text:p>
          </table:table-cell>
          <table:table-cell office:value-type="float" office:value="0.571553644598331" calcext:value-type="float">
            <text:p>0,5716</text:p>
          </table:table-cell>
          <table:table-cell office:value-type="float" office:value="16.229490452043" calcext:value-type="float">
            <text:p>16,2295</text:p>
          </table:table-cell>
          <table:table-cell office:value-type="float" office:value="22.5168412451727" calcext:value-type="float">
            <text:p>22,5168</text:p>
          </table:table-cell>
          <table:table-cell office:value-type="float" office:value="1.9699848219837" calcext:value-type="float">
            <text:p>1,9700</text:p>
          </table:table-cell>
          <table:table-cell office:value-type="float" office:value="1.82797765786944" calcext:value-type="float">
            <text:p>1,8280</text:p>
          </table:table-cell>
          <table:table-cell office:value-type="float" office:value="8.04011426447636" calcext:value-type="float">
            <text:p>8,0401</text:p>
          </table:table-cell>
          <table:table-cell office:value-type="float" office:value="128.150593843242" calcext:value-type="float">
            <text:p>128,15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951002970792239" calcext:value-type="float">
            <text:p>0,0951</text:p>
          </table:table-cell>
          <table:table-cell office:value-type="float" office:value="0" calcext:value-type="float">
            <text:p>0,0000</text:p>
          </table:table-cell>
          <table:table-cell office:value-type="float" office:value="0.430727660381343" calcext:value-type="float">
            <text:p>0,4307</text:p>
          </table:table-cell>
          <table:table-cell office:value-type="float" office:value="9.54729144741243" calcext:value-type="float">
            <text:p>9,5473</text:p>
          </table:table-cell>
          <table:table-cell office:value-type="float" office:value="0.556295283590062" calcext:value-type="float">
            <text:p>0,5563</text:p>
          </table:table-cell>
          <table:table-cell office:value-type="float" office:value="10.443283480648" calcext:value-type="float">
            <text:p>10,4433</text:p>
          </table:table-cell>
          <table:table-cell office:value-type="float" office:value="27.8674140826983" calcext:value-type="float">
            <text:p>27,8674</text:p>
          </table:table-cell>
          <table:table-cell office:value-type="float" office:value="4.82493992296618" calcext:value-type="float">
            <text:p>4,8249</text:p>
          </table:table-cell>
          <table:table-cell office:value-type="float" office:value="1.80853904575408" calcext:value-type="float">
            <text:p>1,8085</text:p>
          </table:table-cell>
          <table:table-cell office:value-type="float" office:value="7.15686857055426" calcext:value-type="float">
            <text:p>7,1569</text:p>
          </table:table-cell>
          <table:table-cell office:value-type="float" office:value="137.011546291233" calcext:value-type="float">
            <text:p>137,01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760739904772052" calcext:value-type="float">
            <text:p>0,0761</text:p>
          </table:table-cell>
          <table:table-cell office:value-type="float" office:value="0" calcext:value-type="float">
            <text:p>0,0000</text:p>
          </table:table-cell>
          <table:table-cell office:value-type="float" office:value="0.424459495231606" calcext:value-type="float">
            <text:p>0,4245</text:p>
          </table:table-cell>
          <table:table-cell office:value-type="float" office:value="9.54729144741243" calcext:value-type="float">
            <text:p>9,5473</text:p>
          </table:table-cell>
          <table:table-cell office:value-type="float" office:value="0.59809686541172" calcext:value-type="float">
            <text:p>0,5981</text:p>
          </table:table-cell>
          <table:table-cell office:value-type="float" office:value="9.50075760790259" calcext:value-type="float">
            <text:p>9,5008</text:p>
          </table:table-cell>
          <table:table-cell office:value-type="float" office:value="31.5500224468318" calcext:value-type="float">
            <text:p>31,5500</text:p>
          </table:table-cell>
          <table:table-cell office:value-type="float" office:value="7.52749530111186" calcext:value-type="float">
            <text:p>7,5275</text:p>
          </table:table-cell>
          <table:table-cell office:value-type="float" office:value="1.79230989792463" calcext:value-type="float">
            <text:p>1,7923</text:p>
          </table:table-cell>
          <table:table-cell office:value-type="float" office:value="7.07330290848879" calcext:value-type="float">
            <text:p>7,0733</text:p>
          </table:table-cell>
          <table:table-cell office:value-type="float" office:value="151.904997445037" calcext:value-type="float">
            <text:p>151,90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543749212022959" calcext:value-type="float">
            <text:p>-0,0054</text:p>
          </table:table-cell>
          <table:table-cell office:value-type="float" office:value="0" calcext:value-type="float">
            <text:p>0,0000</text:p>
          </table:table-cell>
          <table:table-cell office:value-type="float" office:value="0.446310933618461" calcext:value-type="float">
            <text:p>0,4463</text:p>
          </table:table-cell>
          <table:table-cell office:value-type="float" office:value="9.54729144741243" calcext:value-type="float">
            <text:p>9,5473</text:p>
          </table:table-cell>
          <table:table-cell office:value-type="float" office:value="0.624745373050813" calcext:value-type="float">
            <text:p>0,6247</text:p>
          </table:table-cell>
          <table:table-cell office:value-type="float" office:value="4.00307772694338" calcext:value-type="float">
            <text:p>4,0031</text:p>
          </table:table-cell>
          <table:table-cell office:value-type="float" office:value="28.9715539047182" calcext:value-type="float">
            <text:p>28,9716</text:p>
          </table:table-cell>
          <table:table-cell office:value-type="float" office:value="6.47095991225272" calcext:value-type="float">
            <text:p>6,4710</text:p>
          </table:table-cell>
          <table:table-cell office:value-type="float" office:value="1.77907980471464" calcext:value-type="float">
            <text:p>1,7791</text:p>
          </table:table-cell>
          <table:table-cell office:value-type="float" office:value="7.28597872222762" calcext:value-type="float">
            <text:p>7,2860</text:p>
          </table:table-cell>
          <table:table-cell office:value-type="float" office:value="139.60254743892" calcext:value-type="float">
            <text:p>139,60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89674302210015" calcext:value-type="float">
            <text:p>0,0390</text:p>
          </table:table-cell>
          <table:table-cell office:value-type="float" office:value="0" calcext:value-type="float">
            <text:p>0,0000</text:p>
          </table:table-cell>
          <table:table-cell office:value-type="float" office:value="0.449957096339297" calcext:value-type="float">
            <text:p>0,4500</text:p>
          </table:table-cell>
          <table:table-cell office:value-type="float" office:value="9.54729144741243" calcext:value-type="float">
            <text:p>9,5473</text:p>
          </table:table-cell>
          <table:table-cell office:value-type="float" office:value="0.615469741469475" calcext:value-type="float">
            <text:p>0,6155</text:p>
          </table:table-cell>
          <table:table-cell office:value-type="float" office:value="8.65853948499166" calcext:value-type="float">
            <text:p>8,6585</text:p>
          </table:table-cell>
          <table:table-cell office:value-type="float" office:value="29.6131730044648" calcext:value-type="float">
            <text:p>29,6132</text:p>
          </table:table-cell>
          <table:table-cell office:value-type="float" office:value="2.59015390175779" calcext:value-type="float">
            <text:p>2,5902</text:p>
          </table:table-cell>
          <table:table-cell office:value-type="float" office:value="1.76774570105356" calcext:value-type="float">
            <text:p>1,7677</text:p>
          </table:table-cell>
          <table:table-cell office:value-type="float" office:value="7.09680329345696" calcext:value-type="float">
            <text:p>7,0968</text:p>
          </table:table-cell>
          <table:table-cell office:value-type="float" office:value="148.274301505125" calcext:value-type="float">
            <text:p>148,27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89616090647457" calcext:value-type="float">
            <text:p>0,0896</text:p>
          </table:table-cell>
          <table:table-cell office:value-type="float" office:value="0" calcext:value-type="float">
            <text:p>0,0000</text:p>
          </table:table-cell>
          <table:table-cell office:value-type="float" office:value="0.4733780392333" calcext:value-type="float">
            <text:p>0,4734</text:p>
          </table:table-cell>
          <table:table-cell office:value-type="float" office:value="9.54729144741243" calcext:value-type="float">
            <text:p>9,5473</text:p>
          </table:table-cell>
          <table:table-cell office:value-type="float" office:value="0.644489862193921" calcext:value-type="float">
            <text:p>0,6445</text:p>
          </table:table-cell>
          <table:table-cell office:value-type="float" office:value="12.6724749323939" calcext:value-type="float">
            <text:p>12,6725</text:p>
          </table:table-cell>
          <table:table-cell office:value-type="float" office:value="31.1384407440391" calcext:value-type="float">
            <text:p>31,1384</text:p>
          </table:table-cell>
          <table:table-cell office:value-type="float" office:value="5.84409898477473" calcext:value-type="float">
            <text:p>5,8441</text:p>
          </table:table-cell>
          <table:table-cell office:value-type="float" office:value="1.75653992173442" calcext:value-type="float">
            <text:p>1,7565</text:p>
          </table:table-cell>
          <table:table-cell office:value-type="float" office:value="6.33821306402611" calcext:value-type="float">
            <text:p>6,3382</text:p>
          </table:table-cell>
          <table:table-cell office:value-type="float" office:value="157.33443127043" calcext:value-type="float">
            <text:p>157,33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758773441622829" calcext:value-type="float">
            <text:p>0,0759</text:p>
          </table:table-cell>
          <table:table-cell office:value-type="float" office:value="0" calcext:value-type="float">
            <text:p>0,0000</text:p>
          </table:table-cell>
          <table:table-cell office:value-type="float" office:value="0.420136288745094" calcext:value-type="float">
            <text:p>0,4201</text:p>
          </table:table-cell>
          <table:table-cell office:value-type="float" office:value="9.82296428402339" calcext:value-type="float">
            <text:p>9,8230</text:p>
          </table:table-cell>
          <table:table-cell office:value-type="float" office:value="0.637388836312401" calcext:value-type="float">
            <text:p>0,6374</text:p>
          </table:table-cell>
          <table:table-cell office:value-type="float" office:value="8.36489016737696" calcext:value-type="float">
            <text:p>8,3649</text:p>
          </table:table-cell>
          <table:table-cell office:value-type="float" office:value="35.4706507792443" calcext:value-type="float">
            <text:p>35,4707</text:p>
          </table:table-cell>
          <table:table-cell office:value-type="float" office:value="6.17573386912875" calcext:value-type="float">
            <text:p>6,1757</text:p>
          </table:table-cell>
          <table:table-cell office:value-type="float" office:value="1.74201541263202" calcext:value-type="float">
            <text:p>1,7420</text:p>
          </table:table-cell>
          <table:table-cell office:value-type="float" office:value="6.23165755944219" calcext:value-type="float">
            <text:p>6,2317</text:p>
          </table:table-cell>
          <table:table-cell office:value-type="float" office:value="158.208965079501" calcext:value-type="float">
            <text:p>158,20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9538023803974" calcext:value-type="float">
            <text:p>0,0495</text:p>
          </table:table-cell>
          <table:table-cell office:value-type="float" office:value="0" calcext:value-type="float">
            <text:p>0,0000</text:p>
          </table:table-cell>
          <table:table-cell office:value-type="float" office:value="0.413973611792517" calcext:value-type="float">
            <text:p>0,4140</text:p>
          </table:table-cell>
          <table:table-cell office:value-type="float" office:value="9.82296428402339" calcext:value-type="float">
            <text:p>9,8230</text:p>
          </table:table-cell>
          <table:table-cell office:value-type="float" office:value="0.581882187680714" calcext:value-type="float">
            <text:p>0,5819</text:p>
          </table:table-cell>
          <table:table-cell office:value-type="float" office:value="8.33114035087719" calcext:value-type="float">
            <text:p>8,3311</text:p>
          </table:table-cell>
          <table:table-cell office:value-type="float" office:value="39.2886729327201" calcext:value-type="float">
            <text:p>39,2887</text:p>
          </table:table-cell>
          <table:table-cell office:value-type="float" office:value="5.50480275639775" calcext:value-type="float">
            <text:p>5,5048</text:p>
          </table:table-cell>
          <table:table-cell office:value-type="float" office:value="1.72177572362972" calcext:value-type="float">
            <text:p>1,7218</text:p>
          </table:table-cell>
          <table:table-cell office:value-type="float" office:value="6.63135065324789" calcext:value-type="float">
            <text:p>6,6314</text:p>
          </table:table-cell>
          <table:table-cell office:value-type="float" office:value="144.770422407064" calcext:value-type="float">
            <text:p>144,77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24980568117343" calcext:value-type="float">
            <text:p>0,0325</text:p>
          </table:table-cell>
          <table:table-cell office:value-type="float" office:value="0" calcext:value-type="float">
            <text:p>0,0000</text:p>
          </table:table-cell>
          <table:table-cell office:value-type="float" office:value="0.453571037865426" calcext:value-type="float">
            <text:p>0,4536</text:p>
          </table:table-cell>
          <table:table-cell office:value-type="float" office:value="9.82296428402339" calcext:value-type="float">
            <text:p>9,8230</text:p>
          </table:table-cell>
          <table:table-cell office:value-type="float" office:value="0.502433133877101" calcext:value-type="float">
            <text:p>0,5024</text:p>
          </table:table-cell>
          <table:table-cell office:value-type="float" office:value="9.98447562673397" calcext:value-type="float">
            <text:p>9,9845</text:p>
          </table:table-cell>
          <table:table-cell office:value-type="float" office:value="40.6325183753362" calcext:value-type="float">
            <text:p>40,6325</text:p>
          </table:table-cell>
          <table:table-cell office:value-type="float" office:value="4.19761966627914" calcext:value-type="float">
            <text:p>4,1976</text:p>
          </table:table-cell>
          <table:table-cell office:value-type="float" office:value="1.69263169424324" calcext:value-type="float">
            <text:p>1,6926</text:p>
          </table:table-cell>
          <table:table-cell office:value-type="float" office:value="6.6057110742345" calcext:value-type="float">
            <text:p>6,6057</text:p>
          </table:table-cell>
          <table:table-cell office:value-type="float" office:value="130.328992407608" calcext:value-type="float">
            <text:p>130,32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91651074983574" calcext:value-type="float">
            <text:p>0,0392</text:p>
          </table:table-cell>
          <table:table-cell office:value-type="float" office:value="0" calcext:value-type="float">
            <text:p>0,0000</text:p>
          </table:table-cell>
          <table:table-cell office:value-type="float" office:value="0.441723467529933" calcext:value-type="float">
            <text:p>0,4417</text:p>
          </table:table-cell>
          <table:table-cell office:value-type="float" office:value="9.82296428402339" calcext:value-type="float">
            <text:p>9,8230</text:p>
          </table:table-cell>
          <table:table-cell office:value-type="float" office:value="0.517120516330596" calcext:value-type="float">
            <text:p>0,5171</text:p>
          </table:table-cell>
          <table:table-cell office:value-type="float" office:value="9.4641137180011" calcext:value-type="float">
            <text:p>9,4641</text:p>
          </table:table-cell>
          <table:table-cell office:value-type="float" office:value="39.4329693611179" calcext:value-type="float">
            <text:p>39,4330</text:p>
          </table:table-cell>
          <table:table-cell office:value-type="float" office:value="2.47882626525329" calcext:value-type="float">
            <text:p>2,4788</text:p>
          </table:table-cell>
          <table:table-cell office:value-type="float" office:value="1.65788255598459" calcext:value-type="float">
            <text:p>1,6579</text:p>
          </table:table-cell>
          <table:table-cell office:value-type="float" office:value="6.3907732985349" calcext:value-type="float">
            <text:p>6,3908</text:p>
          </table:table-cell>
          <table:table-cell office:value-type="float" office:value="123.709083523672" calcext:value-type="float">
            <text:p>123,70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22596717910955" calcext:value-type="float">
            <text:p>0,0323</text:p>
          </table:table-cell>
          <table:table-cell office:value-type="float" office:value="0" calcext:value-type="float">
            <text:p>0,0000</text:p>
          </table:table-cell>
          <table:table-cell office:value-type="float" office:value="0.481169800732905" calcext:value-type="float">
            <text:p>0,4812</text:p>
          </table:table-cell>
          <table:table-cell office:value-type="float" office:value="9.82296428402339" calcext:value-type="float">
            <text:p>9,8230</text:p>
          </table:table-cell>
          <table:table-cell office:value-type="float" office:value="0.601338708737609" calcext:value-type="float">
            <text:p>0,6013</text:p>
          </table:table-cell>
          <table:table-cell office:value-type="float" office:value="9.63618231258713" calcext:value-type="float">
            <text:p>9,6362</text:p>
          </table:table-cell>
          <table:table-cell office:value-type="float" office:value="38.4662843108892" calcext:value-type="float">
            <text:p>38,4663</text:p>
          </table:table-cell>
          <table:table-cell office:value-type="float" office:value="2.0772708247555" calcext:value-type="float">
            <text:p>2,0773</text:p>
          </table:table-cell>
          <table:table-cell office:value-type="float" office:value="1.62110303145586" calcext:value-type="float">
            <text:p>1,6211</text:p>
          </table:table-cell>
          <table:table-cell office:value-type="float" office:value="6.17214157360917" calcext:value-type="float">
            <text:p>6,1721</text:p>
          </table:table-cell>
          <table:table-cell office:value-type="float" office:value="112.211670995292" calcext:value-type="float">
            <text:p>112,21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189017026358158" calcext:value-type="float">
            <text:p>-0,0189</text:p>
          </table:table-cell>
          <table:table-cell office:value-type="float" office:value="0" calcext:value-type="float">
            <text:p>0,0000</text:p>
          </table:table-cell>
          <table:table-cell office:value-type="float" office:value="0.190979743883509" calcext:value-type="float">
            <text:p>0,1910</text:p>
          </table:table-cell>
          <table:table-cell office:value-type="float" office:value="8.9381340122953" calcext:value-type="float">
            <text:p>8,9381</text:p>
          </table:table-cell>
          <table:table-cell office:value-type="float" office:value="0.34222013942563" calcext:value-type="float">
            <text:p>0,3422</text:p>
          </table:table-cell>
          <table:table-cell office:value-type="float" office:value="1.25620797120523" calcext:value-type="float">
            <text:p>1,2562</text:p>
          </table:table-cell>
          <table:table-cell office:value-type="float" office:value="15.1959191892824" calcext:value-type="float">
            <text:p>15,1959</text:p>
          </table:table-cell>
          <table:table-cell office:value-type="float" office:value="17.949384209928" calcext:value-type="float">
            <text:p>17,9494</text:p>
          </table:table-cell>
          <table:table-cell office:value-type="float" office:value="1.8687635775154" calcext:value-type="float">
            <text:p>1,8688</text:p>
          </table:table-cell>
          <table:table-cell office:value-type="float" office:value="16.3934935668139" calcext:value-type="float">
            <text:p>16,3935</text:p>
          </table:table-cell>
          <table:table-cell office:value-type="float" office:value="60.9611970735211" calcext:value-type="float">
            <text:p>60,96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44273287197174" calcext:value-type="float">
            <text:p>0,0244</text:p>
          </table:table-cell>
          <table:table-cell office:value-type="float" office:value="0" calcext:value-type="float">
            <text:p>0,0000</text:p>
          </table:table-cell>
          <table:table-cell office:value-type="float" office:value="0.208597136137764" calcext:value-type="float">
            <text:p>0,2086</text:p>
          </table:table-cell>
          <table:table-cell office:value-type="float" office:value="8.9381340122953" calcext:value-type="float">
            <text:p>8,9381</text:p>
          </table:table-cell>
          <table:table-cell office:value-type="float" office:value="0.351211126532339" calcext:value-type="float">
            <text:p>0,3512</text:p>
          </table:table-cell>
          <table:table-cell office:value-type="float" office:value="-0.750191694990596" calcext:value-type="float">
            <text:p>-0,7502</text:p>
          </table:table-cell>
          <table:table-cell office:value-type="float" office:value="17.7461734755594" calcext:value-type="float">
            <text:p>17,7462</text:p>
          </table:table-cell>
          <table:table-cell office:value-type="float" office:value="15.144324650951" calcext:value-type="float">
            <text:p>15,1443</text:p>
          </table:table-cell>
          <table:table-cell office:value-type="float" office:value="1.78727295868325" calcext:value-type="float">
            <text:p>1,7873</text:p>
          </table:table-cell>
          <table:table-cell office:value-type="float" office:value="17.5145642129531" calcext:value-type="float">
            <text:p>17,5146</text:p>
          </table:table-cell>
          <table:table-cell office:value-type="float" office:value="67.2459142442077" calcext:value-type="float">
            <text:p>67,24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28357942853084" calcext:value-type="float">
            <text:p>0,0228</text:p>
          </table:table-cell>
          <table:table-cell office:value-type="float" office:value="0" calcext:value-type="float">
            <text:p>0,0000</text:p>
          </table:table-cell>
          <table:table-cell office:value-type="float" office:value="0.215519659115349" calcext:value-type="float">
            <text:p>0,2155</text:p>
          </table:table-cell>
          <table:table-cell office:value-type="float" office:value="8.9381340122953" calcext:value-type="float">
            <text:p>8,9381</text:p>
          </table:table-cell>
          <table:table-cell office:value-type="float" office:value="0.342635294343243" calcext:value-type="float">
            <text:p>0,3426</text:p>
          </table:table-cell>
          <table:table-cell office:value-type="float" office:value="0.976461922292792" calcext:value-type="float">
            <text:p>0,9765</text:p>
          </table:table-cell>
          <table:table-cell office:value-type="float" office:value="18.3035266148838" calcext:value-type="float">
            <text:p>18,3035</text:p>
          </table:table-cell>
          <table:table-cell office:value-type="float" office:value="11.8350052238006" calcext:value-type="float">
            <text:p>11,8350</text:p>
          </table:table-cell>
          <table:table-cell office:value-type="float" office:value="1.69368661673952" calcext:value-type="float">
            <text:p>1,6937</text:p>
          </table:table-cell>
          <table:table-cell office:value-type="float" office:value="17.9348637783179" calcext:value-type="float">
            <text:p>17,9349</text:p>
          </table:table-cell>
          <table:table-cell office:value-type="float" office:value="70.0906634536777" calcext:value-type="float">
            <text:p>70,09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515188462403771" calcext:value-type="float">
            <text:p>0,0052</text:p>
          </table:table-cell>
          <table:table-cell office:value-type="float" office:value="0" calcext:value-type="float">
            <text:p>0,0000</text:p>
          </table:table-cell>
          <table:table-cell office:value-type="float" office:value="0.221918605350804" calcext:value-type="float">
            <text:p>0,2219</text:p>
          </table:table-cell>
          <table:table-cell office:value-type="float" office:value="8.9381340122953" calcext:value-type="float">
            <text:p>8,9381</text:p>
          </table:table-cell>
          <table:table-cell office:value-type="float" office:value="0.340407300815711" calcext:value-type="float">
            <text:p>0,3404</text:p>
          </table:table-cell>
          <table:table-cell office:value-type="float" office:value="0.067986029076693" calcext:value-type="float">
            <text:p>0,0680</text:p>
          </table:table-cell>
          <table:table-cell office:value-type="float" office:value="19.1467974071334" calcext:value-type="float">
            <text:p>19,1468</text:p>
          </table:table-cell>
          <table:table-cell office:value-type="float" office:value="12.9528241180261" calcext:value-type="float">
            <text:p>12,9528</text:p>
          </table:table-cell>
          <table:table-cell office:value-type="float" office:value="1.59586190347132" calcext:value-type="float">
            <text:p>1,5959</text:p>
          </table:table-cell>
          <table:table-cell office:value-type="float" office:value="17.9590523871282" calcext:value-type="float">
            <text:p>17,9591</text:p>
          </table:table-cell>
          <table:table-cell office:value-type="float" office:value="74.7625477845808" calcext:value-type="float">
            <text:p>74,76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20000557015145" calcext:value-type="float">
            <text:p>0,0320</text:p>
          </table:table-cell>
          <table:table-cell office:value-type="float" office:value="0" calcext:value-type="float">
            <text:p>0,0000</text:p>
          </table:table-cell>
          <table:table-cell office:value-type="float" office:value="0.221123528733521" calcext:value-type="float">
            <text:p>0,2211</text:p>
          </table:table-cell>
          <table:table-cell office:value-type="float" office:value="8.9381340122953" calcext:value-type="float">
            <text:p>8,9381</text:p>
          </table:table-cell>
          <table:table-cell office:value-type="float" office:value="0.383385237273496" calcext:value-type="float">
            <text:p>0,3834</text:p>
          </table:table-cell>
          <table:table-cell office:value-type="float" office:value="1.39842122336644" calcext:value-type="float">
            <text:p>1,3984</text:p>
          </table:table-cell>
          <table:table-cell office:value-type="float" office:value="19.2755065466128" calcext:value-type="float">
            <text:p>19,2755</text:p>
          </table:table-cell>
          <table:table-cell office:value-type="float" office:value="8.8558326538908" calcext:value-type="float">
            <text:p>8,8558</text:p>
          </table:table-cell>
          <table:table-cell office:value-type="float" office:value="1.49514400353375" calcext:value-type="float">
            <text:p>1,4951</text:p>
          </table:table-cell>
          <table:table-cell office:value-type="float" office:value="18.3216271525742" calcext:value-type="float">
            <text:p>18,3216</text:p>
          </table:table-cell>
          <table:table-cell office:value-type="float" office:value="73.4611723478372" calcext:value-type="float">
            <text:p>73,46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87264020042135" calcext:value-type="float">
            <text:p>0,0387</text:p>
          </table:table-cell>
          <table:table-cell office:value-type="float" office:value="0" calcext:value-type="float">
            <text:p>0,0000</text:p>
          </table:table-cell>
          <table:table-cell office:value-type="float" office:value="0.222375392882366" calcext:value-type="float">
            <text:p>0,2224</text:p>
          </table:table-cell>
          <table:table-cell office:value-type="float" office:value="9.06011158658292" calcext:value-type="float">
            <text:p>9,0601</text:p>
          </table:table-cell>
          <table:table-cell office:value-type="float" office:value="0.379464963277428" calcext:value-type="float">
            <text:p>0,3795</text:p>
          </table:table-cell>
          <table:table-cell office:value-type="float" office:value="0.588028727263447" calcext:value-type="float">
            <text:p>0,5880</text:p>
          </table:table-cell>
          <table:table-cell office:value-type="float" office:value="17.8836584721614" calcext:value-type="float">
            <text:p>17,8837</text:p>
          </table:table-cell>
          <table:table-cell office:value-type="float" office:value="12.6355056430918" calcext:value-type="float">
            <text:p>12,6355</text:p>
          </table:table-cell>
          <table:table-cell office:value-type="float" office:value="1.40711776644187" calcext:value-type="float">
            <text:p>1,4071</text:p>
          </table:table-cell>
          <table:table-cell office:value-type="float" office:value="18.1933950444455" calcext:value-type="float">
            <text:p>18,1934</text:p>
          </table:table-cell>
          <table:table-cell office:value-type="float" office:value="75.8574254337259" calcext:value-type="float">
            <text:p>75,85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81728212423782" calcext:value-type="float">
            <text:p>0,0482</text:p>
          </table:table-cell>
          <table:table-cell office:value-type="float" office:value="0" calcext:value-type="float">
            <text:p>0,0000</text:p>
          </table:table-cell>
          <table:table-cell office:value-type="float" office:value="0.233841527495334" calcext:value-type="float">
            <text:p>0,2338</text:p>
          </table:table-cell>
          <table:table-cell office:value-type="float" office:value="9.06011158658292" calcext:value-type="float">
            <text:p>9,0601</text:p>
          </table:table-cell>
          <table:table-cell office:value-type="float" office:value="0.374197706110004" calcext:value-type="float">
            <text:p>0,3742</text:p>
          </table:table-cell>
          <table:table-cell office:value-type="float" office:value="1.37462392042056" calcext:value-type="float">
            <text:p>1,3746</text:p>
          </table:table-cell>
          <table:table-cell office:value-type="float" office:value="18.9566846548606" calcext:value-type="float">
            <text:p>18,9567</text:p>
          </table:table-cell>
          <table:table-cell office:value-type="float" office:value="12.1938846668649" calcext:value-type="float">
            <text:p>12,1939</text:p>
          </table:table-cell>
          <table:table-cell office:value-type="float" office:value="1.34782927812537" calcext:value-type="float">
            <text:p>1,3478</text:p>
          </table:table-cell>
          <table:table-cell office:value-type="float" office:value="20.3671200768916" calcext:value-type="float">
            <text:p>20,3671</text:p>
          </table:table-cell>
          <table:table-cell office:value-type="float" office:value="73.1487533812379" calcext:value-type="float">
            <text:p>73,14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58432508602537" calcext:value-type="float">
            <text:p>-0,0158</text:p>
          </table:table-cell>
          <table:table-cell office:value-type="float" office:value="0" calcext:value-type="float">
            <text:p>0,0000</text:p>
          </table:table-cell>
          <table:table-cell office:value-type="float" office:value="0.245040806865539" calcext:value-type="float">
            <text:p>0,2450</text:p>
          </table:table-cell>
          <table:table-cell office:value-type="float" office:value="9.06011158658292" calcext:value-type="float">
            <text:p>9,0601</text:p>
          </table:table-cell>
          <table:table-cell office:value-type="float" office:value="0.363710735482872" calcext:value-type="float">
            <text:p>0,3637</text:p>
          </table:table-cell>
          <table:table-cell office:value-type="float" office:value="0.12046054835657" calcext:value-type="float">
            <text:p>0,1205</text:p>
          </table:table-cell>
          <table:table-cell office:value-type="float" office:value="18.5437686491476" calcext:value-type="float">
            <text:p>18,5438</text:p>
          </table:table-cell>
          <table:table-cell office:value-type="float" office:value="3.74260378712958" calcext:value-type="float">
            <text:p>3,7426</text:p>
          </table:table-cell>
          <table:table-cell office:value-type="float" office:value="1.32602033266757" calcext:value-type="float">
            <text:p>1,3260</text:p>
          </table:table-cell>
          <table:table-cell office:value-type="float" office:value="19.8052782587388" calcext:value-type="float">
            <text:p>19,8053</text:p>
          </table:table-cell>
          <table:table-cell office:value-type="float" office:value="66.7420571869019" calcext:value-type="float">
            <text:p>66,74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923548385858144" calcext:value-type="float">
            <text:p>0,0924</text:p>
          </table:table-cell>
          <table:table-cell office:value-type="float" office:value="0" calcext:value-type="float">
            <text:p>0,0000</text:p>
          </table:table-cell>
          <table:table-cell office:value-type="float" office:value="0.250185883315434" calcext:value-type="float">
            <text:p>0,2502</text:p>
          </table:table-cell>
          <table:table-cell office:value-type="float" office:value="9.06011158658292" calcext:value-type="float">
            <text:p>9,0601</text:p>
          </table:table-cell>
          <table:table-cell office:value-type="float" office:value="0.368944571202954" calcext:value-type="float">
            <text:p>0,3689</text:p>
          </table:table-cell>
          <table:table-cell office:value-type="float" office:value="2.04124280067875" calcext:value-type="float">
            <text:p>2,0412</text:p>
          </table:table-cell>
          <table:table-cell office:value-type="float" office:value="21.3086793865003" calcext:value-type="float">
            <text:p>21,3087</text:p>
          </table:table-cell>
          <table:table-cell office:value-type="float" office:value="4.59103036980937" calcext:value-type="float">
            <text:p>4,5910</text:p>
          </table:table-cell>
          <table:table-cell office:value-type="float" office:value="1.32992561181312" calcext:value-type="float">
            <text:p>1,3299</text:p>
          </table:table-cell>
          <table:table-cell office:value-type="float" office:value="18.5664734518646" calcext:value-type="float">
            <text:p>18,5665</text:p>
          </table:table-cell>
          <table:table-cell office:value-type="float" office:value="77.9502176938237" calcext:value-type="float">
            <text:p>77,95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81919157226564" calcext:value-type="float">
            <text:p>0,0282</text:p>
          </table:table-cell>
          <table:table-cell office:value-type="float" office:value="0" calcext:value-type="float">
            <text:p>0,0000</text:p>
          </table:table-cell>
          <table:table-cell office:value-type="float" office:value="0.256936766014248" calcext:value-type="float">
            <text:p>0,2569</text:p>
          </table:table-cell>
          <table:table-cell office:value-type="float" office:value="9.06011158658292" calcext:value-type="float">
            <text:p>9,0601</text:p>
          </table:table-cell>
          <table:table-cell office:value-type="float" office:value="0.388754865384341" calcext:value-type="float">
            <text:p>0,3888</text:p>
          </table:table-cell>
          <table:table-cell office:value-type="float" office:value="1.37620281479983" calcext:value-type="float">
            <text:p>1,3762</text:p>
          </table:table-cell>
          <table:table-cell office:value-type="float" office:value="20.9730765416585" calcext:value-type="float">
            <text:p>20,9731</text:p>
          </table:table-cell>
          <table:table-cell office:value-type="float" office:value="5.09063511924792" calcext:value-type="float">
            <text:p>5,0906</text:p>
          </table:table-cell>
          <table:table-cell office:value-type="float" office:value="1.34212317819651" calcext:value-type="float">
            <text:p>1,3421</text:p>
          </table:table-cell>
          <table:table-cell office:value-type="float" office:value="18.4160242404066" calcext:value-type="float">
            <text:p>18,4160</text:p>
          </table:table-cell>
          <table:table-cell office:value-type="float" office:value="76.7599112789431" calcext:value-type="float">
            <text:p>76,75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88830368037163" calcext:value-type="float">
            <text:p>-0,0189</text:p>
          </table:table-cell>
          <table:table-cell office:value-type="float" office:value="0" calcext:value-type="float">
            <text:p>0,0000</text:p>
          </table:table-cell>
          <table:table-cell office:value-type="float" office:value="0.2545399396614" calcext:value-type="float">
            <text:p>0,2545</text:p>
          </table:table-cell>
          <table:table-cell office:value-type="float" office:value="9.19289087797854" calcext:value-type="float">
            <text:p>9,1929</text:p>
          </table:table-cell>
          <table:table-cell office:value-type="float" office:value="0.408769481367834" calcext:value-type="float">
            <text:p>0,4088</text:p>
          </table:table-cell>
          <table:table-cell office:value-type="float" office:value="2.18471591917756" calcext:value-type="float">
            <text:p>2,1847</text:p>
          </table:table-cell>
          <table:table-cell office:value-type="float" office:value="19.529377710014" calcext:value-type="float">
            <text:p>19,5294</text:p>
          </table:table-cell>
          <table:table-cell office:value-type="float" office:value="4.78158429005504" calcext:value-type="float">
            <text:p>4,7816</text:p>
          </table:table-cell>
          <table:table-cell office:value-type="float" office:value="1.34833553025044" calcext:value-type="float">
            <text:p>1,3483</text:p>
          </table:table-cell>
          <table:table-cell office:value-type="float" office:value="18.5153261168878" calcext:value-type="float">
            <text:p>18,5153</text:p>
          </table:table-cell>
          <table:table-cell office:value-type="float" office:value="72.3407788913998" calcext:value-type="float">
            <text:p>72,340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673474935165164" calcext:value-type="float">
            <text:p>0,0673</text:p>
          </table:table-cell>
          <table:table-cell office:value-type="float" office:value="0" calcext:value-type="float">
            <text:p>0,0000</text:p>
          </table:table-cell>
          <table:table-cell office:value-type="float" office:value="0.264170600001755" calcext:value-type="float">
            <text:p>0,2642</text:p>
          </table:table-cell>
          <table:table-cell office:value-type="float" office:value="9.19289087797854" calcext:value-type="float">
            <text:p>9,1929</text:p>
          </table:table-cell>
          <table:table-cell office:value-type="float" office:value="0.388577768779728" calcext:value-type="float">
            <text:p>0,3886</text:p>
          </table:table-cell>
          <table:table-cell office:value-type="float" office:value="0.810067192091113" calcext:value-type="float">
            <text:p>0,8101</text:p>
          </table:table-cell>
          <table:table-cell office:value-type="float" office:value="19.0154636256568" calcext:value-type="float">
            <text:p>19,0155</text:p>
          </table:table-cell>
          <table:table-cell office:value-type="float" office:value="4.41036191663751" calcext:value-type="float">
            <text:p>4,4104</text:p>
          </table:table-cell>
          <table:table-cell office:value-type="float" office:value="1.34717920934071" calcext:value-type="float">
            <text:p>1,3472</text:p>
          </table:table-cell>
          <table:table-cell office:value-type="float" office:value="18.2766233884472" calcext:value-type="float">
            <text:p>18,2766</text:p>
          </table:table-cell>
          <table:table-cell office:value-type="float" office:value="72.6666526777359" calcext:value-type="float">
            <text:p>72,66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41224246572285" calcext:value-type="float">
            <text:p>0,0341</text:p>
          </table:table-cell>
          <table:table-cell office:value-type="float" office:value="0" calcext:value-type="float">
            <text:p>0,0000</text:p>
          </table:table-cell>
          <table:table-cell office:value-type="float" office:value="0.298321450966269" calcext:value-type="float">
            <text:p>0,2983</text:p>
          </table:table-cell>
          <table:table-cell office:value-type="float" office:value="9.19289087797854" calcext:value-type="float">
            <text:p>9,1929</text:p>
          </table:table-cell>
          <table:table-cell office:value-type="float" office:value="0.386176848606354" calcext:value-type="float">
            <text:p>0,3862</text:p>
          </table:table-cell>
          <table:table-cell office:value-type="float" office:value="1.36478978035673" calcext:value-type="float">
            <text:p>1,3648</text:p>
          </table:table-cell>
          <table:table-cell office:value-type="float" office:value="19.8272520006876" calcext:value-type="float">
            <text:p>19,8273</text:p>
          </table:table-cell>
          <table:table-cell office:value-type="float" office:value="2.80474425661437" calcext:value-type="float">
            <text:p>2,8047</text:p>
          </table:table-cell>
          <table:table-cell office:value-type="float" office:value="1.33420075039613" calcext:value-type="float">
            <text:p>1,3342</text:p>
          </table:table-cell>
          <table:table-cell office:value-type="float" office:value="18.8147575547989" calcext:value-type="float">
            <text:p>18,8148</text:p>
          </table:table-cell>
          <table:table-cell office:value-type="float" office:value="69.3043672335654" calcext:value-type="float">
            <text:p>69,30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72190298215309" calcext:value-type="float">
            <text:p>0,0172</text:p>
          </table:table-cell>
          <table:table-cell office:value-type="float" office:value="0" calcext:value-type="float">
            <text:p>0,0000</text:p>
          </table:table-cell>
          <table:table-cell office:value-type="float" office:value="0.293662567999756" calcext:value-type="float">
            <text:p>0,2937</text:p>
          </table:table-cell>
          <table:table-cell office:value-type="float" office:value="9.19289087797854" calcext:value-type="float">
            <text:p>9,1929</text:p>
          </table:table-cell>
          <table:table-cell office:value-type="float" office:value="0.403802856605855" calcext:value-type="float">
            <text:p>0,4038</text:p>
          </table:table-cell>
          <table:table-cell office:value-type="float" office:value="1.32858146325759" calcext:value-type="float">
            <text:p>1,3286</text:p>
          </table:table-cell>
          <table:table-cell office:value-type="float" office:value="19.0695174523715" calcext:value-type="float">
            <text:p>19,0695</text:p>
          </table:table-cell>
          <table:table-cell office:value-type="float" office:value="1.60480037625439" calcext:value-type="float">
            <text:p>1,6048</text:p>
          </table:table-cell>
          <table:table-cell office:value-type="float" office:value="1.31197982948015" calcext:value-type="float">
            <text:p>1,3120</text:p>
          </table:table-cell>
          <table:table-cell office:value-type="float" office:value="19.4419248607494" calcext:value-type="float">
            <text:p>19,4419</text:p>
          </table:table-cell>
          <table:table-cell office:value-type="float" office:value="67.2676032426251" calcext:value-type="float">
            <text:p>67,26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93264479703961" calcext:value-type="float">
            <text:p>0,0293</text:p>
          </table:table-cell>
          <table:table-cell office:value-type="float" office:value="0" calcext:value-type="float">
            <text:p>0,0000</text:p>
          </table:table-cell>
          <table:table-cell office:value-type="float" office:value="0.28400449226432" calcext:value-type="float">
            <text:p>0,2840</text:p>
          </table:table-cell>
          <table:table-cell office:value-type="float" office:value="9.19289087797854" calcext:value-type="float">
            <text:p>9,1929</text:p>
          </table:table-cell>
          <table:table-cell office:value-type="float" office:value="0.374981806624321" calcext:value-type="float">
            <text:p>0,3750</text:p>
          </table:table-cell>
          <table:table-cell office:value-type="float" office:value="1.25239965381999" calcext:value-type="float">
            <text:p>1,2524</text:p>
          </table:table-cell>
          <table:table-cell office:value-type="float" office:value="18.7692967211438" calcext:value-type="float">
            <text:p>18,7693</text:p>
          </table:table-cell>
          <table:table-cell office:value-type="float" office:value="4.12446479992263" calcext:value-type="float">
            <text:p>4,1245</text:p>
          </table:table-cell>
          <table:table-cell office:value-type="float" office:value="1.28984497330693" calcext:value-type="float">
            <text:p>1,2898</text:p>
          </table:table-cell>
          <table:table-cell office:value-type="float" office:value="19.0798869205601" calcext:value-type="float">
            <text:p>19,0799</text:p>
          </table:table-cell>
          <table:table-cell office:value-type="float" office:value="67.6392361398885" calcext:value-type="float">
            <text:p>67,63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02325928096072" calcext:value-type="float">
            <text:p>0,0402</text:p>
          </table:table-cell>
          <table:table-cell office:value-type="float" office:value="0.89686196626985" calcext:value-type="float">
            <text:p>0,8969</text:p>
          </table:table-cell>
          <table:table-cell office:value-type="float" office:value="0.350330182091003" calcext:value-type="float">
            <text:p>0,3503</text:p>
          </table:table-cell>
          <table:table-cell office:value-type="float" office:value="8.80375185229221" calcext:value-type="float">
            <text:p>8,8038</text:p>
          </table:table-cell>
          <table:table-cell office:value-type="float" office:value="0.358196765021353" calcext:value-type="float">
            <text:p>0,3582</text:p>
          </table:table-cell>
          <table:table-cell office:value-type="float" office:value="3.93562084538868" calcext:value-type="float">
            <text:p>3,9356</text:p>
          </table:table-cell>
          <table:table-cell office:value-type="float" office:value="16.7309319065239" calcext:value-type="float">
            <text:p>16,7309</text:p>
          </table:table-cell>
          <table:table-cell office:value-type="float" office:value="0.109017023785512" calcext:value-type="float">
            <text:p>0,1090</text:p>
          </table:table-cell>
          <table:table-cell office:value-type="float" office:value="1.28675930786274" calcext:value-type="float">
            <text:p>1,2868</text:p>
          </table:table-cell>
          <table:table-cell office:value-type="float" office:value="15.4989075774167" calcext:value-type="float">
            <text:p>15,4989</text:p>
          </table:table-cell>
          <table:table-cell office:value-type="float" office:value="44.6482346469362" calcext:value-type="float">
            <text:p>44,64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2443780588384" calcext:value-type="float">
            <text:p>0,0282</text:p>
          </table:table-cell>
          <table:table-cell office:value-type="float" office:value="0.94858740795703" calcext:value-type="float">
            <text:p>0,9486</text:p>
          </table:table-cell>
          <table:table-cell office:value-type="float" office:value="0.336614710823529" calcext:value-type="float">
            <text:p>0,3366</text:p>
          </table:table-cell>
          <table:table-cell office:value-type="float" office:value="8.80375185229221" calcext:value-type="float">
            <text:p>8,8038</text:p>
          </table:table-cell>
          <table:table-cell office:value-type="float" office:value="0.379647242986352" calcext:value-type="float">
            <text:p>0,3796</text:p>
          </table:table-cell>
          <table:table-cell office:value-type="float" office:value="2.27308642513175" calcext:value-type="float">
            <text:p>2,2731</text:p>
          </table:table-cell>
          <table:table-cell office:value-type="float" office:value="16.9210666692767" calcext:value-type="float">
            <text:p>16,9211</text:p>
          </table:table-cell>
          <table:table-cell office:value-type="float" office:value="1.80372466534129" calcext:value-type="float">
            <text:p>1,8037</text:p>
          </table:table-cell>
          <table:table-cell office:value-type="float" office:value="1.256183844889" calcext:value-type="float">
            <text:p>1,2562</text:p>
          </table:table-cell>
          <table:table-cell office:value-type="float" office:value="15.3985817546504" calcext:value-type="float">
            <text:p>15,3986</text:p>
          </table:table-cell>
          <table:table-cell office:value-type="float" office:value="44.9430106507048" calcext:value-type="float">
            <text:p>44,94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60159082640283" calcext:value-type="float">
            <text:p>0,0360</text:p>
          </table:table-cell>
          <table:table-cell office:value-type="float" office:value="1.1547694581046" calcext:value-type="float">
            <text:p>1,1548</text:p>
          </table:table-cell>
          <table:table-cell office:value-type="float" office:value="0.34481343703008" calcext:value-type="float">
            <text:p>0,3448</text:p>
          </table:table-cell>
          <table:table-cell office:value-type="float" office:value="8.80375185229221" calcext:value-type="float">
            <text:p>8,8038</text:p>
          </table:table-cell>
          <table:table-cell office:value-type="float" office:value="0.359556752286361" calcext:value-type="float">
            <text:p>0,3596</text:p>
          </table:table-cell>
          <table:table-cell office:value-type="float" office:value="2.39489207548148" calcext:value-type="float">
            <text:p>2,3949</text:p>
          </table:table-cell>
          <table:table-cell office:value-type="float" office:value="16.7885581415754" calcext:value-type="float">
            <text:p>16,7886</text:p>
          </table:table-cell>
          <table:table-cell office:value-type="float" office:value="6.27903857710506" calcext:value-type="float">
            <text:p>6,2790</text:p>
          </table:table-cell>
          <table:table-cell office:value-type="float" office:value="1.23761119529754" calcext:value-type="float">
            <text:p>1,2376</text:p>
          </table:table-cell>
          <table:table-cell office:value-type="float" office:value="16.3726500976155" calcext:value-type="float">
            <text:p>16,3727</text:p>
          </table:table-cell>
          <table:table-cell office:value-type="float" office:value="48.4442853904576" calcext:value-type="float">
            <text:p>48,44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86659864362622" calcext:value-type="float">
            <text:p>0,0487</text:p>
          </table:table-cell>
          <table:table-cell office:value-type="float" office:value="1.87459861921964" calcext:value-type="float">
            <text:p>1,8746</text:p>
          </table:table-cell>
          <table:table-cell office:value-type="float" office:value="0.295662217963369" calcext:value-type="float">
            <text:p>0,2957</text:p>
          </table:table-cell>
          <table:table-cell office:value-type="float" office:value="8.80375185229221" calcext:value-type="float">
            <text:p>8,8038</text:p>
          </table:table-cell>
          <table:table-cell office:value-type="float" office:value="0.377795114098227" calcext:value-type="float">
            <text:p>0,3778</text:p>
          </table:table-cell>
          <table:table-cell office:value-type="float" office:value="3.39034816926813" calcext:value-type="float">
            <text:p>3,3903</text:p>
          </table:table-cell>
          <table:table-cell office:value-type="float" office:value="17.062082002321" calcext:value-type="float">
            <text:p>17,0621</text:p>
          </table:table-cell>
          <table:table-cell office:value-type="float" office:value="3.50372240049859" calcext:value-type="float">
            <text:p>3,5037</text:p>
          </table:table-cell>
          <table:table-cell office:value-type="float" office:value="1.22885604792155" calcext:value-type="float">
            <text:p>1,2289</text:p>
          </table:table-cell>
          <table:table-cell office:value-type="float" office:value="16.5516113723285" calcext:value-type="float">
            <text:p>16,5516</text:p>
          </table:table-cell>
          <table:table-cell office:value-type="float" office:value="51.7107792040061" calcext:value-type="float">
            <text:p>51,710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03671332712654" calcext:value-type="float">
            <text:p>0,0604</text:p>
          </table:table-cell>
          <table:table-cell office:value-type="float" office:value="1.97638834248503" calcext:value-type="float">
            <text:p>1,9764</text:p>
          </table:table-cell>
          <table:table-cell office:value-type="float" office:value="0.294872494737315" calcext:value-type="float">
            <text:p>0,2949</text:p>
          </table:table-cell>
          <table:table-cell office:value-type="float" office:value="8.80375185229221" calcext:value-type="float">
            <text:p>8,8038</text:p>
          </table:table-cell>
          <table:table-cell office:value-type="float" office:value="0.370768134329063" calcext:value-type="float">
            <text:p>0,3708</text:p>
          </table:table-cell>
          <table:table-cell office:value-type="float" office:value="3.91065680458788" calcext:value-type="float">
            <text:p>3,9107</text:p>
          </table:table-cell>
          <table:table-cell office:value-type="float" office:value="17.7861377815903" calcext:value-type="float">
            <text:p>17,7861</text:p>
          </table:table-cell>
          <table:table-cell office:value-type="float" office:value="7.65624807889682" calcext:value-type="float">
            <text:p>7,6562</text:p>
          </table:table-cell>
          <table:table-cell office:value-type="float" office:value="1.22223204973355" calcext:value-type="float">
            <text:p>1,2222</text:p>
          </table:table-cell>
          <table:table-cell office:value-type="float" office:value="16.4721932263299" calcext:value-type="float">
            <text:p>16,4722</text:p>
          </table:table-cell>
          <table:table-cell office:value-type="float" office:value="50.6180869917005" calcext:value-type="float">
            <text:p>50,61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95599720618993" calcext:value-type="float">
            <text:p>0,0696</text:p>
          </table:table-cell>
          <table:table-cell office:value-type="float" office:value="1.72614236695177" calcext:value-type="float">
            <text:p>1,7261</text:p>
          </table:table-cell>
          <table:table-cell office:value-type="float" office:value="0.284067270201459" calcext:value-type="float">
            <text:p>0,2841</text:p>
          </table:table-cell>
          <table:table-cell office:value-type="float" office:value="9.06378394330461" calcext:value-type="float">
            <text:p>9,0638</text:p>
          </table:table-cell>
          <table:table-cell office:value-type="float" office:value="0.366882029284058" calcext:value-type="float">
            <text:p>0,3669</text:p>
          </table:table-cell>
          <table:table-cell office:value-type="float" office:value="5.37428655925626" calcext:value-type="float">
            <text:p>5,3743</text:p>
          </table:table-cell>
          <table:table-cell office:value-type="float" office:value="19.9854235156854" calcext:value-type="float">
            <text:p>19,9854</text:p>
          </table:table-cell>
          <table:table-cell office:value-type="float" office:value="1.49067595453904" calcext:value-type="float">
            <text:p>1,4907</text:p>
          </table:table-cell>
          <table:table-cell office:value-type="float" office:value="1.21894730979031" calcext:value-type="float">
            <text:p>1,2189</text:p>
          </table:table-cell>
          <table:table-cell office:value-type="float" office:value="16.5180344893382" calcext:value-type="float">
            <text:p>16,5180</text:p>
          </table:table-cell>
          <table:table-cell office:value-type="float" office:value="52.3383217945625" calcext:value-type="float">
            <text:p>52,33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750693950122141" calcext:value-type="float">
            <text:p>0,0751</text:p>
          </table:table-cell>
          <table:table-cell office:value-type="float" office:value="2.12729123007882" calcext:value-type="float">
            <text:p>2,1273</text:p>
          </table:table-cell>
          <table:table-cell office:value-type="float" office:value="0.290414311161959" calcext:value-type="float">
            <text:p>0,2904</text:p>
          </table:table-cell>
          <table:table-cell office:value-type="float" office:value="9.06378394330461" calcext:value-type="float">
            <text:p>9,0638</text:p>
          </table:table-cell>
          <table:table-cell office:value-type="float" office:value="0.384938457339135" calcext:value-type="float">
            <text:p>0,3849</text:p>
          </table:table-cell>
          <table:table-cell office:value-type="float" office:value="5.74335697642786" calcext:value-type="float">
            <text:p>5,7434</text:p>
          </table:table-cell>
          <table:table-cell office:value-type="float" office:value="23.4265803656735" calcext:value-type="float">
            <text:p>23,4266</text:p>
          </table:table-cell>
          <table:table-cell office:value-type="float" office:value="1.10327629202855" calcext:value-type="float">
            <text:p>1,1033</text:p>
          </table:table-cell>
          <table:table-cell office:value-type="float" office:value="1.22688046618203" calcext:value-type="float">
            <text:p>1,2269</text:p>
          </table:table-cell>
          <table:table-cell office:value-type="float" office:value="16.2965420065264" calcext:value-type="float">
            <text:p>16,2965</text:p>
          </table:table-cell>
          <table:table-cell office:value-type="float" office:value="55.0709702116408" calcext:value-type="float">
            <text:p>55,07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157569019593318" calcext:value-type="float">
            <text:p>-0,0016</text:p>
          </table:table-cell>
          <table:table-cell office:value-type="float" office:value="1.19348276806327" calcext:value-type="float">
            <text:p>1,1935</text:p>
          </table:table-cell>
          <table:table-cell office:value-type="float" office:value="0.31334348899296" calcext:value-type="float">
            <text:p>0,3133</text:p>
          </table:table-cell>
          <table:table-cell office:value-type="float" office:value="9.06378394330461" calcext:value-type="float">
            <text:p>9,0638</text:p>
          </table:table-cell>
          <table:table-cell office:value-type="float" office:value="0.346171950665446" calcext:value-type="float">
            <text:p>0,3462</text:p>
          </table:table-cell>
          <table:table-cell office:value-type="float" office:value="5.32237544034606" calcext:value-type="float">
            <text:p>5,3224</text:p>
          </table:table-cell>
          <table:table-cell office:value-type="float" office:value="22.1386315989042" calcext:value-type="float">
            <text:p>22,1386</text:p>
          </table:table-cell>
          <table:table-cell office:value-type="float" office:value="2.06369833440615" calcext:value-type="float">
            <text:p>2,0637</text:p>
          </table:table-cell>
          <table:table-cell office:value-type="float" office:value="1.24743203725477" calcext:value-type="float">
            <text:p>1,2474</text:p>
          </table:table-cell>
          <table:table-cell office:value-type="float" office:value="15.2930541321031" calcext:value-type="float">
            <text:p>15,2931</text:p>
          </table:table-cell>
          <table:table-cell office:value-type="float" office:value="49.6098510021753" calcext:value-type="float">
            <text:p>49,60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7284554232609" calcext:value-type="float">
            <text:p>0,0673</text:p>
          </table:table-cell>
          <table:table-cell office:value-type="float" office:value="1.58005523037104" calcext:value-type="float">
            <text:p>1,5801</text:p>
          </table:table-cell>
          <table:table-cell office:value-type="float" office:value="0.326211412869124" calcext:value-type="float">
            <text:p>0,3262</text:p>
          </table:table-cell>
          <table:table-cell office:value-type="float" office:value="9.06378394330461" calcext:value-type="float">
            <text:p>9,0638</text:p>
          </table:table-cell>
          <table:table-cell office:value-type="float" office:value="0.367767679105475" calcext:value-type="float">
            <text:p>0,3678</text:p>
          </table:table-cell>
          <table:table-cell office:value-type="float" office:value="5.73082661489074" calcext:value-type="float">
            <text:p>5,7308</text:p>
          </table:table-cell>
          <table:table-cell office:value-type="float" office:value="23.5133786325771" calcext:value-type="float">
            <text:p>23,5134</text:p>
          </table:table-cell>
          <table:table-cell office:value-type="float" office:value="5.71072859407522" calcext:value-type="float">
            <text:p>5,7107</text:p>
          </table:table-cell>
          <table:table-cell office:value-type="float" office:value="1.27500836314038" calcext:value-type="float">
            <text:p>1,2750</text:p>
          </table:table-cell>
          <table:table-cell office:value-type="float" office:value="15.5564992898" calcext:value-type="float">
            <text:p>15,5565</text:p>
          </table:table-cell>
          <table:table-cell office:value-type="float" office:value="51.6728089370032" calcext:value-type="float">
            <text:p>51,67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82839121957532" calcext:value-type="float">
            <text:p>0,0483</text:p>
          </table:table-cell>
          <table:table-cell office:value-type="float" office:value="2.09870944913687" calcext:value-type="float">
            <text:p>2,0987</text:p>
          </table:table-cell>
          <table:table-cell office:value-type="float" office:value="0.322773238822504" calcext:value-type="float">
            <text:p>0,3228</text:p>
          </table:table-cell>
          <table:table-cell office:value-type="float" office:value="9.06378394330461" calcext:value-type="float">
            <text:p>9,0638</text:p>
          </table:table-cell>
          <table:table-cell office:value-type="float" office:value="0.375040569065563" calcext:value-type="float">
            <text:p>0,3750</text:p>
          </table:table-cell>
          <table:table-cell office:value-type="float" office:value="4.47262658184166" calcext:value-type="float">
            <text:p>4,4726</text:p>
          </table:table-cell>
          <table:table-cell office:value-type="float" office:value="23.3485326044448" calcext:value-type="float">
            <text:p>23,3485</text:p>
          </table:table-cell>
          <table:table-cell office:value-type="float" office:value="6.7457871247569" calcext:value-type="float">
            <text:p>6,7458</text:p>
          </table:table-cell>
          <table:table-cell office:value-type="float" office:value="1.30669625562085" calcext:value-type="float">
            <text:p>1,3067</text:p>
          </table:table-cell>
          <table:table-cell office:value-type="float" office:value="15.0914598699078" calcext:value-type="float">
            <text:p>15,0915</text:p>
          </table:table-cell>
          <table:table-cell office:value-type="float" office:value="53.0835855021551" calcext:value-type="float">
            <text:p>53,08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62687793257288" calcext:value-type="float">
            <text:p>0,0463</text:p>
          </table:table-cell>
          <table:table-cell office:value-type="float" office:value="1.80344277076689" calcext:value-type="float">
            <text:p>1,8034</text:p>
          </table:table-cell>
          <table:table-cell office:value-type="float" office:value="0.323312031259703" calcext:value-type="float">
            <text:p>0,3233</text:p>
          </table:table-cell>
          <table:table-cell office:value-type="float" office:value="9.32240118327801" calcext:value-type="float">
            <text:p>9,3224</text:p>
          </table:table-cell>
          <table:table-cell office:value-type="float" office:value="0.392888783357014" calcext:value-type="float">
            <text:p>0,3929</text:p>
          </table:table-cell>
          <table:table-cell office:value-type="float" office:value="7.07114242412465" calcext:value-type="float">
            <text:p>7,0711</text:p>
          </table:table-cell>
          <table:table-cell office:value-type="float" office:value="25.0445259194971" calcext:value-type="float">
            <text:p>25,0445</text:p>
          </table:table-cell>
          <table:table-cell office:value-type="float" office:value="1.20258494022738" calcext:value-type="float">
            <text:p>1,2026</text:p>
          </table:table-cell>
          <table:table-cell office:value-type="float" office:value="1.33174183912562" calcext:value-type="float">
            <text:p>1,3317</text:p>
          </table:table-cell>
          <table:table-cell office:value-type="float" office:value="15.164396582771" calcext:value-type="float">
            <text:p>15,1644</text:p>
          </table:table-cell>
          <table:table-cell office:value-type="float" office:value="53.220578113044" calcext:value-type="float">
            <text:p>53,22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34798717209812" calcext:value-type="float">
            <text:p>0,0435</text:p>
          </table:table-cell>
          <table:table-cell office:value-type="float" office:value="1.76130997905028" calcext:value-type="float">
            <text:p>1,7613</text:p>
          </table:table-cell>
          <table:table-cell office:value-type="float" office:value="0.325440916611567" calcext:value-type="float">
            <text:p>0,3254</text:p>
          </table:table-cell>
          <table:table-cell office:value-type="float" office:value="9.32240118327801" calcext:value-type="float">
            <text:p>9,3224</text:p>
          </table:table-cell>
          <table:table-cell office:value-type="float" office:value="0.359548832453552" calcext:value-type="float">
            <text:p>0,3595</text:p>
          </table:table-cell>
          <table:table-cell office:value-type="float" office:value="4.8842945848551" calcext:value-type="float">
            <text:p>4,8843</text:p>
          </table:table-cell>
          <table:table-cell office:value-type="float" office:value="25.2954917505104" calcext:value-type="float">
            <text:p>25,2955</text:p>
          </table:table-cell>
          <table:table-cell office:value-type="float" office:value="1.0784290852786" calcext:value-type="float">
            <text:p>1,0784</text:p>
          </table:table-cell>
          <table:table-cell office:value-type="float" office:value="1.3396729960561" calcext:value-type="float">
            <text:p>1,3397</text:p>
          </table:table-cell>
          <table:table-cell office:value-type="float" office:value="14.8284805120753" calcext:value-type="float">
            <text:p>14,8285</text:p>
          </table:table-cell>
          <table:table-cell office:value-type="float" office:value="50.8499977435173" calcext:value-type="float">
            <text:p>50,85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02340497863462" calcext:value-type="float">
            <text:p>0,0102</text:p>
          </table:table-cell>
          <table:table-cell office:value-type="float" office:value="1.59340188423459" calcext:value-type="float">
            <text:p>1,5934</text:p>
          </table:table-cell>
          <table:table-cell office:value-type="float" office:value="0.336800677078827" calcext:value-type="float">
            <text:p>0,3368</text:p>
          </table:table-cell>
          <table:table-cell office:value-type="float" office:value="9.32240118327801" calcext:value-type="float">
            <text:p>9,3224</text:p>
          </table:table-cell>
          <table:table-cell office:value-type="float" office:value="0.367414536108087" calcext:value-type="float">
            <text:p>0,3674</text:p>
          </table:table-cell>
          <table:table-cell office:value-type="float" office:value="1.95535310141151" calcext:value-type="float">
            <text:p>1,9554</text:p>
          </table:table-cell>
          <table:table-cell office:value-type="float" office:value="24.504964370047" calcext:value-type="float">
            <text:p>24,5050</text:p>
          </table:table-cell>
          <table:table-cell office:value-type="float" office:value="2.56568297188574" calcext:value-type="float">
            <text:p>2,5657</text:p>
          </table:table-cell>
          <table:table-cell office:value-type="float" office:value="1.32482977815291" calcext:value-type="float">
            <text:p>1,3248</text:p>
          </table:table-cell>
          <table:table-cell office:value-type="float" office:value="13.9361463595787" calcext:value-type="float">
            <text:p>13,9361</text:p>
          </table:table-cell>
          <table:table-cell office:value-type="float" office:value="48.4856735567926" calcext:value-type="float">
            <text:p>48,48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90589424086571" calcext:value-type="float">
            <text:p>0,0191</text:p>
          </table:table-cell>
          <table:table-cell office:value-type="float" office:value="0.484104221824765" calcext:value-type="float">
            <text:p>0,4841</text:p>
          </table:table-cell>
          <table:table-cell office:value-type="float" office:value="0.345809627737841" calcext:value-type="float">
            <text:p>0,3458</text:p>
          </table:table-cell>
          <table:table-cell office:value-type="float" office:value="9.32240118327801" calcext:value-type="float">
            <text:p>9,3224</text:p>
          </table:table-cell>
          <table:table-cell office:value-type="float" office:value="0.370822004018679" calcext:value-type="float">
            <text:p>0,3708</text:p>
          </table:table-cell>
          <table:table-cell office:value-type="float" office:value="4.38132617434659" calcext:value-type="float">
            <text:p>4,3813</text:p>
          </table:table-cell>
          <table:table-cell office:value-type="float" office:value="23.0736670844342" calcext:value-type="float">
            <text:p>23,0737</text:p>
          </table:table-cell>
          <table:table-cell office:value-type="float" office:value="2.60811233903793" calcext:value-type="float">
            <text:p>2,6081</text:p>
          </table:table-cell>
          <table:table-cell office:value-type="float" office:value="1.293736852337" calcext:value-type="float">
            <text:p>1,2937</text:p>
          </table:table-cell>
          <table:table-cell office:value-type="float" office:value="13.7760787828083" calcext:value-type="float">
            <text:p>13,7761</text:p>
          </table:table-cell>
          <table:table-cell office:value-type="float" office:value="48.1696553883469" calcext:value-type="float">
            <text:p>48,16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61737994292357" calcext:value-type="float">
            <text:p>0,0262</text:p>
          </table:table-cell>
          <table:table-cell office:value-type="float" office:value="0.48990721227939" calcext:value-type="float">
            <text:p>0,4899</text:p>
          </table:table-cell>
          <table:table-cell office:value-type="float" office:value="0.346679010933374" calcext:value-type="float">
            <text:p>0,3467</text:p>
          </table:table-cell>
          <table:table-cell office:value-type="float" office:value="9.32240118327801" calcext:value-type="float">
            <text:p>9,3224</text:p>
          </table:table-cell>
          <table:table-cell office:value-type="float" office:value="0.339711343963256" calcext:value-type="float">
            <text:p>0,3397</text:p>
          </table:table-cell>
          <table:table-cell office:value-type="float" office:value="3.51161465393208" calcext:value-type="float">
            <text:p>3,5116</text:p>
          </table:table-cell>
          <table:table-cell office:value-type="float" office:value="21.4716072745488" calcext:value-type="float">
            <text:p>21,4716</text:p>
          </table:table-cell>
          <table:table-cell office:value-type="float" office:value="2.87949969488477" calcext:value-type="float">
            <text:p>2,8795</text:p>
          </table:table-cell>
          <table:table-cell office:value-type="float" office:value="1.25786232511699" calcext:value-type="float">
            <text:p>1,2579</text:p>
          </table:table-cell>
          <table:table-cell office:value-type="float" office:value="13.1936617486313" calcext:value-type="float">
            <text:p>13,1937</text:p>
          </table:table-cell>
          <table:table-cell office:value-type="float" office:value="49.3210999175909" calcext:value-type="float">
            <text:p>49,32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48582684924179" calcext:value-type="float">
            <text:p>0,0149</text:p>
          </table:table-cell>
          <table:table-cell office:value-type="float" office:value="0.0993864527138959" calcext:value-type="float">
            <text:p>0,0994</text:p>
          </table:table-cell>
          <table:table-cell office:value-type="float" office:value="0.373812787475224" calcext:value-type="float">
            <text:p>0,3738</text:p>
          </table:table-cell>
          <table:table-cell office:value-type="float" office:value="8.37055613376128" calcext:value-type="float">
            <text:p>8,3706</text:p>
          </table:table-cell>
          <table:table-cell office:value-type="float" office:value="0.473296718408009" calcext:value-type="float">
            <text:p>0,4733</text:p>
          </table:table-cell>
          <table:table-cell office:value-type="float" office:value="2.17435110834916" calcext:value-type="float">
            <text:p>2,1744</text:p>
          </table:table-cell>
          <table:table-cell office:value-type="float" office:value="20.5671907782724" calcext:value-type="float">
            <text:p>20,5672</text:p>
          </table:table-cell>
          <table:table-cell office:value-type="float" office:value="4.16222745128177" calcext:value-type="float">
            <text:p>4,1622</text:p>
          </table:table-cell>
          <table:table-cell office:value-type="float" office:value="2.09518594319406" calcext:value-type="float">
            <text:p>2,0952</text:p>
          </table:table-cell>
          <table:table-cell office:value-type="float" office:value="24.6924450233621" calcext:value-type="float">
            <text:p>24,6924</text:p>
          </table:table-cell>
          <table:table-cell office:value-type="float" office:value="72.5551668481426" calcext:value-type="float">
            <text:p>72,55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068555815099" calcext:value-type="float">
            <text:p>0,0281</text:p>
          </table:table-cell>
          <table:table-cell office:value-type="float" office:value="0.105326100415863" calcext:value-type="float">
            <text:p>0,1053</text:p>
          </table:table-cell>
          <table:table-cell office:value-type="float" office:value="0.344319319019682" calcext:value-type="float">
            <text:p>0,3443</text:p>
          </table:table-cell>
          <table:table-cell office:value-type="float" office:value="8.37055613376128" calcext:value-type="float">
            <text:p>8,3706</text:p>
          </table:table-cell>
          <table:table-cell office:value-type="float" office:value="0.468882479590183" calcext:value-type="float">
            <text:p>0,4689</text:p>
          </table:table-cell>
          <table:table-cell office:value-type="float" office:value="0.586355041604396" calcext:value-type="float">
            <text:p>0,5864</text:p>
          </table:table-cell>
          <table:table-cell office:value-type="float" office:value="20.6901235418272" calcext:value-type="float">
            <text:p>20,6901</text:p>
          </table:table-cell>
          <table:table-cell office:value-type="float" office:value="3.20132792362971" calcext:value-type="float">
            <text:p>3,2013</text:p>
          </table:table-cell>
          <table:table-cell office:value-type="float" office:value="2.04393656353466" calcext:value-type="float">
            <text:p>2,0439</text:p>
          </table:table-cell>
          <table:table-cell office:value-type="float" office:value="24.6426046000842" calcext:value-type="float">
            <text:p>24,6426</text:p>
          </table:table-cell>
          <table:table-cell office:value-type="float" office:value="71.5152794425325" calcext:value-type="float">
            <text:p>71,51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51925723691238" calcext:value-type="float">
            <text:p>0,0452</text:p>
          </table:table-cell>
          <table:table-cell office:value-type="float" office:value="0.1210134829023" calcext:value-type="float">
            <text:p>0,1210</text:p>
          </table:table-cell>
          <table:table-cell office:value-type="float" office:value="0.324897434302052" calcext:value-type="float">
            <text:p>0,3249</text:p>
          </table:table-cell>
          <table:table-cell office:value-type="float" office:value="8.37055613376128" calcext:value-type="float">
            <text:p>8,3706</text:p>
          </table:table-cell>
          <table:table-cell office:value-type="float" office:value="0.462508019602933" calcext:value-type="float">
            <text:p>0,4625</text:p>
          </table:table-cell>
          <table:table-cell office:value-type="float" office:value="0.647906260037868" calcext:value-type="float">
            <text:p>0,6479</text:p>
          </table:table-cell>
          <table:table-cell office:value-type="float" office:value="20.3421792882794" calcext:value-type="float">
            <text:p>20,3422</text:p>
          </table:table-cell>
          <table:table-cell office:value-type="float" office:value="5.51688658251277" calcext:value-type="float">
            <text:p>5,5169</text:p>
          </table:table-cell>
          <table:table-cell office:value-type="float" office:value="1.96361280387338" calcext:value-type="float">
            <text:p>1,9636</text:p>
          </table:table-cell>
          <table:table-cell office:value-type="float" office:value="23.9483346629538" calcext:value-type="float">
            <text:p>23,9483</text:p>
          </table:table-cell>
          <table:table-cell office:value-type="float" office:value="73.1513470782994" calcext:value-type="float">
            <text:p>73,15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80010944381397" calcext:value-type="float">
            <text:p>0,0280</text:p>
          </table:table-cell>
          <table:table-cell office:value-type="float" office:value="0.211116368408945" calcext:value-type="float">
            <text:p>0,2111</text:p>
          </table:table-cell>
          <table:table-cell office:value-type="float" office:value="0.380044526944643" calcext:value-type="float">
            <text:p>0,3800</text:p>
          </table:table-cell>
          <table:table-cell office:value-type="float" office:value="8.37055613376128" calcext:value-type="float">
            <text:p>8,3706</text:p>
          </table:table-cell>
          <table:table-cell office:value-type="float" office:value="0.470600837745335" calcext:value-type="float">
            <text:p>0,4706</text:p>
          </table:table-cell>
          <table:table-cell office:value-type="float" office:value="1.61441200928337" calcext:value-type="float">
            <text:p>1,6144</text:p>
          </table:table-cell>
          <table:table-cell office:value-type="float" office:value="19.9011590471825" calcext:value-type="float">
            <text:p>19,9012</text:p>
          </table:table-cell>
          <table:table-cell office:value-type="float" office:value="5.82800968884014" calcext:value-type="float">
            <text:p>5,8280</text:p>
          </table:table-cell>
          <table:table-cell office:value-type="float" office:value="1.86693754332806" calcext:value-type="float">
            <text:p>1,8669</text:p>
          </table:table-cell>
          <table:table-cell office:value-type="float" office:value="24.0534525800876" calcext:value-type="float">
            <text:p>24,0535</text:p>
          </table:table-cell>
          <table:table-cell office:value-type="float" office:value="72.637727961178" calcext:value-type="float">
            <text:p>72,637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34636516993774" calcext:value-type="float">
            <text:p>0,0335</text:p>
          </table:table-cell>
          <table:table-cell office:value-type="float" office:value="0.188763401901539" calcext:value-type="float">
            <text:p>0,1888</text:p>
          </table:table-cell>
          <table:table-cell office:value-type="float" office:value="0.364658420614471" calcext:value-type="float">
            <text:p>0,3647</text:p>
          </table:table-cell>
          <table:table-cell office:value-type="float" office:value="8.37055613376128" calcext:value-type="float">
            <text:p>8,3706</text:p>
          </table:table-cell>
          <table:table-cell office:value-type="float" office:value="0.515112708981654" calcext:value-type="float">
            <text:p>0,5151</text:p>
          </table:table-cell>
          <table:table-cell office:value-type="float" office:value="2.2153662776256" calcext:value-type="float">
            <text:p>2,2154</text:p>
          </table:table-cell>
          <table:table-cell office:value-type="float" office:value="20.122824730075" calcext:value-type="float">
            <text:p>20,1228</text:p>
          </table:table-cell>
          <table:table-cell office:value-type="float" office:value="4.94902410594121" calcext:value-type="float">
            <text:p>4,9490</text:p>
          </table:table-cell>
          <table:table-cell office:value-type="float" office:value="1.76377476599632" calcext:value-type="float">
            <text:p>1,7638</text:p>
          </table:table-cell>
          <table:table-cell office:value-type="float" office:value="23.6211853452837" calcext:value-type="float">
            <text:p>23,6212</text:p>
          </table:table-cell>
          <table:table-cell office:value-type="float" office:value="74.3602142544935" calcext:value-type="float">
            <text:p>74,36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73098080372729" calcext:value-type="float">
            <text:p>0,0473</text:p>
          </table:table-cell>
          <table:table-cell office:value-type="float" office:value="0.175599702378989" calcext:value-type="float">
            <text:p>0,1756</text:p>
          </table:table-cell>
          <table:table-cell office:value-type="float" office:value="0.351183015013654" calcext:value-type="float">
            <text:p>0,3512</text:p>
          </table:table-cell>
          <table:table-cell office:value-type="float" office:value="8.55150062077936" calcext:value-type="float">
            <text:p>8,5515</text:p>
          </table:table-cell>
          <table:table-cell office:value-type="float" office:value="0.469580671231653" calcext:value-type="float">
            <text:p>0,4696</text:p>
          </table:table-cell>
          <table:table-cell office:value-type="float" office:value="1.95415535735071" calcext:value-type="float">
            <text:p>1,9542</text:p>
          </table:table-cell>
          <table:table-cell office:value-type="float" office:value="19.8995078391218" calcext:value-type="float">
            <text:p>19,8995</text:p>
          </table:table-cell>
          <table:table-cell office:value-type="float" office:value="3.09033098624825" calcext:value-type="float">
            <text:p>3,0903</text:p>
          </table:table-cell>
          <table:table-cell office:value-type="float" office:value="1.67598120976124" calcext:value-type="float">
            <text:p>1,6760</text:p>
          </table:table-cell>
          <table:table-cell office:value-type="float" office:value="22.7442339929686" calcext:value-type="float">
            <text:p>22,7442</text:p>
          </table:table-cell>
          <table:table-cell office:value-type="float" office:value="72.6587423174332" calcext:value-type="float">
            <text:p>72,65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44880233054827" calcext:value-type="float">
            <text:p>0,0245</text:p>
          </table:table-cell>
          <table:table-cell office:value-type="float" office:value="0.233704113574053" calcext:value-type="float">
            <text:p>0,2337</text:p>
          </table:table-cell>
          <table:table-cell office:value-type="float" office:value="0.330581288109171" calcext:value-type="float">
            <text:p>0,3306</text:p>
          </table:table-cell>
          <table:table-cell office:value-type="float" office:value="8.55150062077936" calcext:value-type="float">
            <text:p>8,5515</text:p>
          </table:table-cell>
          <table:table-cell office:value-type="float" office:value="0.52787896671807" calcext:value-type="float">
            <text:p>0,5279</text:p>
          </table:table-cell>
          <table:table-cell office:value-type="float" office:value="0.769268070294449" calcext:value-type="float">
            <text:p>0,7693</text:p>
          </table:table-cell>
          <table:table-cell office:value-type="float" office:value="19.6630825359736" calcext:value-type="float">
            <text:p>19,6631</text:p>
          </table:table-cell>
          <table:table-cell office:value-type="float" office:value="7.54906208919289" calcext:value-type="float">
            <text:p>7,5491</text:p>
          </table:table-cell>
          <table:table-cell office:value-type="float" office:value="1.62004279897735" calcext:value-type="float">
            <text:p>1,6200</text:p>
          </table:table-cell>
          <table:table-cell office:value-type="float" office:value="22.806791035002" calcext:value-type="float">
            <text:p>22,8068</text:p>
          </table:table-cell>
          <table:table-cell office:value-type="float" office:value="69.3851080471648" calcext:value-type="float">
            <text:p>69,38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0463965610133776" calcext:value-type="float">
            <text:p>-0,0046</text:p>
          </table:table-cell>
          <table:table-cell office:value-type="float" office:value="0.145243696720366" calcext:value-type="float">
            <text:p>0,1452</text:p>
          </table:table-cell>
          <table:table-cell office:value-type="float" office:value="0.324293843211024" calcext:value-type="float">
            <text:p>0,3243</text:p>
          </table:table-cell>
          <table:table-cell office:value-type="float" office:value="8.55150062077936" calcext:value-type="float">
            <text:p>8,5515</text:p>
          </table:table-cell>
          <table:table-cell office:value-type="float" office:value="0.52734906380163" calcext:value-type="float">
            <text:p>0,5273</text:p>
          </table:table-cell>
          <table:table-cell office:value-type="float" office:value="1.22649809505103" calcext:value-type="float">
            <text:p>1,2265</text:p>
          </table:table-cell>
          <table:table-cell office:value-type="float" office:value="19.0140934169308" calcext:value-type="float">
            <text:p>19,0141</text:p>
          </table:table-cell>
          <table:table-cell office:value-type="float" office:value="2.77324521396764" calcext:value-type="float">
            <text:p>2,7732</text:p>
          </table:table-cell>
          <table:table-cell office:value-type="float" office:value="1.60575454091899" calcext:value-type="float">
            <text:p>1,6058</text:p>
          </table:table-cell>
          <table:table-cell office:value-type="float" office:value="21.260404167155" calcext:value-type="float">
            <text:p>21,2604</text:p>
          </table:table-cell>
          <table:table-cell office:value-type="float" office:value="63.1324085313278" calcext:value-type="float">
            <text:p>63,13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73545438681258" calcext:value-type="float">
            <text:p>0,0574</text:p>
          </table:table-cell>
          <table:table-cell office:value-type="float" office:value="0.175166823663183" calcext:value-type="float">
            <text:p>0,1752</text:p>
          </table:table-cell>
          <table:table-cell office:value-type="float" office:value="0.328827426662838" calcext:value-type="float">
            <text:p>0,3288</text:p>
          </table:table-cell>
          <table:table-cell office:value-type="float" office:value="8.55150062077936" calcext:value-type="float">
            <text:p>8,5515</text:p>
          </table:table-cell>
          <table:table-cell office:value-type="float" office:value="0.544224822085466" calcext:value-type="float">
            <text:p>0,5442</text:p>
          </table:table-cell>
          <table:table-cell office:value-type="float" office:value="0.53629078743676" calcext:value-type="float">
            <text:p>0,5363</text:p>
          </table:table-cell>
          <table:table-cell office:value-type="float" office:value="20.5225950068629" calcext:value-type="float">
            <text:p>20,5226</text:p>
          </table:table-cell>
          <table:table-cell office:value-type="float" office:value="4.22238717348273" calcext:value-type="float">
            <text:p>4,2224</text:p>
          </table:table-cell>
          <table:table-cell office:value-type="float" office:value="1.61957314710249" calcext:value-type="float">
            <text:p>1,6196</text:p>
          </table:table-cell>
          <table:table-cell office:value-type="float" office:value="21.4448080497915" calcext:value-type="float">
            <text:p>21,4448</text:p>
          </table:table-cell>
          <table:table-cell office:value-type="float" office:value="71.419490261535" calcext:value-type="float">
            <text:p>71,41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95277159160554" calcext:value-type="float">
            <text:p>0,0195</text:p>
          </table:table-cell>
          <table:table-cell office:value-type="float" office:value="0.219476217532764" calcext:value-type="float">
            <text:p>0,2195</text:p>
          </table:table-cell>
          <table:table-cell office:value-type="float" office:value="0.339333781168386" calcext:value-type="float">
            <text:p>0,3393</text:p>
          </table:table-cell>
          <table:table-cell office:value-type="float" office:value="8.55150062077936" calcext:value-type="float">
            <text:p>8,5515</text:p>
          </table:table-cell>
          <table:table-cell office:value-type="float" office:value="0.547145115257166" calcext:value-type="float">
            <text:p>0,5471</text:p>
          </table:table-cell>
          <table:table-cell office:value-type="float" office:value="0.895477429955312" calcext:value-type="float">
            <text:p>0,8955</text:p>
          </table:table-cell>
          <table:table-cell office:value-type="float" office:value="18.7393121999202" calcext:value-type="float">
            <text:p>18,7393</text:p>
          </table:table-cell>
          <table:table-cell office:value-type="float" office:value="4.02172300059426" calcext:value-type="float">
            <text:p>4,0217</text:p>
          </table:table-cell>
          <table:table-cell office:value-type="float" office:value="1.64160145671962" calcext:value-type="float">
            <text:p>1,6416</text:p>
          </table:table-cell>
          <table:table-cell office:value-type="float" office:value="21.0923820108004" calcext:value-type="float">
            <text:p>21,0924</text:p>
          </table:table-cell>
          <table:table-cell office:value-type="float" office:value="67.8494386857855" calcext:value-type="float">
            <text:p>67,84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481624067260444" calcext:value-type="float">
            <text:p>0,0482</text:p>
          </table:table-cell>
          <table:table-cell office:value-type="float" office:value="0.15686396011951" calcext:value-type="float">
            <text:p>0,1569</text:p>
          </table:table-cell>
          <table:table-cell office:value-type="float" office:value="0.336271279466234" calcext:value-type="float">
            <text:p>0,3363</text:p>
          </table:table-cell>
          <table:table-cell office:value-type="float" office:value="8.69408155404648" calcext:value-type="float">
            <text:p>8,6941</text:p>
          </table:table-cell>
          <table:table-cell office:value-type="float" office:value="0.55698307350104" calcext:value-type="float">
            <text:p>0,5570</text:p>
          </table:table-cell>
          <table:table-cell office:value-type="float" office:value="1.28569244908496" calcext:value-type="float">
            <text:p>1,2857</text:p>
          </table:table-cell>
          <table:table-cell office:value-type="float" office:value="19.5897696207733" calcext:value-type="float">
            <text:p>19,5898</text:p>
          </table:table-cell>
          <table:table-cell office:value-type="float" office:value="1.96838419512146" calcext:value-type="float">
            <text:p>1,9684</text:p>
          </table:table-cell>
          <table:table-cell office:value-type="float" office:value="1.65369034961466" calcext:value-type="float">
            <text:p>1,6537</text:p>
          </table:table-cell>
          <table:table-cell office:value-type="float" office:value="20.5558158327134" calcext:value-type="float">
            <text:p>20,5558</text:p>
          </table:table-cell>
          <table:table-cell office:value-type="float" office:value="68.0704575638611" calcext:value-type="float">
            <text:p>68,07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517280738512387" calcext:value-type="float">
            <text:p>0,0517</text:p>
          </table:table-cell>
          <table:table-cell office:value-type="float" office:value="0.124763635652282" calcext:value-type="float">
            <text:p>0,1248</text:p>
          </table:table-cell>
          <table:table-cell office:value-type="float" office:value="0.366573087377328" calcext:value-type="float">
            <text:p>0,3666</text:p>
          </table:table-cell>
          <table:table-cell office:value-type="float" office:value="8.69408155404648" calcext:value-type="float">
            <text:p>8,6941</text:p>
          </table:table-cell>
          <table:table-cell office:value-type="float" office:value="0.593025132977823" calcext:value-type="float">
            <text:p>0,5930</text:p>
          </table:table-cell>
          <table:table-cell office:value-type="float" office:value="1.37486206345564" calcext:value-type="float">
            <text:p>1,3749</text:p>
          </table:table-cell>
          <table:table-cell office:value-type="float" office:value="20.6295592170052" calcext:value-type="float">
            <text:p>20,6296</text:p>
          </table:table-cell>
          <table:table-cell office:value-type="float" office:value="2.04546754381228" calcext:value-type="float">
            <text:p>2,0455</text:p>
          </table:table-cell>
          <table:table-cell office:value-type="float" office:value="1.65287532839452" calcext:value-type="float">
            <text:p>1,6529</text:p>
          </table:table-cell>
          <table:table-cell office:value-type="float" office:value="20.4136926784175" calcext:value-type="float">
            <text:p>20,4137</text:p>
          </table:table-cell>
          <table:table-cell office:value-type="float" office:value="64.713846380501" calcext:value-type="float">
            <text:p>64,71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33105202803539" calcext:value-type="float">
            <text:p>0,0433</text:p>
          </table:table-cell>
          <table:table-cell office:value-type="float" office:value="0.125874889622596" calcext:value-type="float">
            <text:p>0,1259</text:p>
          </table:table-cell>
          <table:table-cell office:value-type="float" office:value="0.388351210694308" calcext:value-type="float">
            <text:p>0,3884</text:p>
          </table:table-cell>
          <table:table-cell office:value-type="float" office:value="8.69408155404648" calcext:value-type="float">
            <text:p>8,6941</text:p>
          </table:table-cell>
          <table:table-cell office:value-type="float" office:value="0.619939900206647" calcext:value-type="float">
            <text:p>0,6199</text:p>
          </table:table-cell>
          <table:table-cell office:value-type="float" office:value="2.01682578014666" calcext:value-type="float">
            <text:p>2,0168</text:p>
          </table:table-cell>
          <table:table-cell office:value-type="float" office:value="20.6702722056181" calcext:value-type="float">
            <text:p>20,6703</text:p>
          </table:table-cell>
          <table:table-cell office:value-type="float" office:value="3.15743751983524" calcext:value-type="float">
            <text:p>3,1574</text:p>
          </table:table-cell>
          <table:table-cell office:value-type="float" office:value="1.63281924948264" calcext:value-type="float">
            <text:p>1,6328</text:p>
          </table:table-cell>
          <table:table-cell office:value-type="float" office:value="20.6079273953202" calcext:value-type="float">
            <text:p>20,6079</text:p>
          </table:table-cell>
          <table:table-cell office:value-type="float" office:value="67.798781907203" calcext:value-type="float">
            <text:p>67,79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429005390087571" calcext:value-type="float">
            <text:p>0,0429</text:p>
          </table:table-cell>
          <table:table-cell office:value-type="float" office:value="0.0343592766395596" calcext:value-type="float">
            <text:p>0,0344</text:p>
          </table:table-cell>
          <table:table-cell office:value-type="float" office:value="0.381877030462123" calcext:value-type="float">
            <text:p>0,3819</text:p>
          </table:table-cell>
          <table:table-cell office:value-type="float" office:value="8.69408155404648" calcext:value-type="float">
            <text:p>8,6941</text:p>
          </table:table-cell>
          <table:table-cell office:value-type="float" office:value="0.608060768765939" calcext:value-type="float">
            <text:p>0,6081</text:p>
          </table:table-cell>
          <table:table-cell office:value-type="float" office:value="1.92611162697499" calcext:value-type="float">
            <text:p>1,9261</text:p>
          </table:table-cell>
          <table:table-cell office:value-type="float" office:value="21.9863609357243" calcext:value-type="float">
            <text:p>21,9864</text:p>
          </table:table-cell>
          <table:table-cell office:value-type="float" office:value="-0.586573665168515" calcext:value-type="float">
            <text:p>-0,5866</text:p>
          </table:table-cell>
          <table:table-cell office:value-type="float" office:value="1.59959919746382" calcext:value-type="float">
            <text:p>1,5996</text:p>
          </table:table-cell>
          <table:table-cell office:value-type="float" office:value="20.0361311422289" calcext:value-type="float">
            <text:p>20,0361</text:p>
          </table:table-cell>
          <table:table-cell office:value-type="float" office:value="71.374959152993" calcext:value-type="float">
            <text:p>71,37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08514583333213" calcext:value-type="float">
            <text:p>0,0509</text:p>
          </table:table-cell>
          <table:table-cell office:value-type="float" office:value="0.0367186386677028" calcext:value-type="float">
            <text:p>0,0367</text:p>
          </table:table-cell>
          <table:table-cell office:value-type="float" office:value="0.378832632270309" calcext:value-type="float">
            <text:p>0,3788</text:p>
          </table:table-cell>
          <table:table-cell office:value-type="float" office:value="8.69408155404648" calcext:value-type="float">
            <text:p>8,6941</text:p>
          </table:table-cell>
          <table:table-cell office:value-type="float" office:value="0.599432080032765" calcext:value-type="float">
            <text:p>0,5994</text:p>
          </table:table-cell>
          <table:table-cell office:value-type="float" office:value="2.71551778067743" calcext:value-type="float">
            <text:p>2,7155</text:p>
          </table:table-cell>
          <table:table-cell office:value-type="float" office:value="24.6425873331037" calcext:value-type="float">
            <text:p>24,6426</text:p>
          </table:table-cell>
          <table:table-cell office:value-type="float" office:value="1.69909619396013" calcext:value-type="float">
            <text:p>1,6991</text:p>
          </table:table-cell>
          <table:table-cell office:value-type="float" office:value="1.56449713137855" calcext:value-type="float">
            <text:p>1,5645</text:p>
          </table:table-cell>
          <table:table-cell office:value-type="float" office:value="19.6473606977716" calcext:value-type="float">
            <text:p>19,6474</text:p>
          </table:table-cell>
          <table:table-cell office:value-type="float" office:value="76.6930526173017" calcext:value-type="float">
            <text:p>76,69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06736148236306" calcext:value-type="float">
            <text:p>0,0207</text:p>
          </table:table-cell>
          <table:table-cell office:value-type="float" office:value="0.0311727898559618" calcext:value-type="float">
            <text:p>0,0312</text:p>
          </table:table-cell>
          <table:table-cell office:value-type="float" office:value="0.648085478004906" calcext:value-type="float">
            <text:p>0,6481</text:p>
          </table:table-cell>
          <table:table-cell office:value-type="float" office:value="9.63116287879684" calcext:value-type="float">
            <text:p>9,6312</text:p>
          </table:table-cell>
          <table:table-cell office:value-type="float" office:value="0.691190954063339" calcext:value-type="float">
            <text:p>0,6912</text:p>
          </table:table-cell>
          <table:table-cell office:value-type="float" office:value="2.05908084942599" calcext:value-type="float">
            <text:p>2,0591</text:p>
          </table:table-cell>
          <table:table-cell office:value-type="float" office:value="18.4443454800479" calcext:value-type="float">
            <text:p>18,4443</text:p>
          </table:table-cell>
          <table:table-cell office:value-type="float" office:value="1.84922961663574" calcext:value-type="float">
            <text:p>1,8492</text:p>
          </table:table-cell>
          <table:table-cell office:value-type="float" office:value="-0.0463189372499392" calcext:value-type="float">
            <text:p>-0,0463</text:p>
          </table:table-cell>
          <table:table-cell office:value-type="float" office:value="14.3683145061108" calcext:value-type="float">
            <text:p>14,3683</text:p>
          </table:table-cell>
          <table:table-cell office:value-type="float" office:value="61.572239329456" calcext:value-type="float">
            <text:p>61,57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56797614966542" calcext:value-type="float">
            <text:p>0,0357</text:p>
          </table:table-cell>
          <table:table-cell office:value-type="float" office:value="0.0376775280245403" calcext:value-type="float">
            <text:p>0,0377</text:p>
          </table:table-cell>
          <table:table-cell office:value-type="float" office:value="0.610662589081561" calcext:value-type="float">
            <text:p>0,6107</text:p>
          </table:table-cell>
          <table:table-cell office:value-type="float" office:value="9.63116287879684" calcext:value-type="float">
            <text:p>9,6312</text:p>
          </table:table-cell>
          <table:table-cell office:value-type="float" office:value="0.693198551369914" calcext:value-type="float">
            <text:p>0,6932</text:p>
          </table:table-cell>
          <table:table-cell office:value-type="float" office:value="2.46927713877035" calcext:value-type="float">
            <text:p>2,4693</text:p>
          </table:table-cell>
          <table:table-cell office:value-type="float" office:value="18.1684063693213" calcext:value-type="float">
            <text:p>18,1684</text:p>
          </table:table-cell>
          <table:table-cell office:value-type="float" office:value="0.766532260446823" calcext:value-type="float">
            <text:p>0,7665</text:p>
          </table:table-cell>
          <table:table-cell office:value-type="float" office:value="-0.067492701646486" calcext:value-type="float">
            <text:p>-0,0675</text:p>
          </table:table-cell>
          <table:table-cell office:value-type="float" office:value="15.5672455167685" calcext:value-type="float">
            <text:p>15,5672</text:p>
          </table:table-cell>
          <table:table-cell office:value-type="float" office:value="66.4655367303237" calcext:value-type="float">
            <text:p>66,46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06663579327249" calcext:value-type="float">
            <text:p>0,0507</text:p>
          </table:table-cell>
          <table:table-cell office:value-type="float" office:value="0.0503167866148584" calcext:value-type="float">
            <text:p>0,0503</text:p>
          </table:table-cell>
          <table:table-cell office:value-type="float" office:value="0.575561224654445" calcext:value-type="float">
            <text:p>0,5756</text:p>
          </table:table-cell>
          <table:table-cell office:value-type="float" office:value="9.63116287879684" calcext:value-type="float">
            <text:p>9,6312</text:p>
          </table:table-cell>
          <table:table-cell office:value-type="float" office:value="0.700911900175215" calcext:value-type="float">
            <text:p>0,7009</text:p>
          </table:table-cell>
          <table:table-cell office:value-type="float" office:value="5.43625148168075" calcext:value-type="float">
            <text:p>5,4363</text:p>
          </table:table-cell>
          <table:table-cell office:value-type="float" office:value="18.3325438180957" calcext:value-type="float">
            <text:p>18,3325</text:p>
          </table:table-cell>
          <table:table-cell office:value-type="float" office:value="4.91221915753124" calcext:value-type="float">
            <text:p>4,9122</text:p>
          </table:table-cell>
          <table:table-cell office:value-type="float" office:value="-0.0585127351273288" calcext:value-type="float">
            <text:p>-0,0585</text:p>
          </table:table-cell>
          <table:table-cell office:value-type="float" office:value="16.5572062735381" calcext:value-type="float">
            <text:p>16,5572</text:p>
          </table:table-cell>
          <table:table-cell office:value-type="float" office:value="67.3394634427311" calcext:value-type="float">
            <text:p>67,33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47796439873669" calcext:value-type="float">
            <text:p>0,0348</text:p>
          </table:table-cell>
          <table:table-cell office:value-type="float" office:value="0.0602976753104226" calcext:value-type="float">
            <text:p>0,0603</text:p>
          </table:table-cell>
          <table:table-cell office:value-type="float" office:value="0.590274462487099" calcext:value-type="float">
            <text:p>0,5903</text:p>
          </table:table-cell>
          <table:table-cell office:value-type="float" office:value="9.63116287879684" calcext:value-type="float">
            <text:p>9,6312</text:p>
          </table:table-cell>
          <table:table-cell office:value-type="float" office:value="0.688545334531514" calcext:value-type="float">
            <text:p>0,6885</text:p>
          </table:table-cell>
          <table:table-cell office:value-type="float" office:value="3.60669456257042" calcext:value-type="float">
            <text:p>3,6067</text:p>
          </table:table-cell>
          <table:table-cell office:value-type="float" office:value="18.8941995097267" calcext:value-type="float">
            <text:p>18,8942</text:p>
          </table:table-cell>
          <table:table-cell office:value-type="float" office:value="2.56902015058513" calcext:value-type="float">
            <text:p>2,5690</text:p>
          </table:table-cell>
          <table:table-cell office:value-type="float" office:value="-0.043948953332248" calcext:value-type="float">
            <text:p>-0,0439</text:p>
          </table:table-cell>
          <table:table-cell office:value-type="float" office:value="16.1264170069099" calcext:value-type="float">
            <text:p>16,1264</text:p>
          </table:table-cell>
          <table:table-cell office:value-type="float" office:value="70.2864344803114" calcext:value-type="float">
            <text:p>70,28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05955572670123" calcext:value-type="float">
            <text:p>0,0606</text:p>
          </table:table-cell>
          <table:table-cell office:value-type="float" office:value="0.0707743805554633" calcext:value-type="float">
            <text:p>0,0708</text:p>
          </table:table-cell>
          <table:table-cell office:value-type="float" office:value="0.570970857555669" calcext:value-type="float">
            <text:p>0,5710</text:p>
          </table:table-cell>
          <table:table-cell office:value-type="float" office:value="9.63116287879684" calcext:value-type="float">
            <text:p>9,6312</text:p>
          </table:table-cell>
          <table:table-cell office:value-type="float" office:value="0.699468093650034" calcext:value-type="float">
            <text:p>0,6995</text:p>
          </table:table-cell>
          <table:table-cell office:value-type="float" office:value="6.22859588119167" calcext:value-type="float">
            <text:p>6,2286</text:p>
          </table:table-cell>
          <table:table-cell office:value-type="float" office:value="20.397467246949" calcext:value-type="float">
            <text:p>20,3975</text:p>
          </table:table-cell>
          <table:table-cell office:value-type="float" office:value="1.72572324906839" calcext:value-type="float">
            <text:p>1,7257</text:p>
          </table:table-cell>
          <table:table-cell office:value-type="float" office:value="-0.0633705742926632" calcext:value-type="float">
            <text:p>-0,0634</text:p>
          </table:table-cell>
          <table:table-cell office:value-type="float" office:value="16.4648577709978" calcext:value-type="float">
            <text:p>16,4649</text:p>
          </table:table-cell>
          <table:table-cell office:value-type="float" office:value="77.348815818541" calcext:value-type="float">
            <text:p>77,34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8526898015616" calcext:value-type="float">
            <text:p>0,0685</text:p>
          </table:table-cell>
          <table:table-cell office:value-type="float" office:value="0.0486110634384823" calcext:value-type="float">
            <text:p>0,0486</text:p>
          </table:table-cell>
          <table:table-cell office:value-type="float" office:value="0.577080132545744" calcext:value-type="float">
            <text:p>0,5771</text:p>
          </table:table-cell>
          <table:table-cell office:value-type="float" office:value="9.88141150765278" calcext:value-type="float">
            <text:p>9,8814</text:p>
          </table:table-cell>
          <table:table-cell office:value-type="float" office:value="0.713515455386927" calcext:value-type="float">
            <text:p>0,7135</text:p>
          </table:table-cell>
          <table:table-cell office:value-type="float" office:value="5.83386773380038" calcext:value-type="float">
            <text:p>5,8339</text:p>
          </table:table-cell>
          <table:table-cell office:value-type="float" office:value="22.4633611343839" calcext:value-type="float">
            <text:p>22,4634</text:p>
          </table:table-cell>
          <table:table-cell office:value-type="float" office:value="3.71335203251981" calcext:value-type="float">
            <text:p>3,7134</text:p>
          </table:table-cell>
          <table:table-cell office:value-type="float" office:value="-0.0543050208038707" calcext:value-type="float">
            <text:p>-0,0543</text:p>
          </table:table-cell>
          <table:table-cell office:value-type="float" office:value="16.5134872284977" calcext:value-type="float">
            <text:p>16,5135</text:p>
          </table:table-cell>
          <table:table-cell office:value-type="float" office:value="81.633747648342" calcext:value-type="float">
            <text:p>81,63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14825332130615" calcext:value-type="float">
            <text:p>0,0415</text:p>
          </table:table-cell>
          <table:table-cell office:value-type="float" office:value="0.0571369676586499" calcext:value-type="float">
            <text:p>0,0571</text:p>
          </table:table-cell>
          <table:table-cell office:value-type="float" office:value="0.606896123972839" calcext:value-type="float">
            <text:p>0,6069</text:p>
          </table:table-cell>
          <table:table-cell office:value-type="float" office:value="9.88141150765278" calcext:value-type="float">
            <text:p>9,8814</text:p>
          </table:table-cell>
          <table:table-cell office:value-type="float" office:value="0.706743615317436" calcext:value-type="float">
            <text:p>0,7067</text:p>
          </table:table-cell>
          <table:table-cell office:value-type="float" office:value="2.730155287158" calcext:value-type="float">
            <text:p>2,7302</text:p>
          </table:table-cell>
          <table:table-cell office:value-type="float" office:value="23.096894490109" calcext:value-type="float">
            <text:p>23,0969</text:p>
          </table:table-cell>
          <table:table-cell office:value-type="float" office:value="3.87651979083445" calcext:value-type="float">
            <text:p>3,8765</text:p>
          </table:table-cell>
          <table:table-cell office:value-type="float" office:value="0.0136373796827091" calcext:value-type="float">
            <text:p>0,0136</text:p>
          </table:table-cell>
          <table:table-cell office:value-type="float" office:value="16.2962484905553" calcext:value-type="float">
            <text:p>16,2962</text:p>
          </table:table-cell>
          <table:table-cell office:value-type="float" office:value="84.8416658128912" calcext:value-type="float">
            <text:p>84,84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71345947130861" calcext:value-type="float">
            <text:p>0,0271</text:p>
          </table:table-cell>
          <table:table-cell office:value-type="float" office:value="0.0299916652248236" calcext:value-type="float">
            <text:p>0,0300</text:p>
          </table:table-cell>
          <table:table-cell office:value-type="float" office:value="0.627617487861299" calcext:value-type="float">
            <text:p>0,6276</text:p>
          </table:table-cell>
          <table:table-cell office:value-type="float" office:value="9.88141150765278" calcext:value-type="float">
            <text:p>9,8814</text:p>
          </table:table-cell>
          <table:table-cell office:value-type="float" office:value="0.715537174953876" calcext:value-type="float">
            <text:p>0,7155</text:p>
          </table:table-cell>
          <table:table-cell office:value-type="float" office:value="3.18897736349008" calcext:value-type="float">
            <text:p>3,1890</text:p>
          </table:table-cell>
          <table:table-cell office:value-type="float" office:value="21.4406270769446" calcext:value-type="float">
            <text:p>21,4406</text:p>
          </table:table-cell>
          <table:table-cell office:value-type="float" office:value="3.77123378902394" calcext:value-type="float">
            <text:p>3,7712</text:p>
          </table:table-cell>
          <table:table-cell office:value-type="float" office:value="0.067763227021235" calcext:value-type="float">
            <text:p>0,0678</text:p>
          </table:table-cell>
          <table:table-cell office:value-type="float" office:value="16.4501300094446" calcext:value-type="float">
            <text:p>16,4501</text:p>
          </table:table-cell>
          <table:table-cell office:value-type="float" office:value="74.8079186684846" calcext:value-type="float">
            <text:p>74,80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82901079270237" calcext:value-type="float">
            <text:p>0,0383</text:p>
          </table:table-cell>
          <table:table-cell office:value-type="float" office:value="0.0429968279655235" calcext:value-type="float">
            <text:p>0,0430</text:p>
          </table:table-cell>
          <table:table-cell office:value-type="float" office:value="0.641575241551798" calcext:value-type="float">
            <text:p>0,6416</text:p>
          </table:table-cell>
          <table:table-cell office:value-type="float" office:value="9.88141150765278" calcext:value-type="float">
            <text:p>9,8814</text:p>
          </table:table-cell>
          <table:table-cell office:value-type="float" office:value="0.71689071268265" calcext:value-type="float">
            <text:p>0,7169</text:p>
          </table:table-cell>
          <table:table-cell office:value-type="float" office:value="3.83771675460701" calcext:value-type="float">
            <text:p>3,8377</text:p>
          </table:table-cell>
          <table:table-cell office:value-type="float" office:value="20.2842597166813" calcext:value-type="float">
            <text:p>20,2843</text:p>
          </table:table-cell>
          <table:table-cell office:value-type="float" office:value="1.65966092604037" calcext:value-type="float">
            <text:p>1,6597</text:p>
          </table:table-cell>
          <table:table-cell office:value-type="float" office:value="-0.285609121534849" calcext:value-type="float">
            <text:p>-0,2856</text:p>
          </table:table-cell>
          <table:table-cell office:value-type="float" office:value="15.5569993177878" calcext:value-type="float">
            <text:p>15,5570</text:p>
          </table:table-cell>
          <table:table-cell office:value-type="float" office:value="82.1083264489398" calcext:value-type="float">
            <text:p>82,10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84165983716913" calcext:value-type="float">
            <text:p>0,0484</text:p>
          </table:table-cell>
          <table:table-cell office:value-type="float" office:value="0.0545810056904984" calcext:value-type="float">
            <text:p>0,0546</text:p>
          </table:table-cell>
          <table:table-cell office:value-type="float" office:value="0.662472845111493" calcext:value-type="float">
            <text:p>0,6625</text:p>
          </table:table-cell>
          <table:table-cell office:value-type="float" office:value="9.88141150765278" calcext:value-type="float">
            <text:p>9,8814</text:p>
          </table:table-cell>
          <table:table-cell office:value-type="float" office:value="0.720824089615836" calcext:value-type="float">
            <text:p>0,7208</text:p>
          </table:table-cell>
          <table:table-cell office:value-type="float" office:value="3.49543777731258" calcext:value-type="float">
            <text:p>3,4954</text:p>
          </table:table-cell>
          <table:table-cell office:value-type="float" office:value="20.6835611402429" calcext:value-type="float">
            <text:p>20,6836</text:p>
          </table:table-cell>
          <table:table-cell office:value-type="float" office:value="3.22912192023782" calcext:value-type="float">
            <text:p>3,2291</text:p>
          </table:table-cell>
          <table:table-cell office:value-type="float" office:value="0.0537697088781007" calcext:value-type="float">
            <text:p>0,0538</text:p>
          </table:table-cell>
          <table:table-cell office:value-type="float" office:value="15.9079769010431" calcext:value-type="float">
            <text:p>15,9080</text:p>
          </table:table-cell>
          <table:table-cell office:value-type="float" office:value="83.5102766350509" calcext:value-type="float">
            <text:p>83,51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59535581931713" calcext:value-type="float">
            <text:p>0,0160</text:p>
          </table:table-cell>
          <table:table-cell office:value-type="float" office:value="0.0622171985329722" calcext:value-type="float">
            <text:p>0,0622</text:p>
          </table:table-cell>
          <table:table-cell office:value-type="float" office:value="0.66607495356951" calcext:value-type="float">
            <text:p>0,6661</text:p>
          </table:table-cell>
          <table:table-cell office:value-type="float" office:value="10.0526879123754" calcext:value-type="float">
            <text:p>10,0527</text:p>
          </table:table-cell>
          <table:table-cell office:value-type="float" office:value="0.704186065314874" calcext:value-type="float">
            <text:p>0,7042</text:p>
          </table:table-cell>
          <table:table-cell office:value-type="float" office:value="1.47053880970281" calcext:value-type="float">
            <text:p>1,4705</text:p>
          </table:table-cell>
          <table:table-cell office:value-type="float" office:value="19.7893121806772" calcext:value-type="float">
            <text:p>19,7893</text:p>
          </table:table-cell>
          <table:table-cell office:value-type="float" office:value="2.349719331907" calcext:value-type="float">
            <text:p>2,3497</text:p>
          </table:table-cell>
          <table:table-cell office:value-type="float" office:value="-0.000239076003298365" calcext:value-type="float">
            <text:p>-0,0002</text:p>
          </table:table-cell>
          <table:table-cell office:value-type="float" office:value="16.3372355278703" calcext:value-type="float">
            <text:p>16,3372</text:p>
          </table:table-cell>
          <table:table-cell office:value-type="float" office:value="83.9301473138994" calcext:value-type="float">
            <text:p>83,93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44265447628413" calcext:value-type="float">
            <text:p>0,0144</text:p>
          </table:table-cell>
          <table:table-cell office:value-type="float" office:value="0.0765156105822255" calcext:value-type="float">
            <text:p>0,0765</text:p>
          </table:table-cell>
          <table:table-cell office:value-type="float" office:value="0.675961973489826" calcext:value-type="float">
            <text:p>0,6760</text:p>
          </table:table-cell>
          <table:table-cell office:value-type="float" office:value="10.0526879123754" calcext:value-type="float">
            <text:p>10,0527</text:p>
          </table:table-cell>
          <table:table-cell office:value-type="float" office:value="0.70628100318014" calcext:value-type="float">
            <text:p>0,7063</text:p>
          </table:table-cell>
          <table:table-cell office:value-type="float" office:value="0.151649742439925" calcext:value-type="float">
            <text:p>0,1516</text:p>
          </table:table-cell>
          <table:table-cell office:value-type="float" office:value="18.8119947250731" calcext:value-type="float">
            <text:p>18,8120</text:p>
          </table:table-cell>
          <table:table-cell office:value-type="float" office:value="0.289942770233907" calcext:value-type="float">
            <text:p>0,2899</text:p>
          </table:table-cell>
          <table:table-cell office:value-type="float" office:value="-0.0603600174744649" calcext:value-type="float">
            <text:p>-0,0604</text:p>
          </table:table-cell>
          <table:table-cell office:value-type="float" office:value="15.9029389309522" calcext:value-type="float">
            <text:p>15,9029</text:p>
          </table:table-cell>
          <table:table-cell office:value-type="float" office:value="86.0077777912785" calcext:value-type="float">
            <text:p>86,00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33942186452934" calcext:value-type="float">
            <text:p>0,0334</text:p>
          </table:table-cell>
          <table:table-cell office:value-type="float" office:value="0.0648920783484102" calcext:value-type="float">
            <text:p>0,0649</text:p>
          </table:table-cell>
          <table:table-cell office:value-type="float" office:value="0.681301611780935" calcext:value-type="float">
            <text:p>0,6813</text:p>
          </table:table-cell>
          <table:table-cell office:value-type="float" office:value="10.0526879123754" calcext:value-type="float">
            <text:p>10,0527</text:p>
          </table:table-cell>
          <table:table-cell office:value-type="float" office:value="0.72436834452958" calcext:value-type="float">
            <text:p>0,7244</text:p>
          </table:table-cell>
          <table:table-cell office:value-type="float" office:value="3.62603488662718" calcext:value-type="float">
            <text:p>3,6260</text:p>
          </table:table-cell>
          <table:table-cell office:value-type="float" office:value="19.7269868579367" calcext:value-type="float">
            <text:p>19,7270</text:p>
          </table:table-cell>
          <table:table-cell office:value-type="float" office:value="0.49955707860417" calcext:value-type="float">
            <text:p>0,4996</text:p>
          </table:table-cell>
          <table:table-cell office:value-type="float" office:value="-0.0748462292920506" calcext:value-type="float">
            <text:p>-0,0748</text:p>
          </table:table-cell>
          <table:table-cell office:value-type="float" office:value="16.7673197979575" calcext:value-type="float">
            <text:p>16,7673</text:p>
          </table:table-cell>
          <table:table-cell office:value-type="float" office:value="90.1479536981616" calcext:value-type="float">
            <text:p>90,14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83373425608919" calcext:value-type="float">
            <text:p>0,0383</text:p>
          </table:table-cell>
          <table:table-cell office:value-type="float" office:value="0.0298013819527285" calcext:value-type="float">
            <text:p>0,0298</text:p>
          </table:table-cell>
          <table:table-cell office:value-type="float" office:value="0.671551638676071" calcext:value-type="float">
            <text:p>0,6716</text:p>
          </table:table-cell>
          <table:table-cell office:value-type="float" office:value="10.0526879123754" calcext:value-type="float">
            <text:p>10,0527</text:p>
          </table:table-cell>
          <table:table-cell office:value-type="float" office:value="0.723432766401801" calcext:value-type="float">
            <text:p>0,7234</text:p>
          </table:table-cell>
          <table:table-cell office:value-type="float" office:value="3.15446251808104" calcext:value-type="float">
            <text:p>3,1545</text:p>
          </table:table-cell>
          <table:table-cell office:value-type="float" office:value="20.1025676388089" calcext:value-type="float">
            <text:p>20,1026</text:p>
          </table:table-cell>
          <table:table-cell office:value-type="float" office:value="0.657808563255458" calcext:value-type="float">
            <text:p>0,6578</text:p>
          </table:table-cell>
          <table:table-cell office:value-type="float" office:value="-0.0666411009657168" calcext:value-type="float">
            <text:p>-0,0666</text:p>
          </table:table-cell>
          <table:table-cell office:value-type="float" office:value="17.6395318057554" calcext:value-type="float">
            <text:p>17,6395</text:p>
          </table:table-cell>
          <table:table-cell office:value-type="float" office:value="93.0300775992284" calcext:value-type="float">
            <text:p>93,03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0596239485515" calcext:value-type="float">
            <text:p>0,0306</text:p>
          </table:table-cell>
          <table:table-cell office:value-type="float" office:value="0.0370018922212179" calcext:value-type="float">
            <text:p>0,0370</text:p>
          </table:table-cell>
          <table:table-cell office:value-type="float" office:value="0.629593974982864" calcext:value-type="float">
            <text:p>0,6296</text:p>
          </table:table-cell>
          <table:table-cell office:value-type="float" office:value="10.0526879123754" calcext:value-type="float">
            <text:p>10,0527</text:p>
          </table:table-cell>
          <table:table-cell office:value-type="float" office:value="0.729121504468738" calcext:value-type="float">
            <text:p>0,7291</text:p>
          </table:table-cell>
          <table:table-cell office:value-type="float" office:value="3.8813375444358" calcext:value-type="float">
            <text:p>3,8813</text:p>
          </table:table-cell>
          <table:table-cell office:value-type="float" office:value="18.000582447483" calcext:value-type="float">
            <text:p>18,0006</text:p>
          </table:table-cell>
          <table:table-cell office:value-type="float" office:value="0.421489257462639" calcext:value-type="float">
            <text:p>0,4215</text:p>
          </table:table-cell>
          <table:table-cell office:value-type="float" office:value="-0.04298513087435" calcext:value-type="float">
            <text:p>-0,0430</text:p>
          </table:table-cell>
          <table:table-cell office:value-type="float" office:value="18.0538301832453" calcext:value-type="float">
            <text:p>18,0538</text:p>
          </table:table-cell>
          <table:table-cell office:value-type="float" office:value="97.7185286979778" calcext:value-type="float">
            <text:p>97,71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218187605675269" calcext:value-type="float">
            <text:p>0,0022</text:p>
          </table:table-cell>
          <table:table-cell office:value-type="float" office:value="0" calcext:value-type="float">
            <text:p>0,0000</text:p>
          </table:table-cell>
          <table:table-cell office:value-type="float" office:value="0.806742817928028" calcext:value-type="float">
            <text:p>0,8067</text:p>
          </table:table-cell>
          <table:table-cell office:value-type="float" office:value="10.1795356831886" calcext:value-type="float">
            <text:p>10,1795</text:p>
          </table:table-cell>
          <table:table-cell office:value-type="float" office:value="0.589028669201705" calcext:value-type="float">
            <text:p>0,5890</text:p>
          </table:table-cell>
          <table:table-cell office:value-type="float" office:value="0.443836368331702" calcext:value-type="float">
            <text:p>0,4438</text:p>
          </table:table-cell>
          <table:table-cell office:value-type="float" office:value="25.8428357164012" calcext:value-type="float">
            <text:p>25,8428</text:p>
          </table:table-cell>
          <table:table-cell office:value-type="float" office:value="4.20806739177782" calcext:value-type="float">
            <text:p>4,2081</text:p>
          </table:table-cell>
          <table:table-cell office:value-type="float" office:value="0.547667939660689" calcext:value-type="float">
            <text:p>0,5477</text:p>
          </table:table-cell>
          <table:table-cell office:value-type="float" office:value="14.1869868863531" calcext:value-type="float">
            <text:p>14,1870</text:p>
          </table:table-cell>
          <table:table-cell office:value-type="float" office:value="56.1882892344085" calcext:value-type="float">
            <text:p>56,18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131400764297283" calcext:value-type="float">
            <text:p>-0,0131</text:p>
          </table:table-cell>
          <table:table-cell office:value-type="float" office:value="0" calcext:value-type="float">
            <text:p>0,0000</text:p>
          </table:table-cell>
          <table:table-cell office:value-type="float" office:value="0.79999274954788" calcext:value-type="float">
            <text:p>0,8000</text:p>
          </table:table-cell>
          <table:table-cell office:value-type="float" office:value="10.1795356831886" calcext:value-type="float">
            <text:p>10,1795</text:p>
          </table:table-cell>
          <table:table-cell office:value-type="float" office:value="0.590804194402761" calcext:value-type="float">
            <text:p>0,5908</text:p>
          </table:table-cell>
          <table:table-cell office:value-type="float" office:value="6.2655049700966" calcext:value-type="float">
            <text:p>6,2655</text:p>
          </table:table-cell>
          <table:table-cell office:value-type="float" office:value="23.7450732947543" calcext:value-type="float">
            <text:p>23,7451</text:p>
          </table:table-cell>
          <table:table-cell office:value-type="float" office:value="3.4390441263249" calcext:value-type="float">
            <text:p>3,4390</text:p>
          </table:table-cell>
          <table:table-cell office:value-type="float" office:value="0.375411414855816" calcext:value-type="float">
            <text:p>0,3754</text:p>
          </table:table-cell>
          <table:table-cell office:value-type="float" office:value="13.4679981209685" calcext:value-type="float">
            <text:p>13,4680</text:p>
          </table:table-cell>
          <table:table-cell office:value-type="float" office:value="57.3897592599617" calcext:value-type="float">
            <text:p>57,38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55624040901685" calcext:value-type="float">
            <text:p>0,0156</text:p>
          </table:table-cell>
          <table:table-cell office:value-type="float" office:value="0" calcext:value-type="float">
            <text:p>0,0000</text:p>
          </table:table-cell>
          <table:table-cell office:value-type="float" office:value="0.784744210292306" calcext:value-type="float">
            <text:p>0,7847</text:p>
          </table:table-cell>
          <table:table-cell office:value-type="float" office:value="10.1795356831886" calcext:value-type="float">
            <text:p>10,1795</text:p>
          </table:table-cell>
          <table:table-cell office:value-type="float" office:value="0.595891568815341" calcext:value-type="float">
            <text:p>0,5959</text:p>
          </table:table-cell>
          <table:table-cell office:value-type="float" office:value="1.31984038608826" calcext:value-type="float">
            <text:p>1,3198</text:p>
          </table:table-cell>
          <table:table-cell office:value-type="float" office:value="23.3939913275943" calcext:value-type="float">
            <text:p>23,3940</text:p>
          </table:table-cell>
          <table:table-cell office:value-type="float" office:value="2.39607617247792" calcext:value-type="float">
            <text:p>2,3961</text:p>
          </table:table-cell>
          <table:table-cell office:value-type="float" office:value="0.239128989611917" calcext:value-type="float">
            <text:p>0,2391</text:p>
          </table:table-cell>
          <table:table-cell office:value-type="float" office:value="13.0421594024218" calcext:value-type="float">
            <text:p>13,0422</text:p>
          </table:table-cell>
          <table:table-cell office:value-type="float" office:value="59.8721886530026" calcext:value-type="float">
            <text:p>59,87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0578327318824812" calcext:value-type="float">
            <text:p>0,0058</text:p>
          </table:table-cell>
          <table:table-cell office:value-type="float" office:value="0" calcext:value-type="float">
            <text:p>0,0000</text:p>
          </table:table-cell>
          <table:table-cell office:value-type="float" office:value="0.781060654887738" calcext:value-type="float">
            <text:p>0,7811</text:p>
          </table:table-cell>
          <table:table-cell office:value-type="float" office:value="10.1795356831886" calcext:value-type="float">
            <text:p>10,1795</text:p>
          </table:table-cell>
          <table:table-cell office:value-type="float" office:value="0.593036672952617" calcext:value-type="float">
            <text:p>0,5930</text:p>
          </table:table-cell>
          <table:table-cell office:value-type="float" office:value="2.24470996509022" calcext:value-type="float">
            <text:p>2,2447</text:p>
          </table:table-cell>
          <table:table-cell office:value-type="float" office:value="23.097446540399" calcext:value-type="float">
            <text:p>23,0974</text:p>
          </table:table-cell>
          <table:table-cell office:value-type="float" office:value="3.32984116756896" calcext:value-type="float">
            <text:p>3,3298</text:p>
          </table:table-cell>
          <table:table-cell office:value-type="float" office:value="0.185532266654625" calcext:value-type="float">
            <text:p>0,1855</text:p>
          </table:table-cell>
          <table:table-cell office:value-type="float" office:value="12.5588658169705" calcext:value-type="float">
            <text:p>12,5589</text:p>
          </table:table-cell>
          <table:table-cell office:value-type="float" office:value="60.2674297950418" calcext:value-type="float">
            <text:p>60,26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36078494342389" calcext:value-type="float">
            <text:p>0,0136</text:p>
          </table:table-cell>
          <table:table-cell office:value-type="float" office:value="0" calcext:value-type="float">
            <text:p>0,0000</text:p>
          </table:table-cell>
          <table:table-cell office:value-type="float" office:value="0.718066063743116" calcext:value-type="float">
            <text:p>0,7181</text:p>
          </table:table-cell>
          <table:table-cell office:value-type="float" office:value="10.1795356831886" calcext:value-type="float">
            <text:p>10,1795</text:p>
          </table:table-cell>
          <table:table-cell office:value-type="float" office:value="0.607527075820303" calcext:value-type="float">
            <text:p>0,6075</text:p>
          </table:table-cell>
          <table:table-cell office:value-type="float" office:value="6.32822323802608" calcext:value-type="float">
            <text:p>6,3282</text:p>
          </table:table-cell>
          <table:table-cell office:value-type="float" office:value="22.5007766225441" calcext:value-type="float">
            <text:p>22,5008</text:p>
          </table:table-cell>
          <table:table-cell office:value-type="float" office:value="3.1853942635268" calcext:value-type="float">
            <text:p>3,1854</text:p>
          </table:table-cell>
          <table:table-cell office:value-type="float" office:value="0.18033244147767" calcext:value-type="float">
            <text:p>0,1803</text:p>
          </table:table-cell>
          <table:table-cell office:value-type="float" office:value="12.3440707496596" calcext:value-type="float">
            <text:p>12,3441</text:p>
          </table:table-cell>
          <table:table-cell office:value-type="float" office:value="65.045388342227" calcext:value-type="float">
            <text:p>65,04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26515407884413" calcext:value-type="float">
            <text:p>0,0227</text:p>
          </table:table-cell>
          <table:table-cell office:value-type="float" office:value="0" calcext:value-type="float">
            <text:p>0,0000</text:p>
          </table:table-cell>
          <table:table-cell office:value-type="float" office:value="0.72590471029965" calcext:value-type="float">
            <text:p>0,7259</text:p>
          </table:table-cell>
          <table:table-cell office:value-type="float" office:value="10.2248136697263" calcext:value-type="float">
            <text:p>10,2248</text:p>
          </table:table-cell>
          <table:table-cell office:value-type="float" office:value="0.611764322282486" calcext:value-type="float">
            <text:p>0,6118</text:p>
          </table:table-cell>
          <table:table-cell office:value-type="float" office:value="2.50913801262886" calcext:value-type="float">
            <text:p>2,5091</text:p>
          </table:table-cell>
          <table:table-cell office:value-type="float" office:value="22.481158742152" calcext:value-type="float">
            <text:p>22,4812</text:p>
          </table:table-cell>
          <table:table-cell office:value-type="float" office:value="2.97906636915279" calcext:value-type="float">
            <text:p>2,9791</text:p>
          </table:table-cell>
          <table:table-cell office:value-type="float" office:value="0.196304384487306" calcext:value-type="float">
            <text:p>0,1963</text:p>
          </table:table-cell>
          <table:table-cell office:value-type="float" office:value="12.2447276156217" calcext:value-type="float">
            <text:p>12,2447</text:p>
          </table:table-cell>
          <table:table-cell office:value-type="float" office:value="67.4406057349767" calcext:value-type="float">
            <text:p>67,44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00548826851206385" calcext:value-type="float">
            <text:p>0,0005</text:p>
          </table:table-cell>
          <table:table-cell office:value-type="float" office:value="0" calcext:value-type="float">
            <text:p>0,0000</text:p>
          </table:table-cell>
          <table:table-cell office:value-type="float" office:value="0.726792951004286" calcext:value-type="float">
            <text:p>0,7268</text:p>
          </table:table-cell>
          <table:table-cell office:value-type="float" office:value="10.2248136697263" calcext:value-type="float">
            <text:p>10,2248</text:p>
          </table:table-cell>
          <table:table-cell office:value-type="float" office:value="0.619002703517093" calcext:value-type="float">
            <text:p>0,6190</text:p>
          </table:table-cell>
          <table:table-cell office:value-type="float" office:value="2.98517179734481" calcext:value-type="float">
            <text:p>2,9852</text:p>
          </table:table-cell>
          <table:table-cell office:value-type="float" office:value="22.8376878911492" calcext:value-type="float">
            <text:p>22,8377</text:p>
          </table:table-cell>
          <table:table-cell office:value-type="float" office:value="1.73771592621013" calcext:value-type="float">
            <text:p>1,7377</text:p>
          </table:table-cell>
          <table:table-cell office:value-type="float" office:value="0.144191279853498" calcext:value-type="float">
            <text:p>0,1442</text:p>
          </table:table-cell>
          <table:table-cell office:value-type="float" office:value="11.9443632786606" calcext:value-type="float">
            <text:p>11,9444</text:p>
          </table:table-cell>
          <table:table-cell office:value-type="float" office:value="68.1269640038447" calcext:value-type="float">
            <text:p>68,12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11868178400605" calcext:value-type="float">
            <text:p>-0,0312</text:p>
          </table:table-cell>
          <table:table-cell office:value-type="float" office:value="0" calcext:value-type="float">
            <text:p>0,0000</text:p>
          </table:table-cell>
          <table:table-cell office:value-type="float" office:value="0.738055973430049" calcext:value-type="float">
            <text:p>0,7381</text:p>
          </table:table-cell>
          <table:table-cell office:value-type="float" office:value="10.2248136697263" calcext:value-type="float">
            <text:p>10,2248</text:p>
          </table:table-cell>
          <table:table-cell office:value-type="float" office:value="0.596261404003249" calcext:value-type="float">
            <text:p>0,5963</text:p>
          </table:table-cell>
          <table:table-cell office:value-type="float" office:value="2.28881918811" calcext:value-type="float">
            <text:p>2,2888</text:p>
          </table:table-cell>
          <table:table-cell office:value-type="float" office:value="21.1497263095162" calcext:value-type="float">
            <text:p>21,1497</text:p>
          </table:table-cell>
          <table:table-cell office:value-type="float" office:value="1.09632355426574" calcext:value-type="float">
            <text:p>1,0963</text:p>
          </table:table-cell>
          <table:table-cell office:value-type="float" office:value="0.0953308592370666" calcext:value-type="float">
            <text:p>0,0953</text:p>
          </table:table-cell>
          <table:table-cell office:value-type="float" office:value="11.1311504552997" calcext:value-type="float">
            <text:p>11,1312</text:p>
          </table:table-cell>
          <table:table-cell office:value-type="float" office:value="63.1650596440597" calcext:value-type="float">
            <text:p>63,16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83498095868888" calcext:value-type="float">
            <text:p>0,0183</text:p>
          </table:table-cell>
          <table:table-cell office:value-type="float" office:value="0" calcext:value-type="float">
            <text:p>0,0000</text:p>
          </table:table-cell>
          <table:table-cell office:value-type="float" office:value="0.735950054880554" calcext:value-type="float">
            <text:p>0,7360</text:p>
          </table:table-cell>
          <table:table-cell office:value-type="float" office:value="10.2248136697263" calcext:value-type="float">
            <text:p>10,2248</text:p>
          </table:table-cell>
          <table:table-cell office:value-type="float" office:value="0.600698746709316" calcext:value-type="float">
            <text:p>0,6007</text:p>
          </table:table-cell>
          <table:table-cell office:value-type="float" office:value="3.54832691005148" calcext:value-type="float">
            <text:p>3,5483</text:p>
          </table:table-cell>
          <table:table-cell office:value-type="float" office:value="20.5289627046351" calcext:value-type="float">
            <text:p>20,5290</text:p>
          </table:table-cell>
          <table:table-cell office:value-type="float" office:value="0.643476059798616" calcext:value-type="float">
            <text:p>0,6435</text:p>
          </table:table-cell>
          <table:table-cell office:value-type="float" office:value="0.0459100367184907" calcext:value-type="float">
            <text:p>0,0459</text:p>
          </table:table-cell>
          <table:table-cell office:value-type="float" office:value="11.5723479997856" calcext:value-type="float">
            <text:p>11,5723</text:p>
          </table:table-cell>
          <table:table-cell office:value-type="float" office:value="67.3048494042777" calcext:value-type="float">
            <text:p>67,30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169666047606896" calcext:value-type="float">
            <text:p>-0,0170</text:p>
          </table:table-cell>
          <table:table-cell office:value-type="float" office:value="0" calcext:value-type="float">
            <text:p>0,0000</text:p>
          </table:table-cell>
          <table:table-cell office:value-type="float" office:value="0.727666564132888" calcext:value-type="float">
            <text:p>0,7277</text:p>
          </table:table-cell>
          <table:table-cell office:value-type="float" office:value="10.2248136697263" calcext:value-type="float">
            <text:p>10,2248</text:p>
          </table:table-cell>
          <table:table-cell office:value-type="float" office:value="0.601758879961182" calcext:value-type="float">
            <text:p>0,6018</text:p>
          </table:table-cell>
          <table:table-cell office:value-type="float" office:value="4.00893303979033" calcext:value-type="float">
            <text:p>4,0089</text:p>
          </table:table-cell>
          <table:table-cell office:value-type="float" office:value="18.421090066244" calcext:value-type="float">
            <text:p>18,4211</text:p>
          </table:table-cell>
          <table:table-cell office:value-type="float" office:value="-0.269573460016133" calcext:value-type="float">
            <text:p>-0,2696</text:p>
          </table:table-cell>
          <table:table-cell office:value-type="float" office:value="-0.147084878575482" calcext:value-type="float">
            <text:p>-0,1471</text:p>
          </table:table-cell>
          <table:table-cell office:value-type="float" office:value="11.3297466673843" calcext:value-type="float">
            <text:p>11,3297</text:p>
          </table:table-cell>
          <table:table-cell office:value-type="float" office:value="68.4789837975812" calcext:value-type="float">
            <text:p>68,47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370621610972641" calcext:value-type="float">
            <text:p>-0,0371</text:p>
          </table:table-cell>
          <table:table-cell office:value-type="float" office:value="0" calcext:value-type="float">
            <text:p>0,0000</text:p>
          </table:table-cell>
          <table:table-cell office:value-type="float" office:value="0.73820285238939" calcext:value-type="float">
            <text:p>0,7382</text:p>
          </table:table-cell>
          <table:table-cell office:value-type="float" office:value="10.157654137295" calcext:value-type="float">
            <text:p>10,1577</text:p>
          </table:table-cell>
          <table:table-cell office:value-type="float" office:value="0.625987328860568" calcext:value-type="float">
            <text:p>0,6260</text:p>
          </table:table-cell>
          <table:table-cell office:value-type="float" office:value="10.1570495134565" calcext:value-type="float">
            <text:p>10,1570</text:p>
          </table:table-cell>
          <table:table-cell office:value-type="float" office:value="15.8386553937595" calcext:value-type="float">
            <text:p>15,8387</text:p>
          </table:table-cell>
          <table:table-cell office:value-type="float" office:value="-0.397566920874283" calcext:value-type="float">
            <text:p>-0,3976</text:p>
          </table:table-cell>
          <table:table-cell office:value-type="float" office:value="-0.405421787747567" calcext:value-type="float">
            <text:p>-0,4054</text:p>
          </table:table-cell>
          <table:table-cell office:value-type="float" office:value="11.3815024693083" calcext:value-type="float">
            <text:p>11,3815</text:p>
          </table:table-cell>
          <table:table-cell office:value-type="float" office:value="70.142929465792" calcext:value-type="float">
            <text:p>70,14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587775400882684" calcext:value-type="float">
            <text:p>-0,0059</text:p>
          </table:table-cell>
          <table:table-cell office:value-type="float" office:value="0" calcext:value-type="float">
            <text:p>0,0000</text:p>
          </table:table-cell>
          <table:table-cell office:value-type="float" office:value="0.736507652046942" calcext:value-type="float">
            <text:p>0,7365</text:p>
          </table:table-cell>
          <table:table-cell office:value-type="float" office:value="10.157654137295" calcext:value-type="float">
            <text:p>10,1577</text:p>
          </table:table-cell>
          <table:table-cell office:value-type="float" office:value="0.606519984444015" calcext:value-type="float">
            <text:p>0,6065</text:p>
          </table:table-cell>
          <table:table-cell office:value-type="float" office:value="4.77936887651133" calcext:value-type="float">
            <text:p>4,7794</text:p>
          </table:table-cell>
          <table:table-cell office:value-type="float" office:value="14.7542651648585" calcext:value-type="float">
            <text:p>14,7543</text:p>
          </table:table-cell>
          <table:table-cell office:value-type="float" office:value="2.26704812151348" calcext:value-type="float">
            <text:p>2,2670</text:p>
          </table:table-cell>
          <table:table-cell office:value-type="float" office:value="-0.548815210952228" calcext:value-type="float">
            <text:p>-0,5488</text:p>
          </table:table-cell>
          <table:table-cell office:value-type="float" office:value="11.5578779494442" calcext:value-type="float">
            <text:p>11,5579</text:p>
          </table:table-cell>
          <table:table-cell office:value-type="float" office:value="75.0779174142771" calcext:value-type="float">
            <text:p>75,07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42841286415401" calcext:value-type="float">
            <text:p>0,0143</text:p>
          </table:table-cell>
          <table:table-cell office:value-type="float" office:value="0" calcext:value-type="float">
            <text:p>0,0000</text:p>
          </table:table-cell>
          <table:table-cell office:value-type="float" office:value="0.756426067571017" calcext:value-type="float">
            <text:p>0,7564</text:p>
          </table:table-cell>
          <table:table-cell office:value-type="float" office:value="10.157654137295" calcext:value-type="float">
            <text:p>10,1577</text:p>
          </table:table-cell>
          <table:table-cell office:value-type="float" office:value="0.616246020994451" calcext:value-type="float">
            <text:p>0,6162</text:p>
          </table:table-cell>
          <table:table-cell office:value-type="float" office:value="5.74344124065333" calcext:value-type="float">
            <text:p>5,7434</text:p>
          </table:table-cell>
          <table:table-cell office:value-type="float" office:value="15.0180413222154" calcext:value-type="float">
            <text:p>15,0180</text:p>
          </table:table-cell>
          <table:table-cell office:value-type="float" office:value="0.75027774271743" calcext:value-type="float">
            <text:p>0,7503</text:p>
          </table:table-cell>
          <table:table-cell office:value-type="float" office:value="-0.539190466792077" calcext:value-type="float">
            <text:p>-0,5392</text:p>
          </table:table-cell>
          <table:table-cell office:value-type="float" office:value="11.79849404655" calcext:value-type="float">
            <text:p>11,7985</text:p>
          </table:table-cell>
          <table:table-cell office:value-type="float" office:value="78.9075265964138" calcext:value-type="float">
            <text:p>78,90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21980721232455" calcext:value-type="float">
            <text:p>0,0222</text:p>
          </table:table-cell>
          <table:table-cell office:value-type="float" office:value="0" calcext:value-type="float">
            <text:p>0,0000</text:p>
          </table:table-cell>
          <table:table-cell office:value-type="float" office:value="0.758719309573586" calcext:value-type="float">
            <text:p>0,7587</text:p>
          </table:table-cell>
          <table:table-cell office:value-type="float" office:value="10.157654137295" calcext:value-type="float">
            <text:p>10,1577</text:p>
          </table:table-cell>
          <table:table-cell office:value-type="float" office:value="0.611177772792772" calcext:value-type="float">
            <text:p>0,6112</text:p>
          </table:table-cell>
          <table:table-cell office:value-type="float" office:value="1.25689738912475" calcext:value-type="float">
            <text:p>1,2569</text:p>
          </table:table-cell>
          <table:table-cell office:value-type="float" office:value="15.4852769071521" calcext:value-type="float">
            <text:p>15,4853</text:p>
          </table:table-cell>
          <table:table-cell office:value-type="float" office:value="2.02935694873474" calcext:value-type="float">
            <text:p>2,0294</text:p>
          </table:table-cell>
          <table:table-cell office:value-type="float" office:value="-0.414141101993213" calcext:value-type="float">
            <text:p>-0,4141</text:p>
          </table:table-cell>
          <table:table-cell office:value-type="float" office:value="12.1576731886721" calcext:value-type="float">
            <text:p>12,1577</text:p>
          </table:table-cell>
          <table:table-cell office:value-type="float" office:value="83.1640306903316" calcext:value-type="float">
            <text:p>83,16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92190099741705" calcext:value-type="float">
            <text:p>0,0192</text:p>
          </table:table-cell>
          <table:table-cell office:value-type="float" office:value="0" calcext:value-type="float">
            <text:p>0,0000</text:p>
          </table:table-cell>
          <table:table-cell office:value-type="float" office:value="0.746233059872056" calcext:value-type="float">
            <text:p>0,7462</text:p>
          </table:table-cell>
          <table:table-cell office:value-type="float" office:value="10.157654137295" calcext:value-type="float">
            <text:p>10,1577</text:p>
          </table:table-cell>
          <table:table-cell office:value-type="float" office:value="0.605914382876002" calcext:value-type="float">
            <text:p>0,6059</text:p>
          </table:table-cell>
          <table:table-cell office:value-type="float" office:value="4.56785861463543" calcext:value-type="float">
            <text:p>4,5679</text:p>
          </table:table-cell>
          <table:table-cell office:value-type="float" office:value="15.2526380128631" calcext:value-type="float">
            <text:p>15,2526</text:p>
          </table:table-cell>
          <table:table-cell office:value-type="float" office:value="1.51764933521868" calcext:value-type="float">
            <text:p>1,5176</text:p>
          </table:table-cell>
          <table:table-cell office:value-type="float" office:value="-0.315459016997883" calcext:value-type="float">
            <text:p>-0,3155</text:p>
          </table:table-cell>
          <table:table-cell office:value-type="float" office:value="12.1538004861807" calcext:value-type="float">
            <text:p>12,1538</text:p>
          </table:table-cell>
          <table:table-cell office:value-type="float" office:value="85.3789620361092" calcext:value-type="float">
            <text:p>85,37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688493888783714" calcext:value-type="float">
            <text:p>0,0688</text:p>
          </table:table-cell>
          <table:table-cell office:value-type="float" office:value="1.22587498675328" calcext:value-type="float">
            <text:p>1,2259</text:p>
          </table:table-cell>
          <table:table-cell office:value-type="float" office:value="0.40282503883923" calcext:value-type="float">
            <text:p>0,4028</text:p>
          </table:table-cell>
          <table:table-cell office:value-type="float" office:value="9.39000047962733" calcext:value-type="float">
            <text:p>9,3900</text:p>
          </table:table-cell>
          <table:table-cell office:value-type="float" office:value="0.547358221772419" calcext:value-type="float">
            <text:p>0,5474</text:p>
          </table:table-cell>
          <table:table-cell office:value-type="float" office:value="2.48338789596215" calcext:value-type="float">
            <text:p>2,4834</text:p>
          </table:table-cell>
          <table:table-cell office:value-type="float" office:value="21.7473629037542" calcext:value-type="float">
            <text:p>21,7474</text:p>
          </table:table-cell>
          <table:table-cell office:value-type="float" office:value="22.6322905930361" calcext:value-type="float">
            <text:p>22,6323</text:p>
          </table:table-cell>
          <table:table-cell office:value-type="float" office:value="-1.83065499370162" calcext:value-type="float">
            <text:p>-1,8307</text:p>
          </table:table-cell>
          <table:table-cell office:value-type="float" office:value="21.7580423245758" calcext:value-type="float">
            <text:p>21,7580</text:p>
          </table:table-cell>
          <table:table-cell office:value-type="float" office:value="48.2094812779578" calcext:value-type="float">
            <text:p>48,20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609834851357007" calcext:value-type="float">
            <text:p>0,0610</text:p>
          </table:table-cell>
          <table:table-cell office:value-type="float" office:value="1.08057352023206" calcext:value-type="float">
            <text:p>1,0806</text:p>
          </table:table-cell>
          <table:table-cell office:value-type="float" office:value="0.415756434331398" calcext:value-type="float">
            <text:p>0,4158</text:p>
          </table:table-cell>
          <table:table-cell office:value-type="float" office:value="9.39000047962733" calcext:value-type="float">
            <text:p>9,3900</text:p>
          </table:table-cell>
          <table:table-cell office:value-type="float" office:value="0.571623224221513" calcext:value-type="float">
            <text:p>0,5716</text:p>
          </table:table-cell>
          <table:table-cell office:value-type="float" office:value="3.18995235455216" calcext:value-type="float">
            <text:p>3,1900</text:p>
          </table:table-cell>
          <table:table-cell office:value-type="float" office:value="22.281875075153" calcext:value-type="float">
            <text:p>22,2819</text:p>
          </table:table-cell>
          <table:table-cell office:value-type="float" office:value="23.4068021755901" calcext:value-type="float">
            <text:p>23,4068</text:p>
          </table:table-cell>
          <table:table-cell office:value-type="float" office:value="-0.7212622974018" calcext:value-type="float">
            <text:p>-0,7213</text:p>
          </table:table-cell>
          <table:table-cell office:value-type="float" office:value="20.3233429478907" calcext:value-type="float">
            <text:p>20,3233</text:p>
          </table:table-cell>
          <table:table-cell office:value-type="float" office:value="51.4673088110765" calcext:value-type="float">
            <text:p>51,46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859736934562587" calcext:value-type="float">
            <text:p>0,0860</text:p>
          </table:table-cell>
          <table:table-cell office:value-type="float" office:value="1.14321988251537" calcext:value-type="float">
            <text:p>1,1432</text:p>
          </table:table-cell>
          <table:table-cell office:value-type="float" office:value="0.424433467194253" calcext:value-type="float">
            <text:p>0,4244</text:p>
          </table:table-cell>
          <table:table-cell office:value-type="float" office:value="9.39000047962733" calcext:value-type="float">
            <text:p>9,3900</text:p>
          </table:table-cell>
          <table:table-cell office:value-type="float" office:value="0.560806239968315" calcext:value-type="float">
            <text:p>0,5608</text:p>
          </table:table-cell>
          <table:table-cell office:value-type="float" office:value="8.59379835488661" calcext:value-type="float">
            <text:p>8,5938</text:p>
          </table:table-cell>
          <table:table-cell office:value-type="float" office:value="22.3963165875771" calcext:value-type="float">
            <text:p>22,3963</text:p>
          </table:table-cell>
          <table:table-cell office:value-type="float" office:value="15.4952590550041" calcext:value-type="float">
            <text:p>15,4953</text:p>
          </table:table-cell>
          <table:table-cell office:value-type="float" office:value="-0.569786272532879" calcext:value-type="float">
            <text:p>-0,5698</text:p>
          </table:table-cell>
          <table:table-cell office:value-type="float" office:value="20.8955181879142" calcext:value-type="float">
            <text:p>20,8955</text:p>
          </table:table-cell>
          <table:table-cell office:value-type="float" office:value="56.0072297549218" calcext:value-type="float">
            <text:p>56,00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70476802175579" calcext:value-type="float">
            <text:p>0,0470</text:p>
          </table:table-cell>
          <table:table-cell office:value-type="float" office:value="1.21698099321716" calcext:value-type="float">
            <text:p>1,2170</text:p>
          </table:table-cell>
          <table:table-cell office:value-type="float" office:value="0.433659060548303" calcext:value-type="float">
            <text:p>0,4337</text:p>
          </table:table-cell>
          <table:table-cell office:value-type="float" office:value="9.39000047962733" calcext:value-type="float">
            <text:p>9,3900</text:p>
          </table:table-cell>
          <table:table-cell office:value-type="float" office:value="0.564914501883536" calcext:value-type="float">
            <text:p>0,5649</text:p>
          </table:table-cell>
          <table:table-cell office:value-type="float" office:value="6.60077823288976" calcext:value-type="float">
            <text:p>6,6008</text:p>
          </table:table-cell>
          <table:table-cell office:value-type="float" office:value="24.2969092095805" calcext:value-type="float">
            <text:p>24,2969</text:p>
          </table:table-cell>
          <table:table-cell office:value-type="float" office:value="12.1036745681164" calcext:value-type="float">
            <text:p>12,1037</text:p>
          </table:table-cell>
          <table:table-cell office:value-type="float" office:value="-0.61753095660306" calcext:value-type="float">
            <text:p>-0,6175</text:p>
          </table:table-cell>
          <table:table-cell office:value-type="float" office:value="21.002737454938" calcext:value-type="float">
            <text:p>21,0027</text:p>
          </table:table-cell>
          <table:table-cell office:value-type="float" office:value="60.1099427700268" calcext:value-type="float">
            <text:p>60,10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833993802464015" calcext:value-type="float">
            <text:p>0,0834</text:p>
          </table:table-cell>
          <table:table-cell office:value-type="float" office:value="1.07472574172062" calcext:value-type="float">
            <text:p>1,0747</text:p>
          </table:table-cell>
          <table:table-cell office:value-type="float" office:value="0.438808613865862" calcext:value-type="float">
            <text:p>0,4388</text:p>
          </table:table-cell>
          <table:table-cell office:value-type="float" office:value="9.39000047962733" calcext:value-type="float">
            <text:p>9,3900</text:p>
          </table:table-cell>
          <table:table-cell office:value-type="float" office:value="0.599478944191644" calcext:value-type="float">
            <text:p>0,5995</text:p>
          </table:table-cell>
          <table:table-cell office:value-type="float" office:value="9.02011511487348" calcext:value-type="float">
            <text:p>9,0201</text:p>
          </table:table-cell>
          <table:table-cell office:value-type="float" office:value="26.3916614289794" calcext:value-type="float">
            <text:p>26,3917</text:p>
          </table:table-cell>
          <table:table-cell office:value-type="float" office:value="10.5498976868597" calcext:value-type="float">
            <text:p>10,5499</text:p>
          </table:table-cell>
          <table:table-cell office:value-type="float" office:value="-0.592402560029107" calcext:value-type="float">
            <text:p>-0,5924</text:p>
          </table:table-cell>
          <table:table-cell office:value-type="float" office:value="20.8436898332384" calcext:value-type="float">
            <text:p>20,8437</text:p>
          </table:table-cell>
          <table:table-cell office:value-type="float" office:value="64.9581630293185" calcext:value-type="float">
            <text:p>64,95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811567714685975" calcext:value-type="float">
            <text:p>0,0812</text:p>
          </table:table-cell>
          <table:table-cell office:value-type="float" office:value="0.801592173166798" calcext:value-type="float">
            <text:p>0,8016</text:p>
          </table:table-cell>
          <table:table-cell office:value-type="float" office:value="0.445673599197721" calcext:value-type="float">
            <text:p>0,4457</text:p>
          </table:table-cell>
          <table:table-cell office:value-type="float" office:value="9.74481254389348" calcext:value-type="float">
            <text:p>9,7448</text:p>
          </table:table-cell>
          <table:table-cell office:value-type="float" office:value="0.644585802134258" calcext:value-type="float">
            <text:p>0,6446</text:p>
          </table:table-cell>
          <table:table-cell office:value-type="float" office:value="5.78690882845609" calcext:value-type="float">
            <text:p>5,7869</text:p>
          </table:table-cell>
          <table:table-cell office:value-type="float" office:value="35.0918343322167" calcext:value-type="float">
            <text:p>35,0918</text:p>
          </table:table-cell>
          <table:table-cell office:value-type="float" office:value="15.6833178435435" calcext:value-type="float">
            <text:p>15,6833</text:p>
          </table:table-cell>
          <table:table-cell office:value-type="float" office:value="-1.47722298197717" calcext:value-type="float">
            <text:p>-1,4772</text:p>
          </table:table-cell>
          <table:table-cell office:value-type="float" office:value="21.0592359998974" calcext:value-type="float">
            <text:p>21,0592</text:p>
          </table:table-cell>
          <table:table-cell office:value-type="float" office:value="72.4876311669589" calcext:value-type="float">
            <text:p>72,48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960281697736978" calcext:value-type="float">
            <text:p>0,0960</text:p>
          </table:table-cell>
          <table:table-cell office:value-type="float" office:value="0.921650460286405" calcext:value-type="float">
            <text:p>0,9217</text:p>
          </table:table-cell>
          <table:table-cell office:value-type="float" office:value="0.465187483545862" calcext:value-type="float">
            <text:p>0,4652</text:p>
          </table:table-cell>
          <table:table-cell office:value-type="float" office:value="9.74481254389348" calcext:value-type="float">
            <text:p>9,7448</text:p>
          </table:table-cell>
          <table:table-cell office:value-type="float" office:value="0.651639432573262" calcext:value-type="float">
            <text:p>0,6516</text:p>
          </table:table-cell>
          <table:table-cell office:value-type="float" office:value="6.37748719516936" calcext:value-type="float">
            <text:p>6,3775</text:p>
          </table:table-cell>
          <table:table-cell office:value-type="float" office:value="37.3615787980964" calcext:value-type="float">
            <text:p>37,3616</text:p>
          </table:table-cell>
          <table:table-cell office:value-type="float" office:value="15.8561107875066" calcext:value-type="float">
            <text:p>15,8561</text:p>
          </table:table-cell>
          <table:table-cell office:value-type="float" office:value="-1.66638264306554" calcext:value-type="float">
            <text:p>-1,6664</text:p>
          </table:table-cell>
          <table:table-cell office:value-type="float" office:value="22.1236212707448" calcext:value-type="float">
            <text:p>22,1236</text:p>
          </table:table-cell>
          <table:table-cell office:value-type="float" office:value="66.8840593056613" calcext:value-type="float">
            <text:p>66,88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25913563769382" calcext:value-type="float">
            <text:p>-0,0526</text:p>
          </table:table-cell>
          <table:table-cell office:value-type="float" office:value="0.575649383049507" calcext:value-type="float">
            <text:p>0,5756</text:p>
          </table:table-cell>
          <table:table-cell office:value-type="float" office:value="0.480118994124631" calcext:value-type="float">
            <text:p>0,4801</text:p>
          </table:table-cell>
          <table:table-cell office:value-type="float" office:value="9.74481254389348" calcext:value-type="float">
            <text:p>9,7448</text:p>
          </table:table-cell>
          <table:table-cell office:value-type="float" office:value="0.654387540425125" calcext:value-type="float">
            <text:p>0,6544</text:p>
          </table:table-cell>
          <table:table-cell office:value-type="float" office:value="2.66374866700265" calcext:value-type="float">
            <text:p>2,6637</text:p>
          </table:table-cell>
          <table:table-cell office:value-type="float" office:value="25.4365717714208" calcext:value-type="float">
            <text:p>25,4366</text:p>
          </table:table-cell>
          <table:table-cell office:value-type="float" office:value="3.96962302908051" calcext:value-type="float">
            <text:p>3,9696</text:p>
          </table:table-cell>
          <table:table-cell office:value-type="float" office:value="-0.833088754778975" calcext:value-type="float">
            <text:p>-0,8331</text:p>
          </table:table-cell>
          <table:table-cell office:value-type="float" office:value="21.0832318631894" calcext:value-type="float">
            <text:p>21,0832</text:p>
          </table:table-cell>
          <table:table-cell office:value-type="float" office:value="60.9107286929692" calcext:value-type="float">
            <text:p>60,91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225792260158855" calcext:value-type="float">
            <text:p>-0,0226</text:p>
          </table:table-cell>
          <table:table-cell office:value-type="float" office:value="0.804814658451859" calcext:value-type="float">
            <text:p>0,8048</text:p>
          </table:table-cell>
          <table:table-cell office:value-type="float" office:value="0.48082885380154" calcext:value-type="float">
            <text:p>0,4808</text:p>
          </table:table-cell>
          <table:table-cell office:value-type="float" office:value="9.74481254389348" calcext:value-type="float">
            <text:p>9,7448</text:p>
          </table:table-cell>
          <table:table-cell office:value-type="float" office:value="0.639637512835442" calcext:value-type="float">
            <text:p>0,6396</text:p>
          </table:table-cell>
          <table:table-cell office:value-type="float" office:value="1.93336391578931" calcext:value-type="float">
            <text:p>1,9334</text:p>
          </table:table-cell>
          <table:table-cell office:value-type="float" office:value="26.0857326212927" calcext:value-type="float">
            <text:p>26,0857</text:p>
          </table:table-cell>
          <table:table-cell office:value-type="float" office:value="3.26469229277555" calcext:value-type="float">
            <text:p>3,2647</text:p>
          </table:table-cell>
          <table:table-cell office:value-type="float" office:value="-0.593959183588628" calcext:value-type="float">
            <text:p>-0,5940</text:p>
          </table:table-cell>
          <table:table-cell office:value-type="float" office:value="22.9378680806517" calcext:value-type="float">
            <text:p>22,9379</text:p>
          </table:table-cell>
          <table:table-cell office:value-type="float" office:value="71.2355583656887" calcext:value-type="float">
            <text:p>71,23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47915058619004" calcext:value-type="float">
            <text:p>0,0248</text:p>
          </table:table-cell>
          <table:table-cell office:value-type="float" office:value="1.10071568467573" calcext:value-type="float">
            <text:p>1,1007</text:p>
          </table:table-cell>
          <table:table-cell office:value-type="float" office:value="0.483040350085547" calcext:value-type="float">
            <text:p>0,4830</text:p>
          </table:table-cell>
          <table:table-cell office:value-type="float" office:value="9.74481254389348" calcext:value-type="float">
            <text:p>9,7448</text:p>
          </table:table-cell>
          <table:table-cell office:value-type="float" office:value="0.647684174167527" calcext:value-type="float">
            <text:p>0,6477</text:p>
          </table:table-cell>
          <table:table-cell office:value-type="float" office:value="1.29200636159222" calcext:value-type="float">
            <text:p>1,2920</text:p>
          </table:table-cell>
          <table:table-cell office:value-type="float" office:value="27.2308477432423" calcext:value-type="float">
            <text:p>27,2308</text:p>
          </table:table-cell>
          <table:table-cell office:value-type="float" office:value="3.78491857498622" calcext:value-type="float">
            <text:p>3,7849</text:p>
          </table:table-cell>
          <table:table-cell office:value-type="float" office:value="-0.491866212866043" calcext:value-type="float">
            <text:p>-0,4919</text:p>
          </table:table-cell>
          <table:table-cell office:value-type="float" office:value="24.867571410588" calcext:value-type="float">
            <text:p>24,8676</text:p>
          </table:table-cell>
          <table:table-cell office:value-type="float" office:value="77.5138682569886" calcext:value-type="float">
            <text:p>77,51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50106239541648" calcext:value-type="float">
            <text:p>0,0250</text:p>
          </table:table-cell>
          <table:table-cell office:value-type="float" office:value="1.10301695827775" calcext:value-type="float">
            <text:p>1,1030</text:p>
          </table:table-cell>
          <table:table-cell office:value-type="float" office:value="0.479289629413528" calcext:value-type="float">
            <text:p>0,4793</text:p>
          </table:table-cell>
          <table:table-cell office:value-type="float" office:value="9.8179952903658" calcext:value-type="float">
            <text:p>9,8180</text:p>
          </table:table-cell>
          <table:table-cell office:value-type="float" office:value="0.63007925071512" calcext:value-type="float">
            <text:p>0,6301</text:p>
          </table:table-cell>
          <table:table-cell office:value-type="float" office:value="1.78016129261889" calcext:value-type="float">
            <text:p>1,7802</text:p>
          </table:table-cell>
          <table:table-cell office:value-type="float" office:value="27.4408333977551" calcext:value-type="float">
            <text:p>27,4408</text:p>
          </table:table-cell>
          <table:table-cell office:value-type="float" office:value="4.00827222661432" calcext:value-type="float">
            <text:p>4,0083</text:p>
          </table:table-cell>
          <table:table-cell office:value-type="float" office:value="-0.445177936198383" calcext:value-type="float">
            <text:p>-0,4452</text:p>
          </table:table-cell>
          <table:table-cell office:value-type="float" office:value="19.9132823314603" calcext:value-type="float">
            <text:p>19,9133</text:p>
          </table:table-cell>
          <table:table-cell office:value-type="float" office:value="75.5793706335031" calcext:value-type="float">
            <text:p>75,57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8254854637513" calcext:value-type="float">
            <text:p>0,0383</text:p>
          </table:table-cell>
          <table:table-cell office:value-type="float" office:value="0.919340236209702" calcext:value-type="float">
            <text:p>0,9193</text:p>
          </table:table-cell>
          <table:table-cell office:value-type="float" office:value="0.500259869444209" calcext:value-type="float">
            <text:p>0,5003</text:p>
          </table:table-cell>
          <table:table-cell office:value-type="float" office:value="9.8179952903658" calcext:value-type="float">
            <text:p>9,8180</text:p>
          </table:table-cell>
          <table:table-cell office:value-type="float" office:value="0.645877105545005" calcext:value-type="float">
            <text:p>0,6459</text:p>
          </table:table-cell>
          <table:table-cell office:value-type="float" office:value="2.01876838605237" calcext:value-type="float">
            <text:p>2,0188</text:p>
          </table:table-cell>
          <table:table-cell office:value-type="float" office:value="24.7692928926695" calcext:value-type="float">
            <text:p>24,7693</text:p>
          </table:table-cell>
          <table:table-cell office:value-type="float" office:value="3.39228710343316" calcext:value-type="float">
            <text:p>3,3923</text:p>
          </table:table-cell>
          <table:table-cell office:value-type="float" office:value="-0.371323062878035" calcext:value-type="float">
            <text:p>-0,3713</text:p>
          </table:table-cell>
          <table:table-cell office:value-type="float" office:value="20.3666984861661" calcext:value-type="float">
            <text:p>20,3667</text:p>
          </table:table-cell>
          <table:table-cell office:value-type="float" office:value="83.3345727948265" calcext:value-type="float">
            <text:p>83,33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72852930910987" calcext:value-type="float">
            <text:p>0,0373</text:p>
          </table:table-cell>
          <table:table-cell office:value-type="float" office:value="0.762730140448322" calcext:value-type="float">
            <text:p>0,7627</text:p>
          </table:table-cell>
          <table:table-cell office:value-type="float" office:value="0.510467418009345" calcext:value-type="float">
            <text:p>0,5105</text:p>
          </table:table-cell>
          <table:table-cell office:value-type="float" office:value="9.8179952903658" calcext:value-type="float">
            <text:p>9,8180</text:p>
          </table:table-cell>
          <table:table-cell office:value-type="float" office:value="0.661427962905826" calcext:value-type="float">
            <text:p>0,6614</text:p>
          </table:table-cell>
          <table:table-cell office:value-type="float" office:value="1.93821518505031" calcext:value-type="float">
            <text:p>1,9382</text:p>
          </table:table-cell>
          <table:table-cell office:value-type="float" office:value="24.2891571382825" calcext:value-type="float">
            <text:p>24,2892</text:p>
          </table:table-cell>
          <table:table-cell office:value-type="float" office:value="1.74336494453686" calcext:value-type="float">
            <text:p>1,7434</text:p>
          </table:table-cell>
          <table:table-cell office:value-type="float" office:value="-0.374575497762261" calcext:value-type="float">
            <text:p>-0,3746</text:p>
          </table:table-cell>
          <table:table-cell office:value-type="float" office:value="20.9798649426607" calcext:value-type="float">
            <text:p>20,9799</text:p>
          </table:table-cell>
          <table:table-cell office:value-type="float" office:value="87.3332140848118" calcext:value-type="float">
            <text:p>87,33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426917600896797" calcext:value-type="float">
            <text:p>0,0427</text:p>
          </table:table-cell>
          <table:table-cell office:value-type="float" office:value="0.345286220402486" calcext:value-type="float">
            <text:p>0,3453</text:p>
          </table:table-cell>
          <table:table-cell office:value-type="float" office:value="0.508489377650325" calcext:value-type="float">
            <text:p>0,5085</text:p>
          </table:table-cell>
          <table:table-cell office:value-type="float" office:value="9.8179952903658" calcext:value-type="float">
            <text:p>9,8180</text:p>
          </table:table-cell>
          <table:table-cell office:value-type="float" office:value="0.682391896259037" calcext:value-type="float">
            <text:p>0,6824</text:p>
          </table:table-cell>
          <table:table-cell office:value-type="float" office:value="2.42714469130926" calcext:value-type="float">
            <text:p>2,4271</text:p>
          </table:table-cell>
          <table:table-cell office:value-type="float" office:value="24.7708843738273" calcext:value-type="float">
            <text:p>24,7709</text:p>
          </table:table-cell>
          <table:table-cell office:value-type="float" office:value="2.60818719888142" calcext:value-type="float">
            <text:p>2,6082</text:p>
          </table:table-cell>
          <table:table-cell office:value-type="float" office:value="-0.470733511049937" calcext:value-type="float">
            <text:p>-0,4707</text:p>
          </table:table-cell>
          <table:table-cell office:value-type="float" office:value="19.5843936705063" calcext:value-type="float">
            <text:p>19,5844</text:p>
          </table:table-cell>
          <table:table-cell office:value-type="float" office:value="89.3780157827508" calcext:value-type="float">
            <text:p>89,37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526178120270746" calcext:value-type="float">
            <text:p>0,0526</text:p>
          </table:table-cell>
          <table:table-cell office:value-type="float" office:value="0.359366708096636" calcext:value-type="float">
            <text:p>0,3594</text:p>
          </table:table-cell>
          <table:table-cell office:value-type="float" office:value="0.559961020375067" calcext:value-type="float">
            <text:p>0,5600</text:p>
          </table:table-cell>
          <table:table-cell office:value-type="float" office:value="9.8179952903658" calcext:value-type="float">
            <text:p>9,8180</text:p>
          </table:table-cell>
          <table:table-cell office:value-type="float" office:value="0.692635044763488" calcext:value-type="float">
            <text:p>0,6926</text:p>
          </table:table-cell>
          <table:table-cell office:value-type="float" office:value="3.3168330184547" calcext:value-type="float">
            <text:p>3,3168</text:p>
          </table:table-cell>
          <table:table-cell office:value-type="float" office:value="22.870488020813" calcext:value-type="float">
            <text:p>22,8705</text:p>
          </table:table-cell>
          <table:table-cell office:value-type="float" office:value="2.45549913072065" calcext:value-type="float">
            <text:p>2,4555</text:p>
          </table:table-cell>
          <table:table-cell office:value-type="float" office:value="-0.572649651464877" calcext:value-type="float">
            <text:p>-0,5726</text:p>
          </table:table-cell>
          <table:table-cell office:value-type="float" office:value="20.120229700521" calcext:value-type="float">
            <text:p>20,1202</text:p>
          </table:table-cell>
          <table:table-cell office:value-type="float" office:value="99.1709427436466" calcext:value-type="float">
            <text:p>99,17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509465534579778" calcext:value-type="float">
            <text:p>0,0509</text:p>
          </table:table-cell>
          <table:table-cell office:value-type="float" office:value="9.77243235715231" calcext:value-type="float">
            <text:p>9,7724</text:p>
          </table:table-cell>
          <table:table-cell office:value-type="float" office:value="0.256302849092908" calcext:value-type="float">
            <text:p>0,2563</text:p>
          </table:table-cell>
          <table:table-cell office:value-type="float" office:value="9.66436220873027" calcext:value-type="float">
            <text:p>9,6644</text:p>
          </table:table-cell>
          <table:table-cell office:value-type="float" office:value="0.701760619606205" calcext:value-type="float">
            <text:p>0,7018</text:p>
          </table:table-cell>
          <table:table-cell office:value-type="float" office:value="1.00553594478556" calcext:value-type="float">
            <text:p>1,0055</text:p>
          </table:table-cell>
          <table:table-cell office:value-type="float" office:value="17.9059138543927" calcext:value-type="float">
            <text:p>17,9059</text:p>
          </table:table-cell>
          <table:table-cell office:value-type="float" office:value="15.6134479112535" calcext:value-type="float">
            <text:p>15,6134</text:p>
          </table:table-cell>
          <table:table-cell office:value-type="float" office:value="-0.460061304902853" calcext:value-type="float">
            <text:p>-0,4601</text:p>
          </table:table-cell>
          <table:table-cell office:value-type="float" office:value="15.1934447899543" calcext:value-type="float">
            <text:p>15,1934</text:p>
          </table:table-cell>
          <table:table-cell office:value-type="float" office:value="38.9743337825659" calcext:value-type="float">
            <text:p>38,97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749570252554062" calcext:value-type="float">
            <text:p>0,0750</text:p>
          </table:table-cell>
          <table:table-cell office:value-type="float" office:value="10.3587944389881" calcext:value-type="float">
            <text:p>10,3588</text:p>
          </table:table-cell>
          <table:table-cell office:value-type="float" office:value="0.238233102819826" calcext:value-type="float">
            <text:p>0,2382</text:p>
          </table:table-cell>
          <table:table-cell office:value-type="float" office:value="9.66436220873027" calcext:value-type="float">
            <text:p>9,6644</text:p>
          </table:table-cell>
          <table:table-cell office:value-type="float" office:value="0.705724959255487" calcext:value-type="float">
            <text:p>0,7057</text:p>
          </table:table-cell>
          <table:table-cell office:value-type="float" office:value="1.84237738387549" calcext:value-type="float">
            <text:p>1,8424</text:p>
          </table:table-cell>
          <table:table-cell office:value-type="float" office:value="18.4150283878544" calcext:value-type="float">
            <text:p>18,4150</text:p>
          </table:table-cell>
          <table:table-cell office:value-type="float" office:value="13.6614777887936" calcext:value-type="float">
            <text:p>13,6615</text:p>
          </table:table-cell>
          <table:table-cell office:value-type="float" office:value="-0.453719859743564" calcext:value-type="float">
            <text:p>-0,4537</text:p>
          </table:table-cell>
          <table:table-cell office:value-type="float" office:value="14.3673346864619" calcext:value-type="float">
            <text:p>14,3673</text:p>
          </table:table-cell>
          <table:table-cell office:value-type="float" office:value="41.4205625029731" calcext:value-type="float">
            <text:p>41,42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733278205311567" calcext:value-type="float">
            <text:p>0,0733</text:p>
          </table:table-cell>
          <table:table-cell office:value-type="float" office:value="11.2248037180871" calcext:value-type="float">
            <text:p>11,2248</text:p>
          </table:table-cell>
          <table:table-cell office:value-type="float" office:value="0.244605508298767" calcext:value-type="float">
            <text:p>0,2446</text:p>
          </table:table-cell>
          <table:table-cell office:value-type="float" office:value="9.66436220873027" calcext:value-type="float">
            <text:p>9,6644</text:p>
          </table:table-cell>
          <table:table-cell office:value-type="float" office:value="0.673854440046075" calcext:value-type="float">
            <text:p>0,6739</text:p>
          </table:table-cell>
          <table:table-cell office:value-type="float" office:value="2.60618528059465" calcext:value-type="float">
            <text:p>2,6062</text:p>
          </table:table-cell>
          <table:table-cell office:value-type="float" office:value="18.3852992879655" calcext:value-type="float">
            <text:p>18,3853</text:p>
          </table:table-cell>
          <table:table-cell office:value-type="float" office:value="20.2820769286382" calcext:value-type="float">
            <text:p>20,2821</text:p>
          </table:table-cell>
          <table:table-cell office:value-type="float" office:value="-0.402613760305718" calcext:value-type="float">
            <text:p>-0,4026</text:p>
          </table:table-cell>
          <table:table-cell office:value-type="float" office:value="15.2165071843621" calcext:value-type="float">
            <text:p>15,2165</text:p>
          </table:table-cell>
          <table:table-cell office:value-type="float" office:value="44.5989317746568" calcext:value-type="float">
            <text:p>44,59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656262966962498" calcext:value-type="float">
            <text:p>0,0656</text:p>
          </table:table-cell>
          <table:table-cell office:value-type="float" office:value="13.5284900749381" calcext:value-type="float">
            <text:p>13,5285</text:p>
          </table:table-cell>
          <table:table-cell office:value-type="float" office:value="0.234020496642097" calcext:value-type="float">
            <text:p>0,2340</text:p>
          </table:table-cell>
          <table:table-cell office:value-type="float" office:value="9.66436220873027" calcext:value-type="float">
            <text:p>9,6644</text:p>
          </table:table-cell>
          <table:table-cell office:value-type="float" office:value="0.664905930919388" calcext:value-type="float">
            <text:p>0,6649</text:p>
          </table:table-cell>
          <table:table-cell office:value-type="float" office:value="2.02980402372548" calcext:value-type="float">
            <text:p>2,0298</text:p>
          </table:table-cell>
          <table:table-cell office:value-type="float" office:value="17.7553986039091" calcext:value-type="float">
            <text:p>17,7554</text:p>
          </table:table-cell>
          <table:table-cell office:value-type="float" office:value="19.306094835874" calcext:value-type="float">
            <text:p>19,3061</text:p>
          </table:table-cell>
          <table:table-cell office:value-type="float" office:value="-0.381473696224401" calcext:value-type="float">
            <text:p>-0,3815</text:p>
          </table:table-cell>
          <table:table-cell office:value-type="float" office:value="15.6802236672738" calcext:value-type="float">
            <text:p>15,6802</text:p>
          </table:table-cell>
          <table:table-cell office:value-type="float" office:value="46.0671669429895" calcext:value-type="float">
            <text:p>46,06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816538864241814" calcext:value-type="float">
            <text:p>0,0817</text:p>
          </table:table-cell>
          <table:table-cell office:value-type="float" office:value="12.7544348879217" calcext:value-type="float">
            <text:p>12,7544</text:p>
          </table:table-cell>
          <table:table-cell office:value-type="float" office:value="0.227431844317472" calcext:value-type="float">
            <text:p>0,2274</text:p>
          </table:table-cell>
          <table:table-cell office:value-type="float" office:value="9.66436220873027" calcext:value-type="float">
            <text:p>9,6644</text:p>
          </table:table-cell>
          <table:table-cell office:value-type="float" office:value="0.63862782681814" calcext:value-type="float">
            <text:p>0,6386</text:p>
          </table:table-cell>
          <table:table-cell office:value-type="float" office:value="3.79771796044013" calcext:value-type="float">
            <text:p>3,7977</text:p>
          </table:table-cell>
          <table:table-cell office:value-type="float" office:value="18.5034095134697" calcext:value-type="float">
            <text:p>18,5034</text:p>
          </table:table-cell>
          <table:table-cell office:value-type="float" office:value="15.1700471050833" calcext:value-type="float">
            <text:p>15,1700</text:p>
          </table:table-cell>
          <table:table-cell office:value-type="float" office:value="-0.327318706386192" calcext:value-type="float">
            <text:p>-0,3273</text:p>
          </table:table-cell>
          <table:table-cell office:value-type="float" office:value="15.2912276564476" calcext:value-type="float">
            <text:p>15,2912</text:p>
          </table:table-cell>
          <table:table-cell office:value-type="float" office:value="47.8202014925438" calcext:value-type="float">
            <text:p>47,82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836134950601934" calcext:value-type="float">
            <text:p>0,0836</text:p>
          </table:table-cell>
          <table:table-cell office:value-type="float" office:value="10.4846626108854" calcext:value-type="float">
            <text:p>10,4847</text:p>
          </table:table-cell>
          <table:table-cell office:value-type="float" office:value="0.223191626704983" calcext:value-type="float">
            <text:p>0,2232</text:p>
          </table:table-cell>
          <table:table-cell office:value-type="float" office:value="10.0441339647762" calcext:value-type="float">
            <text:p>10,0441</text:p>
          </table:table-cell>
          <table:table-cell office:value-type="float" office:value="0.606666087443949" calcext:value-type="float">
            <text:p>0,6067</text:p>
          </table:table-cell>
          <table:table-cell office:value-type="float" office:value="4.29894838602531" calcext:value-type="float">
            <text:p>4,2989</text:p>
          </table:table-cell>
          <table:table-cell office:value-type="float" office:value="20.9952544479288" calcext:value-type="float">
            <text:p>20,9953</text:p>
          </table:table-cell>
          <table:table-cell office:value-type="float" office:value="13.8044206794177" calcext:value-type="float">
            <text:p>13,8044</text:p>
          </table:table-cell>
          <table:table-cell office:value-type="float" office:value="-0.171024042221983" calcext:value-type="float">
            <text:p>-0,1710</text:p>
          </table:table-cell>
          <table:table-cell office:value-type="float" office:value="15.1146322629679" calcext:value-type="float">
            <text:p>15,1146</text:p>
          </table:table-cell>
          <table:table-cell office:value-type="float" office:value="50.1977890288509" calcext:value-type="float">
            <text:p>50,19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515882651270641" calcext:value-type="float">
            <text:p>0,0516</text:p>
          </table:table-cell>
          <table:table-cell office:value-type="float" office:value="11.2531541791475" calcext:value-type="float">
            <text:p>11,2532</text:p>
          </table:table-cell>
          <table:table-cell office:value-type="float" office:value="0.226990031201374" calcext:value-type="float">
            <text:p>0,2270</text:p>
          </table:table-cell>
          <table:table-cell office:value-type="float" office:value="10.0441339647762" calcext:value-type="float">
            <text:p>10,0441</text:p>
          </table:table-cell>
          <table:table-cell office:value-type="float" office:value="0.591551809322254" calcext:value-type="float">
            <text:p>0,5916</text:p>
          </table:table-cell>
          <table:table-cell office:value-type="float" office:value="4.50269877799439" calcext:value-type="float">
            <text:p>4,5027</text:p>
          </table:table-cell>
          <table:table-cell office:value-type="float" office:value="22.2904610725254" calcext:value-type="float">
            <text:p>22,2905</text:p>
          </table:table-cell>
          <table:table-cell office:value-type="float" office:value="17.9597140371872" calcext:value-type="float">
            <text:p>17,9597</text:p>
          </table:table-cell>
          <table:table-cell office:value-type="float" office:value="-0.0439422615372963" calcext:value-type="float">
            <text:p>-0,0439</text:p>
          </table:table-cell>
          <table:table-cell office:value-type="float" office:value="14.9331548589272" calcext:value-type="float">
            <text:p>14,9332</text:p>
          </table:table-cell>
          <table:table-cell office:value-type="float" office:value="50.8578571752483" calcext:value-type="float">
            <text:p>50,85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817377404866004" calcext:value-type="float">
            <text:p>-0,0817</text:p>
          </table:table-cell>
          <table:table-cell office:value-type="float" office:value="8.1137109164899" calcext:value-type="float">
            <text:p>8,1137</text:p>
          </table:table-cell>
          <table:table-cell office:value-type="float" office:value="0.272219521733758" calcext:value-type="float">
            <text:p>0,2722</text:p>
          </table:table-cell>
          <table:table-cell office:value-type="float" office:value="10.0441339647762" calcext:value-type="float">
            <text:p>10,0441</text:p>
          </table:table-cell>
          <table:table-cell office:value-type="float" office:value="0.582498359321999" calcext:value-type="float">
            <text:p>0,5825</text:p>
          </table:table-cell>
          <table:table-cell office:value-type="float" office:value="2.99212947973377" calcext:value-type="float">
            <text:p>2,9921</text:p>
          </table:table-cell>
          <table:table-cell office:value-type="float" office:value="21.9951347029864" calcext:value-type="float">
            <text:p>21,9951</text:p>
          </table:table-cell>
          <table:table-cell office:value-type="float" office:value="1.99372282339567" calcext:value-type="float">
            <text:p>1,9937</text:p>
          </table:table-cell>
          <table:table-cell office:value-type="float" office:value="0.0301140670621249" calcext:value-type="float">
            <text:p>0,0301</text:p>
          </table:table-cell>
          <table:table-cell office:value-type="float" office:value="12.8979714244287" calcext:value-type="float">
            <text:p>12,8980</text:p>
          </table:table-cell>
          <table:table-cell office:value-type="float" office:value="46.0952034420966" calcext:value-type="float">
            <text:p>46,09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36036628046477" calcext:value-type="float">
            <text:p>0,0436</text:p>
          </table:table-cell>
          <table:table-cell office:value-type="float" office:value="9.56030914229939" calcext:value-type="float">
            <text:p>9,5603</text:p>
          </table:table-cell>
          <table:table-cell office:value-type="float" office:value="0.275103084449098" calcext:value-type="float">
            <text:p>0,2751</text:p>
          </table:table-cell>
          <table:table-cell office:value-type="float" office:value="10.0441339647762" calcext:value-type="float">
            <text:p>10,0441</text:p>
          </table:table-cell>
          <table:table-cell office:value-type="float" office:value="0.601203095500631" calcext:value-type="float">
            <text:p>0,6012</text:p>
          </table:table-cell>
          <table:table-cell office:value-type="float" office:value="2.83082730005626" calcext:value-type="float">
            <text:p>2,8308</text:p>
          </table:table-cell>
          <table:table-cell office:value-type="float" office:value="21.6253843085436" calcext:value-type="float">
            <text:p>21,6254</text:p>
          </table:table-cell>
          <table:table-cell office:value-type="float" office:value="14.1870385811012" calcext:value-type="float">
            <text:p>14,1870</text:p>
          </table:table-cell>
          <table:table-cell office:value-type="float" office:value="0.0448873898392816" calcext:value-type="float">
            <text:p>0,0449</text:p>
          </table:table-cell>
          <table:table-cell office:value-type="float" office:value="12.8154704733787" calcext:value-type="float">
            <text:p>12,8155</text:p>
          </table:table-cell>
          <table:table-cell office:value-type="float" office:value="50.355505487348" calcext:value-type="float">
            <text:p>50,355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07200135496539" calcext:value-type="float">
            <text:p>0,0507</text:p>
          </table:table-cell>
          <table:table-cell office:value-type="float" office:value="11.0587371690225" calcext:value-type="float">
            <text:p>11,0587</text:p>
          </table:table-cell>
          <table:table-cell office:value-type="float" office:value="0.285021334998243" calcext:value-type="float">
            <text:p>0,2850</text:p>
          </table:table-cell>
          <table:table-cell office:value-type="float" office:value="10.0441339647762" calcext:value-type="float">
            <text:p>10,0441</text:p>
          </table:table-cell>
          <table:table-cell office:value-type="float" office:value="0.588970030314797" calcext:value-type="float">
            <text:p>0,5890</text:p>
          </table:table-cell>
          <table:table-cell office:value-type="float" office:value="2.68483001555558" calcext:value-type="float">
            <text:p>2,6848</text:p>
          </table:table-cell>
          <table:table-cell office:value-type="float" office:value="21.4871501606252" calcext:value-type="float">
            <text:p>21,4872</text:p>
          </table:table-cell>
          <table:table-cell office:value-type="float" office:value="23.6415434313897" calcext:value-type="float">
            <text:p>23,6415</text:p>
          </table:table-cell>
          <table:table-cell office:value-type="float" office:value="0.0779670984684485" calcext:value-type="float">
            <text:p>0,0780</text:p>
          </table:table-cell>
          <table:table-cell office:value-type="float" office:value="11.5766719276786" calcext:value-type="float">
            <text:p>11,5767</text:p>
          </table:table-cell>
          <table:table-cell office:value-type="float" office:value="51.9871021642493" calcext:value-type="float">
            <text:p>51,987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42235728764635" calcext:value-type="float">
            <text:p>0,0342</text:p>
          </table:table-cell>
          <table:table-cell office:value-type="float" office:value="10.0677787820258" calcext:value-type="float">
            <text:p>10,0678</text:p>
          </table:table-cell>
          <table:table-cell office:value-type="float" office:value="0.261558069682334" calcext:value-type="float">
            <text:p>0,2616</text:p>
          </table:table-cell>
          <table:table-cell office:value-type="float" office:value="10.1332943393802" calcext:value-type="float">
            <text:p>10,1333</text:p>
          </table:table-cell>
          <table:table-cell office:value-type="float" office:value="0.554317697631211" calcext:value-type="float">
            <text:p>0,5543</text:p>
          </table:table-cell>
          <table:table-cell office:value-type="float" office:value="2.28876372872839" calcext:value-type="float">
            <text:p>2,2888</text:p>
          </table:table-cell>
          <table:table-cell office:value-type="float" office:value="21.5498286308918" calcext:value-type="float">
            <text:p>21,5498</text:p>
          </table:table-cell>
          <table:table-cell office:value-type="float" office:value="9.08593113781213" calcext:value-type="float">
            <text:p>9,0859</text:p>
          </table:table-cell>
          <table:table-cell office:value-type="float" office:value="0.168301590750173" calcext:value-type="float">
            <text:p>0,1683</text:p>
          </table:table-cell>
          <table:table-cell office:value-type="float" office:value="11.799032521932" calcext:value-type="float">
            <text:p>11,7990</text:p>
          </table:table-cell>
          <table:table-cell office:value-type="float" office:value="52.7745839145047" calcext:value-type="float">
            <text:p>52,77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55668064152952" calcext:value-type="float">
            <text:p>0,0156</text:p>
          </table:table-cell>
          <table:table-cell office:value-type="float" office:value="8.97184152059095" calcext:value-type="float">
            <text:p>8,9718</text:p>
          </table:table-cell>
          <table:table-cell office:value-type="float" office:value="0.270230880152108" calcext:value-type="float">
            <text:p>0,2702</text:p>
          </table:table-cell>
          <table:table-cell office:value-type="float" office:value="10.1332943393802" calcext:value-type="float">
            <text:p>10,1333</text:p>
          </table:table-cell>
          <table:table-cell office:value-type="float" office:value="0.58732819090311" calcext:value-type="float">
            <text:p>0,5873</text:p>
          </table:table-cell>
          <table:table-cell office:value-type="float" office:value="3.0132795744542" calcext:value-type="float">
            <text:p>3,0133</text:p>
          </table:table-cell>
          <table:table-cell office:value-type="float" office:value="21.7759494142916" calcext:value-type="float">
            <text:p>21,7759</text:p>
          </table:table-cell>
          <table:table-cell office:value-type="float" office:value="5.40933847817497" calcext:value-type="float">
            <text:p>5,4093</text:p>
          </table:table-cell>
          <table:table-cell office:value-type="float" office:value="0.212923595008292" calcext:value-type="float">
            <text:p>0,2129</text:p>
          </table:table-cell>
          <table:table-cell office:value-type="float" office:value="11.3209329459547" calcext:value-type="float">
            <text:p>11,3209</text:p>
          </table:table-cell>
          <table:table-cell office:value-type="float" office:value="53.9576053602795" calcext:value-type="float">
            <text:p>53,95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104850071133509" calcext:value-type="float">
            <text:p>-0,0105</text:p>
          </table:table-cell>
          <table:table-cell office:value-type="float" office:value="8.843473562324" calcext:value-type="float">
            <text:p>8,8435</text:p>
          </table:table-cell>
          <table:table-cell office:value-type="float" office:value="0.281042604157314" calcext:value-type="float">
            <text:p>0,2810</text:p>
          </table:table-cell>
          <table:table-cell office:value-type="float" office:value="10.1332943393802" calcext:value-type="float">
            <text:p>10,1333</text:p>
          </table:table-cell>
          <table:table-cell office:value-type="float" office:value="0.530873846552337" calcext:value-type="float">
            <text:p>0,5309</text:p>
          </table:table-cell>
          <table:table-cell office:value-type="float" office:value="1.06949074876753" calcext:value-type="float">
            <text:p>1,0695</text:p>
          </table:table-cell>
          <table:table-cell office:value-type="float" office:value="21.2476926282941" calcext:value-type="float">
            <text:p>21,2477</text:p>
          </table:table-cell>
          <table:table-cell office:value-type="float" office:value="7.50005591396754" calcext:value-type="float">
            <text:p>7,5001</text:p>
          </table:table-cell>
          <table:table-cell office:value-type="float" office:value="0.217700100552035" calcext:value-type="float">
            <text:p>0,2177</text:p>
          </table:table-cell>
          <table:table-cell office:value-type="float" office:value="11.5966093246696" calcext:value-type="float">
            <text:p>11,5966</text:p>
          </table:table-cell>
          <table:table-cell office:value-type="float" office:value="51.8296121912709" calcext:value-type="float">
            <text:p>51,82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308465713704429" calcext:value-type="float">
            <text:p>-0,0308</text:p>
          </table:table-cell>
          <table:table-cell office:value-type="float" office:value="5.43561613761145" calcext:value-type="float">
            <text:p>5,4356</text:p>
          </table:table-cell>
          <table:table-cell office:value-type="float" office:value="0.275430666752361" calcext:value-type="float">
            <text:p>0,2754</text:p>
          </table:table-cell>
          <table:table-cell office:value-type="float" office:value="10.1332943393802" calcext:value-type="float">
            <text:p>10,1333</text:p>
          </table:table-cell>
          <table:table-cell office:value-type="float" office:value="0.531747347893866" calcext:value-type="float">
            <text:p>0,5317</text:p>
          </table:table-cell>
          <table:table-cell office:value-type="float" office:value="0.502566610219689" calcext:value-type="float">
            <text:p>0,5026</text:p>
          </table:table-cell>
          <table:table-cell office:value-type="float" office:value="20.317149025533" calcext:value-type="float">
            <text:p>20,3171</text:p>
          </table:table-cell>
          <table:table-cell office:value-type="float" office:value="8.35176088352669" calcext:value-type="float">
            <text:p>8,3518</text:p>
          </table:table-cell>
          <table:table-cell office:value-type="float" office:value="0.192558641823423" calcext:value-type="float">
            <text:p>0,1926</text:p>
          </table:table-cell>
          <table:table-cell office:value-type="float" office:value="12.6480785851702" calcext:value-type="float">
            <text:p>12,6481</text:p>
          </table:table-cell>
          <table:table-cell office:value-type="float" office:value="48.0391388342221" calcext:value-type="float">
            <text:p>48,03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408419086487655" calcext:value-type="float">
            <text:p>-0,0041</text:p>
          </table:table-cell>
          <table:table-cell office:value-type="float" office:value="7.00597678313194" calcext:value-type="float">
            <text:p>7,0060</text:p>
          </table:table-cell>
          <table:table-cell office:value-type="float" office:value="0.268213842976983" calcext:value-type="float">
            <text:p>0,2682</text:p>
          </table:table-cell>
          <table:table-cell office:value-type="float" office:value="10.1332943393802" calcext:value-type="float">
            <text:p>10,1333</text:p>
          </table:table-cell>
          <table:table-cell office:value-type="float" office:value="0.566938667826298" calcext:value-type="float">
            <text:p>0,5669</text:p>
          </table:table-cell>
          <table:table-cell office:value-type="float" office:value="2.53670337629556" calcext:value-type="float">
            <text:p>2,5367</text:p>
          </table:table-cell>
          <table:table-cell office:value-type="float" office:value="21.3615860784782" calcext:value-type="float">
            <text:p>21,3616</text:p>
          </table:table-cell>
          <table:table-cell office:value-type="float" office:value="3.54439121850393" calcext:value-type="float">
            <text:p>3,5444</text:p>
          </table:table-cell>
          <table:table-cell office:value-type="float" office:value="0.17024454590112" calcext:value-type="float">
            <text:p>0,1702</text:p>
          </table:table-cell>
          <table:table-cell office:value-type="float" office:value="11.9734627636122" calcext:value-type="float">
            <text:p>11,9735</text:p>
          </table:table-cell>
          <table:table-cell office:value-type="float" office:value="48.3932135494893" calcext:value-type="float">
            <text:p>48,39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564956963977448" calcext:value-type="float">
            <text:p>-0,0565</text:p>
          </table:table-cell>
          <table:table-cell office:value-type="float" office:value="28.4435341580828" calcext:value-type="float">
            <text:p>28,4435</text:p>
          </table:table-cell>
          <table:table-cell office:value-type="float" office:value="0.468478783036376" calcext:value-type="float">
            <text:p>0,4685</text:p>
          </table:table-cell>
          <table:table-cell office:value-type="float" office:value="10.5809196356605" calcext:value-type="float">
            <text:p>10,5809</text:p>
          </table:table-cell>
          <table:table-cell office:value-type="float" office:value="0.589276766304341" calcext:value-type="float">
            <text:p>0,5893</text:p>
          </table:table-cell>
          <table:table-cell office:value-type="float" office:value="-0.32389987219596" calcext:value-type="float">
            <text:p>-0,3239</text:p>
          </table:table-cell>
          <table:table-cell office:value-type="float" office:value="18.0115332317185" calcext:value-type="float">
            <text:p>18,0115</text:p>
          </table:table-cell>
          <table:table-cell office:value-type="float" office:value="5.95687428505767" calcext:value-type="float">
            <text:p>5,9569</text:p>
          </table:table-cell>
          <table:table-cell office:value-type="float" office:value="2.78989348824192" calcext:value-type="float">
            <text:p>2,7899</text:p>
          </table:table-cell>
          <table:table-cell office:value-type="float" office:value="10.2633926068173" calcext:value-type="float">
            <text:p>10,2634</text:p>
          </table:table-cell>
          <table:table-cell office:value-type="float" office:value="70.4382780645702" calcext:value-type="float">
            <text:p>70,43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772930582969771" calcext:value-type="float">
            <text:p>0,0773</text:p>
          </table:table-cell>
          <table:table-cell office:value-type="float" office:value="34.2822807809086" calcext:value-type="float">
            <text:p>34,2823</text:p>
          </table:table-cell>
          <table:table-cell office:value-type="float" office:value="0.501641447770521" calcext:value-type="float">
            <text:p>0,5016</text:p>
          </table:table-cell>
          <table:table-cell office:value-type="float" office:value="10.5809196356605" calcext:value-type="float">
            <text:p>10,5809</text:p>
          </table:table-cell>
          <table:table-cell office:value-type="float" office:value="0.543633565175628" calcext:value-type="float">
            <text:p>0,5436</text:p>
          </table:table-cell>
          <table:table-cell office:value-type="float" office:value="-0.271772873848324" calcext:value-type="float">
            <text:p>-0,2718</text:p>
          </table:table-cell>
          <table:table-cell office:value-type="float" office:value="18.299999577698" calcext:value-type="float">
            <text:p>18,3000</text:p>
          </table:table-cell>
          <table:table-cell office:value-type="float" office:value="2.31655866158889" calcext:value-type="float">
            <text:p>2,3166</text:p>
          </table:table-cell>
          <table:table-cell office:value-type="float" office:value="2.92453158831106" calcext:value-type="float">
            <text:p>2,9245</text:p>
          </table:table-cell>
          <table:table-cell office:value-type="float" office:value="10.659739250829" calcext:value-type="float">
            <text:p>10,6597</text:p>
          </table:table-cell>
          <table:table-cell office:value-type="float" office:value="75.5407960611009" calcext:value-type="float">
            <text:p>75,540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71993528306456" calcext:value-type="float">
            <text:p>0,0472</text:p>
          </table:table-cell>
          <table:table-cell office:value-type="float" office:value="39.9936446112243" calcext:value-type="float">
            <text:p>39,9936</text:p>
          </table:table-cell>
          <table:table-cell office:value-type="float" office:value="0.473775509210804" calcext:value-type="float">
            <text:p>0,4738</text:p>
          </table:table-cell>
          <table:table-cell office:value-type="float" office:value="10.5809196356605" calcext:value-type="float">
            <text:p>10,5809</text:p>
          </table:table-cell>
          <table:table-cell office:value-type="float" office:value="0.639665930332258" calcext:value-type="float">
            <text:p>0,6397</text:p>
          </table:table-cell>
          <table:table-cell office:value-type="float" office:value="-0.129209725410009" calcext:value-type="float">
            <text:p>-0,1292</text:p>
          </table:table-cell>
          <table:table-cell office:value-type="float" office:value="19.1564729053276" calcext:value-type="float">
            <text:p>19,1565</text:p>
          </table:table-cell>
          <table:table-cell office:value-type="float" office:value="11.0564281474349" calcext:value-type="float">
            <text:p>11,0564</text:p>
          </table:table-cell>
          <table:table-cell office:value-type="float" office:value="2.93768148408096" calcext:value-type="float">
            <text:p>2,9377</text:p>
          </table:table-cell>
          <table:table-cell office:value-type="float" office:value="10.3324493987837" calcext:value-type="float">
            <text:p>10,3324</text:p>
          </table:table-cell>
          <table:table-cell office:value-type="float" office:value="76.443619833245" calcext:value-type="float">
            <text:p>76,44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55222857968977" calcext:value-type="float">
            <text:p>0,0255</text:p>
          </table:table-cell>
          <table:table-cell office:value-type="float" office:value="49.5172968535051" calcext:value-type="float">
            <text:p>49,5173</text:p>
          </table:table-cell>
          <table:table-cell office:value-type="float" office:value="0.464889476608515" calcext:value-type="float">
            <text:p>0,4649</text:p>
          </table:table-cell>
          <table:table-cell office:value-type="float" office:value="10.5809196356605" calcext:value-type="float">
            <text:p>10,5809</text:p>
          </table:table-cell>
          <table:table-cell office:value-type="float" office:value="0.624927368584769" calcext:value-type="float">
            <text:p>0,6249</text:p>
          </table:table-cell>
          <table:table-cell office:value-type="float" office:value="3.68591734605069" calcext:value-type="float">
            <text:p>3,6859</text:p>
          </table:table-cell>
          <table:table-cell office:value-type="float" office:value="19.3123659884739" calcext:value-type="float">
            <text:p>19,3124</text:p>
          </table:table-cell>
          <table:table-cell office:value-type="float" office:value="20.1496395925016" calcext:value-type="float">
            <text:p>20,1496</text:p>
          </table:table-cell>
          <table:table-cell office:value-type="float" office:value="2.87182373955809" calcext:value-type="float">
            <text:p>2,8718</text:p>
          </table:table-cell>
          <table:table-cell office:value-type="float" office:value="9.544098780358" calcext:value-type="float">
            <text:p>9,5441</text:p>
          </table:table-cell>
          <table:table-cell office:value-type="float" office:value="80.7632792448954" calcext:value-type="float">
            <text:p>80,76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-0.000246638642872554" calcext:value-type="float">
            <text:p>-0,0002</text:p>
          </table:table-cell>
          <table:table-cell office:value-type="float" office:value="49.5689494228179" calcext:value-type="float">
            <text:p>49,5689</text:p>
          </table:table-cell>
          <table:table-cell office:value-type="float" office:value="0.47334406876146" calcext:value-type="float">
            <text:p>0,4733</text:p>
          </table:table-cell>
          <table:table-cell office:value-type="float" office:value="10.5809196356605" calcext:value-type="float">
            <text:p>10,5809</text:p>
          </table:table-cell>
          <table:table-cell office:value-type="float" office:value="0.514519935442366" calcext:value-type="float">
            <text:p>0,5145</text:p>
          </table:table-cell>
          <table:table-cell office:value-type="float" office:value="4.86006641204229" calcext:value-type="float">
            <text:p>4,8601</text:p>
          </table:table-cell>
          <table:table-cell office:value-type="float" office:value="20.452131823724" calcext:value-type="float">
            <text:p>20,4521</text:p>
          </table:table-cell>
          <table:table-cell office:value-type="float" office:value="11.57239183308" calcext:value-type="float">
            <text:p>11,5724</text:p>
          </table:table-cell>
          <table:table-cell office:value-type="float" office:value="2.77489805150486" calcext:value-type="float">
            <text:p>2,7749</text:p>
          </table:table-cell>
          <table:table-cell office:value-type="float" office:value="9.59772325859676" calcext:value-type="float">
            <text:p>9,5977</text:p>
          </table:table-cell>
          <table:table-cell office:value-type="float" office:value="86.8639453648464" calcext:value-type="float">
            <text:p>86,86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-0.00876113254405908" calcext:value-type="float">
            <text:p>-0,0088</text:p>
          </table:table-cell>
          <table:table-cell office:value-type="float" office:value="45.9311840156571" calcext:value-type="float">
            <text:p>45,9312</text:p>
          </table:table-cell>
          <table:table-cell office:value-type="float" office:value="0.488178669764013" calcext:value-type="float">
            <text:p>0,4882</text:p>
          </table:table-cell>
          <table:table-cell office:value-type="float" office:value="10.7200009008569" calcext:value-type="float">
            <text:p>10,7200</text:p>
          </table:table-cell>
          <table:table-cell office:value-type="float" office:value="0.571187794037693" calcext:value-type="float">
            <text:p>0,5712</text:p>
          </table:table-cell>
          <table:table-cell office:value-type="float" office:value="5.84997300208507" calcext:value-type="float">
            <text:p>5,8500</text:p>
          </table:table-cell>
          <table:table-cell office:value-type="float" office:value="23.6515020589199" calcext:value-type="float">
            <text:p>23,6515</text:p>
          </table:table-cell>
          <table:table-cell office:value-type="float" office:value="8.43538100403758" calcext:value-type="float">
            <text:p>8,4354</text:p>
          </table:table-cell>
          <table:table-cell office:value-type="float" office:value="2.70639126080734" calcext:value-type="float">
            <text:p>2,7064</text:p>
          </table:table-cell>
          <table:table-cell office:value-type="float" office:value="9.94074390551357" calcext:value-type="float">
            <text:p>9,9407</text:p>
          </table:table-cell>
          <table:table-cell office:value-type="float" office:value="91.542388564098" calcext:value-type="float">
            <text:p>91,54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337345138223029" calcext:value-type="float">
            <text:p>0,0337</text:p>
          </table:table-cell>
          <table:table-cell office:value-type="float" office:value="52.9989322165839" calcext:value-type="float">
            <text:p>52,9989</text:p>
          </table:table-cell>
          <table:table-cell office:value-type="float" office:value="0.487504800333135" calcext:value-type="float">
            <text:p>0,4875</text:p>
          </table:table-cell>
          <table:table-cell office:value-type="float" office:value="10.7200009008569" calcext:value-type="float">
            <text:p>10,7200</text:p>
          </table:table-cell>
          <table:table-cell office:value-type="float" office:value="0.419060921083722" calcext:value-type="float">
            <text:p>0,4191</text:p>
          </table:table-cell>
          <table:table-cell office:value-type="float" office:value="7.59063232581143" calcext:value-type="float">
            <text:p>7,5906</text:p>
          </table:table-cell>
          <table:table-cell office:value-type="float" office:value="22.8037315094411" calcext:value-type="float">
            <text:p>22,8037</text:p>
          </table:table-cell>
          <table:table-cell office:value-type="float" office:value="17.6898311960489" calcext:value-type="float">
            <text:p>17,6898</text:p>
          </table:table-cell>
          <table:table-cell office:value-type="float" office:value="2.6887969213429" calcext:value-type="float">
            <text:p>2,6888</text:p>
          </table:table-cell>
          <table:table-cell office:value-type="float" office:value="8.98299745849404" calcext:value-type="float">
            <text:p>8,9830</text:p>
          </table:table-cell>
          <table:table-cell office:value-type="float" office:value="88.7329362467927" calcext:value-type="float">
            <text:p>88,73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82120825993651" calcext:value-type="float">
            <text:p>-0,0482</text:p>
          </table:table-cell>
          <table:table-cell office:value-type="float" office:value="32.8170134053255" calcext:value-type="float">
            <text:p>32,8170</text:p>
          </table:table-cell>
          <table:table-cell office:value-type="float" office:value="0.481355548328561" calcext:value-type="float">
            <text:p>0,4814</text:p>
          </table:table-cell>
          <table:table-cell office:value-type="float" office:value="10.7200009008569" calcext:value-type="float">
            <text:p>10,7200</text:p>
          </table:table-cell>
          <table:table-cell office:value-type="float" office:value="0.533568986661222" calcext:value-type="float">
            <text:p>0,5336</text:p>
          </table:table-cell>
          <table:table-cell office:value-type="float" office:value="8.49635234728116" calcext:value-type="float">
            <text:p>8,4964</text:p>
          </table:table-cell>
          <table:table-cell office:value-type="float" office:value="25.75648632138" calcext:value-type="float">
            <text:p>25,7565</text:p>
          </table:table-cell>
          <table:table-cell office:value-type="float" office:value="-15.7132304281564" calcext:value-type="float">
            <text:p>-15,7132</text:p>
          </table:table-cell>
          <table:table-cell office:value-type="float" office:value="2.7404414842004" calcext:value-type="float">
            <text:p>2,7404</text:p>
          </table:table-cell>
          <table:table-cell office:value-type="float" office:value="10.8506715173601" calcext:value-type="float">
            <text:p>10,8507</text:p>
          </table:table-cell>
          <table:table-cell office:value-type="float" office:value="82.403348745456" calcext:value-type="float">
            <text:p>82,40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090684596274" calcext:value-type="float">
            <text:p>0,0209</text:p>
          </table:table-cell>
          <table:table-cell office:value-type="float" office:value="40.3047587412856" calcext:value-type="float">
            <text:p>40,3048</text:p>
          </table:table-cell>
          <table:table-cell office:value-type="float" office:value="0.507846111144304" calcext:value-type="float">
            <text:p>0,5078</text:p>
          </table:table-cell>
          <table:table-cell office:value-type="float" office:value="10.7200009008569" calcext:value-type="float">
            <text:p>10,7200</text:p>
          </table:table-cell>
          <table:table-cell office:value-type="float" office:value="0.578922777206874" calcext:value-type="float">
            <text:p>0,5789</text:p>
          </table:table-cell>
          <table:table-cell office:value-type="float" office:value="5.53432567118864" calcext:value-type="float">
            <text:p>5,5343</text:p>
          </table:table-cell>
          <table:table-cell office:value-type="float" office:value="24.4308672808701" calcext:value-type="float">
            <text:p>24,4309</text:p>
          </table:table-cell>
          <table:table-cell office:value-type="float" office:value="17.1912918700132" calcext:value-type="float">
            <text:p>17,1913</text:p>
          </table:table-cell>
          <table:table-cell office:value-type="float" office:value="2.82593777247208" calcext:value-type="float">
            <text:p>2,8259</text:p>
          </table:table-cell>
          <table:table-cell office:value-type="float" office:value="11.0144150502555" calcext:value-type="float">
            <text:p>11,0144</text:p>
          </table:table-cell>
          <table:table-cell office:value-type="float" office:value="82.5498276686371" calcext:value-type="float">
            <text:p>82,54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660919719321704" calcext:value-type="float">
            <text:p>0,0661</text:p>
          </table:table-cell>
          <table:table-cell office:value-type="float" office:value="49.1245010237856" calcext:value-type="float">
            <text:p>49,1245</text:p>
          </table:table-cell>
          <table:table-cell office:value-type="float" office:value="0.481684155127646" calcext:value-type="float">
            <text:p>0,4817</text:p>
          </table:table-cell>
          <table:table-cell office:value-type="float" office:value="10.7200009008569" calcext:value-type="float">
            <text:p>10,7200</text:p>
          </table:table-cell>
          <table:table-cell office:value-type="float" office:value="0.554252306499951" calcext:value-type="float">
            <text:p>0,5543</text:p>
          </table:table-cell>
          <table:table-cell office:value-type="float" office:value="2.42957931299215" calcext:value-type="float">
            <text:p>2,4296</text:p>
          </table:table-cell>
          <table:table-cell office:value-type="float" office:value="22.596745639634" calcext:value-type="float">
            <text:p>22,5967</text:p>
          </table:table-cell>
          <table:table-cell office:value-type="float" office:value="15.5293905558829" calcext:value-type="float">
            <text:p>15,5294</text:p>
          </table:table-cell>
          <table:table-cell office:value-type="float" office:value="2.9189641952185" calcext:value-type="float">
            <text:p>2,9190</text:p>
          </table:table-cell>
          <table:table-cell office:value-type="float" office:value="10.0114588108938" calcext:value-type="float">
            <text:p>10,0115</text:p>
          </table:table-cell>
          <table:table-cell office:value-type="float" office:value="81.2687776641777" calcext:value-type="float">
            <text:p>81,26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231010938598484" calcext:value-type="float">
            <text:p>0,0231</text:p>
          </table:table-cell>
          <table:table-cell office:value-type="float" office:value="46.7546537816585" calcext:value-type="float">
            <text:p>46,7547</text:p>
          </table:table-cell>
          <table:table-cell office:value-type="float" office:value="0.506292100840519" calcext:value-type="float">
            <text:p>0,5063</text:p>
          </table:table-cell>
          <table:table-cell office:value-type="float" office:value="10.8105643221746" calcext:value-type="float">
            <text:p>10,8106</text:p>
          </table:table-cell>
          <table:table-cell office:value-type="float" office:value="0.561191995132157" calcext:value-type="float">
            <text:p>0,5612</text:p>
          </table:table-cell>
          <table:table-cell office:value-type="float" office:value="1.65527034561619" calcext:value-type="float">
            <text:p>1,6553</text:p>
          </table:table-cell>
          <table:table-cell office:value-type="float" office:value="22.2799644325785" calcext:value-type="float">
            <text:p>22,2800</text:p>
          </table:table-cell>
          <table:table-cell office:value-type="float" office:value="4.01551535668867" calcext:value-type="float">
            <text:p>4,0155</text:p>
          </table:table-cell>
          <table:table-cell office:value-type="float" office:value="2.95999357738822" calcext:value-type="float">
            <text:p>2,9600</text:p>
          </table:table-cell>
          <table:table-cell office:value-type="float" office:value="9.78946504082585" calcext:value-type="float">
            <text:p>9,7895</text:p>
          </table:table-cell>
          <table:table-cell office:value-type="float" office:value="80.9890165356396" calcext:value-type="float">
            <text:p>80,98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244096010886352" calcext:value-type="float">
            <text:p>-0,0024</text:p>
          </table:table-cell>
          <table:table-cell office:value-type="float" office:value="43.4214853212917" calcext:value-type="float">
            <text:p>43,4215</text:p>
          </table:table-cell>
          <table:table-cell office:value-type="float" office:value="0.508406075866813" calcext:value-type="float">
            <text:p>0,5084</text:p>
          </table:table-cell>
          <table:table-cell office:value-type="float" office:value="10.8105643221746" calcext:value-type="float">
            <text:p>10,8106</text:p>
          </table:table-cell>
          <table:table-cell office:value-type="float" office:value="0.628366491115727" calcext:value-type="float">
            <text:p>0,6284</text:p>
          </table:table-cell>
          <table:table-cell office:value-type="float" office:value="1.18726678344615" calcext:value-type="float">
            <text:p>1,1873</text:p>
          </table:table-cell>
          <table:table-cell office:value-type="float" office:value="23.6597262857844" calcext:value-type="float">
            <text:p>23,6597</text:p>
          </table:table-cell>
          <table:table-cell office:value-type="float" office:value="-1.21633459502696" calcext:value-type="float">
            <text:p>-1,2163</text:p>
          </table:table-cell>
          <table:table-cell office:value-type="float" office:value="2.90756341891942" calcext:value-type="float">
            <text:p>2,9076</text:p>
          </table:table-cell>
          <table:table-cell office:value-type="float" office:value="9.93136703325412" calcext:value-type="float">
            <text:p>9,9314</text:p>
          </table:table-cell>
          <table:table-cell office:value-type="float" office:value="80.0944488487991" calcext:value-type="float">
            <text:p>80,09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845983746334333" calcext:value-type="float">
            <text:p>0,0085</text:p>
          </table:table-cell>
          <table:table-cell office:value-type="float" office:value="38.9780644359187" calcext:value-type="float">
            <text:p>38,9781</text:p>
          </table:table-cell>
          <table:table-cell office:value-type="float" office:value="0.502073383502803" calcext:value-type="float">
            <text:p>0,5021</text:p>
          </table:table-cell>
          <table:table-cell office:value-type="float" office:value="10.8105643221746" calcext:value-type="float">
            <text:p>10,8106</text:p>
          </table:table-cell>
          <table:table-cell office:value-type="float" office:value="0.601932078426558" calcext:value-type="float">
            <text:p>0,6019</text:p>
          </table:table-cell>
          <table:table-cell office:value-type="float" office:value="1.05926925199596" calcext:value-type="float">
            <text:p>1,0593</text:p>
          </table:table-cell>
          <table:table-cell office:value-type="float" office:value="25.1824526387186" calcext:value-type="float">
            <text:p>25,1825</text:p>
          </table:table-cell>
          <table:table-cell office:value-type="float" office:value="-2.26999804428738" calcext:value-type="float">
            <text:p>-2,2700</text:p>
          </table:table-cell>
          <table:table-cell office:value-type="float" office:value="2.74137581980351" calcext:value-type="float">
            <text:p>2,7414</text:p>
          </table:table-cell>
          <table:table-cell office:value-type="float" office:value="10.7953146696997" calcext:value-type="float">
            <text:p>10,7953</text:p>
          </table:table-cell>
          <table:table-cell office:value-type="float" office:value="78.5081483430004" calcext:value-type="float">
            <text:p>78,50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52019797198495" calcext:value-type="float">
            <text:p>0,0152</text:p>
          </table:table-cell>
          <table:table-cell office:value-type="float" office:value="22.6763757767584" calcext:value-type="float">
            <text:p>22,6764</text:p>
          </table:table-cell>
          <table:table-cell office:value-type="float" office:value="0.498438481753516" calcext:value-type="float">
            <text:p>0,4984</text:p>
          </table:table-cell>
          <table:table-cell office:value-type="float" office:value="10.8105643221746" calcext:value-type="float">
            <text:p>10,8106</text:p>
          </table:table-cell>
          <table:table-cell office:value-type="float" office:value="0.62112367428053" calcext:value-type="float">
            <text:p>0,6211</text:p>
          </table:table-cell>
          <table:table-cell office:value-type="float" office:value="1.2442917870486" calcext:value-type="float">
            <text:p>1,2443</text:p>
          </table:table-cell>
          <table:table-cell office:value-type="float" office:value="29.8083695298916" calcext:value-type="float">
            <text:p>29,8084</text:p>
          </table:table-cell>
          <table:table-cell office:value-type="float" office:value="-16.9085254182138" calcext:value-type="float">
            <text:p>-16,9085</text:p>
          </table:table-cell>
          <table:table-cell office:value-type="float" office:value="2.50413725725879" calcext:value-type="float">
            <text:p>2,5041</text:p>
          </table:table-cell>
          <table:table-cell office:value-type="float" office:value="12.6844695593293" calcext:value-type="float">
            <text:p>12,6845</text:p>
          </table:table-cell>
          <table:table-cell office:value-type="float" office:value="76.1855819295938" calcext:value-type="float">
            <text:p>76,18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59458185020258" calcext:value-type="float">
            <text:p>-0,0059</text:p>
          </table:table-cell>
          <table:table-cell office:value-type="float" office:value="26.4354129371679" calcext:value-type="float">
            <text:p>26,4354</text:p>
          </table:table-cell>
          <table:table-cell office:value-type="float" office:value="0.554045673867244" calcext:value-type="float">
            <text:p>0,5540</text:p>
          </table:table-cell>
          <table:table-cell office:value-type="float" office:value="10.8105643221746" calcext:value-type="float">
            <text:p>10,8106</text:p>
          </table:table-cell>
          <table:table-cell office:value-type="float" office:value="0.627898467298603" calcext:value-type="float">
            <text:p>0,6279</text:p>
          </table:table-cell>
          <table:table-cell office:value-type="float" office:value="1.15554700500665" calcext:value-type="float">
            <text:p>1,1555</text:p>
          </table:table-cell>
          <table:table-cell office:value-type="float" office:value="26.0381990462256" calcext:value-type="float">
            <text:p>26,0382</text:p>
          </table:table-cell>
          <table:table-cell office:value-type="float" office:value="-3.04643098671711" calcext:value-type="float">
            <text:p>-3,0464</text:p>
          </table:table-cell>
          <table:table-cell office:value-type="float" office:value="2.25142247448685" calcext:value-type="float">
            <text:p>2,2514</text:p>
          </table:table-cell>
          <table:table-cell office:value-type="float" office:value="12.9071296769913" calcext:value-type="float">
            <text:p>12,9071</text:p>
          </table:table-cell>
          <table:table-cell office:value-type="float" office:value="71.8196214638309" calcext:value-type="float">
            <text:p>71,81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21276939944468" calcext:value-type="float">
            <text:p>0,0321</text:p>
          </table:table-cell>
          <table:table-cell office:value-type="float" office:value="0" calcext:value-type="float">
            <text:p>0,0000</text:p>
          </table:table-cell>
          <table:table-cell office:value-type="float" office:value="0.824538334850429" calcext:value-type="float">
            <text:p>0,8245</text:p>
          </table:table-cell>
          <table:table-cell office:value-type="float" office:value="10.8573854118667" calcext:value-type="float">
            <text:p>10,8574</text:p>
          </table:table-cell>
          <table:table-cell office:value-type="float" office:value="0.77689428192025" calcext:value-type="float">
            <text:p>0,7769</text:p>
          </table:table-cell>
          <table:table-cell office:value-type="float" office:value="6.65377082451956" calcext:value-type="float">
            <text:p>6,6538</text:p>
          </table:table-cell>
          <table:table-cell office:value-type="float" office:value="27.1683333343457" calcext:value-type="float">
            <text:p>27,1683</text:p>
          </table:table-cell>
          <table:table-cell office:value-type="float" office:value="-1.24874712502555" calcext:value-type="float">
            <text:p>-1,2487</text:p>
          </table:table-cell>
          <table:table-cell office:value-type="float" office:value="0.912639805776796" calcext:value-type="float">
            <text:p>0,9126</text:p>
          </table:table-cell>
          <table:table-cell office:value-type="float" office:value="24.6296085947935" calcext:value-type="float">
            <text:p>24,6296</text:p>
          </table:table-cell>
          <table:table-cell office:value-type="float" office:value="306.044457358709" calcext:value-type="float">
            <text:p>306,04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81431528513345" calcext:value-type="float">
            <text:p>0,0581</text:p>
          </table:table-cell>
          <table:table-cell office:value-type="float" office:value="0" calcext:value-type="float">
            <text:p>0,0000</text:p>
          </table:table-cell>
          <table:table-cell office:value-type="float" office:value="0.866675646289287" calcext:value-type="float">
            <text:p>0,8667</text:p>
          </table:table-cell>
          <table:table-cell office:value-type="float" office:value="10.8573854118667" calcext:value-type="float">
            <text:p>10,8574</text:p>
          </table:table-cell>
          <table:table-cell office:value-type="float" office:value="0.780265437212084" calcext:value-type="float">
            <text:p>0,7803</text:p>
          </table:table-cell>
          <table:table-cell office:value-type="float" office:value="17.4625857657165" calcext:value-type="float">
            <text:p>17,4626</text:p>
          </table:table-cell>
          <table:table-cell office:value-type="float" office:value="25.2537045299351" calcext:value-type="float">
            <text:p>25,2537</text:p>
          </table:table-cell>
          <table:table-cell office:value-type="float" office:value="-1.70764029576796" calcext:value-type="float">
            <text:p>-1,7076</text:p>
          </table:table-cell>
          <table:table-cell office:value-type="float" office:value="-1.47453284191939" calcext:value-type="float">
            <text:p>-1,4745</text:p>
          </table:table-cell>
          <table:table-cell office:value-type="float" office:value="24.5593085745326" calcext:value-type="float">
            <text:p>24,5593</text:p>
          </table:table-cell>
          <table:table-cell office:value-type="float" office:value="328.859740446322" calcext:value-type="float">
            <text:p>328,85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786841868358774" calcext:value-type="float">
            <text:p>0,0787</text:p>
          </table:table-cell>
          <table:table-cell office:value-type="float" office:value="0" calcext:value-type="float">
            <text:p>0,0000</text:p>
          </table:table-cell>
          <table:table-cell office:value-type="float" office:value="0.887907708620978" calcext:value-type="float">
            <text:p>0,8879</text:p>
          </table:table-cell>
          <table:table-cell office:value-type="float" office:value="10.8573854118667" calcext:value-type="float">
            <text:p>10,8574</text:p>
          </table:table-cell>
          <table:table-cell office:value-type="float" office:value="0.80038270213625" calcext:value-type="float">
            <text:p>0,8004</text:p>
          </table:table-cell>
          <table:table-cell office:value-type="float" office:value="21.2024239409461" calcext:value-type="float">
            <text:p>21,2024</text:p>
          </table:table-cell>
          <table:table-cell office:value-type="float" office:value="24.5227627764551" calcext:value-type="float">
            <text:p>24,5228</text:p>
          </table:table-cell>
          <table:table-cell office:value-type="float" office:value="4.2499030574394" calcext:value-type="float">
            <text:p>4,2499</text:p>
          </table:table-cell>
          <table:table-cell office:value-type="float" office:value="1.2519166730553" calcext:value-type="float">
            <text:p>1,2519</text:p>
          </table:table-cell>
          <table:table-cell office:value-type="float" office:value="26.8039367569682" calcext:value-type="float">
            <text:p>26,8039</text:p>
          </table:table-cell>
          <table:table-cell office:value-type="float" office:value="361.796158378681" calcext:value-type="float">
            <text:p>361,79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87146827589129" calcext:value-type="float">
            <text:p>0,0487</text:p>
          </table:table-cell>
          <table:table-cell office:value-type="float" office:value="0" calcext:value-type="float">
            <text:p>0,0000</text:p>
          </table:table-cell>
          <table:table-cell office:value-type="float" office:value="0.900624651784521" calcext:value-type="float">
            <text:p>0,9006</text:p>
          </table:table-cell>
          <table:table-cell office:value-type="float" office:value="10.8573854118667" calcext:value-type="float">
            <text:p>10,8574</text:p>
          </table:table-cell>
          <table:table-cell office:value-type="float" office:value="0.829144198928804" calcext:value-type="float">
            <text:p>0,8291</text:p>
          </table:table-cell>
          <table:table-cell office:value-type="float" office:value="14.154344018195" calcext:value-type="float">
            <text:p>14,1543</text:p>
          </table:table-cell>
          <table:table-cell office:value-type="float" office:value="23.0751058592755" calcext:value-type="float">
            <text:p>23,0751</text:p>
          </table:table-cell>
          <table:table-cell office:value-type="float" office:value="2.22616880307329" calcext:value-type="float">
            <text:p>2,2262</text:p>
          </table:table-cell>
          <table:table-cell office:value-type="float" office:value="2.35051128857175" calcext:value-type="float">
            <text:p>2,3505</text:p>
          </table:table-cell>
          <table:table-cell office:value-type="float" office:value="26.5371049727925" calcext:value-type="float">
            <text:p>26,5371</text:p>
          </table:table-cell>
          <table:table-cell office:value-type="float" office:value="377.076243972118" calcext:value-type="float">
            <text:p>377,07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36003769826099" calcext:value-type="float">
            <text:p>0,0536</text:p>
          </table:table-cell>
          <table:table-cell office:value-type="float" office:value="0" calcext:value-type="float">
            <text:p>0,0000</text:p>
          </table:table-cell>
          <table:table-cell office:value-type="float" office:value="0.870035042544984" calcext:value-type="float">
            <text:p>0,8700</text:p>
          </table:table-cell>
          <table:table-cell office:value-type="float" office:value="10.8573854118667" calcext:value-type="float">
            <text:p>10,8574</text:p>
          </table:table-cell>
          <table:table-cell office:value-type="float" office:value="0.778283897514546" calcext:value-type="float">
            <text:p>0,7783</text:p>
          </table:table-cell>
          <table:table-cell office:value-type="float" office:value="24.8427622445824" calcext:value-type="float">
            <text:p>24,8428</text:p>
          </table:table-cell>
          <table:table-cell office:value-type="float" office:value="23.0606170289778" calcext:value-type="float">
            <text:p>23,0606</text:p>
          </table:table-cell>
          <table:table-cell office:value-type="float" office:value="1.71998437566951" calcext:value-type="float">
            <text:p>1,7200</text:p>
          </table:table-cell>
          <table:table-cell office:value-type="float" office:value="3.1293891560754" calcext:value-type="float">
            <text:p>3,1294</text:p>
          </table:table-cell>
          <table:table-cell office:value-type="float" office:value="26.0088998658633" calcext:value-type="float">
            <text:p>26,0089</text:p>
          </table:table-cell>
          <table:table-cell office:value-type="float" office:value="385.003547798195" calcext:value-type="float">
            <text:p>385,00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55403293481567" calcext:value-type="float">
            <text:p>0,0455</text:p>
          </table:table-cell>
          <table:table-cell office:value-type="float" office:value="0" calcext:value-type="float">
            <text:p>0,0000</text:p>
          </table:table-cell>
          <table:table-cell office:value-type="float" office:value="0.876557735057682" calcext:value-type="float">
            <text:p>0,8766</text:p>
          </table:table-cell>
          <table:table-cell office:value-type="float" office:value="11.14479456475" calcext:value-type="float">
            <text:p>11,1448</text:p>
          </table:table-cell>
          <table:table-cell office:value-type="float" office:value="0.780814710359235" calcext:value-type="float">
            <text:p>0,7808</text:p>
          </table:table-cell>
          <table:table-cell office:value-type="float" office:value="26.3804010173358" calcext:value-type="float">
            <text:p>26,3804</text:p>
          </table:table-cell>
          <table:table-cell office:value-type="float" office:value="24.4813821060882" calcext:value-type="float">
            <text:p>24,4814</text:p>
          </table:table-cell>
          <table:table-cell office:value-type="float" office:value="5.8609939478857" calcext:value-type="float">
            <text:p>5,8610</text:p>
          </table:table-cell>
          <table:table-cell office:value-type="float" office:value="4.16600286360933" calcext:value-type="float">
            <text:p>4,1660</text:p>
          </table:table-cell>
          <table:table-cell office:value-type="float" office:value="23.2110770219923" calcext:value-type="float">
            <text:p>23,2111</text:p>
          </table:table-cell>
          <table:table-cell office:value-type="float" office:value="381.305597520878" calcext:value-type="float">
            <text:p>381,30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354968688583206" calcext:value-type="float">
            <text:p>-0,0355</text:p>
          </table:table-cell>
          <table:table-cell office:value-type="float" office:value="0" calcext:value-type="float">
            <text:p>0,0000</text:p>
          </table:table-cell>
          <table:table-cell office:value-type="float" office:value="0.874970959737582" calcext:value-type="float">
            <text:p>0,8750</text:p>
          </table:table-cell>
          <table:table-cell office:value-type="float" office:value="11.14479456475" calcext:value-type="float">
            <text:p>11,1448</text:p>
          </table:table-cell>
          <table:table-cell office:value-type="float" office:value="0.815384076307552" calcext:value-type="float">
            <text:p>0,8154</text:p>
          </table:table-cell>
          <table:table-cell office:value-type="float" office:value="6.30162701136146" calcext:value-type="float">
            <text:p>6,3016</text:p>
          </table:table-cell>
          <table:table-cell office:value-type="float" office:value="28.3375934442335" calcext:value-type="float">
            <text:p>28,3376</text:p>
          </table:table-cell>
          <table:table-cell office:value-type="float" office:value="-1.49161008378701" calcext:value-type="float">
            <text:p>-1,4916</text:p>
          </table:table-cell>
          <table:table-cell office:value-type="float" office:value="5.32151708302623" calcext:value-type="float">
            <text:p>5,3215</text:p>
          </table:table-cell>
          <table:table-cell office:value-type="float" office:value="20.0133906707983" calcext:value-type="float">
            <text:p>20,0134</text:p>
          </table:table-cell>
          <table:table-cell office:value-type="float" office:value="402.247648949605" calcext:value-type="float">
            <text:p>402,24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62116595628628" calcext:value-type="float">
            <text:p>-0,0362</text:p>
          </table:table-cell>
          <table:table-cell office:value-type="float" office:value="0" calcext:value-type="float">
            <text:p>0,0000</text:p>
          </table:table-cell>
          <table:table-cell office:value-type="float" office:value="0.864830158913081" calcext:value-type="float">
            <text:p>0,8648</text:p>
          </table:table-cell>
          <table:table-cell office:value-type="float" office:value="11.14479456475" calcext:value-type="float">
            <text:p>11,1448</text:p>
          </table:table-cell>
          <table:table-cell office:value-type="float" office:value="0.838647207550969" calcext:value-type="float">
            <text:p>0,8386</text:p>
          </table:table-cell>
          <table:table-cell office:value-type="float" office:value="12.2693428902087" calcext:value-type="float">
            <text:p>12,2693</text:p>
          </table:table-cell>
          <table:table-cell office:value-type="float" office:value="29.2709874293392" calcext:value-type="float">
            <text:p>29,2710</text:p>
          </table:table-cell>
          <table:table-cell office:value-type="float" office:value="3.52101889506049" calcext:value-type="float">
            <text:p>3,5210</text:p>
          </table:table-cell>
          <table:table-cell office:value-type="float" office:value="3.0159499147579" calcext:value-type="float">
            <text:p>3,0159</text:p>
          </table:table-cell>
          <table:table-cell office:value-type="float" office:value="19.6666166412967" calcext:value-type="float">
            <text:p>19,6666</text:p>
          </table:table-cell>
          <table:table-cell office:value-type="float" office:value="368.122824459219" calcext:value-type="float">
            <text:p>368,12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124131667175657" calcext:value-type="float">
            <text:p>0,1241</text:p>
          </table:table-cell>
          <table:table-cell office:value-type="float" office:value="0" calcext:value-type="float">
            <text:p>0,0000</text:p>
          </table:table-cell>
          <table:table-cell office:value-type="float" office:value="0.879994069347317" calcext:value-type="float">
            <text:p>0,8800</text:p>
          </table:table-cell>
          <table:table-cell office:value-type="float" office:value="11.14479456475" calcext:value-type="float">
            <text:p>11,1448</text:p>
          </table:table-cell>
          <table:table-cell office:value-type="float" office:value="0.845042355167015" calcext:value-type="float">
            <text:p>0,8450</text:p>
          </table:table-cell>
          <table:table-cell office:value-type="float" office:value="22.9665172389586" calcext:value-type="float">
            <text:p>22,9665</text:p>
          </table:table-cell>
          <table:table-cell office:value-type="float" office:value="26.1274700948719" calcext:value-type="float">
            <text:p>26,1275</text:p>
          </table:table-cell>
          <table:table-cell office:value-type="float" office:value="-0.0459876080012123" calcext:value-type="float">
            <text:p>-0,0460</text:p>
          </table:table-cell>
          <table:table-cell office:value-type="float" office:value="1.77183287926401" calcext:value-type="float">
            <text:p>1,7718</text:p>
          </table:table-cell>
          <table:table-cell office:value-type="float" office:value="20.1760696312303" calcext:value-type="float">
            <text:p>20,1761</text:p>
          </table:table-cell>
          <table:table-cell office:value-type="float" office:value="373.444531613771" calcext:value-type="float">
            <text:p>373,44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07226611638034" calcext:value-type="float">
            <text:p>0,0407</text:p>
          </table:table-cell>
          <table:table-cell office:value-type="float" office:value="0" calcext:value-type="float">
            <text:p>0,0000</text:p>
          </table:table-cell>
          <table:table-cell office:value-type="float" office:value="0.891138894926744" calcext:value-type="float">
            <text:p>0,8911</text:p>
          </table:table-cell>
          <table:table-cell office:value-type="float" office:value="11.14479456475" calcext:value-type="float">
            <text:p>11,1448</text:p>
          </table:table-cell>
          <table:table-cell office:value-type="float" office:value="0.849288892915113" calcext:value-type="float">
            <text:p>0,8493</text:p>
          </table:table-cell>
          <table:table-cell office:value-type="float" office:value="17.5963671617229" calcext:value-type="float">
            <text:p>17,5964</text:p>
          </table:table-cell>
          <table:table-cell office:value-type="float" office:value="25.4939915508344" calcext:value-type="float">
            <text:p>25,4940</text:p>
          </table:table-cell>
          <table:table-cell office:value-type="float" office:value="1.247837140627" calcext:value-type="float">
            <text:p>1,2478</text:p>
          </table:table-cell>
          <table:table-cell office:value-type="float" office:value="2.08490245606007" calcext:value-type="float">
            <text:p>2,0849</text:p>
          </table:table-cell>
          <table:table-cell office:value-type="float" office:value="18.9855873276345" calcext:value-type="float">
            <text:p>18,9856</text:p>
          </table:table-cell>
          <table:table-cell office:value-type="float" office:value="372.179532203999" calcext:value-type="float">
            <text:p>372,17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54874282148061" calcext:value-type="float">
            <text:p>0,0155</text:p>
          </table:table-cell>
          <table:table-cell office:value-type="float" office:value="0" calcext:value-type="float">
            <text:p>0,0000</text:p>
          </table:table-cell>
          <table:table-cell office:value-type="float" office:value="0.906620902359784" calcext:value-type="float">
            <text:p>0,9066</text:p>
          </table:table-cell>
          <table:table-cell office:value-type="float" office:value="11.2579381294783" calcext:value-type="float">
            <text:p>11,2579</text:p>
          </table:table-cell>
          <table:table-cell office:value-type="float" office:value="0.847838785118899" calcext:value-type="float">
            <text:p>0,8478</text:p>
          </table:table-cell>
          <table:table-cell office:value-type="float" office:value="18.7438843921531" calcext:value-type="float">
            <text:p>18,7439</text:p>
          </table:table-cell>
          <table:table-cell office:value-type="float" office:value="26.7065358237425" calcext:value-type="float">
            <text:p>26,7065</text:p>
          </table:table-cell>
          <table:table-cell office:value-type="float" office:value="0.545308470392698" calcext:value-type="float">
            <text:p>0,5453</text:p>
          </table:table-cell>
          <table:table-cell office:value-type="float" office:value="2.45339033031018" calcext:value-type="float">
            <text:p>2,4534</text:p>
          </table:table-cell>
          <table:table-cell office:value-type="float" office:value="18.6316550719619" calcext:value-type="float">
            <text:p>18,6317</text:p>
          </table:table-cell>
          <table:table-cell office:value-type="float" office:value="365.31374279388" calcext:value-type="float">
            <text:p>365,31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36544978211606" calcext:value-type="float">
            <text:p>0,0337</text:p>
          </table:table-cell>
          <table:table-cell office:value-type="float" office:value="0" calcext:value-type="float">
            <text:p>0,0000</text:p>
          </table:table-cell>
          <table:table-cell office:value-type="float" office:value="0.900128369797669" calcext:value-type="float">
            <text:p>0,9001</text:p>
          </table:table-cell>
          <table:table-cell office:value-type="float" office:value="11.2579381294783" calcext:value-type="float">
            <text:p>11,2579</text:p>
          </table:table-cell>
          <table:table-cell office:value-type="float" office:value="0.894243247743292" calcext:value-type="float">
            <text:p>0,8942</text:p>
          </table:table-cell>
          <table:table-cell office:value-type="float" office:value="20.9344810446532" calcext:value-type="float">
            <text:p>20,9345</text:p>
          </table:table-cell>
          <table:table-cell office:value-type="float" office:value="27.8602397026278" calcext:value-type="float">
            <text:p>27,8602</text:p>
          </table:table-cell>
          <table:table-cell office:value-type="float" office:value="-0.224575002338085" calcext:value-type="float">
            <text:p>-0,2246</text:p>
          </table:table-cell>
          <table:table-cell office:value-type="float" office:value="1.61930809858875" calcext:value-type="float">
            <text:p>1,6193</text:p>
          </table:table-cell>
          <table:table-cell office:value-type="float" office:value="17.2588096976169" calcext:value-type="float">
            <text:p>17,2588</text:p>
          </table:table-cell>
          <table:table-cell office:value-type="float" office:value="368.316349397087" calcext:value-type="float">
            <text:p>368,31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51192194404872" calcext:value-type="float">
            <text:p>0,0251</text:p>
          </table:table-cell>
          <table:table-cell office:value-type="float" office:value="0" calcext:value-type="float">
            <text:p>0,0000</text:p>
          </table:table-cell>
          <table:table-cell office:value-type="float" office:value="0.930298906523848" calcext:value-type="float">
            <text:p>0,9303</text:p>
          </table:table-cell>
          <table:table-cell office:value-type="float" office:value="11.2579381294783" calcext:value-type="float">
            <text:p>11,2579</text:p>
          </table:table-cell>
          <table:table-cell office:value-type="float" office:value="0.884884402318018" calcext:value-type="float">
            <text:p>0,8849</text:p>
          </table:table-cell>
          <table:table-cell office:value-type="float" office:value="21.8193490738118" calcext:value-type="float">
            <text:p>21,8193</text:p>
          </table:table-cell>
          <table:table-cell office:value-type="float" office:value="28.3530127925985" calcext:value-type="float">
            <text:p>28,3530</text:p>
          </table:table-cell>
          <table:table-cell office:value-type="float" office:value="-0.25475061526808" calcext:value-type="float">
            <text:p>-0,2548</text:p>
          </table:table-cell>
          <table:table-cell office:value-type="float" office:value="1.29844017799226" calcext:value-type="float">
            <text:p>1,2984</text:p>
          </table:table-cell>
          <table:table-cell office:value-type="float" office:value="17.763191393476" calcext:value-type="float">
            <text:p>17,7632</text:p>
          </table:table-cell>
          <table:table-cell office:value-type="float" office:value="365.767608550925" calcext:value-type="float">
            <text:p>365,76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02993831024243" calcext:value-type="float">
            <text:p>0,0103</text:p>
          </table:table-cell>
          <table:table-cell office:value-type="float" office:value="0" calcext:value-type="float">
            <text:p>0,0000</text:p>
          </table:table-cell>
          <table:table-cell office:value-type="float" office:value="0.927440074967986" calcext:value-type="float">
            <text:p>0,9274</text:p>
          </table:table-cell>
          <table:table-cell office:value-type="float" office:value="11.2579381294783" calcext:value-type="float">
            <text:p>11,2579</text:p>
          </table:table-cell>
          <table:table-cell office:value-type="float" office:value="0.9004214833706" calcext:value-type="float">
            <text:p>0,9004</text:p>
          </table:table-cell>
          <table:table-cell office:value-type="float" office:value="22.6537707423889" calcext:value-type="float">
            <text:p>22,6538</text:p>
          </table:table-cell>
          <table:table-cell office:value-type="float" office:value="27.8288559717715" calcext:value-type="float">
            <text:p>27,8289</text:p>
          </table:table-cell>
          <table:table-cell office:value-type="float" office:value="3.58655748918486" calcext:value-type="float">
            <text:p>3,5866</text:p>
          </table:table-cell>
          <table:table-cell office:value-type="float" office:value="1.18637693749822" calcext:value-type="float">
            <text:p>1,1864</text:p>
          </table:table-cell>
          <table:table-cell office:value-type="float" office:value="17.9757104969077" calcext:value-type="float">
            <text:p>17,9757</text:p>
          </table:table-cell>
          <table:table-cell office:value-type="float" office:value="373.653925226184" calcext:value-type="float">
            <text:p>373,65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07130778759323" calcext:value-type="float">
            <text:p>0,0107</text:p>
          </table:table-cell>
          <table:table-cell office:value-type="float" office:value="0" calcext:value-type="float">
            <text:p>0,0000</text:p>
          </table:table-cell>
          <table:table-cell office:value-type="float" office:value="0.930417314489839" calcext:value-type="float">
            <text:p>0,9304</text:p>
          </table:table-cell>
          <table:table-cell office:value-type="float" office:value="11.2579381294783" calcext:value-type="float">
            <text:p>11,2579</text:p>
          </table:table-cell>
          <table:table-cell office:value-type="float" office:value="0.886454530794262" calcext:value-type="float">
            <text:p>0,8865</text:p>
          </table:table-cell>
          <table:table-cell office:value-type="float" office:value="23.1247854702863" calcext:value-type="float">
            <text:p>23,1248</text:p>
          </table:table-cell>
          <table:table-cell office:value-type="float" office:value="26.5551522787838" calcext:value-type="float">
            <text:p>26,5552</text:p>
          </table:table-cell>
          <table:table-cell office:value-type="float" office:value="-0.0364671237737895" calcext:value-type="float">
            <text:p>-0,0365</text:p>
          </table:table-cell>
          <table:table-cell office:value-type="float" office:value="1.29743609938602" calcext:value-type="float">
            <text:p>1,2974</text:p>
          </table:table-cell>
          <table:table-cell office:value-type="float" office:value="17.6810562631853" calcext:value-type="float">
            <text:p>17,6811</text:p>
          </table:table-cell>
          <table:table-cell office:value-type="float" office:value="367.265413867087" calcext:value-type="float">
            <text:p>367,26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45984946806881" calcext:value-type="float">
            <text:p>0,0446</text:p>
          </table:table-cell>
          <table:table-cell office:value-type="float" office:value="0.0117129172384923" calcext:value-type="float">
            <text:p>0,0117</text:p>
          </table:table-cell>
          <table:table-cell office:value-type="float" office:value="0.548877080195882" calcext:value-type="float">
            <text:p>0,5489</text:p>
          </table:table-cell>
          <table:table-cell office:value-type="float" office:value="9.73625549002905" calcext:value-type="float">
            <text:p>9,7363</text:p>
          </table:table-cell>
          <table:table-cell office:value-type="float" office:value="0.74250713390369" calcext:value-type="float">
            <text:p>0,7425</text:p>
          </table:table-cell>
          <table:table-cell office:value-type="float" office:value="12.0068535861594" calcext:value-type="float">
            <text:p>12,0069</text:p>
          </table:table-cell>
          <table:table-cell office:value-type="float" office:value="28.8927914447706" calcext:value-type="float">
            <text:p>28,8928</text:p>
          </table:table-cell>
          <table:table-cell office:value-type="float" office:value="3.95238761262198" calcext:value-type="float">
            <text:p>3,9524</text:p>
          </table:table-cell>
          <table:table-cell office:value-type="float" office:value="-0.0363525509687338" calcext:value-type="float">
            <text:p>-0,0364</text:p>
          </table:table-cell>
          <table:table-cell office:value-type="float" office:value="20.2382590569992" calcext:value-type="float">
            <text:p>20,2383</text:p>
          </table:table-cell>
          <table:table-cell office:value-type="float" office:value="111.277001081771" calcext:value-type="float">
            <text:p>111,27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34282199607858" calcext:value-type="float">
            <text:p>0,0534</text:p>
          </table:table-cell>
          <table:table-cell office:value-type="float" office:value="0.0100887407328667" calcext:value-type="float">
            <text:p>0,0101</text:p>
          </table:table-cell>
          <table:table-cell office:value-type="float" office:value="0.560323980300365" calcext:value-type="float">
            <text:p>0,5603</text:p>
          </table:table-cell>
          <table:table-cell office:value-type="float" office:value="9.73625549002905" calcext:value-type="float">
            <text:p>9,7363</text:p>
          </table:table-cell>
          <table:table-cell office:value-type="float" office:value="0.752127049636669" calcext:value-type="float">
            <text:p>0,7521</text:p>
          </table:table-cell>
          <table:table-cell office:value-type="float" office:value="2.07396503684782" calcext:value-type="float">
            <text:p>2,0740</text:p>
          </table:table-cell>
          <table:table-cell office:value-type="float" office:value="25.8132346783113" calcext:value-type="float">
            <text:p>25,8132</text:p>
          </table:table-cell>
          <table:table-cell office:value-type="float" office:value="5.35475564884833" calcext:value-type="float">
            <text:p>5,3548</text:p>
          </table:table-cell>
          <table:table-cell office:value-type="float" office:value="-0.0658215070322074" calcext:value-type="float">
            <text:p>-0,0658</text:p>
          </table:table-cell>
          <table:table-cell office:value-type="float" office:value="20.6166111161374" calcext:value-type="float">
            <text:p>20,6166</text:p>
          </table:table-cell>
          <table:table-cell office:value-type="float" office:value="118.967152445746" calcext:value-type="float">
            <text:p>118,96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14558565726482" calcext:value-type="float">
            <text:p>0,0515</text:p>
          </table:table-cell>
          <table:table-cell office:value-type="float" office:value="0.0101951526949844" calcext:value-type="float">
            <text:p>0,0102</text:p>
          </table:table-cell>
          <table:table-cell office:value-type="float" office:value="0.599282485727633" calcext:value-type="float">
            <text:p>0,5993</text:p>
          </table:table-cell>
          <table:table-cell office:value-type="float" office:value="9.73625549002905" calcext:value-type="float">
            <text:p>9,7363</text:p>
          </table:table-cell>
          <table:table-cell office:value-type="float" office:value="0.752486370350755" calcext:value-type="float">
            <text:p>0,7525</text:p>
          </table:table-cell>
          <table:table-cell office:value-type="float" office:value="7.09438456060442" calcext:value-type="float">
            <text:p>7,0944</text:p>
          </table:table-cell>
          <table:table-cell office:value-type="float" office:value="24.9779145059555" calcext:value-type="float">
            <text:p>24,9779</text:p>
          </table:table-cell>
          <table:table-cell office:value-type="float" office:value="5.78176684872238" calcext:value-type="float">
            <text:p>5,7818</text:p>
          </table:table-cell>
          <table:table-cell office:value-type="float" office:value="-0.0203617202597358" calcext:value-type="float">
            <text:p>-0,0204</text:p>
          </table:table-cell>
          <table:table-cell office:value-type="float" office:value="21.0608425182966" calcext:value-type="float">
            <text:p>21,0608</text:p>
          </table:table-cell>
          <table:table-cell office:value-type="float" office:value="137.031922357204" calcext:value-type="float">
            <text:p>137,03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652303755251751" calcext:value-type="float">
            <text:p>0,0652</text:p>
          </table:table-cell>
          <table:table-cell office:value-type="float" office:value="0.0115026405911227" calcext:value-type="float">
            <text:p>0,0115</text:p>
          </table:table-cell>
          <table:table-cell office:value-type="float" office:value="0.60649149807581" calcext:value-type="float">
            <text:p>0,6065</text:p>
          </table:table-cell>
          <table:table-cell office:value-type="float" office:value="9.73625549002905" calcext:value-type="float">
            <text:p>9,7363</text:p>
          </table:table-cell>
          <table:table-cell office:value-type="float" office:value="0.753279218511919" calcext:value-type="float">
            <text:p>0,7533</text:p>
          </table:table-cell>
          <table:table-cell office:value-type="float" office:value="6.25970652517971" calcext:value-type="float">
            <text:p>6,2597</text:p>
          </table:table-cell>
          <table:table-cell office:value-type="float" office:value="27.3450418378687" calcext:value-type="float">
            <text:p>27,3450</text:p>
          </table:table-cell>
          <table:table-cell office:value-type="float" office:value="2.44091780390056" calcext:value-type="float">
            <text:p>2,4409</text:p>
          </table:table-cell>
          <table:table-cell office:value-type="float" office:value="0.00980913417308711" calcext:value-type="float">
            <text:p>0,0098</text:p>
          </table:table-cell>
          <table:table-cell office:value-type="float" office:value="20.9056585674782" calcext:value-type="float">
            <text:p>20,9057</text:p>
          </table:table-cell>
          <table:table-cell office:value-type="float" office:value="146.539439026978" calcext:value-type="float">
            <text:p>146,53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810997071991562" calcext:value-type="float">
            <text:p>0,0811</text:p>
          </table:table-cell>
          <table:table-cell office:value-type="float" office:value="0.0110225010201475" calcext:value-type="float">
            <text:p>0,0110</text:p>
          </table:table-cell>
          <table:table-cell office:value-type="float" office:value="0.606965838698613" calcext:value-type="float">
            <text:p>0,6070</text:p>
          </table:table-cell>
          <table:table-cell office:value-type="float" office:value="9.73625549002905" calcext:value-type="float">
            <text:p>9,7363</text:p>
          </table:table-cell>
          <table:table-cell office:value-type="float" office:value="0.760914085604274" calcext:value-type="float">
            <text:p>0,7609</text:p>
          </table:table-cell>
          <table:table-cell office:value-type="float" office:value="8.0689863318176" calcext:value-type="float">
            <text:p>8,0690</text:p>
          </table:table-cell>
          <table:table-cell office:value-type="float" office:value="27.2590329089336" calcext:value-type="float">
            <text:p>27,2590</text:p>
          </table:table-cell>
          <table:table-cell office:value-type="float" office:value="2.91903518143566" calcext:value-type="float">
            <text:p>2,9190</text:p>
          </table:table-cell>
          <table:table-cell office:value-type="float" office:value="0.00459711883568263" calcext:value-type="float">
            <text:p>0,0046</text:p>
          </table:table-cell>
          <table:table-cell office:value-type="float" office:value="21.1619167839839" calcext:value-type="float">
            <text:p>21,1619</text:p>
          </table:table-cell>
          <table:table-cell office:value-type="float" office:value="163.663157184774" calcext:value-type="float">
            <text:p>163,66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10226098705577" calcext:value-type="float">
            <text:p>0,1023</text:p>
          </table:table-cell>
          <table:table-cell office:value-type="float" office:value="0.00749576919142624" calcext:value-type="float">
            <text:p>0,0075</text:p>
          </table:table-cell>
          <table:table-cell office:value-type="float" office:value="0.593307633637308" calcext:value-type="float">
            <text:p>0,5933</text:p>
          </table:table-cell>
          <table:table-cell office:value-type="float" office:value="10.090152304026" calcext:value-type="float">
            <text:p>10,0902</text:p>
          </table:table-cell>
          <table:table-cell office:value-type="float" office:value="0.767228156866362" calcext:value-type="float">
            <text:p>0,7672</text:p>
          </table:table-cell>
          <table:table-cell office:value-type="float" office:value="5.86243214901585" calcext:value-type="float">
            <text:p>5,8624</text:p>
          </table:table-cell>
          <table:table-cell office:value-type="float" office:value="26.7973286720079" calcext:value-type="float">
            <text:p>26,7973</text:p>
          </table:table-cell>
          <table:table-cell office:value-type="float" office:value="1.12914522146879" calcext:value-type="float">
            <text:p>1,1291</text:p>
          </table:table-cell>
          <table:table-cell office:value-type="float" office:value="0.0291784011934372" calcext:value-type="float">
            <text:p>0,0292</text:p>
          </table:table-cell>
          <table:table-cell office:value-type="float" office:value="20.9846984520319" calcext:value-type="float">
            <text:p>20,9847</text:p>
          </table:table-cell>
          <table:table-cell office:value-type="float" office:value="165.293843273225" calcext:value-type="float">
            <text:p>165,29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539125908767808" calcext:value-type="float">
            <text:p>0,0539</text:p>
          </table:table-cell>
          <table:table-cell office:value-type="float" office:value="0.00726649975891589" calcext:value-type="float">
            <text:p>0,0073</text:p>
          </table:table-cell>
          <table:table-cell office:value-type="float" office:value="0.61796937998953" calcext:value-type="float">
            <text:p>0,6180</text:p>
          </table:table-cell>
          <table:table-cell office:value-type="float" office:value="10.090152304026" calcext:value-type="float">
            <text:p>10,0902</text:p>
          </table:table-cell>
          <table:table-cell office:value-type="float" office:value="0.76861181714176" calcext:value-type="float">
            <text:p>0,7686</text:p>
          </table:table-cell>
          <table:table-cell office:value-type="float" office:value="4.62687859021745" calcext:value-type="float">
            <text:p>4,6269</text:p>
          </table:table-cell>
          <table:table-cell office:value-type="float" office:value="25.5485039389416" calcext:value-type="float">
            <text:p>25,5485</text:p>
          </table:table-cell>
          <table:table-cell office:value-type="float" office:value="2.83459845436124" calcext:value-type="float">
            <text:p>2,8346</text:p>
          </table:table-cell>
          <table:table-cell office:value-type="float" office:value="0.0857552995195914" calcext:value-type="float">
            <text:p>0,0858</text:p>
          </table:table-cell>
          <table:table-cell office:value-type="float" office:value="20.1896588141881" calcext:value-type="float">
            <text:p>20,1897</text:p>
          </table:table-cell>
          <table:table-cell office:value-type="float" office:value="161.648135978936" calcext:value-type="float">
            <text:p>161,64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70836023748882" calcext:value-type="float">
            <text:p>-0,0571</text:p>
          </table:table-cell>
          <table:table-cell office:value-type="float" office:value="0.00358042131100387" calcext:value-type="float">
            <text:p>0,0036</text:p>
          </table:table-cell>
          <table:table-cell office:value-type="float" office:value="0.605190262087859" calcext:value-type="float">
            <text:p>0,6052</text:p>
          </table:table-cell>
          <table:table-cell office:value-type="float" office:value="10.090152304026" calcext:value-type="float">
            <text:p>10,0902</text:p>
          </table:table-cell>
          <table:table-cell office:value-type="float" office:value="0.748263480902182" calcext:value-type="float">
            <text:p>0,7483</text:p>
          </table:table-cell>
          <table:table-cell office:value-type="float" office:value="1.70785380328295" calcext:value-type="float">
            <text:p>1,7079</text:p>
          </table:table-cell>
          <table:table-cell office:value-type="float" office:value="21.7471451419669" calcext:value-type="float">
            <text:p>21,7471</text:p>
          </table:table-cell>
          <table:table-cell office:value-type="float" office:value="-1.1648692528919" calcext:value-type="float">
            <text:p>-1,1649</text:p>
          </table:table-cell>
          <table:table-cell office:value-type="float" office:value="0.133257321027673" calcext:value-type="float">
            <text:p>0,1333</text:p>
          </table:table-cell>
          <table:table-cell office:value-type="float" office:value="16.073069358555" calcext:value-type="float">
            <text:p>16,0731</text:p>
          </table:table-cell>
          <table:table-cell office:value-type="float" office:value="140.508279307528" calcext:value-type="float">
            <text:p>140,50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82554741059538" calcext:value-type="float">
            <text:p>0,0483</text:p>
          </table:table-cell>
          <table:table-cell office:value-type="float" office:value="0.00449906380446624" calcext:value-type="float">
            <text:p>0,0045</text:p>
          </table:table-cell>
          <table:table-cell office:value-type="float" office:value="0.613123942648682" calcext:value-type="float">
            <text:p>0,6131</text:p>
          </table:table-cell>
          <table:table-cell office:value-type="float" office:value="10.090152304026" calcext:value-type="float">
            <text:p>10,0902</text:p>
          </table:table-cell>
          <table:table-cell office:value-type="float" office:value="0.758837013695701" calcext:value-type="float">
            <text:p>0,7588</text:p>
          </table:table-cell>
          <table:table-cell office:value-type="float" office:value="2.36584736123619" calcext:value-type="float">
            <text:p>2,3658</text:p>
          </table:table-cell>
          <table:table-cell office:value-type="float" office:value="22.0634719759692" calcext:value-type="float">
            <text:p>22,0635</text:p>
          </table:table-cell>
          <table:table-cell office:value-type="float" office:value="0.485295446901546" calcext:value-type="float">
            <text:p>0,4853</text:p>
          </table:table-cell>
          <table:table-cell office:value-type="float" office:value="0.0931912731899838" calcext:value-type="float">
            <text:p>0,0932</text:p>
          </table:table-cell>
          <table:table-cell office:value-type="float" office:value="18.896567734414" calcext:value-type="float">
            <text:p>18,8966</text:p>
          </table:table-cell>
          <table:table-cell office:value-type="float" office:value="154.123059806721" calcext:value-type="float">
            <text:p>154,12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265115781209069" calcext:value-type="float">
            <text:p>0,0265</text:p>
          </table:table-cell>
          <table:table-cell office:value-type="float" office:value="0.00724595573090737" calcext:value-type="float">
            <text:p>0,0072</text:p>
          </table:table-cell>
          <table:table-cell office:value-type="float" office:value="0.62221407635468" calcext:value-type="float">
            <text:p>0,6222</text:p>
          </table:table-cell>
          <table:table-cell office:value-type="float" office:value="10.090152304026" calcext:value-type="float">
            <text:p>10,0902</text:p>
          </table:table-cell>
          <table:table-cell office:value-type="float" office:value="0.751278107807878" calcext:value-type="float">
            <text:p>0,7513</text:p>
          </table:table-cell>
          <table:table-cell office:value-type="float" office:value="5.52714851782489" calcext:value-type="float">
            <text:p>5,5271</text:p>
          </table:table-cell>
          <table:table-cell office:value-type="float" office:value="23.9938307058873" calcext:value-type="float">
            <text:p>23,9938</text:p>
          </table:table-cell>
          <table:table-cell office:value-type="float" office:value="1.6476786575424" calcext:value-type="float">
            <text:p>1,6477</text:p>
          </table:table-cell>
          <table:table-cell office:value-type="float" office:value="0.128936462723796" calcext:value-type="float">
            <text:p>0,1289</text:p>
          </table:table-cell>
          <table:table-cell office:value-type="float" office:value="19.0781286049759" calcext:value-type="float">
            <text:p>19,0781</text:p>
          </table:table-cell>
          <table:table-cell office:value-type="float" office:value="166.107021495917" calcext:value-type="float">
            <text:p>166,10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47338395451513" calcext:value-type="float">
            <text:p>0,0147</text:p>
          </table:table-cell>
          <table:table-cell office:value-type="float" office:value="0.00532285824475663" calcext:value-type="float">
            <text:p>0,0053</text:p>
          </table:table-cell>
          <table:table-cell office:value-type="float" office:value="0.593183540520633" calcext:value-type="float">
            <text:p>0,5932</text:p>
          </table:table-cell>
          <table:table-cell office:value-type="float" office:value="10.1848438813234" calcext:value-type="float">
            <text:p>10,1848</text:p>
          </table:table-cell>
          <table:table-cell office:value-type="float" office:value="0.745616699959618" calcext:value-type="float">
            <text:p>0,7456</text:p>
          </table:table-cell>
          <table:table-cell office:value-type="float" office:value="1.90202119022931" calcext:value-type="float">
            <text:p>1,9020</text:p>
          </table:table-cell>
          <table:table-cell office:value-type="float" office:value="21.2450628073502" calcext:value-type="float">
            <text:p>21,2451</text:p>
          </table:table-cell>
          <table:table-cell office:value-type="float" office:value="1.26175549629188" calcext:value-type="float">
            <text:p>1,2618</text:p>
          </table:table-cell>
          <table:table-cell office:value-type="float" office:value="0.170183855326072" calcext:value-type="float">
            <text:p>0,1702</text:p>
          </table:table-cell>
          <table:table-cell office:value-type="float" office:value="19.0486352427014" calcext:value-type="float">
            <text:p>19,0486</text:p>
          </table:table-cell>
          <table:table-cell office:value-type="float" office:value="173.083905952371" calcext:value-type="float">
            <text:p>173,08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37218748304804" calcext:value-type="float">
            <text:p>0,0137</text:p>
          </table:table-cell>
          <table:table-cell office:value-type="float" office:value="0.00424824768243069" calcext:value-type="float">
            <text:p>0,0042</text:p>
          </table:table-cell>
          <table:table-cell office:value-type="float" office:value="0.589703052063343" calcext:value-type="float">
            <text:p>0,5897</text:p>
          </table:table-cell>
          <table:table-cell office:value-type="float" office:value="10.1848438813234" calcext:value-type="float">
            <text:p>10,1848</text:p>
          </table:table-cell>
          <table:table-cell office:value-type="float" office:value="0.747709685666407" calcext:value-type="float">
            <text:p>0,7477</text:p>
          </table:table-cell>
          <table:table-cell office:value-type="float" office:value="1.01932081097859" calcext:value-type="float">
            <text:p>1,0193</text:p>
          </table:table-cell>
          <table:table-cell office:value-type="float" office:value="20.7286980254099" calcext:value-type="float">
            <text:p>20,7287</text:p>
          </table:table-cell>
          <table:table-cell office:value-type="float" office:value="0.518528057113102" calcext:value-type="float">
            <text:p>0,5185</text:p>
          </table:table-cell>
          <table:table-cell office:value-type="float" office:value="0.107458009492367" calcext:value-type="float">
            <text:p>0,1075</text:p>
          </table:table-cell>
          <table:table-cell office:value-type="float" office:value="18.4086589982431" calcext:value-type="float">
            <text:p>18,4087</text:p>
          </table:table-cell>
          <table:table-cell office:value-type="float" office:value="181.037221905295" calcext:value-type="float">
            <text:p>181,03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61614736720794" calcext:value-type="float">
            <text:p>0,0262</text:p>
          </table:table-cell>
          <table:table-cell office:value-type="float" office:value="0.00328644219872277" calcext:value-type="float">
            <text:p>0,0033</text:p>
          </table:table-cell>
          <table:table-cell office:value-type="float" office:value="0.594125435777356" calcext:value-type="float">
            <text:p>0,5941</text:p>
          </table:table-cell>
          <table:table-cell office:value-type="float" office:value="10.1848438813234" calcext:value-type="float">
            <text:p>10,1848</text:p>
          </table:table-cell>
          <table:table-cell office:value-type="float" office:value="0.758899309790895" calcext:value-type="float">
            <text:p>0,7589</text:p>
          </table:table-cell>
          <table:table-cell office:value-type="float" office:value="-0.359042207934856" calcext:value-type="float">
            <text:p>-0,3590</text:p>
          </table:table-cell>
          <table:table-cell office:value-type="float" office:value="20.7289398302795" calcext:value-type="float">
            <text:p>20,7289</text:p>
          </table:table-cell>
          <table:table-cell office:value-type="float" office:value="-0.16008964768686" calcext:value-type="float">
            <text:p>-0,1601</text:p>
          </table:table-cell>
          <table:table-cell office:value-type="float" office:value="0.0970454215834878" calcext:value-type="float">
            <text:p>0,0970</text:p>
          </table:table-cell>
          <table:table-cell office:value-type="float" office:value="19.6517485874113" calcext:value-type="float">
            <text:p>19,6517</text:p>
          </table:table-cell>
          <table:table-cell office:value-type="float" office:value="183.792134027948" calcext:value-type="float">
            <text:p>183,79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68279942943097" calcext:value-type="float">
            <text:p>0,0368</text:p>
          </table:table-cell>
          <table:table-cell office:value-type="float" office:value="0.00171503702555086" calcext:value-type="float">
            <text:p>0,0017</text:p>
          </table:table-cell>
          <table:table-cell office:value-type="float" office:value="0.596093915432042" calcext:value-type="float">
            <text:p>0,5961</text:p>
          </table:table-cell>
          <table:table-cell office:value-type="float" office:value="10.1848438813234" calcext:value-type="float">
            <text:p>10,1848</text:p>
          </table:table-cell>
          <table:table-cell office:value-type="float" office:value="0.737276807126693" calcext:value-type="float">
            <text:p>0,7373</text:p>
          </table:table-cell>
          <table:table-cell office:value-type="float" office:value="1.7315895385841" calcext:value-type="float">
            <text:p>1,7316</text:p>
          </table:table-cell>
          <table:table-cell office:value-type="float" office:value="23.9429881522035" calcext:value-type="float">
            <text:p>23,9430</text:p>
          </table:table-cell>
          <table:table-cell office:value-type="float" office:value="-0.152881087559194" calcext:value-type="float">
            <text:p>-0,1529</text:p>
          </table:table-cell>
          <table:table-cell office:value-type="float" office:value="0.0950338786482762" calcext:value-type="float">
            <text:p>0,0950</text:p>
          </table:table-cell>
          <table:table-cell office:value-type="float" office:value="19.7526661626558" calcext:value-type="float">
            <text:p>19,7527</text:p>
          </table:table-cell>
          <table:table-cell office:value-type="float" office:value="189.984994684827" calcext:value-type="float">
            <text:p>189,98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ak Republic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14170021192304" calcext:value-type="float">
            <text:p>0,0314</text:p>
          </table:table-cell>
          <table:table-cell office:value-type="float" office:value="0.00174688507289131" calcext:value-type="float">
            <text:p>0,0017</text:p>
          </table:table-cell>
          <table:table-cell office:value-type="float" office:value="0.632271620635595" calcext:value-type="float">
            <text:p>0,6323</text:p>
          </table:table-cell>
          <table:table-cell office:value-type="float" office:value="10.1848438813234" calcext:value-type="float">
            <text:p>10,1848</text:p>
          </table:table-cell>
          <table:table-cell office:value-type="float" office:value="0.744946047034763" calcext:value-type="float">
            <text:p>0,7449</text:p>
          </table:table-cell>
          <table:table-cell office:value-type="float" office:value="5.27715064130404" calcext:value-type="float">
            <text:p>5,2772</text:p>
          </table:table-cell>
          <table:table-cell office:value-type="float" office:value="21.189798659994" calcext:value-type="float">
            <text:p>21,1898</text:p>
          </table:table-cell>
          <table:table-cell office:value-type="float" office:value="-0.448412082104397" calcext:value-type="float">
            <text:p>-0,4484</text:p>
          </table:table-cell>
          <table:table-cell office:value-type="float" office:value="0.128922329956911" calcext:value-type="float">
            <text:p>0,1289</text:p>
          </table:table-cell>
          <table:table-cell office:value-type="float" office:value="20.4455540718737" calcext:value-type="float">
            <text:p>20,4456</text:p>
          </table:table-cell>
          <table:table-cell office:value-type="float" office:value="193.089587884868" calcext:value-type="float">
            <text:p>193,08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64063309909977" calcext:value-type="float">
            <text:p>0,0364</text:p>
          </table:table-cell>
          <table:table-cell office:value-type="float" office:value="0.000274807669079903" calcext:value-type="float">
            <text:p>0,0003</text:p>
          </table:table-cell>
          <table:table-cell office:value-type="float" office:value="0.718793039191981" calcext:value-type="float">
            <text:p>0,7188</text:p>
          </table:table-cell>
          <table:table-cell office:value-type="float" office:value="10.0910994059743" calcext:value-type="float">
            <text:p>10,0911</text:p>
          </table:table-cell>
          <table:table-cell office:value-type="float" office:value="0.80581748662512" calcext:value-type="float">
            <text:p>0,8058</text:p>
          </table:table-cell>
          <table:table-cell office:value-type="float" office:value="7.85025133912982" calcext:value-type="float">
            <text:p>7,8503</text:p>
          </table:table-cell>
          <table:table-cell office:value-type="float" office:value="24.7098369499701" calcext:value-type="float">
            <text:p>24,7098</text:p>
          </table:table-cell>
          <table:table-cell office:value-type="float" office:value="7.58020956943004" calcext:value-type="float">
            <text:p>7,5802</text:p>
          </table:table-cell>
          <table:table-cell office:value-type="float" office:value="0.123915442323272" calcext:value-type="float">
            <text:p>0,1239</text:p>
          </table:table-cell>
          <table:table-cell office:value-type="float" office:value="21.6316642748566" calcext:value-type="float">
            <text:p>21,6317</text:p>
          </table:table-cell>
          <table:table-cell office:value-type="float" office:value="98.1757472995493" calcext:value-type="float">
            <text:p>98,17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7421483260877" calcext:value-type="float">
            <text:p>0,0274</text:p>
          </table:table-cell>
          <table:table-cell office:value-type="float" office:value="0.000187200119967594" calcext:value-type="float">
            <text:p>0,0002</text:p>
          </table:table-cell>
          <table:table-cell office:value-type="float" office:value="0.715042754896747" calcext:value-type="float">
            <text:p>0,7150</text:p>
          </table:table-cell>
          <table:table-cell office:value-type="float" office:value="10.0910994059743" calcext:value-type="float">
            <text:p>10,0911</text:p>
          </table:table-cell>
          <table:table-cell office:value-type="float" office:value="0.824416244073778" calcext:value-type="float">
            <text:p>0,8244</text:p>
          </table:table-cell>
          <table:table-cell office:value-type="float" office:value="1.80352196608565" calcext:value-type="float">
            <text:p>1,8035</text:p>
          </table:table-cell>
          <table:table-cell office:value-type="float" office:value="25.1934632959486" calcext:value-type="float">
            <text:p>25,1935</text:p>
          </table:table-cell>
          <table:table-cell office:value-type="float" office:value="5.65430217325167" calcext:value-type="float">
            <text:p>5,6543</text:p>
          </table:table-cell>
          <table:table-cell office:value-type="float" office:value="0.0602967792572922" calcext:value-type="float">
            <text:p>0,0603</text:p>
          </table:table-cell>
          <table:table-cell office:value-type="float" office:value="21.7507515066404" calcext:value-type="float">
            <text:p>21,7508</text:p>
          </table:table-cell>
          <table:table-cell office:value-type="float" office:value="100.075341089495" calcext:value-type="float">
            <text:p>100,07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19569922511549" calcext:value-type="float">
            <text:p>0,0420</text:p>
          </table:table-cell>
          <table:table-cell office:value-type="float" office:value="0.000132749997674766" calcext:value-type="float">
            <text:p>0,0001</text:p>
          </table:table-cell>
          <table:table-cell office:value-type="float" office:value="0.703416214586601" calcext:value-type="float">
            <text:p>0,7034</text:p>
          </table:table-cell>
          <table:table-cell office:value-type="float" office:value="10.0910994059743" calcext:value-type="float">
            <text:p>10,0911</text:p>
          </table:table-cell>
          <table:table-cell office:value-type="float" office:value="0.824999766482309" calcext:value-type="float">
            <text:p>0,8250</text:p>
          </table:table-cell>
          <table:table-cell office:value-type="float" office:value="2.2137945014152" calcext:value-type="float">
            <text:p>2,2138</text:p>
          </table:table-cell>
          <table:table-cell office:value-type="float" office:value="26.1625709319148" calcext:value-type="float">
            <text:p>26,1626</text:p>
          </table:table-cell>
          <table:table-cell office:value-type="float" office:value="3.31608516826591" calcext:value-type="float">
            <text:p>3,3161</text:p>
          </table:table-cell>
          <table:table-cell office:value-type="float" office:value="0.0640662022616923" calcext:value-type="float">
            <text:p>0,0641</text:p>
          </table:table-cell>
          <table:table-cell office:value-type="float" office:value="21.4880427310403" calcext:value-type="float">
            <text:p>21,4880</text:p>
          </table:table-cell>
          <table:table-cell office:value-type="float" office:value="108.865966136526" calcext:value-type="float">
            <text:p>108,866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75175406471762" calcext:value-type="float">
            <text:p>0,0375</text:p>
          </table:table-cell>
          <table:table-cell office:value-type="float" office:value="0.000158494238194245" calcext:value-type="float">
            <text:p>0,0002</text:p>
          </table:table-cell>
          <table:table-cell office:value-type="float" office:value="0.694657101418232" calcext:value-type="float">
            <text:p>0,6947</text:p>
          </table:table-cell>
          <table:table-cell office:value-type="float" office:value="10.0910994059743" calcext:value-type="float">
            <text:p>10,0911</text:p>
          </table:table-cell>
          <table:table-cell office:value-type="float" office:value="0.811413287122036" calcext:value-type="float">
            <text:p>0,8114</text:p>
          </table:table-cell>
          <table:table-cell office:value-type="float" office:value="2.67092385677216" calcext:value-type="float">
            <text:p>2,6709</text:p>
          </table:table-cell>
          <table:table-cell office:value-type="float" office:value="26.6477247450643" calcext:value-type="float">
            <text:p>26,6477</text:p>
          </table:table-cell>
          <table:table-cell office:value-type="float" office:value="1.55023014370069" calcext:value-type="float">
            <text:p>1,5502</text:p>
          </table:table-cell>
          <table:table-cell office:value-type="float" office:value="0.173208905073743" calcext:value-type="float">
            <text:p>0,1732</text:p>
          </table:table-cell>
          <table:table-cell office:value-type="float" office:value="20.7082056320349" calcext:value-type="float">
            <text:p>20,7082</text:p>
          </table:table-cell>
          <table:table-cell office:value-type="float" office:value="114.396753206367" calcext:value-type="float">
            <text:p>114,39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18271949204774" calcext:value-type="float">
            <text:p>0,0518</text:p>
          </table:table-cell>
          <table:table-cell office:value-type="float" office:value="0.000173836695166043" calcext:value-type="float">
            <text:p>0,0002</text:p>
          </table:table-cell>
          <table:table-cell office:value-type="float" office:value="0.698918250036426" calcext:value-type="float">
            <text:p>0,6989</text:p>
          </table:table-cell>
          <table:table-cell office:value-type="float" office:value="10.0910994059743" calcext:value-type="float">
            <text:p>10,0911</text:p>
          </table:table-cell>
          <table:table-cell office:value-type="float" office:value="0.811117819287751" calcext:value-type="float">
            <text:p>0,8111</text:p>
          </table:table-cell>
          <table:table-cell office:value-type="float" office:value="1.74807071852134" calcext:value-type="float">
            <text:p>1,7481</text:p>
          </table:table-cell>
          <table:table-cell office:value-type="float" office:value="27.8242187738173" calcext:value-type="float">
            <text:p>27,8242</text:p>
          </table:table-cell>
          <table:table-cell office:value-type="float" office:value="2.18824647966672" calcext:value-type="float">
            <text:p>2,1882</text:p>
          </table:table-cell>
          <table:table-cell office:value-type="float" office:value="0.31911453657107" calcext:value-type="float">
            <text:p>0,3191</text:p>
          </table:table-cell>
          <table:table-cell office:value-type="float" office:value="20.5939797044822" calcext:value-type="float">
            <text:p>20,5940</text:p>
          </table:table-cell>
          <table:table-cell office:value-type="float" office:value="122.612599302937" calcext:value-type="float">
            <text:p>122,61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15210539727489" calcext:value-type="float">
            <text:p>0,0615</text:p>
          </table:table-cell>
          <table:table-cell office:value-type="float" office:value="0.000151336397480249" calcext:value-type="float">
            <text:p>0,0002</text:p>
          </table:table-cell>
          <table:table-cell office:value-type="float" office:value="0.702358369399859" calcext:value-type="float">
            <text:p>0,7024</text:p>
          </table:table-cell>
          <table:table-cell office:value-type="float" office:value="10.3118049359594" calcext:value-type="float">
            <text:p>10,3118</text:p>
          </table:table-cell>
          <table:table-cell office:value-type="float" office:value="0.82634962229193" calcext:value-type="float">
            <text:p>0,8263</text:p>
          </table:table-cell>
          <table:table-cell office:value-type="float" office:value="3.91669663281177" calcext:value-type="float">
            <text:p>3,9167</text:p>
          </table:table-cell>
          <table:table-cell office:value-type="float" office:value="28.7544694571477" calcext:value-type="float">
            <text:p>28,7545</text:p>
          </table:table-cell>
          <table:table-cell office:value-type="float" office:value="4.16865332973183" calcext:value-type="float">
            <text:p>4,1687</text:p>
          </table:table-cell>
          <table:table-cell office:value-type="float" office:value="0.559207815536831" calcext:value-type="float">
            <text:p>0,5592</text:p>
          </table:table-cell>
          <table:table-cell office:value-type="float" office:value="20.4323768314411" calcext:value-type="float">
            <text:p>20,4324</text:p>
          </table:table-cell>
          <table:table-cell office:value-type="float" office:value="132.073304066493" calcext:value-type="float">
            <text:p>132,07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308870430664481" calcext:value-type="float">
            <text:p>0,0309</text:p>
          </table:table-cell>
          <table:table-cell office:value-type="float" office:value="0.000180904776265899" calcext:value-type="float">
            <text:p>0,0002</text:p>
          </table:table-cell>
          <table:table-cell office:value-type="float" office:value="0.723903386458779" calcext:value-type="float">
            <text:p>0,7239</text:p>
          </table:table-cell>
          <table:table-cell office:value-type="float" office:value="10.3118049359594" calcext:value-type="float">
            <text:p>10,3118</text:p>
          </table:table-cell>
          <table:table-cell office:value-type="float" office:value="0.802389422207053" calcext:value-type="float">
            <text:p>0,8024</text:p>
          </table:table-cell>
          <table:table-cell office:value-type="float" office:value="1.94413514133581" calcext:value-type="float">
            <text:p>1,9441</text:p>
          </table:table-cell>
          <table:table-cell office:value-type="float" office:value="29.5906795017495" calcext:value-type="float">
            <text:p>29,5907</text:p>
          </table:table-cell>
          <table:table-cell office:value-type="float" office:value="4.51224702971783" calcext:value-type="float">
            <text:p>4,5122</text:p>
          </table:table-cell>
          <table:table-cell office:value-type="float" office:value="0.158140843634363" calcext:value-type="float">
            <text:p>0,1581</text:p>
          </table:table-cell>
          <table:table-cell office:value-type="float" office:value="19.2151086698467" calcext:value-type="float">
            <text:p>19,2151</text:p>
          </table:table-cell>
          <table:table-cell office:value-type="float" office:value="132.974344322237" calcext:value-type="float">
            <text:p>132,97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90219272988632" calcext:value-type="float">
            <text:p>-0,0902</text:p>
          </table:table-cell>
          <table:table-cell office:value-type="float" office:value="0.000104633747195008" calcext:value-type="float">
            <text:p>0,0001</text:p>
          </table:table-cell>
          <table:table-cell office:value-type="float" office:value="0.740713698435419" calcext:value-type="float">
            <text:p>0,7407</text:p>
          </table:table-cell>
          <table:table-cell office:value-type="float" office:value="10.3118049359594" calcext:value-type="float">
            <text:p>10,3118</text:p>
          </table:table-cell>
          <table:table-cell office:value-type="float" office:value="0.811195510252959" calcext:value-type="float">
            <text:p>0,8112</text:p>
          </table:table-cell>
          <table:table-cell office:value-type="float" office:value="-0.690561840225106" calcext:value-type="float">
            <text:p>-0,6906</text:p>
          </table:table-cell>
          <table:table-cell office:value-type="float" office:value="24.3488720599049" calcext:value-type="float">
            <text:p>24,3489</text:p>
          </table:table-cell>
          <table:table-cell office:value-type="float" office:value="3.35554074116513" calcext:value-type="float">
            <text:p>3,3555</text:p>
          </table:table-cell>
          <table:table-cell office:value-type="float" office:value="0.903875535210913" calcext:value-type="float">
            <text:p>0,9039</text:p>
          </table:table-cell>
          <table:table-cell office:value-type="float" office:value="17.1111301577457" calcext:value-type="float">
            <text:p>17,1111</text:p>
          </table:table-cell>
          <table:table-cell office:value-type="float" office:value="118.64301194166" calcext:value-type="float">
            <text:p>118,64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794078854292835" calcext:value-type="float">
            <text:p>0,0079</text:p>
          </table:table-cell>
          <table:table-cell office:value-type="float" office:value="0.000159748871993176" calcext:value-type="float">
            <text:p>0,0002</text:p>
          </table:table-cell>
          <table:table-cell office:value-type="float" office:value="0.7237545772626" calcext:value-type="float">
            <text:p>0,7238</text:p>
          </table:table-cell>
          <table:table-cell office:value-type="float" office:value="10.3118049359594" calcext:value-type="float">
            <text:p>10,3118</text:p>
          </table:table-cell>
          <table:table-cell office:value-type="float" office:value="0.821022181808423" calcext:value-type="float">
            <text:p>0,8210</text:p>
          </table:table-cell>
          <table:table-cell office:value-type="float" office:value="0.66469476926992" calcext:value-type="float">
            <text:p>0,6647</text:p>
          </table:table-cell>
          <table:table-cell office:value-type="float" office:value="21.3133944444896" calcext:value-type="float">
            <text:p>21,3134</text:p>
          </table:table-cell>
          <table:table-cell office:value-type="float" office:value="-0.987114140647989" calcext:value-type="float">
            <text:p>-0,9871</text:p>
          </table:table-cell>
          <table:table-cell office:value-type="float" office:value="0.43607948463593" calcext:value-type="float">
            <text:p>0,4361</text:p>
          </table:table-cell>
          <table:table-cell office:value-type="float" office:value="17.5637880111953" calcext:value-type="float">
            <text:p>17,5638</text:p>
          </table:table-cell>
          <table:table-cell office:value-type="float" office:value="127.141330167444" calcext:value-type="float">
            <text:p>127,14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439534921561702" calcext:value-type="float">
            <text:p>0,0044</text:p>
          </table:table-cell>
          <table:table-cell office:value-type="float" office:value="0.000228975487867654" calcext:value-type="float">
            <text:p>0,0002</text:p>
          </table:table-cell>
          <table:table-cell office:value-type="float" office:value="0.735002368913319" calcext:value-type="float">
            <text:p>0,7350</text:p>
          </table:table-cell>
          <table:table-cell office:value-type="float" office:value="10.3118049359594" calcext:value-type="float">
            <text:p>10,3118</text:p>
          </table:table-cell>
          <table:table-cell office:value-type="float" office:value="0.830424938443995" calcext:value-type="float">
            <text:p>0,8304</text:p>
          </table:table-cell>
          <table:table-cell office:value-type="float" office:value="1.70780427287373" calcext:value-type="float">
            <text:p>1,7078</text:p>
          </table:table-cell>
          <table:table-cell office:value-type="float" office:value="20.1936003302358" calcext:value-type="float">
            <text:p>20,1936</text:p>
          </table:table-cell>
          <table:table-cell office:value-type="float" office:value="1.11943587171845" calcext:value-type="float">
            <text:p>1,1194</text:p>
          </table:table-cell>
          <table:table-cell office:value-type="float" office:value="0.207732702329724" calcext:value-type="float">
            <text:p>0,2077</text:p>
          </table:table-cell>
          <table:table-cell office:value-type="float" office:value="18.2402055824529" calcext:value-type="float">
            <text:p>18,2402</text:p>
          </table:table-cell>
          <table:table-cell office:value-type="float" office:value="133.844350025111" calcext:value-type="float">
            <text:p>133,84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291588684878956" calcext:value-type="float">
            <text:p>-0,0292</text:p>
          </table:table-cell>
          <table:table-cell office:value-type="float" office:value="0.000242142908223461" calcext:value-type="float">
            <text:p>0,0002</text:p>
          </table:table-cell>
          <table:table-cell office:value-type="float" office:value="0.725425498844829" calcext:value-type="float">
            <text:p>0,7254</text:p>
          </table:table-cell>
          <table:table-cell office:value-type="float" office:value="10.2438330110749" calcext:value-type="float">
            <text:p>10,2438</text:p>
          </table:table-cell>
          <table:table-cell office:value-type="float" office:value="0.798647752178473" calcext:value-type="float">
            <text:p>0,7986</text:p>
          </table:table-cell>
          <table:table-cell office:value-type="float" office:value="0.0723535309426854" calcext:value-type="float">
            <text:p>0,0724</text:p>
          </table:table-cell>
          <table:table-cell office:value-type="float" office:value="19.2202820162622" calcext:value-type="float">
            <text:p>19,2203</text:p>
          </table:table-cell>
          <table:table-cell office:value-type="float" office:value="0.458813835252059" calcext:value-type="float">
            <text:p>0,4588</text:p>
          </table:table-cell>
          <table:table-cell office:value-type="float" office:value="0.210024305900448" calcext:value-type="float">
            <text:p>0,2100</text:p>
          </table:table-cell>
          <table:table-cell office:value-type="float" office:value="18.742912930658" calcext:value-type="float">
            <text:p>18,7429</text:p>
          </table:table-cell>
          <table:table-cell office:value-type="float" office:value="135.430715665674" calcext:value-type="float">
            <text:p>135,430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12742377262148" calcext:value-type="float">
            <text:p>-0,0127</text:p>
          </table:table-cell>
          <table:table-cell office:value-type="float" office:value="0.00021530500979187" calcext:value-type="float">
            <text:p>0,0002</text:p>
          </table:table-cell>
          <table:table-cell office:value-type="float" office:value="0.721831277213889" calcext:value-type="float">
            <text:p>0,7218</text:p>
          </table:table-cell>
          <table:table-cell office:value-type="float" office:value="10.2438330110749" calcext:value-type="float">
            <text:p>10,2438</text:p>
          </table:table-cell>
          <table:table-cell office:value-type="float" office:value="0.825447206147392" calcext:value-type="float">
            <text:p>0,8254</text:p>
          </table:table-cell>
          <table:table-cell office:value-type="float" office:value="0.216190375715317" calcext:value-type="float">
            <text:p>0,2162</text:p>
          </table:table-cell>
          <table:table-cell office:value-type="float" office:value="19.7988290619224" calcext:value-type="float">
            <text:p>19,7988</text:p>
          </table:table-cell>
          <table:table-cell office:value-type="float" office:value="1.6023243825063" calcext:value-type="float">
            <text:p>1,6023</text:p>
          </table:table-cell>
          <table:table-cell office:value-type="float" office:value="0.135726228915631" calcext:value-type="float">
            <text:p>0,1357</text:p>
          </table:table-cell>
          <table:table-cell office:value-type="float" office:value="19.1858097466261" calcext:value-type="float">
            <text:p>19,1858</text:p>
          </table:table-cell>
          <table:table-cell office:value-type="float" office:value="140.50902680558" calcext:value-type="float">
            <text:p>140,50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83732824044893" calcext:value-type="float">
            <text:p>0,0284</text:p>
          </table:table-cell>
          <table:table-cell office:value-type="float" office:value="0.000182908190230883" calcext:value-type="float">
            <text:p>0,0002</text:p>
          </table:table-cell>
          <table:table-cell office:value-type="float" office:value="0.722013925874623" calcext:value-type="float">
            <text:p>0,7220</text:p>
          </table:table-cell>
          <table:table-cell office:value-type="float" office:value="10.2438330110749" calcext:value-type="float">
            <text:p>10,2438</text:p>
          </table:table-cell>
          <table:table-cell office:value-type="float" office:value="0.826165229803895" calcext:value-type="float">
            <text:p>0,8262</text:p>
          </table:table-cell>
          <table:table-cell office:value-type="float" office:value="2.04327468935958" calcext:value-type="float">
            <text:p>2,0433</text:p>
          </table:table-cell>
          <table:table-cell office:value-type="float" office:value="19.3851162363455" calcext:value-type="float">
            <text:p>19,3851</text:p>
          </table:table-cell>
          <table:table-cell office:value-type="float" office:value="0.793274625491279" calcext:value-type="float">
            <text:p>0,7933</text:p>
          </table:table-cell>
          <table:table-cell office:value-type="float" office:value="0.0983519219451147" calcext:value-type="float">
            <text:p>0,0984</text:p>
          </table:table-cell>
          <table:table-cell office:value-type="float" office:value="19.7780567595827" calcext:value-type="float">
            <text:p>19,7781</text:p>
          </table:table-cell>
          <table:table-cell office:value-type="float" office:value="143.201227570879" calcext:value-type="float">
            <text:p>143,20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1585763267991" calcext:value-type="float">
            <text:p>0,0216</text:p>
          </table:table-cell>
          <table:table-cell office:value-type="float" office:value="0.0000862749624041788" calcext:value-type="float">
            <text:p>0,0001</text:p>
          </table:table-cell>
          <table:table-cell office:value-type="float" office:value="0.715197083363883" calcext:value-type="float">
            <text:p>0,7152</text:p>
          </table:table-cell>
          <table:table-cell office:value-type="float" office:value="10.2438330110749" calcext:value-type="float">
            <text:p>10,2438</text:p>
          </table:table-cell>
          <table:table-cell office:value-type="float" office:value="0.813236158343874" calcext:value-type="float">
            <text:p>0,8132</text:p>
          </table:table-cell>
          <table:table-cell office:value-type="float" office:value="4.01407201849415" calcext:value-type="float">
            <text:p>4,0141</text:p>
          </table:table-cell>
          <table:table-cell office:value-type="float" office:value="18.8532756022671" calcext:value-type="float">
            <text:p>18,8533</text:p>
          </table:table-cell>
          <table:table-cell office:value-type="float" office:value="0.967298709909215" calcext:value-type="float">
            <text:p>0,9673</text:p>
          </table:table-cell>
          <table:table-cell office:value-type="float" office:value="0.075190689011533" calcext:value-type="float">
            <text:p>0,0752</text:p>
          </table:table-cell>
          <table:table-cell office:value-type="float" office:value="19.9578230644065" calcext:value-type="float">
            <text:p>19,9578</text:p>
          </table:table-cell>
          <table:table-cell office:value-type="float" office:value="146.862574460269" calcext:value-type="float">
            <text:p>146,86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02661384305889" calcext:value-type="float">
            <text:p>0,0303</text:p>
          </table:table-cell>
          <table:table-cell office:value-type="float" office:value="0.0000967695700097942" calcext:value-type="float">
            <text:p>0,0001</text:p>
          </table:table-cell>
          <table:table-cell office:value-type="float" office:value="0.742546940871688" calcext:value-type="float">
            <text:p>0,7425</text:p>
          </table:table-cell>
          <table:table-cell office:value-type="float" office:value="10.2438330110749" calcext:value-type="float">
            <text:p>10,2438</text:p>
          </table:table-cell>
          <table:table-cell office:value-type="float" office:value="0.812020482540957" calcext:value-type="float">
            <text:p>0,8120</text:p>
          </table:table-cell>
          <table:table-cell office:value-type="float" office:value="3.23977379584039" calcext:value-type="float">
            <text:p>3,2398</text:p>
          </table:table-cell>
          <table:table-cell office:value-type="float" office:value="17.5792759131588" calcext:value-type="float">
            <text:p>17,5793</text:p>
          </table:table-cell>
          <table:table-cell office:value-type="float" office:value="0.895670077617666" calcext:value-type="float">
            <text:p>0,8957</text:p>
          </table:table-cell>
          <table:table-cell office:value-type="float" office:value="0.0731972072415279" calcext:value-type="float">
            <text:p>0,0732</text:p>
          </table:table-cell>
          <table:table-cell office:value-type="float" office:value="20.1306140143195" calcext:value-type="float">
            <text:p>20,1306</text:p>
          </table:table-cell>
          <table:table-cell office:value-type="float" office:value="151.653607815618" calcext:value-type="float">
            <text:p>151,65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2607557738402" calcext:value-type="float">
            <text:p>0,0226</text:p>
          </table:table-cell>
          <table:table-cell office:value-type="float" office:value="0.0710966165430333" calcext:value-type="float">
            <text:p>0,0711</text:p>
          </table:table-cell>
          <table:table-cell office:value-type="float" office:value="0.502153201812022" calcext:value-type="float">
            <text:p>0,5022</text:p>
          </table:table-cell>
          <table:table-cell office:value-type="float" office:value="9.2169501145671" calcext:value-type="float">
            <text:p>9,2170</text:p>
          </table:table-cell>
          <table:table-cell office:value-type="float" office:value="0.573772470394281" calcext:value-type="float">
            <text:p>0,5738</text:p>
          </table:table-cell>
          <table:table-cell office:value-type="float" office:value="1.28141738127757" calcext:value-type="float">
            <text:p>1,2814</text:p>
          </table:table-cell>
          <table:table-cell office:value-type="float" office:value="15.1502754125026" calcext:value-type="float">
            <text:p>15,1503</text:p>
          </table:table-cell>
          <table:table-cell office:value-type="float" office:value="12.2052838418797" calcext:value-type="float">
            <text:p>12,2053</text:p>
          </table:table-cell>
          <table:table-cell office:value-type="float" office:value="1.3728058597234" calcext:value-type="float">
            <text:p>1,3728</text:p>
          </table:table-cell>
          <table:table-cell office:value-type="float" office:value="17.6967217491672" calcext:value-type="float">
            <text:p>17,6967</text:p>
          </table:table-cell>
          <table:table-cell office:value-type="float" office:value="53.6504152991567" calcext:value-type="float">
            <text:p>53,65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59127076369909" calcext:value-type="float">
            <text:p>0,0159</text:p>
          </table:table-cell>
          <table:table-cell office:value-type="float" office:value="0.0371358536067339" calcext:value-type="float">
            <text:p>0,0371</text:p>
          </table:table-cell>
          <table:table-cell office:value-type="float" office:value="0.500039999634461" calcext:value-type="float">
            <text:p>0,5000</text:p>
          </table:table-cell>
          <table:table-cell office:value-type="float" office:value="9.2169501145671" calcext:value-type="float">
            <text:p>9,2170</text:p>
          </table:table-cell>
          <table:table-cell office:value-type="float" office:value="0.573186618986555" calcext:value-type="float">
            <text:p>0,5732</text:p>
          </table:table-cell>
          <table:table-cell office:value-type="float" office:value="0.446853223064731" calcext:value-type="float">
            <text:p>0,4469</text:p>
          </table:table-cell>
          <table:table-cell office:value-type="float" office:value="15.9814778776949" calcext:value-type="float">
            <text:p>15,9815</text:p>
          </table:table-cell>
          <table:table-cell office:value-type="float" office:value="5.79357079410505" calcext:value-type="float">
            <text:p>5,7936</text:p>
          </table:table-cell>
          <table:table-cell office:value-type="float" office:value="1.31515950538832" calcext:value-type="float">
            <text:p>1,3152</text:p>
          </table:table-cell>
          <table:table-cell office:value-type="float" office:value="17.2961140955493" calcext:value-type="float">
            <text:p>17,2961</text:p>
          </table:table-cell>
          <table:table-cell office:value-type="float" office:value="53.8374843102813" calcext:value-type="float">
            <text:p>53,83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20528624564886" calcext:value-type="float">
            <text:p>0,0321</text:p>
          </table:table-cell>
          <table:table-cell office:value-type="float" office:value="0.114081731315984" calcext:value-type="float">
            <text:p>0,1141</text:p>
          </table:table-cell>
          <table:table-cell office:value-type="float" office:value="0.497451923379973" calcext:value-type="float">
            <text:p>0,4975</text:p>
          </table:table-cell>
          <table:table-cell office:value-type="float" office:value="9.2169501145671" calcext:value-type="float">
            <text:p>9,2170</text:p>
          </table:table-cell>
          <table:table-cell office:value-type="float" office:value="0.582056498135096" calcext:value-type="float">
            <text:p>0,5821</text:p>
          </table:table-cell>
          <table:table-cell office:value-type="float" office:value="0.306846803958832" calcext:value-type="float">
            <text:p>0,3068</text:p>
          </table:table-cell>
          <table:table-cell office:value-type="float" office:value="16.4599901261189" calcext:value-type="float">
            <text:p>16,4600</text:p>
          </table:table-cell>
          <table:table-cell office:value-type="float" office:value="6.52702610419505" calcext:value-type="float">
            <text:p>6,5270</text:p>
          </table:table-cell>
          <table:table-cell office:value-type="float" office:value="1.24859225816915" calcext:value-type="float">
            <text:p>1,2486</text:p>
          </table:table-cell>
          <table:table-cell office:value-type="float" office:value="16.7934537116109" calcext:value-type="float">
            <text:p>16,7935</text:p>
          </table:table-cell>
          <table:table-cell office:value-type="float" office:value="55.6898981665253" calcext:value-type="float">
            <text:p>55,68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96150891523241" calcext:value-type="float">
            <text:p>0,0396</text:p>
          </table:table-cell>
          <table:table-cell office:value-type="float" office:value="0.0730186122317094" calcext:value-type="float">
            <text:p>0,0730</text:p>
          </table:table-cell>
          <table:table-cell office:value-type="float" office:value="0.497662877154329" calcext:value-type="float">
            <text:p>0,4977</text:p>
          </table:table-cell>
          <table:table-cell office:value-type="float" office:value="9.2169501145671" calcext:value-type="float">
            <text:p>9,2170</text:p>
          </table:table-cell>
          <table:table-cell office:value-type="float" office:value="0.580024801555678" calcext:value-type="float">
            <text:p>0,5800</text:p>
          </table:table-cell>
          <table:table-cell office:value-type="float" office:value="2.530185299977" calcext:value-type="float">
            <text:p>2,5302</text:p>
          </table:table-cell>
          <table:table-cell office:value-type="float" office:value="17.246442589129" calcext:value-type="float">
            <text:p>17,2464</text:p>
          </table:table-cell>
          <table:table-cell office:value-type="float" office:value="5.44910313937122" calcext:value-type="float">
            <text:p>5,4491</text:p>
          </table:table-cell>
          <table:table-cell office:value-type="float" office:value="1.18102314799244" calcext:value-type="float">
            <text:p>1,1810</text:p>
          </table:table-cell>
          <table:table-cell office:value-type="float" office:value="16.2583101825587" calcext:value-type="float">
            <text:p>16,2583</text:p>
          </table:table-cell>
          <table:table-cell office:value-type="float" office:value="57.9785406223054" calcext:value-type="float">
            <text:p>57,97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34430119798392" calcext:value-type="float">
            <text:p>0,0434</text:p>
          </table:table-cell>
          <table:table-cell office:value-type="float" office:value="0.079987752031441" calcext:value-type="float">
            <text:p>0,0800</text:p>
          </table:table-cell>
          <table:table-cell office:value-type="float" office:value="0.533157970311329" calcext:value-type="float">
            <text:p>0,5332</text:p>
          </table:table-cell>
          <table:table-cell office:value-type="float" office:value="9.2169501145671" calcext:value-type="float">
            <text:p>9,2170</text:p>
          </table:table-cell>
          <table:table-cell office:value-type="float" office:value="0.568074125977877" calcext:value-type="float">
            <text:p>0,5681</text:p>
          </table:table-cell>
          <table:table-cell office:value-type="float" office:value="0.229458013047711" calcext:value-type="float">
            <text:p>0,2295</text:p>
          </table:table-cell>
          <table:table-cell office:value-type="float" office:value="18.9249211699467" calcext:value-type="float">
            <text:p>18,9249</text:p>
          </table:table-cell>
          <table:table-cell office:value-type="float" office:value="6.25524909975952" calcext:value-type="float">
            <text:p>6,2552</text:p>
          </table:table-cell>
          <table:table-cell office:value-type="float" office:value="1.10811353197134" calcext:value-type="float">
            <text:p>1,1081</text:p>
          </table:table-cell>
          <table:table-cell office:value-type="float" office:value="14.6661411329781" calcext:value-type="float">
            <text:p>14,6661</text:p>
          </table:table-cell>
          <table:table-cell office:value-type="float" office:value="61.6869292198828" calcext:value-type="float">
            <text:p>61,68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16865157641677" calcext:value-type="float">
            <text:p>0,0417</text:p>
          </table:table-cell>
          <table:table-cell office:value-type="float" office:value="0.0971415199195585" calcext:value-type="float">
            <text:p>0,0971</text:p>
          </table:table-cell>
          <table:table-cell office:value-type="float" office:value="0.492641054997484" calcext:value-type="float">
            <text:p>0,4926</text:p>
          </table:table-cell>
          <table:table-cell office:value-type="float" office:value="9.38637542506272" calcext:value-type="float">
            <text:p>9,3864</text:p>
          </table:table-cell>
          <table:table-cell office:value-type="float" office:value="0.555997943907617" calcext:value-type="float">
            <text:p>0,5560</text:p>
          </table:table-cell>
          <table:table-cell office:value-type="float" office:value="2.19987255770937" calcext:value-type="float">
            <text:p>2,1999</text:p>
          </table:table-cell>
          <table:table-cell office:value-type="float" office:value="20.6469583816465" calcext:value-type="float">
            <text:p>20,6470</text:p>
          </table:table-cell>
          <table:table-cell office:value-type="float" office:value="8.84939906839959" calcext:value-type="float">
            <text:p>8,8494</text:p>
          </table:table-cell>
          <table:table-cell office:value-type="float" office:value="1.05308724772024" calcext:value-type="float">
            <text:p>1,0531</text:p>
          </table:table-cell>
          <table:table-cell office:value-type="float" office:value="14.3631530095729" calcext:value-type="float">
            <text:p>14,3632</text:p>
          </table:table-cell>
          <table:table-cell office:value-type="float" office:value="63.5615184264353" calcext:value-type="float">
            <text:p>63,56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09441819921992" calcext:value-type="float">
            <text:p>0,0209</text:p>
          </table:table-cell>
          <table:table-cell office:value-type="float" office:value="0.129495910851458" calcext:value-type="float">
            <text:p>0,1295</text:p>
          </table:table-cell>
          <table:table-cell office:value-type="float" office:value="0.486974624216818" calcext:value-type="float">
            <text:p>0,4870</text:p>
          </table:table-cell>
          <table:table-cell office:value-type="float" office:value="9.38637542506272" calcext:value-type="float">
            <text:p>9,3864</text:p>
          </table:table-cell>
          <table:table-cell office:value-type="float" office:value="0.528644209752163" calcext:value-type="float">
            <text:p>0,5286</text:p>
          </table:table-cell>
          <table:table-cell office:value-type="float" office:value="3.44702539930033" calcext:value-type="float">
            <text:p>3,4470</text:p>
          </table:table-cell>
          <table:table-cell office:value-type="float" office:value="23.5112785096893" calcext:value-type="float">
            <text:p>23,5113</text:p>
          </table:table-cell>
          <table:table-cell office:value-type="float" office:value="8.8315089402701" calcext:value-type="float">
            <text:p>8,8315</text:p>
          </table:table-cell>
          <table:table-cell office:value-type="float" office:value="1.04677249194791" calcext:value-type="float">
            <text:p>1,0468</text:p>
          </table:table-cell>
          <table:table-cell office:value-type="float" office:value="14.4232973120597" calcext:value-type="float">
            <text:p>14,4233</text:p>
          </table:table-cell>
          <table:table-cell office:value-type="float" office:value="62.923474236183" calcext:value-type="float">
            <text:p>62,92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265218783322361" calcext:value-type="float">
            <text:p>-0,0265</text:p>
          </table:table-cell>
          <table:table-cell office:value-type="float" office:value="0.0224864012333804" calcext:value-type="float">
            <text:p>0,0225</text:p>
          </table:table-cell>
          <table:table-cell office:value-type="float" office:value="0.499999464660877" calcext:value-type="float">
            <text:p>0,5000</text:p>
          </table:table-cell>
          <table:table-cell office:value-type="float" office:value="9.38637542506272" calcext:value-type="float">
            <text:p>9,3864</text:p>
          </table:table-cell>
          <table:table-cell office:value-type="float" office:value="0.560626276903153" calcext:value-type="float">
            <text:p>0,5606</text:p>
          </table:table-cell>
          <table:table-cell office:value-type="float" office:value="2.57638617977956" calcext:value-type="float">
            <text:p>2,5764</text:p>
          </table:table-cell>
          <table:table-cell office:value-type="float" office:value="21.511542355734" calcext:value-type="float">
            <text:p>21,5115</text:p>
          </table:table-cell>
          <table:table-cell office:value-type="float" office:value="7.50452079637039" calcext:value-type="float">
            <text:p>7,5045</text:p>
          </table:table-cell>
          <table:table-cell office:value-type="float" office:value="1.10214719927287" calcext:value-type="float">
            <text:p>1,1021</text:p>
          </table:table-cell>
          <table:table-cell office:value-type="float" office:value="13.624481940856" calcext:value-type="float">
            <text:p>13,6245</text:p>
          </table:table-cell>
          <table:table-cell office:value-type="float" office:value="52.830424423196" calcext:value-type="float">
            <text:p>52,830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79733371740003" calcext:value-type="float">
            <text:p>0,0180</text:p>
          </table:table-cell>
          <table:table-cell office:value-type="float" office:value="0.029361210289188" calcext:value-type="float">
            <text:p>0,0294</text:p>
          </table:table-cell>
          <table:table-cell office:value-type="float" office:value="0.504348250555478" calcext:value-type="float">
            <text:p>0,5043</text:p>
          </table:table-cell>
          <table:table-cell office:value-type="float" office:value="9.38637542506272" calcext:value-type="float">
            <text:p>9,3864</text:p>
          </table:table-cell>
          <table:table-cell office:value-type="float" office:value="0.544591642547625" calcext:value-type="float">
            <text:p>0,5446</text:p>
          </table:table-cell>
          <table:table-cell office:value-type="float" office:value="0.983958512405079" calcext:value-type="float">
            <text:p>0,9840</text:p>
          </table:table-cell>
          <table:table-cell office:value-type="float" office:value="19.2659895576111" calcext:value-type="float">
            <text:p>19,2660</text:p>
          </table:table-cell>
          <table:table-cell office:value-type="float" office:value="6.35103834715636" calcext:value-type="float">
            <text:p>6,3510</text:p>
          </table:table-cell>
          <table:table-cell office:value-type="float" office:value="1.19711267449026" calcext:value-type="float">
            <text:p>1,1971</text:p>
          </table:table-cell>
          <table:table-cell office:value-type="float" office:value="13.0530535392252" calcext:value-type="float">
            <text:p>13,0531</text:p>
          </table:table-cell>
          <table:table-cell office:value-type="float" office:value="55.9889858084026" calcext:value-type="float">
            <text:p>55,98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92397802319437" calcext:value-type="float">
            <text:p>0,0192</text:p>
          </table:table-cell>
          <table:table-cell office:value-type="float" office:value="0.0414124001733541" calcext:value-type="float">
            <text:p>0,0414</text:p>
          </table:table-cell>
          <table:table-cell office:value-type="float" office:value="0.50720099734131" calcext:value-type="float">
            <text:p>0,5072</text:p>
          </table:table-cell>
          <table:table-cell office:value-type="float" office:value="9.38637542506272" calcext:value-type="float">
            <text:p>9,3864</text:p>
          </table:table-cell>
          <table:table-cell office:value-type="float" office:value="0.522601985824562" calcext:value-type="float">
            <text:p>0,5226</text:p>
          </table:table-cell>
          <table:table-cell office:value-type="float" office:value="0.994024932417419" calcext:value-type="float">
            <text:p>0,9940</text:p>
          </table:table-cell>
          <table:table-cell office:value-type="float" office:value="19.1163836260382" calcext:value-type="float">
            <text:p>19,1164</text:p>
          </table:table-cell>
          <table:table-cell office:value-type="float" office:value="6.53223091365915" calcext:value-type="float">
            <text:p>6,5322</text:p>
          </table:table-cell>
          <table:table-cell office:value-type="float" office:value="1.30741371948568" calcext:value-type="float">
            <text:p>1,3074</text:p>
          </table:table-cell>
          <table:table-cell office:value-type="float" office:value="11.995168399146" calcext:value-type="float">
            <text:p>11,9952</text:p>
          </table:table-cell>
          <table:table-cell office:value-type="float" office:value="58.3343882877064" calcext:value-type="float">
            <text:p>58,33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793249733378865" calcext:value-type="float">
            <text:p>0,0079</text:p>
          </table:table-cell>
          <table:table-cell office:value-type="float" office:value="0.00753806951926724" calcext:value-type="float">
            <text:p>0,0075</text:p>
          </table:table-cell>
          <table:table-cell office:value-type="float" office:value="0.49657004076992" calcext:value-type="float">
            <text:p>0,4966</text:p>
          </table:table-cell>
          <table:table-cell office:value-type="float" office:value="9.41354382347083" calcext:value-type="float">
            <text:p>9,4135</text:p>
          </table:table-cell>
          <table:table-cell office:value-type="float" office:value="0.536183535366909" calcext:value-type="float">
            <text:p>0,5362</text:p>
          </table:table-cell>
          <table:table-cell office:value-type="float" office:value="1.16721828922794" calcext:value-type="float">
            <text:p>1,1672</text:p>
          </table:table-cell>
          <table:table-cell office:value-type="float" office:value="19.2277885125356" calcext:value-type="float">
            <text:p>19,2278</text:p>
          </table:table-cell>
          <table:table-cell office:value-type="float" office:value="5.2827714932495" calcext:value-type="float">
            <text:p>5,2828</text:p>
          </table:table-cell>
          <table:table-cell office:value-type="float" office:value="1.39596591835558" calcext:value-type="float">
            <text:p>1,3960</text:p>
          </table:table-cell>
          <table:table-cell office:value-type="float" office:value="11.7174050000753" calcext:value-type="float">
            <text:p>11,7174</text:p>
          </table:table-cell>
          <table:table-cell office:value-type="float" office:value="58.518403766863" calcext:value-type="float">
            <text:p>58,51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01391516483744" calcext:value-type="float">
            <text:p>0,0101</text:p>
          </table:table-cell>
          <table:table-cell office:value-type="float" office:value="0.00916970347201898" calcext:value-type="float">
            <text:p>0,0092</text:p>
          </table:table-cell>
          <table:table-cell office:value-type="float" office:value="0.508642311219746" calcext:value-type="float">
            <text:p>0,5086</text:p>
          </table:table-cell>
          <table:table-cell office:value-type="float" office:value="9.41354382347083" calcext:value-type="float">
            <text:p>9,4135</text:p>
          </table:table-cell>
          <table:table-cell office:value-type="float" office:value="0.555768614708313" calcext:value-type="float">
            <text:p>0,5558</text:p>
          </table:table-cell>
          <table:table-cell office:value-type="float" office:value="2.24536574995512" calcext:value-type="float">
            <text:p>2,2454</text:p>
          </table:table-cell>
          <table:table-cell office:value-type="float" office:value="20.3739739568827" calcext:value-type="float">
            <text:p>20,3740</text:p>
          </table:table-cell>
          <table:table-cell office:value-type="float" office:value="6.15525727438997" calcext:value-type="float">
            <text:p>6,1553</text:p>
          </table:table-cell>
          <table:table-cell office:value-type="float" office:value="1.44090651546059" calcext:value-type="float">
            <text:p>1,4409</text:p>
          </table:table-cell>
          <table:table-cell office:value-type="float" office:value="11.600921533093" calcext:value-type="float">
            <text:p>11,6009</text:p>
          </table:table-cell>
          <table:table-cell office:value-type="float" office:value="59.6785802995671" calcext:value-type="float">
            <text:p>59,67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404216828639825" calcext:value-type="float">
            <text:p>0,0040</text:p>
          </table:table-cell>
          <table:table-cell office:value-type="float" office:value="0.0193727511908396" calcext:value-type="float">
            <text:p>0,0194</text:p>
          </table:table-cell>
          <table:table-cell office:value-type="float" office:value="0.514876810324644" calcext:value-type="float">
            <text:p>0,5149</text:p>
          </table:table-cell>
          <table:table-cell office:value-type="float" office:value="9.41354382347083" calcext:value-type="float">
            <text:p>9,4135</text:p>
          </table:table-cell>
          <table:table-cell office:value-type="float" office:value="0.54952569220945" calcext:value-type="float">
            <text:p>0,5495</text:p>
          </table:table-cell>
          <table:table-cell office:value-type="float" office:value="1.65175049641814" calcext:value-type="float">
            <text:p>1,6518</text:p>
          </table:table-cell>
          <table:table-cell office:value-type="float" office:value="20.3910240861254" calcext:value-type="float">
            <text:p>20,3910</text:p>
          </table:table-cell>
          <table:table-cell office:value-type="float" office:value="5.54700532773165" calcext:value-type="float">
            <text:p>5,5470</text:p>
          </table:table-cell>
          <table:table-cell office:value-type="float" office:value="1.4259250442763" calcext:value-type="float">
            <text:p>1,4259</text:p>
          </table:table-cell>
          <table:table-cell office:value-type="float" office:value="12.0463086138073" calcext:value-type="float">
            <text:p>12,0463</text:p>
          </table:table-cell>
          <table:table-cell office:value-type="float" office:value="59.4320639442713" calcext:value-type="float">
            <text:p>59,43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0973382233832254" calcext:value-type="float">
            <text:p>-0,0010</text:p>
          </table:table-cell>
          <table:table-cell office:value-type="float" office:value="0.00648438802201816" calcext:value-type="float">
            <text:p>0,0065</text:p>
          </table:table-cell>
          <table:table-cell office:value-type="float" office:value="0.490952388054331" calcext:value-type="float">
            <text:p>0,4910</text:p>
          </table:table-cell>
          <table:table-cell office:value-type="float" office:value="9.41354382347083" calcext:value-type="float">
            <text:p>9,4135</text:p>
          </table:table-cell>
          <table:table-cell office:value-type="float" office:value="0.521718739134941" calcext:value-type="float">
            <text:p>0,5217</text:p>
          </table:table-cell>
          <table:table-cell office:value-type="float" office:value="0.47922655124761" calcext:value-type="float">
            <text:p>0,4792</text:p>
          </table:table-cell>
          <table:table-cell office:value-type="float" office:value="20.4433246620287" calcext:value-type="float">
            <text:p>20,4433</text:p>
          </table:table-cell>
          <table:table-cell office:value-type="float" office:value="5.1213719341668" calcext:value-type="float">
            <text:p>5,1214</text:p>
          </table:table-cell>
          <table:table-cell office:value-type="float" office:value="1.36877044097017" calcext:value-type="float">
            <text:p>1,3688</text:p>
          </table:table-cell>
          <table:table-cell office:value-type="float" office:value="12.0029928559548" calcext:value-type="float">
            <text:p>12,0030</text:p>
          </table:table-cell>
          <table:table-cell office:value-type="float" office:value="61.0975664908" calcext:value-type="float">
            <text:p>61,097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0737621146252288" calcext:value-type="float">
            <text:p>-0,0074</text:p>
          </table:table-cell>
          <table:table-cell office:value-type="float" office:value="0.00521404632559308" calcext:value-type="float">
            <text:p>0,0052</text:p>
          </table:table-cell>
          <table:table-cell office:value-type="float" office:value="0.498037335560786" calcext:value-type="float">
            <text:p>0,4980</text:p>
          </table:table-cell>
          <table:table-cell office:value-type="float" office:value="9.41354382347083" calcext:value-type="float">
            <text:p>9,4135</text:p>
          </table:table-cell>
          <table:table-cell office:value-type="float" office:value="0.521964578282123" calcext:value-type="float">
            <text:p>0,5220</text:p>
          </table:table-cell>
          <table:table-cell office:value-type="float" office:value="0.747553469371655" calcext:value-type="float">
            <text:p>0,7476</text:p>
          </table:table-cell>
          <table:table-cell office:value-type="float" office:value="19.5138007363825" calcext:value-type="float">
            <text:p>19,5138</text:p>
          </table:table-cell>
          <table:table-cell office:value-type="float" office:value="6.77385828005342" calcext:value-type="float">
            <text:p>6,7739</text:p>
          </table:table-cell>
          <table:table-cell office:value-type="float" office:value="1.30137401321457" calcext:value-type="float">
            <text:p>1,3014</text:p>
          </table:table-cell>
          <table:table-cell office:value-type="float" office:value="12.0401725791235" calcext:value-type="float">
            <text:p>12,0402</text:p>
          </table:table-cell>
          <table:table-cell office:value-type="float" office:value="59.8556661795851" calcext:value-type="float">
            <text:p>59,85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42659161099381" calcext:value-type="float">
            <text:p>0,0143</text:p>
          </table:table-cell>
          <table:table-cell office:value-type="float" office:value="0.0041852816139974" calcext:value-type="float">
            <text:p>0,0042</text:p>
          </table:table-cell>
          <table:table-cell office:value-type="float" office:value="0.786686390470083" calcext:value-type="float">
            <text:p>0,7867</text:p>
          </table:table-cell>
          <table:table-cell office:value-type="float" office:value="10.3544237143553" calcext:value-type="float">
            <text:p>10,3544</text:p>
          </table:table-cell>
          <table:table-cell office:value-type="float" office:value="0.706112722177257" calcext:value-type="float">
            <text:p>0,7061</text:p>
          </table:table-cell>
          <table:table-cell office:value-type="float" office:value="5.5888655841357" calcext:value-type="float">
            <text:p>5,5889</text:p>
          </table:table-cell>
          <table:table-cell office:value-type="float" office:value="26.6238082019197" calcext:value-type="float">
            <text:p>26,6238</text:p>
          </table:table-cell>
          <table:table-cell office:value-type="float" office:value="4.11498529577654" calcext:value-type="float">
            <text:p>4,1150</text:p>
          </table:table-cell>
          <table:table-cell office:value-type="float" office:value="1.41259540475782" calcext:value-type="float">
            <text:p>1,4126</text:p>
          </table:table-cell>
          <table:table-cell office:value-type="float" office:value="15.3695241349121" calcext:value-type="float">
            <text:p>15,3695</text:p>
          </table:table-cell>
          <table:table-cell office:value-type="float" office:value="50.5366999842779" calcext:value-type="float">
            <text:p>50,53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32936836875395" calcext:value-type="float">
            <text:p>0,0133</text:p>
          </table:table-cell>
          <table:table-cell office:value-type="float" office:value="0.00398583077353524" calcext:value-type="float">
            <text:p>0,0040</text:p>
          </table:table-cell>
          <table:table-cell office:value-type="float" office:value="0.792710538999636" calcext:value-type="float">
            <text:p>0,7927</text:p>
          </table:table-cell>
          <table:table-cell office:value-type="float" office:value="10.3544237143553" calcext:value-type="float">
            <text:p>10,3544</text:p>
          </table:table-cell>
          <table:table-cell office:value-type="float" office:value="0.689199295265848" calcext:value-type="float">
            <text:p>0,6892</text:p>
          </table:table-cell>
          <table:table-cell office:value-type="float" office:value="3.38978113253771" calcext:value-type="float">
            <text:p>3,3898</text:p>
          </table:table-cell>
          <table:table-cell office:value-type="float" office:value="27.6546040185595" calcext:value-type="float">
            <text:p>27,6546</text:p>
          </table:table-cell>
          <table:table-cell office:value-type="float" office:value="3.91890884469004" calcext:value-type="float">
            <text:p>3,9189</text:p>
          </table:table-cell>
          <table:table-cell office:value-type="float" office:value="1.80845446818345" calcext:value-type="float">
            <text:p>1,8085</text:p>
          </table:table-cell>
          <table:table-cell office:value-type="float" office:value="14.9060577095406" calcext:value-type="float">
            <text:p>14,9061</text:p>
          </table:table-cell>
          <table:table-cell office:value-type="float" office:value="51.2749950690801" calcext:value-type="float">
            <text:p>51,27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39217282683575" calcext:value-type="float">
            <text:p>0,0139</text:p>
          </table:table-cell>
          <table:table-cell office:value-type="float" office:value="0.00366141411320653" calcext:value-type="float">
            <text:p>0,0037</text:p>
          </table:table-cell>
          <table:table-cell office:value-type="float" office:value="0.758235574126177" calcext:value-type="float">
            <text:p>0,7582</text:p>
          </table:table-cell>
          <table:table-cell office:value-type="float" office:value="10.3544237143553" calcext:value-type="float">
            <text:p>10,3544</text:p>
          </table:table-cell>
          <table:table-cell office:value-type="float" office:value="0.692244823110472" calcext:value-type="float">
            <text:p>0,6922</text:p>
          </table:table-cell>
          <table:table-cell office:value-type="float" office:value="2.35390919128423" calcext:value-type="float">
            <text:p>2,3539</text:p>
          </table:table-cell>
          <table:table-cell office:value-type="float" office:value="28.523716653897" calcext:value-type="float">
            <text:p>28,5237</text:p>
          </table:table-cell>
          <table:table-cell office:value-type="float" office:value="3.92127569464495" calcext:value-type="float">
            <text:p>3,9213</text:p>
          </table:table-cell>
          <table:table-cell office:value-type="float" office:value="1.7254663034483" calcext:value-type="float">
            <text:p>1,7255</text:p>
          </table:table-cell>
          <table:table-cell office:value-type="float" office:value="14.4673910519839" calcext:value-type="float">
            <text:p>14,4674</text:p>
          </table:table-cell>
          <table:table-cell office:value-type="float" office:value="53.3126168337742" calcext:value-type="float">
            <text:p>53,312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196602250613402" calcext:value-type="float">
            <text:p>0,0197</text:p>
          </table:table-cell>
          <table:table-cell office:value-type="float" office:value="0.00333699840076958" calcext:value-type="float">
            <text:p>0,0033</text:p>
          </table:table-cell>
          <table:table-cell office:value-type="float" office:value="0.753990048362386" calcext:value-type="float">
            <text:p>0,7540</text:p>
          </table:table-cell>
          <table:table-cell office:value-type="float" office:value="10.3544237143553" calcext:value-type="float">
            <text:p>10,3544</text:p>
          </table:table-cell>
          <table:table-cell office:value-type="float" office:value="0.684487661938341" calcext:value-type="float">
            <text:p>0,6845</text:p>
          </table:table-cell>
          <table:table-cell office:value-type="float" office:value="2.30889954327942" calcext:value-type="float">
            <text:p>2,3089</text:p>
          </table:table-cell>
          <table:table-cell office:value-type="float" office:value="29.8917003200203" calcext:value-type="float">
            <text:p>29,8917</text:p>
          </table:table-cell>
          <table:table-cell office:value-type="float" office:value="4.14949128635482" calcext:value-type="float">
            <text:p>4,1495</text:p>
          </table:table-cell>
          <table:table-cell office:value-type="float" office:value="1.68934904712031" calcext:value-type="float">
            <text:p>1,6893</text:p>
          </table:table-cell>
          <table:table-cell office:value-type="float" office:value="14.1041043837836" calcext:value-type="float">
            <text:p>14,1041</text:p>
          </table:table-cell>
          <table:table-cell office:value-type="float" office:value="53.7440912668267" calcext:value-type="float">
            <text:p>53,74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239900489853646" calcext:value-type="float">
            <text:p>0,0240</text:p>
          </table:table-cell>
          <table:table-cell office:value-type="float" office:value="0.00305481906396001" calcext:value-type="float">
            <text:p>0,0031</text:p>
          </table:table-cell>
          <table:table-cell office:value-type="float" office:value="0.754776710353456" calcext:value-type="float">
            <text:p>0,7548</text:p>
          </table:table-cell>
          <table:table-cell office:value-type="float" office:value="10.3544237143553" calcext:value-type="float">
            <text:p>10,3544</text:p>
          </table:table-cell>
          <table:table-cell office:value-type="float" office:value="0.674766036277628" calcext:value-type="float">
            <text:p>0,6748</text:p>
          </table:table-cell>
          <table:table-cell office:value-type="float" office:value="2.60881593735165" calcext:value-type="float">
            <text:p>2,6088</text:p>
          </table:table-cell>
          <table:table-cell office:value-type="float" office:value="31.0529835094953" calcext:value-type="float">
            <text:p>31,0530</text:p>
          </table:table-cell>
          <table:table-cell office:value-type="float" office:value="3.97820011738459" calcext:value-type="float">
            <text:p>3,9782</text:p>
          </table:table-cell>
          <table:table-cell office:value-type="float" office:value="1.69035255626114" calcext:value-type="float">
            <text:p>1,6904</text:p>
          </table:table-cell>
          <table:table-cell office:value-type="float" office:value="13.8518453849008" calcext:value-type="float">
            <text:p>13,8518</text:p>
          </table:table-cell>
          <table:table-cell office:value-type="float" office:value="55.042174145049" calcext:value-type="float">
            <text:p>55,04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84862026363763" calcext:value-type="float">
            <text:p>0,0185</text:p>
          </table:table-cell>
          <table:table-cell office:value-type="float" office:value="0.00282257850817048" calcext:value-type="float">
            <text:p>0,0028</text:p>
          </table:table-cell>
          <table:table-cell office:value-type="float" office:value="0.764214874809212" calcext:value-type="float">
            <text:p>0,7642</text:p>
          </table:table-cell>
          <table:table-cell office:value-type="float" office:value="10.4383996084924" calcext:value-type="float">
            <text:p>10,4384</text:p>
          </table:table-cell>
          <table:table-cell office:value-type="float" office:value="0.682549687498965" calcext:value-type="float">
            <text:p>0,6825</text:p>
          </table:table-cell>
          <table:table-cell office:value-type="float" office:value="4.98686850341407" calcext:value-type="float">
            <text:p>4,9869</text:p>
          </table:table-cell>
          <table:table-cell office:value-type="float" office:value="31.046431046431" calcext:value-type="float">
            <text:p>31,0464</text:p>
          </table:table-cell>
          <table:table-cell office:value-type="float" office:value="3.33113960206479" calcext:value-type="float">
            <text:p>3,3311</text:p>
          </table:table-cell>
          <table:table-cell office:value-type="float" office:value="1.85108130845179" calcext:value-type="float">
            <text:p>1,8511</text:p>
          </table:table-cell>
          <table:table-cell office:value-type="float" office:value="13.4753938492256" calcext:value-type="float">
            <text:p>13,4754</text:p>
          </table:table-cell>
          <table:table-cell office:value-type="float" office:value="57.5116604267219" calcext:value-type="float">
            <text:p>57,511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483843603931433" calcext:value-type="float">
            <text:p>-0,0048</text:p>
          </table:table-cell>
          <table:table-cell office:value-type="float" office:value="0.00314588308521476" calcext:value-type="float">
            <text:p>0,0031</text:p>
          </table:table-cell>
          <table:table-cell office:value-type="float" office:value="0.770588577166028" calcext:value-type="float">
            <text:p>0,7706</text:p>
          </table:table-cell>
          <table:table-cell office:value-type="float" office:value="10.4383996084924" calcext:value-type="float">
            <text:p>10,4384</text:p>
          </table:table-cell>
          <table:table-cell office:value-type="float" office:value="0.674138145507765" calcext:value-type="float">
            <text:p>0,6741</text:p>
          </table:table-cell>
          <table:table-cell office:value-type="float" office:value="4.86587398938935" calcext:value-type="float">
            <text:p>4,8659</text:p>
          </table:table-cell>
          <table:table-cell office:value-type="float" office:value="29.2113149230666" calcext:value-type="float">
            <text:p>29,2113</text:p>
          </table:table-cell>
          <table:table-cell office:value-type="float" office:value="2.1354413924831" calcext:value-type="float">
            <text:p>2,1354</text:p>
          </table:table-cell>
          <table:table-cell office:value-type="float" office:value="1.59533049906372" calcext:value-type="float">
            <text:p>1,5953</text:p>
          </table:table-cell>
          <table:table-cell office:value-type="float" office:value="13.3252704427871" calcext:value-type="float">
            <text:p>13,3253</text:p>
          </table:table-cell>
          <table:table-cell office:value-type="float" office:value="54.8966443887124" calcext:value-type="float">
            <text:p>54,89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452490933642959" calcext:value-type="float">
            <text:p>-0,0452</text:p>
          </table:table-cell>
          <table:table-cell office:value-type="float" office:value="0.00148705202004861" calcext:value-type="float">
            <text:p>0,0015</text:p>
          </table:table-cell>
          <table:table-cell office:value-type="float" office:value="0.762765900303328" calcext:value-type="float">
            <text:p>0,7628</text:p>
          </table:table-cell>
          <table:table-cell office:value-type="float" office:value="10.4383996084924" calcext:value-type="float">
            <text:p>10,4384</text:p>
          </table:table-cell>
          <table:table-cell office:value-type="float" office:value="0.67116249999444" calcext:value-type="float">
            <text:p>0,6712</text:p>
          </table:table-cell>
          <table:table-cell office:value-type="float" office:value="0.89912231498412" calcext:value-type="float">
            <text:p>0,8991</text:p>
          </table:table-cell>
          <table:table-cell office:value-type="float" office:value="24.3268165018924" calcext:value-type="float">
            <text:p>24,3268</text:p>
          </table:table-cell>
          <table:table-cell office:value-type="float" office:value="0.252533821159773" calcext:value-type="float">
            <text:p>0,2525</text:p>
          </table:table-cell>
          <table:table-cell office:value-type="float" office:value="0.88573598057307" calcext:value-type="float">
            <text:p>0,8857</text:p>
          </table:table-cell>
          <table:table-cell office:value-type="float" office:value="12.2799457301409" calcext:value-type="float">
            <text:p>12,2799</text:p>
          </table:table-cell>
          <table:table-cell office:value-type="float" office:value="48.415916978709" calcext:value-type="float">
            <text:p>48,41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0446345416159133" calcext:value-type="float">
            <text:p>-0,0045</text:p>
          </table:table-cell>
          <table:table-cell office:value-type="float" office:value="0.00266124038200045" calcext:value-type="float">
            <text:p>0,0027</text:p>
          </table:table-cell>
          <table:table-cell office:value-type="float" office:value="0.769433782818136" calcext:value-type="float">
            <text:p>0,7694</text:p>
          </table:table-cell>
          <table:table-cell office:value-type="float" office:value="10.4383996084924" calcext:value-type="float">
            <text:p>10,4384</text:p>
          </table:table-cell>
          <table:table-cell office:value-type="float" office:value="0.662592351304707" calcext:value-type="float">
            <text:p>0,6626</text:p>
          </table:table-cell>
          <table:table-cell office:value-type="float" office:value="2.86529576631372" calcext:value-type="float">
            <text:p>2,8653</text:p>
          </table:table-cell>
          <table:table-cell office:value-type="float" office:value="23.0344100246546" calcext:value-type="float">
            <text:p>23,0344</text:p>
          </table:table-cell>
          <table:table-cell office:value-type="float" office:value="0.160418589650931" calcext:value-type="float">
            <text:p>0,1604</text:p>
          </table:table-cell>
          <table:table-cell office:value-type="float" office:value="0.460408305051304" calcext:value-type="float">
            <text:p>0,4604</text:p>
          </table:table-cell>
          <table:table-cell office:value-type="float" office:value="12.1594730487957" calcext:value-type="float">
            <text:p>12,1595</text:p>
          </table:table-cell>
          <table:table-cell office:value-type="float" office:value="52.3435729252917" calcext:value-type="float">
            <text:p>52,34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-0.0135912447254718" calcext:value-type="float">
            <text:p>-0,0136</text:p>
          </table:table-cell>
          <table:table-cell office:value-type="float" office:value="0.00318720249128405" calcext:value-type="float">
            <text:p>0,0032</text:p>
          </table:table-cell>
          <table:table-cell office:value-type="float" office:value="0.771737972882766" calcext:value-type="float">
            <text:p>0,7717</text:p>
          </table:table-cell>
          <table:table-cell office:value-type="float" office:value="10.4383996084924" calcext:value-type="float">
            <text:p>10,4384</text:p>
          </table:table-cell>
          <table:table-cell office:value-type="float" office:value="0.665581859614304" calcext:value-type="float">
            <text:p>0,6656</text:p>
          </table:table-cell>
          <table:table-cell office:value-type="float" office:value="2.13579993668057" calcext:value-type="float">
            <text:p>2,1358</text:p>
          </table:table-cell>
          <table:table-cell office:value-type="float" office:value="21.4754743103128" calcext:value-type="float">
            <text:p>21,4755</text:p>
          </table:table-cell>
          <table:table-cell office:value-type="float" office:value="0.0289681994581912" calcext:value-type="float">
            <text:p>0,0290</text:p>
          </table:table-cell>
          <table:table-cell office:value-type="float" office:value="0.355338396471428" calcext:value-type="float">
            <text:p>0,3553</text:p>
          </table:table-cell>
          <table:table-cell office:value-type="float" office:value="12.3730322509526" calcext:value-type="float">
            <text:p>12,3730</text:p>
          </table:table-cell>
          <table:table-cell office:value-type="float" office:value="54.5628184749833" calcext:value-type="float">
            <text:p>54,56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303639042338784" calcext:value-type="float">
            <text:p>-0,0304</text:p>
          </table:table-cell>
          <table:table-cell office:value-type="float" office:value="0.00480440418329138" calcext:value-type="float">
            <text:p>0,0048</text:p>
          </table:table-cell>
          <table:table-cell office:value-type="float" office:value="0.738032086749187" calcext:value-type="float">
            <text:p>0,7380</text:p>
          </table:table-cell>
          <table:table-cell office:value-type="float" office:value="10.3386663871835" calcext:value-type="float">
            <text:p>10,3387</text:p>
          </table:table-cell>
          <table:table-cell office:value-type="float" office:value="0.668160067901508" calcext:value-type="float">
            <text:p>0,6682</text:p>
          </table:table-cell>
          <table:table-cell office:value-type="float" office:value="1.8648806579189" calcext:value-type="float">
            <text:p>1,8649</text:p>
          </table:table-cell>
          <table:table-cell office:value-type="float" office:value="19.7957328947938" calcext:value-type="float">
            <text:p>19,7957</text:p>
          </table:table-cell>
          <table:table-cell office:value-type="float" office:value="0.067950145579772" calcext:value-type="float">
            <text:p>0,0680</text:p>
          </table:table-cell>
          <table:table-cell office:value-type="float" office:value="0.0649259625617232" calcext:value-type="float">
            <text:p>0,0649</text:p>
          </table:table-cell>
          <table:table-cell office:value-type="float" office:value="12.1210022936772" calcext:value-type="float">
            <text:p>12,1210</text:p>
          </table:table-cell>
          <table:table-cell office:value-type="float" office:value="54.7531401375421" calcext:value-type="float">
            <text:p>54,753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139275067494733" calcext:value-type="float">
            <text:p>-0,0139</text:p>
          </table:table-cell>
          <table:table-cell office:value-type="float" office:value="0.0113049626818602" calcext:value-type="float">
            <text:p>0,0113</text:p>
          </table:table-cell>
          <table:table-cell office:value-type="float" office:value="0.726821331517785" calcext:value-type="float">
            <text:p>0,7268</text:p>
          </table:table-cell>
          <table:table-cell office:value-type="float" office:value="10.3386663871835" calcext:value-type="float">
            <text:p>10,3387</text:p>
          </table:table-cell>
          <table:table-cell office:value-type="float" office:value="0.67488319049711" calcext:value-type="float">
            <text:p>0,6749</text:p>
          </table:table-cell>
          <table:table-cell office:value-type="float" office:value="3.83944847834077" calcext:value-type="float">
            <text:p>3,8394</text:p>
          </table:table-cell>
          <table:table-cell office:value-type="float" office:value="18.7552220791211" calcext:value-type="float">
            <text:p>18,7552</text:p>
          </table:table-cell>
          <table:table-cell office:value-type="float" office:value="0.353610344532711" calcext:value-type="float">
            <text:p>0,3536</text:p>
          </table:table-cell>
          <table:table-cell office:value-type="float" office:value="-0.327669039579687" calcext:value-type="float">
            <text:p>-0,3277</text:p>
          </table:table-cell>
          <table:table-cell office:value-type="float" office:value="12.2532765652101" calcext:value-type="float">
            <text:p>12,2533</text:p>
          </table:table-cell>
          <table:table-cell office:value-type="float" office:value="56.8250172120155" calcext:value-type="float">
            <text:p>56,82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66951304053544" calcext:value-type="float">
            <text:p>0,0167</text:p>
          </table:table-cell>
          <table:table-cell office:value-type="float" office:value="0.00816536293894647" calcext:value-type="float">
            <text:p>0,0082</text:p>
          </table:table-cell>
          <table:table-cell office:value-type="float" office:value="0.709649823972956" calcext:value-type="float">
            <text:p>0,7096</text:p>
          </table:table-cell>
          <table:table-cell office:value-type="float" office:value="10.3386663871835" calcext:value-type="float">
            <text:p>10,3387</text:p>
          </table:table-cell>
          <table:table-cell office:value-type="float" office:value="0.67144173278924" calcext:value-type="float">
            <text:p>0,6714</text:p>
          </table:table-cell>
          <table:table-cell office:value-type="float" office:value="2.5339155318573" calcext:value-type="float">
            <text:p>2,5339</text:p>
          </table:table-cell>
          <table:table-cell office:value-type="float" office:value="19.2966988495115" calcext:value-type="float">
            <text:p>19,2967</text:p>
          </table:table-cell>
          <table:table-cell office:value-type="float" office:value="-0.194983880276894" calcext:value-type="float">
            <text:p>-0,1950</text:p>
          </table:table-cell>
          <table:table-cell office:value-type="float" office:value="-0.298951059088036" calcext:value-type="float">
            <text:p>-0,2990</text:p>
          </table:table-cell>
          <table:table-cell office:value-type="float" office:value="12.4957121658862" calcext:value-type="float">
            <text:p>12,4957</text:p>
          </table:table-cell>
          <table:table-cell office:value-type="float" office:value="59.0514693096854" calcext:value-type="float">
            <text:p>59,05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45225437989996" calcext:value-type="float">
            <text:p>0,0345</text:p>
          </table:table-cell>
          <table:table-cell office:value-type="float" office:value="0.00290667130006792" calcext:value-type="float">
            <text:p>0,0029</text:p>
          </table:table-cell>
          <table:table-cell office:value-type="float" office:value="0.696733614015908" calcext:value-type="float">
            <text:p>0,6967</text:p>
          </table:table-cell>
          <table:table-cell office:value-type="float" office:value="10.3386663871835" calcext:value-type="float">
            <text:p>10,3387</text:p>
          </table:table-cell>
          <table:table-cell office:value-type="float" office:value="0.65654253805214" calcext:value-type="float">
            <text:p>0,6565</text:p>
          </table:table-cell>
          <table:table-cell office:value-type="float" office:value="2.11415389756288" calcext:value-type="float">
            <text:p>2,1142</text:p>
          </table:table-cell>
          <table:table-cell office:value-type="float" office:value="19.8348515460214" calcext:value-type="float">
            <text:p>19,8349</text:p>
          </table:table-cell>
          <table:table-cell office:value-type="float" office:value="0.610875761729758" calcext:value-type="float">
            <text:p>0,6109</text:p>
          </table:table-cell>
          <table:table-cell office:value-type="float" office:value="-0.077588861590047" calcext:value-type="float">
            <text:p>-0,0776</text:p>
          </table:table-cell>
          <table:table-cell office:value-type="float" office:value="12.8981720336519" calcext:value-type="float">
            <text:p>12,8982</text:p>
          </table:table-cell>
          <table:table-cell office:value-type="float" office:value="59.9535822024639" calcext:value-type="float">
            <text:p>59,95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13756435503372" calcext:value-type="float">
            <text:p>0,0314</text:p>
          </table:table-cell>
          <table:table-cell office:value-type="float" office:value="0.00198565780389346" calcext:value-type="float">
            <text:p>0,0020</text:p>
          </table:table-cell>
          <table:table-cell office:value-type="float" office:value="0.716273507080184" calcext:value-type="float">
            <text:p>0,7163</text:p>
          </table:table-cell>
          <table:table-cell office:value-type="float" office:value="10.3386663871835" calcext:value-type="float">
            <text:p>10,3387</text:p>
          </table:table-cell>
          <table:table-cell office:value-type="float" office:value="0.653310900314238" calcext:value-type="float">
            <text:p>0,6533</text:p>
          </table:table-cell>
          <table:table-cell office:value-type="float" office:value="3.21423785862497" calcext:value-type="float">
            <text:p>3,2142</text:p>
          </table:table-cell>
          <table:table-cell office:value-type="float" office:value="19.9946894205031" calcext:value-type="float">
            <text:p>19,9947</text:p>
          </table:table-cell>
          <table:table-cell office:value-type="float" office:value="0.283304212129877" calcext:value-type="float">
            <text:p>0,2833</text:p>
          </table:table-cell>
          <table:table-cell office:value-type="float" office:value="0.0844301500680736" calcext:value-type="float">
            <text:p>0,0844</text:p>
          </table:table-cell>
          <table:table-cell office:value-type="float" office:value="12.8765460133998" calcext:value-type="float">
            <text:p>12,8765</text:p>
          </table:table-cell>
          <table:table-cell office:value-type="float" office:value="60.2463441764561" calcext:value-type="float">
            <text:p>60,24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311781986457742" calcext:value-type="float">
            <text:p>0,0312</text:p>
          </table:table-cell>
          <table:table-cell office:value-type="float" office:value="0" calcext:value-type="float">
            <text:p>0,0000</text:p>
          </table:table-cell>
          <table:table-cell office:value-type="float" office:value="0.552193106442639" calcext:value-type="float">
            <text:p>0,5522</text:p>
          </table:table-cell>
          <table:table-cell office:value-type="float" office:value="8.62857426332657" calcext:value-type="float">
            <text:p>8,6286</text:p>
          </table:table-cell>
          <table:table-cell office:value-type="float" office:value="0.322200729533978" calcext:value-type="float">
            <text:p>0,3222</text:p>
          </table:table-cell>
          <table:table-cell office:value-type="float" office:value="1.1882779089504" calcext:value-type="float">
            <text:p>1,1883</text:p>
          </table:table-cell>
          <table:table-cell office:value-type="float" office:value="20.0732623989734" calcext:value-type="float">
            <text:p>20,0733</text:p>
          </table:table-cell>
          <table:table-cell office:value-type="float" office:value="8.1115702567553" calcext:value-type="float">
            <text:p>8,1116</text:p>
          </table:table-cell>
          <table:table-cell office:value-type="float" office:value="0.770279994239963" calcext:value-type="float">
            <text:p>0,7703</text:p>
          </table:table-cell>
          <table:table-cell office:value-type="float" office:value="19.114221324559" calcext:value-type="float">
            <text:p>19,1142</text:p>
          </table:table-cell>
          <table:table-cell office:value-type="float" office:value="54.5745494555687" calcext:value-type="float">
            <text:p>54,57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495532204639373" calcext:value-type="float">
            <text:p>0,0496</text:p>
          </table:table-cell>
          <table:table-cell office:value-type="float" office:value="0" calcext:value-type="float">
            <text:p>0,0000</text:p>
          </table:table-cell>
          <table:table-cell office:value-type="float" office:value="0.530497553530369" calcext:value-type="float">
            <text:p>0,5305</text:p>
          </table:table-cell>
          <table:table-cell office:value-type="float" office:value="8.62857426332657" calcext:value-type="float">
            <text:p>8,6286</text:p>
          </table:table-cell>
          <table:table-cell office:value-type="float" office:value="0.360088332452885" calcext:value-type="float">
            <text:p>0,3601</text:p>
          </table:table-cell>
          <table:table-cell office:value-type="float" office:value="1.21132740876657" calcext:value-type="float">
            <text:p>1,2113</text:p>
          </table:table-cell>
          <table:table-cell office:value-type="float" office:value="20.0384314018134" calcext:value-type="float">
            <text:p>20,0384</text:p>
          </table:table-cell>
          <table:table-cell office:value-type="float" office:value="8.74866439798984" calcext:value-type="float">
            <text:p>8,7487</text:p>
          </table:table-cell>
          <table:table-cell office:value-type="float" office:value="0.815202956677921" calcext:value-type="float">
            <text:p>0,8152</text:p>
          </table:table-cell>
          <table:table-cell office:value-type="float" office:value="18.5919313809625" calcext:value-type="float">
            <text:p>18,5919</text:p>
          </table:table-cell>
          <table:table-cell office:value-type="float" office:value="55.4500743237295" calcext:value-type="float">
            <text:p>55,45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48705899045301" calcext:value-type="float">
            <text:p>0,0449</text:p>
          </table:table-cell>
          <table:table-cell office:value-type="float" office:value="0" calcext:value-type="float">
            <text:p>0,0000</text:p>
          </table:table-cell>
          <table:table-cell office:value-type="float" office:value="0.513156170063879" calcext:value-type="float">
            <text:p>0,5132</text:p>
          </table:table-cell>
          <table:table-cell office:value-type="float" office:value="8.62857426332657" calcext:value-type="float">
            <text:p>8,6286</text:p>
          </table:table-cell>
          <table:table-cell office:value-type="float" office:value="0.339749040390554" calcext:value-type="float">
            <text:p>0,3397</text:p>
          </table:table-cell>
          <table:table-cell office:value-type="float" office:value="1.12667735136244" calcext:value-type="float">
            <text:p>1,1267</text:p>
          </table:table-cell>
          <table:table-cell office:value-type="float" office:value="22.6379241654435" calcext:value-type="float">
            <text:p>22,6379</text:p>
          </table:table-cell>
          <table:table-cell office:value-type="float" office:value="8.80149246229982" calcext:value-type="float">
            <text:p>8,8015</text:p>
          </table:table-cell>
          <table:table-cell office:value-type="float" office:value="0.814929520707161" calcext:value-type="float">
            <text:p>0,8149</text:p>
          </table:table-cell>
          <table:table-cell office:value-type="float" office:value="18.7207444277207" calcext:value-type="float">
            <text:p>18,7207</text:p>
          </table:table-cell>
          <table:table-cell office:value-type="float" office:value="57.0326951396538" calcext:value-type="float">
            <text:p>57,03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527303917102202" calcext:value-type="float">
            <text:p>0,0527</text:p>
          </table:table-cell>
          <table:table-cell office:value-type="float" office:value="0" calcext:value-type="float">
            <text:p>0,0000</text:p>
          </table:table-cell>
          <table:table-cell office:value-type="float" office:value="0.507253011946085" calcext:value-type="float">
            <text:p>0,5073</text:p>
          </table:table-cell>
          <table:table-cell office:value-type="float" office:value="8.62857426332657" calcext:value-type="float">
            <text:p>8,6286</text:p>
          </table:table-cell>
          <table:table-cell office:value-type="float" office:value="0.339697332901783" calcext:value-type="float">
            <text:p>0,3397</text:p>
          </table:table-cell>
          <table:table-cell office:value-type="float" office:value="1.11612854301768" calcext:value-type="float">
            <text:p>1,1161</text:p>
          </table:table-cell>
          <table:table-cell office:value-type="float" office:value="23.3719507074008" calcext:value-type="float">
            <text:p>23,3720</text:p>
          </table:table-cell>
          <table:table-cell office:value-type="float" office:value="10.4187267507289" calcext:value-type="float">
            <text:p>10,4187</text:p>
          </table:table-cell>
          <table:table-cell office:value-type="float" office:value="0.781656162799884" calcext:value-type="float">
            <text:p>0,7817</text:p>
          </table:table-cell>
          <table:table-cell office:value-type="float" office:value="19.5129856628106" calcext:value-type="float">
            <text:p>19,5130</text:p>
          </table:table-cell>
          <table:table-cell office:value-type="float" office:value="56.0515874669113" calcext:value-type="float">
            <text:p>56,05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64556922890078" calcext:value-type="float">
            <text:p>0,0665</text:p>
          </table:table-cell>
          <table:table-cell office:value-type="float" office:value="0" calcext:value-type="float">
            <text:p>0,0000</text:p>
          </table:table-cell>
          <table:table-cell office:value-type="float" office:value="0.512993061281129" calcext:value-type="float">
            <text:p>0,5130</text:p>
          </table:table-cell>
          <table:table-cell office:value-type="float" office:value="8.62857426332657" calcext:value-type="float">
            <text:p>8,6286</text:p>
          </table:table-cell>
          <table:table-cell office:value-type="float" office:value="0.366342405730391" calcext:value-type="float">
            <text:p>0,3663</text:p>
          </table:table-cell>
          <table:table-cell office:value-type="float" office:value="1.69626286904324" calcext:value-type="float">
            <text:p>1,6963</text:p>
          </table:table-cell>
          <table:table-cell office:value-type="float" office:value="24.872051397226" calcext:value-type="float">
            <text:p>24,8721</text:p>
          </table:table-cell>
          <table:table-cell office:value-type="float" office:value="11.277029448259" calcext:value-type="float">
            <text:p>11,2770</text:p>
          </table:table-cell>
          <table:table-cell office:value-type="float" office:value="0.742925121100605" calcext:value-type="float">
            <text:p>0,7429</text:p>
          </table:table-cell>
          <table:table-cell office:value-type="float" office:value="19.2258769243334" calcext:value-type="float">
            <text:p>19,2259</text:p>
          </table:table-cell>
          <table:table-cell office:value-type="float" office:value="54.9529383803837" calcext:value-type="float">
            <text:p>54,95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86336428587648" calcext:value-type="float">
            <text:p>0,0586</text:p>
          </table:table-cell>
          <table:table-cell office:value-type="float" office:value="0" calcext:value-type="float">
            <text:p>0,0000</text:p>
          </table:table-cell>
          <table:table-cell office:value-type="float" office:value="0.501418659985554" calcext:value-type="float">
            <text:p>0,5014</text:p>
          </table:table-cell>
          <table:table-cell office:value-type="float" office:value="8.89940830677749" calcext:value-type="float">
            <text:p>8,8994</text:p>
          </table:table-cell>
          <table:table-cell office:value-type="float" office:value="0.357572926833644" calcext:value-type="float">
            <text:p>0,3576</text:p>
          </table:table-cell>
          <table:table-cell office:value-type="float" office:value="1.86397332206663" calcext:value-type="float">
            <text:p>1,8640</text:p>
          </table:table-cell>
          <table:table-cell office:value-type="float" office:value="24.7210150759161" calcext:value-type="float">
            <text:p>24,7210</text:p>
          </table:table-cell>
          <table:table-cell office:value-type="float" office:value="14.0284428246798" calcext:value-type="float">
            <text:p>14,0284</text:p>
          </table:table-cell>
          <table:table-cell office:value-type="float" office:value="0.71243792503671" calcext:value-type="float">
            <text:p>0,7124</text:p>
          </table:table-cell>
          <table:table-cell office:value-type="float" office:value="18.4979243789903" calcext:value-type="float">
            <text:p>18,4979</text:p>
          </table:table-cell>
          <table:table-cell office:value-type="float" office:value="54.186824013883" calcext:value-type="float">
            <text:p>54,18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510044197596828" calcext:value-type="float">
            <text:p>0,0510</text:p>
          </table:table-cell>
          <table:table-cell office:value-type="float" office:value="0" calcext:value-type="float">
            <text:p>0,0000</text:p>
          </table:table-cell>
          <table:table-cell office:value-type="float" office:value="0.465634354579923" calcext:value-type="float">
            <text:p>0,4656</text:p>
          </table:table-cell>
          <table:table-cell office:value-type="float" office:value="8.89940830677749" calcext:value-type="float">
            <text:p>8,8994</text:p>
          </table:table-cell>
          <table:table-cell office:value-type="float" office:value="0.380491477395018" calcext:value-type="float">
            <text:p>0,3805</text:p>
          </table:table-cell>
          <table:table-cell office:value-type="float" office:value="1.84753025405141" calcext:value-type="float">
            <text:p>1,8475</text:p>
          </table:table-cell>
          <table:table-cell office:value-type="float" office:value="25.2865656603673" calcext:value-type="float">
            <text:p>25,2866</text:p>
          </table:table-cell>
          <table:table-cell office:value-type="float" office:value="16.3270160244553" calcext:value-type="float">
            <text:p>16,3270</text:p>
          </table:table-cell>
          <table:table-cell office:value-type="float" office:value="0.679351091596139" calcext:value-type="float">
            <text:p>0,6794</text:p>
          </table:table-cell>
          <table:table-cell office:value-type="float" office:value="17.9540941740982" calcext:value-type="float">
            <text:p>17,9541</text:p>
          </table:table-cell>
          <table:table-cell office:value-type="float" office:value="52.3684222479449" calcext:value-type="float">
            <text:p>52,36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83179733699397" calcext:value-type="float">
            <text:p>0,0283</text:p>
          </table:table-cell>
          <table:table-cell office:value-type="float" office:value="0" calcext:value-type="float">
            <text:p>0,0000</text:p>
          </table:table-cell>
          <table:table-cell office:value-type="float" office:value="0.441534588954407" calcext:value-type="float">
            <text:p>0,4415</text:p>
          </table:table-cell>
          <table:table-cell office:value-type="float" office:value="8.89940830677749" calcext:value-type="float">
            <text:p>8,8994</text:p>
          </table:table-cell>
          <table:table-cell office:value-type="float" office:value="0.35394224566328" calcext:value-type="float">
            <text:p>0,3539</text:p>
          </table:table-cell>
          <table:table-cell office:value-type="float" office:value="0.960390594737485" calcext:value-type="float">
            <text:p>0,9604</text:p>
          </table:table-cell>
          <table:table-cell office:value-type="float" office:value="23.730516434061" calcext:value-type="float">
            <text:p>23,7305</text:p>
          </table:table-cell>
          <table:table-cell office:value-type="float" office:value="5.87988263605756" calcext:value-type="float">
            <text:p>5,8799</text:p>
          </table:table-cell>
          <table:table-cell office:value-type="float" office:value="0.645934455608924" calcext:value-type="float">
            <text:p>0,6459</text:p>
          </table:table-cell>
          <table:table-cell office:value-type="float" office:value="18.1077341124933" calcext:value-type="float">
            <text:p>18,1077</text:p>
          </table:table-cell>
          <table:table-cell office:value-type="float" office:value="45.1278258126785" calcext:value-type="float">
            <text:p>45,12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709873535664372" calcext:value-type="float">
            <text:p>0,0710</text:p>
          </table:table-cell>
          <table:table-cell office:value-type="float" office:value="0" calcext:value-type="float">
            <text:p>0,0000</text:p>
          </table:table-cell>
          <table:table-cell office:value-type="float" office:value="0.43789382863472" calcext:value-type="float">
            <text:p>0,4379</text:p>
          </table:table-cell>
          <table:table-cell office:value-type="float" office:value="8.89940830677749" calcext:value-type="float">
            <text:p>8,8994</text:p>
          </table:table-cell>
          <table:table-cell office:value-type="float" office:value="0.346784075902294" calcext:value-type="float">
            <text:p>0,3468</text:p>
          </table:table-cell>
          <table:table-cell office:value-type="float" office:value="0.841873411194353" calcext:value-type="float">
            <text:p>0,8419</text:p>
          </table:table-cell>
          <table:table-cell office:value-type="float" office:value="23.7437741384798" calcext:value-type="float">
            <text:p>23,7438</text:p>
          </table:table-cell>
          <table:table-cell office:value-type="float" office:value="22.7992606321892" calcext:value-type="float">
            <text:p>22,7993</text:p>
          </table:table-cell>
          <table:table-cell office:value-type="float" office:value="0.612152267067094" calcext:value-type="float">
            <text:p>0,6122</text:p>
          </table:table-cell>
          <table:table-cell office:value-type="float" office:value="18.0548068424492" calcext:value-type="float">
            <text:p>18,0548</text:p>
          </table:table-cell>
          <table:table-cell office:value-type="float" office:value="46.3638869479663" calcext:value-type="float">
            <text:p>46,36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749422647931644" calcext:value-type="float">
            <text:p>0,0749</text:p>
          </table:table-cell>
          <table:table-cell office:value-type="float" office:value="0" calcext:value-type="float">
            <text:p>0,0000</text:p>
          </table:table-cell>
          <table:table-cell office:value-type="float" office:value="0.437689553404421" calcext:value-type="float">
            <text:p>0,4377</text:p>
          </table:table-cell>
          <table:table-cell office:value-type="float" office:value="8.89940830677749" calcext:value-type="float">
            <text:p>8,8994</text:p>
          </table:table-cell>
          <table:table-cell office:value-type="float" office:value="0.375695827120404" calcext:value-type="float">
            <text:p>0,3757</text:p>
          </table:table-cell>
          <table:table-cell office:value-type="float" office:value="1.46405222019045" calcext:value-type="float">
            <text:p>1,4641</text:p>
          </table:table-cell>
          <table:table-cell office:value-type="float" office:value="26.2667611558822" calcext:value-type="float">
            <text:p>26,2668</text:p>
          </table:table-cell>
          <table:table-cell office:value-type="float" office:value="3.83139408181677" calcext:value-type="float">
            <text:p>3,8314</text:p>
          </table:table-cell>
          <table:table-cell office:value-type="float" office:value="0.575929982986052" calcext:value-type="float">
            <text:p>0,5759</text:p>
          </table:table-cell>
          <table:table-cell office:value-type="float" office:value="18.424261221769" calcext:value-type="float">
            <text:p>18,4243</text:p>
          </table:table-cell>
          <table:table-cell office:value-type="float" office:value="50.4459093526179" calcext:value-type="float">
            <text:p>50,44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821038938033709" calcext:value-type="float">
            <text:p>0,0821</text:p>
          </table:table-cell>
          <table:table-cell office:value-type="float" office:value="0" calcext:value-type="float">
            <text:p>0,0000</text:p>
          </table:table-cell>
          <table:table-cell office:value-type="float" office:value="0.437669613907091" calcext:value-type="float">
            <text:p>0,4377</text:p>
          </table:table-cell>
          <table:table-cell office:value-type="float" office:value="9.20834064453048" calcext:value-type="float">
            <text:p>9,2083</text:p>
          </table:table-cell>
          <table:table-cell office:value-type="float" office:value="0.380068303801129" calcext:value-type="float">
            <text:p>0,3801</text:p>
          </table:table-cell>
          <table:table-cell office:value-type="float" office:value="1.37520963598437" calcext:value-type="float">
            <text:p>1,3752</text:p>
          </table:table-cell>
          <table:table-cell office:value-type="float" office:value="29.0073521269266" calcext:value-type="float">
            <text:p>29,0074</text:p>
          </table:table-cell>
          <table:table-cell office:value-type="float" office:value="10.8284322332593" calcext:value-type="float">
            <text:p>10,8284</text:p>
          </table:table-cell>
          <table:table-cell office:value-type="float" office:value="0.539927448664296" calcext:value-type="float">
            <text:p>0,5399</text:p>
          </table:table-cell>
          <table:table-cell office:value-type="float" office:value="19.442602421449" calcext:value-type="float">
            <text:p>19,4426</text:p>
          </table:table-cell>
          <table:table-cell office:value-type="float" office:value="46.3222609440386" calcext:value-type="float">
            <text:p>46,322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55904904542792" calcext:value-type="float">
            <text:p>0,0256</text:p>
          </table:table-cell>
          <table:table-cell office:value-type="float" office:value="0" calcext:value-type="float">
            <text:p>0,0000</text:p>
          </table:table-cell>
          <table:table-cell office:value-type="float" office:value="0.398559336068499" calcext:value-type="float">
            <text:p>0,3986</text:p>
          </table:table-cell>
          <table:table-cell office:value-type="float" office:value="9.20834064453048" calcext:value-type="float">
            <text:p>9,2083</text:p>
          </table:table-cell>
          <table:table-cell office:value-type="float" office:value="0.349119981785126" calcext:value-type="float">
            <text:p>0,3491</text:p>
          </table:table-cell>
          <table:table-cell office:value-type="float" office:value="1.25481544870608" calcext:value-type="float">
            <text:p>1,2548</text:p>
          </table:table-cell>
          <table:table-cell office:value-type="float" office:value="29.2926682927095" calcext:value-type="float">
            <text:p>29,2927</text:p>
          </table:table-cell>
          <table:table-cell office:value-type="float" office:value="6.23691336047966" calcext:value-type="float">
            <text:p>6,2369</text:p>
          </table:table-cell>
          <table:table-cell office:value-type="float" office:value="0.780301447580142" calcext:value-type="float">
            <text:p>0,7803</text:p>
          </table:table-cell>
          <table:table-cell office:value-type="float" office:value="17.9636241397134" calcext:value-type="float">
            <text:p>17,9636</text:p>
          </table:table-cell>
          <table:table-cell office:value-type="float" office:value="45.551253274307" calcext:value-type="float">
            <text:p>45,55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9420686159847" calcext:value-type="float">
            <text:p>0,0394</text:p>
          </table:table-cell>
          <table:table-cell office:value-type="float" office:value="0" calcext:value-type="float">
            <text:p>0,0000</text:p>
          </table:table-cell>
          <table:table-cell office:value-type="float" office:value="0.425599677083441" calcext:value-type="float">
            <text:p>0,4256</text:p>
          </table:table-cell>
          <table:table-cell office:value-type="float" office:value="9.20834064453048" calcext:value-type="float">
            <text:p>9,2083</text:p>
          </table:table-cell>
          <table:table-cell office:value-type="float" office:value="0.385479755054027" calcext:value-type="float">
            <text:p>0,3855</text:p>
          </table:table-cell>
          <table:table-cell office:value-type="float" office:value="1.12609495772847" calcext:value-type="float">
            <text:p>1,1261</text:p>
          </table:table-cell>
          <table:table-cell office:value-type="float" office:value="27.7418729506055" calcext:value-type="float">
            <text:p>27,7419</text:p>
          </table:table-cell>
          <table:table-cell office:value-type="float" office:value="2.91210382623103" calcext:value-type="float">
            <text:p>2,9121</text:p>
          </table:table-cell>
          <table:table-cell office:value-type="float" office:value="0.899512787210326" calcext:value-type="float">
            <text:p>0,8995</text:p>
          </table:table-cell>
          <table:table-cell office:value-type="float" office:value="16.9741087858417" calcext:value-type="float">
            <text:p>16,9741</text:p>
          </table:table-cell>
          <table:table-cell office:value-type="float" office:value="46.6027739054794" calcext:value-type="float">
            <text:p>46,60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95190408799504" calcext:value-type="float">
            <text:p>0,0395</text:p>
          </table:table-cell>
          <table:table-cell office:value-type="float" office:value="0" calcext:value-type="float">
            <text:p>0,0000</text:p>
          </table:table-cell>
          <table:table-cell office:value-type="float" office:value="0.478073072199333" calcext:value-type="float">
            <text:p>0,4781</text:p>
          </table:table-cell>
          <table:table-cell office:value-type="float" office:value="9.20834064453048" calcext:value-type="float">
            <text:p>9,2083</text:p>
          </table:table-cell>
          <table:table-cell office:value-type="float" office:value="0.377849305029111" calcext:value-type="float">
            <text:p>0,3778</text:p>
          </table:table-cell>
          <table:table-cell office:value-type="float" office:value="0.843202525776222" calcext:value-type="float">
            <text:p>0,8432</text:p>
          </table:table-cell>
          <table:table-cell office:value-type="float" office:value="25.699808121919" calcext:value-type="float">
            <text:p>25,6998</text:p>
          </table:table-cell>
          <table:table-cell office:value-type="float" office:value="0.649042285195804" calcext:value-type="float">
            <text:p>0,6490</text:p>
          </table:table-cell>
          <table:table-cell office:value-type="float" office:value="0.934429493640965" calcext:value-type="float">
            <text:p>0,9344</text:p>
          </table:table-cell>
          <table:table-cell office:value-type="float" office:value="16.2619511165177" calcext:value-type="float">
            <text:p>16,2620</text:p>
          </table:table-cell>
          <table:table-cell office:value-type="float" office:value="48.0305455060268" calcext:value-type="float">
            <text:p>48,03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24779573578571" calcext:value-type="float">
            <text:p>0,0325</text:p>
          </table:table-cell>
          <table:table-cell office:value-type="float" office:value="0" calcext:value-type="float">
            <text:p>0,0000</text:p>
          </table:table-cell>
          <table:table-cell office:value-type="float" office:value="0.496610507883615" calcext:value-type="float">
            <text:p>0,4966</text:p>
          </table:table-cell>
          <table:table-cell office:value-type="float" office:value="9.20834064453048" calcext:value-type="float">
            <text:p>9,2083</text:p>
          </table:table-cell>
          <table:table-cell office:value-type="float" office:value="0.389193372071077" calcext:value-type="float">
            <text:p>0,3892</text:p>
          </table:table-cell>
          <table:table-cell office:value-type="float" office:value="1.08863843215089" calcext:value-type="float">
            <text:p>1,0886</text:p>
          </table:table-cell>
          <table:table-cell office:value-type="float" office:value="26.672084177297" calcext:value-type="float">
            <text:p>26,6721</text:p>
          </table:table-cell>
          <table:table-cell office:value-type="float" office:value="4.08013236088776" calcext:value-type="float">
            <text:p>4,0801</text:p>
          </table:table-cell>
          <table:table-cell office:value-type="float" office:value="1.12406030700326" calcext:value-type="float">
            <text:p>1,1241</text:p>
          </table:table-cell>
          <table:table-cell office:value-type="float" office:value="15.7469434217231" calcext:value-type="float">
            <text:p>15,7469</text:p>
          </table:table-cell>
          <table:table-cell office:value-type="float" office:value="48.0710933396455" calcext:value-type="float">
            <text:p>48,07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172693317969301" calcext:value-type="float">
            <text:p>0,0173</text:p>
          </table:table-cell>
          <table:table-cell office:value-type="float" office:value="0" calcext:value-type="float">
            <text:p>0,0000</text:p>
          </table:table-cell>
          <table:table-cell office:value-type="float" office:value="0.943277909498011" calcext:value-type="float">
            <text:p>0,9433</text:p>
          </table:table-cell>
          <table:table-cell office:value-type="float" office:value="10.544175513715" calcext:value-type="float">
            <text:p>10,5442</text:p>
          </table:table-cell>
          <table:table-cell office:value-type="float" office:value="0.920576111125361" calcext:value-type="float">
            <text:p>0,9206</text:p>
          </table:table-cell>
          <table:table-cell office:value-type="float" office:value="6.95364298740067" calcext:value-type="float">
            <text:p>6,9536</text:p>
          </table:table-cell>
          <table:table-cell office:value-type="float" office:value="21.6532237353086" calcext:value-type="float">
            <text:p>21,6532</text:p>
          </table:table-cell>
          <table:table-cell office:value-type="float" office:value="1.59556460577429" calcext:value-type="float">
            <text:p>1,5956</text:p>
          </table:table-cell>
          <table:table-cell office:value-type="float" office:value="0.325438067703728" calcext:value-type="float">
            <text:p>0,3254</text:p>
          </table:table-cell>
          <table:table-cell office:value-type="float" office:value="18.7915681534829" calcext:value-type="float">
            <text:p>18,7916</text:p>
          </table:table-cell>
          <table:table-cell office:value-type="float" office:value="75.1200025380934" calcext:value-type="float">
            <text:p>75,12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98563319806304" calcext:value-type="float">
            <text:p>0,0199</text:p>
          </table:table-cell>
          <table:table-cell office:value-type="float" office:value="0" calcext:value-type="float">
            <text:p>0,0000</text:p>
          </table:table-cell>
          <table:table-cell office:value-type="float" office:value="0.956019583821032" calcext:value-type="float">
            <text:p>0,9560</text:p>
          </table:table-cell>
          <table:table-cell office:value-type="float" office:value="10.544175513715" calcext:value-type="float">
            <text:p>10,5442</text:p>
          </table:table-cell>
          <table:table-cell office:value-type="float" office:value="0.920647574952136" calcext:value-type="float">
            <text:p>0,9206</text:p>
          </table:table-cell>
          <table:table-cell office:value-type="float" office:value="1.81210044697791" calcext:value-type="float">
            <text:p>1,8121</text:p>
          </table:table-cell>
          <table:table-cell office:value-type="float" office:value="21.2710172305996" calcext:value-type="float">
            <text:p>21,2710</text:p>
          </table:table-cell>
          <table:table-cell office:value-type="float" office:value="1.75812064660981" calcext:value-type="float">
            <text:p>1,7581</text:p>
          </table:table-cell>
          <table:table-cell office:value-type="float" office:value="0.372092942799084" calcext:value-type="float">
            <text:p>0,3721</text:p>
          </table:table-cell>
          <table:table-cell office:value-type="float" office:value="18.3683256356991" calcext:value-type="float">
            <text:p>18,3683</text:p>
          </table:table-cell>
          <table:table-cell office:value-type="float" office:value="76.3063615445982" calcext:value-type="float">
            <text:p>76,30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83650009644754" calcext:value-type="float">
            <text:p>0,0384</text:p>
          </table:table-cell>
          <table:table-cell office:value-type="float" office:value="0" calcext:value-type="float">
            <text:p>0,0000</text:p>
          </table:table-cell>
          <table:table-cell office:value-type="float" office:value="0.947625315574873" calcext:value-type="float">
            <text:p>0,9476</text:p>
          </table:table-cell>
          <table:table-cell office:value-type="float" office:value="10.544175513715" calcext:value-type="float">
            <text:p>10,5442</text:p>
          </table:table-cell>
          <table:table-cell office:value-type="float" office:value="0.900741686782548" calcext:value-type="float">
            <text:p>0,9007</text:p>
          </table:table-cell>
          <table:table-cell office:value-type="float" office:value="4.41044738246934" calcext:value-type="float">
            <text:p>4,4104</text:p>
          </table:table-cell>
          <table:table-cell office:value-type="float" office:value="21.5864946713415" calcext:value-type="float">
            <text:p>21,5865</text:p>
          </table:table-cell>
          <table:table-cell office:value-type="float" office:value="0.429237637493401" calcext:value-type="float">
            <text:p>0,4292</text:p>
          </table:table-cell>
          <table:table-cell office:value-type="float" office:value="0.393298991357658" calcext:value-type="float">
            <text:p>0,3933</text:p>
          </table:table-cell>
          <table:table-cell office:value-type="float" office:value="18.2543318188381" calcext:value-type="float">
            <text:p>18,2543</text:p>
          </table:table-cell>
          <table:table-cell office:value-type="float" office:value="79.5986544924249" calcext:value-type="float">
            <text:p>79,59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37940271853621" calcext:value-type="float">
            <text:p>0,0238</text:p>
          </table:table-cell>
          <table:table-cell office:value-type="float" office:value="0" calcext:value-type="float">
            <text:p>0,0000</text:p>
          </table:table-cell>
          <table:table-cell office:value-type="float" office:value="0.926455835140643" calcext:value-type="float">
            <text:p>0,9265</text:p>
          </table:table-cell>
          <table:table-cell office:value-type="float" office:value="10.544175513715" calcext:value-type="float">
            <text:p>10,5442</text:p>
          </table:table-cell>
          <table:table-cell office:value-type="float" office:value="0.880005538199466" calcext:value-type="float">
            <text:p>0,8800</text:p>
          </table:table-cell>
          <table:table-cell office:value-type="float" office:value="5.33589866531978" calcext:value-type="float">
            <text:p>5,3359</text:p>
          </table:table-cell>
          <table:table-cell office:value-type="float" office:value="22.1375327101775" calcext:value-type="float">
            <text:p>22,1375</text:p>
          </table:table-cell>
          <table:table-cell office:value-type="float" office:value="0.803683345992056" calcext:value-type="float">
            <text:p>0,8037</text:p>
          </table:table-cell>
          <table:table-cell office:value-type="float" office:value="0.399942762807279" calcext:value-type="float">
            <text:p>0,3999</text:p>
          </table:table-cell>
          <table:table-cell office:value-type="float" office:value="18.081057952391" calcext:value-type="float">
            <text:p>18,0811</text:p>
          </table:table-cell>
          <table:table-cell office:value-type="float" office:value="82.6765615770388" calcext:value-type="float">
            <text:p>82,67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01906876588587" calcext:value-type="float">
            <text:p>0,0402</text:p>
          </table:table-cell>
          <table:table-cell office:value-type="float" office:value="0" calcext:value-type="float">
            <text:p>0,0000</text:p>
          </table:table-cell>
          <table:table-cell office:value-type="float" office:value="0.940424989292464" calcext:value-type="float">
            <text:p>0,9404</text:p>
          </table:table-cell>
          <table:table-cell office:value-type="float" office:value="10.544175513715" calcext:value-type="float">
            <text:p>10,5442</text:p>
          </table:table-cell>
          <table:table-cell office:value-type="float" office:value="0.868356761459034" calcext:value-type="float">
            <text:p>0,8684</text:p>
          </table:table-cell>
          <table:table-cell office:value-type="float" office:value="5.24388057152203" calcext:value-type="float">
            <text:p>5,2439</text:p>
          </table:table-cell>
          <table:table-cell office:value-type="float" office:value="22.9999151361323" calcext:value-type="float">
            <text:p>22,9999</text:p>
          </table:table-cell>
          <table:table-cell office:value-type="float" office:value="1.82112261652587" calcext:value-type="float">
            <text:p>1,8211</text:p>
          </table:table-cell>
          <table:table-cell office:value-type="float" office:value="0.562483906481893" calcext:value-type="float">
            <text:p>0,5625</text:p>
          </table:table-cell>
          <table:table-cell office:value-type="float" office:value="18.1422815344291" calcext:value-type="float">
            <text:p>18,1423</text:p>
          </table:table-cell>
          <table:table-cell office:value-type="float" office:value="85.6581382459039" calcext:value-type="float">
            <text:p>85,65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26067111450697" calcext:value-type="float">
            <text:p>0,0261</text:p>
          </table:table-cell>
          <table:table-cell office:value-type="float" office:value="0" calcext:value-type="float">
            <text:p>0,0000</text:p>
          </table:table-cell>
          <table:table-cell office:value-type="float" office:value="0.95183293028078" calcext:value-type="float">
            <text:p>0,9518</text:p>
          </table:table-cell>
          <table:table-cell office:value-type="float" office:value="10.6913094673797" calcext:value-type="float">
            <text:p>10,6913</text:p>
          </table:table-cell>
          <table:table-cell office:value-type="float" office:value="0.889785728614487" calcext:value-type="float">
            <text:p>0,8898</text:p>
          </table:table-cell>
          <table:table-cell office:value-type="float" office:value="9.44793531847394" calcext:value-type="float">
            <text:p>9,4479</text:p>
          </table:table-cell>
          <table:table-cell office:value-type="float" office:value="23.8887879570028" calcext:value-type="float">
            <text:p>23,8888</text:p>
          </table:table-cell>
          <table:table-cell office:value-type="float" office:value="2.88490874354554" calcext:value-type="float">
            <text:p>2,8849</text:p>
          </table:table-cell>
          <table:table-cell office:value-type="float" office:value="0.741552514625445" calcext:value-type="float">
            <text:p>0,7416</text:p>
          </table:table-cell>
          <table:table-cell office:value-type="float" office:value="18.1124173618077" calcext:value-type="float">
            <text:p>18,1124</text:p>
          </table:table-cell>
          <table:table-cell office:value-type="float" office:value="87.7338515523859" calcext:value-type="float">
            <text:p>87,73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133763821471486" calcext:value-type="float">
            <text:p>-0,0134</text:p>
          </table:table-cell>
          <table:table-cell office:value-type="float" office:value="0" calcext:value-type="float">
            <text:p>0,0000</text:p>
          </table:table-cell>
          <table:table-cell office:value-type="float" office:value="0.957295832289925" calcext:value-type="float">
            <text:p>0,9573</text:p>
          </table:table-cell>
          <table:table-cell office:value-type="float" office:value="10.6913094673797" calcext:value-type="float">
            <text:p>10,6913</text:p>
          </table:table-cell>
          <table:table-cell office:value-type="float" office:value="0.868487556076988" calcext:value-type="float">
            <text:p>0,8685</text:p>
          </table:table-cell>
          <table:table-cell office:value-type="float" office:value="8.0524221187864" calcext:value-type="float">
            <text:p>8,0524</text:p>
          </table:table-cell>
          <table:table-cell office:value-type="float" office:value="24.3199977329076" calcext:value-type="float">
            <text:p>24,3200</text:p>
          </table:table-cell>
          <table:table-cell office:value-type="float" office:value="3.32182244558949" calcext:value-type="float">
            <text:p>3,3218</text:p>
          </table:table-cell>
          <table:table-cell office:value-type="float" office:value="0.779033290770134" calcext:value-type="float">
            <text:p>0,7790</text:p>
          </table:table-cell>
          <table:table-cell office:value-type="float" office:value="16.840747679994" calcext:value-type="float">
            <text:p>16,8407</text:p>
          </table:table-cell>
          <table:table-cell office:value-type="float" office:value="90.7119053050234" calcext:value-type="float">
            <text:p>90,711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617580093714452" calcext:value-type="float">
            <text:p>-0,0618</text:p>
          </table:table-cell>
          <table:table-cell office:value-type="float" office:value="0" calcext:value-type="float">
            <text:p>0,0000</text:p>
          </table:table-cell>
          <table:table-cell office:value-type="float" office:value="0.966020050395468" calcext:value-type="float">
            <text:p>0,9660</text:p>
          </table:table-cell>
          <table:table-cell office:value-type="float" office:value="10.6913094673797" calcext:value-type="float">
            <text:p>10,6913</text:p>
          </table:table-cell>
          <table:table-cell office:value-type="float" office:value="0.876773653352897" calcext:value-type="float">
            <text:p>0,8768</text:p>
          </table:table-cell>
          <table:table-cell office:value-type="float" office:value="2.08336973599024" calcext:value-type="float">
            <text:p>2,0834</text:p>
          </table:table-cell>
          <table:table-cell office:value-type="float" office:value="22.3171960301766" calcext:value-type="float">
            <text:p>22,3172</text:p>
          </table:table-cell>
          <table:table-cell office:value-type="float" office:value="2.38313593670993" calcext:value-type="float">
            <text:p>2,3831</text:p>
          </table:table-cell>
          <table:table-cell office:value-type="float" office:value="0.851904412936677" calcext:value-type="float">
            <text:p>0,8519</text:p>
          </table:table-cell>
          <table:table-cell office:value-type="float" office:value="15.2010835305605" calcext:value-type="float">
            <text:p>15,2011</text:p>
          </table:table-cell>
          <table:table-cell office:value-type="float" office:value="81.9954316285947" calcext:value-type="float">
            <text:p>81,99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96391898428978" calcext:value-type="float">
            <text:p>0,0496</text:p>
          </table:table-cell>
          <table:table-cell office:value-type="float" office:value="0" calcext:value-type="float">
            <text:p>0,0000</text:p>
          </table:table-cell>
          <table:table-cell office:value-type="float" office:value="0.963270307380867" calcext:value-type="float">
            <text:p>0,9633</text:p>
          </table:table-cell>
          <table:table-cell office:value-type="float" office:value="10.6913094673797" calcext:value-type="float">
            <text:p>10,6913</text:p>
          </table:table-cell>
          <table:table-cell office:value-type="float" office:value="0.872888314344762" calcext:value-type="float">
            <text:p>0,8729</text:p>
          </table:table-cell>
          <table:table-cell office:value-type="float" office:value="0.127856521735581" calcext:value-type="float">
            <text:p>0,1279</text:p>
          </table:table-cell>
          <table:table-cell office:value-type="float" office:value="22.2533049772244" calcext:value-type="float">
            <text:p>22,2533</text:p>
          </table:table-cell>
          <table:table-cell office:value-type="float" office:value="0.990935405680801" calcext:value-type="float">
            <text:p>0,9909</text:p>
          </table:table-cell>
          <table:table-cell office:value-type="float" office:value="0.852524628765313" calcext:value-type="float">
            <text:p>0,8525</text:p>
          </table:table-cell>
          <table:table-cell office:value-type="float" office:value="16.3426130839996" calcext:value-type="float">
            <text:p>16,3426</text:p>
          </table:table-cell>
          <table:table-cell office:value-type="float" office:value="86.902846993489" calcext:value-type="float">
            <text:p>86,90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87438062584686" calcext:value-type="float">
            <text:p>0,0187</text:p>
          </table:table-cell>
          <table:table-cell office:value-type="float" office:value="0" calcext:value-type="float">
            <text:p>0,0000</text:p>
          </table:table-cell>
          <table:table-cell office:value-type="float" office:value="0.959723376552442" calcext:value-type="float">
            <text:p>0,9597</text:p>
          </table:table-cell>
          <table:table-cell office:value-type="float" office:value="10.6913094673797" calcext:value-type="float">
            <text:p>10,6913</text:p>
          </table:table-cell>
          <table:table-cell office:value-type="float" office:value="0.867321277296797" calcext:value-type="float">
            <text:p>0,8673</text:p>
          </table:table-cell>
          <table:table-cell office:value-type="float" office:value="1.23791870375833" calcext:value-type="float">
            <text:p>1,2379</text:p>
          </table:table-cell>
          <table:table-cell office:value-type="float" office:value="22.6915773960182" calcext:value-type="float">
            <text:p>22,6916</text:p>
          </table:table-cell>
          <table:table-cell office:value-type="float" office:value="1.18424442433009" calcext:value-type="float">
            <text:p>1,1842</text:p>
          </table:table-cell>
          <table:table-cell office:value-type="float" office:value="0.755150133665177" calcext:value-type="float">
            <text:p>0,7552</text:p>
          </table:table-cell>
          <table:table-cell office:value-type="float" office:value="16.095709183753" calcext:value-type="float">
            <text:p>16,0957</text:p>
          </table:table-cell>
          <table:table-cell office:value-type="float" office:value="90.3047251618181" calcext:value-type="float">
            <text:p>90,30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102649456945105" calcext:value-type="float">
            <text:p>-0,0103</text:p>
          </table:table-cell>
          <table:table-cell office:value-type="float" office:value="0" calcext:value-type="float">
            <text:p>0,0000</text:p>
          </table:table-cell>
          <table:table-cell office:value-type="float" office:value="0.962374315568931" calcext:value-type="float">
            <text:p>0,9624</text:p>
          </table:table-cell>
          <table:table-cell office:value-type="float" office:value="10.6895996424227" calcext:value-type="float">
            <text:p>10,6896</text:p>
          </table:table-cell>
          <table:table-cell office:value-type="float" office:value="0.846723954363378" calcext:value-type="float">
            <text:p>0,8467</text:p>
          </table:table-cell>
          <table:table-cell office:value-type="float" office:value="0.784880898901619" calcext:value-type="float">
            <text:p>0,7849</text:p>
          </table:table-cell>
          <table:table-cell office:value-type="float" office:value="22.6384064264003" calcext:value-type="float">
            <text:p>22,6384</text:p>
          </table:table-cell>
          <table:table-cell office:value-type="float" office:value="1.06120113378334" calcext:value-type="float">
            <text:p>1,0612</text:p>
          </table:table-cell>
          <table:table-cell office:value-type="float" office:value="0.739763272434863" calcext:value-type="float">
            <text:p>0,7398</text:p>
          </table:table-cell>
          <table:table-cell office:value-type="float" office:value="15.1787885366913" calcext:value-type="float">
            <text:p>15,1788</text:p>
          </table:table-cell>
          <table:table-cell office:value-type="float" office:value="91.2396896959955" calcext:value-type="float">
            <text:p>91,23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386216468888101" calcext:value-type="float">
            <text:p>0,0039</text:p>
          </table:table-cell>
          <table:table-cell office:value-type="float" office:value="0" calcext:value-type="float">
            <text:p>0,0000</text:p>
          </table:table-cell>
          <table:table-cell office:value-type="float" office:value="0.967768995769856" calcext:value-type="float">
            <text:p>0,9678</text:p>
          </table:table-cell>
          <table:table-cell office:value-type="float" office:value="10.6895996424227" calcext:value-type="float">
            <text:p>10,6896</text:p>
          </table:table-cell>
          <table:table-cell office:value-type="float" office:value="0.869064628949285" calcext:value-type="float">
            <text:p>0,8691</text:p>
          </table:table-cell>
          <table:table-cell office:value-type="float" office:value="0.227325142648527" calcext:value-type="float">
            <text:p>0,2273</text:p>
          </table:table-cell>
          <table:table-cell office:value-type="float" office:value="22.3386824456505" calcext:value-type="float">
            <text:p>22,3387</text:p>
          </table:table-cell>
          <table:table-cell office:value-type="float" office:value="1.05542694304684" calcext:value-type="float">
            <text:p>1,0554</text:p>
          </table:table-cell>
          <table:table-cell office:value-type="float" office:value="0.847348652246305" calcext:value-type="float">
            <text:p>0,8473</text:p>
          </table:table-cell>
          <table:table-cell office:value-type="float" office:value="14.8545230136855" calcext:value-type="float">
            <text:p>14,8545</text:p>
          </table:table-cell>
          <table:table-cell office:value-type="float" office:value="89.7021238103592" calcext:value-type="float">
            <text:p>89,70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57877178194141" calcext:value-type="float">
            <text:p>0,0158</text:p>
          </table:table-cell>
          <table:table-cell office:value-type="float" office:value="0" calcext:value-type="float">
            <text:p>0,0000</text:p>
          </table:table-cell>
          <table:table-cell office:value-type="float" office:value="0.972608431280538" calcext:value-type="float">
            <text:p>0,9726</text:p>
          </table:table-cell>
          <table:table-cell office:value-type="float" office:value="10.6895996424227" calcext:value-type="float">
            <text:p>10,6896</text:p>
          </table:table-cell>
          <table:table-cell office:value-type="float" office:value="0.856170300967979" calcext:value-type="float">
            <text:p>0,8562</text:p>
          </table:table-cell>
          <table:table-cell office:value-type="float" office:value="-1.50140457820336" calcext:value-type="float">
            <text:p>-1,5014</text:p>
          </table:table-cell>
          <table:table-cell office:value-type="float" office:value="23.0500350534947" calcext:value-type="float">
            <text:p>23,0500</text:p>
          </table:table-cell>
          <table:table-cell office:value-type="float" office:value="1.77736978830542" calcext:value-type="float">
            <text:p>1,7774</text:p>
          </table:table-cell>
          <table:table-cell office:value-type="float" office:value="0.992219728591882" calcext:value-type="float">
            <text:p>0,9922</text:p>
          </table:table-cell>
          <table:table-cell office:value-type="float" office:value="14.610957011207" calcext:value-type="float">
            <text:p>14,6110</text:p>
          </table:table-cell>
          <table:table-cell office:value-type="float" office:value="92.4436774178036" calcext:value-type="float">
            <text:p>92,44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3652549449835" calcext:value-type="float">
            <text:p>0,0337</text:p>
          </table:table-cell>
          <table:table-cell office:value-type="float" office:value="0" calcext:value-type="float">
            <text:p>0,0000</text:p>
          </table:table-cell>
          <table:table-cell office:value-type="float" office:value="0.984192265100658" calcext:value-type="float">
            <text:p>0,9842</text:p>
          </table:table-cell>
          <table:table-cell office:value-type="float" office:value="10.6895996424227" calcext:value-type="float">
            <text:p>10,6896</text:p>
          </table:table-cell>
          <table:table-cell office:value-type="float" office:value="0.847747503176953" calcext:value-type="float">
            <text:p>0,8477</text:p>
          </table:table-cell>
          <table:table-cell office:value-type="float" office:value="2.07152094175759" calcext:value-type="float">
            <text:p>2,0715</text:p>
          </table:table-cell>
          <table:table-cell office:value-type="float" office:value="23.5657855261842" calcext:value-type="float">
            <text:p>23,5658</text:p>
          </table:table-cell>
          <table:table-cell office:value-type="float" office:value="2.06561696473106" calcext:value-type="float">
            <text:p>2,0656</text:p>
          </table:table-cell>
          <table:table-cell office:value-type="float" office:value="1.05745468551674" calcext:value-type="float">
            <text:p>1,0575</text:p>
          </table:table-cell>
          <table:table-cell office:value-type="float" office:value="13.6853609406028" calcext:value-type="float">
            <text:p>13,6854</text:p>
          </table:table-cell>
          <table:table-cell office:value-type="float" office:value="93.2869939053299" calcext:value-type="float">
            <text:p>93,28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9272654420508" calcext:value-type="float">
            <text:p>0,0193</text:p>
          </table:table-cell>
          <table:table-cell office:value-type="float" office:value="0" calcext:value-type="float">
            <text:p>0,0000</text:p>
          </table:table-cell>
          <table:table-cell office:value-type="float" office:value="0.979446355596735" calcext:value-type="float">
            <text:p>0,9794</text:p>
          </table:table-cell>
          <table:table-cell office:value-type="float" office:value="10.6895996424227" calcext:value-type="float">
            <text:p>10,6896</text:p>
          </table:table-cell>
          <table:table-cell office:value-type="float" office:value="0.84629961935875" calcext:value-type="float">
            <text:p>0,8463</text:p>
          </table:table-cell>
          <table:table-cell office:value-type="float" office:value="2.67783257076879" calcext:value-type="float">
            <text:p>2,6778</text:p>
          </table:table-cell>
          <table:table-cell office:value-type="float" office:value="24.0543161758463" calcext:value-type="float">
            <text:p>24,0543</text:p>
          </table:table-cell>
          <table:table-cell office:value-type="float" office:value="1.59325140634409" calcext:value-type="float">
            <text:p>1,5933</text:p>
          </table:table-cell>
          <table:table-cell office:value-type="float" office:value="1.25645398510305" calcext:value-type="float">
            <text:p>1,2565</text:p>
          </table:table-cell>
          <table:table-cell office:value-type="float" office:value="13.5104370185084" calcext:value-type="float">
            <text:p>13,5104</text:p>
          </table:table-cell>
          <table:table-cell office:value-type="float" office:value="93.3623669225055" calcext:value-type="float">
            <text:p>93,36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0593988315057992" calcext:value-type="float">
            <text:p>-0,0059</text:p>
          </table:table-cell>
          <table:table-cell office:value-type="float" office:value="0" calcext:value-type="float">
            <text:p>0,0000</text:p>
          </table:table-cell>
          <table:table-cell office:value-type="float" office:value="0.962610166382495" calcext:value-type="float">
            <text:p>0,9626</text:p>
          </table:table-cell>
          <table:table-cell office:value-type="float" office:value="10.8359489030233" calcext:value-type="float">
            <text:p>10,8359</text:p>
          </table:table-cell>
          <table:table-cell office:value-type="float" office:value="0.944878062498032" calcext:value-type="float">
            <text:p>0,9449</text:p>
          </table:table-cell>
          <table:table-cell office:value-type="float" office:value="2.73974453326178" calcext:value-type="float">
            <text:p>2,7397</text:p>
          </table:table-cell>
          <table:table-cell office:value-type="float" office:value="24.5497460944959" calcext:value-type="float">
            <text:p>24,5497</text:p>
          </table:table-cell>
          <table:table-cell office:value-type="float" office:value="-0.253624682983883" calcext:value-type="float">
            <text:p>-0,2536</text:p>
          </table:table-cell>
          <table:table-cell office:value-type="float" office:value="0.756469145838096" calcext:value-type="float">
            <text:p>0,7565</text:p>
          </table:table-cell>
          <table:table-cell office:value-type="float" office:value="19.0680185659241" calcext:value-type="float">
            <text:p>19,0680</text:p>
          </table:table-cell>
          <table:table-cell office:value-type="float" office:value="98.5561093972755" calcext:value-type="float">
            <text:p>98,55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0070235086508692" calcext:value-type="float">
            <text:p>-0,0070</text:p>
          </table:table-cell>
          <table:table-cell office:value-type="float" office:value="0" calcext:value-type="float">
            <text:p>0,0000</text:p>
          </table:table-cell>
          <table:table-cell office:value-type="float" office:value="0.95926223090802" calcext:value-type="float">
            <text:p>0,9593</text:p>
          </table:table-cell>
          <table:table-cell office:value-type="float" office:value="10.8359489030233" calcext:value-type="float">
            <text:p>10,8359</text:p>
          </table:table-cell>
          <table:table-cell office:value-type="float" office:value="0.925051545632594" calcext:value-type="float">
            <text:p>0,9251</text:p>
          </table:table-cell>
          <table:table-cell office:value-type="float" office:value="5.58804922152287" calcext:value-type="float">
            <text:p>5,5880</text:p>
          </table:table-cell>
          <table:table-cell office:value-type="float" office:value="23.8831537590525" calcext:value-type="float">
            <text:p>23,8832</text:p>
          </table:table-cell>
          <table:table-cell office:value-type="float" office:value="1.1269178216042" calcext:value-type="float">
            <text:p>1,1269</text:p>
          </table:table-cell>
          <table:table-cell office:value-type="float" office:value="0.74191960337232" calcext:value-type="float">
            <text:p>0,7419</text:p>
          </table:table-cell>
          <table:table-cell office:value-type="float" office:value="18.8903239206661" calcext:value-type="float">
            <text:p>18,8903</text:p>
          </table:table-cell>
          <table:table-cell office:value-type="float" office:value="98.0906472274014" calcext:value-type="float">
            <text:p>98,09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05095917735072" calcext:value-type="float">
            <text:p>0,0205</text:p>
          </table:table-cell>
          <table:table-cell office:value-type="float" office:value="0" calcext:value-type="float">
            <text:p>0,0000</text:p>
          </table:table-cell>
          <table:table-cell office:value-type="float" office:value="0.951097630685554" calcext:value-type="float">
            <text:p>0,9511</text:p>
          </table:table-cell>
          <table:table-cell office:value-type="float" office:value="10.8359489030233" calcext:value-type="float">
            <text:p>10,8359</text:p>
          </table:table-cell>
          <table:table-cell office:value-type="float" office:value="0.90661234625084" calcext:value-type="float">
            <text:p>0,9066</text:p>
          </table:table-cell>
          <table:table-cell office:value-type="float" office:value="1.80186413862069" calcext:value-type="float">
            <text:p>1,8019</text:p>
          </table:table-cell>
          <table:table-cell office:value-type="float" office:value="24.4420771839022" calcext:value-type="float">
            <text:p>24,4421</text:p>
          </table:table-cell>
          <table:table-cell office:value-type="float" office:value="0.343441109080018" calcext:value-type="float">
            <text:p>0,3434</text:p>
          </table:table-cell>
          <table:table-cell office:value-type="float" office:value="0.687425960233006" calcext:value-type="float">
            <text:p>0,6874</text:p>
          </table:table-cell>
          <table:table-cell office:value-type="float" office:value="18.9396089170523" calcext:value-type="float">
            <text:p>18,9396</text:p>
          </table:table-cell>
          <table:table-cell office:value-type="float" office:value="102.018884389432" calcext:value-type="float">
            <text:p>102,01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42710499878651" calcext:value-type="float">
            <text:p>0,0243</text:p>
          </table:table-cell>
          <table:table-cell office:value-type="float" office:value="0" calcext:value-type="float">
            <text:p>0,0000</text:p>
          </table:table-cell>
          <table:table-cell office:value-type="float" office:value="0.952804352129125" calcext:value-type="float">
            <text:p>0,9528</text:p>
          </table:table-cell>
          <table:table-cell office:value-type="float" office:value="10.8359489030233" calcext:value-type="float">
            <text:p>10,8359</text:p>
          </table:table-cell>
          <table:table-cell office:value-type="float" office:value="0.89880657880372" calcext:value-type="float">
            <text:p>0,8988</text:p>
          </table:table-cell>
          <table:table-cell office:value-type="float" office:value="0.652062696256732" calcext:value-type="float">
            <text:p>0,6521</text:p>
          </table:table-cell>
          <table:table-cell office:value-type="float" office:value="24.3874900961974" calcext:value-type="float">
            <text:p>24,3875</text:p>
          </table:table-cell>
          <table:table-cell office:value-type="float" office:value="0.690188431837186" calcext:value-type="float">
            <text:p>0,6902</text:p>
          </table:table-cell>
          <table:table-cell office:value-type="float" office:value="0.640601540243491" calcext:value-type="float">
            <text:p>0,6406</text:p>
          </table:table-cell>
          <table:table-cell office:value-type="float" office:value="19.1002296585651" calcext:value-type="float">
            <text:p>19,1002</text:p>
          </table:table-cell>
          <table:table-cell office:value-type="float" office:value="106.902412539716" calcext:value-type="float">
            <text:p>106,90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28358361080081" calcext:value-type="float">
            <text:p>0,0328</text:p>
          </table:table-cell>
          <table:table-cell office:value-type="float" office:value="0" calcext:value-type="float">
            <text:p>0,0000</text:p>
          </table:table-cell>
          <table:table-cell office:value-type="float" office:value="0.928390746770329" calcext:value-type="float">
            <text:p>0,9284</text:p>
          </table:table-cell>
          <table:table-cell office:value-type="float" office:value="10.8359489030233" calcext:value-type="float">
            <text:p>10,8359</text:p>
          </table:table-cell>
          <table:table-cell office:value-type="float" office:value="0.904853723282673" calcext:value-type="float">
            <text:p>0,9049</text:p>
          </table:table-cell>
          <table:table-cell office:value-type="float" office:value="12.4757783876865" calcext:value-type="float">
            <text:p>12,4758</text:p>
          </table:table-cell>
          <table:table-cell office:value-type="float" office:value="24.2866953955758" calcext:value-type="float">
            <text:p>24,2867</text:p>
          </table:table-cell>
          <table:table-cell office:value-type="float" office:value="2.09578371776062" calcext:value-type="float">
            <text:p>2,0958</text:p>
          </table:table-cell>
          <table:table-cell office:value-type="float" office:value="0.627558473346134" calcext:value-type="float">
            <text:p>0,6276</text:p>
          </table:table-cell>
          <table:table-cell office:value-type="float" office:value="19.4949077168963" calcext:value-type="float">
            <text:p>19,4949</text:p>
          </table:table-cell>
          <table:table-cell office:value-type="float" office:value="107.742116701026" calcext:value-type="float">
            <text:p>107,74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13589733656325" calcext:value-type="float">
            <text:p>0,0314</text:p>
          </table:table-cell>
          <table:table-cell office:value-type="float" office:value="0" calcext:value-type="float">
            <text:p>0,0000</text:p>
          </table:table-cell>
          <table:table-cell office:value-type="float" office:value="0.935592882649774" calcext:value-type="float">
            <text:p>0,9356</text:p>
          </table:table-cell>
          <table:table-cell office:value-type="float" office:value="10.9379008539391" calcext:value-type="float">
            <text:p>10,9379</text:p>
          </table:table-cell>
          <table:table-cell office:value-type="float" office:value="0.902048397418742" calcext:value-type="float">
            <text:p>0,9020</text:p>
          </table:table-cell>
          <table:table-cell office:value-type="float" office:value="10.1452332111516" calcext:value-type="float">
            <text:p>10,1452</text:p>
          </table:table-cell>
          <table:table-cell office:value-type="float" office:value="24.3835114728134" calcext:value-type="float">
            <text:p>24,3835</text:p>
          </table:table-cell>
          <table:table-cell office:value-type="float" office:value="2.41466154371955" calcext:value-type="float">
            <text:p>2,4147</text:p>
          </table:table-cell>
          <table:table-cell office:value-type="float" office:value="0.893690977823134" calcext:value-type="float">
            <text:p>0,8937</text:p>
          </table:table-cell>
          <table:table-cell office:value-type="float" office:value="19.6523461609397" calcext:value-type="float">
            <text:p>19,6523</text:p>
          </table:table-cell>
          <table:table-cell office:value-type="float" office:value="112.608908108949" calcext:value-type="float">
            <text:p>112,60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0861198246576578" calcext:value-type="float">
            <text:p>0,0086</text:p>
          </table:table-cell>
          <table:table-cell office:value-type="float" office:value="0" calcext:value-type="float">
            <text:p>0,0000</text:p>
          </table:table-cell>
          <table:table-cell office:value-type="float" office:value="0.928239283498499" calcext:value-type="float">
            <text:p>0,9282</text:p>
          </table:table-cell>
          <table:table-cell office:value-type="float" office:value="10.9379008539391" calcext:value-type="float">
            <text:p>10,9379</text:p>
          </table:table-cell>
          <table:table-cell office:value-type="float" office:value="0.888355092981308" calcext:value-type="float">
            <text:p>0,8884</text:p>
          </table:table-cell>
          <table:table-cell office:value-type="float" office:value="0.539526277360948" calcext:value-type="float">
            <text:p>0,5395</text:p>
          </table:table-cell>
          <table:table-cell office:value-type="float" office:value="24.0595045806629" calcext:value-type="float">
            <text:p>24,0595</text:p>
          </table:table-cell>
          <table:table-cell office:value-type="float" office:value="2.0272734800828" calcext:value-type="float">
            <text:p>2,0273</text:p>
          </table:table-cell>
          <table:table-cell office:value-type="float" office:value="1.27061807385776" calcext:value-type="float">
            <text:p>1,2706</text:p>
          </table:table-cell>
          <table:table-cell office:value-type="float" office:value="19.9573054954963" calcext:value-type="float">
            <text:p>19,9573</text:p>
          </table:table-cell>
          <table:table-cell office:value-type="float" office:value="115.011103906738" calcext:value-type="float">
            <text:p>115,01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49665249936386" calcext:value-type="float">
            <text:p>-0,0350</text:p>
          </table:table-cell>
          <table:table-cell office:value-type="float" office:value="0" calcext:value-type="float">
            <text:p>0,0000</text:p>
          </table:table-cell>
          <table:table-cell office:value-type="float" office:value="0.911518365615388" calcext:value-type="float">
            <text:p>0,9115</text:p>
          </table:table-cell>
          <table:table-cell office:value-type="float" office:value="10.9379008539391" calcext:value-type="float">
            <text:p>10,9379</text:p>
          </table:table-cell>
          <table:table-cell office:value-type="float" office:value="0.917718941862892" calcext:value-type="float">
            <text:p>0,9177</text:p>
          </table:table-cell>
          <table:table-cell office:value-type="float" office:value="8.80110770938748" calcext:value-type="float">
            <text:p>8,8011</text:p>
          </table:table-cell>
          <table:table-cell office:value-type="float" office:value="22.669491698989" calcext:value-type="float">
            <text:p>22,6695</text:p>
          </table:table-cell>
          <table:table-cell office:value-type="float" office:value="0.361845093210377" calcext:value-type="float">
            <text:p>0,3618</text:p>
          </table:table-cell>
          <table:table-cell office:value-type="float" office:value="1.24948463127384" calcext:value-type="float">
            <text:p>1,2495</text:p>
          </table:table-cell>
          <table:table-cell office:value-type="float" office:value="18.6536914806045" calcext:value-type="float">
            <text:p>18,6537</text:p>
          </table:table-cell>
          <table:table-cell office:value-type="float" office:value="109.174302851197" calcext:value-type="float">
            <text:p>109,17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91694262512403" calcext:value-type="float">
            <text:p>0,0192</text:p>
          </table:table-cell>
          <table:table-cell office:value-type="float" office:value="0" calcext:value-type="float">
            <text:p>0,0000</text:p>
          </table:table-cell>
          <table:table-cell office:value-type="float" office:value="0.913160363805007" calcext:value-type="float">
            <text:p>0,9132</text:p>
          </table:table-cell>
          <table:table-cell office:value-type="float" office:value="10.9379008539391" calcext:value-type="float">
            <text:p>10,9379</text:p>
          </table:table-cell>
          <table:table-cell office:value-type="float" office:value="0.916337357300304" calcext:value-type="float">
            <text:p>0,9163</text:p>
          </table:table-cell>
          <table:table-cell office:value-type="float" office:value="3.02693574031656" calcext:value-type="float">
            <text:p>3,0269</text:p>
          </table:table-cell>
          <table:table-cell office:value-type="float" office:value="22.8276344737085" calcext:value-type="float">
            <text:p>22,8276</text:p>
          </table:table-cell>
          <table:table-cell office:value-type="float" office:value="0.317189436137738" calcext:value-type="float">
            <text:p>0,3172</text:p>
          </table:table-cell>
          <table:table-cell office:value-type="float" office:value="1.0415580576588" calcext:value-type="float">
            <text:p>1,0416</text:p>
          </table:table-cell>
          <table:table-cell office:value-type="float" office:value="18.7929220475148" calcext:value-type="float">
            <text:p>18,7929</text:p>
          </table:table-cell>
          <table:table-cell office:value-type="float" office:value="117.252176696941" calcext:value-type="float">
            <text:p>117,25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566761221111811" calcext:value-type="float">
            <text:p>0,0057</text:p>
          </table:table-cell>
          <table:table-cell office:value-type="float" office:value="0" calcext:value-type="float">
            <text:p>0,0000</text:p>
          </table:table-cell>
          <table:table-cell office:value-type="float" office:value="0.906710386933165" calcext:value-type="float">
            <text:p>0,9067</text:p>
          </table:table-cell>
          <table:table-cell office:value-type="float" office:value="10.9379008539391" calcext:value-type="float">
            <text:p>10,9379</text:p>
          </table:table-cell>
          <table:table-cell office:value-type="float" office:value="0.93396060386044" calcext:value-type="float">
            <text:p>0,9340</text:p>
          </table:table-cell>
          <table:table-cell office:value-type="float" office:value="2.96813724809405" calcext:value-type="float">
            <text:p>2,9681</text:p>
          </table:table-cell>
          <table:table-cell office:value-type="float" office:value="23.4074103799752" calcext:value-type="float">
            <text:p>23,4074</text:p>
          </table:table-cell>
          <table:table-cell office:value-type="float" office:value="0.342286528782694" calcext:value-type="float">
            <text:p>0,3423</text:p>
          </table:table-cell>
          <table:table-cell office:value-type="float" office:value="1.11187894263206" calcext:value-type="float">
            <text:p>1,1119</text:p>
          </table:table-cell>
          <table:table-cell office:value-type="float" office:value="19.1327500919278" calcext:value-type="float">
            <text:p>19,1328</text:p>
          </table:table-cell>
          <table:table-cell office:value-type="float" office:value="123.197978772058" calcext:value-type="float">
            <text:p>123,198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-0.000608219685197753" calcext:value-type="float">
            <text:p>-0,0006</text:p>
          </table:table-cell>
          <table:table-cell office:value-type="float" office:value="0" calcext:value-type="float">
            <text:p>0,0000</text:p>
          </table:table-cell>
          <table:table-cell office:value-type="float" office:value="0.928851590815246" calcext:value-type="float">
            <text:p>0,9289</text:p>
          </table:table-cell>
          <table:table-cell office:value-type="float" office:value="10.935776435095" calcext:value-type="float">
            <text:p>10,9358</text:p>
          </table:table-cell>
          <table:table-cell office:value-type="float" office:value="0.904629299190428" calcext:value-type="float">
            <text:p>0,9046</text:p>
          </table:table-cell>
          <table:table-cell office:value-type="float" office:value="5.97917463429144" calcext:value-type="float">
            <text:p>5,9792</text:p>
          </table:table-cell>
          <table:table-cell office:value-type="float" office:value="23.8276549960592" calcext:value-type="float">
            <text:p>23,8277</text:p>
          </table:table-cell>
          <table:table-cell office:value-type="float" office:value="-0.174018718381035" calcext:value-type="float">
            <text:p>-0,1740</text:p>
          </table:table-cell>
          <table:table-cell office:value-type="float" office:value="1.06181932886789" calcext:value-type="float">
            <text:p>1,0618</text:p>
          </table:table-cell>
          <table:table-cell office:value-type="float" office:value="18.7649960119179" calcext:value-type="float">
            <text:p>18,7650</text:p>
          </table:table-cell>
          <table:table-cell office:value-type="float" office:value="121.234791176112" calcext:value-type="float">
            <text:p>121,23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685218597874027" calcext:value-type="float">
            <text:p>0,0069</text:p>
          </table:table-cell>
          <table:table-cell office:value-type="float" office:value="0" calcext:value-type="float">
            <text:p>0,0000</text:p>
          </table:table-cell>
          <table:table-cell office:value-type="float" office:value="0.925218010448794" calcext:value-type="float">
            <text:p>0,9252</text:p>
          </table:table-cell>
          <table:table-cell office:value-type="float" office:value="10.935776435095" calcext:value-type="float">
            <text:p>10,9358</text:p>
          </table:table-cell>
          <table:table-cell office:value-type="float" office:value="0.941950664952128" calcext:value-type="float">
            <text:p>0,9420</text:p>
          </table:table-cell>
          <table:table-cell office:value-type="float" office:value="-3.62037977668994" calcext:value-type="float">
            <text:p>-3,6204</text:p>
          </table:table-cell>
          <table:table-cell office:value-type="float" office:value="23.5984074799592" calcext:value-type="float">
            <text:p>23,5984</text:p>
          </table:table-cell>
          <table:table-cell office:value-type="float" office:value="0.0252960720556814" calcext:value-type="float">
            <text:p>0,0253</text:p>
          </table:table-cell>
          <table:table-cell office:value-type="float" office:value="1.14987975781229" calcext:value-type="float">
            <text:p>1,1499</text:p>
          </table:table-cell>
          <table:table-cell office:value-type="float" office:value="18.6483281241486" calcext:value-type="float">
            <text:p>18,6483</text:p>
          </table:table-cell>
          <table:table-cell office:value-type="float" office:value="136.18292067993" calcext:value-type="float">
            <text:p>136,18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19960168837459" calcext:value-type="float">
            <text:p>0,0120</text:p>
          </table:table-cell>
          <table:table-cell office:value-type="float" office:value="0" calcext:value-type="float">
            <text:p>0,0000</text:p>
          </table:table-cell>
          <table:table-cell office:value-type="float" office:value="0.97334765166934" calcext:value-type="float">
            <text:p>0,9733</text:p>
          </table:table-cell>
          <table:table-cell office:value-type="float" office:value="10.935776435095" calcext:value-type="float">
            <text:p>10,9358</text:p>
          </table:table-cell>
          <table:table-cell office:value-type="float" office:value="0.93932805123729" calcext:value-type="float">
            <text:p>0,9393</text:p>
          </table:table-cell>
          <table:table-cell office:value-type="float" office:value="2.96159165613005" calcext:value-type="float">
            <text:p>2,9616</text:p>
          </table:table-cell>
          <table:table-cell office:value-type="float" office:value="23.8764280851574" calcext:value-type="float">
            <text:p>23,8764</text:p>
          </table:table-cell>
          <table:table-cell office:value-type="float" office:value="-0.625407757794974" calcext:value-type="float">
            <text:p>-0,6254</text:p>
          </table:table-cell>
          <table:table-cell office:value-type="float" office:value="1.22010397343287" calcext:value-type="float">
            <text:p>1,2201</text:p>
          </table:table-cell>
          <table:table-cell office:value-type="float" office:value="18.3620326281537" calcext:value-type="float">
            <text:p>18,3620</text:p>
          </table:table-cell>
          <table:table-cell office:value-type="float" office:value="123.795881725203" calcext:value-type="float">
            <text:p>123,79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0805880374635137" calcext:value-type="float">
            <text:p>0,0008</text:p>
          </table:table-cell>
          <table:table-cell office:value-type="float" office:value="0" calcext:value-type="float">
            <text:p>0,0000</text:p>
          </table:table-cell>
          <table:table-cell office:value-type="float" office:value="0.960759762934344" calcext:value-type="float">
            <text:p>0,9608</text:p>
          </table:table-cell>
          <table:table-cell office:value-type="float" office:value="10.935776435095" calcext:value-type="float">
            <text:p>10,9358</text:p>
          </table:table-cell>
          <table:table-cell office:value-type="float" office:value="0.943730193313605" calcext:value-type="float">
            <text:p>0,9437</text:p>
          </table:table-cell>
          <table:table-cell office:value-type="float" office:value="16.8287770849979" calcext:value-type="float">
            <text:p>16,8288</text:p>
          </table:table-cell>
          <table:table-cell office:value-type="float" office:value="23.7926276880569" calcext:value-type="float">
            <text:p>23,7926</text:p>
          </table:table-cell>
          <table:table-cell office:value-type="float" office:value="-0.600769413614131" calcext:value-type="float">
            <text:p>-0,6008</text:p>
          </table:table-cell>
          <table:table-cell office:value-type="float" office:value="1.13833715247736" calcext:value-type="float">
            <text:p>1,1383</text:p>
          </table:table-cell>
          <table:table-cell office:value-type="float" office:value="17.9012195029994" calcext:value-type="float">
            <text:p>17,9012</text:p>
          </table:table-cell>
          <table:table-cell office:value-type="float" office:value="126.473422986443" calcext:value-type="float">
            <text:p>126,47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27447396604714" calcext:value-type="float">
            <text:p>0,0027</text:p>
          </table:table-cell>
          <table:table-cell office:value-type="float" office:value="0" calcext:value-type="float">
            <text:p>0,0000</text:p>
          </table:table-cell>
          <table:table-cell office:value-type="float" office:value="0.961358860192735" calcext:value-type="float">
            <text:p>0,9614</text:p>
          </table:table-cell>
          <table:table-cell office:value-type="float" office:value="10.935776435095" calcext:value-type="float">
            <text:p>10,9358</text:p>
          </table:table-cell>
          <table:table-cell office:value-type="float" office:value="0.947439244998014" calcext:value-type="float">
            <text:p>0,9474</text:p>
          </table:table-cell>
          <table:table-cell office:value-type="float" office:value="10.8022792545545" calcext:value-type="float">
            <text:p>10,8023</text:p>
          </table:table-cell>
          <table:table-cell office:value-type="float" office:value="24.0584308368142" calcext:value-type="float">
            <text:p>24,0584</text:p>
          </table:table-cell>
          <table:table-cell office:value-type="float" office:value="-0.566143534099084" calcext:value-type="float">
            <text:p>-0,5661</text:p>
          </table:table-cell>
          <table:table-cell office:value-type="float" office:value="1.09203117387253" calcext:value-type="float">
            <text:p>1,0920</text:p>
          </table:table-cell>
          <table:table-cell office:value-type="float" office:value="17.8008653482667" calcext:value-type="float">
            <text:p>17,8009</text:p>
          </table:table-cell>
          <table:table-cell office:value-type="float" office:value="132.592174514358" calcext:value-type="float">
            <text:p>132,59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14855892294979" calcext:value-type="float">
            <text:p>0,0415</text:p>
          </table:table-cell>
          <table:table-cell office:value-type="float" office:value="0" calcext:value-type="float">
            <text:p>0,0000</text:p>
          </table:table-cell>
          <table:table-cell office:value-type="float" office:value="0.381865320861309" calcext:value-type="float">
            <text:p>0,3819</text:p>
          </table:table-cell>
          <table:table-cell office:value-type="float" office:value="7.4296717440858" calcext:value-type="float">
            <text:p>7,4297</text:p>
          </table:table-cell>
          <table:table-cell office:value-type="float" office:value="0.229200727507687" calcext:value-type="float">
            <text:p>0,2292</text:p>
          </table:table-cell>
          <table:table-cell office:value-type="float" office:value="2.79710191464206" calcext:value-type="float">
            <text:p>2,7971</text:p>
          </table:table-cell>
          <table:table-cell office:value-type="float" office:value="16.7630315150346" calcext:value-type="float">
            <text:p>16,7630</text:p>
          </table:table-cell>
          <table:table-cell office:value-type="float" office:value="7.09923538145848" calcext:value-type="float">
            <text:p>7,0992</text:p>
          </table:table-cell>
          <table:table-cell office:value-type="float" office:value="2.77678540702476" calcext:value-type="float">
            <text:p>2,7768</text:p>
          </table:table-cell>
          <table:table-cell office:value-type="float" office:value="8.29362266691956" calcext:value-type="float">
            <text:p>8,2936</text:p>
          </table:table-cell>
          <table:table-cell office:value-type="float" office:value="34.7010033806464" calcext:value-type="float">
            <text:p>34,70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381618925073868" calcext:value-type="float">
            <text:p>0,0382</text:p>
          </table:table-cell>
          <table:table-cell office:value-type="float" office:value="0" calcext:value-type="float">
            <text:p>0,0000</text:p>
          </table:table-cell>
          <table:table-cell office:value-type="float" office:value="0.405541500348363" calcext:value-type="float">
            <text:p>0,4055</text:p>
          </table:table-cell>
          <table:table-cell office:value-type="float" office:value="7.4296717440858" calcext:value-type="float">
            <text:p>7,4297</text:p>
          </table:table-cell>
          <table:table-cell office:value-type="float" office:value="0.208077310220172" calcext:value-type="float">
            <text:p>0,2081</text:p>
          </table:table-cell>
          <table:table-cell office:value-type="float" office:value="2.09140770595171" calcext:value-type="float">
            <text:p>2,0914</text:p>
          </table:table-cell>
          <table:table-cell office:value-type="float" office:value="18.8084524552695" calcext:value-type="float">
            <text:p>18,8085</text:p>
          </table:table-cell>
          <table:table-cell office:value-type="float" office:value="8.44988003543922" calcext:value-type="float">
            <text:p>8,4499</text:p>
          </table:table-cell>
          <table:table-cell office:value-type="float" office:value="2.8485052215598" calcext:value-type="float">
            <text:p>2,8485</text:p>
          </table:table-cell>
          <table:table-cell office:value-type="float" office:value="8.2829921908387" calcext:value-type="float">
            <text:p>8,2830</text:p>
          </table:table-cell>
          <table:table-cell office:value-type="float" office:value="39.1337936883745" calcext:value-type="float">
            <text:p>39,133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62178512337488" calcext:value-type="float">
            <text:p>0,0462</text:p>
          </table:table-cell>
          <table:table-cell office:value-type="float" office:value="0" calcext:value-type="float">
            <text:p>0,0000</text:p>
          </table:table-cell>
          <table:table-cell office:value-type="float" office:value="0.378588427150434" calcext:value-type="float">
            <text:p>0,3786</text:p>
          </table:table-cell>
          <table:table-cell office:value-type="float" office:value="7.4296717440858" calcext:value-type="float">
            <text:p>7,4297</text:p>
          </table:table-cell>
          <table:table-cell office:value-type="float" office:value="0.241742629106742" calcext:value-type="float">
            <text:p>0,2417</text:p>
          </table:table-cell>
          <table:table-cell office:value-type="float" office:value="2.65375939852618" calcext:value-type="float">
            <text:p>2,6538</text:p>
          </table:table-cell>
          <table:table-cell office:value-type="float" office:value="22.1558287702647" calcext:value-type="float">
            <text:p>22,1558</text:p>
          </table:table-cell>
          <table:table-cell office:value-type="float" office:value="7.02232379724509" calcext:value-type="float">
            <text:p>7,0223</text:p>
          </table:table-cell>
          <table:table-cell office:value-type="float" office:value="2.9204350931611" calcext:value-type="float">
            <text:p>2,9204</text:p>
          </table:table-cell>
          <table:table-cell office:value-type="float" office:value="8.08467639192442" calcext:value-type="float">
            <text:p>8,0847</text:p>
          </table:table-cell>
          <table:table-cell office:value-type="float" office:value="39.5588228842426" calcext:value-type="float">
            <text:p>39,55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487268000622239" calcext:value-type="float">
            <text:p>0,0487</text:p>
          </table:table-cell>
          <table:table-cell office:value-type="float" office:value="0" calcext:value-type="float">
            <text:p>0,0000</text:p>
          </table:table-cell>
          <table:table-cell office:value-type="float" office:value="0.397975431885214" calcext:value-type="float">
            <text:p>0,3980</text:p>
          </table:table-cell>
          <table:table-cell office:value-type="float" office:value="7.4296717440858" calcext:value-type="float">
            <text:p>7,4297</text:p>
          </table:table-cell>
          <table:table-cell office:value-type="float" office:value="0.238159380445194" calcext:value-type="float">
            <text:p>0,2382</text:p>
          </table:table-cell>
          <table:table-cell office:value-type="float" office:value="5.08461466113612" calcext:value-type="float">
            <text:p>5,0846</text:p>
          </table:table-cell>
          <table:table-cell office:value-type="float" office:value="25.153018426124" calcext:value-type="float">
            <text:p>25,1530</text:p>
          </table:table-cell>
          <table:table-cell office:value-type="float" office:value="26.4616576364584" calcext:value-type="float">
            <text:p>26,4617</text:p>
          </table:table-cell>
          <table:table-cell office:value-type="float" office:value="2.98902781169061" calcext:value-type="float">
            <text:p>2,9890</text:p>
          </table:table-cell>
          <table:table-cell office:value-type="float" office:value="7.29438608082964" calcext:value-type="float">
            <text:p>7,2944</text:p>
          </table:table-cell>
          <table:table-cell office:value-type="float" office:value="36.2795971368807" calcext:value-type="float">
            <text:p>36,279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50096539403579" calcext:value-type="float">
            <text:p>0,0150</text:p>
          </table:table-cell>
          <table:table-cell office:value-type="float" office:value="0" calcext:value-type="float">
            <text:p>0,0000</text:p>
          </table:table-cell>
          <table:table-cell office:value-type="float" office:value="0.356770485158695" calcext:value-type="float">
            <text:p>0,3568</text:p>
          </table:table-cell>
          <table:table-cell office:value-type="float" office:value="7.4296717440858" calcext:value-type="float">
            <text:p>7,4297</text:p>
          </table:table-cell>
          <table:table-cell office:value-type="float" office:value="0.281299203969079" calcext:value-type="float">
            <text:p>0,2813</text:p>
          </table:table-cell>
          <table:table-cell office:value-type="float" office:value="2.16111445878842" calcext:value-type="float">
            <text:p>2,1611</text:p>
          </table:table-cell>
          <table:table-cell office:value-type="float" office:value="27.73316334797" calcext:value-type="float">
            <text:p>27,7332</text:p>
          </table:table-cell>
          <table:table-cell office:value-type="float" office:value="16.4712315010769" calcext:value-type="float">
            <text:p>16,4712</text:p>
          </table:table-cell>
          <table:table-cell office:value-type="float" office:value="3.05950644306389" calcext:value-type="float">
            <text:p>3,0595</text:p>
          </table:table-cell>
          <table:table-cell office:value-type="float" office:value="7.49630307271907" calcext:value-type="float">
            <text:p>7,4963</text:p>
          </table:table-cell>
          <table:table-cell office:value-type="float" office:value="38.31699495205" calcext:value-type="float">
            <text:p>38,31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00810085385304" calcext:value-type="float">
            <text:p>0,0501</text:p>
          </table:table-cell>
          <table:table-cell office:value-type="float" office:value="0" calcext:value-type="float">
            <text:p>0,0000</text:p>
          </table:table-cell>
          <table:table-cell office:value-type="float" office:value="0.374277838833247" calcext:value-type="float">
            <text:p>0,3743</text:p>
          </table:table-cell>
          <table:table-cell office:value-type="float" office:value="7.62685295349229" calcext:value-type="float">
            <text:p>7,6269</text:p>
          </table:table-cell>
          <table:table-cell office:value-type="float" office:value="0.29185332637673" calcext:value-type="float">
            <text:p>0,2919</text:p>
          </table:table-cell>
          <table:table-cell office:value-type="float" office:value="2.66216968108363" calcext:value-type="float">
            <text:p>2,6622</text:p>
          </table:table-cell>
          <table:table-cell office:value-type="float" office:value="31.4813252815425" calcext:value-type="float">
            <text:p>31,4813</text:p>
          </table:table-cell>
          <table:table-cell office:value-type="float" office:value="5.93548965673716" calcext:value-type="float">
            <text:p>5,9355</text:p>
          </table:table-cell>
          <table:table-cell office:value-type="float" office:value="3.12231727500191" calcext:value-type="float">
            <text:p>3,1223</text:p>
          </table:table-cell>
          <table:table-cell office:value-type="float" office:value="7.02279266637389" calcext:value-type="float">
            <text:p>7,0228</text:p>
          </table:table-cell>
          <table:table-cell office:value-type="float" office:value="49.0510903218811" calcext:value-type="float">
            <text:p>49,05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26132187640786" calcext:value-type="float">
            <text:p>0,0226</text:p>
          </table:table-cell>
          <table:table-cell office:value-type="float" office:value="0" calcext:value-type="float">
            <text:p>0,0000</text:p>
          </table:table-cell>
          <table:table-cell office:value-type="float" office:value="0.380406755491139" calcext:value-type="float">
            <text:p>0,3804</text:p>
          </table:table-cell>
          <table:table-cell office:value-type="float" office:value="7.62685295349229" calcext:value-type="float">
            <text:p>7,6269</text:p>
          </table:table-cell>
          <table:table-cell office:value-type="float" office:value="0.334186809606181" calcext:value-type="float">
            <text:p>0,3342</text:p>
          </table:table-cell>
          <table:table-cell office:value-type="float" office:value="4.95061456605478" calcext:value-type="float">
            <text:p>4,9506</text:p>
          </table:table-cell>
          <table:table-cell office:value-type="float" office:value="33.6656478965171" calcext:value-type="float">
            <text:p>33,6656</text:p>
          </table:table-cell>
          <table:table-cell office:value-type="float" office:value="15.9384467685352" calcext:value-type="float">
            <text:p>15,9384</text:p>
          </table:table-cell>
          <table:table-cell office:value-type="float" office:value="3.16112249027247" calcext:value-type="float">
            <text:p>3,1611</text:p>
          </table:table-cell>
          <table:table-cell office:value-type="float" office:value="6.96962652171283" calcext:value-type="float">
            <text:p>6,9696</text:p>
          </table:table-cell>
          <table:table-cell office:value-type="float" office:value="48.1786861909262" calcext:value-type="float">
            <text:p>48,17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07675757109529" calcext:value-type="float">
            <text:p>0,0208</text:p>
          </table:table-cell>
          <table:table-cell office:value-type="float" office:value="0" calcext:value-type="float">
            <text:p>0,0000</text:p>
          </table:table-cell>
          <table:table-cell office:value-type="float" office:value="0.347105706374242" calcext:value-type="float">
            <text:p>0,3471</text:p>
          </table:table-cell>
          <table:table-cell office:value-type="float" office:value="7.62685295349229" calcext:value-type="float">
            <text:p>7,6269</text:p>
          </table:table-cell>
          <table:table-cell office:value-type="float" office:value="0.291946770519521" calcext:value-type="float">
            <text:p>0,2919</text:p>
          </table:table-cell>
          <table:table-cell office:value-type="float" office:value="3.27573353352792" calcext:value-type="float">
            <text:p>3,2757</text:p>
          </table:table-cell>
          <table:table-cell office:value-type="float" office:value="28.8488097452234" calcext:value-type="float">
            <text:p>28,8488</text:p>
          </table:table-cell>
          <table:table-cell office:value-type="float" office:value="9.26297164822429" calcext:value-type="float">
            <text:p>9,2630</text:p>
          </table:table-cell>
          <table:table-cell office:value-type="float" office:value="3.17100977731565" calcext:value-type="float">
            <text:p>3,1710</text:p>
          </table:table-cell>
          <table:table-cell office:value-type="float" office:value="6.88453437194776" calcext:value-type="float">
            <text:p>6,8845</text:p>
          </table:table-cell>
          <table:table-cell office:value-type="float" office:value="45.6784815356385" calcext:value-type="float">
            <text:p>45,67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00923445175201" calcext:value-type="float">
            <text:p>0,0301</text:p>
          </table:table-cell>
          <table:table-cell office:value-type="float" office:value="0" calcext:value-type="float">
            <text:p>0,0000</text:p>
          </table:table-cell>
          <table:table-cell office:value-type="float" office:value="0.345771015461107" calcext:value-type="float">
            <text:p>0,3458</text:p>
          </table:table-cell>
          <table:table-cell office:value-type="float" office:value="7.62685295349229" calcext:value-type="float">
            <text:p>7,6269</text:p>
          </table:table-cell>
          <table:table-cell office:value-type="float" office:value="0.319154262676415" calcext:value-type="float">
            <text:p>0,3192</text:p>
          </table:table-cell>
          <table:table-cell office:value-type="float" office:value="5.66372789923805" calcext:value-type="float">
            <text:p>5,6637</text:p>
          </table:table-cell>
          <table:table-cell office:value-type="float" office:value="28.6800803295788" calcext:value-type="float">
            <text:p>28,6801</text:p>
          </table:table-cell>
          <table:table-cell office:value-type="float" office:value="9.24638504496231" calcext:value-type="float">
            <text:p>9,2464</text:p>
          </table:table-cell>
          <table:table-cell office:value-type="float" office:value="3.16094055989423" calcext:value-type="float">
            <text:p>3,1609</text:p>
          </table:table-cell>
          <table:table-cell office:value-type="float" office:value="6.89281516072122" calcext:value-type="float">
            <text:p>6,8928</text:p>
          </table:table-cell>
          <table:table-cell office:value-type="float" office:value="47.8763970854052" calcext:value-type="float">
            <text:p>47,87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46904989384116" calcext:value-type="float">
            <text:p>0,0447</text:p>
          </table:table-cell>
          <table:table-cell office:value-type="float" office:value="0" calcext:value-type="float">
            <text:p>0,0000</text:p>
          </table:table-cell>
          <table:table-cell office:value-type="float" office:value="0.339222928270017" calcext:value-type="float">
            <text:p>0,3392</text:p>
          </table:table-cell>
          <table:table-cell office:value-type="float" office:value="7.62685295349229" calcext:value-type="float">
            <text:p>7,6269</text:p>
          </table:table-cell>
          <table:table-cell office:value-type="float" office:value="0.304075098696438" calcext:value-type="float">
            <text:p>0,3041</text:p>
          </table:table-cell>
          <table:table-cell office:value-type="float" office:value="3.5472085588793" calcext:value-type="float">
            <text:p>3,5472</text:p>
          </table:table-cell>
          <table:table-cell office:value-type="float" office:value="32.8353284120465" calcext:value-type="float">
            <text:p>32,8353</text:p>
          </table:table-cell>
          <table:table-cell office:value-type="float" office:value="11.5463456662954" calcext:value-type="float">
            <text:p>11,5463</text:p>
          </table:table-cell>
          <table:table-cell office:value-type="float" office:value="3.14388862506075" calcext:value-type="float">
            <text:p>3,1439</text:p>
          </table:table-cell>
          <table:table-cell office:value-type="float" office:value="7.64090967458076" calcext:value-type="float">
            <text:p>7,6409</text:p>
          </table:table-cell>
          <table:table-cell office:value-type="float" office:value="53.1064042605631" calcext:value-type="float">
            <text:p>53,10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88938592500438" calcext:value-type="float">
            <text:p>0,0189</text:p>
          </table:table-cell>
          <table:table-cell office:value-type="float" office:value="0" calcext:value-type="float">
            <text:p>0,0000</text:p>
          </table:table-cell>
          <table:table-cell office:value-type="float" office:value="0.334699176962093" calcext:value-type="float">
            <text:p>0,3347</text:p>
          </table:table-cell>
          <table:table-cell office:value-type="float" office:value="7.76765863452112" calcext:value-type="float">
            <text:p>7,7677</text:p>
          </table:table-cell>
          <table:table-cell office:value-type="float" office:value="0.335621411333481" calcext:value-type="float">
            <text:p>0,3356</text:p>
          </table:table-cell>
          <table:table-cell office:value-type="float" office:value="4.53876941293494" calcext:value-type="float">
            <text:p>4,5388</text:p>
          </table:table-cell>
          <table:table-cell office:value-type="float" office:value="30.5792769841155" calcext:value-type="float">
            <text:p>30,5793</text:p>
          </table:table-cell>
          <table:table-cell office:value-type="float" office:value="10.7419367862317" calcext:value-type="float">
            <text:p>10,7419</text:p>
          </table:table-cell>
          <table:table-cell office:value-type="float" office:value="3.129140975329" calcext:value-type="float">
            <text:p>3,1291</text:p>
          </table:table-cell>
          <table:table-cell office:value-type="float" office:value="7.48755263113846" calcext:value-type="float">
            <text:p>7,4876</text:p>
          </table:table-cell>
          <table:table-cell office:value-type="float" office:value="53.1748292751026" calcext:value-type="float">
            <text:p>53,17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90054141160459" calcext:value-type="float">
            <text:p>0,0390</text:p>
          </table:table-cell>
          <table:table-cell office:value-type="float" office:value="0" calcext:value-type="float">
            <text:p>0,0000</text:p>
          </table:table-cell>
          <table:table-cell office:value-type="float" office:value="0.348970880658192" calcext:value-type="float">
            <text:p>0,3490</text:p>
          </table:table-cell>
          <table:table-cell office:value-type="float" office:value="7.76765863452112" calcext:value-type="float">
            <text:p>7,7677</text:p>
          </table:table-cell>
          <table:table-cell office:value-type="float" office:value="0.29160263463308" calcext:value-type="float">
            <text:p>0,2916</text:p>
          </table:table-cell>
          <table:table-cell office:value-type="float" office:value="4.56925782228575" calcext:value-type="float">
            <text:p>4,5693</text:p>
          </table:table-cell>
          <table:table-cell office:value-type="float" office:value="30.4782906059711" calcext:value-type="float">
            <text:p>30,4783</text:p>
          </table:table-cell>
          <table:table-cell office:value-type="float" office:value="7.67420215437713" calcext:value-type="float">
            <text:p>7,6742</text:p>
          </table:table-cell>
          <table:table-cell office:value-type="float" office:value="3.11618546906733" calcext:value-type="float">
            <text:p>3,1162</text:p>
          </table:table-cell>
          <table:table-cell office:value-type="float" office:value="6.44838052013284" calcext:value-type="float">
            <text:p>6,4484</text:p>
          </table:table-cell>
          <table:table-cell office:value-type="float" office:value="52.986289915285" calcext:value-type="float">
            <text:p>52,98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63102522721874" calcext:value-type="float">
            <text:p>0,0363</text:p>
          </table:table-cell>
          <table:table-cell office:value-type="float" office:value="0" calcext:value-type="float">
            <text:p>0,0000</text:p>
          </table:table-cell>
          <table:table-cell office:value-type="float" office:value="0.368664438670691" calcext:value-type="float">
            <text:p>0,3687</text:p>
          </table:table-cell>
          <table:table-cell office:value-type="float" office:value="7.76765863452112" calcext:value-type="float">
            <text:p>7,7677</text:p>
          </table:table-cell>
          <table:table-cell office:value-type="float" office:value="0.257268318449731" calcext:value-type="float">
            <text:p>0,2573</text:p>
          </table:table-cell>
          <table:table-cell office:value-type="float" office:value="3.34745824512991" calcext:value-type="float">
            <text:p>3,3475</text:p>
          </table:table-cell>
          <table:table-cell office:value-type="float" office:value="32.5757237445241" calcext:value-type="float">
            <text:p>32,5757</text:p>
          </table:table-cell>
          <table:table-cell office:value-type="float" office:value="5.03747265506425" calcext:value-type="float">
            <text:p>5,0375</text:p>
          </table:table-cell>
          <table:table-cell office:value-type="float" office:value="3.10757241505603" calcext:value-type="float">
            <text:p>3,1076</text:p>
          </table:table-cell>
          <table:table-cell office:value-type="float" office:value="5.57658875812076" calcext:value-type="float">
            <text:p>5,5766</text:p>
          </table:table-cell>
          <table:table-cell office:value-type="float" office:value="53.7185938245519" calcext:value-type="float">
            <text:p>53,718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63233694172163" calcext:value-type="float">
            <text:p>0,0363</text:p>
          </table:table-cell>
          <table:table-cell office:value-type="float" office:value="0" calcext:value-type="float">
            <text:p>0,0000</text:p>
          </table:table-cell>
          <table:table-cell office:value-type="float" office:value="0.374574100027829" calcext:value-type="float">
            <text:p>0,3746</text:p>
          </table:table-cell>
          <table:table-cell office:value-type="float" office:value="7.76765863452112" calcext:value-type="float">
            <text:p>7,7677</text:p>
          </table:table-cell>
          <table:table-cell office:value-type="float" office:value="0.285422768088565" calcext:value-type="float">
            <text:p>0,2854</text:p>
          </table:table-cell>
          <table:table-cell office:value-type="float" office:value="3.38672238802376" calcext:value-type="float">
            <text:p>3,3867</text:p>
          </table:table-cell>
          <table:table-cell office:value-type="float" office:value="34.2518405824124" calcext:value-type="float">
            <text:p>34,2518</text:p>
          </table:table-cell>
          <table:table-cell office:value-type="float" office:value="6.56473690312835" calcext:value-type="float">
            <text:p>6,5647</text:p>
          </table:table-cell>
          <table:table-cell office:value-type="float" office:value="3.10082930827375" calcext:value-type="float">
            <text:p>3,1008</text:p>
          </table:table-cell>
          <table:table-cell office:value-type="float" office:value="5.24842240050117" calcext:value-type="float">
            <text:p>5,2484</text:p>
          </table:table-cell>
          <table:table-cell office:value-type="float" office:value="53.1913526348479" calcext:value-type="float">
            <text:p>53,19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anzani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364896255406224" calcext:value-type="float">
            <text:p>0,0365</text:p>
          </table:table-cell>
          <table:table-cell office:value-type="float" office:value="0" calcext:value-type="float">
            <text:p>0,0000</text:p>
          </table:table-cell>
          <table:table-cell office:value-type="float" office:value="0.373325530853584" calcext:value-type="float">
            <text:p>0,3733</text:p>
          </table:table-cell>
          <table:table-cell office:value-type="float" office:value="7.76765863452112" calcext:value-type="float">
            <text:p>7,7677</text:p>
          </table:table-cell>
          <table:table-cell office:value-type="float" office:value="0.275841895525124" calcext:value-type="float">
            <text:p>0,2758</text:p>
          </table:table-cell>
          <table:table-cell office:value-type="float" office:value="2.74317359333202" calcext:value-type="float">
            <text:p>2,7432</text:p>
          </table:table-cell>
          <table:table-cell office:value-type="float" office:value="33.9281689061446" calcext:value-type="float">
            <text:p>33,9282</text:p>
          </table:table-cell>
          <table:table-cell office:value-type="float" office:value="6.14569708329545" calcext:value-type="float">
            <text:p>6,1457</text:p>
          </table:table-cell>
          <table:table-cell office:value-type="float" office:value="3.0924540737403" calcext:value-type="float">
            <text:p>3,0925</text:p>
          </table:table-cell>
          <table:table-cell office:value-type="float" office:value="4.91512960224206" calcext:value-type="float">
            <text:p>4,9151</text:p>
          </table:table-cell>
          <table:table-cell office:value-type="float" office:value="47.3940419893292" calcext:value-type="float">
            <text:p>47,39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513687408620314" calcext:value-type="float">
            <text:p>0,0514</text:p>
          </table:table-cell>
          <table:table-cell office:value-type="float" office:value="0.528137650961598" calcext:value-type="float">
            <text:p>0,5281</text:p>
          </table:table-cell>
          <table:table-cell office:value-type="float" office:value="0.565875250964719" calcext:value-type="float">
            <text:p>0,5659</text:p>
          </table:table-cell>
          <table:table-cell office:value-type="float" office:value="9.20181021871929" calcext:value-type="float">
            <text:p>9,2018</text:p>
          </table:table-cell>
          <table:table-cell office:value-type="float" office:value="0.564709074270141" calcext:value-type="float">
            <text:p>0,5647</text:p>
          </table:table-cell>
          <table:table-cell office:value-type="float" office:value="2.48815400350075" calcext:value-type="float">
            <text:p>2,4882</text:p>
          </table:table-cell>
          <table:table-cell office:value-type="float" office:value="21.9115852147245" calcext:value-type="float">
            <text:p>21,9116</text:p>
          </table:table-cell>
          <table:table-cell office:value-type="float" office:value="1.69037942470862" calcext:value-type="float">
            <text:p>1,6904</text:p>
          </table:table-cell>
          <table:table-cell office:value-type="float" office:value="0.830370841663514" calcext:value-type="float">
            <text:p>0,8304</text:p>
          </table:table-cell>
          <table:table-cell office:value-type="float" office:value="28.7165889775647" calcext:value-type="float">
            <text:p>28,7166</text:p>
          </table:table-cell>
          <table:table-cell office:value-type="float" office:value="102.662882998632" calcext:value-type="float">
            <text:p>102,66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619353116289201" calcext:value-type="float">
            <text:p>0,0619</text:p>
          </table:table-cell>
          <table:table-cell office:value-type="float" office:value="0.668320870035716" calcext:value-type="float">
            <text:p>0,6683</text:p>
          </table:table-cell>
          <table:table-cell office:value-type="float" office:value="0.509650049418587" calcext:value-type="float">
            <text:p>0,5097</text:p>
          </table:table-cell>
          <table:table-cell office:value-type="float" office:value="9.20181021871929" calcext:value-type="float">
            <text:p>9,2018</text:p>
          </table:table-cell>
          <table:table-cell office:value-type="float" office:value="0.560576923124444" calcext:value-type="float">
            <text:p>0,5606</text:p>
          </table:table-cell>
          <table:table-cell office:value-type="float" office:value="3.43593898399691" calcext:value-type="float">
            <text:p>3,4359</text:p>
          </table:table-cell>
          <table:table-cell office:value-type="float" office:value="23.0319050759327" calcext:value-type="float">
            <text:p>23,0319</text:p>
          </table:table-cell>
          <table:table-cell office:value-type="float" office:value="2.14945025946048" calcext:value-type="float">
            <text:p>2,1495</text:p>
          </table:table-cell>
          <table:table-cell office:value-type="float" office:value="0.749121215597825" calcext:value-type="float">
            <text:p>0,7491</text:p>
          </table:table-cell>
          <table:table-cell office:value-type="float" office:value="29.7732639661678" calcext:value-type="float">
            <text:p>29,7733</text:p>
          </table:table-cell>
          <table:table-cell office:value-type="float" office:value="105.403335983654" calcext:value-type="float">
            <text:p>105,40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540895657327631" calcext:value-type="float">
            <text:p>0,0541</text:p>
          </table:table-cell>
          <table:table-cell office:value-type="float" office:value="0.787601226041031" calcext:value-type="float">
            <text:p>0,7876</text:p>
          </table:table-cell>
          <table:table-cell office:value-type="float" office:value="0.495539835292891" calcext:value-type="float">
            <text:p>0,4955</text:p>
          </table:table-cell>
          <table:table-cell office:value-type="float" office:value="9.20181021871929" calcext:value-type="float">
            <text:p>9,2018</text:p>
          </table:table-cell>
          <table:table-cell office:value-type="float" office:value="0.577603216919946" calcext:value-type="float">
            <text:p>0,5776</text:p>
          </table:table-cell>
          <table:table-cell office:value-type="float" office:value="3.38947905000647" calcext:value-type="float">
            <text:p>3,3895</text:p>
          </table:table-cell>
          <table:table-cell office:value-type="float" office:value="24.8642309165116" calcext:value-type="float">
            <text:p>24,8642</text:p>
          </table:table-cell>
          <table:table-cell office:value-type="float" office:value="3.56916422155251" calcext:value-type="float">
            <text:p>3,5692</text:p>
          </table:table-cell>
          <table:table-cell office:value-type="float" office:value="0.690476230914128" calcext:value-type="float">
            <text:p>0,6905</text:p>
          </table:table-cell>
          <table:table-cell office:value-type="float" office:value="29.604051955985" calcext:value-type="float">
            <text:p>29,6041</text:p>
          </table:table-cell>
          <table:table-cell office:value-type="float" office:value="116.329256275062" calcext:value-type="float">
            <text:p>116,32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45351493374846" calcext:value-type="float">
            <text:p>0,0345</text:p>
          </table:table-cell>
          <table:table-cell office:value-type="float" office:value="1.32083574758977" calcext:value-type="float">
            <text:p>1,3208</text:p>
          </table:table-cell>
          <table:table-cell office:value-type="float" office:value="0.480227454019421" calcext:value-type="float">
            <text:p>0,4802</text:p>
          </table:table-cell>
          <table:table-cell office:value-type="float" office:value="9.20181021871929" calcext:value-type="float">
            <text:p>9,2018</text:p>
          </table:table-cell>
          <table:table-cell office:value-type="float" office:value="0.584134984740793" calcext:value-type="float">
            <text:p>0,5841</text:p>
          </table:table-cell>
          <table:table-cell office:value-type="float" office:value="4.33958498366303" calcext:value-type="float">
            <text:p>4,3396</text:p>
          </table:table-cell>
          <table:table-cell office:value-type="float" office:value="27.7126300938129" calcext:value-type="float">
            <text:p>27,7126</text:p>
          </table:table-cell>
          <table:table-cell office:value-type="float" office:value="5.09149660994655" calcext:value-type="float">
            <text:p>5,0915</text:p>
          </table:table-cell>
          <table:table-cell office:value-type="float" office:value="0.649003980511151" calcext:value-type="float">
            <text:p>0,6490</text:p>
          </table:table-cell>
          <table:table-cell office:value-type="float" office:value="29.7938159087593" calcext:value-type="float">
            <text:p>29,7938</text:p>
          </table:table-cell>
          <table:table-cell office:value-type="float" office:value="124.870063325952" calcext:value-type="float">
            <text:p>124,87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424091906492805" calcext:value-type="float">
            <text:p>0,0424</text:p>
          </table:table-cell>
          <table:table-cell office:value-type="float" office:value="1.4648540013213" calcext:value-type="float">
            <text:p>1,4649</text:p>
          </table:table-cell>
          <table:table-cell office:value-type="float" office:value="0.454520330792528" calcext:value-type="float">
            <text:p>0,4545</text:p>
          </table:table-cell>
          <table:table-cell office:value-type="float" office:value="9.20181021871929" calcext:value-type="float">
            <text:p>9,2018</text:p>
          </table:table-cell>
          <table:table-cell office:value-type="float" office:value="0.602560821721326" calcext:value-type="float">
            <text:p>0,6026</text:p>
          </table:table-cell>
          <table:table-cell office:value-type="float" office:value="4.02125324565952" calcext:value-type="float">
            <text:p>4,0213</text:p>
          </table:table-cell>
          <table:table-cell office:value-type="float" office:value="26.8465970808229" calcext:value-type="float">
            <text:p>26,8466</text:p>
          </table:table-cell>
          <table:table-cell office:value-type="float" office:value="5.10427243645673" calcext:value-type="float">
            <text:p>5,1043</text:p>
          </table:table-cell>
          <table:table-cell office:value-type="float" office:value="0.60753727712592" calcext:value-type="float">
            <text:p>0,6075</text:p>
          </table:table-cell>
          <table:table-cell office:value-type="float" office:value="30.3370034836569" calcext:value-type="float">
            <text:p>30,3370</text:p>
          </table:table-cell>
          <table:table-cell office:value-type="float" office:value="127.104081965483" calcext:value-type="float">
            <text:p>127,10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72981241697461" calcext:value-type="float">
            <text:p>0,0473</text:p>
          </table:table-cell>
          <table:table-cell office:value-type="float" office:value="1.30917211531956" calcext:value-type="float">
            <text:p>1,3092</text:p>
          </table:table-cell>
          <table:table-cell office:value-type="float" office:value="0.438533634286411" calcext:value-type="float">
            <text:p>0,4385</text:p>
          </table:table-cell>
          <table:table-cell office:value-type="float" office:value="9.4422186149012" calcext:value-type="float">
            <text:p>9,4422</text:p>
          </table:table-cell>
          <table:table-cell office:value-type="float" office:value="0.607025111627634" calcext:value-type="float">
            <text:p>0,6070</text:p>
          </table:table-cell>
          <table:table-cell office:value-type="float" office:value="3.28356903025998" calcext:value-type="float">
            <text:p>3,2836</text:p>
          </table:table-cell>
          <table:table-cell office:value-type="float" office:value="25.4562345676496" calcext:value-type="float">
            <text:p>25,4562</text:p>
          </table:table-cell>
          <table:table-cell office:value-type="float" office:value="2.47332876207295" calcext:value-type="float">
            <text:p>2,4733</text:p>
          </table:table-cell>
          <table:table-cell office:value-type="float" office:value="0.562721711848241" calcext:value-type="float">
            <text:p>0,5627</text:p>
          </table:table-cell>
          <table:table-cell office:value-type="float" office:value="30.7479462737433" calcext:value-type="float">
            <text:p>30,7479</text:p>
          </table:table-cell>
          <table:table-cell office:value-type="float" office:value="128.534241980542" calcext:value-type="float">
            <text:p>128,53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18338644631084" calcext:value-type="float">
            <text:p>0,0118</text:p>
          </table:table-cell>
          <table:table-cell office:value-type="float" office:value="1.82618806301791" calcext:value-type="float">
            <text:p>1,8262</text:p>
          </table:table-cell>
          <table:table-cell office:value-type="float" office:value="0.433148437504948" calcext:value-type="float">
            <text:p>0,4331</text:p>
          </table:table-cell>
          <table:table-cell office:value-type="float" office:value="9.4422186149012" calcext:value-type="float">
            <text:p>9,4422</text:p>
          </table:table-cell>
          <table:table-cell office:value-type="float" office:value="0.625452845167195" calcext:value-type="float">
            <text:p>0,6255</text:p>
          </table:table-cell>
          <table:table-cell office:value-type="float" office:value="2.93824805764496" calcext:value-type="float">
            <text:p>2,9382</text:p>
          </table:table-cell>
          <table:table-cell office:value-type="float" office:value="26.4477076794192" calcext:value-type="float">
            <text:p>26,4477</text:p>
          </table:table-cell>
          <table:table-cell office:value-type="float" office:value="5.13377532094729" calcext:value-type="float">
            <text:p>5,1338</text:p>
          </table:table-cell>
          <table:table-cell office:value-type="float" office:value="0.527560923795048" calcext:value-type="float">
            <text:p>0,5276</text:p>
          </table:table-cell>
          <table:table-cell office:value-type="float" office:value="30.7097958448663" calcext:value-type="float">
            <text:p>30,7098</text:p>
          </table:table-cell>
          <table:table-cell office:value-type="float" office:value="137.338124077496" calcext:value-type="float">
            <text:p>137,338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119693522545195" calcext:value-type="float">
            <text:p>-0,0120</text:p>
          </table:table-cell>
          <table:table-cell office:value-type="float" office:value="0.904027111578826" calcext:value-type="float">
            <text:p>0,9040</text:p>
          </table:table-cell>
          <table:table-cell office:value-type="float" office:value="0.410393493708468" calcext:value-type="float">
            <text:p>0,4104</text:p>
          </table:table-cell>
          <table:table-cell office:value-type="float" office:value="9.4422186149012" calcext:value-type="float">
            <text:p>9,4422</text:p>
          </table:table-cell>
          <table:table-cell office:value-type="float" office:value="0.623207727008972" calcext:value-type="float">
            <text:p>0,6232</text:p>
          </table:table-cell>
          <table:table-cell office:value-type="float" office:value="2.27590655851546" calcext:value-type="float">
            <text:p>2,2759</text:p>
          </table:table-cell>
          <table:table-cell office:value-type="float" office:value="23.1089812081515" calcext:value-type="float">
            <text:p>23,1090</text:p>
          </table:table-cell>
          <table:table-cell office:value-type="float" office:value="0.194743196002392" calcext:value-type="float">
            <text:p>0,1947</text:p>
          </table:table-cell>
          <table:table-cell office:value-type="float" office:value="0.503805274032711" calcext:value-type="float">
            <text:p>0,5038</text:p>
          </table:table-cell>
          <table:table-cell office:value-type="float" office:value="29.612701808616" calcext:value-type="float">
            <text:p>29,6127</text:p>
          </table:table-cell>
          <table:table-cell office:value-type="float" office:value="115.715218357322" calcext:value-type="float">
            <text:p>115,71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75706520021446" calcext:value-type="float">
            <text:p>0,0676</text:p>
          </table:table-cell>
          <table:table-cell office:value-type="float" office:value="1.27666178642455" calcext:value-type="float">
            <text:p>1,2767</text:p>
          </table:table-cell>
          <table:table-cell office:value-type="float" office:value="0.416841080404227" calcext:value-type="float">
            <text:p>0,4168</text:p>
          </table:table-cell>
          <table:table-cell office:value-type="float" office:value="9.4422186149012" calcext:value-type="float">
            <text:p>9,4422</text:p>
          </table:table-cell>
          <table:table-cell office:value-type="float" office:value="0.64496528691565" calcext:value-type="float">
            <text:p>0,6450</text:p>
          </table:table-cell>
          <table:table-cell office:value-type="float" office:value="4.32320619991865" calcext:value-type="float">
            <text:p>4,3232</text:p>
          </table:table-cell>
          <table:table-cell office:value-type="float" office:value="23.9926884811287" calcext:value-type="float">
            <text:p>23,9927</text:p>
          </table:table-cell>
          <table:table-cell office:value-type="float" office:value="4.08097180495979" calcext:value-type="float">
            <text:p>4,0810</text:p>
          </table:table-cell>
          <table:table-cell office:value-type="float" office:value="0.487642631189843" calcext:value-type="float">
            <text:p>0,4876</text:p>
          </table:table-cell>
          <table:table-cell office:value-type="float" office:value="31.0716791428987" calcext:value-type="float">
            <text:p>31,0717</text:p>
          </table:table-cell>
          <table:table-cell office:value-type="float" office:value="127.250451996831" calcext:value-type="float">
            <text:p>127,250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359495614515559" calcext:value-type="float">
            <text:p>0,0036</text:p>
          </table:table-cell>
          <table:table-cell office:value-type="float" office:value="1.65149209746317" calcext:value-type="float">
            <text:p>1,6515</text:p>
          </table:table-cell>
          <table:table-cell office:value-type="float" office:value="0.417040671417201" calcext:value-type="float">
            <text:p>0,4170</text:p>
          </table:table-cell>
          <table:table-cell office:value-type="float" office:value="9.4422186149012" calcext:value-type="float">
            <text:p>9,4422</text:p>
          </table:table-cell>
          <table:table-cell office:value-type="float" office:value="0.651054032138855" calcext:value-type="float">
            <text:p>0,6511</text:p>
          </table:table-cell>
          <table:table-cell office:value-type="float" office:value="0.667087630564908" calcext:value-type="float">
            <text:p>0,6671</text:p>
          </table:table-cell>
          <table:table-cell office:value-type="float" office:value="25.8363968035784" calcext:value-type="float">
            <text:p>25,8364</text:p>
          </table:table-cell>
          <table:table-cell office:value-type="float" office:value="3.74310800626228" calcext:value-type="float">
            <text:p>3,7431</text:p>
          </table:table-cell>
          <table:table-cell office:value-type="float" office:value="0.476955828667069" calcext:value-type="float">
            <text:p>0,4770</text:p>
          </table:table-cell>
          <table:table-cell office:value-type="float" office:value="29.1356052334089" calcext:value-type="float">
            <text:p>29,1356</text:p>
          </table:table-cell>
          <table:table-cell office:value-type="float" office:value="139.932463952771" calcext:value-type="float">
            <text:p>139,93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652883379791867" calcext:value-type="float">
            <text:p>0,0653</text:p>
          </table:table-cell>
          <table:table-cell office:value-type="float" office:value="1.55321165078619" calcext:value-type="float">
            <text:p>1,5532</text:p>
          </table:table-cell>
          <table:table-cell office:value-type="float" office:value="0.430405567189086" calcext:value-type="float">
            <text:p>0,4304</text:p>
          </table:table-cell>
          <table:table-cell office:value-type="float" office:value="9.57845063504119" calcext:value-type="float">
            <text:p>9,5785</text:p>
          </table:table-cell>
          <table:table-cell office:value-type="float" office:value="0.661376255417055" calcext:value-type="float">
            <text:p>0,6614</text:p>
          </table:table-cell>
          <table:table-cell office:value-type="float" office:value="3.2445663280707" calcext:value-type="float">
            <text:p>3,2446</text:p>
          </table:table-cell>
          <table:table-cell office:value-type="float" office:value="26.9936615798645" calcext:value-type="float">
            <text:p>26,9937</text:p>
          </table:table-cell>
          <table:table-cell office:value-type="float" office:value="1.90922873045223" calcext:value-type="float">
            <text:p>1,9092</text:p>
          </table:table-cell>
          <table:table-cell office:value-type="float" office:value="0.46367738206719" calcext:value-type="float">
            <text:p>0,4637</text:p>
          </table:table-cell>
          <table:table-cell office:value-type="float" office:value="28.1113618483204" calcext:value-type="float">
            <text:p>28,1114</text:p>
          </table:table-cell>
          <table:table-cell office:value-type="float" office:value="137.321417388374" calcext:value-type="float">
            <text:p>137,32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221202907576625" calcext:value-type="float">
            <text:p>0,0221</text:p>
          </table:table-cell>
          <table:table-cell office:value-type="float" office:value="1.30735651074408" calcext:value-type="float">
            <text:p>1,3074</text:p>
          </table:table-cell>
          <table:table-cell office:value-type="float" office:value="0.438135494663755" calcext:value-type="float">
            <text:p>0,4381</text:p>
          </table:table-cell>
          <table:table-cell office:value-type="float" office:value="9.57845063504119" calcext:value-type="float">
            <text:p>9,5785</text:p>
          </table:table-cell>
          <table:table-cell office:value-type="float" office:value="0.66842134825158" calcext:value-type="float">
            <text:p>0,6684</text:p>
          </table:table-cell>
          <table:table-cell office:value-type="float" office:value="3.79126740597145" calcext:value-type="float">
            <text:p>3,7913</text:p>
          </table:table-cell>
          <table:table-cell office:value-type="float" office:value="25.383529838805" calcext:value-type="float">
            <text:p>25,3835</text:p>
          </table:table-cell>
          <table:table-cell office:value-type="float" office:value="1.77892498095187" calcext:value-type="float">
            <text:p>1,7789</text:p>
          </table:table-cell>
          <table:table-cell office:value-type="float" office:value="0.439874966693248" calcext:value-type="float">
            <text:p>0,4399</text:p>
          </table:table-cell>
          <table:table-cell office:value-type="float" office:value="27.7326447782846" calcext:value-type="float">
            <text:p>27,7326</text:p>
          </table:table-cell>
          <table:table-cell office:value-type="float" office:value="136.68889212753" calcext:value-type="float">
            <text:p>136,68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578739563925446" calcext:value-type="float">
            <text:p>0,0058</text:p>
          </table:table-cell>
          <table:table-cell office:value-type="float" office:value="1.12140718953401" calcext:value-type="float">
            <text:p>1,1214</text:p>
          </table:table-cell>
          <table:table-cell office:value-type="float" office:value="0.420214795096463" calcext:value-type="float">
            <text:p>0,4202</text:p>
          </table:table-cell>
          <table:table-cell office:value-type="float" office:value="9.57845063504119" calcext:value-type="float">
            <text:p>9,5785</text:p>
          </table:table-cell>
          <table:table-cell office:value-type="float" office:value="0.690543949438008" calcext:value-type="float">
            <text:p>0,6905</text:p>
          </table:table-cell>
          <table:table-cell office:value-type="float" office:value="1.2214522160317" calcext:value-type="float">
            <text:p>1,2215</text:p>
          </table:table-cell>
          <table:table-cell office:value-type="float" office:value="24.6613965925643" calcext:value-type="float">
            <text:p>24,6614</text:p>
          </table:table-cell>
          <table:table-cell office:value-type="float" office:value="1.44146599320337" calcext:value-type="float">
            <text:p>1,4415</text:p>
          </table:table-cell>
          <table:table-cell office:value-type="float" office:value="0.400860710627252" calcext:value-type="float">
            <text:p>0,4009</text:p>
          </table:table-cell>
          <table:table-cell office:value-type="float" office:value="27.7210775476688" calcext:value-type="float">
            <text:p>27,7211</text:p>
          </table:table-cell>
          <table:table-cell office:value-type="float" office:value="132.069690527232" calcext:value-type="float">
            <text:p>132,069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62408137550008" calcext:value-type="float">
            <text:p>0,0262</text:p>
          </table:table-cell>
          <table:table-cell office:value-type="float" office:value="0.404359758852355" calcext:value-type="float">
            <text:p>0,4044</text:p>
          </table:table-cell>
          <table:table-cell office:value-type="float" office:value="0.431260605558123" calcext:value-type="float">
            <text:p>0,4313</text:p>
          </table:table-cell>
          <table:table-cell office:value-type="float" office:value="9.57845063504119" calcext:value-type="float">
            <text:p>9,5785</text:p>
          </table:table-cell>
          <table:table-cell office:value-type="float" office:value="0.680640513574841" calcext:value-type="float">
            <text:p>0,6806</text:p>
          </table:table-cell>
          <table:table-cell office:value-type="float" office:value="2.22468697494103" calcext:value-type="float">
            <text:p>2,2247</text:p>
          </table:table-cell>
          <table:table-cell office:value-type="float" office:value="24.5139832983281" calcext:value-type="float">
            <text:p>24,5140</text:p>
          </table:table-cell>
          <table:table-cell office:value-type="float" office:value="0.859346506510363" calcext:value-type="float">
            <text:p>0,8593</text:p>
          </table:table-cell>
          <table:table-cell office:value-type="float" office:value="0.351383331951187" calcext:value-type="float">
            <text:p>0,3514</text:p>
          </table:table-cell>
          <table:table-cell office:value-type="float" office:value="27.5035067633267" calcext:value-type="float">
            <text:p>27,5035</text:p>
          </table:table-cell>
          <table:table-cell office:value-type="float" office:value="129.269346026713" calcext:value-type="float">
            <text:p>129,26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93048837436647" calcext:value-type="float">
            <text:p>0,0293</text:p>
          </table:table-cell>
          <table:table-cell office:value-type="float" office:value="0.459214278885143" calcext:value-type="float">
            <text:p>0,4592</text:p>
          </table:table-cell>
          <table:table-cell office:value-type="float" office:value="0.467397277324222" calcext:value-type="float">
            <text:p>0,4674</text:p>
          </table:table-cell>
          <table:table-cell office:value-type="float" office:value="9.57845063504119" calcext:value-type="float">
            <text:p>9,5785</text:p>
          </table:table-cell>
          <table:table-cell office:value-type="float" office:value="0.661683152027233" calcext:value-type="float">
            <text:p>0,6617</text:p>
          </table:table-cell>
          <table:table-cell office:value-type="float" office:value="0.681500031410931" calcext:value-type="float">
            <text:p>0,6815</text:p>
          </table:table-cell>
          <table:table-cell office:value-type="float" office:value="23.9746172199009" calcext:value-type="float">
            <text:p>23,9746</text:p>
          </table:table-cell>
          <table:table-cell office:value-type="float" office:value="2.36083090967047" calcext:value-type="float">
            <text:p>2,3608</text:p>
          </table:table-cell>
          <table:table-cell office:value-type="float" office:value="0.299465511725956" calcext:value-type="float">
            <text:p>0,2995</text:p>
          </table:table-cell>
          <table:table-cell office:value-type="float" office:value="27.390641260951" calcext:value-type="float">
            <text:p>27,3906</text:p>
          </table:table-cell>
          <table:table-cell office:value-type="float" office:value="126.436724754923" calcext:value-type="float">
            <text:p>126,43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362269859183888" calcext:value-type="float">
            <text:p>-0,0362</text:p>
          </table:table-cell>
          <table:table-cell office:value-type="float" office:value="0" calcext:value-type="float">
            <text:p>0,0000</text:p>
          </table:table-cell>
          <table:table-cell office:value-type="float" office:value="0.270347222161483" calcext:value-type="float">
            <text:p>0,2703</text:p>
          </table:table-cell>
          <table:table-cell office:value-type="float" office:value="7.03965177060968" calcext:value-type="float">
            <text:p>7,0397</text:p>
          </table:table-cell>
          <table:table-cell office:value-type="float" office:value="0.334015859829684" calcext:value-type="float">
            <text:p>0,3340</text:p>
          </table:table-cell>
          <table:table-cell office:value-type="float" office:value="3.38702605345319" calcext:value-type="float">
            <text:p>3,3870</text:p>
          </table:table-cell>
          <table:table-cell office:value-type="float" office:value="12.8697776865584" calcext:value-type="float">
            <text:p>12,8698</text:p>
          </table:table-cell>
          <table:table-cell office:value-type="float" office:value="10.0618113188946" calcext:value-type="float">
            <text:p>10,0618</text:p>
          </table:table-cell>
          <table:table-cell office:value-type="float" office:value="2.69626943687383" calcext:value-type="float">
            <text:p>2,6963</text:p>
          </table:table-cell>
          <table:table-cell office:value-type="float" office:value="7.88625820657641" calcext:value-type="float">
            <text:p>7,8863</text:p>
          </table:table-cell>
          <table:table-cell office:value-type="float" office:value="135.331207255727" calcext:value-type="float">
            <text:p>135,331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20589032114393" calcext:value-type="float">
            <text:p>0,0221</text:p>
          </table:table-cell>
          <table:table-cell office:value-type="float" office:value="0" calcext:value-type="float">
            <text:p>0,0000</text:p>
          </table:table-cell>
          <table:table-cell office:value-type="float" office:value="0.233446929781874" calcext:value-type="float">
            <text:p>0,2334</text:p>
          </table:table-cell>
          <table:table-cell office:value-type="float" office:value="7.03965177060968" calcext:value-type="float">
            <text:p>7,0397</text:p>
          </table:table-cell>
          <table:table-cell office:value-type="float" office:value="0.377007010423488" calcext:value-type="float">
            <text:p>0,3770</text:p>
          </table:table-cell>
          <table:table-cell office:value-type="float" office:value="2.16338155247811" calcext:value-type="float">
            <text:p>2,1634</text:p>
          </table:table-cell>
          <table:table-cell office:value-type="float" office:value="12.8325938410782" calcext:value-type="float">
            <text:p>12,8326</text:p>
          </table:table-cell>
          <table:table-cell office:value-type="float" office:value="-1.25936121894223" calcext:value-type="float">
            <text:p>-1,2594</text:p>
          </table:table-cell>
          <table:table-cell office:value-type="float" office:value="2.62968586780279" calcext:value-type="float">
            <text:p>2,6297</text:p>
          </table:table-cell>
          <table:table-cell office:value-type="float" office:value="7.20547005300872" calcext:value-type="float">
            <text:p>7,2055</text:p>
          </table:table-cell>
          <table:table-cell office:value-type="float" office:value="131.168532145405" calcext:value-type="float">
            <text:p>131,16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-0.00524440431550399" calcext:value-type="float">
            <text:p>-0,0052</text:p>
          </table:table-cell>
          <table:table-cell office:value-type="float" office:value="0" calcext:value-type="float">
            <text:p>0,0000</text:p>
          </table:table-cell>
          <table:table-cell office:value-type="float" office:value="0.186545959708176" calcext:value-type="float">
            <text:p>0,1865</text:p>
          </table:table-cell>
          <table:table-cell office:value-type="float" office:value="7.03965177060968" calcext:value-type="float">
            <text:p>7,0397</text:p>
          </table:table-cell>
          <table:table-cell office:value-type="float" office:value="0.343406804670927" calcext:value-type="float">
            <text:p>0,3434</text:p>
          </table:table-cell>
          <table:table-cell office:value-type="float" office:value="3.53840467680564" calcext:value-type="float">
            <text:p>3,5384</text:p>
          </table:table-cell>
          <table:table-cell office:value-type="float" office:value="13.4363145882629" calcext:value-type="float">
            <text:p>13,4363</text:p>
          </table:table-cell>
          <table:table-cell office:value-type="float" office:value="-4.88346397993146" calcext:value-type="float">
            <text:p>-4,8835</text:p>
          </table:table-cell>
          <table:table-cell office:value-type="float" office:value="2.62136578621715" calcext:value-type="float">
            <text:p>2,6214</text:p>
          </table:table-cell>
          <table:table-cell office:value-type="float" office:value="7.04031748309252" calcext:value-type="float">
            <text:p>7,0403</text:p>
          </table:table-cell>
          <table:table-cell office:value-type="float" office:value="110.554354454086" calcext:value-type="float">
            <text:p>110,554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-0.0147725396264304" calcext:value-type="float">
            <text:p>-0,0148</text:p>
          </table:table-cell>
          <table:table-cell office:value-type="float" office:value="0" calcext:value-type="float">
            <text:p>0,0000</text:p>
          </table:table-cell>
          <table:table-cell office:value-type="float" office:value="0.195420495007427" calcext:value-type="float">
            <text:p>0,1954</text:p>
          </table:table-cell>
          <table:table-cell office:value-type="float" office:value="7.03965177060968" calcext:value-type="float">
            <text:p>7,0397</text:p>
          </table:table-cell>
          <table:table-cell office:value-type="float" office:value="0.355205872903215" calcext:value-type="float">
            <text:p>0,3552</text:p>
          </table:table-cell>
          <table:table-cell office:value-type="float" office:value="4.20794674747276" calcext:value-type="float">
            <text:p>4,2079</text:p>
          </table:table-cell>
          <table:table-cell office:value-type="float" office:value="14.6779969590941" calcext:value-type="float">
            <text:p>14,6780</text:p>
          </table:table-cell>
          <table:table-cell office:value-type="float" office:value="-0.241892376017489" calcext:value-type="float">
            <text:p>-0,2419</text:p>
          </table:table-cell>
          <table:table-cell office:value-type="float" office:value="2.65074845974489" calcext:value-type="float">
            <text:p>2,6507</text:p>
          </table:table-cell>
          <table:table-cell office:value-type="float" office:value="7.9231059054925" calcext:value-type="float">
            <text:p>7,9231</text:p>
          </table:table-cell>
          <table:table-cell office:value-type="float" office:value="105.321832607301" calcext:value-type="float">
            <text:p>105,321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28983291925682" calcext:value-type="float">
            <text:p>0,0129</text:p>
          </table:table-cell>
          <table:table-cell office:value-type="float" office:value="0" calcext:value-type="float">
            <text:p>0,0000</text:p>
          </table:table-cell>
          <table:table-cell office:value-type="float" office:value="0.230144867592237" calcext:value-type="float">
            <text:p>0,2301</text:p>
          </table:table-cell>
          <table:table-cell office:value-type="float" office:value="7.03965177060968" calcext:value-type="float">
            <text:p>7,0397</text:p>
          </table:table-cell>
          <table:table-cell office:value-type="float" office:value="0.30997888308167" calcext:value-type="float">
            <text:p>0,3100</text:p>
          </table:table-cell>
          <table:table-cell office:value-type="float" office:value="3.88660243172166" calcext:value-type="float">
            <text:p>3,8866</text:p>
          </table:table-cell>
          <table:table-cell office:value-type="float" office:value="15.20180984072" calcext:value-type="float">
            <text:p>15,2018</text:p>
          </table:table-cell>
          <table:table-cell office:value-type="float" office:value="-1.84957419365507" calcext:value-type="float">
            <text:p>-1,8496</text:p>
          </table:table-cell>
          <table:table-cell office:value-type="float" office:value="2.68262237630946" calcext:value-type="float">
            <text:p>2,6826</text:p>
          </table:table-cell>
          <table:table-cell office:value-type="float" office:value="8.68105956071005" calcext:value-type="float">
            <text:p>8,6811</text:p>
          </table:table-cell>
          <table:table-cell office:value-type="float" office:value="87.9273058774068" calcext:value-type="float">
            <text:p>87,92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-0.00432472998588462" calcext:value-type="float">
            <text:p>-0,0043</text:p>
          </table:table-cell>
          <table:table-cell office:value-type="float" office:value="0" calcext:value-type="float">
            <text:p>0,0000</text:p>
          </table:table-cell>
          <table:table-cell office:value-type="float" office:value="0.235068268405344" calcext:value-type="float">
            <text:p>0,2351</text:p>
          </table:table-cell>
          <table:table-cell office:value-type="float" office:value="7.0527728637395" calcext:value-type="float">
            <text:p>7,0528</text:p>
          </table:table-cell>
          <table:table-cell office:value-type="float" office:value="0.327311616336315" calcext:value-type="float">
            <text:p>0,3273</text:p>
          </table:table-cell>
          <table:table-cell office:value-type="float" office:value="2.34381874405399" calcext:value-type="float">
            <text:p>2,3438</text:p>
          </table:table-cell>
          <table:table-cell office:value-type="float" office:value="13.1895972429725" calcext:value-type="float">
            <text:p>13,1896</text:p>
          </table:table-cell>
          <table:table-cell office:value-type="float" office:value="1.41239759764693" calcext:value-type="float">
            <text:p>1,4124</text:p>
          </table:table-cell>
          <table:table-cell office:value-type="float" office:value="2.69708977345071" calcext:value-type="float">
            <text:p>2,6971</text:p>
          </table:table-cell>
          <table:table-cell office:value-type="float" office:value="7.83558900704323" calcext:value-type="float">
            <text:p>7,8356</text:p>
          </table:table-cell>
          <table:table-cell office:value-type="float" office:value="80.5922089727567" calcext:value-type="float">
            <text:p>80,59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127743663567443" calcext:value-type="float">
            <text:p>0,0128</text:p>
          </table:table-cell>
          <table:table-cell office:value-type="float" office:value="0" calcext:value-type="float">
            <text:p>0,0000</text:p>
          </table:table-cell>
          <table:table-cell office:value-type="float" office:value="0.259855555551869" calcext:value-type="float">
            <text:p>0,2599</text:p>
          </table:table-cell>
          <table:table-cell office:value-type="float" office:value="7.0527728637395" calcext:value-type="float">
            <text:p>7,0528</text:p>
          </table:table-cell>
          <table:table-cell office:value-type="float" office:value="0.37144490319345" calcext:value-type="float">
            <text:p>0,3714</text:p>
          </table:table-cell>
          <table:table-cell office:value-type="float" office:value="1.53120714620608" calcext:value-type="float">
            <text:p>1,5312</text:p>
          </table:table-cell>
          <table:table-cell office:value-type="float" office:value="13.3567439420923" calcext:value-type="float">
            <text:p>13,3567</text:p>
          </table:table-cell>
          <table:table-cell office:value-type="float" office:value="11.7761761924798" calcext:value-type="float">
            <text:p>11,7762</text:p>
          </table:table-cell>
          <table:table-cell office:value-type="float" office:value="2.70447526003142" calcext:value-type="float">
            <text:p>2,7045</text:p>
          </table:table-cell>
          <table:table-cell office:value-type="float" office:value="8.10120039666478" calcext:value-type="float">
            <text:p>8,1012</text:p>
          </table:table-cell>
          <table:table-cell office:value-type="float" office:value="74.533635363165" calcext:value-type="float">
            <text:p>74,53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268935426378016" calcext:value-type="float">
            <text:p>0,0269</text:p>
          </table:table-cell>
          <table:table-cell office:value-type="float" office:value="0" calcext:value-type="float">
            <text:p>0,0000</text:p>
          </table:table-cell>
          <table:table-cell office:value-type="float" office:value="0.245388807455347" calcext:value-type="float">
            <text:p>0,2454</text:p>
          </table:table-cell>
          <table:table-cell office:value-type="float" office:value="7.0527728637395" calcext:value-type="float">
            <text:p>7,0528</text:p>
          </table:table-cell>
          <table:table-cell office:value-type="float" office:value="0.343481888639688" calcext:value-type="float">
            <text:p>0,3435</text:p>
          </table:table-cell>
          <table:table-cell office:value-type="float" office:value="1.37025618023008" calcext:value-type="float">
            <text:p>1,3703</text:p>
          </table:table-cell>
          <table:table-cell office:value-type="float" office:value="15.0082076938517" calcext:value-type="float">
            <text:p>15,0082</text:p>
          </table:table-cell>
          <table:table-cell office:value-type="float" office:value="1.58465881033496" calcext:value-type="float">
            <text:p>1,5847</text:p>
          </table:table-cell>
          <table:table-cell office:value-type="float" office:value="2.70065054449489" calcext:value-type="float">
            <text:p>2,7007</text:p>
          </table:table-cell>
          <table:table-cell office:value-type="float" office:value="7.43036702379686" calcext:value-type="float">
            <text:p>7,4304</text:p>
          </table:table-cell>
          <table:table-cell office:value-type="float" office:value="93.0950159528459" calcext:value-type="float">
            <text:p>93,09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323234484317663" calcext:value-type="float">
            <text:p>0,0323</text:p>
          </table:table-cell>
          <table:table-cell office:value-type="float" office:value="0" calcext:value-type="float">
            <text:p>0,0000</text:p>
          </table:table-cell>
          <table:table-cell office:value-type="float" office:value="0.235305808176139" calcext:value-type="float">
            <text:p>0,2353</text:p>
          </table:table-cell>
          <table:table-cell office:value-type="float" office:value="7.0527728637395" calcext:value-type="float">
            <text:p>7,0528</text:p>
          </table:table-cell>
          <table:table-cell office:value-type="float" office:value="0.309284174127989" calcext:value-type="float">
            <text:p>0,3093</text:p>
          </table:table-cell>
          <table:table-cell office:value-type="float" office:value="3.64685898438249" calcext:value-type="float">
            <text:p>3,6469</text:p>
          </table:table-cell>
          <table:table-cell office:value-type="float" office:value="16.6928667220641" calcext:value-type="float">
            <text:p>16,6929</text:p>
          </table:table-cell>
          <table:table-cell office:value-type="float" office:value="0.631900628552515" calcext:value-type="float">
            <text:p>0,6319</text:p>
          </table:table-cell>
          <table:table-cell office:value-type="float" office:value="2.68814287140674" calcext:value-type="float">
            <text:p>2,6881</text:p>
          </table:table-cell>
          <table:table-cell office:value-type="float" office:value="7.23309347430208" calcext:value-type="float">
            <text:p>7,2331</text:p>
          </table:table-cell>
          <table:table-cell office:value-type="float" office:value="90.272655481103" calcext:value-type="float">
            <text:p>90,272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352641954862589" calcext:value-type="float">
            <text:p>0,0353</text:p>
          </table:table-cell>
          <table:table-cell office:value-type="float" office:value="0" calcext:value-type="float">
            <text:p>0,0000</text:p>
          </table:table-cell>
          <table:table-cell office:value-type="float" office:value="0.24645862614247" calcext:value-type="float">
            <text:p>0,2465</text:p>
          </table:table-cell>
          <table:table-cell office:value-type="float" office:value="7.0527728637395" calcext:value-type="float">
            <text:p>7,0528</text:p>
          </table:table-cell>
          <table:table-cell office:value-type="float" office:value="0.301577225437188" calcext:value-type="float">
            <text:p>0,3016</text:p>
          </table:table-cell>
          <table:table-cell office:value-type="float" office:value="18.8177808836069" calcext:value-type="float">
            <text:p>18,8178</text:p>
          </table:table-cell>
          <table:table-cell office:value-type="float" office:value="16.9435474557111" calcext:value-type="float">
            <text:p>16,9435</text:p>
          </table:table-cell>
          <table:table-cell office:value-type="float" office:value="1.07978709169443" calcext:value-type="float">
            <text:p>1,0798</text:p>
          </table:table-cell>
          <table:table-cell office:value-type="float" office:value="2.67542690905839" calcext:value-type="float">
            <text:p>2,6754</text:p>
          </table:table-cell>
          <table:table-cell office:value-type="float" office:value="7.85306695577983" calcext:value-type="float">
            <text:p>7,8531</text:p>
          </table:table-cell>
          <table:table-cell office:value-type="float" office:value="92.7779393849397" calcext:value-type="float">
            <text:p>92,77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67618005199386" calcext:value-type="float">
            <text:p>0,0368</text:p>
          </table:table-cell>
          <table:table-cell office:value-type="float" office:value="0" calcext:value-type="float">
            <text:p>0,0000</text:p>
          </table:table-cell>
          <table:table-cell office:value-type="float" office:value="0.233842296574074" calcext:value-type="float">
            <text:p>0,2338</text:p>
          </table:table-cell>
          <table:table-cell office:value-type="float" office:value="7.19643243121262" calcext:value-type="float">
            <text:p>7,1964</text:p>
          </table:table-cell>
          <table:table-cell office:value-type="float" office:value="0.351953984609973" calcext:value-type="float">
            <text:p>0,3520</text:p>
          </table:table-cell>
          <table:table-cell office:value-type="float" office:value="3.13715186009934" calcext:value-type="float">
            <text:p>3,1372</text:p>
          </table:table-cell>
          <table:table-cell office:value-type="float" office:value="24.0776989414131" calcext:value-type="float">
            <text:p>24,0777</text:p>
          </table:table-cell>
          <table:table-cell office:value-type="float" office:value="1.70956539800962" calcext:value-type="float">
            <text:p>1,7096</text:p>
          </table:table-cell>
          <table:table-cell office:value-type="float" office:value="2.66214319409888" calcext:value-type="float">
            <text:p>2,6621</text:p>
          </table:table-cell>
          <table:table-cell office:value-type="float" office:value="6.89203376211479" calcext:value-type="float">
            <text:p>6,8920</text:p>
          </table:table-cell>
          <table:table-cell office:value-type="float" office:value="166.814140191346" calcext:value-type="float">
            <text:p>166,81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29332834095562" calcext:value-type="float">
            <text:p>0,0329</text:p>
          </table:table-cell>
          <table:table-cell office:value-type="float" office:value="0" calcext:value-type="float">
            <text:p>0,0000</text:p>
          </table:table-cell>
          <table:table-cell office:value-type="float" office:value="0.222336712745743" calcext:value-type="float">
            <text:p>0,2223</text:p>
          </table:table-cell>
          <table:table-cell office:value-type="float" office:value="7.19643243121262" calcext:value-type="float">
            <text:p>7,1964</text:p>
          </table:table-cell>
          <table:table-cell office:value-type="float" office:value="0.353898420941017" calcext:value-type="float">
            <text:p>0,3539</text:p>
          </table:table-cell>
          <table:table-cell office:value-type="float" office:value="4.24835430003574" calcext:value-type="float">
            <text:p>4,2484</text:p>
          </table:table-cell>
          <table:table-cell office:value-type="float" office:value="23.1097382434185" calcext:value-type="float">
            <text:p>23,1097</text:p>
          </table:table-cell>
          <table:table-cell office:value-type="float" office:value="1.71785984526906" calcext:value-type="float">
            <text:p>1,7179</text:p>
          </table:table-cell>
          <table:table-cell office:value-type="float" office:value="2.63949038359651" calcext:value-type="float">
            <text:p>2,6395</text:p>
          </table:table-cell>
          <table:table-cell office:value-type="float" office:value="6.05456864112021" calcext:value-type="float">
            <text:p>6,0546</text:p>
          </table:table-cell>
          <table:table-cell office:value-type="float" office:value="207.84644083994" calcext:value-type="float">
            <text:p>207,84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14573397030564" calcext:value-type="float">
            <text:p>0,0315</text:p>
          </table:table-cell>
          <table:table-cell office:value-type="float" office:value="0" calcext:value-type="float">
            <text:p>0,0000</text:p>
          </table:table-cell>
          <table:table-cell office:value-type="float" office:value="0.251755150784221" calcext:value-type="float">
            <text:p>0,2518</text:p>
          </table:table-cell>
          <table:table-cell office:value-type="float" office:value="7.19643243121262" calcext:value-type="float">
            <text:p>7,1964</text:p>
          </table:table-cell>
          <table:table-cell office:value-type="float" office:value="0.367155813332728" calcext:value-type="float">
            <text:p>0,3672</text:p>
          </table:table-cell>
          <table:table-cell office:value-type="float" office:value="1.1807761692297" calcext:value-type="float">
            <text:p>1,1808</text:p>
          </table:table-cell>
          <table:table-cell office:value-type="float" office:value="23.3118084068894" calcext:value-type="float">
            <text:p>23,3118</text:p>
          </table:table-cell>
          <table:table-cell office:value-type="float" office:value="-0.0842091571326051" calcext:value-type="float">
            <text:p>-0,0842</text:p>
          </table:table-cell>
          <table:table-cell office:value-type="float" office:value="2.60621232342394" calcext:value-type="float">
            <text:p>2,6062</text:p>
          </table:table-cell>
          <table:table-cell office:value-type="float" office:value="5.56668721914284" calcext:value-type="float">
            <text:p>5,5667</text:p>
          </table:table-cell>
          <table:table-cell office:value-type="float" office:value="190.219044181724" calcext:value-type="float">
            <text:p>190,21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301811806549432" calcext:value-type="float">
            <text:p>0,0302</text:p>
          </table:table-cell>
          <table:table-cell office:value-type="float" office:value="0" calcext:value-type="float">
            <text:p>0,0000</text:p>
          </table:table-cell>
          <table:table-cell office:value-type="float" office:value="0.266363922088041" calcext:value-type="float">
            <text:p>0,2664</text:p>
          </table:table-cell>
          <table:table-cell office:value-type="float" office:value="7.19643243121262" calcext:value-type="float">
            <text:p>7,1964</text:p>
          </table:table-cell>
          <table:table-cell office:value-type="float" office:value="0.375330464599385" calcext:value-type="float">
            <text:p>0,3753</text:p>
          </table:table-cell>
          <table:table-cell office:value-type="float" office:value="6.1676222436929" calcext:value-type="float">
            <text:p>6,1676</text:p>
          </table:table-cell>
          <table:table-cell office:value-type="float" office:value="24.9812803824941" calcext:value-type="float">
            <text:p>24,9813</text:p>
          </table:table-cell>
          <table:table-cell office:value-type="float" office:value="3.47962582371966" calcext:value-type="float">
            <text:p>3,4796</text:p>
          </table:table-cell>
          <table:table-cell office:value-type="float" office:value="2.56590112157953" calcext:value-type="float">
            <text:p>2,5659</text:p>
          </table:table-cell>
          <table:table-cell office:value-type="float" office:value="4.81940774187963" calcext:value-type="float">
            <text:p>4,8194</text:p>
          </table:table-cell>
          <table:table-cell office:value-type="float" office:value="197.189824294876" calcext:value-type="float">
            <text:p>197,18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45034032443163" calcext:value-type="float">
            <text:p>0,0245</text:p>
          </table:table-cell>
          <table:table-cell office:value-type="float" office:value="0" calcext:value-type="float">
            <text:p>0,0000</text:p>
          </table:table-cell>
          <table:table-cell office:value-type="float" office:value="0.308341581828485" calcext:value-type="float">
            <text:p>0,3083</text:p>
          </table:table-cell>
          <table:table-cell office:value-type="float" office:value="7.19643243121262" calcext:value-type="float">
            <text:p>7,1964</text:p>
          </table:table-cell>
          <table:table-cell office:value-type="float" office:value="0.285908040090713" calcext:value-type="float">
            <text:p>0,2859</text:p>
          </table:table-cell>
          <table:table-cell office:value-type="float" office:value="-1.04819601217159" calcext:value-type="float">
            <text:p>-1,0482</text:p>
          </table:table-cell>
          <table:table-cell office:value-type="float" office:value="22.6675107585781" calcext:value-type="float">
            <text:p>22,6675</text:p>
          </table:table-cell>
          <table:table-cell office:value-type="float" office:value="1.75663684338933" calcext:value-type="float">
            <text:p>1,7566</text:p>
          </table:table-cell>
          <table:table-cell office:value-type="float" office:value="2.52386130350538" calcext:value-type="float">
            <text:p>2,5239</text:p>
          </table:table-cell>
          <table:table-cell office:value-type="float" office:value="4.63149600222737" calcext:value-type="float">
            <text:p>4,6315</text:p>
          </table:table-cell>
          <table:table-cell office:value-type="float" office:value="185.501340940771" calcext:value-type="float">
            <text:p>185,501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76037981232693" calcext:value-type="float">
            <text:p>0,0476</text:p>
          </table:table-cell>
          <table:table-cell office:value-type="float" office:value="0.0905439709682104" calcext:value-type="float">
            <text:p>0,0905</text:p>
          </table:table-cell>
          <table:table-cell office:value-type="float" office:value="0.461707437120348" calcext:value-type="float">
            <text:p>0,4617</text:p>
          </table:table-cell>
          <table:table-cell office:value-type="float" office:value="9.50807332755733" calcext:value-type="float">
            <text:p>9,5081</text:p>
          </table:table-cell>
          <table:table-cell office:value-type="float" office:value="0.504962118117647" calcext:value-type="float">
            <text:p>0,5050</text:p>
          </table:table-cell>
          <table:table-cell office:value-type="float" office:value="0.453805521359261" calcext:value-type="float">
            <text:p>0,4538</text:p>
          </table:table-cell>
          <table:table-cell office:value-type="float" office:value="19.6110972592867" calcext:value-type="float">
            <text:p>19,6111</text:p>
          </table:table-cell>
          <table:table-cell office:value-type="float" office:value="37.5744593024957" calcext:value-type="float">
            <text:p>37,5745</text:p>
          </table:table-cell>
          <table:table-cell office:value-type="float" office:value="1.47152842459308" calcext:value-type="float">
            <text:p>1,4715</text:p>
          </table:table-cell>
          <table:table-cell office:value-type="float" office:value="16.9104961890477" calcext:value-type="float">
            <text:p>16,9105</text:p>
          </table:table-cell>
          <table:table-cell office:value-type="float" office:value="39.4961356797274" calcext:value-type="float">
            <text:p>39,49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401989179859559" calcext:value-type="float">
            <text:p>0,0402</text:p>
          </table:table-cell>
          <table:table-cell office:value-type="float" office:value="0.0805315174959609" calcext:value-type="float">
            <text:p>0,0805</text:p>
          </table:table-cell>
          <table:table-cell office:value-type="float" office:value="0.506850090086264" calcext:value-type="float">
            <text:p>0,5069</text:p>
          </table:table-cell>
          <table:table-cell office:value-type="float" office:value="9.50807332755733" calcext:value-type="float">
            <text:p>9,5081</text:p>
          </table:table-cell>
          <table:table-cell office:value-type="float" office:value="0.523148815684758" calcext:value-type="float">
            <text:p>0,5231</text:p>
          </table:table-cell>
          <table:table-cell office:value-type="float" office:value="0.545822463166874" calcext:value-type="float">
            <text:p>0,5458</text:p>
          </table:table-cell>
          <table:table-cell office:value-type="float" office:value="20.8483343482581" calcext:value-type="float">
            <text:p>20,8483</text:p>
          </table:table-cell>
          <table:table-cell office:value-type="float" office:value="23.3198596717418" calcext:value-type="float">
            <text:p>23,3199</text:p>
          </table:table-cell>
          <table:table-cell office:value-type="float" office:value="1.43682607692446" calcext:value-type="float">
            <text:p>1,4368</text:p>
          </table:table-cell>
          <table:table-cell office:value-type="float" office:value="17.120429900751" calcext:value-type="float">
            <text:p>17,1204</text:p>
          </table:table-cell>
          <table:table-cell office:value-type="float" office:value="42.9156682575118" calcext:value-type="float">
            <text:p>42,915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782149030583366" calcext:value-type="float">
            <text:p>0,0782</text:p>
          </table:table-cell>
          <table:table-cell office:value-type="float" office:value="0.0799243956366897" calcext:value-type="float">
            <text:p>0,0799</text:p>
          </table:table-cell>
          <table:table-cell office:value-type="float" office:value="0.500570430225362" calcext:value-type="float">
            <text:p>0,5006</text:p>
          </table:table-cell>
          <table:table-cell office:value-type="float" office:value="9.50807332755733" calcext:value-type="float">
            <text:p>9,5081</text:p>
          </table:table-cell>
          <table:table-cell office:value-type="float" office:value="0.524411191937062" calcext:value-type="float">
            <text:p>0,5244</text:p>
          </table:table-cell>
          <table:table-cell office:value-type="float" office:value="0.688016609124279" calcext:value-type="float">
            <text:p>0,6880</text:p>
          </table:table-cell>
          <table:table-cell office:value-type="float" office:value="25.4161097564568" calcext:value-type="float">
            <text:p>25,4161</text:p>
          </table:table-cell>
          <table:table-cell office:value-type="float" office:value="12.4469050511514" calcext:value-type="float">
            <text:p>12,4469</text:p>
          </table:table-cell>
          <table:table-cell office:value-type="float" office:value="1.38559081714286" calcext:value-type="float">
            <text:p>1,3856</text:p>
          </table:table-cell>
          <table:table-cell office:value-type="float" office:value="16.9433454125745" calcext:value-type="float">
            <text:p>16,9433</text:p>
          </table:table-cell>
          <table:table-cell office:value-type="float" office:value="45.6347367473525" calcext:value-type="float">
            <text:p>45,634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29921786177457" calcext:value-type="float">
            <text:p>0,0730</text:p>
          </table:table-cell>
          <table:table-cell office:value-type="float" office:value="0.100348064305528" calcext:value-type="float">
            <text:p>0,1003</text:p>
          </table:table-cell>
          <table:table-cell office:value-type="float" office:value="0.509042846673477" calcext:value-type="float">
            <text:p>0,5090</text:p>
          </table:table-cell>
          <table:table-cell office:value-type="float" office:value="9.50807332755733" calcext:value-type="float">
            <text:p>9,5081</text:p>
          </table:table-cell>
          <table:table-cell office:value-type="float" office:value="0.539448594552153" calcext:value-type="float">
            <text:p>0,5394</text:p>
          </table:table-cell>
          <table:table-cell office:value-type="float" office:value="2.00053328327567" calcext:value-type="float">
            <text:p>2,0005</text:p>
          </table:table-cell>
          <table:table-cell office:value-type="float" office:value="26.650815121797" calcext:value-type="float">
            <text:p>26,6508</text:p>
          </table:table-cell>
          <table:table-cell office:value-type="float" office:value="7.10491812820895" calcext:value-type="float">
            <text:p>7,1049</text:p>
          </table:table-cell>
          <table:table-cell office:value-type="float" office:value="1.32763439845205" calcext:value-type="float">
            <text:p>1,3276</text:p>
          </table:table-cell>
          <table:table-cell office:value-type="float" office:value="16.908720905206" calcext:value-type="float">
            <text:p>16,9087</text:p>
          </table:table-cell>
          <table:table-cell office:value-type="float" office:value="46.1763178196804" calcext:value-type="float">
            <text:p>46,176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60983755071955" calcext:value-type="float">
            <text:p>0,0561</text:p>
          </table:table-cell>
          <table:table-cell office:value-type="float" office:value="0.105026604280695" calcext:value-type="float">
            <text:p>0,1050</text:p>
          </table:table-cell>
          <table:table-cell office:value-type="float" office:value="0.480838554938145" calcext:value-type="float">
            <text:p>0,4808</text:p>
          </table:table-cell>
          <table:table-cell office:value-type="float" office:value="9.50807332755733" calcext:value-type="float">
            <text:p>9,5081</text:p>
          </table:table-cell>
          <table:table-cell office:value-type="float" office:value="0.562492021478883" calcext:value-type="float">
            <text:p>0,5625</text:p>
          </table:table-cell>
          <table:table-cell office:value-type="float" office:value="3.6534802052135" calcext:value-type="float">
            <text:p>3,6535</text:p>
          </table:table-cell>
          <table:table-cell office:value-type="float" office:value="28.6878624427922" calcext:value-type="float">
            <text:p>28,6879</text:p>
          </table:table-cell>
          <table:table-cell office:value-type="float" office:value="9.37170275023969" calcext:value-type="float">
            <text:p>9,3717</text:p>
          </table:table-cell>
          <table:table-cell office:value-type="float" office:value="1.25855040488536" calcext:value-type="float">
            <text:p>1,2586</text:p>
          </table:table-cell>
          <table:table-cell office:value-type="float" office:value="17.0738645866594" calcext:value-type="float">
            <text:p>17,0739</text:p>
          </table:table-cell>
          <table:table-cell office:value-type="float" office:value="46.0931786607319" calcext:value-type="float">
            <text:p>46,093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370262396348622" calcext:value-type="float">
            <text:p>0,0370</text:p>
          </table:table-cell>
          <table:table-cell office:value-type="float" office:value="0.0883618971132236" calcext:value-type="float">
            <text:p>0,0884</text:p>
          </table:table-cell>
          <table:table-cell office:value-type="float" office:value="0.474002792713404" calcext:value-type="float">
            <text:p>0,4740</text:p>
          </table:table-cell>
          <table:table-cell office:value-type="float" office:value="9.79286032524023" calcext:value-type="float">
            <text:p>9,7929</text:p>
          </table:table-cell>
          <table:table-cell office:value-type="float" office:value="0.563436952669745" calcext:value-type="float">
            <text:p>0,5634</text:p>
          </table:table-cell>
          <table:table-cell office:value-type="float" office:value="3.26250001333706" calcext:value-type="float">
            <text:p>3,2625</text:p>
          </table:table-cell>
          <table:table-cell office:value-type="float" office:value="28.0992426694652" calcext:value-type="float">
            <text:p>28,0992</text:p>
          </table:table-cell>
          <table:table-cell office:value-type="float" office:value="6.21661287738316" calcext:value-type="float">
            <text:p>6,2166</text:p>
          </table:table-cell>
          <table:table-cell office:value-type="float" office:value="1.20538011269419" calcext:value-type="float">
            <text:p>1,2054</text:p>
          </table:table-cell>
          <table:table-cell office:value-type="float" office:value="16.8242738747088" calcext:value-type="float">
            <text:p>16,8243</text:p>
          </table:table-cell>
          <table:table-cell office:value-type="float" office:value="47.6327501442898" calcext:value-type="float">
            <text:p>47,63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0361957095929988" calcext:value-type="float">
            <text:p>-0,0036</text:p>
          </table:table-cell>
          <table:table-cell office:value-type="float" office:value="0.109427071342126" calcext:value-type="float">
            <text:p>0,1094</text:p>
          </table:table-cell>
          <table:table-cell office:value-type="float" office:value="0.489645338735905" calcext:value-type="float">
            <text:p>0,4896</text:p>
          </table:table-cell>
          <table:table-cell office:value-type="float" office:value="9.79286032524023" calcext:value-type="float">
            <text:p>9,7929</text:p>
          </table:table-cell>
          <table:table-cell office:value-type="float" office:value="0.577517297236095" calcext:value-type="float">
            <text:p>0,5775</text:p>
          </table:table-cell>
          <table:table-cell office:value-type="float" office:value="2.59715738780979" calcext:value-type="float">
            <text:p>2,5972</text:p>
          </table:table-cell>
          <table:table-cell office:value-type="float" office:value="26.8478106280465" calcext:value-type="float">
            <text:p>26,8478</text:p>
          </table:table-cell>
          <table:table-cell office:value-type="float" office:value="12.0373736010646" calcext:value-type="float">
            <text:p>12,0374</text:p>
          </table:table-cell>
          <table:table-cell office:value-type="float" office:value="1.20362374299187" calcext:value-type="float">
            <text:p>1,2036</text:p>
          </table:table-cell>
          <table:table-cell office:value-type="float" office:value="16.2881502800108" calcext:value-type="float">
            <text:p>16,2882</text:p>
          </table:table-cell>
          <table:table-cell office:value-type="float" office:value="47.2922484085304" calcext:value-type="float">
            <text:p>47,292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608710367132979" calcext:value-type="float">
            <text:p>-0,0609</text:p>
          </table:table-cell>
          <table:table-cell office:value-type="float" office:value="0.0753648907578849" calcext:value-type="float">
            <text:p>0,0754</text:p>
          </table:table-cell>
          <table:table-cell office:value-type="float" office:value="0.495167876392338" calcext:value-type="float">
            <text:p>0,4952</text:p>
          </table:table-cell>
          <table:table-cell office:value-type="float" office:value="9.79286032524023" calcext:value-type="float">
            <text:p>9,7929</text:p>
          </table:table-cell>
          <table:table-cell office:value-type="float" office:value="0.565641458518387" calcext:value-type="float">
            <text:p>0,5656</text:p>
          </table:table-cell>
          <table:table-cell office:value-type="float" office:value="1.33175125736325" calcext:value-type="float">
            <text:p>1,3318</text:p>
          </table:table-cell>
          <table:table-cell office:value-type="float" office:value="22.3747022594256" calcext:value-type="float">
            <text:p>22,3747</text:p>
          </table:table-cell>
          <table:table-cell office:value-type="float" office:value="5.40178109195672" calcext:value-type="float">
            <text:p>5,4018</text:p>
          </table:table-cell>
          <table:table-cell office:value-type="float" office:value="1.26840177842845" calcext:value-type="float">
            <text:p>1,2684</text:p>
          </table:table-cell>
          <table:table-cell office:value-type="float" office:value="15.1558859558523" calcext:value-type="float">
            <text:p>15,1559</text:p>
          </table:table-cell>
          <table:table-cell office:value-type="float" office:value="44.9267759515112" calcext:value-type="float">
            <text:p>44,92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677129034030592" calcext:value-type="float">
            <text:p>0,0677</text:p>
          </table:table-cell>
          <table:table-cell office:value-type="float" office:value="0.0960646481377431" calcext:value-type="float">
            <text:p>0,0961</text:p>
          </table:table-cell>
          <table:table-cell office:value-type="float" office:value="0.496626279652773" calcext:value-type="float">
            <text:p>0,4966</text:p>
          </table:table-cell>
          <table:table-cell office:value-type="float" office:value="9.79286032524023" calcext:value-type="float">
            <text:p>9,7929</text:p>
          </table:table-cell>
          <table:table-cell office:value-type="float" office:value="0.565962928362258" calcext:value-type="float">
            <text:p>0,5660</text:p>
          </table:table-cell>
          <table:table-cell office:value-type="float" office:value="1.17877693340685" calcext:value-type="float">
            <text:p>1,1788</text:p>
          </table:table-cell>
          <table:table-cell office:value-type="float" office:value="24.86812753984" calcext:value-type="float">
            <text:p>24,8681</text:p>
          </table:table-cell>
          <table:table-cell office:value-type="float" office:value="7.01265778410827" calcext:value-type="float">
            <text:p>7,0127</text:p>
          </table:table-cell>
          <table:table-cell office:value-type="float" office:value="1.37505586908402" calcext:value-type="float">
            <text:p>1,3751</text:p>
          </table:table-cell>
          <table:table-cell office:value-type="float" office:value="15.1012591227347" calcext:value-type="float">
            <text:p>15,1013</text:p>
          </table:table-cell>
          <table:table-cell office:value-type="float" office:value="45.8992160439443" calcext:value-type="float">
            <text:p>45,899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905255823031492" calcext:value-type="float">
            <text:p>0,0905</text:p>
          </table:table-cell>
          <table:table-cell office:value-type="float" office:value="0.129038022883509" calcext:value-type="float">
            <text:p>0,1290</text:p>
          </table:table-cell>
          <table:table-cell office:value-type="float" office:value="0.487550696237935" calcext:value-type="float">
            <text:p>0,4876</text:p>
          </table:table-cell>
          <table:table-cell office:value-type="float" office:value="9.79286032524023" calcext:value-type="float">
            <text:p>9,7929</text:p>
          </table:table-cell>
          <table:table-cell office:value-type="float" office:value="0.588379817439081" calcext:value-type="float">
            <text:p>0,5884</text:p>
          </table:table-cell>
          <table:table-cell office:value-type="float" office:value="1.94372849338649" calcext:value-type="float">
            <text:p>1,9437</text:p>
          </table:table-cell>
          <table:table-cell office:value-type="float" office:value="28.0666801245198" calcext:value-type="float">
            <text:p>28,0667</text:p>
          </table:table-cell>
          <table:table-cell office:value-type="float" office:value="8.18854982111235" calcext:value-type="float">
            <text:p>8,1885</text:p>
          </table:table-cell>
          <table:table-cell office:value-type="float" office:value="1.48564276481" calcext:value-type="float">
            <text:p>1,4856</text:p>
          </table:table-cell>
          <table:table-cell office:value-type="float" office:value="16.4805708520112" calcext:value-type="float">
            <text:p>16,4806</text:p>
          </table:table-cell>
          <table:table-cell office:value-type="float" office:value="47.3181985277298" calcext:value-type="float">
            <text:p>47,318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11036375732776" calcext:value-type="float">
            <text:p>0,0311</text:p>
          </table:table-cell>
          <table:table-cell office:value-type="float" office:value="0.114956778750083" calcext:value-type="float">
            <text:p>0,1150</text:p>
          </table:table-cell>
          <table:table-cell office:value-type="float" office:value="0.477815715456007" calcext:value-type="float">
            <text:p>0,4778</text:p>
          </table:table-cell>
          <table:table-cell office:value-type="float" office:value="9.91637604455378" calcext:value-type="float">
            <text:p>9,9164</text:p>
          </table:table-cell>
          <table:table-cell office:value-type="float" office:value="0.582757193296258" calcext:value-type="float">
            <text:p>0,5828</text:p>
          </table:table-cell>
          <table:table-cell office:value-type="float" office:value="1.57257198910841" calcext:value-type="float">
            <text:p>1,5726</text:p>
          </table:table-cell>
          <table:table-cell office:value-type="float" office:value="27.3198342711089" calcext:value-type="float">
            <text:p>27,3198</text:p>
          </table:table-cell>
          <table:table-cell office:value-type="float" office:value="7.41824409854944" calcext:value-type="float">
            <text:p>7,4182</text:p>
          </table:table-cell>
          <table:table-cell office:value-type="float" office:value="1.56837559565774" calcext:value-type="float">
            <text:p>1,5684</text:p>
          </table:table-cell>
          <table:table-cell office:value-type="float" office:value="15.8791722092259" calcext:value-type="float">
            <text:p>15,8792</text:p>
          </table:table-cell>
          <table:table-cell office:value-type="float" office:value="48.2985420001271" calcext:value-type="float">
            <text:p>48,29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653052814151671" calcext:value-type="float">
            <text:p>0,0653</text:p>
          </table:table-cell>
          <table:table-cell office:value-type="float" office:value="0.100793909203818" calcext:value-type="float">
            <text:p>0,1008</text:p>
          </table:table-cell>
          <table:table-cell office:value-type="float" office:value="0.485571432515919" calcext:value-type="float">
            <text:p>0,4856</text:p>
          </table:table-cell>
          <table:table-cell office:value-type="float" office:value="9.91637604455378" calcext:value-type="float">
            <text:p>9,9164</text:p>
          </table:table-cell>
          <table:table-cell office:value-type="float" office:value="0.577176404650921" calcext:value-type="float">
            <text:p>0,5772</text:p>
          </table:table-cell>
          <table:table-cell office:value-type="float" office:value="1.42681398447783" calcext:value-type="float">
            <text:p>1,4268</text:p>
          </table:table-cell>
          <table:table-cell office:value-type="float" office:value="28.524396630847" calcext:value-type="float">
            <text:p>28,5244</text:p>
          </table:table-cell>
          <table:table-cell office:value-type="float" office:value="6.26880958610168" calcext:value-type="float">
            <text:p>6,2688</text:p>
          </table:table-cell>
          <table:table-cell office:value-type="float" office:value="1.61946698707746" calcext:value-type="float">
            <text:p>1,6195</text:p>
          </table:table-cell>
          <table:table-cell office:value-type="float" office:value="16.2392738517102" calcext:value-type="float">
            <text:p>16,2393</text:p>
          </table:table-cell>
          <table:table-cell office:value-type="float" office:value="46.6267476047198" calcext:value-type="float">
            <text:p>46,62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41043194291242" calcext:value-type="float">
            <text:p>0,0341</text:p>
          </table:table-cell>
          <table:table-cell office:value-type="float" office:value="0.0931618238109654" calcext:value-type="float">
            <text:p>0,0932</text:p>
          </table:table-cell>
          <table:table-cell office:value-type="float" office:value="0.46992705427642" calcext:value-type="float">
            <text:p>0,4699</text:p>
          </table:table-cell>
          <table:table-cell office:value-type="float" office:value="9.91637604455378" calcext:value-type="float">
            <text:p>9,9164</text:p>
          </table:table-cell>
          <table:table-cell office:value-type="float" office:value="0.594595866870304" calcext:value-type="float">
            <text:p>0,5946</text:p>
          </table:table-cell>
          <table:table-cell office:value-type="float" office:value="1.427660145624" calcext:value-type="float">
            <text:p>1,4277</text:p>
          </table:table-cell>
          <table:table-cell office:value-type="float" office:value="28.8947067840698" calcext:value-type="float">
            <text:p>28,8947</text:p>
          </table:table-cell>
          <table:table-cell office:value-type="float" office:value="7.42170825799946" calcext:value-type="float">
            <text:p>7,4217</text:p>
          </table:table-cell>
          <table:table-cell office:value-type="float" office:value="1.62719411336179" calcext:value-type="float">
            <text:p>1,6272</text:p>
          </table:table-cell>
          <table:table-cell office:value-type="float" office:value="16.7919070309802" calcext:value-type="float">
            <text:p>16,7919</text:p>
          </table:table-cell>
          <table:table-cell office:value-type="float" office:value="45.9038599409357" calcext:value-type="float">
            <text:p>45,90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43098864574123" calcext:value-type="float">
            <text:p>0,0431</text:p>
          </table:table-cell>
          <table:table-cell office:value-type="float" office:value="0.0419321550014072" calcext:value-type="float">
            <text:p>0,0419</text:p>
          </table:table-cell>
          <table:table-cell office:value-type="float" office:value="0.440035957974884" calcext:value-type="float">
            <text:p>0,4400</text:p>
          </table:table-cell>
          <table:table-cell office:value-type="float" office:value="9.91637604455378" calcext:value-type="float">
            <text:p>9,9164</text:p>
          </table:table-cell>
          <table:table-cell office:value-type="float" office:value="0.590920360187571" calcext:value-type="float">
            <text:p>0,5909</text:p>
          </table:table-cell>
          <table:table-cell office:value-type="float" office:value="2.2416922662182" calcext:value-type="float">
            <text:p>2,2417</text:p>
          </table:table-cell>
          <table:table-cell office:value-type="float" office:value="29.7089240488197" calcext:value-type="float">
            <text:p>29,7089</text:p>
          </table:table-cell>
          <table:table-cell office:value-type="float" office:value="7.826899878118" calcext:value-type="float">
            <text:p>7,8269</text:p>
          </table:table-cell>
          <table:table-cell office:value-type="float" office:value="1.59800853352441" calcext:value-type="float">
            <text:p>1,5980</text:p>
          </table:table-cell>
          <table:table-cell office:value-type="float" office:value="16.7103628722077" calcext:value-type="float">
            <text:p>16,7104</text:p>
          </table:table-cell>
          <table:table-cell office:value-type="float" office:value="44.5464867403962" calcext:value-type="float">
            <text:p>44,54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56117458819107" calcext:value-type="float">
            <text:p>0,0156</text:p>
          </table:table-cell>
          <table:table-cell office:value-type="float" office:value="0.0495874913319494" calcext:value-type="float">
            <text:p>0,0496</text:p>
          </table:table-cell>
          <table:table-cell office:value-type="float" office:value="0.415843860488152" calcext:value-type="float">
            <text:p>0,4158</text:p>
          </table:table-cell>
          <table:table-cell office:value-type="float" office:value="9.91637604455378" calcext:value-type="float">
            <text:p>9,9164</text:p>
          </table:table-cell>
          <table:table-cell office:value-type="float" office:value="0.593119269024884" calcext:value-type="float">
            <text:p>0,5931</text:p>
          </table:table-cell>
          <table:table-cell office:value-type="float" office:value="1.61510366576903" calcext:value-type="float">
            <text:p>1,6151</text:p>
          </table:table-cell>
          <table:table-cell office:value-type="float" office:value="29.3139389831652" calcext:value-type="float">
            <text:p>29,3139</text:p>
          </table:table-cell>
          <table:table-cell office:value-type="float" office:value="8.09830849588953" calcext:value-type="float">
            <text:p>8,0983</text:p>
          </table:table-cell>
          <table:table-cell office:value-type="float" office:value="1.57301169985338" calcext:value-type="float">
            <text:p>1,5730</text:p>
          </table:table-cell>
          <table:table-cell office:value-type="float" office:value="16.5986307976229" calcext:value-type="float">
            <text:p>16,5986</text:p>
          </table:table-cell>
          <table:table-cell office:value-type="float" office:value="43.6160989566163" calcext:value-type="float">
            <text:p>43,61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49583852031291" calcext:value-type="float">
            <text:p>0,0496</text:p>
          </table:table-cell>
          <table:table-cell office:value-type="float" office:value="0" calcext:value-type="float">
            <text:p>0,0000</text:p>
          </table:table-cell>
          <table:table-cell office:value-type="float" office:value="0.31427950305932" calcext:value-type="float">
            <text:p>0,3143</text:p>
          </table:table-cell>
          <table:table-cell office:value-type="float" office:value="7.04473972238287" calcext:value-type="float">
            <text:p>7,0447</text:p>
          </table:table-cell>
          <table:table-cell office:value-type="float" office:value="0.270781258270418" calcext:value-type="float">
            <text:p>0,2708</text:p>
          </table:table-cell>
          <table:table-cell office:value-type="float" office:value="2.98852729248719" calcext:value-type="float">
            <text:p>2,9885</text:p>
          </table:table-cell>
          <table:table-cell office:value-type="float" office:value="19.9632838521327" calcext:value-type="float">
            <text:p>19,9633</text:p>
          </table:table-cell>
          <table:table-cell office:value-type="float" office:value="-3.16955634159335" calcext:value-type="float">
            <text:p>-3,1696</text:p>
          </table:table-cell>
          <table:table-cell office:value-type="float" office:value="3.41384079085586" calcext:value-type="float">
            <text:p>3,4138</text:p>
          </table:table-cell>
          <table:table-cell office:value-type="float" office:value="7.35414434218679" calcext:value-type="float">
            <text:p>7,3541</text:p>
          </table:table-cell>
          <table:table-cell office:value-type="float" office:value="34.9968071545266" calcext:value-type="float">
            <text:p>34,99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0728141461593" calcext:value-type="float">
            <text:p>0,0281</text:p>
          </table:table-cell>
          <table:table-cell office:value-type="float" office:value="0" calcext:value-type="float">
            <text:p>0,0000</text:p>
          </table:table-cell>
          <table:table-cell office:value-type="float" office:value="0.344107716806388" calcext:value-type="float">
            <text:p>0,3441</text:p>
          </table:table-cell>
          <table:table-cell office:value-type="float" office:value="7.04473972238287" calcext:value-type="float">
            <text:p>7,0447</text:p>
          </table:table-cell>
          <table:table-cell office:value-type="float" office:value="0.29188433851456" calcext:value-type="float">
            <text:p>0,2919</text:p>
          </table:table-cell>
          <table:table-cell office:value-type="float" office:value="3.19082033282959" calcext:value-type="float">
            <text:p>3,1908</text:p>
          </table:table-cell>
          <table:table-cell office:value-type="float" office:value="20.6833256733477" calcext:value-type="float">
            <text:p>20,6833</text:p>
          </table:table-cell>
          <table:table-cell office:value-type="float" office:value="7.80674087366829" calcext:value-type="float">
            <text:p>7,8067</text:p>
          </table:table-cell>
          <table:table-cell office:value-type="float" office:value="3.46508611997747" calcext:value-type="float">
            <text:p>3,4651</text:p>
          </table:table-cell>
          <table:table-cell office:value-type="float" office:value="7.05568380260189" calcext:value-type="float">
            <text:p>7,0557</text:p>
          </table:table-cell>
          <table:table-cell office:value-type="float" office:value="33.3298116171899" calcext:value-type="float">
            <text:p>33,32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310278345318329" calcext:value-type="float">
            <text:p>0,0310</text:p>
          </table:table-cell>
          <table:table-cell office:value-type="float" office:value="0" calcext:value-type="float">
            <text:p>0,0000</text:p>
          </table:table-cell>
          <table:table-cell office:value-type="float" office:value="0.30914270551586" calcext:value-type="float">
            <text:p>0,3091</text:p>
          </table:table-cell>
          <table:table-cell office:value-type="float" office:value="7.04473972238287" calcext:value-type="float">
            <text:p>7,0447</text:p>
          </table:table-cell>
          <table:table-cell office:value-type="float" office:value="0.275584581269173" calcext:value-type="float">
            <text:p>0,2756</text:p>
          </table:table-cell>
          <table:table-cell office:value-type="float" office:value="3.72044058026166" calcext:value-type="float">
            <text:p>3,7204</text:p>
          </table:table-cell>
          <table:table-cell office:value-type="float" office:value="19.9444298033739" calcext:value-type="float">
            <text:p>19,9444</text:p>
          </table:table-cell>
          <table:table-cell office:value-type="float" office:value="15.5875499857031" calcext:value-type="float">
            <text:p>15,5875</text:p>
          </table:table-cell>
          <table:table-cell office:value-type="float" office:value="3.4827631655344" calcext:value-type="float">
            <text:p>3,4828</text:p>
          </table:table-cell>
          <table:table-cell office:value-type="float" office:value="6.36493400643865" calcext:value-type="float">
            <text:p>6,3649</text:p>
          </table:table-cell>
          <table:table-cell office:value-type="float" office:value="33.8946245527228" calcext:value-type="float">
            <text:p>33,89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66282442122812" calcext:value-type="float">
            <text:p>0,0266</text:p>
          </table:table-cell>
          <table:table-cell office:value-type="float" office:value="0" calcext:value-type="float">
            <text:p>0,0000</text:p>
          </table:table-cell>
          <table:table-cell office:value-type="float" office:value="0.321674104663413" calcext:value-type="float">
            <text:p>0,3217</text:p>
          </table:table-cell>
          <table:table-cell office:value-type="float" office:value="7.04473972238287" calcext:value-type="float">
            <text:p>7,0447</text:p>
          </table:table-cell>
          <table:table-cell office:value-type="float" office:value="0.313582802383294" calcext:value-type="float">
            <text:p>0,3136</text:p>
          </table:table-cell>
          <table:table-cell office:value-type="float" office:value="4.21361570373822" calcext:value-type="float">
            <text:p>4,2136</text:p>
          </table:table-cell>
          <table:table-cell office:value-type="float" office:value="22.2017167515247" calcext:value-type="float">
            <text:p>22,2017</text:p>
          </table:table-cell>
          <table:table-cell office:value-type="float" office:value="-1.74118529368715" calcext:value-type="float">
            <text:p>-1,7412</text:p>
          </table:table-cell>
          <table:table-cell office:value-type="float" office:value="3.47731592787521" calcext:value-type="float">
            <text:p>3,4773</text:p>
          </table:table-cell>
          <table:table-cell office:value-type="float" office:value="7.00931559773754" calcext:value-type="float">
            <text:p>7,0093</text:p>
          </table:table-cell>
          <table:table-cell office:value-type="float" office:value="36.1467140817138" calcext:value-type="float">
            <text:p>36,14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677574008679089" calcext:value-type="float">
            <text:p>0,0678</text:p>
          </table:table-cell>
          <table:table-cell office:value-type="float" office:value="0" calcext:value-type="float">
            <text:p>0,0000</text:p>
          </table:table-cell>
          <table:table-cell office:value-type="float" office:value="0.386024280026938" calcext:value-type="float">
            <text:p>0,3860</text:p>
          </table:table-cell>
          <table:table-cell office:value-type="float" office:value="7.04473972238287" calcext:value-type="float">
            <text:p>7,0447</text:p>
          </table:table-cell>
          <table:table-cell office:value-type="float" office:value="0.330382386331372" calcext:value-type="float">
            <text:p>0,3304</text:p>
          </table:table-cell>
          <table:table-cell office:value-type="float" office:value="6.47982060781379" calcext:value-type="float">
            <text:p>6,4798</text:p>
          </table:table-cell>
          <table:table-cell office:value-type="float" office:value="20.9249602485175" calcext:value-type="float">
            <text:p>20,9250</text:p>
          </table:table-cell>
          <table:table-cell office:value-type="float" office:value="2.40562021770137" calcext:value-type="float">
            <text:p>2,4056</text:p>
          </table:table-cell>
          <table:table-cell office:value-type="float" office:value="3.46614919309937" calcext:value-type="float">
            <text:p>3,4661</text:p>
          </table:table-cell>
          <table:table-cell office:value-type="float" office:value="7.09061606634003" calcext:value-type="float">
            <text:p>7,0906</text:p>
          </table:table-cell>
          <table:table-cell office:value-type="float" office:value="37.5528096537232" calcext:value-type="float">
            <text:p>37,552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461895951629412" calcext:value-type="float">
            <text:p>0,0462</text:p>
          </table:table-cell>
          <table:table-cell office:value-type="float" office:value="0" calcext:value-type="float">
            <text:p>0,0000</text:p>
          </table:table-cell>
          <table:table-cell office:value-type="float" office:value="0.377655255659417" calcext:value-type="float">
            <text:p>0,3777</text:p>
          </table:table-cell>
          <table:table-cell office:value-type="float" office:value="7.25952847416813" calcext:value-type="float">
            <text:p>7,2595</text:p>
          </table:table-cell>
          <table:table-cell office:value-type="float" office:value="0.308252124776237" calcext:value-type="float">
            <text:p>0,3083</text:p>
          </table:table-cell>
          <table:table-cell office:value-type="float" office:value="6.44527613013581" calcext:value-type="float">
            <text:p>6,4453</text:p>
          </table:table-cell>
          <table:table-cell office:value-type="float" office:value="21.8688822858162" calcext:value-type="float">
            <text:p>21,8689</text:p>
          </table:table-cell>
          <table:table-cell office:value-type="float" office:value="7.32124731819535" calcext:value-type="float">
            <text:p>7,3212</text:p>
          </table:table-cell>
          <table:table-cell office:value-type="float" office:value="3.45829319630115" calcext:value-type="float">
            <text:p>3,4583</text:p>
          </table:table-cell>
          <table:table-cell office:value-type="float" office:value="7.12582310049166" calcext:value-type="float">
            <text:p>7,1258</text:p>
          </table:table-cell>
          <table:table-cell office:value-type="float" office:value="39.7899556296149" calcext:value-type="float">
            <text:p>39,79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90140930742156" calcext:value-type="float">
            <text:p>0,0490</text:p>
          </table:table-cell>
          <table:table-cell office:value-type="float" office:value="0" calcext:value-type="float">
            <text:p>0,0000</text:p>
          </table:table-cell>
          <table:table-cell office:value-type="float" office:value="0.379713023847805" calcext:value-type="float">
            <text:p>0,3797</text:p>
          </table:table-cell>
          <table:table-cell office:value-type="float" office:value="7.25952847416813" calcext:value-type="float">
            <text:p>7,2595</text:p>
          </table:table-cell>
          <table:table-cell office:value-type="float" office:value="0.339181147605272" calcext:value-type="float">
            <text:p>0,3392</text:p>
          </table:table-cell>
          <table:table-cell office:value-type="float" office:value="5.1187550919756" calcext:value-type="float">
            <text:p>5,1188</text:p>
          </table:table-cell>
          <table:table-cell office:value-type="float" office:value="22.7482520103896" calcext:value-type="float">
            <text:p>22,7483</text:p>
          </table:table-cell>
          <table:table-cell office:value-type="float" office:value="6.36427654697911" calcext:value-type="float">
            <text:p>6,3643</text:p>
          </table:table-cell>
          <table:table-cell office:value-type="float" office:value="3.44880260962437" calcext:value-type="float">
            <text:p>3,4488</text:p>
          </table:table-cell>
          <table:table-cell office:value-type="float" office:value="7.30696526021934" calcext:value-type="float">
            <text:p>7,3070</text:p>
          </table:table-cell>
          <table:table-cell office:value-type="float" office:value="51.4030034461342" calcext:value-type="float">
            <text:p>51,40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14077638633528" calcext:value-type="float">
            <text:p>0,0314</text:p>
          </table:table-cell>
          <table:table-cell office:value-type="float" office:value="0" calcext:value-type="float">
            <text:p>0,0000</text:p>
          </table:table-cell>
          <table:table-cell office:value-type="float" office:value="0.363790108097184" calcext:value-type="float">
            <text:p>0,3638</text:p>
          </table:table-cell>
          <table:table-cell office:value-type="float" office:value="7.25952847416813" calcext:value-type="float">
            <text:p>7,2595</text:p>
          </table:table-cell>
          <table:table-cell office:value-type="float" office:value="0.362528790013133" calcext:value-type="float">
            <text:p>0,3625</text:p>
          </table:table-cell>
          <table:table-cell office:value-type="float" office:value="4.63192985229596" calcext:value-type="float">
            <text:p>4,6319</text:p>
          </table:table-cell>
          <table:table-cell office:value-type="float" office:value="24.6442086710532" calcext:value-type="float">
            <text:p>24,6442</text:p>
          </table:table-cell>
          <table:table-cell office:value-type="float" office:value="34.0214732538259" calcext:value-type="float">
            <text:p>34,0215</text:p>
          </table:table-cell>
          <table:table-cell office:value-type="float" office:value="3.43941839521389" calcext:value-type="float">
            <text:p>3,4394</text:p>
          </table:table-cell>
          <table:table-cell office:value-type="float" office:value="8.43010597146406" calcext:value-type="float">
            <text:p>8,4301</text:p>
          </table:table-cell>
          <table:table-cell office:value-type="float" office:value="50.7111419807308" calcext:value-type="float">
            <text:p>50,711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205541530069358" calcext:value-type="float">
            <text:p>0,0206</text:p>
          </table:table-cell>
          <table:table-cell office:value-type="float" office:value="0" calcext:value-type="float">
            <text:p>0,0000</text:p>
          </table:table-cell>
          <table:table-cell office:value-type="float" office:value="0.367945779828199" calcext:value-type="float">
            <text:p>0,3679</text:p>
          </table:table-cell>
          <table:table-cell office:value-type="float" office:value="7.25952847416813" calcext:value-type="float">
            <text:p>7,2595</text:p>
          </table:table-cell>
          <table:table-cell office:value-type="float" office:value="0.376795794289546" calcext:value-type="float">
            <text:p>0,3768</text:p>
          </table:table-cell>
          <table:table-cell office:value-type="float" office:value="2.69424031328022" calcext:value-type="float">
            <text:p>2,6942</text:p>
          </table:table-cell>
          <table:table-cell office:value-type="float" office:value="25.2340085856997" calcext:value-type="float">
            <text:p>25,2340</text:p>
          </table:table-cell>
          <table:table-cell office:value-type="float" office:value="10.567231947233" calcext:value-type="float">
            <text:p>10,5672</text:p>
          </table:table-cell>
          <table:table-cell office:value-type="float" office:value="3.4290027639141" calcext:value-type="float">
            <text:p>3,4290</text:p>
          </table:table-cell>
          <table:table-cell office:value-type="float" office:value="8.50056514643997" calcext:value-type="float">
            <text:p>8,5006</text:p>
          </table:table-cell>
          <table:table-cell office:value-type="float" office:value="45.7198216472589" calcext:value-type="float">
            <text:p>45,719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56057084527826" calcext:value-type="float">
            <text:p>0,0556</text:p>
          </table:table-cell>
          <table:table-cell office:value-type="float" office:value="0" calcext:value-type="float">
            <text:p>0,0000</text:p>
          </table:table-cell>
          <table:table-cell office:value-type="float" office:value="0.37737995563049" calcext:value-type="float">
            <text:p>0,3774</text:p>
          </table:table-cell>
          <table:table-cell office:value-type="float" office:value="7.25952847416813" calcext:value-type="float">
            <text:p>7,2595</text:p>
          </table:table-cell>
          <table:table-cell office:value-type="float" office:value="0.356244198815134" calcext:value-type="float">
            <text:p>0,3562</text:p>
          </table:table-cell>
          <table:table-cell office:value-type="float" office:value="4.43245806154749" calcext:value-type="float">
            <text:p>4,4325</text:p>
          </table:table-cell>
          <table:table-cell office:value-type="float" office:value="27.1402964076431" calcext:value-type="float">
            <text:p>27,1403</text:p>
          </table:table-cell>
          <table:table-cell office:value-type="float" office:value="4.63176666338572" calcext:value-type="float">
            <text:p>4,6318</text:p>
          </table:table-cell>
          <table:table-cell office:value-type="float" office:value="3.41588294750665" calcext:value-type="float">
            <text:p>3,4159</text:p>
          </table:table-cell>
          <table:table-cell office:value-type="float" office:value="9.81778397754134" calcext:value-type="float">
            <text:p>9,8178</text:p>
          </table:table-cell>
          <table:table-cell office:value-type="float" office:value="46.5075312779064" calcext:value-type="float">
            <text:p>46,50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367176769878252" calcext:value-type="float">
            <text:p>0,0037</text:p>
          </table:table-cell>
          <table:table-cell office:value-type="float" office:value="0" calcext:value-type="float">
            <text:p>0,0000</text:p>
          </table:table-cell>
          <table:table-cell office:value-type="float" office:value="0.380545845643243" calcext:value-type="float">
            <text:p>0,3805</text:p>
          </table:table-cell>
          <table:table-cell office:value-type="float" office:value="7.43235199122851" calcext:value-type="float">
            <text:p>7,4324</text:p>
          </table:table-cell>
          <table:table-cell office:value-type="float" office:value="0.398371080665017" calcext:value-type="float">
            <text:p>0,3984</text:p>
          </table:table-cell>
          <table:table-cell office:value-type="float" office:value="5.21490519342023" calcext:value-type="float">
            <text:p>5,2149</text:p>
          </table:table-cell>
          <table:table-cell office:value-type="float" office:value="26.9344376383424" calcext:value-type="float">
            <text:p>26,9344</text:p>
          </table:table-cell>
          <table:table-cell office:value-type="float" office:value="21.5211658739658" calcext:value-type="float">
            <text:p>21,5212</text:p>
          </table:table-cell>
          <table:table-cell office:value-type="float" office:value="3.3984795944578" calcext:value-type="float">
            <text:p>3,3985</text:p>
          </table:table-cell>
          <table:table-cell office:value-type="float" office:value="10.5422627299235" calcext:value-type="float">
            <text:p>10,5423</text:p>
          </table:table-cell>
          <table:table-cell office:value-type="float" office:value="48.7364716869068" calcext:value-type="float">
            <text:p>48,736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147308460497708" calcext:value-type="float">
            <text:p>0,0015</text:p>
          </table:table-cell>
          <table:table-cell office:value-type="float" office:value="0" calcext:value-type="float">
            <text:p>0,0000</text:p>
          </table:table-cell>
          <table:table-cell office:value-type="float" office:value="0.382286481951245" calcext:value-type="float">
            <text:p>0,3823</text:p>
          </table:table-cell>
          <table:table-cell office:value-type="float" office:value="7.43235199122851" calcext:value-type="float">
            <text:p>7,4324</text:p>
          </table:table-cell>
          <table:table-cell office:value-type="float" office:value="0.37018922049719" calcext:value-type="float">
            <text:p>0,3702</text:p>
          </table:table-cell>
          <table:table-cell office:value-type="float" office:value="4.45536594047757" calcext:value-type="float">
            <text:p>4,4554</text:p>
          </table:table-cell>
          <table:table-cell office:value-type="float" office:value="27.9367595540695" calcext:value-type="float">
            <text:p>27,9368</text:p>
          </table:table-cell>
          <table:table-cell office:value-type="float" office:value="4.02502479117595" calcext:value-type="float">
            <text:p>4,0250</text:p>
          </table:table-cell>
          <table:table-cell office:value-type="float" office:value="3.37676596051809" calcext:value-type="float">
            <text:p>3,3768</text:p>
          </table:table-cell>
          <table:table-cell office:value-type="float" office:value="9.53969505930244" calcext:value-type="float">
            <text:p>9,5397</text:p>
          </table:table-cell>
          <table:table-cell office:value-type="float" office:value="48.543730828177" calcext:value-type="float">
            <text:p>48,54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62955991688909" calcext:value-type="float">
            <text:p>0,0163</text:p>
          </table:table-cell>
          <table:table-cell office:value-type="float" office:value="0" calcext:value-type="float">
            <text:p>0,0000</text:p>
          </table:table-cell>
          <table:table-cell office:value-type="float" office:value="0.370370670015065" calcext:value-type="float">
            <text:p>0,3704</text:p>
          </table:table-cell>
          <table:table-cell office:value-type="float" office:value="7.43235199122851" calcext:value-type="float">
            <text:p>7,4324</text:p>
          </table:table-cell>
          <table:table-cell office:value-type="float" office:value="0.409560748033522" calcext:value-type="float">
            <text:p>0,4096</text:p>
          </table:table-cell>
          <table:table-cell office:value-type="float" office:value="3.87867947299054" calcext:value-type="float">
            <text:p>3,8787</text:p>
          </table:table-cell>
          <table:table-cell office:value-type="float" office:value="26.8294892947373" calcext:value-type="float">
            <text:p>26,8295</text:p>
          </table:table-cell>
          <table:table-cell office:value-type="float" office:value="3.40469258360491" calcext:value-type="float">
            <text:p>3,4047</text:p>
          </table:table-cell>
          <table:table-cell office:value-type="float" office:value="3.35065035255058" calcext:value-type="float">
            <text:p>3,3507</text:p>
          </table:table-cell>
          <table:table-cell office:value-type="float" office:value="8.50774817371933" calcext:value-type="float">
            <text:p>8,5077</text:p>
          </table:table-cell>
          <table:table-cell office:value-type="float" office:value="44.3488453320087" calcext:value-type="float">
            <text:p>44,34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73621502500447" calcext:value-type="float">
            <text:p>0,0174</text:p>
          </table:table-cell>
          <table:table-cell office:value-type="float" office:value="0" calcext:value-type="float">
            <text:p>0,0000</text:p>
          </table:table-cell>
          <table:table-cell office:value-type="float" office:value="0.369904276539241" calcext:value-type="float">
            <text:p>0,3699</text:p>
          </table:table-cell>
          <table:table-cell office:value-type="float" office:value="7.43235199122851" calcext:value-type="float">
            <text:p>7,4324</text:p>
          </table:table-cell>
          <table:table-cell office:value-type="float" office:value="0.370609688251164" calcext:value-type="float">
            <text:p>0,3706</text:p>
          </table:table-cell>
          <table:table-cell office:value-type="float" office:value="2.72169743412291" calcext:value-type="float">
            <text:p>2,7217</text:p>
          </table:table-cell>
          <table:table-cell office:value-type="float" office:value="24.1771504326984" calcext:value-type="float">
            <text:p>24,1772</text:p>
          </table:table-cell>
          <table:table-cell office:value-type="float" office:value="5.00445654172921" calcext:value-type="float">
            <text:p>5,0045</text:p>
          </table:table-cell>
          <table:table-cell office:value-type="float" office:value="3.32155568607893" calcext:value-type="float">
            <text:p>3,3216</text:p>
          </table:table-cell>
          <table:table-cell office:value-type="float" office:value="8.70425750745376" calcext:value-type="float">
            <text:p>8,7043</text:p>
          </table:table-cell>
          <table:table-cell office:value-type="float" office:value="45.3525274004463" calcext:value-type="float">
            <text:p>45,35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37935507256231" calcext:value-type="float">
            <text:p>0,0138</text:p>
          </table:table-cell>
          <table:table-cell office:value-type="float" office:value="0" calcext:value-type="float">
            <text:p>0,0000</text:p>
          </table:table-cell>
          <table:table-cell office:value-type="float" office:value="0.405083212359258" calcext:value-type="float">
            <text:p>0,4051</text:p>
          </table:table-cell>
          <table:table-cell office:value-type="float" office:value="7.43235199122851" calcext:value-type="float">
            <text:p>7,4324</text:p>
          </table:table-cell>
          <table:table-cell office:value-type="float" office:value="0.408146816946297" calcext:value-type="float">
            <text:p>0,4081</text:p>
          </table:table-cell>
          <table:table-cell office:value-type="float" office:value="2.59266207771316" calcext:value-type="float">
            <text:p>2,5927</text:p>
          </table:table-cell>
          <table:table-cell office:value-type="float" office:value="24.9402852115813" calcext:value-type="float">
            <text:p>24,9403</text:p>
          </table:table-cell>
          <table:table-cell office:value-type="float" office:value="3.63725521670301" calcext:value-type="float">
            <text:p>3,6373</text:p>
          </table:table-cell>
          <table:table-cell office:value-type="float" office:value="3.29087238084198" calcext:value-type="float">
            <text:p>3,2909</text:p>
          </table:table-cell>
          <table:table-cell office:value-type="float" office:value="8.71151843833688" calcext:value-type="float">
            <text:p>8,7115</text:p>
          </table:table-cell>
          <table:table-cell office:value-type="float" office:value="41.1787475708752" calcext:value-type="float">
            <text:p>41,178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606298881327634" calcext:value-type="float">
            <text:p>0,0606</text:p>
          </table:table-cell>
          <table:table-cell office:value-type="float" office:value="0.567351599873916" calcext:value-type="float">
            <text:p>0,5674</text:p>
          </table:table-cell>
          <table:table-cell office:value-type="float" office:value="0.264260054415186" calcext:value-type="float">
            <text:p>0,2643</text:p>
          </table:table-cell>
          <table:table-cell office:value-type="float" office:value="8.63502333659022" calcext:value-type="float">
            <text:p>8,6350</text:p>
          </table:table-cell>
          <table:table-cell office:value-type="float" office:value="0.664986117682142" calcext:value-type="float">
            <text:p>0,6650</text:p>
          </table:table-cell>
          <table:table-cell office:value-type="float" office:value="1.63630205239594" calcext:value-type="float">
            <text:p>1,6363</text:p>
          </table:table-cell>
          <table:table-cell office:value-type="float" office:value="18.1922957577907" calcext:value-type="float">
            <text:p>18,1923</text:p>
          </table:table-cell>
          <table:table-cell office:value-type="float" office:value="5.07263497285946" calcext:value-type="float">
            <text:p>5,0726</text:p>
          </table:table-cell>
          <table:table-cell office:value-type="float" office:value="-0.993677409208754" calcext:value-type="float">
            <text:p>-0,9937</text:p>
          </table:table-cell>
          <table:table-cell office:value-type="float" office:value="15.8579724278558" calcext:value-type="float">
            <text:p>15,8580</text:p>
          </table:table-cell>
          <table:table-cell office:value-type="float" office:value="108.935395256433" calcext:value-type="float">
            <text:p>108,93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979550677184724" calcext:value-type="float">
            <text:p>0,0980</text:p>
          </table:table-cell>
          <table:table-cell office:value-type="float" office:value="0.620997701312886" calcext:value-type="float">
            <text:p>0,6210</text:p>
          </table:table-cell>
          <table:table-cell office:value-type="float" office:value="0.271017481823276" calcext:value-type="float">
            <text:p>0,2710</text:p>
          </table:table-cell>
          <table:table-cell office:value-type="float" office:value="8.63502333659022" calcext:value-type="float">
            <text:p>8,6350</text:p>
          </table:table-cell>
          <table:table-cell office:value-type="float" office:value="0.666787070365132" calcext:value-type="float">
            <text:p>0,6668</text:p>
          </table:table-cell>
          <table:table-cell office:value-type="float" office:value="2.84321217294933" calcext:value-type="float">
            <text:p>2,8432</text:p>
          </table:table-cell>
          <table:table-cell office:value-type="float" office:value="19.5492803762112" calcext:value-type="float">
            <text:p>19,5493</text:p>
          </table:table-cell>
          <table:table-cell office:value-type="float" office:value="8.10620776470753" calcext:value-type="float">
            <text:p>8,1062</text:p>
          </table:table-cell>
          <table:table-cell office:value-type="float" office:value="-0.811436362424381" calcext:value-type="float">
            <text:p>-0,8114</text:p>
          </table:table-cell>
          <table:table-cell office:value-type="float" office:value="16.4839526141588" calcext:value-type="float">
            <text:p>16,4840</text:p>
          </table:table-cell>
          <table:table-cell office:value-type="float" office:value="112.372356567359" calcext:value-type="float">
            <text:p>112,372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121807423284332" calcext:value-type="float">
            <text:p>0,1218</text:p>
          </table:table-cell>
          <table:table-cell office:value-type="float" office:value="0.705256898050971" calcext:value-type="float">
            <text:p>0,7053</text:p>
          </table:table-cell>
          <table:table-cell office:value-type="float" office:value="0.277065094794383" calcext:value-type="float">
            <text:p>0,2771</text:p>
          </table:table-cell>
          <table:table-cell office:value-type="float" office:value="8.63502333659022" calcext:value-type="float">
            <text:p>8,6350</text:p>
          </table:table-cell>
          <table:table-cell office:value-type="float" office:value="0.666810323290788" calcext:value-type="float">
            <text:p>0,6668</text:p>
          </table:table-cell>
          <table:table-cell office:value-type="float" office:value="2.64580046174908" calcext:value-type="float">
            <text:p>2,6458</text:p>
          </table:table-cell>
          <table:table-cell office:value-type="float" office:value="21.3985312202706" calcext:value-type="float">
            <text:p>21,3985</text:p>
          </table:table-cell>
          <table:table-cell office:value-type="float" office:value="15.1462038400093" calcext:value-type="float">
            <text:p>15,1462</text:p>
          </table:table-cell>
          <table:table-cell office:value-type="float" office:value="-0.758627911477708" calcext:value-type="float">
            <text:p>-0,7586</text:p>
          </table:table-cell>
          <table:table-cell office:value-type="float" office:value="16.4744645799012" calcext:value-type="float">
            <text:p>16,4745</text:p>
          </table:table-cell>
          <table:table-cell office:value-type="float" office:value="119.236116937755" calcext:value-type="float">
            <text:p>119,23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339698380272049" calcext:value-type="float">
            <text:p>0,0340</text:p>
          </table:table-cell>
          <table:table-cell office:value-type="float" office:value="0.842630631061656" calcext:value-type="float">
            <text:p>0,8426</text:p>
          </table:table-cell>
          <table:table-cell office:value-type="float" office:value="0.271572967793124" calcext:value-type="float">
            <text:p>0,2716</text:p>
          </table:table-cell>
          <table:table-cell office:value-type="float" office:value="8.63502333659022" calcext:value-type="float">
            <text:p>8,6350</text:p>
          </table:table-cell>
          <table:table-cell office:value-type="float" office:value="0.62895238576747" calcext:value-type="float">
            <text:p>0,6290</text:p>
          </table:table-cell>
          <table:table-cell office:value-type="float" office:value="9.07295970033173" calcext:value-type="float">
            <text:p>9,0730</text:p>
          </table:table-cell>
          <table:table-cell office:value-type="float" office:value="20.8439053922602" calcext:value-type="float">
            <text:p>20,8439</text:p>
          </table:table-cell>
          <table:table-cell office:value-type="float" office:value="24.1927242797506" calcext:value-type="float">
            <text:p>24,1927</text:p>
          </table:table-cell>
          <table:table-cell office:value-type="float" office:value="-0.73279073215003" calcext:value-type="float">
            <text:p>-0,7328</text:p>
          </table:table-cell>
          <table:table-cell office:value-type="float" office:value="17.4463347550343" calcext:value-type="float">
            <text:p>17,4463</text:p>
          </table:table-cell>
          <table:table-cell office:value-type="float" office:value="110.199329684354" calcext:value-type="float">
            <text:p>110,19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772193843067237" calcext:value-type="float">
            <text:p>0,0772</text:p>
          </table:table-cell>
          <table:table-cell office:value-type="float" office:value="0.855810295467778" calcext:value-type="float">
            <text:p>0,8558</text:p>
          </table:table-cell>
          <table:table-cell office:value-type="float" office:value="0.267316991606456" calcext:value-type="float">
            <text:p>0,2673</text:p>
          </table:table-cell>
          <table:table-cell office:value-type="float" office:value="8.63502333659022" calcext:value-type="float">
            <text:p>8,6350</text:p>
          </table:table-cell>
          <table:table-cell office:value-type="float" office:value="0.633776527671501" calcext:value-type="float">
            <text:p>0,6338</text:p>
          </table:table-cell>
          <table:table-cell office:value-type="float" office:value="5.20585995415932" calcext:value-type="float">
            <text:p>5,2059</text:p>
          </table:table-cell>
          <table:table-cell office:value-type="float" office:value="23.3469212062794" calcext:value-type="float">
            <text:p>23,3469</text:p>
          </table:table-cell>
          <table:table-cell office:value-type="float" office:value="14.7287202386138" calcext:value-type="float">
            <text:p>14,7287</text:p>
          </table:table-cell>
          <table:table-cell office:value-type="float" office:value="-0.676092034711338" calcext:value-type="float">
            <text:p>-0,6761</text:p>
          </table:table-cell>
          <table:table-cell office:value-type="float" office:value="17.8283807498593" calcext:value-type="float">
            <text:p>17,8284</text:p>
          </table:table-cell>
          <table:table-cell office:value-type="float" office:value="103.223022855508" calcext:value-type="float">
            <text:p>103,22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820027422495349" calcext:value-type="float">
            <text:p>0,0820</text:p>
          </table:table-cell>
          <table:table-cell office:value-type="float" office:value="0.673462168544955" calcext:value-type="float">
            <text:p>0,6735</text:p>
          </table:table-cell>
          <table:table-cell office:value-type="float" office:value="0.284709073949877" calcext:value-type="float">
            <text:p>0,2847</text:p>
          </table:table-cell>
          <table:table-cell office:value-type="float" office:value="9.05046454664775" calcext:value-type="float">
            <text:p>9,0505</text:p>
          </table:table-cell>
          <table:table-cell office:value-type="float" office:value="0.646461492833873" calcext:value-type="float">
            <text:p>0,6465</text:p>
          </table:table-cell>
          <table:table-cell office:value-type="float" office:value="7.14898885736229" calcext:value-type="float">
            <text:p>7,1490</text:p>
          </table:table-cell>
          <table:table-cell office:value-type="float" office:value="26.1158262120726" calcext:value-type="float">
            <text:p>26,1158</text:p>
          </table:table-cell>
          <table:table-cell office:value-type="float" office:value="23.102208780029" calcext:value-type="float">
            <text:p>23,1022</text:p>
          </table:table-cell>
          <table:table-cell office:value-type="float" office:value="-0.596804887457382" calcext:value-type="float">
            <text:p>-0,5968</text:p>
          </table:table-cell>
          <table:table-cell office:value-type="float" office:value="17.6446161046739" calcext:value-type="float">
            <text:p>17,6446</text:p>
          </table:table-cell>
          <table:table-cell office:value-type="float" office:value="108.575594442613" calcext:value-type="float">
            <text:p>108,57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281541089921546" calcext:value-type="float">
            <text:p>0,0282</text:p>
          </table:table-cell>
          <table:table-cell office:value-type="float" office:value="0.686790104161828" calcext:value-type="float">
            <text:p>0,6868</text:p>
          </table:table-cell>
          <table:table-cell office:value-type="float" office:value="0.296251151318414" calcext:value-type="float">
            <text:p>0,2963</text:p>
          </table:table-cell>
          <table:table-cell office:value-type="float" office:value="9.05046454664775" calcext:value-type="float">
            <text:p>9,0505</text:p>
          </table:table-cell>
          <table:table-cell office:value-type="float" office:value="0.612722832094652" calcext:value-type="float">
            <text:p>0,6127</text:p>
          </table:table-cell>
          <table:table-cell office:value-type="float" office:value="5.95050103945494" calcext:value-type="float">
            <text:p>5,9505</text:p>
          </table:table-cell>
          <table:table-cell office:value-type="float" office:value="25.0397252333626" calcext:value-type="float">
            <text:p>25,0397</text:p>
          </table:table-cell>
          <table:table-cell office:value-type="float" office:value="28.5785525787882" calcext:value-type="float">
            <text:p>28,5786</text:p>
          </table:table-cell>
          <table:table-cell office:value-type="float" office:value="-0.541462210878232" calcext:value-type="float">
            <text:p>-0,5415</text:p>
          </table:table-cell>
          <table:table-cell office:value-type="float" office:value="15.4065277136954" calcext:value-type="float">
            <text:p>15,4065</text:p>
          </table:table-cell>
          <table:table-cell office:value-type="float" office:value="118.66518295348" calcext:value-type="float">
            <text:p>118,66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15572942816043" calcext:value-type="float">
            <text:p>-0,1557</text:p>
          </table:table-cell>
          <table:table-cell office:value-type="float" office:value="0.517870635753015" calcext:value-type="float">
            <text:p>0,5179</text:p>
          </table:table-cell>
          <table:table-cell office:value-type="float" office:value="0.276659277579307" calcext:value-type="float">
            <text:p>0,2767</text:p>
          </table:table-cell>
          <table:table-cell office:value-type="float" office:value="9.05046454664775" calcext:value-type="float">
            <text:p>9,0505</text:p>
          </table:table-cell>
          <table:table-cell office:value-type="float" office:value="0.611914687906942" calcext:value-type="float">
            <text:p>0,6119</text:p>
          </table:table-cell>
          <table:table-cell office:value-type="float" office:value="4.07212120282228" calcext:value-type="float">
            <text:p>4,0721</text:p>
          </table:table-cell>
          <table:table-cell office:value-type="float" office:value="17.4181931363115" calcext:value-type="float">
            <text:p>17,4182</text:p>
          </table:table-cell>
          <table:table-cell office:value-type="float" office:value="13.018639642203" calcext:value-type="float">
            <text:p>13,0186</text:p>
          </table:table-cell>
          <table:table-cell office:value-type="float" office:value="-0.443932416886605" calcext:value-type="float">
            <text:p>-0,4439</text:p>
          </table:table-cell>
          <table:table-cell office:value-type="float" office:value="13.7730778757066" calcext:value-type="float">
            <text:p>13,7731</text:p>
          </table:table-cell>
          <table:table-cell office:value-type="float" office:value="95.3160594446495" calcext:value-type="float">
            <text:p>95,31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451147958639311" calcext:value-type="float">
            <text:p>0,0451</text:p>
          </table:table-cell>
          <table:table-cell office:value-type="float" office:value="0.576344562890775" calcext:value-type="float">
            <text:p>0,5763</text:p>
          </table:table-cell>
          <table:table-cell office:value-type="float" office:value="0.264298040872946" calcext:value-type="float">
            <text:p>0,2643</text:p>
          </table:table-cell>
          <table:table-cell office:value-type="float" office:value="9.05046454664775" calcext:value-type="float">
            <text:p>9,0505</text:p>
          </table:table-cell>
          <table:table-cell office:value-type="float" office:value="0.629030867480415" calcext:value-type="float">
            <text:p>0,6290</text:p>
          </table:table-cell>
          <table:table-cell office:value-type="float" office:value="4.7429235481486" calcext:value-type="float">
            <text:p>4,7429</text:p>
          </table:table-cell>
          <table:table-cell office:value-type="float" office:value="17.035037884052" calcext:value-type="float">
            <text:p>17,0350</text:p>
          </table:table-cell>
          <table:table-cell office:value-type="float" office:value="13.9222360798462" calcext:value-type="float">
            <text:p>13,9222</text:p>
          </table:table-cell>
          <table:table-cell office:value-type="float" office:value="-0.397285236005943" calcext:value-type="float">
            <text:p>-0,3973</text:p>
          </table:table-cell>
          <table:table-cell office:value-type="float" office:value="13.2209689941872" calcext:value-type="float">
            <text:p>13,2210</text:p>
          </table:table-cell>
          <table:table-cell office:value-type="float" office:value="98.1400774172505" calcext:value-type="float">
            <text:p>98,140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568088025558877" calcext:value-type="float">
            <text:p>0,0568</text:p>
          </table:table-cell>
          <table:table-cell office:value-type="float" office:value="0.695140521447353" calcext:value-type="float">
            <text:p>0,6951</text:p>
          </table:table-cell>
          <table:table-cell office:value-type="float" office:value="0.261475506817612" calcext:value-type="float">
            <text:p>0,2615</text:p>
          </table:table-cell>
          <table:table-cell office:value-type="float" office:value="9.05046454664775" calcext:value-type="float">
            <text:p>9,0505</text:p>
          </table:table-cell>
          <table:table-cell office:value-type="float" office:value="0.620949919820651" calcext:value-type="float">
            <text:p>0,6209</text:p>
          </table:table-cell>
          <table:table-cell office:value-type="float" office:value="4.41714544177614" calcext:value-type="float">
            <text:p>4,4171</text:p>
          </table:table-cell>
          <table:table-cell office:value-type="float" office:value="17.6465067835085" calcext:value-type="float">
            <text:p>17,6465</text:p>
          </table:table-cell>
          <table:table-cell office:value-type="float" office:value="14.2007909777237" calcext:value-type="float">
            <text:p>14,2008</text:p>
          </table:table-cell>
          <table:table-cell office:value-type="float" office:value="-0.359480080664232" calcext:value-type="float">
            <text:p>-0,3595</text:p>
          </table:table-cell>
          <table:table-cell office:value-type="float" office:value="11.898159294949" calcext:value-type="float">
            <text:p>11,8982</text:p>
          </table:table-cell>
          <table:table-cell office:value-type="float" office:value="101.693258065706" calcext:value-type="float">
            <text:p>101,69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48549614459219" calcext:value-type="float">
            <text:p>0,0049</text:p>
          </table:table-cell>
          <table:table-cell office:value-type="float" office:value="0.582697918327452" calcext:value-type="float">
            <text:p>0,5827</text:p>
          </table:table-cell>
          <table:table-cell office:value-type="float" office:value="0.270557859256359" calcext:value-type="float">
            <text:p>0,2706</text:p>
          </table:table-cell>
          <table:table-cell office:value-type="float" office:value="9.0266786817284" calcext:value-type="float">
            <text:p>9,0267</text:p>
          </table:table-cell>
          <table:table-cell office:value-type="float" office:value="0.611412587804505" calcext:value-type="float">
            <text:p>0,6114</text:p>
          </table:table-cell>
          <table:table-cell office:value-type="float" office:value="4.65066325233916" calcext:value-type="float">
            <text:p>4,6507</text:p>
          </table:table-cell>
          <table:table-cell office:value-type="float" office:value="18.9934425832705" calcext:value-type="float">
            <text:p>18,9934</text:p>
          </table:table-cell>
          <table:table-cell office:value-type="float" office:value="7.79492326205909" calcext:value-type="float">
            <text:p>7,7949</text:p>
          </table:table-cell>
          <table:table-cell office:value-type="float" office:value="-0.247099230432045" calcext:value-type="float">
            <text:p>-0,2471</text:p>
          </table:table-cell>
          <table:table-cell office:value-type="float" office:value="12.3809950956418" calcext:value-type="float">
            <text:p>12,3810</text:p>
          </table:table-cell>
          <table:table-cell office:value-type="float" office:value="100.989084662878" calcext:value-type="float">
            <text:p>100,98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200971527540084" calcext:value-type="float">
            <text:p>0,0020</text:p>
          </table:table-cell>
          <table:table-cell office:value-type="float" office:value="0.488418010653377" calcext:value-type="float">
            <text:p>0,4884</text:p>
          </table:table-cell>
          <table:table-cell office:value-type="float" office:value="0.265098485961433" calcext:value-type="float">
            <text:p>0,2651</text:p>
          </table:table-cell>
          <table:table-cell office:value-type="float" office:value="9.0266786817284" calcext:value-type="float">
            <text:p>9,0267</text:p>
          </table:table-cell>
          <table:table-cell office:value-type="float" office:value="0.619873885126001" calcext:value-type="float">
            <text:p>0,6199</text:p>
          </table:table-cell>
          <table:table-cell office:value-type="float" office:value="2.45976564259574" calcext:value-type="float">
            <text:p>2,4598</text:p>
          </table:table-cell>
          <table:table-cell office:value-type="float" office:value="16.8614753773893" calcext:value-type="float">
            <text:p>16,8615</text:p>
          </table:table-cell>
          <table:table-cell office:value-type="float" office:value="4.33701797361377" calcext:value-type="float">
            <text:p>4,3370</text:p>
          </table:table-cell>
          <table:table-cell office:value-type="float" office:value="-0.227704749863191" calcext:value-type="float">
            <text:p>-0,2277</text:p>
          </table:table-cell>
          <table:table-cell office:value-type="float" office:value="11.2650303917969" calcext:value-type="float">
            <text:p>11,2650</text:p>
          </table:table-cell>
          <table:table-cell office:value-type="float" office:value="95.5214551829939" calcext:value-type="float">
            <text:p>95,521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-0.0115113198310581" calcext:value-type="float">
            <text:p>-0,0115</text:p>
          </table:table-cell>
          <table:table-cell office:value-type="float" office:value="0.553724812876182" calcext:value-type="float">
            <text:p>0,5537</text:p>
          </table:table-cell>
          <table:table-cell office:value-type="float" office:value="0.26851502024351" calcext:value-type="float">
            <text:p>0,2685</text:p>
          </table:table-cell>
          <table:table-cell office:value-type="float" office:value="9.0266786817284" calcext:value-type="float">
            <text:p>9,0267</text:p>
          </table:table-cell>
          <table:table-cell office:value-type="float" office:value="0.600376022788954" calcext:value-type="float">
            <text:p>0,6004</text:p>
          </table:table-cell>
          <table:table-cell office:value-type="float" office:value="0.634440716736561" calcext:value-type="float">
            <text:p>0,6344</text:p>
          </table:table-cell>
          <table:table-cell office:value-type="float" office:value="14.1360438334756" calcext:value-type="float">
            <text:p>14,1360</text:p>
          </table:table-cell>
          <table:table-cell office:value-type="float" office:value="15.9018087091171" calcext:value-type="float">
            <text:p>15,9018</text:p>
          </table:table-cell>
          <table:table-cell office:value-type="float" office:value="-0.479615926390299" calcext:value-type="float">
            <text:p>-0,4796</text:p>
          </table:table-cell>
          <table:table-cell office:value-type="float" office:value="12.2281281606135" calcext:value-type="float">
            <text:p>12,2281</text:p>
          </table:table-cell>
          <table:table-cell office:value-type="float" office:value="82.9599596998502" calcext:value-type="float">
            <text:p>82,960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992044270319346" calcext:value-type="float">
            <text:p>-0,0992</text:p>
          </table:table-cell>
          <table:table-cell office:value-type="float" office:value="0.293199624104139" calcext:value-type="float">
            <text:p>0,2932</text:p>
          </table:table-cell>
          <table:table-cell office:value-type="float" office:value="0.262802559723262" calcext:value-type="float">
            <text:p>0,2628</text:p>
          </table:table-cell>
          <table:table-cell office:value-type="float" office:value="9.0266786817284" calcext:value-type="float">
            <text:p>9,0267</text:p>
          </table:table-cell>
          <table:table-cell office:value-type="float" office:value="0.580811070448556" calcext:value-type="float">
            <text:p>0,5808</text:p>
          </table:table-cell>
          <table:table-cell office:value-type="float" office:value="3.35050846247305" calcext:value-type="float">
            <text:p>3,3505</text:p>
          </table:table-cell>
          <table:table-cell office:value-type="float" office:value="13.5487069936597" calcext:value-type="float">
            <text:p>13,5487</text:p>
          </table:table-cell>
          <table:table-cell office:value-type="float" office:value="38.8816593398634" calcext:value-type="float">
            <text:p>38,8817</text:p>
          </table:table-cell>
          <table:table-cell office:value-type="float" office:value="-0.260805737589124" calcext:value-type="float">
            <text:p>-0,2608</text:p>
          </table:table-cell>
          <table:table-cell office:value-type="float" office:value="11.9027791187924" calcext:value-type="float">
            <text:p>11,9028</text:p>
          </table:table-cell>
          <table:table-cell office:value-type="float" office:value="78.0309433875948" calcext:value-type="float">
            <text:p>78,03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26845727883698" calcext:value-type="float">
            <text:p>0,0268</text:p>
          </table:table-cell>
          <table:table-cell office:value-type="float" office:value="0.297528570243576" calcext:value-type="float">
            <text:p>0,2975</text:p>
          </table:table-cell>
          <table:table-cell office:value-type="float" office:value="0.274758522093657" calcext:value-type="float">
            <text:p>0,2748</text:p>
          </table:table-cell>
          <table:table-cell office:value-type="float" office:value="9.0266786817284" calcext:value-type="float">
            <text:p>9,0267</text:p>
          </table:table-cell>
          <table:table-cell office:value-type="float" office:value="0.585484018914093" calcext:value-type="float">
            <text:p>0,5855</text:p>
          </table:table-cell>
          <table:table-cell office:value-type="float" office:value="3.68589082099316" calcext:value-type="float">
            <text:p>3,6859</text:p>
          </table:table-cell>
          <table:table-cell office:value-type="float" office:value="15.4563637377393" calcext:value-type="float">
            <text:p>15,4564</text:p>
          </table:table-cell>
          <table:table-cell office:value-type="float" office:value="17.0971203003488" calcext:value-type="float">
            <text:p>17,0971</text:p>
          </table:table-cell>
          <table:table-cell office:value-type="float" office:value="-0.331380509661391" calcext:value-type="float">
            <text:p>-0,3314</text:p>
          </table:table-cell>
          <table:table-cell office:value-type="float" office:value="12.2191260296634" calcext:value-type="float">
            <text:p>12,2191</text:p>
          </table:table-cell>
          <table:table-cell office:value-type="float" office:value="79.4551704609462" calcext:value-type="float">
            <text:p>79,45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290039205689823" calcext:value-type="float">
            <text:p>-0,0290</text:p>
          </table:table-cell>
          <table:table-cell office:value-type="float" office:value="13.3929090046362" calcext:value-type="float">
            <text:p>13,3929</text:p>
          </table:table-cell>
          <table:table-cell office:value-type="float" office:value="0.652378415211014" calcext:value-type="float">
            <text:p>0,6524</text:p>
          </table:table-cell>
          <table:table-cell office:value-type="float" office:value="11.4791545566335" calcext:value-type="float">
            <text:p>11,4792</text:p>
          </table:table-cell>
          <table:table-cell office:value-type="float" office:value="0.445355677220332" calcext:value-type="float">
            <text:p>0,4454</text:p>
          </table:table-cell>
          <table:table-cell office:value-type="float" office:value="0.086781366228614" calcext:value-type="float">
            <text:p>0,0868</text:p>
          </table:table-cell>
          <table:table-cell office:value-type="float" office:value="21.0714108604017" calcext:value-type="float">
            <text:p>21,0714</text:p>
          </table:table-cell>
          <table:table-cell office:value-type="float" office:value="3.770839548802" calcext:value-type="float">
            <text:p>3,7708</text:p>
          </table:table-cell>
          <table:table-cell office:value-type="float" office:value="5.30471204864525" calcext:value-type="float">
            <text:p>5,3047</text:p>
          </table:table-cell>
          <table:table-cell office:value-type="float" office:value="13.0634763203571" calcext:value-type="float">
            <text:p>13,0635</text:p>
          </table:table-cell>
          <table:table-cell office:value-type="float" office:value="87.5843074856285" calcext:value-type="float">
            <text:p>87,584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95711859374228" calcext:value-type="float">
            <text:p>0,0196</text:p>
          </table:table-cell>
          <table:table-cell office:value-type="float" office:value="15.921417555741" calcext:value-type="float">
            <text:p>15,9214</text:p>
          </table:table-cell>
          <table:table-cell office:value-type="float" office:value="0.613042676661835" calcext:value-type="float">
            <text:p>0,6130</text:p>
          </table:table-cell>
          <table:table-cell office:value-type="float" office:value="11.4791545566335" calcext:value-type="float">
            <text:p>11,4792</text:p>
          </table:table-cell>
          <table:table-cell office:value-type="float" office:value="0.435237954898022" calcext:value-type="float">
            <text:p>0,4352</text:p>
          </table:table-cell>
          <table:table-cell office:value-type="float" office:value="3.42266271334159" calcext:value-type="float">
            <text:p>3,4227</text:p>
          </table:table-cell>
          <table:table-cell office:value-type="float" office:value="20.7915263367655" calcext:value-type="float">
            <text:p>20,7915</text:p>
          </table:table-cell>
          <table:table-cell office:value-type="float" office:value="4.07240679607601" calcext:value-type="float">
            <text:p>4,0724</text:p>
          </table:table-cell>
          <table:table-cell office:value-type="float" office:value="6.47749332088305" calcext:value-type="float">
            <text:p>6,4775</text:p>
          </table:table-cell>
          <table:table-cell office:value-type="float" office:value="12.2624610762446" calcext:value-type="float">
            <text:p>12,2625</text:p>
          </table:table-cell>
          <table:table-cell office:value-type="float" office:value="96.4798532493639" calcext:value-type="float">
            <text:p>96,47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0292398806051786" calcext:value-type="float">
            <text:p>0,0029</text:p>
          </table:table-cell>
          <table:table-cell office:value-type="float" office:value="19.0624941949044" calcext:value-type="float">
            <text:p>19,0625</text:p>
          </table:table-cell>
          <table:table-cell office:value-type="float" office:value="0.581040774956311" calcext:value-type="float">
            <text:p>0,5810</text:p>
          </table:table-cell>
          <table:table-cell office:value-type="float" office:value="11.4791545566335" calcext:value-type="float">
            <text:p>11,4792</text:p>
          </table:table-cell>
          <table:table-cell office:value-type="float" office:value="0.462241536070971" calcext:value-type="float">
            <text:p>0,4622</text:p>
          </table:table-cell>
          <table:table-cell office:value-type="float" office:value="6.76715211324682" calcext:value-type="float">
            <text:p>6,7672</text:p>
          </table:table-cell>
          <table:table-cell office:value-type="float" office:value="18.6840675281137" calcext:value-type="float">
            <text:p>18,6841</text:p>
          </table:table-cell>
          <table:table-cell office:value-type="float" office:value="8.50142205935694" calcext:value-type="float">
            <text:p>8,5014</text:p>
          </table:table-cell>
          <table:table-cell office:value-type="float" office:value="8.84369185033789" calcext:value-type="float">
            <text:p>8,8437</text:p>
          </table:table-cell>
          <table:table-cell office:value-type="float" office:value="11.5123829171924" calcext:value-type="float">
            <text:p>11,5124</text:p>
          </table:table-cell>
          <table:table-cell office:value-type="float" office:value="111.625058179023" calcext:value-type="float">
            <text:p>111,62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-0.0661547822950848" calcext:value-type="float">
            <text:p>-0,0662</text:p>
          </table:table-cell>
          <table:table-cell office:value-type="float" office:value="23.9068249298646" calcext:value-type="float">
            <text:p>23,9068</text:p>
          </table:table-cell>
          <table:table-cell office:value-type="float" office:value="0.569411610730464" calcext:value-type="float">
            <text:p>0,5694</text:p>
          </table:table-cell>
          <table:table-cell office:value-type="float" office:value="11.4791545566335" calcext:value-type="float">
            <text:p>11,4792</text:p>
          </table:table-cell>
          <table:table-cell office:value-type="float" office:value="0.506321918506724" calcext:value-type="float">
            <text:p>0,5063</text:p>
          </table:table-cell>
          <table:table-cell office:value-type="float" office:value="6.03483106091215" calcext:value-type="float">
            <text:p>6,0348</text:p>
          </table:table-cell>
          <table:table-cell office:value-type="float" office:value="18.3791737271527" calcext:value-type="float">
            <text:p>18,3792</text:p>
          </table:table-cell>
          <table:table-cell office:value-type="float" office:value="16.5260168799618" calcext:value-type="float">
            <text:p>16,5260</text:p>
          </table:table-cell>
          <table:table-cell office:value-type="float" office:value="11.3564386275495" calcext:value-type="float">
            <text:p>11,3564</text:p>
          </table:table-cell>
          <table:table-cell office:value-type="float" office:value="10.6080661404218" calcext:value-type="float">
            <text:p>10,6081</text:p>
          </table:table-cell>
          <table:table-cell office:value-type="float" office:value="120.289025398348" calcext:value-type="float">
            <text:p>120,28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-0.0412756750719776" calcext:value-type="float">
            <text:p>-0,0413</text:p>
          </table:table-cell>
          <table:table-cell office:value-type="float" office:value="24.2224568728583" calcext:value-type="float">
            <text:p>24,2225</text:p>
          </table:table-cell>
          <table:table-cell office:value-type="float" office:value="0.549570645959488" calcext:value-type="float">
            <text:p>0,5496</text:p>
          </table:table-cell>
          <table:table-cell office:value-type="float" office:value="11.4791545566335" calcext:value-type="float">
            <text:p>11,4792</text:p>
          </table:table-cell>
          <table:table-cell office:value-type="float" office:value="0.445114798779659" calcext:value-type="float">
            <text:p>0,4451</text:p>
          </table:table-cell>
          <table:table-cell office:value-type="float" office:value="5.76543753210343" calcext:value-type="float">
            <text:p>5,7654</text:p>
          </table:table-cell>
          <table:table-cell office:value-type="float" office:value="17.5782710552479" calcext:value-type="float">
            <text:p>17,5783</text:p>
          </table:table-cell>
          <table:table-cell office:value-type="float" office:value="11.962427974019" calcext:value-type="float">
            <text:p>11,9624</text:p>
          </table:table-cell>
          <table:table-cell office:value-type="float" office:value="13.5105849057658" calcext:value-type="float">
            <text:p>13,5106</text:p>
          </table:table-cell>
          <table:table-cell office:value-type="float" office:value="9.65695462798033" calcext:value-type="float">
            <text:p>9,6570</text:p>
          </table:table-cell>
          <table:table-cell office:value-type="float" office:value="125.394031218431" calcext:value-type="float">
            <text:p>125,39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-0.111020522688467" calcext:value-type="float">
            <text:p>-0,1110</text:p>
          </table:table-cell>
          <table:table-cell office:value-type="float" office:value="22.1054955373017" calcext:value-type="float">
            <text:p>22,1055</text:p>
          </table:table-cell>
          <table:table-cell office:value-type="float" office:value="0.540745482499342" calcext:value-type="float">
            <text:p>0,5407</text:p>
          </table:table-cell>
          <table:table-cell office:value-type="float" office:value="11.2546190636091" calcext:value-type="float">
            <text:p>11,2546</text:p>
          </table:table-cell>
          <table:table-cell office:value-type="float" office:value="0.463073384157656" calcext:value-type="float">
            <text:p>0,4631</text:p>
          </table:table-cell>
          <table:table-cell office:value-type="float" office:value="5.5004397184535" calcext:value-type="float">
            <text:p>5,5004</text:p>
          </table:table-cell>
          <table:table-cell office:value-type="float" office:value="23.5730265192985" calcext:value-type="float">
            <text:p>23,5730</text:p>
          </table:table-cell>
          <table:table-cell office:value-type="float" office:value="12.5339606710296" calcext:value-type="float">
            <text:p>12,5340</text:p>
          </table:table-cell>
          <table:table-cell office:value-type="float" office:value="14.2367920300142" calcext:value-type="float">
            <text:p>14,2368</text:p>
          </table:table-cell>
          <table:table-cell office:value-type="float" office:value="9.0255775725641" calcext:value-type="float">
            <text:p>9,0256</text:p>
          </table:table-cell>
          <table:table-cell office:value-type="float" office:value="146.573909448055" calcext:value-type="float">
            <text:p>146,573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10019510440026" calcext:value-type="float">
            <text:p>-0,1002</text:p>
          </table:table-cell>
          <table:table-cell office:value-type="float" office:value="25.2794051240283" calcext:value-type="float">
            <text:p>25,2794</text:p>
          </table:table-cell>
          <table:table-cell office:value-type="float" office:value="0.575980666627197" calcext:value-type="float">
            <text:p>0,5760</text:p>
          </table:table-cell>
          <table:table-cell office:value-type="float" office:value="11.2546190636091" calcext:value-type="float">
            <text:p>11,2546</text:p>
          </table:table-cell>
          <table:table-cell office:value-type="float" office:value="0.393027127144774" calcext:value-type="float">
            <text:p>0,3930</text:p>
          </table:table-cell>
          <table:table-cell office:value-type="float" office:value="1.60487460868527" calcext:value-type="float">
            <text:p>1,6049</text:p>
          </table:table-cell>
          <table:table-cell office:value-type="float" office:value="22.3739303497389" calcext:value-type="float">
            <text:p>22,3739</text:p>
          </table:table-cell>
          <table:table-cell office:value-type="float" office:value="18.5333530817247" calcext:value-type="float">
            <text:p>18,5334</text:p>
          </table:table-cell>
          <table:table-cell office:value-type="float" office:value="13.1614662478891" calcext:value-type="float">
            <text:p>13,1615</text:p>
          </table:table-cell>
          <table:table-cell office:value-type="float" office:value="8.60026538838952" calcext:value-type="float">
            <text:p>8,6003</text:p>
          </table:table-cell>
          <table:table-cell office:value-type="float" office:value="166.227246310495" calcext:value-type="float">
            <text:p>166,227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160008080753652" calcext:value-type="float">
            <text:p>-0,1600</text:p>
          </table:table-cell>
          <table:table-cell office:value-type="float" office:value="16.241042697316" calcext:value-type="float">
            <text:p>16,2410</text:p>
          </table:table-cell>
          <table:table-cell office:value-type="float" office:value="0.571056934054635" calcext:value-type="float">
            <text:p>0,5711</text:p>
          </table:table-cell>
          <table:table-cell office:value-type="float" office:value="11.2546190636091" calcext:value-type="float">
            <text:p>11,2546</text:p>
          </table:table-cell>
          <table:table-cell office:value-type="float" office:value="0.453312452774445" calcext:value-type="float">
            <text:p>0,4533</text:p>
          </table:table-cell>
          <table:table-cell office:value-type="float" office:value="0.447367363985376" calcext:value-type="float">
            <text:p>0,4474</text:p>
          </table:table-cell>
          <table:table-cell office:value-type="float" office:value="28.9129814291732" calcext:value-type="float">
            <text:p>28,9130</text:p>
          </table:table-cell>
          <table:table-cell office:value-type="float" office:value="-15.1829798840046" calcext:value-type="float">
            <text:p>-15,1830</text:p>
          </table:table-cell>
          <table:table-cell office:value-type="float" office:value="10.6154438769895" calcext:value-type="float">
            <text:p>10,6154</text:p>
          </table:table-cell>
          <table:table-cell office:value-type="float" office:value="9.19537711686217" calcext:value-type="float">
            <text:p>9,1954</text:p>
          </table:table-cell>
          <table:table-cell office:value-type="float" office:value="157.293654963958" calcext:value-type="float">
            <text:p>157,293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-0.0599699773617495" calcext:value-type="float">
            <text:p>-0,0600</text:p>
          </table:table-cell>
          <table:table-cell office:value-type="float" office:value="19.9254184571247" calcext:value-type="float">
            <text:p>19,9254</text:p>
          </table:table-cell>
          <table:table-cell office:value-type="float" office:value="0.550354774514709" calcext:value-type="float">
            <text:p>0,5504</text:p>
          </table:table-cell>
          <table:table-cell office:value-type="float" office:value="11.2546190636091" calcext:value-type="float">
            <text:p>11,2546</text:p>
          </table:table-cell>
          <table:table-cell office:value-type="float" office:value="0.493919466506718" calcext:value-type="float">
            <text:p>0,4939</text:p>
          </table:table-cell>
          <table:table-cell office:value-type="float" office:value="3.03559489222365" calcext:value-type="float">
            <text:p>3,0356</text:p>
          </table:table-cell>
          <table:table-cell office:value-type="float" office:value="24.7212105494605" calcext:value-type="float">
            <text:p>24,7212</text:p>
          </table:table-cell>
          <table:table-cell office:value-type="float" office:value="12.4901759424146" calcext:value-type="float">
            <text:p>12,4902</text:p>
          </table:table-cell>
          <table:table-cell office:value-type="float" office:value="7.58709832289201" calcext:value-type="float">
            <text:p>7,5871</text:p>
          </table:table-cell>
          <table:table-cell office:value-type="float" office:value="7.96837943178444" calcext:value-type="float">
            <text:p>7,9684</text:p>
          </table:table-cell>
          <table:table-cell office:value-type="float" office:value="141.309041911442" calcext:value-type="float">
            <text:p>141,30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195697660501697" calcext:value-type="float">
            <text:p>0,0196</text:p>
          </table:table-cell>
          <table:table-cell office:value-type="float" office:value="26.6175441019755" calcext:value-type="float">
            <text:p>26,6175</text:p>
          </table:table-cell>
          <table:table-cell office:value-type="float" office:value="0.596339085670335" calcext:value-type="float">
            <text:p>0,5963</text:p>
          </table:table-cell>
          <table:table-cell office:value-type="float" office:value="11.2546190636091" calcext:value-type="float">
            <text:p>11,2546</text:p>
          </table:table-cell>
          <table:table-cell office:value-type="float" office:value="0.482529940736422" calcext:value-type="float">
            <text:p>0,4825</text:p>
          </table:table-cell>
          <table:table-cell office:value-type="float" office:value="2.03957474833406" calcext:value-type="float">
            <text:p>2,0396</text:p>
          </table:table-cell>
          <table:table-cell office:value-type="float" office:value="21.46455136234" calcext:value-type="float">
            <text:p>21,4646</text:p>
          </table:table-cell>
          <table:table-cell office:value-type="float" office:value="13.165389424771" calcext:value-type="float">
            <text:p>13,1654</text:p>
          </table:table-cell>
          <table:table-cell office:value-type="float" office:value="4.7437002981809" calcext:value-type="float">
            <text:p>4,7437</text:p>
          </table:table-cell>
          <table:table-cell office:value-type="float" office:value="7.71861928016394" calcext:value-type="float">
            <text:p>7,7186</text:p>
          </table:table-cell>
          <table:table-cell office:value-type="float" office:value="157.865604451322" calcext:value-type="float">
            <text:p>157,86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79217986523348" calcext:value-type="float">
            <text:p>0,0179</text:p>
          </table:table-cell>
          <table:table-cell office:value-type="float" office:value="26.1775154727044" calcext:value-type="float">
            <text:p>26,1775</text:p>
          </table:table-cell>
          <table:table-cell office:value-type="float" office:value="0.605126941271609" calcext:value-type="float">
            <text:p>0,6051</text:p>
          </table:table-cell>
          <table:table-cell office:value-type="float" office:value="10.9656380126508" calcext:value-type="float">
            <text:p>10,9656</text:p>
          </table:table-cell>
          <table:table-cell office:value-type="float" office:value="0.520191888653032" calcext:value-type="float">
            <text:p>0,5202</text:p>
          </table:table-cell>
          <table:table-cell office:value-type="float" office:value="2.55389515956191" calcext:value-type="float">
            <text:p>2,5539</text:p>
          </table:table-cell>
          <table:table-cell office:value-type="float" office:value="20.839887648617" calcext:value-type="float">
            <text:p>20,8399</text:p>
          </table:table-cell>
          <table:table-cell office:value-type="float" office:value="2.23763405834659" calcext:value-type="float">
            <text:p>2,2376</text:p>
          </table:table-cell>
          <table:table-cell office:value-type="float" office:value="2.59479571367044" calcext:value-type="float">
            <text:p>2,5948</text:p>
          </table:table-cell>
          <table:table-cell office:value-type="float" office:value="7.68272364874492" calcext:value-type="float">
            <text:p>7,6827</text:p>
          </table:table-cell>
          <table:table-cell office:value-type="float" office:value="171.624612921077" calcext:value-type="float">
            <text:p>171,624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374800407441605" calcext:value-type="float">
            <text:p>0,0375</text:p>
          </table:table-cell>
          <table:table-cell office:value-type="float" office:value="24.1581848645172" calcext:value-type="float">
            <text:p>24,1582</text:p>
          </table:table-cell>
          <table:table-cell office:value-type="float" office:value="0.625243809270523" calcext:value-type="float">
            <text:p>0,6252</text:p>
          </table:table-cell>
          <table:table-cell office:value-type="float" office:value="10.9656380126508" calcext:value-type="float">
            <text:p>10,9656</text:p>
          </table:table-cell>
          <table:table-cell office:value-type="float" office:value="0.501030183681309" calcext:value-type="float">
            <text:p>0,5010</text:p>
          </table:table-cell>
          <table:table-cell office:value-type="float" office:value="2.50313391092345" calcext:value-type="float">
            <text:p>2,5031</text:p>
          </table:table-cell>
          <table:table-cell office:value-type="float" office:value="18.2412558370036" calcext:value-type="float">
            <text:p>18,2413</text:p>
          </table:table-cell>
          <table:table-cell office:value-type="float" office:value="-0.867150016122579" calcext:value-type="float">
            <text:p>-0,8672</text:p>
          </table:table-cell>
          <table:table-cell office:value-type="float" office:value="1.18180498875127" calcext:value-type="float">
            <text:p>1,1818</text:p>
          </table:table-cell>
          <table:table-cell office:value-type="float" office:value="7.54430538784228" calcext:value-type="float">
            <text:p>7,5443</text:p>
          </table:table-cell>
          <table:table-cell office:value-type="float" office:value="174.635183168951" calcext:value-type="float">
            <text:p>174,635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358993802894947" calcext:value-type="float">
            <text:p>0,0359</text:p>
          </table:table-cell>
          <table:table-cell office:value-type="float" office:value="21.7370589699448" calcext:value-type="float">
            <text:p>21,7371</text:p>
          </table:table-cell>
          <table:table-cell office:value-type="float" office:value="0.633644320626454" calcext:value-type="float">
            <text:p>0,6336</text:p>
          </table:table-cell>
          <table:table-cell office:value-type="float" office:value="10.9656380126508" calcext:value-type="float">
            <text:p>10,9656</text:p>
          </table:table-cell>
          <table:table-cell office:value-type="float" office:value="0.51847914449793" calcext:value-type="float">
            <text:p>0,5185</text:p>
          </table:table-cell>
          <table:table-cell office:value-type="float" office:value="2.74634535452345" calcext:value-type="float">
            <text:p>2,7463</text:p>
          </table:table-cell>
          <table:table-cell office:value-type="float" office:value="19.6084351387113" calcext:value-type="float">
            <text:p>19,6084</text:p>
          </table:table-cell>
          <table:table-cell office:value-type="float" office:value="-1.01410184270702" calcext:value-type="float">
            <text:p>-1,0141</text:p>
          </table:table-cell>
          <table:table-cell office:value-type="float" office:value="0.714762520858884" calcext:value-type="float">
            <text:p>0,7148</text:p>
          </table:table-cell>
          <table:table-cell office:value-type="float" office:value="7.77705956214063" calcext:value-type="float">
            <text:p>7,7771</text:p>
          </table:table-cell>
          <table:table-cell office:value-type="float" office:value="175.951965584538" calcext:value-type="float">
            <text:p>175,95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402500961212979" calcext:value-type="float">
            <text:p>0,0403</text:p>
          </table:table-cell>
          <table:table-cell office:value-type="float" office:value="12.2608411175429" calcext:value-type="float">
            <text:p>12,2608</text:p>
          </table:table-cell>
          <table:table-cell office:value-type="float" office:value="0.630770469415201" calcext:value-type="float">
            <text:p>0,6308</text:p>
          </table:table-cell>
          <table:table-cell office:value-type="float" office:value="10.9656380126508" calcext:value-type="float">
            <text:p>10,9656</text:p>
          </table:table-cell>
          <table:table-cell office:value-type="float" office:value="0.523862023811095" calcext:value-type="float">
            <text:p>0,5239</text:p>
          </table:table-cell>
          <table:table-cell office:value-type="float" office:value="2.38761932373249" calcext:value-type="float">
            <text:p>2,3876</text:p>
          </table:table-cell>
          <table:table-cell office:value-type="float" office:value="23.410284424798" calcext:value-type="float">
            <text:p>23,4103</text:p>
          </table:table-cell>
          <table:table-cell office:value-type="float" office:value="-15.4454003301823" calcext:value-type="float">
            <text:p>-15,4454</text:p>
          </table:table-cell>
          <table:table-cell office:value-type="float" office:value="0.915608331412884" calcext:value-type="float">
            <text:p>0,9156</text:p>
          </table:table-cell>
          <table:table-cell office:value-type="float" office:value="8.84850116061497" calcext:value-type="float">
            <text:p>8,8485</text:p>
          </table:table-cell>
          <table:table-cell office:value-type="float" office:value="168.152019688901" calcext:value-type="float">
            <text:p>168,15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6928990088342" calcext:value-type="float">
            <text:p>0,0169</text:p>
          </table:table-cell>
          <table:table-cell office:value-type="float" office:value="14.5498477060232" calcext:value-type="float">
            <text:p>14,5498</text:p>
          </table:table-cell>
          <table:table-cell office:value-type="float" office:value="0.683438203000173" calcext:value-type="float">
            <text:p>0,6834</text:p>
          </table:table-cell>
          <table:table-cell office:value-type="float" office:value="10.9656380126508" calcext:value-type="float">
            <text:p>10,9656</text:p>
          </table:table-cell>
          <table:table-cell office:value-type="float" office:value="0.50593914254676" calcext:value-type="float">
            <text:p>0,5059</text:p>
          </table:table-cell>
          <table:table-cell office:value-type="float" office:value="2.69007303290453" calcext:value-type="float">
            <text:p>2,6901</text:p>
          </table:table-cell>
          <table:table-cell office:value-type="float" office:value="24.4626493233927" calcext:value-type="float">
            <text:p>24,4626</text:p>
          </table:table-cell>
          <table:table-cell office:value-type="float" office:value="-3.19724652187914" calcext:value-type="float">
            <text:p>-3,1972</text:p>
          </table:table-cell>
          <table:table-cell office:value-type="float" office:value="1.25175905246942" calcext:value-type="float">
            <text:p>1,2518</text:p>
          </table:table-cell>
          <table:table-cell office:value-type="float" office:value="8.98441789806352" calcext:value-type="float">
            <text:p>8,9844</text:p>
          </table:table-cell>
          <table:table-cell office:value-type="float" office:value="168.326864187627" calcext:value-type="float">
            <text:p>168,326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200482072554991" calcext:value-type="float">
            <text:p>0,0200</text:p>
          </table:table-cell>
          <table:table-cell office:value-type="float" office:value="0.567360717681332" calcext:value-type="float">
            <text:p>0,5674</text:p>
          </table:table-cell>
          <table:table-cell office:value-type="float" office:value="0.894637690474037" calcext:value-type="float">
            <text:p>0,8946</text:p>
          </table:table-cell>
          <table:table-cell office:value-type="float" office:value="10.459481832219" calcext:value-type="float">
            <text:p>10,4595</text:p>
          </table:table-cell>
          <table:table-cell office:value-type="float" office:value="0.875882826604886" calcext:value-type="float">
            <text:p>0,8759</text:p>
          </table:table-cell>
          <table:table-cell office:value-type="float" office:value="5.06259411279462" calcext:value-type="float">
            <text:p>5,0626</text:p>
          </table:table-cell>
          <table:table-cell office:value-type="float" office:value="17.3196133172639" calcext:value-type="float">
            <text:p>17,3196</text:p>
          </table:table-cell>
          <table:table-cell office:value-type="float" office:value="2.22951230162371" calcext:value-type="float">
            <text:p>2,2295</text:p>
          </table:table-cell>
          <table:table-cell office:value-type="float" office:value="0.423337079636281" calcext:value-type="float">
            <text:p>0,4233</text:p>
          </table:table-cell>
          <table:table-cell office:value-type="float" office:value="11.4525011823216" calcext:value-type="float">
            <text:p>11,4525</text:p>
          </table:table-cell>
          <table:table-cell office:value-type="float" office:value="52.5910008725013" calcext:value-type="float">
            <text:p>52,59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280615637711481" calcext:value-type="float">
            <text:p>0,0281</text:p>
          </table:table-cell>
          <table:table-cell office:value-type="float" office:value="0.538771627348452" calcext:value-type="float">
            <text:p>0,5388</text:p>
          </table:table-cell>
          <table:table-cell office:value-type="float" office:value="0.899965867983925" calcext:value-type="float">
            <text:p>0,9000</text:p>
          </table:table-cell>
          <table:table-cell office:value-type="float" office:value="10.459481832219" calcext:value-type="float">
            <text:p>10,4595</text:p>
          </table:table-cell>
          <table:table-cell office:value-type="float" office:value="0.871039570845388" calcext:value-type="float">
            <text:p>0,8710</text:p>
          </table:table-cell>
          <table:table-cell office:value-type="float" office:value="1.76194732979437" calcext:value-type="float">
            <text:p>1,7619</text:p>
          </table:table-cell>
          <table:table-cell office:value-type="float" office:value="16.8330907789001" calcext:value-type="float">
            <text:p>16,8331</text:p>
          </table:table-cell>
          <table:table-cell office:value-type="float" office:value="2.41100981887834" calcext:value-type="float">
            <text:p>2,4110</text:p>
          </table:table-cell>
          <table:table-cell office:value-type="float" office:value="0.465641113602993" calcext:value-type="float">
            <text:p>0,4656</text:p>
          </table:table-cell>
          <table:table-cell office:value-type="float" office:value="10.7538784013353" calcext:value-type="float">
            <text:p>10,7539</text:p>
          </table:table-cell>
          <table:table-cell office:value-type="float" office:value="52.2129842961411" calcext:value-type="float">
            <text:p>52,213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17679919378299" calcext:value-type="float">
            <text:p>0,0177</text:p>
          </table:table-cell>
          <table:table-cell office:value-type="float" office:value="0.560338800566068" calcext:value-type="float">
            <text:p>0,5603</text:p>
          </table:table-cell>
          <table:table-cell office:value-type="float" office:value="0.880140435587499" calcext:value-type="float">
            <text:p>0,8801</text:p>
          </table:table-cell>
          <table:table-cell office:value-type="float" office:value="10.459481832219" calcext:value-type="float">
            <text:p>10,4595</text:p>
          </table:table-cell>
          <table:table-cell office:value-type="float" office:value="0.861947627492381" calcext:value-type="float">
            <text:p>0,8619</text:p>
          </table:table-cell>
          <table:table-cell office:value-type="float" office:value="3.62202995908178" calcext:value-type="float">
            <text:p>3,6220</text:p>
          </table:table-cell>
          <table:table-cell office:value-type="float" office:value="16.7218918380479" calcext:value-type="float">
            <text:p>16,7219</text:p>
          </table:table-cell>
          <table:table-cell office:value-type="float" office:value="2.50801482542222" calcext:value-type="float">
            <text:p>2,5080</text:p>
          </table:table-cell>
          <table:table-cell office:value-type="float" office:value="0.568943113421317" calcext:value-type="float">
            <text:p>0,5689</text:p>
          </table:table-cell>
          <table:table-cell office:value-type="float" office:value="10.2044056481573" calcext:value-type="float">
            <text:p>10,2044</text:p>
          </table:table-cell>
          <table:table-cell office:value-type="float" office:value="54.0193328565754" calcext:value-type="float">
            <text:p>54,01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36251565969674" calcext:value-type="float">
            <text:p>0,0236</text:p>
          </table:table-cell>
          <table:table-cell office:value-type="float" office:value="0.712302295647069" calcext:value-type="float">
            <text:p>0,7123</text:p>
          </table:table-cell>
          <table:table-cell office:value-type="float" office:value="0.865707511875556" calcext:value-type="float">
            <text:p>0,8657</text:p>
          </table:table-cell>
          <table:table-cell office:value-type="float" office:value="10.459481832219" calcext:value-type="float">
            <text:p>10,4595</text:p>
          </table:table-cell>
          <table:table-cell office:value-type="float" office:value="0.854191281778854" calcext:value-type="float">
            <text:p>0,8542</text:p>
          </table:table-cell>
          <table:table-cell office:value-type="float" office:value="10.0060535193415" calcext:value-type="float">
            <text:p>10,0061</text:p>
          </table:table-cell>
          <table:table-cell office:value-type="float" office:value="16.956316639089" calcext:value-type="float">
            <text:p>16,9563</text:p>
          </table:table-cell>
          <table:table-cell office:value-type="float" office:value="2.64564092569684" calcext:value-type="float">
            <text:p>2,6456</text:p>
          </table:table-cell>
          <table:table-cell office:value-type="float" office:value="0.68661130607346" calcext:value-type="float">
            <text:p>0,6866</text:p>
          </table:table-cell>
          <table:table-cell office:value-type="float" office:value="9.96858017896892" calcext:value-type="float">
            <text:p>9,9686</text:p>
          </table:table-cell>
          <table:table-cell office:value-type="float" office:value="56.4577501837611" calcext:value-type="float">
            <text:p>56,457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69127619462284" calcext:value-type="float">
            <text:p>0,0169</text:p>
          </table:table-cell>
          <table:table-cell office:value-type="float" office:value="0.719031447298875" calcext:value-type="float">
            <text:p>0,7190</text:p>
          </table:table-cell>
          <table:table-cell office:value-type="float" office:value="0.920425383181418" calcext:value-type="float">
            <text:p>0,9204</text:p>
          </table:table-cell>
          <table:table-cell office:value-type="float" office:value="10.459481832219" calcext:value-type="float">
            <text:p>10,4595</text:p>
          </table:table-cell>
          <table:table-cell office:value-type="float" office:value="0.841585057793528" calcext:value-type="float">
            <text:p>0,8416</text:p>
          </table:table-cell>
          <table:table-cell office:value-type="float" office:value="7.55005455483317" calcext:value-type="float">
            <text:p>7,5501</text:p>
          </table:table-cell>
          <table:table-cell office:value-type="float" office:value="17.1641377990823" calcext:value-type="float">
            <text:p>17,1641</text:p>
          </table:table-cell>
          <table:table-cell office:value-type="float" office:value="3.02719557350034" calcext:value-type="float">
            <text:p>3,0272</text:p>
          </table:table-cell>
          <table:table-cell office:value-type="float" office:value="0.73504867842129" calcext:value-type="float">
            <text:p>0,7350</text:p>
          </table:table-cell>
          <table:table-cell office:value-type="float" office:value="9.5285407278082" calcext:value-type="float">
            <text:p>9,5285</text:p>
          </table:table-cell>
          <table:table-cell office:value-type="float" office:value="61.3633422973895" calcext:value-type="float">
            <text:p>61,36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155070049068318" calcext:value-type="float">
            <text:p>0,0155</text:p>
          </table:table-cell>
          <table:table-cell office:value-type="float" office:value="0.672942997603655" calcext:value-type="float">
            <text:p>0,6729</text:p>
          </table:table-cell>
          <table:table-cell office:value-type="float" office:value="0.908199926572584" calcext:value-type="float">
            <text:p>0,9082</text:p>
          </table:table-cell>
          <table:table-cell office:value-type="float" office:value="10.5657488139195" calcext:value-type="float">
            <text:p>10,5657</text:p>
          </table:table-cell>
          <table:table-cell office:value-type="float" office:value="0.841927155033458" calcext:value-type="float">
            <text:p>0,8419</text:p>
          </table:table-cell>
          <table:table-cell office:value-type="float" office:value="6.79335173373534" calcext:value-type="float">
            <text:p>6,7934</text:p>
          </table:table-cell>
          <table:table-cell office:value-type="float" office:value="17.6614721798297" calcext:value-type="float">
            <text:p>17,6615</text:p>
          </table:table-cell>
          <table:table-cell office:value-type="float" office:value="2.57964420591212" calcext:value-type="float">
            <text:p>2,5796</text:p>
          </table:table-cell>
          <table:table-cell office:value-type="float" office:value="0.778666112441256" calcext:value-type="float">
            <text:p>0,7787</text:p>
          </table:table-cell>
          <table:table-cell office:value-type="float" office:value="9.06092485511514" calcext:value-type="float">
            <text:p>9,0609</text:p>
          </table:table-cell>
          <table:table-cell office:value-type="float" office:value="59.1361596208469" calcext:value-type="float">
            <text:p>59,13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126069294119908" calcext:value-type="float">
            <text:p>-0,0126</text:p>
          </table:table-cell>
          <table:table-cell office:value-type="float" office:value="0.917701298936155" calcext:value-type="float">
            <text:p>0,9177</text:p>
          </table:table-cell>
          <table:table-cell office:value-type="float" office:value="0.900805159088763" calcext:value-type="float">
            <text:p>0,9008</text:p>
          </table:table-cell>
          <table:table-cell office:value-type="float" office:value="10.5657488139195" calcext:value-type="float">
            <text:p>10,5657</text:p>
          </table:table-cell>
          <table:table-cell office:value-type="float" office:value="0.845157211275885" calcext:value-type="float">
            <text:p>0,8452</text:p>
          </table:table-cell>
          <table:table-cell office:value-type="float" office:value="8.72764838887952" calcext:value-type="float">
            <text:p>8,7276</text:p>
          </table:table-cell>
          <table:table-cell office:value-type="float" office:value="16.97949782094" calcext:value-type="float">
            <text:p>16,9795</text:p>
          </table:table-cell>
          <table:table-cell office:value-type="float" office:value="2.82238756971751" calcext:value-type="float">
            <text:p>2,8224</text:p>
          </table:table-cell>
          <table:table-cell office:value-type="float" office:value="0.787032622318939" calcext:value-type="float">
            <text:p>0,7870</text:p>
          </table:table-cell>
          <table:table-cell office:value-type="float" office:value="9.08635920499444" calcext:value-type="float">
            <text:p>9,0864</text:p>
          </table:table-cell>
          <table:table-cell office:value-type="float" office:value="59.0603338253268" calcext:value-type="float">
            <text:p>59,060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503436457267981" calcext:value-type="float">
            <text:p>-0,0503</text:p>
          </table:table-cell>
          <table:table-cell office:value-type="float" office:value="0.55972195087782" calcext:value-type="float">
            <text:p>0,5597</text:p>
          </table:table-cell>
          <table:table-cell office:value-type="float" office:value="0.908594117126711" calcext:value-type="float">
            <text:p>0,9086</text:p>
          </table:table-cell>
          <table:table-cell office:value-type="float" office:value="10.5657488139195" calcext:value-type="float">
            <text:p>10,5657</text:p>
          </table:table-cell>
          <table:table-cell office:value-type="float" office:value="0.852933968165386" calcext:value-type="float">
            <text:p>0,8529</text:p>
          </table:table-cell>
          <table:table-cell office:value-type="float" office:value="0.607449254651383" calcext:value-type="float">
            <text:p>0,6074</text:p>
          </table:table-cell>
          <table:table-cell office:value-type="float" office:value="15.2592027909118" calcext:value-type="float">
            <text:p>15,2592</text:p>
          </table:table-cell>
          <table:table-cell office:value-type="float" office:value="1.52129920722388" calcext:value-type="float">
            <text:p>1,5213</text:p>
          </table:table-cell>
          <table:table-cell office:value-type="float" office:value="0.756390859593407" calcext:value-type="float">
            <text:p>0,7564</text:p>
          </table:table-cell>
          <table:table-cell office:value-type="float" office:value="8.72342985062137" calcext:value-type="float">
            <text:p>8,7234</text:p>
          </table:table-cell>
          <table:table-cell office:value-type="float" office:value="55.9598778105446" calcext:value-type="float">
            <text:p>55,959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0896461205096344" calcext:value-type="float">
            <text:p>0,0090</text:p>
          </table:table-cell>
          <table:table-cell office:value-type="float" office:value="0.73652671752102" calcext:value-type="float">
            <text:p>0,7365</text:p>
          </table:table-cell>
          <table:table-cell office:value-type="float" office:value="0.914948788554709" calcext:value-type="float">
            <text:p>0,9149</text:p>
          </table:table-cell>
          <table:table-cell office:value-type="float" office:value="10.5657488139195" calcext:value-type="float">
            <text:p>10,5657</text:p>
          </table:table-cell>
          <table:table-cell office:value-type="float" office:value="0.856609511914419" calcext:value-type="float">
            <text:p>0,8566</text:p>
          </table:table-cell>
          <table:table-cell office:value-type="float" office:value="2.72063925984942" calcext:value-type="float">
            <text:p>2,7206</text:p>
          </table:table-cell>
          <table:table-cell office:value-type="float" office:value="15.3294212144363" calcext:value-type="float">
            <text:p>15,3294</text:p>
          </table:table-cell>
          <table:table-cell office:value-type="float" office:value="1.57010624136993" calcext:value-type="float">
            <text:p>1,5701</text:p>
          </table:table-cell>
          <table:table-cell office:value-type="float" office:value="0.783888646646516" calcext:value-type="float">
            <text:p>0,7839</text:p>
          </table:table-cell>
          <table:table-cell office:value-type="float" office:value="8.9318978629349" calcext:value-type="float">
            <text:p>8,9319</text:p>
          </table:table-cell>
          <table:table-cell office:value-type="float" office:value="59.0339627705194" calcext:value-type="float">
            <text:p>59,034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660497171958241" calcext:value-type="float">
            <text:p>0,0066</text:p>
          </table:table-cell>
          <table:table-cell office:value-type="float" office:value="0.879343387993437" calcext:value-type="float">
            <text:p>0,8793</text:p>
          </table:table-cell>
          <table:table-cell office:value-type="float" office:value="0.886255576687963" calcext:value-type="float">
            <text:p>0,8863</text:p>
          </table:table-cell>
          <table:table-cell office:value-type="float" office:value="10.5657488139195" calcext:value-type="float">
            <text:p>10,5657</text:p>
          </table:table-cell>
          <table:table-cell office:value-type="float" office:value="0.855891883631784" calcext:value-type="float">
            <text:p>0,8559</text:p>
          </table:table-cell>
          <table:table-cell office:value-type="float" office:value="1.02516582127941" calcext:value-type="float">
            <text:p>1,0252</text:p>
          </table:table-cell>
          <table:table-cell office:value-type="float" office:value="15.3762364974539" calcext:value-type="float">
            <text:p>15,3762</text:p>
          </table:table-cell>
          <table:table-cell office:value-type="float" office:value="2.01115495287939" calcext:value-type="float">
            <text:p>2,0112</text:p>
          </table:table-cell>
          <table:table-cell office:value-type="float" office:value="0.781677289298684" calcext:value-type="float">
            <text:p>0,7817</text:p>
          </table:table-cell>
          <table:table-cell office:value-type="float" office:value="8.91501362027862" calcext:value-type="float">
            <text:p>8,9150</text:p>
          </table:table-cell>
          <table:table-cell office:value-type="float" office:value="60.1873446550683" calcext:value-type="float">
            <text:p>60,18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0775149457600399" calcext:value-type="float">
            <text:p>0,0078</text:p>
          </table:table-cell>
          <table:table-cell office:value-type="float" office:value="0.714049095377094" calcext:value-type="float">
            <text:p>0,7140</text:p>
          </table:table-cell>
          <table:table-cell office:value-type="float" office:value="0.903455856825648" calcext:value-type="float">
            <text:p>0,9035</text:p>
          </table:table-cell>
          <table:table-cell office:value-type="float" office:value="10.5307560941431" calcext:value-type="float">
            <text:p>10,5308</text:p>
          </table:table-cell>
          <table:table-cell office:value-type="float" office:value="0.831092181269232" calcext:value-type="float">
            <text:p>0,8311</text:p>
          </table:table-cell>
          <table:table-cell office:value-type="float" office:value="1.74664481434259" calcext:value-type="float">
            <text:p>1,7466</text:p>
          </table:table-cell>
          <table:table-cell office:value-type="float" office:value="15.5955436217716" calcext:value-type="float">
            <text:p>15,5955</text:p>
          </table:table-cell>
          <table:table-cell office:value-type="float" office:value="1.56346712218378" calcext:value-type="float">
            <text:p>1,5635</text:p>
          </table:table-cell>
          <table:table-cell office:value-type="float" office:value="0.695315842711388" calcext:value-type="float">
            <text:p>0,6953</text:p>
          </table:table-cell>
          <table:table-cell office:value-type="float" office:value="8.80630182913261" calcext:value-type="float">
            <text:p>8,8063</text:p>
          </table:table-cell>
          <table:table-cell office:value-type="float" office:value="60.2009014366678" calcext:value-type="float">
            <text:p>60,200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136207701953701" calcext:value-type="float">
            <text:p>0,0136</text:p>
          </table:table-cell>
          <table:table-cell office:value-type="float" office:value="0.587208951046583" calcext:value-type="float">
            <text:p>0,5872</text:p>
          </table:table-cell>
          <table:table-cell office:value-type="float" office:value="0.900005377519189" calcext:value-type="float">
            <text:p>0,9000</text:p>
          </table:table-cell>
          <table:table-cell office:value-type="float" office:value="10.5307560941431" calcext:value-type="float">
            <text:p>10,5308</text:p>
          </table:table-cell>
          <table:table-cell office:value-type="float" office:value="0.850188343755636" calcext:value-type="float">
            <text:p>0,8502</text:p>
          </table:table-cell>
          <table:table-cell office:value-type="float" office:value="1.97827814967515" calcext:value-type="float">
            <text:p>1,9783</text:p>
          </table:table-cell>
          <table:table-cell office:value-type="float" office:value="15.8174298766258" calcext:value-type="float">
            <text:p>15,8174</text:p>
          </table:table-cell>
          <table:table-cell office:value-type="float" office:value="1.90379115999502" calcext:value-type="float">
            <text:p>1,9038</text:p>
          </table:table-cell>
          <table:table-cell office:value-type="float" office:value="0.669533807456598" calcext:value-type="float">
            <text:p>0,6695</text:p>
          </table:table-cell>
          <table:table-cell office:value-type="float" office:value="9.04999218283716" calcext:value-type="float">
            <text:p>9,0500</text:p>
          </table:table-cell>
          <table:table-cell office:value-type="float" office:value="60.1869754938041" calcext:value-type="float">
            <text:p>60,18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25518774371043" calcext:value-type="float">
            <text:p>0,0226</text:p>
          </table:table-cell>
          <table:table-cell office:value-type="float" office:value="0.45698036135494" calcext:value-type="float">
            <text:p>0,4570</text:p>
          </table:table-cell>
          <table:table-cell office:value-type="float" office:value="0.946692407983423" calcext:value-type="float">
            <text:p>0,9467</text:p>
          </table:table-cell>
          <table:table-cell office:value-type="float" office:value="10.5307560941431" calcext:value-type="float">
            <text:p>10,5308</text:p>
          </table:table-cell>
          <table:table-cell office:value-type="float" office:value="0.841456561286187" calcext:value-type="float">
            <text:p>0,8415</text:p>
          </table:table-cell>
          <table:table-cell office:value-type="float" office:value="1.94055009204743" calcext:value-type="float">
            <text:p>1,9406</text:p>
          </table:table-cell>
          <table:table-cell office:value-type="float" office:value="16.3829527800368" calcext:value-type="float">
            <text:p>16,3830</text:p>
          </table:table-cell>
          <table:table-cell office:value-type="float" office:value="1.71534913947163" calcext:value-type="float">
            <text:p>1,7153</text:p>
          </table:table-cell>
          <table:table-cell office:value-type="float" office:value="0.753349499398544" calcext:value-type="float">
            <text:p>0,7533</text:p>
          </table:table-cell>
          <table:table-cell office:value-type="float" office:value="8.85544418206898" calcext:value-type="float">
            <text:p>8,8554</text:p>
          </table:table-cell>
          <table:table-cell office:value-type="float" office:value="60.5045091590016" calcext:value-type="float">
            <text:p>60,504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152387737150494" calcext:value-type="float">
            <text:p>0,0152</text:p>
          </table:table-cell>
          <table:table-cell office:value-type="float" office:value="0.22272271861214" calcext:value-type="float">
            <text:p>0,2227</text:p>
          </table:table-cell>
          <table:table-cell office:value-type="float" office:value="0.927334997700153" calcext:value-type="float">
            <text:p>0,9273</text:p>
          </table:table-cell>
          <table:table-cell office:value-type="float" office:value="10.5307560941431" calcext:value-type="float">
            <text:p>10,5308</text:p>
          </table:table-cell>
          <table:table-cell office:value-type="float" office:value="0.825526107945073" calcext:value-type="float">
            <text:p>0,8255</text:p>
          </table:table-cell>
          <table:table-cell office:value-type="float" office:value="1.56515539672821" calcext:value-type="float">
            <text:p>1,5652</text:p>
          </table:table-cell>
          <table:table-cell office:value-type="float" office:value="16.5819274996995" calcext:value-type="float">
            <text:p>16,5819</text:p>
          </table:table-cell>
          <table:table-cell office:value-type="float" office:value="0.456272022319169" calcext:value-type="float">
            <text:p>0,4563</text:p>
          </table:table-cell>
          <table:table-cell office:value-type="float" office:value="0.794967909295267" calcext:value-type="float">
            <text:p>0,7950</text:p>
          </table:table-cell>
          <table:table-cell office:value-type="float" office:value="8.96736814072049" calcext:value-type="float">
            <text:p>8,9674</text:p>
          </table:table-cell>
          <table:table-cell office:value-type="float" office:value="62.1013650882072" calcext:value-type="float">
            <text:p>62,10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20326259317132" calcext:value-type="float">
            <text:p>0,0120</text:p>
          </table:table-cell>
          <table:table-cell office:value-type="float" office:value="0.291096762602054" calcext:value-type="float">
            <text:p>0,2911</text:p>
          </table:table-cell>
          <table:table-cell office:value-type="float" office:value="0.896582102488157" calcext:value-type="float">
            <text:p>0,8966</text:p>
          </table:table-cell>
          <table:table-cell office:value-type="float" office:value="10.5307560941431" calcext:value-type="float">
            <text:p>10,5308</text:p>
          </table:table-cell>
          <table:table-cell office:value-type="float" office:value="0.829761896466114" calcext:value-type="float">
            <text:p>0,8298</text:p>
          </table:table-cell>
          <table:table-cell office:value-type="float" office:value="9.99573838548733" calcext:value-type="float">
            <text:p>9,9957</text:p>
          </table:table-cell>
          <table:table-cell office:value-type="float" office:value="16.4905610980634" calcext:value-type="float">
            <text:p>16,4906</text:p>
          </table:table-cell>
          <table:table-cell office:value-type="float" office:value="1.97434269130723" calcext:value-type="float">
            <text:p>1,9743</text:p>
          </table:table-cell>
          <table:table-cell office:value-type="float" office:value="0.714030265261993" calcext:value-type="float">
            <text:p>0,7140</text:p>
          </table:table-cell>
          <table:table-cell office:value-type="float" office:value="9.01502614715651" calcext:value-type="float">
            <text:p>9,0150</text:p>
          </table:table-cell>
          <table:table-cell office:value-type="float" office:value="63.1405710123768" calcext:value-type="float">
            <text:p>63,140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0842566372484122" calcext:value-type="float">
            <text:p>0,0084</text:p>
          </table:table-cell>
          <table:table-cell office:value-type="float" office:value="0.194282516121531" calcext:value-type="float">
            <text:p>0,1943</text:p>
          </table:table-cell>
          <table:table-cell office:value-type="float" office:value="0.860185345563515" calcext:value-type="float">
            <text:p>0,8602</text:p>
          </table:table-cell>
          <table:table-cell office:value-type="float" office:value="10.7370312348876" calcext:value-type="float">
            <text:p>10,7370</text:p>
          </table:table-cell>
          <table:table-cell office:value-type="float" office:value="0.865798643106536" calcext:value-type="float">
            <text:p>0,8658</text:p>
          </table:table-cell>
          <table:table-cell office:value-type="float" office:value="1.00093092135092" calcext:value-type="float">
            <text:p>1,0009</text:p>
          </table:table-cell>
          <table:table-cell office:value-type="float" office:value="21.4079781633619" calcext:value-type="float">
            <text:p>21,4080</text:p>
          </table:table-cell>
          <table:table-cell office:value-type="float" office:value="1.53512459242262" calcext:value-type="float">
            <text:p>1,5351</text:p>
          </table:table-cell>
          <table:table-cell office:value-type="float" office:value="0.927797485710314" calcext:value-type="float">
            <text:p>0,9278</text:p>
          </table:table-cell>
          <table:table-cell office:value-type="float" office:value="13.3022793776442" calcext:value-type="float">
            <text:p>13,3023</text:p>
          </table:table-cell>
          <table:table-cell office:value-type="float" office:value="23.4519543464904" calcext:value-type="float">
            <text:p>23,45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190862617058816" calcext:value-type="float">
            <text:p>0,0191</text:p>
          </table:table-cell>
          <table:table-cell office:value-type="float" office:value="0.214567951042078" calcext:value-type="float">
            <text:p>0,2146</text:p>
          </table:table-cell>
          <table:table-cell office:value-type="float" office:value="0.871097034724931" calcext:value-type="float">
            <text:p>0,8711</text:p>
          </table:table-cell>
          <table:table-cell office:value-type="float" office:value="10.7370312348876" calcext:value-type="float">
            <text:p>10,7370</text:p>
          </table:table-cell>
          <table:table-cell office:value-type="float" office:value="0.845089849452998" calcext:value-type="float">
            <text:p>0,8451</text:p>
          </table:table-cell>
          <table:table-cell office:value-type="float" office:value="1.02202397895235" calcext:value-type="float">
            <text:p>1,0220</text:p>
          </table:table-cell>
          <table:table-cell office:value-type="float" office:value="21.492416166913" calcext:value-type="float">
            <text:p>21,4924</text:p>
          </table:table-cell>
          <table:table-cell office:value-type="float" office:value="1.99405626315642" calcext:value-type="float">
            <text:p>1,9941</text:p>
          </table:table-cell>
          <table:table-cell office:value-type="float" office:value="0.859481712840946" calcext:value-type="float">
            <text:p>0,8595</text:p>
          </table:table-cell>
          <table:table-cell office:value-type="float" office:value="13.1858268893123" calcext:value-type="float">
            <text:p>13,1858</text:p>
          </table:table-cell>
          <table:table-cell office:value-type="float" office:value="23.5861424337554" calcext:value-type="float">
            <text:p>23,58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279035834981904" calcext:value-type="float">
            <text:p>0,0279</text:p>
          </table:table-cell>
          <table:table-cell office:value-type="float" office:value="0.275314159272673" calcext:value-type="float">
            <text:p>0,2753</text:p>
          </table:table-cell>
          <table:table-cell office:value-type="float" office:value="0.831927492583442" calcext:value-type="float">
            <text:p>0,8319</text:p>
          </table:table-cell>
          <table:table-cell office:value-type="float" office:value="10.7370312348876" calcext:value-type="float">
            <text:p>10,7370</text:p>
          </table:table-cell>
          <table:table-cell office:value-type="float" office:value="0.841014409746599" calcext:value-type="float">
            <text:p>0,8410</text:p>
          </table:table-cell>
          <table:table-cell office:value-type="float" office:value="1.74918730740378" calcext:value-type="float">
            <text:p>1,7492</text:p>
          </table:table-cell>
          <table:table-cell office:value-type="float" office:value="22.0064834596178" calcext:value-type="float">
            <text:p>22,0065</text:p>
          </table:table-cell>
          <table:table-cell office:value-type="float" office:value="2.74972115901684" calcext:value-type="float">
            <text:p>2,7497</text:p>
          </table:table-cell>
          <table:table-cell office:value-type="float" office:value="0.925483968943482" calcext:value-type="float">
            <text:p>0,9255</text:p>
          </table:table-cell>
          <table:table-cell office:value-type="float" office:value="13.0811552784668" calcext:value-type="float">
            <text:p>13,0812</text:p>
          </table:table-cell>
          <table:table-cell office:value-type="float" office:value="25.1720059456103" calcext:value-type="float">
            <text:p>25,172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236876787014992" calcext:value-type="float">
            <text:p>0,0237</text:p>
          </table:table-cell>
          <table:table-cell office:value-type="float" office:value="0.319823738170462" calcext:value-type="float">
            <text:p>0,3198</text:p>
          </table:table-cell>
          <table:table-cell office:value-type="float" office:value="0.858128617893422" calcext:value-type="float">
            <text:p>0,8581</text:p>
          </table:table-cell>
          <table:table-cell office:value-type="float" office:value="10.7370312348876" calcext:value-type="float">
            <text:p>10,7370</text:p>
          </table:table-cell>
          <table:table-cell office:value-type="float" office:value="0.835206441747369" calcext:value-type="float">
            <text:p>0,8352</text:p>
          </table:table-cell>
          <table:table-cell office:value-type="float" office:value="1.09187641523892" calcext:value-type="float">
            <text:p>1,0919</text:p>
          </table:table-cell>
          <table:table-cell office:value-type="float" office:value="22.767930228569" calcext:value-type="float">
            <text:p>22,7679</text:p>
          </table:table-cell>
          <table:table-cell office:value-type="float" office:value="3.21763824985275" calcext:value-type="float">
            <text:p>3,2176</text:p>
          </table:table-cell>
          <table:table-cell office:value-type="float" office:value="0.921713167161207" calcext:value-type="float">
            <text:p>0,9217</text:p>
          </table:table-cell>
          <table:table-cell office:value-type="float" office:value="12.9052070663461" calcext:value-type="float">
            <text:p>12,9052</text:p>
          </table:table-cell>
          <table:table-cell office:value-type="float" office:value="25.8920531849925" calcext:value-type="float">
            <text:p>25,89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166743713484188" calcext:value-type="float">
            <text:p>0,0167</text:p>
          </table:table-cell>
          <table:table-cell office:value-type="float" office:value="0.321642492708134" calcext:value-type="float">
            <text:p>0,3216</text:p>
          </table:table-cell>
          <table:table-cell office:value-type="float" office:value="0.874797841621232" calcext:value-type="float">
            <text:p>0,8748</text:p>
          </table:table-cell>
          <table:table-cell office:value-type="float" office:value="10.7370312348876" calcext:value-type="float">
            <text:p>10,7370</text:p>
          </table:table-cell>
          <table:table-cell office:value-type="float" office:value="0.81375785416368" calcext:value-type="float">
            <text:p>0,8138</text:p>
          </table:table-cell>
          <table:table-cell office:value-type="float" office:value="2.16048784186236" calcext:value-type="float">
            <text:p>2,1605</text:p>
          </table:table-cell>
          <table:table-cell office:value-type="float" office:value="22.8496643448619" calcext:value-type="float">
            <text:p>22,8497</text:p>
          </table:table-cell>
          <table:table-cell office:value-type="float" office:value="3.07226662502413" calcext:value-type="float">
            <text:p>3,0723</text:p>
          </table:table-cell>
          <table:table-cell office:value-type="float" office:value="0.964253917136075" calcext:value-type="float">
            <text:p>0,9643</text:p>
          </table:table-cell>
          <table:table-cell office:value-type="float" office:value="12.9158400529796" calcext:value-type="float">
            <text:p>12,9158</text:p>
          </table:table-cell>
          <table:table-cell office:value-type="float" office:value="27.0782664159481" calcext:value-type="float">
            <text:p>27,078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0811883508924538" calcext:value-type="float">
            <text:p>0,0081</text:p>
          </table:table-cell>
          <table:table-cell office:value-type="float" office:value="0.315447572574143" calcext:value-type="float">
            <text:p>0,3154</text:p>
          </table:table-cell>
          <table:table-cell office:value-type="float" office:value="0.880478257193985" calcext:value-type="float">
            <text:p>0,8805</text:p>
          </table:table-cell>
          <table:table-cell office:value-type="float" office:value="10.8375736286214" calcext:value-type="float">
            <text:p>10,8376</text:p>
          </table:table-cell>
          <table:table-cell office:value-type="float" office:value="0.819179591314882" calcext:value-type="float">
            <text:p>0,8192</text:p>
          </table:table-cell>
          <table:table-cell office:value-type="float" office:value="2.39839738537714" calcext:value-type="float">
            <text:p>2,3984</text:p>
          </table:table-cell>
          <table:table-cell office:value-type="float" office:value="22.113391448258" calcext:value-type="float">
            <text:p>22,1134</text:p>
          </table:table-cell>
          <table:table-cell office:value-type="float" office:value="2.66133639357713" calcext:value-type="float">
            <text:p>2,6613</text:p>
          </table:table-cell>
          <table:table-cell office:value-type="float" office:value="0.951055242772428" calcext:value-type="float">
            <text:p>0,9511</text:p>
          </table:table-cell>
          <table:table-cell office:value-type="float" office:value="12.7086160274106" calcext:value-type="float">
            <text:p>12,7086</text:p>
          </table:table-cell>
          <table:table-cell office:value-type="float" office:value="27.9793970621083" calcext:value-type="float">
            <text:p>27,979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0123791278984413" calcext:value-type="float">
            <text:p>-0,0124</text:p>
          </table:table-cell>
          <table:table-cell office:value-type="float" office:value="0.539166550043093" calcext:value-type="float">
            <text:p>0,5392</text:p>
          </table:table-cell>
          <table:table-cell office:value-type="float" office:value="0.883557588148563" calcext:value-type="float">
            <text:p>0,8836</text:p>
          </table:table-cell>
          <table:table-cell office:value-type="float" office:value="10.8375736286214" calcext:value-type="float">
            <text:p>10,8376</text:p>
          </table:table-cell>
          <table:table-cell office:value-type="float" office:value="0.803313682757839" calcext:value-type="float">
            <text:p>0,8033</text:p>
          </table:table-cell>
          <table:table-cell office:value-type="float" office:value="2.31832810877764" calcext:value-type="float">
            <text:p>2,3183</text:p>
          </table:table-cell>
          <table:table-cell office:value-type="float" office:value="21.0036245339395" calcext:value-type="float">
            <text:p>21,0036</text:p>
          </table:table-cell>
          <table:table-cell office:value-type="float" office:value="1.96161238330106" calcext:value-type="float">
            <text:p>1,9616</text:p>
          </table:table-cell>
          <table:table-cell office:value-type="float" office:value="0.945865287282592" calcext:value-type="float">
            <text:p>0,9459</text:p>
          </table:table-cell>
          <table:table-cell office:value-type="float" office:value="12.2301052506281" calcext:value-type="float">
            <text:p>12,2301</text:p>
          </table:table-cell>
          <table:table-cell office:value-type="float" office:value="28.2916490356987" calcext:value-type="float">
            <text:p>28,29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-0.0369142658421051" calcext:value-type="float">
            <text:p>-0,0369</text:p>
          </table:table-cell>
          <table:table-cell office:value-type="float" office:value="0.273374004797116" calcext:value-type="float">
            <text:p>0,2734</text:p>
          </table:table-cell>
          <table:table-cell office:value-type="float" office:value="0.873048715287141" calcext:value-type="float">
            <text:p>0,8730</text:p>
          </table:table-cell>
          <table:table-cell office:value-type="float" office:value="10.8375736286214" calcext:value-type="float">
            <text:p>10,8376</text:p>
          </table:table-cell>
          <table:table-cell office:value-type="float" office:value="0.818529720229003" calcext:value-type="float">
            <text:p>0,8185</text:p>
          </table:table-cell>
          <table:table-cell office:value-type="float" office:value="1.11484356472059" calcext:value-type="float">
            <text:p>1,1148</text:p>
          </table:table-cell>
          <table:table-cell office:value-type="float" office:value="18.5363907343076" calcext:value-type="float">
            <text:p>18,5364</text:p>
          </table:table-cell>
          <table:table-cell office:value-type="float" office:value="0.759434764489896" calcext:value-type="float">
            <text:p>0,7594</text:p>
          </table:table-cell>
          <table:table-cell office:value-type="float" office:value="0.876651298802912" calcext:value-type="float">
            <text:p>0,8767</text:p>
          </table:table-cell>
          <table:table-cell office:value-type="float" office:value="11.8218072814828" calcext:value-type="float">
            <text:p>11,8218</text:p>
          </table:table-cell>
          <table:table-cell office:value-type="float" office:value="25.7188387706933" calcext:value-type="float">
            <text:p>25,718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16671358890715" calcext:value-type="float">
            <text:p>0,0167</text:p>
          </table:table-cell>
          <table:table-cell office:value-type="float" office:value="0.350363183637335" calcext:value-type="float">
            <text:p>0,3504</text:p>
          </table:table-cell>
          <table:table-cell office:value-type="float" office:value="0.883070836706095" calcext:value-type="float">
            <text:p>0,8831</text:p>
          </table:table-cell>
          <table:table-cell office:value-type="float" office:value="10.8375736286214" calcext:value-type="float">
            <text:p>10,8376</text:p>
          </table:table-cell>
          <table:table-cell office:value-type="float" office:value="0.819720289791254" calcext:value-type="float">
            <text:p>0,8197</text:p>
          </table:table-cell>
          <table:table-cell office:value-type="float" office:value="1.76119311216454" calcext:value-type="float">
            <text:p>1,7612</text:p>
          </table:table-cell>
          <table:table-cell office:value-type="float" office:value="17.9834269022449" calcext:value-type="float">
            <text:p>17,9834</text:p>
          </table:table-cell>
          <table:table-cell office:value-type="float" office:value="1.22134939747505" calcext:value-type="float">
            <text:p>1,2213</text:p>
          </table:table-cell>
          <table:table-cell office:value-type="float" office:value="0.83326258638082" calcext:value-type="float">
            <text:p>0,8333</text:p>
          </table:table-cell>
          <table:table-cell office:value-type="float" office:value="12.0814508554051" calcext:value-type="float">
            <text:p>12,0815</text:p>
          </table:table-cell>
          <table:table-cell office:value-type="float" office:value="28.1824522940221" calcext:value-type="float">
            <text:p>28,18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0846114871358594" calcext:value-type="float">
            <text:p>0,0085</text:p>
          </table:table-cell>
          <table:table-cell office:value-type="float" office:value="0.442637477439391" calcext:value-type="float">
            <text:p>0,4426</text:p>
          </table:table-cell>
          <table:table-cell office:value-type="float" office:value="0.87344200104275" calcext:value-type="float">
            <text:p>0,8734</text:p>
          </table:table-cell>
          <table:table-cell office:value-type="float" office:value="10.8375736286214" calcext:value-type="float">
            <text:p>10,8376</text:p>
          </table:table-cell>
          <table:table-cell office:value-type="float" office:value="0.831515997345658" calcext:value-type="float">
            <text:p>0,8315</text:p>
          </table:table-cell>
          <table:table-cell office:value-type="float" office:value="1.69532330722204" calcext:value-type="float">
            <text:p>1,6953</text:p>
          </table:table-cell>
          <table:table-cell office:value-type="float" office:value="18.2756349012104" calcext:value-type="float">
            <text:p>18,2756</text:p>
          </table:table-cell>
          <table:table-cell office:value-type="float" office:value="2.0646274665789" calcext:value-type="float">
            <text:p>2,0646</text:p>
          </table:table-cell>
          <table:table-cell office:value-type="float" office:value="0.742651798264185" calcext:value-type="float">
            <text:p>0,7427</text:p>
          </table:table-cell>
          <table:table-cell office:value-type="float" office:value="12.1478447764218" calcext:value-type="float">
            <text:p>12,1478</text:p>
          </table:table-cell>
          <table:table-cell office:value-type="float" office:value="29.4241081839914" calcext:value-type="float">
            <text:p>29,424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144874499344638" calcext:value-type="float">
            <text:p>0,0145</text:p>
          </table:table-cell>
          <table:table-cell office:value-type="float" office:value="0.335251646711745" calcext:value-type="float">
            <text:p>0,3353</text:p>
          </table:table-cell>
          <table:table-cell office:value-type="float" office:value="0.880332433832914" calcext:value-type="float">
            <text:p>0,8803</text:p>
          </table:table-cell>
          <table:table-cell office:value-type="float" office:value="10.8323478246665" calcext:value-type="float">
            <text:p>10,8323</text:p>
          </table:table-cell>
          <table:table-cell office:value-type="float" office:value="0.813151078829494" calcext:value-type="float">
            <text:p>0,8132</text:p>
          </table:table-cell>
          <table:table-cell office:value-type="float" office:value="1.5456250318702" calcext:value-type="float">
            <text:p>1,5456</text:p>
          </table:table-cell>
          <table:table-cell office:value-type="float" office:value="18.9681079004943" calcext:value-type="float">
            <text:p>18,9681</text:p>
          </table:table-cell>
          <table:table-cell office:value-type="float" office:value="1.84205148309647" calcext:value-type="float">
            <text:p>1,8421</text:p>
          </table:table-cell>
          <table:table-cell office:value-type="float" office:value="0.750914976335014" calcext:value-type="float">
            <text:p>0,7509</text:p>
          </table:table-cell>
          <table:table-cell office:value-type="float" office:value="12.1240830924674" calcext:value-type="float">
            <text:p>12,1241</text:p>
          </table:table-cell>
          <table:table-cell office:value-type="float" office:value="29.5769919193694" calcext:value-type="float">
            <text:p>29,57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0952171287704928" calcext:value-type="float">
            <text:p>0,0095</text:p>
          </table:table-cell>
          <table:table-cell office:value-type="float" office:value="0.405999572051939" calcext:value-type="float">
            <text:p>0,4060</text:p>
          </table:table-cell>
          <table:table-cell office:value-type="float" office:value="0.862612829506131" calcext:value-type="float">
            <text:p>0,8626</text:p>
          </table:table-cell>
          <table:table-cell office:value-type="float" office:value="10.8323478246665" calcext:value-type="float">
            <text:p>10,8323</text:p>
          </table:table-cell>
          <table:table-cell office:value-type="float" office:value="0.819588358473428" calcext:value-type="float">
            <text:p>0,8196</text:p>
          </table:table-cell>
          <table:table-cell office:value-type="float" office:value="1.71661357655606" calcext:value-type="float">
            <text:p>1,7166</text:p>
          </table:table-cell>
          <table:table-cell office:value-type="float" office:value="19.2086495193936" calcext:value-type="float">
            <text:p>19,2086</text:p>
          </table:table-cell>
          <table:table-cell office:value-type="float" office:value="1.61500708831899" calcext:value-type="float">
            <text:p>1,6150</text:p>
          </table:table-cell>
          <table:table-cell office:value-type="float" office:value="0.711248386684869" calcext:value-type="float">
            <text:p>0,7112</text:p>
          </table:table-cell>
          <table:table-cell office:value-type="float" office:value="12.0311371039553" calcext:value-type="float">
            <text:p>12,0311</text:p>
          </table:table-cell>
          <table:table-cell office:value-type="float" office:value="29.7153641368449" calcext:value-type="float">
            <text:p>29,71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178443921756362" calcext:value-type="float">
            <text:p>0,0178</text:p>
          </table:table-cell>
          <table:table-cell office:value-type="float" office:value="0.354942576082544" calcext:value-type="float">
            <text:p>0,3549</text:p>
          </table:table-cell>
          <table:table-cell office:value-type="float" office:value="0.876080514159599" calcext:value-type="float">
            <text:p>0,8761</text:p>
          </table:table-cell>
          <table:table-cell office:value-type="float" office:value="10.8323478246665" calcext:value-type="float">
            <text:p>10,8323</text:p>
          </table:table-cell>
          <table:table-cell office:value-type="float" office:value="0.822138346950751" calcext:value-type="float">
            <text:p>0,8221</text:p>
          </table:table-cell>
          <table:table-cell office:value-type="float" office:value="1.43739095592604" calcext:value-type="float">
            <text:p>1,4374</text:p>
          </table:table-cell>
          <table:table-cell office:value-type="float" office:value="19.6973204987557" calcext:value-type="float">
            <text:p>19,6973</text:p>
          </table:table-cell>
          <table:table-cell office:value-type="float" office:value="1.79467438315734" calcext:value-type="float">
            <text:p>1,7947</text:p>
          </table:table-cell>
          <table:table-cell office:value-type="float" office:value="0.752305212009722" calcext:value-type="float">
            <text:p>0,7523</text:p>
          </table:table-cell>
          <table:table-cell office:value-type="float" office:value="11.9629696075922" calcext:value-type="float">
            <text:p>11,9630</text:p>
          </table:table-cell>
          <table:table-cell office:value-type="float" office:value="30.2451388124898" calcext:value-type="float">
            <text:p>30,245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206559536740958" calcext:value-type="float">
            <text:p>0,0207</text:p>
          </table:table-cell>
          <table:table-cell office:value-type="float" office:value="0.0488345238725359" calcext:value-type="float">
            <text:p>0,0488</text:p>
          </table:table-cell>
          <table:table-cell office:value-type="float" office:value="0.872446119474482" calcext:value-type="float">
            <text:p>0,8724</text:p>
          </table:table-cell>
          <table:table-cell office:value-type="float" office:value="10.8323478246665" calcext:value-type="float">
            <text:p>10,8323</text:p>
          </table:table-cell>
          <table:table-cell office:value-type="float" office:value="0.821349749058677" calcext:value-type="float">
            <text:p>0,8213</text:p>
          </table:table-cell>
          <table:table-cell office:value-type="float" office:value="2.79421858967315" calcext:value-type="float">
            <text:p>2,7942</text:p>
          </table:table-cell>
          <table:table-cell office:value-type="float" office:value="19.8102348505694" calcext:value-type="float">
            <text:p>19,8102</text:p>
          </table:table-cell>
          <table:table-cell office:value-type="float" office:value="1.08443257799533" calcext:value-type="float">
            <text:p>1,0844</text:p>
          </table:table-cell>
          <table:table-cell office:value-type="float" office:value="0.755812954934385" calcext:value-type="float">
            <text:p>0,7558</text:p>
          </table:table-cell>
          <table:table-cell office:value-type="float" office:value="11.9190042346014" calcext:value-type="float">
            <text:p>11,9190</text:p>
          </table:table-cell>
          <table:table-cell office:value-type="float" office:value="30.2594783288343" calcext:value-type="float">
            <text:p>30,259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0740049499868789" calcext:value-type="float">
            <text:p>0,0074</text:p>
          </table:table-cell>
          <table:table-cell office:value-type="float" office:value="0.0506838093425319" calcext:value-type="float">
            <text:p>0,0507</text:p>
          </table:table-cell>
          <table:table-cell office:value-type="float" office:value="0.877983878480975" calcext:value-type="float">
            <text:p>0,8780</text:p>
          </table:table-cell>
          <table:table-cell office:value-type="float" office:value="10.8323478246665" calcext:value-type="float">
            <text:p>10,8323</text:p>
          </table:table-cell>
          <table:table-cell office:value-type="float" office:value="0.814229831719491" calcext:value-type="float">
            <text:p>0,8142</text:p>
          </table:table-cell>
          <table:table-cell office:value-type="float" office:value="2.64304284422036" calcext:value-type="float">
            <text:p>2,6430</text:p>
          </table:table-cell>
          <table:table-cell office:value-type="float" office:value="19.5004422943466" calcext:value-type="float">
            <text:p>19,5004</text:p>
          </table:table-cell>
          <table:table-cell office:value-type="float" office:value="1.27580003920798" calcext:value-type="float">
            <text:p>1,2758</text:p>
          </table:table-cell>
          <table:table-cell office:value-type="float" office:value="0.734307439742705" calcext:value-type="float">
            <text:p>0,7343</text:p>
          </table:table-cell>
          <table:table-cell office:value-type="float" office:value="11.6006451779178" calcext:value-type="float">
            <text:p>11,6006</text:p>
          </table:table-cell>
          <table:table-cell office:value-type="float" office:value="29.9858665922539" calcext:value-type="float">
            <text:p>29,985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080674234429214" calcext:value-type="float">
            <text:p>-0,0807</text:p>
          </table:table-cell>
          <table:table-cell office:value-type="float" office:value="0" calcext:value-type="float">
            <text:p>0,0000</text:p>
          </table:table-cell>
          <table:table-cell office:value-type="float" office:value="0.641700510906547" calcext:value-type="float">
            <text:p>0,6417</text:p>
          </table:table-cell>
          <table:table-cell office:value-type="float" office:value="9.34190921662061" calcext:value-type="float">
            <text:p>9,3419</text:p>
          </table:table-cell>
          <table:table-cell office:value-type="float" office:value="0.547789865015902" calcext:value-type="float">
            <text:p>0,5478</text:p>
          </table:table-cell>
          <table:table-cell office:value-type="float" office:value="1.32181133417201" calcext:value-type="float">
            <text:p>1,3218</text:p>
          </table:table-cell>
          <table:table-cell office:value-type="float" office:value="12.3532722105303" calcext:value-type="float">
            <text:p>12,3533</text:p>
          </table:table-cell>
          <table:table-cell office:value-type="float" office:value="12.6162766344193" calcext:value-type="float">
            <text:p>12,6163</text:p>
          </table:table-cell>
          <table:table-cell office:value-type="float" office:value="0.0201356119111355" calcext:value-type="float">
            <text:p>0,0201</text:p>
          </table:table-cell>
          <table:table-cell office:value-type="float" office:value="13.0801299139821" calcext:value-type="float">
            <text:p>13,0801</text:p>
          </table:table-cell>
          <table:table-cell office:value-type="float" office:value="35.8352915094443" calcext:value-type="float">
            <text:p>35,83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0866266488225875" calcext:value-type="float">
            <text:p>0,0087</text:p>
          </table:table-cell>
          <table:table-cell office:value-type="float" office:value="0" calcext:value-type="float">
            <text:p>0,0000</text:p>
          </table:table-cell>
          <table:table-cell office:value-type="float" office:value="0.636217326330635" calcext:value-type="float">
            <text:p>0,6362</text:p>
          </table:table-cell>
          <table:table-cell office:value-type="float" office:value="9.34190921662061" calcext:value-type="float">
            <text:p>9,3419</text:p>
          </table:table-cell>
          <table:table-cell office:value-type="float" office:value="0.511607276384077" calcext:value-type="float">
            <text:p>0,5116</text:p>
          </table:table-cell>
          <table:table-cell office:value-type="float" office:value="3.34326500752044" calcext:value-type="float">
            <text:p>3,3433</text:p>
          </table:table-cell>
          <table:table-cell office:value-type="float" office:value="12.5207242251677" calcext:value-type="float">
            <text:p>12,5207</text:p>
          </table:table-cell>
          <table:table-cell office:value-type="float" office:value="16.5416351520557" calcext:value-type="float">
            <text:p>16,5416</text:p>
          </table:table-cell>
          <table:table-cell office:value-type="float" office:value="-0.0642076791715198" calcext:value-type="float">
            <text:p>-0,0642</text:p>
          </table:table-cell>
          <table:table-cell office:value-type="float" office:value="14.8709094403736" calcext:value-type="float">
            <text:p>14,8709</text:p>
          </table:table-cell>
          <table:table-cell office:value-type="float" office:value="38.1093035174008" calcext:value-type="float">
            <text:p>38,109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492932631728493" calcext:value-type="float">
            <text:p>0,0493</text:p>
          </table:table-cell>
          <table:table-cell office:value-type="float" office:value="0" calcext:value-type="float">
            <text:p>0,0000</text:p>
          </table:table-cell>
          <table:table-cell office:value-type="float" office:value="0.584163785059321" calcext:value-type="float">
            <text:p>0,5842</text:p>
          </table:table-cell>
          <table:table-cell office:value-type="float" office:value="9.34190921662061" calcext:value-type="float">
            <text:p>9,3419</text:p>
          </table:table-cell>
          <table:table-cell office:value-type="float" office:value="0.506471104187291" calcext:value-type="float">
            <text:p>0,5065</text:p>
          </table:table-cell>
          <table:table-cell office:value-type="float" office:value="2.57711736584849" calcext:value-type="float">
            <text:p>2,5771</text:p>
          </table:table-cell>
          <table:table-cell office:value-type="float" office:value="14.3674894654533" calcext:value-type="float">
            <text:p>14,3675</text:p>
          </table:table-cell>
          <table:table-cell office:value-type="float" office:value="10.1050559865832" calcext:value-type="float">
            <text:p>10,1051</text:p>
          </table:table-cell>
          <table:table-cell office:value-type="float" office:value="-0.0463477263699301" calcext:value-type="float">
            <text:p>-0,0463</text:p>
          </table:table-cell>
          <table:table-cell office:value-type="float" office:value="14.9026084254433" calcext:value-type="float">
            <text:p>14,9026</text:p>
          </table:table-cell>
          <table:table-cell office:value-type="float" office:value="45.2066177435863" calcext:value-type="float">
            <text:p>45,20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714937687798987" calcext:value-type="float">
            <text:p>0,0715</text:p>
          </table:table-cell>
          <table:table-cell office:value-type="float" office:value="0" calcext:value-type="float">
            <text:p>0,0000</text:p>
          </table:table-cell>
          <table:table-cell office:value-type="float" office:value="0.587830390571662" calcext:value-type="float">
            <text:p>0,5878</text:p>
          </table:table-cell>
          <table:table-cell office:value-type="float" office:value="9.34190921662061" calcext:value-type="float">
            <text:p>9,3419</text:p>
          </table:table-cell>
          <table:table-cell office:value-type="float" office:value="0.547855478544963" calcext:value-type="float">
            <text:p>0,5479</text:p>
          </table:table-cell>
          <table:table-cell office:value-type="float" office:value="4.76089085880272" calcext:value-type="float">
            <text:p>4,7609</text:p>
          </table:table-cell>
          <table:table-cell office:value-type="float" office:value="16.5474574137668" calcext:value-type="float">
            <text:p>16,5475</text:p>
          </table:table-cell>
          <table:table-cell office:value-type="float" office:value="0.677868396836303" calcext:value-type="float">
            <text:p>0,6779</text:p>
          </table:table-cell>
          <table:table-cell office:value-type="float" office:value="0.0455959878618667" calcext:value-type="float">
            <text:p>0,0456</text:p>
          </table:table-cell>
          <table:table-cell office:value-type="float" office:value="14.8524671063566" calcext:value-type="float">
            <text:p>14,8525</text:p>
          </table:table-cell>
          <table:table-cell office:value-type="float" office:value="47.5862185020146" calcext:value-type="float">
            <text:p>47,586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38536372629201" calcext:value-type="float">
            <text:p>0,0385</text:p>
          </table:table-cell>
          <table:table-cell office:value-type="float" office:value="0" calcext:value-type="float">
            <text:p>0,0000</text:p>
          </table:table-cell>
          <table:table-cell office:value-type="float" office:value="0.610946062457096" calcext:value-type="float">
            <text:p>0,6109</text:p>
          </table:table-cell>
          <table:table-cell office:value-type="float" office:value="9.34190921662061" calcext:value-type="float">
            <text:p>9,3419</text:p>
          </table:table-cell>
          <table:table-cell office:value-type="float" office:value="0.531511915110463" calcext:value-type="float">
            <text:p>0,5315</text:p>
          </table:table-cell>
          <table:table-cell office:value-type="float" office:value="7.70373863851025" calcext:value-type="float">
            <text:p>7,7037</text:p>
          </table:table-cell>
          <table:table-cell office:value-type="float" office:value="18.2369877404947" calcext:value-type="float">
            <text:p>18,2370</text:p>
          </table:table-cell>
          <table:table-cell office:value-type="float" office:value="6.53333463159387" calcext:value-type="float">
            <text:p>6,5333</text:p>
          </table:table-cell>
          <table:table-cell office:value-type="float" office:value="0.163175084334499" calcext:value-type="float">
            <text:p>0,1632</text:p>
          </table:table-cell>
          <table:table-cell office:value-type="float" office:value="14.5433907620455" calcext:value-type="float">
            <text:p>14,5434</text:p>
          </table:table-cell>
          <table:table-cell office:value-type="float" office:value="50.3484550329497" calcext:value-type="float">
            <text:p>50,348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607567055303981" calcext:value-type="float">
            <text:p>0,0608</text:p>
          </table:table-cell>
          <table:table-cell office:value-type="float" office:value="0" calcext:value-type="float">
            <text:p>0,0000</text:p>
          </table:table-cell>
          <table:table-cell office:value-type="float" office:value="0.621609655865011" calcext:value-type="float">
            <text:p>0,6216</text:p>
          </table:table-cell>
          <table:table-cell office:value-type="float" office:value="9.57252695493563" calcext:value-type="float">
            <text:p>9,5725</text:p>
          </table:table-cell>
          <table:table-cell office:value-type="float" office:value="0.533864927090835" calcext:value-type="float">
            <text:p>0,5339</text:p>
          </table:table-cell>
          <table:table-cell office:value-type="float" office:value="5.80394391524039" calcext:value-type="float">
            <text:p>5,8039</text:p>
          </table:table-cell>
          <table:table-cell office:value-type="float" office:value="18.5776877798355" calcext:value-type="float">
            <text:p>18,5777</text:p>
          </table:table-cell>
          <table:table-cell office:value-type="float" office:value="9.4174734759646" calcext:value-type="float">
            <text:p>9,4175</text:p>
          </table:table-cell>
          <table:table-cell office:value-type="float" office:value="0.260779090712025" calcext:value-type="float">
            <text:p>0,2608</text:p>
          </table:table-cell>
          <table:table-cell office:value-type="float" office:value="13.7351440782832" calcext:value-type="float">
            <text:p>13,7351</text:p>
          </table:table-cell>
          <table:table-cell office:value-type="float" office:value="49.7715783162023" calcext:value-type="float">
            <text:p>49,77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659904800783124" calcext:value-type="float">
            <text:p>0,0660</text:p>
          </table:table-cell>
          <table:table-cell office:value-type="float" office:value="0" calcext:value-type="float">
            <text:p>0,0000</text:p>
          </table:table-cell>
          <table:table-cell office:value-type="float" office:value="0.619221108418598" calcext:value-type="float">
            <text:p>0,6192</text:p>
          </table:table-cell>
          <table:table-cell office:value-type="float" office:value="9.57252695493563" calcext:value-type="float">
            <text:p>9,5725</text:p>
          </table:table-cell>
          <table:table-cell office:value-type="float" office:value="0.558083275423417" calcext:value-type="float">
            <text:p>0,5581</text:p>
          </table:table-cell>
          <table:table-cell office:value-type="float" office:value="7.05379143831332" calcext:value-type="float">
            <text:p>7,0538</text:p>
          </table:table-cell>
          <table:table-cell office:value-type="float" office:value="20.5533368817" calcext:value-type="float">
            <text:p>20,5533</text:p>
          </table:table-cell>
          <table:table-cell office:value-type="float" office:value="8.02353641066875" calcext:value-type="float">
            <text:p>8,0235</text:p>
          </table:table-cell>
          <table:table-cell office:value-type="float" office:value="0.331302666886374" calcext:value-type="float">
            <text:p>0,3313</text:p>
          </table:table-cell>
          <table:table-cell office:value-type="float" office:value="14.9468828432869" calcext:value-type="float">
            <text:p>14,9469</text:p>
          </table:table-cell>
          <table:table-cell office:value-type="float" office:value="53.9115904130023" calcext:value-type="float">
            <text:p>53,911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380049740331323" calcext:value-type="float">
            <text:p>0,0380</text:p>
          </table:table-cell>
          <table:table-cell office:value-type="float" office:value="0" calcext:value-type="float">
            <text:p>0,0000</text:p>
          </table:table-cell>
          <table:table-cell office:value-type="float" office:value="0.65030298837156" calcext:value-type="float">
            <text:p>0,6503</text:p>
          </table:table-cell>
          <table:table-cell office:value-type="float" office:value="9.57252695493563" calcext:value-type="float">
            <text:p>9,5725</text:p>
          </table:table-cell>
          <table:table-cell office:value-type="float" office:value="0.535674970283947" calcext:value-type="float">
            <text:p>0,5357</text:p>
          </table:table-cell>
          <table:table-cell office:value-type="float" office:value="5.06173621709613" calcext:value-type="float">
            <text:p>5,0617</text:p>
          </table:table-cell>
          <table:table-cell office:value-type="float" office:value="18.7448197684803" calcext:value-type="float">
            <text:p>18,7448</text:p>
          </table:table-cell>
          <table:table-cell office:value-type="float" office:value="7.74754208731505" calcext:value-type="float">
            <text:p>7,7475</text:p>
          </table:table-cell>
          <table:table-cell office:value-type="float" office:value="0.355429274321626" calcext:value-type="float">
            <text:p>0,3554</text:p>
          </table:table-cell>
          <table:table-cell office:value-type="float" office:value="14.8186007103336" calcext:value-type="float">
            <text:p>14,8186</text:p>
          </table:table-cell>
          <table:table-cell office:value-type="float" office:value="50.5633134205283" calcext:value-type="float">
            <text:p>50,56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71677704080539" calcext:value-type="float">
            <text:p>0,0717</text:p>
          </table:table-cell>
          <table:table-cell office:value-type="float" office:value="0" calcext:value-type="float">
            <text:p>0,0000</text:p>
          </table:table-cell>
          <table:table-cell office:value-type="float" office:value="0.655496094542759" calcext:value-type="float">
            <text:p>0,6555</text:p>
          </table:table-cell>
          <table:table-cell office:value-type="float" office:value="9.57252695493563" calcext:value-type="float">
            <text:p>9,5725</text:p>
          </table:table-cell>
          <table:table-cell office:value-type="float" office:value="0.524324725525283" calcext:value-type="float">
            <text:p>0,5243</text:p>
          </table:table-cell>
          <table:table-cell office:value-type="float" office:value="5.43898761177647" calcext:value-type="float">
            <text:p>5,4390</text:p>
          </table:table-cell>
          <table:table-cell office:value-type="float" office:value="19.0701045215331" calcext:value-type="float">
            <text:p>19,0701</text:p>
          </table:table-cell>
          <table:table-cell office:value-type="float" office:value="4.90702526097988" calcext:value-type="float">
            <text:p>4,9070</text:p>
          </table:table-cell>
          <table:table-cell office:value-type="float" office:value="0.346139748345401" calcext:value-type="float">
            <text:p>0,3461</text:p>
          </table:table-cell>
          <table:table-cell office:value-type="float" office:value="13.5283236122737" calcext:value-type="float">
            <text:p>13,5283</text:p>
          </table:table-cell>
          <table:table-cell office:value-type="float" office:value="51.699037203988" calcext:value-type="float">
            <text:p>51,699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70168411945568" calcext:value-type="float">
            <text:p>0,0470</text:p>
          </table:table-cell>
          <table:table-cell office:value-type="float" office:value="0" calcext:value-type="float">
            <text:p>0,0000</text:p>
          </table:table-cell>
          <table:table-cell office:value-type="float" office:value="0.645482101230487" calcext:value-type="float">
            <text:p>0,6455</text:p>
          </table:table-cell>
          <table:table-cell office:value-type="float" office:value="9.57252695493563" calcext:value-type="float">
            <text:p>9,5725</text:p>
          </table:table-cell>
          <table:table-cell office:value-type="float" office:value="0.542670193500419" calcext:value-type="float">
            <text:p>0,5427</text:p>
          </table:table-cell>
          <table:table-cell office:value-type="float" office:value="5.60875183938749" calcext:value-type="float">
            <text:p>5,6088</text:p>
          </table:table-cell>
          <table:table-cell office:value-type="float" office:value="19.1185676392056" calcext:value-type="float">
            <text:p>19,1186</text:p>
          </table:table-cell>
          <table:table-cell office:value-type="float" office:value="9.00967554053646" calcext:value-type="float">
            <text:p>9,0097</text:p>
          </table:table-cell>
          <table:table-cell office:value-type="float" office:value="0.331625609634214" calcext:value-type="float">
            <text:p>0,3316</text:p>
          </table:table-cell>
          <table:table-cell office:value-type="float" office:value="12.7334043079655" calcext:value-type="float">
            <text:p>12,7334</text:p>
          </table:table-cell>
          <table:table-cell office:value-type="float" office:value="53.6069959221624" calcext:value-type="float">
            <text:p>53,60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14814262921939" calcext:value-type="float">
            <text:p>0,0315</text:p>
          </table:table-cell>
          <table:table-cell office:value-type="float" office:value="0" calcext:value-type="float">
            <text:p>0,0000</text:p>
          </table:table-cell>
          <table:table-cell office:value-type="float" office:value="0.618704935944337" calcext:value-type="float">
            <text:p>0,6187</text:p>
          </table:table-cell>
          <table:table-cell office:value-type="float" office:value="9.82955744077329" calcext:value-type="float">
            <text:p>9,8296</text:p>
          </table:table-cell>
          <table:table-cell office:value-type="float" office:value="0.543984014688535" calcext:value-type="float">
            <text:p>0,5440</text:p>
          </table:table-cell>
          <table:table-cell office:value-type="float" office:value="11.7896717684146" calcext:value-type="float">
            <text:p>11,7897</text:p>
          </table:table-cell>
          <table:table-cell office:value-type="float" office:value="22.1533835519723" calcext:value-type="float">
            <text:p>22,1534</text:p>
          </table:table-cell>
          <table:table-cell office:value-type="float" office:value="8.55755169959735" calcext:value-type="float">
            <text:p>8,5576</text:p>
          </table:table-cell>
          <table:table-cell office:value-type="float" office:value="0.328880880172471" calcext:value-type="float">
            <text:p>0,3289</text:p>
          </table:table-cell>
          <table:table-cell office:value-type="float" office:value="12.173156824108" calcext:value-type="float">
            <text:p>12,1732</text:p>
          </table:table-cell>
          <table:table-cell office:value-type="float" office:value="56.2773279735673" calcext:value-type="float">
            <text:p>56,277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20321440657769" calcext:value-type="float">
            <text:p>0,0420</text:p>
          </table:table-cell>
          <table:table-cell office:value-type="float" office:value="0" calcext:value-type="float">
            <text:p>0,0000</text:p>
          </table:table-cell>
          <table:table-cell office:value-type="float" office:value="0.61139416392289" calcext:value-type="float">
            <text:p>0,6114</text:p>
          </table:table-cell>
          <table:table-cell office:value-type="float" office:value="9.82955744077329" calcext:value-type="float">
            <text:p>9,8296</text:p>
          </table:table-cell>
          <table:table-cell office:value-type="float" office:value="0.521188351267739" calcext:value-type="float">
            <text:p>0,5212</text:p>
          </table:table-cell>
          <table:table-cell office:value-type="float" office:value="1.31256879137301" calcext:value-type="float">
            <text:p>1,3126</text:p>
          </table:table-cell>
          <table:table-cell office:value-type="float" office:value="21.8425032301325" calcext:value-type="float">
            <text:p>21,8425</text:p>
          </table:table-cell>
          <table:table-cell office:value-type="float" office:value="8.15372981461537" calcext:value-type="float">
            <text:p>8,1537</text:p>
          </table:table-cell>
          <table:table-cell office:value-type="float" office:value="0.330003523687472" calcext:value-type="float">
            <text:p>0,3300</text:p>
          </table:table-cell>
          <table:table-cell office:value-type="float" office:value="11.2662277850999" calcext:value-type="float">
            <text:p>11,2662</text:p>
          </table:table-cell>
          <table:table-cell office:value-type="float" office:value="54.5674655093532" calcext:value-type="float">
            <text:p>54,567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28493762688294" calcext:value-type="float">
            <text:p>0,0285</text:p>
          </table:table-cell>
          <table:table-cell office:value-type="float" office:value="0" calcext:value-type="float">
            <text:p>0,0000</text:p>
          </table:table-cell>
          <table:table-cell office:value-type="float" office:value="0.64840639495909" calcext:value-type="float">
            <text:p>0,6484</text:p>
          </table:table-cell>
          <table:table-cell office:value-type="float" office:value="9.82955744077329" calcext:value-type="float">
            <text:p>9,8296</text:p>
          </table:table-cell>
          <table:table-cell office:value-type="float" office:value="0.521803438719744" calcext:value-type="float">
            <text:p>0,5218</text:p>
          </table:table-cell>
          <table:table-cell office:value-type="float" office:value="6.69239134703435" calcext:value-type="float">
            <text:p>6,6924</text:p>
          </table:table-cell>
          <table:table-cell office:value-type="float" office:value="21.4381228132324" calcext:value-type="float">
            <text:p>21,4381</text:p>
          </table:table-cell>
          <table:table-cell office:value-type="float" office:value="9.37224638112342" calcext:value-type="float">
            <text:p>9,3722</text:p>
          </table:table-cell>
          <table:table-cell office:value-type="float" office:value="0.338071762249168" calcext:value-type="float">
            <text:p>0,3381</text:p>
          </table:table-cell>
          <table:table-cell office:value-type="float" office:value="12.1433021717889" calcext:value-type="float">
            <text:p>12,1433</text:p>
          </table:table-cell>
          <table:table-cell office:value-type="float" office:value="53.9324934820638" calcext:value-type="float">
            <text:p>53,932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00195713904188821" calcext:value-type="float">
            <text:p>0,0002</text:p>
          </table:table-cell>
          <table:table-cell office:value-type="float" office:value="0" calcext:value-type="float">
            <text:p>0,0000</text:p>
          </table:table-cell>
          <table:table-cell office:value-type="float" office:value="0.64887257731526" calcext:value-type="float">
            <text:p>0,6489</text:p>
          </table:table-cell>
          <table:table-cell office:value-type="float" office:value="9.82955744077329" calcext:value-type="float">
            <text:p>9,8296</text:p>
          </table:table-cell>
          <table:table-cell office:value-type="float" office:value="0.540862803636629" calcext:value-type="float">
            <text:p>0,5409</text:p>
          </table:table-cell>
          <table:table-cell office:value-type="float" office:value="4.54334479040928" calcext:value-type="float">
            <text:p>4,5433</text:p>
          </table:table-cell>
          <table:table-cell office:value-type="float" office:value="19.7862365255744" calcext:value-type="float">
            <text:p>19,7862</text:p>
          </table:table-cell>
          <table:table-cell office:value-type="float" office:value="9.01628062144863" calcext:value-type="float">
            <text:p>9,0163</text:p>
          </table:table-cell>
          <table:table-cell office:value-type="float" office:value="0.350484324996242" calcext:value-type="float">
            <text:p>0,3505</text:p>
          </table:table-cell>
          <table:table-cell office:value-type="float" office:value="13.242661329152" calcext:value-type="float">
            <text:p>13,2427</text:p>
          </table:table-cell>
          <table:table-cell office:value-type="float" office:value="51.5167145653389" calcext:value-type="float">
            <text:p>51,5167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131341072307958" calcext:value-type="float">
            <text:p>0,0131</text:p>
          </table:table-cell>
          <table:table-cell office:value-type="float" office:value="0" calcext:value-type="float">
            <text:p>0,0000</text:p>
          </table:table-cell>
          <table:table-cell office:value-type="float" office:value="0.628120570917007" calcext:value-type="float">
            <text:p>0,6281</text:p>
          </table:table-cell>
          <table:table-cell office:value-type="float" office:value="9.82955744077329" calcext:value-type="float">
            <text:p>9,8296</text:p>
          </table:table-cell>
          <table:table-cell office:value-type="float" office:value="0.532264432048156" calcext:value-type="float">
            <text:p>0,5323</text:p>
          </table:table-cell>
          <table:table-cell office:value-type="float" office:value="-0.944488395765197" calcext:value-type="float">
            <text:p>-0,9445</text:p>
          </table:table-cell>
          <table:table-cell office:value-type="float" office:value="18.9905046927202" calcext:value-type="float">
            <text:p>18,9905</text:p>
          </table:table-cell>
          <table:table-cell office:value-type="float" office:value="7.3454909467543" calcext:value-type="float">
            <text:p>7,3455</text:p>
          </table:table-cell>
          <table:table-cell office:value-type="float" office:value="0.362269174964804" calcext:value-type="float">
            <text:p>0,3623</text:p>
          </table:table-cell>
          <table:table-cell office:value-type="float" office:value="12.8180677583115" calcext:value-type="float">
            <text:p>12,8181</text:p>
          </table:table-cell>
          <table:table-cell office:value-type="float" office:value="49.0128511815601" calcext:value-type="float">
            <text:p>49,012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0.0512774398515621" calcext:value-type="float">
            <text:p>0,0513</text:p>
          </table:table-cell>
          <table:table-cell office:value-type="float" office:value="5.18690929614619" calcext:value-type="float">
            <text:p>5,1869</text:p>
          </table:table-cell>
          <table:table-cell office:value-type="float" office:value="0.305851621548235" calcext:value-type="float">
            <text:p>0,3059</text:p>
          </table:table-cell>
          <table:table-cell office:value-type="float" office:value="7.95452706652198" calcext:value-type="float">
            <text:p>7,9545</text:p>
          </table:table-cell>
          <table:table-cell office:value-type="float" office:value="0.354301442823033" calcext:value-type="float">
            <text:p>0,3543</text:p>
          </table:table-cell>
          <table:table-cell office:value-type="float" office:value="3.99268705133996" calcext:value-type="float">
            <text:p>3,9927</text:p>
          </table:table-cell>
          <table:table-cell office:value-type="float" office:value="31.1384532684289" calcext:value-type="float">
            <text:p>31,1385</text:p>
          </table:table-cell>
          <table:table-cell office:value-type="float" office:value="4.69892816585804" calcext:value-type="float">
            <text:p>4,6989</text:p>
          </table:table-cell>
          <table:table-cell office:value-type="float" office:value="1.00135103913411" calcext:value-type="float">
            <text:p>1,0014</text:p>
          </table:table-cell>
          <table:table-cell office:value-type="float" office:value="20.4570312937461" calcext:value-type="float">
            <text:p>20,4570</text:p>
          </table:table-cell>
          <table:table-cell office:value-type="float" office:value="94.3532528287587" calcext:value-type="float">
            <text:p>94,353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0.0571076812163973" calcext:value-type="float">
            <text:p>0,0571</text:p>
          </table:table-cell>
          <table:table-cell office:value-type="float" office:value="5.36274218812296" calcext:value-type="float">
            <text:p>5,3627</text:p>
          </table:table-cell>
          <table:table-cell office:value-type="float" office:value="0.321637400003553" calcext:value-type="float">
            <text:p>0,3216</text:p>
          </table:table-cell>
          <table:table-cell office:value-type="float" office:value="7.95452706652198" calcext:value-type="float">
            <text:p>7,9545</text:p>
          </table:table-cell>
          <table:table-cell office:value-type="float" office:value="0.350933598787349" calcext:value-type="float">
            <text:p>0,3509</text:p>
          </table:table-cell>
          <table:table-cell office:value-type="float" office:value="3.6660122920956" calcext:value-type="float">
            <text:p>3,6660</text:p>
          </table:table-cell>
          <table:table-cell office:value-type="float" office:value="33.3540361533182" calcext:value-type="float">
            <text:p>33,3540</text:p>
          </table:table-cell>
          <table:table-cell office:value-type="float" office:value="7.10960246172272" calcext:value-type="float">
            <text:p>7,1096</text:p>
          </table:table-cell>
          <table:table-cell office:value-type="float" office:value="0.960719018703507" calcext:value-type="float">
            <text:p>0,9607</text:p>
          </table:table-cell>
          <table:table-cell office:value-type="float" office:value="20.3275609958871" calcext:value-type="float">
            <text:p>20,3276</text:p>
          </table:table-cell>
          <table:table-cell office:value-type="float" office:value="107.113565832161" calcext:value-type="float">
            <text:p>107,113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0.0632770176943085" calcext:value-type="float">
            <text:p>0,0633</text:p>
          </table:table-cell>
          <table:table-cell office:value-type="float" office:value="7.77180821265391" calcext:value-type="float">
            <text:p>7,7718</text:p>
          </table:table-cell>
          <table:table-cell office:value-type="float" office:value="0.324948826857846" calcext:value-type="float">
            <text:p>0,3249</text:p>
          </table:table-cell>
          <table:table-cell office:value-type="float" office:value="7.95452706652198" calcext:value-type="float">
            <text:p>7,9545</text:p>
          </table:table-cell>
          <table:table-cell office:value-type="float" office:value="0.365310887662274" calcext:value-type="float">
            <text:p>0,3653</text:p>
          </table:table-cell>
          <table:table-cell office:value-type="float" office:value="3.54408107288199" calcext:value-type="float">
            <text:p>3,5441</text:p>
          </table:table-cell>
          <table:table-cell office:value-type="float" office:value="33.2539734687344" calcext:value-type="float">
            <text:p>33,2540</text:p>
          </table:table-cell>
          <table:table-cell office:value-type="float" office:value="8.43331212914981" calcext:value-type="float">
            <text:p>8,4333</text:p>
          </table:table-cell>
          <table:table-cell office:value-type="float" office:value="0.938228990405463" calcext:value-type="float">
            <text:p>0,9382</text:p>
          </table:table-cell>
          <table:table-cell office:value-type="float" office:value="20.3374215546611" calcext:value-type="float">
            <text:p>20,3374</text:p>
          </table:table-cell>
          <table:table-cell office:value-type="float" office:value="123.246813038449" calcext:value-type="float">
            <text:p>123,246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0.0634513700731505" calcext:value-type="float">
            <text:p>0,0635</text:p>
          </table:table-cell>
          <table:table-cell office:value-type="float" office:value="8.83898286075175" calcext:value-type="float">
            <text:p>8,8390</text:p>
          </table:table-cell>
          <table:table-cell office:value-type="float" office:value="0.386453712483321" calcext:value-type="float">
            <text:p>0,3865</text:p>
          </table:table-cell>
          <table:table-cell office:value-type="float" office:value="7.95452706652198" calcext:value-type="float">
            <text:p>7,9545</text:p>
          </table:table-cell>
          <table:table-cell office:value-type="float" office:value="0.350677260610636" calcext:value-type="float">
            <text:p>0,3507</text:p>
          </table:table-cell>
          <table:table-cell office:value-type="float" office:value="3.39040364636363" calcext:value-type="float">
            <text:p>3,3904</text:p>
          </table:table-cell>
          <table:table-cell office:value-type="float" office:value="31.2735981689298" calcext:value-type="float">
            <text:p>31,2736</text:p>
          </table:table-cell>
          <table:table-cell office:value-type="float" office:value="18.8105195726821" calcext:value-type="float">
            <text:p>18,8105</text:p>
          </table:table-cell>
          <table:table-cell office:value-type="float" office:value="0.930870869026239" calcext:value-type="float">
            <text:p>0,9309</text:p>
          </table:table-cell>
          <table:table-cell office:value-type="float" office:value="18.8232835631471" calcext:value-type="float">
            <text:p>18,8233</text:p>
          </table:table-cell>
          <table:table-cell office:value-type="float" office:value="132.884984212966" calcext:value-type="float">
            <text:p>132,885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.0581755775421993" calcext:value-type="float">
            <text:p>0,0582</text:p>
          </table:table-cell>
          <table:table-cell office:value-type="float" office:value="8.06144796443188" calcext:value-type="float">
            <text:p>8,0614</text:p>
          </table:table-cell>
          <table:table-cell office:value-type="float" office:value="0.336851210076029" calcext:value-type="float">
            <text:p>0,3369</text:p>
          </table:table-cell>
          <table:table-cell office:value-type="float" office:value="7.95452706652198" calcext:value-type="float">
            <text:p>7,9545</text:p>
          </table:table-cell>
          <table:table-cell office:value-type="float" office:value="0.422835734562393" calcext:value-type="float">
            <text:p>0,4228</text:p>
          </table:table-cell>
          <table:table-cell office:value-type="float" office:value="3.61600090432522" calcext:value-type="float">
            <text:p>3,6160</text:p>
          </table:table-cell>
          <table:table-cell office:value-type="float" office:value="31.363976770146" calcext:value-type="float">
            <text:p>31,3640</text:p>
          </table:table-cell>
          <table:table-cell office:value-type="float" office:value="8.56894797475248" calcext:value-type="float">
            <text:p>8,5689</text:p>
          </table:table-cell>
          <table:table-cell office:value-type="float" office:value="0.927701990861358" calcext:value-type="float">
            <text:p>0,9277</text:p>
          </table:table-cell>
          <table:table-cell office:value-type="float" office:value="19.3807256267869" calcext:value-type="float">
            <text:p>19,3807</text:p>
          </table:table-cell>
          <table:table-cell office:value-type="float" office:value="138.616569543302" calcext:value-type="float">
            <text:p>138,616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0.0595693832696327" calcext:value-type="float">
            <text:p>0,0596</text:p>
          </table:table-cell>
          <table:table-cell office:value-type="float" office:value="6.69789230396345" calcext:value-type="float">
            <text:p>6,6979</text:p>
          </table:table-cell>
          <table:table-cell office:value-type="float" office:value="0.34403077877245" calcext:value-type="float">
            <text:p>0,3440</text:p>
          </table:table-cell>
          <table:table-cell office:value-type="float" office:value="8.25643178628278" calcext:value-type="float">
            <text:p>8,2564</text:p>
          </table:table-cell>
          <table:table-cell office:value-type="float" office:value="0.407526407391356" calcext:value-type="float">
            <text:p>0,4075</text:p>
          </table:table-cell>
          <table:table-cell office:value-type="float" office:value="8.65471771434805" calcext:value-type="float">
            <text:p>8,6547</text:p>
          </table:table-cell>
          <table:table-cell office:value-type="float" office:value="35.1069043263026" calcext:value-type="float">
            <text:p>35,1069</text:p>
          </table:table-cell>
          <table:table-cell office:value-type="float" office:value="9.63022561430115" calcext:value-type="float">
            <text:p>9,6302</text:p>
          </table:table-cell>
          <table:table-cell office:value-type="float" office:value="0.929885563465676" calcext:value-type="float">
            <text:p>0,9299</text:p>
          </table:table-cell>
          <table:table-cell office:value-type="float" office:value="19.3804144953877" calcext:value-type="float">
            <text:p>19,3804</text:p>
          </table:table-cell>
          <table:table-cell office:value-type="float" office:value="154.885418361132" calcext:value-type="float">
            <text:p>154,885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0.0455917464346589" calcext:value-type="float">
            <text:p>0,0456</text:p>
          </table:table-cell>
          <table:table-cell office:value-type="float" office:value="6.9529726582552" calcext:value-type="float">
            <text:p>6,9530</text:p>
          </table:table-cell>
          <table:table-cell office:value-type="float" office:value="0.35095373152933" calcext:value-type="float">
            <text:p>0,3510</text:p>
          </table:table-cell>
          <table:table-cell office:value-type="float" office:value="8.25643178628278" calcext:value-type="float">
            <text:p>8,2564</text:p>
          </table:table-cell>
          <table:table-cell office:value-type="float" office:value="0.435203529571717" calcext:value-type="float">
            <text:p>0,4352</text:p>
          </table:table-cell>
          <table:table-cell office:value-type="float" office:value="9.6630390545572" calcext:value-type="float">
            <text:p>9,6630</text:p>
          </table:table-cell>
          <table:table-cell office:value-type="float" office:value="31.8052012101133" calcext:value-type="float">
            <text:p>31,8052</text:p>
          </table:table-cell>
          <table:table-cell office:value-type="float" office:value="22.6733161756431" calcext:value-type="float">
            <text:p>22,6733</text:p>
          </table:table-cell>
          <table:table-cell office:value-type="float" office:value="0.948122245158502" calcext:value-type="float">
            <text:p>0,9481</text:p>
          </table:table-cell>
          <table:table-cell office:value-type="float" office:value="18.5796576460957" calcext:value-type="float">
            <text:p>18,5797</text:p>
          </table:table-cell>
          <table:table-cell office:value-type="float" office:value="167.685597329251" calcext:value-type="float">
            <text:p>167,6856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427303364892886" calcext:value-type="float">
            <text:p>0,0427</text:p>
          </table:table-cell>
          <table:table-cell office:value-type="float" office:value="3.36617658060131" calcext:value-type="float">
            <text:p>3,3662</text:p>
          </table:table-cell>
          <table:table-cell office:value-type="float" office:value="0.331996106471019" calcext:value-type="float">
            <text:p>0,3320</text:p>
          </table:table-cell>
          <table:table-cell office:value-type="float" office:value="8.25643178628278" calcext:value-type="float">
            <text:p>8,2564</text:p>
          </table:table-cell>
          <table:table-cell office:value-type="float" office:value="0.418677599940259" calcext:value-type="float">
            <text:p>0,4187</text:p>
          </table:table-cell>
          <table:table-cell office:value-type="float" office:value="7.16881987497989" calcext:value-type="float">
            <text:p>7,1688</text:p>
          </table:table-cell>
          <table:table-cell office:value-type="float" office:value="33.857133934242" calcext:value-type="float">
            <text:p>33,8571</text:p>
          </table:table-cell>
          <table:table-cell office:value-type="float" office:value="6.21562314856034" calcext:value-type="float">
            <text:p>6,2156</text:p>
          </table:table-cell>
          <table:table-cell office:value-type="float" office:value="0.984216601885135" calcext:value-type="float">
            <text:p>0,9842</text:p>
          </table:table-cell>
          <table:table-cell office:value-type="float" office:value="18.3010354592131" calcext:value-type="float">
            <text:p>18,3010</text:p>
          </table:table-cell>
          <table:table-cell office:value-type="float" office:value="149.537899844553" calcext:value-type="float">
            <text:p>149,537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0519478891610721" calcext:value-type="float">
            <text:p>0,0519</text:p>
          </table:table-cell>
          <table:table-cell office:value-type="float" office:value="4.67019215776696" calcext:value-type="float">
            <text:p>4,6702</text:p>
          </table:table-cell>
          <table:table-cell office:value-type="float" office:value="0.319007633272373" calcext:value-type="float">
            <text:p>0,3190</text:p>
          </table:table-cell>
          <table:table-cell office:value-type="float" office:value="8.25643178628278" calcext:value-type="float">
            <text:p>8,2564</text:p>
          </table:table-cell>
          <table:table-cell office:value-type="float" office:value="0.446225691240784" calcext:value-type="float">
            <text:p>0,4462</text:p>
          </table:table-cell>
          <table:table-cell office:value-type="float" office:value="6.90061180038446" calcext:value-type="float">
            <text:p>6,9006</text:p>
          </table:table-cell>
          <table:table-cell office:value-type="float" office:value="32.6439827456127" calcext:value-type="float">
            <text:p>32,6440</text:p>
          </table:table-cell>
          <table:table-cell office:value-type="float" office:value="12.0742957047761" calcext:value-type="float">
            <text:p>12,0743</text:p>
          </table:table-cell>
          <table:table-cell office:value-type="float" office:value="1.03058822083925" calcext:value-type="float">
            <text:p>1,0306</text:p>
          </table:table-cell>
          <table:table-cell office:value-type="float" office:value="12.9463516091181" calcext:value-type="float">
            <text:p>12,9464</text:p>
          </table:table-cell>
          <table:table-cell office:value-type="float" office:value="152.21736857618" calcext:value-type="float">
            <text:p>152,217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0496947679619151" calcext:value-type="float">
            <text:p>0,0497</text:p>
          </table:table-cell>
          <table:table-cell office:value-type="float" office:value="6.16433222509796" calcext:value-type="float">
            <text:p>6,1643</text:p>
          </table:table-cell>
          <table:table-cell office:value-type="float" office:value="0.330772487115895" calcext:value-type="float">
            <text:p>0,3308</text:p>
          </table:table-cell>
          <table:table-cell office:value-type="float" office:value="8.25643178628278" calcext:value-type="float">
            <text:p>8,2564</text:p>
          </table:table-cell>
          <table:table-cell office:value-type="float" office:value="0.444600114668306" calcext:value-type="float">
            <text:p>0,4446</text:p>
          </table:table-cell>
          <table:table-cell office:value-type="float" office:value="5.48179930428651" calcext:value-type="float">
            <text:p>5,4818</text:p>
          </table:table-cell>
          <table:table-cell office:value-type="float" office:value="26.8174885246845" calcext:value-type="float">
            <text:p>26,8175</text:p>
          </table:table-cell>
          <table:table-cell office:value-type="float" office:value="21.2606592938748" calcext:value-type="float">
            <text:p>21,2607</text:p>
          </table:table-cell>
          <table:table-cell office:value-type="float" office:value="1.08385814434401" calcext:value-type="float">
            <text:p>1,0839</text:p>
          </table:table-cell>
          <table:table-cell office:value-type="float" office:value="13.3546052347583" calcext:value-type="float">
            <text:p>13,3546</text:p>
          </table:table-cell>
          <table:table-cell office:value-type="float" office:value="153.678378119292" calcext:value-type="float">
            <text:p>153,67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0398557498135563" calcext:value-type="float">
            <text:p>0,0399</text:p>
          </table:table-cell>
          <table:table-cell office:value-type="float" office:value="5.48659752100644" calcext:value-type="float">
            <text:p>5,4866</text:p>
          </table:table-cell>
          <table:table-cell office:value-type="float" office:value="0.329077316933398" calcext:value-type="float">
            <text:p>0,3291</text:p>
          </table:table-cell>
          <table:table-cell office:value-type="float" office:value="8.48797045706293" calcext:value-type="float">
            <text:p>8,4880</text:p>
          </table:table-cell>
          <table:table-cell office:value-type="float" office:value="0.475050154410793" calcext:value-type="float">
            <text:p>0,4751</text:p>
          </table:table-cell>
          <table:table-cell office:value-type="float" office:value="5.37029899683215" calcext:value-type="float">
            <text:p>5,3703</text:p>
          </table:table-cell>
          <table:table-cell office:value-type="float" office:value="24.1983238527907" calcext:value-type="float">
            <text:p>24,1983</text:p>
          </table:table-cell>
          <table:table-cell office:value-type="float" office:value="10.9260338090746" calcext:value-type="float">
            <text:p>10,9260</text:p>
          </table:table-cell>
          <table:table-cell office:value-type="float" office:value="1.12875213035223" calcext:value-type="float">
            <text:p>1,1288</text:p>
          </table:table-cell>
          <table:table-cell office:value-type="float" office:value="13.284694518643" calcext:value-type="float">
            <text:p>13,2847</text:p>
          </table:table-cell>
          <table:table-cell office:value-type="float" office:value="164.014800216043" calcext:value-type="float">
            <text:p>164,014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0.0413039461433575" calcext:value-type="float">
            <text:p>0,0413</text:p>
          </table:table-cell>
          <table:table-cell office:value-type="float" office:value="4.47088159404664" calcext:value-type="float">
            <text:p>4,4709</text:p>
          </table:table-cell>
          <table:table-cell office:value-type="float" office:value="0.338387648438606" calcext:value-type="float">
            <text:p>0,3384</text:p>
          </table:table-cell>
          <table:table-cell office:value-type="float" office:value="8.48797045706293" calcext:value-type="float">
            <text:p>8,4880</text:p>
          </table:table-cell>
          <table:table-cell office:value-type="float" office:value="0.443598190952037" calcext:value-type="float">
            <text:p>0,4436</text:p>
          </table:table-cell>
          <table:table-cell office:value-type="float" office:value="5.19792941001523" calcext:value-type="float">
            <text:p>5,1979</text:p>
          </table:table-cell>
          <table:table-cell office:value-type="float" office:value="23.6443373838185" calcext:value-type="float">
            <text:p>23,6443</text:p>
          </table:table-cell>
          <table:table-cell office:value-type="float" office:value="4.76065483992902" calcext:value-type="float">
            <text:p>4,7607</text:p>
          </table:table-cell>
          <table:table-cell office:value-type="float" office:value="1.1496100939428" calcext:value-type="float">
            <text:p>1,1496</text:p>
          </table:table-cell>
          <table:table-cell office:value-type="float" office:value="13.3351858764789" calcext:value-type="float">
            <text:p>13,3352</text:p>
          </table:table-cell>
          <table:table-cell office:value-type="float" office:value="182.587040755859" calcext:value-type="float">
            <text:p>182,587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467347090439887" calcext:value-type="float">
            <text:p>0,0467</text:p>
          </table:table-cell>
          <table:table-cell office:value-type="float" office:value="3.26224571716995" calcext:value-type="float">
            <text:p>3,2622</text:p>
          </table:table-cell>
          <table:table-cell office:value-type="float" office:value="0.377596775515235" calcext:value-type="float">
            <text:p>0,3776</text:p>
          </table:table-cell>
          <table:table-cell office:value-type="float" office:value="8.48797045706293" calcext:value-type="float">
            <text:p>8,4880</text:p>
          </table:table-cell>
          <table:table-cell office:value-type="float" office:value="0.464668334699597" calcext:value-type="float">
            <text:p>0,4647</text:p>
          </table:table-cell>
          <table:table-cell office:value-type="float" office:value="4.94080027304198" calcext:value-type="float">
            <text:p>4,9408</text:p>
          </table:table-cell>
          <table:table-cell office:value-type="float" office:value="23.8315469128378" calcext:value-type="float">
            <text:p>23,8315</text:p>
          </table:table-cell>
          <table:table-cell office:value-type="float" office:value="3.66238381086517" calcext:value-type="float">
            <text:p>3,6624</text:p>
          </table:table-cell>
          <table:table-cell office:value-type="float" office:value="1.13799856517651" calcext:value-type="float">
            <text:p>1,1380</text:p>
          </table:table-cell>
          <table:table-cell office:value-type="float" office:value="13.1787957710998" calcext:value-type="float">
            <text:p>13,1788</text:p>
          </table:table-cell>
          <table:table-cell office:value-type="float" office:value="193.258949829677" calcext:value-type="float">
            <text:p>193,25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0.0536243748009237" calcext:value-type="float">
            <text:p>0,0536</text:p>
          </table:table-cell>
          <table:table-cell office:value-type="float" office:value="1.12376359279691" calcext:value-type="float">
            <text:p>1,1238</text:p>
          </table:table-cell>
          <table:table-cell office:value-type="float" office:value="0.382776045809104" calcext:value-type="float">
            <text:p>0,3828</text:p>
          </table:table-cell>
          <table:table-cell office:value-type="float" office:value="8.48797045706293" calcext:value-type="float">
            <text:p>8,4880</text:p>
          </table:table-cell>
          <table:table-cell office:value-type="float" office:value="0.47343674407914" calcext:value-type="float">
            <text:p>0,4734</text:p>
          </table:table-cell>
          <table:table-cell office:value-type="float" office:value="6.10636115617447" calcext:value-type="float">
            <text:p>6,1064</text:p>
          </table:table-cell>
          <table:table-cell office:value-type="float" office:value="24.6557124942343" calcext:value-type="float">
            <text:p>24,6557</text:p>
          </table:table-cell>
          <table:table-cell office:value-type="float" office:value="-0.190788132148072" calcext:value-type="float">
            <text:p>-0,1908</text:p>
          </table:table-cell>
          <table:table-cell office:value-type="float" office:value="1.10324717319937" calcext:value-type="float">
            <text:p>1,1032</text:p>
          </table:table-cell>
          <table:table-cell office:value-type="float" office:value="13.694726895376" calcext:value-type="float">
            <text:p>13,6947</text:p>
          </table:table-cell>
          <table:table-cell office:value-type="float" office:value="209.014949912944" calcext:value-type="float">
            <text:p>209,014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0.0496518002464148" calcext:value-type="float">
            <text:p>0,0497</text:p>
          </table:table-cell>
          <table:table-cell office:value-type="float" office:value="1.07058645869732" calcext:value-type="float">
            <text:p>1,0706</text:p>
          </table:table-cell>
          <table:table-cell office:value-type="float" office:value="0.487697086983077" calcext:value-type="float">
            <text:p>0,4877</text:p>
          </table:table-cell>
          <table:table-cell office:value-type="float" office:value="8.48797045706293" calcext:value-type="float">
            <text:p>8,4880</text:p>
          </table:table-cell>
          <table:table-cell office:value-type="float" office:value="0.461568690056688" calcext:value-type="float">
            <text:p>0,4616</text:p>
          </table:table-cell>
          <table:table-cell office:value-type="float" office:value="6.13807236804847" calcext:value-type="float">
            <text:p>6,1381</text:p>
          </table:table-cell>
          <table:table-cell office:value-type="float" office:value="23.6780639669285" calcext:value-type="float">
            <text:p>23,6781</text:p>
          </table:table-cell>
          <table:table-cell office:value-type="float" office:value="1.11064918600108" calcext:value-type="float">
            <text:p>1,1106</text:p>
          </table:table-cell>
          <table:table-cell office:value-type="float" office:value="1.06039221740654" calcext:value-type="float">
            <text:p>1,0604</text:p>
          </table:table-cell>
          <table:table-cell office:value-type="float" office:value="14.2655138556961" calcext:value-type="float">
            <text:p>14,2655</text:p>
          </table:table-cell>
          <table:table-cell office:value-type="float" office:value="225.505340667195" calcext:value-type="float">
            <text:p>225,5053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-0.10395330857525" calcext:value-type="float">
            <text:p>-0,1040</text:p>
          </table:table-cell>
          <table:table-cell office:value-type="float" office:value="0" calcext:value-type="float">
            <text:p>0,0000</text:p>
          </table:table-cell>
          <table:table-cell office:value-type="float" office:value="0.0656372814146271" calcext:value-type="float">
            <text:p>0,0656</text:p>
          </table:table-cell>
          <table:table-cell office:value-type="float" office:value="7.90323844734779" calcext:value-type="float">
            <text:p>7,9032</text:p>
          </table:table-cell>
          <table:table-cell office:value-type="float" office:value="0.427306721113602" calcext:value-type="float">
            <text:p>0,4273</text:p>
          </table:table-cell>
          <table:table-cell office:value-type="float" office:value="0.40838102561473" calcext:value-type="float">
            <text:p>0,4084</text:p>
          </table:table-cell>
          <table:table-cell office:value-type="float" office:value="10.1724906846554" calcext:value-type="float">
            <text:p>10,1725</text:p>
          </table:table-cell>
          <table:table-cell office:value-type="float" office:value="2.71295005331231" calcext:value-type="float">
            <text:p>2,7130</text:p>
          </table:table-cell>
          <table:table-cell office:value-type="float" office:value="1.08065293415603" calcext:value-type="float">
            <text:p>1,0807</text:p>
          </table:table-cell>
          <table:table-cell office:value-type="float" office:value="11.8717404808275" calcext:value-type="float">
            <text:p>11,8717</text:p>
          </table:table-cell>
          <table:table-cell office:value-type="float" office:value="69.2609639723319" calcext:value-type="float">
            <text:p>69,2610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3" calcext:value-type="float">
            <text:p>2003</text:p>
          </table:table-cell>
          <table:table-cell office:value-type="float" office:value="-0.196883033323566" calcext:value-type="float">
            <text:p>-0,1969</text:p>
          </table:table-cell>
          <table:table-cell office:value-type="float" office:value="0" calcext:value-type="float">
            <text:p>0,0000</text:p>
          </table:table-cell>
          <table:table-cell office:value-type="float" office:value="0.0383162266596289" calcext:value-type="float">
            <text:p>0,0383</text:p>
          </table:table-cell>
          <table:table-cell office:value-type="float" office:value="7.90323844734779" calcext:value-type="float">
            <text:p>7,9032</text:p>
          </table:table-cell>
          <table:table-cell office:value-type="float" office:value="0.407424431821804" calcext:value-type="float">
            <text:p>0,4074</text:p>
          </table:table-cell>
          <table:table-cell office:value-type="float" office:value="0.0663455101671177" calcext:value-type="float">
            <text:p>0,0663</text:p>
          </table:table-cell>
          <table:table-cell office:value-type="float" office:value="13.8137620072715" calcext:value-type="float">
            <text:p>13,8138</text:p>
          </table:table-cell>
          <table:table-cell office:value-type="float" office:value="8.80127534475976" calcext:value-type="float">
            <text:p>8,8013</text:p>
          </table:table-cell>
          <table:table-cell office:value-type="float" office:value="1.06127964129117" calcext:value-type="float">
            <text:p>1,0613</text:p>
          </table:table-cell>
          <table:table-cell office:value-type="float" office:value="12.1667399551763" calcext:value-type="float">
            <text:p>12,1667</text:p>
          </table:table-cell>
          <table:table-cell office:value-type="float" office:value="67.268419819276" calcext:value-type="float">
            <text:p>67,268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-0.0711332647698857" calcext:value-type="float">
            <text:p>-0,0711</text:p>
          </table:table-cell>
          <table:table-cell office:value-type="float" office:value="0" calcext:value-type="float">
            <text:p>0,0000</text:p>
          </table:table-cell>
          <table:table-cell office:value-type="float" office:value="0.0128104993302531" calcext:value-type="float">
            <text:p>0,0128</text:p>
          </table:table-cell>
          <table:table-cell office:value-type="float" office:value="7.90323844734779" calcext:value-type="float">
            <text:p>7,9032</text:p>
          </table:table-cell>
          <table:table-cell office:value-type="float" office:value="0.366636922196304" calcext:value-type="float">
            <text:p>0,3666</text:p>
          </table:table-cell>
          <table:table-cell office:value-type="float" office:value="0.149855353411976" calcext:value-type="float">
            <text:p>0,1499</text:p>
          </table:table-cell>
          <table:table-cell office:value-type="float" office:value="5.1078076637199" calcext:value-type="float">
            <text:p>5,1078</text:p>
          </table:table-cell>
          <table:table-cell office:value-type="float" office:value="7.6115246368098" calcext:value-type="float">
            <text:p>7,6115</text:p>
          </table:table-cell>
          <table:table-cell office:value-type="float" office:value="1.13032327090155" calcext:value-type="float">
            <text:p>1,1303</text:p>
          </table:table-cell>
          <table:table-cell office:value-type="float" office:value="13.9494853794916" calcext:value-type="float">
            <text:p>13,9495</text:p>
          </table:table-cell>
          <table:table-cell office:value-type="float" office:value="68.0461449258316" calcext:value-type="float">
            <text:p>68,04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-0.0714456307266422" calcext:value-type="float">
            <text:p>-0,0714</text:p>
          </table:table-cell>
          <table:table-cell office:value-type="float" office:value="0" calcext:value-type="float">
            <text:p>0,0000</text:p>
          </table:table-cell>
          <table:table-cell office:value-type="float" office:value="0.00860149726661876" calcext:value-type="float">
            <text:p>0,0086</text:p>
          </table:table-cell>
          <table:table-cell office:value-type="float" office:value="7.90323844734779" calcext:value-type="float">
            <text:p>7,9032</text:p>
          </table:table-cell>
          <table:table-cell office:value-type="float" office:value="0.38651829718603" calcext:value-type="float">
            <text:p>0,3865</text:p>
          </table:table-cell>
          <table:table-cell office:value-type="float" office:value="1.78620601363438" calcext:value-type="float">
            <text:p>1,7862</text:p>
          </table:table-cell>
          <table:table-cell office:value-type="float" office:value="2.00044126933777" calcext:value-type="float">
            <text:p>2,0004</text:p>
          </table:table-cell>
          <table:table-cell office:value-type="float" office:value="5.13660124773578" calcext:value-type="float">
            <text:p>5,1366</text:p>
          </table:table-cell>
          <table:table-cell office:value-type="float" office:value="1.26390894735761" calcext:value-type="float">
            <text:p>1,2639</text:p>
          </table:table-cell>
          <table:table-cell office:value-type="float" office:value="15.1228489249194" calcext:value-type="float">
            <text:p>15,1228</text:p>
          </table:table-cell>
          <table:table-cell office:value-type="float" office:value="66.2421331512357" calcext:value-type="float">
            <text:p>66,242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-0.0493654394840464" calcext:value-type="float">
            <text:p>-0,0494</text:p>
          </table:table-cell>
          <table:table-cell office:value-type="float" office:value="0" calcext:value-type="float">
            <text:p>0,0000</text:p>
          </table:table-cell>
          <table:table-cell office:value-type="float" office:value="0.0284042192202549" calcext:value-type="float">
            <text:p>0,0284</text:p>
          </table:table-cell>
          <table:table-cell office:value-type="float" office:value="7.90323844734779" calcext:value-type="float">
            <text:p>7,9032</text:p>
          </table:table-cell>
          <table:table-cell office:value-type="float" office:value="0.406556326715813" calcext:value-type="float">
            <text:p>0,4066</text:p>
          </table:table-cell>
          <table:table-cell office:value-type="float" office:value="0.734767826684435" calcext:value-type="float">
            <text:p>0,7348</text:p>
          </table:table-cell>
          <table:table-cell office:value-type="float" office:value="2.2246822657264" calcext:value-type="float">
            <text:p>2,2247</text:p>
          </table:table-cell>
          <table:table-cell office:value-type="float" office:value="-2.0176788467558" calcext:value-type="float">
            <text:p>-2,0177</text:p>
          </table:table-cell>
          <table:table-cell office:value-type="float" office:value="1.41371972773202" calcext:value-type="float">
            <text:p>1,4137</text:p>
          </table:table-cell>
          <table:table-cell office:value-type="float" office:value="16.0131883477212" calcext:value-type="float">
            <text:p>16,0132</text:p>
          </table:table-cell>
          <table:table-cell office:value-type="float" office:value="63.2488629743732" calcext:value-type="float">
            <text:p>63,2489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-0.0527646706939251" calcext:value-type="float">
            <text:p>-0,0528</text:p>
          </table:table-cell>
          <table:table-cell office:value-type="float" office:value="0" calcext:value-type="float">
            <text:p>0,0000</text:p>
          </table:table-cell>
          <table:table-cell office:value-type="float" office:value="0.0136019265935153" calcext:value-type="float">
            <text:p>0,0136</text:p>
          </table:table-cell>
          <table:table-cell office:value-type="float" office:value="7.50096703610599" calcext:value-type="float">
            <text:p>7,5010</text:p>
          </table:table-cell>
          <table:table-cell office:value-type="float" office:value="0.379955128031202" calcext:value-type="float">
            <text:p>0,3800</text:p>
          </table:table-cell>
          <table:table-cell office:value-type="float" office:value="1.3019775073087" calcext:value-type="float">
            <text:p>1,3020</text:p>
          </table:table-cell>
          <table:table-cell office:value-type="float" office:value="5.07839444668989" calcext:value-type="float">
            <text:p>5,0784</text:p>
          </table:table-cell>
          <table:table-cell office:value-type="float" office:value="0.89488704116593" calcext:value-type="float">
            <text:p>0,8949</text:p>
          </table:table-cell>
          <table:table-cell office:value-type="float" office:value="1.5547348161535" calcext:value-type="float">
            <text:p>1,5547</text:p>
          </table:table-cell>
          <table:table-cell office:value-type="float" office:value="16.0974231408569" calcext:value-type="float">
            <text:p>16,0974</text:p>
          </table:table-cell>
          <table:table-cell office:value-type="float" office:value="58.2758124669927" calcext:value-type="float">
            <text:p>58,2758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-0.211422892953262" calcext:value-type="float">
            <text:p>-0,2114</text:p>
          </table:table-cell>
          <table:table-cell office:value-type="float" office:value="0" calcext:value-type="float">
            <text:p>0,0000</text:p>
          </table:table-cell>
          <table:table-cell office:value-type="float" office:value="0.0178802965434917" calcext:value-type="float">
            <text:p>0,0179</text:p>
          </table:table-cell>
          <table:table-cell office:value-type="float" office:value="7.50096703610599" calcext:value-type="float">
            <text:p>7,5010</text:p>
          </table:table-cell>
          <table:table-cell office:value-type="float" office:value="0.449332020173161" calcext:value-type="float">
            <text:p>0,4493</text:p>
          </table:table-cell>
          <table:table-cell office:value-type="float" office:value="1.16855690559609" calcext:value-type="float">
            <text:p>1,1686</text:p>
          </table:table-cell>
          <table:table-cell office:value-type="float" office:value="3.2859095498909" calcext:value-type="float">
            <text:p>3,2859</text:p>
          </table:table-cell>
          <table:table-cell office:value-type="float" office:value="1.34922285879757" calcext:value-type="float">
            <text:p>1,3492</text:p>
          </table:table-cell>
          <table:table-cell office:value-type="float" office:value="1.70010630725736" calcext:value-type="float">
            <text:p>1,7001</text:p>
          </table:table-cell>
          <table:table-cell office:value-type="float" office:value="16.3345164443585" calcext:value-type="float">
            <text:p>16,3345</text:p>
          </table:table-cell>
          <table:table-cell office:value-type="float" office:value="67.2713921996048" calcext:value-type="float">
            <text:p>67,271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0.0950783470877576" calcext:value-type="float">
            <text:p>0,0951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7.50096703610599" calcext:value-type="float">
            <text:p>7,5010</text:p>
          </table:table-cell>
          <table:table-cell office:value-type="float" office:value="0.340045595502978" calcext:value-type="float">
            <text:p>0,3400</text:p>
          </table:table-cell>
          <table:table-cell office:value-type="float" office:value="1.08630504233936" calcext:value-type="float">
            <text:p>1,0863</text:p>
          </table:table-cell>
          <table:table-cell office:value-type="float" office:value="9.92920570730599" calcext:value-type="float">
            <text:p>9,9292</text:p>
          </table:table-cell>
          <table:table-cell office:value-type="float" office:value="95.4086587475343" calcext:value-type="float">
            <text:p>95,4087</text:p>
          </table:table-cell>
          <table:table-cell office:value-type="float" office:value="1.84249703137491" calcext:value-type="float">
            <text:p>1,8425</text:p>
          </table:table-cell>
          <table:table-cell office:value-type="float" office:value="11.0305131395682" calcext:value-type="float">
            <text:p>11,0305</text:p>
          </table:table-cell>
          <table:table-cell office:value-type="float" office:value="77.1802262914618" calcext:value-type="float">
            <text:p>77,180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0.159844689616115" calcext:value-type="float">
            <text:p>0,1598</text:p>
          </table:table-cell>
          <table:table-cell office:value-type="float" office:value="0" calcext:value-type="float">
            <text:p>0,0000</text:p>
          </table:table-cell>
          <table:table-cell office:value-type="float" office:value="0.00736270745635109" calcext:value-type="float">
            <text:p>0,0074</text:p>
          </table:table-cell>
          <table:table-cell office:value-type="float" office:value="7.50096703610599" calcext:value-type="float">
            <text:p>7,5010</text:p>
          </table:table-cell>
          <table:table-cell office:value-type="float" office:value="0.266952358882047" calcext:value-type="float">
            <text:p>0,2670</text:p>
          </table:table-cell>
          <table:table-cell office:value-type="float" office:value="1.01802173065599" calcext:value-type="float">
            <text:p>1,0180</text:p>
          </table:table-cell>
          <table:table-cell office:value-type="float" office:value="17.0117302478483" calcext:value-type="float">
            <text:p>17,0117</text:p>
          </table:table-cell>
          <table:table-cell office:value-type="float" office:value="4.09840493659293" calcext:value-type="float">
            <text:p>4,0984</text:p>
          </table:table-cell>
          <table:table-cell office:value-type="float" office:value="1.97675598375432" calcext:value-type="float">
            <text:p>1,9768</text:p>
          </table:table-cell>
          <table:table-cell office:value-type="float" office:value="9.20811285146248" calcext:value-type="float">
            <text:p>9,2081</text:p>
          </table:table-cell>
          <table:table-cell office:value-type="float" office:value="83.1241904352153" calcext:value-type="float">
            <text:p>83,1242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1" calcext:value-type="float">
            <text:p>2011</text:p>
          </table:table-cell>
          <table:table-cell office:value-type="float" office:value="0.111631085164992" calcext:value-type="float">
            <text:p>0,1116</text:p>
          </table:table-cell>
          <table:table-cell office:value-type="float" office:value="0" calcext:value-type="float">
            <text:p>0,0000</text:p>
          </table:table-cell>
          <table:table-cell office:value-type="float" office:value="0.0183742260541981" calcext:value-type="float">
            <text:p>0,0184</text:p>
          </table:table-cell>
          <table:table-cell office:value-type="float" office:value="7.50096703610599" calcext:value-type="float">
            <text:p>7,5010</text:p>
          </table:table-cell>
          <table:table-cell office:value-type="float" office:value="0.303448295204713" calcext:value-type="float">
            <text:p>0,3034</text:p>
          </table:table-cell>
          <table:table-cell office:value-type="float" office:value="2.44151145854937" calcext:value-type="float">
            <text:p>2,4415</text:p>
          </table:table-cell>
          <table:table-cell office:value-type="float" office:value="14.6347097139671" calcext:value-type="float">
            <text:p>14,6347</text:p>
          </table:table-cell>
          <table:table-cell office:value-type="float" office:value="2.55317575013412" calcext:value-type="float">
            <text:p>2,5532</text:p>
          </table:table-cell>
          <table:table-cell office:value-type="float" office:value="2.10967230476873" calcext:value-type="float">
            <text:p>2,1097</text:p>
          </table:table-cell>
          <table:table-cell office:value-type="float" office:value="9.17240115163606" calcext:value-type="float">
            <text:p>9,1724</text:p>
          </table:table-cell>
          <table:table-cell office:value-type="float" office:value="70.1361083656608" calcext:value-type="float">
            <text:p>70,136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0.131857007632941" calcext:value-type="float">
            <text:p>0,1319</text:p>
          </table:table-cell>
          <table:table-cell office:value-type="float" office:value="0" calcext:value-type="float">
            <text:p>0,0000</text:p>
          </table:table-cell>
          <table:table-cell office:value-type="float" office:value="0.0562450807235601" calcext:value-type="float">
            <text:p>0,0562</text:p>
          </table:table-cell>
          <table:table-cell office:value-type="float" office:value="7.81877129608104" calcext:value-type="float">
            <text:p>7,8188</text:p>
          </table:table-cell>
          <table:table-cell office:value-type="float" office:value="0.332040053053243" calcext:value-type="float">
            <text:p>0,3320</text:p>
          </table:table-cell>
          <table:table-cell office:value-type="float" office:value="2.04413127806631" calcext:value-type="float">
            <text:p>2,0441</text:p>
          </table:table-cell>
          <table:table-cell office:value-type="float" office:value="12.1483402550904" calcext:value-type="float">
            <text:p>12,1483</text:p>
          </table:table-cell>
          <table:table-cell office:value-type="float" office:value="4.02857687403042" calcext:value-type="float">
            <text:p>4,0286</text:p>
          </table:table-cell>
          <table:table-cell office:value-type="float" office:value="2.22830615820367" calcext:value-type="float">
            <text:p>2,2283</text:p>
          </table:table-cell>
          <table:table-cell office:value-type="float" office:value="14.0434021568603" calcext:value-type="float">
            <text:p>14,0434</text:p>
          </table:table-cell>
          <table:table-cell office:value-type="float" office:value="66.6634217899303" calcext:value-type="float">
            <text:p>66,663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3" calcext:value-type="float">
            <text:p>2013</text:p>
          </table:table-cell>
          <table:table-cell office:value-type="float" office:value="-0.00339405320866426" calcext:value-type="float">
            <text:p>-0,0034</text:p>
          </table:table-cell>
          <table:table-cell office:value-type="float" office:value="0" calcext:value-type="float">
            <text:p>0,0000</text:p>
          </table:table-cell>
          <table:table-cell office:value-type="float" office:value="0.0691019962177612" calcext:value-type="float">
            <text:p>0,0691</text:p>
          </table:table-cell>
          <table:table-cell office:value-type="float" office:value="7.81877129608104" calcext:value-type="float">
            <text:p>7,8188</text:p>
          </table:table-cell>
          <table:table-cell office:value-type="float" office:value="0.323798348849534" calcext:value-type="float">
            <text:p>0,3238</text:p>
          </table:table-cell>
          <table:table-cell office:value-type="float" office:value="1.95406007641289" calcext:value-type="float">
            <text:p>1,9541</text:p>
          </table:table-cell>
          <table:table-cell office:value-type="float" office:value="9.18137113679625" calcext:value-type="float">
            <text:p>9,1814</text:p>
          </table:table-cell>
          <table:table-cell office:value-type="float" office:value="9.37060288787357" calcext:value-type="float">
            <text:p>9,3706</text:p>
          </table:table-cell>
          <table:table-cell office:value-type="float" office:value="2.30936630621794" calcext:value-type="float">
            <text:p>2,3094</text:p>
          </table:table-cell>
          <table:table-cell office:value-type="float" office:value="12.9190567083372" calcext:value-type="float">
            <text:p>12,9191</text:p>
          </table:table-cell>
          <table:table-cell office:value-type="float" office:value="52.1364086281375" calcext:value-type="float">
            <text:p>52,1364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0.0000432109915040613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106523558103281" calcext:value-type="float">
            <text:p>0,1065</text:p>
          </table:table-cell>
          <table:table-cell office:value-type="float" office:value="7.81877129608104" calcext:value-type="float">
            <text:p>7,8188</text:p>
          </table:table-cell>
          <table:table-cell office:value-type="float" office:value="0.318328388441779" calcext:value-type="float">
            <text:p>0,3183</text:p>
          </table:table-cell>
          <table:table-cell office:value-type="float" office:value="2.4251726022219" calcext:value-type="float">
            <text:p>2,4252</text:p>
          </table:table-cell>
          <table:table-cell office:value-type="float" office:value="9.6092924858489" calcext:value-type="float">
            <text:p>9,6093</text:p>
          </table:table-cell>
          <table:table-cell office:value-type="float" office:value="-0.252140994359053" calcext:value-type="float">
            <text:p>-0,2521</text:p>
          </table:table-cell>
          <table:table-cell office:value-type="float" office:value="2.34479907008461" calcext:value-type="float">
            <text:p>2,3448</text:p>
          </table:table-cell>
          <table:table-cell office:value-type="float" office:value="12.5907647006238" calcext:value-type="float">
            <text:p>12,5908</text:p>
          </table:table-cell>
          <table:table-cell office:value-type="float" office:value="51.7990765848029" calcext:value-type="float">
            <text:p>51,7991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5" calcext:value-type="float">
            <text:p>2015</text:p>
          </table:table-cell>
          <table:table-cell office:value-type="float" office:value="-0.00581424523733798" calcext:value-type="float">
            <text:p>-0,0058</text:p>
          </table:table-cell>
          <table:table-cell office:value-type="float" office:value="0" calcext:value-type="float">
            <text:p>0,0000</text:p>
          </table:table-cell>
          <table:table-cell office:value-type="float" office:value="0.135295216001495" calcext:value-type="float">
            <text:p>0,1353</text:p>
          </table:table-cell>
          <table:table-cell office:value-type="float" office:value="7.81877129608104" calcext:value-type="float">
            <text:p>7,8188</text:p>
          </table:table-cell>
          <table:table-cell office:value-type="float" office:value="0.292767047742828" calcext:value-type="float">
            <text:p>0,2928</text:p>
          </table:table-cell>
          <table:table-cell office:value-type="float" office:value="1.99968736350769" calcext:value-type="float">
            <text:p>1,9997</text:p>
          </table:table-cell>
          <table:table-cell office:value-type="float" office:value="9.99556652480474" calcext:value-type="float">
            <text:p>9,9956</text:p>
          </table:table-cell>
          <table:table-cell office:value-type="float" office:value="0.607813919052404" calcext:value-type="float">
            <text:p>0,6078</text:p>
          </table:table-cell>
          <table:table-cell office:value-type="float" office:value="2.34564297057005" calcext:value-type="float">
            <text:p>2,3456</text:p>
          </table:table-cell>
          <table:table-cell office:value-type="float" office:value="11.8885992203043" calcext:value-type="float">
            <text:p>11,8886</text:p>
          </table:table-cell>
          <table:table-cell office:value-type="float" office:value="85.6435183832606" calcext:value-type="float">
            <text:p>85,6435</text:p>
          </table:table-cell>
          <table:table-cell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-0.015830426760906" calcext:value-type="float">
            <text:p>-0,0158</text:p>
          </table:table-cell>
          <table:table-cell office:value-type="float" office:value="0" calcext:value-type="float">
            <text:p>0,0000</text:p>
          </table:table-cell>
          <table:table-cell office:value-type="float" office:value="0.12246861125763" calcext:value-type="float">
            <text:p>0,1225</text:p>
          </table:table-cell>
          <table:table-cell office:value-type="float" office:value="7.81877129608104" calcext:value-type="float">
            <text:p>7,8188</text:p>
          </table:table-cell>
          <table:table-cell office:value-type="float" office:value="0.24748921531285" calcext:value-type="float">
            <text:p>0,2475</text:p>
          </table:table-cell>
          <table:table-cell office:value-type="float" office:value="1.66927435288404" calcext:value-type="float">
            <text:p>1,6693</text:p>
          </table:table-cell>
          <table:table-cell office:value-type="float" office:value="9.80783917190274" calcext:value-type="float">
            <text:p>9,8078</text:p>
          </table:table-cell>
          <table:table-cell office:value-type="float" office:value="2.16099269561296" calcext:value-type="float">
            <text:p>2,1610</text:p>
          </table:table-cell>
          <table:table-cell office:value-type="float" office:value="2.3360695495183" calcext:value-type="float">
            <text:p>2,3361</text:p>
          </table:table-cell>
          <table:table-cell office:value-type="float" office:value="11.5960198919073" calcext:value-type="float">
            <text:p>11,5960</text:p>
          </table:table-cell>
          <table:table-cell office:value-type="float" office:value="89.1834595354771" calcext:value-type="float">
            <text:p>89,1835</text:p>
          </table:table-cell>
          <table:table-cell/>
          <table:table-cell table:style-name="Default" table:number-columns-repeated="16370"/>
        </table:table-row>
        <table:table-row table:style-name="ro2" table:number-rows-repeated="1047194">
          <table:table-cell table:number-columns-repeated="14"/>
          <table:table-cell table:style-name="Default" table:number-columns-repeated="16370"/>
        </table:table-row>
        <table:table-row table:style-name="ro2">
          <table:table-cell table:number-columns-repeated="14"/>
          <table:table-cell table:style-name="Default" table:number-columns-repeated="16370"/>
        </table:table-row>
      </table:table>
      <table:table table:name="variables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81"/>
        <table:table-row table:style-name="ro3">
          <table:table-cell table:style-name="ce9" office:value-type="string" calcext:value-type="string">
            <text:p>Variables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>
            <text:p>Variable</text:p>
          </table:table-cell>
          <table:table-cell table:style-name="ce10" office:value-type="string" calcext:value-type="string">
            <text:p>Description</text:p>
          </table:table-cell>
          <table:table-cell table:style-name="ce14" office:value-type="string" calcext:value-type="string">
            <text:p>Nature</text:p>
          </table:table-cell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ountry ID</text:p>
          </table:table-cell>
          <table:table-cell table:style-name="ce14" office:value-type="string" calcext:value-type="string">
            <text:p>ID individual</text:p>
          </table:table-cell>
        </table:table-row>
        <table:table-row table:style-name="ro3"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Year</text:p>
          </table:table-cell>
          <table:table-cell table:style-name="ce14" office:value-type="string" calcext:value-type="string">
            <text:p>ID time</text:p>
          </table:table-cell>
        </table:table-row>
        <table:table-row table:style-name="ro3">
          <table:table-cell table:style-name="ce11" office:value-type="string" calcext:value-type="string">
            <text:p>growthRate</text:p>
          </table:table-cell>
          <table:table-cell table:style-name="ce11" office:value-type="string" calcext:value-type="string">
            <text:p>Annual growth rate as annual logarithmic difference</text:p>
          </table:table-cell>
          <table:table-cell table:style-name="ce14" office:value-type="string" calcext:value-type="string">
            <text:p>Dependent variable</text:p>
          </table:table-cell>
        </table:table-row>
        <table:table-row table:style-name="ro3">
          <table:table-cell table:style-name="ce11" office:value-type="string" calcext:value-type="string">
            <text:p>oilRentGDP</text:p>
          </table:table-cell>
          <table:table-cell table:style-name="ce11" office:value-type="string" calcext:value-type="string">
            <text:p>Oil rent as a share of GDP </text:p>
          </table:table-cell>
          <table:table-cell table:style-name="ce14" office:value-type="string" calcext:value-type="string">
            <text:p>Threshold variable</text:p>
          </table:table-cell>
        </table:table-row>
        <table:table-row table:style-name="ro3">
          <table:table-cell table:style-name="ce11" office:value-type="string" calcext:value-type="string">
            <text:p>rle</text:p>
          </table:table-cell>
          <table:table-cell table:style-name="ce11" office:value-type="string" calcext:value-type="string">
            <text:p>Rule of Law</text:p>
          </table:table-cell>
          <table:table-cell table:style-name="ce14" office:value-type="string" calcext:value-type="string">
            <text:p>Threshold variable</text:p>
          </table:table-cell>
        </table:table-row>
        <table:table-row table:style-name="ro3">
          <table:table-cell table:style-name="ce11" office:value-type="string" calcext:value-type="string">
            <text:p>initialGDP</text:p>
          </table:table-cell>
          <table:table-cell table:style-name="ce11" office:value-type="string" calcext:value-type="string">
            <text:p>Initial GDP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eci</text:p>
          </table:table-cell>
          <table:table-cell table:style-name="ce11" office:value-type="string" calcext:value-type="string">
            <text:p>Economic Complexity Index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fdiGDP</text:p>
          </table:table-cell>
          <table:table-cell table:style-name="ce11" office:value-type="string" calcext:value-type="string">
            <text:p>Foreign Direct Investment as a share of GDP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capFormGDP</text:p>
          </table:table-cell>
          <table:table-cell table:style-name="ce11" office:value-type="string" calcext:value-type="string">
            <text:p>Capital Formation as a share of GDP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inflation</text:p>
          </table:table-cell>
          <table:table-cell table:style-name="ce11" office:value-type="string" calcext:value-type="string">
            <text:p>Inflation rate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popGrowth</text:p>
          </table:table-cell>
          <table:table-cell table:style-name="ce11" office:value-type="string" calcext:value-type="string">
            <text:p>Population growth rate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indVAGDP</text:p>
          </table:table-cell>
          <table:table-cell table:style-name="ce11" office:value-type="string" calcext:value-type="string">
            <text:p>Industrial Value Added as a share of GDP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>
          <table:table-cell table:style-name="ce11" office:value-type="string" calcext:value-type="string">
            <text:p>tradeOpenness</text:p>
          </table:table-cell>
          <table:table-cell table:style-name="ce11" office:value-type="string" calcext:value-type="string">
            <text:p>Economic openness</text:p>
          </table:table-cell>
          <table:table-cell table:style-name="ce14" office:value-type="string" calcext:value-type="string">
            <text:p>Predictor 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2" office:value-type="string" calcext:value-type="string">
            <text:p>Data Sources</text:p>
          </table:table-cell>
          <table:table-cell table:style-name="ce13" office:value-type="string" calcext:value-type="string">
            <text:p><text:a xlink:href="https://databank.worldbank.org/source/world-development-indicators" xlink:type="simple">World Bank</text:a></text:p>
          </table:table-cell>
          <table:table-cell/>
        </table:table-row>
        <table:table-row table:style-name="ro3">
          <table:table-cell/>
          <table:table-cell table:style-name="ce13" office:value-type="string" calcext:value-type="string">
            <text:p><text:a xlink:href="https://atlas.hks.harvard.edu/data-downloads" xlink:type="simple">GrowthLab, Harvard</text:a></text:p>
          </table:table-cell>
          <table:table-cell/>
        </table:table-row>
        <table:table-row table:style-name="ro3" table:number-rows-repeated="104855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4" number:min-decimal-places="4" number:min-integer-digits="1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11:56:54</meta:creation-date>
    <meta:initial-creator>m-messoud</meta:initial-creator>
    <dc:language>en-GB</dc:language>
    <dc:date>2026-04-07T10:53:22.720230200</dc:date>
    <meta:editing-cycles>8</meta:editing-cycles>
    <meta:editing-duration>PT18M12S</meta:editing-duration>
    <meta:generator>LibreOffice/25.8.5.2$Windows_X86_64 LibreOffice_project/9c8b85f387cc00a89945a79c9e6239f32e450ac2</meta:generator>
    <meta:document-statistic meta:table-count="2" meta:cell-count="17999" meta:object-count="0"/>
    <meta:user-defined meta:name="AppVersion">15.0000</meta:user-defined>
  </office:meta>
</office:document-meta>
</file>